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878cm"/>
    </style:style>
    <style:style style:name="co2" style:family="table-column">
      <style:table-column-properties fo:break-before="auto" style:column-width="1.087cm"/>
    </style:style>
    <style:style style:name="co3" style:family="table-column">
      <style:table-column-properties fo:break-before="auto" style:column-width="3.972cm"/>
    </style:style>
    <style:style style:name="co4" style:family="table-column">
      <style:table-column-properties fo:break-before="auto" style:column-width="6.447cm"/>
    </style:style>
    <style:style style:name="co5" style:family="table-column">
      <style:table-column-properties fo:break-before="auto" style:column-width="5.276cm"/>
    </style:style>
    <style:style style:name="co6" style:family="table-column">
      <style:table-column-properties fo:break-before="auto" style:column-width="3.778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paragraph-properties fo:text-align="start" fo:margin-left="0cm"/>
    </style:style>
    <style:style style:name="ce2" style:family="table-cell" style:parent-style-name="Default" style:data-style-name="N100"/>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ce1"/>
        <table:table-column table:style-name="co7" table:number-columns-repeated="3" table:default-cell-style-name="Default"/>
        <table:table-row table:style-name="ro1">
          <table:table-cell office:value-type="string">
            <text:p>4-in-1 Fun Pak (USA, Europe)</text:p>
          </table:table-cell>
          <table:table-cell office:value-type="float" office:value="1992">
            <text:p>1992</text:p>
          </table:table-cell>
          <table:table-cell office:value-type="string">
            <text:p>ESRB - E (Everyone)</text:p>
          </table:table-cell>
          <table:table-cell office:value-type="string">
            <text:p>4-in-1 Fun Pak </text:p>
          </table:table-cell>
          <table:table-cell office:value-type="string">
            <text:p>Interplay Productions Ltd.</text:p>
          </table:table-cell>
          <table:table-cell office:value-type="string">
            <text:p>Beam Software Pty., Ltd.</text:p>
          </table:table-cell>
          <table:table-cell office:value-type="string">
            <text:p>Mini-Games</text:p>
          </table:table-cell>
          <table:table-cell office:value-type="string">
            <text:p>2.8</text:p>
          </table:table-cell>
          <table:table-cell office:value-type="string">
            <text:p>1-2 Players</text:p>
          </table:table-cell>
          <table:table-cell office:value-type="string">
            <text:p>4-in-1 Fun Pak combines four board games to play against the CPU or a fellow gamer. The include titles are Chess, Checkers, Reversi and Backgammon. Each game features a number of different difficulty settings (1 being the easiest, 6 being the hardest), with simple black and white visuals and a challenging CPU opponent to take on. Multiplayer is available, either using the same Game Boy between two players or using the system link option to play with two Game Boys.</text:p>
          </table:table-cell>
          <table:table-cell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4-in-1 Fun Pak (USA, Europe)&quot;&gt; &lt;year&gt;1992&lt;/year&gt; &lt;rating&gt;ESRB - E (Everyone)&lt;/rating&gt; &lt;title&gt;4-in-1 Fun Pak &lt;/title&gt; &lt;pub&gt;Interplay Productions Ltd.&lt;/pub&gt; &lt;dev&gt;Beam Software Pty., Ltd.&lt;/dev&gt; &lt;genre&gt;Mini-Games&lt;/genre&gt; &lt;score&gt;2.8&lt;/score&gt; &lt;player&gt;1-2 Players&lt;/player&gt; &lt;story&gt;4-in-1 Fun Pak combines four board games to play against the CPU or a fellow gamer. The include titles are Chess, Checkers, Reversi and Backgammon. Each game features a number of different difficulty settings (1 being the easiest, 6 being the hardest), with simple black and white visuals and a challenging CPU opponent to take on. Multiplayer is available, either using the same Game Boy between two players or using the system link option to play with two Game Boys.&lt;/story&gt; &lt;/game&gt;">
            <text:p>&lt;game name="4-in-1 Fun Pak (USA, Europe)"&gt; &lt;year&gt;1992&lt;/year&gt; &lt;rating&gt;ESRB - E (Everyone)&lt;/rating&gt; &lt;title&gt;4-in-1 Fun Pak &lt;/title&gt; &lt;pub&gt;Interplay Productions Ltd.&lt;/pub&gt; &lt;dev&gt;Beam Software Pty., Ltd.&lt;/dev&gt; &lt;genre&gt;Mini-Games&lt;/genre&gt; &lt;score&gt;2.8&lt;/score&gt; &lt;player&gt;1-2 Players&lt;/player&gt; &lt;story&gt;4-in-1 Fun Pak combines four board games to play against the CPU or a fellow gamer. The include titles are Chess, Checkers, Reversi and Backgammon. Each game features a number of different difficulty settings (1 being the easiest, 6 being the hardest), with simple black and white visuals and a challenging CPU opponent to take on. Multiplayer is available, either using the same Game Boy between two players or using the system link option to play with two Game Boys.&lt;/story&gt; &lt;/game&gt;</text:p>
          </table:table-cell>
        </table:table-row>
        <table:table-row table:style-name="ro1">
          <table:table-cell office:value-type="string">
            <text:p>4-in-1 Fun Pak Volume II (USA, Europe)</text:p>
          </table:table-cell>
          <table:table-cell office:value-type="float" office:value="1993">
            <text:p>1993</text:p>
          </table:table-cell>
          <table:table-cell office:value-type="string">
            <text:p>ESRB - E (Everyone)</text:p>
          </table:table-cell>
          <table:table-cell office:value-type="string">
            <text:p>4-in-1 Fun Pak Volume II </text:p>
          </table:table-cell>
          <table:table-cell office:value-type="string">
            <text:p>Interplay Productions, Inc.</text:p>
          </table:table-cell>
          <table:table-cell office:value-type="string">
            <text:p>Beam Software Pty., Ltd.</text:p>
          </table:table-cell>
          <table:table-cell office:value-type="string">
            <text:p>Mini-Games</text:p>
          </table:table-cell>
          <table:table-cell office:value-type="string">
            <text:p>3.6</text:p>
          </table:table-cell>
          <table:table-cell office:value-type="string">
            <text:p>1-2 Players</text:p>
          </table:table-cell>
          <table:table-cell office:value-type="string">
            <text:p>4-in-1 Funpak: Volume II gives you, like its predecessor, four family-friendly games in one cart. There are some differences, however. First, of course, the selection of games differs. The games are Solitaire, Dominoes, Cribbage and Yacht (using Yahtzee's rules). You can play against the CPU or a second player, using the same Game Boy or, if you have the game link cable, two Game Boys. Unlike the previous cart, there is no skill selection.</text:p>
          </table:table-cell>
          <table:table-cell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4-in-1 Fun Pak Volume II (USA, Europe)&quot;&gt; &lt;year&gt;1993&lt;/year&gt; &lt;rating&gt;ESRB - E (Everyone)&lt;/rating&gt; &lt;title&gt;4-in-1 Fun Pak Volume II &lt;/title&gt; &lt;pub&gt;Interplay Productions, Inc.&lt;/pub&gt; &lt;dev&gt;Beam Software Pty., Ltd.&lt;/dev&gt; &lt;genre&gt;Mini-Games&lt;/genre&gt; &lt;score&gt;3.6&lt;/score&gt; &lt;player&gt;1-2 Players&lt;/player&gt; &lt;story&gt;4-in-1 Funpak: Volume II gives you, like its predecessor, four family-friendly games in one cart. There are some differences, however. First, of course, the selection of games differs. The games are Solitaire, Dominoes, Cribbage and Yacht (using Yahtzee's rules). You can play against the CPU or a second player, using the same Game Boy or, if you have the game link cable, two Game Boys. Unlike the previous cart, there is no skill selection.&lt;/story&gt; &lt;/game&gt;">
            <text:p>&lt;game name="4-in-1 Fun Pak Volume II (USA, Europe)"&gt; &lt;year&gt;1993&lt;/year&gt; &lt;rating&gt;ESRB - E (Everyone)&lt;/rating&gt; &lt;title&gt;4-in-1 Fun Pak Volume II &lt;/title&gt; &lt;pub&gt;Interplay Productions, Inc.&lt;/pub&gt; &lt;dev&gt;Beam Software Pty., Ltd.&lt;/dev&gt; &lt;genre&gt;Mini-Games&lt;/genre&gt; &lt;score&gt;3.6&lt;/score&gt; &lt;player&gt;1-2 Players&lt;/player&gt; &lt;story&gt;4-in-1 Funpak: Volume II gives you, like its predecessor, four family-friendly games in one cart. There are some differences, however. First, of course, the selection of games differs. The games are Solitaire, Dominoes, Cribbage and Yacht (using Yahtzee's rules). You can play against the CPU or a second player, using the same Game Boy or, if you have the game link cable, two Game Boys. Unlike the previous cart, there is no skill selection.&lt;/story&gt; &lt;/game&gt;</text:p>
          </table:table-cell>
        </table:table-row>
        <table:table-row table:style-name="ro1">
          <table:table-cell office:value-type="string">
            <text:p>A-mazing Tater (USA)</text:p>
          </table:table-cell>
          <table:table-cell office:value-type="float" office:value="1992">
            <text:p>1992</text:p>
          </table:table-cell>
          <table:table-cell office:value-type="string">
            <text:p>ESRB - E (Everyone)</text:p>
          </table:table-cell>
          <table:table-cell office:value-type="string">
            <text:p>A-mazing Tater </text:p>
          </table:table-cell>
          <table:table-cell table:number-columns-repeated="2" office:value-type="string">
            <text:p>Atlus Co.</text:p>
          </table:table-cell>
          <table:table-cell office:value-type="string">
            <text:p>Puzzle</text:p>
          </table:table-cell>
          <table:table-cell office:value-type="string">
            <text:p>3.6</text:p>
          </table:table-cell>
          <table:table-cell office:value-type="string">
            <text:p>1 Player</text:p>
          </table:table-cell>
          <table:table-cell office:value-type="string">
            <text:p>This puzzle-game is the successor to Kwirk. The player has to guide a small potato to the exit of each level, which is made difficult by a number of obstacles. Crates have to be pushed out of the way or into holes to make them traversable. Difficulty is increased by the fact that there are crates and holes of several different shapes and sizes and many levels contain different types of spinning doors. <text:s/>The game features four different modes of play: Beginners Mode in which the basics are explained and the player receives hints on how to solve each level; Practice Mode that lets the player choose the size of the levels which are then randomly picked; Puzzle Mode in which the player has to complete 40 levels and receives a score depending on the time it took him to complete a level; and finally Action Mode, which is basically a story mode containing two stories. The game also features a password system and four different difficulty levels.</text:p>
          </table:table-cell>
          <table:table-cell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A-mazing Tater (USA)&quot;&gt; &lt;year&gt;1992&lt;/year&gt; &lt;rating&gt;ESRB - E (Everyone)&lt;/rating&gt; &lt;title&gt;A-mazing Tater &lt;/title&gt; &lt;pub&gt;Atlus Co.&lt;/pub&gt; &lt;dev&gt;Atlus Co.&lt;/dev&gt; &lt;genre&gt;Puzzle&lt;/genre&gt; &lt;score&gt;3.6&lt;/score&gt; &lt;player&gt;1 Player&lt;/player&gt; &lt;story&gt;This puzzle-game is the successor to Kwirk. The player has to guide a small potato to the exit of each level, which is made difficult by a number of obstacles. Crates have to be pushed out of the way or into holes to make them traversable. Difficulty is increased by the fact that there are crates and holes of several different shapes and sizes and many levels contain different types of spinning doors.  The game features four different modes of play: Beginners Mode in which the basics are explained and the player receives hints on how to solve each level; Practice Mode that lets the player choose the size of the levels which are then randomly picked; Puzzle Mode in which the player has to complete 40 levels and receives a score depending on the time it took him to complete a level; and finally Action Mode, which is basically a story mode containing two stories. The game also features a password system and four different difficulty levels.&lt;/story&gt; &lt;/game&gt;">
            <text:p>&lt;game name="A-mazing Tater (USA)"&gt; &lt;year&gt;1992&lt;/year&gt; &lt;rating&gt;ESRB - E (Everyone)&lt;/rating&gt; &lt;title&gt;A-mazing Tater &lt;/title&gt; &lt;pub&gt;Atlus Co.&lt;/pub&gt; &lt;dev&gt;Atlus Co.&lt;/dev&gt; &lt;genre&gt;Puzzle&lt;/genre&gt; &lt;score&gt;3.6&lt;/score&gt; &lt;player&gt;1 Player&lt;/player&gt; &lt;story&gt;This puzzle-game is the successor to Kwirk. The player has to guide a small potato to the exit of each level, which is made difficult by a number of obstacles. Crates have to be pushed out of the way or into holes to make them traversable. Difficulty is increased by the fact that there are crates and holes of several different shapes and sizes and many levels contain different types of spinning doors. <text:s/>The game features four different modes of play: Beginners Mode in which the basics are explained and the player receives hints on how to solve each level; Practice Mode that lets the player choose the size of the levels which are then randomly picked; Puzzle Mode in which the player has to complete 40 levels and receives a score depending on the time it took him to complete a level; and finally Action Mode, which is basically a story mode containing two stories. The game also features a password system and four different difficulty levels.&lt;/story&gt; &lt;/game&gt;</text:p>
          </table:table-cell>
        </table:table-row>
        <table:table-row table:style-name="ro1">
          <table:table-cell office:value-type="string">
            <text:p>Addams Family, The - Pugsley's Scavenger Hunt (USA, Europe)</text:p>
          </table:table-cell>
          <table:table-cell office:value-type="float" office:value="1993">
            <text:p>1993</text:p>
          </table:table-cell>
          <table:table-cell office:value-type="string">
            <text:p>ESRB - E (Everyone)</text:p>
          </table:table-cell>
          <table:table-cell office:value-type="string">
            <text:p>Addams Family, The - Pugsley's Scavenger Hunt </text:p>
          </table:table-cell>
          <table:table-cell office:value-type="string">
            <text:p>Ocean Software Ltd.</text:p>
          </table:table-cell>
          <table:table-cell office:value-type="string">
            <text:p>Enigma Variations Ltd.</text:p>
          </table:table-cell>
          <table:table-cell office:value-type="string">
            <text:p>Platform</text:p>
          </table:table-cell>
          <table:table-cell office:value-type="string">
            <text:p>2.8</text:p>
          </table:table-cell>
          <table:table-cell office:value-type="string">
            <text:p>1 Player</text:p>
          </table:table-cell>
          <table:table-cell office:value-type="string">
            <text:p>The Addams Family: Pugsley's Scavenger Hunt is a side-scrolling platformer based on the second animated TV series The Addams Family (1992). The entire Addams family is being held captive by various monsters throughout the mansion, and Pugsley needs to rescue them. They are hidden in various parts of the mansion, e.g. the forest, which can be accessed in any order. The gameplay follows the usual platforming standards: Pugsley moves from left to right while jumping a lot and avoiding enemies.****This version of the game is heavily based on the SNES version of The Addams Family - it features the same storyline with another main character and almost identical level design. Another difference to the SNES version of this game is that Pugsley can only take two hits before dying - but there is an additional power-up that makes him faster and gives him an extra hit.</text:p>
          </table:table-cell>
          <table:table-cell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Addams Family, The - Pugsley's Scavenger Hunt (USA, Europe)&quot;&gt; &lt;year&gt;1993&lt;/year&gt; &lt;rating&gt;ESRB - E (Everyone)&lt;/rating&gt; &lt;title&gt;Addams Family, The - Pugsley's Scavenger Hunt &lt;/title&gt; &lt;pub&gt;Ocean Software Ltd.&lt;/pub&gt; &lt;dev&gt;Enigma Variations Ltd.&lt;/dev&gt; &lt;genre&gt;Platform&lt;/genre&gt; &lt;score&gt;2.8&lt;/score&gt; &lt;player&gt;1 Player&lt;/player&gt; &lt;story&gt;The Addams Family: Pugsley's Scavenger Hunt is a side-scrolling platformer based on the second animated TV series The Addams Family (1992). The entire Addams family is being held captive by various monsters throughout the mansion, and Pugsley needs to rescue them. They are hidden in various parts of the mansion, e.g. the forest, which can be accessed in any order. The gameplay follows the usual platforming standards: Pugsley moves from left to right while jumping a lot and avoiding enemies.****This version of the game is heavily based on the SNES version of The Addams Family - it features the same storyline with another main character and almost identical level design. Another difference to the SNES version of this game is that Pugsley can only take two hits before dying - but there is an additional power-up that makes him faster and gives him an extra hit.&lt;/story&gt; &lt;/game&gt;">
            <text:p>&lt;game name="Addams Family, The - Pugsley's Scavenger Hunt (USA, Europe)"&gt; &lt;year&gt;1993&lt;/year&gt; &lt;rating&gt;ESRB - E (Everyone)&lt;/rating&gt; &lt;title&gt;Addams Family, The - Pugsley's Scavenger Hunt &lt;/title&gt; &lt;pub&gt;Ocean Software Ltd.&lt;/pub&gt; &lt;dev&gt;Enigma Variations Ltd.&lt;/dev&gt; &lt;genre&gt;Platform&lt;/genre&gt; &lt;score&gt;2.8&lt;/score&gt; &lt;player&gt;1 Player&lt;/player&gt; &lt;story&gt;The Addams Family: Pugsley's Scavenger Hunt is a side-scrolling platformer based on the second animated TV series The Addams Family (1992). The entire Addams family is being held captive by various monsters throughout the mansion, and Pugsley needs to rescue them. They are hidden in various parts of the mansion, e.g. the forest, which can be accessed in any order. The gameplay follows the usual platforming standards: Pugsley moves from left to right while jumping a lot and avoiding enemies.****This version of the game is heavily based on the SNES version of The Addams Family - it features the same storyline with another main character and almost identical level design. Another difference to the SNES version of this game is that Pugsley can only take two hits before dying - but there is an additional power-up that makes him faster and gives him an extra hit.&lt;/story&gt; &lt;/game&gt;</text:p>
          </table:table-cell>
        </table:table-row>
        <table:table-row table:style-name="ro1">
          <table:table-cell office:value-type="string">
            <text:p>Addams Family, The (USA)</text:p>
          </table:table-cell>
          <table:table-cell office:value-type="float" office:value="1992">
            <text:p>1992</text:p>
          </table:table-cell>
          <table:table-cell office:value-type="string">
            <text:p>ESRB - E (Everyone)</text:p>
          </table:table-cell>
          <table:table-cell office:value-type="string">
            <text:p>Addams Family, The </text:p>
          </table:table-cell>
          <table:table-cell table:number-columns-repeated="2" office:value-type="string">
            <text:p>Ocean Software Ltd.</text:p>
          </table:table-cell>
          <table:table-cell office:value-type="string">
            <text:p>Platform</text:p>
          </table:table-cell>
          <table:table-cell office:value-type="string">
            <text:p>2.9</text:p>
          </table:table-cell>
          <table:table-cell office:value-type="string">
            <text:p>1 Player</text:p>
          </table:table-cell>
          <table:table-cell office:value-type="string">
            <text:p>The Addams Family is a side-scrolling platformer based on the movie of the same name. The player takes the role of Gomez who searches for his missing family members. To find them he has to explore six different parts of the mansion, e.g. the forest or the graveyard, which are basic platform levels: the player moves from left to right while jumping a lot and avoiding enemies. In contrast to the other versions of the game he has weapons to his disposal, e.g. a throwing knife. Other differences are a unique level design and another health system: Gomez has five hearts which practically act like a life meter because every hit only takes away a part of a heart.</text:p>
          </table:table-cell>
          <table:table-cell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Addams Family, The (USA)&quot;&gt; &lt;year&gt;1992&lt;/year&gt; &lt;rating&gt;ESRB - E (Everyone)&lt;/rating&gt; &lt;title&gt;Addams Family, The &lt;/title&gt; &lt;pub&gt;Ocean Software Ltd.&lt;/pub&gt; &lt;dev&gt;Ocean Software Ltd.&lt;/dev&gt; &lt;genre&gt;Platform&lt;/genre&gt; &lt;score&gt;2.9&lt;/score&gt; &lt;player&gt;1 Player&lt;/player&gt; &lt;story&gt;The Addams Family is a side-scrolling platformer based on the movie of the same name. The player takes the role of Gomez who searches for his missing family members. To find them he has to explore six different parts of the mansion, e.g. the forest or the graveyard, which are basic platform levels: the player moves from left to right while jumping a lot and avoiding enemies. In contrast to the other versions of the game he has weapons to his disposal, e.g. a throwing knife. Other differences are a unique level design and another health system: Gomez has five hearts which practically act like a life meter because every hit only takes away a part of a heart.&lt;/story&gt; &lt;/game&gt;">
            <text:p>&lt;game name="Addams Family, The (USA)"&gt; &lt;year&gt;1992&lt;/year&gt; &lt;rating&gt;ESRB - E (Everyone)&lt;/rating&gt; &lt;title&gt;Addams Family, The &lt;/title&gt; &lt;pub&gt;Ocean Software Ltd.&lt;/pub&gt; &lt;dev&gt;Ocean Software Ltd.&lt;/dev&gt; &lt;genre&gt;Platform&lt;/genre&gt; &lt;score&gt;2.9&lt;/score&gt; &lt;player&gt;1 Player&lt;/player&gt; &lt;story&gt;The Addams Family is a side-scrolling platformer based on the movie of the same name. The player takes the role of Gomez who searches for his missing family members. To find them he has to explore six different parts of the mansion, e.g. the forest or the graveyard, which are basic platform levels: the player moves from left to right while jumping a lot and avoiding enemies. In contrast to the other versions of the game he has weapons to his disposal, e.g. a throwing knife. Other differences are a unique level design and another health system: Gomez has five hearts which practically act like a life meter because every hit only takes away a part of a heart.&lt;/story&gt; &lt;/game&gt;</text:p>
          </table:table-cell>
        </table:table-row>
        <table:table-row table:style-name="ro1">
          <table:table-cell office:value-type="string">
            <text:p>Adventure Island (USA, Europe)</text:p>
          </table:table-cell>
          <table:table-cell office:value-type="float" office:value="1992">
            <text:p>1992</text:p>
          </table:table-cell>
          <table:table-cell office:value-type="string">
            <text:p>ESRB - E (Everyone)</text:p>
          </table:table-cell>
          <table:table-cell office:value-type="string">
            <text:p>Adventure Island </text:p>
          </table:table-cell>
          <table:table-cell table:number-columns-repeated="2" office:value-type="string">
            <text:p>Hudson Soft Company, Ltd.</text:p>
          </table:table-cell>
          <table:table-cell office:value-type="string">
            <text:p>Platform</text:p>
          </table:table-cell>
          <table:table-cell office:value-type="string">
            <text:p>3.3</text:p>
          </table:table-cell>
          <table:table-cell office:value-type="string">
            <text:p>1 Player</text:p>
          </table:table-cell>
          <table:table-cell office:value-type="string">
            <text:p>In the South Pacific, Master Higgins lives peacefully wearing only a grass skirt and a cap. That is until the Evil Witch Doctor decides to capture the Princess Leilani and hold her as his own. It's up to Master Higgins to gather throwing axes, fireballs and skateboards in order to aid his noble quest. <text:s/>The game is a side scroller, Master Higgins moves across the screen from left to right and finds his power-ups in giant eggs. This includes a skateboard which results in a great speed enhancement - until Master Higgins gets hit and loses his power. If he is not on a skateboard a hit means instant death. Another game mechanic is starvation which gets indicated through a meter which steadily decreases. If it hits zero the hero dies and the only way to fill it up is by collecting food on the way. Bosses await him at the end of levels, all the way to the Evil Witch Doctor himself.</text:p>
          </table:table-cell>
          <table:table-cell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Adventure Island (USA, Europe)&quot;&gt; &lt;year&gt;1992&lt;/year&gt; &lt;rating&gt;ESRB - E (Everyone)&lt;/rating&gt; &lt;title&gt;Adventure Island &lt;/title&gt; &lt;pub&gt;Hudson Soft Company, Ltd.&lt;/pub&gt; &lt;dev&gt;Hudson Soft Company, Ltd.&lt;/dev&gt; &lt;genre&gt;Platform&lt;/genre&gt; &lt;score&gt;3.3&lt;/score&gt; &lt;player&gt;1 Player&lt;/player&gt; &lt;story&gt;In the South Pacific, Master Higgins lives peacefully wearing only a grass skirt and a cap. That is until the Evil Witch Doctor decides to capture the Princess Leilani and hold her as his own. It's up to Master Higgins to gather throwing axes, fireballs and skateboards in order to aid his noble quest.  The game is a side scroller, Master Higgins moves across the screen from left to right and finds his power-ups in giant eggs. This includes a skateboard which results in a great speed enhancement - until Master Higgins gets hit and loses his power. If he is not on a skateboard a hit means instant death. Another game mechanic is starvation which gets indicated through a meter which steadily decreases. If it hits zero the hero dies and the only way to fill it up is by collecting food on the way. Bosses await him at the end of levels, all the way to the Evil Witch Doctor himself.&lt;/story&gt; &lt;/game&gt;">
            <text:p>&lt;game name="Adventure Island (USA, Europe)"&gt; &lt;year&gt;1992&lt;/year&gt; &lt;rating&gt;ESRB - E (Everyone)&lt;/rating&gt; &lt;title&gt;Adventure Island &lt;/title&gt; &lt;pub&gt;Hudson Soft Company, Ltd.&lt;/pub&gt; &lt;dev&gt;Hudson Soft Company, Ltd.&lt;/dev&gt; &lt;genre&gt;Platform&lt;/genre&gt; &lt;score&gt;3.3&lt;/score&gt; &lt;player&gt;1 Player&lt;/player&gt; &lt;story&gt;In the South Pacific, Master Higgins lives peacefully wearing only a grass skirt and a cap. That is until the Evil Witch Doctor decides to capture the Princess Leilani and hold her as his own. It's up to Master Higgins to gather throwing axes, fireballs and skateboards in order to aid his noble quest. <text:s/>The game is a side scroller, Master Higgins moves across the screen from left to right and finds his power-ups in giant eggs. This includes a skateboard which results in a great speed enhancement - until Master Higgins gets hit and loses his power. If he is not on a skateboard a hit means instant death. Another game mechanic is starvation which gets indicated through a meter which steadily decreases. If it hits zero the hero dies and the only way to fill it up is by collecting food on the way. Bosses await him at the end of levels, all the way to the Evil Witch Doctor himself.&lt;/story&gt; &lt;/game&gt;</text:p>
          </table:table-cell>
        </table:table-row>
        <table:table-row table:style-name="ro1">
          <table:table-cell office:value-type="string">
            <text:p>Adventure Island II - Aliens in Paradise (USA, Europe)</text:p>
          </table:table-cell>
          <table:table-cell office:value-type="float" office:value="1993">
            <text:p>1993</text:p>
          </table:table-cell>
          <table:table-cell office:value-type="string">
            <text:p>ESRB - E (Everyone)</text:p>
          </table:table-cell>
          <table:table-cell office:value-type="string">
            <text:p>Adventure Island II - Aliens in Paradise </text:p>
          </table:table-cell>
          <table:table-cell table:number-columns-repeated="2" office:value-type="string">
            <text:p>Hudson Soft Company, Ltd.</text:p>
          </table:table-cell>
          <table:table-cell office:value-type="string">
            <text:p>Platform</text:p>
          </table:table-cell>
          <table:table-cell office:value-type="string">
            <text:p>3.0</text:p>
          </table:table-cell>
          <table:table-cell office:value-type="string">
            <text:p>1 Player</text:p>
          </table:table-cell>
          <table:table-cell office:value-type="string">
            <text:p>In Adventure Island II: Aliens in Paradise the player takes the role of Master Higgins who has to save his cavegirl from aliens which also want to dominate the Earth. The basic gameplay elements are the same as in its predecessor Adventure Island: Master Higgins walks through the levels while fighting against various enemies. One hit results in his untimely death unless he carries one of the various power ups, e.g. weapons or a skateboard which improves his speed. He also needs to collect food to fill up his steadily decreasing starvation bar - death awaits if it hits zero.****A big addition are dinosaurs which serve as mount and offer different abilities, e.g. flying or shooting fireballs. Like all power ups these don't have to be used instantly but can be saved for later: before every level the player can choose the power ups he wants to bring with him. There are overall eight worlds with different themes which are represented by a overhead map. Sometimes there are different paths with other level and at the end of a world Master Higgins has to fight a boss.</text:p>
          </table:table-cell>
          <table:table-cell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Adventure Island II - Aliens in Paradise (USA, Europe)&quot;&gt; &lt;year&gt;1993&lt;/year&gt; &lt;rating&gt;ESRB - E (Everyone)&lt;/rating&gt; &lt;title&gt;Adventure Island II - Aliens in Paradise &lt;/title&gt; &lt;pub&gt;Hudson Soft Company, Ltd.&lt;/pub&gt; &lt;dev&gt;Hudson Soft Company, Ltd.&lt;/dev&gt; &lt;genre&gt;Platform&lt;/genre&gt; &lt;score&gt;3.0&lt;/score&gt; &lt;player&gt;1 Player&lt;/player&gt; &lt;story&gt;In Adventure Island II: Aliens in Paradise the player takes the role of Master Higgins who has to save his cavegirl from aliens which also want to dominate the Earth. The basic gameplay elements are the same as in its predecessor Adventure Island: Master Higgins walks through the levels while fighting against various enemies. One hit results in his untimely death unless he carries one of the various power ups, e.g. weapons or a skateboard which improves his speed. He also needs to collect food to fill up his steadily decreasing starvation bar - death awaits if it hits zero.****A big addition are dinosaurs which serve as mount and offer different abilities, e.g. flying or shooting fireballs. Like all power ups these don't have to be used instantly but can be saved for later: before every level the player can choose the power ups he wants to bring with him. There are overall eight worlds with different themes which are represented by a overhead map. Sometimes there are different paths with other level and at the end of a world Master Higgins has to fight a boss.&lt;/story&gt; &lt;/game&gt;">
            <text:p>&lt;game name="Adventure Island II - Aliens in Paradise (USA, Europe)"&gt; &lt;year&gt;1993&lt;/year&gt; &lt;rating&gt;ESRB - E (Everyone)&lt;/rating&gt; &lt;title&gt;Adventure Island II - Aliens in Paradise &lt;/title&gt; &lt;pub&gt;Hudson Soft Company, Ltd.&lt;/pub&gt; &lt;dev&gt;Hudson Soft Company, Ltd.&lt;/dev&gt; &lt;genre&gt;Platform&lt;/genre&gt; &lt;score&gt;3.0&lt;/score&gt; &lt;player&gt;1 Player&lt;/player&gt; &lt;story&gt;In Adventure Island II: Aliens in Paradise the player takes the role of Master Higgins who has to save his cavegirl from aliens which also want to dominate the Earth. The basic gameplay elements are the same as in its predecessor Adventure Island: Master Higgins walks through the levels while fighting against various enemies. One hit results in his untimely death unless he carries one of the various power ups, e.g. weapons or a skateboard which improves his speed. He also needs to collect food to fill up his steadily decreasing starvation bar - death awaits if it hits zero.****A big addition are dinosaurs which serve as mount and offer different abilities, e.g. flying or shooting fireballs. Like all power ups these don't have to be used instantly but can be saved for later: before every level the player can choose the power ups he wants to bring with him. There are overall eight worlds with different themes which are represented by a overhead map. Sometimes there are different paths with other level and at the end of a world Master Higgins has to fight a boss.&lt;/story&gt; &lt;/game&gt;</text:p>
          </table:table-cell>
        </table:table-row>
        <table:table-row table:style-name="ro1">
          <table:table-cell office:value-type="string">
            <text:p>Adventures of Lolo (Europe)</text:p>
          </table:table-cell>
          <table:table-cell office:value-type="float" office:value="1995">
            <text:p>1995</text:p>
          </table:table-cell>
          <table:table-cell office:value-type="string">
            <text:p>ESRB - E (Everyone)</text:p>
          </table:table-cell>
          <table:table-cell office:value-type="string">
            <text:p>Adventures of Lolo </text:p>
          </table:table-cell>
          <table:table-cell office:value-type="string">
            <text:p>Nintendo UK Entertainment Limited</text:p>
          </table:table-cell>
          <table:table-cell office:value-type="string">
            <text:p>HAL Laboratory, Inc.</text:p>
          </table:table-cell>
          <table:table-cell office:value-type="string">
            <text:p>Puzzle</text:p>
          </table:table-cell>
          <table:table-cell office:value-type="string">
            <text:p>2.7</text:p>
          </table:table-cell>
          <table:table-cell office:value-type="string">
            <text:p>1 Player</text:p>
          </table:table-cell>
          <table:table-cell office:value-type="string">
            <text:p>As Lolo, king of eden land, you have to puzzle your way through numerous screen-sized rooms. In each room, you have to collect all heart frames in order to open a treasure chest which contains the key to the exit. ****Different terrain types and enemies have to be avoided or used to your advantage to get all the heart frames. Some enemies don't hurt you at all, others only awaken once all heart frames are collected. Some shoot you as soon you cross their line of sight, then there are enemies that fall asleep and stay where they are once you touch them. ****Terrain types include grass that enemies cannot cross, sand that slows you down, but not the enemies, stones that cannot be crossed but also block enemy shots, trees that cannot be crossed but don not block enemy shots, water that can only be crossed with a bridge or an egg, arrows that cannot be crossed in the direction opposite that of which they are facing and others. ****Some heart frames give Lolo the ability to turn enemies into eggs and push them around like boxes. Eggs can be used to cross water, trap enemies or block their shots. In some levels, collecting two heart frames gives Lolo access to one of three items. These items are: A hammer that crushes stones, a bridge that can be used to cross water and an arrow that changes the direction an arrow tile is facing.****At the end of each level you receive a password.</text:p>
          </table:table-cell>
          <table:table-cell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Adventures of Lolo (Europe)&quot;&gt; &lt;year&gt;1995&lt;/year&gt; &lt;rating&gt;ESRB - E (Everyone)&lt;/rating&gt; &lt;title&gt;Adventures of Lolo &lt;/title&gt; &lt;pub&gt;Nintendo UK Entertainment Limited&lt;/pub&gt; &lt;dev&gt;HAL Laboratory, Inc.&lt;/dev&gt; &lt;genre&gt;Puzzle&lt;/genre&gt; &lt;score&gt;2.7&lt;/score&gt; &lt;player&gt;1 Player&lt;/player&gt; &lt;story&gt;As Lolo, king of eden land, you have to puzzle your way through numerous screen-sized rooms. In each room, you have to collect all heart frames in order to open a treasure chest which contains the key to the exit. ****Different terrain types and enemies have to be avoided or used to your advantage to get all the heart frames. Some enemies don't hurt you at all, others only awaken once all heart frames are collected. Some shoot you as soon you cross their line of sight, then there are enemies that fall asleep and stay where they are once you touch them. ****Terrain types include grass that enemies cannot cross, sand that slows you down, but not the enemies, stones that cannot be crossed but also block enemy shots, trees that cannot be crossed but don not block enemy shots, water that can only be crossed with a bridge or an egg, arrows that cannot be crossed in the direction opposite that of which they are facing and others. ****Some heart frames give Lolo the ability to turn enemies into eggs and push them around like boxes. Eggs can be used to cross water, trap enemies or block their shots. In some levels, collecting two heart frames gives Lolo access to one of three items. These items are: A hammer that crushes stones, a bridge that can be used to cross water and an arrow that changes the direction an arrow tile is facing.****At the end of each level you receive a password.&lt;/story&gt; &lt;/game&gt;">
            <text:p>&lt;game name="Adventures of Lolo (Europe)"&gt; &lt;year&gt;1995&lt;/year&gt; &lt;rating&gt;ESRB - E (Everyone)&lt;/rating&gt; &lt;title&gt;Adventures of Lolo &lt;/title&gt; &lt;pub&gt;Nintendo UK Entertainment Limited&lt;/pub&gt; &lt;dev&gt;HAL Laboratory, Inc.&lt;/dev&gt; &lt;genre&gt;Puzzle&lt;/genre&gt; &lt;score&gt;2.7&lt;/score&gt; &lt;player&gt;1 Player&lt;/player&gt; &lt;story&gt;As Lolo, king of eden land, you have to puzzle your way through numerous screen-sized rooms. In each room, you have to collect all heart frames in order to open a treasure chest which contains the key to the exit. ****Different terrain types and enemies have to be avoided or used to your advantage to get all the heart frames. Some enemies don't hurt you at all, others only awaken once all heart frames are collected. Some shoot you as soon you cross their line of sight, then there are enemies that fall asleep and stay where they are once you touch them. ****Terrain types include grass that enemies cannot cross, sand that slows you down, but not the enemies, stones that cannot be crossed but also block enemy shots, trees that cannot be crossed but don not block enemy shots, water that can only be crossed with a bridge or an egg, arrows that cannot be crossed in the direction opposite that of which they are facing and others. ****Some heart frames give Lolo the ability to turn enemies into eggs and push them around like boxes. Eggs can be used to cross water, trap enemies or block their shots. In some levels, collecting two heart frames gives Lolo access to one of three items. These items are: A hammer that crushes stones, a bridge that can be used to cross water and an arrow that changes the direction an arrow tile is facing.****At the end of each level you receive a password.&lt;/story&gt; &lt;/game&gt;</text:p>
          </table:table-cell>
        </table:table-row>
        <table:table-row table:style-name="ro1">
          <table:table-cell office:value-type="string">
            <text:p>Adventures of Rocky and Bullwinkle and Friends, The (USA)</text:p>
          </table:table-cell>
          <table:table-cell office:value-type="float" office:value="1992">
            <text:p>1992</text:p>
          </table:table-cell>
          <table:table-cell office:value-type="string">
            <text:p>ESRB - E (Everyone)</text:p>
          </table:table-cell>
          <table:table-cell office:value-type="string">
            <text:p>Adventures of Rocky and Bullwinkle and Friends, The </text:p>
          </table:table-cell>
          <table:table-cell office:value-type="string">
            <text:p>THQ Inc.</text:p>
          </table:table-cell>
          <table:table-cell office:value-type="string">
            <text:p>Imagineering Inc.</text:p>
          </table:table-cell>
          <table:table-cell office:value-type="string">
            <text:p>Platform</text:p>
          </table:table-cell>
          <table:table-cell office:value-type="string">
            <text:p>2.7</text:p>
          </table:table-cell>
          <table:table-cell office:value-type="string">
            <text:p>1 Player</text:p>
          </table:table-cell>
          <table:table-cell office:value-type="string">
            <text:p>The Adventures of Rocky and Bullwinkle is the video game adaptation of the 60's cartoon series staring Bullwinkle, a moose, and Rocky, a flying squirrel. <text:s/>The game plays out much like an episode of the show. <text:s/>The story begins at the dedication of the Frostbite Falls Rocky and Bullwinkle museum. <text:s/>Unfortunately, the not-so-nice Boris and Natasha have disguised themselves as security guards for the museum and managed to steal some of the priceless artifacts.****Bullwinkle and Rocky must track down the stolen artifacts and return order to Frostbite Falls. <text:s/>Most of the action is of the side-scrolling platformer variety, but along the way, you will get to play lots of mini-games involving characters from the show. During the platforming sections you can switch instantly between the two protagonists. Both play differently: Bullwinkle can throw bombs at enemies and Rocky can fly for short instances.</text:p>
          </table:table-cell>
          <table:table-cell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Adventures of Rocky and Bullwinkle and Friends, The (USA)&quot;&gt; &lt;year&gt;1992&lt;/year&gt; &lt;rating&gt;ESRB - E (Everyone)&lt;/rating&gt; &lt;title&gt;Adventures of Rocky and Bullwinkle and Friends, The &lt;/title&gt; &lt;pub&gt;THQ Inc.&lt;/pub&gt; &lt;dev&gt;Imagineering Inc.&lt;/dev&gt; &lt;genre&gt;Platform&lt;/genre&gt; &lt;score&gt;2.7&lt;/score&gt; &lt;player&gt;1 Player&lt;/player&gt; &lt;story&gt;The Adventures of Rocky and Bullwinkle is the video game adaptation of the 60's cartoon series staring Bullwinkle, a moose, and Rocky, a flying squirrel.  The game plays out much like an episode of the show.  The story begins at the dedication of the Frostbite Falls Rocky and Bullwinkle museum.  Unfortunately, the not-so-nice Boris and Natasha have disguised themselves as security guards for the museum and managed to steal some of the priceless artifacts.****Bullwinkle and Rocky must track down the stolen artifacts and return order to Frostbite Falls.  Most of the action is of the side-scrolling platformer variety, but along the way, you will get to play lots of mini-games involving characters from the show. During the platforming sections you can switch instantly between the two protagonists. Both play differently: Bullwinkle can throw bombs at enemies and Rocky can fly for short instances.&lt;/story&gt; &lt;/game&gt;">
            <text:p>&lt;game name="Adventures of Rocky and Bullwinkle and Friends, The (USA)"&gt; &lt;year&gt;1992&lt;/year&gt; &lt;rating&gt;ESRB - E (Everyone)&lt;/rating&gt; &lt;title&gt;Adventures of Rocky and Bullwinkle and Friends, The &lt;/title&gt; &lt;pub&gt;THQ Inc.&lt;/pub&gt; &lt;dev&gt;Imagineering Inc.&lt;/dev&gt; &lt;genre&gt;Platform&lt;/genre&gt; &lt;score&gt;2.7&lt;/score&gt; &lt;player&gt;1 Player&lt;/player&gt; &lt;story&gt;The Adventures of Rocky and Bullwinkle is the video game adaptation of the 60's cartoon series staring Bullwinkle, a moose, and Rocky, a flying squirrel. <text:s/>The game plays out much like an episode of the show. <text:s/>The story begins at the dedication of the Frostbite Falls Rocky and Bullwinkle museum. <text:s/>Unfortunately, the not-so-nice Boris and Natasha have disguised themselves as security guards for the museum and managed to steal some of the priceless artifacts.****Bullwinkle and Rocky must track down the stolen artifacts and return order to Frostbite Falls. <text:s/>Most of the action is of the side-scrolling platformer variety, but along the way, you will get to play lots of mini-games involving characters from the show. During the platforming sections you can switch instantly between the two protagonists. Both play differently: Bullwinkle can throw bombs at enemies and Rocky can fly for short instances.&lt;/story&gt; &lt;/game&gt;</text:p>
          </table:table-cell>
        </table:table-row>
        <table:table-row table:style-name="ro1">
          <table:table-cell office:value-type="string">
            <text:p>Adventures of Star Saver, The (USA, Europe)</text:p>
          </table:table-cell>
          <table:table-cell office:value-type="float" office:value="1992">
            <text:p>1992</text:p>
          </table:table-cell>
          <table:table-cell office:value-type="string">
            <text:p>ESRB - E (Everyone)</text:p>
          </table:table-cell>
          <table:table-cell office:value-type="string">
            <text:p>Adventures of Star Saver, The </text:p>
          </table:table-cell>
          <table:table-cell office:value-type="string">
            <text:p>Taito Corporation</text:p>
          </table:table-cell>
          <table:table-cell office:value-type="string">
            <text:p>A Wave, Inc.</text:p>
          </table:table-cell>
          <table:table-cell office:value-type="string">
            <text:p>Platform</text:p>
          </table:table-cell>
          <table:table-cell office:value-type="string">
            <text:p>2.1</text:p>
          </table:table-cell>
          <table:table-cell office:value-type="string">
            <text:p>1 Player</text:p>
          </table:table-cell>
          <table:table-cell office:value-type="string">
            <text:p>On a routine check through the city, police officer Tony and his sister find themselves sucked up by a UFO and transported to a distant land. Separated from his sister, Tony is left stranded in the middle of nowhere, but luckily for him the aliens left something for him, having stolen a mech from elsewhere in the galaxy. Powerful and deadly, the mech seems to have a mind of its own, and agrees to join Tony on the quest to find his sister.****The side-scrolling shooter pits you against a host of different alien creatures across the galaxy. You'll start inside the mech itself, collecting weapon upgrades along the way to increase your chances of defeating the alien scum. But be careful, if you're hit by them, you'll lose the safety of the mech and be all by yourself.</text:p>
          </table:table-cell>
          <table:table-cell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Adventures of Star Saver, The (USA, Europe)&quot;&gt; &lt;year&gt;1992&lt;/year&gt; &lt;rating&gt;ESRB - E (Everyone)&lt;/rating&gt; &lt;title&gt;Adventures of Star Saver, The &lt;/title&gt; &lt;pub&gt;Taito Corporation&lt;/pub&gt; &lt;dev&gt;A Wave, Inc.&lt;/dev&gt; &lt;genre&gt;Platform&lt;/genre&gt; &lt;score&gt;2.1&lt;/score&gt; &lt;player&gt;1 Player&lt;/player&gt; &lt;story&gt;On a routine check through the city, police officer Tony and his sister find themselves sucked up by a UFO and transported to a distant land. Separated from his sister, Tony is left stranded in the middle of nowhere, but luckily for him the aliens left something for him, having stolen a mech from elsewhere in the galaxy. Powerful and deadly, the mech seems to have a mind of its own, and agrees to join Tony on the quest to find his sister.****The side-scrolling shooter pits you against a host of different alien creatures across the galaxy. You'll start inside the mech itself, collecting weapon upgrades along the way to increase your chances of defeating the alien scum. But be careful, if you're hit by them, you'll lose the safety of the mech and be all by yourself.&lt;/story&gt; &lt;/game&gt;">
            <text:p>&lt;game name="Adventures of Star Saver, The (USA, Europe)"&gt; &lt;year&gt;1992&lt;/year&gt; &lt;rating&gt;ESRB - E (Everyone)&lt;/rating&gt; &lt;title&gt;Adventures of Star Saver, The &lt;/title&gt; &lt;pub&gt;Taito Corporation&lt;/pub&gt; &lt;dev&gt;A Wave, Inc.&lt;/dev&gt; &lt;genre&gt;Platform&lt;/genre&gt; &lt;score&gt;2.1&lt;/score&gt; &lt;player&gt;1 Player&lt;/player&gt; &lt;story&gt;On a routine check through the city, police officer Tony and his sister find themselves sucked up by a UFO and transported to a distant land. Separated from his sister, Tony is left stranded in the middle of nowhere, but luckily for him the aliens left something for him, having stolen a mech from elsewhere in the galaxy. Powerful and deadly, the mech seems to have a mind of its own, and agrees to join Tony on the quest to find his sister.****The side-scrolling shooter pits you against a host of different alien creatures across the galaxy. You'll start inside the mech itself, collecting weapon upgrades along the way to increase your chances of defeating the alien scum. But be careful, if you're hit by them, you'll lose the safety of the mech and be all by yourself.&lt;/story&gt; &lt;/game&gt;</text:p>
          </table:table-cell>
        </table:table-row>
        <table:table-row table:style-name="ro1">
          <table:table-cell office:value-type="string">
            <text:p>Aerostar (USA, Europe)</text:p>
          </table:table-cell>
          <table:table-cell office:value-type="float" office:value="1991">
            <text:p>1991</text:p>
          </table:table-cell>
          <table:table-cell office:value-type="string">
            <text:p>ESRB - E (Everyone)</text:p>
          </table:table-cell>
          <table:table-cell office:value-type="string">
            <text:p>Aerostar </text:p>
          </table:table-cell>
          <table:table-cell office:value-type="string">
            <text:p>Vic Tokai</text:p>
          </table:table-cell>
          <table:table-cell office:value-type="string">
            <text:p>Vic Tokai Corporation</text:p>
          </table:table-cell>
          <table:table-cell office:value-type="string">
            <text:p>Shoot-'Em-Up</text:p>
          </table:table-cell>
          <table:table-cell office:value-type="string">
            <text:p>3.7</text:p>
          </table:table-cell>
          <table:table-cell office:value-type="string">
            <text:p>1 Player</text:p>
          </table:table-cell>
          <table:table-cell office:value-type="string">
            <text:p>Aerostar is a top-down, vertically-scrolling shooter. The player controls an aircraft, but instead of going all across the screen, it can only stay on or fly over a preset road. However, it can ascend at the cost of disabling your weapons before descending back onto either another road or the one it was on before. Like most top-down shooters, there are power-up pods which provide an array of missiles, lasers, and guardian pods. In the end of each level there are extremely tough bosses. No storyline is provided.</text:p>
          </table:table-cell>
          <table:table-cell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Aerostar (USA, Europe)&quot;&gt; &lt;year&gt;1991&lt;/year&gt; &lt;rating&gt;ESRB - E (Everyone)&lt;/rating&gt; &lt;title&gt;Aerostar &lt;/title&gt; &lt;pub&gt;Vic Tokai&lt;/pub&gt; &lt;dev&gt;Vic Tokai Corporation&lt;/dev&gt; &lt;genre&gt;Shoot-'Em-Up&lt;/genre&gt; &lt;score&gt;3.7&lt;/score&gt; &lt;player&gt;1 Player&lt;/player&gt; &lt;story&gt;Aerostar is a top-down, vertically-scrolling shooter. The player controls an aircraft, but instead of going all across the screen, it can only stay on or fly over a preset road. However, it can ascend at the cost of disabling your weapons before descending back onto either another road or the one it was on before. Like most top-down shooters, there are power-up pods which provide an array of missiles, lasers, and guardian pods. In the end of each level there are extremely tough bosses. No storyline is provided.&lt;/story&gt; &lt;/game&gt;">
            <text:p>&lt;game name="Aerostar (USA, Europe)"&gt; &lt;year&gt;1991&lt;/year&gt; &lt;rating&gt;ESRB - E (Everyone)&lt;/rating&gt; &lt;title&gt;Aerostar &lt;/title&gt; &lt;pub&gt;Vic Tokai&lt;/pub&gt; &lt;dev&gt;Vic Tokai Corporation&lt;/dev&gt; &lt;genre&gt;Shoot-'Em-Up&lt;/genre&gt; &lt;score&gt;3.7&lt;/score&gt; &lt;player&gt;1 Player&lt;/player&gt; &lt;story&gt;Aerostar is a top-down, vertically-scrolling shooter. The player controls an aircraft, but instead of going all across the screen, it can only stay on or fly over a preset road. However, it can ascend at the cost of disabling your weapons before descending back onto either another road or the one it was on before. Like most top-down shooters, there are power-up pods which provide an array of missiles, lasers, and guardian pods. In the end of each level there are extremely tough bosses. No storyline is provided.&lt;/story&gt; &lt;/game&gt;</text:p>
          </table:table-cell>
        </table:table-row>
        <table:table-row table:style-name="ro1">
          <table:table-cell office:value-type="string">
            <text:p>Agro Soar (Australia)</text:p>
          </table:table-cell>
          <table:table-cell office:value-type="float" office:value="1993">
            <text:p>1993</text:p>
          </table:table-cell>
          <table:table-cell office:value-type="string">
            <text:p>ESRB - E (Everyone)</text:p>
          </table:table-cell>
          <table:table-cell office:value-type="string">
            <text:p>Agro Soar </text:p>
          </table:table-cell>
          <table:table-cell office:value-type="string">
            <text:p>Beam Software</text:p>
          </table:table-cell>
          <table:table-cell office:value-type="string">
            <text:p>Hi Tech Expressions</text:p>
          </table:table-cell>
          <table:table-cell office:value-type="string">
            <text:p>Platform</text:p>
          </table:table-cell>
          <table:table-cell office:value-type="string">
            <text:p>2.0</text:p>
          </table:table-cell>
          <table:table-cell office:value-type="string">
            <text:p>1 Player</text:p>
          </table:table-cell>
          <table:table-cell office:value-type="string">
            <text:p>On no! Agro’s big mouth has gotten him into trouble again. Even he should have known better than to insult a wizard, and now he’s been transported into a pre-historic cartoon within his own TV. Can you help Agro soar past the dinosaurs and dangers that stand between him and the real world?</text:p>
          </table:table-cell>
          <table:table-cell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Agro Soar (Australia)&quot;&gt; &lt;year&gt;1993&lt;/year&gt; &lt;rating&gt;ESRB - E (Everyone)&lt;/rating&gt; &lt;title&gt;Agro Soar &lt;/title&gt; &lt;pub&gt;Beam Software&lt;/pub&gt; &lt;dev&gt;Hi Tech Expressions&lt;/dev&gt; &lt;genre&gt;Platform&lt;/genre&gt; &lt;score&gt;2.0&lt;/score&gt; &lt;player&gt;1 Player&lt;/player&gt; &lt;story&gt;On no! Agro’s big mouth has gotten him into trouble again. Even he should have known better than to insult a wizard, and now he’s been transported into a pre-historic cartoon within his own TV. Can you help Agro soar past the dinosaurs and dangers that stand between him and the real world?&lt;/story&gt; &lt;/game&gt;">
            <text:p>&lt;game name="Agro Soar (Australia)"&gt; &lt;year&gt;1993&lt;/year&gt; &lt;rating&gt;ESRB - E (Everyone)&lt;/rating&gt; &lt;title&gt;Agro Soar &lt;/title&gt; &lt;pub&gt;Beam Software&lt;/pub&gt; &lt;dev&gt;Hi Tech Expressions&lt;/dev&gt; &lt;genre&gt;Platform&lt;/genre&gt; &lt;score&gt;2.0&lt;/score&gt; &lt;player&gt;1 Player&lt;/player&gt; &lt;story&gt;On no! Agro’s big mouth has gotten him into trouble again. Even he should have known better than to insult a wizard, and now he’s been transported into a pre-historic cartoon within his own TV. Can you help Agro soar past the dinosaurs and dangers that stand between him and the real world?&lt;/story&gt; &lt;/game&gt;</text:p>
          </table:table-cell>
        </table:table-row>
        <table:table-row table:style-name="ro1">
          <table:table-cell office:value-type="string">
            <text:p>Aladdin (USA)</text:p>
          </table:table-cell>
          <table:table-cell office:value-type="float" office:value="1995">
            <text:p>1995</text:p>
          </table:table-cell>
          <table:table-cell office:value-type="string">
            <text:p>ESRB - E (Everyone)</text:p>
          </table:table-cell>
          <table:table-cell office:value-type="string">
            <text:p>Aladdin </text:p>
          </table:table-cell>
          <table:table-cell table:number-columns-repeated="2" office:value-type="string">
            <text:p>Virgin Interactive Entertainment, Inc.</text:p>
          </table:table-cell>
          <table:table-cell office:value-type="string">
            <text:p>Platform</text:p>
          </table:table-cell>
          <table:table-cell office:value-type="string">
            <text:p>3.2</text:p>
          </table:table-cell>
          <table:table-cell office:value-type="string">
            <text:p>1 Player</text:p>
          </table:table-cell>
          <table:table-cell office:value-type="string">
            <text:p>The game from Virgin based on the 1992 animated Disney film is a side-scrolling platformer.****The player controls Aladdin, who must make his way through several levels based on locations from the movie: from the streets and rooftops of Agrabah, the Cave of Wonders and the Sultan's dungeon to the final confrontation in Grand Vizier Jafar's palace. The Sultan's guards and also animals of the desert want to hinder Aladdin in his way. He can defend himself with his sword or by throwing apples. Next to apples, Aladdin can also collect gems which can be traded for lives and continues with a traveling trader. Finding Genie or Abu icons enables bonus rounds. The Genie bonus round is a game of luck played for apples, gems or extra lives. In Abu's bonus round, the player controls the little monkey who has to catch bonus items that fall from the sky, but without touching any of the unwanted objects like rocks and pots.****The game's humorous animations were created by Walt Disney Feature Animation.</text:p>
          </table:table-cell>
          <table:table-cell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Aladdin (USA)&quot;&gt; &lt;year&gt;1995&lt;/year&gt; &lt;rating&gt;ESRB - E (Everyone)&lt;/rating&gt; &lt;title&gt;Aladdin &lt;/title&gt; &lt;pub&gt;Virgin Interactive Entertainment, Inc.&lt;/pub&gt; &lt;dev&gt;Virgin Interactive Entertainment, Inc.&lt;/dev&gt; &lt;genre&gt;Platform&lt;/genre&gt; &lt;score&gt;3.2&lt;/score&gt; &lt;player&gt;1 Player&lt;/player&gt; &lt;story&gt;The game from Virgin based on the 1992 animated Disney film is a side-scrolling platformer.****The player controls Aladdin, who must make his way through several levels based on locations from the movie: from the streets and rooftops of Agrabah, the Cave of Wonders and the Sultan's dungeon to the final confrontation in Grand Vizier Jafar's palace. The Sultan's guards and also animals of the desert want to hinder Aladdin in his way. He can defend himself with his sword or by throwing apples. Next to apples, Aladdin can also collect gems which can be traded for lives and continues with a traveling trader. Finding Genie or Abu icons enables bonus rounds. The Genie bonus round is a game of luck played for apples, gems or extra lives. In Abu's bonus round, the player controls the little monkey who has to catch bonus items that fall from the sky, but without touching any of the unwanted objects like rocks and pots.****The game's humorous animations were created by Walt Disney Feature Animation.&lt;/story&gt; &lt;/game&gt;">
            <text:p>&lt;game name="Aladdin (USA)"&gt; &lt;year&gt;1995&lt;/year&gt; &lt;rating&gt;ESRB - E (Everyone)&lt;/rating&gt; &lt;title&gt;Aladdin &lt;/title&gt; &lt;pub&gt;Virgin Interactive Entertainment, Inc.&lt;/pub&gt; &lt;dev&gt;Virgin Interactive Entertainment, Inc.&lt;/dev&gt; &lt;genre&gt;Platform&lt;/genre&gt; &lt;score&gt;3.2&lt;/score&gt; &lt;player&gt;1 Player&lt;/player&gt; &lt;story&gt;The game from Virgin based on the 1992 animated Disney film is a side-scrolling platformer.****The player controls Aladdin, who must make his way through several levels based on locations from the movie: from the streets and rooftops of Agrabah, the Cave of Wonders and the Sultan's dungeon to the final confrontation in Grand Vizier Jafar's palace. The Sultan's guards and also animals of the desert want to hinder Aladdin in his way. He can defend himself with his sword or by throwing apples. Next to apples, Aladdin can also collect gems which can be traded for lives and continues with a traveling trader. Finding Genie or Abu icons enables bonus rounds. The Genie bonus round is a game of luck played for apples, gems or extra lives. In Abu's bonus round, the player controls the little monkey who has to catch bonus items that fall from the sky, but without touching any of the unwanted objects like rocks and pots.****The game's humorous animations were created by Walt Disney Feature Animation.&lt;/story&gt; &lt;/game&gt;</text:p>
          </table:table-cell>
        </table:table-row>
        <table:table-row table:style-name="ro1">
          <table:table-cell office:value-type="string">
            <text:p>Alfred Chicken (USA)</text:p>
          </table:table-cell>
          <table:table-cell office:value-type="float" office:value="1994">
            <text:p>1994</text:p>
          </table:table-cell>
          <table:table-cell office:value-type="string">
            <text:p>ESRB - E (Everyone)</text:p>
          </table:table-cell>
          <table:table-cell office:value-type="string">
            <text:p>Alfred Chicken </text:p>
          </table:table-cell>
          <table:table-cell office:value-type="string">
            <text:p>Mindscape Inc.</text:p>
          </table:table-cell>
          <table:table-cell office:value-type="string">
            <text:p>Twilight</text:p>
          </table:table-cell>
          <table:table-cell office:value-type="string">
            <text:p>Platform</text:p>
          </table:table-cell>
          <table:table-cell office:value-type="string">
            <text:p>3.7</text:p>
          </table:table-cell>
          <table:table-cell office:value-type="string">
            <text:p>1 Player</text:p>
          </table:table-cell>
          <table:table-cell office:value-type="string">
            <text:p>Alfred the chicken must rescue his friends and his bird (pardon the pun) Floella from the Meka Chickens. The result is a platform game across differently-themed levels, which are finished by either climbing to the top of the level or killing a boss. Bonus games and secret rooms have been included, and progression sometimes requires solving positional puzzles.****Alfred cannot fly, but he can use ramps to jump up and hit enemies with his bionic beak - this kills them, but any other contact will hurt Alfred. Watch out for spiked snails though. Other enemies include whales armed with guns, and stray bombs.</text:p>
          </table:table-cell>
          <table:table-cell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Alfred Chicken (USA)&quot;&gt; &lt;year&gt;1994&lt;/year&gt; &lt;rating&gt;ESRB - E (Everyone)&lt;/rating&gt; &lt;title&gt;Alfred Chicken &lt;/title&gt; &lt;pub&gt;Mindscape Inc.&lt;/pub&gt; &lt;dev&gt;Twilight&lt;/dev&gt; &lt;genre&gt;Platform&lt;/genre&gt; &lt;score&gt;3.7&lt;/score&gt; &lt;player&gt;1 Player&lt;/player&gt; &lt;story&gt;Alfred the chicken must rescue his friends and his bird (pardon the pun) Floella from the Meka Chickens. The result is a platform game across differently-themed levels, which are finished by either climbing to the top of the level or killing a boss. Bonus games and secret rooms have been included, and progression sometimes requires solving positional puzzles.****Alfred cannot fly, but he can use ramps to jump up and hit enemies with his bionic beak - this kills them, but any other contact will hurt Alfred. Watch out for spiked snails though. Other enemies include whales armed with guns, and stray bombs.&lt;/story&gt; &lt;/game&gt;">
            <text:p>&lt;game name="Alfred Chicken (USA)"&gt; &lt;year&gt;1994&lt;/year&gt; &lt;rating&gt;ESRB - E (Everyone)&lt;/rating&gt; &lt;title&gt;Alfred Chicken &lt;/title&gt; &lt;pub&gt;Mindscape Inc.&lt;/pub&gt; &lt;dev&gt;Twilight&lt;/dev&gt; &lt;genre&gt;Platform&lt;/genre&gt; &lt;score&gt;3.7&lt;/score&gt; &lt;player&gt;1 Player&lt;/player&gt; &lt;story&gt;Alfred the chicken must rescue his friends and his bird (pardon the pun) Floella from the Meka Chickens. The result is a platform game across differently-themed levels, which are finished by either climbing to the top of the level or killing a boss. Bonus games and secret rooms have been included, and progression sometimes requires solving positional puzzles.****Alfred cannot fly, but he can use ramps to jump up and hit enemies with his bionic beak - this kills them, but any other contact will hurt Alfred. Watch out for spiked snails though. Other enemies include whales armed with guns, and stray bombs.&lt;/story&gt; &lt;/game&gt;</text:p>
          </table:table-cell>
        </table:table-row>
        <table:table-row table:style-name="ro1">
          <table:table-cell office:value-type="string">
            <text:p>Alien 3 (USA, Europe)</text:p>
          </table:table-cell>
          <table:table-cell office:value-type="float" office:value="1993">
            <text:p>1993</text:p>
          </table:table-cell>
          <table:table-cell office:value-type="string">
            <text:p>ESRB - E (Everyone)</text:p>
          </table:table-cell>
          <table:table-cell office:value-type="string">
            <text:p>Alien 3 </text:p>
          </table:table-cell>
          <table:table-cell office:value-type="string">
            <text:p>LJN Ltd.</text:p>
          </table:table-cell>
          <table:table-cell office:value-type="string">
            <text:p>B.I.T.S., Ltd.</text:p>
          </table:table-cell>
          <table:table-cell office:value-type="string">
            <text:p>Action</text:p>
          </table:table-cell>
          <table:table-cell office:value-type="string">
            <text:p>3.0</text:p>
          </table:table-cell>
          <table:table-cell office:value-type="string">
            <text:p>1 Player</text:p>
          </table:table-cell>
          <table:table-cell office:value-type="string">
            <text:p>The Game Boy version of Alien 3 differs significantly from the console games based on the third Alien film. Unlike the more shooter-oriented action on the consoles, this title is played from a top-down perspective, with a greater emphasis on exploration, acquiring items to beat limited puzzles, and survival.****As Ripley, you must navigate the corridors of the Fury 161 prison, searching for items to aid your escape. Unlike the film it is based on, multiple Aliens are running loose and attacking the prisoners, plus an Alien Queen nesting in the furnace. The player must map out the labyrinthine halls and ventilation systems to easily move around the complex. They must also find weapons to defend Ripley from the Aliens, along with a flamethrower and fuel to torch their eggs. Only after destroying the Queen and her eggs, may Ripley activate the crashed escape pod and leave the planet.</text:p>
          </table:table-cell>
          <table:table-cell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Alien 3 (USA, Europe)&quot;&gt; &lt;year&gt;1993&lt;/year&gt; &lt;rating&gt;ESRB - E (Everyone)&lt;/rating&gt; &lt;title&gt;Alien 3 &lt;/title&gt; &lt;pub&gt;LJN Ltd.&lt;/pub&gt; &lt;dev&gt;B.I.T.S., Ltd.&lt;/dev&gt; &lt;genre&gt;Action&lt;/genre&gt; &lt;score&gt;3.0&lt;/score&gt; &lt;player&gt;1 Player&lt;/player&gt; &lt;story&gt;The Game Boy version of Alien 3 differs significantly from the console games based on the third Alien film. Unlike the more shooter-oriented action on the consoles, this title is played from a top-down perspective, with a greater emphasis on exploration, acquiring items to beat limited puzzles, and survival.****As Ripley, you must navigate the corridors of the Fury 161 prison, searching for items to aid your escape. Unlike the film it is based on, multiple Aliens are running loose and attacking the prisoners, plus an Alien Queen nesting in the furnace. The player must map out the labyrinthine halls and ventilation systems to easily move around the complex. They must also find weapons to defend Ripley from the Aliens, along with a flamethrower and fuel to torch their eggs. Only after destroying the Queen and her eggs, may Ripley activate the crashed escape pod and leave the planet.&lt;/story&gt; &lt;/game&gt;">
            <text:p>&lt;game name="Alien 3 (USA, Europe)"&gt; &lt;year&gt;1993&lt;/year&gt; &lt;rating&gt;ESRB - E (Everyone)&lt;/rating&gt; &lt;title&gt;Alien 3 &lt;/title&gt; &lt;pub&gt;LJN Ltd.&lt;/pub&gt; &lt;dev&gt;B.I.T.S., Ltd.&lt;/dev&gt; &lt;genre&gt;Action&lt;/genre&gt; &lt;score&gt;3.0&lt;/score&gt; &lt;player&gt;1 Player&lt;/player&gt; &lt;story&gt;The Game Boy version of Alien 3 differs significantly from the console games based on the third Alien film. Unlike the more shooter-oriented action on the consoles, this title is played from a top-down perspective, with a greater emphasis on exploration, acquiring items to beat limited puzzles, and survival.****As Ripley, you must navigate the corridors of the Fury 161 prison, searching for items to aid your escape. Unlike the film it is based on, multiple Aliens are running loose and attacking the prisoners, plus an Alien Queen nesting in the furnace. The player must map out the labyrinthine halls and ventilation systems to easily move around the complex. They must also find weapons to defend Ripley from the Aliens, along with a flamethrower and fuel to torch their eggs. Only after destroying the Queen and her eggs, may Ripley activate the crashed escape pod and leave the planet.&lt;/story&gt; &lt;/game&gt;</text:p>
          </table:table-cell>
        </table:table-row>
        <table:table-row table:style-name="ro1">
          <table:table-cell office:value-type="string">
            <text:p>Alien Olympics (Europe)</text:p>
          </table:table-cell>
          <table:table-cell office:value-type="float" office:value="1992">
            <text:p>1992</text:p>
          </table:table-cell>
          <table:table-cell office:value-type="string">
            <text:p>ESRB - E (Everyone)</text:p>
          </table:table-cell>
          <table:table-cell office:value-type="string">
            <text:p>Alien Olympics </text:p>
          </table:table-cell>
          <table:table-cell office:value-type="string">
            <text:p>Ocean Software Ltd.</text:p>
          </table:table-cell>
          <table:table-cell office:value-type="string">
            <text:p>Dark Technologies</text:p>
          </table:table-cell>
          <table:table-cell office:value-type="string">
            <text:p>Sports/Olympic</text:p>
          </table:table-cell>
          <table:table-cell office:value-type="string">
            <text:p>1.8</text:p>
          </table:table-cell>
          <table:table-cell office:value-type="string">
            <text:p>1-2 Players</text:p>
          </table:table-cell>
          <table:table-cell office:value-type="string">
            <text:p>Alien Olympics is a wacky combination of track &amp; field games and retro-arcade games that you play as an alien. There are 8 unique alien characters that you can choose and compete against. Each alien has different strengths and weaknesses. For example, Mr. Mune (a caterpillar-like alien) has many legs enabling him be very good at shooting events but also makes it difficult for him in racing events.****You can either compete against a friend by sharing the keyboard or against the computer. There are a total of 15 different events to compete in and you have the choice of tackling a selected few, or going through the whole series. You also have the option of practicing first to get the hang of things.****The 15 events are:****1. 50 Qrbit Dash (Racing)**2. Laser Leaping (Hurdling)**3. The Big Bounce (Long jump)**4. Laser Skeet I (Shooting Targets)**5. 200 Qbit Splurge (Racing)**6. Lunge Leap Splat (Triple jump)**7. Toxophilly (Archery)**8. Flob Flop (Shot put)**9. Saber Launch (Javelin throw)**10. Survival (An arcade/pac-man-like game)**11. Alien Hurl (Another throwing game, but your alien is now the object to be thrown by a giant robot)**12. Laser Skeet II (Shooting Targets)**13. Jetpack Tag (Asteroids-like game)**14. Lizard Leap (Pole vault)**15. Wall Jumping (High jump)</text:p>
          </table:table-cell>
          <table:table-cell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Alien Olympics (Europe)&quot;&gt; &lt;year&gt;1992&lt;/year&gt; &lt;rating&gt;ESRB - E (Everyone)&lt;/rating&gt; &lt;title&gt;Alien Olympics &lt;/title&gt; &lt;pub&gt;Ocean Software Ltd.&lt;/pub&gt; &lt;dev&gt;Dark Technologies&lt;/dev&gt; &lt;genre&gt;Sports/Olympic&lt;/genre&gt; &lt;score&gt;1.8&lt;/score&gt; &lt;player&gt;1-2 Players&lt;/player&gt; &lt;story&gt;Alien Olympics is a wacky combination of track &amp; field games and retro-arcade games that you play as an alien. There are 8 unique alien characters that you can choose and compete against. Each alien has different strengths and weaknesses. For example, Mr. Mune (a caterpillar-like alien) has many legs enabling him be very good at shooting events but also makes it difficult for him in racing events.****You can either compete against a friend by sharing the keyboard or against the computer. There are a total of 15 different events to compete in and you have the choice of tackling a selected few, or going through the whole series. You also have the option of practicing first to get the hang of things.****The 15 events are:****1. 50 Qrbit Dash (Racing)**2. Laser Leaping (Hurdling)**3. The Big Bounce (Long jump)**4. Laser Skeet I (Shooting Targets)**5. 200 Qbit Splurge (Racing)**6. Lunge Leap Splat (Triple jump)**7. Toxophilly (Archery)**8. Flob Flop (Shot put)**9. Saber Launch (Javelin throw)**10. Survival (An arcade/pac-man-like game)**11. Alien Hurl (Another throwing game, but your alien is now the object to be thrown by a giant robot)**12. Laser Skeet II (Shooting Targets)**13. Jetpack Tag (Asteroids-like game)**14. Lizard Leap (Pole vault)**15. Wall Jumping (High jump)&lt;/story&gt; &lt;/game&gt;">
            <text:p>&lt;game name="Alien Olympics (Europe)"&gt; &lt;year&gt;1992&lt;/year&gt; &lt;rating&gt;ESRB - E (Everyone)&lt;/rating&gt; &lt;title&gt;Alien Olympics &lt;/title&gt; &lt;pub&gt;Ocean Software Ltd.&lt;/pub&gt; &lt;dev&gt;Dark Technologies&lt;/dev&gt; &lt;genre&gt;Sports/Olympic&lt;/genre&gt; &lt;score&gt;1.8&lt;/score&gt; &lt;player&gt;1-2 Players&lt;/player&gt; &lt;story&gt;Alien Olympics is a wacky combination of track &amp; field games and retro-arcade games that you play as an alien. There are 8 unique alien characters that you can choose and compete against. Each alien has different strengths and weaknesses. For example, Mr. Mune (a caterpillar-like alien) has many legs enabling him be very good at shooting events but also makes it difficult for him in racing events.****You can either compete against a friend by sharing the keyboard or against the computer. There are a total of 15 different events to compete in and you have the choice of tackling a selected few, or going through the whole series. You also have the option of practicing first to get the hang of things.****The 15 events are:****1. 50 Qrbit Dash (Racing)**2. Laser Leaping (Hurdling)**3. The Big Bounce (Long jump)**4. Laser Skeet I (Shooting Targets)**5. 200 Qbit Splurge (Racing)**6. Lunge Leap Splat (Triple jump)**7. Toxophilly (Archery)**8. Flob Flop (Shot put)**9. Saber Launch (Javelin throw)**10. Survival (An arcade/pac-man-like game)**11. Alien Hurl (Another throwing game, but your alien is now the object to be thrown by a giant robot)**12. Laser Skeet II (Shooting Targets)**13. Jetpack Tag (Asteroids-like game)**14. Lizard Leap (Pole vault)**15. Wall Jumping (High jump)&lt;/story&gt; &lt;/game&gt;</text:p>
          </table:table-cell>
        </table:table-row>
        <table:table-row table:style-name="ro1">
          <table:table-cell office:value-type="string">
            <text:p>Alien vs Predator - The Last of His Clan (USA)</text:p>
          </table:table-cell>
          <table:table-cell office:value-type="float" office:value="1993">
            <text:p>1993</text:p>
          </table:table-cell>
          <table:table-cell office:value-type="string">
            <text:p>ESRB - E (Everyone)</text:p>
          </table:table-cell>
          <table:table-cell office:value-type="string">
            <text:p>Alien vs Predator - The Last of His Clan </text:p>
          </table:table-cell>
          <table:table-cell office:value-type="string">
            <text:p>Activision, Inc.</text:p>
          </table:table-cell>
          <table:table-cell office:value-type="string">
            <text:p>ASK Kodansha Co., Ltd.</text:p>
          </table:table-cell>
          <table:table-cell office:value-type="string">
            <text:p>Action</text:p>
          </table:table-cell>
          <table:table-cell office:value-type="string">
            <text:p>2.6</text:p>
          </table:table-cell>
          <table:table-cell office:value-type="string">
            <text:p>1 Player</text:p>
          </table:table-cell>
          <table:table-cell office:value-type="string">
            <text:p>In the year 2593, on the planet Alpha Centauri 3, Predators looking for a hunting ground plant Alien eggs. The Aliens soon hatch and wipe out the human population. However, when the Predators move in for the hunt, they find they are vastly outnumbered and suffer the same fate. Only one of them survives. He theorizes that among the hatched Aliens there was a queen that laid additional eggs, which would explain the huge number of Aliens. The last survivor sets out to destroy the queen and regain the honor of his clan.****The Predator must traverse several side-scrolling levels on his way to the queen, while destroying Aliens in all their forms - facehuggers hatched from eggs, chestburster aliens and fully grown warriors. Various weapons are available: the standard weapon are the wrist blades. Ammunition for the shoulder cannon, the cutting disks and bombs must be picked up. The bombs not only work as weapons but can also be used to destroy barriers. To avoid a fight altogether, the Predator can also use his invisibility system, which runs down the energy supply. To recharge it, energy powerups must be collected. Also hidden in the levels are keys that open up doors blocking the way into the next area. A small radar map helps in navigating the maze-like corridors and also displays approaching enemies.</text:p>
          </table:table-cell>
          <table:table-cell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Alien vs Predator - The Last of His Clan (USA)&quot;&gt; &lt;year&gt;1993&lt;/year&gt; &lt;rating&gt;ESRB - E (Everyone)&lt;/rating&gt; &lt;title&gt;Alien vs Predator - The Last of His Clan &lt;/title&gt; &lt;pub&gt;Activision, Inc.&lt;/pub&gt; &lt;dev&gt;ASK Kodansha Co., Ltd.&lt;/dev&gt; &lt;genre&gt;Action&lt;/genre&gt; &lt;score&gt;2.6&lt;/score&gt; &lt;player&gt;1 Player&lt;/player&gt; &lt;story&gt;In the year 2593, on the planet Alpha Centauri 3, Predators looking for a hunting ground plant Alien eggs. The Aliens soon hatch and wipe out the human population. However, when the Predators move in for the hunt, they find they are vastly outnumbered and suffer the same fate. Only one of them survives. He theorizes that among the hatched Aliens there was a queen that laid additional eggs, which would explain the huge number of Aliens. The last survivor sets out to destroy the queen and regain the honor of his clan.****The Predator must traverse several side-scrolling levels on his way to the queen, while destroying Aliens in all their forms - facehuggers hatched from eggs, chestburster aliens and fully grown warriors. Various weapons are available: the standard weapon are the wrist blades. Ammunition for the shoulder cannon, the cutting disks and bombs must be picked up. The bombs not only work as weapons but can also be used to destroy barriers. To avoid a fight altogether, the Predator can also use his invisibility system, which runs down the energy supply. To recharge it, energy powerups must be collected. Also hidden in the levels are keys that open up doors blocking the way into the next area. A small radar map helps in navigating the maze-like corridors and also displays approaching enemies.&lt;/story&gt; &lt;/game&gt;">
            <text:p>&lt;game name="Alien vs Predator - The Last of His Clan (USA)"&gt; &lt;year&gt;1993&lt;/year&gt; &lt;rating&gt;ESRB - E (Everyone)&lt;/rating&gt; &lt;title&gt;Alien vs Predator - The Last of His Clan &lt;/title&gt; &lt;pub&gt;Activision, Inc.&lt;/pub&gt; &lt;dev&gt;ASK Kodansha Co., Ltd.&lt;/dev&gt; &lt;genre&gt;Action&lt;/genre&gt; &lt;score&gt;2.6&lt;/score&gt; &lt;player&gt;1 Player&lt;/player&gt; &lt;story&gt;In the year 2593, on the planet Alpha Centauri 3, Predators looking for a hunting ground plant Alien eggs. The Aliens soon hatch and wipe out the human population. However, when the Predators move in for the hunt, they find they are vastly outnumbered and suffer the same fate. Only one of them survives. He theorizes that among the hatched Aliens there was a queen that laid additional eggs, which would explain the huge number of Aliens. The last survivor sets out to destroy the queen and regain the honor of his clan.****The Predator must traverse several side-scrolling levels on his way to the queen, while destroying Aliens in all their forms - facehuggers hatched from eggs, chestburster aliens and fully grown warriors. Various weapons are available: the standard weapon are the wrist blades. Ammunition for the shoulder cannon, the cutting disks and bombs must be picked up. The bombs not only work as weapons but can also be used to destroy barriers. To avoid a fight altogether, the Predator can also use his invisibility system, which runs down the energy supply. To recharge it, energy powerups must be collected. Also hidden in the levels are keys that open up doors blocking the way into the next area. A small radar map helps in navigating the maze-like corridors and also displays approaching enemies.&lt;/story&gt; &lt;/game&gt;</text:p>
          </table:table-cell>
        </table:table-row>
        <table:table-row table:style-name="ro1">
          <table:table-cell office:value-type="string">
            <text:p>All-Star Baseball 99 (USA)</text:p>
          </table:table-cell>
          <table:table-cell office:value-type="float" office:value="1998">
            <text:p>1998</text:p>
          </table:table-cell>
          <table:table-cell office:value-type="string">
            <text:p>ESRB - E (Everyone)</text:p>
          </table:table-cell>
          <table:table-cell office:value-type="string">
            <text:p>All-Star Baseball 99 </text:p>
          </table:table-cell>
          <table:table-cell office:value-type="string">
            <text:p>Acclaim Entertainment, Inc.</text:p>
          </table:table-cell>
          <table:table-cell office:value-type="string">
            <text:p>Realtime Associates Seattle Division</text:p>
          </table:table-cell>
          <table:table-cell office:value-type="string">
            <text:p>Sports/Baseball</text:p>
          </table:table-cell>
          <table:table-cell office:value-type="string">
            <text:p>2.7</text:p>
          </table:table-cell>
          <table:table-cell office:value-type="string">
            <text:p>1 Player</text:p>
          </table:table-cell>
          <table:table-cell office:value-type="string">
            <text:p>All-Star Baseball 99 is the first handheld entry in the All-Star Baseball series and differs from its N64 counterpart. It is instead closely based on the handheld version of Frank Thomas Big Hurt Baseball. <text:s/>The game features six different modes: exhibition games, a full season (either all 162 games of the 1998 season or various shortened runs), the '97 playoffs, the '97 All-Star game as well as the Home Run Derby, and a batting practice mode. In season and playoff mode, progress is saved via passwords. <text:s/>On the field, players will control pitching, fielding and batting (bunts and swings are possible). The game also allows players to set team lineups and positions. <text:s/>The game includes all 30 MLB teams of the 1998 season, including the '98 expansion teams Arizona and Tampa Bay.</text:p>
          </table:table-cell>
          <table:table-cell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All-Star Baseball 99 (USA)&quot;&gt; &lt;year&gt;1998&lt;/year&gt; &lt;rating&gt;ESRB - E (Everyone)&lt;/rating&gt; &lt;title&gt;All-Star Baseball 99 &lt;/title&gt; &lt;pub&gt;Acclaim Entertainment, Inc.&lt;/pub&gt; &lt;dev&gt;Realtime Associates Seattle Division&lt;/dev&gt; &lt;genre&gt;Sports/Baseball&lt;/genre&gt; &lt;score&gt;2.7&lt;/score&gt; &lt;player&gt;1 Player&lt;/player&gt; &lt;story&gt;All-Star Baseball 99 is the first handheld entry in the All-Star Baseball series and differs from its N64 counterpart. It is instead closely based on the handheld version of Frank Thomas Big Hurt Baseball.  The game features six different modes: exhibition games, a full season (either all 162 games of the 1998 season or various shortened runs), the '97 playoffs, the '97 All-Star game as well as the Home Run Derby, and a batting practice mode. In season and playoff mode, progress is saved via passwords.  On the field, players will control pitching, fielding and batting (bunts and swings are possible). The game also allows players to set team lineups and positions.  The game includes all 30 MLB teams of the 1998 season, including the '98 expansion teams Arizona and Tampa Bay.&lt;/story&gt; &lt;/game&gt;">
            <text:p>&lt;game name="All-Star Baseball 99 (USA)"&gt; &lt;year&gt;1998&lt;/year&gt; &lt;rating&gt;ESRB - E (Everyone)&lt;/rating&gt; &lt;title&gt;All-Star Baseball 99 &lt;/title&gt; &lt;pub&gt;Acclaim Entertainment, Inc.&lt;/pub&gt; &lt;dev&gt;Realtime Associates Seattle Division&lt;/dev&gt; &lt;genre&gt;Sports/Baseball&lt;/genre&gt; &lt;score&gt;2.7&lt;/score&gt; &lt;player&gt;1 Player&lt;/player&gt; &lt;story&gt;All-Star Baseball 99 is the first handheld entry in the All-Star Baseball series and differs from its N64 counterpart. It is instead closely based on the handheld version of Frank Thomas Big Hurt Baseball. <text:s/>The game features six different modes: exhibition games, a full season (either all 162 games of the 1998 season or various shortened runs), the '97 playoffs, the '97 All-Star game as well as the Home Run Derby, and a batting practice mode. In season and playoff mode, progress is saved via passwords. <text:s/>On the field, players will control pitching, fielding and batting (bunts and swings are possible). The game also allows players to set team lineups and positions. <text:s/>The game includes all 30 MLB teams of the 1998 season, including the '98 expansion teams Arizona and Tampa Bay.&lt;/story&gt; &lt;/game&gt;</text:p>
          </table:table-cell>
        </table:table-row>
        <table:table-row table:style-name="ro1">
          <table:table-cell office:value-type="string">
            <text:p>Alleyway (World)</text:p>
          </table:table-cell>
          <table:table-cell office:value-type="float" office:value="1989">
            <text:p>1989</text:p>
          </table:table-cell>
          <table:table-cell office:value-type="string">
            <text:p>ESRB - E (Everyone)</text:p>
          </table:table-cell>
          <table:table-cell office:value-type="string">
            <text:p>Alleyway </text:p>
          </table:table-cell>
          <table:table-cell office:value-type="string">
            <text:p>Nintendo Co., Ltd.</text:p>
          </table:table-cell>
          <table:table-cell office:value-type="string">
            <text:p>Intelligent Systems Co., Ltd.</text:p>
          </table:table-cell>
          <table:table-cell office:value-type="string">
            <text:p>Action</text:p>
          </table:table-cell>
          <table:table-cell office:value-type="string">
            <text:p>3.4</text:p>
          </table:table-cell>
          <table:table-cell office:value-type="string">
            <text:p>1 Player</text:p>
          </table:table-cell>
          <table:table-cell office:value-type="string">
            <text:p>A basic breakout clone. As Mario, the player must control a "podship" and deflect the ball towards the mass of blocks. Hitting a block will either weaken or destroy it. Once all the blocks are destroyed, the level is complete.****Alleyway uses a small number of repeating tables along with twists such as horizontal rotation, periodical vertical drop of the entire mass of blocks, etc.</text:p>
          </table:table-cell>
          <table:table-cell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Alleyway (World)&quot;&gt; &lt;year&gt;1989&lt;/year&gt; &lt;rating&gt;ESRB - E (Everyone)&lt;/rating&gt; &lt;title&gt;Alleyway &lt;/title&gt; &lt;pub&gt;Nintendo Co., Ltd.&lt;/pub&gt; &lt;dev&gt;Intelligent Systems Co., Ltd.&lt;/dev&gt; &lt;genre&gt;Action&lt;/genre&gt; &lt;score&gt;3.4&lt;/score&gt; &lt;player&gt;1 Player&lt;/player&gt; &lt;story&gt;A basic breakout clone. As Mario, the player must control a &quot;podship&quot; and deflect the ball towards the mass of blocks. Hitting a block will either weaken or destroy it. Once all the blocks are destroyed, the level is complete.****Alleyway uses a small number of repeating tables along with twists such as horizontal rotation, periodical vertical drop of the entire mass of blocks, etc.&lt;/story&gt; &lt;/game&gt;">
            <text:p>&lt;game name="Alleyway (World)"&gt; &lt;year&gt;1989&lt;/year&gt; &lt;rating&gt;ESRB - E (Everyone)&lt;/rating&gt; &lt;title&gt;Alleyway &lt;/title&gt; &lt;pub&gt;Nintendo Co., Ltd.&lt;/pub&gt; &lt;dev&gt;Intelligent Systems Co., Ltd.&lt;/dev&gt; &lt;genre&gt;Action&lt;/genre&gt; &lt;score&gt;3.4&lt;/score&gt; &lt;player&gt;1 Player&lt;/player&gt; &lt;story&gt;A basic breakout clone. As Mario, the player must control a "podship" and deflect the ball towards the mass of blocks. Hitting a block will either weaken or destroy it. Once all the blocks are destroyed, the level is complete.****Alleyway uses a small number of repeating tables along with twists such as horizontal rotation, periodical vertical drop of the entire mass of blocks, etc.&lt;/story&gt; &lt;/game&gt;</text:p>
          </table:table-cell>
        </table:table-row>
        <table:table-row table:style-name="ro1">
          <table:table-cell office:value-type="string">
            <text:p>Altered Space - A 3-D Alien Adventure (USA)</text:p>
          </table:table-cell>
          <table:table-cell office:value-type="float" office:value="1991">
            <text:p>1991</text:p>
          </table:table-cell>
          <table:table-cell office:value-type="string">
            <text:p>ESRB - E (Everyone)</text:p>
          </table:table-cell>
          <table:table-cell office:value-type="string">
            <text:p>Altered Space - A 3-D Alien Adventure </text:p>
          </table:table-cell>
          <table:table-cell office:value-type="string">
            <text:p>Sony Imagesoft</text:p>
          </table:table-cell>
          <table:table-cell office:value-type="string">
            <text:p>Software Creations Ltd.</text:p>
          </table:table-cell>
          <table:table-cell office:value-type="string">
            <text:p>Puzzle</text:p>
          </table:table-cell>
          <table:table-cell office:value-type="string">
            <text:p>1.5</text:p>
          </table:table-cell>
          <table:table-cell office:value-type="string">
            <text:p>1 Player</text:p>
          </table:table-cell>
          <table:table-cell office:value-type="string">
            <text:p>In Altered Space the player controls an astronaut named Humphrey who is being held captive in the spaceship of the alien race of Zaks. The goal is to navigate through a series of puzzle based rooms and eventually escape captivity. Within each room, different tasks have to be performed, such as collecting and dropping various items, jumping on platforms and collecting power ups. Additionally, keeping the air supply filled will be necessary for survival. The ship is also populated by various hostile and friendly aliens.</text:p>
          </table:table-cell>
          <table:table-cell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Altered Space - A 3-D Alien Adventure (USA)&quot;&gt; &lt;year&gt;1991&lt;/year&gt; &lt;rating&gt;ESRB - E (Everyone)&lt;/rating&gt; &lt;title&gt;Altered Space - A 3-D Alien Adventure &lt;/title&gt; &lt;pub&gt;Sony Imagesoft&lt;/pub&gt; &lt;dev&gt;Software Creations Ltd.&lt;/dev&gt; &lt;genre&gt;Puzzle&lt;/genre&gt; &lt;score&gt;1.5&lt;/score&gt; &lt;player&gt;1 Player&lt;/player&gt; &lt;story&gt;In Altered Space the player controls an astronaut named Humphrey who is being held captive in the spaceship of the alien race of Zaks. The goal is to navigate through a series of puzzle based rooms and eventually escape captivity. Within each room, different tasks have to be performed, such as collecting and dropping various items, jumping on platforms and collecting power ups. Additionally, keeping the air supply filled will be necessary for survival. The ship is also populated by various hostile and friendly aliens.&lt;/story&gt; &lt;/game&gt;">
            <text:p>&lt;game name="Altered Space - A 3-D Alien Adventure (USA)"&gt; &lt;year&gt;1991&lt;/year&gt; &lt;rating&gt;ESRB - E (Everyone)&lt;/rating&gt; &lt;title&gt;Altered Space - A 3-D Alien Adventure &lt;/title&gt; &lt;pub&gt;Sony Imagesoft&lt;/pub&gt; &lt;dev&gt;Software Creations Ltd.&lt;/dev&gt; &lt;genre&gt;Puzzle&lt;/genre&gt; &lt;score&gt;1.5&lt;/score&gt; &lt;player&gt;1 Player&lt;/player&gt; &lt;story&gt;In Altered Space the player controls an astronaut named Humphrey who is being held captive in the spaceship of the alien race of Zaks. The goal is to navigate through a series of puzzle based rooms and eventually escape captivity. Within each room, different tasks have to be performed, such as collecting and dropping various items, jumping on platforms and collecting power ups. Additionally, keeping the air supply filled will be necessary for survival. The ship is also populated by various hostile and friendly aliens.&lt;/story&gt; &lt;/game&gt;</text:p>
          </table:table-cell>
        </table:table-row>
        <table:table-row table:style-name="ro1">
          <table:table-cell office:value-type="string">
            <text:p>Amazing Penguin (USA, Europe)</text:p>
          </table:table-cell>
          <table:table-cell office:value-type="float" office:value="1990">
            <text:p>1990</text:p>
          </table:table-cell>
          <table:table-cell office:value-type="string">
            <text:p>ESRB - E (Everyone)</text:p>
          </table:table-cell>
          <table:table-cell office:value-type="string">
            <text:p>Amazing Penguin </text:p>
          </table:table-cell>
          <table:table-cell table:number-columns-repeated="2" office:value-type="string">
            <text:p>Natsume Co., Ltd.</text:p>
          </table:table-cell>
          <table:table-cell office:value-type="string">
            <text:p>Action</text:p>
          </table:table-cell>
          <table:table-cell office:value-type="string">
            <text:p>2.8</text:p>
          </table:table-cell>
          <table:table-cell office:value-type="string">
            <text:p>1 Player</text:p>
          </table:table-cell>
          <table:table-cell office:value-type="string">
            <text:p>Amazin Penguin is a basic action game with a penguin protagonist. Each of the 40 levels consists of a number of lines which divide the playfield into squares. On those lines are switches (represented by a minus) and dots which need to be activated respectively kicked. If all lines around a square are cleared, it gets filled out and all enemies which happen to stand on one of the lines are killed (but respawn shortly after). The goal of the level is to fill all squares out. A life is lost by touching an enemy or running out of time.</text:p>
          </table:table-cell>
          <table:table-cell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Amazing Penguin (USA, Europe)&quot;&gt; &lt;year&gt;1990&lt;/year&gt; &lt;rating&gt;ESRB - E (Everyone)&lt;/rating&gt; &lt;title&gt;Amazing Penguin &lt;/title&gt; &lt;pub&gt;Natsume Co., Ltd.&lt;/pub&gt; &lt;dev&gt;Natsume Co., Ltd.&lt;/dev&gt; &lt;genre&gt;Action&lt;/genre&gt; &lt;score&gt;2.8&lt;/score&gt; &lt;player&gt;1 Player&lt;/player&gt; &lt;story&gt;Amazin Penguin is a basic action game with a penguin protagonist. Each of the 40 levels consists of a number of lines which divide the playfield into squares. On those lines are switches (represented by a minus) and dots which need to be activated respectively kicked. If all lines around a square are cleared, it gets filled out and all enemies which happen to stand on one of the lines are killed (but respawn shortly after). The goal of the level is to fill all squares out. A life is lost by touching an enemy or running out of time.&lt;/story&gt; &lt;/game&gt;">
            <text:p>&lt;game name="Amazing Penguin (USA, Europe)"&gt; &lt;year&gt;1990&lt;/year&gt; &lt;rating&gt;ESRB - E (Everyone)&lt;/rating&gt; &lt;title&gt;Amazing Penguin &lt;/title&gt; &lt;pub&gt;Natsume Co., Ltd.&lt;/pub&gt; &lt;dev&gt;Natsume Co., Ltd.&lt;/dev&gt; &lt;genre&gt;Action&lt;/genre&gt; &lt;score&gt;2.8&lt;/score&gt; &lt;player&gt;1 Player&lt;/player&gt; &lt;story&gt;Amazin Penguin is a basic action game with a penguin protagonist. Each of the 40 levels consists of a number of lines which divide the playfield into squares. On those lines are switches (represented by a minus) and dots which need to be activated respectively kicked. If all lines around a square are cleared, it gets filled out and all enemies which happen to stand on one of the lines are killed (but respawn shortly after). The goal of the level is to fill all squares out. A life is lost by touching an enemy or running out of time.&lt;/story&gt; &lt;/game&gt;</text:p>
          </table:table-cell>
        </table:table-row>
        <table:table-row table:style-name="ro1">
          <table:table-cell office:value-type="string">
            <text:p>Amazing Spider-Man, The (USA, Europe)</text:p>
          </table:table-cell>
          <table:table-cell office:value-type="float" office:value="1990">
            <text:p>1990</text:p>
          </table:table-cell>
          <table:table-cell office:value-type="string">
            <text:p>ESRB - E (Everyone)</text:p>
          </table:table-cell>
          <table:table-cell office:value-type="string">
            <text:p>Amazing Spider-Man, The </text:p>
          </table:table-cell>
          <table:table-cell office:value-type="string">
            <text:p>Nintendo Co., Ltd.</text:p>
          </table:table-cell>
          <table:table-cell office:value-type="string">
            <text:p>Rare Ltd.</text:p>
          </table:table-cell>
          <table:table-cell office:value-type="string">
            <text:p>Beat-'Em-Up</text:p>
          </table:table-cell>
          <table:table-cell office:value-type="string">
            <text:p>3.1</text:p>
          </table:table-cell>
          <table:table-cell office:value-type="string">
            <text:p>1 Player</text:p>
          </table:table-cell>
          <table:table-cell office:value-type="string">
            <text:p>Mary Jane has been kidnapped! <text:s/>One of Spider-Man's enemies has discovered his true identity, Peter Parker. Unfortunately for Spidey, exactly who has kidnapped Mary Jane is a mystery. <text:s/>So, you must guide Spider-Man through 5 levels to find where she is hidden.****This 1990 release is a side-scrolling action game. Spider-Man can use his web making abilities to either hang from the ceiling or shoot webs out like bullets, but most of his attacks are punches or kicks. Also included are two vertical-scrolling building climbing segments.</text:p>
          </table:table-cell>
          <table:table-cell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Amazing Spider-Man, The (USA, Europe)&quot;&gt; &lt;year&gt;1990&lt;/year&gt; &lt;rating&gt;ESRB - E (Everyone)&lt;/rating&gt; &lt;title&gt;Amazing Spider-Man, The &lt;/title&gt; &lt;pub&gt;Nintendo Co., Ltd.&lt;/pub&gt; &lt;dev&gt;Rare Ltd.&lt;/dev&gt; &lt;genre&gt;Beat-'Em-Up&lt;/genre&gt; &lt;score&gt;3.1&lt;/score&gt; &lt;player&gt;1 Player&lt;/player&gt; &lt;story&gt;Mary Jane has been kidnapped!  One of Spider-Man's enemies has discovered his true identity, Peter Parker. Unfortunately for Spidey, exactly who has kidnapped Mary Jane is a mystery.  So, you must guide Spider-Man through 5 levels to find where she is hidden.****This 1990 release is a side-scrolling action game. Spider-Man can use his web making abilities to either hang from the ceiling or shoot webs out like bullets, but most of his attacks are punches or kicks. Also included are two vertical-scrolling building climbing segments.&lt;/story&gt; &lt;/game&gt;">
            <text:p>&lt;game name="Amazing Spider-Man, The (USA, Europe)"&gt; &lt;year&gt;1990&lt;/year&gt; &lt;rating&gt;ESRB - E (Everyone)&lt;/rating&gt; &lt;title&gt;Amazing Spider-Man, The &lt;/title&gt; &lt;pub&gt;Nintendo Co., Ltd.&lt;/pub&gt; &lt;dev&gt;Rare Ltd.&lt;/dev&gt; &lt;genre&gt;Beat-'Em-Up&lt;/genre&gt; &lt;score&gt;3.1&lt;/score&gt; &lt;player&gt;1 Player&lt;/player&gt; &lt;story&gt;Mary Jane has been kidnapped! <text:s/>One of Spider-Man's enemies has discovered his true identity, Peter Parker. Unfortunately for Spidey, exactly who has kidnapped Mary Jane is a mystery. <text:s/>So, you must guide Spider-Man through 5 levels to find where she is hidden.****This 1990 release is a side-scrolling action game. Spider-Man can use his web making abilities to either hang from the ceiling or shoot webs out like bullets, but most of his attacks are punches or kicks. Also included are two vertical-scrolling building climbing segments.&lt;/story&gt; &lt;/game&gt;</text:p>
          </table:table-cell>
        </table:table-row>
        <table:table-row table:style-name="ro1">
          <table:table-cell office:value-type="string">
            <text:p>Animaniacs (USA)</text:p>
          </table:table-cell>
          <table:table-cell office:value-type="float" office:value="1995">
            <text:p>1995</text:p>
          </table:table-cell>
          <table:table-cell office:value-type="string">
            <text:p>ESRB - E (Everyone)</text:p>
          </table:table-cell>
          <table:table-cell office:value-type="string">
            <text:p>Animaniacs </text:p>
          </table:table-cell>
          <table:table-cell office:value-type="string">
            <text:p>Konami (America), Inc.</text:p>
          </table:table-cell>
          <table:table-cell office:value-type="string">
            <text:p>Factor 5 GmbH</text:p>
          </table:table-cell>
          <table:table-cell office:value-type="string">
            <text:p>Platform</text:p>
          </table:table-cell>
          <table:table-cell office:value-type="string">
            <text:p>3.5</text:p>
          </table:table-cell>
          <table:table-cell office:value-type="string">
            <text:p>1 Player</text:p>
          </table:table-cell>
          <table:table-cell office:value-type="string">
            <text:p>Animaniacs is a side-scrolling action/puzzle game based on the animated TV series of the same name. <text:s/>The Warner kids, Yakko, Wakko, and Dot have escaped the water tower again and are on a quest to retrieve movie memorabilia from the Warner Bros. studio lot. <text:s/>****There are 4 stages, and in each stage the Warners must work together to get past obstacles and enemies. Yakko can push or pull boxes, Wakko can use his hammer to smash things, and Dot can blow kisses to charm simple minded foes.</text:p>
          </table:table-cell>
          <table:table-cell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Animaniacs (USA)&quot;&gt; &lt;year&gt;1995&lt;/year&gt; &lt;rating&gt;ESRB - E (Everyone)&lt;/rating&gt; &lt;title&gt;Animaniacs &lt;/title&gt; &lt;pub&gt;Konami (America), Inc.&lt;/pub&gt; &lt;dev&gt;Factor 5 GmbH&lt;/dev&gt; &lt;genre&gt;Platform&lt;/genre&gt; &lt;score&gt;3.5&lt;/score&gt; &lt;player&gt;1 Player&lt;/player&gt; &lt;story&gt;Animaniacs is a side-scrolling action/puzzle game based on the animated TV series of the same name.  The Warner kids, Yakko, Wakko, and Dot have escaped the water tower again and are on a quest to retrieve movie memorabilia from the Warner Bros. studio lot.  ****There are 4 stages, and in each stage the Warners must work together to get past obstacles and enemies. Yakko can push or pull boxes, Wakko can use his hammer to smash things, and Dot can blow kisses to charm simple minded foes.&lt;/story&gt; &lt;/game&gt;">
            <text:p>&lt;game name="Animaniacs (USA)"&gt; &lt;year&gt;1995&lt;/year&gt; &lt;rating&gt;ESRB - E (Everyone)&lt;/rating&gt; &lt;title&gt;Animaniacs &lt;/title&gt; &lt;pub&gt;Konami (America), Inc.&lt;/pub&gt; &lt;dev&gt;Factor 5 GmbH&lt;/dev&gt; &lt;genre&gt;Platform&lt;/genre&gt; &lt;score&gt;3.5&lt;/score&gt; &lt;player&gt;1 Player&lt;/player&gt; &lt;story&gt;Animaniacs is a side-scrolling action/puzzle game based on the animated TV series of the same name. <text:s/>The Warner kids, Yakko, Wakko, and Dot have escaped the water tower again and are on a quest to retrieve movie memorabilia from the Warner Bros. studio lot. <text:s/>****There are 4 stages, and in each stage the Warners must work together to get past obstacles and enemies. Yakko can push or pull boxes, Wakko can use his hammer to smash things, and Dot can blow kisses to charm simple minded foes.&lt;/story&gt; &lt;/game&gt;</text:p>
          </table:table-cell>
        </table:table-row>
        <table:table-row table:style-name="ro1">
          <table:table-cell office:value-type="string">
            <text:p>Arcade Classic No. 1 - Asteroids &amp; Missile Command (USA, Europe)</text:p>
          </table:table-cell>
          <table:table-cell office:value-type="float" office:value="1995">
            <text:p>1995</text:p>
          </table:table-cell>
          <table:table-cell office:value-type="string">
            <text:p>ESRB - E (Everyone)</text:p>
          </table:table-cell>
          <table:table-cell office:value-type="string">
            <text:p>Arcade Classic No. 1 - Asteroids &amp; Missile Command </text:p>
          </table:table-cell>
          <table:table-cell office:value-type="string">
            <text:p>Nintendo of America Inc.</text:p>
          </table:table-cell>
          <table:table-cell office:value-type="string">
            <text:p>Atari, Inc.</text:p>
          </table:table-cell>
          <table:table-cell office:value-type="string">
            <text:p>Shoot-'Em-Up</text:p>
          </table:table-cell>
          <table:table-cell office:value-type="string">
            <text:p>3.4</text:p>
          </table:table-cell>
          <table:table-cell office:value-type="string">
            <text:p>1-2 Players</text:p>
          </table:table-cell>
          <table:table-cell office:value-type="string">
            <text:p>This is a compilation of two classic arcade games on one pack:****1. Asteroids: Pilot a spacecraft and destroy the on-coming asteroids, with a range of different weapons and shields.****2. Missile Command: Command missile launchers and protect the planet from asteroids, space ships and other missiles.****Both are complete remakes of the arcade originals.</text:p>
          </table:table-cell>
          <table:table-cell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Arcade Classic No. 1 - Asteroids &amp; Missile Command (USA, Europe)&quot;&gt; &lt;year&gt;1995&lt;/year&gt; &lt;rating&gt;ESRB - E (Everyone)&lt;/rating&gt; &lt;title&gt;Arcade Classic No. 1 - Asteroids &amp; Missile Command &lt;/title&gt; &lt;pub&gt;Nintendo of America Inc.&lt;/pub&gt; &lt;dev&gt;Atari, Inc.&lt;/dev&gt; &lt;genre&gt;Shoot-'Em-Up&lt;/genre&gt; &lt;score&gt;3.4&lt;/score&gt; &lt;player&gt;1-2 Players&lt;/player&gt; &lt;story&gt;This is a compilation of two classic arcade games on one pack:****1. Asteroids: Pilot a spacecraft and destroy the on-coming asteroids, with a range of different weapons and shields.****2. Missile Command: Command missile launchers and protect the planet from asteroids, space ships and other missiles.****Both are complete remakes of the arcade originals.&lt;/story&gt; &lt;/game&gt;">
            <text:p>&lt;game name="Arcade Classic No. 1 - Asteroids &amp; Missile Command (USA, Europe)"&gt; &lt;year&gt;1995&lt;/year&gt; &lt;rating&gt;ESRB - E (Everyone)&lt;/rating&gt; &lt;title&gt;Arcade Classic No. 1 - Asteroids &amp; Missile Command &lt;/title&gt; &lt;pub&gt;Nintendo of America Inc.&lt;/pub&gt; &lt;dev&gt;Atari, Inc.&lt;/dev&gt; &lt;genre&gt;Shoot-'Em-Up&lt;/genre&gt; &lt;score&gt;3.4&lt;/score&gt; &lt;player&gt;1-2 Players&lt;/player&gt; &lt;story&gt;This is a compilation of two classic arcade games on one pack:****1. Asteroids: Pilot a spacecraft and destroy the on-coming asteroids, with a range of different weapons and shields.****2. Missile Command: Command missile launchers and protect the planet from asteroids, space ships and other missiles.****Both are complete remakes of the arcade originals.&lt;/story&gt; &lt;/game&gt;</text:p>
          </table:table-cell>
        </table:table-row>
        <table:table-row table:style-name="ro1">
          <table:table-cell office:value-type="string">
            <text:p>Arcade Classic No. 2 - Centipede &amp; Millipede (USA, Europe)</text:p>
          </table:table-cell>
          <table:table-cell office:value-type="float" office:value="1995">
            <text:p>1995</text:p>
          </table:table-cell>
          <table:table-cell office:value-type="string">
            <text:p>ESRB - E (Everyone)</text:p>
          </table:table-cell>
          <table:table-cell office:value-type="string">
            <text:p>Arcade Classic No. 2 - Centipede &amp; Millipede </text:p>
          </table:table-cell>
          <table:table-cell office:value-type="string">
            <text:p>Nintendo of America Inc.</text:p>
          </table:table-cell>
          <table:table-cell office:value-type="string">
            <text:p>Atari, Inc.</text:p>
          </table:table-cell>
          <table:table-cell office:value-type="string">
            <text:p>Shooter</text:p>
          </table:table-cell>
          <table:table-cell office:value-type="string">
            <text:p>3.6</text:p>
          </table:table-cell>
          <table:table-cell office:value-type="string">
            <text:p>1-2 Players</text:p>
          </table:table-cell>
          <table:table-cell office:value-type="string">
            <text:p>A compilation of two classic games, Centipede and Millipede ported over to the Game Boy system with original gameplay. <text:s/>It is also compatible with the Super Game Boy Adapter with backgrounds made to resemble their original arcade casings.</text:p>
          </table:table-cell>
          <table:table-cell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Arcade Classic No. 2 - Centipede &amp; Millipede (USA, Europe)&quot;&gt; &lt;year&gt;1995&lt;/year&gt; &lt;rating&gt;ESRB - E (Everyone)&lt;/rating&gt; &lt;title&gt;Arcade Classic No. 2 - Centipede &amp; Millipede &lt;/title&gt; &lt;pub&gt;Nintendo of America Inc.&lt;/pub&gt; &lt;dev&gt;Atari, Inc.&lt;/dev&gt; &lt;genre&gt;Shooter&lt;/genre&gt; &lt;score&gt;3.6&lt;/score&gt; &lt;player&gt;1-2 Players&lt;/player&gt; &lt;story&gt;A compilation of two classic games, Centipede and Millipede ported over to the Game Boy system with original gameplay.  It is also compatible with the Super Game Boy Adapter with backgrounds made to resemble their original arcade casings.&lt;/story&gt; &lt;/game&gt;">
            <text:p>&lt;game name="Arcade Classic No. 2 - Centipede &amp; Millipede (USA, Europe)"&gt; &lt;year&gt;1995&lt;/year&gt; &lt;rating&gt;ESRB - E (Everyone)&lt;/rating&gt; &lt;title&gt;Arcade Classic No. 2 - Centipede &amp; Millipede &lt;/title&gt; &lt;pub&gt;Nintendo of America Inc.&lt;/pub&gt; &lt;dev&gt;Atari, Inc.&lt;/dev&gt; &lt;genre&gt;Shooter&lt;/genre&gt; &lt;score&gt;3.6&lt;/score&gt; &lt;player&gt;1-2 Players&lt;/player&gt; &lt;story&gt;A compilation of two classic games, Centipede and Millipede ported over to the Game Boy system with original gameplay. <text:s/>It is also compatible with the Super Game Boy Adapter with backgrounds made to resemble their original arcade casings.&lt;/story&gt; &lt;/game&gt;</text:p>
          </table:table-cell>
        </table:table-row>
        <table:table-row table:style-name="ro1">
          <table:table-cell office:value-type="string">
            <text:p>Arcade Classic No. 3 - Galaga &amp; Galaxian (USA)</text:p>
          </table:table-cell>
          <table:table-cell office:value-type="float" office:value="1995">
            <text:p>1995</text:p>
          </table:table-cell>
          <table:table-cell office:value-type="string">
            <text:p>ESRB - E (Everyone)</text:p>
          </table:table-cell>
          <table:table-cell office:value-type="string">
            <text:p>Arcade Classic No. 3 - Galaga &amp; Galaxian </text:p>
          </table:table-cell>
          <table:table-cell office:value-type="string">
            <text:p>Nintendo of America Inc.</text:p>
          </table:table-cell>
          <table:table-cell office:value-type="string">
            <text:p>Namco Limited</text:p>
          </table:table-cell>
          <table:table-cell office:value-type="string">
            <text:p>Shoot-'Em-Up</text:p>
          </table:table-cell>
          <table:table-cell office:value-type="string">
            <text:p>3.6</text:p>
          </table:table-cell>
          <table:table-cell office:value-type="string">
            <text:p>1-2 Players</text:p>
          </table:table-cell>
          <table:table-cell office:value-type="string">
            <text:p>A compilation of two classic arcade titles, Galaga and Galaxian ported over to the Game Boy and features original gameplay features. <text:s/>It is also Super Game Boy compatible complete with background borders that replicate their original arcade machine casings.</text:p>
          </table:table-cell>
          <table:table-cell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Arcade Classic No. 3 - Galaga &amp; Galaxian (USA)&quot;&gt; &lt;year&gt;1995&lt;/year&gt; &lt;rating&gt;ESRB - E (Everyone)&lt;/rating&gt; &lt;title&gt;Arcade Classic No. 3 - Galaga &amp; Galaxian &lt;/title&gt; &lt;pub&gt;Nintendo of America Inc.&lt;/pub&gt; &lt;dev&gt;Namco Limited&lt;/dev&gt; &lt;genre&gt;Shoot-'Em-Up&lt;/genre&gt; &lt;score&gt;3.6&lt;/score&gt; &lt;player&gt;1-2 Players&lt;/player&gt; &lt;story&gt;A compilation of two classic arcade titles, Galaga and Galaxian ported over to the Game Boy and features original gameplay features.  It is also Super Game Boy compatible complete with background borders that replicate their original arcade machine casings.&lt;/story&gt; &lt;/game&gt;">
            <text:p>&lt;game name="Arcade Classic No. 3 - Galaga &amp; Galaxian (USA)"&gt; &lt;year&gt;1995&lt;/year&gt; &lt;rating&gt;ESRB - E (Everyone)&lt;/rating&gt; &lt;title&gt;Arcade Classic No. 3 - Galaga &amp; Galaxian &lt;/title&gt; &lt;pub&gt;Nintendo of America Inc.&lt;/pub&gt; &lt;dev&gt;Namco Limited&lt;/dev&gt; &lt;genre&gt;Shoot-'Em-Up&lt;/genre&gt; &lt;score&gt;3.6&lt;/score&gt; &lt;player&gt;1-2 Players&lt;/player&gt; &lt;story&gt;A compilation of two classic arcade titles, Galaga and Galaxian ported over to the Game Boy and features original gameplay features. <text:s/>It is also Super Game Boy compatible complete with background borders that replicate their original arcade machine casings.&lt;/story&gt; &lt;/game&gt;</text:p>
          </table:table-cell>
        </table:table-row>
        <table:table-row table:style-name="ro1">
          <table:table-cell office:value-type="string">
            <text:p>Arcade Classic No. 4 - Defender &amp; Joust (USA, Europe)</text:p>
          </table:table-cell>
          <table:table-cell office:value-type="float" office:value="1995">
            <text:p>1995</text:p>
          </table:table-cell>
          <table:table-cell office:value-type="string">
            <text:p>ESRB - E (Everyone)</text:p>
          </table:table-cell>
          <table:table-cell office:value-type="string">
            <text:p>Arcade Classic No. 4 - Defender &amp; Joust </text:p>
          </table:table-cell>
          <table:table-cell office:value-type="string">
            <text:p>Nintendo of America Inc.</text:p>
          </table:table-cell>
          <table:table-cell office:value-type="string">
            <text:p>Williams</text:p>
          </table:table-cell>
          <table:table-cell office:value-type="string">
            <text:p>Shoot-'Em-Up</text:p>
          </table:table-cell>
          <table:table-cell office:value-type="string">
            <text:p>4.5</text:p>
          </table:table-cell>
          <table:table-cell office:value-type="string">
            <text:p>1-2 Players</text:p>
          </table:table-cell>
          <table:table-cell office:value-type="string">
            <text:p>A compilation and port of:****1. Joust**2. Defender****The games can also be played on the Super Game Boy Peripheral and has altered graphics from the original versions. <text:s/>It does not feature the ability to use the Link Cable, but does have an option for two friends to take turns for each game.</text:p>
          </table:table-cell>
          <table:table-cell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Arcade Classic No. 4 - Defender &amp; Joust (USA, Europe)&quot;&gt; &lt;year&gt;1995&lt;/year&gt; &lt;rating&gt;ESRB - E (Everyone)&lt;/rating&gt; &lt;title&gt;Arcade Classic No. 4 - Defender &amp; Joust &lt;/title&gt; &lt;pub&gt;Nintendo of America Inc.&lt;/pub&gt; &lt;dev&gt;Williams&lt;/dev&gt; &lt;genre&gt;Shoot-'Em-Up&lt;/genre&gt; &lt;score&gt;4.5&lt;/score&gt; &lt;player&gt;1-2 Players&lt;/player&gt; &lt;story&gt;A compilation and port of:****1. Joust**2. Defender****The games can also be played on the Super Game Boy Peripheral and has altered graphics from the original versions.  It does not feature the ability to use the Link Cable, but does have an option for two friends to take turns for each game.&lt;/story&gt; &lt;/game&gt;">
            <text:p>&lt;game name="Arcade Classic No. 4 - Defender &amp; Joust (USA, Europe)"&gt; &lt;year&gt;1995&lt;/year&gt; &lt;rating&gt;ESRB - E (Everyone)&lt;/rating&gt; &lt;title&gt;Arcade Classic No. 4 - Defender &amp; Joust &lt;/title&gt; &lt;pub&gt;Nintendo of America Inc.&lt;/pub&gt; &lt;dev&gt;Williams&lt;/dev&gt; &lt;genre&gt;Shoot-'Em-Up&lt;/genre&gt; &lt;score&gt;4.5&lt;/score&gt; &lt;player&gt;1-2 Players&lt;/player&gt; &lt;story&gt;A compilation and port of:****1. Joust**2. Defender****The games can also be played on the Super Game Boy Peripheral and has altered graphics from the original versions. <text:s/>It does not feature the ability to use the Link Cable, but does have an option for two friends to take turns for each game.&lt;/story&gt; &lt;/game&gt;</text:p>
          </table:table-cell>
        </table:table-row>
        <table:table-row table:style-name="ro1">
          <table:table-cell office:value-type="string">
            <text:p>Arcade Classics - Battlezone &amp; Super Breakout (USA, Europe)</text:p>
          </table:table-cell>
          <table:table-cell office:value-type="float" office:value="1996">
            <text:p>1996</text:p>
          </table:table-cell>
          <table:table-cell office:value-type="string">
            <text:p>ESRB - E (Everyone)</text:p>
          </table:table-cell>
          <table:table-cell office:value-type="string">
            <text:p>Arcade Classics - Battlezone &amp; Super Breakout </text:p>
          </table:table-cell>
          <table:table-cell office:value-type="string">
            <text:p>Nintendo of America Inc.</text:p>
          </table:table-cell>
          <table:table-cell office:value-type="string">
            <text:p>Atari Corporation</text:p>
          </table:table-cell>
          <table:table-cell office:value-type="string">
            <text:p>Action</text:p>
          </table:table-cell>
          <table:table-cell office:value-type="string">
            <text:p>3.0</text:p>
          </table:table-cell>
          <table:table-cell office:value-type="string">
            <text:p>1-2 Players</text:p>
          </table:table-cell>
          <table:table-cell office:value-type="string">
            <text:p>A compilation and port of the classic Atari games, <text:s/>Battlezone and Super Breakout. <text:s/>Each version features the original gameplay and recreated graphics utilizing the Super Game Boy peripheral. <text:s/>The controls have been changed to suit the Game Boy's control scheme.</text:p>
          </table:table-cell>
          <table:table-cell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Arcade Classics - Battlezone &amp; Super Breakout (USA, Europe)&quot;&gt; &lt;year&gt;1996&lt;/year&gt; &lt;rating&gt;ESRB - E (Everyone)&lt;/rating&gt; &lt;title&gt;Arcade Classics - Battlezone &amp; Super Breakout &lt;/title&gt; &lt;pub&gt;Nintendo of America Inc.&lt;/pub&gt; &lt;dev&gt;Atari Corporation&lt;/dev&gt; &lt;genre&gt;Action&lt;/genre&gt; &lt;score&gt;3.0&lt;/score&gt; &lt;player&gt;1-2 Players&lt;/player&gt; &lt;story&gt;A compilation and port of the classic Atari games,  Battlezone and Super Breakout.  Each version features the original gameplay and recreated graphics utilizing the Super Game Boy peripheral.  The controls have been changed to suit the Game Boy's control scheme.&lt;/story&gt; &lt;/game&gt;">
            <text:p>&lt;game name="Arcade Classics - Battlezone &amp; Super Breakout (USA, Europe)"&gt; &lt;year&gt;1996&lt;/year&gt; &lt;rating&gt;ESRB - E (Everyone)&lt;/rating&gt; &lt;title&gt;Arcade Classics - Battlezone &amp; Super Breakout &lt;/title&gt; &lt;pub&gt;Nintendo of America Inc.&lt;/pub&gt; &lt;dev&gt;Atari Corporation&lt;/dev&gt; &lt;genre&gt;Action&lt;/genre&gt; &lt;score&gt;3.0&lt;/score&gt; &lt;player&gt;1-2 Players&lt;/player&gt; &lt;story&gt;A compilation and port of the classic Atari games, <text:s/>Battlezone and Super Breakout. <text:s/>Each version features the original gameplay and recreated graphics utilizing the Super Game Boy peripheral. <text:s/>The controls have been changed to suit the Game Boy's control scheme.&lt;/story&gt; &lt;/game&gt;</text:p>
          </table:table-cell>
        </table:table-row>
        <table:table-row table:style-name="ro1">
          <table:table-cell office:value-type="string">
            <text:p>Asterix (Europe)</text:p>
          </table:table-cell>
          <table:table-cell office:value-type="float" office:value="1993">
            <text:p>1993</text:p>
          </table:table-cell>
          <table:table-cell office:value-type="string">
            <text:p>ESRB - E (Everyone)</text:p>
          </table:table-cell>
          <table:table-cell office:value-type="string">
            <text:p>Asterix </text:p>
          </table:table-cell>
          <table:table-cell office:value-type="string">
            <text:p>Infogrames Europe SA</text:p>
          </table:table-cell>
          <table:table-cell office:value-type="string">
            <text:p>Bit Managers S.L.</text:p>
          </table:table-cell>
          <table:table-cell office:value-type="string">
            <text:p>Platform</text:p>
          </table:table-cell>
          <table:table-cell office:value-type="string">
            <text:p>3.2</text:p>
          </table:table-cell>
          <table:table-cell office:value-type="string">
            <text:p>1 Player</text:p>
          </table:table-cell>
          <table:table-cell office:value-type="string">
            <text:p>The year is 50 BC. Gaul is entirely occupied by the Romans. Well, almost entirely... One small Gaulish village continues to defy the occupying forces, the villagers protected by a magic potion which makes them invincible. But now Obelix has vanished! The Romans have confirmed his capture and taken him to an unknown destination. ****Astérix is a platform game based on the eponymous comic books, where the short and mustached Gaul has to progress through levels located all across Europe, fighting Romans and various aggressive animals along the way, to rescue his friend Obelix before Caesar throws him to the lions....</text:p>
          </table:table-cell>
          <table:table-cell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Asterix (Europe)&quot;&gt; &lt;year&gt;1993&lt;/year&gt; &lt;rating&gt;ESRB - E (Everyone)&lt;/rating&gt; &lt;title&gt;Asterix &lt;/title&gt; &lt;pub&gt;Infogrames Europe SA&lt;/pub&gt; &lt;dev&gt;Bit Managers S.L.&lt;/dev&gt; &lt;genre&gt;Platform&lt;/genre&gt; &lt;score&gt;3.2&lt;/score&gt; &lt;player&gt;1 Player&lt;/player&gt; &lt;story&gt;The year is 50 BC. Gaul is entirely occupied by the Romans. Well, almost entirely... One small Gaulish village continues to defy the occupying forces, the villagers protected by a magic potion which makes them invincible. But now Obelix has vanished! The Romans have confirmed his capture and taken him to an unknown destination. ****Astérix is a platform game based on the eponymous comic books, where the short and mustached Gaul has to progress through levels located all across Europe, fighting Romans and various aggressive animals along the way, to rescue his friend Obelix before Caesar throws him to the lions....&lt;/story&gt; &lt;/game&gt;">
            <text:p>&lt;game name="Asterix (Europe)"&gt; &lt;year&gt;1993&lt;/year&gt; &lt;rating&gt;ESRB - E (Everyone)&lt;/rating&gt; &lt;title&gt;Asterix &lt;/title&gt; &lt;pub&gt;Infogrames Europe SA&lt;/pub&gt; &lt;dev&gt;Bit Managers S.L.&lt;/dev&gt; &lt;genre&gt;Platform&lt;/genre&gt; &lt;score&gt;3.2&lt;/score&gt; &lt;player&gt;1 Player&lt;/player&gt; &lt;story&gt;The year is 50 BC. Gaul is entirely occupied by the Romans. Well, almost entirely... One small Gaulish village continues to defy the occupying forces, the villagers protected by a magic potion which makes them invincible. But now Obelix has vanished! The Romans have confirmed his capture and taken him to an unknown destination. ****Astérix is a platform game based on the eponymous comic books, where the short and mustached Gaul has to progress through levels located all across Europe, fighting Romans and various aggressive animals along the way, to rescue his friend Obelix before Caesar throws him to the lions....&lt;/story&gt; &lt;/game&gt;</text:p>
          </table:table-cell>
        </table:table-row>
        <table:table-row table:style-name="ro1">
          <table:table-cell office:value-type="string">
            <text:p>Asterix &amp; Obelix (Europe)</text:p>
          </table:table-cell>
          <table:table-cell office:value-type="float" office:value="1995">
            <text:p>1995</text:p>
          </table:table-cell>
          <table:table-cell office:value-type="string">
            <text:p>ESRB - E (Everyone)</text:p>
          </table:table-cell>
          <table:table-cell office:value-type="string">
            <text:p>Asterix &amp; Obelix </text:p>
          </table:table-cell>
          <table:table-cell office:value-type="string">
            <text:p>Infogrames</text:p>
          </table:table-cell>
          <table:table-cell office:value-type="string">
            <text:p>Bit Managers S.L.</text:p>
          </table:table-cell>
          <table:table-cell office:value-type="string">
            <text:p>Platform</text:p>
          </table:table-cell>
          <table:table-cell office:value-type="string">
            <text:p>3.5</text:p>
          </table:table-cell>
          <table:table-cell office:value-type="string">
            <text:p>1 Player</text:p>
          </table:table-cell>
          <table:table-cell office:value-type="string">
            <text:p>Being the predecessor of Asterix and Obelix for SNES, this game features the same story as it's later counterpart - however the level design was massively changed, doesn't offer a 2 player mode and level codes were added only for the GameBoy Color version.****To show Caesar the power and freedom of your village, you have to collect various trophies from all over Europe. To do this, you can select Asterix or Obelix and move them through various levels while beating up Roman soldiers, collecting coins and avoiding gaps or other obstacles. Various special levels like crossing the sea to Great Britain by boat (and beating up some Romans again) or freeing Rugby players captured by the Romans are scattered across the game and provide variety between the classical Jump 'n Run levels. Most levels additionally have a time limit to make things a bit harder, though the difficulty of the game can be adjusted.****There's an overall of four different countries, all of them based on comic books of the series (namely: Asterix in Britain, Asterix in Switzerland, Asterix at the Olympic Games, Asterix in Spain). At the end of each of these stages you have to contend in a contest typical for the country and also taken from the plot of the comics: In Britannia you take part in a rugby match, in Switzerland you have to blast safes, in Greece you take part in the Olympic games and in Spain you have to fight against (or run from) a bull - victory will get you the desired trophy!</text:p>
          </table:table-cell>
          <table:table-cell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Asterix &amp; Obelix (Europe)&quot;&gt; &lt;year&gt;1995&lt;/year&gt; &lt;rating&gt;ESRB - E (Everyone)&lt;/rating&gt; &lt;title&gt;Asterix &amp; Obelix &lt;/title&gt; &lt;pub&gt;Infogrames&lt;/pub&gt; &lt;dev&gt;Bit Managers S.L.&lt;/dev&gt; &lt;genre&gt;Platform&lt;/genre&gt; &lt;score&gt;3.5&lt;/score&gt; &lt;player&gt;1 Player&lt;/player&gt; &lt;story&gt;Being the predecessor of Asterix and Obelix for SNES, this game features the same story as it's later counterpart - however the level design was massively changed, doesn't offer a 2 player mode and level codes were added only for the GameBoy Color version.****To show Caesar the power and freedom of your village, you have to collect various trophies from all over Europe. To do this, you can select Asterix or Obelix and move them through various levels while beating up Roman soldiers, collecting coins and avoiding gaps or other obstacles. Various special levels like crossing the sea to Great Britain by boat (and beating up some Romans again) or freeing Rugby players captured by the Romans are scattered across the game and provide variety between the classical Jump 'n Run levels. Most levels additionally have a time limit to make things a bit harder, though the difficulty of the game can be adjusted.****There's an overall of four different countries, all of them based on comic books of the series (namely: Asterix in Britain, Asterix in Switzerland, Asterix at the Olympic Games, Asterix in Spain). At the end of each of these stages you have to contend in a contest typical for the country and also taken from the plot of the comics: In Britannia you take part in a rugby match, in Switzerland you have to blast safes, in Greece you take part in the Olympic games and in Spain you have to fight against (or run from) a bull - victory will get you the desired trophy!&lt;/story&gt; &lt;/game&gt;">
            <text:p>&lt;game name="Asterix &amp; Obelix (Europe)"&gt; &lt;year&gt;1995&lt;/year&gt; &lt;rating&gt;ESRB - E (Everyone)&lt;/rating&gt; &lt;title&gt;Asterix &amp; Obelix &lt;/title&gt; &lt;pub&gt;Infogrames&lt;/pub&gt; &lt;dev&gt;Bit Managers S.L.&lt;/dev&gt; &lt;genre&gt;Platform&lt;/genre&gt; &lt;score&gt;3.5&lt;/score&gt; &lt;player&gt;1 Player&lt;/player&gt; &lt;story&gt;Being the predecessor of Asterix and Obelix for SNES, this game features the same story as it's later counterpart - however the level design was massively changed, doesn't offer a 2 player mode and level codes were added only for the GameBoy Color version.****To show Caesar the power and freedom of your village, you have to collect various trophies from all over Europe. To do this, you can select Asterix or Obelix and move them through various levels while beating up Roman soldiers, collecting coins and avoiding gaps or other obstacles. Various special levels like crossing the sea to Great Britain by boat (and beating up some Romans again) or freeing Rugby players captured by the Romans are scattered across the game and provide variety between the classical Jump 'n Run levels. Most levels additionally have a time limit to make things a bit harder, though the difficulty of the game can be adjusted.****There's an overall of four different countries, all of them based on comic books of the series (namely: Asterix in Britain, Asterix in Switzerland, Asterix at the Olympic Games, Asterix in Spain). At the end of each of these stages you have to contend in a contest typical for the country and also taken from the plot of the comics: In Britannia you take part in a rugby match, in Switzerland you have to blast safes, in Greece you take part in the Olympic games and in Spain you have to fight against (or run from) a bull - victory will get you the desired trophy!&lt;/story&gt; &lt;/game&gt;</text:p>
          </table:table-cell>
        </table:table-row>
        <table:table-row table:style-name="ro1">
          <table:table-cell office:value-type="string">
            <text:p>Asteroids (USA, Europe)</text:p>
          </table:table-cell>
          <table:table-cell office:value-type="float" office:value="1992">
            <text:p>1992</text:p>
          </table:table-cell>
          <table:table-cell office:value-type="string">
            <text:p>ESRB - E (Everyone)</text:p>
          </table:table-cell>
          <table:table-cell office:value-type="string">
            <text:p>Asteroids </text:p>
          </table:table-cell>
          <table:table-cell office:value-type="string">
            <text:p>Accolade, Inc.</text:p>
          </table:table-cell>
          <table:table-cell office:value-type="string">
            <text:p>Atari, Inc.</text:p>
          </table:table-cell>
          <table:table-cell office:value-type="string">
            <text:p>Shoot-'Em-Up</text:p>
          </table:table-cell>
          <table:table-cell office:value-type="string">
            <text:p>3.0</text:p>
          </table:table-cell>
          <table:table-cell office:value-type="string">
            <text:p>1-2 Players</text:p>
          </table:table-cell>
          <table:table-cell office:value-type="string">
            <text:p>Play the role of a spaceship pilot trapped in a gigantic asteroid cloud and pulverize incoming asteroids with the ship's photon cannon. When all asteroids are destroyed, the player can then move on to the next round. In addition to the asteroids, the player will also face an Alien Robot Saucer which shoots randomly across the screen. <text:s/>The player using the controller may rotate the ship (left or right) to any direction or move the ship forward. Shots will be fired according to the ship direction. The player has three reserved ships available to replace a destroyed spaceship. The spaceship is destroyed if an asteroid collides with the spaceship or is shot by an Alien Robot Saucer. Additionally, the player may opt to use the hyperspace warp to avoid collision. The warp however, may also destroy the spaceship in the process. <text:s/>Asteroids when shot will break-up into smaller pieces or be destroyed. There are three types of asteroids: large asteroids, medium asteroids, and small asteroids. Large asteroids and medium asteroids when shot, will break-up into two smaller sized asteroids. Small asteroids when shot will be destroyed. Alien Robot Saucers come in two sizes: small and large. Both use photon lasers to shoot and will explode when destroyed. Alien Robot Saucers will not appear at the Novice Level.</text:p>
          </table:table-cell>
          <table:table-cell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Asteroids (USA, Europe)&quot;&gt; &lt;year&gt;1992&lt;/year&gt; &lt;rating&gt;ESRB - E (Everyone)&lt;/rating&gt; &lt;title&gt;Asteroids &lt;/title&gt; &lt;pub&gt;Accolade, Inc.&lt;/pub&gt; &lt;dev&gt;Atari, Inc.&lt;/dev&gt; &lt;genre&gt;Shoot-'Em-Up&lt;/genre&gt; &lt;score&gt;3.0&lt;/score&gt; &lt;player&gt;1-2 Players&lt;/player&gt; &lt;story&gt;Play the role of a spaceship pilot trapped in a gigantic asteroid cloud and pulverize incoming asteroids with the ship's photon cannon. When all asteroids are destroyed, the player can then move on to the next round. In addition to the asteroids, the player will also face an Alien Robot Saucer which shoots randomly across the screen.  The player using the controller may rotate the ship (left or right) to any direction or move the ship forward. Shots will be fired according to the ship direction. The player has three reserved ships available to replace a destroyed spaceship. The spaceship is destroyed if an asteroid collides with the spaceship or is shot by an Alien Robot Saucer. Additionally, the player may opt to use the hyperspace warp to avoid collision. The warp however, may also destroy the spaceship in the process.  Asteroids when shot will break-up into smaller pieces or be destroyed. There are three types of asteroids: large asteroids, medium asteroids, and small asteroids. Large asteroids and medium asteroids when shot, will break-up into two smaller sized asteroids. Small asteroids when shot will be destroyed. Alien Robot Saucers come in two sizes: small and large. Both use photon lasers to shoot and will explode when destroyed. Alien Robot Saucers will not appear at the Novice Level.&lt;/story&gt; &lt;/game&gt;">
            <text:p>&lt;game name="Asteroids (USA, Europe)"&gt; &lt;year&gt;1992&lt;/year&gt; &lt;rating&gt;ESRB - E (Everyone)&lt;/rating&gt; &lt;title&gt;Asteroids &lt;/title&gt; &lt;pub&gt;Accolade, Inc.&lt;/pub&gt; &lt;dev&gt;Atari, Inc.&lt;/dev&gt; &lt;genre&gt;Shoot-'Em-Up&lt;/genre&gt; &lt;score&gt;3.0&lt;/score&gt; &lt;player&gt;1-2 Players&lt;/player&gt; &lt;story&gt;Play the role of a spaceship pilot trapped in a gigantic asteroid cloud and pulverize incoming asteroids with the ship's photon cannon. When all asteroids are destroyed, the player can then move on to the next round. In addition to the asteroids, the player will also face an Alien Robot Saucer which shoots randomly across the screen. <text:s/>The player using the controller may rotate the ship (left or right) to any direction or move the ship forward. Shots will be fired according to the ship direction. The player has three reserved ships available to replace a destroyed spaceship. The spaceship is destroyed if an asteroid collides with the spaceship or is shot by an Alien Robot Saucer. Additionally, the player may opt to use the hyperspace warp to avoid collision. The warp however, may also destroy the spaceship in the process. <text:s/>Asteroids when shot will break-up into smaller pieces or be destroyed. There are three types of asteroids: large asteroids, medium asteroids, and small asteroids. Large asteroids and medium asteroids when shot, will break-up into two smaller sized asteroids. Small asteroids when shot will be destroyed. Alien Robot Saucers come in two sizes: small and large. Both use photon lasers to shoot and will explode when destroyed. Alien Robot Saucers will not appear at the Novice Level.&lt;/story&gt; &lt;/game&gt;</text:p>
          </table:table-cell>
        </table:table-row>
        <table:table-row table:style-name="ro1">
          <table:table-cell office:value-type="string">
            <text:p>Atomic Punk (USA)</text:p>
          </table:table-cell>
          <table:table-cell office:value-type="float" office:value="1991">
            <text:p>1991</text:p>
          </table:table-cell>
          <table:table-cell office:value-type="string">
            <text:p>ESRB - E (Everyone)</text:p>
          </table:table-cell>
          <table:table-cell office:value-type="string">
            <text:p>Atomic Punk </text:p>
          </table:table-cell>
          <table:table-cell office:value-type="string">
            <text:p>Hudson Soft USA, Inc.</text:p>
          </table:table-cell>
          <table:table-cell office:value-type="string">
            <text:p>Hudson Soft Company, Ltd.</text:p>
          </table:table-cell>
          <table:table-cell office:value-type="string">
            <text:p>Action</text:p>
          </table:table-cell>
          <table:table-cell office:value-type="string">
            <text:p>3.7</text:p>
          </table:table-cell>
          <table:table-cell office:value-type="string">
            <text:p>1-2 Players</text:p>
          </table:table-cell>
          <table:table-cell office:value-type="string">
            <text:p>Atomic Punk, which was released as Dynablaster in Europe and Bomber Boy in Japan, is a game from Hudson Soft's Bomberman series. ****The game offers two single player and two multiplayer modes. The single player mode called "Game B" has the classical Bomberman gameplay, while the mode "Game A" introduces several variations. The levels in Game A are divided in nine areas, which can be accessed in any order from a world map. Depending on the time taken to finish a level and the number of blocks destroyed, the player gets a certain amount of gold, which can be used to buy power-ups (called "panels" in the game) in shop, which in term is accessed from the map. Power-ups allow, for example, to revive Bomberman when he dies in a stage or to increase the length of an explosion. Before entering a new area, the player chooses which panels to use in order to complete the area.****The multiplayer mode are both player vs. player modes. In "Panel mode", each player can place only one bomb at a time and the bombs' radius starts at one, but panels appear in the field to improve this. In "Powerful mode", no panels appear, but each player can place up to four bombs at a time and the radius is four.</text:p>
          </table:table-cell>
          <table:table-cell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Atomic Punk (USA)&quot;&gt; &lt;year&gt;1991&lt;/year&gt; &lt;rating&gt;ESRB - E (Everyone)&lt;/rating&gt; &lt;title&gt;Atomic Punk &lt;/title&gt; &lt;pub&gt;Hudson Soft USA, Inc.&lt;/pub&gt; &lt;dev&gt;Hudson Soft Company, Ltd.&lt;/dev&gt; &lt;genre&gt;Action&lt;/genre&gt; &lt;score&gt;3.7&lt;/score&gt; &lt;player&gt;1-2 Players&lt;/player&gt; &lt;story&gt;Atomic Punk, which was released as Dynablaster in Europe and Bomber Boy in Japan, is a game from Hudson Soft's Bomberman series. ****The game offers two single player and two multiplayer modes. The single player mode called &quot;Game B&quot; has the classical Bomberman gameplay, while the mode &quot;Game A&quot; introduces several variations. The levels in Game A are divided in nine areas, which can be accessed in any order from a world map. Depending on the time taken to finish a level and the number of blocks destroyed, the player gets a certain amount of gold, which can be used to buy power-ups (called &quot;panels&quot; in the game) in shop, which in term is accessed from the map. Power-ups allow, for example, to revive Bomberman when he dies in a stage or to increase the length of an explosion. Before entering a new area, the player chooses which panels to use in order to complete the area.****The multiplayer mode are both player vs. player modes. In &quot;Panel mode&quot;, each player can place only one bomb at a time and the bombs' radius starts at one, but panels appear in the field to improve this. In &quot;Powerful mode&quot;, no panels appear, but each player can place up to four bombs at a time and the radius is four.&lt;/story&gt; &lt;/game&gt;">
            <text:p>&lt;game name="Atomic Punk (USA)"&gt; &lt;year&gt;1991&lt;/year&gt; &lt;rating&gt;ESRB - E (Everyone)&lt;/rating&gt; &lt;title&gt;Atomic Punk &lt;/title&gt; &lt;pub&gt;Hudson Soft USA, Inc.&lt;/pub&gt; &lt;dev&gt;Hudson Soft Company, Ltd.&lt;/dev&gt; &lt;genre&gt;Action&lt;/genre&gt; &lt;score&gt;3.7&lt;/score&gt; &lt;player&gt;1-2 Players&lt;/player&gt; &lt;story&gt;Atomic Punk, which was released as Dynablaster in Europe and Bomber Boy in Japan, is a game from Hudson Soft's Bomberman series. ****The game offers two single player and two multiplayer modes. The single player mode called "Game B" has the classical Bomberman gameplay, while the mode "Game A" introduces several variations. The levels in Game A are divided in nine areas, which can be accessed in any order from a world map. Depending on the time taken to finish a level and the number of blocks destroyed, the player gets a certain amount of gold, which can be used to buy power-ups (called "panels" in the game) in shop, which in term is accessed from the map. Power-ups allow, for example, to revive Bomberman when he dies in a stage or to increase the length of an explosion. Before entering a new area, the player chooses which panels to use in order to complete the area.****The multiplayer mode are both player vs. player modes. In "Panel mode", each player can place only one bomb at a time and the bombs' radius starts at one, but panels appear in the field to improve this. In "Powerful mode", no panels appear, but each player can place up to four bombs at a time and the radius is four.&lt;/story&gt; &lt;/game&gt;</text:p>
          </table:table-cell>
        </table:table-row>
        <table:table-row table:style-name="ro1">
          <table:table-cell office:value-type="string">
            <text:p>Attack of the Killer Tomatoes (USA, Europe)</text:p>
          </table:table-cell>
          <table:table-cell office:value-type="float" office:value="1992">
            <text:p>1992</text:p>
          </table:table-cell>
          <table:table-cell office:value-type="string">
            <text:p>ESRB - E (Everyone)</text:p>
          </table:table-cell>
          <table:table-cell office:value-type="string">
            <text:p>Attack of the Killer Tomatoes </text:p>
          </table:table-cell>
          <table:table-cell office:value-type="string">
            <text:p>THQ Inc.</text:p>
          </table:table-cell>
          <table:table-cell office:value-type="string">
            <text:p>Equilibrium, Inc.</text:p>
          </table:table-cell>
          <table:table-cell office:value-type="string">
            <text:p>Action</text:p>
          </table:table-cell>
          <table:table-cell office:value-type="string">
            <text:p>2.2</text:p>
          </table:table-cell>
          <table:table-cell office:value-type="string">
            <text:p>1 Player</text:p>
          </table:table-cell>
          <table:table-cell office:value-type="string">
            <text:p>Attack of the Killer Tomatoes is a standard platformer based on the cartoon series of the same name (which itself is based on a movie series). The hero Wilbur Finletter has to travel through eleven side-scrolling levels in order to stop the evil Doctor Gangrene who runs over the town with his killer tomatoes. <text:s/>Basically Finletter moves through the levels, jumps over gaps and avoids the enemies because they have the ability to drain his life energy by touch. Losing enough energy causes the loss of a life. However, he is not defenceless as he can use a kick against the tomatoes. Additionally he can find swords in the levels which can be thrown. Other things to find are lightning bolts (invulnerability for a short time), parachutes and general point suppliers. Finletter also has the ability to use a skateboard. The goal of each level is to find the hidden tomato can and the level end within the time limit. In three instances, there is also a boss fight.</text:p>
          </table:table-cell>
          <table:table-cell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Attack of the Killer Tomatoes (USA, Europe)&quot;&gt; &lt;year&gt;1992&lt;/year&gt; &lt;rating&gt;ESRB - E (Everyone)&lt;/rating&gt; &lt;title&gt;Attack of the Killer Tomatoes &lt;/title&gt; &lt;pub&gt;THQ Inc.&lt;/pub&gt; &lt;dev&gt;Equilibrium, Inc.&lt;/dev&gt; &lt;genre&gt;Action&lt;/genre&gt; &lt;score&gt;2.2&lt;/score&gt; &lt;player&gt;1 Player&lt;/player&gt; &lt;story&gt;Attack of the Killer Tomatoes is a standard platformer based on the cartoon series of the same name (which itself is based on a movie series). The hero Wilbur Finletter has to travel through eleven side-scrolling levels in order to stop the evil Doctor Gangrene who runs over the town with his killer tomatoes.  Basically Finletter moves through the levels, jumps over gaps and avoids the enemies because they have the ability to drain his life energy by touch. Losing enough energy causes the loss of a life. However, he is not defenceless as he can use a kick against the tomatoes. Additionally he can find swords in the levels which can be thrown. Other things to find are lightning bolts (invulnerability for a short time), parachutes and general point suppliers. Finletter also has the ability to use a skateboard. The goal of each level is to find the hidden tomato can and the level end within the time limit. In three instances, there is also a boss fight.&lt;/story&gt; &lt;/game&gt;">
            <text:p>&lt;game name="Attack of the Killer Tomatoes (USA, Europe)"&gt; &lt;year&gt;1992&lt;/year&gt; &lt;rating&gt;ESRB - E (Everyone)&lt;/rating&gt; &lt;title&gt;Attack of the Killer Tomatoes &lt;/title&gt; &lt;pub&gt;THQ Inc.&lt;/pub&gt; &lt;dev&gt;Equilibrium, Inc.&lt;/dev&gt; &lt;genre&gt;Action&lt;/genre&gt; &lt;score&gt;2.2&lt;/score&gt; &lt;player&gt;1 Player&lt;/player&gt; &lt;story&gt;Attack of the Killer Tomatoes is a standard platformer based on the cartoon series of the same name (which itself is based on a movie series). The hero Wilbur Finletter has to travel through eleven side-scrolling levels in order to stop the evil Doctor Gangrene who runs over the town with his killer tomatoes. <text:s/>Basically Finletter moves through the levels, jumps over gaps and avoids the enemies because they have the ability to drain his life energy by touch. Losing enough energy causes the loss of a life. However, he is not defenceless as he can use a kick against the tomatoes. Additionally he can find swords in the levels which can be thrown. Other things to find are lightning bolts (invulnerability for a short time), parachutes and general point suppliers. Finletter also has the ability to use a skateboard. The goal of each level is to find the hidden tomato can and the level end within the time limit. In three instances, there is also a boss fight.&lt;/story&gt; &lt;/game&gt;</text:p>
          </table:table-cell>
        </table:table-row>
        <table:table-row table:style-name="ro1">
          <table:table-cell office:value-type="string">
            <text:p>Avenging Spirit (USA, Europe)</text:p>
          </table:table-cell>
          <table:table-cell office:value-type="float" office:value="1992">
            <text:p>1992</text:p>
          </table:table-cell>
          <table:table-cell office:value-type="string">
            <text:p>ESRB - E (Everyone)</text:p>
          </table:table-cell>
          <table:table-cell office:value-type="string">
            <text:p>Avenging Spirit </text:p>
          </table:table-cell>
          <table:table-cell office:value-type="string">
            <text:p>Jaleco USA, Inc.</text:p>
          </table:table-cell>
          <table:table-cell office:value-type="string">
            <text:p>C.P. Brain</text:p>
          </table:table-cell>
          <table:table-cell office:value-type="string">
            <text:p>Platform</text:p>
          </table:table-cell>
          <table:table-cell office:value-type="string">
            <text:p>3.1</text:p>
          </table:table-cell>
          <table:table-cell office:value-type="string">
            <text:p>1 Player</text:p>
          </table:table-cell>
          <table:table-cell office:value-type="string">
            <text:p>In Avenging Spirit the protagonist is a spirit out for revenge. He has been murdered by a group of gangsters and his girlfriend has taken hostage by them. Her father uses his brand new machine to call the man's spirit back from the dead, telling him that they are holding his daughter ransom unless he turns over his research of ghost energy.****In side-scrolling fashion, the game features six different stages - the city, the rooftops, a factory, the city sewers and two levels dealing with the mobsters base of operation. The player is able to possess enemies, 20 in all, and use any skills or weapons they have, to complete the level. The player's health is represented by ghost energy and it is drained when he is not inside a host. The story leads to two different endings.</text:p>
          </table:table-cell>
          <table:table-cell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Avenging Spirit (USA, Europe)&quot;&gt; &lt;year&gt;1992&lt;/year&gt; &lt;rating&gt;ESRB - E (Everyone)&lt;/rating&gt; &lt;title&gt;Avenging Spirit &lt;/title&gt; &lt;pub&gt;Jaleco USA, Inc.&lt;/pub&gt; &lt;dev&gt;C.P. Brain&lt;/dev&gt; &lt;genre&gt;Platform&lt;/genre&gt; &lt;score&gt;3.1&lt;/score&gt; &lt;player&gt;1 Player&lt;/player&gt; &lt;story&gt;In Avenging Spirit the protagonist is a spirit out for revenge. He has been murdered by a group of gangsters and his girlfriend has taken hostage by them. Her father uses his brand new machine to call the man's spirit back from the dead, telling him that they are holding his daughter ransom unless he turns over his research of ghost energy.****In side-scrolling fashion, the game features six different stages - the city, the rooftops, a factory, the city sewers and two levels dealing with the mobsters base of operation. The player is able to possess enemies, 20 in all, and use any skills or weapons they have, to complete the level. The player's health is represented by ghost energy and it is drained when he is not inside a host. The story leads to two different endings.&lt;/story&gt; &lt;/game&gt;">
            <text:p>&lt;game name="Avenging Spirit (USA, Europe)"&gt; &lt;year&gt;1992&lt;/year&gt; &lt;rating&gt;ESRB - E (Everyone)&lt;/rating&gt; &lt;title&gt;Avenging Spirit &lt;/title&gt; &lt;pub&gt;Jaleco USA, Inc.&lt;/pub&gt; &lt;dev&gt;C.P. Brain&lt;/dev&gt; &lt;genre&gt;Platform&lt;/genre&gt; &lt;score&gt;3.1&lt;/score&gt; &lt;player&gt;1 Player&lt;/player&gt; &lt;story&gt;In Avenging Spirit the protagonist is a spirit out for revenge. He has been murdered by a group of gangsters and his girlfriend has taken hostage by them. Her father uses his brand new machine to call the man's spirit back from the dead, telling him that they are holding his daughter ransom unless he turns over his research of ghost energy.****In side-scrolling fashion, the game features six different stages - the city, the rooftops, a factory, the city sewers and two levels dealing with the mobsters base of operation. The player is able to possess enemies, 20 in all, and use any skills or weapons they have, to complete the level. The player's health is represented by ghost energy and it is drained when he is not inside a host. The story leads to two different endings.&lt;/story&gt; &lt;/game&gt;</text:p>
          </table:table-cell>
        </table:table-row>
        <table:table-row table:style-name="ro1">
          <table:table-cell office:value-type="string">
            <text:p>Baby T-Rex (Europe)</text:p>
          </table:table-cell>
          <table:table-cell office:value-type="float" office:value="1993">
            <text:p>1993</text:p>
          </table:table-cell>
          <table:table-cell office:value-type="string">
            <text:p>ESRB - E (Everyone)</text:p>
          </table:table-cell>
          <table:table-cell office:value-type="string">
            <text:p>Baby T-Rex </text:p>
          </table:table-cell>
          <table:table-cell office:value-type="string">
            <text:p>Laser Beam Entertainment Pty. Ltd.</text:p>
          </table:table-cell>
          <table:table-cell office:value-type="string">
            <text:p>Beam Software Pty., Ltd.</text:p>
          </table:table-cell>
          <table:table-cell office:value-type="string">
            <text:p>Platform</text:p>
          </table:table-cell>
          <table:table-cell office:value-type="string">
            <text:p>3.3</text:p>
          </table:table-cell>
          <table:table-cell office:value-type="string">
            <text:p>1-2 Players</text:p>
          </table:table-cell>
          <table:table-cell office:value-type="string">
            <text:p>Sethron has kidnapped your young lady and taken her to his castle for experiments. You grab your skateboard and follow him to set her free. But the way to the castle is filled with obstacles and creatures who Sethron has turned to the path of evil.****Baby T-Rex is a very traditional platform game where you run and jump to get to the end of the stage. There are a total of 4 "worlds", each with 3 stages and a final boss stage. The game play is fast paced, with slides and skateboards passages for added speed. You can find stones and bowling balls to throw at the enemies. There are also power-ups to replenish health, obtain extra lives and gain invincibility.****The game was used as a base for two other games, We're Back: A Dinosaur's Story and Bamse. Only vital elements such as the main character sprites and background story were changed, otherwise the games are identical.</text:p>
          </table:table-cell>
          <table:table-cell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Baby T-Rex (Europe)&quot;&gt; &lt;year&gt;1993&lt;/year&gt; &lt;rating&gt;ESRB - E (Everyone)&lt;/rating&gt; &lt;title&gt;Baby T-Rex &lt;/title&gt; &lt;pub&gt;Laser Beam Entertainment Pty. Ltd.&lt;/pub&gt; &lt;dev&gt;Beam Software Pty., Ltd.&lt;/dev&gt; &lt;genre&gt;Platform&lt;/genre&gt; &lt;score&gt;3.3&lt;/score&gt; &lt;player&gt;1-2 Players&lt;/player&gt; &lt;story&gt;Sethron has kidnapped your young lady and taken her to his castle for experiments. You grab your skateboard and follow him to set her free. But the way to the castle is filled with obstacles and creatures who Sethron has turned to the path of evil.****Baby T-Rex is a very traditional platform game where you run and jump to get to the end of the stage. There are a total of 4 &quot;worlds&quot;, each with 3 stages and a final boss stage. The game play is fast paced, with slides and skateboards passages for added speed. You can find stones and bowling balls to throw at the enemies. There are also power-ups to replenish health, obtain extra lives and gain invincibility.****The game was used as a base for two other games, We're Back: A Dinosaur's Story and Bamse. Only vital elements such as the main character sprites and background story were changed, otherwise the games are identical.&lt;/story&gt; &lt;/game&gt;">
            <text:p>&lt;game name="Baby T-Rex (Europe)"&gt; &lt;year&gt;1993&lt;/year&gt; &lt;rating&gt;ESRB - E (Everyone)&lt;/rating&gt; &lt;title&gt;Baby T-Rex &lt;/title&gt; &lt;pub&gt;Laser Beam Entertainment Pty. Ltd.&lt;/pub&gt; &lt;dev&gt;Beam Software Pty., Ltd.&lt;/dev&gt; &lt;genre&gt;Platform&lt;/genre&gt; &lt;score&gt;3.3&lt;/score&gt; &lt;player&gt;1-2 Players&lt;/player&gt; &lt;story&gt;Sethron has kidnapped your young lady and taken her to his castle for experiments. You grab your skateboard and follow him to set her free. But the way to the castle is filled with obstacles and creatures who Sethron has turned to the path of evil.****Baby T-Rex is a very traditional platform game where you run and jump to get to the end of the stage. There are a total of 4 "worlds", each with 3 stages and a final boss stage. The game play is fast paced, with slides and skateboards passages for added speed. You can find stones and bowling balls to throw at the enemies. There are also power-ups to replenish health, obtain extra lives and gain invincibility.****The game was used as a base for two other games, We're Back: A Dinosaur's Story and Bamse. Only vital elements such as the main character sprites and background story were changed, otherwise the games are identical.&lt;/story&gt; &lt;/game&gt;</text:p>
          </table:table-cell>
        </table:table-row>
        <table:table-row table:style-name="ro1">
          <table:table-cell office:value-type="string">
            <text:p>Balloon Kid (USA, Europe)</text:p>
          </table:table-cell>
          <table:table-cell office:value-type="float" office:value="1990">
            <text:p>1990</text:p>
          </table:table-cell>
          <table:table-cell office:value-type="string">
            <text:p>ESRB - E (Everyone)</text:p>
          </table:table-cell>
          <table:table-cell office:value-type="string">
            <text:p>Balloon Kid </text:p>
          </table:table-cell>
          <table:table-cell office:value-type="string">
            <text:p>Nintendo of America Inc.</text:p>
          </table:table-cell>
          <table:table-cell office:value-type="string">
            <text:p>Nintendo Co., Ltd.</text:p>
          </table:table-cell>
          <table:table-cell office:value-type="string">
            <text:p>Action</text:p>
          </table:table-cell>
          <table:table-cell office:value-type="string">
            <text:p>3.2</text:p>
          </table:table-cell>
          <table:table-cell office:value-type="string">
            <text:p>1-2 Players</text:p>
          </table:table-cell>
          <table:table-cell office:value-type="string">
            <text:p>Balloon Kid is a unique side-scrolling platform game. You control a little girl who's brother has floated away on a big bunch of balloons. It's up to you to chase after him through 8 treacherous levels. <text:s/>Instead of the usual jumping from platform to platform, you have a pair of balloons that allow you to float through the level. You must control your height carefully by tapping the 'A' button. Meanwhile, the screen is always scrolling to the left, and you have to keep up.****In addition to the single player adventure, there is a 2-player mode that allows you to compete against a friend via the Game Boy link cable. <text:s/>In this mode you try to get your opponent to maneuver their balloon kid into the various level hazards.</text:p>
          </table:table-cell>
          <table:table-cell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Balloon Kid (USA, Europe)&quot;&gt; &lt;year&gt;1990&lt;/year&gt; &lt;rating&gt;ESRB - E (Everyone)&lt;/rating&gt; &lt;title&gt;Balloon Kid &lt;/title&gt; &lt;pub&gt;Nintendo of America Inc.&lt;/pub&gt; &lt;dev&gt;Nintendo Co., Ltd.&lt;/dev&gt; &lt;genre&gt;Action&lt;/genre&gt; &lt;score&gt;3.2&lt;/score&gt; &lt;player&gt;1-2 Players&lt;/player&gt; &lt;story&gt;Balloon Kid is a unique side-scrolling platform game. You control a little girl who's brother has floated away on a big bunch of balloons. It's up to you to chase after him through 8 treacherous levels.  Instead of the usual jumping from platform to platform, you have a pair of balloons that allow you to float through the level. You must control your height carefully by tapping the 'A' button. Meanwhile, the screen is always scrolling to the left, and you have to keep up.****In addition to the single player adventure, there is a 2-player mode that allows you to compete against a friend via the Game Boy link cable.  In this mode you try to get your opponent to maneuver their balloon kid into the various level hazards.&lt;/story&gt; &lt;/game&gt;">
            <text:p>&lt;game name="Balloon Kid (USA, Europe)"&gt; &lt;year&gt;1990&lt;/year&gt; &lt;rating&gt;ESRB - E (Everyone)&lt;/rating&gt; &lt;title&gt;Balloon Kid &lt;/title&gt; &lt;pub&gt;Nintendo of America Inc.&lt;/pub&gt; &lt;dev&gt;Nintendo Co., Ltd.&lt;/dev&gt; &lt;genre&gt;Action&lt;/genre&gt; &lt;score&gt;3.2&lt;/score&gt; &lt;player&gt;1-2 Players&lt;/player&gt; &lt;story&gt;Balloon Kid is a unique side-scrolling platform game. You control a little girl who's brother has floated away on a big bunch of balloons. It's up to you to chase after him through 8 treacherous levels. <text:s/>Instead of the usual jumping from platform to platform, you have a pair of balloons that allow you to float through the level. You must control your height carefully by tapping the 'A' button. Meanwhile, the screen is always scrolling to the left, and you have to keep up.****In addition to the single player adventure, there is a 2-player mode that allows you to compete against a friend via the Game Boy link cable. <text:s/>In this mode you try to get your opponent to maneuver their balloon kid into the various level hazards.&lt;/story&gt; &lt;/game&gt;</text:p>
          </table:table-cell>
        </table:table-row>
        <table:table-row table:style-name="ro1">
          <table:table-cell office:value-type="string">
            <text:p>Bamse (Sweden)</text:p>
          </table:table-cell>
          <table:table-cell office:value-type="float" office:value="1993">
            <text:p>1993</text:p>
          </table:table-cell>
          <table:table-cell office:value-type="string">
            <text:p>ESRB - E (Everyone)</text:p>
          </table:table-cell>
          <table:table-cell office:value-type="string">
            <text:p>Bamse </text:p>
          </table:table-cell>
          <table:table-cell office:value-type="string">
            <text:p>Laser Beam Entertainment Pty. Ltd.</text:p>
          </table:table-cell>
          <table:table-cell office:value-type="string">
            <text:p>Beam Software Pty., Ltd.</text:p>
          </table:table-cell>
          <table:table-cell office:value-type="string">
            <text:p>Platform</text:p>
          </table:table-cell>
          <table:table-cell office:value-type="string">
            <text:p>3.7</text:p>
          </table:table-cell>
          <table:table-cell office:value-type="string">
            <text:p>1 Player</text:p>
          </table:table-cell>
          <table:table-cell office:value-type="string">
            <text:p>Bamse, the strongest bear in the world, is a popular Swedish cartoon figure created by Rune Andréasson in 1962. This is his first appearance in a video game. The game was exclusively created for the Swedish market.****The story goes, that Skalman has invented a time machine and together with Bamse and Lille Skutt they travel 75 million years back in time to the age of the dinosaurs. But the mischievous Vargen sneaks along and kidnaps Skalman to his "doomed castle". Bamse must now free his friend so they can get back to their own time again.****Bamse is not an original game. Instead it is a re-skinned version of <text:s/>Baby T-Rex by the same developer. This explains why the settings of the game appears out of context with very little to do with the original cartoon. It also suffers from translation errors and contain left overs from the original game which do not fit in.****It is a very traditional platform game where you run and jump to get to the end of the stage. There are a total of 4 "worlds", each with 3 stages and a final boss stage. The gameplay is fast paced, with slides and skateboards for added speed. You can find small jars of "Dunderhonung" and bowling balls to throw at the enemies. There are also power-ups to replenish health and obtain extra lives.</text:p>
          </table:table-cell>
          <table:table-cell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Bamse (Sweden)&quot;&gt; &lt;year&gt;1993&lt;/year&gt; &lt;rating&gt;ESRB - E (Everyone)&lt;/rating&gt; &lt;title&gt;Bamse &lt;/title&gt; &lt;pub&gt;Laser Beam Entertainment Pty. Ltd.&lt;/pub&gt; &lt;dev&gt;Beam Software Pty., Ltd.&lt;/dev&gt; &lt;genre&gt;Platform&lt;/genre&gt; &lt;score&gt;3.7&lt;/score&gt; &lt;player&gt;1 Player&lt;/player&gt; &lt;story&gt;Bamse, the strongest bear in the world, is a popular Swedish cartoon figure created by Rune Andréasson in 1962. This is his first appearance in a video game. The game was exclusively created for the Swedish market.****The story goes, that Skalman has invented a time machine and together with Bamse and Lille Skutt they travel 75 million years back in time to the age of the dinosaurs. But the mischievous Vargen sneaks along and kidnaps Skalman to his &quot;doomed castle&quot;. Bamse must now free his friend so they can get back to their own time again.****Bamse is not an original game. Instead it is a re-skinned version of  Baby T-Rex by the same developer. This explains why the settings of the game appears out of context with very little to do with the original cartoon. It also suffers from translation errors and contain left overs from the original game which do not fit in.****It is a very traditional platform game where you run and jump to get to the end of the stage. There are a total of 4 &quot;worlds&quot;, each with 3 stages and a final boss stage. The gameplay is fast paced, with slides and skateboards for added speed. You can find small jars of &quot;Dunderhonung&quot; and bowling balls to throw at the enemies. There are also power-ups to replenish health and obtain extra lives.&lt;/story&gt; &lt;/game&gt;">
            <text:p>&lt;game name="Bamse (Sweden)"&gt; &lt;year&gt;1993&lt;/year&gt; &lt;rating&gt;ESRB - E (Everyone)&lt;/rating&gt; &lt;title&gt;Bamse &lt;/title&gt; &lt;pub&gt;Laser Beam Entertainment Pty. Ltd.&lt;/pub&gt; &lt;dev&gt;Beam Software Pty., Ltd.&lt;/dev&gt; &lt;genre&gt;Platform&lt;/genre&gt; &lt;score&gt;3.7&lt;/score&gt; &lt;player&gt;1 Player&lt;/player&gt; &lt;story&gt;Bamse, the strongest bear in the world, is a popular Swedish cartoon figure created by Rune Andréasson in 1962. This is his first appearance in a video game. The game was exclusively created for the Swedish market.****The story goes, that Skalman has invented a time machine and together with Bamse and Lille Skutt they travel 75 million years back in time to the age of the dinosaurs. But the mischievous Vargen sneaks along and kidnaps Skalman to his "doomed castle". Bamse must now free his friend so they can get back to their own time again.****Bamse is not an original game. Instead it is a re-skinned version of <text:s/>Baby T-Rex by the same developer. This explains why the settings of the game appears out of context with very little to do with the original cartoon. It also suffers from translation errors and contain left overs from the original game which do not fit in.****It is a very traditional platform game where you run and jump to get to the end of the stage. There are a total of 4 "worlds", each with 3 stages and a final boss stage. The gameplay is fast paced, with slides and skateboards for added speed. You can find small jars of "Dunderhonung" and bowling balls to throw at the enemies. There are also power-ups to replenish health and obtain extra lives.&lt;/story&gt; &lt;/game&gt;</text:p>
          </table:table-cell>
        </table:table-row>
        <table:table-row table:style-name="ro1">
          <table:table-cell office:value-type="string">
            <text:p>Barbie - Game Girl (USA, Europe)</text:p>
          </table:table-cell>
          <table:table-cell office:value-type="float" office:value="1992">
            <text:p>1992</text:p>
          </table:table-cell>
          <table:table-cell office:value-type="string">
            <text:p>ESRB - E (Everyone)</text:p>
          </table:table-cell>
          <table:table-cell office:value-type="string">
            <text:p>Barbie - Game Girl </text:p>
          </table:table-cell>
          <table:table-cell office:value-type="string">
            <text:p>Hi-Tech Expressions, Inc.</text:p>
          </table:table-cell>
          <table:table-cell office:value-type="string">
            <text:p>Imagineering Inc.</text:p>
          </table:table-cell>
          <table:table-cell office:value-type="string">
            <text:p>Platform</text:p>
          </table:table-cell>
          <table:table-cell office:value-type="string">
            <text:p>3.0</text:p>
          </table:table-cell>
          <table:table-cell office:value-type="string">
            <text:p>1 Player</text:p>
          </table:table-cell>
          <table:table-cell office:value-type="string">
            <text:p>In Barbie Game Girl, Barbie must gather an outfit in preparation for her date with Ken. <text:s/>She'll have to jump from platform to platform in a mall, a restaurant and more to get to the end of each level where the pieces of her ensemble are hidden.****There are also underwater stages where Mermaid Barbie can swim up down, left and right to dodge fish, divers and more and weave her way through an underwater maze to the end of the level.****On both levels, Barbie must face various enemies. <text:s/>She can pick up bouncing stars which, when thrown, will freeze them in place for a few seconds, or occasionally pick up a "B" logo which will knock them out of the level completely. <text:s/>Because of the short supply,most enemies must merely be dodged.</text:p>
          </table:table-cell>
          <table:table-cell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Barbie - Game Girl (USA, Europe)&quot;&gt; &lt;year&gt;1992&lt;/year&gt; &lt;rating&gt;ESRB - E (Everyone)&lt;/rating&gt; &lt;title&gt;Barbie - Game Girl &lt;/title&gt; &lt;pub&gt;Hi-Tech Expressions, Inc.&lt;/pub&gt; &lt;dev&gt;Imagineering Inc.&lt;/dev&gt; &lt;genre&gt;Platform&lt;/genre&gt; &lt;score&gt;3.0&lt;/score&gt; &lt;player&gt;1 Player&lt;/player&gt; &lt;story&gt;In Barbie Game Girl, Barbie must gather an outfit in preparation for her date with Ken.  She'll have to jump from platform to platform in a mall, a restaurant and more to get to the end of each level where the pieces of her ensemble are hidden.****There are also underwater stages where Mermaid Barbie can swim up down, left and right to dodge fish, divers and more and weave her way through an underwater maze to the end of the level.****On both levels, Barbie must face various enemies.  She can pick up bouncing stars which, when thrown, will freeze them in place for a few seconds, or occasionally pick up a &quot;B&quot; logo which will knock them out of the level completely.  Because of the short supply,most enemies must merely be dodged.&lt;/story&gt; &lt;/game&gt;">
            <text:p>&lt;game name="Barbie - Game Girl (USA, Europe)"&gt; &lt;year&gt;1992&lt;/year&gt; &lt;rating&gt;ESRB - E (Everyone)&lt;/rating&gt; &lt;title&gt;Barbie - Game Girl &lt;/title&gt; &lt;pub&gt;Hi-Tech Expressions, Inc.&lt;/pub&gt; &lt;dev&gt;Imagineering Inc.&lt;/dev&gt; &lt;genre&gt;Platform&lt;/genre&gt; &lt;score&gt;3.0&lt;/score&gt; &lt;player&gt;1 Player&lt;/player&gt; &lt;story&gt;In Barbie Game Girl, Barbie must gather an outfit in preparation for her date with Ken. <text:s/>She'll have to jump from platform to platform in a mall, a restaurant and more to get to the end of each level where the pieces of her ensemble are hidden.****There are also underwater stages where Mermaid Barbie can swim up down, left and right to dodge fish, divers and more and weave her way through an underwater maze to the end of the level.****On both levels, Barbie must face various enemies. <text:s/>She can pick up bouncing stars which, when thrown, will freeze them in place for a few seconds, or occasionally pick up a "B" logo which will knock them out of the level completely. <text:s/>Because of the short supply,most enemies must merely be dodged.&lt;/story&gt; &lt;/game&gt;</text:p>
          </table:table-cell>
        </table:table-row>
        <table:table-row table:style-name="ro1">
          <table:table-cell office:value-type="string">
            <text:p>Bart Simpson's Escape from Camp Deadly (USA, Europe)</text:p>
          </table:table-cell>
          <table:table-cell office:value-type="float" office:value="1991">
            <text:p>1991</text:p>
          </table:table-cell>
          <table:table-cell office:value-type="string">
            <text:p>ESRB - E (Everyone)</text:p>
          </table:table-cell>
          <table:table-cell office:value-type="string">
            <text:p>Bart Simpson's Escape from Camp Deadly </text:p>
          </table:table-cell>
          <table:table-cell office:value-type="string">
            <text:p>Acclaim Entertainment, Inc.</text:p>
          </table:table-cell>
          <table:table-cell office:value-type="string">
            <text:p>Imagineering Inc.</text:p>
          </table:table-cell>
          <table:table-cell office:value-type="string">
            <text:p>Platform</text:p>
          </table:table-cell>
          <table:table-cell office:value-type="string">
            <text:p>2.6</text:p>
          </table:table-cell>
          <table:table-cell office:value-type="string">
            <text:p>1 Player</text:p>
          </table:table-cell>
          <table:table-cell office:value-type="string">
            <text:p>Bart and Lisa Simpson have been sent to the worst summer camp of all time: Camp Deadly. <text:s/>The camp is run by Ironfist Burns, who is apparently a member of the nefarious Monty Burns' extended family.****Bart must lead the campers to freedom by making his way through several side-scrolling levels. <text:s/>Bart will make his way through a forest and a camp mess hall and beyond before he reaches freedom. Fortunately, his weapons include spit-wads and boomerangs.</text:p>
          </table:table-cell>
          <table:table-cell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Bart Simpson's Escape from Camp Deadly (USA, Europe)&quot;&gt; &lt;year&gt;1991&lt;/year&gt; &lt;rating&gt;ESRB - E (Everyone)&lt;/rating&gt; &lt;title&gt;Bart Simpson's Escape from Camp Deadly &lt;/title&gt; &lt;pub&gt;Acclaim Entertainment, Inc.&lt;/pub&gt; &lt;dev&gt;Imagineering Inc.&lt;/dev&gt; &lt;genre&gt;Platform&lt;/genre&gt; &lt;score&gt;2.6&lt;/score&gt; &lt;player&gt;1 Player&lt;/player&gt; &lt;story&gt;Bart and Lisa Simpson have been sent to the worst summer camp of all time: Camp Deadly.  The camp is run by Ironfist Burns, who is apparently a member of the nefarious Monty Burns' extended family.****Bart must lead the campers to freedom by making his way through several side-scrolling levels.  Bart will make his way through a forest and a camp mess hall and beyond before he reaches freedom. Fortunately, his weapons include spit-wads and boomerangs.&lt;/story&gt; &lt;/game&gt;">
            <text:p>&lt;game name="Bart Simpson's Escape from Camp Deadly (USA, Europe)"&gt; &lt;year&gt;1991&lt;/year&gt; &lt;rating&gt;ESRB - E (Everyone)&lt;/rating&gt; &lt;title&gt;Bart Simpson's Escape from Camp Deadly &lt;/title&gt; &lt;pub&gt;Acclaim Entertainment, Inc.&lt;/pub&gt; &lt;dev&gt;Imagineering Inc.&lt;/dev&gt; &lt;genre&gt;Platform&lt;/genre&gt; &lt;score&gt;2.6&lt;/score&gt; &lt;player&gt;1 Player&lt;/player&gt; &lt;story&gt;Bart and Lisa Simpson have been sent to the worst summer camp of all time: Camp Deadly. <text:s/>The camp is run by Ironfist Burns, who is apparently a member of the nefarious Monty Burns' extended family.****Bart must lead the campers to freedom by making his way through several side-scrolling levels. <text:s/>Bart will make his way through a forest and a camp mess hall and beyond before he reaches freedom. Fortunately, his weapons include spit-wads and boomerangs.&lt;/story&gt; &lt;/game&gt;</text:p>
          </table:table-cell>
        </table:table-row>
        <table:table-row table:style-name="ro1">
          <table:table-cell office:value-type="string">
            <text:p>Baseball (World)</text:p>
          </table:table-cell>
          <table:table-cell office:value-type="float" office:value="1989">
            <text:p>1989</text:p>
          </table:table-cell>
          <table:table-cell office:value-type="string">
            <text:p>ESRB - E (Everyone)</text:p>
          </table:table-cell>
          <table:table-cell office:value-type="string">
            <text:p>Baseball </text:p>
          </table:table-cell>
          <table:table-cell office:value-type="string">
            <text:p>Nintendo of America Inc.</text:p>
          </table:table-cell>
          <table:table-cell office:value-type="string">
            <text:p>Nintendo Co., Ltd.</text:p>
          </table:table-cell>
          <table:table-cell office:value-type="string">
            <text:p>Sports/Baseball</text:p>
          </table:table-cell>
          <table:table-cell office:value-type="string">
            <text:p>2.4</text:p>
          </table:table-cell>
          <table:table-cell office:value-type="string">
            <text:p>1-2 Players</text:p>
          </table:table-cell>
          <table:table-cell office:value-type="string">
            <text:p>Baseball is a game where the player can pitch, hit, field, and run just like in a real baseball game. <text:s/>The player can choose between USA and Japan modes, two different teams, and among a line-up of unique players. <text:s/>In the 1-player game, the player is against the computer, and the in the 2-player game, their friend is their opponent.</text:p>
          </table:table-cell>
          <table:table-cell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Baseball (World)&quot;&gt; &lt;year&gt;1989&lt;/year&gt; &lt;rating&gt;ESRB - E (Everyone)&lt;/rating&gt; &lt;title&gt;Baseball &lt;/title&gt; &lt;pub&gt;Nintendo of America Inc.&lt;/pub&gt; &lt;dev&gt;Nintendo Co., Ltd.&lt;/dev&gt; &lt;genre&gt;Sports/Baseball&lt;/genre&gt; &lt;score&gt;2.4&lt;/score&gt; &lt;player&gt;1-2 Players&lt;/player&gt; &lt;story&gt;Baseball is a game where the player can pitch, hit, field, and run just like in a real baseball game.  The player can choose between USA and Japan modes, two different teams, and among a line-up of unique players.  In the 1-player game, the player is against the computer, and the in the 2-player game, their friend is their opponent.&lt;/story&gt; &lt;/game&gt;">
            <text:p>&lt;game name="Baseball (World)"&gt; &lt;year&gt;1989&lt;/year&gt; &lt;rating&gt;ESRB - E (Everyone)&lt;/rating&gt; &lt;title&gt;Baseball &lt;/title&gt; &lt;pub&gt;Nintendo of America Inc.&lt;/pub&gt; &lt;dev&gt;Nintendo Co., Ltd.&lt;/dev&gt; &lt;genre&gt;Sports/Baseball&lt;/genre&gt; &lt;score&gt;2.4&lt;/score&gt; &lt;player&gt;1-2 Players&lt;/player&gt; &lt;story&gt;Baseball is a game where the player can pitch, hit, field, and run just like in a real baseball game. <text:s/>The player can choose between USA and Japan modes, two different teams, and among a line-up of unique players. <text:s/>In the 1-player game, the player is against the computer, and the in the 2-player game, their friend is their opponent.&lt;/story&gt; &lt;/game&gt;</text:p>
          </table:table-cell>
        </table:table-row>
        <table:table-row table:style-name="ro1">
          <table:table-cell office:value-type="string">
            <text:p>Bases Loaded (USA)</text:p>
          </table:table-cell>
          <table:table-cell office:value-type="float" office:value="1990">
            <text:p>1990</text:p>
          </table:table-cell>
          <table:table-cell office:value-type="string">
            <text:p>ESRB - E (Everyone)</text:p>
          </table:table-cell>
          <table:table-cell office:value-type="string">
            <text:p>Bases Loaded </text:p>
          </table:table-cell>
          <table:table-cell office:value-type="string">
            <text:p>Jaleco USA, Inc.</text:p>
          </table:table-cell>
          <table:table-cell office:value-type="string">
            <text:p>Tose Co., Ltd.</text:p>
          </table:table-cell>
          <table:table-cell office:value-type="string">
            <text:p>Sports/Baseball</text:p>
          </table:table-cell>
          <table:table-cell office:value-type="string">
            <text:p>2.1</text:p>
          </table:table-cell>
          <table:table-cell office:value-type="string">
            <text:p>1-2 Players</text:p>
          </table:table-cell>
          <table:table-cell office:value-type="string">
            <text:p>The East and the West square off for nine innings of hard hitting baseball in Bases Loaded for the Nintendo Game Boy. <text:s/>Experience the action as pitchers battle it out against a lineup of heavy hitters using fast, slow, curving and special pitches. <text:s/>Each player brings their own unique stats and abilities to the game as you work your way through progressively more challenging teams.****This portable version of Bases Loaded is loosely based on the title for the original NES. <text:s/>In this scaled down version Major League teams are replaced with two teams representing the East and West Coast Divisions. With two Game Boy units and a Video Link cable players can go head to head - although each player will also need their own game cartridge. Single players can enjoy a quick pickup game by selecting an unofficial game of 1 to 9 innings. An official game will allow a victorious team to move on to consecutive matches against progressively more challenging teams, a feature that substitutes for the traditional 'Season Mode' of most baseball titles. But you'll have to do this in a single sitting as no battery save option was included.****Play in USA or Japan mode for a subtle change in the gameplay or learn how to best utilize the strengths of the East and West teams. Pitchers are rated 1 to 5 and batters get a rating for both running speed and hitting ability.</text:p>
          </table:table-cell>
          <table:table-cell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Bases Loaded (USA)&quot;&gt; &lt;year&gt;1990&lt;/year&gt; &lt;rating&gt;ESRB - E (Everyone)&lt;/rating&gt; &lt;title&gt;Bases Loaded &lt;/title&gt; &lt;pub&gt;Jaleco USA, Inc.&lt;/pub&gt; &lt;dev&gt;Tose Co., Ltd.&lt;/dev&gt; &lt;genre&gt;Sports/Baseball&lt;/genre&gt; &lt;score&gt;2.1&lt;/score&gt; &lt;player&gt;1-2 Players&lt;/player&gt; &lt;story&gt;The East and the West square off for nine innings of hard hitting baseball in Bases Loaded for the Nintendo Game Boy.  Experience the action as pitchers battle it out against a lineup of heavy hitters using fast, slow, curving and special pitches.  Each player brings their own unique stats and abilities to the game as you work your way through progressively more challenging teams.****This portable version of Bases Loaded is loosely based on the title for the original NES.  In this scaled down version Major League teams are replaced with two teams representing the East and West Coast Divisions. With two Game Boy units and a Video Link cable players can go head to head - although each player will also need their own game cartridge. Single players can enjoy a quick pickup game by selecting an unofficial game of 1 to 9 innings. An official game will allow a victorious team to move on to consecutive matches against progressively more challenging teams, a feature that substitutes for the traditional 'Season Mode' of most baseball titles. But you'll have to do this in a single sitting as no battery save option was included.****Play in USA or Japan mode for a subtle change in the gameplay or learn how to best utilize the strengths of the East and West teams. Pitchers are rated 1 to 5 and batters get a rating for both running speed and hitting ability.&lt;/story&gt; &lt;/game&gt;">
            <text:p>&lt;game name="Bases Loaded (USA)"&gt; &lt;year&gt;1990&lt;/year&gt; &lt;rating&gt;ESRB - E (Everyone)&lt;/rating&gt; &lt;title&gt;Bases Loaded &lt;/title&gt; &lt;pub&gt;Jaleco USA, Inc.&lt;/pub&gt; &lt;dev&gt;Tose Co., Ltd.&lt;/dev&gt; &lt;genre&gt;Sports/Baseball&lt;/genre&gt; &lt;score&gt;2.1&lt;/score&gt; &lt;player&gt;1-2 Players&lt;/player&gt; &lt;story&gt;The East and the West square off for nine innings of hard hitting baseball in Bases Loaded for the Nintendo Game Boy. <text:s/>Experience the action as pitchers battle it out against a lineup of heavy hitters using fast, slow, curving and special pitches. <text:s/>Each player brings their own unique stats and abilities to the game as you work your way through progressively more challenging teams.****This portable version of Bases Loaded is loosely based on the title for the original NES. <text:s/>In this scaled down version Major League teams are replaced with two teams representing the East and West Coast Divisions. With two Game Boy units and a Video Link cable players can go head to head - although each player will also need their own game cartridge. Single players can enjoy a quick pickup game by selecting an unofficial game of 1 to 9 innings. An official game will allow a victorious team to move on to consecutive matches against progressively more challenging teams, a feature that substitutes for the traditional 'Season Mode' of most baseball titles. But you'll have to do this in a single sitting as no battery save option was included.****Play in USA or Japan mode for a subtle change in the gameplay or learn how to best utilize the strengths of the East and West teams. Pitchers are rated 1 to 5 and batters get a rating for both running speed and hitting ability.&lt;/story&gt; &lt;/game&gt;</text:p>
          </table:table-cell>
        </table:table-row>
        <table:table-row table:style-name="ro1">
          <table:table-cell office:value-type="string">
            <text:p>Batman - Return of the Joker (USA, Europe)</text:p>
          </table:table-cell>
          <table:table-cell office:value-type="float" office:value="1992">
            <text:p>1992</text:p>
          </table:table-cell>
          <table:table-cell office:value-type="string">
            <text:p>ESRB - E (Everyone)</text:p>
          </table:table-cell>
          <table:table-cell office:value-type="string">
            <text:p>Batman - Return of the Joker </text:p>
          </table:table-cell>
          <table:table-cell table:number-columns-repeated="2" office:value-type="string">
            <text:p>Sun Electronics Corp.</text:p>
          </table:table-cell>
          <table:table-cell office:value-type="string">
            <text:p>Platform</text:p>
          </table:table-cell>
          <table:table-cell office:value-type="string">
            <text:p>3.1</text:p>
          </table:table-cell>
          <table:table-cell office:value-type="string">
            <text:p>1 Player</text:p>
          </table:table-cell>
          <table:table-cell office:value-type="string">
            <text:p>The Joker lives again in SunSoft's sequel to their NES **original. The Joker has somehow managed to escape from Arkham Asylum once again, and Batman must fight him across seven stages to restore peace to Gotham City.****Batman carries a gauntlet shooting basic bullets by default. This can be upgraded with weapon powerups located in boxes throughout the level, giving access to homing and energy weapons. Every upgrade weapon can be charged up for a secondary attack, different for each weapon. Batman also has a slide useful against most enemies and some bosses. ****Boss fights introduce a system where life is measured by points instead of tick marks or bars. In these sections, Batman has significantly more health, and can take many more hits when rumbling with these stronger foes.****Levels include a snowy landscape, moving train, military base, and sewers. Two levels require you to run and dodge explosions while vehicles keep pace in the background. Some levels also have Batman activate a jetpack and play through a short side-scrolling shooter. ****This game is one of the few Batman games that was not based directly on a movie or television series.</text:p>
          </table:table-cell>
          <table:table-cell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Batman - Return of the Joker (USA, Europe)&quot;&gt; &lt;year&gt;1992&lt;/year&gt; &lt;rating&gt;ESRB - E (Everyone)&lt;/rating&gt; &lt;title&gt;Batman - Return of the Joker &lt;/title&gt; &lt;pub&gt;Sun Electronics Corp.&lt;/pub&gt; &lt;dev&gt;Sun Electronics Corp.&lt;/dev&gt; &lt;genre&gt;Platform&lt;/genre&gt; &lt;score&gt;3.1&lt;/score&gt; &lt;player&gt;1 Player&lt;/player&gt; &lt;story&gt;The Joker lives again in SunSoft's sequel to their NES **original. The Joker has somehow managed to escape from Arkham Asylum once again, and Batman must fight him across seven stages to restore peace to Gotham City.****Batman carries a gauntlet shooting basic bullets by default. This can be upgraded with weapon powerups located in boxes throughout the level, giving access to homing and energy weapons. Every upgrade weapon can be charged up for a secondary attack, different for each weapon. Batman also has a slide useful against most enemies and some bosses. ****Boss fights introduce a system where life is measured by points instead of tick marks or bars. In these sections, Batman has significantly more health, and can take many more hits when rumbling with these stronger foes.****Levels include a snowy landscape, moving train, military base, and sewers. Two levels require you to run and dodge explosions while vehicles keep pace in the background. Some levels also have Batman activate a jetpack and play through a short side-scrolling shooter. ****This game is one of the few Batman games that was not based directly on a movie or television series.&lt;/story&gt; &lt;/game&gt;">
            <text:p>&lt;game name="Batman - Return of the Joker (USA, Europe)"&gt; &lt;year&gt;1992&lt;/year&gt; &lt;rating&gt;ESRB - E (Everyone)&lt;/rating&gt; &lt;title&gt;Batman - Return of the Joker &lt;/title&gt; &lt;pub&gt;Sun Electronics Corp.&lt;/pub&gt; &lt;dev&gt;Sun Electronics Corp.&lt;/dev&gt; &lt;genre&gt;Platform&lt;/genre&gt; &lt;score&gt;3.1&lt;/score&gt; &lt;player&gt;1 Player&lt;/player&gt; &lt;story&gt;The Joker lives again in SunSoft's sequel to their NES **original. The Joker has somehow managed to escape from Arkham Asylum once again, and Batman must fight him across seven stages to restore peace to Gotham City.****Batman carries a gauntlet shooting basic bullets by default. This can be upgraded with weapon powerups located in boxes throughout the level, giving access to homing and energy weapons. Every upgrade weapon can be charged up for a secondary attack, different for each weapon. Batman also has a slide useful against most enemies and some bosses. ****Boss fights introduce a system where life is measured by points instead of tick marks or bars. In these sections, Batman has significantly more health, and can take many more hits when rumbling with these stronger foes.****Levels include a snowy landscape, moving train, military base, and sewers. Two levels require you to run and dodge explosions while vehicles keep pace in the background. Some levels also have Batman activate a jetpack and play through a short side-scrolling shooter. ****This game is one of the few Batman games that was not based directly on a movie or television series.&lt;/story&gt; &lt;/game&gt;</text:p>
          </table:table-cell>
        </table:table-row>
        <table:table-row table:style-name="ro1">
          <table:table-cell office:value-type="string">
            <text:p>Batman - The Animated Series (USA, Europe)</text:p>
          </table:table-cell>
          <table:table-cell office:value-type="float" office:value="1993">
            <text:p>1993</text:p>
          </table:table-cell>
          <table:table-cell office:value-type="string">
            <text:p>ESRB - E (Everyone)</text:p>
          </table:table-cell>
          <table:table-cell office:value-type="string">
            <text:p>Batman - The Animated Series </text:p>
          </table:table-cell>
          <table:table-cell office:value-type="string">
            <text:p>Konami (America), Inc.</text:p>
          </table:table-cell>
          <table:table-cell office:value-type="string">
            <text:p>Konami Co., Ltd.</text:p>
          </table:table-cell>
          <table:table-cell office:value-type="string">
            <text:p>Platform</text:p>
          </table:table-cell>
          <table:table-cell office:value-type="string">
            <text:p>2.6</text:p>
          </table:table-cell>
          <table:table-cell office:value-type="string">
            <text:p>1 Player</text:p>
          </table:table-cell>
          <table:table-cell office:value-type="string">
            <text:p>Batman: The Animated Series is based on the television show of the same name. You control Batman in another side-scrolling action adventure game. <text:s/>Your villains this time around are: The Joker, Scarecrow, Mr. Freeze, Catwoman, Poison Ivy, The Riddler, and The Penguin. <text:s/>In a few of the five levels, you get to play as Robin, as well.</text:p>
          </table:table-cell>
          <table:table-cell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Batman - The Animated Series (USA, Europe)&quot;&gt; &lt;year&gt;1993&lt;/year&gt; &lt;rating&gt;ESRB - E (Everyone)&lt;/rating&gt; &lt;title&gt;Batman - The Animated Series &lt;/title&gt; &lt;pub&gt;Konami (America), Inc.&lt;/pub&gt; &lt;dev&gt;Konami Co., Ltd.&lt;/dev&gt; &lt;genre&gt;Platform&lt;/genre&gt; &lt;score&gt;2.6&lt;/score&gt; &lt;player&gt;1 Player&lt;/player&gt; &lt;story&gt;Batman: The Animated Series is based on the television show of the same name. You control Batman in another side-scrolling action adventure game.  Your villains this time around are: The Joker, Scarecrow, Mr. Freeze, Catwoman, Poison Ivy, The Riddler, and The Penguin.  In a few of the five levels, you get to play as Robin, as well.&lt;/story&gt; &lt;/game&gt;">
            <text:p>&lt;game name="Batman - The Animated Series (USA, Europe)"&gt; &lt;year&gt;1993&lt;/year&gt; &lt;rating&gt;ESRB - E (Everyone)&lt;/rating&gt; &lt;title&gt;Batman - The Animated Series &lt;/title&gt; &lt;pub&gt;Konami (America), Inc.&lt;/pub&gt; &lt;dev&gt;Konami Co., Ltd.&lt;/dev&gt; &lt;genre&gt;Platform&lt;/genre&gt; &lt;score&gt;2.6&lt;/score&gt; &lt;player&gt;1 Player&lt;/player&gt; &lt;story&gt;Batman: The Animated Series is based on the television show of the same name. You control Batman in another side-scrolling action adventure game. <text:s/>Your villains this time around are: The Joker, Scarecrow, Mr. Freeze, Catwoman, Poison Ivy, The Riddler, and The Penguin. <text:s/>In a few of the five levels, you get to play as Robin, as well.&lt;/story&gt; &lt;/game&gt;</text:p>
          </table:table-cell>
        </table:table-row>
        <table:table-row table:style-name="ro1">
          <table:table-cell office:value-type="string">
            <text:p>Batman - The Video Game (World)</text:p>
          </table:table-cell>
          <table:table-cell office:value-type="float" office:value="1990">
            <text:p>1990</text:p>
          </table:table-cell>
          <table:table-cell office:value-type="string">
            <text:p>ESRB - E (Everyone)</text:p>
          </table:table-cell>
          <table:table-cell office:value-type="string">
            <text:p>Batman - The Video Game </text:p>
          </table:table-cell>
          <table:table-cell office:value-type="string">
            <text:p>Sun Corporation of America</text:p>
          </table:table-cell>
          <table:table-cell office:value-type="string">
            <text:p>Sun Electronics Corp.</text:p>
          </table:table-cell>
          <table:table-cell office:value-type="string">
            <text:p>Platform</text:p>
          </table:table-cell>
          <table:table-cell office:value-type="string">
            <text:p>3.6</text:p>
          </table:table-cell>
          <table:table-cell office:value-type="string">
            <text:p>1 Player</text:p>
          </table:table-cell>
          <table:table-cell office:value-type="string">
            <text:p>A Batman game based on the movie with The Joker. <text:s/>Contains three action stages and one shooting stage where Batman shoots missiles aboard the Batwing. <text:s/>Takes place in several well known places from the movie such as the Axis chemical factory, the Flugelheim Museum, and the Cathedral.</text:p>
          </table:table-cell>
          <table:table-cell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Batman - The Video Game (World)&quot;&gt; &lt;year&gt;1990&lt;/year&gt; &lt;rating&gt;ESRB - E (Everyone)&lt;/rating&gt; &lt;title&gt;Batman - The Video Game &lt;/title&gt; &lt;pub&gt;Sun Corporation of America&lt;/pub&gt; &lt;dev&gt;Sun Electronics Corp.&lt;/dev&gt; &lt;genre&gt;Platform&lt;/genre&gt; &lt;score&gt;3.6&lt;/score&gt; &lt;player&gt;1 Player&lt;/player&gt; &lt;story&gt;A Batman game based on the movie with The Joker.  Contains three action stages and one shooting stage where Batman shoots missiles aboard the Batwing.  Takes place in several well known places from the movie such as the Axis chemical factory, the Flugelheim Museum, and the Cathedral.&lt;/story&gt; &lt;/game&gt;">
            <text:p>&lt;game name="Batman - The Video Game (World)"&gt; &lt;year&gt;1990&lt;/year&gt; &lt;rating&gt;ESRB - E (Everyone)&lt;/rating&gt; &lt;title&gt;Batman - The Video Game &lt;/title&gt; &lt;pub&gt;Sun Corporation of America&lt;/pub&gt; &lt;dev&gt;Sun Electronics Corp.&lt;/dev&gt; &lt;genre&gt;Platform&lt;/genre&gt; &lt;score&gt;3.6&lt;/score&gt; &lt;player&gt;1 Player&lt;/player&gt; &lt;story&gt;A Batman game based on the movie with The Joker. <text:s/>Contains three action stages and one shooting stage where Batman shoots missiles aboard the Batwing. <text:s/>Takes place in several well known places from the movie such as the Axis chemical factory, the Flugelheim Museum, and the Cathedral.&lt;/story&gt; &lt;/game&gt;</text:p>
          </table:table-cell>
        </table:table-row>
        <table:table-row table:style-name="ro1">
          <table:table-cell office:value-type="string">
            <text:p>Batman Forever (USA, Europe)</text:p>
          </table:table-cell>
          <table:table-cell office:value-type="float" office:value="1995">
            <text:p>1995</text:p>
          </table:table-cell>
          <table:table-cell office:value-type="string">
            <text:p>ESRB - E (Everyone)</text:p>
          </table:table-cell>
          <table:table-cell office:value-type="string">
            <text:p>Batman Forever </text:p>
          </table:table-cell>
          <table:table-cell office:value-type="string">
            <text:p>Acclaim Entertainment, Inc.</text:p>
          </table:table-cell>
          <table:table-cell office:value-type="string">
            <text:p>Probe Entertainment Ltd.</text:p>
          </table:table-cell>
          <table:table-cell office:value-type="string">
            <text:p>Beat-'Em-Up</text:p>
          </table:table-cell>
          <table:table-cell office:value-type="string">
            <text:p>1.8</text:p>
          </table:table-cell>
          <table:table-cell office:value-type="string">
            <text:p>1 Player</text:p>
          </table:table-cell>
          <table:table-cell office:value-type="string">
            <text:p>Batman Forever is the officially licensed game based on the 1995 movie. The bad guys this time around are the Riddler and Two-Face.****This game is an usual hybrid of side-scrolling platformer and one-on-one fighter. The player makes way through levels that include some platform jumping elements, but take on opponents one at a time like in a fighting game. The player's arsenal includes a lot of nifty bat-gadgets and a collection of fighting moves that are unleashed with special button combinations.****The graphics were rendered completely with digitized actors and objects, but none of the actors from the movie make an appearance in the game.</text:p>
          </table:table-cell>
          <table:table-cell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Batman Forever (USA, Europe)&quot;&gt; &lt;year&gt;1995&lt;/year&gt; &lt;rating&gt;ESRB - E (Everyone)&lt;/rating&gt; &lt;title&gt;Batman Forever &lt;/title&gt; &lt;pub&gt;Acclaim Entertainment, Inc.&lt;/pub&gt; &lt;dev&gt;Probe Entertainment Ltd.&lt;/dev&gt; &lt;genre&gt;Beat-'Em-Up&lt;/genre&gt; &lt;score&gt;1.8&lt;/score&gt; &lt;player&gt;1 Player&lt;/player&gt; &lt;story&gt;Batman Forever is the officially licensed game based on the 1995 movie. The bad guys this time around are the Riddler and Two-Face.****This game is an usual hybrid of side-scrolling platformer and one-on-one fighter. The player makes way through levels that include some platform jumping elements, but take on opponents one at a time like in a fighting game. The player's arsenal includes a lot of nifty bat-gadgets and a collection of fighting moves that are unleashed with special button combinations.****The graphics were rendered completely with digitized actors and objects, but none of the actors from the movie make an appearance in the game.&lt;/story&gt; &lt;/game&gt;">
            <text:p>&lt;game name="Batman Forever (USA, Europe)"&gt; &lt;year&gt;1995&lt;/year&gt; &lt;rating&gt;ESRB - E (Everyone)&lt;/rating&gt; &lt;title&gt;Batman Forever &lt;/title&gt; &lt;pub&gt;Acclaim Entertainment, Inc.&lt;/pub&gt; &lt;dev&gt;Probe Entertainment Ltd.&lt;/dev&gt; &lt;genre&gt;Beat-'Em-Up&lt;/genre&gt; &lt;score&gt;1.8&lt;/score&gt; &lt;player&gt;1 Player&lt;/player&gt; &lt;story&gt;Batman Forever is the officially licensed game based on the 1995 movie. The bad guys this time around are the Riddler and Two-Face.****This game is an usual hybrid of side-scrolling platformer and one-on-one fighter. The player makes way through levels that include some platform jumping elements, but take on opponents one at a time like in a fighting game. The player's arsenal includes a lot of nifty bat-gadgets and a collection of fighting moves that are unleashed with special button combinations.****The graphics were rendered completely with digitized actors and objects, but none of the actors from the movie make an appearance in the game.&lt;/story&gt; &lt;/game&gt;</text:p>
          </table:table-cell>
        </table:table-row>
        <table:table-row table:style-name="ro1">
          <table:table-cell office:value-type="string">
            <text:p>Battle Arena Toshinden (USA)</text:p>
          </table:table-cell>
          <table:table-cell office:value-type="float" office:value="1996">
            <text:p>1996</text:p>
          </table:table-cell>
          <table:table-cell office:value-type="string">
            <text:p>ESRB - E (Everyone)</text:p>
          </table:table-cell>
          <table:table-cell office:value-type="string">
            <text:p>Battle Arena Toshinden </text:p>
          </table:table-cell>
          <table:table-cell office:value-type="string">
            <text:p>Nintendo of America Inc.</text:p>
          </table:table-cell>
          <table:table-cell office:value-type="string">
            <text:p>Betop</text:p>
          </table:table-cell>
          <table:table-cell office:value-type="string">
            <text:p>Fighter</text:p>
          </table:table-cell>
          <table:table-cell office:value-type="string">
            <text:p>3.3</text:p>
          </table:table-cell>
          <table:table-cell office:value-type="string">
            <text:p>1-2 Players</text:p>
          </table:table-cell>
          <table:table-cell office:value-type="string">
            <text:p>The Game Boy version of Battle Arena Toshinden is a 2D versus fighting game, instead of 3D. The game features all the eight fighters present in the console/PC version (Eiji, Kayin, Sofia, Rungo, Fo, Mondo, Duke and Ellis), but drawn in super-deformed graphics.****The game features three possible gameplay modes: 1P Game (story mode), Vs. Computer and Vs. Human. The story mode is slightly different from the console version, featuring a different unlockable final boss.****As in the console version, battles can be won either by depleting the adversary's life bar or by tossing him or her out of the ring. Each character has its own special moves and a desperation move (which can only be used when the character has 10% or less of his or her health).</text:p>
          </table:table-cell>
          <table:table-cell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Battle Arena Toshinden (USA)&quot;&gt; &lt;year&gt;1996&lt;/year&gt; &lt;rating&gt;ESRB - E (Everyone)&lt;/rating&gt; &lt;title&gt;Battle Arena Toshinden &lt;/title&gt; &lt;pub&gt;Nintendo of America Inc.&lt;/pub&gt; &lt;dev&gt;Betop&lt;/dev&gt; &lt;genre&gt;Fighter&lt;/genre&gt; &lt;score&gt;3.3&lt;/score&gt; &lt;player&gt;1-2 Players&lt;/player&gt; &lt;story&gt;The Game Boy version of Battle Arena Toshinden is a 2D versus fighting game, instead of 3D. The game features all the eight fighters present in the console/PC version (Eiji, Kayin, Sofia, Rungo, Fo, Mondo, Duke and Ellis), but drawn in super-deformed graphics.****The game features three possible gameplay modes: 1P Game (story mode), Vs. Computer and Vs. Human. The story mode is slightly different from the console version, featuring a different unlockable final boss.****As in the console version, battles can be won either by depleting the adversary's life bar or by tossing him or her out of the ring. Each character has its own special moves and a desperation move (which can only be used when the character has 10% or less of his or her health).&lt;/story&gt; &lt;/game&gt;">
            <text:p>&lt;game name="Battle Arena Toshinden (USA)"&gt; &lt;year&gt;1996&lt;/year&gt; &lt;rating&gt;ESRB - E (Everyone)&lt;/rating&gt; &lt;title&gt;Battle Arena Toshinden &lt;/title&gt; &lt;pub&gt;Nintendo of America Inc.&lt;/pub&gt; &lt;dev&gt;Betop&lt;/dev&gt; &lt;genre&gt;Fighter&lt;/genre&gt; &lt;score&gt;3.3&lt;/score&gt; &lt;player&gt;1-2 Players&lt;/player&gt; &lt;story&gt;The Game Boy version of Battle Arena Toshinden is a 2D versus fighting game, instead of 3D. The game features all the eight fighters present in the console/PC version (Eiji, Kayin, Sofia, Rungo, Fo, Mondo, Duke and Ellis), but drawn in super-deformed graphics.****The game features three possible gameplay modes: 1P Game (story mode), Vs. Computer and Vs. Human. The story mode is slightly different from the console version, featuring a different unlockable final boss.****As in the console version, battles can be won either by depleting the adversary's life bar or by tossing him or her out of the ring. Each character has its own special moves and a desperation move (which can only be used when the character has 10% or less of his or her health).&lt;/story&gt; &lt;/game&gt;</text:p>
          </table:table-cell>
        </table:table-row>
        <table:table-row table:style-name="ro1">
          <table:table-cell office:value-type="string">
            <text:p>Battle Bull (USA)</text:p>
          </table:table-cell>
          <table:table-cell office:value-type="float" office:value="1991">
            <text:p>1991</text:p>
          </table:table-cell>
          <table:table-cell office:value-type="string">
            <text:p>ESRB - E (Everyone)</text:p>
          </table:table-cell>
          <table:table-cell office:value-type="string">
            <text:p>Battle Bull </text:p>
          </table:table-cell>
          <table:table-cell office:value-type="string">
            <text:p>SETA Corporation</text:p>
          </table:table-cell>
          <table:table-cell office:value-type="string">
            <text:p>Jorudan Co., Ltd.</text:p>
          </table:table-cell>
          <table:table-cell office:value-type="string">
            <text:p>Action</text:p>
          </table:table-cell>
          <table:table-cell office:value-type="string">
            <text:p>2.6</text:p>
          </table:table-cell>
          <table:table-cell office:value-type="string">
            <text:p>1-2 Players</text:p>
          </table:table-cell>
          <table:table-cell office:value-type="string">
            <text:p>Battle Bull is an action game in which the player takes the role of an excavator driver who participates in a championship with 48 levels. The goal is simple: driving through the levels and killing a certain amount of other (respawning) drivers. The usual way of achieving this is shoving stones into them. However, only a certain kind of stone can be used this way; the other ones are permanent. The other vehicles have the same ability in addition to the deadly touch. <text:s/>After each round, the player receives money which can be reinvested inside the upgrade shop. The available items are better engines, better shovels, extra lives, the ability to jump and weapons. The latter are obviously an alternate way of reaching the kill ratio.</text:p>
          </table:table-cell>
          <table:table-cell table:formula="of:=CONCATENATE(&quot;&lt;game name=&quot;;CHAR(34);[.A47];CHAR(34);&quot;&gt; &lt;year&gt;&quot;;[.B47];&quot;&lt;/year&gt; &lt;rating&gt;&quot;;[.C47];&quot;&lt;/rating&gt; &lt;title&gt;&quot;;[.D47];&quot;&lt;/title&gt; &lt;pub&gt;&quot;;[.E47];&quot;&lt;/pub&gt; &lt;dev&gt;&quot;;[.F47];&quot;&lt;/dev&gt; &lt;genre&gt;&quot;;[.G47];&quot;&lt;/genre&gt; &lt;score&gt;&quot;;[.H47];&quot;&lt;/score&gt; &lt;player&gt;&quot;;[.I47];&quot;&lt;/player&gt; &lt;story&gt;&quot;;[.J47];&quot;&lt;/story&gt; &lt;/game&gt;&quot;)" office:value-type="string" office:string-value="&lt;game name=&quot;Battle Bull (USA)&quot;&gt; &lt;year&gt;1991&lt;/year&gt; &lt;rating&gt;ESRB - E (Everyone)&lt;/rating&gt; &lt;title&gt;Battle Bull &lt;/title&gt; &lt;pub&gt;SETA Corporation&lt;/pub&gt; &lt;dev&gt;Jorudan Co., Ltd.&lt;/dev&gt; &lt;genre&gt;Action&lt;/genre&gt; &lt;score&gt;2.6&lt;/score&gt; &lt;player&gt;1-2 Players&lt;/player&gt; &lt;story&gt;Battle Bull is an action game in which the player takes the role of an excavator driver who participates in a championship with 48 levels. The goal is simple: driving through the levels and killing a certain amount of other (respawning) drivers. The usual way of achieving this is shoving stones into them. However, only a certain kind of stone can be used this way; the other ones are permanent. The other vehicles have the same ability in addition to the deadly touch.  After each round, the player receives money which can be reinvested inside the upgrade shop. The available items are better engines, better shovels, extra lives, the ability to jump and weapons. The latter are obviously an alternate way of reaching the kill ratio.&lt;/story&gt; &lt;/game&gt;">
            <text:p>&lt;game name="Battle Bull (USA)"&gt; &lt;year&gt;1991&lt;/year&gt; &lt;rating&gt;ESRB - E (Everyone)&lt;/rating&gt; &lt;title&gt;Battle Bull &lt;/title&gt; &lt;pub&gt;SETA Corporation&lt;/pub&gt; &lt;dev&gt;Jorudan Co., Ltd.&lt;/dev&gt; &lt;genre&gt;Action&lt;/genre&gt; &lt;score&gt;2.6&lt;/score&gt; &lt;player&gt;1-2 Players&lt;/player&gt; &lt;story&gt;Battle Bull is an action game in which the player takes the role of an excavator driver who participates in a championship with 48 levels. The goal is simple: driving through the levels and killing a certain amount of other (respawning) drivers. The usual way of achieving this is shoving stones into them. However, only a certain kind of stone can be used this way; the other ones are permanent. The other vehicles have the same ability in addition to the deadly touch. <text:s/>After each round, the player receives money which can be reinvested inside the upgrade shop. The available items are better engines, better shovels, extra lives, the ability to jump and weapons. The latter are obviously an alternate way of reaching the kill ratio.&lt;/story&gt; &lt;/game&gt;</text:p>
          </table:table-cell>
        </table:table-row>
        <table:table-row table:style-name="ro1">
          <table:table-cell office:value-type="string">
            <text:p>Battle of Olympus, The (Europe)</text:p>
          </table:table-cell>
          <table:table-cell office:value-type="float" office:value="1993">
            <text:p>1993</text:p>
          </table:table-cell>
          <table:table-cell office:value-type="string">
            <text:p>ESRB - E (Everyone)</text:p>
          </table:table-cell>
          <table:table-cell office:value-type="string">
            <text:p>Battle of Olympus, The </text:p>
          </table:table-cell>
          <table:table-cell office:value-type="string">
            <text:p>Imagineer Co., Ltd.</text:p>
          </table:table-cell>
          <table:table-cell office:value-type="string">
            <text:p>Infinity Co., Ltd.</text:p>
          </table:table-cell>
          <table:table-cell office:value-type="string">
            <text:p>Adventure</text:p>
          </table:table-cell>
          <table:table-cell office:value-type="string">
            <text:p>1.7</text:p>
          </table:table-cell>
          <table:table-cell office:value-type="string">
            <text:p>1 Player</text:p>
          </table:table-cell>
          <table:table-cell office:value-type="string">
            <text:p>This game is much like Zelda II: The Adventure of Link turned into ancient Greece. You play as Orpheus, whose girlfriend, Helene, has been kidnapped by the demonic ruler of the netherworld called Hades. So begins the journey.****Just like in Zelda II, there is a top-down map of Greece with towns and other locations to explore. Each of these has side-scrolling sections in which Orpheus fights his way through the minions of Hades. There are various items one must get to continue to the next location, including swords, shields and crystals. There are three fragments of love hidden around; Orpheus has to find them before he can enter Tartarus and fight Hades to save his beloved Helene.****The monsters of the game are also based on the Greek mythology and it is pretty entertaining to confront cyclopes, minotaurs and pegasuses.</text:p>
          </table:table-cell>
          <table:table-cell table:formula="of:=CONCATENATE(&quot;&lt;game name=&quot;;CHAR(34);[.A48];CHAR(34);&quot;&gt; &lt;year&gt;&quot;;[.B48];&quot;&lt;/year&gt; &lt;rating&gt;&quot;;[.C48];&quot;&lt;/rating&gt; &lt;title&gt;&quot;;[.D48];&quot;&lt;/title&gt; &lt;pub&gt;&quot;;[.E48];&quot;&lt;/pub&gt; &lt;dev&gt;&quot;;[.F48];&quot;&lt;/dev&gt; &lt;genre&gt;&quot;;[.G48];&quot;&lt;/genre&gt; &lt;score&gt;&quot;;[.H48];&quot;&lt;/score&gt; &lt;player&gt;&quot;;[.I48];&quot;&lt;/player&gt; &lt;story&gt;&quot;;[.J48];&quot;&lt;/story&gt; &lt;/game&gt;&quot;)" office:value-type="string" office:string-value="&lt;game name=&quot;Battle of Olympus, The (Europe)&quot;&gt; &lt;year&gt;1993&lt;/year&gt; &lt;rating&gt;ESRB - E (Everyone)&lt;/rating&gt; &lt;title&gt;Battle of Olympus, The &lt;/title&gt; &lt;pub&gt;Imagineer Co., Ltd.&lt;/pub&gt; &lt;dev&gt;Infinity Co., Ltd.&lt;/dev&gt; &lt;genre&gt;Adventure&lt;/genre&gt; &lt;score&gt;1.7&lt;/score&gt; &lt;player&gt;1 Player&lt;/player&gt; &lt;story&gt;This game is much like Zelda II: The Adventure of Link turned into ancient Greece. You play as Orpheus, whose girlfriend, Helene, has been kidnapped by the demonic ruler of the netherworld called Hades. So begins the journey.****Just like in Zelda II, there is a top-down map of Greece with towns and other locations to explore. Each of these has side-scrolling sections in which Orpheus fights his way through the minions of Hades. There are various items one must get to continue to the next location, including swords, shields and crystals. There are three fragments of love hidden around; Orpheus has to find them before he can enter Tartarus and fight Hades to save his beloved Helene.****The monsters of the game are also based on the Greek mythology and it is pretty entertaining to confront cyclopes, minotaurs and pegasuses.&lt;/story&gt; &lt;/game&gt;">
            <text:p>&lt;game name="Battle of Olympus, The (Europe)"&gt; &lt;year&gt;1993&lt;/year&gt; &lt;rating&gt;ESRB - E (Everyone)&lt;/rating&gt; &lt;title&gt;Battle of Olympus, The &lt;/title&gt; &lt;pub&gt;Imagineer Co., Ltd.&lt;/pub&gt; &lt;dev&gt;Infinity Co., Ltd.&lt;/dev&gt; &lt;genre&gt;Adventure&lt;/genre&gt; &lt;score&gt;1.7&lt;/score&gt; &lt;player&gt;1 Player&lt;/player&gt; &lt;story&gt;This game is much like Zelda II: The Adventure of Link turned into ancient Greece. You play as Orpheus, whose girlfriend, Helene, has been kidnapped by the demonic ruler of the netherworld called Hades. So begins the journey.****Just like in Zelda II, there is a top-down map of Greece with towns and other locations to explore. Each of these has side-scrolling sections in which Orpheus fights his way through the minions of Hades. There are various items one must get to continue to the next location, including swords, shields and crystals. There are three fragments of love hidden around; Orpheus has to find them before he can enter Tartarus and fight Hades to save his beloved Helene.****The monsters of the game are also based on the Greek mythology and it is pretty entertaining to confront cyclopes, minotaurs and pegasuses.&lt;/story&gt; &lt;/game&gt;</text:p>
          </table:table-cell>
        </table:table-row>
        <table:table-row table:style-name="ro1">
          <table:table-cell office:value-type="string">
            <text:p>Battle Unit Zeoth (USA, Europe)</text:p>
          </table:table-cell>
          <table:table-cell office:value-type="float" office:value="1991">
            <text:p>1991</text:p>
          </table:table-cell>
          <table:table-cell office:value-type="string">
            <text:p>ESRB - E (Everyone)</text:p>
          </table:table-cell>
          <table:table-cell office:value-type="string">
            <text:p>Battle Unit Zeoth </text:p>
          </table:table-cell>
          <table:table-cell office:value-type="string">
            <text:p>Jaleco Ltd.</text:p>
          </table:table-cell>
          <table:table-cell office:value-type="string">
            <text:p>Jaleco USA, Inc.</text:p>
          </table:table-cell>
          <table:table-cell office:value-type="string">
            <text:p>Shoot-'Em-Up</text:p>
          </table:table-cell>
          <table:table-cell office:value-type="string">
            <text:p>2.6</text:p>
          </table:table-cell>
          <table:table-cell office:value-type="string">
            <text:p>1 Player</text:p>
          </table:table-cell>
          <table:table-cell office:value-type="string">
            <text:p>Battle Unit Zeoth is a 2D futuristic side-scrolling shooter. Humanity is in danger - a race of alien robots known as the "Grein" invaded the Solar System. They lost and fled, but left behind an underground base with self-replicating Grein machines. Two years after the invasion aliens attack again. However, the humans have made a special mech, Zeoth, designed for combat. <text:s/>Player controls Zeoth who can move to the right and shoot enemies. The odd-numbered stages are horizontal scrolling stages and the even-numbered stages are a simple "platform" stages. Each stage ends in a boss fight. Zeoth can fly with a jetpack (but the player must tap a button to resist gravity) and can fire in four directions (right, left, down and up). The basic weapons can be improved. The mech can take some damage before being destroyed and has just one life, however, there are unlimited continues.</text:p>
          </table:table-cell>
          <table:table-cell table:formula="of:=CONCATENATE(&quot;&lt;game name=&quot;;CHAR(34);[.A49];CHAR(34);&quot;&gt; &lt;year&gt;&quot;;[.B49];&quot;&lt;/year&gt; &lt;rating&gt;&quot;;[.C49];&quot;&lt;/rating&gt; &lt;title&gt;&quot;;[.D49];&quot;&lt;/title&gt; &lt;pub&gt;&quot;;[.E49];&quot;&lt;/pub&gt; &lt;dev&gt;&quot;;[.F49];&quot;&lt;/dev&gt; &lt;genre&gt;&quot;;[.G49];&quot;&lt;/genre&gt; &lt;score&gt;&quot;;[.H49];&quot;&lt;/score&gt; &lt;player&gt;&quot;;[.I49];&quot;&lt;/player&gt; &lt;story&gt;&quot;;[.J49];&quot;&lt;/story&gt; &lt;/game&gt;&quot;)" office:value-type="string" office:string-value="&lt;game name=&quot;Battle Unit Zeoth (USA, Europe)&quot;&gt; &lt;year&gt;1991&lt;/year&gt; &lt;rating&gt;ESRB - E (Everyone)&lt;/rating&gt; &lt;title&gt;Battle Unit Zeoth &lt;/title&gt; &lt;pub&gt;Jaleco Ltd.&lt;/pub&gt; &lt;dev&gt;Jaleco USA, Inc.&lt;/dev&gt; &lt;genre&gt;Shoot-'Em-Up&lt;/genre&gt; &lt;score&gt;2.6&lt;/score&gt; &lt;player&gt;1 Player&lt;/player&gt; &lt;story&gt;Battle Unit Zeoth is a 2D futuristic side-scrolling shooter. Humanity is in danger - a race of alien robots known as the &quot;Grein&quot; invaded the Solar System. They lost and fled, but left behind an underground base with self-replicating Grein machines. Two years after the invasion aliens attack again. However, the humans have made a special mech, Zeoth, designed for combat.  Player controls Zeoth who can move to the right and shoot enemies. The odd-numbered stages are horizontal scrolling stages and the even-numbered stages are a simple &quot;platform&quot; stages. Each stage ends in a boss fight. Zeoth can fly with a jetpack (but the player must tap a button to resist gravity) and can fire in four directions (right, left, down and up). The basic weapons can be improved. The mech can take some damage before being destroyed and has just one life, however, there are unlimited continues.&lt;/story&gt; &lt;/game&gt;">
            <text:p>&lt;game name="Battle Unit Zeoth (USA, Europe)"&gt; &lt;year&gt;1991&lt;/year&gt; &lt;rating&gt;ESRB - E (Everyone)&lt;/rating&gt; &lt;title&gt;Battle Unit Zeoth &lt;/title&gt; &lt;pub&gt;Jaleco Ltd.&lt;/pub&gt; &lt;dev&gt;Jaleco USA, Inc.&lt;/dev&gt; &lt;genre&gt;Shoot-'Em-Up&lt;/genre&gt; &lt;score&gt;2.6&lt;/score&gt; &lt;player&gt;1 Player&lt;/player&gt; &lt;story&gt;Battle Unit Zeoth is a 2D futuristic side-scrolling shooter. Humanity is in danger - a race of alien robots known as the "Grein" invaded the Solar System. They lost and fled, but left behind an underground base with self-replicating Grein machines. Two years after the invasion aliens attack again. However, the humans have made a special mech, Zeoth, designed for combat. <text:s/>Player controls Zeoth who can move to the right and shoot enemies. The odd-numbered stages are horizontal scrolling stages and the even-numbered stages are a simple "platform" stages. Each stage ends in a boss fight. Zeoth can fly with a jetpack (but the player must tap a button to resist gravity) and can fire in four directions (right, left, down and up). The basic weapons can be improved. The mech can take some damage before being destroyed and has just one life, however, there are unlimited continues.&lt;/story&gt; &lt;/game&gt;</text:p>
          </table:table-cell>
        </table:table-row>
        <table:table-row table:style-name="ro1">
          <table:table-cell office:value-type="string">
            <text:p>Battleship (USA, Europe)</text:p>
          </table:table-cell>
          <table:table-cell office:value-type="float" office:value="1992">
            <text:p>1992</text:p>
          </table:table-cell>
          <table:table-cell office:value-type="string">
            <text:p>ESRB - E (Everyone)</text:p>
          </table:table-cell>
          <table:table-cell office:value-type="string">
            <text:p>Battleship </text:p>
          </table:table-cell>
          <table:table-cell office:value-type="string">
            <text:p>Mindscape Inc.</text:p>
          </table:table-cell>
          <table:table-cell office:value-type="string">
            <text:p>Use Corporation</text:p>
          </table:table-cell>
          <table:table-cell office:value-type="string">
            <text:p>Strategy</text:p>
          </table:table-cell>
          <table:table-cell office:value-type="string">
            <text:p>2.7</text:p>
          </table:table-cell>
          <table:table-cell office:value-type="string">
            <text:p>1-2 Players</text:p>
          </table:table-cell>
          <table:table-cell office:value-type="string">
            <text:p>The object is to sink the opponent's entire fleet without him sinking the player's fleet first. In this updated version, both the player and the computer get extra firepower from military aircraft and support weapons. There are even scenarios that start a player off in a pre-played game that he must resume (and overcome a bleak scenario). </text:p>
          </table:table-cell>
          <table:table-cell table:formula="of:=CONCATENATE(&quot;&lt;game name=&quot;;CHAR(34);[.A50];CHAR(34);&quot;&gt; &lt;year&gt;&quot;;[.B50];&quot;&lt;/year&gt; &lt;rating&gt;&quot;;[.C50];&quot;&lt;/rating&gt; &lt;title&gt;&quot;;[.D50];&quot;&lt;/title&gt; &lt;pub&gt;&quot;;[.E50];&quot;&lt;/pub&gt; &lt;dev&gt;&quot;;[.F50];&quot;&lt;/dev&gt; &lt;genre&gt;&quot;;[.G50];&quot;&lt;/genre&gt; &lt;score&gt;&quot;;[.H50];&quot;&lt;/score&gt; &lt;player&gt;&quot;;[.I50];&quot;&lt;/player&gt; &lt;story&gt;&quot;;[.J50];&quot;&lt;/story&gt; &lt;/game&gt;&quot;)" office:value-type="string" office:string-value="&lt;game name=&quot;Battleship (USA, Europe)&quot;&gt; &lt;year&gt;1992&lt;/year&gt; &lt;rating&gt;ESRB - E (Everyone)&lt;/rating&gt; &lt;title&gt;Battleship &lt;/title&gt; &lt;pub&gt;Mindscape Inc.&lt;/pub&gt; &lt;dev&gt;Use Corporation&lt;/dev&gt; &lt;genre&gt;Strategy&lt;/genre&gt; &lt;score&gt;2.7&lt;/score&gt; &lt;player&gt;1-2 Players&lt;/player&gt; &lt;story&gt;The object is to sink the opponent's entire fleet without him sinking the player's fleet first. In this updated version, both the player and the computer get extra firepower from military aircraft and support weapons. There are even scenarios that start a player off in a pre-played game that he must resume (and overcome a bleak scenario). &lt;/story&gt; &lt;/game&gt;">
            <text:p>&lt;game name="Battleship (USA, Europe)"&gt; &lt;year&gt;1992&lt;/year&gt; &lt;rating&gt;ESRB - E (Everyone)&lt;/rating&gt; &lt;title&gt;Battleship &lt;/title&gt; &lt;pub&gt;Mindscape Inc.&lt;/pub&gt; &lt;dev&gt;Use Corporation&lt;/dev&gt; &lt;genre&gt;Strategy&lt;/genre&gt; &lt;score&gt;2.7&lt;/score&gt; &lt;player&gt;1-2 Players&lt;/player&gt; &lt;story&gt;The object is to sink the opponent's entire fleet without him sinking the player's fleet first. In this updated version, both the player and the computer get extra firepower from military aircraft and support weapons. There are even scenarios that start a player off in a pre-played game that he must resume (and overcome a bleak scenario). &lt;/story&gt; &lt;/game&gt;</text:p>
          </table:table-cell>
        </table:table-row>
        <table:table-row table:style-name="ro1">
          <table:table-cell office:value-type="string">
            <text:p>Battletoads (USA, Europe)</text:p>
          </table:table-cell>
          <table:table-cell office:value-type="float" office:value="1991">
            <text:p>1991</text:p>
          </table:table-cell>
          <table:table-cell office:value-type="string">
            <text:p>ESRB - E (Everyone)</text:p>
          </table:table-cell>
          <table:table-cell office:value-type="string">
            <text:p>Battletoads </text:p>
          </table:table-cell>
          <table:table-cell office:value-type="string">
            <text:p>Tradewest, Inc.</text:p>
          </table:table-cell>
          <table:table-cell office:value-type="string">
            <text:p>Rare, Ltd.</text:p>
          </table:table-cell>
          <table:table-cell office:value-type="string">
            <text:p>Beat-'Em-Up</text:p>
          </table:table-cell>
          <table:table-cell office:value-type="string">
            <text:p>3.6</text:p>
          </table:table-cell>
          <table:table-cell office:value-type="string">
            <text:p>1 Player</text:p>
          </table:table-cell>
          <table:table-cell office:value-type="string">
            <text:p>Zitz, Rash and Pimple are three toads with unique fighting abilities (much like the Teenage Mutant Ninja Turtles). While partying on the Lost Vega leisure space station, the three get distracted by a dancer, who reveals herself as the Dark Queen. All of a sudden, Rash and Pimple are kidnapped and as Zitz, you must chase after the Dark Queen while evading the many enemies blocking your inter-galactic path.****You control Zitz, the Battletoad. In some levels, you must walk along, beating up any enemies that you encounter. In other levels, you are flying or racing along, shooting or avoiding enemies. At the end of each level, there is a boss battle. While it shares the same name and main characters as the other versions, the levels and most enemies in this version differ greatly.</text:p>
          </table:table-cell>
          <table:table-cell table:formula="of:=CONCATENATE(&quot;&lt;game name=&quot;;CHAR(34);[.A51];CHAR(34);&quot;&gt; &lt;year&gt;&quot;;[.B51];&quot;&lt;/year&gt; &lt;rating&gt;&quot;;[.C51];&quot;&lt;/rating&gt; &lt;title&gt;&quot;;[.D51];&quot;&lt;/title&gt; &lt;pub&gt;&quot;;[.E51];&quot;&lt;/pub&gt; &lt;dev&gt;&quot;;[.F51];&quot;&lt;/dev&gt; &lt;genre&gt;&quot;;[.G51];&quot;&lt;/genre&gt; &lt;score&gt;&quot;;[.H51];&quot;&lt;/score&gt; &lt;player&gt;&quot;;[.I51];&quot;&lt;/player&gt; &lt;story&gt;&quot;;[.J51];&quot;&lt;/story&gt; &lt;/game&gt;&quot;)" office:value-type="string" office:string-value="&lt;game name=&quot;Battletoads (USA, Europe)&quot;&gt; &lt;year&gt;1991&lt;/year&gt; &lt;rating&gt;ESRB - E (Everyone)&lt;/rating&gt; &lt;title&gt;Battletoads &lt;/title&gt; &lt;pub&gt;Tradewest, Inc.&lt;/pub&gt; &lt;dev&gt;Rare, Ltd.&lt;/dev&gt; &lt;genre&gt;Beat-'Em-Up&lt;/genre&gt; &lt;score&gt;3.6&lt;/score&gt; &lt;player&gt;1 Player&lt;/player&gt; &lt;story&gt;Zitz, Rash and Pimple are three toads with unique fighting abilities (much like the Teenage Mutant Ninja Turtles). While partying on the Lost Vega leisure space station, the three get distracted by a dancer, who reveals herself as the Dark Queen. All of a sudden, Rash and Pimple are kidnapped and as Zitz, you must chase after the Dark Queen while evading the many enemies blocking your inter-galactic path.****You control Zitz, the Battletoad. In some levels, you must walk along, beating up any enemies that you encounter. In other levels, you are flying or racing along, shooting or avoiding enemies. At the end of each level, there is a boss battle. While it shares the same name and main characters as the other versions, the levels and most enemies in this version differ greatly.&lt;/story&gt; &lt;/game&gt;">
            <text:p>&lt;game name="Battletoads (USA, Europe)"&gt; &lt;year&gt;1991&lt;/year&gt; &lt;rating&gt;ESRB - E (Everyone)&lt;/rating&gt; &lt;title&gt;Battletoads &lt;/title&gt; &lt;pub&gt;Tradewest, Inc.&lt;/pub&gt; &lt;dev&gt;Rare, Ltd.&lt;/dev&gt; &lt;genre&gt;Beat-'Em-Up&lt;/genre&gt; &lt;score&gt;3.6&lt;/score&gt; &lt;player&gt;1 Player&lt;/player&gt; &lt;story&gt;Zitz, Rash and Pimple are three toads with unique fighting abilities (much like the Teenage Mutant Ninja Turtles). While partying on the Lost Vega leisure space station, the three get distracted by a dancer, who reveals herself as the Dark Queen. All of a sudden, Rash and Pimple are kidnapped and as Zitz, you must chase after the Dark Queen while evading the many enemies blocking your inter-galactic path.****You control Zitz, the Battletoad. In some levels, you must walk along, beating up any enemies that you encounter. In other levels, you are flying or racing along, shooting or avoiding enemies. At the end of each level, there is a boss battle. While it shares the same name and main characters as the other versions, the levels and most enemies in this version differ greatly.&lt;/story&gt; &lt;/game&gt;</text:p>
          </table:table-cell>
        </table:table-row>
        <table:table-row table:style-name="ro1">
          <table:table-cell office:value-type="string">
            <text:p>Battletoads in Ragnarok's World (USA)</text:p>
          </table:table-cell>
          <table:table-cell office:value-type="float" office:value="1993">
            <text:p>1993</text:p>
          </table:table-cell>
          <table:table-cell office:value-type="string">
            <text:p>ESRB - E (Everyone)</text:p>
          </table:table-cell>
          <table:table-cell office:value-type="string">
            <text:p>Battletoads in Ragnarok's World </text:p>
          </table:table-cell>
          <table:table-cell office:value-type="string">
            <text:p>Tradewest, Inc.</text:p>
          </table:table-cell>
          <table:table-cell office:value-type="string">
            <text:p>Rare, Ltd.</text:p>
          </table:table-cell>
          <table:table-cell office:value-type="string">
            <text:p>Beat-'Em-Up</text:p>
          </table:table-cell>
          <table:table-cell office:value-type="string">
            <text:p>3.0</text:p>
          </table:table-cell>
          <table:table-cell office:value-type="string">
            <text:p>1 Player</text:p>
          </table:table-cell>
          <table:table-cell office:value-type="string">
            <text:p>The Dark Queen has returned, this time kidnapping your best friend and the best looking girl in the galaxy. It's up to you to control the three Battletoads and defeat the Dark Queen and her many troops through platform and beat 'em up style action.****This is the third Battletoads title in the series, and the second on the Game Boy.</text:p>
          </table:table-cell>
          <table:table-cell table:formula="of:=CONCATENATE(&quot;&lt;game name=&quot;;CHAR(34);[.A52];CHAR(34);&quot;&gt; &lt;year&gt;&quot;;[.B52];&quot;&lt;/year&gt; &lt;rating&gt;&quot;;[.C52];&quot;&lt;/rating&gt; &lt;title&gt;&quot;;[.D52];&quot;&lt;/title&gt; &lt;pub&gt;&quot;;[.E52];&quot;&lt;/pub&gt; &lt;dev&gt;&quot;;[.F52];&quot;&lt;/dev&gt; &lt;genre&gt;&quot;;[.G52];&quot;&lt;/genre&gt; &lt;score&gt;&quot;;[.H52];&quot;&lt;/score&gt; &lt;player&gt;&quot;;[.I52];&quot;&lt;/player&gt; &lt;story&gt;&quot;;[.J52];&quot;&lt;/story&gt; &lt;/game&gt;&quot;)" office:value-type="string" office:string-value="&lt;game name=&quot;Battletoads in Ragnarok's World (USA)&quot;&gt; &lt;year&gt;1993&lt;/year&gt; &lt;rating&gt;ESRB - E (Everyone)&lt;/rating&gt; &lt;title&gt;Battletoads in Ragnarok's World &lt;/title&gt; &lt;pub&gt;Tradewest, Inc.&lt;/pub&gt; &lt;dev&gt;Rare, Ltd.&lt;/dev&gt; &lt;genre&gt;Beat-'Em-Up&lt;/genre&gt; &lt;score&gt;3.0&lt;/score&gt; &lt;player&gt;1 Player&lt;/player&gt; &lt;story&gt;The Dark Queen has returned, this time kidnapping your best friend and the best looking girl in the galaxy. It's up to you to control the three Battletoads and defeat the Dark Queen and her many troops through platform and beat 'em up style action.****This is the third Battletoads title in the series, and the second on the Game Boy.&lt;/story&gt; &lt;/game&gt;">
            <text:p>&lt;game name="Battletoads in Ragnarok's World (USA)"&gt; &lt;year&gt;1993&lt;/year&gt; &lt;rating&gt;ESRB - E (Everyone)&lt;/rating&gt; &lt;title&gt;Battletoads in Ragnarok's World &lt;/title&gt; &lt;pub&gt;Tradewest, Inc.&lt;/pub&gt; &lt;dev&gt;Rare, Ltd.&lt;/dev&gt; &lt;genre&gt;Beat-'Em-Up&lt;/genre&gt; &lt;score&gt;3.0&lt;/score&gt; &lt;player&gt;1 Player&lt;/player&gt; &lt;story&gt;The Dark Queen has returned, this time kidnapping your best friend and the best looking girl in the galaxy. It's up to you to control the three Battletoads and defeat the Dark Queen and her many troops through platform and beat 'em up style action.****This is the third Battletoads title in the series, and the second on the Game Boy.&lt;/story&gt; &lt;/game&gt;</text:p>
          </table:table-cell>
        </table:table-row>
        <table:table-row table:style-name="ro1">
          <table:table-cell office:value-type="string">
            <text:p>Battletoads-Double Dragon (USA)</text:p>
          </table:table-cell>
          <table:table-cell office:value-type="float" office:value="1993">
            <text:p>1993</text:p>
          </table:table-cell>
          <table:table-cell office:value-type="string">
            <text:p>ESRB - E (Everyone)</text:p>
          </table:table-cell>
          <table:table-cell office:value-type="string">
            <text:p>Battletoads-Double Dragon </text:p>
          </table:table-cell>
          <table:table-cell office:value-type="string">
            <text:p>Tradewest, Inc.</text:p>
          </table:table-cell>
          <table:table-cell office:value-type="string">
            <text:p>Rare, Ltd.</text:p>
          </table:table-cell>
          <table:table-cell office:value-type="string">
            <text:p>Beat-'Em-Up</text:p>
          </table:table-cell>
          <table:table-cell office:value-type="string">
            <text:p>3.4</text:p>
          </table:table-cell>
          <table:table-cell office:value-type="string">
            <text:p>1 Player</text:p>
          </table:table-cell>
          <table:table-cell office:value-type="string">
            <text:p>Earth is under fire by Colossus, a battleship the size of a city. Using powerful laser cannons, it has destroyed most of Earth's defence forces, while its many troops clean up the rest of the planet. All expect for 5 warriors.****The Battletoads, who are well aware of evil forces in the galaxy, join forces with Billy and Jimmy Lee from Double Dragon to defend Earth from the deadly ship and its troops. Using a range of special moves you must fight your way through the streets into the heart of the ship and destroy it.</text:p>
          </table:table-cell>
          <table:table-cell table:formula="of:=CONCATENATE(&quot;&lt;game name=&quot;;CHAR(34);[.A53];CHAR(34);&quot;&gt; &lt;year&gt;&quot;;[.B53];&quot;&lt;/year&gt; &lt;rating&gt;&quot;;[.C53];&quot;&lt;/rating&gt; &lt;title&gt;&quot;;[.D53];&quot;&lt;/title&gt; &lt;pub&gt;&quot;;[.E53];&quot;&lt;/pub&gt; &lt;dev&gt;&quot;;[.F53];&quot;&lt;/dev&gt; &lt;genre&gt;&quot;;[.G53];&quot;&lt;/genre&gt; &lt;score&gt;&quot;;[.H53];&quot;&lt;/score&gt; &lt;player&gt;&quot;;[.I53];&quot;&lt;/player&gt; &lt;story&gt;&quot;;[.J53];&quot;&lt;/story&gt; &lt;/game&gt;&quot;)" office:value-type="string" office:string-value="&lt;game name=&quot;Battletoads-Double Dragon (USA)&quot;&gt; &lt;year&gt;1993&lt;/year&gt; &lt;rating&gt;ESRB - E (Everyone)&lt;/rating&gt; &lt;title&gt;Battletoads-Double Dragon &lt;/title&gt; &lt;pub&gt;Tradewest, Inc.&lt;/pub&gt; &lt;dev&gt;Rare, Ltd.&lt;/dev&gt; &lt;genre&gt;Beat-'Em-Up&lt;/genre&gt; &lt;score&gt;3.4&lt;/score&gt; &lt;player&gt;1 Player&lt;/player&gt; &lt;story&gt;Earth is under fire by Colossus, a battleship the size of a city. Using powerful laser cannons, it has destroyed most of Earth's defence forces, while its many troops clean up the rest of the planet. All expect for 5 warriors.****The Battletoads, who are well aware of evil forces in the galaxy, join forces with Billy and Jimmy Lee from Double Dragon to defend Earth from the deadly ship and its troops. Using a range of special moves you must fight your way through the streets into the heart of the ship and destroy it.&lt;/story&gt; &lt;/game&gt;">
            <text:p>&lt;game name="Battletoads-Double Dragon (USA)"&gt; &lt;year&gt;1993&lt;/year&gt; &lt;rating&gt;ESRB - E (Everyone)&lt;/rating&gt; &lt;title&gt;Battletoads-Double Dragon &lt;/title&gt; &lt;pub&gt;Tradewest, Inc.&lt;/pub&gt; &lt;dev&gt;Rare, Ltd.&lt;/dev&gt; &lt;genre&gt;Beat-'Em-Up&lt;/genre&gt; &lt;score&gt;3.4&lt;/score&gt; &lt;player&gt;1 Player&lt;/player&gt; &lt;story&gt;Earth is under fire by Colossus, a battleship the size of a city. Using powerful laser cannons, it has destroyed most of Earth's defence forces, while its many troops clean up the rest of the planet. All expect for 5 warriors.****The Battletoads, who are well aware of evil forces in the galaxy, join forces with Billy and Jimmy Lee from Double Dragon to defend Earth from the deadly ship and its troops. Using a range of special moves you must fight your way through the streets into the heart of the ship and destroy it.&lt;/story&gt; &lt;/game&gt;</text:p>
          </table:table-cell>
        </table:table-row>
        <table:table-row table:style-name="ro1">
          <table:table-cell office:value-type="string">
            <text:p>Beavis and Butt-Head (USA, Europe)</text:p>
          </table:table-cell>
          <table:table-cell office:value-type="float" office:value="1999">
            <text:p>1999</text:p>
          </table:table-cell>
          <table:table-cell office:value-type="string">
            <text:p>ESRB - E (Everyone)</text:p>
          </table:table-cell>
          <table:table-cell office:value-type="string">
            <text:p>Beavis and Butt-Head </text:p>
          </table:table-cell>
          <table:table-cell office:value-type="string">
            <text:p>GT Interactive Software Corp.</text:p>
          </table:table-cell>
          <table:table-cell office:value-type="string">
            <text:p>Torus Games Pty. Ltd.</text:p>
          </table:table-cell>
          <table:table-cell office:value-type="string">
            <text:p>Action</text:p>
          </table:table-cell>
          <table:table-cell office:value-type="string">
            <text:p>2.4</text:p>
          </table:table-cell>
          <table:table-cell office:value-type="string">
            <text:p>1 Player</text:p>
          </table:table-cell>
          <table:table-cell office:value-type="string">
            <text:p>MTV's Beavis and Butt-Head is based on the animated TV series of the same name. The plot is that the two kids want to join a gang, but first they have to free their leader from prison. So the player takes their role (always one at a time) in their quest to travel all the way from school to prison. <text:s/>This is an action game in which the basic goal to find the exit without dying. Pretty much all living things drain the protagonist's life bar when touched, e.g. pupils or birds, and need to be avoided. Most levels are played from an angled top-down perspective. In those sections the player regularly needs to fetch items for other characters to proceed, e.g. tennis balls. Beavis &amp; Butt-Head have no standard attack and have to collect their weapons (tomatoes and spitballs) in the levels. There are also other power ups to find, e.g. energy refreshments, extra lives or temporary invincibility. The second kind of level consists of standard side-scrolling platforming.</text:p>
          </table:table-cell>
          <table:table-cell table:formula="of:=CONCATENATE(&quot;&lt;game name=&quot;;CHAR(34);[.A54];CHAR(34);&quot;&gt; &lt;year&gt;&quot;;[.B54];&quot;&lt;/year&gt; &lt;rating&gt;&quot;;[.C54];&quot;&lt;/rating&gt; &lt;title&gt;&quot;;[.D54];&quot;&lt;/title&gt; &lt;pub&gt;&quot;;[.E54];&quot;&lt;/pub&gt; &lt;dev&gt;&quot;;[.F54];&quot;&lt;/dev&gt; &lt;genre&gt;&quot;;[.G54];&quot;&lt;/genre&gt; &lt;score&gt;&quot;;[.H54];&quot;&lt;/score&gt; &lt;player&gt;&quot;;[.I54];&quot;&lt;/player&gt; &lt;story&gt;&quot;;[.J54];&quot;&lt;/story&gt; &lt;/game&gt;&quot;)" office:value-type="string" office:string-value="&lt;game name=&quot;Beavis and Butt-Head (USA, Europe)&quot;&gt; &lt;year&gt;1999&lt;/year&gt; &lt;rating&gt;ESRB - E (Everyone)&lt;/rating&gt; &lt;title&gt;Beavis and Butt-Head &lt;/title&gt; &lt;pub&gt;GT Interactive Software Corp.&lt;/pub&gt; &lt;dev&gt;Torus Games Pty. Ltd.&lt;/dev&gt; &lt;genre&gt;Action&lt;/genre&gt; &lt;score&gt;2.4&lt;/score&gt; &lt;player&gt;1 Player&lt;/player&gt; &lt;story&gt;MTV's Beavis and Butt-Head is based on the animated TV series of the same name. The plot is that the two kids want to join a gang, but first they have to free their leader from prison. So the player takes their role (always one at a time) in their quest to travel all the way from school to prison.  This is an action game in which the basic goal to find the exit without dying. Pretty much all living things drain the protagonist's life bar when touched, e.g. pupils or birds, and need to be avoided. Most levels are played from an angled top-down perspective. In those sections the player regularly needs to fetch items for other characters to proceed, e.g. tennis balls. Beavis &amp; Butt-Head have no standard attack and have to collect their weapons (tomatoes and spitballs) in the levels. There are also other power ups to find, e.g. energy refreshments, extra lives or temporary invincibility. The second kind of level consists of standard side-scrolling platforming.&lt;/story&gt; &lt;/game&gt;">
            <text:p>&lt;game name="Beavis and Butt-Head (USA, Europe)"&gt; &lt;year&gt;1999&lt;/year&gt; &lt;rating&gt;ESRB - E (Everyone)&lt;/rating&gt; &lt;title&gt;Beavis and Butt-Head &lt;/title&gt; &lt;pub&gt;GT Interactive Software Corp.&lt;/pub&gt; &lt;dev&gt;Torus Games Pty. Ltd.&lt;/dev&gt; &lt;genre&gt;Action&lt;/genre&gt; &lt;score&gt;2.4&lt;/score&gt; &lt;player&gt;1 Player&lt;/player&gt; &lt;story&gt;MTV's Beavis and Butt-Head is based on the animated TV series of the same name. The plot is that the two kids want to join a gang, but first they have to free their leader from prison. So the player takes their role (always one at a time) in their quest to travel all the way from school to prison. <text:s/>This is an action game in which the basic goal to find the exit without dying. Pretty much all living things drain the protagonist's life bar when touched, e.g. pupils or birds, and need to be avoided. Most levels are played from an angled top-down perspective. In those sections the player regularly needs to fetch items for other characters to proceed, e.g. tennis balls. Beavis &amp; Butt-Head have no standard attack and have to collect their weapons (tomatoes and spitballs) in the levels. There are also other power ups to find, e.g. energy refreshments, extra lives or temporary invincibility. The second kind of level consists of standard side-scrolling platforming.&lt;/story&gt; &lt;/game&gt;</text:p>
          </table:table-cell>
        </table:table-row>
        <table:table-row table:style-name="ro1">
          <table:table-cell office:value-type="string">
            <text:p>Beethoven - The Ultimate Canine Caper (Europe)</text:p>
          </table:table-cell>
          <table:table-cell office:value-type="float" office:value="1994">
            <text:p>1994</text:p>
          </table:table-cell>
          <table:table-cell office:value-type="string">
            <text:p>ESRB - E (Everyone)</text:p>
          </table:table-cell>
          <table:table-cell office:value-type="string">
            <text:p>Beethoven - The Ultimate Canine Caper </text:p>
          </table:table-cell>
          <table:table-cell office:value-type="string">
            <text:p>Tech Expressions</text:p>
          </table:table-cell>
          <table:table-cell office:value-type="string">
            <text:p>Unexpected Development</text:p>
          </table:table-cell>
          <table:table-cell office:value-type="string">
            <text:p>Platform</text:p>
          </table:table-cell>
          <table:table-cell office:value-type="string">
            <text:p>2.1</text:p>
          </table:table-cell>
          <table:table-cell office:value-type="string">
            <text:p>1 Player</text:p>
          </table:table-cell>
          <table:table-cell office:value-type="string">
            <text:p>Beethoven - The Ultimate Canine Caper is a platform game where you get a chance to wear the metaphorical shoes of Beethoven - that lovable, big dog from the movie. <text:s/>Your four puppies need to be rescued and brought back to their mom. As a responsible father and guardian you'll first need to find the puppy, avoiding dangers such as bad-tempered cats, mean dogcatchers, acorns which have a habit to drop down just when you pass underneath, and careless skateboarders. You can bark at these opponents to scare them away. And if you'll find a source of water (such as a rubber hose), you can make yourself wet and then - in a tense situation - shake off the water, eliminating everyone in the vicinity. Once you find your pup, you'll find out that getting him back to his mom is no easy task. While your puppy can - thankfully - walk on his own accord when you put him down, you'll still have to carry it over obstacles, and you'll be forced to fight all the enemies again while doing it.</text:p>
          </table:table-cell>
          <table:table-cell table:formula="of:=CONCATENATE(&quot;&lt;game name=&quot;;CHAR(34);[.A55];CHAR(34);&quot;&gt; &lt;year&gt;&quot;;[.B55];&quot;&lt;/year&gt; &lt;rating&gt;&quot;;[.C55];&quot;&lt;/rating&gt; &lt;title&gt;&quot;;[.D55];&quot;&lt;/title&gt; &lt;pub&gt;&quot;;[.E55];&quot;&lt;/pub&gt; &lt;dev&gt;&quot;;[.F55];&quot;&lt;/dev&gt; &lt;genre&gt;&quot;;[.G55];&quot;&lt;/genre&gt; &lt;score&gt;&quot;;[.H55];&quot;&lt;/score&gt; &lt;player&gt;&quot;;[.I55];&quot;&lt;/player&gt; &lt;story&gt;&quot;;[.J55];&quot;&lt;/story&gt; &lt;/game&gt;&quot;)" office:value-type="string" office:string-value="&lt;game name=&quot;Beethoven - The Ultimate Canine Caper (Europe)&quot;&gt; &lt;year&gt;1994&lt;/year&gt; &lt;rating&gt;ESRB - E (Everyone)&lt;/rating&gt; &lt;title&gt;Beethoven - The Ultimate Canine Caper &lt;/title&gt; &lt;pub&gt;Tech Expressions&lt;/pub&gt; &lt;dev&gt;Unexpected Development&lt;/dev&gt; &lt;genre&gt;Platform&lt;/genre&gt; &lt;score&gt;2.1&lt;/score&gt; &lt;player&gt;1 Player&lt;/player&gt; &lt;story&gt;Beethoven - The Ultimate Canine Caper is a platform game where you get a chance to wear the metaphorical shoes of Beethoven - that lovable, big dog from the movie.  Your four puppies need to be rescued and brought back to their mom. As a responsible father and guardian you'll first need to find the puppy, avoiding dangers such as bad-tempered cats, mean dogcatchers, acorns which have a habit to drop down just when you pass underneath, and careless skateboarders. You can bark at these opponents to scare them away. And if you'll find a source of water (such as a rubber hose), you can make yourself wet and then - in a tense situation - shake off the water, eliminating everyone in the vicinity. Once you find your pup, you'll find out that getting him back to his mom is no easy task. While your puppy can - thankfully - walk on his own accord when you put him down, you'll still have to carry it over obstacles, and you'll be forced to fight all the enemies again while doing it.&lt;/story&gt; &lt;/game&gt;">
            <text:p>&lt;game name="Beethoven - The Ultimate Canine Caper (Europe)"&gt; &lt;year&gt;1994&lt;/year&gt; &lt;rating&gt;ESRB - E (Everyone)&lt;/rating&gt; &lt;title&gt;Beethoven - The Ultimate Canine Caper &lt;/title&gt; &lt;pub&gt;Tech Expressions&lt;/pub&gt; &lt;dev&gt;Unexpected Development&lt;/dev&gt; &lt;genre&gt;Platform&lt;/genre&gt; &lt;score&gt;2.1&lt;/score&gt; &lt;player&gt;1 Player&lt;/player&gt; &lt;story&gt;Beethoven - The Ultimate Canine Caper is a platform game where you get a chance to wear the metaphorical shoes of Beethoven - that lovable, big dog from the movie. <text:s/>Your four puppies need to be rescued and brought back to their mom. As a responsible father and guardian you'll first need to find the puppy, avoiding dangers such as bad-tempered cats, mean dogcatchers, acorns which have a habit to drop down just when you pass underneath, and careless skateboarders. You can bark at these opponents to scare them away. And if you'll find a source of water (such as a rubber hose), you can make yourself wet and then - in a tense situation - shake off the water, eliminating everyone in the vicinity. Once you find your pup, you'll find out that getting him back to his mom is no easy task. While your puppy can - thankfully - walk on his own accord when you put him down, you'll still have to carry it over obstacles, and you'll be forced to fight all the enemies again while doing it.&lt;/story&gt; &lt;/game&gt;</text:p>
          </table:table-cell>
        </table:table-row>
        <table:table-row table:style-name="ro1">
          <table:table-cell office:value-type="string">
            <text:p>Beetlejuice (USA)</text:p>
          </table:table-cell>
          <table:table-cell office:value-type="float" office:value="1992">
            <text:p>1992</text:p>
          </table:table-cell>
          <table:table-cell office:value-type="string">
            <text:p>ESRB - E (Everyone)</text:p>
          </table:table-cell>
          <table:table-cell office:value-type="string">
            <text:p>Beetlejuice </text:p>
          </table:table-cell>
          <table:table-cell office:value-type="string">
            <text:p>LJN Ltd.</text:p>
          </table:table-cell>
          <table:table-cell office:value-type="string">
            <text:p>Rare, Ltd.</text:p>
          </table:table-cell>
          <table:table-cell office:value-type="string">
            <text:p>Platform</text:p>
          </table:table-cell>
          <table:table-cell office:value-type="string">
            <text:p>2.9</text:p>
          </table:table-cell>
          <table:table-cell office:value-type="string">
            <text:p>1 Player</text:p>
          </table:table-cell>
          <table:table-cell office:value-type="string">
            <text:p>Beetlejuice's pal Lydia's been kidnapped! From the kitchen, to the attic, to the Neitherworld itself, help the Ghost With the Most bust her captors back to the Neitherworld.****You'll start off in Lydia's house, moving through the kitchen, laundry, bed, bath, boiler, and living rooms. Once you reach the top floor, you'll be heading right into the attic; watch out for treasure chests! Following the attic, slide down the roof, and head to the graveyard behind her house, and clear all the monsters away from the gateway. Once the gateway's clear, take it to the Neitherworld, via mine cart. You'll face your toughest challenge in Level 5, the Neitherworld, where you'll go face to face with Lydia's captor, Astoroth. Can you save Lydia and make it back in one piece?</text:p>
          </table:table-cell>
          <table:table-cell table:formula="of:=CONCATENATE(&quot;&lt;game name=&quot;;CHAR(34);[.A56];CHAR(34);&quot;&gt; &lt;year&gt;&quot;;[.B56];&quot;&lt;/year&gt; &lt;rating&gt;&quot;;[.C56];&quot;&lt;/rating&gt; &lt;title&gt;&quot;;[.D56];&quot;&lt;/title&gt; &lt;pub&gt;&quot;;[.E56];&quot;&lt;/pub&gt; &lt;dev&gt;&quot;;[.F56];&quot;&lt;/dev&gt; &lt;genre&gt;&quot;;[.G56];&quot;&lt;/genre&gt; &lt;score&gt;&quot;;[.H56];&quot;&lt;/score&gt; &lt;player&gt;&quot;;[.I56];&quot;&lt;/player&gt; &lt;story&gt;&quot;;[.J56];&quot;&lt;/story&gt; &lt;/game&gt;&quot;)" office:value-type="string" office:string-value="&lt;game name=&quot;Beetlejuice (USA)&quot;&gt; &lt;year&gt;1992&lt;/year&gt; &lt;rating&gt;ESRB - E (Everyone)&lt;/rating&gt; &lt;title&gt;Beetlejuice &lt;/title&gt; &lt;pub&gt;LJN Ltd.&lt;/pub&gt; &lt;dev&gt;Rare, Ltd.&lt;/dev&gt; &lt;genre&gt;Platform&lt;/genre&gt; &lt;score&gt;2.9&lt;/score&gt; &lt;player&gt;1 Player&lt;/player&gt; &lt;story&gt;Beetlejuice's pal Lydia's been kidnapped! From the kitchen, to the attic, to the Neitherworld itself, help the Ghost With the Most bust her captors back to the Neitherworld.****You'll start off in Lydia's house, moving through the kitchen, laundry, bed, bath, boiler, and living rooms. Once you reach the top floor, you'll be heading right into the attic; watch out for treasure chests! Following the attic, slide down the roof, and head to the graveyard behind her house, and clear all the monsters away from the gateway. Once the gateway's clear, take it to the Neitherworld, via mine cart. You'll face your toughest challenge in Level 5, the Neitherworld, where you'll go face to face with Lydia's captor, Astoroth. Can you save Lydia and make it back in one piece?&lt;/story&gt; &lt;/game&gt;">
            <text:p>&lt;game name="Beetlejuice (USA)"&gt; &lt;year&gt;1992&lt;/year&gt; &lt;rating&gt;ESRB - E (Everyone)&lt;/rating&gt; &lt;title&gt;Beetlejuice &lt;/title&gt; &lt;pub&gt;LJN Ltd.&lt;/pub&gt; &lt;dev&gt;Rare, Ltd.&lt;/dev&gt; &lt;genre&gt;Platform&lt;/genre&gt; &lt;score&gt;2.9&lt;/score&gt; &lt;player&gt;1 Player&lt;/player&gt; &lt;story&gt;Beetlejuice's pal Lydia's been kidnapped! From the kitchen, to the attic, to the Neitherworld itself, help the Ghost With the Most bust her captors back to the Neitherworld.****You'll start off in Lydia's house, moving through the kitchen, laundry, bed, bath, boiler, and living rooms. Once you reach the top floor, you'll be heading right into the attic; watch out for treasure chests! Following the attic, slide down the roof, and head to the graveyard behind her house, and clear all the monsters away from the gateway. Once the gateway's clear, take it to the Neitherworld, via mine cart. You'll face your toughest challenge in Level 5, the Neitherworld, where you'll go face to face with Lydia's captor, Astoroth. Can you save Lydia and make it back in one piece?&lt;/story&gt; &lt;/game&gt;</text:p>
          </table:table-cell>
        </table:table-row>
        <table:table-row table:style-name="ro1">
          <table:table-cell office:value-type="string">
            <text:p>Best of the Best - Championship Karate (USA)</text:p>
          </table:table-cell>
          <table:table-cell office:value-type="float" office:value="1992">
            <text:p>1992</text:p>
          </table:table-cell>
          <table:table-cell office:value-type="string">
            <text:p>ESRB - E (Everyone)</text:p>
          </table:table-cell>
          <table:table-cell office:value-type="string">
            <text:p>Best of the Best - Championship Karate </text:p>
          </table:table-cell>
          <table:table-cell office:value-type="string">
            <text:p>Electro Brain Corp.</text:p>
          </table:table-cell>
          <table:table-cell office:value-type="string">
            <text:p>Loriciels</text:p>
          </table:table-cell>
          <table:table-cell office:value-type="string">
            <text:p>Fighter</text:p>
          </table:table-cell>
          <table:table-cell office:value-type="string">
            <text:p>3.2</text:p>
          </table:table-cell>
          <table:table-cell office:value-type="string">
            <text:p>1 Player</text:p>
          </table:table-cell>
          <table:table-cell office:value-type="string">
            <text:p>Best of the Best Championship Karate is a realistic fighting game.**After you choose your fighter for his parameters (strength, stamina and resistance), you can choose from 55 different moves.**You can now train your fighter at a gym before the real fights.**To master the game, one must alternate training and fights, as training improves stamina, strength and resistance.**Be careful, loosing a fight reduces those parameters, so you have to be ready before getting on the ring !</text:p>
          </table:table-cell>
          <table:table-cell table:formula="of:=CONCATENATE(&quot;&lt;game name=&quot;;CHAR(34);[.A57];CHAR(34);&quot;&gt; &lt;year&gt;&quot;;[.B57];&quot;&lt;/year&gt; &lt;rating&gt;&quot;;[.C57];&quot;&lt;/rating&gt; &lt;title&gt;&quot;;[.D57];&quot;&lt;/title&gt; &lt;pub&gt;&quot;;[.E57];&quot;&lt;/pub&gt; &lt;dev&gt;&quot;;[.F57];&quot;&lt;/dev&gt; &lt;genre&gt;&quot;;[.G57];&quot;&lt;/genre&gt; &lt;score&gt;&quot;;[.H57];&quot;&lt;/score&gt; &lt;player&gt;&quot;;[.I57];&quot;&lt;/player&gt; &lt;story&gt;&quot;;[.J57];&quot;&lt;/story&gt; &lt;/game&gt;&quot;)" office:value-type="string" office:string-value="&lt;game name=&quot;Best of the Best - Championship Karate (USA)&quot;&gt; &lt;year&gt;1992&lt;/year&gt; &lt;rating&gt;ESRB - E (Everyone)&lt;/rating&gt; &lt;title&gt;Best of the Best - Championship Karate &lt;/title&gt; &lt;pub&gt;Electro Brain Corp.&lt;/pub&gt; &lt;dev&gt;Loriciels&lt;/dev&gt; &lt;genre&gt;Fighter&lt;/genre&gt; &lt;score&gt;3.2&lt;/score&gt; &lt;player&gt;1 Player&lt;/player&gt; &lt;story&gt;Best of the Best Championship Karate is a realistic fighting game.**After you choose your fighter for his parameters (strength, stamina and resistance), you can choose from 55 different moves.**You can now train your fighter at a gym before the real fights.**To master the game, one must alternate training and fights, as training improves stamina, strength and resistance.**Be careful, loosing a fight reduces those parameters, so you have to be ready before getting on the ring !&lt;/story&gt; &lt;/game&gt;">
            <text:p>&lt;game name="Best of the Best - Championship Karate (USA)"&gt; &lt;year&gt;1992&lt;/year&gt; &lt;rating&gt;ESRB - E (Everyone)&lt;/rating&gt; &lt;title&gt;Best of the Best - Championship Karate &lt;/title&gt; &lt;pub&gt;Electro Brain Corp.&lt;/pub&gt; &lt;dev&gt;Loriciels&lt;/dev&gt; &lt;genre&gt;Fighter&lt;/genre&gt; &lt;score&gt;3.2&lt;/score&gt; &lt;player&gt;1 Player&lt;/player&gt; &lt;story&gt;Best of the Best Championship Karate is a realistic fighting game.**After you choose your fighter for his parameters (strength, stamina and resistance), you can choose from 55 different moves.**You can now train your fighter at a gym before the real fights.**To master the game, one must alternate training and fights, as training improves stamina, strength and resistance.**Be careful, loosing a fight reduces those parameters, so you have to be ready before getting on the ring !&lt;/story&gt; &lt;/game&gt;</text:p>
          </table:table-cell>
        </table:table-row>
        <table:table-row table:style-name="ro1">
          <table:table-cell office:value-type="string">
            <text:p>Bill &amp; Ted's Excellent Game Boy Adventure (USA, Europe)</text:p>
          </table:table-cell>
          <table:table-cell office:value-type="float" office:value="1991">
            <text:p>1991</text:p>
          </table:table-cell>
          <table:table-cell office:value-type="string">
            <text:p>ESRB - E (Everyone)</text:p>
          </table:table-cell>
          <table:table-cell office:value-type="string">
            <text:p>Bill &amp; Ted's Excellent Game Boy Adventure </text:p>
          </table:table-cell>
          <table:table-cell office:value-type="string">
            <text:p>LJN Ltd.</text:p>
          </table:table-cell>
          <table:table-cell office:value-type="string">
            <text:p>Beam Software Pty., Ltd.</text:p>
          </table:table-cell>
          <table:table-cell office:value-type="string">
            <text:p>Platform</text:p>
          </table:table-cell>
          <table:table-cell office:value-type="string">
            <text:p>3.2</text:p>
          </table:table-cell>
          <table:table-cell office:value-type="string">
            <text:p>1-2 Players</text:p>
          </table:table-cell>
          <table:table-cell office:value-type="string">
            <text:p>Based on the movie.**You control Bill &amp; Ted- Rufus, a time travelling "dude" from the future, gives you use of a time-travelling telephone booth. <text:s/>Use the phone booth to go back in time to many different eras, collect items, and get historical "dudes" to follow you. <text:s/>Some "dudes" won't come unless you can bribe them with the right object. <text:s/>You must get them to follow you back to modern times so you can pass a history report and keep your band, the "Wyld Stallyns" together.****At the end of the game, you are graded based on time elapsed, and "dudes" accumulated.</text:p>
          </table:table-cell>
          <table:table-cell table:formula="of:=CONCATENATE(&quot;&lt;game name=&quot;;CHAR(34);[.A58];CHAR(34);&quot;&gt; &lt;year&gt;&quot;;[.B58];&quot;&lt;/year&gt; &lt;rating&gt;&quot;;[.C58];&quot;&lt;/rating&gt; &lt;title&gt;&quot;;[.D58];&quot;&lt;/title&gt; &lt;pub&gt;&quot;;[.E58];&quot;&lt;/pub&gt; &lt;dev&gt;&quot;;[.F58];&quot;&lt;/dev&gt; &lt;genre&gt;&quot;;[.G58];&quot;&lt;/genre&gt; &lt;score&gt;&quot;;[.H58];&quot;&lt;/score&gt; &lt;player&gt;&quot;;[.I58];&quot;&lt;/player&gt; &lt;story&gt;&quot;;[.J58];&quot;&lt;/story&gt; &lt;/game&gt;&quot;)" office:value-type="string" office:string-value="&lt;game name=&quot;Bill &amp; Ted's Excellent Game Boy Adventure (USA, Europe)&quot;&gt; &lt;year&gt;1991&lt;/year&gt; &lt;rating&gt;ESRB - E (Everyone)&lt;/rating&gt; &lt;title&gt;Bill &amp; Ted's Excellent Game Boy Adventure &lt;/title&gt; &lt;pub&gt;LJN Ltd.&lt;/pub&gt; &lt;dev&gt;Beam Software Pty., Ltd.&lt;/dev&gt; &lt;genre&gt;Platform&lt;/genre&gt; &lt;score&gt;3.2&lt;/score&gt; &lt;player&gt;1-2 Players&lt;/player&gt; &lt;story&gt;Based on the movie.**You control Bill &amp; Ted- Rufus, a time travelling &quot;dude&quot; from the future, gives you use of a time-travelling telephone booth.  Use the phone booth to go back in time to many different eras, collect items, and get historical &quot;dudes&quot; to follow you.  Some &quot;dudes&quot; won't come unless you can bribe them with the right object.  You must get them to follow you back to modern times so you can pass a history report and keep your band, the &quot;Wyld Stallyns&quot; together.****At the end of the game, you are graded based on time elapsed, and &quot;dudes&quot; accumulated.&lt;/story&gt; &lt;/game&gt;">
            <text:p>&lt;game name="Bill &amp; Ted's Excellent Game Boy Adventure (USA, Europe)"&gt; &lt;year&gt;1991&lt;/year&gt; &lt;rating&gt;ESRB - E (Everyone)&lt;/rating&gt; &lt;title&gt;Bill &amp; Ted's Excellent Game Boy Adventure &lt;/title&gt; &lt;pub&gt;LJN Ltd.&lt;/pub&gt; &lt;dev&gt;Beam Software Pty., Ltd.&lt;/dev&gt; &lt;genre&gt;Platform&lt;/genre&gt; &lt;score&gt;3.2&lt;/score&gt; &lt;player&gt;1-2 Players&lt;/player&gt; &lt;story&gt;Based on the movie.**You control Bill &amp; Ted- Rufus, a time travelling "dude" from the future, gives you use of a time-travelling telephone booth. <text:s/>Use the phone booth to go back in time to many different eras, collect items, and get historical "dudes" to follow you. <text:s/>Some "dudes" won't come unless you can bribe them with the right object. <text:s/>You must get them to follow you back to modern times so you can pass a history report and keep your band, the "Wyld Stallyns" together.****At the end of the game, you are graded based on time elapsed, and "dudes" accumulated.&lt;/story&gt; &lt;/game&gt;</text:p>
          </table:table-cell>
        </table:table-row>
        <table:table-row table:style-name="ro1">
          <table:table-cell office:value-type="string">
            <text:p>Bill Elliott's NASCAR Fast Tracks (USA)</text:p>
          </table:table-cell>
          <table:table-cell office:value-type="float" office:value="1991">
            <text:p>1991</text:p>
          </table:table-cell>
          <table:table-cell office:value-type="string">
            <text:p>ESRB - E (Everyone)</text:p>
          </table:table-cell>
          <table:table-cell office:value-type="string">
            <text:p>Bill Elliott's NASCAR Fast Tracks </text:p>
          </table:table-cell>
          <table:table-cell office:value-type="string">
            <text:p>Konami, Inc.</text:p>
          </table:table-cell>
          <table:table-cell office:value-type="string">
            <text:p>Distinctive Software, Inc.</text:p>
          </table:table-cell>
          <table:table-cell office:value-type="string">
            <text:p>Driving</text:p>
          </table:table-cell>
          <table:table-cell office:value-type="string">
            <text:p>3.0</text:p>
          </table:table-cell>
          <table:table-cell office:value-type="string">
            <text:p>1-2 Players</text:p>
          </table:table-cell>
          <table:table-cell office:value-type="string">
            <text:p>Using a point of view from inside the car or the outside behind the car and lets you choose from three different types of cars (Ford, Chevrolet or Oldsmobile). <text:s/>You can also run for the championship, consisting of eight races, running the same four tracks twice over which include Daytona, Atlanta, Watkins Glen and Sears Point, competing against fifteen different opponents including Bill Elliott.</text:p>
          </table:table-cell>
          <table:table-cell table:formula="of:=CONCATENATE(&quot;&lt;game name=&quot;;CHAR(34);[.A59];CHAR(34);&quot;&gt; &lt;year&gt;&quot;;[.B59];&quot;&lt;/year&gt; &lt;rating&gt;&quot;;[.C59];&quot;&lt;/rating&gt; &lt;title&gt;&quot;;[.D59];&quot;&lt;/title&gt; &lt;pub&gt;&quot;;[.E59];&quot;&lt;/pub&gt; &lt;dev&gt;&quot;;[.F59];&quot;&lt;/dev&gt; &lt;genre&gt;&quot;;[.G59];&quot;&lt;/genre&gt; &lt;score&gt;&quot;;[.H59];&quot;&lt;/score&gt; &lt;player&gt;&quot;;[.I59];&quot;&lt;/player&gt; &lt;story&gt;&quot;;[.J59];&quot;&lt;/story&gt; &lt;/game&gt;&quot;)" office:value-type="string" office:string-value="&lt;game name=&quot;Bill Elliott's NASCAR Fast Tracks (USA)&quot;&gt; &lt;year&gt;1991&lt;/year&gt; &lt;rating&gt;ESRB - E (Everyone)&lt;/rating&gt; &lt;title&gt;Bill Elliott's NASCAR Fast Tracks &lt;/title&gt; &lt;pub&gt;Konami, Inc.&lt;/pub&gt; &lt;dev&gt;Distinctive Software, Inc.&lt;/dev&gt; &lt;genre&gt;Driving&lt;/genre&gt; &lt;score&gt;3.0&lt;/score&gt; &lt;player&gt;1-2 Players&lt;/player&gt; &lt;story&gt;Using a point of view from inside the car or the outside behind the car and lets you choose from three different types of cars (Ford, Chevrolet or Oldsmobile).  You can also run for the championship, consisting of eight races, running the same four tracks twice over which include Daytona, Atlanta, Watkins Glen and Sears Point, competing against fifteen different opponents including Bill Elliott.&lt;/story&gt; &lt;/game&gt;">
            <text:p>&lt;game name="Bill Elliott's NASCAR Fast Tracks (USA)"&gt; &lt;year&gt;1991&lt;/year&gt; &lt;rating&gt;ESRB - E (Everyone)&lt;/rating&gt; &lt;title&gt;Bill Elliott's NASCAR Fast Tracks &lt;/title&gt; &lt;pub&gt;Konami, Inc.&lt;/pub&gt; &lt;dev&gt;Distinctive Software, Inc.&lt;/dev&gt; &lt;genre&gt;Driving&lt;/genre&gt; &lt;score&gt;3.0&lt;/score&gt; &lt;player&gt;1-2 Players&lt;/player&gt; &lt;story&gt;Using a point of view from inside the car or the outside behind the car and lets you choose from three different types of cars (Ford, Chevrolet or Oldsmobile). <text:s/>You can also run for the championship, consisting of eight races, running the same four tracks twice over which include Daytona, Atlanta, Watkins Glen and Sears Point, competing against fifteen different opponents including Bill Elliott.&lt;/story&gt; &lt;/game&gt;</text:p>
          </table:table-cell>
        </table:table-row>
        <table:table-row table:style-name="ro1">
          <table:table-cell office:value-type="string">
            <text:p>Bionic Battler (USA)</text:p>
          </table:table-cell>
          <table:table-cell office:value-type="float" office:value="1992">
            <text:p>1992</text:p>
          </table:table-cell>
          <table:table-cell office:value-type="string">
            <text:p>ESRB - E (Everyone)</text:p>
          </table:table-cell>
          <table:table-cell office:value-type="string">
            <text:p>Bionic Battler </text:p>
          </table:table-cell>
          <table:table-cell office:value-type="string">
            <text:p>Electro Brain</text:p>
          </table:table-cell>
          <table:table-cell office:value-type="string">
            <text:p>Copya Systems</text:p>
          </table:table-cell>
          <table:table-cell office:value-type="string">
            <text:p>Action</text:p>
          </table:table-cell>
          <table:table-cell office:value-type="string">
            <text:p>3.3</text:p>
          </table:table-cell>
          <table:table-cell office:value-type="string">
            <text:p>1 Player</text:p>
          </table:table-cell>
          <table:table-cell office:value-type="string">
            <text:p>Hide and seek has turned deadly, and it ain't no kids game anymore! The name of the game is pound or be pounded. This is the ultimate round 'em and pound 'em, stalk 'em and rock 'em battle of the century. The robots of Earth have rebelled, they have imprisoned you in their metallic mazes of mayhem called the Labyrinths of War. Their goal: Terminate the humans... Inside these labyrinths lies a test. Seek out and destroy the merciless Bionic Battlebots of this worldwide robotic rebellion and save mankind before they nab you. If you fail, say goodbye. The Battlebots want a fair fight, not an easy kill. You've been fitted for 2 Bionic Battlesuits, each with the strengths and weapons of the Battlebots. Enter the Labyrinths of War and save mankind!</text:p>
          </table:table-cell>
          <table:table-cell table:formula="of:=CONCATENATE(&quot;&lt;game name=&quot;;CHAR(34);[.A60];CHAR(34);&quot;&gt; &lt;year&gt;&quot;;[.B60];&quot;&lt;/year&gt; &lt;rating&gt;&quot;;[.C60];&quot;&lt;/rating&gt; &lt;title&gt;&quot;;[.D60];&quot;&lt;/title&gt; &lt;pub&gt;&quot;;[.E60];&quot;&lt;/pub&gt; &lt;dev&gt;&quot;;[.F60];&quot;&lt;/dev&gt; &lt;genre&gt;&quot;;[.G60];&quot;&lt;/genre&gt; &lt;score&gt;&quot;;[.H60];&quot;&lt;/score&gt; &lt;player&gt;&quot;;[.I60];&quot;&lt;/player&gt; &lt;story&gt;&quot;;[.J60];&quot;&lt;/story&gt; &lt;/game&gt;&quot;)" office:value-type="string" office:string-value="&lt;game name=&quot;Bionic Battler (USA)&quot;&gt; &lt;year&gt;1992&lt;/year&gt; &lt;rating&gt;ESRB - E (Everyone)&lt;/rating&gt; &lt;title&gt;Bionic Battler &lt;/title&gt; &lt;pub&gt;Electro Brain&lt;/pub&gt; &lt;dev&gt;Copya Systems&lt;/dev&gt; &lt;genre&gt;Action&lt;/genre&gt; &lt;score&gt;3.3&lt;/score&gt; &lt;player&gt;1 Player&lt;/player&gt; &lt;story&gt;Hide and seek has turned deadly, and it ain't no kids game anymore! The name of the game is pound or be pounded. This is the ultimate round 'em and pound 'em, stalk 'em and rock 'em battle of the century. The robots of Earth have rebelled, they have imprisoned you in their metallic mazes of mayhem called the Labyrinths of War. Their goal: Terminate the humans... Inside these labyrinths lies a test. Seek out and destroy the merciless Bionic Battlebots of this worldwide robotic rebellion and save mankind before they nab you. If you fail, say goodbye. The Battlebots want a fair fight, not an easy kill. You've been fitted for 2 Bionic Battlesuits, each with the strengths and weapons of the Battlebots. Enter the Labyrinths of War and save mankind!&lt;/story&gt; &lt;/game&gt;">
            <text:p>&lt;game name="Bionic Battler (USA)"&gt; &lt;year&gt;1992&lt;/year&gt; &lt;rating&gt;ESRB - E (Everyone)&lt;/rating&gt; &lt;title&gt;Bionic Battler &lt;/title&gt; &lt;pub&gt;Electro Brain&lt;/pub&gt; &lt;dev&gt;Copya Systems&lt;/dev&gt; &lt;genre&gt;Action&lt;/genre&gt; &lt;score&gt;3.3&lt;/score&gt; &lt;player&gt;1 Player&lt;/player&gt; &lt;story&gt;Hide and seek has turned deadly, and it ain't no kids game anymore! The name of the game is pound or be pounded. This is the ultimate round 'em and pound 'em, stalk 'em and rock 'em battle of the century. The robots of Earth have rebelled, they have imprisoned you in their metallic mazes of mayhem called the Labyrinths of War. Their goal: Terminate the humans... Inside these labyrinths lies a test. Seek out and destroy the merciless Bionic Battlebots of this worldwide robotic rebellion and save mankind before they nab you. If you fail, say goodbye. The Battlebots want a fair fight, not an easy kill. You've been fitted for 2 Bionic Battlesuits, each with the strengths and weapons of the Battlebots. Enter the Labyrinths of War and save mankind!&lt;/story&gt; &lt;/game&gt;</text:p>
          </table:table-cell>
        </table:table-row>
        <table:table-row table:style-name="ro1">
          <table:table-cell office:value-type="string">
            <text:p>Bionic Commando (USA)</text:p>
          </table:table-cell>
          <table:table-cell office:value-type="float" office:value="1992">
            <text:p>1992</text:p>
          </table:table-cell>
          <table:table-cell office:value-type="string">
            <text:p>ESRB - E (Everyone)</text:p>
          </table:table-cell>
          <table:table-cell office:value-type="string">
            <text:p>Bionic Commando </text:p>
          </table:table-cell>
          <table:table-cell office:value-type="string">
            <text:p>Capcom Co., Ltd.</text:p>
          </table:table-cell>
          <table:table-cell office:value-type="string">
            <text:p>Minakuchi Engineering Co., Ltd.</text:p>
          </table:table-cell>
          <table:table-cell office:value-type="string">
            <text:p>Platform</text:p>
          </table:table-cell>
          <table:table-cell office:value-type="string">
            <text:p>3.7</text:p>
          </table:table-cell>
          <table:table-cell office:value-type="string">
            <text:p>1 Player</text:p>
          </table:table-cell>
          <table:table-cell office:value-type="string">
            <text:p>You play a soldier with a bionic arm that extends and contracts. <text:s/>Your arm allows you to grab on to fixed objects to swing around and climb up levels -- no jumping allowed! The arm also grabs opponents and pull them towards you.****Your mission is to infiltrate the enemy fortress, find your missing comrade, "Super Joe", and take out the evil leader, "Generalissimo Kilt", of the invading force that has been attacking your people for the last 2 years.****After most levels the Bionic Commando will recieve items. Often these items are required to successfully complete other levels. Additionally, each level will require a different colored communicator in order to make sense of message traffic</text:p>
          </table:table-cell>
          <table:table-cell table:formula="of:=CONCATENATE(&quot;&lt;game name=&quot;;CHAR(34);[.A61];CHAR(34);&quot;&gt; &lt;year&gt;&quot;;[.B61];&quot;&lt;/year&gt; &lt;rating&gt;&quot;;[.C61];&quot;&lt;/rating&gt; &lt;title&gt;&quot;;[.D61];&quot;&lt;/title&gt; &lt;pub&gt;&quot;;[.E61];&quot;&lt;/pub&gt; &lt;dev&gt;&quot;;[.F61];&quot;&lt;/dev&gt; &lt;genre&gt;&quot;;[.G61];&quot;&lt;/genre&gt; &lt;score&gt;&quot;;[.H61];&quot;&lt;/score&gt; &lt;player&gt;&quot;;[.I61];&quot;&lt;/player&gt; &lt;story&gt;&quot;;[.J61];&quot;&lt;/story&gt; &lt;/game&gt;&quot;)" office:value-type="string" office:string-value="&lt;game name=&quot;Bionic Commando (USA)&quot;&gt; &lt;year&gt;1992&lt;/year&gt; &lt;rating&gt;ESRB - E (Everyone)&lt;/rating&gt; &lt;title&gt;Bionic Commando &lt;/title&gt; &lt;pub&gt;Capcom Co., Ltd.&lt;/pub&gt; &lt;dev&gt;Minakuchi Engineering Co., Ltd.&lt;/dev&gt; &lt;genre&gt;Platform&lt;/genre&gt; &lt;score&gt;3.7&lt;/score&gt; &lt;player&gt;1 Player&lt;/player&gt; &lt;story&gt;You play a soldier with a bionic arm that extends and contracts.  Your arm allows you to grab on to fixed objects to swing around and climb up levels -- no jumping allowed! The arm also grabs opponents and pull them towards you.****Your mission is to infiltrate the enemy fortress, find your missing comrade, &quot;Super Joe&quot;, and take out the evil leader, &quot;Generalissimo Kilt&quot;, of the invading force that has been attacking your people for the last 2 years.****After most levels the Bionic Commando will recieve items. Often these items are required to successfully complete other levels. Additionally, each level will require a different colored communicator in order to make sense of message traffic&lt;/story&gt; &lt;/game&gt;">
            <text:p>&lt;game name="Bionic Commando (USA)"&gt; &lt;year&gt;1992&lt;/year&gt; &lt;rating&gt;ESRB - E (Everyone)&lt;/rating&gt; &lt;title&gt;Bionic Commando &lt;/title&gt; &lt;pub&gt;Capcom Co., Ltd.&lt;/pub&gt; &lt;dev&gt;Minakuchi Engineering Co., Ltd.&lt;/dev&gt; &lt;genre&gt;Platform&lt;/genre&gt; &lt;score&gt;3.7&lt;/score&gt; &lt;player&gt;1 Player&lt;/player&gt; &lt;story&gt;You play a soldier with a bionic arm that extends and contracts. <text:s/>Your arm allows you to grab on to fixed objects to swing around and climb up levels -- no jumping allowed! The arm also grabs opponents and pull them towards you.****Your mission is to infiltrate the enemy fortress, find your missing comrade, "Super Joe", and take out the evil leader, "Generalissimo Kilt", of the invading force that has been attacking your people for the last 2 years.****After most levels the Bionic Commando will recieve items. Often these items are required to successfully complete other levels. Additionally, each level will require a different colored communicator in order to make sense of message traffic&lt;/story&gt; &lt;/game&gt;</text:p>
          </table:table-cell>
        </table:table-row>
        <table:table-row table:style-name="ro1">
          <table:table-cell office:value-type="string">
            <text:p>Black Bass - Lure Fishing (USA)</text:p>
          </table:table-cell>
          <table:table-cell office:value-type="float" office:value="1994">
            <text:p>1994</text:p>
          </table:table-cell>
          <table:table-cell office:value-type="string">
            <text:p>ESRB - E (Everyone)</text:p>
          </table:table-cell>
          <table:table-cell office:value-type="string">
            <text:p>Black Bass - Lure Fishing </text:p>
          </table:table-cell>
          <table:table-cell table:number-columns-repeated="2" office:value-type="string">
            <text:p>Hot-B Co., Ltd.</text:p>
          </table:table-cell>
          <table:table-cell office:value-type="string">
            <text:p>Sports/Fishing</text:p>
          </table:table-cell>
          <table:table-cell office:value-type="string">
            <text:p>2.5</text:p>
          </table:table-cell>
          <table:table-cell office:value-type="string">
            <text:p>1 Player</text:p>
          </table:table-cell>
          <table:table-cell office:value-type="string">
            <text:p>Black Bass: Lure Fishing is a Game Boy version of Super Black Bass, however this time there are only two lakes to fish in and only a limited set of lures is available, such as shallow runners, spinner baits, pencil baits, plastic frogs even real life worms.****The casting is an overhead view with two meters. One is for the direction, but the view for the lure is a side view where the shadow of the fish can be seen as it approaches. It also shows how deep the lure is and how much line is left before it is reeled in.****There are four fish in the game to fish for - trout, pike, catfish and of course the game's namesake, the black bass.</text:p>
          </table:table-cell>
          <table:table-cell table:formula="of:=CONCATENATE(&quot;&lt;game name=&quot;;CHAR(34);[.A62];CHAR(34);&quot;&gt; &lt;year&gt;&quot;;[.B62];&quot;&lt;/year&gt; &lt;rating&gt;&quot;;[.C62];&quot;&lt;/rating&gt; &lt;title&gt;&quot;;[.D62];&quot;&lt;/title&gt; &lt;pub&gt;&quot;;[.E62];&quot;&lt;/pub&gt; &lt;dev&gt;&quot;;[.F62];&quot;&lt;/dev&gt; &lt;genre&gt;&quot;;[.G62];&quot;&lt;/genre&gt; &lt;score&gt;&quot;;[.H62];&quot;&lt;/score&gt; &lt;player&gt;&quot;;[.I62];&quot;&lt;/player&gt; &lt;story&gt;&quot;;[.J62];&quot;&lt;/story&gt; &lt;/game&gt;&quot;)" office:value-type="string" office:string-value="&lt;game name=&quot;Black Bass - Lure Fishing (USA)&quot;&gt; &lt;year&gt;1994&lt;/year&gt; &lt;rating&gt;ESRB - E (Everyone)&lt;/rating&gt; &lt;title&gt;Black Bass - Lure Fishing &lt;/title&gt; &lt;pub&gt;Hot-B Co., Ltd.&lt;/pub&gt; &lt;dev&gt;Hot-B Co., Ltd.&lt;/dev&gt; &lt;genre&gt;Sports/Fishing&lt;/genre&gt; &lt;score&gt;2.5&lt;/score&gt; &lt;player&gt;1 Player&lt;/player&gt; &lt;story&gt;Black Bass: Lure Fishing is a Game Boy version of Super Black Bass, however this time there are only two lakes to fish in and only a limited set of lures is available, such as shallow runners, spinner baits, pencil baits, plastic frogs even real life worms.****The casting is an overhead view with two meters. One is for the direction, but the view for the lure is a side view where the shadow of the fish can be seen as it approaches. It also shows how deep the lure is and how much line is left before it is reeled in.****There are four fish in the game to fish for - trout, pike, catfish and of course the game's namesake, the black bass.&lt;/story&gt; &lt;/game&gt;">
            <text:p>&lt;game name="Black Bass - Lure Fishing (USA)"&gt; &lt;year&gt;1994&lt;/year&gt; &lt;rating&gt;ESRB - E (Everyone)&lt;/rating&gt; &lt;title&gt;Black Bass - Lure Fishing &lt;/title&gt; &lt;pub&gt;Hot-B Co., Ltd.&lt;/pub&gt; &lt;dev&gt;Hot-B Co., Ltd.&lt;/dev&gt; &lt;genre&gt;Sports/Fishing&lt;/genre&gt; &lt;score&gt;2.5&lt;/score&gt; &lt;player&gt;1 Player&lt;/player&gt; &lt;story&gt;Black Bass: Lure Fishing is a Game Boy version of Super Black Bass, however this time there are only two lakes to fish in and only a limited set of lures is available, such as shallow runners, spinner baits, pencil baits, plastic frogs even real life worms.****The casting is an overhead view with two meters. One is for the direction, but the view for the lure is a side view where the shadow of the fish can be seen as it approaches. It also shows how deep the lure is and how much line is left before it is reeled in.****There are four fish in the game to fish for - trout, pike, catfish and of course the game's namesake, the black bass.&lt;/story&gt; &lt;/game&gt;</text:p>
          </table:table-cell>
        </table:table-row>
        <table:table-row table:style-name="ro1">
          <table:table-cell office:value-type="string">
            <text:p>Blades of Steel (USA)</text:p>
          </table:table-cell>
          <table:table-cell office:value-type="float" office:value="1991">
            <text:p>1991</text:p>
          </table:table-cell>
          <table:table-cell office:value-type="string">
            <text:p>ESRB - E (Everyone)</text:p>
          </table:table-cell>
          <table:table-cell office:value-type="string">
            <text:p>Blades of Steel </text:p>
          </table:table-cell>
          <table:table-cell office:value-type="string">
            <text:p>Ultra Software Corporation</text:p>
          </table:table-cell>
          <table:table-cell office:value-type="string">
            <text:p>Konami Co., Ltd.</text:p>
          </table:table-cell>
          <table:table-cell office:value-type="string">
            <text:p>Sports/Hockey</text:p>
          </table:table-cell>
          <table:table-cell office:value-type="string">
            <text:p>3.3</text:p>
          </table:table-cell>
          <table:table-cell office:value-type="string">
            <text:p>1-2 Players</text:p>
          </table:table-cell>
          <table:table-cell office:value-type="string">
            <text:p>Based on the arcade game, Blades Of Steel is a hockey arcade action game (gameplay doesn't require the need to worry about statistics or provide the ability to customize teams.) Two players can play against each other, or one player against the computer. In one player mode there are single game and tournament mode options. <text:s/>From time to time a fight may break out, which will provide a close up view of the two players. The player has control during the miniature fight game sequence, with the loser having to spend time in the penalty box. <text:s/>The referee will break up fights that go on too long, and calls a few penalties such as icing. Several short clips of digitized voices are also featured.</text:p>
          </table:table-cell>
          <table:table-cell table:formula="of:=CONCATENATE(&quot;&lt;game name=&quot;;CHAR(34);[.A63];CHAR(34);&quot;&gt; &lt;year&gt;&quot;;[.B63];&quot;&lt;/year&gt; &lt;rating&gt;&quot;;[.C63];&quot;&lt;/rating&gt; &lt;title&gt;&quot;;[.D63];&quot;&lt;/title&gt; &lt;pub&gt;&quot;;[.E63];&quot;&lt;/pub&gt; &lt;dev&gt;&quot;;[.F63];&quot;&lt;/dev&gt; &lt;genre&gt;&quot;;[.G63];&quot;&lt;/genre&gt; &lt;score&gt;&quot;;[.H63];&quot;&lt;/score&gt; &lt;player&gt;&quot;;[.I63];&quot;&lt;/player&gt; &lt;story&gt;&quot;;[.J63];&quot;&lt;/story&gt; &lt;/game&gt;&quot;)" office:value-type="string" office:string-value="&lt;game name=&quot;Blades of Steel (USA)&quot;&gt; &lt;year&gt;1991&lt;/year&gt; &lt;rating&gt;ESRB - E (Everyone)&lt;/rating&gt; &lt;title&gt;Blades of Steel &lt;/title&gt; &lt;pub&gt;Ultra Software Corporation&lt;/pub&gt; &lt;dev&gt;Konami Co., Ltd.&lt;/dev&gt; &lt;genre&gt;Sports/Hockey&lt;/genre&gt; &lt;score&gt;3.3&lt;/score&gt; &lt;player&gt;1-2 Players&lt;/player&gt; &lt;story&gt;Based on the arcade game, Blades Of Steel is a hockey arcade action game (gameplay doesn't require the need to worry about statistics or provide the ability to customize teams.) Two players can play against each other, or one player against the computer. In one player mode there are single game and tournament mode options.  From time to time a fight may break out, which will provide a close up view of the two players. The player has control during the miniature fight game sequence, with the loser having to spend time in the penalty box.  The referee will break up fights that go on too long, and calls a few penalties such as icing. Several short clips of digitized voices are also featured.&lt;/story&gt; &lt;/game&gt;">
            <text:p>&lt;game name="Blades of Steel (USA)"&gt; &lt;year&gt;1991&lt;/year&gt; &lt;rating&gt;ESRB - E (Everyone)&lt;/rating&gt; &lt;title&gt;Blades of Steel &lt;/title&gt; &lt;pub&gt;Ultra Software Corporation&lt;/pub&gt; &lt;dev&gt;Konami Co., Ltd.&lt;/dev&gt; &lt;genre&gt;Sports/Hockey&lt;/genre&gt; &lt;score&gt;3.3&lt;/score&gt; &lt;player&gt;1-2 Players&lt;/player&gt; &lt;story&gt;Based on the arcade game, Blades Of Steel is a hockey arcade action game (gameplay doesn't require the need to worry about statistics or provide the ability to customize teams.) Two players can play against each other, or one player against the computer. In one player mode there are single game and tournament mode options. <text:s/>From time to time a fight may break out, which will provide a close up view of the two players. The player has control during the miniature fight game sequence, with the loser having to spend time in the penalty box. <text:s/>The referee will break up fights that go on too long, and calls a few penalties such as icing. Several short clips of digitized voices are also featured.&lt;/story&gt; &lt;/game&gt;</text:p>
          </table:table-cell>
        </table:table-row>
        <table:table-row table:style-name="ro1">
          <table:table-cell office:value-type="string">
            <text:p>Blaster Master Boy (USA)</text:p>
          </table:table-cell>
          <table:table-cell office:value-type="float" office:value="1992">
            <text:p>1992</text:p>
          </table:table-cell>
          <table:table-cell office:value-type="string">
            <text:p>ESRB - E (Everyone)</text:p>
          </table:table-cell>
          <table:table-cell office:value-type="string">
            <text:p>Blaster Master Boy </text:p>
          </table:table-cell>
          <table:table-cell office:value-type="string">
            <text:p>Sun Corporation of America</text:p>
          </table:table-cell>
          <table:table-cell office:value-type="string">
            <text:p>Aicom Corporation</text:p>
          </table:table-cell>
          <table:table-cell office:value-type="string">
            <text:p>Action</text:p>
          </table:table-cell>
          <table:table-cell office:value-type="string">
            <text:p>2.7</text:p>
          </table:table-cell>
          <table:table-cell office:value-type="string">
            <text:p>1 Player</text:p>
          </table:table-cell>
          <table:table-cell office:value-type="string">
            <text:p>You thought the world would be free of radioactive threats from the underground world after the events of the original Blaster Master yet for reasons unknown several radioactive hotspots sprout from the ground all over the world. Once again you must get into your armour and journey to the underground caves in order to discover the truth behind the new menace.****Blaster Master Boy is a "somewhat" direct sequel of Blaster Master, <text:s/>your mission is to control your character through a series of underground dungeons from a top-down perspective and defeat the enemies you encounter there. You no longer have your trusty tank to take with you in side scrolling areas, nor your grenades, but to aid you in the dungeons you now have the ability to carry special bombs which can be used to kill enemies as well as clear paths through the dungeons à la Bomber King.</text:p>
          </table:table-cell>
          <table:table-cell table:formula="of:=CONCATENATE(&quot;&lt;game name=&quot;;CHAR(34);[.A64];CHAR(34);&quot;&gt; &lt;year&gt;&quot;;[.B64];&quot;&lt;/year&gt; &lt;rating&gt;&quot;;[.C64];&quot;&lt;/rating&gt; &lt;title&gt;&quot;;[.D64];&quot;&lt;/title&gt; &lt;pub&gt;&quot;;[.E64];&quot;&lt;/pub&gt; &lt;dev&gt;&quot;;[.F64];&quot;&lt;/dev&gt; &lt;genre&gt;&quot;;[.G64];&quot;&lt;/genre&gt; &lt;score&gt;&quot;;[.H64];&quot;&lt;/score&gt; &lt;player&gt;&quot;;[.I64];&quot;&lt;/player&gt; &lt;story&gt;&quot;;[.J64];&quot;&lt;/story&gt; &lt;/game&gt;&quot;)" office:value-type="string" office:string-value="&lt;game name=&quot;Blaster Master Boy (USA)&quot;&gt; &lt;year&gt;1992&lt;/year&gt; &lt;rating&gt;ESRB - E (Everyone)&lt;/rating&gt; &lt;title&gt;Blaster Master Boy &lt;/title&gt; &lt;pub&gt;Sun Corporation of America&lt;/pub&gt; &lt;dev&gt;Aicom Corporation&lt;/dev&gt; &lt;genre&gt;Action&lt;/genre&gt; &lt;score&gt;2.7&lt;/score&gt; &lt;player&gt;1 Player&lt;/player&gt; &lt;story&gt;You thought the world would be free of radioactive threats from the underground world after the events of the original Blaster Master yet for reasons unknown several radioactive hotspots sprout from the ground all over the world. Once again you must get into your armour and journey to the underground caves in order to discover the truth behind the new menace.****Blaster Master Boy is a &quot;somewhat&quot; direct sequel of Blaster Master,  your mission is to control your character through a series of underground dungeons from a top-down perspective and defeat the enemies you encounter there. You no longer have your trusty tank to take with you in side scrolling areas, nor your grenades, but to aid you in the dungeons you now have the ability to carry special bombs which can be used to kill enemies as well as clear paths through the dungeons à la Bomber King.&lt;/story&gt; &lt;/game&gt;">
            <text:p>&lt;game name="Blaster Master Boy (USA)"&gt; &lt;year&gt;1992&lt;/year&gt; &lt;rating&gt;ESRB - E (Everyone)&lt;/rating&gt; &lt;title&gt;Blaster Master Boy &lt;/title&gt; &lt;pub&gt;Sun Corporation of America&lt;/pub&gt; &lt;dev&gt;Aicom Corporation&lt;/dev&gt; &lt;genre&gt;Action&lt;/genre&gt; &lt;score&gt;2.7&lt;/score&gt; &lt;player&gt;1 Player&lt;/player&gt; &lt;story&gt;You thought the world would be free of radioactive threats from the underground world after the events of the original Blaster Master yet for reasons unknown several radioactive hotspots sprout from the ground all over the world. Once again you must get into your armour and journey to the underground caves in order to discover the truth behind the new menace.****Blaster Master Boy is a "somewhat" direct sequel of Blaster Master, <text:s/>your mission is to control your character through a series of underground dungeons from a top-down perspective and defeat the enemies you encounter there. You no longer have your trusty tank to take with you in side scrolling areas, nor your grenades, but to aid you in the dungeons you now have the ability to carry special bombs which can be used to kill enemies as well as clear paths through the dungeons à la Bomber King.&lt;/story&gt; &lt;/game&gt;</text:p>
          </table:table-cell>
        </table:table-row>
        <table:table-row table:style-name="ro1">
          <table:table-cell office:value-type="string">
            <text:p>Blues Brothers, The - Jukebox Adventure (Europe)</text:p>
          </table:table-cell>
          <table:table-cell office:value-type="float" office:value="1994">
            <text:p>1994</text:p>
          </table:table-cell>
          <table:table-cell office:value-type="string">
            <text:p>ESRB - E (Everyone)</text:p>
          </table:table-cell>
          <table:table-cell office:value-type="string">
            <text:p>Blues Brothers, The - Jukebox Adventure </text:p>
          </table:table-cell>
          <table:table-cell office:value-type="string">
            <text:p>Titus Software Corporation</text:p>
          </table:table-cell>
          <table:table-cell office:value-type="string">
            <text:p>Titus France SA</text:p>
          </table:table-cell>
          <table:table-cell office:value-type="string">
            <text:p>Platform</text:p>
          </table:table-cell>
          <table:table-cell office:value-type="string">
            <text:p>3.2</text:p>
          </table:table-cell>
          <table:table-cell office:value-type="string">
            <text:p>1 Player</text:p>
          </table:table-cell>
          <table:table-cell office:value-type="string">
            <text:p>Jukebox Adventure is the sequel to The Blues Brothers. Once again, the player has to choose a favourite Blues Brother and take him through different side-scrolling platform levels. He needs to collect records and use them as defence by throwing them towards enemies. There are also power-ups that can be gathered until the jukebox to progress to the next level is found.</text:p>
          </table:table-cell>
          <table:table-cell table:formula="of:=CONCATENATE(&quot;&lt;game name=&quot;;CHAR(34);[.A65];CHAR(34);&quot;&gt; &lt;year&gt;&quot;;[.B65];&quot;&lt;/year&gt; &lt;rating&gt;&quot;;[.C65];&quot;&lt;/rating&gt; &lt;title&gt;&quot;;[.D65];&quot;&lt;/title&gt; &lt;pub&gt;&quot;;[.E65];&quot;&lt;/pub&gt; &lt;dev&gt;&quot;;[.F65];&quot;&lt;/dev&gt; &lt;genre&gt;&quot;;[.G65];&quot;&lt;/genre&gt; &lt;score&gt;&quot;;[.H65];&quot;&lt;/score&gt; &lt;player&gt;&quot;;[.I65];&quot;&lt;/player&gt; &lt;story&gt;&quot;;[.J65];&quot;&lt;/story&gt; &lt;/game&gt;&quot;)" office:value-type="string" office:string-value="&lt;game name=&quot;Blues Brothers, The - Jukebox Adventure (Europe)&quot;&gt; &lt;year&gt;1994&lt;/year&gt; &lt;rating&gt;ESRB - E (Everyone)&lt;/rating&gt; &lt;title&gt;Blues Brothers, The - Jukebox Adventure &lt;/title&gt; &lt;pub&gt;Titus Software Corporation&lt;/pub&gt; &lt;dev&gt;Titus France SA&lt;/dev&gt; &lt;genre&gt;Platform&lt;/genre&gt; &lt;score&gt;3.2&lt;/score&gt; &lt;player&gt;1 Player&lt;/player&gt; &lt;story&gt;Jukebox Adventure is the sequel to The Blues Brothers. Once again, the player has to choose a favourite Blues Brother and take him through different side-scrolling platform levels. He needs to collect records and use them as defence by throwing them towards enemies. There are also power-ups that can be gathered until the jukebox to progress to the next level is found.&lt;/story&gt; &lt;/game&gt;">
            <text:p>&lt;game name="Blues Brothers, The - Jukebox Adventure (Europe)"&gt; &lt;year&gt;1994&lt;/year&gt; &lt;rating&gt;ESRB - E (Everyone)&lt;/rating&gt; &lt;title&gt;Blues Brothers, The - Jukebox Adventure &lt;/title&gt; &lt;pub&gt;Titus Software Corporation&lt;/pub&gt; &lt;dev&gt;Titus France SA&lt;/dev&gt; &lt;genre&gt;Platform&lt;/genre&gt; &lt;score&gt;3.2&lt;/score&gt; &lt;player&gt;1 Player&lt;/player&gt; &lt;story&gt;Jukebox Adventure is the sequel to The Blues Brothers. Once again, the player has to choose a favourite Blues Brother and take him through different side-scrolling platform levels. He needs to collect records and use them as defence by throwing them towards enemies. There are also power-ups that can be gathered until the jukebox to progress to the next level is found.&lt;/story&gt; &lt;/game&gt;</text:p>
          </table:table-cell>
        </table:table-row>
        <table:table-row table:style-name="ro1">
          <table:table-cell office:value-type="string">
            <text:p>Blues Brothers, The (USA, Europe)</text:p>
          </table:table-cell>
          <table:table-cell office:value-type="float" office:value="1992">
            <text:p>1992</text:p>
          </table:table-cell>
          <table:table-cell office:value-type="string">
            <text:p>ESRB - E (Everyone)</text:p>
          </table:table-cell>
          <table:table-cell office:value-type="string">
            <text:p>Blues Brothers, The </text:p>
          </table:table-cell>
          <table:table-cell office:value-type="string">
            <text:p>Titus Software Corporation</text:p>
          </table:table-cell>
          <table:table-cell office:value-type="string">
            <text:p>Titus France SA</text:p>
          </table:table-cell>
          <table:table-cell office:value-type="string">
            <text:p>Platform</text:p>
          </table:table-cell>
          <table:table-cell office:value-type="string">
            <text:p>3.2</text:p>
          </table:table-cell>
          <table:table-cell office:value-type="string">
            <text:p>1 Player</text:p>
          </table:table-cell>
          <table:table-cell office:value-type="string">
            <text:p>The Blues Brothers are on the run from the law. Take control of either bulky Jake or nippy Elwood in this five-level platform game. You must cross a prison, a river and the big city to reach freedom. You also must find your missing records and collect these. Everything and everyone is against you, but you can pick up and throw warehouse crates to defeat your opponents.</text:p>
          </table:table-cell>
          <table:table-cell table:formula="of:=CONCATENATE(&quot;&lt;game name=&quot;;CHAR(34);[.A66];CHAR(34);&quot;&gt; &lt;year&gt;&quot;;[.B66];&quot;&lt;/year&gt; &lt;rating&gt;&quot;;[.C66];&quot;&lt;/rating&gt; &lt;title&gt;&quot;;[.D66];&quot;&lt;/title&gt; &lt;pub&gt;&quot;;[.E66];&quot;&lt;/pub&gt; &lt;dev&gt;&quot;;[.F66];&quot;&lt;/dev&gt; &lt;genre&gt;&quot;;[.G66];&quot;&lt;/genre&gt; &lt;score&gt;&quot;;[.H66];&quot;&lt;/score&gt; &lt;player&gt;&quot;;[.I66];&quot;&lt;/player&gt; &lt;story&gt;&quot;;[.J66];&quot;&lt;/story&gt; &lt;/game&gt;&quot;)" office:value-type="string" office:string-value="&lt;game name=&quot;Blues Brothers, The (USA, Europe)&quot;&gt; &lt;year&gt;1992&lt;/year&gt; &lt;rating&gt;ESRB - E (Everyone)&lt;/rating&gt; &lt;title&gt;Blues Brothers, The &lt;/title&gt; &lt;pub&gt;Titus Software Corporation&lt;/pub&gt; &lt;dev&gt;Titus France SA&lt;/dev&gt; &lt;genre&gt;Platform&lt;/genre&gt; &lt;score&gt;3.2&lt;/score&gt; &lt;player&gt;1 Player&lt;/player&gt; &lt;story&gt;The Blues Brothers are on the run from the law. Take control of either bulky Jake or nippy Elwood in this five-level platform game. You must cross a prison, a river and the big city to reach freedom. You also must find your missing records and collect these. Everything and everyone is against you, but you can pick up and throw warehouse crates to defeat your opponents.&lt;/story&gt; &lt;/game&gt;">
            <text:p>&lt;game name="Blues Brothers, The (USA, Europe)"&gt; &lt;year&gt;1992&lt;/year&gt; &lt;rating&gt;ESRB - E (Everyone)&lt;/rating&gt; &lt;title&gt;Blues Brothers, The &lt;/title&gt; &lt;pub&gt;Titus Software Corporation&lt;/pub&gt; &lt;dev&gt;Titus France SA&lt;/dev&gt; &lt;genre&gt;Platform&lt;/genre&gt; &lt;score&gt;3.2&lt;/score&gt; &lt;player&gt;1 Player&lt;/player&gt; &lt;story&gt;The Blues Brothers are on the run from the law. Take control of either bulky Jake or nippy Elwood in this five-level platform game. You must cross a prison, a river and the big city to reach freedom. You also must find your missing records and collect these. Everything and everyone is against you, but you can pick up and throw warehouse crates to defeat your opponents.&lt;/story&gt; &lt;/game&gt;</text:p>
          </table:table-cell>
        </table:table-row>
        <table:table-row table:style-name="ro1">
          <table:table-cell office:value-type="string">
            <text:p>Bo Jackson - Two Games in One (USA)</text:p>
          </table:table-cell>
          <table:table-cell office:value-type="float" office:value="1991">
            <text:p>1991</text:p>
          </table:table-cell>
          <table:table-cell office:value-type="string">
            <text:p>ESRB - E (Everyone)</text:p>
          </table:table-cell>
          <table:table-cell office:value-type="string">
            <text:p>Bo Jackson - Two Games in One </text:p>
          </table:table-cell>
          <table:table-cell office:value-type="string">
            <text:p>THQ Inc.</text:p>
          </table:table-cell>
          <table:table-cell office:value-type="string">
            <text:p>Equilibrium, Inc.</text:p>
          </table:table-cell>
          <table:table-cell office:value-type="string">
            <text:p>Sports</text:p>
          </table:table-cell>
          <table:table-cell office:value-type="string">
            <text:p>2.4</text:p>
          </table:table-cell>
          <table:table-cell office:value-type="string">
            <text:p>1-2 Players</text:p>
          </table:table-cell>
          <table:table-cell office:value-type="string">
            <text:p>It's two games in one -- play either baseball or football in this game headlined by Bo Jackson. In baseball, you can participate in all the major parts of the ballgame, such as pitching, hitting, and fielding. The field is displayed in 3D using an engine called "3-D Sensation." In football, the field is displayed as an overhead view in 2D with tiny players running around -- a sharp contrast to the graphic style of the baseball portion of the game. The football game allows you to design your own plays and watch them with instant replay.</text:p>
          </table:table-cell>
          <table:table-cell table:formula="of:=CONCATENATE(&quot;&lt;game name=&quot;;CHAR(34);[.A67];CHAR(34);&quot;&gt; &lt;year&gt;&quot;;[.B67];&quot;&lt;/year&gt; &lt;rating&gt;&quot;;[.C67];&quot;&lt;/rating&gt; &lt;title&gt;&quot;;[.D67];&quot;&lt;/title&gt; &lt;pub&gt;&quot;;[.E67];&quot;&lt;/pub&gt; &lt;dev&gt;&quot;;[.F67];&quot;&lt;/dev&gt; &lt;genre&gt;&quot;;[.G67];&quot;&lt;/genre&gt; &lt;score&gt;&quot;;[.H67];&quot;&lt;/score&gt; &lt;player&gt;&quot;;[.I67];&quot;&lt;/player&gt; &lt;story&gt;&quot;;[.J67];&quot;&lt;/story&gt; &lt;/game&gt;&quot;)" office:value-type="string" office:string-value="&lt;game name=&quot;Bo Jackson - Two Games in One (USA)&quot;&gt; &lt;year&gt;1991&lt;/year&gt; &lt;rating&gt;ESRB - E (Everyone)&lt;/rating&gt; &lt;title&gt;Bo Jackson - Two Games in One &lt;/title&gt; &lt;pub&gt;THQ Inc.&lt;/pub&gt; &lt;dev&gt;Equilibrium, Inc.&lt;/dev&gt; &lt;genre&gt;Sports&lt;/genre&gt; &lt;score&gt;2.4&lt;/score&gt; &lt;player&gt;1-2 Players&lt;/player&gt; &lt;story&gt;It's two games in one -- play either baseball or football in this game headlined by Bo Jackson. In baseball, you can participate in all the major parts of the ballgame, such as pitching, hitting, and fielding. The field is displayed in 3D using an engine called &quot;3-D Sensation.&quot; In football, the field is displayed as an overhead view in 2D with tiny players running around -- a sharp contrast to the graphic style of the baseball portion of the game. The football game allows you to design your own plays and watch them with instant replay.&lt;/story&gt; &lt;/game&gt;">
            <text:p>&lt;game name="Bo Jackson - Two Games in One (USA)"&gt; &lt;year&gt;1991&lt;/year&gt; &lt;rating&gt;ESRB - E (Everyone)&lt;/rating&gt; &lt;title&gt;Bo Jackson - Two Games in One &lt;/title&gt; &lt;pub&gt;THQ Inc.&lt;/pub&gt; &lt;dev&gt;Equilibrium, Inc.&lt;/dev&gt; &lt;genre&gt;Sports&lt;/genre&gt; &lt;score&gt;2.4&lt;/score&gt; &lt;player&gt;1-2 Players&lt;/player&gt; &lt;story&gt;It's two games in one -- play either baseball or football in this game headlined by Bo Jackson. In baseball, you can participate in all the major parts of the ballgame, such as pitching, hitting, and fielding. The field is displayed in 3D using an engine called "3-D Sensation." In football, the field is displayed as an overhead view in 2D with tiny players running around -- a sharp contrast to the graphic style of the baseball portion of the game. The football game allows you to design your own plays and watch them with instant replay.&lt;/story&gt; &lt;/game&gt;</text:p>
          </table:table-cell>
        </table:table-row>
        <table:table-row table:style-name="ro1">
          <table:table-cell office:value-type="string">
            <text:p>Boggle Plus (USA)</text:p>
          </table:table-cell>
          <table:table-cell office:value-type="float" office:value="1992">
            <text:p>1992</text:p>
          </table:table-cell>
          <table:table-cell office:value-type="string">
            <text:p>ESRB - E (Everyone)</text:p>
          </table:table-cell>
          <table:table-cell office:value-type="string">
            <text:p>Boggle Plus </text:p>
          </table:table-cell>
          <table:table-cell office:value-type="string">
            <text:p>Parker Bros</text:p>
          </table:table-cell>
          <table:table-cell office:value-type="string">
            <text:p>Sculptured Software</text:p>
          </table:table-cell>
          <table:table-cell office:value-type="string">
            <text:p>Puzzle</text:p>
          </table:table-cell>
          <table:table-cell office:value-type="string">
            <text:p>3.1</text:p>
          </table:table-cell>
          <table:table-cell office:value-type="string">
            <text:p>1 Player</text:p>
          </table:table-cell>
          <table:table-cell office:value-type="string">
            <text:p>Boggle Plus brings word-forming fun to the GameBoy. You can play classic Boggle, where you must form words of at least three letters from a board filled with randomly generated letters. Other modes of play include Big Boggle, where there are more letters; Categories, where you must find words that are related to a topic; Anagrams, which calls for you to unscramble words; and Use All, in which the goal is to use every letter on the board. Since there is a dictionary that contains 35,000 words, it is unlikely that you will find a word that has not been included. If that happens, you can override the dictionary for such an emergency. You can also challenge your friends to game via a link cable. Now you can test your brain and your spelling skills with Boggle Plus. </text:p>
          </table:table-cell>
          <table:table-cell table:formula="of:=CONCATENATE(&quot;&lt;game name=&quot;;CHAR(34);[.A68];CHAR(34);&quot;&gt; &lt;year&gt;&quot;;[.B68];&quot;&lt;/year&gt; &lt;rating&gt;&quot;;[.C68];&quot;&lt;/rating&gt; &lt;title&gt;&quot;;[.D68];&quot;&lt;/title&gt; &lt;pub&gt;&quot;;[.E68];&quot;&lt;/pub&gt; &lt;dev&gt;&quot;;[.F68];&quot;&lt;/dev&gt; &lt;genre&gt;&quot;;[.G68];&quot;&lt;/genre&gt; &lt;score&gt;&quot;;[.H68];&quot;&lt;/score&gt; &lt;player&gt;&quot;;[.I68];&quot;&lt;/player&gt; &lt;story&gt;&quot;;[.J68];&quot;&lt;/story&gt; &lt;/game&gt;&quot;)" office:value-type="string" office:string-value="&lt;game name=&quot;Boggle Plus (USA)&quot;&gt; &lt;year&gt;1992&lt;/year&gt; &lt;rating&gt;ESRB - E (Everyone)&lt;/rating&gt; &lt;title&gt;Boggle Plus &lt;/title&gt; &lt;pub&gt;Parker Bros&lt;/pub&gt; &lt;dev&gt;Sculptured Software&lt;/dev&gt; &lt;genre&gt;Puzzle&lt;/genre&gt; &lt;score&gt;3.1&lt;/score&gt; &lt;player&gt;1 Player&lt;/player&gt; &lt;story&gt;Boggle Plus brings word-forming fun to the GameBoy. You can play classic Boggle, where you must form words of at least three letters from a board filled with randomly generated letters. Other modes of play include Big Boggle, where there are more letters; Categories, where you must find words that are related to a topic; Anagrams, which calls for you to unscramble words; and Use All, in which the goal is to use every letter on the board. Since there is a dictionary that contains 35,000 words, it is unlikely that you will find a word that has not been included. If that happens, you can override the dictionary for such an emergency. You can also challenge your friends to game via a link cable. Now you can test your brain and your spelling skills with Boggle Plus. &lt;/story&gt; &lt;/game&gt;">
            <text:p>&lt;game name="Boggle Plus (USA)"&gt; &lt;year&gt;1992&lt;/year&gt; &lt;rating&gt;ESRB - E (Everyone)&lt;/rating&gt; &lt;title&gt;Boggle Plus &lt;/title&gt; &lt;pub&gt;Parker Bros&lt;/pub&gt; &lt;dev&gt;Sculptured Software&lt;/dev&gt; &lt;genre&gt;Puzzle&lt;/genre&gt; &lt;score&gt;3.1&lt;/score&gt; &lt;player&gt;1 Player&lt;/player&gt; &lt;story&gt;Boggle Plus brings word-forming fun to the GameBoy. You can play classic Boggle, where you must form words of at least three letters from a board filled with randomly generated letters. Other modes of play include Big Boggle, where there are more letters; Categories, where you must find words that are related to a topic; Anagrams, which calls for you to unscramble words; and Use All, in which the goal is to use every letter on the board. Since there is a dictionary that contains 35,000 words, it is unlikely that you will find a word that has not been included. If that happens, you can override the dictionary for such an emergency. You can also challenge your friends to game via a link cable. Now you can test your brain and your spelling skills with Boggle Plus. &lt;/story&gt; &lt;/game&gt;</text:p>
          </table:table-cell>
        </table:table-row>
        <table:table-row table:style-name="ro1">
          <table:table-cell office:value-type="string">
            <text:p>Bomb Jack (Europe)</text:p>
          </table:table-cell>
          <table:table-cell office:value-type="float" office:value="1992">
            <text:p>1992</text:p>
          </table:table-cell>
          <table:table-cell office:value-type="string">
            <text:p>ESRB - E (Everyone)</text:p>
          </table:table-cell>
          <table:table-cell office:value-type="string">
            <text:p>Bomb Jack </text:p>
          </table:table-cell>
          <table:table-cell office:value-type="string">
            <text:p>Infogrames Europe SA</text:p>
          </table:table-cell>
          <table:table-cell office:value-type="string">
            <text:p>Bit Managers</text:p>
          </table:table-cell>
          <table:table-cell office:value-type="string">
            <text:p>Platform</text:p>
          </table:table-cell>
          <table:table-cell office:value-type="string">
            <text:p>3.6</text:p>
          </table:table-cell>
          <table:table-cell office:value-type="string">
            <text:p>1 Player</text:p>
          </table:table-cell>
          <table:table-cell office:value-type="string">
            <text:p>In Bomb Jack, the player controls Jack, who must collect all the bombs in order to complete the current round and go onto the next one. This sounds easy, right? Wrong! Making Jack's task difficult are numerous enemies such as birds, mummies, turtles, and orbs.****In each round, collecting a number of bombs results in a bonus coin appearing, and collecting this coin will make the player's score increase 2 to 4 times. More often than not, the "power ball" appears, and when you collect this, you can defeat enemies and have more time to collect all the bombs. There is also the "E" coin, which gives Jack one additional life, but rarely does this coin appear.****The more you progress through the game, the more difficult it becomes, as enemies travel more quickly to get you.</text:p>
          </table:table-cell>
          <table:table-cell table:formula="of:=CONCATENATE(&quot;&lt;game name=&quot;;CHAR(34);[.A69];CHAR(34);&quot;&gt; &lt;year&gt;&quot;;[.B69];&quot;&lt;/year&gt; &lt;rating&gt;&quot;;[.C69];&quot;&lt;/rating&gt; &lt;title&gt;&quot;;[.D69];&quot;&lt;/title&gt; &lt;pub&gt;&quot;;[.E69];&quot;&lt;/pub&gt; &lt;dev&gt;&quot;;[.F69];&quot;&lt;/dev&gt; &lt;genre&gt;&quot;;[.G69];&quot;&lt;/genre&gt; &lt;score&gt;&quot;;[.H69];&quot;&lt;/score&gt; &lt;player&gt;&quot;;[.I69];&quot;&lt;/player&gt; &lt;story&gt;&quot;;[.J69];&quot;&lt;/story&gt; &lt;/game&gt;&quot;)" office:value-type="string" office:string-value="&lt;game name=&quot;Bomb Jack (Europe)&quot;&gt; &lt;year&gt;1992&lt;/year&gt; &lt;rating&gt;ESRB - E (Everyone)&lt;/rating&gt; &lt;title&gt;Bomb Jack &lt;/title&gt; &lt;pub&gt;Infogrames Europe SA&lt;/pub&gt; &lt;dev&gt;Bit Managers&lt;/dev&gt; &lt;genre&gt;Platform&lt;/genre&gt; &lt;score&gt;3.6&lt;/score&gt; &lt;player&gt;1 Player&lt;/player&gt; &lt;story&gt;In Bomb Jack, the player controls Jack, who must collect all the bombs in order to complete the current round and go onto the next one. This sounds easy, right? Wrong! Making Jack's task difficult are numerous enemies such as birds, mummies, turtles, and orbs.****In each round, collecting a number of bombs results in a bonus coin appearing, and collecting this coin will make the player's score increase 2 to 4 times. More often than not, the &quot;power ball&quot; appears, and when you collect this, you can defeat enemies and have more time to collect all the bombs. There is also the &quot;E&quot; coin, which gives Jack one additional life, but rarely does this coin appear.****The more you progress through the game, the more difficult it becomes, as enemies travel more quickly to get you.&lt;/story&gt; &lt;/game&gt;">
            <text:p>&lt;game name="Bomb Jack (Europe)"&gt; &lt;year&gt;1992&lt;/year&gt; &lt;rating&gt;ESRB - E (Everyone)&lt;/rating&gt; &lt;title&gt;Bomb Jack &lt;/title&gt; &lt;pub&gt;Infogrames Europe SA&lt;/pub&gt; &lt;dev&gt;Bit Managers&lt;/dev&gt; &lt;genre&gt;Platform&lt;/genre&gt; &lt;score&gt;3.6&lt;/score&gt; &lt;player&gt;1 Player&lt;/player&gt; &lt;story&gt;In Bomb Jack, the player controls Jack, who must collect all the bombs in order to complete the current round and go onto the next one. This sounds easy, right? Wrong! Making Jack's task difficult are numerous enemies such as birds, mummies, turtles, and orbs.****In each round, collecting a number of bombs results in a bonus coin appearing, and collecting this coin will make the player's score increase 2 to 4 times. More often than not, the "power ball" appears, and when you collect this, you can defeat enemies and have more time to collect all the bombs. There is also the "E" coin, which gives Jack one additional life, but rarely does this coin appear.****The more you progress through the game, the more difficult it becomes, as enemies travel more quickly to get you.&lt;/story&gt; &lt;/game&gt;</text:p>
          </table:table-cell>
        </table:table-row>
        <table:table-row table:style-name="ro1">
          <table:table-cell office:value-type="string">
            <text:p>Bomberman GB (USA, Europe)</text:p>
          </table:table-cell>
          <table:table-cell office:value-type="float" office:value="1998">
            <text:p>1998</text:p>
          </table:table-cell>
          <table:table-cell office:value-type="string">
            <text:p>ESRB - E (Everyone)</text:p>
          </table:table-cell>
          <table:table-cell office:value-type="string">
            <text:p>Bomberman GB </text:p>
          </table:table-cell>
          <table:table-cell office:value-type="string">
            <text:p>Nintendo of America Inc.</text:p>
          </table:table-cell>
          <table:table-cell office:value-type="string">
            <text:p>Hudson Soft Company, Ltd.</text:p>
          </table:table-cell>
          <table:table-cell office:value-type="string">
            <text:p>Action</text:p>
          </table:table-cell>
          <table:table-cell office:value-type="string">
            <text:p>3.7</text:p>
          </table:table-cell>
          <table:table-cell office:value-type="string">
            <text:p>1-4 Players</text:p>
          </table:table-cell>
          <table:table-cell office:value-type="string">
            <text:p>This is a Japan only release, not to be confused with the USA release Bomberman GB, which is a different game.****In the one player game, you are placed in an arena with a dark Bomberman for a best-two-out-of-three round. You must, using your bombs, blow him up without getting blown up yourself. After you beat him, the process repeats with two Bombermen then three Bombermen.****After you beat the three Bombermen in two out of three rounds, you must beat a boss character to move on. When playing the rounds, you can find power-ups to increase the blast size, allow more than one bomb on the screen and, temporarily, make you invincible. When you beat the bosses, you gain things like the ability to kick a bomb away, run faster, ram enemies, etc.****In a multi-player game, two to four players do their best to blow each other up. Multi-player is done with the Super Game Boy on a SNES. More than two players is only possible with a multitap.****This game was released in the U.S. as Wario Blast, with some changes. The animated opening was removed and, of course, Wario was added.</text:p>
          </table:table-cell>
          <table:table-cell table:formula="of:=CONCATENATE(&quot;&lt;game name=&quot;;CHAR(34);[.A70];CHAR(34);&quot;&gt; &lt;year&gt;&quot;;[.B70];&quot;&lt;/year&gt; &lt;rating&gt;&quot;;[.C70];&quot;&lt;/rating&gt; &lt;title&gt;&quot;;[.D70];&quot;&lt;/title&gt; &lt;pub&gt;&quot;;[.E70];&quot;&lt;/pub&gt; &lt;dev&gt;&quot;;[.F70];&quot;&lt;/dev&gt; &lt;genre&gt;&quot;;[.G70];&quot;&lt;/genre&gt; &lt;score&gt;&quot;;[.H70];&quot;&lt;/score&gt; &lt;player&gt;&quot;;[.I70];&quot;&lt;/player&gt; &lt;story&gt;&quot;;[.J70];&quot;&lt;/story&gt; &lt;/game&gt;&quot;)" office:value-type="string" office:string-value="&lt;game name=&quot;Bomberman GB (USA, Europe)&quot;&gt; &lt;year&gt;1998&lt;/year&gt; &lt;rating&gt;ESRB - E (Everyone)&lt;/rating&gt; &lt;title&gt;Bomberman GB &lt;/title&gt; &lt;pub&gt;Nintendo of America Inc.&lt;/pub&gt; &lt;dev&gt;Hudson Soft Company, Ltd.&lt;/dev&gt; &lt;genre&gt;Action&lt;/genre&gt; &lt;score&gt;3.7&lt;/score&gt; &lt;player&gt;1-4 Players&lt;/player&gt; &lt;story&gt;This is a Japan only release, not to be confused with the USA release Bomberman GB, which is a different game.****In the one player game, you are placed in an arena with a dark Bomberman for a best-two-out-of-three round. You must, using your bombs, blow him up without getting blown up yourself. After you beat him, the process repeats with two Bombermen then three Bombermen.****After you beat the three Bombermen in two out of three rounds, you must beat a boss character to move on. When playing the rounds, you can find power-ups to increase the blast size, allow more than one bomb on the screen and, temporarily, make you invincible. When you beat the bosses, you gain things like the ability to kick a bomb away, run faster, ram enemies, etc.****In a multi-player game, two to four players do their best to blow each other up. Multi-player is done with the Super Game Boy on a SNES. More than two players is only possible with a multitap.****This game was released in the U.S. as Wario Blast, with some changes. The animated opening was removed and, of course, Wario was added.&lt;/story&gt; &lt;/game&gt;">
            <text:p>&lt;game name="Bomberman GB (USA, Europe)"&gt; &lt;year&gt;1998&lt;/year&gt; &lt;rating&gt;ESRB - E (Everyone)&lt;/rating&gt; &lt;title&gt;Bomberman GB &lt;/title&gt; &lt;pub&gt;Nintendo of America Inc.&lt;/pub&gt; &lt;dev&gt;Hudson Soft Company, Ltd.&lt;/dev&gt; &lt;genre&gt;Action&lt;/genre&gt; &lt;score&gt;3.7&lt;/score&gt; &lt;player&gt;1-4 Players&lt;/player&gt; &lt;story&gt;This is a Japan only release, not to be confused with the USA release Bomberman GB, which is a different game.****In the one player game, you are placed in an arena with a dark Bomberman for a best-two-out-of-three round. You must, using your bombs, blow him up without getting blown up yourself. After you beat him, the process repeats with two Bombermen then three Bombermen.****After you beat the three Bombermen in two out of three rounds, you must beat a boss character to move on. When playing the rounds, you can find power-ups to increase the blast size, allow more than one bomb on the screen and, temporarily, make you invincible. When you beat the bosses, you gain things like the ability to kick a bomb away, run faster, ram enemies, etc.****In a multi-player game, two to four players do their best to blow each other up. Multi-player is done with the Super Game Boy on a SNES. More than two players is only possible with a multitap.****This game was released in the U.S. as Wario Blast, with some changes. The animated opening was removed and, of course, Wario was added.&lt;/story&gt; &lt;/game&gt;</text:p>
          </table:table-cell>
        </table:table-row>
        <table:table-row table:style-name="ro1">
          <table:table-cell office:value-type="string">
            <text:p>Bonk's Adventure (USA)</text:p>
          </table:table-cell>
          <table:table-cell office:value-type="float" office:value="1992">
            <text:p>1992</text:p>
          </table:table-cell>
          <table:table-cell office:value-type="string">
            <text:p>ESRB - E (Everyone)</text:p>
          </table:table-cell>
          <table:table-cell office:value-type="string">
            <text:p>Bonk's Adventure </text:p>
          </table:table-cell>
          <table:table-cell office:value-type="string">
            <text:p>Hudson Soft USA, Inc.</text:p>
          </table:table-cell>
          <table:table-cell office:value-type="string">
            <text:p>Hudson Soft Company, Ltd.</text:p>
          </table:table-cell>
          <table:table-cell office:value-type="string">
            <text:p>Platform</text:p>
          </table:table-cell>
          <table:table-cell office:value-type="string">
            <text:p>3.7</text:p>
          </table:table-cell>
          <table:table-cell office:value-type="string">
            <text:p>1 Player</text:p>
          </table:table-cell>
          <table:table-cell office:value-type="string">
            <text:p>Prehistoric platform game where you are in control of a baby and have to guide him through the levels avoiding all manner of strange nasties.****The game is very similar to every other platform game you have ever played, but it does have its own unique features such as the ability to climb vertical walls with your teeth and do a diving head butt from a jump. Power ups come in the form of lumps of meat and give extra speed and invulnerability in the later stages.****If you have ever played chuck rock then you know what to expect from this, a bog standard platform game with a prehistoric theme.</text:p>
          </table:table-cell>
          <table:table-cell table:formula="of:=CONCATENATE(&quot;&lt;game name=&quot;;CHAR(34);[.A71];CHAR(34);&quot;&gt; &lt;year&gt;&quot;;[.B71];&quot;&lt;/year&gt; &lt;rating&gt;&quot;;[.C71];&quot;&lt;/rating&gt; &lt;title&gt;&quot;;[.D71];&quot;&lt;/title&gt; &lt;pub&gt;&quot;;[.E71];&quot;&lt;/pub&gt; &lt;dev&gt;&quot;;[.F71];&quot;&lt;/dev&gt; &lt;genre&gt;&quot;;[.G71];&quot;&lt;/genre&gt; &lt;score&gt;&quot;;[.H71];&quot;&lt;/score&gt; &lt;player&gt;&quot;;[.I71];&quot;&lt;/player&gt; &lt;story&gt;&quot;;[.J71];&quot;&lt;/story&gt; &lt;/game&gt;&quot;)" office:value-type="string" office:string-value="&lt;game name=&quot;Bonk's Adventure (USA)&quot;&gt; &lt;year&gt;1992&lt;/year&gt; &lt;rating&gt;ESRB - E (Everyone)&lt;/rating&gt; &lt;title&gt;Bonk's Adventure &lt;/title&gt; &lt;pub&gt;Hudson Soft USA, Inc.&lt;/pub&gt; &lt;dev&gt;Hudson Soft Company, Ltd.&lt;/dev&gt; &lt;genre&gt;Platform&lt;/genre&gt; &lt;score&gt;3.7&lt;/score&gt; &lt;player&gt;1 Player&lt;/player&gt; &lt;story&gt;Prehistoric platform game where you are in control of a baby and have to guide him through the levels avoiding all manner of strange nasties.****The game is very similar to every other platform game you have ever played, but it does have its own unique features such as the ability to climb vertical walls with your teeth and do a diving head butt from a jump. Power ups come in the form of lumps of meat and give extra speed and invulnerability in the later stages.****If you have ever played chuck rock then you know what to expect from this, a bog standard platform game with a prehistoric theme.&lt;/story&gt; &lt;/game&gt;">
            <text:p>&lt;game name="Bonk's Adventure (USA)"&gt; &lt;year&gt;1992&lt;/year&gt; &lt;rating&gt;ESRB - E (Everyone)&lt;/rating&gt; &lt;title&gt;Bonk's Adventure &lt;/title&gt; &lt;pub&gt;Hudson Soft USA, Inc.&lt;/pub&gt; &lt;dev&gt;Hudson Soft Company, Ltd.&lt;/dev&gt; &lt;genre&gt;Platform&lt;/genre&gt; &lt;score&gt;3.7&lt;/score&gt; &lt;player&gt;1 Player&lt;/player&gt; &lt;story&gt;Prehistoric platform game where you are in control of a baby and have to guide him through the levels avoiding all manner of strange nasties.****The game is very similar to every other platform game you have ever played, but it does have its own unique features such as the ability to climb vertical walls with your teeth and do a diving head butt from a jump. Power ups come in the form of lumps of meat and give extra speed and invulnerability in the later stages.****If you have ever played chuck rock then you know what to expect from this, a bog standard platform game with a prehistoric theme.&lt;/story&gt; &lt;/game&gt;</text:p>
          </table:table-cell>
        </table:table-row>
        <table:table-row table:style-name="ro1">
          <table:table-cell office:value-type="string">
            <text:p>Bonk's Revenge (USA)</text:p>
          </table:table-cell>
          <table:table-cell office:value-type="float" office:value="1994">
            <text:p>1994</text:p>
          </table:table-cell>
          <table:table-cell office:value-type="string">
            <text:p>ESRB - E (Everyone)</text:p>
          </table:table-cell>
          <table:table-cell office:value-type="string">
            <text:p>Bonk's Revenge </text:p>
          </table:table-cell>
          <table:table-cell office:value-type="string">
            <text:p>Hudson Soft USA, Inc.</text:p>
          </table:table-cell>
          <table:table-cell office:value-type="string">
            <text:p>Red Company Corporation</text:p>
          </table:table-cell>
          <table:table-cell office:value-type="string">
            <text:p>Platform</text:p>
          </table:table-cell>
          <table:table-cell office:value-type="string">
            <text:p>3.1</text:p>
          </table:table-cell>
          <table:table-cell office:value-type="string">
            <text:p>1 Player</text:p>
          </table:table-cell>
          <table:table-cell office:value-type="string">
            <text:p>Although this shares the same name as the second Bonk game for the TurboGrafx-16, this is actually a brand new adventure. It's pretty much the same as the other games in the series, where the player takes on the role of cave boy Bonk. While most of the levels are completely new, the game reuses features from the first two in the series.****In this platform game the Bonk uses his hard head to flip through the air, climb and bounce off of walls, and bash enemies.</text:p>
          </table:table-cell>
          <table:table-cell table:formula="of:=CONCATENATE(&quot;&lt;game name=&quot;;CHAR(34);[.A72];CHAR(34);&quot;&gt; &lt;year&gt;&quot;;[.B72];&quot;&lt;/year&gt; &lt;rating&gt;&quot;;[.C72];&quot;&lt;/rating&gt; &lt;title&gt;&quot;;[.D72];&quot;&lt;/title&gt; &lt;pub&gt;&quot;;[.E72];&quot;&lt;/pub&gt; &lt;dev&gt;&quot;;[.F72];&quot;&lt;/dev&gt; &lt;genre&gt;&quot;;[.G72];&quot;&lt;/genre&gt; &lt;score&gt;&quot;;[.H72];&quot;&lt;/score&gt; &lt;player&gt;&quot;;[.I72];&quot;&lt;/player&gt; &lt;story&gt;&quot;;[.J72];&quot;&lt;/story&gt; &lt;/game&gt;&quot;)" office:value-type="string" office:string-value="&lt;game name=&quot;Bonk's Revenge (USA)&quot;&gt; &lt;year&gt;1994&lt;/year&gt; &lt;rating&gt;ESRB - E (Everyone)&lt;/rating&gt; &lt;title&gt;Bonk's Revenge &lt;/title&gt; &lt;pub&gt;Hudson Soft USA, Inc.&lt;/pub&gt; &lt;dev&gt;Red Company Corporation&lt;/dev&gt; &lt;genre&gt;Platform&lt;/genre&gt; &lt;score&gt;3.1&lt;/score&gt; &lt;player&gt;1 Player&lt;/player&gt; &lt;story&gt;Although this shares the same name as the second Bonk game for the TurboGrafx-16, this is actually a brand new adventure. It's pretty much the same as the other games in the series, where the player takes on the role of cave boy Bonk. While most of the levels are completely new, the game reuses features from the first two in the series.****In this platform game the Bonk uses his hard head to flip through the air, climb and bounce off of walls, and bash enemies.&lt;/story&gt; &lt;/game&gt;">
            <text:p>&lt;game name="Bonk's Revenge (USA)"&gt; &lt;year&gt;1994&lt;/year&gt; &lt;rating&gt;ESRB - E (Everyone)&lt;/rating&gt; &lt;title&gt;Bonk's Revenge &lt;/title&gt; &lt;pub&gt;Hudson Soft USA, Inc.&lt;/pub&gt; &lt;dev&gt;Red Company Corporation&lt;/dev&gt; &lt;genre&gt;Platform&lt;/genre&gt; &lt;score&gt;3.1&lt;/score&gt; &lt;player&gt;1 Player&lt;/player&gt; &lt;story&gt;Although this shares the same name as the second Bonk game for the TurboGrafx-16, this is actually a brand new adventure. It's pretty much the same as the other games in the series, where the player takes on the role of cave boy Bonk. While most of the levels are completely new, the game reuses features from the first two in the series.****In this platform game the Bonk uses his hard head to flip through the air, climb and bounce off of walls, and bash enemies.&lt;/story&gt; &lt;/game&gt;</text:p>
          </table:table-cell>
        </table:table-row>
        <table:table-row table:style-name="ro1">
          <table:table-cell office:value-type="string">
            <text:p>Boomer's Adventure in ASMIK World (USA)</text:p>
          </table:table-cell>
          <table:table-cell office:value-type="float" office:value="1990">
            <text:p>1990</text:p>
          </table:table-cell>
          <table:table-cell office:value-type="string">
            <text:p>ESRB - E (Everyone)</text:p>
          </table:table-cell>
          <table:table-cell office:value-type="string">
            <text:p>Boomer's Adventure in ASMIK World </text:p>
          </table:table-cell>
          <table:table-cell office:value-type="string">
            <text:p>Asmik Ace Entertainment, Inc</text:p>
          </table:table-cell>
          <table:table-cell office:value-type="string">
            <text:p>Asmik Corporation</text:p>
          </table:table-cell>
          <table:table-cell office:value-type="string">
            <text:p>Action</text:p>
          </table:table-cell>
          <table:table-cell office:value-type="string">
            <text:p>3.0</text:p>
          </table:table-cell>
          <table:table-cell office:value-type="string">
            <text:p>1-2 Players</text:p>
          </table:table-cell>
          <table:table-cell office:value-type="string">
            <text:p>Boomer must traverse the 8-story Tower of Zoozoon to defeat the dark lord Zoozoon himself. By digging, trapping enemies, and finding useful items such as keys and roller skates, he can regain control of ASMIK World from the clutches of the evil Zoozoon.</text:p>
          </table:table-cell>
          <table:table-cell table:formula="of:=CONCATENATE(&quot;&lt;game name=&quot;;CHAR(34);[.A73];CHAR(34);&quot;&gt; &lt;year&gt;&quot;;[.B73];&quot;&lt;/year&gt; &lt;rating&gt;&quot;;[.C73];&quot;&lt;/rating&gt; &lt;title&gt;&quot;;[.D73];&quot;&lt;/title&gt; &lt;pub&gt;&quot;;[.E73];&quot;&lt;/pub&gt; &lt;dev&gt;&quot;;[.F73];&quot;&lt;/dev&gt; &lt;genre&gt;&quot;;[.G73];&quot;&lt;/genre&gt; &lt;score&gt;&quot;;[.H73];&quot;&lt;/score&gt; &lt;player&gt;&quot;;[.I73];&quot;&lt;/player&gt; &lt;story&gt;&quot;;[.J73];&quot;&lt;/story&gt; &lt;/game&gt;&quot;)" office:value-type="string" office:string-value="&lt;game name=&quot;Boomer's Adventure in ASMIK World (USA)&quot;&gt; &lt;year&gt;1990&lt;/year&gt; &lt;rating&gt;ESRB - E (Everyone)&lt;/rating&gt; &lt;title&gt;Boomer's Adventure in ASMIK World &lt;/title&gt; &lt;pub&gt;Asmik Ace Entertainment, Inc&lt;/pub&gt; &lt;dev&gt;Asmik Corporation&lt;/dev&gt; &lt;genre&gt;Action&lt;/genre&gt; &lt;score&gt;3.0&lt;/score&gt; &lt;player&gt;1-2 Players&lt;/player&gt; &lt;story&gt;Boomer must traverse the 8-story Tower of Zoozoon to defeat the dark lord Zoozoon himself. By digging, trapping enemies, and finding useful items such as keys and roller skates, he can regain control of ASMIK World from the clutches of the evil Zoozoon.&lt;/story&gt; &lt;/game&gt;">
            <text:p>&lt;game name="Boomer's Adventure in ASMIK World (USA)"&gt; &lt;year&gt;1990&lt;/year&gt; &lt;rating&gt;ESRB - E (Everyone)&lt;/rating&gt; &lt;title&gt;Boomer's Adventure in ASMIK World &lt;/title&gt; &lt;pub&gt;Asmik Ace Entertainment, Inc&lt;/pub&gt; &lt;dev&gt;Asmik Corporation&lt;/dev&gt; &lt;genre&gt;Action&lt;/genre&gt; &lt;score&gt;3.0&lt;/score&gt; &lt;player&gt;1-2 Players&lt;/player&gt; &lt;story&gt;Boomer must traverse the 8-story Tower of Zoozoon to defeat the dark lord Zoozoon himself. By digging, trapping enemies, and finding useful items such as keys and roller skates, he can regain control of ASMIK World from the clutches of the evil Zoozoon.&lt;/story&gt; &lt;/game&gt;</text:p>
          </table:table-cell>
        </table:table-row>
        <table:table-row table:style-name="ro1">
          <table:table-cell office:value-type="string">
            <text:p>Boulder Dash (Europe)</text:p>
          </table:table-cell>
          <table:table-cell office:value-type="float" office:value="1990">
            <text:p>1990</text:p>
          </table:table-cell>
          <table:table-cell office:value-type="string">
            <text:p>ESRB - E (Everyone)</text:p>
          </table:table-cell>
          <table:table-cell office:value-type="string">
            <text:p>Boulder Dash </text:p>
          </table:table-cell>
          <table:table-cell office:value-type="string">
            <text:p>Victor Interactive Software</text:p>
          </table:table-cell>
          <table:table-cell office:value-type="string">
            <text:p>First Star Software, Inc.</text:p>
          </table:table-cell>
          <table:table-cell office:value-type="string">
            <text:p>Puzzle</text:p>
          </table:table-cell>
          <table:table-cell office:value-type="string">
            <text:p>3.6</text:p>
          </table:table-cell>
          <table:table-cell office:value-type="string">
            <text:p>1-2 Players</text:p>
          </table:table-cell>
          <table:table-cell office:value-type="string">
            <text:p>You're Rockford and have to dig through monster infested caves in search of diamonds. In each level you must collect a certain number of these diamonds, in order to open a portal to the next stage. Enemies can be squashed by falling boulders, which are released when the ground below them is removed or they are pushed onto empty ground, but be careful because these can also squash you. In later levels, difficulty is increased by many puzzle elements and shorter time limits.</text:p>
          </table:table-cell>
          <table:table-cell table:formula="of:=CONCATENATE(&quot;&lt;game name=&quot;;CHAR(34);[.A74];CHAR(34);&quot;&gt; &lt;year&gt;&quot;;[.B74];&quot;&lt;/year&gt; &lt;rating&gt;&quot;;[.C74];&quot;&lt;/rating&gt; &lt;title&gt;&quot;;[.D74];&quot;&lt;/title&gt; &lt;pub&gt;&quot;;[.E74];&quot;&lt;/pub&gt; &lt;dev&gt;&quot;;[.F74];&quot;&lt;/dev&gt; &lt;genre&gt;&quot;;[.G74];&quot;&lt;/genre&gt; &lt;score&gt;&quot;;[.H74];&quot;&lt;/score&gt; &lt;player&gt;&quot;;[.I74];&quot;&lt;/player&gt; &lt;story&gt;&quot;;[.J74];&quot;&lt;/story&gt; &lt;/game&gt;&quot;)" office:value-type="string" office:string-value="&lt;game name=&quot;Boulder Dash (Europe)&quot;&gt; &lt;year&gt;1990&lt;/year&gt; &lt;rating&gt;ESRB - E (Everyone)&lt;/rating&gt; &lt;title&gt;Boulder Dash &lt;/title&gt; &lt;pub&gt;Victor Interactive Software&lt;/pub&gt; &lt;dev&gt;First Star Software, Inc.&lt;/dev&gt; &lt;genre&gt;Puzzle&lt;/genre&gt; &lt;score&gt;3.6&lt;/score&gt; &lt;player&gt;1-2 Players&lt;/player&gt; &lt;story&gt;You're Rockford and have to dig through monster infested caves in search of diamonds. In each level you must collect a certain number of these diamonds, in order to open a portal to the next stage. Enemies can be squashed by falling boulders, which are released when the ground below them is removed or they are pushed onto empty ground, but be careful because these can also squash you. In later levels, difficulty is increased by many puzzle elements and shorter time limits.&lt;/story&gt; &lt;/game&gt;">
            <text:p>&lt;game name="Boulder Dash (Europe)"&gt; &lt;year&gt;1990&lt;/year&gt; &lt;rating&gt;ESRB - E (Everyone)&lt;/rating&gt; &lt;title&gt;Boulder Dash &lt;/title&gt; &lt;pub&gt;Victor Interactive Software&lt;/pub&gt; &lt;dev&gt;First Star Software, Inc.&lt;/dev&gt; &lt;genre&gt;Puzzle&lt;/genre&gt; &lt;score&gt;3.6&lt;/score&gt; &lt;player&gt;1-2 Players&lt;/player&gt; &lt;story&gt;You're Rockford and have to dig through monster infested caves in search of diamonds. In each level you must collect a certain number of these diamonds, in order to open a portal to the next stage. Enemies can be squashed by falling boulders, which are released when the ground below them is removed or they are pushed onto empty ground, but be careful because these can also squash you. In later levels, difficulty is increased by many puzzle elements and shorter time limits.&lt;/story&gt; &lt;/game&gt;</text:p>
          </table:table-cell>
        </table:table-row>
        <table:table-row table:style-name="ro1">
          <table:table-cell office:value-type="string">
            <text:p>Boxxle (USA, Europe) (Rev A)</text:p>
          </table:table-cell>
          <table:table-cell office:value-type="float" office:value="1990">
            <text:p>1990</text:p>
          </table:table-cell>
          <table:table-cell office:value-type="string">
            <text:p>ESRB - E (Everyone)</text:p>
          </table:table-cell>
          <table:table-cell office:value-type="string">
            <text:p>Boxxle </text:p>
          </table:table-cell>
          <table:table-cell office:value-type="string">
            <text:p>Pony Canyon, Inc.</text:p>
          </table:table-cell>
          <table:table-cell office:value-type="string">
            <text:p>Thinking Rabbit</text:p>
          </table:table-cell>
          <table:table-cell office:value-type="string">
            <text:p>Puzzle</text:p>
          </table:table-cell>
          <table:table-cell office:value-type="string">
            <text:p>2.5</text:p>
          </table:table-cell>
          <table:table-cell office:value-type="string">
            <text:p>1 Player</text:p>
          </table:table-cell>
          <table:table-cell office:value-type="string">
            <text:p>Just like in Soko-Ban, it is your goal to push a number of crates onto certain spots in order to finish a level. Finding the right way to move all the crates on the right spots becomes increasingly difficult and you have to plan numerous steps in advance in order not to block your own way. The game features over 25 levels with 10 sub-levels each one. You can always choose the order in which you want to complete the sub-levels, but you have to complete all sub-levels in order to advance to the next main-level. If you have finished the game or become hopelessly stuck, there is also an option to create your own levels.</text:p>
          </table:table-cell>
          <table:table-cell table:formula="of:=CONCATENATE(&quot;&lt;game name=&quot;;CHAR(34);[.A75];CHAR(34);&quot;&gt; &lt;year&gt;&quot;;[.B75];&quot;&lt;/year&gt; &lt;rating&gt;&quot;;[.C75];&quot;&lt;/rating&gt; &lt;title&gt;&quot;;[.D75];&quot;&lt;/title&gt; &lt;pub&gt;&quot;;[.E75];&quot;&lt;/pub&gt; &lt;dev&gt;&quot;;[.F75];&quot;&lt;/dev&gt; &lt;genre&gt;&quot;;[.G75];&quot;&lt;/genre&gt; &lt;score&gt;&quot;;[.H75];&quot;&lt;/score&gt; &lt;player&gt;&quot;;[.I75];&quot;&lt;/player&gt; &lt;story&gt;&quot;;[.J75];&quot;&lt;/story&gt; &lt;/game&gt;&quot;)" office:value-type="string" office:string-value="&lt;game name=&quot;Boxxle (USA, Europe) (Rev A)&quot;&gt; &lt;year&gt;1990&lt;/year&gt; &lt;rating&gt;ESRB - E (Everyone)&lt;/rating&gt; &lt;title&gt;Boxxle &lt;/title&gt; &lt;pub&gt;Pony Canyon, Inc.&lt;/pub&gt; &lt;dev&gt;Thinking Rabbit&lt;/dev&gt; &lt;genre&gt;Puzzle&lt;/genre&gt; &lt;score&gt;2.5&lt;/score&gt; &lt;player&gt;1 Player&lt;/player&gt; &lt;story&gt;Just like in Soko-Ban, it is your goal to push a number of crates onto certain spots in order to finish a level. Finding the right way to move all the crates on the right spots becomes increasingly difficult and you have to plan numerous steps in advance in order not to block your own way. The game features over 25 levels with 10 sub-levels each one. You can always choose the order in which you want to complete the sub-levels, but you have to complete all sub-levels in order to advance to the next main-level. If you have finished the game or become hopelessly stuck, there is also an option to create your own levels.&lt;/story&gt; &lt;/game&gt;">
            <text:p>&lt;game name="Boxxle (USA, Europe) (Rev A)"&gt; &lt;year&gt;1990&lt;/year&gt; &lt;rating&gt;ESRB - E (Everyone)&lt;/rating&gt; &lt;title&gt;Boxxle &lt;/title&gt; &lt;pub&gt;Pony Canyon, Inc.&lt;/pub&gt; &lt;dev&gt;Thinking Rabbit&lt;/dev&gt; &lt;genre&gt;Puzzle&lt;/genre&gt; &lt;score&gt;2.5&lt;/score&gt; &lt;player&gt;1 Player&lt;/player&gt; &lt;story&gt;Just like in Soko-Ban, it is your goal to push a number of crates onto certain spots in order to finish a level. Finding the right way to move all the crates on the right spots becomes increasingly difficult and you have to plan numerous steps in advance in order not to block your own way. The game features over 25 levels with 10 sub-levels each one. You can always choose the order in which you want to complete the sub-levels, but you have to complete all sub-levels in order to advance to the next main-level. If you have finished the game or become hopelessly stuck, there is also an option to create your own levels.&lt;/story&gt; &lt;/game&gt;</text:p>
          </table:table-cell>
        </table:table-row>
        <table:table-row table:style-name="ro1">
          <table:table-cell office:value-type="string">
            <text:p>Boxxle II (USA)</text:p>
          </table:table-cell>
          <table:table-cell office:value-type="float" office:value="1992">
            <text:p>1992</text:p>
          </table:table-cell>
          <table:table-cell office:value-type="string">
            <text:p>ESRB - E (Everyone)</text:p>
          </table:table-cell>
          <table:table-cell office:value-type="string">
            <text:p>Boxxle II </text:p>
          </table:table-cell>
          <table:table-cell office:value-type="string">
            <text:p>Pony Canyon, Inc.</text:p>
          </table:table-cell>
          <table:table-cell office:value-type="string">
            <text:p>Thinking Rabbit</text:p>
          </table:table-cell>
          <table:table-cell office:value-type="string">
            <text:p>Puzzle</text:p>
          </table:table-cell>
          <table:table-cell office:value-type="string">
            <text:p>2.9</text:p>
          </table:table-cell>
          <table:table-cell office:value-type="string">
            <text:p>1 Player</text:p>
          </table:table-cell>
          <table:table-cell office:value-type="string">
            <text:p>In this sequel to Boxxle, Willy's girlfriend has been kidnapped by a UFO and now he wants to earn enough money to buy a rocket and rescue her. And what better way is there to earn money than pushing <text:s/>crates? And there are lots of crates to be pushed in all 120 <text:s/>levels of the game. The new levels are the major difference between Boxxle 2 and its predecessor as there are no graphical changes to speak of. To solve all these levels, you'll once again have to push crates onto certain spots, which is made difficult by the fact that you can only push but not pull them so that it can easily happen that you push a crate into a dead end or block your own way. A password records your progress, but there is no battery to save your self-created levels.</text:p>
          </table:table-cell>
          <table:table-cell table:formula="of:=CONCATENATE(&quot;&lt;game name=&quot;;CHAR(34);[.A76];CHAR(34);&quot;&gt; &lt;year&gt;&quot;;[.B76];&quot;&lt;/year&gt; &lt;rating&gt;&quot;;[.C76];&quot;&lt;/rating&gt; &lt;title&gt;&quot;;[.D76];&quot;&lt;/title&gt; &lt;pub&gt;&quot;;[.E76];&quot;&lt;/pub&gt; &lt;dev&gt;&quot;;[.F76];&quot;&lt;/dev&gt; &lt;genre&gt;&quot;;[.G76];&quot;&lt;/genre&gt; &lt;score&gt;&quot;;[.H76];&quot;&lt;/score&gt; &lt;player&gt;&quot;;[.I76];&quot;&lt;/player&gt; &lt;story&gt;&quot;;[.J76];&quot;&lt;/story&gt; &lt;/game&gt;&quot;)" office:value-type="string" office:string-value="&lt;game name=&quot;Boxxle II (USA)&quot;&gt; &lt;year&gt;1992&lt;/year&gt; &lt;rating&gt;ESRB - E (Everyone)&lt;/rating&gt; &lt;title&gt;Boxxle II &lt;/title&gt; &lt;pub&gt;Pony Canyon, Inc.&lt;/pub&gt; &lt;dev&gt;Thinking Rabbit&lt;/dev&gt; &lt;genre&gt;Puzzle&lt;/genre&gt; &lt;score&gt;2.9&lt;/score&gt; &lt;player&gt;1 Player&lt;/player&gt; &lt;story&gt;In this sequel to Boxxle, Willy's girlfriend has been kidnapped by a UFO and now he wants to earn enough money to buy a rocket and rescue her. And what better way is there to earn money than pushing  crates? And there are lots of crates to be pushed in all 120  levels of the game. The new levels are the major difference between Boxxle 2 and its predecessor as there are no graphical changes to speak of. To solve all these levels, you'll once again have to push crates onto certain spots, which is made difficult by the fact that you can only push but not pull them so that it can easily happen that you push a crate into a dead end or block your own way. A password records your progress, but there is no battery to save your self-created levels.&lt;/story&gt; &lt;/game&gt;">
            <text:p>&lt;game name="Boxxle II (USA)"&gt; &lt;year&gt;1992&lt;/year&gt; &lt;rating&gt;ESRB - E (Everyone)&lt;/rating&gt; &lt;title&gt;Boxxle II &lt;/title&gt; &lt;pub&gt;Pony Canyon, Inc.&lt;/pub&gt; &lt;dev&gt;Thinking Rabbit&lt;/dev&gt; &lt;genre&gt;Puzzle&lt;/genre&gt; &lt;score&gt;2.9&lt;/score&gt; &lt;player&gt;1 Player&lt;/player&gt; &lt;story&gt;In this sequel to Boxxle, Willy's girlfriend has been kidnapped by a UFO and now he wants to earn enough money to buy a rocket and rescue her. And what better way is there to earn money than pushing <text:s/>crates? And there are lots of crates to be pushed in all 120 <text:s/>levels of the game. The new levels are the major difference between Boxxle 2 and its predecessor as there are no graphical changes to speak of. To solve all these levels, you'll once again have to push crates onto certain spots, which is made difficult by the fact that you can only push but not pull them so that it can easily happen that you push a crate into a dead end or block your own way. A password records your progress, but there is no battery to save your self-created levels.&lt;/story&gt; &lt;/game&gt;</text:p>
          </table:table-cell>
        </table:table-row>
        <table:table-row table:style-name="ro1">
          <table:table-cell office:value-type="string">
            <text:p>Brain Bender (USA)</text:p>
          </table:table-cell>
          <table:table-cell office:value-type="float" office:value="1991">
            <text:p>1991</text:p>
          </table:table-cell>
          <table:table-cell office:value-type="string">
            <text:p>ESRB - E (Everyone)</text:p>
          </table:table-cell>
          <table:table-cell office:value-type="string">
            <text:p>Brain Bender </text:p>
          </table:table-cell>
          <table:table-cell office:value-type="string">
            <text:p>Gremlin Interactive</text:p>
          </table:table-cell>
          <table:table-cell office:value-type="string">
            <text:p>Electro Brain</text:p>
          </table:table-cell>
          <table:table-cell office:value-type="string">
            <text:p>Puzzle</text:p>
          </table:table-cell>
          <table:table-cell office:value-type="string">
            <text:p>3.4</text:p>
          </table:table-cell>
          <table:table-cell office:value-type="string">
            <text:p>1 Player</text:p>
          </table:table-cell>
          <table:table-cell office:value-type="string">
            <text:p>Test you prowess as a master of mirrors in one of the world’s most exicitng new puzzle games, Brain Buster! Move the mirrors to manipulate your laser beams to destroy the gas spheres, shut down Electrobrains and finally destroy the enemy satellite! There are 120 challenging puzzles in this game – such a new challenge for you to solve. Get your mind in motion over one of the hotest puzzle games ever. Brain Bender!</text:p>
          </table:table-cell>
          <table:table-cell table:formula="of:=CONCATENATE(&quot;&lt;game name=&quot;;CHAR(34);[.A77];CHAR(34);&quot;&gt; &lt;year&gt;&quot;;[.B77];&quot;&lt;/year&gt; &lt;rating&gt;&quot;;[.C77];&quot;&lt;/rating&gt; &lt;title&gt;&quot;;[.D77];&quot;&lt;/title&gt; &lt;pub&gt;&quot;;[.E77];&quot;&lt;/pub&gt; &lt;dev&gt;&quot;;[.F77];&quot;&lt;/dev&gt; &lt;genre&gt;&quot;;[.G77];&quot;&lt;/genre&gt; &lt;score&gt;&quot;;[.H77];&quot;&lt;/score&gt; &lt;player&gt;&quot;;[.I77];&quot;&lt;/player&gt; &lt;story&gt;&quot;;[.J77];&quot;&lt;/story&gt; &lt;/game&gt;&quot;)" office:value-type="string" office:string-value="&lt;game name=&quot;Brain Bender (USA)&quot;&gt; &lt;year&gt;1991&lt;/year&gt; &lt;rating&gt;ESRB - E (Everyone)&lt;/rating&gt; &lt;title&gt;Brain Bender &lt;/title&gt; &lt;pub&gt;Gremlin Interactive&lt;/pub&gt; &lt;dev&gt;Electro Brain&lt;/dev&gt; &lt;genre&gt;Puzzle&lt;/genre&gt; &lt;score&gt;3.4&lt;/score&gt; &lt;player&gt;1 Player&lt;/player&gt; &lt;story&gt;Test you prowess as a master of mirrors in one of the world’s most exicitng new puzzle games, Brain Buster! Move the mirrors to manipulate your laser beams to destroy the gas spheres, shut down Electrobrains and finally destroy the enemy satellite! There are 120 challenging puzzles in this game – such a new challenge for you to solve. Get your mind in motion over one of the hotest puzzle games ever. Brain Bender!&lt;/story&gt; &lt;/game&gt;">
            <text:p>&lt;game name="Brain Bender (USA)"&gt; &lt;year&gt;1991&lt;/year&gt; &lt;rating&gt;ESRB - E (Everyone)&lt;/rating&gt; &lt;title&gt;Brain Bender &lt;/title&gt; &lt;pub&gt;Gremlin Interactive&lt;/pub&gt; &lt;dev&gt;Electro Brain&lt;/dev&gt; &lt;genre&gt;Puzzle&lt;/genre&gt; &lt;score&gt;3.4&lt;/score&gt; &lt;player&gt;1 Player&lt;/player&gt; &lt;story&gt;Test you prowess as a master of mirrors in one of the world’s most exicitng new puzzle games, Brain Buster! Move the mirrors to manipulate your laser beams to destroy the gas spheres, shut down Electrobrains and finally destroy the enemy satellite! There are 120 challenging puzzles in this game – such a new challenge for you to solve. Get your mind in motion over one of the hotest puzzle games ever. Brain Bender!&lt;/story&gt; &lt;/game&gt;</text:p>
          </table:table-cell>
        </table:table-row>
        <table:table-row table:style-name="ro1">
          <table:table-cell office:value-type="string">
            <text:p>Brain Drain (USA)</text:p>
          </table:table-cell>
          <table:table-cell office:value-type="float" office:value="1998">
            <text:p>1998</text:p>
          </table:table-cell>
          <table:table-cell office:value-type="string">
            <text:p>ESRB - E (Everyone)</text:p>
          </table:table-cell>
          <table:table-cell office:value-type="string">
            <text:p>Brain Drain </text:p>
          </table:table-cell>
          <table:table-cell office:value-type="string">
            <text:p>Acclaim Entertainment, Inc.</text:p>
          </table:table-cell>
          <table:table-cell office:value-type="string">
            <text:p>Visual Impact</text:p>
          </table:table-cell>
          <table:table-cell office:value-type="string">
            <text:p>Action</text:p>
          </table:table-cell>
          <table:table-cell office:value-type="string">
            <text:p>3.0</text:p>
          </table:table-cell>
          <table:table-cell office:value-type="string">
            <text:p>1 Player</text:p>
          </table:table-cell>
          <table:table-cell office:value-type="string">
            <text:p>Brain Drain is a puzzle game in which the player has to recreate a pattern, consisting of different symbols like apples or hearts, which is shown in the corner of the screen. The main playing field consists of said symbols, but randomly switched around. The player controls a frame which encloses four of the symbols. When pressing a button, the symbols are rotated clockwise around the frame. Of course the levels have to be solved within a time limit. <text:s/>In the higher difficulty levels, the player also has to deal with so-called special effects which occasionally kick in during play, e.g. some symbols get hidden by "?" blocks, symbols rotate on their own or the controls are reversed. Three power-ups can be earned by completing bonus levels or finishing a level really fast: clock (stops time for 20 seconds), flash (skips the current level) and credit (gives a second try after time has run out). Clock and flash have to be activated manually; credits is applied automatically. Besides the regular playing mode, there is also the "Brain Race" available which involves solving a certain number of levels (depending on the difficulty) as fast as possible.</text:p>
          </table:table-cell>
          <table:table-cell table:formula="of:=CONCATENATE(&quot;&lt;game name=&quot;;CHAR(34);[.A78];CHAR(34);&quot;&gt; &lt;year&gt;&quot;;[.B78];&quot;&lt;/year&gt; &lt;rating&gt;&quot;;[.C78];&quot;&lt;/rating&gt; &lt;title&gt;&quot;;[.D78];&quot;&lt;/title&gt; &lt;pub&gt;&quot;;[.E78];&quot;&lt;/pub&gt; &lt;dev&gt;&quot;;[.F78];&quot;&lt;/dev&gt; &lt;genre&gt;&quot;;[.G78];&quot;&lt;/genre&gt; &lt;score&gt;&quot;;[.H78];&quot;&lt;/score&gt; &lt;player&gt;&quot;;[.I78];&quot;&lt;/player&gt; &lt;story&gt;&quot;;[.J78];&quot;&lt;/story&gt; &lt;/game&gt;&quot;)" office:value-type="string" office:string-value="&lt;game name=&quot;Brain Drain (USA)&quot;&gt; &lt;year&gt;1998&lt;/year&gt; &lt;rating&gt;ESRB - E (Everyone)&lt;/rating&gt; &lt;title&gt;Brain Drain &lt;/title&gt; &lt;pub&gt;Acclaim Entertainment, Inc.&lt;/pub&gt; &lt;dev&gt;Visual Impact&lt;/dev&gt; &lt;genre&gt;Action&lt;/genre&gt; &lt;score&gt;3.0&lt;/score&gt; &lt;player&gt;1 Player&lt;/player&gt; &lt;story&gt;Brain Drain is a puzzle game in which the player has to recreate a pattern, consisting of different symbols like apples or hearts, which is shown in the corner of the screen. The main playing field consists of said symbols, but randomly switched around. The player controls a frame which encloses four of the symbols. When pressing a button, the symbols are rotated clockwise around the frame. Of course the levels have to be solved within a time limit.  In the higher difficulty levels, the player also has to deal with so-called special effects which occasionally kick in during play, e.g. some symbols get hidden by &quot;?&quot; blocks, symbols rotate on their own or the controls are reversed. Three power-ups can be earned by completing bonus levels or finishing a level really fast: clock (stops time for 20 seconds), flash (skips the current level) and credit (gives a second try after time has run out). Clock and flash have to be activated manually; credits is applied automatically. Besides the regular playing mode, there is also the &quot;Brain Race&quot; available which involves solving a certain number of levels (depending on the difficulty) as fast as possible.&lt;/story&gt; &lt;/game&gt;">
            <text:p>&lt;game name="Brain Drain (USA)"&gt; &lt;year&gt;1998&lt;/year&gt; &lt;rating&gt;ESRB - E (Everyone)&lt;/rating&gt; &lt;title&gt;Brain Drain &lt;/title&gt; &lt;pub&gt;Acclaim Entertainment, Inc.&lt;/pub&gt; &lt;dev&gt;Visual Impact&lt;/dev&gt; &lt;genre&gt;Action&lt;/genre&gt; &lt;score&gt;3.0&lt;/score&gt; &lt;player&gt;1 Player&lt;/player&gt; &lt;story&gt;Brain Drain is a puzzle game in which the player has to recreate a pattern, consisting of different symbols like apples or hearts, which is shown in the corner of the screen. The main playing field consists of said symbols, but randomly switched around. The player controls a frame which encloses four of the symbols. When pressing a button, the symbols are rotated clockwise around the frame. Of course the levels have to be solved within a time limit. <text:s/>In the higher difficulty levels, the player also has to deal with so-called special effects which occasionally kick in during play, e.g. some symbols get hidden by "?" blocks, symbols rotate on their own or the controls are reversed. Three power-ups can be earned by completing bonus levels or finishing a level really fast: clock (stops time for 20 seconds), flash (skips the current level) and credit (gives a second try after time has run out). Clock and flash have to be activated manually; credits is applied automatically. Besides the regular playing mode, there is also the "Brain Race" available which involves solving a certain number of levels (depending on the difficulty) as fast as possible.&lt;/story&gt; &lt;/game&gt;</text:p>
          </table:table-cell>
        </table:table-row>
        <table:table-row table:style-name="ro1">
          <table:table-cell office:value-type="string">
            <text:p>Bram Stoker's Dracula (USA, Europe)</text:p>
          </table:table-cell>
          <table:table-cell office:value-type="float" office:value="1993">
            <text:p>1993</text:p>
          </table:table-cell>
          <table:table-cell office:value-type="string">
            <text:p>ESRB - E (Everyone)</text:p>
          </table:table-cell>
          <table:table-cell office:value-type="string">
            <text:p>Bram Stoker's Dracula </text:p>
          </table:table-cell>
          <table:table-cell office:value-type="string">
            <text:p>Sony Imagesoft</text:p>
          </table:table-cell>
          <table:table-cell office:value-type="string">
            <text:p>Probe Software Ltd.</text:p>
          </table:table-cell>
          <table:table-cell office:value-type="string">
            <text:p>Action</text:p>
          </table:table-cell>
          <table:table-cell office:value-type="string">
            <text:p>3.1</text:p>
          </table:table-cell>
          <table:table-cell office:value-type="string">
            <text:p>1 Player</text:p>
          </table:table-cell>
          <table:table-cell office:value-type="string">
            <text:p>Bram Stroker's Dracula is a side-scroller platform game loosely based on the 1992 film of the same name. Players take the role of Jonathan Harker whose mission to to destroy Count Dracula by first heading to Transylvania and then London.****Jonathan Harker can move left and right, jump and attack with a weapon, the most basic of which is a knife. The status display on the screen shows Harker's health bar, countdown timer to complete the level and currently held weapon. <text:s/>Throughout the levels question mark boxes (similar to the Mario games) can be found, attacking these will reveal power ups which include health restoration, timer increase and new weapons. Among these new weapons are axes, daggers and a shotgun. Question mark boxes can also be used as platforms to reach other areas and enemies. Each stage is divided into two sections: the "Daytime" and the "Nighttime". These are entirely different levels comparable to stage 1-a and 1-b. Harker must jump to various platforms and obstacles and defeat minor enemies throughout the levels. The end of a Nighttime level is usually guarded by a boss creature who must be defeated to progress.</text:p>
          </table:table-cell>
          <table:table-cell table:formula="of:=CONCATENATE(&quot;&lt;game name=&quot;;CHAR(34);[.A79];CHAR(34);&quot;&gt; &lt;year&gt;&quot;;[.B79];&quot;&lt;/year&gt; &lt;rating&gt;&quot;;[.C79];&quot;&lt;/rating&gt; &lt;title&gt;&quot;;[.D79];&quot;&lt;/title&gt; &lt;pub&gt;&quot;;[.E79];&quot;&lt;/pub&gt; &lt;dev&gt;&quot;;[.F79];&quot;&lt;/dev&gt; &lt;genre&gt;&quot;;[.G79];&quot;&lt;/genre&gt; &lt;score&gt;&quot;;[.H79];&quot;&lt;/score&gt; &lt;player&gt;&quot;;[.I79];&quot;&lt;/player&gt; &lt;story&gt;&quot;;[.J79];&quot;&lt;/story&gt; &lt;/game&gt;&quot;)" office:value-type="string" office:string-value="&lt;game name=&quot;Bram Stoker's Dracula (USA, Europe)&quot;&gt; &lt;year&gt;1993&lt;/year&gt; &lt;rating&gt;ESRB - E (Everyone)&lt;/rating&gt; &lt;title&gt;Bram Stoker's Dracula &lt;/title&gt; &lt;pub&gt;Sony Imagesoft&lt;/pub&gt; &lt;dev&gt;Probe Software Ltd.&lt;/dev&gt; &lt;genre&gt;Action&lt;/genre&gt; &lt;score&gt;3.1&lt;/score&gt; &lt;player&gt;1 Player&lt;/player&gt; &lt;story&gt;Bram Stroker's Dracula is a side-scroller platform game loosely based on the 1992 film of the same name. Players take the role of Jonathan Harker whose mission to to destroy Count Dracula by first heading to Transylvania and then London.****Jonathan Harker can move left and right, jump and attack with a weapon, the most basic of which is a knife. The status display on the screen shows Harker's health bar, countdown timer to complete the level and currently held weapon.  Throughout the levels question mark boxes (similar to the Mario games) can be found, attacking these will reveal power ups which include health restoration, timer increase and new weapons. Among these new weapons are axes, daggers and a shotgun. Question mark boxes can also be used as platforms to reach other areas and enemies. Each stage is divided into two sections: the &quot;Daytime&quot; and the &quot;Nighttime&quot;. These are entirely different levels comparable to stage 1-a and 1-b. Harker must jump to various platforms and obstacles and defeat minor enemies throughout the levels. The end of a Nighttime level is usually guarded by a boss creature who must be defeated to progress.&lt;/story&gt; &lt;/game&gt;">
            <text:p>&lt;game name="Bram Stoker's Dracula (USA, Europe)"&gt; &lt;year&gt;1993&lt;/year&gt; &lt;rating&gt;ESRB - E (Everyone)&lt;/rating&gt; &lt;title&gt;Bram Stoker's Dracula &lt;/title&gt; &lt;pub&gt;Sony Imagesoft&lt;/pub&gt; &lt;dev&gt;Probe Software Ltd.&lt;/dev&gt; &lt;genre&gt;Action&lt;/genre&gt; &lt;score&gt;3.1&lt;/score&gt; &lt;player&gt;1 Player&lt;/player&gt; &lt;story&gt;Bram Stroker's Dracula is a side-scroller platform game loosely based on the 1992 film of the same name. Players take the role of Jonathan Harker whose mission to to destroy Count Dracula by first heading to Transylvania and then London.****Jonathan Harker can move left and right, jump and attack with a weapon, the most basic of which is a knife. The status display on the screen shows Harker's health bar, countdown timer to complete the level and currently held weapon. <text:s/>Throughout the levels question mark boxes (similar to the Mario games) can be found, attacking these will reveal power ups which include health restoration, timer increase and new weapons. Among these new weapons are axes, daggers and a shotgun. Question mark boxes can also be used as platforms to reach other areas and enemies. Each stage is divided into two sections: the "Daytime" and the "Nighttime". These are entirely different levels comparable to stage 1-a and 1-b. Harker must jump to various platforms and obstacles and defeat minor enemies throughout the levels. The end of a Nighttime level is usually guarded by a boss creature who must be defeated to progress.&lt;/story&gt; &lt;/game&gt;</text:p>
          </table:table-cell>
        </table:table-row>
        <table:table-row table:style-name="ro1">
          <table:table-cell office:value-type="string">
            <text:p>BreakThru! (USA)</text:p>
          </table:table-cell>
          <table:table-cell office:value-type="float" office:value="1995">
            <text:p>1995</text:p>
          </table:table-cell>
          <table:table-cell office:value-type="string">
            <text:p>ESRB - E (Everyone)</text:p>
          </table:table-cell>
          <table:table-cell office:value-type="string">
            <text:p>BreakThru! </text:p>
          </table:table-cell>
          <table:table-cell table:number-columns-repeated="2" office:value-type="string">
            <text:p>Spectrum Holobyte, Inc.</text:p>
          </table:table-cell>
          <table:table-cell office:value-type="string">
            <text:p>Puzzle</text:p>
          </table:table-cell>
          <table:table-cell office:value-type="string">
            <text:p>0.6</text:p>
          </table:table-cell>
          <table:table-cell office:value-type="string">
            <text:p>1-2 Players</text:p>
          </table:table-cell>
          <table:table-cell office:value-type="string">
            <text:p>In the award-winning tradition of Tetris, comes BreakThru! This time, your goal is to make as many bricks disappear as you can before time runs out. Click on a group of same-colored bricks to remove bricks and make the wall come tumbling down.</text:p>
          </table:table-cell>
          <table:table-cell table:formula="of:=CONCATENATE(&quot;&lt;game name=&quot;;CHAR(34);[.A80];CHAR(34);&quot;&gt; &lt;year&gt;&quot;;[.B80];&quot;&lt;/year&gt; &lt;rating&gt;&quot;;[.C80];&quot;&lt;/rating&gt; &lt;title&gt;&quot;;[.D80];&quot;&lt;/title&gt; &lt;pub&gt;&quot;;[.E80];&quot;&lt;/pub&gt; &lt;dev&gt;&quot;;[.F80];&quot;&lt;/dev&gt; &lt;genre&gt;&quot;;[.G80];&quot;&lt;/genre&gt; &lt;score&gt;&quot;;[.H80];&quot;&lt;/score&gt; &lt;player&gt;&quot;;[.I80];&quot;&lt;/player&gt; &lt;story&gt;&quot;;[.J80];&quot;&lt;/story&gt; &lt;/game&gt;&quot;)" office:value-type="string" office:string-value="&lt;game name=&quot;BreakThru! (USA)&quot;&gt; &lt;year&gt;1995&lt;/year&gt; &lt;rating&gt;ESRB - E (Everyone)&lt;/rating&gt; &lt;title&gt;BreakThru! &lt;/title&gt; &lt;pub&gt;Spectrum Holobyte, Inc.&lt;/pub&gt; &lt;dev&gt;Spectrum Holobyte, Inc.&lt;/dev&gt; &lt;genre&gt;Puzzle&lt;/genre&gt; &lt;score&gt;0.6&lt;/score&gt; &lt;player&gt;1-2 Players&lt;/player&gt; &lt;story&gt;In the award-winning tradition of Tetris, comes BreakThru! This time, your goal is to make as many bricks disappear as you can before time runs out. Click on a group of same-colored bricks to remove bricks and make the wall come tumbling down.&lt;/story&gt; &lt;/game&gt;">
            <text:p>&lt;game name="BreakThru! (USA)"&gt; &lt;year&gt;1995&lt;/year&gt; &lt;rating&gt;ESRB - E (Everyone)&lt;/rating&gt; &lt;title&gt;BreakThru! &lt;/title&gt; &lt;pub&gt;Spectrum Holobyte, Inc.&lt;/pub&gt; &lt;dev&gt;Spectrum Holobyte, Inc.&lt;/dev&gt; &lt;genre&gt;Puzzle&lt;/genre&gt; &lt;score&gt;0.6&lt;/score&gt; &lt;player&gt;1-2 Players&lt;/player&gt; &lt;story&gt;In the award-winning tradition of Tetris, comes BreakThru! This time, your goal is to make as many bricks disappear as you can before time runs out. Click on a group of same-colored bricks to remove bricks and make the wall come tumbling down.&lt;/story&gt; &lt;/game&gt;</text:p>
          </table:table-cell>
        </table:table-row>
        <table:table-row table:style-name="ro1">
          <table:table-cell office:value-type="string">
            <text:p>Bubble Bobble (USA, Europe)</text:p>
          </table:table-cell>
          <table:table-cell office:value-type="float" office:value="1991">
            <text:p>1991</text:p>
          </table:table-cell>
          <table:table-cell office:value-type="string">
            <text:p>ESRB - E (Everyone)</text:p>
          </table:table-cell>
          <table:table-cell office:value-type="string">
            <text:p>Bubble Bobble </text:p>
          </table:table-cell>
          <table:table-cell table:number-columns-repeated="2" office:value-type="string">
            <text:p>Taito Corporation</text:p>
          </table:table-cell>
          <table:table-cell office:value-type="string">
            <text:p>Platform</text:p>
          </table:table-cell>
          <table:table-cell office:value-type="string">
            <text:p>3.7</text:p>
          </table:table-cell>
          <table:table-cell office:value-type="string">
            <text:p>1 Player</text:p>
          </table:table-cell>
          <table:table-cell office:value-type="string">
            <text:p>Bubble Bobble is the story of two humans, Bub and Bob who wander into the mysterious cave of monsters and magically turn into dinosaurs. The only way to transform back is to reach the end of the cave...****Bubble Bobble is a platform game, with each level being a single screen. The enemies must be cleared from a level to go to the next one. With one player controlling Bub and the other controlling Bob, the player can jump and collect items for points (such as fruit). The real power Bub and Bob have however is the ability to blow bubbles. These bubbles can be as platforms to leap on, or to trap enemies. Enemies trapped in a bubble must be popped by jumping into them, wherein they'll turn to fruit. Additionally, power-ups sometimes float by in bubbles. They include lightning, which flies out horizontally at enemies, and water, which drags the player and enemies straight down flowing over platforms. Taking too long to complete any level will summon Baron Von Blubba, who will float around the screen trying to destroy the player.</text:p>
          </table:table-cell>
          <table:table-cell table:formula="of:=CONCATENATE(&quot;&lt;game name=&quot;;CHAR(34);[.A81];CHAR(34);&quot;&gt; &lt;year&gt;&quot;;[.B81];&quot;&lt;/year&gt; &lt;rating&gt;&quot;;[.C81];&quot;&lt;/rating&gt; &lt;title&gt;&quot;;[.D81];&quot;&lt;/title&gt; &lt;pub&gt;&quot;;[.E81];&quot;&lt;/pub&gt; &lt;dev&gt;&quot;;[.F81];&quot;&lt;/dev&gt; &lt;genre&gt;&quot;;[.G81];&quot;&lt;/genre&gt; &lt;score&gt;&quot;;[.H81];&quot;&lt;/score&gt; &lt;player&gt;&quot;;[.I81];&quot;&lt;/player&gt; &lt;story&gt;&quot;;[.J81];&quot;&lt;/story&gt; &lt;/game&gt;&quot;)" office:value-type="string" office:string-value="&lt;game name=&quot;Bubble Bobble (USA, Europe)&quot;&gt; &lt;year&gt;1991&lt;/year&gt; &lt;rating&gt;ESRB - E (Everyone)&lt;/rating&gt; &lt;title&gt;Bubble Bobble &lt;/title&gt; &lt;pub&gt;Taito Corporation&lt;/pub&gt; &lt;dev&gt;Taito Corporation&lt;/dev&gt; &lt;genre&gt;Platform&lt;/genre&gt; &lt;score&gt;3.7&lt;/score&gt; &lt;player&gt;1 Player&lt;/player&gt; &lt;story&gt;Bubble Bobble is the story of two humans, Bub and Bob who wander into the mysterious cave of monsters and magically turn into dinosaurs. The only way to transform back is to reach the end of the cave...****Bubble Bobble is a platform game, with each level being a single screen. The enemies must be cleared from a level to go to the next one. With one player controlling Bub and the other controlling Bob, the player can jump and collect items for points (such as fruit). The real power Bub and Bob have however is the ability to blow bubbles. These bubbles can be as platforms to leap on, or to trap enemies. Enemies trapped in a bubble must be popped by jumping into them, wherein they'll turn to fruit. Additionally, power-ups sometimes float by in bubbles. They include lightning, which flies out horizontally at enemies, and water, which drags the player and enemies straight down flowing over platforms. Taking too long to complete any level will summon Baron Von Blubba, who will float around the screen trying to destroy the player.&lt;/story&gt; &lt;/game&gt;">
            <text:p>&lt;game name="Bubble Bobble (USA, Europe)"&gt; &lt;year&gt;1991&lt;/year&gt; &lt;rating&gt;ESRB - E (Everyone)&lt;/rating&gt; &lt;title&gt;Bubble Bobble &lt;/title&gt; &lt;pub&gt;Taito Corporation&lt;/pub&gt; &lt;dev&gt;Taito Corporation&lt;/dev&gt; &lt;genre&gt;Platform&lt;/genre&gt; &lt;score&gt;3.7&lt;/score&gt; &lt;player&gt;1 Player&lt;/player&gt; &lt;story&gt;Bubble Bobble is the story of two humans, Bub and Bob who wander into the mysterious cave of monsters and magically turn into dinosaurs. The only way to transform back is to reach the end of the cave...****Bubble Bobble is a platform game, with each level being a single screen. The enemies must be cleared from a level to go to the next one. With one player controlling Bub and the other controlling Bob, the player can jump and collect items for points (such as fruit). The real power Bub and Bob have however is the ability to blow bubbles. These bubbles can be as platforms to leap on, or to trap enemies. Enemies trapped in a bubble must be popped by jumping into them, wherein they'll turn to fruit. Additionally, power-ups sometimes float by in bubbles. They include lightning, which flies out horizontally at enemies, and water, which drags the player and enemies straight down flowing over platforms. Taking too long to complete any level will summon Baron Von Blubba, who will float around the screen trying to destroy the player.&lt;/story&gt; &lt;/game&gt;</text:p>
          </table:table-cell>
        </table:table-row>
        <table:table-row table:style-name="ro1">
          <table:table-cell office:value-type="string">
            <text:p>Bubble Bobble Part 2 (USA, Europe)</text:p>
          </table:table-cell>
          <table:table-cell office:value-type="float" office:value="1993">
            <text:p>1993</text:p>
          </table:table-cell>
          <table:table-cell office:value-type="string">
            <text:p>ESRB - E (Everyone)</text:p>
          </table:table-cell>
          <table:table-cell office:value-type="string">
            <text:p>Bubble Bobble Part 2 </text:p>
          </table:table-cell>
          <table:table-cell table:number-columns-repeated="2" office:value-type="string">
            <text:p>Taito Corporation</text:p>
          </table:table-cell>
          <table:table-cell office:value-type="string">
            <text:p>Platform</text:p>
          </table:table-cell>
          <table:table-cell office:value-type="string">
            <text:p>3.4</text:p>
          </table:table-cell>
          <table:table-cell office:value-type="string">
            <text:p>1 Player</text:p>
          </table:table-cell>
          <table:table-cell office:value-type="string">
            <text:p>The bubble-blowing dinosaurs continue their adventure in Part 2, where you must catch then pop enemies in the bubbles from your dino over many side-scrolling levels. Special bubbles litter the arenas that unleash special attacks including fire, floods, thunderbolts and more. Only one player can play.</text:p>
          </table:table-cell>
          <table:table-cell table:formula="of:=CONCATENATE(&quot;&lt;game name=&quot;;CHAR(34);[.A82];CHAR(34);&quot;&gt; &lt;year&gt;&quot;;[.B82];&quot;&lt;/year&gt; &lt;rating&gt;&quot;;[.C82];&quot;&lt;/rating&gt; &lt;title&gt;&quot;;[.D82];&quot;&lt;/title&gt; &lt;pub&gt;&quot;;[.E82];&quot;&lt;/pub&gt; &lt;dev&gt;&quot;;[.F82];&quot;&lt;/dev&gt; &lt;genre&gt;&quot;;[.G82];&quot;&lt;/genre&gt; &lt;score&gt;&quot;;[.H82];&quot;&lt;/score&gt; &lt;player&gt;&quot;;[.I82];&quot;&lt;/player&gt; &lt;story&gt;&quot;;[.J82];&quot;&lt;/story&gt; &lt;/game&gt;&quot;)" office:value-type="string" office:string-value="&lt;game name=&quot;Bubble Bobble Part 2 (USA, Europe)&quot;&gt; &lt;year&gt;1993&lt;/year&gt; &lt;rating&gt;ESRB - E (Everyone)&lt;/rating&gt; &lt;title&gt;Bubble Bobble Part 2 &lt;/title&gt; &lt;pub&gt;Taito Corporation&lt;/pub&gt; &lt;dev&gt;Taito Corporation&lt;/dev&gt; &lt;genre&gt;Platform&lt;/genre&gt; &lt;score&gt;3.4&lt;/score&gt; &lt;player&gt;1 Player&lt;/player&gt; &lt;story&gt;The bubble-blowing dinosaurs continue their adventure in Part 2, where you must catch then pop enemies in the bubbles from your dino over many side-scrolling levels. Special bubbles litter the arenas that unleash special attacks including fire, floods, thunderbolts and more. Only one player can play.&lt;/story&gt; &lt;/game&gt;">
            <text:p>&lt;game name="Bubble Bobble Part 2 (USA, Europe)"&gt; &lt;year&gt;1993&lt;/year&gt; &lt;rating&gt;ESRB - E (Everyone)&lt;/rating&gt; &lt;title&gt;Bubble Bobble Part 2 &lt;/title&gt; &lt;pub&gt;Taito Corporation&lt;/pub&gt; &lt;dev&gt;Taito Corporation&lt;/dev&gt; &lt;genre&gt;Platform&lt;/genre&gt; &lt;score&gt;3.4&lt;/score&gt; &lt;player&gt;1 Player&lt;/player&gt; &lt;story&gt;The bubble-blowing dinosaurs continue their adventure in Part 2, where you must catch then pop enemies in the bubbles from your dino over many side-scrolling levels. Special bubbles litter the arenas that unleash special attacks including fire, floods, thunderbolts and more. Only one player can play.&lt;/story&gt; &lt;/game&gt;</text:p>
          </table:table-cell>
        </table:table-row>
        <table:table-row table:style-name="ro1">
          <table:table-cell office:value-type="string">
            <text:p>Bubble Ghost (USA, Europe)</text:p>
          </table:table-cell>
          <table:table-cell office:value-type="float" office:value="1990">
            <text:p>1990</text:p>
          </table:table-cell>
          <table:table-cell office:value-type="string">
            <text:p>ESRB - E (Everyone)</text:p>
          </table:table-cell>
          <table:table-cell office:value-type="string">
            <text:p>Bubble Ghost </text:p>
          </table:table-cell>
          <table:table-cell office:value-type="string">
            <text:p>FCI, Inc</text:p>
          </table:table-cell>
          <table:table-cell office:value-type="string">
            <text:p>ERE Informatique</text:p>
          </table:table-cell>
          <table:table-cell office:value-type="string">
            <text:p>Action</text:p>
          </table:table-cell>
          <table:table-cell office:value-type="string">
            <text:p>3.2</text:p>
          </table:table-cell>
          <table:table-cell office:value-type="string">
            <text:p>1 Player</text:p>
          </table:table-cell>
          <table:table-cell office:value-type="string">
            <text:p>Bubble Ghost needs to blow a bubble out of his creator's castle. Your task is to guide him so as to direct the bubble through the gaps in each room. The bubble's direction is affected by which part of the ghost hits it.****Candles, fans, and other obstacles serve to make little Bubble Ghost's task harder. Bubble Ghost is invincible, but the bubble is prone to bursting if it hits anything at pace. You have five bubbles before the game is over.</text:p>
          </table:table-cell>
          <table:table-cell table:formula="of:=CONCATENATE(&quot;&lt;game name=&quot;;CHAR(34);[.A83];CHAR(34);&quot;&gt; &lt;year&gt;&quot;;[.B83];&quot;&lt;/year&gt; &lt;rating&gt;&quot;;[.C83];&quot;&lt;/rating&gt; &lt;title&gt;&quot;;[.D83];&quot;&lt;/title&gt; &lt;pub&gt;&quot;;[.E83];&quot;&lt;/pub&gt; &lt;dev&gt;&quot;;[.F83];&quot;&lt;/dev&gt; &lt;genre&gt;&quot;;[.G83];&quot;&lt;/genre&gt; &lt;score&gt;&quot;;[.H83];&quot;&lt;/score&gt; &lt;player&gt;&quot;;[.I83];&quot;&lt;/player&gt; &lt;story&gt;&quot;;[.J83];&quot;&lt;/story&gt; &lt;/game&gt;&quot;)" office:value-type="string" office:string-value="&lt;game name=&quot;Bubble Ghost (USA, Europe)&quot;&gt; &lt;year&gt;1990&lt;/year&gt; &lt;rating&gt;ESRB - E (Everyone)&lt;/rating&gt; &lt;title&gt;Bubble Ghost &lt;/title&gt; &lt;pub&gt;FCI, Inc&lt;/pub&gt; &lt;dev&gt;ERE Informatique&lt;/dev&gt; &lt;genre&gt;Action&lt;/genre&gt; &lt;score&gt;3.2&lt;/score&gt; &lt;player&gt;1 Player&lt;/player&gt; &lt;story&gt;Bubble Ghost needs to blow a bubble out of his creator's castle. Your task is to guide him so as to direct the bubble through the gaps in each room. The bubble's direction is affected by which part of the ghost hits it.****Candles, fans, and other obstacles serve to make little Bubble Ghost's task harder. Bubble Ghost is invincible, but the bubble is prone to bursting if it hits anything at pace. You have five bubbles before the game is over.&lt;/story&gt; &lt;/game&gt;">
            <text:p>&lt;game name="Bubble Ghost (USA, Europe)"&gt; &lt;year&gt;1990&lt;/year&gt; &lt;rating&gt;ESRB - E (Everyone)&lt;/rating&gt; &lt;title&gt;Bubble Ghost &lt;/title&gt; &lt;pub&gt;FCI, Inc&lt;/pub&gt; &lt;dev&gt;ERE Informatique&lt;/dev&gt; &lt;genre&gt;Action&lt;/genre&gt; &lt;score&gt;3.2&lt;/score&gt; &lt;player&gt;1 Player&lt;/player&gt; &lt;story&gt;Bubble Ghost needs to blow a bubble out of his creator's castle. Your task is to guide him so as to direct the bubble through the gaps in each room. The bubble's direction is affected by which part of the ghost hits it.****Candles, fans, and other obstacles serve to make little Bubble Ghost's task harder. Bubble Ghost is invincible, but the bubble is prone to bursting if it hits anything at pace. You have five bubbles before the game is over.&lt;/story&gt; &lt;/game&gt;</text:p>
          </table:table-cell>
        </table:table-row>
        <table:table-row table:style-name="ro1">
          <table:table-cell office:value-type="string">
            <text:p>Bubsy II (USA)</text:p>
          </table:table-cell>
          <table:table-cell office:value-type="float" office:value="1998">
            <text:p>1998</text:p>
          </table:table-cell>
          <table:table-cell office:value-type="string">
            <text:p>ESRB - E (Everyone)</text:p>
          </table:table-cell>
          <table:table-cell office:value-type="string">
            <text:p>Bubsy II </text:p>
          </table:table-cell>
          <table:table-cell office:value-type="string">
            <text:p>Accolade, Inc.</text:p>
          </table:table-cell>
          <table:table-cell office:value-type="string">
            <text:p>Images Software Ltd.</text:p>
          </table:table-cell>
          <table:table-cell office:value-type="string">
            <text:p>Platform</text:p>
          </table:table-cell>
          <table:table-cell office:value-type="string">
            <text:p>3.4</text:p>
          </table:table-cell>
          <table:table-cell office:value-type="string">
            <text:p>1 Player</text:p>
          </table:table-cell>
          <table:table-cell office:value-type="string">
            <text:p>Bubsy is back! After defeating the evil Woolies in the first game, Bubsy, the brave bob-cat, has to participate in an even more dangerous adventure: to explore a mysterious hyperdimensional mansion, inside of which there are portals that lead to different area in different locations and times. ****Similarly to <text:s/>Sonic games, Bubsy moves very fast and can also jump very high. Bubsy kills the enemies by jumping on their heads. The levels are large and can be accessed right from the beginning of the game (except the ultimate level), starting in either west or east wing. There are five types of regular levels: Egyptian pyramid, sci-fi space-like environment, a world filled with musical instruments and notes, a "green" level with trees and hills, and a side-scrolling group of levels where Bubsy has to navigate an airplane.</text:p>
          </table:table-cell>
          <table:table-cell table:formula="of:=CONCATENATE(&quot;&lt;game name=&quot;;CHAR(34);[.A84];CHAR(34);&quot;&gt; &lt;year&gt;&quot;;[.B84];&quot;&lt;/year&gt; &lt;rating&gt;&quot;;[.C84];&quot;&lt;/rating&gt; &lt;title&gt;&quot;;[.D84];&quot;&lt;/title&gt; &lt;pub&gt;&quot;;[.E84];&quot;&lt;/pub&gt; &lt;dev&gt;&quot;;[.F84];&quot;&lt;/dev&gt; &lt;genre&gt;&quot;;[.G84];&quot;&lt;/genre&gt; &lt;score&gt;&quot;;[.H84];&quot;&lt;/score&gt; &lt;player&gt;&quot;;[.I84];&quot;&lt;/player&gt; &lt;story&gt;&quot;;[.J84];&quot;&lt;/story&gt; &lt;/game&gt;&quot;)" office:value-type="string" office:string-value="&lt;game name=&quot;Bubsy II (USA)&quot;&gt; &lt;year&gt;1998&lt;/year&gt; &lt;rating&gt;ESRB - E (Everyone)&lt;/rating&gt; &lt;title&gt;Bubsy II &lt;/title&gt; &lt;pub&gt;Accolade, Inc.&lt;/pub&gt; &lt;dev&gt;Images Software Ltd.&lt;/dev&gt; &lt;genre&gt;Platform&lt;/genre&gt; &lt;score&gt;3.4&lt;/score&gt; &lt;player&gt;1 Player&lt;/player&gt; &lt;story&gt;Bubsy is back! After defeating the evil Woolies in the first game, Bubsy, the brave bob-cat, has to participate in an even more dangerous adventure: to explore a mysterious hyperdimensional mansion, inside of which there are portals that lead to different area in different locations and times. ****Similarly to  Sonic games, Bubsy moves very fast and can also jump very high. Bubsy kills the enemies by jumping on their heads. The levels are large and can be accessed right from the beginning of the game (except the ultimate level), starting in either west or east wing. There are five types of regular levels: Egyptian pyramid, sci-fi space-like environment, a world filled with musical instruments and notes, a &quot;green&quot; level with trees and hills, and a side-scrolling group of levels where Bubsy has to navigate an airplane.&lt;/story&gt; &lt;/game&gt;">
            <text:p>&lt;game name="Bubsy II (USA)"&gt; &lt;year&gt;1998&lt;/year&gt; &lt;rating&gt;ESRB - E (Everyone)&lt;/rating&gt; &lt;title&gt;Bubsy II &lt;/title&gt; &lt;pub&gt;Accolade, Inc.&lt;/pub&gt; &lt;dev&gt;Images Software Ltd.&lt;/dev&gt; &lt;genre&gt;Platform&lt;/genre&gt; &lt;score&gt;3.4&lt;/score&gt; &lt;player&gt;1 Player&lt;/player&gt; &lt;story&gt;Bubsy is back! After defeating the evil Woolies in the first game, Bubsy, the brave bob-cat, has to participate in an even more dangerous adventure: to explore a mysterious hyperdimensional mansion, inside of which there are portals that lead to different area in different locations and times. ****Similarly to <text:s/>Sonic games, Bubsy moves very fast and can also jump very high. Bubsy kills the enemies by jumping on their heads. The levels are large and can be accessed right from the beginning of the game (except the ultimate level), starting in either west or east wing. There are five types of regular levels: Egyptian pyramid, sci-fi space-like environment, a world filled with musical instruments and notes, a "green" level with trees and hills, and a side-scrolling group of levels where Bubsy has to navigate an airplane.&lt;/story&gt; &lt;/game&gt;</text:p>
          </table:table-cell>
        </table:table-row>
        <table:table-row table:style-name="ro1">
          <table:table-cell office:value-type="string">
            <text:p>Bugs Bunny Crazy Castle 2, The (USA)</text:p>
          </table:table-cell>
          <table:table-cell office:value-type="float" office:value="1991">
            <text:p>1991</text:p>
          </table:table-cell>
          <table:table-cell office:value-type="string">
            <text:p>ESRB - E (Everyone)</text:p>
          </table:table-cell>
          <table:table-cell office:value-type="string">
            <text:p>Bugs Bunny Crazy Castle 2, The </text:p>
          </table:table-cell>
          <table:table-cell office:value-type="string">
            <text:p>Kemco</text:p>
          </table:table-cell>
          <table:table-cell office:value-type="string">
            <text:p>Kotobuki System Co., Ltd.</text:p>
          </table:table-cell>
          <table:table-cell office:value-type="string">
            <text:p>Action</text:p>
          </table:table-cell>
          <table:table-cell office:value-type="string">
            <text:p>3.6</text:p>
          </table:table-cell>
          <table:table-cell office:value-type="string">
            <text:p>1 Player</text:p>
          </table:table-cell>
          <table:table-cell office:value-type="string">
            <text:p>Honey Bunny has been kidnapped by an evil witch, who has placed her inside a huge castle. Bugs must find a way through the castle to save Honey in his second Game Boy adventure. This time around Bugs must collect 8 keys in each of the 28 levels to advance. Along the way, Foghorn Leghorn, Wile E. Coyote, Yosemite Sam, and others will attempt to impede your progress.</text:p>
          </table:table-cell>
          <table:table-cell table:formula="of:=CONCATENATE(&quot;&lt;game name=&quot;;CHAR(34);[.A85];CHAR(34);&quot;&gt; &lt;year&gt;&quot;;[.B85];&quot;&lt;/year&gt; &lt;rating&gt;&quot;;[.C85];&quot;&lt;/rating&gt; &lt;title&gt;&quot;;[.D85];&quot;&lt;/title&gt; &lt;pub&gt;&quot;;[.E85];&quot;&lt;/pub&gt; &lt;dev&gt;&quot;;[.F85];&quot;&lt;/dev&gt; &lt;genre&gt;&quot;;[.G85];&quot;&lt;/genre&gt; &lt;score&gt;&quot;;[.H85];&quot;&lt;/score&gt; &lt;player&gt;&quot;;[.I85];&quot;&lt;/player&gt; &lt;story&gt;&quot;;[.J85];&quot;&lt;/story&gt; &lt;/game&gt;&quot;)" office:value-type="string" office:string-value="&lt;game name=&quot;Bugs Bunny Crazy Castle 2, The (USA)&quot;&gt; &lt;year&gt;1991&lt;/year&gt; &lt;rating&gt;ESRB - E (Everyone)&lt;/rating&gt; &lt;title&gt;Bugs Bunny Crazy Castle 2, The &lt;/title&gt; &lt;pub&gt;Kemco&lt;/pub&gt; &lt;dev&gt;Kotobuki System Co., Ltd.&lt;/dev&gt; &lt;genre&gt;Action&lt;/genre&gt; &lt;score&gt;3.6&lt;/score&gt; &lt;player&gt;1 Player&lt;/player&gt; &lt;story&gt;Honey Bunny has been kidnapped by an evil witch, who has placed her inside a huge castle. Bugs must find a way through the castle to save Honey in his second Game Boy adventure. This time around Bugs must collect 8 keys in each of the 28 levels to advance. Along the way, Foghorn Leghorn, Wile E. Coyote, Yosemite Sam, and others will attempt to impede your progress.&lt;/story&gt; &lt;/game&gt;">
            <text:p>&lt;game name="Bugs Bunny Crazy Castle 2, The (USA)"&gt; &lt;year&gt;1991&lt;/year&gt; &lt;rating&gt;ESRB - E (Everyone)&lt;/rating&gt; &lt;title&gt;Bugs Bunny Crazy Castle 2, The &lt;/title&gt; &lt;pub&gt;Kemco&lt;/pub&gt; &lt;dev&gt;Kotobuki System Co., Ltd.&lt;/dev&gt; &lt;genre&gt;Action&lt;/genre&gt; &lt;score&gt;3.6&lt;/score&gt; &lt;player&gt;1 Player&lt;/player&gt; &lt;story&gt;Honey Bunny has been kidnapped by an evil witch, who has placed her inside a huge castle. Bugs must find a way through the castle to save Honey in his second Game Boy adventure. This time around Bugs must collect 8 keys in each of the 28 levels to advance. Along the way, Foghorn Leghorn, Wile E. Coyote, Yosemite Sam, and others will attempt to impede your progress.&lt;/story&gt; &lt;/game&gt;</text:p>
          </table:table-cell>
        </table:table-row>
        <table:table-row table:style-name="ro1">
          <table:table-cell office:value-type="string">
            <text:p>Bugs Bunny Crazy Castle, The (USA, Europe)</text:p>
          </table:table-cell>
          <table:table-cell office:value-type="float" office:value="1990">
            <text:p>1990</text:p>
          </table:table-cell>
          <table:table-cell office:value-type="string">
            <text:p>ESRB - E (Everyone)</text:p>
          </table:table-cell>
          <table:table-cell office:value-type="string">
            <text:p>Bugs Bunny Crazy Castle, The </text:p>
          </table:table-cell>
          <table:table-cell office:value-type="string">
            <text:p>Kemco</text:p>
          </table:table-cell>
          <table:table-cell office:value-type="string">
            <text:p>Kotobuki System Co., Ltd.</text:p>
          </table:table-cell>
          <table:table-cell office:value-type="string">
            <text:p>Platform</text:p>
          </table:table-cell>
          <table:table-cell office:value-type="string">
            <text:p>3.2</text:p>
          </table:table-cell>
          <table:table-cell office:value-type="string">
            <text:p>1 Player</text:p>
          </table:table-cell>
          <table:table-cell office:value-type="string">
            <text:p>This game is the first in the Crazy Castle series of Bugs Bunny games for the Game Boy. The object of this game is to move Bugs around the 80 levels of a castle and collect all of the carrots. Preventing Bugs' progress are the usual Warner Bros. characters, such as Daffy Duck, Yosemite Sam, and Sylvester. Bugs himself does not have any attack moves, but you can find various objects like anvils and boxing gloves to thwart your enemies.</text:p>
          </table:table-cell>
          <table:table-cell table:formula="of:=CONCATENATE(&quot;&lt;game name=&quot;;CHAR(34);[.A86];CHAR(34);&quot;&gt; &lt;year&gt;&quot;;[.B86];&quot;&lt;/year&gt; &lt;rating&gt;&quot;;[.C86];&quot;&lt;/rating&gt; &lt;title&gt;&quot;;[.D86];&quot;&lt;/title&gt; &lt;pub&gt;&quot;;[.E86];&quot;&lt;/pub&gt; &lt;dev&gt;&quot;;[.F86];&quot;&lt;/dev&gt; &lt;genre&gt;&quot;;[.G86];&quot;&lt;/genre&gt; &lt;score&gt;&quot;;[.H86];&quot;&lt;/score&gt; &lt;player&gt;&quot;;[.I86];&quot;&lt;/player&gt; &lt;story&gt;&quot;;[.J86];&quot;&lt;/story&gt; &lt;/game&gt;&quot;)" office:value-type="string" office:string-value="&lt;game name=&quot;Bugs Bunny Crazy Castle, The (USA, Europe)&quot;&gt; &lt;year&gt;1990&lt;/year&gt; &lt;rating&gt;ESRB - E (Everyone)&lt;/rating&gt; &lt;title&gt;Bugs Bunny Crazy Castle, The &lt;/title&gt; &lt;pub&gt;Kemco&lt;/pub&gt; &lt;dev&gt;Kotobuki System Co., Ltd.&lt;/dev&gt; &lt;genre&gt;Platform&lt;/genre&gt; &lt;score&gt;3.2&lt;/score&gt; &lt;player&gt;1 Player&lt;/player&gt; &lt;story&gt;This game is the first in the Crazy Castle series of Bugs Bunny games for the Game Boy. The object of this game is to move Bugs around the 80 levels of a castle and collect all of the carrots. Preventing Bugs' progress are the usual Warner Bros. characters, such as Daffy Duck, Yosemite Sam, and Sylvester. Bugs himself does not have any attack moves, but you can find various objects like anvils and boxing gloves to thwart your enemies.&lt;/story&gt; &lt;/game&gt;">
            <text:p>&lt;game name="Bugs Bunny Crazy Castle, The (USA, Europe)"&gt; &lt;year&gt;1990&lt;/year&gt; &lt;rating&gt;ESRB - E (Everyone)&lt;/rating&gt; &lt;title&gt;Bugs Bunny Crazy Castle, The &lt;/title&gt; &lt;pub&gt;Kemco&lt;/pub&gt; &lt;dev&gt;Kotobuki System Co., Ltd.&lt;/dev&gt; &lt;genre&gt;Platform&lt;/genre&gt; &lt;score&gt;3.2&lt;/score&gt; &lt;player&gt;1 Player&lt;/player&gt; &lt;story&gt;This game is the first in the Crazy Castle series of Bugs Bunny games for the Game Boy. The object of this game is to move Bugs around the 80 levels of a castle and collect all of the carrots. Preventing Bugs' progress are the usual Warner Bros. characters, such as Daffy Duck, Yosemite Sam, and Sylvester. Bugs himself does not have any attack moves, but you can find various objects like anvils and boxing gloves to thwart your enemies.&lt;/story&gt; &lt;/game&gt;</text:p>
          </table:table-cell>
        </table:table-row>
        <table:table-row table:style-name="ro1">
          <table:table-cell office:value-type="string">
            <text:p>Burai Fighter Deluxe (USA, Europe)</text:p>
          </table:table-cell>
          <table:table-cell office:value-type="float" office:value="1991">
            <text:p>1991</text:p>
          </table:table-cell>
          <table:table-cell office:value-type="string">
            <text:p>ESRB - E (Everyone)</text:p>
          </table:table-cell>
          <table:table-cell office:value-type="string">
            <text:p>Burai Fighter Deluxe </text:p>
          </table:table-cell>
          <table:table-cell office:value-type="string">
            <text:p>Taito Corporation</text:p>
          </table:table-cell>
          <table:table-cell office:value-type="string">
            <text:p>Taxan USA Corp.</text:p>
          </table:table-cell>
          <table:table-cell office:value-type="string">
            <text:p>Shoot-'Em-Up</text:p>
          </table:table-cell>
          <table:table-cell office:value-type="string">
            <text:p>3.5</text:p>
          </table:table-cell>
          <table:table-cell office:value-type="string">
            <text:p>1 Player</text:p>
          </table:table-cell>
          <table:table-cell office:value-type="string">
            <text:p>The Burai, a race of evil super-brain aliens, have launched their plan to conquer the universe with their army of half-organic, half-robot creatures - the robo-mutants. It's up to the player to stop them! Strap on your jet pack, and get ready to become the ultimate Burai Fighter.****Burai Fighter Deluxe is an scrolling shooter game with two modes of play. Most levels are side- and vertical-scrolling with pre-designed layouts. A few levels are different, though: top-down perspective, with a randomized layout. Either way, the player is armed with a variety of weapons, including different guns (laser, missile, ring) and the powerful cobalt bomb which kills everything on screen.****Burai Fighter Deluxe is identical to the NES version of Burai Fighter. The "Deluxe" part refers to the added versus multiplayer mode through the link cable functionality that is included with this Game Boy release.</text:p>
          </table:table-cell>
          <table:table-cell table:formula="of:=CONCATENATE(&quot;&lt;game name=&quot;;CHAR(34);[.A87];CHAR(34);&quot;&gt; &lt;year&gt;&quot;;[.B87];&quot;&lt;/year&gt; &lt;rating&gt;&quot;;[.C87];&quot;&lt;/rating&gt; &lt;title&gt;&quot;;[.D87];&quot;&lt;/title&gt; &lt;pub&gt;&quot;;[.E87];&quot;&lt;/pub&gt; &lt;dev&gt;&quot;;[.F87];&quot;&lt;/dev&gt; &lt;genre&gt;&quot;;[.G87];&quot;&lt;/genre&gt; &lt;score&gt;&quot;;[.H87];&quot;&lt;/score&gt; &lt;player&gt;&quot;;[.I87];&quot;&lt;/player&gt; &lt;story&gt;&quot;;[.J87];&quot;&lt;/story&gt; &lt;/game&gt;&quot;)" office:value-type="string" office:string-value="&lt;game name=&quot;Burai Fighter Deluxe (USA, Europe)&quot;&gt; &lt;year&gt;1991&lt;/year&gt; &lt;rating&gt;ESRB - E (Everyone)&lt;/rating&gt; &lt;title&gt;Burai Fighter Deluxe &lt;/title&gt; &lt;pub&gt;Taito Corporation&lt;/pub&gt; &lt;dev&gt;Taxan USA Corp.&lt;/dev&gt; &lt;genre&gt;Shoot-'Em-Up&lt;/genre&gt; &lt;score&gt;3.5&lt;/score&gt; &lt;player&gt;1 Player&lt;/player&gt; &lt;story&gt;The Burai, a race of evil super-brain aliens, have launched their plan to conquer the universe with their army of half-organic, half-robot creatures - the robo-mutants. It's up to the player to stop them! Strap on your jet pack, and get ready to become the ultimate Burai Fighter.****Burai Fighter Deluxe is an scrolling shooter game with two modes of play. Most levels are side- and vertical-scrolling with pre-designed layouts. A few levels are different, though: top-down perspective, with a randomized layout. Either way, the player is armed with a variety of weapons, including different guns (laser, missile, ring) and the powerful cobalt bomb which kills everything on screen.****Burai Fighter Deluxe is identical to the NES version of Burai Fighter. The &quot;Deluxe&quot; part refers to the added versus multiplayer mode through the link cable functionality that is included with this Game Boy release.&lt;/story&gt; &lt;/game&gt;">
            <text:p>&lt;game name="Burai Fighter Deluxe (USA, Europe)"&gt; &lt;year&gt;1991&lt;/year&gt; &lt;rating&gt;ESRB - E (Everyone)&lt;/rating&gt; &lt;title&gt;Burai Fighter Deluxe &lt;/title&gt; &lt;pub&gt;Taito Corporation&lt;/pub&gt; &lt;dev&gt;Taxan USA Corp.&lt;/dev&gt; &lt;genre&gt;Shoot-'Em-Up&lt;/genre&gt; &lt;score&gt;3.5&lt;/score&gt; &lt;player&gt;1 Player&lt;/player&gt; &lt;story&gt;The Burai, a race of evil super-brain aliens, have launched their plan to conquer the universe with their army of half-organic, half-robot creatures - the robo-mutants. It's up to the player to stop them! Strap on your jet pack, and get ready to become the ultimate Burai Fighter.****Burai Fighter Deluxe is an scrolling shooter game with two modes of play. Most levels are side- and vertical-scrolling with pre-designed layouts. A few levels are different, though: top-down perspective, with a randomized layout. Either way, the player is armed with a variety of weapons, including different guns (laser, missile, ring) and the powerful cobalt bomb which kills everything on screen.****Burai Fighter Deluxe is identical to the NES version of Burai Fighter. The "Deluxe" part refers to the added versus multiplayer mode through the link cable functionality that is included with this Game Boy release.&lt;/story&gt; &lt;/game&gt;</text:p>
          </table:table-cell>
        </table:table-row>
        <table:table-row table:style-name="ro1">
          <table:table-cell office:value-type="string">
            <text:p>BurgerTime Deluxe (World)</text:p>
          </table:table-cell>
          <table:table-cell office:value-type="float" office:value="1991">
            <text:p>1991</text:p>
          </table:table-cell>
          <table:table-cell office:value-type="string">
            <text:p>ESRB - E (Everyone)</text:p>
          </table:table-cell>
          <table:table-cell office:value-type="string">
            <text:p>BurgerTime Deluxe </text:p>
          </table:table-cell>
          <table:table-cell table:number-columns-repeated="2" office:value-type="string">
            <text:p>Data East Corporation</text:p>
          </table:table-cell>
          <table:table-cell office:value-type="string">
            <text:p>Action</text:p>
          </table:table-cell>
          <table:table-cell office:value-type="string">
            <text:p>2.8</text:p>
          </table:table-cell>
          <table:table-cell office:value-type="string">
            <text:p>1-2 Players</text:p>
          </table:table-cell>
          <table:table-cell office:value-type="string">
            <text:p>You play as Peter Pepper, Chef Extrodinaire. Your objective is to make burgers by walking across the all the parts completely. Each area where the burger pieces are, are connected by ladders. Watch out though, these areas are patrolled by the food foes, Me. Hot Dog, Mr. Pickle, and Mr. Egg. Pepper is his best weapon against them. One shake can send send them into a crying fit allowing Peter to pass by. Pepper is a precious commodity and must be conserved. Each successive level gets harder with more enemies and parts of the burger to walk across.</text:p>
          </table:table-cell>
          <table:table-cell table:formula="of:=CONCATENATE(&quot;&lt;game name=&quot;;CHAR(34);[.A88];CHAR(34);&quot;&gt; &lt;year&gt;&quot;;[.B88];&quot;&lt;/year&gt; &lt;rating&gt;&quot;;[.C88];&quot;&lt;/rating&gt; &lt;title&gt;&quot;;[.D88];&quot;&lt;/title&gt; &lt;pub&gt;&quot;;[.E88];&quot;&lt;/pub&gt; &lt;dev&gt;&quot;;[.F88];&quot;&lt;/dev&gt; &lt;genre&gt;&quot;;[.G88];&quot;&lt;/genre&gt; &lt;score&gt;&quot;;[.H88];&quot;&lt;/score&gt; &lt;player&gt;&quot;;[.I88];&quot;&lt;/player&gt; &lt;story&gt;&quot;;[.J88];&quot;&lt;/story&gt; &lt;/game&gt;&quot;)" office:value-type="string" office:string-value="&lt;game name=&quot;BurgerTime Deluxe (World)&quot;&gt; &lt;year&gt;1991&lt;/year&gt; &lt;rating&gt;ESRB - E (Everyone)&lt;/rating&gt; &lt;title&gt;BurgerTime Deluxe &lt;/title&gt; &lt;pub&gt;Data East Corporation&lt;/pub&gt; &lt;dev&gt;Data East Corporation&lt;/dev&gt; &lt;genre&gt;Action&lt;/genre&gt; &lt;score&gt;2.8&lt;/score&gt; &lt;player&gt;1-2 Players&lt;/player&gt; &lt;story&gt;You play as Peter Pepper, Chef Extrodinaire. Your objective is to make burgers by walking across the all the parts completely. Each area where the burger pieces are, are connected by ladders. Watch out though, these areas are patrolled by the food foes, Me. Hot Dog, Mr. Pickle, and Mr. Egg. Pepper is his best weapon against them. One shake can send send them into a crying fit allowing Peter to pass by. Pepper is a precious commodity and must be conserved. Each successive level gets harder with more enemies and parts of the burger to walk across.&lt;/story&gt; &lt;/game&gt;">
            <text:p>&lt;game name="BurgerTime Deluxe (World)"&gt; &lt;year&gt;1991&lt;/year&gt; &lt;rating&gt;ESRB - E (Everyone)&lt;/rating&gt; &lt;title&gt;BurgerTime Deluxe &lt;/title&gt; &lt;pub&gt;Data East Corporation&lt;/pub&gt; &lt;dev&gt;Data East Corporation&lt;/dev&gt; &lt;genre&gt;Action&lt;/genre&gt; &lt;score&gt;2.8&lt;/score&gt; &lt;player&gt;1-2 Players&lt;/player&gt; &lt;story&gt;You play as Peter Pepper, Chef Extrodinaire. Your objective is to make burgers by walking across the all the parts completely. Each area where the burger pieces are, are connected by ladders. Watch out though, these areas are patrolled by the food foes, Me. Hot Dog, Mr. Pickle, and Mr. Egg. Pepper is his best weapon against them. One shake can send send them into a crying fit allowing Peter to pass by. Pepper is a precious commodity and must be conserved. Each successive level gets harder with more enemies and parts of the burger to walk across.&lt;/story&gt; &lt;/game&gt;</text:p>
          </table:table-cell>
        </table:table-row>
        <table:table-row table:style-name="ro1">
          <table:table-cell office:value-type="string">
            <text:p>Bust-A-Move 2 - Arcade Edition (USA, Europe)</text:p>
          </table:table-cell>
          <table:table-cell office:value-type="float" office:value="1998">
            <text:p>1998</text:p>
          </table:table-cell>
          <table:table-cell office:value-type="string">
            <text:p>ESRB - E (Everyone)</text:p>
          </table:table-cell>
          <table:table-cell office:value-type="string">
            <text:p>Bust-A-Move 2 - Arcade Edition </text:p>
          </table:table-cell>
          <table:table-cell office:value-type="string">
            <text:p>Acclaim</text:p>
          </table:table-cell>
          <table:table-cell office:value-type="string">
            <text:p>Probe Entertainment Limited</text:p>
          </table:table-cell>
          <table:table-cell office:value-type="string">
            <text:p>Puzzle</text:p>
          </table:table-cell>
          <table:table-cell office:value-type="string">
            <text:p>3.7</text:p>
          </table:table-cell>
          <table:table-cell office:value-type="string">
            <text:p>1 Player</text:p>
          </table:table-cell>
          <table:table-cell office:value-type="string">
            <text:p>Bub and Bob are back with some bubble-bursting puzzle action! Like Tetris in reverse, you shoot bubbles at an array of different-colored bubbles stuck in an ever descending ceiling, that you have to match up three by three to make them disappear.****This edition contains both puzzle challenges, multiplayer and normal stage by stage progression.</text:p>
          </table:table-cell>
          <table:table-cell table:formula="of:=CONCATENATE(&quot;&lt;game name=&quot;;CHAR(34);[.A89];CHAR(34);&quot;&gt; &lt;year&gt;&quot;;[.B89];&quot;&lt;/year&gt; &lt;rating&gt;&quot;;[.C89];&quot;&lt;/rating&gt; &lt;title&gt;&quot;;[.D89];&quot;&lt;/title&gt; &lt;pub&gt;&quot;;[.E89];&quot;&lt;/pub&gt; &lt;dev&gt;&quot;;[.F89];&quot;&lt;/dev&gt; &lt;genre&gt;&quot;;[.G89];&quot;&lt;/genre&gt; &lt;score&gt;&quot;;[.H89];&quot;&lt;/score&gt; &lt;player&gt;&quot;;[.I89];&quot;&lt;/player&gt; &lt;story&gt;&quot;;[.J89];&quot;&lt;/story&gt; &lt;/game&gt;&quot;)" office:value-type="string" office:string-value="&lt;game name=&quot;Bust-A-Move 2 - Arcade Edition (USA, Europe)&quot;&gt; &lt;year&gt;1998&lt;/year&gt; &lt;rating&gt;ESRB - E (Everyone)&lt;/rating&gt; &lt;title&gt;Bust-A-Move 2 - Arcade Edition &lt;/title&gt; &lt;pub&gt;Acclaim&lt;/pub&gt; &lt;dev&gt;Probe Entertainment Limited&lt;/dev&gt; &lt;genre&gt;Puzzle&lt;/genre&gt; &lt;score&gt;3.7&lt;/score&gt; &lt;player&gt;1 Player&lt;/player&gt; &lt;story&gt;Bub and Bob are back with some bubble-bursting puzzle action! Like Tetris in reverse, you shoot bubbles at an array of different-colored bubbles stuck in an ever descending ceiling, that you have to match up three by three to make them disappear.****This edition contains both puzzle challenges, multiplayer and normal stage by stage progression.&lt;/story&gt; &lt;/game&gt;">
            <text:p>&lt;game name="Bust-A-Move 2 - Arcade Edition (USA, Europe)"&gt; &lt;year&gt;1998&lt;/year&gt; &lt;rating&gt;ESRB - E (Everyone)&lt;/rating&gt; &lt;title&gt;Bust-A-Move 2 - Arcade Edition &lt;/title&gt; &lt;pub&gt;Acclaim&lt;/pub&gt; &lt;dev&gt;Probe Entertainment Limited&lt;/dev&gt; &lt;genre&gt;Puzzle&lt;/genre&gt; &lt;score&gt;3.7&lt;/score&gt; &lt;player&gt;1 Player&lt;/player&gt; &lt;story&gt;Bub and Bob are back with some bubble-bursting puzzle action! Like Tetris in reverse, you shoot bubbles at an array of different-colored bubbles stuck in an ever descending ceiling, that you have to match up three by three to make them disappear.****This edition contains both puzzle challenges, multiplayer and normal stage by stage progression.&lt;/story&gt; &lt;/game&gt;</text:p>
          </table:table-cell>
        </table:table-row>
        <table:table-row table:style-name="ro1">
          <table:table-cell office:value-type="string">
            <text:p>Bust-A-Move 3 DX (Europe)</text:p>
          </table:table-cell>
          <table:table-cell office:value-type="float" office:value="1998">
            <text:p>1998</text:p>
          </table:table-cell>
          <table:table-cell office:value-type="string">
            <text:p>ESRB - E (Everyone)</text:p>
          </table:table-cell>
          <table:table-cell office:value-type="string">
            <text:p>Bust-A-Move 3 DX </text:p>
          </table:table-cell>
          <table:table-cell office:value-type="string">
            <text:p>Acclaim Entertainment, Inc.</text:p>
          </table:table-cell>
          <table:table-cell office:value-type="string">
            <text:p>Taito Corporation</text:p>
          </table:table-cell>
          <table:table-cell office:value-type="string">
            <text:p>Puzzle</text:p>
          </table:table-cell>
          <table:table-cell office:value-type="string">
            <text:p>2.2</text:p>
          </table:table-cell>
          <table:table-cell office:value-type="string">
            <text:p>1 Player</text:p>
          </table:table-cell>
          <table:table-cell office:value-type="string">
            <text:p>Bust-A-Move 3 DX is the same game as Bust-A-Move '99. Besides the obvious differences because of technical limitations of the platform, e.g. the bubbles have to differentiated from of their shades instead of colour, it also has less playing modes. Only the arcade mode (a port of the original arcade version with the main singleplayer campaign or the possibility to challenge an AI opponent) and the challenge mode (beating a series of 25 levels as fast as possible) are available. Regarding gameplay, this is a tile matching game. There are bubbles of varying shades at the top of the screen and the player controls a stationary cannon at the bottom of the screen. The cannon is loaded with one bubble at the time and the direction of the shot can be varied left and right. The goal is to clear the screen by matching bubbles of the same colour.</text:p>
          </table:table-cell>
          <table:table-cell table:formula="of:=CONCATENATE(&quot;&lt;game name=&quot;;CHAR(34);[.A90];CHAR(34);&quot;&gt; &lt;year&gt;&quot;;[.B90];&quot;&lt;/year&gt; &lt;rating&gt;&quot;;[.C90];&quot;&lt;/rating&gt; &lt;title&gt;&quot;;[.D90];&quot;&lt;/title&gt; &lt;pub&gt;&quot;;[.E90];&quot;&lt;/pub&gt; &lt;dev&gt;&quot;;[.F90];&quot;&lt;/dev&gt; &lt;genre&gt;&quot;;[.G90];&quot;&lt;/genre&gt; &lt;score&gt;&quot;;[.H90];&quot;&lt;/score&gt; &lt;player&gt;&quot;;[.I90];&quot;&lt;/player&gt; &lt;story&gt;&quot;;[.J90];&quot;&lt;/story&gt; &lt;/game&gt;&quot;)" office:value-type="string" office:string-value="&lt;game name=&quot;Bust-A-Move 3 DX (Europe)&quot;&gt; &lt;year&gt;1998&lt;/year&gt; &lt;rating&gt;ESRB - E (Everyone)&lt;/rating&gt; &lt;title&gt;Bust-A-Move 3 DX &lt;/title&gt; &lt;pub&gt;Acclaim Entertainment, Inc.&lt;/pub&gt; &lt;dev&gt;Taito Corporation&lt;/dev&gt; &lt;genre&gt;Puzzle&lt;/genre&gt; &lt;score&gt;2.2&lt;/score&gt; &lt;player&gt;1 Player&lt;/player&gt; &lt;story&gt;Bust-A-Move 3 DX is the same game as Bust-A-Move '99. Besides the obvious differences because of technical limitations of the platform, e.g. the bubbles have to differentiated from of their shades instead of colour, it also has less playing modes. Only the arcade mode (a port of the original arcade version with the main singleplayer campaign or the possibility to challenge an AI opponent) and the challenge mode (beating a series of 25 levels as fast as possible) are available. Regarding gameplay, this is a tile matching game. There are bubbles of varying shades at the top of the screen and the player controls a stationary cannon at the bottom of the screen. The cannon is loaded with one bubble at the time and the direction of the shot can be varied left and right. The goal is to clear the screen by matching bubbles of the same colour.&lt;/story&gt; &lt;/game&gt;">
            <text:p>&lt;game name="Bust-A-Move 3 DX (Europe)"&gt; &lt;year&gt;1998&lt;/year&gt; &lt;rating&gt;ESRB - E (Everyone)&lt;/rating&gt; &lt;title&gt;Bust-A-Move 3 DX &lt;/title&gt; &lt;pub&gt;Acclaim Entertainment, Inc.&lt;/pub&gt; &lt;dev&gt;Taito Corporation&lt;/dev&gt; &lt;genre&gt;Puzzle&lt;/genre&gt; &lt;score&gt;2.2&lt;/score&gt; &lt;player&gt;1 Player&lt;/player&gt; &lt;story&gt;Bust-A-Move 3 DX is the same game as Bust-A-Move '99. Besides the obvious differences because of technical limitations of the platform, e.g. the bubbles have to differentiated from of their shades instead of colour, it also has less playing modes. Only the arcade mode (a port of the original arcade version with the main singleplayer campaign or the possibility to challenge an AI opponent) and the challenge mode (beating a series of 25 levels as fast as possible) are available. Regarding gameplay, this is a tile matching game. There are bubbles of varying shades at the top of the screen and the player controls a stationary cannon at the bottom of the screen. The cannon is loaded with one bubble at the time and the direction of the shot can be varied left and right. The goal is to clear the screen by matching bubbles of the same colour.&lt;/story&gt; &lt;/game&gt;</text:p>
          </table:table-cell>
        </table:table-row>
        <table:table-row table:style-name="ro1">
          <table:table-cell office:value-type="string">
            <text:p>Buster Bros. (USA)</text:p>
          </table:table-cell>
          <table:table-cell office:value-type="float" office:value="1993">
            <text:p>1993</text:p>
          </table:table-cell>
          <table:table-cell office:value-type="string">
            <text:p>ESRB - E (Everyone)</text:p>
          </table:table-cell>
          <table:table-cell office:value-type="string">
            <text:p>Buster Bros. </text:p>
          </table:table-cell>
          <table:table-cell office:value-type="string">
            <text:p>Hudson</text:p>
          </table:table-cell>
          <table:table-cell office:value-type="string">
            <text:p>Hudson Soft Company, Ltd.</text:p>
          </table:table-cell>
          <table:table-cell office:value-type="string">
            <text:p>Action</text:p>
          </table:table-cell>
          <table:table-cell office:value-type="string">
            <text:p>3.4</text:p>
          </table:table-cell>
          <table:table-cell office:value-type="string">
            <text:p>1 Player</text:p>
          </table:table-cell>
          <table:table-cell office:value-type="string">
            <text:p>Buster Bros. is a platform game which consists of 50 levels in total. It can be played with one or two players on the same screen, and the other player can join anytime within the game. Your goal is to destroy the balloons which bounce around the playfield. To accomplish this, you can shoot hooks which travel upwards, and blow up any balloon they touch. Depending on their size, they either split on two smaller ones, or evaporate if they're at their minimum size. Apart from balloons, some levels also have barriers that have to be destroyed with your hooks, since they often block your access to balloons. There are also some barriers which cannot ever be destroyed. Your character has the ability to climb ladders, but cannot jump. You can also pick up power-ups such as: the ability to fire two shots at once, the hook that attaches to the ceiling and waits 'til something bumps into it, a gun which has a high rate of fire but cannot destroy barriers. Beside extra weapons, you can also pick certain things like clock (halting time for a small period), dynamite (reducing all balls to minimum size, thus making you able to reach more points), life, and such.</text:p>
          </table:table-cell>
          <table:table-cell table:formula="of:=CONCATENATE(&quot;&lt;game name=&quot;;CHAR(34);[.A91];CHAR(34);&quot;&gt; &lt;year&gt;&quot;;[.B91];&quot;&lt;/year&gt; &lt;rating&gt;&quot;;[.C91];&quot;&lt;/rating&gt; &lt;title&gt;&quot;;[.D91];&quot;&lt;/title&gt; &lt;pub&gt;&quot;;[.E91];&quot;&lt;/pub&gt; &lt;dev&gt;&quot;;[.F91];&quot;&lt;/dev&gt; &lt;genre&gt;&quot;;[.G91];&quot;&lt;/genre&gt; &lt;score&gt;&quot;;[.H91];&quot;&lt;/score&gt; &lt;player&gt;&quot;;[.I91];&quot;&lt;/player&gt; &lt;story&gt;&quot;;[.J91];&quot;&lt;/story&gt; &lt;/game&gt;&quot;)" office:value-type="string" office:string-value="&lt;game name=&quot;Buster Bros. (USA)&quot;&gt; &lt;year&gt;1993&lt;/year&gt; &lt;rating&gt;ESRB - E (Everyone)&lt;/rating&gt; &lt;title&gt;Buster Bros. &lt;/title&gt; &lt;pub&gt;Hudson&lt;/pub&gt; &lt;dev&gt;Hudson Soft Company, Ltd.&lt;/dev&gt; &lt;genre&gt;Action&lt;/genre&gt; &lt;score&gt;3.4&lt;/score&gt; &lt;player&gt;1 Player&lt;/player&gt; &lt;story&gt;Buster Bros. is a platform game which consists of 50 levels in total. It can be played with one or two players on the same screen, and the other player can join anytime within the game. Your goal is to destroy the balloons which bounce around the playfield. To accomplish this, you can shoot hooks which travel upwards, and blow up any balloon they touch. Depending on their size, they either split on two smaller ones, or evaporate if they're at their minimum size. Apart from balloons, some levels also have barriers that have to be destroyed with your hooks, since they often block your access to balloons. There are also some barriers which cannot ever be destroyed. Your character has the ability to climb ladders, but cannot jump. You can also pick up power-ups such as: the ability to fire two shots at once, the hook that attaches to the ceiling and waits 'til something bumps into it, a gun which has a high rate of fire but cannot destroy barriers. Beside extra weapons, you can also pick certain things like clock (halting time for a small period), dynamite (reducing all balls to minimum size, thus making you able to reach more points), life, and such.&lt;/story&gt; &lt;/game&gt;">
            <text:p>&lt;game name="Buster Bros. (USA)"&gt; &lt;year&gt;1993&lt;/year&gt; &lt;rating&gt;ESRB - E (Everyone)&lt;/rating&gt; &lt;title&gt;Buster Bros. &lt;/title&gt; &lt;pub&gt;Hudson&lt;/pub&gt; &lt;dev&gt;Hudson Soft Company, Ltd.&lt;/dev&gt; &lt;genre&gt;Action&lt;/genre&gt; &lt;score&gt;3.4&lt;/score&gt; &lt;player&gt;1 Player&lt;/player&gt; &lt;story&gt;Buster Bros. is a platform game which consists of 50 levels in total. It can be played with one or two players on the same screen, and the other player can join anytime within the game. Your goal is to destroy the balloons which bounce around the playfield. To accomplish this, you can shoot hooks which travel upwards, and blow up any balloon they touch. Depending on their size, they either split on two smaller ones, or evaporate if they're at their minimum size. Apart from balloons, some levels also have barriers that have to be destroyed with your hooks, since they often block your access to balloons. There are also some barriers which cannot ever be destroyed. Your character has the ability to climb ladders, but cannot jump. You can also pick up power-ups such as: the ability to fire two shots at once, the hook that attaches to the ceiling and waits 'til something bumps into it, a gun which has a high rate of fire but cannot destroy barriers. Beside extra weapons, you can also pick certain things like clock (halting time for a small period), dynamite (reducing all balls to minimum size, thus making you able to reach more points), life, and such.&lt;/story&gt; &lt;/game&gt;</text:p>
          </table:table-cell>
        </table:table-row>
        <table:table-row table:style-name="ro1">
          <table:table-cell office:value-type="string">
            <text:p>Caesars Palace (USA) (Rev A)</text:p>
          </table:table-cell>
          <table:table-cell office:value-type="float" office:value="1991">
            <text:p>1991</text:p>
          </table:table-cell>
          <table:table-cell office:value-type="string">
            <text:p>ESRB - E (Everyone)</text:p>
          </table:table-cell>
          <table:table-cell office:value-type="string">
            <text:p>Caesars Palace </text:p>
          </table:table-cell>
          <table:table-cell office:value-type="string">
            <text:p>Arcadia Systems, Inc.</text:p>
          </table:table-cell>
          <table:table-cell office:value-type="string">
            <text:p>Magnin &amp; Associates</text:p>
          </table:table-cell>
          <table:table-cell office:value-type="string">
            <text:p>Casino</text:p>
          </table:table-cell>
          <table:table-cell office:value-type="string">
            <text:p>3.8</text:p>
          </table:table-cell>
          <table:table-cell office:value-type="string">
            <text:p>1 Player</text:p>
          </table:table-cell>
          <table:table-cell office:value-type="string">
            <text:p>This game allows you to play in the Caesars Palace casino. You wander around the casino and play video poker, roulette, blackjack, the Big Six money wheel, or 3 types of slot machines. You bet and win chips and then exchange them for money whenever you like. The interaction is done via a cursor, everything is viewed from first-person perspective. You come to the casino in a taxi - will you be able to leave it in your own limousine?</text:p>
          </table:table-cell>
          <table:table-cell table:formula="of:=CONCATENATE(&quot;&lt;game name=&quot;;CHAR(34);[.A92];CHAR(34);&quot;&gt; &lt;year&gt;&quot;;[.B92];&quot;&lt;/year&gt; &lt;rating&gt;&quot;;[.C92];&quot;&lt;/rating&gt; &lt;title&gt;&quot;;[.D92];&quot;&lt;/title&gt; &lt;pub&gt;&quot;;[.E92];&quot;&lt;/pub&gt; &lt;dev&gt;&quot;;[.F92];&quot;&lt;/dev&gt; &lt;genre&gt;&quot;;[.G92];&quot;&lt;/genre&gt; &lt;score&gt;&quot;;[.H92];&quot;&lt;/score&gt; &lt;player&gt;&quot;;[.I92];&quot;&lt;/player&gt; &lt;story&gt;&quot;;[.J92];&quot;&lt;/story&gt; &lt;/game&gt;&quot;)" office:value-type="string" office:string-value="&lt;game name=&quot;Caesars Palace (USA) (Rev A)&quot;&gt; &lt;year&gt;1991&lt;/year&gt; &lt;rating&gt;ESRB - E (Everyone)&lt;/rating&gt; &lt;title&gt;Caesars Palace &lt;/title&gt; &lt;pub&gt;Arcadia Systems, Inc.&lt;/pub&gt; &lt;dev&gt;Magnin &amp; Associates&lt;/dev&gt; &lt;genre&gt;Casino&lt;/genre&gt; &lt;score&gt;3.8&lt;/score&gt; &lt;player&gt;1 Player&lt;/player&gt; &lt;story&gt;This game allows you to play in the Caesars Palace casino. You wander around the casino and play video poker, roulette, blackjack, the Big Six money wheel, or 3 types of slot machines. You bet and win chips and then exchange them for money whenever you like. The interaction is done via a cursor, everything is viewed from first-person perspective. You come to the casino in a taxi - will you be able to leave it in your own limousine?&lt;/story&gt; &lt;/game&gt;">
            <text:p>&lt;game name="Caesars Palace (USA) (Rev A)"&gt; &lt;year&gt;1991&lt;/year&gt; &lt;rating&gt;ESRB - E (Everyone)&lt;/rating&gt; &lt;title&gt;Caesars Palace &lt;/title&gt; &lt;pub&gt;Arcadia Systems, Inc.&lt;/pub&gt; &lt;dev&gt;Magnin &amp; Associates&lt;/dev&gt; &lt;genre&gt;Casino&lt;/genre&gt; &lt;score&gt;3.8&lt;/score&gt; &lt;player&gt;1 Player&lt;/player&gt; &lt;story&gt;This game allows you to play in the Caesars Palace casino. You wander around the casino and play video poker, roulette, blackjack, the Big Six money wheel, or 3 types of slot machines. You bet and win chips and then exchange them for money whenever you like. The interaction is done via a cursor, everything is viewed from first-person perspective. You come to the casino in a taxi - will you be able to leave it in your own limousine?&lt;/story&gt; &lt;/game&gt;</text:p>
          </table:table-cell>
        </table:table-row>
        <table:table-row table:style-name="ro1">
          <table:table-cell office:value-type="string">
            <text:p>Captain America and the Avengers (USA)</text:p>
          </table:table-cell>
          <table:table-cell office:value-type="float" office:value="1994">
            <text:p>1994</text:p>
          </table:table-cell>
          <table:table-cell office:value-type="string">
            <text:p>ESRB - E (Everyone)</text:p>
          </table:table-cell>
          <table:table-cell office:value-type="string">
            <text:p>Captain America and the Avengers </text:p>
          </table:table-cell>
          <table:table-cell office:value-type="string">
            <text:p>Mindscape Inc.</text:p>
          </table:table-cell>
          <table:table-cell office:value-type="string">
            <text:p>Data East Corporation</text:p>
          </table:table-cell>
          <table:table-cell office:value-type="string">
            <text:p>Action</text:p>
          </table:table-cell>
          <table:table-cell office:value-type="string">
            <text:p>3.1</text:p>
          </table:table-cell>
          <table:table-cell office:value-type="string">
            <text:p>1 Player</text:p>
          </table:table-cell>
          <table:table-cell office:value-type="string">
            <text:p>A conversion of the arcade game of the same name, Captain America and The Avengers is a one or two player (simultaneous) side-scrolling beat 'em up in which four Marvel Comics licensed heroes (Captain America, Iron Man, Hawkeye and Vision) take on the evil Red Skull (who "by assembling a team of super-villains seeks to conquer the world"). Isn't that always the way?</text:p>
          </table:table-cell>
          <table:table-cell table:formula="of:=CONCATENATE(&quot;&lt;game name=&quot;;CHAR(34);[.A93];CHAR(34);&quot;&gt; &lt;year&gt;&quot;;[.B93];&quot;&lt;/year&gt; &lt;rating&gt;&quot;;[.C93];&quot;&lt;/rating&gt; &lt;title&gt;&quot;;[.D93];&quot;&lt;/title&gt; &lt;pub&gt;&quot;;[.E93];&quot;&lt;/pub&gt; &lt;dev&gt;&quot;;[.F93];&quot;&lt;/dev&gt; &lt;genre&gt;&quot;;[.G93];&quot;&lt;/genre&gt; &lt;score&gt;&quot;;[.H93];&quot;&lt;/score&gt; &lt;player&gt;&quot;;[.I93];&quot;&lt;/player&gt; &lt;story&gt;&quot;;[.J93];&quot;&lt;/story&gt; &lt;/game&gt;&quot;)" office:value-type="string" office:string-value="&lt;game name=&quot;Captain America and the Avengers (USA)&quot;&gt; &lt;year&gt;1994&lt;/year&gt; &lt;rating&gt;ESRB - E (Everyone)&lt;/rating&gt; &lt;title&gt;Captain America and the Avengers &lt;/title&gt; &lt;pub&gt;Mindscape Inc.&lt;/pub&gt; &lt;dev&gt;Data East Corporation&lt;/dev&gt; &lt;genre&gt;Action&lt;/genre&gt; &lt;score&gt;3.1&lt;/score&gt; &lt;player&gt;1 Player&lt;/player&gt; &lt;story&gt;A conversion of the arcade game of the same name, Captain America and The Avengers is a one or two player (simultaneous) side-scrolling beat 'em up in which four Marvel Comics licensed heroes (Captain America, Iron Man, Hawkeye and Vision) take on the evil Red Skull (who &quot;by assembling a team of super-villains seeks to conquer the world&quot;). Isn't that always the way?&lt;/story&gt; &lt;/game&gt;">
            <text:p>&lt;game name="Captain America and the Avengers (USA)"&gt; &lt;year&gt;1994&lt;/year&gt; &lt;rating&gt;ESRB - E (Everyone)&lt;/rating&gt; &lt;title&gt;Captain America and the Avengers &lt;/title&gt; &lt;pub&gt;Mindscape Inc.&lt;/pub&gt; &lt;dev&gt;Data East Corporation&lt;/dev&gt; &lt;genre&gt;Action&lt;/genre&gt; &lt;score&gt;3.1&lt;/score&gt; &lt;player&gt;1 Player&lt;/player&gt; &lt;story&gt;A conversion of the arcade game of the same name, Captain America and The Avengers is a one or two player (simultaneous) side-scrolling beat 'em up in which four Marvel Comics licensed heroes (Captain America, Iron Man, Hawkeye and Vision) take on the evil Red Skull (who "by assembling a team of super-villains seeks to conquer the world"). Isn't that always the way?&lt;/story&gt; &lt;/game&gt;</text:p>
          </table:table-cell>
        </table:table-row>
        <table:table-row table:style-name="ro1">
          <table:table-cell office:value-type="string">
            <text:p>Casino FunPak (USA, Europe)</text:p>
          </table:table-cell>
          <table:table-cell office:value-type="float" office:value="1995">
            <text:p>1995</text:p>
          </table:table-cell>
          <table:table-cell office:value-type="string">
            <text:p>ESRB - E (Everyone)</text:p>
          </table:table-cell>
          <table:table-cell office:value-type="string">
            <text:p>Casino FunPak </text:p>
          </table:table-cell>
          <table:table-cell office:value-type="string">
            <text:p>Interplay Productions, Inc.</text:p>
          </table:table-cell>
          <table:table-cell office:value-type="string">
            <text:p>Beam Software Pty., Ltd.</text:p>
          </table:table-cell>
          <table:table-cell office:value-type="string">
            <text:p>Strategy</text:p>
          </table:table-cell>
          <table:table-cell office:value-type="string">
            <text:p>3.0</text:p>
          </table:table-cell>
          <table:table-cell office:value-type="string">
            <text:p>1 Player</text:p>
          </table:table-cell>
          <table:table-cell office:value-type="string">
            <text:p>In Casino FunPak, you walk around in a casino, partaking in a multitude of games and competing in tournaments to earn as much money as you can. You can play Roulette, Video Poker, Slot Machines, Blackjack and Craps. The tournament mode contains a large tour of the five games.</text:p>
          </table:table-cell>
          <table:table-cell table:formula="of:=CONCATENATE(&quot;&lt;game name=&quot;;CHAR(34);[.A94];CHAR(34);&quot;&gt; &lt;year&gt;&quot;;[.B94];&quot;&lt;/year&gt; &lt;rating&gt;&quot;;[.C94];&quot;&lt;/rating&gt; &lt;title&gt;&quot;;[.D94];&quot;&lt;/title&gt; &lt;pub&gt;&quot;;[.E94];&quot;&lt;/pub&gt; &lt;dev&gt;&quot;;[.F94];&quot;&lt;/dev&gt; &lt;genre&gt;&quot;;[.G94];&quot;&lt;/genre&gt; &lt;score&gt;&quot;;[.H94];&quot;&lt;/score&gt; &lt;player&gt;&quot;;[.I94];&quot;&lt;/player&gt; &lt;story&gt;&quot;;[.J94];&quot;&lt;/story&gt; &lt;/game&gt;&quot;)" office:value-type="string" office:string-value="&lt;game name=&quot;Casino FunPak (USA, Europe)&quot;&gt; &lt;year&gt;1995&lt;/year&gt; &lt;rating&gt;ESRB - E (Everyone)&lt;/rating&gt; &lt;title&gt;Casino FunPak &lt;/title&gt; &lt;pub&gt;Interplay Productions, Inc.&lt;/pub&gt; &lt;dev&gt;Beam Software Pty., Ltd.&lt;/dev&gt; &lt;genre&gt;Strategy&lt;/genre&gt; &lt;score&gt;3.0&lt;/score&gt; &lt;player&gt;1 Player&lt;/player&gt; &lt;story&gt;In Casino FunPak, you walk around in a casino, partaking in a multitude of games and competing in tournaments to earn as much money as you can. You can play Roulette, Video Poker, Slot Machines, Blackjack and Craps. The tournament mode contains a large tour of the five games.&lt;/story&gt; &lt;/game&gt;">
            <text:p>&lt;game name="Casino FunPak (USA, Europe)"&gt; &lt;year&gt;1995&lt;/year&gt; &lt;rating&gt;ESRB - E (Everyone)&lt;/rating&gt; &lt;title&gt;Casino FunPak &lt;/title&gt; &lt;pub&gt;Interplay Productions, Inc.&lt;/pub&gt; &lt;dev&gt;Beam Software Pty., Ltd.&lt;/dev&gt; &lt;genre&gt;Strategy&lt;/genre&gt; &lt;score&gt;3.0&lt;/score&gt; &lt;player&gt;1 Player&lt;/player&gt; &lt;story&gt;In Casino FunPak, you walk around in a casino, partaking in a multitude of games and competing in tournaments to earn as much money as you can. You can play Roulette, Video Poker, Slot Machines, Blackjack and Craps. The tournament mode contains a large tour of the five games.&lt;/story&gt; &lt;/game&gt;</text:p>
          </table:table-cell>
        </table:table-row>
        <table:table-row table:style-name="ro1">
          <table:table-cell office:value-type="string">
            <text:p>Casper (USA)</text:p>
          </table:table-cell>
          <table:table-cell office:value-type="float" office:value="1996">
            <text:p>1996</text:p>
          </table:table-cell>
          <table:table-cell office:value-type="string">
            <text:p>ESRB - E (Everyone)</text:p>
          </table:table-cell>
          <table:table-cell office:value-type="string">
            <text:p>Casper </text:p>
          </table:table-cell>
          <table:table-cell office:value-type="string">
            <text:p>Natsume, Inc.</text:p>
          </table:table-cell>
          <table:table-cell office:value-type="string">
            <text:p>Bonsai Entertainment, Inc.</text:p>
          </table:table-cell>
          <table:table-cell office:value-type="string">
            <text:p>Action</text:p>
          </table:table-cell>
          <table:table-cell office:value-type="string">
            <text:p>3.1</text:p>
          </table:table-cell>
          <table:table-cell office:value-type="string">
            <text:p>1 Player</text:p>
          </table:table-cell>
          <table:table-cell office:value-type="string">
            <text:p>Casper is a mini games collection based on the 1995 movie of the same name. Casper is a ghost with three evil uncles, who have turned the dad of Casper's human friend Kat into ectoplasm. The goal is to bring him back to the living. There are six different mini games: <text:s/>•Protect the Ooze: The player has to protect the Ooze containers stationed at the bottom of the screen. Casper's uncles come flying from the top of the screen and have to be shot with the crosshair before they can damage the containers. The game ends after a certain amount of time has passed. •Ooze Runner: There are four floors which can be reached by climbing ladders. On each floor is an Ooze container which needs to be collected. However, the uncles patrol the floors and their touch needs to be avoided. After enough Ooze has been collected, a flag appears on the top level which needs to be touched to end the level. This has to be accomplished within a time limit. •Return the Books: One of the uncles drops books from the top of the screen and the goal is to prevent them from falling on the floor. Casper can transform into a trampoline which is used to bounce the book to a collecting container on the left of the screen. Occasionally Ooze vials will appear which need to be collected in order to win the mini game. •Puzzles: Here the player has to construct a machine, e.g. one which automatically cooks breakfast, by switching a few items into the correct order. •The Up and At 'Em Machine: Casper has to push Kat, who is sitting in a mining cart, left and right in order to avoid chains and ghosts. •Casper Says: A simple Simon Says variant. <text:s text:c="2"/>In order to complete the game, the first four mini games have to completed three times with increasing difficulty, after which the fifth and sixth come into play. After completing those two, the player will face the last challenge: a final Ooze Runner game. </text:p>
          </table:table-cell>
          <table:table-cell table:formula="of:=CONCATENATE(&quot;&lt;game name=&quot;;CHAR(34);[.A95];CHAR(34);&quot;&gt; &lt;year&gt;&quot;;[.B95];&quot;&lt;/year&gt; &lt;rating&gt;&quot;;[.C95];&quot;&lt;/rating&gt; &lt;title&gt;&quot;;[.D95];&quot;&lt;/title&gt; &lt;pub&gt;&quot;;[.E95];&quot;&lt;/pub&gt; &lt;dev&gt;&quot;;[.F95];&quot;&lt;/dev&gt; &lt;genre&gt;&quot;;[.G95];&quot;&lt;/genre&gt; &lt;score&gt;&quot;;[.H95];&quot;&lt;/score&gt; &lt;player&gt;&quot;;[.I95];&quot;&lt;/player&gt; &lt;story&gt;&quot;;[.J95];&quot;&lt;/story&gt; &lt;/game&gt;&quot;)" office:value-type="string" office:string-value="&lt;game name=&quot;Casper (USA)&quot;&gt; &lt;year&gt;1996&lt;/year&gt; &lt;rating&gt;ESRB - E (Everyone)&lt;/rating&gt; &lt;title&gt;Casper &lt;/title&gt; &lt;pub&gt;Natsume, Inc.&lt;/pub&gt; &lt;dev&gt;Bonsai Entertainment, Inc.&lt;/dev&gt; &lt;genre&gt;Action&lt;/genre&gt; &lt;score&gt;3.1&lt;/score&gt; &lt;player&gt;1 Player&lt;/player&gt; &lt;story&gt;Casper is a mini games collection based on the 1995 movie of the same name. Casper is a ghost with three evil uncles, who have turned the dad of Casper's human friend Kat into ectoplasm. The goal is to bring him back to the living. There are six different mini games:  •Protect the Ooze: The player has to protect the Ooze containers stationed at the bottom of the screen. Casper's uncles come flying from the top of the screen and have to be shot with the crosshair before they can damage the containers. The game ends after a certain amount of time has passed. •Ooze Runner: There are four floors which can be reached by climbing ladders. On each floor is an Ooze container which needs to be collected. However, the uncles patrol the floors and their touch needs to be avoided. After enough Ooze has been collected, a flag appears on the top level which needs to be touched to end the level. This has to be accomplished within a time limit. •Return the Books: One of the uncles drops books from the top of the screen and the goal is to prevent them from falling on the floor. Casper can transform into a trampoline which is used to bounce the book to a collecting container on the left of the screen. Occasionally Ooze vials will appear which need to be collected in order to win the mini game. •Puzzles: Here the player has to construct a machine, e.g. one which automatically cooks breakfast, by switching a few items into the correct order. •The Up and At 'Em Machine: Casper has to push Kat, who is sitting in a mining cart, left and right in order to avoid chains and ghosts. •Casper Says: A simple Simon Says variant.   In order to complete the game, the first four mini games have to completed three times with increasing difficulty, after which the fifth and sixth come into play. After completing those two, the player will face the last challenge: a final Ooze Runner game. &lt;/story&gt; &lt;/game&gt;">
            <text:p>&lt;game name="Casper (USA)"&gt; &lt;year&gt;1996&lt;/year&gt; &lt;rating&gt;ESRB - E (Everyone)&lt;/rating&gt; &lt;title&gt;Casper &lt;/title&gt; &lt;pub&gt;Natsume, Inc.&lt;/pub&gt; &lt;dev&gt;Bonsai Entertainment, Inc.&lt;/dev&gt; &lt;genre&gt;Action&lt;/genre&gt; &lt;score&gt;3.1&lt;/score&gt; &lt;player&gt;1 Player&lt;/player&gt; &lt;story&gt;Casper is a mini games collection based on the 1995 movie of the same name. Casper is a ghost with three evil uncles, who have turned the dad of Casper's human friend Kat into ectoplasm. The goal is to bring him back to the living. There are six different mini games: <text:s/>•Protect the Ooze: The player has to protect the Ooze containers stationed at the bottom of the screen. Casper's uncles come flying from the top of the screen and have to be shot with the crosshair before they can damage the containers. The game ends after a certain amount of time has passed. •Ooze Runner: There are four floors which can be reached by climbing ladders. On each floor is an Ooze container which needs to be collected. However, the uncles patrol the floors and their touch needs to be avoided. After enough Ooze has been collected, a flag appears on the top level which needs to be touched to end the level. This has to be accomplished within a time limit. •Return the Books: One of the uncles drops books from the top of the screen and the goal is to prevent them from falling on the floor. Casper can transform into a trampoline which is used to bounce the book to a collecting container on the left of the screen. Occasionally Ooze vials will appear which need to be collected in order to win the mini game. •Puzzles: Here the player has to construct a machine, e.g. one which automatically cooks breakfast, by switching a few items into the correct order. •The Up and At 'Em Machine: Casper has to push Kat, who is sitting in a mining cart, left and right in order to avoid chains and ghosts. •Casper Says: A simple Simon Says variant. <text:s text:c="2"/>In order to complete the game, the first four mini games have to completed three times with increasing difficulty, after which the fifth and sixth come into play. After completing those two, the player will face the last challenge: a final Ooze Runner game. &lt;/story&gt; &lt;/game&gt;</text:p>
          </table:table-cell>
        </table:table-row>
        <table:table-row table:style-name="ro1">
          <table:table-cell office:value-type="string">
            <text:p>Castelian (USA)</text:p>
          </table:table-cell>
          <table:table-cell office:value-type="float" office:value="1991">
            <text:p>1991</text:p>
          </table:table-cell>
          <table:table-cell office:value-type="string">
            <text:p>ESRB - E (Everyone)</text:p>
          </table:table-cell>
          <table:table-cell office:value-type="string">
            <text:p>Castelian </text:p>
          </table:table-cell>
          <table:table-cell office:value-type="string">
            <text:p>Triffix</text:p>
          </table:table-cell>
          <table:table-cell office:value-type="string">
            <text:p>Bits Studios</text:p>
          </table:table-cell>
          <table:table-cell office:value-type="string">
            <text:p>Puzzle</text:p>
          </table:table-cell>
          <table:table-cell office:value-type="string">
            <text:p>2.8</text:p>
          </table:table-cell>
          <table:table-cell office:value-type="string">
            <text:p>1 Player</text:p>
          </table:table-cell>
          <table:table-cell office:value-type="string">
            <text:p>You play a small green guy who needs to blow up eight towers, because their presence is somehow poisoning the water of planets which could potentially be ideal colonies. Unfortunately you need to get to the top of these towers to blow them up. You make your way up to the top of the tower via walkways around the outside of the towers. You need to jump over, kick, and run from various enemies in your journey to the top. Most vertical movement is achieved by jumping onto moving ledges at the right moment. The game was considered revolutionary in its time for its graphic technique. As the main character walked around the outside of the tower, the character was fixed in the middle of the screen while the tower itself rotated. This gave it a pseudo-3D effect. <text:s/>Towers are linked together via a voyage through the sea in your trusty MK.7 submarine. This plays out as a side-scrolling collect-'em-up in which bonus points can be obtained.</text:p>
          </table:table-cell>
          <table:table-cell table:formula="of:=CONCATENATE(&quot;&lt;game name=&quot;;CHAR(34);[.A96];CHAR(34);&quot;&gt; &lt;year&gt;&quot;;[.B96];&quot;&lt;/year&gt; &lt;rating&gt;&quot;;[.C96];&quot;&lt;/rating&gt; &lt;title&gt;&quot;;[.D96];&quot;&lt;/title&gt; &lt;pub&gt;&quot;;[.E96];&quot;&lt;/pub&gt; &lt;dev&gt;&quot;;[.F96];&quot;&lt;/dev&gt; &lt;genre&gt;&quot;;[.G96];&quot;&lt;/genre&gt; &lt;score&gt;&quot;;[.H96];&quot;&lt;/score&gt; &lt;player&gt;&quot;;[.I96];&quot;&lt;/player&gt; &lt;story&gt;&quot;;[.J96];&quot;&lt;/story&gt; &lt;/game&gt;&quot;)" office:value-type="string" office:string-value="&lt;game name=&quot;Castelian (USA)&quot;&gt; &lt;year&gt;1991&lt;/year&gt; &lt;rating&gt;ESRB - E (Everyone)&lt;/rating&gt; &lt;title&gt;Castelian &lt;/title&gt; &lt;pub&gt;Triffix&lt;/pub&gt; &lt;dev&gt;Bits Studios&lt;/dev&gt; &lt;genre&gt;Puzzle&lt;/genre&gt; &lt;score&gt;2.8&lt;/score&gt; &lt;player&gt;1 Player&lt;/player&gt; &lt;story&gt;You play a small green guy who needs to blow up eight towers, because their presence is somehow poisoning the water of planets which could potentially be ideal colonies. Unfortunately you need to get to the top of these towers to blow them up. You make your way up to the top of the tower via walkways around the outside of the towers. You need to jump over, kick, and run from various enemies in your journey to the top. Most vertical movement is achieved by jumping onto moving ledges at the right moment. The game was considered revolutionary in its time for its graphic technique. As the main character walked around the outside of the tower, the character was fixed in the middle of the screen while the tower itself rotated. This gave it a pseudo-3D effect.  Towers are linked together via a voyage through the sea in your trusty MK.7 submarine. This plays out as a side-scrolling collect-'em-up in which bonus points can be obtained.&lt;/story&gt; &lt;/game&gt;">
            <text:p>&lt;game name="Castelian (USA)"&gt; &lt;year&gt;1991&lt;/year&gt; &lt;rating&gt;ESRB - E (Everyone)&lt;/rating&gt; &lt;title&gt;Castelian &lt;/title&gt; &lt;pub&gt;Triffix&lt;/pub&gt; &lt;dev&gt;Bits Studios&lt;/dev&gt; &lt;genre&gt;Puzzle&lt;/genre&gt; &lt;score&gt;2.8&lt;/score&gt; &lt;player&gt;1 Player&lt;/player&gt; &lt;story&gt;You play a small green guy who needs to blow up eight towers, because their presence is somehow poisoning the water of planets which could potentially be ideal colonies. Unfortunately you need to get to the top of these towers to blow them up. You make your way up to the top of the tower via walkways around the outside of the towers. You need to jump over, kick, and run from various enemies in your journey to the top. Most vertical movement is achieved by jumping onto moving ledges at the right moment. The game was considered revolutionary in its time for its graphic technique. As the main character walked around the outside of the tower, the character was fixed in the middle of the screen while the tower itself rotated. This gave it a pseudo-3D effect. <text:s/>Towers are linked together via a voyage through the sea in your trusty MK.7 submarine. This plays out as a side-scrolling collect-'em-up in which bonus points can be obtained.&lt;/story&gt; &lt;/game&gt;</text:p>
          </table:table-cell>
        </table:table-row>
        <table:table-row table:style-name="ro1">
          <table:table-cell office:value-type="string">
            <text:p>Castle Quest (Europe)</text:p>
          </table:table-cell>
          <table:table-cell office:value-type="float" office:value="1993">
            <text:p>1993</text:p>
          </table:table-cell>
          <table:table-cell office:value-type="string">
            <text:p>ESRB - E (Everyone)</text:p>
          </table:table-cell>
          <table:table-cell office:value-type="string">
            <text:p>Castle Quest </text:p>
          </table:table-cell>
          <table:table-cell table:number-columns-repeated="2" office:value-type="string">
            <text:p>Hudson Soft Company, Ltd.</text:p>
          </table:table-cell>
          <table:table-cell office:value-type="string">
            <text:p>Strategy</text:p>
          </table:table-cell>
          <table:table-cell office:value-type="string">
            <text:p>2.4</text:p>
          </table:table-cell>
          <table:table-cell office:value-type="string">
            <text:p>1 Player</text:p>
          </table:table-cell>
          <table:table-cell office:value-type="string">
            <text:p>Castle Quest is board strategy game mixed with magic battle confrontations. The game is like a chess clone with fantasy creatures that fight with playing cards. The player's goal is to topple the opponents king. A player controls a small army (with units like orcman, karate man, warrior etc) on a small chess board. If two pieces meet on the same square, they fight on special screen with a playing-card roulette. Depending on the cards that each unit gets they will do damage to an opponent. Different units have different health points and also different cards, for example, some units have more propensity to getting the instantly killing joker card. Some units are able to cast attack or defense spells. When these pieces move to an empty square on the map a spell window will open. Each spell can either damage surrounding squares or heal/revive surrounding units. </text:p>
          </table:table-cell>
          <table:table-cell table:formula="of:=CONCATENATE(&quot;&lt;game name=&quot;;CHAR(34);[.A97];CHAR(34);&quot;&gt; &lt;year&gt;&quot;;[.B97];&quot;&lt;/year&gt; &lt;rating&gt;&quot;;[.C97];&quot;&lt;/rating&gt; &lt;title&gt;&quot;;[.D97];&quot;&lt;/title&gt; &lt;pub&gt;&quot;;[.E97];&quot;&lt;/pub&gt; &lt;dev&gt;&quot;;[.F97];&quot;&lt;/dev&gt; &lt;genre&gt;&quot;;[.G97];&quot;&lt;/genre&gt; &lt;score&gt;&quot;;[.H97];&quot;&lt;/score&gt; &lt;player&gt;&quot;;[.I97];&quot;&lt;/player&gt; &lt;story&gt;&quot;;[.J97];&quot;&lt;/story&gt; &lt;/game&gt;&quot;)" office:value-type="string" office:string-value="&lt;game name=&quot;Castle Quest (Europe)&quot;&gt; &lt;year&gt;1993&lt;/year&gt; &lt;rating&gt;ESRB - E (Everyone)&lt;/rating&gt; &lt;title&gt;Castle Quest &lt;/title&gt; &lt;pub&gt;Hudson Soft Company, Ltd.&lt;/pub&gt; &lt;dev&gt;Hudson Soft Company, Ltd.&lt;/dev&gt; &lt;genre&gt;Strategy&lt;/genre&gt; &lt;score&gt;2.4&lt;/score&gt; &lt;player&gt;1 Player&lt;/player&gt; &lt;story&gt;Castle Quest is board strategy game mixed with magic battle confrontations. The game is like a chess clone with fantasy creatures that fight with playing cards. The player's goal is to topple the opponents king. A player controls a small army (with units like orcman, karate man, warrior etc) on a small chess board. If two pieces meet on the same square, they fight on special screen with a playing-card roulette. Depending on the cards that each unit gets they will do damage to an opponent. Different units have different health points and also different cards, for example, some units have more propensity to getting the instantly killing joker card. Some units are able to cast attack or defense spells. When these pieces move to an empty square on the map a spell window will open. Each spell can either damage surrounding squares or heal/revive surrounding units. &lt;/story&gt; &lt;/game&gt;">
            <text:p>&lt;game name="Castle Quest (Europe)"&gt; &lt;year&gt;1993&lt;/year&gt; &lt;rating&gt;ESRB - E (Everyone)&lt;/rating&gt; &lt;title&gt;Castle Quest &lt;/title&gt; &lt;pub&gt;Hudson Soft Company, Ltd.&lt;/pub&gt; &lt;dev&gt;Hudson Soft Company, Ltd.&lt;/dev&gt; &lt;genre&gt;Strategy&lt;/genre&gt; &lt;score&gt;2.4&lt;/score&gt; &lt;player&gt;1 Player&lt;/player&gt; &lt;story&gt;Castle Quest is board strategy game mixed with magic battle confrontations. The game is like a chess clone with fantasy creatures that fight with playing cards. The player's goal is to topple the opponents king. A player controls a small army (with units like orcman, karate man, warrior etc) on a small chess board. If two pieces meet on the same square, they fight on special screen with a playing-card roulette. Depending on the cards that each unit gets they will do damage to an opponent. Different units have different health points and also different cards, for example, some units have more propensity to getting the instantly killing joker card. Some units are able to cast attack or defense spells. When these pieces move to an empty square on the map a spell window will open. Each spell can either damage surrounding squares or heal/revive surrounding units. &lt;/story&gt; &lt;/game&gt;</text:p>
          </table:table-cell>
        </table:table-row>
        <table:table-row table:style-name="ro1">
          <table:table-cell office:value-type="string">
            <text:p>Castlevania - The Adventure (USA)</text:p>
          </table:table-cell>
          <table:table-cell office:value-type="float" office:value="1989">
            <text:p>1989</text:p>
          </table:table-cell>
          <table:table-cell office:value-type="string">
            <text:p>ESRB - E (Everyone)</text:p>
          </table:table-cell>
          <table:table-cell office:value-type="string">
            <text:p>Castlevania - The Adventure </text:p>
          </table:table-cell>
          <table:table-cell table:number-columns-repeated="2" office:value-type="string">
            <text:p>Konami Industry Co. Ltd.</text:p>
          </table:table-cell>
          <table:table-cell office:value-type="string">
            <text:p>Platform</text:p>
          </table:table-cell>
          <table:table-cell office:value-type="string">
            <text:p>3.6</text:p>
          </table:table-cell>
          <table:table-cell office:value-type="string">
            <text:p>1 Player</text:p>
          </table:table-cell>
          <table:table-cell office:value-type="string">
            <text:p>The Count has risen again desiring revenge even more than blood. <text:s/>There are four levels of dungeons, chambers and crypts. <text:s/>At the end of each there is a Primary Evil who is waiting. <text:s/>Your sole weapon is the Mystic Whip which you can use on enemies or candles to unleash hearts, crystals and crosses of gold.</text:p>
          </table:table-cell>
          <table:table-cell table:formula="of:=CONCATENATE(&quot;&lt;game name=&quot;;CHAR(34);[.A98];CHAR(34);&quot;&gt; &lt;year&gt;&quot;;[.B98];&quot;&lt;/year&gt; &lt;rating&gt;&quot;;[.C98];&quot;&lt;/rating&gt; &lt;title&gt;&quot;;[.D98];&quot;&lt;/title&gt; &lt;pub&gt;&quot;;[.E98];&quot;&lt;/pub&gt; &lt;dev&gt;&quot;;[.F98];&quot;&lt;/dev&gt; &lt;genre&gt;&quot;;[.G98];&quot;&lt;/genre&gt; &lt;score&gt;&quot;;[.H98];&quot;&lt;/score&gt; &lt;player&gt;&quot;;[.I98];&quot;&lt;/player&gt; &lt;story&gt;&quot;;[.J98];&quot;&lt;/story&gt; &lt;/game&gt;&quot;)" office:value-type="string" office:string-value="&lt;game name=&quot;Castlevania - The Adventure (USA)&quot;&gt; &lt;year&gt;1989&lt;/year&gt; &lt;rating&gt;ESRB - E (Everyone)&lt;/rating&gt; &lt;title&gt;Castlevania - The Adventure &lt;/title&gt; &lt;pub&gt;Konami Industry Co. Ltd.&lt;/pub&gt; &lt;dev&gt;Konami Industry Co. Ltd.&lt;/dev&gt; &lt;genre&gt;Platform&lt;/genre&gt; &lt;score&gt;3.6&lt;/score&gt; &lt;player&gt;1 Player&lt;/player&gt; &lt;story&gt;The Count has risen again desiring revenge even more than blood.  There are four levels of dungeons, chambers and crypts.  At the end of each there is a Primary Evil who is waiting.  Your sole weapon is the Mystic Whip which you can use on enemies or candles to unleash hearts, crystals and crosses of gold.&lt;/story&gt; &lt;/game&gt;">
            <text:p>&lt;game name="Castlevania - The Adventure (USA)"&gt; &lt;year&gt;1989&lt;/year&gt; &lt;rating&gt;ESRB - E (Everyone)&lt;/rating&gt; &lt;title&gt;Castlevania - The Adventure &lt;/title&gt; &lt;pub&gt;Konami Industry Co. Ltd.&lt;/pub&gt; &lt;dev&gt;Konami Industry Co. Ltd.&lt;/dev&gt; &lt;genre&gt;Platform&lt;/genre&gt; &lt;score&gt;3.6&lt;/score&gt; &lt;player&gt;1 Player&lt;/player&gt; &lt;story&gt;The Count has risen again desiring revenge even more than blood. <text:s/>There are four levels of dungeons, chambers and crypts. <text:s/>At the end of each there is a Primary Evil who is waiting. <text:s/>Your sole weapon is the Mystic Whip which you can use on enemies or candles to unleash hearts, crystals and crosses of gold.&lt;/story&gt; &lt;/game&gt;</text:p>
          </table:table-cell>
        </table:table-row>
        <table:table-row table:style-name="ro1">
          <table:table-cell office:value-type="string">
            <text:p>Castlevania II - Belmont's Revenge (USA, Europe)</text:p>
          </table:table-cell>
          <table:table-cell office:value-type="float" office:value="1991">
            <text:p>1991</text:p>
          </table:table-cell>
          <table:table-cell office:value-type="string">
            <text:p>ESRB - E (Everyone)</text:p>
          </table:table-cell>
          <table:table-cell office:value-type="string">
            <text:p>Castlevania II - Belmont's Revenge </text:p>
          </table:table-cell>
          <table:table-cell table:number-columns-repeated="2" office:value-type="string">
            <text:p>Konami Co., Ltd.</text:p>
          </table:table-cell>
          <table:table-cell office:value-type="string">
            <text:p>Platform</text:p>
          </table:table-cell>
          <table:table-cell office:value-type="string">
            <text:p>3.6</text:p>
          </table:table-cell>
          <table:table-cell office:value-type="string">
            <text:p>1 Player</text:p>
          </table:table-cell>
          <table:table-cell office:value-type="string">
            <text:p>The curse of the Belmont family has struck again in the second Castlevania adventure for the Game Boy. <text:s/>This game takes place 15 years after the first monochrome adventure. <text:s/>Christopher's son has disappeared, and 4 mysterious castles have risen out of the fog. <text:s/>He must travel to each castle and conquer the demons he finds there in order to rescue his son. Perhaps Dracula is not as dead as we thought.</text:p>
          </table:table-cell>
          <table:table-cell table:formula="of:=CONCATENATE(&quot;&lt;game name=&quot;;CHAR(34);[.A99];CHAR(34);&quot;&gt; &lt;year&gt;&quot;;[.B99];&quot;&lt;/year&gt; &lt;rating&gt;&quot;;[.C99];&quot;&lt;/rating&gt; &lt;title&gt;&quot;;[.D99];&quot;&lt;/title&gt; &lt;pub&gt;&quot;;[.E99];&quot;&lt;/pub&gt; &lt;dev&gt;&quot;;[.F99];&quot;&lt;/dev&gt; &lt;genre&gt;&quot;;[.G99];&quot;&lt;/genre&gt; &lt;score&gt;&quot;;[.H99];&quot;&lt;/score&gt; &lt;player&gt;&quot;;[.I99];&quot;&lt;/player&gt; &lt;story&gt;&quot;;[.J99];&quot;&lt;/story&gt; &lt;/game&gt;&quot;)" office:value-type="string" office:string-value="&lt;game name=&quot;Castlevania II - Belmont's Revenge (USA, Europe)&quot;&gt; &lt;year&gt;1991&lt;/year&gt; &lt;rating&gt;ESRB - E (Everyone)&lt;/rating&gt; &lt;title&gt;Castlevania II - Belmont's Revenge &lt;/title&gt; &lt;pub&gt;Konami Co., Ltd.&lt;/pub&gt; &lt;dev&gt;Konami Co., Ltd.&lt;/dev&gt; &lt;genre&gt;Platform&lt;/genre&gt; &lt;score&gt;3.6&lt;/score&gt; &lt;player&gt;1 Player&lt;/player&gt; &lt;story&gt;The curse of the Belmont family has struck again in the second Castlevania adventure for the Game Boy.  This game takes place 15 years after the first monochrome adventure.  Christopher's son has disappeared, and 4 mysterious castles have risen out of the fog.  He must travel to each castle and conquer the demons he finds there in order to rescue his son. Perhaps Dracula is not as dead as we thought.&lt;/story&gt; &lt;/game&gt;">
            <text:p>&lt;game name="Castlevania II - Belmont's Revenge (USA, Europe)"&gt; &lt;year&gt;1991&lt;/year&gt; &lt;rating&gt;ESRB - E (Everyone)&lt;/rating&gt; &lt;title&gt;Castlevania II - Belmont's Revenge &lt;/title&gt; &lt;pub&gt;Konami Co., Ltd.&lt;/pub&gt; &lt;dev&gt;Konami Co., Ltd.&lt;/dev&gt; &lt;genre&gt;Platform&lt;/genre&gt; &lt;score&gt;3.6&lt;/score&gt; &lt;player&gt;1 Player&lt;/player&gt; &lt;story&gt;The curse of the Belmont family has struck again in the second Castlevania adventure for the Game Boy. <text:s/>This game takes place 15 years after the first monochrome adventure. <text:s/>Christopher's son has disappeared, and 4 mysterious castles have risen out of the fog. <text:s/>He must travel to each castle and conquer the demons he finds there in order to rescue his son. Perhaps Dracula is not as dead as we thought.&lt;/story&gt; &lt;/game&gt;</text:p>
          </table:table-cell>
        </table:table-row>
        <table:table-row table:style-name="ro1">
          <table:table-cell office:value-type="string">
            <text:p>Castlevania Legends (USA, Europe)</text:p>
          </table:table-cell>
          <table:table-cell office:value-type="float" office:value="1998">
            <text:p>1998</text:p>
          </table:table-cell>
          <table:table-cell office:value-type="string">
            <text:p>ESRB - E (Everyone)</text:p>
          </table:table-cell>
          <table:table-cell office:value-type="string">
            <text:p>Castlevania Legends </text:p>
          </table:table-cell>
          <table:table-cell office:value-type="string">
            <text:p>Konami Co., Ltd.</text:p>
          </table:table-cell>
          <table:table-cell office:value-type="string">
            <text:p>Konami Computer Entertainment Nagoya Co., Ltd.</text:p>
          </table:table-cell>
          <table:table-cell office:value-type="string">
            <text:p>Platform</text:p>
          </table:table-cell>
          <table:table-cell office:value-type="string">
            <text:p>3.2</text:p>
          </table:table-cell>
          <table:table-cell office:value-type="string">
            <text:p>1 Player</text:p>
          </table:table-cell>
          <table:table-cell office:value-type="string">
            <text:p>Take a journey to the very beginning...to when Dracula first rose up to terrorize the good people of Transylvania. None dared challenge him, and the people of the country lived in fear and terror. Until a young girl rose up and decided to take matters into her own hands.****That young girl was Sonia Belmont, the first in the line of the legendary Belmont clan. And now, her fate lies in your hands.</text:p>
          </table:table-cell>
          <table:table-cell table:formula="of:=CONCATENATE(&quot;&lt;game name=&quot;;CHAR(34);[.A100];CHAR(34);&quot;&gt; &lt;year&gt;&quot;;[.B100];&quot;&lt;/year&gt; &lt;rating&gt;&quot;;[.C100];&quot;&lt;/rating&gt; &lt;title&gt;&quot;;[.D100];&quot;&lt;/title&gt; &lt;pub&gt;&quot;;[.E100];&quot;&lt;/pub&gt; &lt;dev&gt;&quot;;[.F100];&quot;&lt;/dev&gt; &lt;genre&gt;&quot;;[.G100];&quot;&lt;/genre&gt; &lt;score&gt;&quot;;[.H100];&quot;&lt;/score&gt; &lt;player&gt;&quot;;[.I100];&quot;&lt;/player&gt; &lt;story&gt;&quot;;[.J100];&quot;&lt;/story&gt; &lt;/game&gt;&quot;)" office:value-type="string" office:string-value="&lt;game name=&quot;Castlevania Legends (USA, Europe)&quot;&gt; &lt;year&gt;1998&lt;/year&gt; &lt;rating&gt;ESRB - E (Everyone)&lt;/rating&gt; &lt;title&gt;Castlevania Legends &lt;/title&gt; &lt;pub&gt;Konami Co., Ltd.&lt;/pub&gt; &lt;dev&gt;Konami Computer Entertainment Nagoya Co., Ltd.&lt;/dev&gt; &lt;genre&gt;Platform&lt;/genre&gt; &lt;score&gt;3.2&lt;/score&gt; &lt;player&gt;1 Player&lt;/player&gt; &lt;story&gt;Take a journey to the very beginning...to when Dracula first rose up to terrorize the good people of Transylvania. None dared challenge him, and the people of the country lived in fear and terror. Until a young girl rose up and decided to take matters into her own hands.****That young girl was Sonia Belmont, the first in the line of the legendary Belmont clan. And now, her fate lies in your hands.&lt;/story&gt; &lt;/game&gt;">
            <text:p>&lt;game name="Castlevania Legends (USA, Europe)"&gt; &lt;year&gt;1998&lt;/year&gt; &lt;rating&gt;ESRB - E (Everyone)&lt;/rating&gt; &lt;title&gt;Castlevania Legends &lt;/title&gt; &lt;pub&gt;Konami Co., Ltd.&lt;/pub&gt; &lt;dev&gt;Konami Computer Entertainment Nagoya Co., Ltd.&lt;/dev&gt; &lt;genre&gt;Platform&lt;/genre&gt; &lt;score&gt;3.2&lt;/score&gt; &lt;player&gt;1 Player&lt;/player&gt; &lt;story&gt;Take a journey to the very beginning...to when Dracula first rose up to terrorize the good people of Transylvania. None dared challenge him, and the people of the country lived in fear and terror. Until a young girl rose up and decided to take matters into her own hands.****That young girl was Sonia Belmont, the first in the line of the legendary Belmont clan. And now, her fate lies in your hands.&lt;/story&gt; &lt;/game&gt;</text:p>
          </table:table-cell>
        </table:table-row>
        <table:table-row table:style-name="ro1">
          <table:table-cell office:value-type="string">
            <text:p>Catrap (USA)</text:p>
          </table:table-cell>
          <table:table-cell office:value-type="float" office:value="1990">
            <text:p>1990</text:p>
          </table:table-cell>
          <table:table-cell office:value-type="string">
            <text:p>ESRB - E (Everyone)</text:p>
          </table:table-cell>
          <table:table-cell office:value-type="string">
            <text:p>Catrap </text:p>
          </table:table-cell>
          <table:table-cell office:value-type="string">
            <text:p>Asmik Ace Entertainment, Inc</text:p>
          </table:table-cell>
          <table:table-cell office:value-type="string">
            <text:p>ASK Kodansha Co., Ltd.</text:p>
          </table:table-cell>
          <table:table-cell office:value-type="string">
            <text:p>Puzzle</text:p>
          </table:table-cell>
          <table:table-cell office:value-type="string">
            <text:p>2.9</text:p>
          </table:table-cell>
          <table:table-cell office:value-type="string">
            <text:p>1 Player</text:p>
          </table:table-cell>
          <table:table-cell office:value-type="string">
            <text:p>Catrap is a single screen puzzle game with 100 rounds. You and your sister (or girlfriend?) have somehow been turned into cat-humans and you're are trapped in a castle full of baddies. The gameplay is best described as a mix between Boulder Dash and Soko-Ban.****The goal is to clear each screen of bad guys, in 100 increasingly difficult rounds. You can punch a bad guy by walking onto it from the left or right. You can't attack from above or below, but you can stand on top of a monster, or underneath a monster. Other elements to make the game more interesting are loose ground which you can stand on or dig through, ladders to climb and boulders you can push around.****You can choose to play each round as a boy or a girl, but this doesn't affect gameplay, only the background music. In some rounds, both the boy and the girl are present at the same time. You can then switch between them with select-button, using both of them in clever ways to solve the rounds. During the game, you can rewind to undo certain moves. You can play the rounds in any order, so you can skip to more difficult ones and solve them at a later time. There is a round editor to create your own puzzles, but these self made rounds can't be saved.</text:p>
          </table:table-cell>
          <table:table-cell table:formula="of:=CONCATENATE(&quot;&lt;game name=&quot;;CHAR(34);[.A101];CHAR(34);&quot;&gt; &lt;year&gt;&quot;;[.B101];&quot;&lt;/year&gt; &lt;rating&gt;&quot;;[.C101];&quot;&lt;/rating&gt; &lt;title&gt;&quot;;[.D101];&quot;&lt;/title&gt; &lt;pub&gt;&quot;;[.E101];&quot;&lt;/pub&gt; &lt;dev&gt;&quot;;[.F101];&quot;&lt;/dev&gt; &lt;genre&gt;&quot;;[.G101];&quot;&lt;/genre&gt; &lt;score&gt;&quot;;[.H101];&quot;&lt;/score&gt; &lt;player&gt;&quot;;[.I101];&quot;&lt;/player&gt; &lt;story&gt;&quot;;[.J101];&quot;&lt;/story&gt; &lt;/game&gt;&quot;)" office:value-type="string" office:string-value="&lt;game name=&quot;Catrap (USA)&quot;&gt; &lt;year&gt;1990&lt;/year&gt; &lt;rating&gt;ESRB - E (Everyone)&lt;/rating&gt; &lt;title&gt;Catrap &lt;/title&gt; &lt;pub&gt;Asmik Ace Entertainment, Inc&lt;/pub&gt; &lt;dev&gt;ASK Kodansha Co., Ltd.&lt;/dev&gt; &lt;genre&gt;Puzzle&lt;/genre&gt; &lt;score&gt;2.9&lt;/score&gt; &lt;player&gt;1 Player&lt;/player&gt; &lt;story&gt;Catrap is a single screen puzzle game with 100 rounds. You and your sister (or girlfriend?) have somehow been turned into cat-humans and you're are trapped in a castle full of baddies. The gameplay is best described as a mix between Boulder Dash and Soko-Ban.****The goal is to clear each screen of bad guys, in 100 increasingly difficult rounds. You can punch a bad guy by walking onto it from the left or right. You can't attack from above or below, but you can stand on top of a monster, or underneath a monster. Other elements to make the game more interesting are loose ground which you can stand on or dig through, ladders to climb and boulders you can push around.****You can choose to play each round as a boy or a girl, but this doesn't affect gameplay, only the background music. In some rounds, both the boy and the girl are present at the same time. You can then switch between them with select-button, using both of them in clever ways to solve the rounds. During the game, you can rewind to undo certain moves. You can play the rounds in any order, so you can skip to more difficult ones and solve them at a later time. There is a round editor to create your own puzzles, but these self made rounds can't be saved.&lt;/story&gt; &lt;/game&gt;">
            <text:p>&lt;game name="Catrap (USA)"&gt; &lt;year&gt;1990&lt;/year&gt; &lt;rating&gt;ESRB - E (Everyone)&lt;/rating&gt; &lt;title&gt;Catrap &lt;/title&gt; &lt;pub&gt;Asmik Ace Entertainment, Inc&lt;/pub&gt; &lt;dev&gt;ASK Kodansha Co., Ltd.&lt;/dev&gt; &lt;genre&gt;Puzzle&lt;/genre&gt; &lt;score&gt;2.9&lt;/score&gt; &lt;player&gt;1 Player&lt;/player&gt; &lt;story&gt;Catrap is a single screen puzzle game with 100 rounds. You and your sister (or girlfriend?) have somehow been turned into cat-humans and you're are trapped in a castle full of baddies. The gameplay is best described as a mix between Boulder Dash and Soko-Ban.****The goal is to clear each screen of bad guys, in 100 increasingly difficult rounds. You can punch a bad guy by walking onto it from the left or right. You can't attack from above or below, but you can stand on top of a monster, or underneath a monster. Other elements to make the game more interesting are loose ground which you can stand on or dig through, ladders to climb and boulders you can push around.****You can choose to play each round as a boy or a girl, but this doesn't affect gameplay, only the background music. In some rounds, both the boy and the girl are present at the same time. You can then switch between them with select-button, using both of them in clever ways to solve the rounds. During the game, you can rewind to undo certain moves. You can play the rounds in any order, so you can skip to more difficult ones and solve them at a later time. There is a round editor to create your own puzzles, but these self made rounds can't be saved.&lt;/story&gt; &lt;/game&gt;</text:p>
          </table:table-cell>
        </table:table-row>
        <table:table-row table:style-name="ro1">
          <table:table-cell office:value-type="string">
            <text:p>Centipede (USA, Europe)</text:p>
          </table:table-cell>
          <table:table-cell office:value-type="float" office:value="1992">
            <text:p>1992</text:p>
          </table:table-cell>
          <table:table-cell office:value-type="string">
            <text:p>ESRB - E (Everyone)</text:p>
          </table:table-cell>
          <table:table-cell office:value-type="string">
            <text:p>Centipede </text:p>
          </table:table-cell>
          <table:table-cell office:value-type="string">
            <text:p>Accolade, Inc.</text:p>
          </table:table-cell>
          <table:table-cell office:value-type="string">
            <text:p>Atari, Inc.</text:p>
          </table:table-cell>
          <table:table-cell office:value-type="string">
            <text:p>Shooter</text:p>
          </table:table-cell>
          <table:table-cell office:value-type="string">
            <text:p>4.7</text:p>
          </table:table-cell>
          <table:table-cell office:value-type="string">
            <text:p>1-2 Players</text:p>
          </table:table-cell>
          <table:table-cell office:value-type="string">
            <text:p>In Centipede, the player is trapped in the Enchanted Forest. Armed with only a magic wand to ward off the forest's insect denizens, all of which apparently are attacking in the player in continuous waves. ****The player must use the magic wand to shoot sparks at approaching insects to score points by pressing the controller button. Holding down the controller button will set the wand to rapid fire shots. If the player is bitten by an insect, the player will be temporarily paralyzed and lose one of the three starting magic wands.</text:p>
          </table:table-cell>
          <table:table-cell table:formula="of:=CONCATENATE(&quot;&lt;game name=&quot;;CHAR(34);[.A102];CHAR(34);&quot;&gt; &lt;year&gt;&quot;;[.B102];&quot;&lt;/year&gt; &lt;rating&gt;&quot;;[.C102];&quot;&lt;/rating&gt; &lt;title&gt;&quot;;[.D102];&quot;&lt;/title&gt; &lt;pub&gt;&quot;;[.E102];&quot;&lt;/pub&gt; &lt;dev&gt;&quot;;[.F102];&quot;&lt;/dev&gt; &lt;genre&gt;&quot;;[.G102];&quot;&lt;/genre&gt; &lt;score&gt;&quot;;[.H102];&quot;&lt;/score&gt; &lt;player&gt;&quot;;[.I102];&quot;&lt;/player&gt; &lt;story&gt;&quot;;[.J102];&quot;&lt;/story&gt; &lt;/game&gt;&quot;)" office:value-type="string" office:string-value="&lt;game name=&quot;Centipede (USA, Europe)&quot;&gt; &lt;year&gt;1992&lt;/year&gt; &lt;rating&gt;ESRB - E (Everyone)&lt;/rating&gt; &lt;title&gt;Centipede &lt;/title&gt; &lt;pub&gt;Accolade, Inc.&lt;/pub&gt; &lt;dev&gt;Atari, Inc.&lt;/dev&gt; &lt;genre&gt;Shooter&lt;/genre&gt; &lt;score&gt;4.7&lt;/score&gt; &lt;player&gt;1-2 Players&lt;/player&gt; &lt;story&gt;In Centipede, the player is trapped in the Enchanted Forest. Armed with only a magic wand to ward off the forest's insect denizens, all of which apparently are attacking in the player in continuous waves. ****The player must use the magic wand to shoot sparks at approaching insects to score points by pressing the controller button. Holding down the controller button will set the wand to rapid fire shots. If the player is bitten by an insect, the player will be temporarily paralyzed and lose one of the three starting magic wands.&lt;/story&gt; &lt;/game&gt;">
            <text:p>&lt;game name="Centipede (USA, Europe)"&gt; &lt;year&gt;1992&lt;/year&gt; &lt;rating&gt;ESRB - E (Everyone)&lt;/rating&gt; &lt;title&gt;Centipede &lt;/title&gt; &lt;pub&gt;Accolade, Inc.&lt;/pub&gt; &lt;dev&gt;Atari, Inc.&lt;/dev&gt; &lt;genre&gt;Shooter&lt;/genre&gt; &lt;score&gt;4.7&lt;/score&gt; &lt;player&gt;1-2 Players&lt;/player&gt; &lt;story&gt;In Centipede, the player is trapped in the Enchanted Forest. Armed with only a magic wand to ward off the forest's insect denizens, all of which apparently are attacking in the player in continuous waves. ****The player must use the magic wand to shoot sparks at approaching insects to score points by pressing the controller button. Holding down the controller button will set the wand to rapid fire shots. If the player is bitten by an insect, the player will be temporarily paralyzed and lose one of the three starting magic wands.&lt;/story&gt; &lt;/game&gt;</text:p>
          </table:table-cell>
        </table:table-row>
        <table:table-row table:style-name="ro1">
          <table:table-cell office:value-type="string">
            <text:p>Championship Pool (USA)</text:p>
          </table:table-cell>
          <table:table-cell office:value-type="float" office:value="1993">
            <text:p>1993</text:p>
          </table:table-cell>
          <table:table-cell office:value-type="string">
            <text:p>ESRB - E (Everyone)</text:p>
          </table:table-cell>
          <table:table-cell office:value-type="string">
            <text:p>Championship Pool </text:p>
          </table:table-cell>
          <table:table-cell office:value-type="string">
            <text:p>Mindscape, Inc.</text:p>
          </table:table-cell>
          <table:table-cell office:value-type="string">
            <text:p>Bitmasters, Inc.</text:p>
          </table:table-cell>
          <table:table-cell office:value-type="string">
            <text:p>Sports/Pool and Dart</text:p>
          </table:table-cell>
          <table:table-cell office:value-type="string">
            <text:p>2.3</text:p>
          </table:table-cell>
          <table:table-cell office:value-type="string">
            <text:p>1 Player</text:p>
          </table:table-cell>
          <table:table-cell office:value-type="string">
            <text:p>Championship Pool is a pool game where players can 8-ball or 9-ball pool tournament that starts off with the BCA Regional Championship where the player must defeat 32 opponents in a first to four games match. If the player loses against any of the 32 opponents, they are then eliminated from the tournament. The winner of that then goes onto the World Championship.****All of the gameplay is done from a top down view of the table. The player moves an icon to indicate location they want to hit the ball too. To aid in the aiming, a ghost of the cue ball and the first ball that is hit is repetitively played out to show the path of the hit ball. With the all the shots there is a very small margin of error, but this is only notable when a long shot is played or a shot from a sharp angle and the ghost balls will randomly play out all the possible occurrences. The player can also change the power and spin of the played shot with the ghost balls will updating to show the outcome of those changes</text:p>
          </table:table-cell>
          <table:table-cell table:formula="of:=CONCATENATE(&quot;&lt;game name=&quot;;CHAR(34);[.A103];CHAR(34);&quot;&gt; &lt;year&gt;&quot;;[.B103];&quot;&lt;/year&gt; &lt;rating&gt;&quot;;[.C103];&quot;&lt;/rating&gt; &lt;title&gt;&quot;;[.D103];&quot;&lt;/title&gt; &lt;pub&gt;&quot;;[.E103];&quot;&lt;/pub&gt; &lt;dev&gt;&quot;;[.F103];&quot;&lt;/dev&gt; &lt;genre&gt;&quot;;[.G103];&quot;&lt;/genre&gt; &lt;score&gt;&quot;;[.H103];&quot;&lt;/score&gt; &lt;player&gt;&quot;;[.I103];&quot;&lt;/player&gt; &lt;story&gt;&quot;;[.J103];&quot;&lt;/story&gt; &lt;/game&gt;&quot;)" office:value-type="string" office:string-value="&lt;game name=&quot;Championship Pool (USA)&quot;&gt; &lt;year&gt;1993&lt;/year&gt; &lt;rating&gt;ESRB - E (Everyone)&lt;/rating&gt; &lt;title&gt;Championship Pool &lt;/title&gt; &lt;pub&gt;Mindscape, Inc.&lt;/pub&gt; &lt;dev&gt;Bitmasters, Inc.&lt;/dev&gt; &lt;genre&gt;Sports/Pool and Dart&lt;/genre&gt; &lt;score&gt;2.3&lt;/score&gt; &lt;player&gt;1 Player&lt;/player&gt; &lt;story&gt;Championship Pool is a pool game where players can 8-ball or 9-ball pool tournament that starts off with the BCA Regional Championship where the player must defeat 32 opponents in a first to four games match. If the player loses against any of the 32 opponents, they are then eliminated from the tournament. The winner of that then goes onto the World Championship.****All of the gameplay is done from a top down view of the table. The player moves an icon to indicate location they want to hit the ball too. To aid in the aiming, a ghost of the cue ball and the first ball that is hit is repetitively played out to show the path of the hit ball. With the all the shots there is a very small margin of error, but this is only notable when a long shot is played or a shot from a sharp angle and the ghost balls will randomly play out all the possible occurrences. The player can also change the power and spin of the played shot with the ghost balls will updating to show the outcome of those changes&lt;/story&gt; &lt;/game&gt;">
            <text:p>&lt;game name="Championship Pool (USA)"&gt; &lt;year&gt;1993&lt;/year&gt; &lt;rating&gt;ESRB - E (Everyone)&lt;/rating&gt; &lt;title&gt;Championship Pool &lt;/title&gt; &lt;pub&gt;Mindscape, Inc.&lt;/pub&gt; &lt;dev&gt;Bitmasters, Inc.&lt;/dev&gt; &lt;genre&gt;Sports/Pool and Dart&lt;/genre&gt; &lt;score&gt;2.3&lt;/score&gt; &lt;player&gt;1 Player&lt;/player&gt; &lt;story&gt;Championship Pool is a pool game where players can 8-ball or 9-ball pool tournament that starts off with the BCA Regional Championship where the player must defeat 32 opponents in a first to four games match. If the player loses against any of the 32 opponents, they are then eliminated from the tournament. The winner of that then goes onto the World Championship.****All of the gameplay is done from a top down view of the table. The player moves an icon to indicate location they want to hit the ball too. To aid in the aiming, a ghost of the cue ball and the first ball that is hit is repetitively played out to show the path of the hit ball. With the all the shots there is a very small margin of error, but this is only notable when a long shot is played or a shot from a sharp angle and the ghost balls will randomly play out all the possible occurrences. The player can also change the power and spin of the played shot with the ghost balls will updating to show the outcome of those changes&lt;/story&gt; &lt;/game&gt;</text:p>
          </table:table-cell>
        </table:table-row>
        <table:table-row table:style-name="ro1">
          <table:table-cell office:value-type="string">
            <text:p>Chase H.Q. (USA, Europe)</text:p>
          </table:table-cell>
          <table:table-cell office:value-type="float" office:value="1990">
            <text:p>1990</text:p>
          </table:table-cell>
          <table:table-cell office:value-type="string">
            <text:p>ESRB - E (Everyone)</text:p>
          </table:table-cell>
          <table:table-cell office:value-type="string">
            <text:p>Chase H.Q. </text:p>
          </table:table-cell>
          <table:table-cell table:number-columns-repeated="2" office:value-type="string">
            <text:p>Taito Corporation</text:p>
          </table:table-cell>
          <table:table-cell office:value-type="string">
            <text:p>Driving</text:p>
          </table:table-cell>
          <table:table-cell office:value-type="string">
            <text:p>3.3</text:p>
          </table:table-cell>
          <table:table-cell office:value-type="string">
            <text:p>1 Player</text:p>
          </table:table-cell>
          <table:table-cell office:value-type="string">
            <text:p>As an undercover agent of Chase Headquarters, your job is to patrol the streets and track down five criminals. You are given a mission briefing before you start which gives information on the suspect and what car they drive. Then you drive across the city without crashing into other cars, and catch up with the criminal's car. To arrest the suspects, you must keep bumping into their car until it is no longer functional. And you have to do this under a strict time limit. You can't afford to crash into cars or buildings or you waste time getting on the road again. ****However, once you've caught up with your suspect, you are given more time. Your car is also equipped with turbo boosts, which you can use to gain extra speed if you are way behind the criminal. Each arrest is based on a "suspicion".</text:p>
          </table:table-cell>
          <table:table-cell table:formula="of:=CONCATENATE(&quot;&lt;game name=&quot;;CHAR(34);[.A104];CHAR(34);&quot;&gt; &lt;year&gt;&quot;;[.B104];&quot;&lt;/year&gt; &lt;rating&gt;&quot;;[.C104];&quot;&lt;/rating&gt; &lt;title&gt;&quot;;[.D104];&quot;&lt;/title&gt; &lt;pub&gt;&quot;;[.E104];&quot;&lt;/pub&gt; &lt;dev&gt;&quot;;[.F104];&quot;&lt;/dev&gt; &lt;genre&gt;&quot;;[.G104];&quot;&lt;/genre&gt; &lt;score&gt;&quot;;[.H104];&quot;&lt;/score&gt; &lt;player&gt;&quot;;[.I104];&quot;&lt;/player&gt; &lt;story&gt;&quot;;[.J104];&quot;&lt;/story&gt; &lt;/game&gt;&quot;)" office:value-type="string" office:string-value="&lt;game name=&quot;Chase H.Q. (USA, Europe)&quot;&gt; &lt;year&gt;1990&lt;/year&gt; &lt;rating&gt;ESRB - E (Everyone)&lt;/rating&gt; &lt;title&gt;Chase H.Q. &lt;/title&gt; &lt;pub&gt;Taito Corporation&lt;/pub&gt; &lt;dev&gt;Taito Corporation&lt;/dev&gt; &lt;genre&gt;Driving&lt;/genre&gt; &lt;score&gt;3.3&lt;/score&gt; &lt;player&gt;1 Player&lt;/player&gt; &lt;story&gt;As an undercover agent of Chase Headquarters, your job is to patrol the streets and track down five criminals. You are given a mission briefing before you start which gives information on the suspect and what car they drive. Then you drive across the city without crashing into other cars, and catch up with the criminal's car. To arrest the suspects, you must keep bumping into their car until it is no longer functional. And you have to do this under a strict time limit. You can't afford to crash into cars or buildings or you waste time getting on the road again. ****However, once you've caught up with your suspect, you are given more time. Your car is also equipped with turbo boosts, which you can use to gain extra speed if you are way behind the criminal. Each arrest is based on a &quot;suspicion&quot;.&lt;/story&gt; &lt;/game&gt;">
            <text:p>&lt;game name="Chase H.Q. (USA, Europe)"&gt; &lt;year&gt;1990&lt;/year&gt; &lt;rating&gt;ESRB - E (Everyone)&lt;/rating&gt; &lt;title&gt;Chase H.Q. &lt;/title&gt; &lt;pub&gt;Taito Corporation&lt;/pub&gt; &lt;dev&gt;Taito Corporation&lt;/dev&gt; &lt;genre&gt;Driving&lt;/genre&gt; &lt;score&gt;3.3&lt;/score&gt; &lt;player&gt;1 Player&lt;/player&gt; &lt;story&gt;As an undercover agent of Chase Headquarters, your job is to patrol the streets and track down five criminals. You are given a mission briefing before you start which gives information on the suspect and what car they drive. Then you drive across the city without crashing into other cars, and catch up with the criminal's car. To arrest the suspects, you must keep bumping into their car until it is no longer functional. And you have to do this under a strict time limit. You can't afford to crash into cars or buildings or you waste time getting on the road again. ****However, once you've caught up with your suspect, you are given more time. Your car is also equipped with turbo boosts, which you can use to gain extra speed if you are way behind the criminal. Each arrest is based on a "suspicion".&lt;/story&gt; &lt;/game&gt;</text:p>
          </table:table-cell>
        </table:table-row>
        <table:table-row table:style-name="ro1">
          <table:table-cell office:value-type="string">
            <text:p>Chessmaster, The (USA) (Rev A)</text:p>
          </table:table-cell>
          <table:table-cell office:value-type="float" office:value="1991">
            <text:p>1991</text:p>
          </table:table-cell>
          <table:table-cell office:value-type="string">
            <text:p>ESRB - E (Everyone)</text:p>
          </table:table-cell>
          <table:table-cell office:value-type="string">
            <text:p>Chessmaster, The </text:p>
          </table:table-cell>
          <table:table-cell office:value-type="string">
            <text:p>Hi-Tech Expressions, Inc.</text:p>
          </table:table-cell>
          <table:table-cell office:value-type="string">
            <text:p>Software Toolworks, Inc., The</text:p>
          </table:table-cell>
          <table:table-cell office:value-type="string">
            <text:p>Board Games</text:p>
          </table:table-cell>
          <table:table-cell office:value-type="string">
            <text:p>3.2</text:p>
          </table:table-cell>
          <table:table-cell office:value-type="string">
            <text:p>1-2 Players</text:p>
          </table:table-cell>
          <table:table-cell office:value-type="string">
            <text:p>The Chessmaster is a game where the player has the chance to play against the CPU controlled Chessmaster at a standard game of chess. ****To play the game the player must pick up the chess pieces with there hand cursor and place it in the desired location, within the rules a standard chess game. There are 16 different difficulty levels that includes 2 beginner levels, 13 standard levels (ranging from an average of 5 seconds to 4.5 minutes per shot depending on level), and a infinite level that will keep thinking of a shot until a perfect shot can be made or it is forced to move. There is also a teaching mode that shows the player all the possible moves with the selected piece. Two players can play each other with two controllers and there is also an option of letting the Chessmaster play itself.</text:p>
          </table:table-cell>
          <table:table-cell table:formula="of:=CONCATENATE(&quot;&lt;game name=&quot;;CHAR(34);[.A105];CHAR(34);&quot;&gt; &lt;year&gt;&quot;;[.B105];&quot;&lt;/year&gt; &lt;rating&gt;&quot;;[.C105];&quot;&lt;/rating&gt; &lt;title&gt;&quot;;[.D105];&quot;&lt;/title&gt; &lt;pub&gt;&quot;;[.E105];&quot;&lt;/pub&gt; &lt;dev&gt;&quot;;[.F105];&quot;&lt;/dev&gt; &lt;genre&gt;&quot;;[.G105];&quot;&lt;/genre&gt; &lt;score&gt;&quot;;[.H105];&quot;&lt;/score&gt; &lt;player&gt;&quot;;[.I105];&quot;&lt;/player&gt; &lt;story&gt;&quot;;[.J105];&quot;&lt;/story&gt; &lt;/game&gt;&quot;)" office:value-type="string" office:string-value="&lt;game name=&quot;Chessmaster, The (USA) (Rev A)&quot;&gt; &lt;year&gt;1991&lt;/year&gt; &lt;rating&gt;ESRB - E (Everyone)&lt;/rating&gt; &lt;title&gt;Chessmaster, The &lt;/title&gt; &lt;pub&gt;Hi-Tech Expressions, Inc.&lt;/pub&gt; &lt;dev&gt;Software Toolworks, Inc., The&lt;/dev&gt; &lt;genre&gt;Board Games&lt;/genre&gt; &lt;score&gt;3.2&lt;/score&gt; &lt;player&gt;1-2 Players&lt;/player&gt; &lt;story&gt;The Chessmaster is a game where the player has the chance to play against the CPU controlled Chessmaster at a standard game of chess. ****To play the game the player must pick up the chess pieces with there hand cursor and place it in the desired location, within the rules a standard chess game. There are 16 different difficulty levels that includes 2 beginner levels, 13 standard levels (ranging from an average of 5 seconds to 4.5 minutes per shot depending on level), and a infinite level that will keep thinking of a shot until a perfect shot can be made or it is forced to move. There is also a teaching mode that shows the player all the possible moves with the selected piece. Two players can play each other with two controllers and there is also an option of letting the Chessmaster play itself.&lt;/story&gt; &lt;/game&gt;">
            <text:p>&lt;game name="Chessmaster, The (USA) (Rev A)"&gt; &lt;year&gt;1991&lt;/year&gt; &lt;rating&gt;ESRB - E (Everyone)&lt;/rating&gt; &lt;title&gt;Chessmaster, The &lt;/title&gt; &lt;pub&gt;Hi-Tech Expressions, Inc.&lt;/pub&gt; &lt;dev&gt;Software Toolworks, Inc., The&lt;/dev&gt; &lt;genre&gt;Board Games&lt;/genre&gt; &lt;score&gt;3.2&lt;/score&gt; &lt;player&gt;1-2 Players&lt;/player&gt; &lt;story&gt;The Chessmaster is a game where the player has the chance to play against the CPU controlled Chessmaster at a standard game of chess. ****To play the game the player must pick up the chess pieces with there hand cursor and place it in the desired location, within the rules a standard chess game. There are 16 different difficulty levels that includes 2 beginner levels, 13 standard levels (ranging from an average of 5 seconds to 4.5 minutes per shot depending on level), and a infinite level that will keep thinking of a shot until a perfect shot can be made or it is forced to move. There is also a teaching mode that shows the player all the possible moves with the selected piece. Two players can play each other with two controllers and there is also an option of letting the Chessmaster play itself.&lt;/story&gt; &lt;/game&gt;</text:p>
          </table:table-cell>
        </table:table-row>
        <table:table-row table:style-name="ro1">
          <table:table-cell office:value-type="string">
            <text:p>Choplifter II - Rescue &amp; Survive (USA)</text:p>
          </table:table-cell>
          <table:table-cell office:value-type="float" office:value="1991">
            <text:p>1991</text:p>
          </table:table-cell>
          <table:table-cell office:value-type="string">
            <text:p>ESRB - E (Everyone)</text:p>
          </table:table-cell>
          <table:table-cell office:value-type="string">
            <text:p>Choplifter II - Rescue &amp; Survive </text:p>
          </table:table-cell>
          <table:table-cell office:value-type="string">
            <text:p>Victor Musical Industries, Inc.</text:p>
          </table:table-cell>
          <table:table-cell office:value-type="string">
            <text:p>Beam Software Pty., Ltd.</text:p>
          </table:table-cell>
          <table:table-cell office:value-type="string">
            <text:p>Shoot-'Em-Up</text:p>
          </table:table-cell>
          <table:table-cell office:value-type="string">
            <text:p>3.6</text:p>
          </table:table-cell>
          <table:table-cell office:value-type="string">
            <text:p>1-2 Players</text:p>
          </table:table-cell>
          <table:table-cell office:value-type="string">
            <text:p>In this sequel to Choplifter!, it is once again your job to fly your helicopter through several shoot'em-up levels and rescue a certain number of hostages. The levels scroll in all directions and hostages are spread out over the whole area. Your helicopter takes damage from enemies such as planes, birds or ordnance; but also from contact with buildings and hills. To finish a level, you have to rescue a given number of hostages; saving more hostages than required gains you extra points. If you take too much damage, you'll lose a live. For losing too many hostages, you'll instantly lose a continue, regardless of how many lives you have left.</text:p>
          </table:table-cell>
          <table:table-cell table:formula="of:=CONCATENATE(&quot;&lt;game name=&quot;;CHAR(34);[.A106];CHAR(34);&quot;&gt; &lt;year&gt;&quot;;[.B106];&quot;&lt;/year&gt; &lt;rating&gt;&quot;;[.C106];&quot;&lt;/rating&gt; &lt;title&gt;&quot;;[.D106];&quot;&lt;/title&gt; &lt;pub&gt;&quot;;[.E106];&quot;&lt;/pub&gt; &lt;dev&gt;&quot;;[.F106];&quot;&lt;/dev&gt; &lt;genre&gt;&quot;;[.G106];&quot;&lt;/genre&gt; &lt;score&gt;&quot;;[.H106];&quot;&lt;/score&gt; &lt;player&gt;&quot;;[.I106];&quot;&lt;/player&gt; &lt;story&gt;&quot;;[.J106];&quot;&lt;/story&gt; &lt;/game&gt;&quot;)" office:value-type="string" office:string-value="&lt;game name=&quot;Choplifter II - Rescue &amp; Survive (USA)&quot;&gt; &lt;year&gt;1991&lt;/year&gt; &lt;rating&gt;ESRB - E (Everyone)&lt;/rating&gt; &lt;title&gt;Choplifter II - Rescue &amp; Survive &lt;/title&gt; &lt;pub&gt;Victor Musical Industries, Inc.&lt;/pub&gt; &lt;dev&gt;Beam Software Pty., Ltd.&lt;/dev&gt; &lt;genre&gt;Shoot-'Em-Up&lt;/genre&gt; &lt;score&gt;3.6&lt;/score&gt; &lt;player&gt;1-2 Players&lt;/player&gt; &lt;story&gt;In this sequel to Choplifter!, it is once again your job to fly your helicopter through several shoot'em-up levels and rescue a certain number of hostages. The levels scroll in all directions and hostages are spread out over the whole area. Your helicopter takes damage from enemies such as planes, birds or ordnance; but also from contact with buildings and hills. To finish a level, you have to rescue a given number of hostages; saving more hostages than required gains you extra points. If you take too much damage, you'll lose a live. For losing too many hostages, you'll instantly lose a continue, regardless of how many lives you have left.&lt;/story&gt; &lt;/game&gt;">
            <text:p>&lt;game name="Choplifter II - Rescue &amp; Survive (USA)"&gt; &lt;year&gt;1991&lt;/year&gt; &lt;rating&gt;ESRB - E (Everyone)&lt;/rating&gt; &lt;title&gt;Choplifter II - Rescue &amp; Survive &lt;/title&gt; &lt;pub&gt;Victor Musical Industries, Inc.&lt;/pub&gt; &lt;dev&gt;Beam Software Pty., Ltd.&lt;/dev&gt; &lt;genre&gt;Shoot-'Em-Up&lt;/genre&gt; &lt;score&gt;3.6&lt;/score&gt; &lt;player&gt;1-2 Players&lt;/player&gt; &lt;story&gt;In this sequel to Choplifter!, it is once again your job to fly your helicopter through several shoot'em-up levels and rescue a certain number of hostages. The levels scroll in all directions and hostages are spread out over the whole area. Your helicopter takes damage from enemies such as planes, birds or ordnance; but also from contact with buildings and hills. To finish a level, you have to rescue a given number of hostages; saving more hostages than required gains you extra points. If you take too much damage, you'll lose a live. For losing too many hostages, you'll instantly lose a continue, regardless of how many lives you have left.&lt;/story&gt; &lt;/game&gt;</text:p>
          </table:table-cell>
        </table:table-row>
        <table:table-row table:style-name="ro1">
          <table:table-cell office:value-type="string">
            <text:p>Choplifter III (Europe)</text:p>
          </table:table-cell>
          <table:table-cell office:value-type="float" office:value="1994">
            <text:p>1994</text:p>
          </table:table-cell>
          <table:table-cell office:value-type="string">
            <text:p>ESRB - E (Everyone)</text:p>
          </table:table-cell>
          <table:table-cell office:value-type="string">
            <text:p>Choplifter III </text:p>
          </table:table-cell>
          <table:table-cell office:value-type="string">
            <text:p>Ocean Software Ltd.</text:p>
          </table:table-cell>
          <table:table-cell office:value-type="string">
            <text:p>Teeny Weeny Games, Ltd.</text:p>
          </table:table-cell>
          <table:table-cell office:value-type="string">
            <text:p>Shoot-'Em-Up</text:p>
          </table:table-cell>
          <table:table-cell office:value-type="string">
            <text:p>4.1</text:p>
          </table:table-cell>
          <table:table-cell office:value-type="string">
            <text:p>1-2 Players</text:p>
          </table:table-cell>
          <table:table-cell office:value-type="string">
            <text:p>In this third installment of the Choplifter series, it is once again your job to fly your helicopter through enemy territory to rescue hostages. The helicopter does not only take damage from enemy fire, but also from contact with buildings, trees, walls etc., which makes some levels difficult to navigate.****Enemies can be destroyed by either using the helicopter's standard weapon, or more powerful weapons that can be picked up throughout the levels. The main task of each level however, is picking up a certain number of hostages and taking them to your home base.</text:p>
          </table:table-cell>
          <table:table-cell table:formula="of:=CONCATENATE(&quot;&lt;game name=&quot;;CHAR(34);[.A107];CHAR(34);&quot;&gt; &lt;year&gt;&quot;;[.B107];&quot;&lt;/year&gt; &lt;rating&gt;&quot;;[.C107];&quot;&lt;/rating&gt; &lt;title&gt;&quot;;[.D107];&quot;&lt;/title&gt; &lt;pub&gt;&quot;;[.E107];&quot;&lt;/pub&gt; &lt;dev&gt;&quot;;[.F107];&quot;&lt;/dev&gt; &lt;genre&gt;&quot;;[.G107];&quot;&lt;/genre&gt; &lt;score&gt;&quot;;[.H107];&quot;&lt;/score&gt; &lt;player&gt;&quot;;[.I107];&quot;&lt;/player&gt; &lt;story&gt;&quot;;[.J107];&quot;&lt;/story&gt; &lt;/game&gt;&quot;)" office:value-type="string" office:string-value="&lt;game name=&quot;Choplifter III (Europe)&quot;&gt; &lt;year&gt;1994&lt;/year&gt; &lt;rating&gt;ESRB - E (Everyone)&lt;/rating&gt; &lt;title&gt;Choplifter III &lt;/title&gt; &lt;pub&gt;Ocean Software Ltd.&lt;/pub&gt; &lt;dev&gt;Teeny Weeny Games, Ltd.&lt;/dev&gt; &lt;genre&gt;Shoot-'Em-Up&lt;/genre&gt; &lt;score&gt;4.1&lt;/score&gt; &lt;player&gt;1-2 Players&lt;/player&gt; &lt;story&gt;In this third installment of the Choplifter series, it is once again your job to fly your helicopter through enemy territory to rescue hostages. The helicopter does not only take damage from enemy fire, but also from contact with buildings, trees, walls etc., which makes some levels difficult to navigate.****Enemies can be destroyed by either using the helicopter's standard weapon, or more powerful weapons that can be picked up throughout the levels. The main task of each level however, is picking up a certain number of hostages and taking them to your home base.&lt;/story&gt; &lt;/game&gt;">
            <text:p>&lt;game name="Choplifter III (Europe)"&gt; &lt;year&gt;1994&lt;/year&gt; &lt;rating&gt;ESRB - E (Everyone)&lt;/rating&gt; &lt;title&gt;Choplifter III &lt;/title&gt; &lt;pub&gt;Ocean Software Ltd.&lt;/pub&gt; &lt;dev&gt;Teeny Weeny Games, Ltd.&lt;/dev&gt; &lt;genre&gt;Shoot-'Em-Up&lt;/genre&gt; &lt;score&gt;4.1&lt;/score&gt; &lt;player&gt;1-2 Players&lt;/player&gt; &lt;story&gt;In this third installment of the Choplifter series, it is once again your job to fly your helicopter through enemy territory to rescue hostages. The helicopter does not only take damage from enemy fire, but also from contact with buildings, trees, walls etc., which makes some levels difficult to navigate.****Enemies can be destroyed by either using the helicopter's standard weapon, or more powerful weapons that can be picked up throughout the levels. The main task of each level however, is picking up a certain number of hostages and taking them to your home base.&lt;/story&gt; &lt;/game&gt;</text:p>
          </table:table-cell>
        </table:table-row>
        <table:table-row table:style-name="ro1">
          <table:table-cell office:value-type="string">
            <text:p>Chuck Rock (USA, Europe)</text:p>
          </table:table-cell>
          <table:table-cell office:value-type="float" office:value="1993">
            <text:p>1993</text:p>
          </table:table-cell>
          <table:table-cell office:value-type="string">
            <text:p>ESRB - E (Everyone)</text:p>
          </table:table-cell>
          <table:table-cell office:value-type="string">
            <text:p>Chuck Rock </text:p>
          </table:table-cell>
          <table:table-cell office:value-type="string">
            <text:p>Sony Electronic Publishing Ltd.</text:p>
          </table:table-cell>
          <table:table-cell office:value-type="string">
            <text:p>Core Design Ltd.</text:p>
          </table:table-cell>
          <table:table-cell office:value-type="string">
            <text:p>Platform</text:p>
          </table:table-cell>
          <table:table-cell office:value-type="string">
            <text:p>3.5</text:p>
          </table:table-cell>
          <table:table-cell office:value-type="string">
            <text:p>1 Player</text:p>
          </table:table-cell>
          <table:table-cell office:value-type="string">
            <text:p>Chuck Rock is your typical average cave man. <text:s/>He likes to spend his Sunday afternoons watching football and drinking beer. <text:s/>Unfortunately, his peaceful existence is interrupted one day when his wife, Ophelia Rock, is kidnapped by the village wierdo, Gary Gritter. <text:s/>So, Chuck is rather upset about this whole situation and you have to help him make things right.****The game is a side-scrolling platformer. <text:s/>Chuck fights of a variety of dinosaurs using his belly-buster attack and a jump kick. <text:s/>Occasionally he has to pick up and throw rocks to defeat enemies and allow him to jump to greater heights.</text:p>
          </table:table-cell>
          <table:table-cell table:formula="of:=CONCATENATE(&quot;&lt;game name=&quot;;CHAR(34);[.A108];CHAR(34);&quot;&gt; &lt;year&gt;&quot;;[.B108];&quot;&lt;/year&gt; &lt;rating&gt;&quot;;[.C108];&quot;&lt;/rating&gt; &lt;title&gt;&quot;;[.D108];&quot;&lt;/title&gt; &lt;pub&gt;&quot;;[.E108];&quot;&lt;/pub&gt; &lt;dev&gt;&quot;;[.F108];&quot;&lt;/dev&gt; &lt;genre&gt;&quot;;[.G108];&quot;&lt;/genre&gt; &lt;score&gt;&quot;;[.H108];&quot;&lt;/score&gt; &lt;player&gt;&quot;;[.I108];&quot;&lt;/player&gt; &lt;story&gt;&quot;;[.J108];&quot;&lt;/story&gt; &lt;/game&gt;&quot;)" office:value-type="string" office:string-value="&lt;game name=&quot;Chuck Rock (USA, Europe)&quot;&gt; &lt;year&gt;1993&lt;/year&gt; &lt;rating&gt;ESRB - E (Everyone)&lt;/rating&gt; &lt;title&gt;Chuck Rock &lt;/title&gt; &lt;pub&gt;Sony Electronic Publishing Ltd.&lt;/pub&gt; &lt;dev&gt;Core Design Ltd.&lt;/dev&gt; &lt;genre&gt;Platform&lt;/genre&gt; &lt;score&gt;3.5&lt;/score&gt; &lt;player&gt;1 Player&lt;/player&gt; &lt;story&gt;Chuck Rock is your typical average cave man.  He likes to spend his Sunday afternoons watching football and drinking beer.  Unfortunately, his peaceful existence is interrupted one day when his wife, Ophelia Rock, is kidnapped by the village wierdo, Gary Gritter.  So, Chuck is rather upset about this whole situation and you have to help him make things right.****The game is a side-scrolling platformer.  Chuck fights of a variety of dinosaurs using his belly-buster attack and a jump kick.  Occasionally he has to pick up and throw rocks to defeat enemies and allow him to jump to greater heights.&lt;/story&gt; &lt;/game&gt;">
            <text:p>&lt;game name="Chuck Rock (USA, Europe)"&gt; &lt;year&gt;1993&lt;/year&gt; &lt;rating&gt;ESRB - E (Everyone)&lt;/rating&gt; &lt;title&gt;Chuck Rock &lt;/title&gt; &lt;pub&gt;Sony Electronic Publishing Ltd.&lt;/pub&gt; &lt;dev&gt;Core Design Ltd.&lt;/dev&gt; &lt;genre&gt;Platform&lt;/genre&gt; &lt;score&gt;3.5&lt;/score&gt; &lt;player&gt;1 Player&lt;/player&gt; &lt;story&gt;Chuck Rock is your typical average cave man. <text:s/>He likes to spend his Sunday afternoons watching football and drinking beer. <text:s/>Unfortunately, his peaceful existence is interrupted one day when his wife, Ophelia Rock, is kidnapped by the village wierdo, Gary Gritter. <text:s/>So, Chuck is rather upset about this whole situation and you have to help him make things right.****The game is a side-scrolling platformer. <text:s/>Chuck fights of a variety of dinosaurs using his belly-buster attack and a jump kick. <text:s/>Occasionally he has to pick up and throw rocks to defeat enemies and allow him to jump to greater heights.&lt;/story&gt; &lt;/game&gt;</text:p>
          </table:table-cell>
        </table:table-row>
        <table:table-row table:style-name="ro1">
          <table:table-cell office:value-type="string">
            <text:p>Cliffhanger (USA, Europe)</text:p>
          </table:table-cell>
          <table:table-cell office:value-type="float" office:value="1993">
            <text:p>1993</text:p>
          </table:table-cell>
          <table:table-cell office:value-type="string">
            <text:p>ESRB - E (Everyone)</text:p>
          </table:table-cell>
          <table:table-cell office:value-type="string">
            <text:p>Cliffhanger </text:p>
          </table:table-cell>
          <table:table-cell office:value-type="string">
            <text:p>Sony Imagesoft</text:p>
          </table:table-cell>
          <table:table-cell office:value-type="string">
            <text:p>Spidersoft Limited</text:p>
          </table:table-cell>
          <table:table-cell office:value-type="string">
            <text:p>Platform</text:p>
          </table:table-cell>
          <table:table-cell office:value-type="string">
            <text:p>2.6</text:p>
          </table:table-cell>
          <table:table-cell office:value-type="string">
            <text:p>1 Player</text:p>
          </table:table-cell>
          <table:table-cell office:value-type="string">
            <text:p>Cliffhanger is based on the 1993 Sylvester Stallone movie. The lead character, Gabe Walker, is an expert in high mountain search and rescue and receives a distress signal from a plane that has crashed nearby. However, the plane is actually loaded with terrorists who hijacked a large shipment of cash. The game consists of side-scrolling action. The hero can walk, run, jump, punch, and kick while jumping. Further, he can perform special feats as the situation requires, such as crossing a rope suspended from 2 cliffs. One of the biggest threats in this game is nature as Gabe must defend against wolves and birds, snow falling off cliffs and structures, and falling rocks.</text:p>
          </table:table-cell>
          <table:table-cell table:formula="of:=CONCATENATE(&quot;&lt;game name=&quot;;CHAR(34);[.A109];CHAR(34);&quot;&gt; &lt;year&gt;&quot;;[.B109];&quot;&lt;/year&gt; &lt;rating&gt;&quot;;[.C109];&quot;&lt;/rating&gt; &lt;title&gt;&quot;;[.D109];&quot;&lt;/title&gt; &lt;pub&gt;&quot;;[.E109];&quot;&lt;/pub&gt; &lt;dev&gt;&quot;;[.F109];&quot;&lt;/dev&gt; &lt;genre&gt;&quot;;[.G109];&quot;&lt;/genre&gt; &lt;score&gt;&quot;;[.H109];&quot;&lt;/score&gt; &lt;player&gt;&quot;;[.I109];&quot;&lt;/player&gt; &lt;story&gt;&quot;;[.J109];&quot;&lt;/story&gt; &lt;/game&gt;&quot;)" office:value-type="string" office:string-value="&lt;game name=&quot;Cliffhanger (USA, Europe)&quot;&gt; &lt;year&gt;1993&lt;/year&gt; &lt;rating&gt;ESRB - E (Everyone)&lt;/rating&gt; &lt;title&gt;Cliffhanger &lt;/title&gt; &lt;pub&gt;Sony Imagesoft&lt;/pub&gt; &lt;dev&gt;Spidersoft Limited&lt;/dev&gt; &lt;genre&gt;Platform&lt;/genre&gt; &lt;score&gt;2.6&lt;/score&gt; &lt;player&gt;1 Player&lt;/player&gt; &lt;story&gt;Cliffhanger is based on the 1993 Sylvester Stallone movie. The lead character, Gabe Walker, is an expert in high mountain search and rescue and receives a distress signal from a plane that has crashed nearby. However, the plane is actually loaded with terrorists who hijacked a large shipment of cash. The game consists of side-scrolling action. The hero can walk, run, jump, punch, and kick while jumping. Further, he can perform special feats as the situation requires, such as crossing a rope suspended from 2 cliffs. One of the biggest threats in this game is nature as Gabe must defend against wolves and birds, snow falling off cliffs and structures, and falling rocks.&lt;/story&gt; &lt;/game&gt;">
            <text:p>&lt;game name="Cliffhanger (USA, Europe)"&gt; &lt;year&gt;1993&lt;/year&gt; &lt;rating&gt;ESRB - E (Everyone)&lt;/rating&gt; &lt;title&gt;Cliffhanger &lt;/title&gt; &lt;pub&gt;Sony Imagesoft&lt;/pub&gt; &lt;dev&gt;Spidersoft Limited&lt;/dev&gt; &lt;genre&gt;Platform&lt;/genre&gt; &lt;score&gt;2.6&lt;/score&gt; &lt;player&gt;1 Player&lt;/player&gt; &lt;story&gt;Cliffhanger is based on the 1993 Sylvester Stallone movie. The lead character, Gabe Walker, is an expert in high mountain search and rescue and receives a distress signal from a plane that has crashed nearby. However, the plane is actually loaded with terrorists who hijacked a large shipment of cash. The game consists of side-scrolling action. The hero can walk, run, jump, punch, and kick while jumping. Further, he can perform special feats as the situation requires, such as crossing a rope suspended from 2 cliffs. One of the biggest threats in this game is nature as Gabe must defend against wolves and birds, snow falling off cliffs and structures, and falling rocks.&lt;/story&gt; &lt;/game&gt;</text:p>
          </table:table-cell>
        </table:table-row>
        <table:table-row table:style-name="ro1">
          <table:table-cell office:value-type="string">
            <text:p>College Slam (USA)</text:p>
          </table:table-cell>
          <table:table-cell office:value-type="float" office:value="1996">
            <text:p>1996</text:p>
          </table:table-cell>
          <table:table-cell office:value-type="string">
            <text:p>ESRB - E (Everyone)</text:p>
          </table:table-cell>
          <table:table-cell office:value-type="string">
            <text:p>College Slam </text:p>
          </table:table-cell>
          <table:table-cell office:value-type="string">
            <text:p>Acclaim Entertainment, Inc.</text:p>
          </table:table-cell>
          <table:table-cell office:value-type="string">
            <text:p>Torus Games Pty. Ltd.</text:p>
          </table:table-cell>
          <table:table-cell office:value-type="string">
            <text:p>Sports/Basketball</text:p>
          </table:table-cell>
          <table:table-cell office:value-type="string">
            <text:p>2.9</text:p>
          </table:table-cell>
          <table:table-cell office:value-type="string">
            <text:p>1 Player</text:p>
          </table:table-cell>
          <table:table-cell office:value-type="string">
            <text:p>Part of the NBA Jam series of basketball games, College Slam allows you to choose from over 40 real college teams and take part in head-to-head games, tournament games, and season-long play. The gameplay is arcade-style two-on-two fast action featuring backboard shattering wild dunks, power-ups and other crazy moves. The game also features fight songs from all the available teams.</text:p>
          </table:table-cell>
          <table:table-cell table:formula="of:=CONCATENATE(&quot;&lt;game name=&quot;;CHAR(34);[.A110];CHAR(34);&quot;&gt; &lt;year&gt;&quot;;[.B110];&quot;&lt;/year&gt; &lt;rating&gt;&quot;;[.C110];&quot;&lt;/rating&gt; &lt;title&gt;&quot;;[.D110];&quot;&lt;/title&gt; &lt;pub&gt;&quot;;[.E110];&quot;&lt;/pub&gt; &lt;dev&gt;&quot;;[.F110];&quot;&lt;/dev&gt; &lt;genre&gt;&quot;;[.G110];&quot;&lt;/genre&gt; &lt;score&gt;&quot;;[.H110];&quot;&lt;/score&gt; &lt;player&gt;&quot;;[.I110];&quot;&lt;/player&gt; &lt;story&gt;&quot;;[.J110];&quot;&lt;/story&gt; &lt;/game&gt;&quot;)" office:value-type="string" office:string-value="&lt;game name=&quot;College Slam (USA)&quot;&gt; &lt;year&gt;1996&lt;/year&gt; &lt;rating&gt;ESRB - E (Everyone)&lt;/rating&gt; &lt;title&gt;College Slam &lt;/title&gt; &lt;pub&gt;Acclaim Entertainment, Inc.&lt;/pub&gt; &lt;dev&gt;Torus Games Pty. Ltd.&lt;/dev&gt; &lt;genre&gt;Sports/Basketball&lt;/genre&gt; &lt;score&gt;2.9&lt;/score&gt; &lt;player&gt;1 Player&lt;/player&gt; &lt;story&gt;Part of the NBA Jam series of basketball games, College Slam allows you to choose from over 40 real college teams and take part in head-to-head games, tournament games, and season-long play. The gameplay is arcade-style two-on-two fast action featuring backboard shattering wild dunks, power-ups and other crazy moves. The game also features fight songs from all the available teams.&lt;/story&gt; &lt;/game&gt;">
            <text:p>&lt;game name="College Slam (USA)"&gt; &lt;year&gt;1996&lt;/year&gt; &lt;rating&gt;ESRB - E (Everyone)&lt;/rating&gt; &lt;title&gt;College Slam &lt;/title&gt; &lt;pub&gt;Acclaim Entertainment, Inc.&lt;/pub&gt; &lt;dev&gt;Torus Games Pty. Ltd.&lt;/dev&gt; &lt;genre&gt;Sports/Basketball&lt;/genre&gt; &lt;score&gt;2.9&lt;/score&gt; &lt;player&gt;1 Player&lt;/player&gt; &lt;story&gt;Part of the NBA Jam series of basketball games, College Slam allows you to choose from over 40 real college teams and take part in head-to-head games, tournament games, and season-long play. The gameplay is arcade-style two-on-two fast action featuring backboard shattering wild dunks, power-ups and other crazy moves. The game also features fight songs from all the available teams.&lt;/story&gt; &lt;/game&gt;</text:p>
          </table:table-cell>
        </table:table-row>
        <table:table-row table:style-name="ro1">
          <table:table-cell office:value-type="string">
            <text:p>Contra - The Alien Wars (USA)</text:p>
          </table:table-cell>
          <table:table-cell office:value-type="float" office:value="1994">
            <text:p>1994</text:p>
          </table:table-cell>
          <table:table-cell office:value-type="string">
            <text:p>ESRB - E (Everyone)</text:p>
          </table:table-cell>
          <table:table-cell office:value-type="string">
            <text:p>Contra - The Alien Wars </text:p>
          </table:table-cell>
          <table:table-cell table:number-columns-repeated="2" office:value-type="string">
            <text:p>Konami Co., Ltd.</text:p>
          </table:table-cell>
          <table:table-cell office:value-type="string">
            <text:p>Shooter</text:p>
          </table:table-cell>
          <table:table-cell office:value-type="string">
            <text:p>3.7</text:p>
          </table:table-cell>
          <table:table-cell office:value-type="string">
            <text:p>1 Player</text:p>
          </table:table-cell>
          <table:table-cell office:value-type="string">
            <text:p>It's time for revenge...****The hideous Red Falcon, thought to have been destroyed long ago by the Earth's greatest commandos, Mad Dog and Scorpian, has risen again, this time pissed off and thirsty for revenge. His armies are marching through the cities, across the lands, and with the intention of exterminating the human race like a bad case of fleas. Two new commandos, Jimbo and Sully, have come forth now to kick Red Falcon's ass and save what remains of the world from his hideous plans!****The Alien Wars begin!!!</text:p>
          </table:table-cell>
          <table:table-cell table:formula="of:=CONCATENATE(&quot;&lt;game name=&quot;;CHAR(34);[.A111];CHAR(34);&quot;&gt; &lt;year&gt;&quot;;[.B111];&quot;&lt;/year&gt; &lt;rating&gt;&quot;;[.C111];&quot;&lt;/rating&gt; &lt;title&gt;&quot;;[.D111];&quot;&lt;/title&gt; &lt;pub&gt;&quot;;[.E111];&quot;&lt;/pub&gt; &lt;dev&gt;&quot;;[.F111];&quot;&lt;/dev&gt; &lt;genre&gt;&quot;;[.G111];&quot;&lt;/genre&gt; &lt;score&gt;&quot;;[.H111];&quot;&lt;/score&gt; &lt;player&gt;&quot;;[.I111];&quot;&lt;/player&gt; &lt;story&gt;&quot;;[.J111];&quot;&lt;/story&gt; &lt;/game&gt;&quot;)" office:value-type="string" office:string-value="&lt;game name=&quot;Contra - The Alien Wars (USA)&quot;&gt; &lt;year&gt;1994&lt;/year&gt; &lt;rating&gt;ESRB - E (Everyone)&lt;/rating&gt; &lt;title&gt;Contra - The Alien Wars &lt;/title&gt; &lt;pub&gt;Konami Co., Ltd.&lt;/pub&gt; &lt;dev&gt;Konami Co., Ltd.&lt;/dev&gt; &lt;genre&gt;Shooter&lt;/genre&gt; &lt;score&gt;3.7&lt;/score&gt; &lt;player&gt;1 Player&lt;/player&gt; &lt;story&gt;It's time for revenge...****The hideous Red Falcon, thought to have been destroyed long ago by the Earth's greatest commandos, Mad Dog and Scorpian, has risen again, this time pissed off and thirsty for revenge. His armies are marching through the cities, across the lands, and with the intention of exterminating the human race like a bad case of fleas. Two new commandos, Jimbo and Sully, have come forth now to kick Red Falcon's ass and save what remains of the world from his hideous plans!****The Alien Wars begin!!!&lt;/story&gt; &lt;/game&gt;">
            <text:p>&lt;game name="Contra - The Alien Wars (USA)"&gt; &lt;year&gt;1994&lt;/year&gt; &lt;rating&gt;ESRB - E (Everyone)&lt;/rating&gt; &lt;title&gt;Contra - The Alien Wars &lt;/title&gt; &lt;pub&gt;Konami Co., Ltd.&lt;/pub&gt; &lt;dev&gt;Konami Co., Ltd.&lt;/dev&gt; &lt;genre&gt;Shooter&lt;/genre&gt; &lt;score&gt;3.7&lt;/score&gt; &lt;player&gt;1 Player&lt;/player&gt; &lt;story&gt;It's time for revenge...****The hideous Red Falcon, thought to have been destroyed long ago by the Earth's greatest commandos, Mad Dog and Scorpian, has risen again, this time pissed off and thirsty for revenge. His armies are marching through the cities, across the lands, and with the intention of exterminating the human race like a bad case of fleas. Two new commandos, Jimbo and Sully, have come forth now to kick Red Falcon's ass and save what remains of the world from his hideous plans!****The Alien Wars begin!!!&lt;/story&gt; &lt;/game&gt;</text:p>
          </table:table-cell>
        </table:table-row>
        <table:table-row table:style-name="ro1">
          <table:table-cell office:value-type="string">
            <text:p>Cool Ball (USA)</text:p>
          </table:table-cell>
          <table:table-cell office:value-type="float" office:value="1994">
            <text:p>1994</text:p>
          </table:table-cell>
          <table:table-cell office:value-type="string">
            <text:p>ESRB - E (Everyone)</text:p>
          </table:table-cell>
          <table:table-cell office:value-type="string">
            <text:p>Cool Ball </text:p>
          </table:table-cell>
          <table:table-cell office:value-type="string">
            <text:p>Infogrames Multimedia SA</text:p>
          </table:table-cell>
          <table:table-cell office:value-type="string">
            <text:p>Loriciel SA</text:p>
          </table:table-cell>
          <table:table-cell office:value-type="string">
            <text:p>Puzzle</text:p>
          </table:table-cell>
          <table:table-cell office:value-type="string">
            <text:p>2.7</text:p>
          </table:table-cell>
          <table:table-cell office:value-type="string">
            <text:p>1 Player</text:p>
          </table:table-cell>
          <table:table-cell office:value-type="string">
            <text:p>Pop-Up is a basic action game in which the player takes control over a bouncing ball. The goal of each one-screen level (the background themes progress from the big bang all the way to the future) is simple: bouncing between platforms, collecting as many points as possible and above all the exit key which opens up the way to the next level. Of course there are various hazards to overcome, mostly in the form of special platforms like sticky or angled ones. There are also other tools to collect which can be used to make life easier at other places: water drops for extinguishing fires, a hammer for destroying walls and keys for opening up passages.</text:p>
          </table:table-cell>
          <table:table-cell table:formula="of:=CONCATENATE(&quot;&lt;game name=&quot;;CHAR(34);[.A112];CHAR(34);&quot;&gt; &lt;year&gt;&quot;;[.B112];&quot;&lt;/year&gt; &lt;rating&gt;&quot;;[.C112];&quot;&lt;/rating&gt; &lt;title&gt;&quot;;[.D112];&quot;&lt;/title&gt; &lt;pub&gt;&quot;;[.E112];&quot;&lt;/pub&gt; &lt;dev&gt;&quot;;[.F112];&quot;&lt;/dev&gt; &lt;genre&gt;&quot;;[.G112];&quot;&lt;/genre&gt; &lt;score&gt;&quot;;[.H112];&quot;&lt;/score&gt; &lt;player&gt;&quot;;[.I112];&quot;&lt;/player&gt; &lt;story&gt;&quot;;[.J112];&quot;&lt;/story&gt; &lt;/game&gt;&quot;)" office:value-type="string" office:string-value="&lt;game name=&quot;Cool Ball (USA)&quot;&gt; &lt;year&gt;1994&lt;/year&gt; &lt;rating&gt;ESRB - E (Everyone)&lt;/rating&gt; &lt;title&gt;Cool Ball &lt;/title&gt; &lt;pub&gt;Infogrames Multimedia SA&lt;/pub&gt; &lt;dev&gt;Loriciel SA&lt;/dev&gt; &lt;genre&gt;Puzzle&lt;/genre&gt; &lt;score&gt;2.7&lt;/score&gt; &lt;player&gt;1 Player&lt;/player&gt; &lt;story&gt;Pop-Up is a basic action game in which the player takes control over a bouncing ball. The goal of each one-screen level (the background themes progress from the big bang all the way to the future) is simple: bouncing between platforms, collecting as many points as possible and above all the exit key which opens up the way to the next level. Of course there are various hazards to overcome, mostly in the form of special platforms like sticky or angled ones. There are also other tools to collect which can be used to make life easier at other places: water drops for extinguishing fires, a hammer for destroying walls and keys for opening up passages.&lt;/story&gt; &lt;/game&gt;">
            <text:p>&lt;game name="Cool Ball (USA)"&gt; &lt;year&gt;1994&lt;/year&gt; &lt;rating&gt;ESRB - E (Everyone)&lt;/rating&gt; &lt;title&gt;Cool Ball &lt;/title&gt; &lt;pub&gt;Infogrames Multimedia SA&lt;/pub&gt; &lt;dev&gt;Loriciel SA&lt;/dev&gt; &lt;genre&gt;Puzzle&lt;/genre&gt; &lt;score&gt;2.7&lt;/score&gt; &lt;player&gt;1 Player&lt;/player&gt; &lt;story&gt;Pop-Up is a basic action game in which the player takes control over a bouncing ball. The goal of each one-screen level (the background themes progress from the big bang all the way to the future) is simple: bouncing between platforms, collecting as many points as possible and above all the exit key which opens up the way to the next level. Of course there are various hazards to overcome, mostly in the form of special platforms like sticky or angled ones. There are also other tools to collect which can be used to make life easier at other places: water drops for extinguishing fires, a hammer for destroying walls and keys for opening up passages.&lt;/story&gt; &lt;/game&gt;</text:p>
          </table:table-cell>
        </table:table-row>
        <table:table-row table:style-name="ro1">
          <table:table-cell office:value-type="string">
            <text:p>Cool Hand (Europe)</text:p>
          </table:table-cell>
          <table:table-cell office:value-type="float" office:value="1998">
            <text:p>1998</text:p>
          </table:table-cell>
          <table:table-cell office:value-type="string">
            <text:p>ESRB - E (Everyone)</text:p>
          </table:table-cell>
          <table:table-cell office:value-type="string">
            <text:p>Cool Hand </text:p>
          </table:table-cell>
          <table:table-cell office:value-type="string">
            <text:p>Take-Two Interactive</text:p>
          </table:table-cell>
          <table:table-cell office:value-type="string">
            <text:p>Tarantula Studios</text:p>
          </table:table-cell>
          <table:table-cell office:value-type="string">
            <text:p>Board Games</text:p>
          </table:table-cell>
          <table:table-cell office:value-type="string">
            <text:p>3.7</text:p>
          </table:table-cell>
          <table:table-cell office:value-type="string">
            <text:p>1 Player</text:p>
          </table:table-cell>
          <table:table-cell office:value-type="string">
            <text:p>Cool Hand is a game featuring three card games: Black Jack (LA Strip, London, Atlantic City or Downtown LA house rules), Cribbage (6 Card, 7 Card, 6 Card Auction or 7 Card Auction) and Solitaire (Klondike, Elevens, Monte Carlo or Calculation). For each card game there are also a few additional options to set, e.g. the difficulty level for Cribbage or a time limit for solitaire. Besides a detailed in-game explanation of the games and their history, there are no further specialities.</text:p>
          </table:table-cell>
          <table:table-cell table:formula="of:=CONCATENATE(&quot;&lt;game name=&quot;;CHAR(34);[.A113];CHAR(34);&quot;&gt; &lt;year&gt;&quot;;[.B113];&quot;&lt;/year&gt; &lt;rating&gt;&quot;;[.C113];&quot;&lt;/rating&gt; &lt;title&gt;&quot;;[.D113];&quot;&lt;/title&gt; &lt;pub&gt;&quot;;[.E113];&quot;&lt;/pub&gt; &lt;dev&gt;&quot;;[.F113];&quot;&lt;/dev&gt; &lt;genre&gt;&quot;;[.G113];&quot;&lt;/genre&gt; &lt;score&gt;&quot;;[.H113];&quot;&lt;/score&gt; &lt;player&gt;&quot;;[.I113];&quot;&lt;/player&gt; &lt;story&gt;&quot;;[.J113];&quot;&lt;/story&gt; &lt;/game&gt;&quot;)" office:value-type="string" office:string-value="&lt;game name=&quot;Cool Hand (Europe)&quot;&gt; &lt;year&gt;1998&lt;/year&gt; &lt;rating&gt;ESRB - E (Everyone)&lt;/rating&gt; &lt;title&gt;Cool Hand &lt;/title&gt; &lt;pub&gt;Take-Two Interactive&lt;/pub&gt; &lt;dev&gt;Tarantula Studios&lt;/dev&gt; &lt;genre&gt;Board Games&lt;/genre&gt; &lt;score&gt;3.7&lt;/score&gt; &lt;player&gt;1 Player&lt;/player&gt; &lt;story&gt;Cool Hand is a game featuring three card games: Black Jack (LA Strip, London, Atlantic City or Downtown LA house rules), Cribbage (6 Card, 7 Card, 6 Card Auction or 7 Card Auction) and Solitaire (Klondike, Elevens, Monte Carlo or Calculation). For each card game there are also a few additional options to set, e.g. the difficulty level for Cribbage or a time limit for solitaire. Besides a detailed in-game explanation of the games and their history, there are no further specialities.&lt;/story&gt; &lt;/game&gt;">
            <text:p>&lt;game name="Cool Hand (Europe)"&gt; &lt;year&gt;1998&lt;/year&gt; &lt;rating&gt;ESRB - E (Everyone)&lt;/rating&gt; &lt;title&gt;Cool Hand &lt;/title&gt; &lt;pub&gt;Take-Two Interactive&lt;/pub&gt; &lt;dev&gt;Tarantula Studios&lt;/dev&gt; &lt;genre&gt;Board Games&lt;/genre&gt; &lt;score&gt;3.7&lt;/score&gt; &lt;player&gt;1 Player&lt;/player&gt; &lt;story&gt;Cool Hand is a game featuring three card games: Black Jack (LA Strip, London, Atlantic City or Downtown LA house rules), Cribbage (6 Card, 7 Card, 6 Card Auction or 7 Card Auction) and Solitaire (Klondike, Elevens, Monte Carlo or Calculation). For each card game there are also a few additional options to set, e.g. the difficulty level for Cribbage or a time limit for solitaire. Besides a detailed in-game explanation of the games and their history, there are no further specialities.&lt;/story&gt; &lt;/game&gt;</text:p>
          </table:table-cell>
        </table:table-row>
        <table:table-row table:style-name="ro1">
          <table:table-cell office:value-type="string">
            <text:p>Cool Spot (USA)</text:p>
          </table:table-cell>
          <table:table-cell office:value-type="float" office:value="1994">
            <text:p>1994</text:p>
          </table:table-cell>
          <table:table-cell office:value-type="string">
            <text:p>ESRB - E (Everyone)</text:p>
          </table:table-cell>
          <table:table-cell office:value-type="string">
            <text:p>Cool Spot </text:p>
          </table:table-cell>
          <table:table-cell office:value-type="string">
            <text:p>Virgin Interactive Entertainment, Inc.</text:p>
          </table:table-cell>
          <table:table-cell office:value-type="string">
            <text:p>Virgin Games, Ltd.</text:p>
          </table:table-cell>
          <table:table-cell office:value-type="string">
            <text:p>Platform</text:p>
          </table:table-cell>
          <table:table-cell office:value-type="string">
            <text:p>3.6</text:p>
          </table:table-cell>
          <table:table-cell office:value-type="string">
            <text:p>1 Player</text:p>
          </table:table-cell>
          <table:table-cell office:value-type="string">
            <text:p>Cool Spot is a solid, colorful platform game featuring the 7-up mascot in the hero position. The game objective is fairly simple; you have to collect enough number of bonuses throughout each level in order to find the trapped Spots.</text:p>
          </table:table-cell>
          <table:table-cell table:formula="of:=CONCATENATE(&quot;&lt;game name=&quot;;CHAR(34);[.A114];CHAR(34);&quot;&gt; &lt;year&gt;&quot;;[.B114];&quot;&lt;/year&gt; &lt;rating&gt;&quot;;[.C114];&quot;&lt;/rating&gt; &lt;title&gt;&quot;;[.D114];&quot;&lt;/title&gt; &lt;pub&gt;&quot;;[.E114];&quot;&lt;/pub&gt; &lt;dev&gt;&quot;;[.F114];&quot;&lt;/dev&gt; &lt;genre&gt;&quot;;[.G114];&quot;&lt;/genre&gt; &lt;score&gt;&quot;;[.H114];&quot;&lt;/score&gt; &lt;player&gt;&quot;;[.I114];&quot;&lt;/player&gt; &lt;story&gt;&quot;;[.J114];&quot;&lt;/story&gt; &lt;/game&gt;&quot;)" office:value-type="string" office:string-value="&lt;game name=&quot;Cool Spot (USA)&quot;&gt; &lt;year&gt;1994&lt;/year&gt; &lt;rating&gt;ESRB - E (Everyone)&lt;/rating&gt; &lt;title&gt;Cool Spot &lt;/title&gt; &lt;pub&gt;Virgin Interactive Entertainment, Inc.&lt;/pub&gt; &lt;dev&gt;Virgin Games, Ltd.&lt;/dev&gt; &lt;genre&gt;Platform&lt;/genre&gt; &lt;score&gt;3.6&lt;/score&gt; &lt;player&gt;1 Player&lt;/player&gt; &lt;story&gt;Cool Spot is a solid, colorful platform game featuring the 7-up mascot in the hero position. The game objective is fairly simple; you have to collect enough number of bonuses throughout each level in order to find the trapped Spots.&lt;/story&gt; &lt;/game&gt;">
            <text:p>&lt;game name="Cool Spot (USA)"&gt; &lt;year&gt;1994&lt;/year&gt; &lt;rating&gt;ESRB - E (Everyone)&lt;/rating&gt; &lt;title&gt;Cool Spot &lt;/title&gt; &lt;pub&gt;Virgin Interactive Entertainment, Inc.&lt;/pub&gt; &lt;dev&gt;Virgin Games, Ltd.&lt;/dev&gt; &lt;genre&gt;Platform&lt;/genre&gt; &lt;score&gt;3.6&lt;/score&gt; &lt;player&gt;1 Player&lt;/player&gt; &lt;story&gt;Cool Spot is a solid, colorful platform game featuring the 7-up mascot in the hero position. The game objective is fairly simple; you have to collect enough number of bonuses throughout each level in order to find the trapped Spots.&lt;/story&gt; &lt;/game&gt;</text:p>
          </table:table-cell>
        </table:table-row>
        <table:table-row table:style-name="ro1">
          <table:table-cell office:value-type="string">
            <text:p>Cool World (USA, Europe)</text:p>
          </table:table-cell>
          <table:table-cell office:value-type="float" office:value="1993">
            <text:p>1993</text:p>
          </table:table-cell>
          <table:table-cell office:value-type="string">
            <text:p>ESRB - E (Everyone)</text:p>
          </table:table-cell>
          <table:table-cell office:value-type="string">
            <text:p>Cool World </text:p>
          </table:table-cell>
          <table:table-cell table:number-columns-repeated="2" office:value-type="string">
            <text:p>Ocean Software Ltd.</text:p>
          </table:table-cell>
          <table:table-cell office:value-type="string">
            <text:p>Platform</text:p>
          </table:table-cell>
          <table:table-cell office:value-type="string">
            <text:p>3.1</text:p>
          </table:table-cell>
          <table:table-cell office:value-type="string">
            <text:p>1 Player</text:p>
          </table:table-cell>
          <table:table-cell office:value-type="string">
            <text:p>A licensed game based on the live action/animation movie "Cool World"****You play Frank Harris and your task is to stop Holli Would from entering the real world.****You accomplish the levels by shooting doodles and collecting coins.****Gameplay is set by 4 World with 4 levels each.****Same as the movie, the game is based in cartoon graphics.</text:p>
          </table:table-cell>
          <table:table-cell table:formula="of:=CONCATENATE(&quot;&lt;game name=&quot;;CHAR(34);[.A115];CHAR(34);&quot;&gt; &lt;year&gt;&quot;;[.B115];&quot;&lt;/year&gt; &lt;rating&gt;&quot;;[.C115];&quot;&lt;/rating&gt; &lt;title&gt;&quot;;[.D115];&quot;&lt;/title&gt; &lt;pub&gt;&quot;;[.E115];&quot;&lt;/pub&gt; &lt;dev&gt;&quot;;[.F115];&quot;&lt;/dev&gt; &lt;genre&gt;&quot;;[.G115];&quot;&lt;/genre&gt; &lt;score&gt;&quot;;[.H115];&quot;&lt;/score&gt; &lt;player&gt;&quot;;[.I115];&quot;&lt;/player&gt; &lt;story&gt;&quot;;[.J115];&quot;&lt;/story&gt; &lt;/game&gt;&quot;)" office:value-type="string" office:string-value="&lt;game name=&quot;Cool World (USA, Europe)&quot;&gt; &lt;year&gt;1993&lt;/year&gt; &lt;rating&gt;ESRB - E (Everyone)&lt;/rating&gt; &lt;title&gt;Cool World &lt;/title&gt; &lt;pub&gt;Ocean Software Ltd.&lt;/pub&gt; &lt;dev&gt;Ocean Software Ltd.&lt;/dev&gt; &lt;genre&gt;Platform&lt;/genre&gt; &lt;score&gt;3.1&lt;/score&gt; &lt;player&gt;1 Player&lt;/player&gt; &lt;story&gt;A licensed game based on the live action/animation movie &quot;Cool World&quot;****You play Frank Harris and your task is to stop Holli Would from entering the real world.****You accomplish the levels by shooting doodles and collecting coins.****Gameplay is set by 4 World with 4 levels each.****Same as the movie, the game is based in cartoon graphics.&lt;/story&gt; &lt;/game&gt;">
            <text:p>&lt;game name="Cool World (USA, Europe)"&gt; &lt;year&gt;1993&lt;/year&gt; &lt;rating&gt;ESRB - E (Everyone)&lt;/rating&gt; &lt;title&gt;Cool World &lt;/title&gt; &lt;pub&gt;Ocean Software Ltd.&lt;/pub&gt; &lt;dev&gt;Ocean Software Ltd.&lt;/dev&gt; &lt;genre&gt;Platform&lt;/genre&gt; &lt;score&gt;3.1&lt;/score&gt; &lt;player&gt;1 Player&lt;/player&gt; &lt;story&gt;A licensed game based on the live action/animation movie "Cool World"****You play Frank Harris and your task is to stop Holli Would from entering the real world.****You accomplish the levels by shooting doodles and collecting coins.****Gameplay is set by 4 World with 4 levels each.****Same as the movie, the game is based in cartoon graphics.&lt;/story&gt; &lt;/game&gt;</text:p>
          </table:table-cell>
        </table:table-row>
        <table:table-row table:style-name="ro1">
          <table:table-cell office:value-type="string">
            <text:p>Cosmo Tank (USA)</text:p>
          </table:table-cell>
          <table:table-cell office:value-type="float" office:value="1990">
            <text:p>1990</text:p>
          </table:table-cell>
          <table:table-cell office:value-type="string">
            <text:p>ESRB - E (Everyone)</text:p>
          </table:table-cell>
          <table:table-cell office:value-type="string">
            <text:p>Cosmo Tank </text:p>
          </table:table-cell>
          <table:table-cell office:value-type="string">
            <text:p>Atlus Co., Ltd.</text:p>
          </table:table-cell>
          <table:table-cell office:value-type="string">
            <text:p>Asuka Technologies</text:p>
          </table:table-cell>
          <table:table-cell office:value-type="string">
            <text:p>Shoot-'Em-Up</text:p>
          </table:table-cell>
          <table:table-cell office:value-type="string">
            <text:p>2.6</text:p>
          </table:table-cell>
          <table:table-cell office:value-type="string">
            <text:p>1 Player</text:p>
          </table:table-cell>
          <table:table-cell office:value-type="string">
            <text:p>CosmoTank is a space tank battle game. You're the commander of the tank 'Tiger a-1' and your mission is to fight on land and in space against the Master Insect and his minions. The game features both top-down levels and first person levels in which you can freely move around in all directions. Settings feature both open outdoor environments, caves and space. <text:s/>Slowly upgrade your cannon and armor as you progress for more firepower and the ability to sustain more hits.</text:p>
          </table:table-cell>
          <table:table-cell table:formula="of:=CONCATENATE(&quot;&lt;game name=&quot;;CHAR(34);[.A116];CHAR(34);&quot;&gt; &lt;year&gt;&quot;;[.B116];&quot;&lt;/year&gt; &lt;rating&gt;&quot;;[.C116];&quot;&lt;/rating&gt; &lt;title&gt;&quot;;[.D116];&quot;&lt;/title&gt; &lt;pub&gt;&quot;;[.E116];&quot;&lt;/pub&gt; &lt;dev&gt;&quot;;[.F116];&quot;&lt;/dev&gt; &lt;genre&gt;&quot;;[.G116];&quot;&lt;/genre&gt; &lt;score&gt;&quot;;[.H116];&quot;&lt;/score&gt; &lt;player&gt;&quot;;[.I116];&quot;&lt;/player&gt; &lt;story&gt;&quot;;[.J116];&quot;&lt;/story&gt; &lt;/game&gt;&quot;)" office:value-type="string" office:string-value="&lt;game name=&quot;Cosmo Tank (USA)&quot;&gt; &lt;year&gt;1990&lt;/year&gt; &lt;rating&gt;ESRB - E (Everyone)&lt;/rating&gt; &lt;title&gt;Cosmo Tank &lt;/title&gt; &lt;pub&gt;Atlus Co., Ltd.&lt;/pub&gt; &lt;dev&gt;Asuka Technologies&lt;/dev&gt; &lt;genre&gt;Shoot-'Em-Up&lt;/genre&gt; &lt;score&gt;2.6&lt;/score&gt; &lt;player&gt;1 Player&lt;/player&gt; &lt;story&gt;CosmoTank is a space tank battle game. You're the commander of the tank 'Tiger a-1' and your mission is to fight on land and in space against the Master Insect and his minions. The game features both top-down levels and first person levels in which you can freely move around in all directions. Settings feature both open outdoor environments, caves and space.  Slowly upgrade your cannon and armor as you progress for more firepower and the ability to sustain more hits.&lt;/story&gt; &lt;/game&gt;">
            <text:p>&lt;game name="Cosmo Tank (USA)"&gt; &lt;year&gt;1990&lt;/year&gt; &lt;rating&gt;ESRB - E (Everyone)&lt;/rating&gt; &lt;title&gt;Cosmo Tank &lt;/title&gt; &lt;pub&gt;Atlus Co., Ltd.&lt;/pub&gt; &lt;dev&gt;Asuka Technologies&lt;/dev&gt; &lt;genre&gt;Shoot-'Em-Up&lt;/genre&gt; &lt;score&gt;2.6&lt;/score&gt; &lt;player&gt;1 Player&lt;/player&gt; &lt;story&gt;CosmoTank is a space tank battle game. You're the commander of the tank 'Tiger a-1' and your mission is to fight on land and in space against the Master Insect and his minions. The game features both top-down levels and first person levels in which you can freely move around in all directions. Settings feature both open outdoor environments, caves and space. <text:s/>Slowly upgrade your cannon and armor as you progress for more firepower and the ability to sustain more hits.&lt;/story&gt; &lt;/game&gt;</text:p>
          </table:table-cell>
        </table:table-row>
        <table:table-row table:style-name="ro1">
          <table:table-cell office:value-type="string">
            <text:p>Crystal Quest (USA)</text:p>
          </table:table-cell>
          <table:table-cell office:value-type="float" office:value="1991">
            <text:p>1991</text:p>
          </table:table-cell>
          <table:table-cell office:value-type="string">
            <text:p>ESRB - E (Everyone)</text:p>
          </table:table-cell>
          <table:table-cell office:value-type="string">
            <text:p>Crystal Quest </text:p>
          </table:table-cell>
          <table:table-cell table:number-columns-repeated="2" office:value-type="string">
            <text:p>Data East USA, Inc.</text:p>
          </table:table-cell>
          <table:table-cell office:value-type="string">
            <text:p>Action</text:p>
          </table:table-cell>
          <table:table-cell office:value-type="string">
            <text:p>3.3</text:p>
          </table:table-cell>
          <table:table-cell office:value-type="string">
            <text:p>1-2 Players</text:p>
          </table:table-cell>
          <table:table-cell office:value-type="string">
            <text:p>A mouse-driven game in which the player controls a small, circular spaceship which must travel around the screen collecting crystals. This task is made more difficult by the aliens which constantly swarm out from the portals on both sides of the screen. These can be shot down by the ship's gun (which has unlimited ammo) or eliminated by activating one of the player's limited supply of "smart bombs", which will clear the screen of all current enemies.****The physics of the game were quite unusual for the time; the ship does not simply follow the mouse's movement like a mouse cursor. Rather, it retains its inertia, and must be carefully guided around so it does not crash into anything. Bullets, when fired, travel in the direction of the ship's movement, requiring the player to actually travel toward enemies in order to shoot them down.****This was the first color game for the Macintosh, although it was business-as-usual for the IIgs.</text:p>
          </table:table-cell>
          <table:table-cell table:formula="of:=CONCATENATE(&quot;&lt;game name=&quot;;CHAR(34);[.A117];CHAR(34);&quot;&gt; &lt;year&gt;&quot;;[.B117];&quot;&lt;/year&gt; &lt;rating&gt;&quot;;[.C117];&quot;&lt;/rating&gt; &lt;title&gt;&quot;;[.D117];&quot;&lt;/title&gt; &lt;pub&gt;&quot;;[.E117];&quot;&lt;/pub&gt; &lt;dev&gt;&quot;;[.F117];&quot;&lt;/dev&gt; &lt;genre&gt;&quot;;[.G117];&quot;&lt;/genre&gt; &lt;score&gt;&quot;;[.H117];&quot;&lt;/score&gt; &lt;player&gt;&quot;;[.I117];&quot;&lt;/player&gt; &lt;story&gt;&quot;;[.J117];&quot;&lt;/story&gt; &lt;/game&gt;&quot;)" office:value-type="string" office:string-value="&lt;game name=&quot;Crystal Quest (USA)&quot;&gt; &lt;year&gt;1991&lt;/year&gt; &lt;rating&gt;ESRB - E (Everyone)&lt;/rating&gt; &lt;title&gt;Crystal Quest &lt;/title&gt; &lt;pub&gt;Data East USA, Inc.&lt;/pub&gt; &lt;dev&gt;Data East USA, Inc.&lt;/dev&gt; &lt;genre&gt;Action&lt;/genre&gt; &lt;score&gt;3.3&lt;/score&gt; &lt;player&gt;1-2 Players&lt;/player&gt; &lt;story&gt;A mouse-driven game in which the player controls a small, circular spaceship which must travel around the screen collecting crystals. This task is made more difficult by the aliens which constantly swarm out from the portals on both sides of the screen. These can be shot down by the ship's gun (which has unlimited ammo) or eliminated by activating one of the player's limited supply of &quot;smart bombs&quot;, which will clear the screen of all current enemies.****The physics of the game were quite unusual for the time; the ship does not simply follow the mouse's movement like a mouse cursor. Rather, it retains its inertia, and must be carefully guided around so it does not crash into anything. Bullets, when fired, travel in the direction of the ship's movement, requiring the player to actually travel toward enemies in order to shoot them down.****This was the first color game for the Macintosh, although it was business-as-usual for the IIgs.&lt;/story&gt; &lt;/game&gt;">
            <text:p>&lt;game name="Crystal Quest (USA)"&gt; &lt;year&gt;1991&lt;/year&gt; &lt;rating&gt;ESRB - E (Everyone)&lt;/rating&gt; &lt;title&gt;Crystal Quest &lt;/title&gt; &lt;pub&gt;Data East USA, Inc.&lt;/pub&gt; &lt;dev&gt;Data East USA, Inc.&lt;/dev&gt; &lt;genre&gt;Action&lt;/genre&gt; &lt;score&gt;3.3&lt;/score&gt; &lt;player&gt;1-2 Players&lt;/player&gt; &lt;story&gt;A mouse-driven game in which the player controls a small, circular spaceship which must travel around the screen collecting crystals. This task is made more difficult by the aliens which constantly swarm out from the portals on both sides of the screen. These can be shot down by the ship's gun (which has unlimited ammo) or eliminated by activating one of the player's limited supply of "smart bombs", which will clear the screen of all current enemies.****The physics of the game were quite unusual for the time; the ship does not simply follow the mouse's movement like a mouse cursor. Rather, it retains its inertia, and must be carefully guided around so it does not crash into anything. Bullets, when fired, travel in the direction of the ship's movement, requiring the player to actually travel toward enemies in order to shoot them down.****This was the first color game for the Macintosh, although it was business-as-usual for the IIgs.&lt;/story&gt; &lt;/game&gt;</text:p>
          </table:table-cell>
        </table:table-row>
        <table:table-row table:style-name="ro1">
          <table:table-cell office:value-type="string">
            <text:p>CutThroat Island (USA, Europe)</text:p>
          </table:table-cell>
          <table:table-cell office:value-type="float" office:value="1996">
            <text:p>1996</text:p>
          </table:table-cell>
          <table:table-cell office:value-type="string">
            <text:p>ESRB - E (Everyone)</text:p>
          </table:table-cell>
          <table:table-cell office:value-type="string">
            <text:p>CutThroat Island </text:p>
          </table:table-cell>
          <table:table-cell office:value-type="string">
            <text:p>Acclaim Entertainment, Inc.</text:p>
          </table:table-cell>
          <table:table-cell office:value-type="string">
            <text:p>Software Creations Ltd.</text:p>
          </table:table-cell>
          <table:table-cell office:value-type="string">
            <text:p>Action</text:p>
          </table:table-cell>
          <table:table-cell office:value-type="string">
            <text:p>3.0</text:p>
          </table:table-cell>
          <table:table-cell office:value-type="string">
            <text:p>1 Player</text:p>
          </table:table-cell>
          <table:table-cell office:value-type="string">
            <text:p>In this game you play the role of a pirate lady called Morgan who was given a piece of a map by her father before he died. In the game you set out to find more pieces of the map so that you can find the hidden treasure buried on Cutthroat Island. The gameplay involves you scrolling along the screen and sword fighting pirates and other scoundrels one on one with various different attacks. As you progress you unlock more combos. This game is based on the film by the same name.</text:p>
          </table:table-cell>
          <table:table-cell table:formula="of:=CONCATENATE(&quot;&lt;game name=&quot;;CHAR(34);[.A118];CHAR(34);&quot;&gt; &lt;year&gt;&quot;;[.B118];&quot;&lt;/year&gt; &lt;rating&gt;&quot;;[.C118];&quot;&lt;/rating&gt; &lt;title&gt;&quot;;[.D118];&quot;&lt;/title&gt; &lt;pub&gt;&quot;;[.E118];&quot;&lt;/pub&gt; &lt;dev&gt;&quot;;[.F118];&quot;&lt;/dev&gt; &lt;genre&gt;&quot;;[.G118];&quot;&lt;/genre&gt; &lt;score&gt;&quot;;[.H118];&quot;&lt;/score&gt; &lt;player&gt;&quot;;[.I118];&quot;&lt;/player&gt; &lt;story&gt;&quot;;[.J118];&quot;&lt;/story&gt; &lt;/game&gt;&quot;)" office:value-type="string" office:string-value="&lt;game name=&quot;CutThroat Island (USA, Europe)&quot;&gt; &lt;year&gt;1996&lt;/year&gt; &lt;rating&gt;ESRB - E (Everyone)&lt;/rating&gt; &lt;title&gt;CutThroat Island &lt;/title&gt; &lt;pub&gt;Acclaim Entertainment, Inc.&lt;/pub&gt; &lt;dev&gt;Software Creations Ltd.&lt;/dev&gt; &lt;genre&gt;Action&lt;/genre&gt; &lt;score&gt;3.0&lt;/score&gt; &lt;player&gt;1 Player&lt;/player&gt; &lt;story&gt;In this game you play the role of a pirate lady called Morgan who was given a piece of a map by her father before he died. In the game you set out to find more pieces of the map so that you can find the hidden treasure buried on Cutthroat Island. The gameplay involves you scrolling along the screen and sword fighting pirates and other scoundrels one on one with various different attacks. As you progress you unlock more combos. This game is based on the film by the same name.&lt;/story&gt; &lt;/game&gt;">
            <text:p>&lt;game name="CutThroat Island (USA, Europe)"&gt; &lt;year&gt;1996&lt;/year&gt; &lt;rating&gt;ESRB - E (Everyone)&lt;/rating&gt; &lt;title&gt;CutThroat Island &lt;/title&gt; &lt;pub&gt;Acclaim Entertainment, Inc.&lt;/pub&gt; &lt;dev&gt;Software Creations Ltd.&lt;/dev&gt; &lt;genre&gt;Action&lt;/genre&gt; &lt;score&gt;3.0&lt;/score&gt; &lt;player&gt;1 Player&lt;/player&gt; &lt;story&gt;In this game you play the role of a pirate lady called Morgan who was given a piece of a map by her father before he died. In the game you set out to find more pieces of the map so that you can find the hidden treasure buried on Cutthroat Island. The gameplay involves you scrolling along the screen and sword fighting pirates and other scoundrels one on one with various different attacks. As you progress you unlock more combos. This game is based on the film by the same name.&lt;/story&gt; &lt;/game&gt;</text:p>
          </table:table-cell>
        </table:table-row>
        <table:table-row table:style-name="ro1">
          <table:table-cell office:value-type="string">
            <text:p>Cyraid (USA)</text:p>
          </table:table-cell>
          <table:table-cell office:value-type="float" office:value="1991">
            <text:p>1991</text:p>
          </table:table-cell>
          <table:table-cell office:value-type="string">
            <text:p>ESRB - E (Everyone)</text:p>
          </table:table-cell>
          <table:table-cell office:value-type="string">
            <text:p>Cyraid </text:p>
          </table:table-cell>
          <table:table-cell office:value-type="string">
            <text:p>Nexoft</text:p>
          </table:table-cell>
          <table:table-cell office:value-type="string">
            <text:p>SAS Sakata</text:p>
          </table:table-cell>
          <table:table-cell office:value-type="string">
            <text:p>Action</text:p>
          </table:table-cell>
          <table:table-cell office:value-type="string">
            <text:p>3.1</text:p>
          </table:table-cell>
          <table:table-cell office:value-type="string">
            <text:p>1 Player</text:p>
          </table:table-cell>
          <table:table-cell office:value-type="string">
            <text:p>Take control of Warrior or Fighter (no difference between characters) as you rescue their mother Natasia from an evil scientist who tries to conquer Earth from his fortress Cyraid. Chase her captor across four stages containing multiple rooms, smashing blocks and kicking ladders to reach energy pods that reveal an exit to the next room. Enemies in each level take lives when they touch you. There are extra lives and upgrade pods that can be collected to increase speed, destroy dense blocks, jump, and even shoot missiles. Every couple of minutes, a large rock monster stomps his way on the scene respawning blocks previously destroyed, so be careful you don't occupy the same space. The stages also feature alternative paths and boss fights. Passwords allow you to resume at the beginning of each stage.</text:p>
          </table:table-cell>
          <table:table-cell table:formula="of:=CONCATENATE(&quot;&lt;game name=&quot;;CHAR(34);[.A119];CHAR(34);&quot;&gt; &lt;year&gt;&quot;;[.B119];&quot;&lt;/year&gt; &lt;rating&gt;&quot;;[.C119];&quot;&lt;/rating&gt; &lt;title&gt;&quot;;[.D119];&quot;&lt;/title&gt; &lt;pub&gt;&quot;;[.E119];&quot;&lt;/pub&gt; &lt;dev&gt;&quot;;[.F119];&quot;&lt;/dev&gt; &lt;genre&gt;&quot;;[.G119];&quot;&lt;/genre&gt; &lt;score&gt;&quot;;[.H119];&quot;&lt;/score&gt; &lt;player&gt;&quot;;[.I119];&quot;&lt;/player&gt; &lt;story&gt;&quot;;[.J119];&quot;&lt;/story&gt; &lt;/game&gt;&quot;)" office:value-type="string" office:string-value="&lt;game name=&quot;Cyraid (USA)&quot;&gt; &lt;year&gt;1991&lt;/year&gt; &lt;rating&gt;ESRB - E (Everyone)&lt;/rating&gt; &lt;title&gt;Cyraid &lt;/title&gt; &lt;pub&gt;Nexoft&lt;/pub&gt; &lt;dev&gt;SAS Sakata&lt;/dev&gt; &lt;genre&gt;Action&lt;/genre&gt; &lt;score&gt;3.1&lt;/score&gt; &lt;player&gt;1 Player&lt;/player&gt; &lt;story&gt;Take control of Warrior or Fighter (no difference between characters) as you rescue their mother Natasia from an evil scientist who tries to conquer Earth from his fortress Cyraid. Chase her captor across four stages containing multiple rooms, smashing blocks and kicking ladders to reach energy pods that reveal an exit to the next room. Enemies in each level take lives when they touch you. There are extra lives and upgrade pods that can be collected to increase speed, destroy dense blocks, jump, and even shoot missiles. Every couple of minutes, a large rock monster stomps his way on the scene respawning blocks previously destroyed, so be careful you don't occupy the same space. The stages also feature alternative paths and boss fights. Passwords allow you to resume at the beginning of each stage.&lt;/story&gt; &lt;/game&gt;">
            <text:p>&lt;game name="Cyraid (USA)"&gt; &lt;year&gt;1991&lt;/year&gt; &lt;rating&gt;ESRB - E (Everyone)&lt;/rating&gt; &lt;title&gt;Cyraid &lt;/title&gt; &lt;pub&gt;Nexoft&lt;/pub&gt; &lt;dev&gt;SAS Sakata&lt;/dev&gt; &lt;genre&gt;Action&lt;/genre&gt; &lt;score&gt;3.1&lt;/score&gt; &lt;player&gt;1 Player&lt;/player&gt; &lt;story&gt;Take control of Warrior or Fighter (no difference between characters) as you rescue their mother Natasia from an evil scientist who tries to conquer Earth from his fortress Cyraid. Chase her captor across four stages containing multiple rooms, smashing blocks and kicking ladders to reach energy pods that reveal an exit to the next room. Enemies in each level take lives when they touch you. There are extra lives and upgrade pods that can be collected to increase speed, destroy dense blocks, jump, and even shoot missiles. Every couple of minutes, a large rock monster stomps his way on the scene respawning blocks previously destroyed, so be careful you don't occupy the same space. The stages also feature alternative paths and boss fights. Passwords allow you to resume at the beginning of each stage.&lt;/story&gt; &lt;/game&gt;</text:p>
          </table:table-cell>
        </table:table-row>
        <table:table-row table:style-name="ro1">
          <table:table-cell office:value-type="string">
            <text:p>Daedalian Opus (USA)</text:p>
          </table:table-cell>
          <table:table-cell office:value-type="float" office:value="1990">
            <text:p>1990</text:p>
          </table:table-cell>
          <table:table-cell office:value-type="string">
            <text:p>ESRB - E (Everyone)</text:p>
          </table:table-cell>
          <table:table-cell office:value-type="string">
            <text:p>Daedalian Opus </text:p>
          </table:table-cell>
          <table:table-cell office:value-type="string">
            <text:p>Vic Tokai, Inc.</text:p>
          </table:table-cell>
          <table:table-cell office:value-type="string">
            <text:p>Vic Tokai Corporation</text:p>
          </table:table-cell>
          <table:table-cell office:value-type="string">
            <text:p>Puzzle</text:p>
          </table:table-cell>
          <table:table-cell office:value-type="string">
            <text:p>2.5</text:p>
          </table:table-cell>
          <table:table-cell office:value-type="string">
            <text:p>1 Player</text:p>
          </table:table-cell>
          <table:table-cell office:value-type="string">
            <text:p>In this game you play as Daedaleanopus. <text:s/>Your mission is to solve puzzles. <text:s/>These puzzles consist of placing shaped pieces into a space and completely filling the area with all the pieces- sort of like Tetris except you try to fill up all the space on the board. <text:s/>Each puzzle is timed and after every puzzle you get a password so you can continue your game later.</text:p>
          </table:table-cell>
          <table:table-cell table:formula="of:=CONCATENATE(&quot;&lt;game name=&quot;;CHAR(34);[.A120];CHAR(34);&quot;&gt; &lt;year&gt;&quot;;[.B120];&quot;&lt;/year&gt; &lt;rating&gt;&quot;;[.C120];&quot;&lt;/rating&gt; &lt;title&gt;&quot;;[.D120];&quot;&lt;/title&gt; &lt;pub&gt;&quot;;[.E120];&quot;&lt;/pub&gt; &lt;dev&gt;&quot;;[.F120];&quot;&lt;/dev&gt; &lt;genre&gt;&quot;;[.G120];&quot;&lt;/genre&gt; &lt;score&gt;&quot;;[.H120];&quot;&lt;/score&gt; &lt;player&gt;&quot;;[.I120];&quot;&lt;/player&gt; &lt;story&gt;&quot;;[.J120];&quot;&lt;/story&gt; &lt;/game&gt;&quot;)" office:value-type="string" office:string-value="&lt;game name=&quot;Daedalian Opus (USA)&quot;&gt; &lt;year&gt;1990&lt;/year&gt; &lt;rating&gt;ESRB - E (Everyone)&lt;/rating&gt; &lt;title&gt;Daedalian Opus &lt;/title&gt; &lt;pub&gt;Vic Tokai, Inc.&lt;/pub&gt; &lt;dev&gt;Vic Tokai Corporation&lt;/dev&gt; &lt;genre&gt;Puzzle&lt;/genre&gt; &lt;score&gt;2.5&lt;/score&gt; &lt;player&gt;1 Player&lt;/player&gt; &lt;story&gt;In this game you play as Daedaleanopus.  Your mission is to solve puzzles.  These puzzles consist of placing shaped pieces into a space and completely filling the area with all the pieces- sort of like Tetris except you try to fill up all the space on the board.  Each puzzle is timed and after every puzzle you get a password so you can continue your game later.&lt;/story&gt; &lt;/game&gt;">
            <text:p>&lt;game name="Daedalian Opus (USA)"&gt; &lt;year&gt;1990&lt;/year&gt; &lt;rating&gt;ESRB - E (Everyone)&lt;/rating&gt; &lt;title&gt;Daedalian Opus &lt;/title&gt; &lt;pub&gt;Vic Tokai, Inc.&lt;/pub&gt; &lt;dev&gt;Vic Tokai Corporation&lt;/dev&gt; &lt;genre&gt;Puzzle&lt;/genre&gt; &lt;score&gt;2.5&lt;/score&gt; &lt;player&gt;1 Player&lt;/player&gt; &lt;story&gt;In this game you play as Daedaleanopus. <text:s/>Your mission is to solve puzzles. <text:s/>These puzzles consist of placing shaped pieces into a space and completely filling the area with all the pieces- sort of like Tetris except you try to fill up all the space on the board. <text:s/>Each puzzle is timed and after every puzzle you get a password so you can continue your game later.&lt;/story&gt; &lt;/game&gt;</text:p>
          </table:table-cell>
        </table:table-row>
        <table:table-row table:style-name="ro1">
          <table:table-cell office:value-type="string">
            <text:p>Daffy Duck (USA)</text:p>
          </table:table-cell>
          <table:table-cell office:value-type="float" office:value="1995">
            <text:p>1995</text:p>
          </table:table-cell>
          <table:table-cell office:value-type="string">
            <text:p>ESRB - E (Everyone)</text:p>
          </table:table-cell>
          <table:table-cell office:value-type="string">
            <text:p>Daffy Duck </text:p>
          </table:table-cell>
          <table:table-cell table:number-columns-repeated="2" office:value-type="string">
            <text:p>Sun Corporation</text:p>
          </table:table-cell>
          <table:table-cell office:value-type="string">
            <text:p>Platform</text:p>
          </table:table-cell>
          <table:table-cell office:value-type="string">
            <text:p>3.7</text:p>
          </table:table-cell>
          <table:table-cell office:value-type="string">
            <text:p>1 Player</text:p>
          </table:table-cell>
          <table:table-cell office:value-type="string">
            <text:p>Based on Chuck Jones' Looney Tunes character, Daffy Duck, Daffy Duck: The Marvin Missions sees Daffy in his quirky "Duck Dodgers" spin-off persona, also known as "Duck Dodgers in the 24th and 1/2 Century!".****In this game, Duck Dodgers sets out to stop Marvin the Martian from performing various notorious deeds, including destroying his beloved home-planet, Earth. There seems to be only one way to stop Marvin - and that's to destroy all five of his deadly machines!****Gameplay-wise, this is a standard platforming affair. However, you can also shoot at your enemies using an array of weapons, fly around with your jet-pack and defend enemy fire with your shield.</text:p>
          </table:table-cell>
          <table:table-cell table:formula="of:=CONCATENATE(&quot;&lt;game name=&quot;;CHAR(34);[.A121];CHAR(34);&quot;&gt; &lt;year&gt;&quot;;[.B121];&quot;&lt;/year&gt; &lt;rating&gt;&quot;;[.C121];&quot;&lt;/rating&gt; &lt;title&gt;&quot;;[.D121];&quot;&lt;/title&gt; &lt;pub&gt;&quot;;[.E121];&quot;&lt;/pub&gt; &lt;dev&gt;&quot;;[.F121];&quot;&lt;/dev&gt; &lt;genre&gt;&quot;;[.G121];&quot;&lt;/genre&gt; &lt;score&gt;&quot;;[.H121];&quot;&lt;/score&gt; &lt;player&gt;&quot;;[.I121];&quot;&lt;/player&gt; &lt;story&gt;&quot;;[.J121];&quot;&lt;/story&gt; &lt;/game&gt;&quot;)" office:value-type="string" office:string-value="&lt;game name=&quot;Daffy Duck (USA)&quot;&gt; &lt;year&gt;1995&lt;/year&gt; &lt;rating&gt;ESRB - E (Everyone)&lt;/rating&gt; &lt;title&gt;Daffy Duck &lt;/title&gt; &lt;pub&gt;Sun Corporation&lt;/pub&gt; &lt;dev&gt;Sun Corporation&lt;/dev&gt; &lt;genre&gt;Platform&lt;/genre&gt; &lt;score&gt;3.7&lt;/score&gt; &lt;player&gt;1 Player&lt;/player&gt; &lt;story&gt;Based on Chuck Jones' Looney Tunes character, Daffy Duck, Daffy Duck: The Marvin Missions sees Daffy in his quirky &quot;Duck Dodgers&quot; spin-off persona, also known as &quot;Duck Dodgers in the 24th and 1/2 Century!&quot;.****In this game, Duck Dodgers sets out to stop Marvin the Martian from performing various notorious deeds, including destroying his beloved home-planet, Earth. There seems to be only one way to stop Marvin - and that's to destroy all five of his deadly machines!****Gameplay-wise, this is a standard platforming affair. However, you can also shoot at your enemies using an array of weapons, fly around with your jet-pack and defend enemy fire with your shield.&lt;/story&gt; &lt;/game&gt;">
            <text:p>&lt;game name="Daffy Duck (USA)"&gt; &lt;year&gt;1995&lt;/year&gt; &lt;rating&gt;ESRB - E (Everyone)&lt;/rating&gt; &lt;title&gt;Daffy Duck &lt;/title&gt; &lt;pub&gt;Sun Corporation&lt;/pub&gt; &lt;dev&gt;Sun Corporation&lt;/dev&gt; &lt;genre&gt;Platform&lt;/genre&gt; &lt;score&gt;3.7&lt;/score&gt; &lt;player&gt;1 Player&lt;/player&gt; &lt;story&gt;Based on Chuck Jones' Looney Tunes character, Daffy Duck, Daffy Duck: The Marvin Missions sees Daffy in his quirky "Duck Dodgers" spin-off persona, also known as "Duck Dodgers in the 24th and 1/2 Century!".****In this game, Duck Dodgers sets out to stop Marvin the Martian from performing various notorious deeds, including destroying his beloved home-planet, Earth. There seems to be only one way to stop Marvin - and that's to destroy all five of his deadly machines!****Gameplay-wise, this is a standard platforming affair. However, you can also shoot at your enemies using an array of weapons, fly around with your jet-pack and defend enemy fire with your shield.&lt;/story&gt; &lt;/game&gt;</text:p>
          </table:table-cell>
        </table:table-row>
        <table:table-row table:style-name="ro1">
          <table:table-cell office:value-type="string">
            <text:p>Darkman (USA)</text:p>
          </table:table-cell>
          <table:table-cell office:value-type="float" office:value="1992">
            <text:p>1992</text:p>
          </table:table-cell>
          <table:table-cell office:value-type="string">
            <text:p>ESRB - E (Everyone)</text:p>
          </table:table-cell>
          <table:table-cell office:value-type="string">
            <text:p>Darkman </text:p>
          </table:table-cell>
          <table:table-cell table:number-columns-repeated="2" office:value-type="string">
            <text:p>Ocean Software Ltd.</text:p>
          </table:table-cell>
          <table:table-cell office:value-type="string">
            <text:p>Action</text:p>
          </table:table-cell>
          <table:table-cell office:value-type="string">
            <text:p>2.2</text:p>
          </table:table-cell>
          <table:table-cell office:value-type="string">
            <text:p>1 Player</text:p>
          </table:table-cell>
          <table:table-cell office:value-type="string">
            <text:p>Based on the film by Sam Raimi. <text:s/>You play Peyton Westlake, returned from the dead as the many faced "Darkman", seeking your revenge against mobster Robert G.Durant. <text:s text:c="2"/>Live through all the high spots of the movie - the breathtaking helicopter fight sequence - the skyscraper shoot-out - dice with death as you swing into heaving freeway traffic dangling from a helicopter.</text:p>
          </table:table-cell>
          <table:table-cell table:formula="of:=CONCATENATE(&quot;&lt;game name=&quot;;CHAR(34);[.A122];CHAR(34);&quot;&gt; &lt;year&gt;&quot;;[.B122];&quot;&lt;/year&gt; &lt;rating&gt;&quot;;[.C122];&quot;&lt;/rating&gt; &lt;title&gt;&quot;;[.D122];&quot;&lt;/title&gt; &lt;pub&gt;&quot;;[.E122];&quot;&lt;/pub&gt; &lt;dev&gt;&quot;;[.F122];&quot;&lt;/dev&gt; &lt;genre&gt;&quot;;[.G122];&quot;&lt;/genre&gt; &lt;score&gt;&quot;;[.H122];&quot;&lt;/score&gt; &lt;player&gt;&quot;;[.I122];&quot;&lt;/player&gt; &lt;story&gt;&quot;;[.J122];&quot;&lt;/story&gt; &lt;/game&gt;&quot;)" office:value-type="string" office:string-value="&lt;game name=&quot;Darkman (USA)&quot;&gt; &lt;year&gt;1992&lt;/year&gt; &lt;rating&gt;ESRB - E (Everyone)&lt;/rating&gt; &lt;title&gt;Darkman &lt;/title&gt; &lt;pub&gt;Ocean Software Ltd.&lt;/pub&gt; &lt;dev&gt;Ocean Software Ltd.&lt;/dev&gt; &lt;genre&gt;Action&lt;/genre&gt; &lt;score&gt;2.2&lt;/score&gt; &lt;player&gt;1 Player&lt;/player&gt; &lt;story&gt;Based on the film by Sam Raimi.  You play Peyton Westlake, returned from the dead as the many faced &quot;Darkman&quot;, seeking your revenge against mobster Robert G.Durant.   Live through all the high spots of the movie - the breathtaking helicopter fight sequence - the skyscraper shoot-out - dice with death as you swing into heaving freeway traffic dangling from a helicopter.&lt;/story&gt; &lt;/game&gt;">
            <text:p>&lt;game name="Darkman (USA)"&gt; &lt;year&gt;1992&lt;/year&gt; &lt;rating&gt;ESRB - E (Everyone)&lt;/rating&gt; &lt;title&gt;Darkman &lt;/title&gt; &lt;pub&gt;Ocean Software Ltd.&lt;/pub&gt; &lt;dev&gt;Ocean Software Ltd.&lt;/dev&gt; &lt;genre&gt;Action&lt;/genre&gt; &lt;score&gt;2.2&lt;/score&gt; &lt;player&gt;1 Player&lt;/player&gt; &lt;story&gt;Based on the film by Sam Raimi. <text:s/>You play Peyton Westlake, returned from the dead as the many faced "Darkman", seeking your revenge against mobster Robert G.Durant. <text:s text:c="2"/>Live through all the high spots of the movie - the breathtaking helicopter fight sequence - the skyscraper shoot-out - dice with death as you swing into heaving freeway traffic dangling from a helicopter.&lt;/story&gt; &lt;/game&gt;</text:p>
          </table:table-cell>
        </table:table-row>
        <table:table-row table:style-name="ro1">
          <table:table-cell office:value-type="string">
            <text:p>Darkwing Duck (USA)</text:p>
          </table:table-cell>
          <table:table-cell office:value-type="float" office:value="1993">
            <text:p>1993</text:p>
          </table:table-cell>
          <table:table-cell office:value-type="string">
            <text:p>ESRB - E (Everyone)</text:p>
          </table:table-cell>
          <table:table-cell office:value-type="string">
            <text:p>Darkwing Duck </text:p>
          </table:table-cell>
          <table:table-cell office:value-type="string">
            <text:p>Capcom U.S.A., Inc.</text:p>
          </table:table-cell>
          <table:table-cell office:value-type="string">
            <text:p>Capcom Co., Ltd.</text:p>
          </table:table-cell>
          <table:table-cell office:value-type="string">
            <text:p>Platform</text:p>
          </table:table-cell>
          <table:table-cell office:value-type="string">
            <text:p>3.7</text:p>
          </table:table-cell>
          <table:table-cell office:value-type="string">
            <text:p>1 Player</text:p>
          </table:table-cell>
          <table:table-cell office:value-type="string">
            <text:p>Darkwing Duck is a 2D 3rd person platform game featuring this Disney super-hero, friend of Lauchpad McQuack (the Duck Tales character who worked as a pilot for Scrooge McDuck).****As a decent super-hero, his role is to save the city from his enemies.****Graphics are cartoonish, like other Disney licenses developed by Capcom, but darker.****Gameplay is similar to Mega Man and Duck Tales, in the same jump and run style. Controls are easy to handle.</text:p>
          </table:table-cell>
          <table:table-cell table:formula="of:=CONCATENATE(&quot;&lt;game name=&quot;;CHAR(34);[.A123];CHAR(34);&quot;&gt; &lt;year&gt;&quot;;[.B123];&quot;&lt;/year&gt; &lt;rating&gt;&quot;;[.C123];&quot;&lt;/rating&gt; &lt;title&gt;&quot;;[.D123];&quot;&lt;/title&gt; &lt;pub&gt;&quot;;[.E123];&quot;&lt;/pub&gt; &lt;dev&gt;&quot;;[.F123];&quot;&lt;/dev&gt; &lt;genre&gt;&quot;;[.G123];&quot;&lt;/genre&gt; &lt;score&gt;&quot;;[.H123];&quot;&lt;/score&gt; &lt;player&gt;&quot;;[.I123];&quot;&lt;/player&gt; &lt;story&gt;&quot;;[.J123];&quot;&lt;/story&gt; &lt;/game&gt;&quot;)" office:value-type="string" office:string-value="&lt;game name=&quot;Darkwing Duck (USA)&quot;&gt; &lt;year&gt;1993&lt;/year&gt; &lt;rating&gt;ESRB - E (Everyone)&lt;/rating&gt; &lt;title&gt;Darkwing Duck &lt;/title&gt; &lt;pub&gt;Capcom U.S.A., Inc.&lt;/pub&gt; &lt;dev&gt;Capcom Co., Ltd.&lt;/dev&gt; &lt;genre&gt;Platform&lt;/genre&gt; &lt;score&gt;3.7&lt;/score&gt; &lt;player&gt;1 Player&lt;/player&gt; &lt;story&gt;Darkwing Duck is a 2D 3rd person platform game featuring this Disney super-hero, friend of Lauchpad McQuack (the Duck Tales character who worked as a pilot for Scrooge McDuck).****As a decent super-hero, his role is to save the city from his enemies.****Graphics are cartoonish, like other Disney licenses developed by Capcom, but darker.****Gameplay is similar to Mega Man and Duck Tales, in the same jump and run style. Controls are easy to handle.&lt;/story&gt; &lt;/game&gt;">
            <text:p>&lt;game name="Darkwing Duck (USA)"&gt; &lt;year&gt;1993&lt;/year&gt; &lt;rating&gt;ESRB - E (Everyone)&lt;/rating&gt; &lt;title&gt;Darkwing Duck &lt;/title&gt; &lt;pub&gt;Capcom U.S.A., Inc.&lt;/pub&gt; &lt;dev&gt;Capcom Co., Ltd.&lt;/dev&gt; &lt;genre&gt;Platform&lt;/genre&gt; &lt;score&gt;3.7&lt;/score&gt; &lt;player&gt;1 Player&lt;/player&gt; &lt;story&gt;Darkwing Duck is a 2D 3rd person platform game featuring this Disney super-hero, friend of Lauchpad McQuack (the Duck Tales character who worked as a pilot for Scrooge McDuck).****As a decent super-hero, his role is to save the city from his enemies.****Graphics are cartoonish, like other Disney licenses developed by Capcom, but darker.****Gameplay is similar to Mega Man and Duck Tales, in the same jump and run style. Controls are easy to handle.&lt;/story&gt; &lt;/game&gt;</text:p>
          </table:table-cell>
        </table:table-row>
        <table:table-row table:style-name="ro1">
          <table:table-cell office:value-type="string">
            <text:p>David Crane's The Rescue of Princess Blobette (USA)</text:p>
          </table:table-cell>
          <table:table-cell office:value-type="float" office:value="1991">
            <text:p>1991</text:p>
          </table:table-cell>
          <table:table-cell office:value-type="string">
            <text:p>ESRB - E (Everyone)</text:p>
          </table:table-cell>
          <table:table-cell office:value-type="string">
            <text:p>David Crane's The Rescue of Princess Blobette </text:p>
          </table:table-cell>
          <table:table-cell table:number-columns-repeated="2" office:value-type="string">
            <text:p>Absolute Entertainment, Inc.</text:p>
          </table:table-cell>
          <table:table-cell office:value-type="string">
            <text:p>Puzzle</text:p>
          </table:table-cell>
          <table:table-cell office:value-type="string">
            <text:p>2.5</text:p>
          </table:table-cell>
          <table:table-cell office:value-type="string">
            <text:p>1 Player</text:p>
          </table:table-cell>
          <table:table-cell office:value-type="string">
            <text:p>This unusual game is a mix of action and adventure. <text:s/>You control the Boy, who is accompanied by the very versatile Blob. <text:s/>Your goal, of course, is to rescue the Princess Blobette from a large castle. <text:s/>In order to do so, the Boy must use the Blob to get past the castle's many obstacles. <text:s/>The Blob is an extremely useful creature. By feeding it jelly beans, it will turn into useful things like a trampoline, ladder, or key.</text:p>
          </table:table-cell>
          <table:table-cell table:formula="of:=CONCATENATE(&quot;&lt;game name=&quot;;CHAR(34);[.A124];CHAR(34);&quot;&gt; &lt;year&gt;&quot;;[.B124];&quot;&lt;/year&gt; &lt;rating&gt;&quot;;[.C124];&quot;&lt;/rating&gt; &lt;title&gt;&quot;;[.D124];&quot;&lt;/title&gt; &lt;pub&gt;&quot;;[.E124];&quot;&lt;/pub&gt; &lt;dev&gt;&quot;;[.F124];&quot;&lt;/dev&gt; &lt;genre&gt;&quot;;[.G124];&quot;&lt;/genre&gt; &lt;score&gt;&quot;;[.H124];&quot;&lt;/score&gt; &lt;player&gt;&quot;;[.I124];&quot;&lt;/player&gt; &lt;story&gt;&quot;;[.J124];&quot;&lt;/story&gt; &lt;/game&gt;&quot;)" office:value-type="string" office:string-value="&lt;game name=&quot;David Crane's The Rescue of Princess Blobette (USA)&quot;&gt; &lt;year&gt;1991&lt;/year&gt; &lt;rating&gt;ESRB - E (Everyone)&lt;/rating&gt; &lt;title&gt;David Crane's The Rescue of Princess Blobette &lt;/title&gt; &lt;pub&gt;Absolute Entertainment, Inc.&lt;/pub&gt; &lt;dev&gt;Absolute Entertainment, Inc.&lt;/dev&gt; &lt;genre&gt;Puzzle&lt;/genre&gt; &lt;score&gt;2.5&lt;/score&gt; &lt;player&gt;1 Player&lt;/player&gt; &lt;story&gt;This unusual game is a mix of action and adventure.  You control the Boy, who is accompanied by the very versatile Blob.  Your goal, of course, is to rescue the Princess Blobette from a large castle.  In order to do so, the Boy must use the Blob to get past the castle's many obstacles.  The Blob is an extremely useful creature. By feeding it jelly beans, it will turn into useful things like a trampoline, ladder, or key.&lt;/story&gt; &lt;/game&gt;">
            <text:p>&lt;game name="David Crane's The Rescue of Princess Blobette (USA)"&gt; &lt;year&gt;1991&lt;/year&gt; &lt;rating&gt;ESRB - E (Everyone)&lt;/rating&gt; &lt;title&gt;David Crane's The Rescue of Princess Blobette &lt;/title&gt; &lt;pub&gt;Absolute Entertainment, Inc.&lt;/pub&gt; &lt;dev&gt;Absolute Entertainment, Inc.&lt;/dev&gt; &lt;genre&gt;Puzzle&lt;/genre&gt; &lt;score&gt;2.5&lt;/score&gt; &lt;player&gt;1 Player&lt;/player&gt; &lt;story&gt;This unusual game is a mix of action and adventure. <text:s/>You control the Boy, who is accompanied by the very versatile Blob. <text:s/>Your goal, of course, is to rescue the Princess Blobette from a large castle. <text:s/>In order to do so, the Boy must use the Blob to get past the castle's many obstacles. <text:s/>The Blob is an extremely useful creature. By feeding it jelly beans, it will turn into useful things like a trampoline, ladder, or key.&lt;/story&gt; &lt;/game&gt;</text:p>
          </table:table-cell>
        </table:table-row>
        <table:table-row table:style-name="ro1">
          <table:table-cell office:value-type="string">
            <text:p>Days of Thunder (USA, Europe)</text:p>
          </table:table-cell>
          <table:table-cell office:value-type="float" office:value="1992">
            <text:p>1992</text:p>
          </table:table-cell>
          <table:table-cell office:value-type="string">
            <text:p>ESRB - E (Everyone)</text:p>
          </table:table-cell>
          <table:table-cell office:value-type="string">
            <text:p>Days of Thunder </text:p>
          </table:table-cell>
          <table:table-cell office:value-type="string">
            <text:p>Mindscape, Inc.</text:p>
          </table:table-cell>
          <table:table-cell office:value-type="string">
            <text:p>Argonaut Software Ltd.</text:p>
          </table:table-cell>
          <table:table-cell office:value-type="string">
            <text:p>Driving</text:p>
          </table:table-cell>
          <table:table-cell office:value-type="string">
            <text:p>3.5</text:p>
          </table:table-cell>
          <table:table-cell office:value-type="string">
            <text:p>1 Player</text:p>
          </table:table-cell>
          <table:table-cell office:value-type="string">
            <text:p>Tom Cruise's film brought NASCAR racing to the masses, and Mindscape did the same for games players with this license. If you mentally change the driver names, it can be thought of as a recreation of real NASCAR racing rather than a direct recreation of the film. ****You play Cruise's Cole Trickle character (his name, like many of the others, is slightly different to that of a real NASCAR racer of the day) against your rivals on 8 tracks, based on real-life counterparts. The races are all on ovals, although the exact lengths, corner types and gradients are varied. <text:s/>This means that the ideal racing line on one track can put you into the wall on another. Qualifying is incorporated alongside the races themselves.****From times to times you'll have to pull into the pit stop area. When doing so, you control the five members of the pit crew. Loosing time on pit will make you loose positions at the race. The other racers, however, never pit.****The NES version has 3rd-Person perspective only.</text:p>
          </table:table-cell>
          <table:table-cell table:formula="of:=CONCATENATE(&quot;&lt;game name=&quot;;CHAR(34);[.A125];CHAR(34);&quot;&gt; &lt;year&gt;&quot;;[.B125];&quot;&lt;/year&gt; &lt;rating&gt;&quot;;[.C125];&quot;&lt;/rating&gt; &lt;title&gt;&quot;;[.D125];&quot;&lt;/title&gt; &lt;pub&gt;&quot;;[.E125];&quot;&lt;/pub&gt; &lt;dev&gt;&quot;;[.F125];&quot;&lt;/dev&gt; &lt;genre&gt;&quot;;[.G125];&quot;&lt;/genre&gt; &lt;score&gt;&quot;;[.H125];&quot;&lt;/score&gt; &lt;player&gt;&quot;;[.I125];&quot;&lt;/player&gt; &lt;story&gt;&quot;;[.J125];&quot;&lt;/story&gt; &lt;/game&gt;&quot;)" office:value-type="string" office:string-value="&lt;game name=&quot;Days of Thunder (USA, Europe)&quot;&gt; &lt;year&gt;1992&lt;/year&gt; &lt;rating&gt;ESRB - E (Everyone)&lt;/rating&gt; &lt;title&gt;Days of Thunder &lt;/title&gt; &lt;pub&gt;Mindscape, Inc.&lt;/pub&gt; &lt;dev&gt;Argonaut Software Ltd.&lt;/dev&gt; &lt;genre&gt;Driving&lt;/genre&gt; &lt;score&gt;3.5&lt;/score&gt; &lt;player&gt;1 Player&lt;/player&gt; &lt;story&gt;Tom Cruise's film brought NASCAR racing to the masses, and Mindscape did the same for games players with this license. If you mentally change the driver names, it can be thought of as a recreation of real NASCAR racing rather than a direct recreation of the film. ****You play Cruise's Cole Trickle character (his name, like many of the others, is slightly different to that of a real NASCAR racer of the day) against your rivals on 8 tracks, based on real-life counterparts. The races are all on ovals, although the exact lengths, corner types and gradients are varied.  This means that the ideal racing line on one track can put you into the wall on another. Qualifying is incorporated alongside the races themselves.****From times to times you'll have to pull into the pit stop area. When doing so, you control the five members of the pit crew. Loosing time on pit will make you loose positions at the race. The other racers, however, never pit.****The NES version has 3rd-Person perspective only.&lt;/story&gt; &lt;/game&gt;">
            <text:p>&lt;game name="Days of Thunder (USA, Europe)"&gt; &lt;year&gt;1992&lt;/year&gt; &lt;rating&gt;ESRB - E (Everyone)&lt;/rating&gt; &lt;title&gt;Days of Thunder &lt;/title&gt; &lt;pub&gt;Mindscape, Inc.&lt;/pub&gt; &lt;dev&gt;Argonaut Software Ltd.&lt;/dev&gt; &lt;genre&gt;Driving&lt;/genre&gt; &lt;score&gt;3.5&lt;/score&gt; &lt;player&gt;1 Player&lt;/player&gt; &lt;story&gt;Tom Cruise's film brought NASCAR racing to the masses, and Mindscape did the same for games players with this license. If you mentally change the driver names, it can be thought of as a recreation of real NASCAR racing rather than a direct recreation of the film. ****You play Cruise's Cole Trickle character (his name, like many of the others, is slightly different to that of a real NASCAR racer of the day) against your rivals on 8 tracks, based on real-life counterparts. The races are all on ovals, although the exact lengths, corner types and gradients are varied. <text:s/>This means that the ideal racing line on one track can put you into the wall on another. Qualifying is incorporated alongside the races themselves.****From times to times you'll have to pull into the pit stop area. When doing so, you control the five members of the pit crew. Loosing time on pit will make you loose positions at the race. The other racers, however, never pit.****The NES version has 3rd-Person perspective only.&lt;/story&gt; &lt;/game&gt;</text:p>
          </table:table-cell>
        </table:table-row>
        <table:table-row table:style-name="ro1">
          <table:table-cell office:value-type="string">
            <text:p>Dead Heat Scramble (USA)</text:p>
          </table:table-cell>
          <table:table-cell office:value-type="float" office:value="1990">
            <text:p>1990</text:p>
          </table:table-cell>
          <table:table-cell office:value-type="string">
            <text:p>ESRB - E (Everyone)</text:p>
          </table:table-cell>
          <table:table-cell office:value-type="string">
            <text:p>Dead Heat Scramble </text:p>
          </table:table-cell>
          <table:table-cell table:number-columns-repeated="2" office:value-type="string">
            <text:p>Copya System Ltd.</text:p>
          </table:table-cell>
          <table:table-cell office:value-type="string">
            <text:p>Driving</text:p>
          </table:table-cell>
          <table:table-cell office:value-type="string">
            <text:p>2.9</text:p>
          </table:table-cell>
          <table:table-cell office:value-type="string">
            <text:p>1 Player</text:p>
          </table:table-cell>
          <table:table-cell office:value-type="string">
            <text:p>Dead Heat Scramble is a relatively simple racing game. The player chooses between three cars (dune buggy, sand rail or off-road truck) and races against the clock while dodging obstacles like other cars or blockades. The ten courses, which have to be unlocked in a linear order, take place in a tube and are shown in a cross-sectional view from above. The cars can move left and right on the bend. Other than that there are also a few power-ups to collect on the way which bring advantages like a nitro boost.</text:p>
          </table:table-cell>
          <table:table-cell table:formula="of:=CONCATENATE(&quot;&lt;game name=&quot;;CHAR(34);[.A126];CHAR(34);&quot;&gt; &lt;year&gt;&quot;;[.B126];&quot;&lt;/year&gt; &lt;rating&gt;&quot;;[.C126];&quot;&lt;/rating&gt; &lt;title&gt;&quot;;[.D126];&quot;&lt;/title&gt; &lt;pub&gt;&quot;;[.E126];&quot;&lt;/pub&gt; &lt;dev&gt;&quot;;[.F126];&quot;&lt;/dev&gt; &lt;genre&gt;&quot;;[.G126];&quot;&lt;/genre&gt; &lt;score&gt;&quot;;[.H126];&quot;&lt;/score&gt; &lt;player&gt;&quot;;[.I126];&quot;&lt;/player&gt; &lt;story&gt;&quot;;[.J126];&quot;&lt;/story&gt; &lt;/game&gt;&quot;)" office:value-type="string" office:string-value="&lt;game name=&quot;Dead Heat Scramble (USA)&quot;&gt; &lt;year&gt;1990&lt;/year&gt; &lt;rating&gt;ESRB - E (Everyone)&lt;/rating&gt; &lt;title&gt;Dead Heat Scramble &lt;/title&gt; &lt;pub&gt;Copya System Ltd.&lt;/pub&gt; &lt;dev&gt;Copya System Ltd.&lt;/dev&gt; &lt;genre&gt;Driving&lt;/genre&gt; &lt;score&gt;2.9&lt;/score&gt; &lt;player&gt;1 Player&lt;/player&gt; &lt;story&gt;Dead Heat Scramble is a relatively simple racing game. The player chooses between three cars (dune buggy, sand rail or off-road truck) and races against the clock while dodging obstacles like other cars or blockades. The ten courses, which have to be unlocked in a linear order, take place in a tube and are shown in a cross-sectional view from above. The cars can move left and right on the bend. Other than that there are also a few power-ups to collect on the way which bring advantages like a nitro boost.&lt;/story&gt; &lt;/game&gt;">
            <text:p>&lt;game name="Dead Heat Scramble (USA)"&gt; &lt;year&gt;1990&lt;/year&gt; &lt;rating&gt;ESRB - E (Everyone)&lt;/rating&gt; &lt;title&gt;Dead Heat Scramble &lt;/title&gt; &lt;pub&gt;Copya System Ltd.&lt;/pub&gt; &lt;dev&gt;Copya System Ltd.&lt;/dev&gt; &lt;genre&gt;Driving&lt;/genre&gt; &lt;score&gt;2.9&lt;/score&gt; &lt;player&gt;1 Player&lt;/player&gt; &lt;story&gt;Dead Heat Scramble is a relatively simple racing game. The player chooses between three cars (dune buggy, sand rail or off-road truck) and races against the clock while dodging obstacles like other cars or blockades. The ten courses, which have to be unlocked in a linear order, take place in a tube and are shown in a cross-sectional view from above. The cars can move left and right on the bend. Other than that there are also a few power-ups to collect on the way which bring advantages like a nitro boost.&lt;/story&gt; &lt;/game&gt;</text:p>
          </table:table-cell>
        </table:table-row>
        <table:table-row table:style-name="ro1">
          <table:table-cell office:value-type="string">
            <text:p>Dennis the Menace (USA)</text:p>
          </table:table-cell>
          <table:table-cell office:value-type="float" office:value="1994">
            <text:p>1994</text:p>
          </table:table-cell>
          <table:table-cell office:value-type="string">
            <text:p>ESRB - E (Everyone)</text:p>
          </table:table-cell>
          <table:table-cell office:value-type="string">
            <text:p>Dennis the Menace </text:p>
          </table:table-cell>
          <table:table-cell office:value-type="string">
            <text:p>Ocean</text:p>
          </table:table-cell>
          <table:table-cell office:value-type="string">
            <text:p>Citizen Software</text:p>
          </table:table-cell>
          <table:table-cell office:value-type="string">
            <text:p>Platform</text:p>
          </table:table-cell>
          <table:table-cell office:value-type="string">
            <text:p>2.2</text:p>
          </table:table-cell>
          <table:table-cell office:value-type="string">
            <text:p>1 Player</text:p>
          </table:table-cell>
          <table:table-cell office:value-type="string">
            <text:p>Yipes! Grab your slingshot water pistol and peashooter. Mr. Wilson's valuable coin collection has been stolen! Dennis was only trying to help-he didn't mean to ruin Mr. Wilson's garden club party. But when Dennis is around one thing always seems to go wrong: EVERYTHING! Now his only chance to win back Mr. Wilson's friendship is to go after that thieving thug Switchblade Sam. If he can get out of Mr. Wilson's house Dennis will have to brave the weird woods the spooky sewers the adventure park and the crazed coach in the school gym before he even gets a shot at Sam. In this late-night escapade everyone he meets will be a menace to Dennis! </text:p>
          </table:table-cell>
          <table:table-cell table:formula="of:=CONCATENATE(&quot;&lt;game name=&quot;;CHAR(34);[.A127];CHAR(34);&quot;&gt; &lt;year&gt;&quot;;[.B127];&quot;&lt;/year&gt; &lt;rating&gt;&quot;;[.C127];&quot;&lt;/rating&gt; &lt;title&gt;&quot;;[.D127];&quot;&lt;/title&gt; &lt;pub&gt;&quot;;[.E127];&quot;&lt;/pub&gt; &lt;dev&gt;&quot;;[.F127];&quot;&lt;/dev&gt; &lt;genre&gt;&quot;;[.G127];&quot;&lt;/genre&gt; &lt;score&gt;&quot;;[.H127];&quot;&lt;/score&gt; &lt;player&gt;&quot;;[.I127];&quot;&lt;/player&gt; &lt;story&gt;&quot;;[.J127];&quot;&lt;/story&gt; &lt;/game&gt;&quot;)" office:value-type="string" office:string-value="&lt;game name=&quot;Dennis the Menace (USA)&quot;&gt; &lt;year&gt;1994&lt;/year&gt; &lt;rating&gt;ESRB - E (Everyone)&lt;/rating&gt; &lt;title&gt;Dennis the Menace &lt;/title&gt; &lt;pub&gt;Ocean&lt;/pub&gt; &lt;dev&gt;Citizen Software&lt;/dev&gt; &lt;genre&gt;Platform&lt;/genre&gt; &lt;score&gt;2.2&lt;/score&gt; &lt;player&gt;1 Player&lt;/player&gt; &lt;story&gt;Yipes! Grab your slingshot water pistol and peashooter. Mr. Wilson's valuable coin collection has been stolen! Dennis was only trying to help-he didn't mean to ruin Mr. Wilson's garden club party. But when Dennis is around one thing always seems to go wrong: EVERYTHING! Now his only chance to win back Mr. Wilson's friendship is to go after that thieving thug Switchblade Sam. If he can get out of Mr. Wilson's house Dennis will have to brave the weird woods the spooky sewers the adventure park and the crazed coach in the school gym before he even gets a shot at Sam. In this late-night escapade everyone he meets will be a menace to Dennis! &lt;/story&gt; &lt;/game&gt;">
            <text:p>&lt;game name="Dennis the Menace (USA)"&gt; &lt;year&gt;1994&lt;/year&gt; &lt;rating&gt;ESRB - E (Everyone)&lt;/rating&gt; &lt;title&gt;Dennis the Menace &lt;/title&gt; &lt;pub&gt;Ocean&lt;/pub&gt; &lt;dev&gt;Citizen Software&lt;/dev&gt; &lt;genre&gt;Platform&lt;/genre&gt; &lt;score&gt;2.2&lt;/score&gt; &lt;player&gt;1 Player&lt;/player&gt; &lt;story&gt;Yipes! Grab your slingshot water pistol and peashooter. Mr. Wilson's valuable coin collection has been stolen! Dennis was only trying to help-he didn't mean to ruin Mr. Wilson's garden club party. But when Dennis is around one thing always seems to go wrong: EVERYTHING! Now his only chance to win back Mr. Wilson's friendship is to go after that thieving thug Switchblade Sam. If he can get out of Mr. Wilson's house Dennis will have to brave the weird woods the spooky sewers the adventure park and the crazed coach in the school gym before he even gets a shot at Sam. In this late-night escapade everyone he meets will be a menace to Dennis! &lt;/story&gt; &lt;/game&gt;</text:p>
          </table:table-cell>
        </table:table-row>
        <table:table-row table:style-name="ro1">
          <table:table-cell office:value-type="string">
            <text:p>Desert Strike - Return to the Gulf (USA)</text:p>
          </table:table-cell>
          <table:table-cell office:value-type="float" office:value="1995">
            <text:p>1995</text:p>
          </table:table-cell>
          <table:table-cell office:value-type="string">
            <text:p>ESRB - E (Everyone)</text:p>
          </table:table-cell>
          <table:table-cell office:value-type="string">
            <text:p>Desert Strike - Return to the Gulf </text:p>
          </table:table-cell>
          <table:table-cell office:value-type="string">
            <text:p>Malibu Games</text:p>
          </table:table-cell>
          <table:table-cell office:value-type="string">
            <text:p>Electronic Arts, Inc.</text:p>
          </table:table-cell>
          <table:table-cell office:value-type="string">
            <text:p>Action</text:p>
          </table:table-cell>
          <table:table-cell office:value-type="string">
            <text:p>3.3</text:p>
          </table:table-cell>
          <table:table-cell office:value-type="string">
            <text:p>1 Player</text:p>
          </table:table-cell>
          <table:table-cell office:value-type="string">
            <text:p>The first game in the Strike series. A year after the Gulf War, a self styled General named Kilbaba (Muababa in the GBA version) takes over an Arab Emirate and threatens to start WWIII against its enemy in the West, the U.S. The whole world holds their breath as the President chooses you to destroy Kilbaba and his terrorist army before he launches a nuclear attack on the world!****You must fly an specially designed AH-64A Apache on a series of missions from rescuing MIAs, destroying power plants, to blowing apart SCUD missles! Take out his defenses while trying to find out Kilbaba's plans. Take on the Madman and forever rid this threat....in the desert!</text:p>
          </table:table-cell>
          <table:table-cell table:formula="of:=CONCATENATE(&quot;&lt;game name=&quot;;CHAR(34);[.A128];CHAR(34);&quot;&gt; &lt;year&gt;&quot;;[.B128];&quot;&lt;/year&gt; &lt;rating&gt;&quot;;[.C128];&quot;&lt;/rating&gt; &lt;title&gt;&quot;;[.D128];&quot;&lt;/title&gt; &lt;pub&gt;&quot;;[.E128];&quot;&lt;/pub&gt; &lt;dev&gt;&quot;;[.F128];&quot;&lt;/dev&gt; &lt;genre&gt;&quot;;[.G128];&quot;&lt;/genre&gt; &lt;score&gt;&quot;;[.H128];&quot;&lt;/score&gt; &lt;player&gt;&quot;;[.I128];&quot;&lt;/player&gt; &lt;story&gt;&quot;;[.J128];&quot;&lt;/story&gt; &lt;/game&gt;&quot;)" office:value-type="string" office:string-value="&lt;game name=&quot;Desert Strike - Return to the Gulf (USA)&quot;&gt; &lt;year&gt;1995&lt;/year&gt; &lt;rating&gt;ESRB - E (Everyone)&lt;/rating&gt; &lt;title&gt;Desert Strike - Return to the Gulf &lt;/title&gt; &lt;pub&gt;Malibu Games&lt;/pub&gt; &lt;dev&gt;Electronic Arts, Inc.&lt;/dev&gt; &lt;genre&gt;Action&lt;/genre&gt; &lt;score&gt;3.3&lt;/score&gt; &lt;player&gt;1 Player&lt;/player&gt; &lt;story&gt;The first game in the Strike series. A year after the Gulf War, a self styled General named Kilbaba (Muababa in the GBA version) takes over an Arab Emirate and threatens to start WWIII against its enemy in the West, the U.S. The whole world holds their breath as the President chooses you to destroy Kilbaba and his terrorist army before he launches a nuclear attack on the world!****You must fly an specially designed AH-64A Apache on a series of missions from rescuing MIAs, destroying power plants, to blowing apart SCUD missles! Take out his defenses while trying to find out Kilbaba's plans. Take on the Madman and forever rid this threat....in the desert!&lt;/story&gt; &lt;/game&gt;">
            <text:p>&lt;game name="Desert Strike - Return to the Gulf (USA)"&gt; &lt;year&gt;1995&lt;/year&gt; &lt;rating&gt;ESRB - E (Everyone)&lt;/rating&gt; &lt;title&gt;Desert Strike - Return to the Gulf &lt;/title&gt; &lt;pub&gt;Malibu Games&lt;/pub&gt; &lt;dev&gt;Electronic Arts, Inc.&lt;/dev&gt; &lt;genre&gt;Action&lt;/genre&gt; &lt;score&gt;3.3&lt;/score&gt; &lt;player&gt;1 Player&lt;/player&gt; &lt;story&gt;The first game in the Strike series. A year after the Gulf War, a self styled General named Kilbaba (Muababa in the GBA version) takes over an Arab Emirate and threatens to start WWIII against its enemy in the West, the U.S. The whole world holds their breath as the President chooses you to destroy Kilbaba and his terrorist army before he launches a nuclear attack on the world!****You must fly an specially designed AH-64A Apache on a series of missions from rescuing MIAs, destroying power plants, to blowing apart SCUD missles! Take out his defenses while trying to find out Kilbaba's plans. Take on the Madman and forever rid this threat....in the desert!&lt;/story&gt; &lt;/game&gt;</text:p>
          </table:table-cell>
        </table:table-row>
        <table:table-row table:style-name="ro1">
          <table:table-cell office:value-type="string">
            <text:p>Dexterity (USA, Europe)</text:p>
          </table:table-cell>
          <table:table-cell office:value-type="float" office:value="1990">
            <text:p>1990</text:p>
          </table:table-cell>
          <table:table-cell office:value-type="string">
            <text:p>ESRB - E (Everyone)</text:p>
          </table:table-cell>
          <table:table-cell office:value-type="string">
            <text:p>Dexterity </text:p>
          </table:table-cell>
          <table:table-cell office:value-type="string">
            <text:p>SNK Corporation of America</text:p>
          </table:table-cell>
          <table:table-cell office:value-type="string">
            <text:p>SNK Corporation</text:p>
          </table:table-cell>
          <table:table-cell office:value-type="string">
            <text:p>Puzzle</text:p>
          </table:table-cell>
          <table:table-cell office:value-type="string">
            <text:p>2.1</text:p>
          </table:table-cell>
          <table:table-cell office:value-type="string">
            <text:p>1-2 Players</text:p>
          </table:table-cell>
          <table:table-cell office:value-type="string">
            <text:p>Dexterity is a puzzle game with a 7x8 grid, each one filled with a tile or another item. The goal is to flip over all tiles within a time limit. This has to be triggered manually by pressing a button, but if there is another flipped tile on the field, all other tiles between the player's position and the other tile will flip, too. Some grids are filled with stationary blocks, moveable blocks (either pushing them normally or send them flying with a strong kick) and holes. <text:s/>There are also monsters which need to be avoided. All five of them have different behaviour patterns and have the ability to reverse already flipped tiles; some of them can even push blocks or destroy tiles. The monsters can be killed by using blocks against them: pushing them over the borders of the playfield or a hole will kill them. Alternatively they also can be trapped. Killed monsters slowly respawn at pre-defined spawn points; this takes place over several phases. In the "egg" phase, it can be picked up to kill another enemy with it. Another possible weapon are stunned enemies which stood on a multi-flipped row. <text:s/>When pushing blocks into a corner, they will disappear and transform into power ups, e.g. bonus points, extra time or a temporary stun of all enemies. A life is lost when an enemy is touched or the time runs out. When that happens, all flipped tiles stay flipped.</text:p>
          </table:table-cell>
          <table:table-cell table:formula="of:=CONCATENATE(&quot;&lt;game name=&quot;;CHAR(34);[.A129];CHAR(34);&quot;&gt; &lt;year&gt;&quot;;[.B129];&quot;&lt;/year&gt; &lt;rating&gt;&quot;;[.C129];&quot;&lt;/rating&gt; &lt;title&gt;&quot;;[.D129];&quot;&lt;/title&gt; &lt;pub&gt;&quot;;[.E129];&quot;&lt;/pub&gt; &lt;dev&gt;&quot;;[.F129];&quot;&lt;/dev&gt; &lt;genre&gt;&quot;;[.G129];&quot;&lt;/genre&gt; &lt;score&gt;&quot;;[.H129];&quot;&lt;/score&gt; &lt;player&gt;&quot;;[.I129];&quot;&lt;/player&gt; &lt;story&gt;&quot;;[.J129];&quot;&lt;/story&gt; &lt;/game&gt;&quot;)" office:value-type="string" office:string-value="&lt;game name=&quot;Dexterity (USA, Europe)&quot;&gt; &lt;year&gt;1990&lt;/year&gt; &lt;rating&gt;ESRB - E (Everyone)&lt;/rating&gt; &lt;title&gt;Dexterity &lt;/title&gt; &lt;pub&gt;SNK Corporation of America&lt;/pub&gt; &lt;dev&gt;SNK Corporation&lt;/dev&gt; &lt;genre&gt;Puzzle&lt;/genre&gt; &lt;score&gt;2.1&lt;/score&gt; &lt;player&gt;1-2 Players&lt;/player&gt; &lt;story&gt;Dexterity is a puzzle game with a 7x8 grid, each one filled with a tile or another item. The goal is to flip over all tiles within a time limit. This has to be triggered manually by pressing a button, but if there is another flipped tile on the field, all other tiles between the player's position and the other tile will flip, too. Some grids are filled with stationary blocks, moveable blocks (either pushing them normally or send them flying with a strong kick) and holes.  There are also monsters which need to be avoided. All five of them have different behaviour patterns and have the ability to reverse already flipped tiles; some of them can even push blocks or destroy tiles. The monsters can be killed by using blocks against them: pushing them over the borders of the playfield or a hole will kill them. Alternatively they also can be trapped. Killed monsters slowly respawn at pre-defined spawn points; this takes place over several phases. In the &quot;egg&quot; phase, it can be picked up to kill another enemy with it. Another possible weapon are stunned enemies which stood on a multi-flipped row.  When pushing blocks into a corner, they will disappear and transform into power ups, e.g. bonus points, extra time or a temporary stun of all enemies. A life is lost when an enemy is touched or the time runs out. When that happens, all flipped tiles stay flipped.&lt;/story&gt; &lt;/game&gt;">
            <text:p>&lt;game name="Dexterity (USA, Europe)"&gt; &lt;year&gt;1990&lt;/year&gt; &lt;rating&gt;ESRB - E (Everyone)&lt;/rating&gt; &lt;title&gt;Dexterity &lt;/title&gt; &lt;pub&gt;SNK Corporation of America&lt;/pub&gt; &lt;dev&gt;SNK Corporation&lt;/dev&gt; &lt;genre&gt;Puzzle&lt;/genre&gt; &lt;score&gt;2.1&lt;/score&gt; &lt;player&gt;1-2 Players&lt;/player&gt; &lt;story&gt;Dexterity is a puzzle game with a 7x8 grid, each one filled with a tile or another item. The goal is to flip over all tiles within a time limit. This has to be triggered manually by pressing a button, but if there is another flipped tile on the field, all other tiles between the player's position and the other tile will flip, too. Some grids are filled with stationary blocks, moveable blocks (either pushing them normally or send them flying with a strong kick) and holes. <text:s/>There are also monsters which need to be avoided. All five of them have different behaviour patterns and have the ability to reverse already flipped tiles; some of them can even push blocks or destroy tiles. The monsters can be killed by using blocks against them: pushing them over the borders of the playfield or a hole will kill them. Alternatively they also can be trapped. Killed monsters slowly respawn at pre-defined spawn points; this takes place over several phases. In the "egg" phase, it can be picked up to kill another enemy with it. Another possible weapon are stunned enemies which stood on a multi-flipped row. <text:s/>When pushing blocks into a corner, they will disappear and transform into power ups, e.g. bonus points, extra time or a temporary stun of all enemies. A life is lost when an enemy is touched or the time runs out. When that happens, all flipped tiles stay flipped.&lt;/story&gt; &lt;/game&gt;</text:p>
          </table:table-cell>
        </table:table-row>
        <table:table-row table:style-name="ro1">
          <table:table-cell office:value-type="string">
            <text:p>Dick Tracy (USA)</text:p>
          </table:table-cell>
          <table:table-cell office:value-type="float" office:value="1991">
            <text:p>1991</text:p>
          </table:table-cell>
          <table:table-cell office:value-type="string">
            <text:p>ESRB - E (Everyone)</text:p>
          </table:table-cell>
          <table:table-cell office:value-type="string">
            <text:p>Dick Tracy </text:p>
          </table:table-cell>
          <table:table-cell office:value-type="string">
            <text:p>Bandai America, Inc.</text:p>
          </table:table-cell>
          <table:table-cell office:value-type="string">
            <text:p>Realtime Associates, Inc.</text:p>
          </table:table-cell>
          <table:table-cell office:value-type="string">
            <text:p>Action</text:p>
          </table:table-cell>
          <table:table-cell office:value-type="string">
            <text:p>2.8</text:p>
          </table:table-cell>
          <table:table-cell office:value-type="string">
            <text:p>1 Player</text:p>
          </table:table-cell>
          <table:table-cell office:value-type="string">
            <text:p>Dick Tracy is based on the 1990 film of the same name. <text:s/>It bears a strong resemblance to the NES release, also from Bandai, but has different levels and lacks the driving and puzzle-solving elements.****Big Boy has escaped from jail and it's up to Detective Tracy to track him down. <text:s/>He must fight, shoot and jump his way through five levels of cronies to face the man himself. <text:s/>Some sections involve negotiating platforms and window sills far above the street, while others involve walking at street level while dodging safes that criminals attempt to drop on you from windows. <text:s/>In all cases, Dick can pummel enemies into submission with his fists or find and use a hand gun, tommy gun or tear gas. <text:s/>The weapons all have very limited ammunition.</text:p>
          </table:table-cell>
          <table:table-cell table:formula="of:=CONCATENATE(&quot;&lt;game name=&quot;;CHAR(34);[.A130];CHAR(34);&quot;&gt; &lt;year&gt;&quot;;[.B130];&quot;&lt;/year&gt; &lt;rating&gt;&quot;;[.C130];&quot;&lt;/rating&gt; &lt;title&gt;&quot;;[.D130];&quot;&lt;/title&gt; &lt;pub&gt;&quot;;[.E130];&quot;&lt;/pub&gt; &lt;dev&gt;&quot;;[.F130];&quot;&lt;/dev&gt; &lt;genre&gt;&quot;;[.G130];&quot;&lt;/genre&gt; &lt;score&gt;&quot;;[.H130];&quot;&lt;/score&gt; &lt;player&gt;&quot;;[.I130];&quot;&lt;/player&gt; &lt;story&gt;&quot;;[.J130];&quot;&lt;/story&gt; &lt;/game&gt;&quot;)" office:value-type="string" office:string-value="&lt;game name=&quot;Dick Tracy (USA)&quot;&gt; &lt;year&gt;1991&lt;/year&gt; &lt;rating&gt;ESRB - E (Everyone)&lt;/rating&gt; &lt;title&gt;Dick Tracy &lt;/title&gt; &lt;pub&gt;Bandai America, Inc.&lt;/pub&gt; &lt;dev&gt;Realtime Associates, Inc.&lt;/dev&gt; &lt;genre&gt;Action&lt;/genre&gt; &lt;score&gt;2.8&lt;/score&gt; &lt;player&gt;1 Player&lt;/player&gt; &lt;story&gt;Dick Tracy is based on the 1990 film of the same name.  It bears a strong resemblance to the NES release, also from Bandai, but has different levels and lacks the driving and puzzle-solving elements.****Big Boy has escaped from jail and it's up to Detective Tracy to track him down.  He must fight, shoot and jump his way through five levels of cronies to face the man himself.  Some sections involve negotiating platforms and window sills far above the street, while others involve walking at street level while dodging safes that criminals attempt to drop on you from windows.  In all cases, Dick can pummel enemies into submission with his fists or find and use a hand gun, tommy gun or tear gas.  The weapons all have very limited ammunition.&lt;/story&gt; &lt;/game&gt;">
            <text:p>&lt;game name="Dick Tracy (USA)"&gt; &lt;year&gt;1991&lt;/year&gt; &lt;rating&gt;ESRB - E (Everyone)&lt;/rating&gt; &lt;title&gt;Dick Tracy &lt;/title&gt; &lt;pub&gt;Bandai America, Inc.&lt;/pub&gt; &lt;dev&gt;Realtime Associates, Inc.&lt;/dev&gt; &lt;genre&gt;Action&lt;/genre&gt; &lt;score&gt;2.8&lt;/score&gt; &lt;player&gt;1 Player&lt;/player&gt; &lt;story&gt;Dick Tracy is based on the 1990 film of the same name. <text:s/>It bears a strong resemblance to the NES release, also from Bandai, but has different levels and lacks the driving and puzzle-solving elements.****Big Boy has escaped from jail and it's up to Detective Tracy to track him down. <text:s/>He must fight, shoot and jump his way through five levels of cronies to face the man himself. <text:s/>Some sections involve negotiating platforms and window sills far above the street, while others involve walking at street level while dodging safes that criminals attempt to drop on you from windows. <text:s/>In all cases, Dick can pummel enemies into submission with his fists or find and use a hand gun, tommy gun or tear gas. <text:s/>The weapons all have very limited ammunition.&lt;/story&gt; &lt;/game&gt;</text:p>
          </table:table-cell>
        </table:table-row>
        <table:table-row table:style-name="ro1">
          <table:table-cell office:value-type="string">
            <text:p>Dig Dug (USA)</text:p>
          </table:table-cell>
          <table:table-cell office:value-type="float" office:value="1992">
            <text:p>1992</text:p>
          </table:table-cell>
          <table:table-cell office:value-type="string">
            <text:p>ESRB - E (Everyone)</text:p>
          </table:table-cell>
          <table:table-cell office:value-type="string">
            <text:p>Dig Dug </text:p>
          </table:table-cell>
          <table:table-cell table:number-columns-repeated="2" office:value-type="string">
            <text:p>Namco Limited</text:p>
          </table:table-cell>
          <table:table-cell office:value-type="string">
            <text:p>Puzzle</text:p>
          </table:table-cell>
          <table:table-cell office:value-type="string">
            <text:p>3.5</text:p>
          </table:table-cell>
          <table:table-cell office:value-type="string">
            <text:p>1 Player</text:p>
          </table:table-cell>
          <table:table-cell office:value-type="string">
            <text:p>Dig Dug is a 1-2 player arcade game in which you have to use your shovel to dig your way through the earth. Stopping you from doing this are two monsters, called Pooka and Fygar, who will continually chase you around. The only weapon that you carry is an air pump, which you can use to inflate the monsters to the point where they explode. (if you start to inflate them but stop doing so, the monsters will get turned back to their normal selves.) Furthermore, rocks are scattered throughout the earth, and you can use these rocks to squash them. If the monsters do not find you for several seconds, they will eventually get turned into ghosts, which are able to walk through the earth. They are invincible and cannot be killed. From time to time, vegetables will appear in the center, and you can get these for points.</text:p>
          </table:table-cell>
          <table:table-cell table:formula="of:=CONCATENATE(&quot;&lt;game name=&quot;;CHAR(34);[.A131];CHAR(34);&quot;&gt; &lt;year&gt;&quot;;[.B131];&quot;&lt;/year&gt; &lt;rating&gt;&quot;;[.C131];&quot;&lt;/rating&gt; &lt;title&gt;&quot;;[.D131];&quot;&lt;/title&gt; &lt;pub&gt;&quot;;[.E131];&quot;&lt;/pub&gt; &lt;dev&gt;&quot;;[.F131];&quot;&lt;/dev&gt; &lt;genre&gt;&quot;;[.G131];&quot;&lt;/genre&gt; &lt;score&gt;&quot;;[.H131];&quot;&lt;/score&gt; &lt;player&gt;&quot;;[.I131];&quot;&lt;/player&gt; &lt;story&gt;&quot;;[.J131];&quot;&lt;/story&gt; &lt;/game&gt;&quot;)" office:value-type="string" office:string-value="&lt;game name=&quot;Dig Dug (USA)&quot;&gt; &lt;year&gt;1992&lt;/year&gt; &lt;rating&gt;ESRB - E (Everyone)&lt;/rating&gt; &lt;title&gt;Dig Dug &lt;/title&gt; &lt;pub&gt;Namco Limited&lt;/pub&gt; &lt;dev&gt;Namco Limited&lt;/dev&gt; &lt;genre&gt;Puzzle&lt;/genre&gt; &lt;score&gt;3.5&lt;/score&gt; &lt;player&gt;1 Player&lt;/player&gt; &lt;story&gt;Dig Dug is a 1-2 player arcade game in which you have to use your shovel to dig your way through the earth. Stopping you from doing this are two monsters, called Pooka and Fygar, who will continually chase you around. The only weapon that you carry is an air pump, which you can use to inflate the monsters to the point where they explode. (if you start to inflate them but stop doing so, the monsters will get turned back to their normal selves.) Furthermore, rocks are scattered throughout the earth, and you can use these rocks to squash them. If the monsters do not find you for several seconds, they will eventually get turned into ghosts, which are able to walk through the earth. They are invincible and cannot be killed. From time to time, vegetables will appear in the center, and you can get these for points.&lt;/story&gt; &lt;/game&gt;">
            <text:p>&lt;game name="Dig Dug (USA)"&gt; &lt;year&gt;1992&lt;/year&gt; &lt;rating&gt;ESRB - E (Everyone)&lt;/rating&gt; &lt;title&gt;Dig Dug &lt;/title&gt; &lt;pub&gt;Namco Limited&lt;/pub&gt; &lt;dev&gt;Namco Limited&lt;/dev&gt; &lt;genre&gt;Puzzle&lt;/genre&gt; &lt;score&gt;3.5&lt;/score&gt; &lt;player&gt;1 Player&lt;/player&gt; &lt;story&gt;Dig Dug is a 1-2 player arcade game in which you have to use your shovel to dig your way through the earth. Stopping you from doing this are two monsters, called Pooka and Fygar, who will continually chase you around. The only weapon that you carry is an air pump, which you can use to inflate the monsters to the point where they explode. (if you start to inflate them but stop doing so, the monsters will get turned back to their normal selves.) Furthermore, rocks are scattered throughout the earth, and you can use these rocks to squash them. If the monsters do not find you for several seconds, they will eventually get turned into ghosts, which are able to walk through the earth. They are invincible and cannot be killed. From time to time, vegetables will appear in the center, and you can get these for points.&lt;/story&gt; &lt;/game&gt;</text:p>
          </table:table-cell>
        </table:table-row>
        <table:table-row table:style-name="ro1">
          <table:table-cell office:value-type="string">
            <text:p>Donkey Kong (World) (Rev A)</text:p>
          </table:table-cell>
          <table:table-cell office:value-type="float" office:value="1994">
            <text:p>1994</text:p>
          </table:table-cell>
          <table:table-cell office:value-type="string">
            <text:p>ESRB - E (Everyone)</text:p>
          </table:table-cell>
          <table:table-cell office:value-type="string">
            <text:p>Donkey Kong </text:p>
          </table:table-cell>
          <table:table-cell table:number-columns-repeated="2" office:value-type="string">
            <text:p>Nintendo of America Inc.</text:p>
          </table:table-cell>
          <table:table-cell office:value-type="string">
            <text:p>Platform</text:p>
          </table:table-cell>
          <table:table-cell office:value-type="string">
            <text:p>4.0</text:p>
          </table:table-cell>
          <table:table-cell office:value-type="string">
            <text:p>1 Player</text:p>
          </table:table-cell>
          <table:table-cell office:value-type="string">
            <text:p>The big ape has returned in this update of the classic Nintendo arcade game. Although at first it appears to be just a port, the familiar levels from the arcade game are just a prelude to the real platform jumping adventure. Instead of rescuing Pauline at the end of the fourth level, Donkey Kong makes off with her once again!****There are 96 levels spread out over 12 worlds. These levels are much more complex than the originals, featuring scrolling backgrounds, numerous objects to collect, and enemies to avoid. Along the way, you will encounter several "boss" style battles with Donkey Kong, as well.</text:p>
          </table:table-cell>
          <table:table-cell table:formula="of:=CONCATENATE(&quot;&lt;game name=&quot;;CHAR(34);[.A132];CHAR(34);&quot;&gt; &lt;year&gt;&quot;;[.B132];&quot;&lt;/year&gt; &lt;rating&gt;&quot;;[.C132];&quot;&lt;/rating&gt; &lt;title&gt;&quot;;[.D132];&quot;&lt;/title&gt; &lt;pub&gt;&quot;;[.E132];&quot;&lt;/pub&gt; &lt;dev&gt;&quot;;[.F132];&quot;&lt;/dev&gt; &lt;genre&gt;&quot;;[.G132];&quot;&lt;/genre&gt; &lt;score&gt;&quot;;[.H132];&quot;&lt;/score&gt; &lt;player&gt;&quot;;[.I132];&quot;&lt;/player&gt; &lt;story&gt;&quot;;[.J132];&quot;&lt;/story&gt; &lt;/game&gt;&quot;)" office:value-type="string" office:string-value="&lt;game name=&quot;Donkey Kong (World) (Rev A)&quot;&gt; &lt;year&gt;1994&lt;/year&gt; &lt;rating&gt;ESRB - E (Everyone)&lt;/rating&gt; &lt;title&gt;Donkey Kong &lt;/title&gt; &lt;pub&gt;Nintendo of America Inc.&lt;/pub&gt; &lt;dev&gt;Nintendo of America Inc.&lt;/dev&gt; &lt;genre&gt;Platform&lt;/genre&gt; &lt;score&gt;4.0&lt;/score&gt; &lt;player&gt;1 Player&lt;/player&gt; &lt;story&gt;The big ape has returned in this update of the classic Nintendo arcade game. Although at first it appears to be just a port, the familiar levels from the arcade game are just a prelude to the real platform jumping adventure. Instead of rescuing Pauline at the end of the fourth level, Donkey Kong makes off with her once again!****There are 96 levels spread out over 12 worlds. These levels are much more complex than the originals, featuring scrolling backgrounds, numerous objects to collect, and enemies to avoid. Along the way, you will encounter several &quot;boss&quot; style battles with Donkey Kong, as well.&lt;/story&gt; &lt;/game&gt;">
            <text:p>&lt;game name="Donkey Kong (World) (Rev A)"&gt; &lt;year&gt;1994&lt;/year&gt; &lt;rating&gt;ESRB - E (Everyone)&lt;/rating&gt; &lt;title&gt;Donkey Kong &lt;/title&gt; &lt;pub&gt;Nintendo of America Inc.&lt;/pub&gt; &lt;dev&gt;Nintendo of America Inc.&lt;/dev&gt; &lt;genre&gt;Platform&lt;/genre&gt; &lt;score&gt;4.0&lt;/score&gt; &lt;player&gt;1 Player&lt;/player&gt; &lt;story&gt;The big ape has returned in this update of the classic Nintendo arcade game. Although at first it appears to be just a port, the familiar levels from the arcade game are just a prelude to the real platform jumping adventure. Instead of rescuing Pauline at the end of the fourth level, Donkey Kong makes off with her once again!****There are 96 levels spread out over 12 worlds. These levels are much more complex than the originals, featuring scrolling backgrounds, numerous objects to collect, and enemies to avoid. Along the way, you will encounter several "boss" style battles with Donkey Kong, as well.&lt;/story&gt; &lt;/game&gt;</text:p>
          </table:table-cell>
        </table:table-row>
        <table:table-row table:style-name="ro1">
          <table:table-cell office:value-type="string">
            <text:p>Donkey Kong Land (USA, Europe)</text:p>
          </table:table-cell>
          <table:table-cell office:value-type="float" office:value="1995">
            <text:p>1995</text:p>
          </table:table-cell>
          <table:table-cell office:value-type="string">
            <text:p>ESRB - E (Everyone)</text:p>
          </table:table-cell>
          <table:table-cell office:value-type="string">
            <text:p>Donkey Kong Land </text:p>
          </table:table-cell>
          <table:table-cell office:value-type="string">
            <text:p>Nintendo of America Inc.</text:p>
          </table:table-cell>
          <table:table-cell office:value-type="string">
            <text:p>Rare, Ltd.</text:p>
          </table:table-cell>
          <table:table-cell office:value-type="string">
            <text:p>Platform</text:p>
          </table:table-cell>
          <table:table-cell office:value-type="string">
            <text:p>3.8</text:p>
          </table:table-cell>
          <table:table-cell office:value-type="string">
            <text:p>1 Player</text:p>
          </table:table-cell>
          <table:table-cell office:value-type="string">
            <text:p>In a modifiication of Donkey Kong Country, Donkey Kong teams up with his buddy Diddy for new adventures and gorilla antics. Facing high-flying pigs, killer bees, and reptilian Kremlings, the simian duo swings back into action on the Game Boy. The two Kongs each have similar abilities when compared to the SNES game. This game isn't exactly a remake of DKC; for instance, there are new levels and enemies, and Candy Kong does not save your game: instead you must collect all four Kong letters.</text:p>
          </table:table-cell>
          <table:table-cell table:formula="of:=CONCATENATE(&quot;&lt;game name=&quot;;CHAR(34);[.A133];CHAR(34);&quot;&gt; &lt;year&gt;&quot;;[.B133];&quot;&lt;/year&gt; &lt;rating&gt;&quot;;[.C133];&quot;&lt;/rating&gt; &lt;title&gt;&quot;;[.D133];&quot;&lt;/title&gt; &lt;pub&gt;&quot;;[.E133];&quot;&lt;/pub&gt; &lt;dev&gt;&quot;;[.F133];&quot;&lt;/dev&gt; &lt;genre&gt;&quot;;[.G133];&quot;&lt;/genre&gt; &lt;score&gt;&quot;;[.H133];&quot;&lt;/score&gt; &lt;player&gt;&quot;;[.I133];&quot;&lt;/player&gt; &lt;story&gt;&quot;;[.J133];&quot;&lt;/story&gt; &lt;/game&gt;&quot;)" office:value-type="string" office:string-value="&lt;game name=&quot;Donkey Kong Land (USA, Europe)&quot;&gt; &lt;year&gt;1995&lt;/year&gt; &lt;rating&gt;ESRB - E (Everyone)&lt;/rating&gt; &lt;title&gt;Donkey Kong Land &lt;/title&gt; &lt;pub&gt;Nintendo of America Inc.&lt;/pub&gt; &lt;dev&gt;Rare, Ltd.&lt;/dev&gt; &lt;genre&gt;Platform&lt;/genre&gt; &lt;score&gt;3.8&lt;/score&gt; &lt;player&gt;1 Player&lt;/player&gt; &lt;story&gt;In a modifiication of Donkey Kong Country, Donkey Kong teams up with his buddy Diddy for new adventures and gorilla antics. Facing high-flying pigs, killer bees, and reptilian Kremlings, the simian duo swings back into action on the Game Boy. The two Kongs each have similar abilities when compared to the SNES game. This game isn't exactly a remake of DKC; for instance, there are new levels and enemies, and Candy Kong does not save your game: instead you must collect all four Kong letters.&lt;/story&gt; &lt;/game&gt;">
            <text:p>&lt;game name="Donkey Kong Land (USA, Europe)"&gt; &lt;year&gt;1995&lt;/year&gt; &lt;rating&gt;ESRB - E (Everyone)&lt;/rating&gt; &lt;title&gt;Donkey Kong Land &lt;/title&gt; &lt;pub&gt;Nintendo of America Inc.&lt;/pub&gt; &lt;dev&gt;Rare, Ltd.&lt;/dev&gt; &lt;genre&gt;Platform&lt;/genre&gt; &lt;score&gt;3.8&lt;/score&gt; &lt;player&gt;1 Player&lt;/player&gt; &lt;story&gt;In a modifiication of Donkey Kong Country, Donkey Kong teams up with his buddy Diddy for new adventures and gorilla antics. Facing high-flying pigs, killer bees, and reptilian Kremlings, the simian duo swings back into action on the Game Boy. The two Kongs each have similar abilities when compared to the SNES game. This game isn't exactly a remake of DKC; for instance, there are new levels and enemies, and Candy Kong does not save your game: instead you must collect all four Kong letters.&lt;/story&gt; &lt;/game&gt;</text:p>
          </table:table-cell>
        </table:table-row>
        <table:table-row table:style-name="ro1">
          <table:table-cell office:value-type="string">
            <text:p>Donkey Kong Land 2 (USA, Europe)</text:p>
          </table:table-cell>
          <table:table-cell office:value-type="float" office:value="1996">
            <text:p>1996</text:p>
          </table:table-cell>
          <table:table-cell office:value-type="string">
            <text:p>ESRB - E (Everyone)</text:p>
          </table:table-cell>
          <table:table-cell office:value-type="string">
            <text:p>Donkey Kong Land 2 </text:p>
          </table:table-cell>
          <table:table-cell office:value-type="string">
            <text:p>Nintendo of America Inc.</text:p>
          </table:table-cell>
          <table:table-cell office:value-type="string">
            <text:p>Rare, Ltd.</text:p>
          </table:table-cell>
          <table:table-cell office:value-type="string">
            <text:p>Platform</text:p>
          </table:table-cell>
          <table:table-cell office:value-type="string">
            <text:p>3.8</text:p>
          </table:table-cell>
          <table:table-cell office:value-type="string">
            <text:p>1 Player</text:p>
          </table:table-cell>
          <table:table-cell office:value-type="string">
            <text:p>Donkey Kong has been captured by the evil Kaptain K. Rool. Diddy and Dixie must make their way through more side-scrolling levels in this Game Boy adventure. Fortunately, they will have plenty of help along the way from their friends.****Like Donkey Kong Land, all the graphics in this game are pre-rendered three dimensional models. <text:s/>Gameplay is similar also, and consists of much platform jumping and banana collecting.</text:p>
          </table:table-cell>
          <table:table-cell table:formula="of:=CONCATENATE(&quot;&lt;game name=&quot;;CHAR(34);[.A134];CHAR(34);&quot;&gt; &lt;year&gt;&quot;;[.B134];&quot;&lt;/year&gt; &lt;rating&gt;&quot;;[.C134];&quot;&lt;/rating&gt; &lt;title&gt;&quot;;[.D134];&quot;&lt;/title&gt; &lt;pub&gt;&quot;;[.E134];&quot;&lt;/pub&gt; &lt;dev&gt;&quot;;[.F134];&quot;&lt;/dev&gt; &lt;genre&gt;&quot;;[.G134];&quot;&lt;/genre&gt; &lt;score&gt;&quot;;[.H134];&quot;&lt;/score&gt; &lt;player&gt;&quot;;[.I134];&quot;&lt;/player&gt; &lt;story&gt;&quot;;[.J134];&quot;&lt;/story&gt; &lt;/game&gt;&quot;)" office:value-type="string" office:string-value="&lt;game name=&quot;Donkey Kong Land 2 (USA, Europe)&quot;&gt; &lt;year&gt;1996&lt;/year&gt; &lt;rating&gt;ESRB - E (Everyone)&lt;/rating&gt; &lt;title&gt;Donkey Kong Land 2 &lt;/title&gt; &lt;pub&gt;Nintendo of America Inc.&lt;/pub&gt; &lt;dev&gt;Rare, Ltd.&lt;/dev&gt; &lt;genre&gt;Platform&lt;/genre&gt; &lt;score&gt;3.8&lt;/score&gt; &lt;player&gt;1 Player&lt;/player&gt; &lt;story&gt;Donkey Kong has been captured by the evil Kaptain K. Rool. Diddy and Dixie must make their way through more side-scrolling levels in this Game Boy adventure. Fortunately, they will have plenty of help along the way from their friends.****Like Donkey Kong Land, all the graphics in this game are pre-rendered three dimensional models.  Gameplay is similar also, and consists of much platform jumping and banana collecting.&lt;/story&gt; &lt;/game&gt;">
            <text:p>&lt;game name="Donkey Kong Land 2 (USA, Europe)"&gt; &lt;year&gt;1996&lt;/year&gt; &lt;rating&gt;ESRB - E (Everyone)&lt;/rating&gt; &lt;title&gt;Donkey Kong Land 2 &lt;/title&gt; &lt;pub&gt;Nintendo of America Inc.&lt;/pub&gt; &lt;dev&gt;Rare, Ltd.&lt;/dev&gt; &lt;genre&gt;Platform&lt;/genre&gt; &lt;score&gt;3.8&lt;/score&gt; &lt;player&gt;1 Player&lt;/player&gt; &lt;story&gt;Donkey Kong has been captured by the evil Kaptain K. Rool. Diddy and Dixie must make their way through more side-scrolling levels in this Game Boy adventure. Fortunately, they will have plenty of help along the way from their friends.****Like Donkey Kong Land, all the graphics in this game are pre-rendered three dimensional models. <text:s/>Gameplay is similar also, and consists of much platform jumping and banana collecting.&lt;/story&gt; &lt;/game&gt;</text:p>
          </table:table-cell>
        </table:table-row>
        <table:table-row table:style-name="ro1">
          <table:table-cell office:value-type="string">
            <text:p>Donkey Kong Land III (USA, Europe) (Rev A)</text:p>
          </table:table-cell>
          <table:table-cell office:value-type="float" office:value="1997">
            <text:p>1997</text:p>
          </table:table-cell>
          <table:table-cell office:value-type="string">
            <text:p>ESRB - E (Everyone)</text:p>
          </table:table-cell>
          <table:table-cell office:value-type="string">
            <text:p>Donkey Kong Land III </text:p>
          </table:table-cell>
          <table:table-cell office:value-type="string">
            <text:p>Nintendo of America Inc.</text:p>
          </table:table-cell>
          <table:table-cell office:value-type="string">
            <text:p>Rare, Ltd.</text:p>
          </table:table-cell>
          <table:table-cell office:value-type="string">
            <text:p>Platform</text:p>
          </table:table-cell>
          <table:table-cell office:value-type="string">
            <text:p>3.4</text:p>
          </table:table-cell>
          <table:table-cell office:value-type="string">
            <text:p>1 Player</text:p>
          </table:table-cell>
          <table:table-cell office:value-type="string">
            <text:p>DK and Diddy Kong have left in search of The Lost World after hearing of a contest to find it on the radio. <text:s/>This leaves Dixie stuck with minding her baby cousin Kiddy Kong. <text:s/>Frustrated at this, she decides to take Kiddy with her and find The Lost World before everyone else!****As with Donkey Kong Country 3: Dixie Kong's Double Trouble!, Dixie Kong takes the lead in the third chapter of the Donkey Kong Land series. Dixie can glide using her hair, and carries barrels over her head. <text:s/>Her partner is the heavy Kiddy, who carries barrels in front of him, and can jump a bit further by somersaulting over platform edges first.****There are also special animal friends that can help the two primates out. <text:s/>Ellie the Elephant can shoot water at enemies, while Enguarde the Swordfish can glide through water with ease. Squawks the Parrot can fly and spit eggs, and Squitter the Spider can shoot webbing as well as use it to create new platforms.****Each level has Bonus Coins and DK Coins tucked well away in the levels. <text:s/>While it's possible to gain an ending without these, to complete the game properly, players must seek them all out and unlock levels of the fabled 'Lost World'. <text:s/>A new feature to the game series is a Time Attack mode - once players finish the game, they can attempt to beat the best time for certain levels.</text:p>
          </table:table-cell>
          <table:table-cell table:formula="of:=CONCATENATE(&quot;&lt;game name=&quot;;CHAR(34);[.A135];CHAR(34);&quot;&gt; &lt;year&gt;&quot;;[.B135];&quot;&lt;/year&gt; &lt;rating&gt;&quot;;[.C135];&quot;&lt;/rating&gt; &lt;title&gt;&quot;;[.D135];&quot;&lt;/title&gt; &lt;pub&gt;&quot;;[.E135];&quot;&lt;/pub&gt; &lt;dev&gt;&quot;;[.F135];&quot;&lt;/dev&gt; &lt;genre&gt;&quot;;[.G135];&quot;&lt;/genre&gt; &lt;score&gt;&quot;;[.H135];&quot;&lt;/score&gt; &lt;player&gt;&quot;;[.I135];&quot;&lt;/player&gt; &lt;story&gt;&quot;;[.J135];&quot;&lt;/story&gt; &lt;/game&gt;&quot;)" office:value-type="string" office:string-value="&lt;game name=&quot;Donkey Kong Land III (USA, Europe) (Rev A)&quot;&gt; &lt;year&gt;1997&lt;/year&gt; &lt;rating&gt;ESRB - E (Everyone)&lt;/rating&gt; &lt;title&gt;Donkey Kong Land III &lt;/title&gt; &lt;pub&gt;Nintendo of America Inc.&lt;/pub&gt; &lt;dev&gt;Rare, Ltd.&lt;/dev&gt; &lt;genre&gt;Platform&lt;/genre&gt; &lt;score&gt;3.4&lt;/score&gt; &lt;player&gt;1 Player&lt;/player&gt; &lt;story&gt;DK and Diddy Kong have left in search of The Lost World after hearing of a contest to find it on the radio.  This leaves Dixie stuck with minding her baby cousin Kiddy Kong.  Frustrated at this, she decides to take Kiddy with her and find The Lost World before everyone else!****As with Donkey Kong Country 3: Dixie Kong's Double Trouble!, Dixie Kong takes the lead in the third chapter of the Donkey Kong Land series. Dixie can glide using her hair, and carries barrels over her head.  Her partner is the heavy Kiddy, who carries barrels in front of him, and can jump a bit further by somersaulting over platform edges first.****There are also special animal friends that can help the two primates out.  Ellie the Elephant can shoot water at enemies, while Enguarde the Swordfish can glide through water with ease. Squawks the Parrot can fly and spit eggs, and Squitter the Spider can shoot webbing as well as use it to create new platforms.****Each level has Bonus Coins and DK Coins tucked well away in the levels.  While it's possible to gain an ending without these, to complete the game properly, players must seek them all out and unlock levels of the fabled 'Lost World'.  A new feature to the game series is a Time Attack mode - once players finish the game, they can attempt to beat the best time for certain levels.&lt;/story&gt; &lt;/game&gt;">
            <text:p>&lt;game name="Donkey Kong Land III (USA, Europe) (Rev A)"&gt; &lt;year&gt;1997&lt;/year&gt; &lt;rating&gt;ESRB - E (Everyone)&lt;/rating&gt; &lt;title&gt;Donkey Kong Land III &lt;/title&gt; &lt;pub&gt;Nintendo of America Inc.&lt;/pub&gt; &lt;dev&gt;Rare, Ltd.&lt;/dev&gt; &lt;genre&gt;Platform&lt;/genre&gt; &lt;score&gt;3.4&lt;/score&gt; &lt;player&gt;1 Player&lt;/player&gt; &lt;story&gt;DK and Diddy Kong have left in search of The Lost World after hearing of a contest to find it on the radio. <text:s/>This leaves Dixie stuck with minding her baby cousin Kiddy Kong. <text:s/>Frustrated at this, she decides to take Kiddy with her and find The Lost World before everyone else!****As with Donkey Kong Country 3: Dixie Kong's Double Trouble!, Dixie Kong takes the lead in the third chapter of the Donkey Kong Land series. Dixie can glide using her hair, and carries barrels over her head. <text:s/>Her partner is the heavy Kiddy, who carries barrels in front of him, and can jump a bit further by somersaulting over platform edges first.****There are also special animal friends that can help the two primates out. <text:s/>Ellie the Elephant can shoot water at enemies, while Enguarde the Swordfish can glide through water with ease. Squawks the Parrot can fly and spit eggs, and Squitter the Spider can shoot webbing as well as use it to create new platforms.****Each level has Bonus Coins and DK Coins tucked well away in the levels. <text:s/>While it's possible to gain an ending without these, to complete the game properly, players must seek them all out and unlock levels of the fabled 'Lost World'. <text:s/>A new feature to the game series is a Time Attack mode - once players finish the game, they can attempt to beat the best time for certain levels.&lt;/story&gt; &lt;/game&gt;</text:p>
          </table:table-cell>
        </table:table-row>
        <table:table-row table:style-name="ro1">
          <table:table-cell office:value-type="string">
            <text:p>Double Dragon (USA, Europe)</text:p>
          </table:table-cell>
          <table:table-cell office:value-type="float" office:value="1990">
            <text:p>1990</text:p>
          </table:table-cell>
          <table:table-cell office:value-type="string">
            <text:p>ESRB - E (Everyone)</text:p>
          </table:table-cell>
          <table:table-cell office:value-type="string">
            <text:p>Double Dragon </text:p>
          </table:table-cell>
          <table:table-cell office:value-type="string">
            <text:p>Tradewest, Inc.</text:p>
          </table:table-cell>
          <table:table-cell office:value-type="string">
            <text:p>Technos Japan Corp.</text:p>
          </table:table-cell>
          <table:table-cell office:value-type="string">
            <text:p>Beat-'Em-Up</text:p>
          </table:table-cell>
          <table:table-cell office:value-type="string">
            <text:p>3.6</text:p>
          </table:table-cell>
          <table:table-cell office:value-type="string">
            <text:p>1-2 Players</text:p>
          </table:table-cell>
          <table:table-cell office:value-type="string">
            <text:p>Set in a post-apocalyptic New York, Double Dragon is the story of Billy and Jimmy Lee, twin brothers trained in the fighting style of Sou-Setsu-Ken. Together, they manage a small martial arts training school, teaching their students in self-defense. One day, Billy's girlfriend, Marian, is kidnapped off the street by the "Black Warriors", a savage street gang led by a man named Willy. The Black Warriors demand the Lee brothers disclose their martial arts secrets in exchange for Marian's freedom. The Lee brothers set out on a rescue mission to crush the Black Warriors and save Marian.****Using whatever techniques they have at their disposal, from the basic punches and kicks to the invulnerable elbow strike, as well any weapon that comes into their hands, the Lee brothers must pursue the gang through the city slum, industrial area and the forest before reaching their hideout to confront the big boss, Willy.</text:p>
          </table:table-cell>
          <table:table-cell table:formula="of:=CONCATENATE(&quot;&lt;game name=&quot;;CHAR(34);[.A136];CHAR(34);&quot;&gt; &lt;year&gt;&quot;;[.B136];&quot;&lt;/year&gt; &lt;rating&gt;&quot;;[.C136];&quot;&lt;/rating&gt; &lt;title&gt;&quot;;[.D136];&quot;&lt;/title&gt; &lt;pub&gt;&quot;;[.E136];&quot;&lt;/pub&gt; &lt;dev&gt;&quot;;[.F136];&quot;&lt;/dev&gt; &lt;genre&gt;&quot;;[.G136];&quot;&lt;/genre&gt; &lt;score&gt;&quot;;[.H136];&quot;&lt;/score&gt; &lt;player&gt;&quot;;[.I136];&quot;&lt;/player&gt; &lt;story&gt;&quot;;[.J136];&quot;&lt;/story&gt; &lt;/game&gt;&quot;)" office:value-type="string" office:string-value="&lt;game name=&quot;Double Dragon (USA, Europe)&quot;&gt; &lt;year&gt;1990&lt;/year&gt; &lt;rating&gt;ESRB - E (Everyone)&lt;/rating&gt; &lt;title&gt;Double Dragon &lt;/title&gt; &lt;pub&gt;Tradewest, Inc.&lt;/pub&gt; &lt;dev&gt;Technos Japan Corp.&lt;/dev&gt; &lt;genre&gt;Beat-'Em-Up&lt;/genre&gt; &lt;score&gt;3.6&lt;/score&gt; &lt;player&gt;1-2 Players&lt;/player&gt; &lt;story&gt;Set in a post-apocalyptic New York, Double Dragon is the story of Billy and Jimmy Lee, twin brothers trained in the fighting style of Sou-Setsu-Ken. Together, they manage a small martial arts training school, teaching their students in self-defense. One day, Billy's girlfriend, Marian, is kidnapped off the street by the &quot;Black Warriors&quot;, a savage street gang led by a man named Willy. The Black Warriors demand the Lee brothers disclose their martial arts secrets in exchange for Marian's freedom. The Lee brothers set out on a rescue mission to crush the Black Warriors and save Marian.****Using whatever techniques they have at their disposal, from the basic punches and kicks to the invulnerable elbow strike, as well any weapon that comes into their hands, the Lee brothers must pursue the gang through the city slum, industrial area and the forest before reaching their hideout to confront the big boss, Willy.&lt;/story&gt; &lt;/game&gt;">
            <text:p>&lt;game name="Double Dragon (USA, Europe)"&gt; &lt;year&gt;1990&lt;/year&gt; &lt;rating&gt;ESRB - E (Everyone)&lt;/rating&gt; &lt;title&gt;Double Dragon &lt;/title&gt; &lt;pub&gt;Tradewest, Inc.&lt;/pub&gt; &lt;dev&gt;Technos Japan Corp.&lt;/dev&gt; &lt;genre&gt;Beat-'Em-Up&lt;/genre&gt; &lt;score&gt;3.6&lt;/score&gt; &lt;player&gt;1-2 Players&lt;/player&gt; &lt;story&gt;Set in a post-apocalyptic New York, Double Dragon is the story of Billy and Jimmy Lee, twin brothers trained in the fighting style of Sou-Setsu-Ken. Together, they manage a small martial arts training school, teaching their students in self-defense. One day, Billy's girlfriend, Marian, is kidnapped off the street by the "Black Warriors", a savage street gang led by a man named Willy. The Black Warriors demand the Lee brothers disclose their martial arts secrets in exchange for Marian's freedom. The Lee brothers set out on a rescue mission to crush the Black Warriors and save Marian.****Using whatever techniques they have at their disposal, from the basic punches and kicks to the invulnerable elbow strike, as well any weapon that comes into their hands, the Lee brothers must pursue the gang through the city slum, industrial area and the forest before reaching their hideout to confront the big boss, Willy.&lt;/story&gt; &lt;/game&gt;</text:p>
          </table:table-cell>
        </table:table-row>
        <table:table-row table:style-name="ro1">
          <table:table-cell office:value-type="string">
            <text:p>Double Dragon 3 (USA, Europe)</text:p>
          </table:table-cell>
          <table:table-cell office:value-type="float" office:value="1991">
            <text:p>1991</text:p>
          </table:table-cell>
          <table:table-cell office:value-type="string">
            <text:p>ESRB - E (Everyone)</text:p>
          </table:table-cell>
          <table:table-cell office:value-type="string">
            <text:p>Double Dragon 3 </text:p>
          </table:table-cell>
          <table:table-cell office:value-type="string">
            <text:p>Acclaim Entertainment, Inc.</text:p>
          </table:table-cell>
          <table:table-cell office:value-type="string">
            <text:p>East Technology Corp.</text:p>
          </table:table-cell>
          <table:table-cell office:value-type="string">
            <text:p>Beat-'Em-Up</text:p>
          </table:table-cell>
          <table:table-cell office:value-type="string">
            <text:p>2.8</text:p>
          </table:table-cell>
          <table:table-cell office:value-type="string">
            <text:p>1-2 Players</text:p>
          </table:table-cell>
          <table:table-cell office:value-type="string">
            <text:p>The final game in the trilogy.****Billy and Jimmy Lee are returning from martial arts training when their paths cross a fortune teller. She tells them of a great evil in Egypt, their strongest adversary yet, and how the Rosetta Stones can aid them.****This game features weapon shops where Billy and Jimmy can buy power-ups, tricks, energy and extra lives to aid them in **their quest.****Power-ups make Billy and Jimmy twice their size, increasing their damage done and range of attack.****The character graphics have changed, moving away from cartoon style graphics to more realistic looking characters.</text:p>
          </table:table-cell>
          <table:table-cell table:formula="of:=CONCATENATE(&quot;&lt;game name=&quot;;CHAR(34);[.A137];CHAR(34);&quot;&gt; &lt;year&gt;&quot;;[.B137];&quot;&lt;/year&gt; &lt;rating&gt;&quot;;[.C137];&quot;&lt;/rating&gt; &lt;title&gt;&quot;;[.D137];&quot;&lt;/title&gt; &lt;pub&gt;&quot;;[.E137];&quot;&lt;/pub&gt; &lt;dev&gt;&quot;;[.F137];&quot;&lt;/dev&gt; &lt;genre&gt;&quot;;[.G137];&quot;&lt;/genre&gt; &lt;score&gt;&quot;;[.H137];&quot;&lt;/score&gt; &lt;player&gt;&quot;;[.I137];&quot;&lt;/player&gt; &lt;story&gt;&quot;;[.J137];&quot;&lt;/story&gt; &lt;/game&gt;&quot;)" office:value-type="string" office:string-value="&lt;game name=&quot;Double Dragon 3 (USA, Europe)&quot;&gt; &lt;year&gt;1991&lt;/year&gt; &lt;rating&gt;ESRB - E (Everyone)&lt;/rating&gt; &lt;title&gt;Double Dragon 3 &lt;/title&gt; &lt;pub&gt;Acclaim Entertainment, Inc.&lt;/pub&gt; &lt;dev&gt;East Technology Corp.&lt;/dev&gt; &lt;genre&gt;Beat-'Em-Up&lt;/genre&gt; &lt;score&gt;2.8&lt;/score&gt; &lt;player&gt;1-2 Players&lt;/player&gt; &lt;story&gt;The final game in the trilogy.****Billy and Jimmy Lee are returning from martial arts training when their paths cross a fortune teller. She tells them of a great evil in Egypt, their strongest adversary yet, and how the Rosetta Stones can aid them.****This game features weapon shops where Billy and Jimmy can buy power-ups, tricks, energy and extra lives to aid them in **their quest.****Power-ups make Billy and Jimmy twice their size, increasing their damage done and range of attack.****The character graphics have changed, moving away from cartoon style graphics to more realistic looking characters.&lt;/story&gt; &lt;/game&gt;">
            <text:p>&lt;game name="Double Dragon 3 (USA, Europe)"&gt; &lt;year&gt;1991&lt;/year&gt; &lt;rating&gt;ESRB - E (Everyone)&lt;/rating&gt; &lt;title&gt;Double Dragon 3 &lt;/title&gt; &lt;pub&gt;Acclaim Entertainment, Inc.&lt;/pub&gt; &lt;dev&gt;East Technology Corp.&lt;/dev&gt; &lt;genre&gt;Beat-'Em-Up&lt;/genre&gt; &lt;score&gt;2.8&lt;/score&gt; &lt;player&gt;1-2 Players&lt;/player&gt; &lt;story&gt;The final game in the trilogy.****Billy and Jimmy Lee are returning from martial arts training when their paths cross a fortune teller. She tells them of a great evil in Egypt, their strongest adversary yet, and how the Rosetta Stones can aid them.****This game features weapon shops where Billy and Jimmy can buy power-ups, tricks, energy and extra lives to aid them in **their quest.****Power-ups make Billy and Jimmy twice their size, increasing their damage done and range of attack.****The character graphics have changed, moving away from cartoon style graphics to more realistic looking characters.&lt;/story&gt; &lt;/game&gt;</text:p>
          </table:table-cell>
        </table:table-row>
        <table:table-row table:style-name="ro1">
          <table:table-cell office:value-type="string">
            <text:p>Double Dragon II (USA, Europe)</text:p>
          </table:table-cell>
          <table:table-cell office:value-type="float" office:value="1992">
            <text:p>1992</text:p>
          </table:table-cell>
          <table:table-cell office:value-type="string">
            <text:p>ESRB - E (Everyone)</text:p>
          </table:table-cell>
          <table:table-cell office:value-type="string">
            <text:p>Double Dragon II </text:p>
          </table:table-cell>
          <table:table-cell office:value-type="string">
            <text:p>Acclaim Entertainment, Inc.</text:p>
          </table:table-cell>
          <table:table-cell office:value-type="string">
            <text:p>Technos Japan Corp.</text:p>
          </table:table-cell>
          <table:table-cell office:value-type="string">
            <text:p>Beat-'Em-Up</text:p>
          </table:table-cell>
          <table:table-cell office:value-type="string">
            <text:p>3.4</text:p>
          </table:table-cell>
          <table:table-cell office:value-type="string">
            <text:p>1-2 Players</text:p>
          </table:table-cell>
          <table:table-cell office:value-type="string">
            <text:p>The lovely Marian was rescued from the clutches of the Black Warriors gang by Billy &amp; Jimmy Lee in the first Double Dragon game, but now the gang has killed her in retaliation of their early defeat. The Dragons must now embark on a mission to avenge her death and defeat the Black Warriors for the second and final time.****The original arcade version of "Double Dragon II" was essentially an improved version of the first game. In addition to offering renewed audio and visuals, as well as new traps, moves and enemy characters, "Double Dragon II" discarded the conventional punch and kick buttons in favor of a direction-oriented attacking system similar to the original Technos beat-em-up Renegade.****The NES version offered new stages, new moves and illustrated cut-scenes, as well as a new final boss and a new ending. Unlike the first NES game, it offered 2-Player Co-Op gameplay with the option to turn off the friendly fire.****The Game Boy version of "Double Dragon II" is an English localization of a "Kunio-kun" game (the Japanese franchise which inspired "Renegade" and "River City Ransom" and has nothing to do with the arcade and NES versions.</text:p>
          </table:table-cell>
          <table:table-cell table:formula="of:=CONCATENATE(&quot;&lt;game name=&quot;;CHAR(34);[.A138];CHAR(34);&quot;&gt; &lt;year&gt;&quot;;[.B138];&quot;&lt;/year&gt; &lt;rating&gt;&quot;;[.C138];&quot;&lt;/rating&gt; &lt;title&gt;&quot;;[.D138];&quot;&lt;/title&gt; &lt;pub&gt;&quot;;[.E138];&quot;&lt;/pub&gt; &lt;dev&gt;&quot;;[.F138];&quot;&lt;/dev&gt; &lt;genre&gt;&quot;;[.G138];&quot;&lt;/genre&gt; &lt;score&gt;&quot;;[.H138];&quot;&lt;/score&gt; &lt;player&gt;&quot;;[.I138];&quot;&lt;/player&gt; &lt;story&gt;&quot;;[.J138];&quot;&lt;/story&gt; &lt;/game&gt;&quot;)" office:value-type="string" office:string-value="&lt;game name=&quot;Double Dragon II (USA, Europe)&quot;&gt; &lt;year&gt;1992&lt;/year&gt; &lt;rating&gt;ESRB - E (Everyone)&lt;/rating&gt; &lt;title&gt;Double Dragon II &lt;/title&gt; &lt;pub&gt;Acclaim Entertainment, Inc.&lt;/pub&gt; &lt;dev&gt;Technos Japan Corp.&lt;/dev&gt; &lt;genre&gt;Beat-'Em-Up&lt;/genre&gt; &lt;score&gt;3.4&lt;/score&gt; &lt;player&gt;1-2 Players&lt;/player&gt; &lt;story&gt;The lovely Marian was rescued from the clutches of the Black Warriors gang by Billy &amp; Jimmy Lee in the first Double Dragon game, but now the gang has killed her in retaliation of their early defeat. The Dragons must now embark on a mission to avenge her death and defeat the Black Warriors for the second and final time.****The original arcade version of &quot;Double Dragon II&quot; was essentially an improved version of the first game. In addition to offering renewed audio and visuals, as well as new traps, moves and enemy characters, &quot;Double Dragon II&quot; discarded the conventional punch and kick buttons in favor of a direction-oriented attacking system similar to the original Technos beat-em-up Renegade.****The NES version offered new stages, new moves and illustrated cut-scenes, as well as a new final boss and a new ending. Unlike the first NES game, it offered 2-Player Co-Op gameplay with the option to turn off the friendly fire.****The Game Boy version of &quot;Double Dragon II&quot; is an English localization of a &quot;Kunio-kun&quot; game (the Japanese franchise which inspired &quot;Renegade&quot; and &quot;River City Ransom&quot; and has nothing to do with the arcade and NES versions.&lt;/story&gt; &lt;/game&gt;">
            <text:p>&lt;game name="Double Dragon II (USA, Europe)"&gt; &lt;year&gt;1992&lt;/year&gt; &lt;rating&gt;ESRB - E (Everyone)&lt;/rating&gt; &lt;title&gt;Double Dragon II &lt;/title&gt; &lt;pub&gt;Acclaim Entertainment, Inc.&lt;/pub&gt; &lt;dev&gt;Technos Japan Corp.&lt;/dev&gt; &lt;genre&gt;Beat-'Em-Up&lt;/genre&gt; &lt;score&gt;3.4&lt;/score&gt; &lt;player&gt;1-2 Players&lt;/player&gt; &lt;story&gt;The lovely Marian was rescued from the clutches of the Black Warriors gang by Billy &amp; Jimmy Lee in the first Double Dragon game, but now the gang has killed her in retaliation of their early defeat. The Dragons must now embark on a mission to avenge her death and defeat the Black Warriors for the second and final time.****The original arcade version of "Double Dragon II" was essentially an improved version of the first game. In addition to offering renewed audio and visuals, as well as new traps, moves and enemy characters, "Double Dragon II" discarded the conventional punch and kick buttons in favor of a direction-oriented attacking system similar to the original Technos beat-em-up Renegade.****The NES version offered new stages, new moves and illustrated cut-scenes, as well as a new final boss and a new ending. Unlike the first NES game, it offered 2-Player Co-Op gameplay with the option to turn off the friendly fire.****The Game Boy version of "Double Dragon II" is an English localization of a "Kunio-kun" game (the Japanese franchise which inspired "Renegade" and "River City Ransom" and has nothing to do with the arcade and NES versions.&lt;/story&gt; &lt;/game&gt;</text:p>
          </table:table-cell>
        </table:table-row>
        <table:table-row table:style-name="ro1">
          <table:table-cell office:value-type="string">
            <text:p>Double Dribble - 5 on 5 (USA)</text:p>
          </table:table-cell>
          <table:table-cell office:value-type="float" office:value="1991">
            <text:p>1991</text:p>
          </table:table-cell>
          <table:table-cell office:value-type="string">
            <text:p>ESRB - E (Everyone)</text:p>
          </table:table-cell>
          <table:table-cell office:value-type="string">
            <text:p>Double Dribble - 5 on 5 </text:p>
          </table:table-cell>
          <table:table-cell office:value-type="string">
            <text:p>Konami, Inc.</text:p>
          </table:table-cell>
          <table:table-cell office:value-type="string">
            <text:p>Konami Industry Co. Ltd.</text:p>
          </table:table-cell>
          <table:table-cell office:value-type="string">
            <text:p>Sports/Basketball</text:p>
          </table:table-cell>
          <table:table-cell office:value-type="string">
            <text:p>3.0</text:p>
          </table:table-cell>
          <table:table-cell office:value-type="string">
            <text:p>1-2 Players</text:p>
          </table:table-cell>
          <table:table-cell office:value-type="string">
            <text:p>Based on the arcade game, Double Dribble is a basketball action game for one or two players. You can select different time limits for games, select teams, and begin playing! Gameplay is entirely action, so no time needs to be spent customizing the teams or with statistics. You control each player on the team one at a time (the player with or about to receive the ball will be human controlled, with the computer taking over the other players temporarily.) Some versions feature a small amount of digitized sound effects, and close ups of slam dunks.</text:p>
          </table:table-cell>
          <table:table-cell table:formula="of:=CONCATENATE(&quot;&lt;game name=&quot;;CHAR(34);[.A139];CHAR(34);&quot;&gt; &lt;year&gt;&quot;;[.B139];&quot;&lt;/year&gt; &lt;rating&gt;&quot;;[.C139];&quot;&lt;/rating&gt; &lt;title&gt;&quot;;[.D139];&quot;&lt;/title&gt; &lt;pub&gt;&quot;;[.E139];&quot;&lt;/pub&gt; &lt;dev&gt;&quot;;[.F139];&quot;&lt;/dev&gt; &lt;genre&gt;&quot;;[.G139];&quot;&lt;/genre&gt; &lt;score&gt;&quot;;[.H139];&quot;&lt;/score&gt; &lt;player&gt;&quot;;[.I139];&quot;&lt;/player&gt; &lt;story&gt;&quot;;[.J139];&quot;&lt;/story&gt; &lt;/game&gt;&quot;)" office:value-type="string" office:string-value="&lt;game name=&quot;Double Dribble - 5 on 5 (USA)&quot;&gt; &lt;year&gt;1991&lt;/year&gt; &lt;rating&gt;ESRB - E (Everyone)&lt;/rating&gt; &lt;title&gt;Double Dribble - 5 on 5 &lt;/title&gt; &lt;pub&gt;Konami, Inc.&lt;/pub&gt; &lt;dev&gt;Konami Industry Co. Ltd.&lt;/dev&gt; &lt;genre&gt;Sports/Basketball&lt;/genre&gt; &lt;score&gt;3.0&lt;/score&gt; &lt;player&gt;1-2 Players&lt;/player&gt; &lt;story&gt;Based on the arcade game, Double Dribble is a basketball action game for one or two players. You can select different time limits for games, select teams, and begin playing! Gameplay is entirely action, so no time needs to be spent customizing the teams or with statistics. You control each player on the team one at a time (the player with or about to receive the ball will be human controlled, with the computer taking over the other players temporarily.) Some versions feature a small amount of digitized sound effects, and close ups of slam dunks.&lt;/story&gt; &lt;/game&gt;">
            <text:p>&lt;game name="Double Dribble - 5 on 5 (USA)"&gt; &lt;year&gt;1991&lt;/year&gt; &lt;rating&gt;ESRB - E (Everyone)&lt;/rating&gt; &lt;title&gt;Double Dribble - 5 on 5 &lt;/title&gt; &lt;pub&gt;Konami, Inc.&lt;/pub&gt; &lt;dev&gt;Konami Industry Co. Ltd.&lt;/dev&gt; &lt;genre&gt;Sports/Basketball&lt;/genre&gt; &lt;score&gt;3.0&lt;/score&gt; &lt;player&gt;1-2 Players&lt;/player&gt; &lt;story&gt;Based on the arcade game, Double Dribble is a basketball action game for one or two players. You can select different time limits for games, select teams, and begin playing! Gameplay is entirely action, so no time needs to be spent customizing the teams or with statistics. You control each player on the team one at a time (the player with or about to receive the ball will be human controlled, with the computer taking over the other players temporarily.) Some versions feature a small amount of digitized sound effects, and close ups of slam dunks.&lt;/story&gt; &lt;/game&gt;</text:p>
          </table:table-cell>
        </table:table-row>
        <table:table-row table:style-name="ro1">
          <table:table-cell office:value-type="string">
            <text:p>Dr. Franken (USA)</text:p>
          </table:table-cell>
          <table:table-cell office:value-type="float" office:value="1992">
            <text:p>1992</text:p>
          </table:table-cell>
          <table:table-cell office:value-type="string">
            <text:p>ESRB - E (Everyone)</text:p>
          </table:table-cell>
          <table:table-cell office:value-type="string">
            <text:p>Dr. Franken </text:p>
          </table:table-cell>
          <table:table-cell office:value-type="string">
            <text:p>Elite Systems Ltd.</text:p>
          </table:table-cell>
          <table:table-cell office:value-type="string">
            <text:p>Motivetime Ltd.</text:p>
          </table:table-cell>
          <table:table-cell office:value-type="string">
            <text:p>Platform</text:p>
          </table:table-cell>
          <table:table-cell office:value-type="string">
            <text:p>2.1</text:p>
          </table:table-cell>
          <table:table-cell office:value-type="string">
            <text:p>1 Player</text:p>
          </table:table-cell>
          <table:table-cell office:value-type="string">
            <text:p>Franky, one of the many creations of Dr Von Frankenbone, has awoken to find his love, Bitsy, has vanished. Discovering the other evil creations of the castle has taken Bitsy and left pieces of her around the castle, Franky must find his way through the many levels and put Bitsy back together.****Franky can shoot his way past many of the evil creatures, but you must also dodge falling objects and jump over trapdoors to stay alive. Power outlets can re-charge Franky to full health, while lamps must be used to see through the dark dungeons.</text:p>
          </table:table-cell>
          <table:table-cell table:formula="of:=CONCATENATE(&quot;&lt;game name=&quot;;CHAR(34);[.A140];CHAR(34);&quot;&gt; &lt;year&gt;&quot;;[.B140];&quot;&lt;/year&gt; &lt;rating&gt;&quot;;[.C140];&quot;&lt;/rating&gt; &lt;title&gt;&quot;;[.D140];&quot;&lt;/title&gt; &lt;pub&gt;&quot;;[.E140];&quot;&lt;/pub&gt; &lt;dev&gt;&quot;;[.F140];&quot;&lt;/dev&gt; &lt;genre&gt;&quot;;[.G140];&quot;&lt;/genre&gt; &lt;score&gt;&quot;;[.H140];&quot;&lt;/score&gt; &lt;player&gt;&quot;;[.I140];&quot;&lt;/player&gt; &lt;story&gt;&quot;;[.J140];&quot;&lt;/story&gt; &lt;/game&gt;&quot;)" office:value-type="string" office:string-value="&lt;game name=&quot;Dr. Franken (USA)&quot;&gt; &lt;year&gt;1992&lt;/year&gt; &lt;rating&gt;ESRB - E (Everyone)&lt;/rating&gt; &lt;title&gt;Dr. Franken &lt;/title&gt; &lt;pub&gt;Elite Systems Ltd.&lt;/pub&gt; &lt;dev&gt;Motivetime Ltd.&lt;/dev&gt; &lt;genre&gt;Platform&lt;/genre&gt; &lt;score&gt;2.1&lt;/score&gt; &lt;player&gt;1 Player&lt;/player&gt; &lt;story&gt;Franky, one of the many creations of Dr Von Frankenbone, has awoken to find his love, Bitsy, has vanished. Discovering the other evil creations of the castle has taken Bitsy and left pieces of her around the castle, Franky must find his way through the many levels and put Bitsy back together.****Franky can shoot his way past many of the evil creatures, but you must also dodge falling objects and jump over trapdoors to stay alive. Power outlets can re-charge Franky to full health, while lamps must be used to see through the dark dungeons.&lt;/story&gt; &lt;/game&gt;">
            <text:p>&lt;game name="Dr. Franken (USA)"&gt; &lt;year&gt;1992&lt;/year&gt; &lt;rating&gt;ESRB - E (Everyone)&lt;/rating&gt; &lt;title&gt;Dr. Franken &lt;/title&gt; &lt;pub&gt;Elite Systems Ltd.&lt;/pub&gt; &lt;dev&gt;Motivetime Ltd.&lt;/dev&gt; &lt;genre&gt;Platform&lt;/genre&gt; &lt;score&gt;2.1&lt;/score&gt; &lt;player&gt;1 Player&lt;/player&gt; &lt;story&gt;Franky, one of the many creations of Dr Von Frankenbone, has awoken to find his love, Bitsy, has vanished. Discovering the other evil creations of the castle has taken Bitsy and left pieces of her around the castle, Franky must find his way through the many levels and put Bitsy back together.****Franky can shoot his way past many of the evil creatures, but you must also dodge falling objects and jump over trapdoors to stay alive. Power outlets can re-charge Franky to full health, while lamps must be used to see through the dark dungeons.&lt;/story&gt; &lt;/game&gt;</text:p>
          </table:table-cell>
        </table:table-row>
        <table:table-row table:style-name="ro1">
          <table:table-cell office:value-type="string">
            <text:p>Dr. Franken II (USA, Europe)</text:p>
          </table:table-cell>
          <table:table-cell office:value-type="float" office:value="1997">
            <text:p>1997</text:p>
          </table:table-cell>
          <table:table-cell office:value-type="string">
            <text:p>ESRB - E (Everyone)</text:p>
          </table:table-cell>
          <table:table-cell office:value-type="string">
            <text:p>Dr. Franken II </text:p>
          </table:table-cell>
          <table:table-cell office:value-type="string">
            <text:p>Elite Systems Ltd.</text:p>
          </table:table-cell>
          <table:table-cell office:value-type="string">
            <text:p>Motivetime Ltd.</text:p>
          </table:table-cell>
          <table:table-cell office:value-type="string">
            <text:p>Platform</text:p>
          </table:table-cell>
          <table:table-cell office:value-type="string">
            <text:p>2.2</text:p>
          </table:table-cell>
          <table:table-cell office:value-type="string">
            <text:p>1 Player</text:p>
          </table:table-cell>
          <table:table-cell office:value-type="string">
            <text:p>It is several years after the death of Dr. Von Frankenbone, and things around the castle are starting to fall apart. The electricity bill hasn't been paid in some time, and now Franky need to find the cash to pay it off. The locals have trapped Franky inside the late doctor's private manor, and you (as Franky) must escape and piece together the golden tablet depicting your beautiful girlfriend Bitsy to pay the bills.****Dr. Franken II is a side-scrolling platformer what places you in control of a Frankenstein-like character named Franky. The goal is collect different objects within different levels to put something back together. In order for Franky to recharge his health, you need to find the parts to fix the electricity machine that does it. You will also be taken to exotic locales such as Egypt and the bottom of the ocean to find pieces of Bitsy's golden tablet.****Like its predecessor, there are many trap doors, monsters, and other obstacles that need to be overcome. Keys are needed to unlock new areas of the game, which can be found in the far reaches of the level.</text:p>
          </table:table-cell>
          <table:table-cell table:formula="of:=CONCATENATE(&quot;&lt;game name=&quot;;CHAR(34);[.A141];CHAR(34);&quot;&gt; &lt;year&gt;&quot;;[.B141];&quot;&lt;/year&gt; &lt;rating&gt;&quot;;[.C141];&quot;&lt;/rating&gt; &lt;title&gt;&quot;;[.D141];&quot;&lt;/title&gt; &lt;pub&gt;&quot;;[.E141];&quot;&lt;/pub&gt; &lt;dev&gt;&quot;;[.F141];&quot;&lt;/dev&gt; &lt;genre&gt;&quot;;[.G141];&quot;&lt;/genre&gt; &lt;score&gt;&quot;;[.H141];&quot;&lt;/score&gt; &lt;player&gt;&quot;;[.I141];&quot;&lt;/player&gt; &lt;story&gt;&quot;;[.J141];&quot;&lt;/story&gt; &lt;/game&gt;&quot;)" office:value-type="string" office:string-value="&lt;game name=&quot;Dr. Franken II (USA, Europe)&quot;&gt; &lt;year&gt;1997&lt;/year&gt; &lt;rating&gt;ESRB - E (Everyone)&lt;/rating&gt; &lt;title&gt;Dr. Franken II &lt;/title&gt; &lt;pub&gt;Elite Systems Ltd.&lt;/pub&gt; &lt;dev&gt;Motivetime Ltd.&lt;/dev&gt; &lt;genre&gt;Platform&lt;/genre&gt; &lt;score&gt;2.2&lt;/score&gt; &lt;player&gt;1 Player&lt;/player&gt; &lt;story&gt;It is several years after the death of Dr. Von Frankenbone, and things around the castle are starting to fall apart. The electricity bill hasn't been paid in some time, and now Franky need to find the cash to pay it off. The locals have trapped Franky inside the late doctor's private manor, and you (as Franky) must escape and piece together the golden tablet depicting your beautiful girlfriend Bitsy to pay the bills.****Dr. Franken II is a side-scrolling platformer what places you in control of a Frankenstein-like character named Franky. The goal is collect different objects within different levels to put something back together. In order for Franky to recharge his health, you need to find the parts to fix the electricity machine that does it. You will also be taken to exotic locales such as Egypt and the bottom of the ocean to find pieces of Bitsy's golden tablet.****Like its predecessor, there are many trap doors, monsters, and other obstacles that need to be overcome. Keys are needed to unlock new areas of the game, which can be found in the far reaches of the level.&lt;/story&gt; &lt;/game&gt;">
            <text:p>&lt;game name="Dr. Franken II (USA, Europe)"&gt; &lt;year&gt;1997&lt;/year&gt; &lt;rating&gt;ESRB - E (Everyone)&lt;/rating&gt; &lt;title&gt;Dr. Franken II &lt;/title&gt; &lt;pub&gt;Elite Systems Ltd.&lt;/pub&gt; &lt;dev&gt;Motivetime Ltd.&lt;/dev&gt; &lt;genre&gt;Platform&lt;/genre&gt; &lt;score&gt;2.2&lt;/score&gt; &lt;player&gt;1 Player&lt;/player&gt; &lt;story&gt;It is several years after the death of Dr. Von Frankenbone, and things around the castle are starting to fall apart. The electricity bill hasn't been paid in some time, and now Franky need to find the cash to pay it off. The locals have trapped Franky inside the late doctor's private manor, and you (as Franky) must escape and piece together the golden tablet depicting your beautiful girlfriend Bitsy to pay the bills.****Dr. Franken II is a side-scrolling platformer what places you in control of a Frankenstein-like character named Franky. The goal is collect different objects within different levels to put something back together. In order for Franky to recharge his health, you need to find the parts to fix the electricity machine that does it. You will also be taken to exotic locales such as Egypt and the bottom of the ocean to find pieces of Bitsy's golden tablet.****Like its predecessor, there are many trap doors, monsters, and other obstacles that need to be overcome. Keys are needed to unlock new areas of the game, which can be found in the far reaches of the level.&lt;/story&gt; &lt;/game&gt;</text:p>
          </table:table-cell>
        </table:table-row>
        <table:table-row table:style-name="ro1">
          <table:table-cell office:value-type="string">
            <text:p>Dr. Mario (World) (Rev A)</text:p>
          </table:table-cell>
          <table:table-cell office:value-type="float" office:value="1990">
            <text:p>1990</text:p>
          </table:table-cell>
          <table:table-cell office:value-type="string">
            <text:p>ESRB - E (Everyone)</text:p>
          </table:table-cell>
          <table:table-cell office:value-type="string">
            <text:p>Dr. Mario </text:p>
          </table:table-cell>
          <table:table-cell office:value-type="string">
            <text:p>Nintendo Co., Ltd.</text:p>
          </table:table-cell>
          <table:table-cell office:value-type="string">
            <text:p>Nintendo R&amp;D1</text:p>
          </table:table-cell>
          <table:table-cell office:value-type="string">
            <text:p>Puzzle</text:p>
          </table:table-cell>
          <table:table-cell office:value-type="string">
            <text:p>3.7</text:p>
          </table:table-cell>
          <table:table-cell office:value-type="string">
            <text:p>1-2 Players</text:p>
          </table:table-cell>
          <table:table-cell office:value-type="string">
            <text:p>In this Tetris-style game, you play as Dr. Mario, who must drop differently coloured pills onto viruses to remove them from the bottle. Each pill is split into two, with each side a different colour. Match that colour to the colour of the virus, and it will be removed from the bottle.****Included in the game is the normal mode, a time trial, and a two player battle mode to see who can remove the most viruses.</text:p>
          </table:table-cell>
          <table:table-cell table:formula="of:=CONCATENATE(&quot;&lt;game name=&quot;;CHAR(34);[.A142];CHAR(34);&quot;&gt; &lt;year&gt;&quot;;[.B142];&quot;&lt;/year&gt; &lt;rating&gt;&quot;;[.C142];&quot;&lt;/rating&gt; &lt;title&gt;&quot;;[.D142];&quot;&lt;/title&gt; &lt;pub&gt;&quot;;[.E142];&quot;&lt;/pub&gt; &lt;dev&gt;&quot;;[.F142];&quot;&lt;/dev&gt; &lt;genre&gt;&quot;;[.G142];&quot;&lt;/genre&gt; &lt;score&gt;&quot;;[.H142];&quot;&lt;/score&gt; &lt;player&gt;&quot;;[.I142];&quot;&lt;/player&gt; &lt;story&gt;&quot;;[.J142];&quot;&lt;/story&gt; &lt;/game&gt;&quot;)" office:value-type="string" office:string-value="&lt;game name=&quot;Dr. Mario (World) (Rev A)&quot;&gt; &lt;year&gt;1990&lt;/year&gt; &lt;rating&gt;ESRB - E (Everyone)&lt;/rating&gt; &lt;title&gt;Dr. Mario &lt;/title&gt; &lt;pub&gt;Nintendo Co., Ltd.&lt;/pub&gt; &lt;dev&gt;Nintendo R&amp;D1&lt;/dev&gt; &lt;genre&gt;Puzzle&lt;/genre&gt; &lt;score&gt;3.7&lt;/score&gt; &lt;player&gt;1-2 Players&lt;/player&gt; &lt;story&gt;In this Tetris-style game, you play as Dr. Mario, who must drop differently coloured pills onto viruses to remove them from the bottle. Each pill is split into two, with each side a different colour. Match that colour to the colour of the virus, and it will be removed from the bottle.****Included in the game is the normal mode, a time trial, and a two player battle mode to see who can remove the most viruses.&lt;/story&gt; &lt;/game&gt;">
            <text:p>&lt;game name="Dr. Mario (World) (Rev A)"&gt; &lt;year&gt;1990&lt;/year&gt; &lt;rating&gt;ESRB - E (Everyone)&lt;/rating&gt; &lt;title&gt;Dr. Mario &lt;/title&gt; &lt;pub&gt;Nintendo Co., Ltd.&lt;/pub&gt; &lt;dev&gt;Nintendo R&amp;D1&lt;/dev&gt; &lt;genre&gt;Puzzle&lt;/genre&gt; &lt;score&gt;3.7&lt;/score&gt; &lt;player&gt;1-2 Players&lt;/player&gt; &lt;story&gt;In this Tetris-style game, you play as Dr. Mario, who must drop differently coloured pills onto viruses to remove them from the bottle. Each pill is split into two, with each side a different colour. Match that colour to the colour of the virus, and it will be removed from the bottle.****Included in the game is the normal mode, a time trial, and a two player battle mode to see who can remove the most viruses.&lt;/story&gt; &lt;/game&gt;</text:p>
          </table:table-cell>
        </table:table-row>
        <table:table-row table:style-name="ro1">
          <table:table-cell office:value-type="string">
            <text:p>Dragon's Lair - The Legend (USA)</text:p>
          </table:table-cell>
          <table:table-cell office:value-type="float" office:value="1991">
            <text:p>1991</text:p>
          </table:table-cell>
          <table:table-cell office:value-type="string">
            <text:p>ESRB - E (Everyone)</text:p>
          </table:table-cell>
          <table:table-cell office:value-type="string">
            <text:p>Dragon's Lair - The Legend </text:p>
          </table:table-cell>
          <table:table-cell office:value-type="string">
            <text:p>CSG Imagesoft Inc.</text:p>
          </table:table-cell>
          <table:table-cell office:value-type="string">
            <text:p>Elite Systems Ltd.</text:p>
          </table:table-cell>
          <table:table-cell office:value-type="string">
            <text:p>Platform</text:p>
          </table:table-cell>
          <table:table-cell office:value-type="string">
            <text:p>2.5</text:p>
          </table:table-cell>
          <table:table-cell office:value-type="string">
            <text:p>1-2 Players</text:p>
          </table:table-cell>
          <table:table-cell office:value-type="string">
            <text:p>The Game Boy version for Dragon's Lair is actually a port of Roller Coaster, with its protagonist replaced by Dirk the Daring. Dirk must collect all "lifestones" scattered all around the game world (by walking or jumping) to finally save Princess Daphne. The game world is divided in several screens which can be freely navigated and are a little wider than Game Boy's screen. As Dirk moves the screen will scroll and when its limit is reached, it will flick to a new one. To help him move around, Dirk can jump over bumper cars, flying magic hats and other kinds of moving platforms.****Dirk starts with 10 lives which can be lost by falling from high platforms, touching spikes or landing on water or fire. The main theme is somewhat reminiscent from the NES version. The game can be played in two different speeds and can also be played by two players taking turns.</text:p>
          </table:table-cell>
          <table:table-cell table:formula="of:=CONCATENATE(&quot;&lt;game name=&quot;;CHAR(34);[.A143];CHAR(34);&quot;&gt; &lt;year&gt;&quot;;[.B143];&quot;&lt;/year&gt; &lt;rating&gt;&quot;;[.C143];&quot;&lt;/rating&gt; &lt;title&gt;&quot;;[.D143];&quot;&lt;/title&gt; &lt;pub&gt;&quot;;[.E143];&quot;&lt;/pub&gt; &lt;dev&gt;&quot;;[.F143];&quot;&lt;/dev&gt; &lt;genre&gt;&quot;;[.G143];&quot;&lt;/genre&gt; &lt;score&gt;&quot;;[.H143];&quot;&lt;/score&gt; &lt;player&gt;&quot;;[.I143];&quot;&lt;/player&gt; &lt;story&gt;&quot;;[.J143];&quot;&lt;/story&gt; &lt;/game&gt;&quot;)" office:value-type="string" office:string-value="&lt;game name=&quot;Dragon's Lair - The Legend (USA)&quot;&gt; &lt;year&gt;1991&lt;/year&gt; &lt;rating&gt;ESRB - E (Everyone)&lt;/rating&gt; &lt;title&gt;Dragon's Lair - The Legend &lt;/title&gt; &lt;pub&gt;CSG Imagesoft Inc.&lt;/pub&gt; &lt;dev&gt;Elite Systems Ltd.&lt;/dev&gt; &lt;genre&gt;Platform&lt;/genre&gt; &lt;score&gt;2.5&lt;/score&gt; &lt;player&gt;1-2 Players&lt;/player&gt; &lt;story&gt;The Game Boy version for Dragon's Lair is actually a port of Roller Coaster, with its protagonist replaced by Dirk the Daring. Dirk must collect all &quot;lifestones&quot; scattered all around the game world (by walking or jumping) to finally save Princess Daphne. The game world is divided in several screens which can be freely navigated and are a little wider than Game Boy's screen. As Dirk moves the screen will scroll and when its limit is reached, it will flick to a new one. To help him move around, Dirk can jump over bumper cars, flying magic hats and other kinds of moving platforms.****Dirk starts with 10 lives which can be lost by falling from high platforms, touching spikes or landing on water or fire. The main theme is somewhat reminiscent from the NES version. The game can be played in two different speeds and can also be played by two players taking turns.&lt;/story&gt; &lt;/game&gt;">
            <text:p>&lt;game name="Dragon's Lair - The Legend (USA)"&gt; &lt;year&gt;1991&lt;/year&gt; &lt;rating&gt;ESRB - E (Everyone)&lt;/rating&gt; &lt;title&gt;Dragon's Lair - The Legend &lt;/title&gt; &lt;pub&gt;CSG Imagesoft Inc.&lt;/pub&gt; &lt;dev&gt;Elite Systems Ltd.&lt;/dev&gt; &lt;genre&gt;Platform&lt;/genre&gt; &lt;score&gt;2.5&lt;/score&gt; &lt;player&gt;1-2 Players&lt;/player&gt; &lt;story&gt;The Game Boy version for Dragon's Lair is actually a port of Roller Coaster, with its protagonist replaced by Dirk the Daring. Dirk must collect all "lifestones" scattered all around the game world (by walking or jumping) to finally save Princess Daphne. The game world is divided in several screens which can be freely navigated and are a little wider than Game Boy's screen. As Dirk moves the screen will scroll and when its limit is reached, it will flick to a new one. To help him move around, Dirk can jump over bumper cars, flying magic hats and other kinds of moving platforms.****Dirk starts with 10 lives which can be lost by falling from high platforms, touching spikes or landing on water or fire. The main theme is somewhat reminiscent from the NES version. The game can be played in two different speeds and can also be played by two players taking turns.&lt;/story&gt; &lt;/game&gt;</text:p>
          </table:table-cell>
        </table:table-row>
        <table:table-row table:style-name="ro1">
          <table:table-cell office:value-type="string">
            <text:p>DragonHeart (USA, Europe)</text:p>
          </table:table-cell>
          <table:table-cell office:value-type="float" office:value="1996">
            <text:p>1996</text:p>
          </table:table-cell>
          <table:table-cell office:value-type="string">
            <text:p>ESRB - E (Everyone)</text:p>
          </table:table-cell>
          <table:table-cell office:value-type="string">
            <text:p>DragonHeart </text:p>
          </table:table-cell>
          <table:table-cell office:value-type="string">
            <text:p>Acclaim Entertainment, Inc.</text:p>
          </table:table-cell>
          <table:table-cell office:value-type="string">
            <text:p>Torus Games Pty. Ltd.</text:p>
          </table:table-cell>
          <table:table-cell office:value-type="string">
            <text:p>Action</text:p>
          </table:table-cell>
          <table:table-cell office:value-type="string">
            <text:p>2.7</text:p>
          </table:table-cell>
          <table:table-cell office:value-type="string">
            <text:p>1 Player</text:p>
          </table:table-cell>
          <table:table-cell office:value-type="string">
            <text:p>Dragonheart is based on the 1996 fantasy film of the same name. The player controls Bowen the dragon slayer, through eight levels fighting many dragons and encountering characters from the film, such as Gilbert, Kara and King Einon. The exploration is presented in a 1st-person-view and the battles are presented in a side-scrolling view. The player can get information about the current quest from peasants that are found in the many villages and houses throughout the game. The battles resort only to two buttons, one to attack and other to defend.</text:p>
          </table:table-cell>
          <table:table-cell table:formula="of:=CONCATENATE(&quot;&lt;game name=&quot;;CHAR(34);[.A144];CHAR(34);&quot;&gt; &lt;year&gt;&quot;;[.B144];&quot;&lt;/year&gt; &lt;rating&gt;&quot;;[.C144];&quot;&lt;/rating&gt; &lt;title&gt;&quot;;[.D144];&quot;&lt;/title&gt; &lt;pub&gt;&quot;;[.E144];&quot;&lt;/pub&gt; &lt;dev&gt;&quot;;[.F144];&quot;&lt;/dev&gt; &lt;genre&gt;&quot;;[.G144];&quot;&lt;/genre&gt; &lt;score&gt;&quot;;[.H144];&quot;&lt;/score&gt; &lt;player&gt;&quot;;[.I144];&quot;&lt;/player&gt; &lt;story&gt;&quot;;[.J144];&quot;&lt;/story&gt; &lt;/game&gt;&quot;)" office:value-type="string" office:string-value="&lt;game name=&quot;DragonHeart (USA, Europe)&quot;&gt; &lt;year&gt;1996&lt;/year&gt; &lt;rating&gt;ESRB - E (Everyone)&lt;/rating&gt; &lt;title&gt;DragonHeart &lt;/title&gt; &lt;pub&gt;Acclaim Entertainment, Inc.&lt;/pub&gt; &lt;dev&gt;Torus Games Pty. Ltd.&lt;/dev&gt; &lt;genre&gt;Action&lt;/genre&gt; &lt;score&gt;2.7&lt;/score&gt; &lt;player&gt;1 Player&lt;/player&gt; &lt;story&gt;Dragonheart is based on the 1996 fantasy film of the same name. The player controls Bowen the dragon slayer, through eight levels fighting many dragons and encountering characters from the film, such as Gilbert, Kara and King Einon. The exploration is presented in a 1st-person-view and the battles are presented in a side-scrolling view. The player can get information about the current quest from peasants that are found in the many villages and houses throughout the game. The battles resort only to two buttons, one to attack and other to defend.&lt;/story&gt; &lt;/game&gt;">
            <text:p>&lt;game name="DragonHeart (USA, Europe)"&gt; &lt;year&gt;1996&lt;/year&gt; &lt;rating&gt;ESRB - E (Everyone)&lt;/rating&gt; &lt;title&gt;DragonHeart &lt;/title&gt; &lt;pub&gt;Acclaim Entertainment, Inc.&lt;/pub&gt; &lt;dev&gt;Torus Games Pty. Ltd.&lt;/dev&gt; &lt;genre&gt;Action&lt;/genre&gt; &lt;score&gt;2.7&lt;/score&gt; &lt;player&gt;1 Player&lt;/player&gt; &lt;story&gt;Dragonheart is based on the 1996 fantasy film of the same name. The player controls Bowen the dragon slayer, through eight levels fighting many dragons and encountering characters from the film, such as Gilbert, Kara and King Einon. The exploration is presented in a 1st-person-view and the battles are presented in a side-scrolling view. The player can get information about the current quest from peasants that are found in the many villages and houses throughout the game. The battles resort only to two buttons, one to attack and other to defend.&lt;/story&gt; &lt;/game&gt;</text:p>
          </table:table-cell>
        </table:table-row>
        <table:table-row table:style-name="ro1">
          <table:table-cell office:value-type="string">
            <text:p>Dropzone (Europe)</text:p>
          </table:table-cell>
          <table:table-cell office:value-type="float" office:value="1992">
            <text:p>1992</text:p>
          </table:table-cell>
          <table:table-cell office:value-type="string">
            <text:p>ESRB - E (Everyone)</text:p>
          </table:table-cell>
          <table:table-cell office:value-type="string">
            <text:p>Dropzone </text:p>
          </table:table-cell>
          <table:table-cell office:value-type="string">
            <text:p>Mindscape International Ltd.</text:p>
          </table:table-cell>
          <table:table-cell office:value-type="string">
            <text:p>Arena Graphics</text:p>
          </table:table-cell>
          <table:table-cell office:value-type="string">
            <text:p>Shoot-'Em-Up</text:p>
          </table:table-cell>
          <table:table-cell office:value-type="string">
            <text:p>4.7</text:p>
          </table:table-cell>
          <table:table-cell office:value-type="string">
            <text:p>1 Player</text:p>
          </table:table-cell>
          <table:table-cell office:value-type="string">
            <text:p>Dropzone was the first game to propel Archer Maclean to stardom. The game, originally written for the 8-bit Ataris, is basically a Defender clone, but popular because it so closely recreates the gameplay of the original Defender, with its speedy scrolling and frantic gameplay.****The player is a spaceman with a jet-pack, flying across a barren landscape whose skies are inhabited by a number of different aliens; from the simple Planter to the slowly advancing Blunder Storm or the quick, aggressive Nemesite. ****Planters and Nemesites will try to pickup the small men walking on the surface, who must then be rescued. You must shoot down the alien, while avoiding to hit the man. Sometimes, the aliens will carry an android, which is similar to the human but deadly. Care must be taken so as to not pick up the androids. All men must be transported to a surface base, where they are put in safety. This is the Dropzone.</text:p>
          </table:table-cell>
          <table:table-cell table:formula="of:=CONCATENATE(&quot;&lt;game name=&quot;;CHAR(34);[.A145];CHAR(34);&quot;&gt; &lt;year&gt;&quot;;[.B145];&quot;&lt;/year&gt; &lt;rating&gt;&quot;;[.C145];&quot;&lt;/rating&gt; &lt;title&gt;&quot;;[.D145];&quot;&lt;/title&gt; &lt;pub&gt;&quot;;[.E145];&quot;&lt;/pub&gt; &lt;dev&gt;&quot;;[.F145];&quot;&lt;/dev&gt; &lt;genre&gt;&quot;;[.G145];&quot;&lt;/genre&gt; &lt;score&gt;&quot;;[.H145];&quot;&lt;/score&gt; &lt;player&gt;&quot;;[.I145];&quot;&lt;/player&gt; &lt;story&gt;&quot;;[.J145];&quot;&lt;/story&gt; &lt;/game&gt;&quot;)" office:value-type="string" office:string-value="&lt;game name=&quot;Dropzone (Europe)&quot;&gt; &lt;year&gt;1992&lt;/year&gt; &lt;rating&gt;ESRB - E (Everyone)&lt;/rating&gt; &lt;title&gt;Dropzone &lt;/title&gt; &lt;pub&gt;Mindscape International Ltd.&lt;/pub&gt; &lt;dev&gt;Arena Graphics&lt;/dev&gt; &lt;genre&gt;Shoot-'Em-Up&lt;/genre&gt; &lt;score&gt;4.7&lt;/score&gt; &lt;player&gt;1 Player&lt;/player&gt; &lt;story&gt;Dropzone was the first game to propel Archer Maclean to stardom. The game, originally written for the 8-bit Ataris, is basically a Defender clone, but popular because it so closely recreates the gameplay of the original Defender, with its speedy scrolling and frantic gameplay.****The player is a spaceman with a jet-pack, flying across a barren landscape whose skies are inhabited by a number of different aliens; from the simple Planter to the slowly advancing Blunder Storm or the quick, aggressive Nemesite. ****Planters and Nemesites will try to pickup the small men walking on the surface, who must then be rescued. You must shoot down the alien, while avoiding to hit the man. Sometimes, the aliens will carry an android, which is similar to the human but deadly. Care must be taken so as to not pick up the androids. All men must be transported to a surface base, where they are put in safety. This is the Dropzone.&lt;/story&gt; &lt;/game&gt;">
            <text:p>&lt;game name="Dropzone (Europe)"&gt; &lt;year&gt;1992&lt;/year&gt; &lt;rating&gt;ESRB - E (Everyone)&lt;/rating&gt; &lt;title&gt;Dropzone &lt;/title&gt; &lt;pub&gt;Mindscape International Ltd.&lt;/pub&gt; &lt;dev&gt;Arena Graphics&lt;/dev&gt; &lt;genre&gt;Shoot-'Em-Up&lt;/genre&gt; &lt;score&gt;4.7&lt;/score&gt; &lt;player&gt;1 Player&lt;/player&gt; &lt;story&gt;Dropzone was the first game to propel Archer Maclean to stardom. The game, originally written for the 8-bit Ataris, is basically a Defender clone, but popular because it so closely recreates the gameplay of the original Defender, with its speedy scrolling and frantic gameplay.****The player is a spaceman with a jet-pack, flying across a barren landscape whose skies are inhabited by a number of different aliens; from the simple Planter to the slowly advancing Blunder Storm or the quick, aggressive Nemesite. ****Planters and Nemesites will try to pickup the small men walking on the surface, who must then be rescued. You must shoot down the alien, while avoiding to hit the man. Sometimes, the aliens will carry an android, which is similar to the human but deadly. Care must be taken so as to not pick up the androids. All men must be transported to a surface base, where they are put in safety. This is the Dropzone.&lt;/story&gt; &lt;/game&gt;</text:p>
          </table:table-cell>
        </table:table-row>
        <table:table-row table:style-name="ro1">
          <table:table-cell office:value-type="string">
            <text:p>DuckTales (USA)</text:p>
          </table:table-cell>
          <table:table-cell office:value-type="float" office:value="1990">
            <text:p>1990</text:p>
          </table:table-cell>
          <table:table-cell office:value-type="string">
            <text:p>ESRB - E (Everyone)</text:p>
          </table:table-cell>
          <table:table-cell office:value-type="string">
            <text:p>DuckTales </text:p>
          </table:table-cell>
          <table:table-cell table:number-columns-repeated="2" office:value-type="string">
            <text:p>Capcom Co., Ltd.</text:p>
          </table:table-cell>
          <table:table-cell office:value-type="string">
            <text:p>Platform</text:p>
          </table:table-cell>
          <table:table-cell office:value-type="string">
            <text:p>3.3</text:p>
          </table:table-cell>
          <table:table-cell office:value-type="string">
            <text:p>1 Player</text:p>
          </table:table-cell>
          <table:table-cell office:value-type="string">
            <text:p>Duck Tales for NES is a traditional platform game in which the player takes the role of greedy Scrooge McDuck in search of treasures around the globe. He counts on his three nephews and on other Duck Tales characters to help him in his quest through inospit places such as the Amazononic forest, the African Mines, the Himalayas, Transylvania (where he meets Dracula Duck) and even the Moon.****Each one of them reserves the old duck lots of adventure, different enemies and hidden rooms.****The game features a 2D side-scrolling platform gameplay very similar to Mega Man. Graphics are colorful and cartoonish, music remembers players of the TV series and controls are very simple.</text:p>
          </table:table-cell>
          <table:table-cell table:formula="of:=CONCATENATE(&quot;&lt;game name=&quot;;CHAR(34);[.A146];CHAR(34);&quot;&gt; &lt;year&gt;&quot;;[.B146];&quot;&lt;/year&gt; &lt;rating&gt;&quot;;[.C146];&quot;&lt;/rating&gt; &lt;title&gt;&quot;;[.D146];&quot;&lt;/title&gt; &lt;pub&gt;&quot;;[.E146];&quot;&lt;/pub&gt; &lt;dev&gt;&quot;;[.F146];&quot;&lt;/dev&gt; &lt;genre&gt;&quot;;[.G146];&quot;&lt;/genre&gt; &lt;score&gt;&quot;;[.H146];&quot;&lt;/score&gt; &lt;player&gt;&quot;;[.I146];&quot;&lt;/player&gt; &lt;story&gt;&quot;;[.J146];&quot;&lt;/story&gt; &lt;/game&gt;&quot;)" office:value-type="string" office:string-value="&lt;game name=&quot;DuckTales (USA)&quot;&gt; &lt;year&gt;1990&lt;/year&gt; &lt;rating&gt;ESRB - E (Everyone)&lt;/rating&gt; &lt;title&gt;DuckTales &lt;/title&gt; &lt;pub&gt;Capcom Co., Ltd.&lt;/pub&gt; &lt;dev&gt;Capcom Co., Ltd.&lt;/dev&gt; &lt;genre&gt;Platform&lt;/genre&gt; &lt;score&gt;3.3&lt;/score&gt; &lt;player&gt;1 Player&lt;/player&gt; &lt;story&gt;Duck Tales for NES is a traditional platform game in which the player takes the role of greedy Scrooge McDuck in search of treasures around the globe. He counts on his three nephews and on other Duck Tales characters to help him in his quest through inospit places such as the Amazononic forest, the African Mines, the Himalayas, Transylvania (where he meets Dracula Duck) and even the Moon.****Each one of them reserves the old duck lots of adventure, different enemies and hidden rooms.****The game features a 2D side-scrolling platform gameplay very similar to Mega Man. Graphics are colorful and cartoonish, music remembers players of the TV series and controls are very simple.&lt;/story&gt; &lt;/game&gt;">
            <text:p>&lt;game name="DuckTales (USA)"&gt; &lt;year&gt;1990&lt;/year&gt; &lt;rating&gt;ESRB - E (Everyone)&lt;/rating&gt; &lt;title&gt;DuckTales &lt;/title&gt; &lt;pub&gt;Capcom Co., Ltd.&lt;/pub&gt; &lt;dev&gt;Capcom Co., Ltd.&lt;/dev&gt; &lt;genre&gt;Platform&lt;/genre&gt; &lt;score&gt;3.3&lt;/score&gt; &lt;player&gt;1 Player&lt;/player&gt; &lt;story&gt;Duck Tales for NES is a traditional platform game in which the player takes the role of greedy Scrooge McDuck in search of treasures around the globe. He counts on his three nephews and on other Duck Tales characters to help him in his quest through inospit places such as the Amazononic forest, the African Mines, the Himalayas, Transylvania (where he meets Dracula Duck) and even the Moon.****Each one of them reserves the old duck lots of adventure, different enemies and hidden rooms.****The game features a 2D side-scrolling platform gameplay very similar to Mega Man. Graphics are colorful and cartoonish, music remembers players of the TV series and controls are very simple.&lt;/story&gt; &lt;/game&gt;</text:p>
          </table:table-cell>
        </table:table-row>
        <table:table-row table:style-name="ro1">
          <table:table-cell office:value-type="string">
            <text:p>DuckTales 2 (USA)</text:p>
          </table:table-cell>
          <table:table-cell office:value-type="float" office:value="1993">
            <text:p>1993</text:p>
          </table:table-cell>
          <table:table-cell office:value-type="string">
            <text:p>ESRB - E (Everyone)</text:p>
          </table:table-cell>
          <table:table-cell office:value-type="string">
            <text:p>DuckTales 2 </text:p>
          </table:table-cell>
          <table:table-cell table:number-columns-repeated="2" office:value-type="string">
            <text:p>Capcom Co., Ltd.</text:p>
          </table:table-cell>
          <table:table-cell office:value-type="string">
            <text:p>Platform</text:p>
          </table:table-cell>
          <table:table-cell office:value-type="string">
            <text:p>3.8</text:p>
          </table:table-cell>
          <table:table-cell office:value-type="string">
            <text:p>1 Player</text:p>
          </table:table-cell>
          <table:table-cell office:value-type="string">
            <text:p>While in the basement of Uncle Scrooge's mansion, Huey, Dewey and Louie discover an old piece of paper. <text:s/>When they show it to Uncle Scrooge, he recognizes it as part of his great, great Uncle Fergus McDuck's legendary treasure map! <text:s/>With the remaining parts of the map hidden around the world, it's up to Uncle Scrooge to find them and discover Fergus McDuck's secret treasure!****Duck Tales 2 is the sequel to the NES and Game Boy game, Duck Tales. <text:s/>Based on the Disney cartoon of the same name, players control Uncle Scrooge as he searches the globe for massive amounts of wealth while trying to discover hidden pieces of the map.****Scrooge's main method of attack is his cane - by jumping in the air and holding the B Button, the cane turns into a pogo stick, allowing players to jump onto most enemies' heads and cross dangerous terrain like spikes with ease. <text:s/>By pushing up against a wall or an object, Scrooge will whack his cane like a golf club, either sending the object flying or occasionally revealing secret items. <text:s/>New to Duck Tales 2 is the ability to push and pull certain objects with the cane after hitting them.****Familiar faces such as Huey, Dewey and Louie, Webby, Mrs. Beakley, and Launchpad McQuack all turn up to lend a hand. <text:s/>Scrooge will even bump into the crazy inventor, Gyro Gearloose, who will improve Scrooge's cane so that he can access even more secret areas.</text:p>
          </table:table-cell>
          <table:table-cell table:formula="of:=CONCATENATE(&quot;&lt;game name=&quot;;CHAR(34);[.A147];CHAR(34);&quot;&gt; &lt;year&gt;&quot;;[.B147];&quot;&lt;/year&gt; &lt;rating&gt;&quot;;[.C147];&quot;&lt;/rating&gt; &lt;title&gt;&quot;;[.D147];&quot;&lt;/title&gt; &lt;pub&gt;&quot;;[.E147];&quot;&lt;/pub&gt; &lt;dev&gt;&quot;;[.F147];&quot;&lt;/dev&gt; &lt;genre&gt;&quot;;[.G147];&quot;&lt;/genre&gt; &lt;score&gt;&quot;;[.H147];&quot;&lt;/score&gt; &lt;player&gt;&quot;;[.I147];&quot;&lt;/player&gt; &lt;story&gt;&quot;;[.J147];&quot;&lt;/story&gt; &lt;/game&gt;&quot;)" office:value-type="string" office:string-value="&lt;game name=&quot;DuckTales 2 (USA)&quot;&gt; &lt;year&gt;1993&lt;/year&gt; &lt;rating&gt;ESRB - E (Everyone)&lt;/rating&gt; &lt;title&gt;DuckTales 2 &lt;/title&gt; &lt;pub&gt;Capcom Co., Ltd.&lt;/pub&gt; &lt;dev&gt;Capcom Co., Ltd.&lt;/dev&gt; &lt;genre&gt;Platform&lt;/genre&gt; &lt;score&gt;3.8&lt;/score&gt; &lt;player&gt;1 Player&lt;/player&gt; &lt;story&gt;While in the basement of Uncle Scrooge's mansion, Huey, Dewey and Louie discover an old piece of paper.  When they show it to Uncle Scrooge, he recognizes it as part of his great, great Uncle Fergus McDuck's legendary treasure map!  With the remaining parts of the map hidden around the world, it's up to Uncle Scrooge to find them and discover Fergus McDuck's secret treasure!****Duck Tales 2 is the sequel to the NES and Game Boy game, Duck Tales.  Based on the Disney cartoon of the same name, players control Uncle Scrooge as he searches the globe for massive amounts of wealth while trying to discover hidden pieces of the map.****Scrooge's main method of attack is his cane - by jumping in the air and holding the B Button, the cane turns into a pogo stick, allowing players to jump onto most enemies' heads and cross dangerous terrain like spikes with ease.  By pushing up against a wall or an object, Scrooge will whack his cane like a golf club, either sending the object flying or occasionally revealing secret items.  New to Duck Tales 2 is the ability to push and pull certain objects with the cane after hitting them.****Familiar faces such as Huey, Dewey and Louie, Webby, Mrs. Beakley, and Launchpad McQuack all turn up to lend a hand.  Scrooge will even bump into the crazy inventor, Gyro Gearloose, who will improve Scrooge's cane so that he can access even more secret areas.&lt;/story&gt; &lt;/game&gt;">
            <text:p>&lt;game name="DuckTales 2 (USA)"&gt; &lt;year&gt;1993&lt;/year&gt; &lt;rating&gt;ESRB - E (Everyone)&lt;/rating&gt; &lt;title&gt;DuckTales 2 &lt;/title&gt; &lt;pub&gt;Capcom Co., Ltd.&lt;/pub&gt; &lt;dev&gt;Capcom Co., Ltd.&lt;/dev&gt; &lt;genre&gt;Platform&lt;/genre&gt; &lt;score&gt;3.8&lt;/score&gt; &lt;player&gt;1 Player&lt;/player&gt; &lt;story&gt;While in the basement of Uncle Scrooge's mansion, Huey, Dewey and Louie discover an old piece of paper. <text:s/>When they show it to Uncle Scrooge, he recognizes it as part of his great, great Uncle Fergus McDuck's legendary treasure map! <text:s/>With the remaining parts of the map hidden around the world, it's up to Uncle Scrooge to find them and discover Fergus McDuck's secret treasure!****Duck Tales 2 is the sequel to the NES and Game Boy game, Duck Tales. <text:s/>Based on the Disney cartoon of the same name, players control Uncle Scrooge as he searches the globe for massive amounts of wealth while trying to discover hidden pieces of the map.****Scrooge's main method of attack is his cane - by jumping in the air and holding the B Button, the cane turns into a pogo stick, allowing players to jump onto most enemies' heads and cross dangerous terrain like spikes with ease. <text:s/>By pushing up against a wall or an object, Scrooge will whack his cane like a golf club, either sending the object flying or occasionally revealing secret items. <text:s/>New to Duck Tales 2 is the ability to push and pull certain objects with the cane after hitting them.****Familiar faces such as Huey, Dewey and Louie, Webby, Mrs. Beakley, and Launchpad McQuack all turn up to lend a hand. <text:s/>Scrooge will even bump into the crazy inventor, Gyro Gearloose, who will improve Scrooge's cane so that he can access even more secret areas.&lt;/story&gt; &lt;/game&gt;</text:p>
          </table:table-cell>
        </table:table-row>
        <table:table-row table:style-name="ro1">
          <table:table-cell office:value-type="string">
            <text:p>Earthworm Jim (USA)</text:p>
          </table:table-cell>
          <table:table-cell office:value-type="float" office:value="1995">
            <text:p>1995</text:p>
          </table:table-cell>
          <table:table-cell office:value-type="string">
            <text:p>ESRB - E (Everyone)</text:p>
          </table:table-cell>
          <table:table-cell office:value-type="string">
            <text:p>Earthworm Jim </text:p>
          </table:table-cell>
          <table:table-cell office:value-type="string">
            <text:p>Playmates Interactive Entertainment, Inc.</text:p>
          </table:table-cell>
          <table:table-cell office:value-type="string">
            <text:p>Shiny Entertainment, Inc.</text:p>
          </table:table-cell>
          <table:table-cell office:value-type="string">
            <text:p>Platform</text:p>
          </table:table-cell>
          <table:table-cell office:value-type="string">
            <text:p>3.4</text:p>
          </table:table-cell>
          <table:table-cell office:value-type="string">
            <text:p>1 Player</text:p>
          </table:table-cell>
          <table:table-cell office:value-type="string">
            <text:p>A crow is chasing a worm named Jim while in outer space Psy-Crow is chasing a renegade ship. The ship's captain has stolen an ultra-high-tech-indestructible-super-space-cyber-suit and Queen Slug-for-a-Butt has ordered Psy-Crow to get it, since it can make her more beautiful than Princess-What's-Her-Name. Psy-Crow blasts the captain and the suit falls to Planet Earth.****Back on earth Jim wonders if he is finally safe when an ultra-high-tech-indestructible-super-space-cyber-suit lands on him. Luckily Jim rests in the neck ring of the suit. Then the space particles begin interacting with Jim, causing a light-speed evolution. Jim soon realizes he is in control of the suit.****Jim overhears the Queen's plans for the suit and decides to meet this Princess...</text:p>
          </table:table-cell>
          <table:table-cell table:formula="of:=CONCATENATE(&quot;&lt;game name=&quot;;CHAR(34);[.A148];CHAR(34);&quot;&gt; &lt;year&gt;&quot;;[.B148];&quot;&lt;/year&gt; &lt;rating&gt;&quot;;[.C148];&quot;&lt;/rating&gt; &lt;title&gt;&quot;;[.D148];&quot;&lt;/title&gt; &lt;pub&gt;&quot;;[.E148];&quot;&lt;/pub&gt; &lt;dev&gt;&quot;;[.F148];&quot;&lt;/dev&gt; &lt;genre&gt;&quot;;[.G148];&quot;&lt;/genre&gt; &lt;score&gt;&quot;;[.H148];&quot;&lt;/score&gt; &lt;player&gt;&quot;;[.I148];&quot;&lt;/player&gt; &lt;story&gt;&quot;;[.J148];&quot;&lt;/story&gt; &lt;/game&gt;&quot;)" office:value-type="string" office:string-value="&lt;game name=&quot;Earthworm Jim (USA)&quot;&gt; &lt;year&gt;1995&lt;/year&gt; &lt;rating&gt;ESRB - E (Everyone)&lt;/rating&gt; &lt;title&gt;Earthworm Jim &lt;/title&gt; &lt;pub&gt;Playmates Interactive Entertainment, Inc.&lt;/pub&gt; &lt;dev&gt;Shiny Entertainment, Inc.&lt;/dev&gt; &lt;genre&gt;Platform&lt;/genre&gt; &lt;score&gt;3.4&lt;/score&gt; &lt;player&gt;1 Player&lt;/player&gt; &lt;story&gt;A crow is chasing a worm named Jim while in outer space Psy-Crow is chasing a renegade ship. The ship's captain has stolen an ultra-high-tech-indestructible-super-space-cyber-suit and Queen Slug-for-a-Butt has ordered Psy-Crow to get it, since it can make her more beautiful than Princess-What's-Her-Name. Psy-Crow blasts the captain and the suit falls to Planet Earth.****Back on earth Jim wonders if he is finally safe when an ultra-high-tech-indestructible-super-space-cyber-suit lands on him. Luckily Jim rests in the neck ring of the suit. Then the space particles begin interacting with Jim, causing a light-speed evolution. Jim soon realizes he is in control of the suit.****Jim overhears the Queen's plans for the suit and decides to meet this Princess...&lt;/story&gt; &lt;/game&gt;">
            <text:p>&lt;game name="Earthworm Jim (USA)"&gt; &lt;year&gt;1995&lt;/year&gt; &lt;rating&gt;ESRB - E (Everyone)&lt;/rating&gt; &lt;title&gt;Earthworm Jim &lt;/title&gt; &lt;pub&gt;Playmates Interactive Entertainment, Inc.&lt;/pub&gt; &lt;dev&gt;Shiny Entertainment, Inc.&lt;/dev&gt; &lt;genre&gt;Platform&lt;/genre&gt; &lt;score&gt;3.4&lt;/score&gt; &lt;player&gt;1 Player&lt;/player&gt; &lt;story&gt;A crow is chasing a worm named Jim while in outer space Psy-Crow is chasing a renegade ship. The ship's captain has stolen an ultra-high-tech-indestructible-super-space-cyber-suit and Queen Slug-for-a-Butt has ordered Psy-Crow to get it, since it can make her more beautiful than Princess-What's-Her-Name. Psy-Crow blasts the captain and the suit falls to Planet Earth.****Back on earth Jim wonders if he is finally safe when an ultra-high-tech-indestructible-super-space-cyber-suit lands on him. Luckily Jim rests in the neck ring of the suit. Then the space particles begin interacting with Jim, causing a light-speed evolution. Jim soon realizes he is in control of the suit.****Jim overhears the Queen's plans for the suit and decides to meet this Princess...&lt;/story&gt; &lt;/game&gt;</text:p>
          </table:table-cell>
        </table:table-row>
        <table:table-row table:style-name="ro1">
          <table:table-cell office:value-type="string">
            <text:p>Elevator Action (USA, Europe)</text:p>
          </table:table-cell>
          <table:table-cell office:value-type="float" office:value="1991">
            <text:p>1991</text:p>
          </table:table-cell>
          <table:table-cell office:value-type="string">
            <text:p>ESRB - E (Everyone)</text:p>
          </table:table-cell>
          <table:table-cell office:value-type="string">
            <text:p>Elevator Action </text:p>
          </table:table-cell>
          <table:table-cell office:value-type="string">
            <text:p>Taito America Corporation</text:p>
          </table:table-cell>
          <table:table-cell office:value-type="string">
            <text:p>Taito Corporation</text:p>
          </table:table-cell>
          <table:table-cell office:value-type="string">
            <text:p>Platform</text:p>
          </table:table-cell>
          <table:table-cell office:value-type="string">
            <text:p>2.9</text:p>
          </table:table-cell>
          <table:table-cell office:value-type="string">
            <text:p>1 Player</text:p>
          </table:table-cell>
          <table:table-cell office:value-type="string">
            <text:p>You are Agent 17 (codename: "Otto"). Your mission is to secure all top secret documents from a security building and escape in the getaway car, located in the basement of the building.****Enemies spies are scattered throughout the 30-floor building and they have only one mission: execute Agent 17 at all costs. There are several ways in which Agent 17 can kill them:****1. Shooting them with his gun.**2. Kicking them by jumping onto them.**3. Shooting a light on the ceiling while in an elevator, dropping the light onto one of them.**4. Crushing them with an elevator.****Whenever a light has been dropped, the hallways will be dark for a short period of time, making the enemy spies harder to see. The same holds true for hallways that are already dark.****While Otto is in an elevator, he will have complete control of it by moving up or down. Agent 17 can still get killed if he's already in an elevator if a bullet's trajectory is aimed at it.. When Otto is not in an elevator, it will move from floor to floor automatically, even when enemy spies are in it. Otto is able to leap over the elevator gaps, but he must be as close to the edge as possible without falling off in order to make the jump safely. If there is an elevator cable in the way, however, it will block him, causing him to fall. ****Just because the game is called Elevator Action doesn't mean that elevators are the only means of travel. There are also escalators which you can ride up or down, useful if you want to avoid gunfire and don't have time to jump.****Otto must go into the rooms with red doors to collect the top secret documents. If he tries to get to his car without getting all the documents, he cannot escape and must go back and collect the remaining documents. Once he has all the documents and drives away, he then proceeds to the next building.****If Otto takes too much time to collect the documents, the alarm will go off, and he will have trouble controlling the elevators, which will take time to react. Bad guys will be especially aggressive. The alarm doesn't go off when Otto loses a life, it only resets after finishing a building. Besides ducking, bad guys may also drop themselves and lay flat on the floor. It's virtually impossible for Otto to shoot bad guys when they do this. Also, Otto cannot duck when in an elevator.</text:p>
          </table:table-cell>
          <table:table-cell table:formula="of:=CONCATENATE(&quot;&lt;game name=&quot;;CHAR(34);[.A149];CHAR(34);&quot;&gt; &lt;year&gt;&quot;;[.B149];&quot;&lt;/year&gt; &lt;rating&gt;&quot;;[.C149];&quot;&lt;/rating&gt; &lt;title&gt;&quot;;[.D149];&quot;&lt;/title&gt; &lt;pub&gt;&quot;;[.E149];&quot;&lt;/pub&gt; &lt;dev&gt;&quot;;[.F149];&quot;&lt;/dev&gt; &lt;genre&gt;&quot;;[.G149];&quot;&lt;/genre&gt; &lt;score&gt;&quot;;[.H149];&quot;&lt;/score&gt; &lt;player&gt;&quot;;[.I149];&quot;&lt;/player&gt; &lt;story&gt;&quot;;[.J149];&quot;&lt;/story&gt; &lt;/game&gt;&quot;)" office:value-type="string" office:string-value="&lt;game name=&quot;Elevator Action (USA, Europe)&quot;&gt; &lt;year&gt;1991&lt;/year&gt; &lt;rating&gt;ESRB - E (Everyone)&lt;/rating&gt; &lt;title&gt;Elevator Action &lt;/title&gt; &lt;pub&gt;Taito America Corporation&lt;/pub&gt; &lt;dev&gt;Taito Corporation&lt;/dev&gt; &lt;genre&gt;Platform&lt;/genre&gt; &lt;score&gt;2.9&lt;/score&gt; &lt;player&gt;1 Player&lt;/player&gt; &lt;story&gt;You are Agent 17 (codename: &quot;Otto&quot;). Your mission is to secure all top secret documents from a security building and escape in the getaway car, located in the basement of the building.****Enemies spies are scattered throughout the 30-floor building and they have only one mission: execute Agent 17 at all costs. There are several ways in which Agent 17 can kill them:****1. Shooting them with his gun.**2. Kicking them by jumping onto them.**3. Shooting a light on the ceiling while in an elevator, dropping the light onto one of them.**4. Crushing them with an elevator.****Whenever a light has been dropped, the hallways will be dark for a short period of time, making the enemy spies harder to see. The same holds true for hallways that are already dark.****While Otto is in an elevator, he will have complete control of it by moving up or down. Agent 17 can still get killed if he's already in an elevator if a bullet's trajectory is aimed at it.. When Otto is not in an elevator, it will move from floor to floor automatically, even when enemy spies are in it. Otto is able to leap over the elevator gaps, but he must be as close to the edge as possible without falling off in order to make the jump safely. If there is an elevator cable in the way, however, it will block him, causing him to fall. ****Just because the game is called Elevator Action doesn't mean that elevators are the only means of travel. There are also escalators which you can ride up or down, useful if you want to avoid gunfire and don't have time to jump.****Otto must go into the rooms with red doors to collect the top secret documents. If he tries to get to his car without getting all the documents, he cannot escape and must go back and collect the remaining documents. Once he has all the documents and drives away, he then proceeds to the next building.****If Otto takes too much time to collect the documents, the alarm will go off, and he will have trouble controlling the elevators, which will take time to react. Bad guys will be especially aggressive. The alarm doesn't go off when Otto loses a life, it only resets after finishing a building. Besides ducking, bad guys may also drop themselves and lay flat on the floor. It's virtually impossible for Otto to shoot bad guys when they do this. Also, Otto cannot duck when in an elevator.&lt;/story&gt; &lt;/game&gt;">
            <text:p>&lt;game name="Elevator Action (USA, Europe)"&gt; &lt;year&gt;1991&lt;/year&gt; &lt;rating&gt;ESRB - E (Everyone)&lt;/rating&gt; &lt;title&gt;Elevator Action &lt;/title&gt; &lt;pub&gt;Taito America Corporation&lt;/pub&gt; &lt;dev&gt;Taito Corporation&lt;/dev&gt; &lt;genre&gt;Platform&lt;/genre&gt; &lt;score&gt;2.9&lt;/score&gt; &lt;player&gt;1 Player&lt;/player&gt; &lt;story&gt;You are Agent 17 (codename: "Otto"). Your mission is to secure all top secret documents from a security building and escape in the getaway car, located in the basement of the building.****Enemies spies are scattered throughout the 30-floor building and they have only one mission: execute Agent 17 at all costs. There are several ways in which Agent 17 can kill them:****1. Shooting them with his gun.**2. Kicking them by jumping onto them.**3. Shooting a light on the ceiling while in an elevator, dropping the light onto one of them.**4. Crushing them with an elevator.****Whenever a light has been dropped, the hallways will be dark for a short period of time, making the enemy spies harder to see. The same holds true for hallways that are already dark.****While Otto is in an elevator, he will have complete control of it by moving up or down. Agent 17 can still get killed if he's already in an elevator if a bullet's trajectory is aimed at it.. When Otto is not in an elevator, it will move from floor to floor automatically, even when enemy spies are in it. Otto is able to leap over the elevator gaps, but he must be as close to the edge as possible without falling off in order to make the jump safely. If there is an elevator cable in the way, however, it will block him, causing him to fall. ****Just because the game is called Elevator Action doesn't mean that elevators are the only means of travel. There are also escalators which you can ride up or down, useful if you want to avoid gunfire and don't have time to jump.****Otto must go into the rooms with red doors to collect the top secret documents. If he tries to get to his car without getting all the documents, he cannot escape and must go back and collect the remaining documents. Once he has all the documents and drives away, he then proceeds to the next building.****If Otto takes too much time to collect the documents, the alarm will go off, and he will have trouble controlling the elevators, which will take time to react. Bad guys will be especially aggressive. The alarm doesn't go off when Otto loses a life, it only resets after finishing a building. Besides ducking, bad guys may also drop themselves and lay flat on the floor. It's virtually impossible for Otto to shoot bad guys when they do this. Also, Otto cannot duck when in an elevator.&lt;/story&gt; &lt;/game&gt;</text:p>
          </table:table-cell>
        </table:table-row>
        <table:table-row table:style-name="ro1">
          <table:table-cell office:value-type="string">
            <text:p>Elite Soccer (USA)</text:p>
          </table:table-cell>
          <table:table-cell office:value-type="float" office:value="1994">
            <text:p>1994</text:p>
          </table:table-cell>
          <table:table-cell office:value-type="string">
            <text:p>ESRB - E (Everyone)</text:p>
          </table:table-cell>
          <table:table-cell office:value-type="string">
            <text:p>Elite Soccer </text:p>
          </table:table-cell>
          <table:table-cell office:value-type="string">
            <text:p>GameTek, Inc.</text:p>
          </table:table-cell>
          <table:table-cell office:value-type="string">
            <text:p>Denton Designs</text:p>
          </table:table-cell>
          <table:table-cell office:value-type="string">
            <text:p>Sports/Soccer</text:p>
          </table:table-cell>
          <table:table-cell office:value-type="string">
            <text:p>3.2</text:p>
          </table:table-cell>
          <table:table-cell office:value-type="string">
            <text:p>1 Player</text:p>
          </table:table-cell>
          <table:table-cell office:value-type="string">
            <text:p>Elite Soccer lets the player choose from 24 National teams including the U.S., England, France, Brazil among others, in a chance to play in the World Cup tournament and win the coveted trophy. <text:s/>Players can also choose to play in a Knockout-style tournament where instead of a round robin type of play like in World Cup, they instead play one game and advance to the next like a regular tournament. <text:s/>There is also a two-player mode that allows friends to compete head-to-head.****The main gameplay is the same as others with an overhead view with a third-person perspective for penalty kicks. <text:s/>The rules and regulations are up to date and can actually be changed to suit the players style of choice. <text:s/>They can also choose weather conditions, skills of goalies or even the choice to play either indoors or outdoors. <text:s/>Players can also edit their players including appearance and stats wise to suit their liking.</text:p>
          </table:table-cell>
          <table:table-cell table:formula="of:=CONCATENATE(&quot;&lt;game name=&quot;;CHAR(34);[.A150];CHAR(34);&quot;&gt; &lt;year&gt;&quot;;[.B150];&quot;&lt;/year&gt; &lt;rating&gt;&quot;;[.C150];&quot;&lt;/rating&gt; &lt;title&gt;&quot;;[.D150];&quot;&lt;/title&gt; &lt;pub&gt;&quot;;[.E150];&quot;&lt;/pub&gt; &lt;dev&gt;&quot;;[.F150];&quot;&lt;/dev&gt; &lt;genre&gt;&quot;;[.G150];&quot;&lt;/genre&gt; &lt;score&gt;&quot;;[.H150];&quot;&lt;/score&gt; &lt;player&gt;&quot;;[.I150];&quot;&lt;/player&gt; &lt;story&gt;&quot;;[.J150];&quot;&lt;/story&gt; &lt;/game&gt;&quot;)" office:value-type="string" office:string-value="&lt;game name=&quot;Elite Soccer (USA)&quot;&gt; &lt;year&gt;1994&lt;/year&gt; &lt;rating&gt;ESRB - E (Everyone)&lt;/rating&gt; &lt;title&gt;Elite Soccer &lt;/title&gt; &lt;pub&gt;GameTek, Inc.&lt;/pub&gt; &lt;dev&gt;Denton Designs&lt;/dev&gt; &lt;genre&gt;Sports/Soccer&lt;/genre&gt; &lt;score&gt;3.2&lt;/score&gt; &lt;player&gt;1 Player&lt;/player&gt; &lt;story&gt;Elite Soccer lets the player choose from 24 National teams including the U.S., England, France, Brazil among others, in a chance to play in the World Cup tournament and win the coveted trophy.  Players can also choose to play in a Knockout-style tournament where instead of a round robin type of play like in World Cup, they instead play one game and advance to the next like a regular tournament.  There is also a two-player mode that allows friends to compete head-to-head.****The main gameplay is the same as others with an overhead view with a third-person perspective for penalty kicks.  The rules and regulations are up to date and can actually be changed to suit the players style of choice.  They can also choose weather conditions, skills of goalies or even the choice to play either indoors or outdoors.  Players can also edit their players including appearance and stats wise to suit their liking.&lt;/story&gt; &lt;/game&gt;">
            <text:p>&lt;game name="Elite Soccer (USA)"&gt; &lt;year&gt;1994&lt;/year&gt; &lt;rating&gt;ESRB - E (Everyone)&lt;/rating&gt; &lt;title&gt;Elite Soccer &lt;/title&gt; &lt;pub&gt;GameTek, Inc.&lt;/pub&gt; &lt;dev&gt;Denton Designs&lt;/dev&gt; &lt;genre&gt;Sports/Soccer&lt;/genre&gt; &lt;score&gt;3.2&lt;/score&gt; &lt;player&gt;1 Player&lt;/player&gt; &lt;story&gt;Elite Soccer lets the player choose from 24 National teams including the U.S., England, France, Brazil among others, in a chance to play in the World Cup tournament and win the coveted trophy. <text:s/>Players can also choose to play in a Knockout-style tournament where instead of a round robin type of play like in World Cup, they instead play one game and advance to the next like a regular tournament. <text:s/>There is also a two-player mode that allows friends to compete head-to-head.****The main gameplay is the same as others with an overhead view with a third-person perspective for penalty kicks. <text:s/>The rules and regulations are up to date and can actually be changed to suit the players style of choice. <text:s/>They can also choose weather conditions, skills of goalies or even the choice to play either indoors or outdoors. <text:s/>Players can also edit their players including appearance and stats wise to suit their liking.&lt;/story&gt; &lt;/game&gt;</text:p>
          </table:table-cell>
        </table:table-row>
        <table:table-row table:style-name="ro1">
          <table:table-cell office:value-type="string">
            <text:p>Extra Bases! (USA)</text:p>
          </table:table-cell>
          <table:table-cell office:value-type="float" office:value="1991">
            <text:p>1991</text:p>
          </table:table-cell>
          <table:table-cell office:value-type="string">
            <text:p>ESRB - E (Everyone)</text:p>
          </table:table-cell>
          <table:table-cell office:value-type="string">
            <text:p>Extra Bases! </text:p>
          </table:table-cell>
          <table:table-cell office:value-type="string">
            <text:p>Bandai</text:p>
          </table:table-cell>
          <table:table-cell office:value-type="string">
            <text:p>Namco Limited</text:p>
          </table:table-cell>
          <table:table-cell office:value-type="string">
            <text:p>Sports/Baseball</text:p>
          </table:table-cell>
          <table:table-cell office:value-type="string">
            <text:p>4.1</text:p>
          </table:table-cell>
          <table:table-cell office:value-type="string">
            <text:p>1 Player</text:p>
          </table:table-cell>
          <table:table-cell office:value-type="string">
            <text:p>Exciting baseball action comes to the Game Boy with EXTRA BASES. Head into a tight pennant race, and try to win it all. You have full control over every aspect of the game: pitching, batting, fielding, and running. It's up to you to determine when to put in a relief pitcher, steal a base, or go for a squeeze play. With all of the control, EXTRA BASES is almost like playing a real game. </text:p>
          </table:table-cell>
          <table:table-cell table:formula="of:=CONCATENATE(&quot;&lt;game name=&quot;;CHAR(34);[.A151];CHAR(34);&quot;&gt; &lt;year&gt;&quot;;[.B151];&quot;&lt;/year&gt; &lt;rating&gt;&quot;;[.C151];&quot;&lt;/rating&gt; &lt;title&gt;&quot;;[.D151];&quot;&lt;/title&gt; &lt;pub&gt;&quot;;[.E151];&quot;&lt;/pub&gt; &lt;dev&gt;&quot;;[.F151];&quot;&lt;/dev&gt; &lt;genre&gt;&quot;;[.G151];&quot;&lt;/genre&gt; &lt;score&gt;&quot;;[.H151];&quot;&lt;/score&gt; &lt;player&gt;&quot;;[.I151];&quot;&lt;/player&gt; &lt;story&gt;&quot;;[.J151];&quot;&lt;/story&gt; &lt;/game&gt;&quot;)" office:value-type="string" office:string-value="&lt;game name=&quot;Extra Bases! (USA)&quot;&gt; &lt;year&gt;1991&lt;/year&gt; &lt;rating&gt;ESRB - E (Everyone)&lt;/rating&gt; &lt;title&gt;Extra Bases! &lt;/title&gt; &lt;pub&gt;Bandai&lt;/pub&gt; &lt;dev&gt;Namco Limited&lt;/dev&gt; &lt;genre&gt;Sports/Baseball&lt;/genre&gt; &lt;score&gt;4.1&lt;/score&gt; &lt;player&gt;1 Player&lt;/player&gt; &lt;story&gt;Exciting baseball action comes to the Game Boy with EXTRA BASES. Head into a tight pennant race, and try to win it all. You have full control over every aspect of the game: pitching, batting, fielding, and running. It's up to you to determine when to put in a relief pitcher, steal a base, or go for a squeeze play. With all of the control, EXTRA BASES is almost like playing a real game. &lt;/story&gt; &lt;/game&gt;">
            <text:p>&lt;game name="Extra Bases! (USA)"&gt; &lt;year&gt;1991&lt;/year&gt; &lt;rating&gt;ESRB - E (Everyone)&lt;/rating&gt; &lt;title&gt;Extra Bases! &lt;/title&gt; &lt;pub&gt;Bandai&lt;/pub&gt; &lt;dev&gt;Namco Limited&lt;/dev&gt; &lt;genre&gt;Sports/Baseball&lt;/genre&gt; &lt;score&gt;4.1&lt;/score&gt; &lt;player&gt;1 Player&lt;/player&gt; &lt;story&gt;Exciting baseball action comes to the Game Boy with EXTRA BASES. Head into a tight pennant race, and try to win it all. You have full control over every aspect of the game: pitching, batting, fielding, and running. It's up to you to determine when to put in a relief pitcher, steal a base, or go for a squeeze play. With all of the control, EXTRA BASES is almost like playing a real game. &lt;/story&gt; &lt;/game&gt;</text:p>
          </table:table-cell>
        </table:table-row>
        <table:table-row table:style-name="ro1">
          <table:table-cell office:value-type="string">
            <text:p>F-1 Race (World) (Rev A)</text:p>
          </table:table-cell>
          <table:table-cell office:value-type="float" office:value="1991">
            <text:p>1991</text:p>
          </table:table-cell>
          <table:table-cell office:value-type="string">
            <text:p>ESRB - E (Everyone)</text:p>
          </table:table-cell>
          <table:table-cell office:value-type="string">
            <text:p>F-1 Race </text:p>
          </table:table-cell>
          <table:table-cell table:number-columns-repeated="2" office:value-type="string">
            <text:p>Nintendo Co., Ltd.</text:p>
          </table:table-cell>
          <table:table-cell office:value-type="string">
            <text:p>Driving</text:p>
          </table:table-cell>
          <table:table-cell office:value-type="string">
            <text:p>2.8</text:p>
          </table:table-cell>
          <table:table-cell office:value-type="string">
            <text:p>1-4 Players</text:p>
          </table:table-cell>
          <table:table-cell office:value-type="string">
            <text:p>F-1 Race is an arcade style racing game featuring tracks in locations all around the world. <text:s/>You will find tracks from Australia, Canada, Portugal, India, Russia, and even Egypt. <text:s/>Gameplay is viewed from a behind-the-car perspective using scaled bitmaps.****There are three modes of play. <text:s/>First is a championship mode, where you compete in a series of races, and must place first in each to advance to the next. Second is a time trial mode, in which you try to achieve your shortest lap time around the track of your choice. <text:s/>Finally, there is the multi-player mode for up to four drivers.</text:p>
          </table:table-cell>
          <table:table-cell table:formula="of:=CONCATENATE(&quot;&lt;game name=&quot;;CHAR(34);[.A152];CHAR(34);&quot;&gt; &lt;year&gt;&quot;;[.B152];&quot;&lt;/year&gt; &lt;rating&gt;&quot;;[.C152];&quot;&lt;/rating&gt; &lt;title&gt;&quot;;[.D152];&quot;&lt;/title&gt; &lt;pub&gt;&quot;;[.E152];&quot;&lt;/pub&gt; &lt;dev&gt;&quot;;[.F152];&quot;&lt;/dev&gt; &lt;genre&gt;&quot;;[.G152];&quot;&lt;/genre&gt; &lt;score&gt;&quot;;[.H152];&quot;&lt;/score&gt; &lt;player&gt;&quot;;[.I152];&quot;&lt;/player&gt; &lt;story&gt;&quot;;[.J152];&quot;&lt;/story&gt; &lt;/game&gt;&quot;)" office:value-type="string" office:string-value="&lt;game name=&quot;F-1 Race (World) (Rev A)&quot;&gt; &lt;year&gt;1991&lt;/year&gt; &lt;rating&gt;ESRB - E (Everyone)&lt;/rating&gt; &lt;title&gt;F-1 Race &lt;/title&gt; &lt;pub&gt;Nintendo Co., Ltd.&lt;/pub&gt; &lt;dev&gt;Nintendo Co., Ltd.&lt;/dev&gt; &lt;genre&gt;Driving&lt;/genre&gt; &lt;score&gt;2.8&lt;/score&gt; &lt;player&gt;1-4 Players&lt;/player&gt; &lt;story&gt;F-1 Race is an arcade style racing game featuring tracks in locations all around the world.  You will find tracks from Australia, Canada, Portugal, India, Russia, and even Egypt.  Gameplay is viewed from a behind-the-car perspective using scaled bitmaps.****There are three modes of play.  First is a championship mode, where you compete in a series of races, and must place first in each to advance to the next. Second is a time trial mode, in which you try to achieve your shortest lap time around the track of your choice.  Finally, there is the multi-player mode for up to four drivers.&lt;/story&gt; &lt;/game&gt;">
            <text:p>&lt;game name="F-1 Race (World) (Rev A)"&gt; &lt;year&gt;1991&lt;/year&gt; &lt;rating&gt;ESRB - E (Everyone)&lt;/rating&gt; &lt;title&gt;F-1 Race &lt;/title&gt; &lt;pub&gt;Nintendo Co., Ltd.&lt;/pub&gt; &lt;dev&gt;Nintendo Co., Ltd.&lt;/dev&gt; &lt;genre&gt;Driving&lt;/genre&gt; &lt;score&gt;2.8&lt;/score&gt; &lt;player&gt;1-4 Players&lt;/player&gt; &lt;story&gt;F-1 Race is an arcade style racing game featuring tracks in locations all around the world. <text:s/>You will find tracks from Australia, Canada, Portugal, India, Russia, and even Egypt. <text:s/>Gameplay is viewed from a behind-the-car perspective using scaled bitmaps.****There are three modes of play. <text:s/>First is a championship mode, where you compete in a series of races, and must place first in each to advance to the next. Second is a time trial mode, in which you try to achieve your shortest lap time around the track of your choice. <text:s/>Finally, there is the multi-player mode for up to four drivers.&lt;/story&gt; &lt;/game&gt;</text:p>
          </table:table-cell>
        </table:table-row>
        <table:table-row table:style-name="ro1">
          <table:table-cell office:value-type="string">
            <text:p>F-15 Strike Eagle (USA, Europe)</text:p>
          </table:table-cell>
          <table:table-cell office:value-type="float" office:value="1991">
            <text:p>1991</text:p>
          </table:table-cell>
          <table:table-cell office:value-type="string">
            <text:p>ESRB - E (Everyone)</text:p>
          </table:table-cell>
          <table:table-cell office:value-type="string">
            <text:p>F-15 Strike Eagle </text:p>
          </table:table-cell>
          <table:table-cell office:value-type="string">
            <text:p>MicroProse Software, Inc.</text:p>
          </table:table-cell>
          <table:table-cell office:value-type="string">
            <text:p>NMS Software Ltd.</text:p>
          </table:table-cell>
          <table:table-cell office:value-type="string">
            <text:p>Flying</text:p>
          </table:table-cell>
          <table:table-cell office:value-type="string">
            <text:p>3.2</text:p>
          </table:table-cell>
          <table:table-cell office:value-type="string">
            <text:p>1 Player</text:p>
          </table:table-cell>
          <table:table-cell office:value-type="string">
            <text:p>The seven missions featured in this simulation of F-15 flight are all real-life missions the plane was originally used in. They take in the Middle East and Asia in the 1970s and early 1980s, and have air and ground targets to destroy. You have machine guns, guided missiles and bombs at your disposal. There is an arcade mode and 3 further difficulty levels. The game features 3 enemy aircraft and 3 types of enemy SAMs.</text:p>
          </table:table-cell>
          <table:table-cell table:formula="of:=CONCATENATE(&quot;&lt;game name=&quot;;CHAR(34);[.A153];CHAR(34);&quot;&gt; &lt;year&gt;&quot;;[.B153];&quot;&lt;/year&gt; &lt;rating&gt;&quot;;[.C153];&quot;&lt;/rating&gt; &lt;title&gt;&quot;;[.D153];&quot;&lt;/title&gt; &lt;pub&gt;&quot;;[.E153];&quot;&lt;/pub&gt; &lt;dev&gt;&quot;;[.F153];&quot;&lt;/dev&gt; &lt;genre&gt;&quot;;[.G153];&quot;&lt;/genre&gt; &lt;score&gt;&quot;;[.H153];&quot;&lt;/score&gt; &lt;player&gt;&quot;;[.I153];&quot;&lt;/player&gt; &lt;story&gt;&quot;;[.J153];&quot;&lt;/story&gt; &lt;/game&gt;&quot;)" office:value-type="string" office:string-value="&lt;game name=&quot;F-15 Strike Eagle (USA, Europe)&quot;&gt; &lt;year&gt;1991&lt;/year&gt; &lt;rating&gt;ESRB - E (Everyone)&lt;/rating&gt; &lt;title&gt;F-15 Strike Eagle &lt;/title&gt; &lt;pub&gt;MicroProse Software, Inc.&lt;/pub&gt; &lt;dev&gt;NMS Software Ltd.&lt;/dev&gt; &lt;genre&gt;Flying&lt;/genre&gt; &lt;score&gt;3.2&lt;/score&gt; &lt;player&gt;1 Player&lt;/player&gt; &lt;story&gt;The seven missions featured in this simulation of F-15 flight are all real-life missions the plane was originally used in. They take in the Middle East and Asia in the 1970s and early 1980s, and have air and ground targets to destroy. You have machine guns, guided missiles and bombs at your disposal. There is an arcade mode and 3 further difficulty levels. The game features 3 enemy aircraft and 3 types of enemy SAMs.&lt;/story&gt; &lt;/game&gt;">
            <text:p>&lt;game name="F-15 Strike Eagle (USA, Europe)"&gt; &lt;year&gt;1991&lt;/year&gt; &lt;rating&gt;ESRB - E (Everyone)&lt;/rating&gt; &lt;title&gt;F-15 Strike Eagle &lt;/title&gt; &lt;pub&gt;MicroProse Software, Inc.&lt;/pub&gt; &lt;dev&gt;NMS Software Ltd.&lt;/dev&gt; &lt;genre&gt;Flying&lt;/genre&gt; &lt;score&gt;3.2&lt;/score&gt; &lt;player&gt;1 Player&lt;/player&gt; &lt;story&gt;The seven missions featured in this simulation of F-15 flight are all real-life missions the plane was originally used in. They take in the Middle East and Asia in the 1970s and early 1980s, and have air and ground targets to destroy. You have machine guns, guided missiles and bombs at your disposal. There is an arcade mode and 3 further difficulty levels. The game features 3 enemy aircraft and 3 types of enemy SAMs.&lt;/story&gt; &lt;/game&gt;</text:p>
          </table:table-cell>
        </table:table-row>
        <table:table-row table:style-name="ro1">
          <table:table-cell office:value-type="string">
            <text:p>F1 Pole Position (USA, Europe)</text:p>
          </table:table-cell>
          <table:table-cell office:value-type="float" office:value="1993">
            <text:p>1993</text:p>
          </table:table-cell>
          <table:table-cell office:value-type="string">
            <text:p>ESRB - E (Everyone)</text:p>
          </table:table-cell>
          <table:table-cell office:value-type="string">
            <text:p>F1 Pole Position </text:p>
          </table:table-cell>
          <table:table-cell office:value-type="string">
            <text:p>Ubi Soft Entertainment Software</text:p>
          </table:table-cell>
          <table:table-cell office:value-type="string">
            <text:p>Natsu System</text:p>
          </table:table-cell>
          <table:table-cell office:value-type="string">
            <text:p>Driving</text:p>
          </table:table-cell>
          <table:table-cell office:value-type="string">
            <text:p>3.1</text:p>
          </table:table-cell>
          <table:table-cell office:value-type="string">
            <text:p>1-4 Players</text:p>
          </table:table-cell>
          <table:table-cell office:value-type="string">
            <text:p>F1 Pole Position is a Formula One racing video game released for the Game Boy by Ubisoft. The game is originally known in Japan as Nakajima Satoru Kanshū F-1 Hero GB '92: The Graded Driver which is the sequel to Nakajima Satoru Kanshū F-1 Hero GB. <text:s/>In comparison to its prequel, the game has a more realistic approach due to the licensing by Foca to Fuji Television. Modes available are the usual: grand prix, warming up (or training), multi game (or multi player), and options. <text:s/>Some other changes (or improvements if possible) in relation to its predecessor: the more detailed background and tracks. Also, making the turns without getting off the track is much more easier due to a better view (even though the track map is still not displayed on the screen). <text:s/>During the qualifying and races, "retire" will appear if the player crashes too much, or simply want to stop racing. In the Japanese version, before every race, Satoru Nakajima will give some tips about certain areas of the circuit, while this feature was removed from the Western version. One other difference is that Ayrton Senna is included in the Japanese version, while Michael Andretti replaces Senna in the Western one. <text:s/>In both versions the player has to compete in two full seasons. The rounds are basically split into different parts, in each one a minimum goal must be achieved (to qualify and finish the race x number of times) so that the contract is renewed. If the player fails, the game over screen will pop out.</text:p>
          </table:table-cell>
          <table:table-cell table:formula="of:=CONCATENATE(&quot;&lt;game name=&quot;;CHAR(34);[.A154];CHAR(34);&quot;&gt; &lt;year&gt;&quot;;[.B154];&quot;&lt;/year&gt; &lt;rating&gt;&quot;;[.C154];&quot;&lt;/rating&gt; &lt;title&gt;&quot;;[.D154];&quot;&lt;/title&gt; &lt;pub&gt;&quot;;[.E154];&quot;&lt;/pub&gt; &lt;dev&gt;&quot;;[.F154];&quot;&lt;/dev&gt; &lt;genre&gt;&quot;;[.G154];&quot;&lt;/genre&gt; &lt;score&gt;&quot;;[.H154];&quot;&lt;/score&gt; &lt;player&gt;&quot;;[.I154];&quot;&lt;/player&gt; &lt;story&gt;&quot;;[.J154];&quot;&lt;/story&gt; &lt;/game&gt;&quot;)" office:value-type="string" office:string-value="&lt;game name=&quot;F1 Pole Position (USA, Europe)&quot;&gt; &lt;year&gt;1993&lt;/year&gt; &lt;rating&gt;ESRB - E (Everyone)&lt;/rating&gt; &lt;title&gt;F1 Pole Position &lt;/title&gt; &lt;pub&gt;Ubi Soft Entertainment Software&lt;/pub&gt; &lt;dev&gt;Natsu System&lt;/dev&gt; &lt;genre&gt;Driving&lt;/genre&gt; &lt;score&gt;3.1&lt;/score&gt; &lt;player&gt;1-4 Players&lt;/player&gt; &lt;story&gt;F1 Pole Position is a Formula One racing video game released for the Game Boy by Ubisoft. The game is originally known in Japan as Nakajima Satoru Kanshū F-1 Hero GB '92: The Graded Driver which is the sequel to Nakajima Satoru Kanshū F-1 Hero GB.  In comparison to its prequel, the game has a more realistic approach due to the licensing by Foca to Fuji Television. Modes available are the usual: grand prix, warming up (or training), multi game (or multi player), and options.  Some other changes (or improvements if possible) in relation to its predecessor: the more detailed background and tracks. Also, making the turns without getting off the track is much more easier due to a better view (even though the track map is still not displayed on the screen).  During the qualifying and races, &quot;retire&quot; will appear if the player crashes too much, or simply want to stop racing. In the Japanese version, before every race, Satoru Nakajima will give some tips about certain areas of the circuit, while this feature was removed from the Western version. One other difference is that Ayrton Senna is included in the Japanese version, while Michael Andretti replaces Senna in the Western one.  In both versions the player has to compete in two full seasons. The rounds are basically split into different parts, in each one a minimum goal must be achieved (to qualify and finish the race x number of times) so that the contract is renewed. If the player fails, the game over screen will pop out.&lt;/story&gt; &lt;/game&gt;">
            <text:p>&lt;game name="F1 Pole Position (USA, Europe)"&gt; &lt;year&gt;1993&lt;/year&gt; &lt;rating&gt;ESRB - E (Everyone)&lt;/rating&gt; &lt;title&gt;F1 Pole Position &lt;/title&gt; &lt;pub&gt;Ubi Soft Entertainment Software&lt;/pub&gt; &lt;dev&gt;Natsu System&lt;/dev&gt; &lt;genre&gt;Driving&lt;/genre&gt; &lt;score&gt;3.1&lt;/score&gt; &lt;player&gt;1-4 Players&lt;/player&gt; &lt;story&gt;F1 Pole Position is a Formula One racing video game released for the Game Boy by Ubisoft. The game is originally known in Japan as Nakajima Satoru Kanshū F-1 Hero GB '92: The Graded Driver which is the sequel to Nakajima Satoru Kanshū F-1 Hero GB. <text:s/>In comparison to its prequel, the game has a more realistic approach due to the licensing by Foca to Fuji Television. Modes available are the usual: grand prix, warming up (or training), multi game (or multi player), and options. <text:s/>Some other changes (or improvements if possible) in relation to its predecessor: the more detailed background and tracks. Also, making the turns without getting off the track is much more easier due to a better view (even though the track map is still not displayed on the screen). <text:s/>During the qualifying and races, "retire" will appear if the player crashes too much, or simply want to stop racing. In the Japanese version, before every race, Satoru Nakajima will give some tips about certain areas of the circuit, while this feature was removed from the Western version. One other difference is that Ayrton Senna is included in the Japanese version, while Michael Andretti replaces Senna in the Western one. <text:s/>In both versions the player has to compete in two full seasons. The rounds are basically split into different parts, in each one a minimum goal must be achieved (to qualify and finish the race x number of times) so that the contract is renewed. If the player fails, the game over screen will pop out.&lt;/story&gt; &lt;/game&gt;</text:p>
          </table:table-cell>
        </table:table-row>
        <table:table-row table:style-name="ro1">
          <table:table-cell office:value-type="string">
            <text:p>Faceball 2000 (USA)</text:p>
          </table:table-cell>
          <table:table-cell office:value-type="float" office:value="1991">
            <text:p>1991</text:p>
          </table:table-cell>
          <table:table-cell office:value-type="string">
            <text:p>ESRB - E (Everyone)</text:p>
          </table:table-cell>
          <table:table-cell office:value-type="string">
            <text:p>Faceball 2000 </text:p>
          </table:table-cell>
          <table:table-cell office:value-type="string">
            <text:p>Bullet-Proof Software, Inc.</text:p>
          </table:table-cell>
          <table:table-cell office:value-type="string">
            <text:p>Xanth Software F/X, Inc.</text:p>
          </table:table-cell>
          <table:table-cell office:value-type="string">
            <text:p>Action</text:p>
          </table:table-cell>
          <table:table-cell office:value-type="string">
            <text:p>3.6</text:p>
          </table:table-cell>
          <table:table-cell office:value-type="string">
            <text:p>1-4 Players</text:p>
          </table:table-cell>
          <table:table-cell office:value-type="string">
            <text:p>Faceball 2000 is a first-person shooter. <text:s/>You control a H.A.P.P.Y.F.A.C.E., or Holographically Assisted Physical Pattern Yielded For Active Computerized Embarkation. The graphics consist of flat shaded corridors. Enemies are all simple geometric shapes with smiley faces on them. Although the graphics are simple, they allow for full freedom of movement, not unlike Wolfenstein 3-D.****There are two modes of play. First there is a single player mode in which your goal is to find the exit to each level. <text:s/>There are 70 mazes in this mode. The second mode is the multiplayer arena. For the Game Boy: up to 4 Game Boys can be linked together in this mode.</text:p>
          </table:table-cell>
          <table:table-cell table:formula="of:=CONCATENATE(&quot;&lt;game name=&quot;;CHAR(34);[.A155];CHAR(34);&quot;&gt; &lt;year&gt;&quot;;[.B155];&quot;&lt;/year&gt; &lt;rating&gt;&quot;;[.C155];&quot;&lt;/rating&gt; &lt;title&gt;&quot;;[.D155];&quot;&lt;/title&gt; &lt;pub&gt;&quot;;[.E155];&quot;&lt;/pub&gt; &lt;dev&gt;&quot;;[.F155];&quot;&lt;/dev&gt; &lt;genre&gt;&quot;;[.G155];&quot;&lt;/genre&gt; &lt;score&gt;&quot;;[.H155];&quot;&lt;/score&gt; &lt;player&gt;&quot;;[.I155];&quot;&lt;/player&gt; &lt;story&gt;&quot;;[.J155];&quot;&lt;/story&gt; &lt;/game&gt;&quot;)" office:value-type="string" office:string-value="&lt;game name=&quot;Faceball 2000 (USA)&quot;&gt; &lt;year&gt;1991&lt;/year&gt; &lt;rating&gt;ESRB - E (Everyone)&lt;/rating&gt; &lt;title&gt;Faceball 2000 &lt;/title&gt; &lt;pub&gt;Bullet-Proof Software, Inc.&lt;/pub&gt; &lt;dev&gt;Xanth Software F/X, Inc.&lt;/dev&gt; &lt;genre&gt;Action&lt;/genre&gt; &lt;score&gt;3.6&lt;/score&gt; &lt;player&gt;1-4 Players&lt;/player&gt; &lt;story&gt;Faceball 2000 is a first-person shooter.  You control a H.A.P.P.Y.F.A.C.E., or Holographically Assisted Physical Pattern Yielded For Active Computerized Embarkation. The graphics consist of flat shaded corridors. Enemies are all simple geometric shapes with smiley faces on them. Although the graphics are simple, they allow for full freedom of movement, not unlike Wolfenstein 3-D.****There are two modes of play. First there is a single player mode in which your goal is to find the exit to each level.  There are 70 mazes in this mode. The second mode is the multiplayer arena. For the Game Boy: up to 4 Game Boys can be linked together in this mode.&lt;/story&gt; &lt;/game&gt;">
            <text:p>&lt;game name="Faceball 2000 (USA)"&gt; &lt;year&gt;1991&lt;/year&gt; &lt;rating&gt;ESRB - E (Everyone)&lt;/rating&gt; &lt;title&gt;Faceball 2000 &lt;/title&gt; &lt;pub&gt;Bullet-Proof Software, Inc.&lt;/pub&gt; &lt;dev&gt;Xanth Software F/X, Inc.&lt;/dev&gt; &lt;genre&gt;Action&lt;/genre&gt; &lt;score&gt;3.6&lt;/score&gt; &lt;player&gt;1-4 Players&lt;/player&gt; &lt;story&gt;Faceball 2000 is a first-person shooter. <text:s/>You control a H.A.P.P.Y.F.A.C.E., or Holographically Assisted Physical Pattern Yielded For Active Computerized Embarkation. The graphics consist of flat shaded corridors. Enemies are all simple geometric shapes with smiley faces on them. Although the graphics are simple, they allow for full freedom of movement, not unlike Wolfenstein 3-D.****There are two modes of play. First there is a single player mode in which your goal is to find the exit to each level. <text:s/>There are 70 mazes in this mode. The second mode is the multiplayer arena. For the Game Boy: up to 4 Game Boys can be linked together in this mode.&lt;/story&gt; &lt;/game&gt;</text:p>
          </table:table-cell>
        </table:table-row>
        <table:table-row table:style-name="ro1">
          <table:table-cell office:value-type="string">
            <text:p>Fastest Lap (Japan, USA)</text:p>
          </table:table-cell>
          <table:table-cell office:value-type="float" office:value="1993">
            <text:p>1993</text:p>
          </table:table-cell>
          <table:table-cell office:value-type="string">
            <text:p>ESRB - E (Everyone)</text:p>
          </table:table-cell>
          <table:table-cell office:value-type="string">
            <text:p>Fastest Lap </text:p>
          </table:table-cell>
          <table:table-cell office:value-type="string">
            <text:p>Vap Inc.</text:p>
          </table:table-cell>
          <table:table-cell office:value-type="string">
            <text:p>NTV International Corporation</text:p>
          </table:table-cell>
          <table:table-cell office:value-type="string">
            <text:p>Driving</text:p>
          </table:table-cell>
          <table:table-cell office:value-type="string">
            <text:p>4.0</text:p>
          </table:table-cell>
          <table:table-cell office:value-type="string">
            <text:p>1-2 Players</text:p>
          </table:table-cell>
          <table:table-cell office:value-type="string">
            <text:p>In this game you play the role of a F1 race car driver who wants to make it to the top. The gameplay involves you doing qualifying laps and <text:s/>then racing opponents in the main races. The game is played from a top down perspective. You can also tweak your cars engine and tires to suit the circuit you are on. There are four main teams you can race for.</text:p>
          </table:table-cell>
          <table:table-cell table:formula="of:=CONCATENATE(&quot;&lt;game name=&quot;;CHAR(34);[.A156];CHAR(34);&quot;&gt; &lt;year&gt;&quot;;[.B156];&quot;&lt;/year&gt; &lt;rating&gt;&quot;;[.C156];&quot;&lt;/rating&gt; &lt;title&gt;&quot;;[.D156];&quot;&lt;/title&gt; &lt;pub&gt;&quot;;[.E156];&quot;&lt;/pub&gt; &lt;dev&gt;&quot;;[.F156];&quot;&lt;/dev&gt; &lt;genre&gt;&quot;;[.G156];&quot;&lt;/genre&gt; &lt;score&gt;&quot;;[.H156];&quot;&lt;/score&gt; &lt;player&gt;&quot;;[.I156];&quot;&lt;/player&gt; &lt;story&gt;&quot;;[.J156];&quot;&lt;/story&gt; &lt;/game&gt;&quot;)" office:value-type="string" office:string-value="&lt;game name=&quot;Fastest Lap (Japan, USA)&quot;&gt; &lt;year&gt;1993&lt;/year&gt; &lt;rating&gt;ESRB - E (Everyone)&lt;/rating&gt; &lt;title&gt;Fastest Lap &lt;/title&gt; &lt;pub&gt;Vap Inc.&lt;/pub&gt; &lt;dev&gt;NTV International Corporation&lt;/dev&gt; &lt;genre&gt;Driving&lt;/genre&gt; &lt;score&gt;4.0&lt;/score&gt; &lt;player&gt;1-2 Players&lt;/player&gt; &lt;story&gt;In this game you play the role of a F1 race car driver who wants to make it to the top. The gameplay involves you doing qualifying laps and  then racing opponents in the main races. The game is played from a top down perspective. You can also tweak your cars engine and tires to suit the circuit you are on. There are four main teams you can race for.&lt;/story&gt; &lt;/game&gt;">
            <text:p>&lt;game name="Fastest Lap (Japan, USA)"&gt; &lt;year&gt;1993&lt;/year&gt; &lt;rating&gt;ESRB - E (Everyone)&lt;/rating&gt; &lt;title&gt;Fastest Lap &lt;/title&gt; &lt;pub&gt;Vap Inc.&lt;/pub&gt; &lt;dev&gt;NTV International Corporation&lt;/dev&gt; &lt;genre&gt;Driving&lt;/genre&gt; &lt;score&gt;4.0&lt;/score&gt; &lt;player&gt;1-2 Players&lt;/player&gt; &lt;story&gt;In this game you play the role of a F1 race car driver who wants to make it to the top. The gameplay involves you doing qualifying laps and <text:s/>then racing opponents in the main races. The game is played from a top down perspective. You can also tweak your cars engine and tires to suit the circuit you are on. There are four main teams you can race for.&lt;/story&gt; &lt;/game&gt;</text:p>
          </table:table-cell>
        </table:table-row>
        <table:table-row table:style-name="ro1">
          <table:table-cell office:value-type="string">
            <text:p>Felix the Cat (USA, Europe)</text:p>
          </table:table-cell>
          <table:table-cell office:value-type="float" office:value="1993">
            <text:p>1993</text:p>
          </table:table-cell>
          <table:table-cell office:value-type="string">
            <text:p>ESRB - E (Everyone)</text:p>
          </table:table-cell>
          <table:table-cell office:value-type="string">
            <text:p>Felix the Cat </text:p>
          </table:table-cell>
          <table:table-cell office:value-type="string">
            <text:p>Electro Brain Corp.</text:p>
          </table:table-cell>
          <table:table-cell office:value-type="string">
            <text:p>Hudson Soft Company, Ltd.</text:p>
          </table:table-cell>
          <table:table-cell office:value-type="string">
            <text:p>Platform</text:p>
          </table:table-cell>
          <table:table-cell office:value-type="string">
            <text:p>3.4</text:p>
          </table:table-cell>
          <table:table-cell office:value-type="string">
            <text:p>1 Player</text:p>
          </table:table-cell>
          <table:table-cell office:value-type="string">
            <text:p>Felix The Cat is a platformer based on the famous cartoon character.****The Professor has kidnapped Kitty, Felix girlfriend, trying to exchange her for Felix' magic bag. Naturally, Felix is not going to let himself be blackmailed, and instead sets out to free Kitty. ****There are four different types of levels. ****1. Typical platforming levels in which Felix has to make his way to the exit while jumping about obstacles and chasms, killing enemies using different weapons.****Swimming levels in which Felix rides a float or on the back of a dolphin.****Levels that take place entirely under water.****Flying levels that put Felix in control of different flying devices, such as a plane, a hot-air balloon or an umbrella.****Throughout all levels, Felix can collect cat symbols to improve his weapons. After collecting a certain number of cat symbols, milk bottles or hearts will appear. Hearts improve Felix' current weapon. What types of weapon Felix can use, depends on what type of level he is in. There are lots of different weapons ranging from a boxing glove to motorcycles to tanks to spaceships. All weapons that are better than the standard weapon have an energy bar that diminishes over time and can be refilled by collecting milk bottles. Getting hit by an enemy decreases the level of Felix' current weapon. If he gets hit while carrying the standard weapon, he loses a life.****The Game Boy version plays virtually identically to the NES version, but features less levels.</text:p>
          </table:table-cell>
          <table:table-cell table:formula="of:=CONCATENATE(&quot;&lt;game name=&quot;;CHAR(34);[.A157];CHAR(34);&quot;&gt; &lt;year&gt;&quot;;[.B157];&quot;&lt;/year&gt; &lt;rating&gt;&quot;;[.C157];&quot;&lt;/rating&gt; &lt;title&gt;&quot;;[.D157];&quot;&lt;/title&gt; &lt;pub&gt;&quot;;[.E157];&quot;&lt;/pub&gt; &lt;dev&gt;&quot;;[.F157];&quot;&lt;/dev&gt; &lt;genre&gt;&quot;;[.G157];&quot;&lt;/genre&gt; &lt;score&gt;&quot;;[.H157];&quot;&lt;/score&gt; &lt;player&gt;&quot;;[.I157];&quot;&lt;/player&gt; &lt;story&gt;&quot;;[.J157];&quot;&lt;/story&gt; &lt;/game&gt;&quot;)" office:value-type="string" office:string-value="&lt;game name=&quot;Felix the Cat (USA, Europe)&quot;&gt; &lt;year&gt;1993&lt;/year&gt; &lt;rating&gt;ESRB - E (Everyone)&lt;/rating&gt; &lt;title&gt;Felix the Cat &lt;/title&gt; &lt;pub&gt;Electro Brain Corp.&lt;/pub&gt; &lt;dev&gt;Hudson Soft Company, Ltd.&lt;/dev&gt; &lt;genre&gt;Platform&lt;/genre&gt; &lt;score&gt;3.4&lt;/score&gt; &lt;player&gt;1 Player&lt;/player&gt; &lt;story&gt;Felix The Cat is a platformer based on the famous cartoon character.****The Professor has kidnapped Kitty, Felix girlfriend, trying to exchange her for Felix' magic bag. Naturally, Felix is not going to let himself be blackmailed, and instead sets out to free Kitty. ****There are four different types of levels. ****1. Typical platforming levels in which Felix has to make his way to the exit while jumping about obstacles and chasms, killing enemies using different weapons.****Swimming levels in which Felix rides a float or on the back of a dolphin.****Levels that take place entirely under water.****Flying levels that put Felix in control of different flying devices, such as a plane, a hot-air balloon or an umbrella.****Throughout all levels, Felix can collect cat symbols to improve his weapons. After collecting a certain number of cat symbols, milk bottles or hearts will appear. Hearts improve Felix' current weapon. What types of weapon Felix can use, depends on what type of level he is in. There are lots of different weapons ranging from a boxing glove to motorcycles to tanks to spaceships. All weapons that are better than the standard weapon have an energy bar that diminishes over time and can be refilled by collecting milk bottles. Getting hit by an enemy decreases the level of Felix' current weapon. If he gets hit while carrying the standard weapon, he loses a life.****The Game Boy version plays virtually identically to the NES version, but features less levels.&lt;/story&gt; &lt;/game&gt;">
            <text:p>&lt;game name="Felix the Cat (USA, Europe)"&gt; &lt;year&gt;1993&lt;/year&gt; &lt;rating&gt;ESRB - E (Everyone)&lt;/rating&gt; &lt;title&gt;Felix the Cat &lt;/title&gt; &lt;pub&gt;Electro Brain Corp.&lt;/pub&gt; &lt;dev&gt;Hudson Soft Company, Ltd.&lt;/dev&gt; &lt;genre&gt;Platform&lt;/genre&gt; &lt;score&gt;3.4&lt;/score&gt; &lt;player&gt;1 Player&lt;/player&gt; &lt;story&gt;Felix The Cat is a platformer based on the famous cartoon character.****The Professor has kidnapped Kitty, Felix girlfriend, trying to exchange her for Felix' magic bag. Naturally, Felix is not going to let himself be blackmailed, and instead sets out to free Kitty. ****There are four different types of levels. ****1. Typical platforming levels in which Felix has to make his way to the exit while jumping about obstacles and chasms, killing enemies using different weapons.****Swimming levels in which Felix rides a float or on the back of a dolphin.****Levels that take place entirely under water.****Flying levels that put Felix in control of different flying devices, such as a plane, a hot-air balloon or an umbrella.****Throughout all levels, Felix can collect cat symbols to improve his weapons. After collecting a certain number of cat symbols, milk bottles or hearts will appear. Hearts improve Felix' current weapon. What types of weapon Felix can use, depends on what type of level he is in. There are lots of different weapons ranging from a boxing glove to motorcycles to tanks to spaceships. All weapons that are better than the standard weapon have an energy bar that diminishes over time and can be refilled by collecting milk bottles. Getting hit by an enemy decreases the level of Felix' current weapon. If he gets hit while carrying the standard weapon, he loses a life.****The Game Boy version plays virtually identically to the NES version, but features less levels.&lt;/story&gt; &lt;/game&gt;</text:p>
          </table:table-cell>
        </table:table-row>
        <table:table-row table:style-name="ro1">
          <table:table-cell office:value-type="string">
            <text:p>Ferrari Grand Prix Challenge (USA, Europe)</text:p>
          </table:table-cell>
          <table:table-cell office:value-type="float" office:value="1992">
            <text:p>1992</text:p>
          </table:table-cell>
          <table:table-cell office:value-type="string">
            <text:p>ESRB - E (Everyone)</text:p>
          </table:table-cell>
          <table:table-cell office:value-type="string">
            <text:p>Ferrari Grand Prix Challenge </text:p>
          </table:table-cell>
          <table:table-cell office:value-type="string">
            <text:p>Acclaim Entertainment, Inc.</text:p>
          </table:table-cell>
          <table:table-cell office:value-type="string">
            <text:p>System 3 Software Ltd.</text:p>
          </table:table-cell>
          <table:table-cell office:value-type="string">
            <text:p>Driving</text:p>
          </table:table-cell>
          <table:table-cell office:value-type="string">
            <text:p>1.8</text:p>
          </table:table-cell>
          <table:table-cell office:value-type="string">
            <text:p>1 Player</text:p>
          </table:table-cell>
          <table:table-cell office:value-type="string">
            <text:p>The player takes the role of a Ferrari team driver who's objective is to become an F1 Champion during the standard 16 round season. The player competes against 25 computer opponents representing different F1 teams. Every round consists of a qualification race (1 lap) and a main race (5 laps). The qualification race determines where the players vehicle will be placed at the beginning of the main race. The player is rewarded points which determine their standings at the end of a main race with more points being given for the higher position finished in the race. Also during a race, the player can make a pit stop to change their worn down tires and to refuel, which involves playing a minigame. There is also a practice mode, where the player can choose the number of practice laps they wish to practice.</text:p>
          </table:table-cell>
          <table:table-cell table:formula="of:=CONCATENATE(&quot;&lt;game name=&quot;;CHAR(34);[.A158];CHAR(34);&quot;&gt; &lt;year&gt;&quot;;[.B158];&quot;&lt;/year&gt; &lt;rating&gt;&quot;;[.C158];&quot;&lt;/rating&gt; &lt;title&gt;&quot;;[.D158];&quot;&lt;/title&gt; &lt;pub&gt;&quot;;[.E158];&quot;&lt;/pub&gt; &lt;dev&gt;&quot;;[.F158];&quot;&lt;/dev&gt; &lt;genre&gt;&quot;;[.G158];&quot;&lt;/genre&gt; &lt;score&gt;&quot;;[.H158];&quot;&lt;/score&gt; &lt;player&gt;&quot;;[.I158];&quot;&lt;/player&gt; &lt;story&gt;&quot;;[.J158];&quot;&lt;/story&gt; &lt;/game&gt;&quot;)" office:value-type="string" office:string-value="&lt;game name=&quot;Ferrari Grand Prix Challenge (USA, Europe)&quot;&gt; &lt;year&gt;1992&lt;/year&gt; &lt;rating&gt;ESRB - E (Everyone)&lt;/rating&gt; &lt;title&gt;Ferrari Grand Prix Challenge &lt;/title&gt; &lt;pub&gt;Acclaim Entertainment, Inc.&lt;/pub&gt; &lt;dev&gt;System 3 Software Ltd.&lt;/dev&gt; &lt;genre&gt;Driving&lt;/genre&gt; &lt;score&gt;1.8&lt;/score&gt; &lt;player&gt;1 Player&lt;/player&gt; &lt;story&gt;The player takes the role of a Ferrari team driver who's objective is to become an F1 Champion during the standard 16 round season. The player competes against 25 computer opponents representing different F1 teams. Every round consists of a qualification race (1 lap) and a main race (5 laps). The qualification race determines where the players vehicle will be placed at the beginning of the main race. The player is rewarded points which determine their standings at the end of a main race with more points being given for the higher position finished in the race. Also during a race, the player can make a pit stop to change their worn down tires and to refuel, which involves playing a minigame. There is also a practice mode, where the player can choose the number of practice laps they wish to practice.&lt;/story&gt; &lt;/game&gt;">
            <text:p>&lt;game name="Ferrari Grand Prix Challenge (USA, Europe)"&gt; &lt;year&gt;1992&lt;/year&gt; &lt;rating&gt;ESRB - E (Everyone)&lt;/rating&gt; &lt;title&gt;Ferrari Grand Prix Challenge &lt;/title&gt; &lt;pub&gt;Acclaim Entertainment, Inc.&lt;/pub&gt; &lt;dev&gt;System 3 Software Ltd.&lt;/dev&gt; &lt;genre&gt;Driving&lt;/genre&gt; &lt;score&gt;1.8&lt;/score&gt; &lt;player&gt;1 Player&lt;/player&gt; &lt;story&gt;The player takes the role of a Ferrari team driver who's objective is to become an F1 Champion during the standard 16 round season. The player competes against 25 computer opponents representing different F1 teams. Every round consists of a qualification race (1 lap) and a main race (5 laps). The qualification race determines where the players vehicle will be placed at the beginning of the main race. The player is rewarded points which determine their standings at the end of a main race with more points being given for the higher position finished in the race. Also during a race, the player can make a pit stop to change their worn down tires and to refuel, which involves playing a minigame. There is also a practice mode, where the player can choose the number of practice laps they wish to practice.&lt;/story&gt; &lt;/game&gt;</text:p>
          </table:table-cell>
        </table:table-row>
        <table:table-row table:style-name="ro1">
          <table:table-cell office:value-type="string">
            <text:p>Fidgetts, The (USA, Europe)</text:p>
          </table:table-cell>
          <table:table-cell office:value-type="float" office:value="1997">
            <text:p>1997</text:p>
          </table:table-cell>
          <table:table-cell office:value-type="string">
            <text:p>ESRB - E (Everyone)</text:p>
          </table:table-cell>
          <table:table-cell office:value-type="string">
            <text:p>Fidgetts, The </text:p>
          </table:table-cell>
          <table:table-cell office:value-type="string">
            <text:p>Elite Systems Ltd.</text:p>
          </table:table-cell>
          <table:table-cell office:value-type="string">
            <text:p>Game Over Production</text:p>
          </table:table-cell>
          <table:table-cell office:value-type="string">
            <text:p>Puzzle</text:p>
          </table:table-cell>
          <table:table-cell office:value-type="string">
            <text:p>2.1</text:p>
          </table:table-cell>
          <table:table-cell office:value-type="string">
            <text:p>1 Player</text:p>
          </table:table-cell>
          <table:table-cell office:value-type="string">
            <text:p>The Fidgetts is a side-scrolling platform puzzle game in a similar vein as The Lost Vikings. The player can switch between two Fidgetts (cartoon-like animals) to get past obstacles. One of the Fidgetts can jump higher to reach objects or locations otherwise unreachable. Fidgetts can lift and drop items to help them climb over obstacles. Within each level the player must get both Fidgetts to the exit before a time runs out. There's pit traps and enemies that can cause the Fidgetts to loose lives or receive damage.****In between levels the player can play a Breakout variant in which the player controls a paddle at both the top and bottom of the screen. In between the blocks that can be destroyed with the ball are power-ups that can be collected.</text:p>
          </table:table-cell>
          <table:table-cell table:formula="of:=CONCATENATE(&quot;&lt;game name=&quot;;CHAR(34);[.A159];CHAR(34);&quot;&gt; &lt;year&gt;&quot;;[.B159];&quot;&lt;/year&gt; &lt;rating&gt;&quot;;[.C159];&quot;&lt;/rating&gt; &lt;title&gt;&quot;;[.D159];&quot;&lt;/title&gt; &lt;pub&gt;&quot;;[.E159];&quot;&lt;/pub&gt; &lt;dev&gt;&quot;;[.F159];&quot;&lt;/dev&gt; &lt;genre&gt;&quot;;[.G159];&quot;&lt;/genre&gt; &lt;score&gt;&quot;;[.H159];&quot;&lt;/score&gt; &lt;player&gt;&quot;;[.I159];&quot;&lt;/player&gt; &lt;story&gt;&quot;;[.J159];&quot;&lt;/story&gt; &lt;/game&gt;&quot;)" office:value-type="string" office:string-value="&lt;game name=&quot;Fidgetts, The (USA, Europe)&quot;&gt; &lt;year&gt;1997&lt;/year&gt; &lt;rating&gt;ESRB - E (Everyone)&lt;/rating&gt; &lt;title&gt;Fidgetts, The &lt;/title&gt; &lt;pub&gt;Elite Systems Ltd.&lt;/pub&gt; &lt;dev&gt;Game Over Production&lt;/dev&gt; &lt;genre&gt;Puzzle&lt;/genre&gt; &lt;score&gt;2.1&lt;/score&gt; &lt;player&gt;1 Player&lt;/player&gt; &lt;story&gt;The Fidgetts is a side-scrolling platform puzzle game in a similar vein as The Lost Vikings. The player can switch between two Fidgetts (cartoon-like animals) to get past obstacles. One of the Fidgetts can jump higher to reach objects or locations otherwise unreachable. Fidgetts can lift and drop items to help them climb over obstacles. Within each level the player must get both Fidgetts to the exit before a time runs out. There's pit traps and enemies that can cause the Fidgetts to loose lives or receive damage.****In between levels the player can play a Breakout variant in which the player controls a paddle at both the top and bottom of the screen. In between the blocks that can be destroyed with the ball are power-ups that can be collected.&lt;/story&gt; &lt;/game&gt;">
            <text:p>&lt;game name="Fidgetts, The (USA, Europe)"&gt; &lt;year&gt;1997&lt;/year&gt; &lt;rating&gt;ESRB - E (Everyone)&lt;/rating&gt; &lt;title&gt;Fidgetts, The &lt;/title&gt; &lt;pub&gt;Elite Systems Ltd.&lt;/pub&gt; &lt;dev&gt;Game Over Production&lt;/dev&gt; &lt;genre&gt;Puzzle&lt;/genre&gt; &lt;score&gt;2.1&lt;/score&gt; &lt;player&gt;1 Player&lt;/player&gt; &lt;story&gt;The Fidgetts is a side-scrolling platform puzzle game in a similar vein as The Lost Vikings. The player can switch between two Fidgetts (cartoon-like animals) to get past obstacles. One of the Fidgetts can jump higher to reach objects or locations otherwise unreachable. Fidgetts can lift and drop items to help them climb over obstacles. Within each level the player must get both Fidgetts to the exit before a time runs out. There's pit traps and enemies that can cause the Fidgetts to loose lives or receive damage.****In between levels the player can play a Breakout variant in which the player controls a paddle at both the top and bottom of the screen. In between the blocks that can be destroyed with the ball are power-ups that can be collected.&lt;/story&gt; &lt;/game&gt;</text:p>
          </table:table-cell>
        </table:table-row>
        <table:table-row table:style-name="ro1">
          <table:table-cell office:value-type="string">
            <text:p>FIFA International Soccer (USA, Europe)</text:p>
          </table:table-cell>
          <table:table-cell office:value-type="float" office:value="1995">
            <text:p>1995</text:p>
          </table:table-cell>
          <table:table-cell office:value-type="string">
            <text:p>ESRB - E (Everyone)</text:p>
          </table:table-cell>
          <table:table-cell office:value-type="string">
            <text:p>FIFA International Soccer </text:p>
          </table:table-cell>
          <table:table-cell office:value-type="string">
            <text:p>Malibu Games</text:p>
          </table:table-cell>
          <table:table-cell office:value-type="string">
            <text:p>Extended Play Productions</text:p>
          </table:table-cell>
          <table:table-cell office:value-type="string">
            <text:p>Sports/Soccer</text:p>
          </table:table-cell>
          <table:table-cell office:value-type="string">
            <text:p>3.7</text:p>
          </table:table-cell>
          <table:table-cell office:value-type="string">
            <text:p>1 Player</text:p>
          </table:table-cell>
          <table:table-cell office:value-type="string">
            <text:p>The game that started the best-selling series licensed by football's world governing body, this first installment in the long running series used a dimetric (colloquially known as "isometric") viewpoint, previously unusual in football games but quickly imitated by several titles. The televisual presentation, one of the unique points of the early EA Sports titles, with hosts introducing the matches, was another thing making the game stand out from a market dominated by Sensible Soccer and Kick Off games.****Based on international teams (with fictional player names), their abilities in each skill area rated out of 10 to give the player an overall impression of how good they are. The options available follow the standard set: fouls and offsides can be toggled on and off, the match length can be set, and if the timer operates <text:s/>continuously, or only while the ball is in play. Gameplay privileges quick runs, short passes and blistering shots outside the penalty box, and set pieces are controlled by moving a box into the target area for the ball, and then passed, lobbed or kicked directly. On the tactical side, formations can be selected, with 5 different strategies also available (although not all of these combinations make sense) as can the team Coverage - the areas which defenders, midfielders and strikers cover.</text:p>
          </table:table-cell>
          <table:table-cell table:formula="of:=CONCATENATE(&quot;&lt;game name=&quot;;CHAR(34);[.A160];CHAR(34);&quot;&gt; &lt;year&gt;&quot;;[.B160];&quot;&lt;/year&gt; &lt;rating&gt;&quot;;[.C160];&quot;&lt;/rating&gt; &lt;title&gt;&quot;;[.D160];&quot;&lt;/title&gt; &lt;pub&gt;&quot;;[.E160];&quot;&lt;/pub&gt; &lt;dev&gt;&quot;;[.F160];&quot;&lt;/dev&gt; &lt;genre&gt;&quot;;[.G160];&quot;&lt;/genre&gt; &lt;score&gt;&quot;;[.H160];&quot;&lt;/score&gt; &lt;player&gt;&quot;;[.I160];&quot;&lt;/player&gt; &lt;story&gt;&quot;;[.J160];&quot;&lt;/story&gt; &lt;/game&gt;&quot;)" office:value-type="string" office:string-value="&lt;game name=&quot;FIFA International Soccer (USA, Europe)&quot;&gt; &lt;year&gt;1995&lt;/year&gt; &lt;rating&gt;ESRB - E (Everyone)&lt;/rating&gt; &lt;title&gt;FIFA International Soccer &lt;/title&gt; &lt;pub&gt;Malibu Games&lt;/pub&gt; &lt;dev&gt;Extended Play Productions&lt;/dev&gt; &lt;genre&gt;Sports/Soccer&lt;/genre&gt; &lt;score&gt;3.7&lt;/score&gt; &lt;player&gt;1 Player&lt;/player&gt; &lt;story&gt;The game that started the best-selling series licensed by football's world governing body, this first installment in the long running series used a dimetric (colloquially known as &quot;isometric&quot;) viewpoint, previously unusual in football games but quickly imitated by several titles. The televisual presentation, one of the unique points of the early EA Sports titles, with hosts introducing the matches, was another thing making the game stand out from a market dominated by Sensible Soccer and Kick Off games.****Based on international teams (with fictional player names), their abilities in each skill area rated out of 10 to give the player an overall impression of how good they are. The options available follow the standard set: fouls and offsides can be toggled on and off, the match length can be set, and if the timer operates  continuously, or only while the ball is in play. Gameplay privileges quick runs, short passes and blistering shots outside the penalty box, and set pieces are controlled by moving a box into the target area for the ball, and then passed, lobbed or kicked directly. On the tactical side, formations can be selected, with 5 different strategies also available (although not all of these combinations make sense) as can the team Coverage - the areas which defenders, midfielders and strikers cover.&lt;/story&gt; &lt;/game&gt;">
            <text:p>&lt;game name="FIFA International Soccer (USA, Europe)"&gt; &lt;year&gt;1995&lt;/year&gt; &lt;rating&gt;ESRB - E (Everyone)&lt;/rating&gt; &lt;title&gt;FIFA International Soccer &lt;/title&gt; &lt;pub&gt;Malibu Games&lt;/pub&gt; &lt;dev&gt;Extended Play Productions&lt;/dev&gt; &lt;genre&gt;Sports/Soccer&lt;/genre&gt; &lt;score&gt;3.7&lt;/score&gt; &lt;player&gt;1 Player&lt;/player&gt; &lt;story&gt;The game that started the best-selling series licensed by football's world governing body, this first installment in the long running series used a dimetric (colloquially known as "isometric") viewpoint, previously unusual in football games but quickly imitated by several titles. The televisual presentation, one of the unique points of the early EA Sports titles, with hosts introducing the matches, was another thing making the game stand out from a market dominated by Sensible Soccer and Kick Off games.****Based on international teams (with fictional player names), their abilities in each skill area rated out of 10 to give the player an overall impression of how good they are. The options available follow the standard set: fouls and offsides can be toggled on and off, the match length can be set, and if the timer operates <text:s/>continuously, or only while the ball is in play. Gameplay privileges quick runs, short passes and blistering shots outside the penalty box, and set pieces are controlled by moving a box into the target area for the ball, and then passed, lobbed or kicked directly. On the tactical side, formations can be selected, with 5 different strategies also available (although not all of these combinations make sense) as can the team Coverage - the areas which defenders, midfielders and strikers cover.&lt;/story&gt; &lt;/game&gt;</text:p>
          </table:table-cell>
        </table:table-row>
        <table:table-row table:style-name="ro1">
          <table:table-cell office:value-type="string">
            <text:p>FIFA Road to the World Cup '98 (Europe)</text:p>
          </table:table-cell>
          <table:table-cell office:value-type="float" office:value="1997">
            <text:p>1997</text:p>
          </table:table-cell>
          <table:table-cell office:value-type="string">
            <text:p>ESRB - E (Everyone)</text:p>
          </table:table-cell>
          <table:table-cell office:value-type="string">
            <text:p>FIFA Road to the World Cup '98 </text:p>
          </table:table-cell>
          <table:table-cell office:value-type="string">
            <text:p>THQ International Ltd.</text:p>
          </table:table-cell>
          <table:table-cell office:value-type="string">
            <text:p>Tiertex Design Studios</text:p>
          </table:table-cell>
          <table:table-cell office:value-type="string">
            <text:p>Sports/Soccer</text:p>
          </table:table-cell>
          <table:table-cell office:value-type="string">
            <text:p>3.1</text:p>
          </table:table-cell>
          <table:table-cell office:value-type="string">
            <text:p>1 Player</text:p>
          </table:table-cell>
          <table:table-cell office:value-type="string">
            <text:p>The late-1997 edition of FIFA was heavily tied in with the qualifying procedure for the 1998 World Cup. In the Road to the World Cup mode, you take a team from first qualification through to the main tournament, using the varying systems in different parts of the world. The game features 16 distinct outdoor stadia. The League play features 189 clubs and 11 leagues. Each team has specific crowd chants incorporated into the ambient sound.****The action is faster than in previous versions, and AI has been expanded. Players have distinct facial feature and hair styles. Each match is introduced by Des Lynam and commentated on by John Motson and former Scotland international Andy Gray.</text:p>
          </table:table-cell>
          <table:table-cell table:formula="of:=CONCATENATE(&quot;&lt;game name=&quot;;CHAR(34);[.A161];CHAR(34);&quot;&gt; &lt;year&gt;&quot;;[.B161];&quot;&lt;/year&gt; &lt;rating&gt;&quot;;[.C161];&quot;&lt;/rating&gt; &lt;title&gt;&quot;;[.D161];&quot;&lt;/title&gt; &lt;pub&gt;&quot;;[.E161];&quot;&lt;/pub&gt; &lt;dev&gt;&quot;;[.F161];&quot;&lt;/dev&gt; &lt;genre&gt;&quot;;[.G161];&quot;&lt;/genre&gt; &lt;score&gt;&quot;;[.H161];&quot;&lt;/score&gt; &lt;player&gt;&quot;;[.I161];&quot;&lt;/player&gt; &lt;story&gt;&quot;;[.J161];&quot;&lt;/story&gt; &lt;/game&gt;&quot;)" office:value-type="string" office:string-value="&lt;game name=&quot;FIFA Road to the World Cup '98 (Europe)&quot;&gt; &lt;year&gt;1997&lt;/year&gt; &lt;rating&gt;ESRB - E (Everyone)&lt;/rating&gt; &lt;title&gt;FIFA Road to the World Cup '98 &lt;/title&gt; &lt;pub&gt;THQ International Ltd.&lt;/pub&gt; &lt;dev&gt;Tiertex Design Studios&lt;/dev&gt; &lt;genre&gt;Sports/Soccer&lt;/genre&gt; &lt;score&gt;3.1&lt;/score&gt; &lt;player&gt;1 Player&lt;/player&gt; &lt;story&gt;The late-1997 edition of FIFA was heavily tied in with the qualifying procedure for the 1998 World Cup. In the Road to the World Cup mode, you take a team from first qualification through to the main tournament, using the varying systems in different parts of the world. The game features 16 distinct outdoor stadia. The League play features 189 clubs and 11 leagues. Each team has specific crowd chants incorporated into the ambient sound.****The action is faster than in previous versions, and AI has been expanded. Players have distinct facial feature and hair styles. Each match is introduced by Des Lynam and commentated on by John Motson and former Scotland international Andy Gray.&lt;/story&gt; &lt;/game&gt;">
            <text:p>&lt;game name="FIFA Road to the World Cup '98 (Europe)"&gt; &lt;year&gt;1997&lt;/year&gt; &lt;rating&gt;ESRB - E (Everyone)&lt;/rating&gt; &lt;title&gt;FIFA Road to the World Cup '98 &lt;/title&gt; &lt;pub&gt;THQ International Ltd.&lt;/pub&gt; &lt;dev&gt;Tiertex Design Studios&lt;/dev&gt; &lt;genre&gt;Sports/Soccer&lt;/genre&gt; &lt;score&gt;3.1&lt;/score&gt; &lt;player&gt;1 Player&lt;/player&gt; &lt;story&gt;The late-1997 edition of FIFA was heavily tied in with the qualifying procedure for the 1998 World Cup. In the Road to the World Cup mode, you take a team from first qualification through to the main tournament, using the varying systems in different parts of the world. The game features 16 distinct outdoor stadia. The League play features 189 clubs and 11 leagues. Each team has specific crowd chants incorporated into the ambient sound.****The action is faster than in previous versions, and AI has been expanded. Players have distinct facial feature and hair styles. Each match is introduced by Des Lynam and commentated on by John Motson and former Scotland international Andy Gray.&lt;/story&gt; &lt;/game&gt;</text:p>
          </table:table-cell>
        </table:table-row>
        <table:table-row table:style-name="ro1">
          <table:table-cell office:value-type="string">
            <text:p>FIFA Soccer '96 (USA, Europe)</text:p>
          </table:table-cell>
          <table:table-cell office:value-type="float" office:value="1995">
            <text:p>1995</text:p>
          </table:table-cell>
          <table:table-cell office:value-type="string">
            <text:p>ESRB - E (Everyone)</text:p>
          </table:table-cell>
          <table:table-cell office:value-type="string">
            <text:p>FIFA Soccer '96 </text:p>
          </table:table-cell>
          <table:table-cell office:value-type="string">
            <text:p>Black Pearl Software</text:p>
          </table:table-cell>
          <table:table-cell office:value-type="string">
            <text:p>Probe Entertainment Ltd.</text:p>
          </table:table-cell>
          <table:table-cell office:value-type="string">
            <text:p>Sports/Soccer</text:p>
          </table:table-cell>
          <table:table-cell office:value-type="string">
            <text:p>3.3</text:p>
          </table:table-cell>
          <table:table-cell office:value-type="string">
            <text:p>1 Player</text:p>
          </table:table-cell>
          <table:table-cell office:value-type="string">
            <text:p>The handheld version of FIFA Soccer 96 has a few differences in comparison to its brethren on the "big" systems. There are only eight national leagues instead of eleven, there is no practise mode, saving or team editor, and it does not have the license to use real team and athlete names. Of course there are also the expected technical differences regarding graphic, sounds and controls. <text:s/>Besides those changes, it is still a traditional soccer game. The player has the choice between 217 teams (59 national teams) and several playing modes: friendly matches, national leagues, a league with national teams, tournaments or playoffs. There are a variety of options to set, including the difficulty level, weather or if athletes can be injured. There is also an overall option if the gameplay is more action or simulation oriented. The matches itself are shown from an isometric perspective and the athletes are directly controlled.</text:p>
          </table:table-cell>
          <table:table-cell table:formula="of:=CONCATENATE(&quot;&lt;game name=&quot;;CHAR(34);[.A162];CHAR(34);&quot;&gt; &lt;year&gt;&quot;;[.B162];&quot;&lt;/year&gt; &lt;rating&gt;&quot;;[.C162];&quot;&lt;/rating&gt; &lt;title&gt;&quot;;[.D162];&quot;&lt;/title&gt; &lt;pub&gt;&quot;;[.E162];&quot;&lt;/pub&gt; &lt;dev&gt;&quot;;[.F162];&quot;&lt;/dev&gt; &lt;genre&gt;&quot;;[.G162];&quot;&lt;/genre&gt; &lt;score&gt;&quot;;[.H162];&quot;&lt;/score&gt; &lt;player&gt;&quot;;[.I162];&quot;&lt;/player&gt; &lt;story&gt;&quot;;[.J162];&quot;&lt;/story&gt; &lt;/game&gt;&quot;)" office:value-type="string" office:string-value="&lt;game name=&quot;FIFA Soccer '96 (USA, Europe)&quot;&gt; &lt;year&gt;1995&lt;/year&gt; &lt;rating&gt;ESRB - E (Everyone)&lt;/rating&gt; &lt;title&gt;FIFA Soccer '96 &lt;/title&gt; &lt;pub&gt;Black Pearl Software&lt;/pub&gt; &lt;dev&gt;Probe Entertainment Ltd.&lt;/dev&gt; &lt;genre&gt;Sports/Soccer&lt;/genre&gt; &lt;score&gt;3.3&lt;/score&gt; &lt;player&gt;1 Player&lt;/player&gt; &lt;story&gt;The handheld version of FIFA Soccer 96 has a few differences in comparison to its brethren on the &quot;big&quot; systems. There are only eight national leagues instead of eleven, there is no practise mode, saving or team editor, and it does not have the license to use real team and athlete names. Of course there are also the expected technical differences regarding graphic, sounds and controls.  Besides those changes, it is still a traditional soccer game. The player has the choice between 217 teams (59 national teams) and several playing modes: friendly matches, national leagues, a league with national teams, tournaments or playoffs. There are a variety of options to set, including the difficulty level, weather or if athletes can be injured. There is also an overall option if the gameplay is more action or simulation oriented. The matches itself are shown from an isometric perspective and the athletes are directly controlled.&lt;/story&gt; &lt;/game&gt;">
            <text:p>&lt;game name="FIFA Soccer '96 (USA, Europe)"&gt; &lt;year&gt;1995&lt;/year&gt; &lt;rating&gt;ESRB - E (Everyone)&lt;/rating&gt; &lt;title&gt;FIFA Soccer '96 &lt;/title&gt; &lt;pub&gt;Black Pearl Software&lt;/pub&gt; &lt;dev&gt;Probe Entertainment Ltd.&lt;/dev&gt; &lt;genre&gt;Sports/Soccer&lt;/genre&gt; &lt;score&gt;3.3&lt;/score&gt; &lt;player&gt;1 Player&lt;/player&gt; &lt;story&gt;The handheld version of FIFA Soccer 96 has a few differences in comparison to its brethren on the "big" systems. There are only eight national leagues instead of eleven, there is no practise mode, saving or team editor, and it does not have the license to use real team and athlete names. Of course there are also the expected technical differences regarding graphic, sounds and controls. <text:s/>Besides those changes, it is still a traditional soccer game. The player has the choice between 217 teams (59 national teams) and several playing modes: friendly matches, national leagues, a league with national teams, tournaments or playoffs. There are a variety of options to set, including the difficulty level, weather or if athletes can be injured. There is also an overall option if the gameplay is more action or simulation oriented. The matches itself are shown from an isometric perspective and the athletes are directly controlled.&lt;/story&gt; &lt;/game&gt;</text:p>
          </table:table-cell>
        </table:table-row>
        <table:table-row table:style-name="ro1">
          <table:table-cell office:value-type="string">
            <text:p>FIFA Soccer '97 (USA, Europe)</text:p>
          </table:table-cell>
          <table:table-cell office:value-type="float" office:value="1996">
            <text:p>1996</text:p>
          </table:table-cell>
          <table:table-cell office:value-type="string">
            <text:p>ESRB - E (Everyone)</text:p>
          </table:table-cell>
          <table:table-cell office:value-type="string">
            <text:p>FIFA Soccer '97 </text:p>
          </table:table-cell>
          <table:table-cell office:value-type="string">
            <text:p>Black Pearl Software</text:p>
          </table:table-cell>
          <table:table-cell office:value-type="string">
            <text:p>Tiertex Design Studios</text:p>
          </table:table-cell>
          <table:table-cell office:value-type="string">
            <text:p>Sports/Soccer</text:p>
          </table:table-cell>
          <table:table-cell office:value-type="string">
            <text:p>2.9</text:p>
          </table:table-cell>
          <table:table-cell office:value-type="string">
            <text:p>1 Player</text:p>
          </table:table-cell>
          <table:table-cell office:value-type="string">
            <text:p>This version of FIFA '97 is different from its console counterparts besides the obvious graphic and sound limitations, this version only features 12 International teams to choose from.****It still features the traditional game modes, Exhibition, Tournament, Playoff and League along with the standard set of rules and moves from the world of soccer (yellow and red cards, sliding tackles and lightning quick goalie reactions).</text:p>
          </table:table-cell>
          <table:table-cell table:formula="of:=CONCATENATE(&quot;&lt;game name=&quot;;CHAR(34);[.A163];CHAR(34);&quot;&gt; &lt;year&gt;&quot;;[.B163];&quot;&lt;/year&gt; &lt;rating&gt;&quot;;[.C163];&quot;&lt;/rating&gt; &lt;title&gt;&quot;;[.D163];&quot;&lt;/title&gt; &lt;pub&gt;&quot;;[.E163];&quot;&lt;/pub&gt; &lt;dev&gt;&quot;;[.F163];&quot;&lt;/dev&gt; &lt;genre&gt;&quot;;[.G163];&quot;&lt;/genre&gt; &lt;score&gt;&quot;;[.H163];&quot;&lt;/score&gt; &lt;player&gt;&quot;;[.I163];&quot;&lt;/player&gt; &lt;story&gt;&quot;;[.J163];&quot;&lt;/story&gt; &lt;/game&gt;&quot;)" office:value-type="string" office:string-value="&lt;game name=&quot;FIFA Soccer '97 (USA, Europe)&quot;&gt; &lt;year&gt;1996&lt;/year&gt; &lt;rating&gt;ESRB - E (Everyone)&lt;/rating&gt; &lt;title&gt;FIFA Soccer '97 &lt;/title&gt; &lt;pub&gt;Black Pearl Software&lt;/pub&gt; &lt;dev&gt;Tiertex Design Studios&lt;/dev&gt; &lt;genre&gt;Sports/Soccer&lt;/genre&gt; &lt;score&gt;2.9&lt;/score&gt; &lt;player&gt;1 Player&lt;/player&gt; &lt;story&gt;This version of FIFA '97 is different from its console counterparts besides the obvious graphic and sound limitations, this version only features 12 International teams to choose from.****It still features the traditional game modes, Exhibition, Tournament, Playoff and League along with the standard set of rules and moves from the world of soccer (yellow and red cards, sliding tackles and lightning quick goalie reactions).&lt;/story&gt; &lt;/game&gt;">
            <text:p>&lt;game name="FIFA Soccer '97 (USA, Europe)"&gt; &lt;year&gt;1996&lt;/year&gt; &lt;rating&gt;ESRB - E (Everyone)&lt;/rating&gt; &lt;title&gt;FIFA Soccer '97 &lt;/title&gt; &lt;pub&gt;Black Pearl Software&lt;/pub&gt; &lt;dev&gt;Tiertex Design Studios&lt;/dev&gt; &lt;genre&gt;Sports/Soccer&lt;/genre&gt; &lt;score&gt;2.9&lt;/score&gt; &lt;player&gt;1 Player&lt;/player&gt; &lt;story&gt;This version of FIFA '97 is different from its console counterparts besides the obvious graphic and sound limitations, this version only features 12 International teams to choose from.****It still features the traditional game modes, Exhibition, Tournament, Playoff and League along with the standard set of rules and moves from the world of soccer (yellow and red cards, sliding tackles and lightning quick goalie reactions).&lt;/story&gt; &lt;/game&gt;</text:p>
          </table:table-cell>
        </table:table-row>
        <table:table-row table:style-name="ro1">
          <table:table-cell office:value-type="string">
            <text:p>Fighting Simulator - 2 in 1 Flying Warriors (USA, Europe)</text:p>
          </table:table-cell>
          <table:table-cell office:value-type="float" office:value="1992">
            <text:p>1992</text:p>
          </table:table-cell>
          <table:table-cell office:value-type="string">
            <text:p>ESRB - E (Everyone)</text:p>
          </table:table-cell>
          <table:table-cell office:value-type="string">
            <text:p>Fighting Simulator - 2 in 1 Flying Warriors </text:p>
          </table:table-cell>
          <table:table-cell table:number-columns-repeated="2" office:value-type="string">
            <text:p>Culture Brain</text:p>
          </table:table-cell>
          <table:table-cell office:value-type="string">
            <text:p>Flying</text:p>
          </table:table-cell>
          <table:table-cell office:value-type="string">
            <text:p>3.9</text:p>
          </table:table-cell>
          <table:table-cell office:value-type="string">
            <text:p>1 Player</text:p>
          </table:table-cell>
          <table:table-cell office:value-type="string">
            <text:p>Participate in seven contact sports with FIGHTING SIMULATOR. Choose one of the sports including Kung fu, wrestling, and boxing and try to claim the championship. If you have a link cable, you can battle in a tournament with your friends. If you want a little adventure, play the Flying Warriors mode and take the role of superhero. Fight legions of enemies under the command of Dark Dragon and try to reclaim a legendary treasure. Get intense action two different ways with FIGHTING SIMULATOR. </text:p>
          </table:table-cell>
          <table:table-cell table:formula="of:=CONCATENATE(&quot;&lt;game name=&quot;;CHAR(34);[.A164];CHAR(34);&quot;&gt; &lt;year&gt;&quot;;[.B164];&quot;&lt;/year&gt; &lt;rating&gt;&quot;;[.C164];&quot;&lt;/rating&gt; &lt;title&gt;&quot;;[.D164];&quot;&lt;/title&gt; &lt;pub&gt;&quot;;[.E164];&quot;&lt;/pub&gt; &lt;dev&gt;&quot;;[.F164];&quot;&lt;/dev&gt; &lt;genre&gt;&quot;;[.G164];&quot;&lt;/genre&gt; &lt;score&gt;&quot;;[.H164];&quot;&lt;/score&gt; &lt;player&gt;&quot;;[.I164];&quot;&lt;/player&gt; &lt;story&gt;&quot;;[.J164];&quot;&lt;/story&gt; &lt;/game&gt;&quot;)" office:value-type="string" office:string-value="&lt;game name=&quot;Fighting Simulator - 2 in 1 Flying Warriors (USA, Europe)&quot;&gt; &lt;year&gt;1992&lt;/year&gt; &lt;rating&gt;ESRB - E (Everyone)&lt;/rating&gt; &lt;title&gt;Fighting Simulator - 2 in 1 Flying Warriors &lt;/title&gt; &lt;pub&gt;Culture Brain&lt;/pub&gt; &lt;dev&gt;Culture Brain&lt;/dev&gt; &lt;genre&gt;Flying&lt;/genre&gt; &lt;score&gt;3.9&lt;/score&gt; &lt;player&gt;1 Player&lt;/player&gt; &lt;story&gt;Participate in seven contact sports with FIGHTING SIMULATOR. Choose one of the sports including Kung fu, wrestling, and boxing and try to claim the championship. If you have a link cable, you can battle in a tournament with your friends. If you want a little adventure, play the Flying Warriors mode and take the role of superhero. Fight legions of enemies under the command of Dark Dragon and try to reclaim a legendary treasure. Get intense action two different ways with FIGHTING SIMULATOR. &lt;/story&gt; &lt;/game&gt;">
            <text:p>&lt;game name="Fighting Simulator - 2 in 1 Flying Warriors (USA, Europe)"&gt; &lt;year&gt;1992&lt;/year&gt; &lt;rating&gt;ESRB - E (Everyone)&lt;/rating&gt; &lt;title&gt;Fighting Simulator - 2 in 1 Flying Warriors &lt;/title&gt; &lt;pub&gt;Culture Brain&lt;/pub&gt; &lt;dev&gt;Culture Brain&lt;/dev&gt; &lt;genre&gt;Flying&lt;/genre&gt; &lt;score&gt;3.9&lt;/score&gt; &lt;player&gt;1 Player&lt;/player&gt; &lt;story&gt;Participate in seven contact sports with FIGHTING SIMULATOR. Choose one of the sports including Kung fu, wrestling, and boxing and try to claim the championship. If you have a link cable, you can battle in a tournament with your friends. If you want a little adventure, play the Flying Warriors mode and take the role of superhero. Fight legions of enemies under the command of Dark Dragon and try to reclaim a legendary treasure. Get intense action two different ways with FIGHTING SIMULATOR. &lt;/story&gt; &lt;/game&gt;</text:p>
          </table:table-cell>
        </table:table-row>
        <table:table-row table:style-name="ro1">
          <table:table-cell office:value-type="string">
            <text:p>Final Fantasy Adventure (USA)</text:p>
          </table:table-cell>
          <table:table-cell office:value-type="float" office:value="1991">
            <text:p>1991</text:p>
          </table:table-cell>
          <table:table-cell office:value-type="string">
            <text:p>ESRB - E (Everyone)</text:p>
          </table:table-cell>
          <table:table-cell office:value-type="string">
            <text:p>Final Fantasy Adventure </text:p>
          </table:table-cell>
          <table:table-cell table:number-columns-repeated="2" office:value-type="string">
            <text:p>Square Co., Ltd.</text:p>
          </table:table-cell>
          <table:table-cell office:value-type="string">
            <text:p>Adventure</text:p>
          </table:table-cell>
          <table:table-cell office:value-type="string">
            <text:p>3.9</text:p>
          </table:table-cell>
          <table:table-cell office:value-type="string">
            <text:p>1 Player</text:p>
          </table:table-cell>
          <table:table-cell office:value-type="string">
            <text:p>Set after the event of Secret of Mana, you play a young man who escapes from his captors, only to find a huge world ahead of him. You must roam the land, solving puzzles and defeating enemies to find the young mans destiny in society.</text:p>
          </table:table-cell>
          <table:table-cell table:formula="of:=CONCATENATE(&quot;&lt;game name=&quot;;CHAR(34);[.A165];CHAR(34);&quot;&gt; &lt;year&gt;&quot;;[.B165];&quot;&lt;/year&gt; &lt;rating&gt;&quot;;[.C165];&quot;&lt;/rating&gt; &lt;title&gt;&quot;;[.D165];&quot;&lt;/title&gt; &lt;pub&gt;&quot;;[.E165];&quot;&lt;/pub&gt; &lt;dev&gt;&quot;;[.F165];&quot;&lt;/dev&gt; &lt;genre&gt;&quot;;[.G165];&quot;&lt;/genre&gt; &lt;score&gt;&quot;;[.H165];&quot;&lt;/score&gt; &lt;player&gt;&quot;;[.I165];&quot;&lt;/player&gt; &lt;story&gt;&quot;;[.J165];&quot;&lt;/story&gt; &lt;/game&gt;&quot;)" office:value-type="string" office:string-value="&lt;game name=&quot;Final Fantasy Adventure (USA)&quot;&gt; &lt;year&gt;1991&lt;/year&gt; &lt;rating&gt;ESRB - E (Everyone)&lt;/rating&gt; &lt;title&gt;Final Fantasy Adventure &lt;/title&gt; &lt;pub&gt;Square Co., Ltd.&lt;/pub&gt; &lt;dev&gt;Square Co., Ltd.&lt;/dev&gt; &lt;genre&gt;Adventure&lt;/genre&gt; &lt;score&gt;3.9&lt;/score&gt; &lt;player&gt;1 Player&lt;/player&gt; &lt;story&gt;Set after the event of Secret of Mana, you play a young man who escapes from his captors, only to find a huge world ahead of him. You must roam the land, solving puzzles and defeating enemies to find the young mans destiny in society.&lt;/story&gt; &lt;/game&gt;">
            <text:p>&lt;game name="Final Fantasy Adventure (USA)"&gt; &lt;year&gt;1991&lt;/year&gt; &lt;rating&gt;ESRB - E (Everyone)&lt;/rating&gt; &lt;title&gt;Final Fantasy Adventure &lt;/title&gt; &lt;pub&gt;Square Co., Ltd.&lt;/pub&gt; &lt;dev&gt;Square Co., Ltd.&lt;/dev&gt; &lt;genre&gt;Adventure&lt;/genre&gt; &lt;score&gt;3.9&lt;/score&gt; &lt;player&gt;1 Player&lt;/player&gt; &lt;story&gt;Set after the event of Secret of Mana, you play a young man who escapes from his captors, only to find a huge world ahead of him. You must roam the land, solving puzzles and defeating enemies to find the young mans destiny in society.&lt;/story&gt; &lt;/game&gt;</text:p>
          </table:table-cell>
        </table:table-row>
        <table:table-row table:style-name="ro1">
          <table:table-cell office:value-type="string">
            <text:p>Final Fantasy Legend II (USA)</text:p>
          </table:table-cell>
          <table:table-cell office:value-type="float" office:value="1990">
            <text:p>1990</text:p>
          </table:table-cell>
          <table:table-cell office:value-type="string">
            <text:p>ESRB - E (Everyone)</text:p>
          </table:table-cell>
          <table:table-cell office:value-type="string">
            <text:p>Final Fantasy Legend II </text:p>
          </table:table-cell>
          <table:table-cell table:number-columns-repeated="2" office:value-type="string">
            <text:p>Square Co., Ltd.</text:p>
          </table:table-cell>
          <table:table-cell office:value-type="string">
            <text:p>Adventure</text:p>
          </table:table-cell>
          <table:table-cell office:value-type="string">
            <text:p>3.8</text:p>
          </table:table-cell>
          <table:table-cell office:value-type="string">
            <text:p>1 Player</text:p>
          </table:table-cell>
          <table:table-cell office:value-type="string">
            <text:p>The second in the Final Fantasy Legend series increases the amount of detail over the original in gameplay and graphics.****The major changes are in the character classes and party members. Similar to FFL, starting a game of Legends II allows you to choose your main character from Humans, Monsters, Mutants and a new class: Robots. From here, you build your party of 4 from the same character classes. During gameplay special side-characters will join you in battle to help defeat certain enemies. ****The other improvement is in strategy. In FFL you gain experience points after each battle, increasing strength, etc. In FFLII, you gain different points and abilities depending on how you defeated the enemy. If you win by using a sword, your strength increases. If you use magic, your mana increases. This adds a more strategic approach to defeating enemies.</text:p>
          </table:table-cell>
          <table:table-cell table:formula="of:=CONCATENATE(&quot;&lt;game name=&quot;;CHAR(34);[.A166];CHAR(34);&quot;&gt; &lt;year&gt;&quot;;[.B166];&quot;&lt;/year&gt; &lt;rating&gt;&quot;;[.C166];&quot;&lt;/rating&gt; &lt;title&gt;&quot;;[.D166];&quot;&lt;/title&gt; &lt;pub&gt;&quot;;[.E166];&quot;&lt;/pub&gt; &lt;dev&gt;&quot;;[.F166];&quot;&lt;/dev&gt; &lt;genre&gt;&quot;;[.G166];&quot;&lt;/genre&gt; &lt;score&gt;&quot;;[.H166];&quot;&lt;/score&gt; &lt;player&gt;&quot;;[.I166];&quot;&lt;/player&gt; &lt;story&gt;&quot;;[.J166];&quot;&lt;/story&gt; &lt;/game&gt;&quot;)" office:value-type="string" office:string-value="&lt;game name=&quot;Final Fantasy Legend II (USA)&quot;&gt; &lt;year&gt;1990&lt;/year&gt; &lt;rating&gt;ESRB - E (Everyone)&lt;/rating&gt; &lt;title&gt;Final Fantasy Legend II &lt;/title&gt; &lt;pub&gt;Square Co., Ltd.&lt;/pub&gt; &lt;dev&gt;Square Co., Ltd.&lt;/dev&gt; &lt;genre&gt;Adventure&lt;/genre&gt; &lt;score&gt;3.8&lt;/score&gt; &lt;player&gt;1 Player&lt;/player&gt; &lt;story&gt;The second in the Final Fantasy Legend series increases the amount of detail over the original in gameplay and graphics.****The major changes are in the character classes and party members. Similar to FFL, starting a game of Legends II allows you to choose your main character from Humans, Monsters, Mutants and a new class: Robots. From here, you build your party of 4 from the same character classes. During gameplay special side-characters will join you in battle to help defeat certain enemies. ****The other improvement is in strategy. In FFL you gain experience points after each battle, increasing strength, etc. In FFLII, you gain different points and abilities depending on how you defeated the enemy. If you win by using a sword, your strength increases. If you use magic, your mana increases. This adds a more strategic approach to defeating enemies.&lt;/story&gt; &lt;/game&gt;">
            <text:p>&lt;game name="Final Fantasy Legend II (USA)"&gt; &lt;year&gt;1990&lt;/year&gt; &lt;rating&gt;ESRB - E (Everyone)&lt;/rating&gt; &lt;title&gt;Final Fantasy Legend II &lt;/title&gt; &lt;pub&gt;Square Co., Ltd.&lt;/pub&gt; &lt;dev&gt;Square Co., Ltd.&lt;/dev&gt; &lt;genre&gt;Adventure&lt;/genre&gt; &lt;score&gt;3.8&lt;/score&gt; &lt;player&gt;1 Player&lt;/player&gt; &lt;story&gt;The second in the Final Fantasy Legend series increases the amount of detail over the original in gameplay and graphics.****The major changes are in the character classes and party members. Similar to FFL, starting a game of Legends II allows you to choose your main character from Humans, Monsters, Mutants and a new class: Robots. From here, you build your party of 4 from the same character classes. During gameplay special side-characters will join you in battle to help defeat certain enemies. ****The other improvement is in strategy. In FFL you gain experience points after each battle, increasing strength, etc. In FFLII, you gain different points and abilities depending on how you defeated the enemy. If you win by using a sword, your strength increases. If you use magic, your mana increases. This adds a more strategic approach to defeating enemies.&lt;/story&gt; &lt;/game&gt;</text:p>
          </table:table-cell>
        </table:table-row>
        <table:table-row table:style-name="ro1">
          <table:table-cell office:value-type="string">
            <text:p>Final Fantasy Legend III (USA)</text:p>
          </table:table-cell>
          <table:table-cell office:value-type="float" office:value="1991">
            <text:p>1991</text:p>
          </table:table-cell>
          <table:table-cell office:value-type="string">
            <text:p>ESRB - E (Everyone)</text:p>
          </table:table-cell>
          <table:table-cell office:value-type="string">
            <text:p>Final Fantasy Legend III </text:p>
          </table:table-cell>
          <table:table-cell table:number-columns-repeated="2" office:value-type="string">
            <text:p>Square Co., Ltd.</text:p>
          </table:table-cell>
          <table:table-cell office:value-type="string">
            <text:p>Adventure</text:p>
          </table:table-cell>
          <table:table-cell office:value-type="string">
            <text:p>3.9</text:p>
          </table:table-cell>
          <table:table-cell office:value-type="string">
            <text:p>1 Player</text:p>
          </table:table-cell>
          <table:table-cell office:value-type="string">
            <text:p>The final (no joke) Final Fantasy Legend title to grace the Game Boy, FFLIII tells the story of a great flood which destroys cities in the past, present and future. **As you control a party of 4, with a choice of human and mutant classes, and travel back and forth through time collecting pieces of the great ship Talon so as to defeat the enemy that has flooded the lands.****The inclusion of a time travel storyline means that whatever you do in one time frame can have an affect on what happens in another time. Other major changes compared to the original 2 in the series are the ability to mutate your characters further and a change to the upgrade system.**Items picked up after battle can be attached to your mutants or humans to turn them into monsters or robots, increasing your parties power and abilities.**And although the original system of obtaning experience points after every battle has been removed, its replacement allows you to choose which magic stone each character can use, so they learn that specific magic type and never lose it.</text:p>
          </table:table-cell>
          <table:table-cell table:formula="of:=CONCATENATE(&quot;&lt;game name=&quot;;CHAR(34);[.A167];CHAR(34);&quot;&gt; &lt;year&gt;&quot;;[.B167];&quot;&lt;/year&gt; &lt;rating&gt;&quot;;[.C167];&quot;&lt;/rating&gt; &lt;title&gt;&quot;;[.D167];&quot;&lt;/title&gt; &lt;pub&gt;&quot;;[.E167];&quot;&lt;/pub&gt; &lt;dev&gt;&quot;;[.F167];&quot;&lt;/dev&gt; &lt;genre&gt;&quot;;[.G167];&quot;&lt;/genre&gt; &lt;score&gt;&quot;;[.H167];&quot;&lt;/score&gt; &lt;player&gt;&quot;;[.I167];&quot;&lt;/player&gt; &lt;story&gt;&quot;;[.J167];&quot;&lt;/story&gt; &lt;/game&gt;&quot;)" office:value-type="string" office:string-value="&lt;game name=&quot;Final Fantasy Legend III (USA)&quot;&gt; &lt;year&gt;1991&lt;/year&gt; &lt;rating&gt;ESRB - E (Everyone)&lt;/rating&gt; &lt;title&gt;Final Fantasy Legend III &lt;/title&gt; &lt;pub&gt;Square Co., Ltd.&lt;/pub&gt; &lt;dev&gt;Square Co., Ltd.&lt;/dev&gt; &lt;genre&gt;Adventure&lt;/genre&gt; &lt;score&gt;3.9&lt;/score&gt; &lt;player&gt;1 Player&lt;/player&gt; &lt;story&gt;The final (no joke) Final Fantasy Legend title to grace the Game Boy, FFLIII tells the story of a great flood which destroys cities in the past, present and future. **As you control a party of 4, with a choice of human and mutant classes, and travel back and forth through time collecting pieces of the great ship Talon so as to defeat the enemy that has flooded the lands.****The inclusion of a time travel storyline means that whatever you do in one time frame can have an affect on what happens in another time. Other major changes compared to the original 2 in the series are the ability to mutate your characters further and a change to the upgrade system.**Items picked up after battle can be attached to your mutants or humans to turn them into monsters or robots, increasing your parties power and abilities.**And although the original system of obtaning experience points after every battle has been removed, its replacement allows you to choose which magic stone each character can use, so they learn that specific magic type and never lose it.&lt;/story&gt; &lt;/game&gt;">
            <text:p>&lt;game name="Final Fantasy Legend III (USA)"&gt; &lt;year&gt;1991&lt;/year&gt; &lt;rating&gt;ESRB - E (Everyone)&lt;/rating&gt; &lt;title&gt;Final Fantasy Legend III &lt;/title&gt; &lt;pub&gt;Square Co., Ltd.&lt;/pub&gt; &lt;dev&gt;Square Co., Ltd.&lt;/dev&gt; &lt;genre&gt;Adventure&lt;/genre&gt; &lt;score&gt;3.9&lt;/score&gt; &lt;player&gt;1 Player&lt;/player&gt; &lt;story&gt;The final (no joke) Final Fantasy Legend title to grace the Game Boy, FFLIII tells the story of a great flood which destroys cities in the past, present and future. **As you control a party of 4, with a choice of human and mutant classes, and travel back and forth through time collecting pieces of the great ship Talon so as to defeat the enemy that has flooded the lands.****The inclusion of a time travel storyline means that whatever you do in one time frame can have an affect on what happens in another time. Other major changes compared to the original 2 in the series are the ability to mutate your characters further and a change to the upgrade system.**Items picked up after battle can be attached to your mutants or humans to turn them into monsters or robots, increasing your parties power and abilities.**And although the original system of obtaning experience points after every battle has been removed, its replacement allows you to choose which magic stone each character can use, so they learn that specific magic type and never lose it.&lt;/story&gt; &lt;/game&gt;</text:p>
          </table:table-cell>
        </table:table-row>
        <table:table-row table:style-name="ro1">
          <table:table-cell office:value-type="string">
            <text:p>Final Fantasy Legend, The (USA)</text:p>
          </table:table-cell>
          <table:table-cell office:value-type="float" office:value="1989">
            <text:p>1989</text:p>
          </table:table-cell>
          <table:table-cell office:value-type="string">
            <text:p>ESRB - E (Everyone)</text:p>
          </table:table-cell>
          <table:table-cell office:value-type="string">
            <text:p>Final Fantasy Legend, The </text:p>
          </table:table-cell>
          <table:table-cell table:number-columns-repeated="2" office:value-type="string">
            <text:p>Square Co., Ltd.</text:p>
          </table:table-cell>
          <table:table-cell office:value-type="string">
            <text:p>Adventure</text:p>
          </table:table-cell>
          <table:table-cell office:value-type="string">
            <text:p>3.4</text:p>
          </table:table-cell>
          <table:table-cell office:value-type="string">
            <text:p>1 Player</text:p>
          </table:table-cell>
          <table:table-cell office:value-type="string">
            <text:p>The first 'Final Fantasy' title on the Game Boy, Legend allows you to choose from 8 different characters, from the usual human male or female to zombie, wererat, redbull (not the drink), clipper or mutant male or female. No matter which you choose, the goal stays the same: Increase your experience points and abilities by defeating many varied enemies through-out the land.****Much like the FF series of old (and new), you can choose members to join your party and the quest that lies ahead (either warriors, mutants or creatures). Every character has a limit to the amount of moves available during every battle and experience points are gained after each fight, increasing stamina, power, etc.</text:p>
          </table:table-cell>
          <table:table-cell table:formula="of:=CONCATENATE(&quot;&lt;game name=&quot;;CHAR(34);[.A168];CHAR(34);&quot;&gt; &lt;year&gt;&quot;;[.B168];&quot;&lt;/year&gt; &lt;rating&gt;&quot;;[.C168];&quot;&lt;/rating&gt; &lt;title&gt;&quot;;[.D168];&quot;&lt;/title&gt; &lt;pub&gt;&quot;;[.E168];&quot;&lt;/pub&gt; &lt;dev&gt;&quot;;[.F168];&quot;&lt;/dev&gt; &lt;genre&gt;&quot;;[.G168];&quot;&lt;/genre&gt; &lt;score&gt;&quot;;[.H168];&quot;&lt;/score&gt; &lt;player&gt;&quot;;[.I168];&quot;&lt;/player&gt; &lt;story&gt;&quot;;[.J168];&quot;&lt;/story&gt; &lt;/game&gt;&quot;)" office:value-type="string" office:string-value="&lt;game name=&quot;Final Fantasy Legend, The (USA)&quot;&gt; &lt;year&gt;1989&lt;/year&gt; &lt;rating&gt;ESRB - E (Everyone)&lt;/rating&gt; &lt;title&gt;Final Fantasy Legend, The &lt;/title&gt; &lt;pub&gt;Square Co., Ltd.&lt;/pub&gt; &lt;dev&gt;Square Co., Ltd.&lt;/dev&gt; &lt;genre&gt;Adventure&lt;/genre&gt; &lt;score&gt;3.4&lt;/score&gt; &lt;player&gt;1 Player&lt;/player&gt; &lt;story&gt;The first 'Final Fantasy' title on the Game Boy, Legend allows you to choose from 8 different characters, from the usual human male or female to zombie, wererat, redbull (not the drink), clipper or mutant male or female. No matter which you choose, the goal stays the same: Increase your experience points and abilities by defeating many varied enemies through-out the land.****Much like the FF series of old (and new), you can choose members to join your party and the quest that lies ahead (either warriors, mutants or creatures). Every character has a limit to the amount of moves available during every battle and experience points are gained after each fight, increasing stamina, power, etc.&lt;/story&gt; &lt;/game&gt;">
            <text:p>&lt;game name="Final Fantasy Legend, The (USA)"&gt; &lt;year&gt;1989&lt;/year&gt; &lt;rating&gt;ESRB - E (Everyone)&lt;/rating&gt; &lt;title&gt;Final Fantasy Legend, The &lt;/title&gt; &lt;pub&gt;Square Co., Ltd.&lt;/pub&gt; &lt;dev&gt;Square Co., Ltd.&lt;/dev&gt; &lt;genre&gt;Adventure&lt;/genre&gt; &lt;score&gt;3.4&lt;/score&gt; &lt;player&gt;1 Player&lt;/player&gt; &lt;story&gt;The first 'Final Fantasy' title on the Game Boy, Legend allows you to choose from 8 different characters, from the usual human male or female to zombie, wererat, redbull (not the drink), clipper or mutant male or female. No matter which you choose, the goal stays the same: Increase your experience points and abilities by defeating many varied enemies through-out the land.****Much like the FF series of old (and new), you can choose members to join your party and the quest that lies ahead (either warriors, mutants or creatures). Every character has a limit to the amount of moves available during every battle and experience points are gained after each fight, increasing stamina, power, etc.&lt;/story&gt; &lt;/game&gt;</text:p>
          </table:table-cell>
        </table:table-row>
        <table:table-row table:style-name="ro1">
          <table:table-cell office:value-type="string">
            <text:p>Fire Fighter (Europe)</text:p>
          </table:table-cell>
          <table:table-cell office:value-type="float" office:value="1992">
            <text:p>1992</text:p>
          </table:table-cell>
          <table:table-cell office:value-type="string">
            <text:p>ESRB - E (Everyone)</text:p>
          </table:table-cell>
          <table:table-cell office:value-type="string">
            <text:p>Fire Fighter </text:p>
          </table:table-cell>
          <table:table-cell office:value-type="string">
            <text:p>Mindscape International Ltd.</text:p>
          </table:table-cell>
          <table:table-cell office:value-type="string">
            <text:p>Teeny Weeny Games, Ltd.</text:p>
          </table:table-cell>
          <table:table-cell office:value-type="string">
            <text:p>Action</text:p>
          </table:table-cell>
          <table:table-cell office:value-type="string">
            <text:p>3.1</text:p>
          </table:table-cell>
          <table:table-cell office:value-type="string">
            <text:p>1 Player</text:p>
          </table:table-cell>
          <table:table-cell office:value-type="string">
            <text:p>In this game you play the role of a fireman who has to rescue babies from burning buildings. The gameplay involves you putting out fires with your hose in order to proceed past to save the babies. There are various things that can harm you including wind up toy soldiers and jack in the boxes which can be killed with your fire Axe. The babies are saved by you picking them up one at a time and returning them to your truck. Each level has more babies for you to save and more enemies**to kill. The houses have multiple floors as well so you have to do a lot of back tracking to save all the babies.</text:p>
          </table:table-cell>
          <table:table-cell table:formula="of:=CONCATENATE(&quot;&lt;game name=&quot;;CHAR(34);[.A169];CHAR(34);&quot;&gt; &lt;year&gt;&quot;;[.B169];&quot;&lt;/year&gt; &lt;rating&gt;&quot;;[.C169];&quot;&lt;/rating&gt; &lt;title&gt;&quot;;[.D169];&quot;&lt;/title&gt; &lt;pub&gt;&quot;;[.E169];&quot;&lt;/pub&gt; &lt;dev&gt;&quot;;[.F169];&quot;&lt;/dev&gt; &lt;genre&gt;&quot;;[.G169];&quot;&lt;/genre&gt; &lt;score&gt;&quot;;[.H169];&quot;&lt;/score&gt; &lt;player&gt;&quot;;[.I169];&quot;&lt;/player&gt; &lt;story&gt;&quot;;[.J169];&quot;&lt;/story&gt; &lt;/game&gt;&quot;)" office:value-type="string" office:string-value="&lt;game name=&quot;Fire Fighter (Europe)&quot;&gt; &lt;year&gt;1992&lt;/year&gt; &lt;rating&gt;ESRB - E (Everyone)&lt;/rating&gt; &lt;title&gt;Fire Fighter &lt;/title&gt; &lt;pub&gt;Mindscape International Ltd.&lt;/pub&gt; &lt;dev&gt;Teeny Weeny Games, Ltd.&lt;/dev&gt; &lt;genre&gt;Action&lt;/genre&gt; &lt;score&gt;3.1&lt;/score&gt; &lt;player&gt;1 Player&lt;/player&gt; &lt;story&gt;In this game you play the role of a fireman who has to rescue babies from burning buildings. The gameplay involves you putting out fires with your hose in order to proceed past to save the babies. There are various things that can harm you including wind up toy soldiers and jack in the boxes which can be killed with your fire Axe. The babies are saved by you picking them up one at a time and returning them to your truck. Each level has more babies for you to save and more enemies**to kill. The houses have multiple floors as well so you have to do a lot of back tracking to save all the babies.&lt;/story&gt; &lt;/game&gt;">
            <text:p>&lt;game name="Fire Fighter (Europe)"&gt; &lt;year&gt;1992&lt;/year&gt; &lt;rating&gt;ESRB - E (Everyone)&lt;/rating&gt; &lt;title&gt;Fire Fighter &lt;/title&gt; &lt;pub&gt;Mindscape International Ltd.&lt;/pub&gt; &lt;dev&gt;Teeny Weeny Games, Ltd.&lt;/dev&gt; &lt;genre&gt;Action&lt;/genre&gt; &lt;score&gt;3.1&lt;/score&gt; &lt;player&gt;1 Player&lt;/player&gt; &lt;story&gt;In this game you play the role of a fireman who has to rescue babies from burning buildings. The gameplay involves you putting out fires with your hose in order to proceed past to save the babies. There are various things that can harm you including wind up toy soldiers and jack in the boxes which can be killed with your fire Axe. The babies are saved by you picking them up one at a time and returning them to your truck. Each level has more babies for you to save and more enemies**to kill. The houses have multiple floors as well so you have to do a lot of back tracking to save all the babies.&lt;/story&gt; &lt;/game&gt;</text:p>
          </table:table-cell>
        </table:table-row>
        <table:table-row table:style-name="ro1">
          <table:table-cell office:value-type="string">
            <text:p>Fish Dude (USA)</text:p>
          </table:table-cell>
          <table:table-cell office:value-type="float" office:value="1991">
            <text:p>1991</text:p>
          </table:table-cell>
          <table:table-cell office:value-type="string">
            <text:p>ESRB - E (Everyone)</text:p>
          </table:table-cell>
          <table:table-cell office:value-type="string">
            <text:p>Fish Dude </text:p>
          </table:table-cell>
          <table:table-cell office:value-type="string">
            <text:p>SOFEL Corp.</text:p>
          </table:table-cell>
          <table:table-cell office:value-type="string">
            <text:p>Towa Chiki</text:p>
          </table:table-cell>
          <table:table-cell office:value-type="string">
            <text:p>Action</text:p>
          </table:table-cell>
          <table:table-cell office:value-type="string">
            <text:p>2.3</text:p>
          </table:table-cell>
          <table:table-cell office:value-type="string">
            <text:p>1 Player</text:p>
          </table:table-cell>
          <table:table-cell office:value-type="string">
            <text:p>Fish Dude is an action game. The player is "Fish Dude" a medium size fish in a small watery area. The Laws of Nature are brutal: "eat or be eaten”. The player must eat other, smaller fishes and avoid stronger enemies: bigger fishes, and birds. When our hero, Fish Dude, eats many fish, he will become stronger and can successfully defend himself against larger fish. The player has only 3 lives. Losing them all results in a "game over".</text:p>
          </table:table-cell>
          <table:table-cell table:formula="of:=CONCATENATE(&quot;&lt;game name=&quot;;CHAR(34);[.A170];CHAR(34);&quot;&gt; &lt;year&gt;&quot;;[.B170];&quot;&lt;/year&gt; &lt;rating&gt;&quot;;[.C170];&quot;&lt;/rating&gt; &lt;title&gt;&quot;;[.D170];&quot;&lt;/title&gt; &lt;pub&gt;&quot;;[.E170];&quot;&lt;/pub&gt; &lt;dev&gt;&quot;;[.F170];&quot;&lt;/dev&gt; &lt;genre&gt;&quot;;[.G170];&quot;&lt;/genre&gt; &lt;score&gt;&quot;;[.H170];&quot;&lt;/score&gt; &lt;player&gt;&quot;;[.I170];&quot;&lt;/player&gt; &lt;story&gt;&quot;;[.J170];&quot;&lt;/story&gt; &lt;/game&gt;&quot;)" office:value-type="string" office:string-value="&lt;game name=&quot;Fish Dude (USA)&quot;&gt; &lt;year&gt;1991&lt;/year&gt; &lt;rating&gt;ESRB - E (Everyone)&lt;/rating&gt; &lt;title&gt;Fish Dude &lt;/title&gt; &lt;pub&gt;SOFEL Corp.&lt;/pub&gt; &lt;dev&gt;Towa Chiki&lt;/dev&gt; &lt;genre&gt;Action&lt;/genre&gt; &lt;score&gt;2.3&lt;/score&gt; &lt;player&gt;1 Player&lt;/player&gt; &lt;story&gt;Fish Dude is an action game. The player is &quot;Fish Dude&quot; a medium size fish in a small watery area. The Laws of Nature are brutal: &quot;eat or be eaten”. The player must eat other, smaller fishes and avoid stronger enemies: bigger fishes, and birds. When our hero, Fish Dude, eats many fish, he will become stronger and can successfully defend himself against larger fish. The player has only 3 lives. Losing them all results in a &quot;game over&quot;.&lt;/story&gt; &lt;/game&gt;">
            <text:p>&lt;game name="Fish Dude (USA)"&gt; &lt;year&gt;1991&lt;/year&gt; &lt;rating&gt;ESRB - E (Everyone)&lt;/rating&gt; &lt;title&gt;Fish Dude &lt;/title&gt; &lt;pub&gt;SOFEL Corp.&lt;/pub&gt; &lt;dev&gt;Towa Chiki&lt;/dev&gt; &lt;genre&gt;Action&lt;/genre&gt; &lt;score&gt;2.3&lt;/score&gt; &lt;player&gt;1 Player&lt;/player&gt; &lt;story&gt;Fish Dude is an action game. The player is "Fish Dude" a medium size fish in a small watery area. The Laws of Nature are brutal: "eat or be eaten”. The player must eat other, smaller fishes and avoid stronger enemies: bigger fishes, and birds. When our hero, Fish Dude, eats many fish, he will become stronger and can successfully defend himself against larger fish. The player has only 3 lives. Losing them all results in a "game over".&lt;/story&gt; &lt;/game&gt;</text:p>
          </table:table-cell>
        </table:table-row>
        <table:table-row table:style-name="ro1">
          <table:table-cell office:value-type="string">
            <text:p>Fist of the North Star (USA)</text:p>
          </table:table-cell>
          <table:table-cell office:value-type="float" office:value="1989">
            <text:p>1989</text:p>
          </table:table-cell>
          <table:table-cell office:value-type="string">
            <text:p>ESRB - E (Everyone)</text:p>
          </table:table-cell>
          <table:table-cell office:value-type="string">
            <text:p>Fist of the North Star </text:p>
          </table:table-cell>
          <table:table-cell table:number-columns-repeated="2" office:value-type="string">
            <text:p>Toei Animation Co., Ltd.</text:p>
          </table:table-cell>
          <table:table-cell office:value-type="string">
            <text:p>Action</text:p>
          </table:table-cell>
          <table:table-cell office:value-type="string">
            <text:p>2.6</text:p>
          </table:table-cell>
          <table:table-cell office:value-type="string">
            <text:p>1-2 Players</text:p>
          </table:table-cell>
          <table:table-cell office:value-type="string">
            <text:p>Fist of the North Star is a versus fighting game starring 11 characters from the Fist of the North Star franchise. Fights are either one on one or five on five. Each character can punch, kick, and jump, and in addition each has a specific special attack: either a tackle or a fireball projectile that must be charged up. After a fight characters level up and gain stat points.****A two player multiplayer game is possible with a link cable.</text:p>
          </table:table-cell>
          <table:table-cell table:formula="of:=CONCATENATE(&quot;&lt;game name=&quot;;CHAR(34);[.A171];CHAR(34);&quot;&gt; &lt;year&gt;&quot;;[.B171];&quot;&lt;/year&gt; &lt;rating&gt;&quot;;[.C171];&quot;&lt;/rating&gt; &lt;title&gt;&quot;;[.D171];&quot;&lt;/title&gt; &lt;pub&gt;&quot;;[.E171];&quot;&lt;/pub&gt; &lt;dev&gt;&quot;;[.F171];&quot;&lt;/dev&gt; &lt;genre&gt;&quot;;[.G171];&quot;&lt;/genre&gt; &lt;score&gt;&quot;;[.H171];&quot;&lt;/score&gt; &lt;player&gt;&quot;;[.I171];&quot;&lt;/player&gt; &lt;story&gt;&quot;;[.J171];&quot;&lt;/story&gt; &lt;/game&gt;&quot;)" office:value-type="string" office:string-value="&lt;game name=&quot;Fist of the North Star (USA)&quot;&gt; &lt;year&gt;1989&lt;/year&gt; &lt;rating&gt;ESRB - E (Everyone)&lt;/rating&gt; &lt;title&gt;Fist of the North Star &lt;/title&gt; &lt;pub&gt;Toei Animation Co., Ltd.&lt;/pub&gt; &lt;dev&gt;Toei Animation Co., Ltd.&lt;/dev&gt; &lt;genre&gt;Action&lt;/genre&gt; &lt;score&gt;2.6&lt;/score&gt; &lt;player&gt;1-2 Players&lt;/player&gt; &lt;story&gt;Fist of the North Star is a versus fighting game starring 11 characters from the Fist of the North Star franchise. Fights are either one on one or five on five. Each character can punch, kick, and jump, and in addition each has a specific special attack: either a tackle or a fireball projectile that must be charged up. After a fight characters level up and gain stat points.****A two player multiplayer game is possible with a link cable.&lt;/story&gt; &lt;/game&gt;">
            <text:p>&lt;game name="Fist of the North Star (USA)"&gt; &lt;year&gt;1989&lt;/year&gt; &lt;rating&gt;ESRB - E (Everyone)&lt;/rating&gt; &lt;title&gt;Fist of the North Star &lt;/title&gt; &lt;pub&gt;Toei Animation Co., Ltd.&lt;/pub&gt; &lt;dev&gt;Toei Animation Co., Ltd.&lt;/dev&gt; &lt;genre&gt;Action&lt;/genre&gt; &lt;score&gt;2.6&lt;/score&gt; &lt;player&gt;1-2 Players&lt;/player&gt; &lt;story&gt;Fist of the North Star is a versus fighting game starring 11 characters from the Fist of the North Star franchise. Fights are either one on one or five on five. Each character can punch, kick, and jump, and in addition each has a specific special attack: either a tackle or a fireball projectile that must be charged up. After a fight characters level up and gain stat points.****A two player multiplayer game is possible with a link cable.&lt;/story&gt; &lt;/game&gt;</text:p>
          </table:table-cell>
        </table:table-row>
        <table:table-row table:style-name="ro1">
          <table:table-cell office:value-type="string">
            <text:p>Flash, The (USA, Europe)</text:p>
          </table:table-cell>
          <table:table-cell office:value-type="float" office:value="1991">
            <text:p>1991</text:p>
          </table:table-cell>
          <table:table-cell office:value-type="string">
            <text:p>ESRB - E (Everyone)</text:p>
          </table:table-cell>
          <table:table-cell office:value-type="string">
            <text:p>Flash, The </text:p>
          </table:table-cell>
          <table:table-cell office:value-type="string">
            <text:p>THQ Inc.</text:p>
          </table:table-cell>
          <table:table-cell office:value-type="string">
            <text:p>Equilibrium, Inc.</text:p>
          </table:table-cell>
          <table:table-cell office:value-type="string">
            <text:p>Platform</text:p>
          </table:table-cell>
          <table:table-cell office:value-type="string">
            <text:p>3.0</text:p>
          </table:table-cell>
          <table:table-cell office:value-type="string">
            <text:p>1 Player</text:p>
          </table:table-cell>
          <table:table-cell office:value-type="string">
            <text:p>Based on the 1990 TV show, The Flash is a side-scrolling platform/fighting game featuring the fastest man alive. <text:s/>The player must guide the Flash through thirteen levels and stop The Trickster from blowing up the city.****Flash runs from left to right and using his jumping and punching abilities must defuse bombs, beat up thugs, navigate obstacles and battle bosses, all while completing each level within a time limit.</text:p>
          </table:table-cell>
          <table:table-cell table:formula="of:=CONCATENATE(&quot;&lt;game name=&quot;;CHAR(34);[.A172];CHAR(34);&quot;&gt; &lt;year&gt;&quot;;[.B172];&quot;&lt;/year&gt; &lt;rating&gt;&quot;;[.C172];&quot;&lt;/rating&gt; &lt;title&gt;&quot;;[.D172];&quot;&lt;/title&gt; &lt;pub&gt;&quot;;[.E172];&quot;&lt;/pub&gt; &lt;dev&gt;&quot;;[.F172];&quot;&lt;/dev&gt; &lt;genre&gt;&quot;;[.G172];&quot;&lt;/genre&gt; &lt;score&gt;&quot;;[.H172];&quot;&lt;/score&gt; &lt;player&gt;&quot;;[.I172];&quot;&lt;/player&gt; &lt;story&gt;&quot;;[.J172];&quot;&lt;/story&gt; &lt;/game&gt;&quot;)" office:value-type="string" office:string-value="&lt;game name=&quot;Flash, The (USA, Europe)&quot;&gt; &lt;year&gt;1991&lt;/year&gt; &lt;rating&gt;ESRB - E (Everyone)&lt;/rating&gt; &lt;title&gt;Flash, The &lt;/title&gt; &lt;pub&gt;THQ Inc.&lt;/pub&gt; &lt;dev&gt;Equilibrium, Inc.&lt;/dev&gt; &lt;genre&gt;Platform&lt;/genre&gt; &lt;score&gt;3.0&lt;/score&gt; &lt;player&gt;1 Player&lt;/player&gt; &lt;story&gt;Based on the 1990 TV show, The Flash is a side-scrolling platform/fighting game featuring the fastest man alive.  The player must guide the Flash through thirteen levels and stop The Trickster from blowing up the city.****Flash runs from left to right and using his jumping and punching abilities must defuse bombs, beat up thugs, navigate obstacles and battle bosses, all while completing each level within a time limit.&lt;/story&gt; &lt;/game&gt;">
            <text:p>&lt;game name="Flash, The (USA, Europe)"&gt; &lt;year&gt;1991&lt;/year&gt; &lt;rating&gt;ESRB - E (Everyone)&lt;/rating&gt; &lt;title&gt;Flash, The &lt;/title&gt; &lt;pub&gt;THQ Inc.&lt;/pub&gt; &lt;dev&gt;Equilibrium, Inc.&lt;/dev&gt; &lt;genre&gt;Platform&lt;/genre&gt; &lt;score&gt;3.0&lt;/score&gt; &lt;player&gt;1 Player&lt;/player&gt; &lt;story&gt;Based on the 1990 TV show, The Flash is a side-scrolling platform/fighting game featuring the fastest man alive. <text:s/>The player must guide the Flash through thirteen levels and stop The Trickster from blowing up the city.****Flash runs from left to right and using his jumping and punching abilities must defuse bombs, beat up thugs, navigate obstacles and battle bosses, all while completing each level within a time limit.&lt;/story&gt; &lt;/game&gt;</text:p>
          </table:table-cell>
        </table:table-row>
        <table:table-row table:style-name="ro1">
          <table:table-cell office:value-type="string">
            <text:p>Flintstones, The - King Rock Treasure Island (USA, Europe)</text:p>
          </table:table-cell>
          <table:table-cell office:value-type="float" office:value="1993">
            <text:p>1993</text:p>
          </table:table-cell>
          <table:table-cell office:value-type="string">
            <text:p>ESRB - E (Everyone)</text:p>
          </table:table-cell>
          <table:table-cell office:value-type="string">
            <text:p>Flintstones, The - King Rock Treasure Island </text:p>
          </table:table-cell>
          <table:table-cell office:value-type="string">
            <text:p>Taito America Corporation</text:p>
          </table:table-cell>
          <table:table-cell office:value-type="string">
            <text:p>Taito Corporation</text:p>
          </table:table-cell>
          <table:table-cell office:value-type="string">
            <text:p>Platform</text:p>
          </table:table-cell>
          <table:table-cell office:value-type="string">
            <text:p>3.1</text:p>
          </table:table-cell>
          <table:table-cell office:value-type="string">
            <text:p>1 Player</text:p>
          </table:table-cell>
          <table:table-cell office:value-type="string">
            <text:p>In The Flintstones: King Rock Treasure Island, Fred Flintstone finds a treasure map during work. In order to find said treasure, he needs to solve seven levels, some ending with a boss battle. These are traditional side-scrolling platform levels in which Fred has to jump over gaps and dodge enemies. His weapon of choice are axes which he throws at an angle. However, hitting an enemy does not kill them instantly but stuns them; a state where they can be abused as stepping stone. Hitting them while they are stunned kills them, but they respawn when Fred walks back to their starting location or at special skulls - those are mostly placed at sections where Fred can't progress without an artificial staircase. Of course there are also power ups to collect: most of them only increase the points counter or refresh the life energy, but one allows Fred to ride his pet dinosaur Dino. This allows him to throw axes straight and jump higher, but Dino is lost when hit once.</text:p>
          </table:table-cell>
          <table:table-cell table:formula="of:=CONCATENATE(&quot;&lt;game name=&quot;;CHAR(34);[.A173];CHAR(34);&quot;&gt; &lt;year&gt;&quot;;[.B173];&quot;&lt;/year&gt; &lt;rating&gt;&quot;;[.C173];&quot;&lt;/rating&gt; &lt;title&gt;&quot;;[.D173];&quot;&lt;/title&gt; &lt;pub&gt;&quot;;[.E173];&quot;&lt;/pub&gt; &lt;dev&gt;&quot;;[.F173];&quot;&lt;/dev&gt; &lt;genre&gt;&quot;;[.G173];&quot;&lt;/genre&gt; &lt;score&gt;&quot;;[.H173];&quot;&lt;/score&gt; &lt;player&gt;&quot;;[.I173];&quot;&lt;/player&gt; &lt;story&gt;&quot;;[.J173];&quot;&lt;/story&gt; &lt;/game&gt;&quot;)" office:value-type="string" office:string-value="&lt;game name=&quot;Flintstones, The - King Rock Treasure Island (USA, Europe)&quot;&gt; &lt;year&gt;1993&lt;/year&gt; &lt;rating&gt;ESRB - E (Everyone)&lt;/rating&gt; &lt;title&gt;Flintstones, The - King Rock Treasure Island &lt;/title&gt; &lt;pub&gt;Taito America Corporation&lt;/pub&gt; &lt;dev&gt;Taito Corporation&lt;/dev&gt; &lt;genre&gt;Platform&lt;/genre&gt; &lt;score&gt;3.1&lt;/score&gt; &lt;player&gt;1 Player&lt;/player&gt; &lt;story&gt;In The Flintstones: King Rock Treasure Island, Fred Flintstone finds a treasure map during work. In order to find said treasure, he needs to solve seven levels, some ending with a boss battle. These are traditional side-scrolling platform levels in which Fred has to jump over gaps and dodge enemies. His weapon of choice are axes which he throws at an angle. However, hitting an enemy does not kill them instantly but stuns them; a state where they can be abused as stepping stone. Hitting them while they are stunned kills them, but they respawn when Fred walks back to their starting location or at special skulls - those are mostly placed at sections where Fred can't progress without an artificial staircase. Of course there are also power ups to collect: most of them only increase the points counter or refresh the life energy, but one allows Fred to ride his pet dinosaur Dino. This allows him to throw axes straight and jump higher, but Dino is lost when hit once.&lt;/story&gt; &lt;/game&gt;">
            <text:p>&lt;game name="Flintstones, The - King Rock Treasure Island (USA, Europe)"&gt; &lt;year&gt;1993&lt;/year&gt; &lt;rating&gt;ESRB - E (Everyone)&lt;/rating&gt; &lt;title&gt;Flintstones, The - King Rock Treasure Island &lt;/title&gt; &lt;pub&gt;Taito America Corporation&lt;/pub&gt; &lt;dev&gt;Taito Corporation&lt;/dev&gt; &lt;genre&gt;Platform&lt;/genre&gt; &lt;score&gt;3.1&lt;/score&gt; &lt;player&gt;1 Player&lt;/player&gt; &lt;story&gt;In The Flintstones: King Rock Treasure Island, Fred Flintstone finds a treasure map during work. In order to find said treasure, he needs to solve seven levels, some ending with a boss battle. These are traditional side-scrolling platform levels in which Fred has to jump over gaps and dodge enemies. His weapon of choice are axes which he throws at an angle. However, hitting an enemy does not kill them instantly but stuns them; a state where they can be abused as stepping stone. Hitting them while they are stunned kills them, but they respawn when Fred walks back to their starting location or at special skulls - those are mostly placed at sections where Fred can't progress without an artificial staircase. Of course there are also power ups to collect: most of them only increase the points counter or refresh the life energy, but one allows Fred to ride his pet dinosaur Dino. This allows him to throw axes straight and jump higher, but Dino is lost when hit once.&lt;/story&gt; &lt;/game&gt;</text:p>
          </table:table-cell>
        </table:table-row>
        <table:table-row table:style-name="ro1">
          <table:table-cell office:value-type="string">
            <text:p>Flintstones, The (USA, Europe)</text:p>
          </table:table-cell>
          <table:table-cell office:value-type="float" office:value="1994">
            <text:p>1994</text:p>
          </table:table-cell>
          <table:table-cell office:value-type="string">
            <text:p>ESRB - E (Everyone)</text:p>
          </table:table-cell>
          <table:table-cell office:value-type="string">
            <text:p>Flintstones, The </text:p>
          </table:table-cell>
          <table:table-cell office:value-type="string">
            <text:p>Ocean Software Ltd.</text:p>
          </table:table-cell>
          <table:table-cell office:value-type="string">
            <text:p>Twilight</text:p>
          </table:table-cell>
          <table:table-cell office:value-type="string">
            <text:p>Platform</text:p>
          </table:table-cell>
          <table:table-cell office:value-type="string">
            <text:p>3.2</text:p>
          </table:table-cell>
          <table:table-cell office:value-type="string">
            <text:p>1 Player</text:p>
          </table:table-cell>
          <table:table-cell office:value-type="string">
            <text:p>In The Flintstones you play as Fred trying to save Pebbles and Bam Bam from the antagonist Cliff Vandercave. Features dinosaurs, Brontosaurus Burgers, and of course Barney, Wilma, Betty, and Dino. It contains forty five stages of action based on the movie of the same name.</text:p>
          </table:table-cell>
          <table:table-cell table:formula="of:=CONCATENATE(&quot;&lt;game name=&quot;;CHAR(34);[.A174];CHAR(34);&quot;&gt; &lt;year&gt;&quot;;[.B174];&quot;&lt;/year&gt; &lt;rating&gt;&quot;;[.C174];&quot;&lt;/rating&gt; &lt;title&gt;&quot;;[.D174];&quot;&lt;/title&gt; &lt;pub&gt;&quot;;[.E174];&quot;&lt;/pub&gt; &lt;dev&gt;&quot;;[.F174];&quot;&lt;/dev&gt; &lt;genre&gt;&quot;;[.G174];&quot;&lt;/genre&gt; &lt;score&gt;&quot;;[.H174];&quot;&lt;/score&gt; &lt;player&gt;&quot;;[.I174];&quot;&lt;/player&gt; &lt;story&gt;&quot;;[.J174];&quot;&lt;/story&gt; &lt;/game&gt;&quot;)" office:value-type="string" office:string-value="&lt;game name=&quot;Flintstones, The (USA, Europe)&quot;&gt; &lt;year&gt;1994&lt;/year&gt; &lt;rating&gt;ESRB - E (Everyone)&lt;/rating&gt; &lt;title&gt;Flintstones, The &lt;/title&gt; &lt;pub&gt;Ocean Software Ltd.&lt;/pub&gt; &lt;dev&gt;Twilight&lt;/dev&gt; &lt;genre&gt;Platform&lt;/genre&gt; &lt;score&gt;3.2&lt;/score&gt; &lt;player&gt;1 Player&lt;/player&gt; &lt;story&gt;In The Flintstones you play as Fred trying to save Pebbles and Bam Bam from the antagonist Cliff Vandercave. Features dinosaurs, Brontosaurus Burgers, and of course Barney, Wilma, Betty, and Dino. It contains forty five stages of action based on the movie of the same name.&lt;/story&gt; &lt;/game&gt;">
            <text:p>&lt;game name="Flintstones, The (USA, Europe)"&gt; &lt;year&gt;1994&lt;/year&gt; &lt;rating&gt;ESRB - E (Everyone)&lt;/rating&gt; &lt;title&gt;Flintstones, The &lt;/title&gt; &lt;pub&gt;Ocean Software Ltd.&lt;/pub&gt; &lt;dev&gt;Twilight&lt;/dev&gt; &lt;genre&gt;Platform&lt;/genre&gt; &lt;score&gt;3.2&lt;/score&gt; &lt;player&gt;1 Player&lt;/player&gt; &lt;story&gt;In The Flintstones you play as Fred trying to save Pebbles and Bam Bam from the antagonist Cliff Vandercave. Features dinosaurs, Brontosaurus Burgers, and of course Barney, Wilma, Betty, and Dino. It contains forty five stages of action based on the movie of the same name.&lt;/story&gt; &lt;/game&gt;</text:p>
          </table:table-cell>
        </table:table-row>
        <table:table-row table:style-name="ro1">
          <table:table-cell office:value-type="string">
            <text:p>Flipull (USA)</text:p>
          </table:table-cell>
          <table:table-cell office:value-type="float" office:value="1990">
            <text:p>1990</text:p>
          </table:table-cell>
          <table:table-cell office:value-type="string">
            <text:p>ESRB - E (Everyone)</text:p>
          </table:table-cell>
          <table:table-cell office:value-type="string">
            <text:p>Flipull </text:p>
          </table:table-cell>
          <table:table-cell table:number-columns-repeated="2" office:value-type="string">
            <text:p>Taito Corporation</text:p>
          </table:table-cell>
          <table:table-cell office:value-type="string">
            <text:p>Puzzle</text:p>
          </table:table-cell>
          <table:table-cell office:value-type="string">
            <text:p>3.2</text:p>
          </table:table-cell>
          <table:table-cell office:value-type="string">
            <text:p>1 Player</text:p>
          </table:table-cell>
          <table:table-cell office:value-type="string">
            <text:p>Originating in the arcades, Plotting involves several different types of blocks, bearing symbols such as squares, circles and crosses. Using a small yellow object to direct a block across onto a particular section of a shaped wall. It will then rebound onto a set of blocks at a particular angle, with the intention of removing similar blocks it touches. This is done against a time limit, and there are special blocks to help out with extra lives.</text:p>
          </table:table-cell>
          <table:table-cell table:formula="of:=CONCATENATE(&quot;&lt;game name=&quot;;CHAR(34);[.A175];CHAR(34);&quot;&gt; &lt;year&gt;&quot;;[.B175];&quot;&lt;/year&gt; &lt;rating&gt;&quot;;[.C175];&quot;&lt;/rating&gt; &lt;title&gt;&quot;;[.D175];&quot;&lt;/title&gt; &lt;pub&gt;&quot;;[.E175];&quot;&lt;/pub&gt; &lt;dev&gt;&quot;;[.F175];&quot;&lt;/dev&gt; &lt;genre&gt;&quot;;[.G175];&quot;&lt;/genre&gt; &lt;score&gt;&quot;;[.H175];&quot;&lt;/score&gt; &lt;player&gt;&quot;;[.I175];&quot;&lt;/player&gt; &lt;story&gt;&quot;;[.J175];&quot;&lt;/story&gt; &lt;/game&gt;&quot;)" office:value-type="string" office:string-value="&lt;game name=&quot;Flipull (USA)&quot;&gt; &lt;year&gt;1990&lt;/year&gt; &lt;rating&gt;ESRB - E (Everyone)&lt;/rating&gt; &lt;title&gt;Flipull &lt;/title&gt; &lt;pub&gt;Taito Corporation&lt;/pub&gt; &lt;dev&gt;Taito Corporation&lt;/dev&gt; &lt;genre&gt;Puzzle&lt;/genre&gt; &lt;score&gt;3.2&lt;/score&gt; &lt;player&gt;1 Player&lt;/player&gt; &lt;story&gt;Originating in the arcades, Plotting involves several different types of blocks, bearing symbols such as squares, circles and crosses. Using a small yellow object to direct a block across onto a particular section of a shaped wall. It will then rebound onto a set of blocks at a particular angle, with the intention of removing similar blocks it touches. This is done against a time limit, and there are special blocks to help out with extra lives.&lt;/story&gt; &lt;/game&gt;">
            <text:p>&lt;game name="Flipull (USA)"&gt; &lt;year&gt;1990&lt;/year&gt; &lt;rating&gt;ESRB - E (Everyone)&lt;/rating&gt; &lt;title&gt;Flipull &lt;/title&gt; &lt;pub&gt;Taito Corporation&lt;/pub&gt; &lt;dev&gt;Taito Corporation&lt;/dev&gt; &lt;genre&gt;Puzzle&lt;/genre&gt; &lt;score&gt;3.2&lt;/score&gt; &lt;player&gt;1 Player&lt;/player&gt; &lt;story&gt;Originating in the arcades, Plotting involves several different types of blocks, bearing symbols such as squares, circles and crosses. Using a small yellow object to direct a block across onto a particular section of a shaped wall. It will then rebound onto a set of blocks at a particular angle, with the intention of removing similar blocks it touches. This is done against a time limit, and there are special blocks to help out with extra lives.&lt;/story&gt; &lt;/game&gt;</text:p>
          </table:table-cell>
        </table:table-row>
        <table:table-row table:style-name="ro1">
          <table:table-cell office:value-type="string">
            <text:p>Football International (Europe)</text:p>
          </table:table-cell>
          <table:table-cell office:value-type="float" office:value="1991">
            <text:p>1991</text:p>
          </table:table-cell>
          <table:table-cell office:value-type="string">
            <text:p>ESRB - E (Everyone)</text:p>
          </table:table-cell>
          <table:table-cell office:value-type="string">
            <text:p>Football International </text:p>
          </table:table-cell>
          <table:table-cell office:value-type="string">
            <text:p>Tonkinhouse</text:p>
          </table:table-cell>
          <table:table-cell office:value-type="string">
            <text:p>Tose Co., Ltd.</text:p>
          </table:table-cell>
          <table:table-cell office:value-type="string">
            <text:p>Sports/Soccer</text:p>
          </table:table-cell>
          <table:table-cell office:value-type="string">
            <text:p>3.2</text:p>
          </table:table-cell>
          <table:table-cell office:value-type="string">
            <text:p>1-2 Players</text:p>
          </table:table-cell>
          <table:table-cell office:value-type="string">
            <text:p>Football International is a top-down soccer game with eight national teams to choose from. The player can either participate in an exhibition match or in a knockout championship. Other options which can be set is the time a half-time lasts and if the own team uses a more defensive or offensive lineup. The game itself consists of the usual dribbling, passing and shooting. Normally the camera closely follows the ball carrier, but when a wide shot is performed it zooms out and shows the whole playfield.</text:p>
          </table:table-cell>
          <table:table-cell table:formula="of:=CONCATENATE(&quot;&lt;game name=&quot;;CHAR(34);[.A176];CHAR(34);&quot;&gt; &lt;year&gt;&quot;;[.B176];&quot;&lt;/year&gt; &lt;rating&gt;&quot;;[.C176];&quot;&lt;/rating&gt; &lt;title&gt;&quot;;[.D176];&quot;&lt;/title&gt; &lt;pub&gt;&quot;;[.E176];&quot;&lt;/pub&gt; &lt;dev&gt;&quot;;[.F176];&quot;&lt;/dev&gt; &lt;genre&gt;&quot;;[.G176];&quot;&lt;/genre&gt; &lt;score&gt;&quot;;[.H176];&quot;&lt;/score&gt; &lt;player&gt;&quot;;[.I176];&quot;&lt;/player&gt; &lt;story&gt;&quot;;[.J176];&quot;&lt;/story&gt; &lt;/game&gt;&quot;)" office:value-type="string" office:string-value="&lt;game name=&quot;Football International (Europe)&quot;&gt; &lt;year&gt;1991&lt;/year&gt; &lt;rating&gt;ESRB - E (Everyone)&lt;/rating&gt; &lt;title&gt;Football International &lt;/title&gt; &lt;pub&gt;Tonkinhouse&lt;/pub&gt; &lt;dev&gt;Tose Co., Ltd.&lt;/dev&gt; &lt;genre&gt;Sports/Soccer&lt;/genre&gt; &lt;score&gt;3.2&lt;/score&gt; &lt;player&gt;1-2 Players&lt;/player&gt; &lt;story&gt;Football International is a top-down soccer game with eight national teams to choose from. The player can either participate in an exhibition match or in a knockout championship. Other options which can be set is the time a half-time lasts and if the own team uses a more defensive or offensive lineup. The game itself consists of the usual dribbling, passing and shooting. Normally the camera closely follows the ball carrier, but when a wide shot is performed it zooms out and shows the whole playfield.&lt;/story&gt; &lt;/game&gt;">
            <text:p>&lt;game name="Football International (Europe)"&gt; &lt;year&gt;1991&lt;/year&gt; &lt;rating&gt;ESRB - E (Everyone)&lt;/rating&gt; &lt;title&gt;Football International &lt;/title&gt; &lt;pub&gt;Tonkinhouse&lt;/pub&gt; &lt;dev&gt;Tose Co., Ltd.&lt;/dev&gt; &lt;genre&gt;Sports/Soccer&lt;/genre&gt; &lt;score&gt;3.2&lt;/score&gt; &lt;player&gt;1-2 Players&lt;/player&gt; &lt;story&gt;Football International is a top-down soccer game with eight national teams to choose from. The player can either participate in an exhibition match or in a knockout championship. Other options which can be set is the time a half-time lasts and if the own team uses a more defensive or offensive lineup. The game itself consists of the usual dribbling, passing and shooting. Normally the camera closely follows the ball carrier, but when a wide shot is performed it zooms out and shows the whole playfield.&lt;/story&gt; &lt;/game&gt;</text:p>
          </table:table-cell>
        </table:table-row>
        <table:table-row table:style-name="ro1">
          <table:table-cell office:value-type="string">
            <text:p>Foreman for Real (USA, Europe)</text:p>
          </table:table-cell>
          <table:table-cell office:value-type="float" office:value="1995">
            <text:p>1995</text:p>
          </table:table-cell>
          <table:table-cell office:value-type="string">
            <text:p>ESRB - E (Everyone)</text:p>
          </table:table-cell>
          <table:table-cell office:value-type="string">
            <text:p>Foreman for Real </text:p>
          </table:table-cell>
          <table:table-cell office:value-type="string">
            <text:p>Acclaim Entertainment, Inc.</text:p>
          </table:table-cell>
          <table:table-cell office:value-type="string">
            <text:p>Software Creations Ltd.</text:p>
          </table:table-cell>
          <table:table-cell office:value-type="string">
            <text:p>Sports/Boxing</text:p>
          </table:table-cell>
          <table:table-cell office:value-type="string">
            <text:p>2.9</text:p>
          </table:table-cell>
          <table:table-cell office:value-type="string">
            <text:p>1-2 Players</text:p>
          </table:table-cell>
          <table:table-cell office:value-type="string">
            <text:p>Before marketing fat-reducing grills, boxing legend George Foreman endorsed this boxing game with a 3rd-person view similar to Punch Out. A full range of punches and jabs are available, with full round-by-round scoring from the judges. You can choose from 3-12 rounds, and there are 2 camera views as well as an automatic switch option.****You can play simple exhibition matches or tournaments, or launch into a career mode. In this you start at the bottom of the world rankings, and must reach the top by beating the game's players, who other than George are all fictitious boxers with varying strengths and weaknesses. The coach gives advice before each fight to help highlight weaknesses in your play. There are passwords for each round.</text:p>
          </table:table-cell>
          <table:table-cell table:formula="of:=CONCATENATE(&quot;&lt;game name=&quot;;CHAR(34);[.A177];CHAR(34);&quot;&gt; &lt;year&gt;&quot;;[.B177];&quot;&lt;/year&gt; &lt;rating&gt;&quot;;[.C177];&quot;&lt;/rating&gt; &lt;title&gt;&quot;;[.D177];&quot;&lt;/title&gt; &lt;pub&gt;&quot;;[.E177];&quot;&lt;/pub&gt; &lt;dev&gt;&quot;;[.F177];&quot;&lt;/dev&gt; &lt;genre&gt;&quot;;[.G177];&quot;&lt;/genre&gt; &lt;score&gt;&quot;;[.H177];&quot;&lt;/score&gt; &lt;player&gt;&quot;;[.I177];&quot;&lt;/player&gt; &lt;story&gt;&quot;;[.J177];&quot;&lt;/story&gt; &lt;/game&gt;&quot;)" office:value-type="string" office:string-value="&lt;game name=&quot;Foreman for Real (USA, Europe)&quot;&gt; &lt;year&gt;1995&lt;/year&gt; &lt;rating&gt;ESRB - E (Everyone)&lt;/rating&gt; &lt;title&gt;Foreman for Real &lt;/title&gt; &lt;pub&gt;Acclaim Entertainment, Inc.&lt;/pub&gt; &lt;dev&gt;Software Creations Ltd.&lt;/dev&gt; &lt;genre&gt;Sports/Boxing&lt;/genre&gt; &lt;score&gt;2.9&lt;/score&gt; &lt;player&gt;1-2 Players&lt;/player&gt; &lt;story&gt;Before marketing fat-reducing grills, boxing legend George Foreman endorsed this boxing game with a 3rd-person view similar to Punch Out. A full range of punches and jabs are available, with full round-by-round scoring from the judges. You can choose from 3-12 rounds, and there are 2 camera views as well as an automatic switch option.****You can play simple exhibition matches or tournaments, or launch into a career mode. In this you start at the bottom of the world rankings, and must reach the top by beating the game's players, who other than George are all fictitious boxers with varying strengths and weaknesses. The coach gives advice before each fight to help highlight weaknesses in your play. There are passwords for each round.&lt;/story&gt; &lt;/game&gt;">
            <text:p>&lt;game name="Foreman for Real (USA, Europe)"&gt; &lt;year&gt;1995&lt;/year&gt; &lt;rating&gt;ESRB - E (Everyone)&lt;/rating&gt; &lt;title&gt;Foreman for Real &lt;/title&gt; &lt;pub&gt;Acclaim Entertainment, Inc.&lt;/pub&gt; &lt;dev&gt;Software Creations Ltd.&lt;/dev&gt; &lt;genre&gt;Sports/Boxing&lt;/genre&gt; &lt;score&gt;2.9&lt;/score&gt; &lt;player&gt;1-2 Players&lt;/player&gt; &lt;story&gt;Before marketing fat-reducing grills, boxing legend George Foreman endorsed this boxing game with a 3rd-person view similar to Punch Out. A full range of punches and jabs are available, with full round-by-round scoring from the judges. You can choose from 3-12 rounds, and there are 2 camera views as well as an automatic switch option.****You can play simple exhibition matches or tournaments, or launch into a career mode. In this you start at the bottom of the world rankings, and must reach the top by beating the game's players, who other than George are all fictitious boxers with varying strengths and weaknesses. The coach gives advice before each fight to help highlight weaknesses in your play. There are passwords for each round.&lt;/story&gt; &lt;/game&gt;</text:p>
          </table:table-cell>
        </table:table-row>
        <table:table-row table:style-name="ro1">
          <table:table-cell office:value-type="string">
            <text:p>Fortified Zone (USA, Europe)</text:p>
          </table:table-cell>
          <table:table-cell office:value-type="float" office:value="1991">
            <text:p>1991</text:p>
          </table:table-cell>
          <table:table-cell office:value-type="string">
            <text:p>ESRB - E (Everyone)</text:p>
          </table:table-cell>
          <table:table-cell office:value-type="string">
            <text:p>Fortified Zone </text:p>
          </table:table-cell>
          <table:table-cell office:value-type="string">
            <text:p>Jaleco USA, Inc.</text:p>
          </table:table-cell>
          <table:table-cell office:value-type="string">
            <text:p>Jaleco Ltd.</text:p>
          </table:table-cell>
          <table:table-cell office:value-type="string">
            <text:p>Shoot-'Em-Up</text:p>
          </table:table-cell>
          <table:table-cell office:value-type="string">
            <text:p>2.5</text:p>
          </table:table-cell>
          <table:table-cell office:value-type="string">
            <text:p>1-2 Players</text:p>
          </table:table-cell>
          <table:table-cell office:value-type="string">
            <text:p>A male and a female commando named Masato &amp; Mizuki are sent to the jungle on a mission to destroy an enemy base and everyone in it. Stealth is required, since brute force will only lead into their capture.****You are able to switch between the two characters at any time, something rarely seen in video games even today, twelve years after its release.</text:p>
          </table:table-cell>
          <table:table-cell table:formula="of:=CONCATENATE(&quot;&lt;game name=&quot;;CHAR(34);[.A178];CHAR(34);&quot;&gt; &lt;year&gt;&quot;;[.B178];&quot;&lt;/year&gt; &lt;rating&gt;&quot;;[.C178];&quot;&lt;/rating&gt; &lt;title&gt;&quot;;[.D178];&quot;&lt;/title&gt; &lt;pub&gt;&quot;;[.E178];&quot;&lt;/pub&gt; &lt;dev&gt;&quot;;[.F178];&quot;&lt;/dev&gt; &lt;genre&gt;&quot;;[.G178];&quot;&lt;/genre&gt; &lt;score&gt;&quot;;[.H178];&quot;&lt;/score&gt; &lt;player&gt;&quot;;[.I178];&quot;&lt;/player&gt; &lt;story&gt;&quot;;[.J178];&quot;&lt;/story&gt; &lt;/game&gt;&quot;)" office:value-type="string" office:string-value="&lt;game name=&quot;Fortified Zone (USA, Europe)&quot;&gt; &lt;year&gt;1991&lt;/year&gt; &lt;rating&gt;ESRB - E (Everyone)&lt;/rating&gt; &lt;title&gt;Fortified Zone &lt;/title&gt; &lt;pub&gt;Jaleco USA, Inc.&lt;/pub&gt; &lt;dev&gt;Jaleco Ltd.&lt;/dev&gt; &lt;genre&gt;Shoot-'Em-Up&lt;/genre&gt; &lt;score&gt;2.5&lt;/score&gt; &lt;player&gt;1-2 Players&lt;/player&gt; &lt;story&gt;A male and a female commando named Masato &amp; Mizuki are sent to the jungle on a mission to destroy an enemy base and everyone in it. Stealth is required, since brute force will only lead into their capture.****You are able to switch between the two characters at any time, something rarely seen in video games even today, twelve years after its release.&lt;/story&gt; &lt;/game&gt;">
            <text:p>&lt;game name="Fortified Zone (USA, Europe)"&gt; &lt;year&gt;1991&lt;/year&gt; &lt;rating&gt;ESRB - E (Everyone)&lt;/rating&gt; &lt;title&gt;Fortified Zone &lt;/title&gt; &lt;pub&gt;Jaleco USA, Inc.&lt;/pub&gt; &lt;dev&gt;Jaleco Ltd.&lt;/dev&gt; &lt;genre&gt;Shoot-'Em-Up&lt;/genre&gt; &lt;score&gt;2.5&lt;/score&gt; &lt;player&gt;1-2 Players&lt;/player&gt; &lt;story&gt;A male and a female commando named Masato &amp; Mizuki are sent to the jungle on a mission to destroy an enemy base and everyone in it. Stealth is required, since brute force will only lead into their capture.****You are able to switch between the two characters at any time, something rarely seen in video games even today, twelve years after its release.&lt;/story&gt; &lt;/game&gt;</text:p>
          </table:table-cell>
        </table:table-row>
        <table:table-row table:style-name="ro1">
          <table:table-cell office:value-type="string">
            <text:p>Frank Thomas Big Hurt Baseball (USA, Europe)</text:p>
          </table:table-cell>
          <table:table-cell office:value-type="float" office:value="1995">
            <text:p>1995</text:p>
          </table:table-cell>
          <table:table-cell office:value-type="string">
            <text:p>ESRB - E (Everyone)</text:p>
          </table:table-cell>
          <table:table-cell office:value-type="string">
            <text:p>Frank Thomas Big Hurt Baseball </text:p>
          </table:table-cell>
          <table:table-cell office:value-type="string">
            <text:p>Acclaim Entertainment, Inc.</text:p>
          </table:table-cell>
          <table:table-cell office:value-type="string">
            <text:p>Realtime Associates Seattle Division</text:p>
          </table:table-cell>
          <table:table-cell office:value-type="string">
            <text:p>Sports/Baseball</text:p>
          </table:table-cell>
          <table:table-cell office:value-type="string">
            <text:p>2.5</text:p>
          </table:table-cell>
          <table:table-cell office:value-type="string">
            <text:p>1 Player</text:p>
          </table:table-cell>
          <table:table-cell office:value-type="string">
            <text:p>Baseball player Frank Thomas licensed one of the first baseball games to use motion-captured 3D graphics and multiple camera angles. 28 stadia have been rendered in 3D, and each has its own visible and significant differences. ****There are 6 distinct game modes, allowing for single exhibition matches as well as full seasons on the playoffs. There is also a Home Run Derby mode, allowing the player to pelt the ball out of the ground for points. ****You can choose pitchers and batters, based on their statistics and form. Bowling options are set to define the delivery, with fastballs and curveballs as well as more precise setting of pace and height. Fielding is optional - it's best to leave this to the computer at first You can always alter the infield and outfield depth and shift.</text:p>
          </table:table-cell>
          <table:table-cell table:formula="of:=CONCATENATE(&quot;&lt;game name=&quot;;CHAR(34);[.A179];CHAR(34);&quot;&gt; &lt;year&gt;&quot;;[.B179];&quot;&lt;/year&gt; &lt;rating&gt;&quot;;[.C179];&quot;&lt;/rating&gt; &lt;title&gt;&quot;;[.D179];&quot;&lt;/title&gt; &lt;pub&gt;&quot;;[.E179];&quot;&lt;/pub&gt; &lt;dev&gt;&quot;;[.F179];&quot;&lt;/dev&gt; &lt;genre&gt;&quot;;[.G179];&quot;&lt;/genre&gt; &lt;score&gt;&quot;;[.H179];&quot;&lt;/score&gt; &lt;player&gt;&quot;;[.I179];&quot;&lt;/player&gt; &lt;story&gt;&quot;;[.J179];&quot;&lt;/story&gt; &lt;/game&gt;&quot;)" office:value-type="string" office:string-value="&lt;game name=&quot;Frank Thomas Big Hurt Baseball (USA, Europe)&quot;&gt; &lt;year&gt;1995&lt;/year&gt; &lt;rating&gt;ESRB - E (Everyone)&lt;/rating&gt; &lt;title&gt;Frank Thomas Big Hurt Baseball &lt;/title&gt; &lt;pub&gt;Acclaim Entertainment, Inc.&lt;/pub&gt; &lt;dev&gt;Realtime Associates Seattle Division&lt;/dev&gt; &lt;genre&gt;Sports/Baseball&lt;/genre&gt; &lt;score&gt;2.5&lt;/score&gt; &lt;player&gt;1 Player&lt;/player&gt; &lt;story&gt;Baseball player Frank Thomas licensed one of the first baseball games to use motion-captured 3D graphics and multiple camera angles. 28 stadia have been rendered in 3D, and each has its own visible and significant differences. ****There are 6 distinct game modes, allowing for single exhibition matches as well as full seasons on the playoffs. There is also a Home Run Derby mode, allowing the player to pelt the ball out of the ground for points. ****You can choose pitchers and batters, based on their statistics and form. Bowling options are set to define the delivery, with fastballs and curveballs as well as more precise setting of pace and height. Fielding is optional - it's best to leave this to the computer at first You can always alter the infield and outfield depth and shift.&lt;/story&gt; &lt;/game&gt;">
            <text:p>&lt;game name="Frank Thomas Big Hurt Baseball (USA, Europe)"&gt; &lt;year&gt;1995&lt;/year&gt; &lt;rating&gt;ESRB - E (Everyone)&lt;/rating&gt; &lt;title&gt;Frank Thomas Big Hurt Baseball &lt;/title&gt; &lt;pub&gt;Acclaim Entertainment, Inc.&lt;/pub&gt; &lt;dev&gt;Realtime Associates Seattle Division&lt;/dev&gt; &lt;genre&gt;Sports/Baseball&lt;/genre&gt; &lt;score&gt;2.5&lt;/score&gt; &lt;player&gt;1 Player&lt;/player&gt; &lt;story&gt;Baseball player Frank Thomas licensed one of the first baseball games to use motion-captured 3D graphics and multiple camera angles. 28 stadia have been rendered in 3D, and each has its own visible and significant differences. ****There are 6 distinct game modes, allowing for single exhibition matches as well as full seasons on the playoffs. There is also a Home Run Derby mode, allowing the player to pelt the ball out of the ground for points. ****You can choose pitchers and batters, based on their statistics and form. Bowling options are set to define the delivery, with fastballs and curveballs as well as more precise setting of pace and height. Fielding is optional - it's best to leave this to the computer at first You can always alter the infield and outfield depth and shift.&lt;/story&gt; &lt;/game&gt;</text:p>
          </table:table-cell>
        </table:table-row>
        <table:table-row table:style-name="ro1">
          <table:table-cell office:value-type="string">
            <text:p>Franky, Joe &amp; Dirk... On the Tiles (Europe)</text:p>
          </table:table-cell>
          <table:table-cell office:value-type="float" office:value="1993">
            <text:p>1993</text:p>
          </table:table-cell>
          <table:table-cell office:value-type="string">
            <text:p>ESRB - E (Everyone)</text:p>
          </table:table-cell>
          <table:table-cell office:value-type="string">
            <text:p>Franky, Joe &amp; Dirk... On the Tiles </text:p>
          </table:table-cell>
          <table:table-cell office:value-type="string">
            <text:p>Elite Systems Ltd</text:p>
          </table:table-cell>
          <table:table-cell office:value-type="string">
            <text:p>Audio Visual Magic</text:p>
          </table:table-cell>
          <table:table-cell office:value-type="string">
            <text:p>Puzzle</text:p>
          </table:table-cell>
          <table:table-cell office:value-type="string">
            <text:p>2.8</text:p>
          </table:table-cell>
          <table:table-cell office:value-type="string">
            <text:p>1 Player</text:p>
          </table:table-cell>
          <table:table-cell office:value-type="string">
            <text:p>Franky, Joe &amp; Dirk: On The Tiles is a sliding puzzle game that features character from three Elite Systems games: Dr. Franken, Joe and Mac and Dragon's Lair. The player is presented with a picture based on one of the above mentioned games which is scrambled at the start of a game. The player's task is to recreate the original picture by sliding the tiles around one at a time. <text:s/>This variant of the concept adds special items that appear on the tiles for brief moments. They are activated when the tiles they are on are moved around. Among these are a bomb which if not moved within ten seconds of its appearance will detonate and lead to a game over. There is also a lock and key combo where the locked tile is unmovable until the tile with the key has been activated. Other items include one that reshuffles some of the tiles, one that gives extra time and one that auto completes the current puzzle. <text:s/>There are two different game types: normal game and against the clock. Both are on time but the latter is played without any of the special items. There are also four different difficulty level that can be chosen before a game. </text:p>
          </table:table-cell>
          <table:table-cell table:formula="of:=CONCATENATE(&quot;&lt;game name=&quot;;CHAR(34);[.A180];CHAR(34);&quot;&gt; &lt;year&gt;&quot;;[.B180];&quot;&lt;/year&gt; &lt;rating&gt;&quot;;[.C180];&quot;&lt;/rating&gt; &lt;title&gt;&quot;;[.D180];&quot;&lt;/title&gt; &lt;pub&gt;&quot;;[.E180];&quot;&lt;/pub&gt; &lt;dev&gt;&quot;;[.F180];&quot;&lt;/dev&gt; &lt;genre&gt;&quot;;[.G180];&quot;&lt;/genre&gt; &lt;score&gt;&quot;;[.H180];&quot;&lt;/score&gt; &lt;player&gt;&quot;;[.I180];&quot;&lt;/player&gt; &lt;story&gt;&quot;;[.J180];&quot;&lt;/story&gt; &lt;/game&gt;&quot;)" office:value-type="string" office:string-value="&lt;game name=&quot;Franky, Joe &amp; Dirk... On the Tiles (Europe)&quot;&gt; &lt;year&gt;1993&lt;/year&gt; &lt;rating&gt;ESRB - E (Everyone)&lt;/rating&gt; &lt;title&gt;Franky, Joe &amp; Dirk... On the Tiles &lt;/title&gt; &lt;pub&gt;Elite Systems Ltd&lt;/pub&gt; &lt;dev&gt;Audio Visual Magic&lt;/dev&gt; &lt;genre&gt;Puzzle&lt;/genre&gt; &lt;score&gt;2.8&lt;/score&gt; &lt;player&gt;1 Player&lt;/player&gt; &lt;story&gt;Franky, Joe &amp; Dirk: On The Tiles is a sliding puzzle game that features character from three Elite Systems games: Dr. Franken, Joe and Mac and Dragon's Lair. The player is presented with a picture based on one of the above mentioned games which is scrambled at the start of a game. The player's task is to recreate the original picture by sliding the tiles around one at a time.  This variant of the concept adds special items that appear on the tiles for brief moments. They are activated when the tiles they are on are moved around. Among these are a bomb which if not moved within ten seconds of its appearance will detonate and lead to a game over. There is also a lock and key combo where the locked tile is unmovable until the tile with the key has been activated. Other items include one that reshuffles some of the tiles, one that gives extra time and one that auto completes the current puzzle.  There are two different game types: normal game and against the clock. Both are on time but the latter is played without any of the special items. There are also four different difficulty level that can be chosen before a game. &lt;/story&gt; &lt;/game&gt;">
            <text:p>&lt;game name="Franky, Joe &amp; Dirk... On the Tiles (Europe)"&gt; &lt;year&gt;1993&lt;/year&gt; &lt;rating&gt;ESRB - E (Everyone)&lt;/rating&gt; &lt;title&gt;Franky, Joe &amp; Dirk... On the Tiles &lt;/title&gt; &lt;pub&gt;Elite Systems Ltd&lt;/pub&gt; &lt;dev&gt;Audio Visual Magic&lt;/dev&gt; &lt;genre&gt;Puzzle&lt;/genre&gt; &lt;score&gt;2.8&lt;/score&gt; &lt;player&gt;1 Player&lt;/player&gt; &lt;story&gt;Franky, Joe &amp; Dirk: On The Tiles is a sliding puzzle game that features character from three Elite Systems games: Dr. Franken, Joe and Mac and Dragon's Lair. The player is presented with a picture based on one of the above mentioned games which is scrambled at the start of a game. The player's task is to recreate the original picture by sliding the tiles around one at a time. <text:s/>This variant of the concept adds special items that appear on the tiles for brief moments. They are activated when the tiles they are on are moved around. Among these are a bomb which if not moved within ten seconds of its appearance will detonate and lead to a game over. There is also a lock and key combo where the locked tile is unmovable until the tile with the key has been activated. Other items include one that reshuffles some of the tiles, one that gives extra time and one that auto completes the current puzzle. <text:s/>There are two different game types: normal game and against the clock. Both are on time but the latter is played without any of the special items. There are also four different difficulty level that can be chosen before a game. &lt;/story&gt; &lt;/game&gt;</text:p>
          </table:table-cell>
        </table:table-row>
        <table:table-row table:style-name="ro1">
          <table:table-cell office:value-type="string">
            <text:p>Frogger (USA)</text:p>
          </table:table-cell>
          <table:table-cell office:value-type="float" office:value="1998">
            <text:p>1998</text:p>
          </table:table-cell>
          <table:table-cell office:value-type="string">
            <text:p>ESRB - E (Everyone)</text:p>
          </table:table-cell>
          <table:table-cell office:value-type="string">
            <text:p>Frogger </text:p>
          </table:table-cell>
          <table:table-cell table:number-columns-repeated="2" office:value-type="string">
            <text:p>Majesco Games</text:p>
          </table:table-cell>
          <table:table-cell office:value-type="string">
            <text:p>Action</text:p>
          </table:table-cell>
          <table:table-cell office:value-type="string">
            <text:p>3.3</text:p>
          </table:table-cell>
          <table:table-cell office:value-type="string">
            <text:p>1 Player</text:p>
          </table:table-cell>
          <table:table-cell office:value-type="string">
            <text:p>Your task in this arcade game is to guide a frog across a treacherous road and river, and to safety at the top of the screen. Both these sections are fraught with a variety of hazards, each of which will kill the frog and cost you a life if contact is made. <text:s/>The road is full of cars and trucks, at variable speeds. The river water itself is fatal, as are the snakes which hover within on later levels. Frogger must use the arrangement of logs, turtles (which are only there for a short time) and alligators (but stay away from their faces), and then jump into one of the open home-cells, ideally one containing a fly for extra points. Once all holes have been filled, you move onto the next, harder, level.</text:p>
          </table:table-cell>
          <table:table-cell table:formula="of:=CONCATENATE(&quot;&lt;game name=&quot;;CHAR(34);[.A181];CHAR(34);&quot;&gt; &lt;year&gt;&quot;;[.B181];&quot;&lt;/year&gt; &lt;rating&gt;&quot;;[.C181];&quot;&lt;/rating&gt; &lt;title&gt;&quot;;[.D181];&quot;&lt;/title&gt; &lt;pub&gt;&quot;;[.E181];&quot;&lt;/pub&gt; &lt;dev&gt;&quot;;[.F181];&quot;&lt;/dev&gt; &lt;genre&gt;&quot;;[.G181];&quot;&lt;/genre&gt; &lt;score&gt;&quot;;[.H181];&quot;&lt;/score&gt; &lt;player&gt;&quot;;[.I181];&quot;&lt;/player&gt; &lt;story&gt;&quot;;[.J181];&quot;&lt;/story&gt; &lt;/game&gt;&quot;)" office:value-type="string" office:string-value="&lt;game name=&quot;Frogger (USA)&quot;&gt; &lt;year&gt;1998&lt;/year&gt; &lt;rating&gt;ESRB - E (Everyone)&lt;/rating&gt; &lt;title&gt;Frogger &lt;/title&gt; &lt;pub&gt;Majesco Games&lt;/pub&gt; &lt;dev&gt;Majesco Games&lt;/dev&gt; &lt;genre&gt;Action&lt;/genre&gt; &lt;score&gt;3.3&lt;/score&gt; &lt;player&gt;1 Player&lt;/player&gt; &lt;story&gt;Your task in this arcade game is to guide a frog across a treacherous road and river, and to safety at the top of the screen. Both these sections are fraught with a variety of hazards, each of which will kill the frog and cost you a life if contact is made.  The road is full of cars and trucks, at variable speeds. The river water itself is fatal, as are the snakes which hover within on later levels. Frogger must use the arrangement of logs, turtles (which are only there for a short time) and alligators (but stay away from their faces), and then jump into one of the open home-cells, ideally one containing a fly for extra points. Once all holes have been filled, you move onto the next, harder, level.&lt;/story&gt; &lt;/game&gt;">
            <text:p>&lt;game name="Frogger (USA)"&gt; &lt;year&gt;1998&lt;/year&gt; &lt;rating&gt;ESRB - E (Everyone)&lt;/rating&gt; &lt;title&gt;Frogger &lt;/title&gt; &lt;pub&gt;Majesco Games&lt;/pub&gt; &lt;dev&gt;Majesco Games&lt;/dev&gt; &lt;genre&gt;Action&lt;/genre&gt; &lt;score&gt;3.3&lt;/score&gt; &lt;player&gt;1 Player&lt;/player&gt; &lt;story&gt;Your task in this arcade game is to guide a frog across a treacherous road and river, and to safety at the top of the screen. Both these sections are fraught with a variety of hazards, each of which will kill the frog and cost you a life if contact is made. <text:s/>The road is full of cars and trucks, at variable speeds. The river water itself is fatal, as are the snakes which hover within on later levels. Frogger must use the arrangement of logs, turtles (which are only there for a short time) and alligators (but stay away from their faces), and then jump into one of the open home-cells, ideally one containing a fly for extra points. Once all holes have been filled, you move onto the next, harder, level.&lt;/story&gt; &lt;/game&gt;</text:p>
          </table:table-cell>
        </table:table-row>
        <table:table-row table:style-name="ro1">
          <table:table-cell office:value-type="string">
            <text:p>Game &amp; Watch Gallery (USA) (Rev A)</text:p>
          </table:table-cell>
          <table:table-cell office:value-type="float" office:value="1997">
            <text:p>1997</text:p>
          </table:table-cell>
          <table:table-cell office:value-type="string">
            <text:p>ESRB - E (Everyone)</text:p>
          </table:table-cell>
          <table:table-cell office:value-type="string">
            <text:p>Game &amp; Watch Gallery </text:p>
          </table:table-cell>
          <table:table-cell office:value-type="string">
            <text:p>Nintendo Co., Ltd.</text:p>
          </table:table-cell>
          <table:table-cell office:value-type="string">
            <text:p>Nintendo R&amp;D1</text:p>
          </table:table-cell>
          <table:table-cell office:value-type="string">
            <text:p>Miscellaneous</text:p>
          </table:table-cell>
          <table:table-cell office:value-type="string">
            <text:p>3.6</text:p>
          </table:table-cell>
          <table:table-cell office:value-type="string">
            <text:p>1 Player</text:p>
          </table:table-cell>
          <table:table-cell office:value-type="string">
            <text:p>The Game &amp; Watch Gallery is Nintendo's first portable compilation featuring their popular line of original 1980's handheld games, featuring the popular "Mr. Game &amp; Watch" himself, as well as Mario and friends.****The compilation consists of four popular titles from the Game &amp; Watch Series, each with a "Classic" and "Modern" version of each game:****1. Octopus: Collects as much treasure as your bag can hold, while avoiding the octopus tentacles that continually swing around you. <text:s/>In the "Modern" version, Mario becomes the diver, and as he collects more treasure, his bag becomes heavier, making it harder to return to the surface. <text:s/>Mario can also delay the octopus tentacles by throwing treasure at them.****Fire: Position your net to catch the falling people jumping from the burning building. <text:s/>The "Modern" version has Mario and Luigi rescuing Toad, Yoshi and Donkey Kong Jr. from Princess Peach's Castle. <text:s/>Each falling character has different weights and falling patterns.****Manhole: The player must cover the holes to keep the continually walking people from falling through the manholes and into the sewers. <text:s/>In the "Modern" version, Yoshi must use his tongue to keep Mario, Toad and Donkey Kong Jr. from falling thought the hole, each character having different speeds and patterns.****Oil Panic: The player must collect the dripping blobs of oil before they slip past and ruin everything. <text:s/>The "Modern" version has Bowser dropping oil blobs at Mario, who has to catch the oil and dump it over to Yoshi before the Koopa King gets the best of Mario.****Each mode (Classic and Modern) has two difficulties: Easy and Hard. <text:s/>The higher score a player gets in each version, new unlockable bonuses will become available via the "Gallery Corner". <text:s/>These bonuses include release dates, pictures and animations which tell in greater detail the history behind Gunpei Yokoi's portable creations.</text:p>
          </table:table-cell>
          <table:table-cell table:formula="of:=CONCATENATE(&quot;&lt;game name=&quot;;CHAR(34);[.A182];CHAR(34);&quot;&gt; &lt;year&gt;&quot;;[.B182];&quot;&lt;/year&gt; &lt;rating&gt;&quot;;[.C182];&quot;&lt;/rating&gt; &lt;title&gt;&quot;;[.D182];&quot;&lt;/title&gt; &lt;pub&gt;&quot;;[.E182];&quot;&lt;/pub&gt; &lt;dev&gt;&quot;;[.F182];&quot;&lt;/dev&gt; &lt;genre&gt;&quot;;[.G182];&quot;&lt;/genre&gt; &lt;score&gt;&quot;;[.H182];&quot;&lt;/score&gt; &lt;player&gt;&quot;;[.I182];&quot;&lt;/player&gt; &lt;story&gt;&quot;;[.J182];&quot;&lt;/story&gt; &lt;/game&gt;&quot;)" office:value-type="string" office:string-value="&lt;game name=&quot;Game &amp; Watch Gallery (USA) (Rev A)&quot;&gt; &lt;year&gt;1997&lt;/year&gt; &lt;rating&gt;ESRB - E (Everyone)&lt;/rating&gt; &lt;title&gt;Game &amp; Watch Gallery &lt;/title&gt; &lt;pub&gt;Nintendo Co., Ltd.&lt;/pub&gt; &lt;dev&gt;Nintendo R&amp;D1&lt;/dev&gt; &lt;genre&gt;Miscellaneous&lt;/genre&gt; &lt;score&gt;3.6&lt;/score&gt; &lt;player&gt;1 Player&lt;/player&gt; &lt;story&gt;The Game &amp; Watch Gallery is Nintendo's first portable compilation featuring their popular line of original 1980's handheld games, featuring the popular &quot;Mr. Game &amp; Watch&quot; himself, as well as Mario and friends.****The compilation consists of four popular titles from the Game &amp; Watch Series, each with a &quot;Classic&quot; and &quot;Modern&quot; version of each game:****1. Octopus: Collects as much treasure as your bag can hold, while avoiding the octopus tentacles that continually swing around you.  In the &quot;Modern&quot; version, Mario becomes the diver, and as he collects more treasure, his bag becomes heavier, making it harder to return to the surface.  Mario can also delay the octopus tentacles by throwing treasure at them.****Fire: Position your net to catch the falling people jumping from the burning building.  The &quot;Modern&quot; version has Mario and Luigi rescuing Toad, Yoshi and Donkey Kong Jr. from Princess Peach's Castle.  Each falling character has different weights and falling patterns.****Manhole: The player must cover the holes to keep the continually walking people from falling through the manholes and into the sewers.  In the &quot;Modern&quot; version, Yoshi must use his tongue to keep Mario, Toad and Donkey Kong Jr. from falling thought the hole, each character having different speeds and patterns.****Oil Panic: The player must collect the dripping blobs of oil before they slip past and ruin everything.  The &quot;Modern&quot; version has Bowser dropping oil blobs at Mario, who has to catch the oil and dump it over to Yoshi before the Koopa King gets the best of Mario.****Each mode (Classic and Modern) has two difficulties: Easy and Hard.  The higher score a player gets in each version, new unlockable bonuses will become available via the &quot;Gallery Corner&quot;.  These bonuses include release dates, pictures and animations which tell in greater detail the history behind Gunpei Yokoi's portable creations.&lt;/story&gt; &lt;/game&gt;">
            <text:p>&lt;game name="Game &amp; Watch Gallery (USA) (Rev A)"&gt; &lt;year&gt;1997&lt;/year&gt; &lt;rating&gt;ESRB - E (Everyone)&lt;/rating&gt; &lt;title&gt;Game &amp; Watch Gallery &lt;/title&gt; &lt;pub&gt;Nintendo Co., Ltd.&lt;/pub&gt; &lt;dev&gt;Nintendo R&amp;D1&lt;/dev&gt; &lt;genre&gt;Miscellaneous&lt;/genre&gt; &lt;score&gt;3.6&lt;/score&gt; &lt;player&gt;1 Player&lt;/player&gt; &lt;story&gt;The Game &amp; Watch Gallery is Nintendo's first portable compilation featuring their popular line of original 1980's handheld games, featuring the popular "Mr. Game &amp; Watch" himself, as well as Mario and friends.****The compilation consists of four popular titles from the Game &amp; Watch Series, each with a "Classic" and "Modern" version of each game:****1. Octopus: Collects as much treasure as your bag can hold, while avoiding the octopus tentacles that continually swing around you. <text:s/>In the "Modern" version, Mario becomes the diver, and as he collects more treasure, his bag becomes heavier, making it harder to return to the surface. <text:s/>Mario can also delay the octopus tentacles by throwing treasure at them.****Fire: Position your net to catch the falling people jumping from the burning building. <text:s/>The "Modern" version has Mario and Luigi rescuing Toad, Yoshi and Donkey Kong Jr. from Princess Peach's Castle. <text:s/>Each falling character has different weights and falling patterns.****Manhole: The player must cover the holes to keep the continually walking people from falling through the manholes and into the sewers. <text:s/>In the "Modern" version, Yoshi must use his tongue to keep Mario, Toad and Donkey Kong Jr. from falling thought the hole, each character having different speeds and patterns.****Oil Panic: The player must collect the dripping blobs of oil before they slip past and ruin everything. <text:s/>The "Modern" version has Bowser dropping oil blobs at Mario, who has to catch the oil and dump it over to Yoshi before the Koopa King gets the best of Mario.****Each mode (Classic and Modern) has two difficulties: Easy and Hard. <text:s/>The higher score a player gets in each version, new unlockable bonuses will become available via the "Gallery Corner". <text:s/>These bonuses include release dates, pictures and animations which tell in greater detail the history behind Gunpei Yokoi's portable creations.&lt;/story&gt; &lt;/game&gt;</text:p>
          </table:table-cell>
        </table:table-row>
        <table:table-row table:style-name="ro1">
          <table:table-cell office:value-type="string">
            <text:p>Game &amp; Watch Gallery 2 (USA)</text:p>
          </table:table-cell>
          <table:table-cell office:value-type="float" office:value="1998">
            <text:p>1998</text:p>
          </table:table-cell>
          <table:table-cell office:value-type="string">
            <text:p>ESRB - E (Everyone)</text:p>
          </table:table-cell>
          <table:table-cell office:value-type="string">
            <text:p>Game &amp; Watch Gallery 2 </text:p>
          </table:table-cell>
          <table:table-cell office:value-type="string">
            <text:p>Nintendo Co., Ltd.</text:p>
          </table:table-cell>
          <table:table-cell office:value-type="string">
            <text:p>Tose Co., Ltd.</text:p>
          </table:table-cell>
          <table:table-cell office:value-type="string">
            <text:p>Compilation</text:p>
          </table:table-cell>
          <table:table-cell office:value-type="string">
            <text:p>3.4</text:p>
          </table:table-cell>
          <table:table-cell office:value-type="string">
            <text:p>1 Player</text:p>
          </table:table-cell>
          <table:table-cell office:value-type="string">
            <text:p>Game &amp; Watch Gallery 2 features 5 original Game &amp; Watch games from the 1980's plus 5 re-mixed versions in full color featuring a cast of characters from the Mario World (incl. Mario, Peach, Yoshi, Luigi and more). The game included are:****Parachute: Catch the falling characters to gain points.****Helmet: Run around the arena while trying to avoid falling objects.****Chef: Catch falling pieces of food and cook them to feed to customers.****Vermin: Move around the arena and whack the characters to climb out of the holes in the ground.****Donkey Kong: The original Donkey Kong game, where as Mario you must stop Donkey Kong and save the Princess by collecting keys and dodging falling obstacles thrown by Donkey Kong.</text:p>
          </table:table-cell>
          <table:table-cell table:formula="of:=CONCATENATE(&quot;&lt;game name=&quot;;CHAR(34);[.A183];CHAR(34);&quot;&gt; &lt;year&gt;&quot;;[.B183];&quot;&lt;/year&gt; &lt;rating&gt;&quot;;[.C183];&quot;&lt;/rating&gt; &lt;title&gt;&quot;;[.D183];&quot;&lt;/title&gt; &lt;pub&gt;&quot;;[.E183];&quot;&lt;/pub&gt; &lt;dev&gt;&quot;;[.F183];&quot;&lt;/dev&gt; &lt;genre&gt;&quot;;[.G183];&quot;&lt;/genre&gt; &lt;score&gt;&quot;;[.H183];&quot;&lt;/score&gt; &lt;player&gt;&quot;;[.I183];&quot;&lt;/player&gt; &lt;story&gt;&quot;;[.J183];&quot;&lt;/story&gt; &lt;/game&gt;&quot;)" office:value-type="string" office:string-value="&lt;game name=&quot;Game &amp; Watch Gallery 2 (USA)&quot;&gt; &lt;year&gt;1998&lt;/year&gt; &lt;rating&gt;ESRB - E (Everyone)&lt;/rating&gt; &lt;title&gt;Game &amp; Watch Gallery 2 &lt;/title&gt; &lt;pub&gt;Nintendo Co., Ltd.&lt;/pub&gt; &lt;dev&gt;Tose Co., Ltd.&lt;/dev&gt; &lt;genre&gt;Compilation&lt;/genre&gt; &lt;score&gt;3.4&lt;/score&gt; &lt;player&gt;1 Player&lt;/player&gt; &lt;story&gt;Game &amp; Watch Gallery 2 features 5 original Game &amp; Watch games from the 1980's plus 5 re-mixed versions in full color featuring a cast of characters from the Mario World (incl. Mario, Peach, Yoshi, Luigi and more). The game included are:****Parachute: Catch the falling characters to gain points.****Helmet: Run around the arena while trying to avoid falling objects.****Chef: Catch falling pieces of food and cook them to feed to customers.****Vermin: Move around the arena and whack the characters to climb out of the holes in the ground.****Donkey Kong: The original Donkey Kong game, where as Mario you must stop Donkey Kong and save the Princess by collecting keys and dodging falling obstacles thrown by Donkey Kong.&lt;/story&gt; &lt;/game&gt;">
            <text:p>&lt;game name="Game &amp; Watch Gallery 2 (USA)"&gt; &lt;year&gt;1998&lt;/year&gt; &lt;rating&gt;ESRB - E (Everyone)&lt;/rating&gt; &lt;title&gt;Game &amp; Watch Gallery 2 &lt;/title&gt; &lt;pub&gt;Nintendo Co., Ltd.&lt;/pub&gt; &lt;dev&gt;Tose Co., Ltd.&lt;/dev&gt; &lt;genre&gt;Compilation&lt;/genre&gt; &lt;score&gt;3.4&lt;/score&gt; &lt;player&gt;1 Player&lt;/player&gt; &lt;story&gt;Game &amp; Watch Gallery 2 features 5 original Game &amp; Watch games from the 1980's plus 5 re-mixed versions in full color featuring a cast of characters from the Mario World (incl. Mario, Peach, Yoshi, Luigi and more). The game included are:****Parachute: Catch the falling characters to gain points.****Helmet: Run around the arena while trying to avoid falling objects.****Chef: Catch falling pieces of food and cook them to feed to customers.****Vermin: Move around the arena and whack the characters to climb out of the holes in the ground.****Donkey Kong: The original Donkey Kong game, where as Mario you must stop Donkey Kong and save the Princess by collecting keys and dodging falling obstacles thrown by Donkey Kong.&lt;/story&gt; &lt;/game&gt;</text:p>
          </table:table-cell>
        </table:table-row>
        <table:table-row table:style-name="ro1">
          <table:table-cell office:value-type="string">
            <text:p>Game Boy Gallery (Europe)</text:p>
          </table:table-cell>
          <table:table-cell office:value-type="float" office:value="1995">
            <text:p>1995</text:p>
          </table:table-cell>
          <table:table-cell office:value-type="string">
            <text:p>ESRB - E (Everyone)</text:p>
          </table:table-cell>
          <table:table-cell office:value-type="string">
            <text:p>Game Boy Gallery </text:p>
          </table:table-cell>
          <table:table-cell office:value-type="string">
            <text:p>Nintendo of Europe GmbH</text:p>
          </table:table-cell>
          <table:table-cell office:value-type="string">
            <text:p>Nintendo R&amp;D1</text:p>
          </table:table-cell>
          <table:table-cell office:value-type="string">
            <text:p>Compilation</text:p>
          </table:table-cell>
          <table:table-cell office:value-type="string">
            <text:p>2.6</text:p>
          </table:table-cell>
          <table:table-cell office:value-type="string">
            <text:p>1 Player</text:p>
          </table:table-cell>
          <table:table-cell office:value-type="string">
            <text:p>This game contains five classic Gameboy games: Ball, Vermin, Flagman, Manhole and Cement Factory. Ball puts you in the place of a circus juggler, in Vermin you are pest controller trying to keep moles under control. Flagman is a game in which you must repeat the number sequences the flagman shows, in Manhole you must prevent pedestrians from falling down after the manhole covers have been removed. Finally in Cement Factory you must move cement from the top to the bottom of the factory without the tanks of cement overloading.</text:p>
          </table:table-cell>
          <table:table-cell table:formula="of:=CONCATENATE(&quot;&lt;game name=&quot;;CHAR(34);[.A184];CHAR(34);&quot;&gt; &lt;year&gt;&quot;;[.B184];&quot;&lt;/year&gt; &lt;rating&gt;&quot;;[.C184];&quot;&lt;/rating&gt; &lt;title&gt;&quot;;[.D184];&quot;&lt;/title&gt; &lt;pub&gt;&quot;;[.E184];&quot;&lt;/pub&gt; &lt;dev&gt;&quot;;[.F184];&quot;&lt;/dev&gt; &lt;genre&gt;&quot;;[.G184];&quot;&lt;/genre&gt; &lt;score&gt;&quot;;[.H184];&quot;&lt;/score&gt; &lt;player&gt;&quot;;[.I184];&quot;&lt;/player&gt; &lt;story&gt;&quot;;[.J184];&quot;&lt;/story&gt; &lt;/game&gt;&quot;)" office:value-type="string" office:string-value="&lt;game name=&quot;Game Boy Gallery (Europe)&quot;&gt; &lt;year&gt;1995&lt;/year&gt; &lt;rating&gt;ESRB - E (Everyone)&lt;/rating&gt; &lt;title&gt;Game Boy Gallery &lt;/title&gt; &lt;pub&gt;Nintendo of Europe GmbH&lt;/pub&gt; &lt;dev&gt;Nintendo R&amp;D1&lt;/dev&gt; &lt;genre&gt;Compilation&lt;/genre&gt; &lt;score&gt;2.6&lt;/score&gt; &lt;player&gt;1 Player&lt;/player&gt; &lt;story&gt;This game contains five classic Gameboy games: Ball, Vermin, Flagman, Manhole and Cement Factory. Ball puts you in the place of a circus juggler, in Vermin you are pest controller trying to keep moles under control. Flagman is a game in which you must repeat the number sequences the flagman shows, in Manhole you must prevent pedestrians from falling down after the manhole covers have been removed. Finally in Cement Factory you must move cement from the top to the bottom of the factory without the tanks of cement overloading.&lt;/story&gt; &lt;/game&gt;">
            <text:p>&lt;game name="Game Boy Gallery (Europe)"&gt; &lt;year&gt;1995&lt;/year&gt; &lt;rating&gt;ESRB - E (Everyone)&lt;/rating&gt; &lt;title&gt;Game Boy Gallery &lt;/title&gt; &lt;pub&gt;Nintendo of Europe GmbH&lt;/pub&gt; &lt;dev&gt;Nintendo R&amp;D1&lt;/dev&gt; &lt;genre&gt;Compilation&lt;/genre&gt; &lt;score&gt;2.6&lt;/score&gt; &lt;player&gt;1 Player&lt;/player&gt; &lt;story&gt;This game contains five classic Gameboy games: Ball, Vermin, Flagman, Manhole and Cement Factory. Ball puts you in the place of a circus juggler, in Vermin you are pest controller trying to keep moles under control. Flagman is a game in which you must repeat the number sequences the flagman shows, in Manhole you must prevent pedestrians from falling down after the manhole covers have been removed. Finally in Cement Factory you must move cement from the top to the bottom of the factory without the tanks of cement overloading.&lt;/story&gt; &lt;/game&gt;</text:p>
          </table:table-cell>
        </table:table-row>
        <table:table-row table:style-name="ro1">
          <table:table-cell office:value-type="string">
            <text:p>Game of Harmony, The (USA)</text:p>
          </table:table-cell>
          <table:table-cell office:value-type="float" office:value="1995">
            <text:p>1995</text:p>
          </table:table-cell>
          <table:table-cell office:value-type="string">
            <text:p>ESRB - E (Everyone)</text:p>
          </table:table-cell>
          <table:table-cell office:value-type="string">
            <text:p>Game of Harmony, The </text:p>
          </table:table-cell>
          <table:table-cell office:value-type="string">
            <text:p>Accolade, Inc.</text:p>
          </table:table-cell>
          <table:table-cell office:value-type="string">
            <text:p>Assembly Line, The</text:p>
          </table:table-cell>
          <table:table-cell office:value-type="string">
            <text:p>Action</text:p>
          </table:table-cell>
          <table:table-cell office:value-type="string">
            <text:p>2.2</text:p>
          </table:table-cell>
          <table:table-cell office:value-type="string">
            <text:p>1 Player</text:p>
          </table:table-cell>
          <table:table-cell office:value-type="string">
            <text:p>This strategic action puzzle game features original gameplay. You control a spacecraft situated on a globe which you can rotate and move around the screen. You must knock globes into others of the same colour, to rid the screen of all the globes. The screen has no borders, so globes can be pushed off the side of the screen, increasing your tactical range. Knocking globes of different colors into each other produces smaller pods which need to be picked up quickly, giving you energy, or they will turn into globes and you will have to get rid of them too. Many of the globes are linked to other globes (or the ship) via string, and the level layouts include barriers as obstacles (and ricochet points), making the Newtonian physics more complex.</text:p>
          </table:table-cell>
          <table:table-cell table:formula="of:=CONCATENATE(&quot;&lt;game name=&quot;;CHAR(34);[.A185];CHAR(34);&quot;&gt; &lt;year&gt;&quot;;[.B185];&quot;&lt;/year&gt; &lt;rating&gt;&quot;;[.C185];&quot;&lt;/rating&gt; &lt;title&gt;&quot;;[.D185];&quot;&lt;/title&gt; &lt;pub&gt;&quot;;[.E185];&quot;&lt;/pub&gt; &lt;dev&gt;&quot;;[.F185];&quot;&lt;/dev&gt; &lt;genre&gt;&quot;;[.G185];&quot;&lt;/genre&gt; &lt;score&gt;&quot;;[.H185];&quot;&lt;/score&gt; &lt;player&gt;&quot;;[.I185];&quot;&lt;/player&gt; &lt;story&gt;&quot;;[.J185];&quot;&lt;/story&gt; &lt;/game&gt;&quot;)" office:value-type="string" office:string-value="&lt;game name=&quot;Game of Harmony, The (USA)&quot;&gt; &lt;year&gt;1995&lt;/year&gt; &lt;rating&gt;ESRB - E (Everyone)&lt;/rating&gt; &lt;title&gt;Game of Harmony, The &lt;/title&gt; &lt;pub&gt;Accolade, Inc.&lt;/pub&gt; &lt;dev&gt;Assembly Line, The&lt;/dev&gt; &lt;genre&gt;Action&lt;/genre&gt; &lt;score&gt;2.2&lt;/score&gt; &lt;player&gt;1 Player&lt;/player&gt; &lt;story&gt;This strategic action puzzle game features original gameplay. You control a spacecraft situated on a globe which you can rotate and move around the screen. You must knock globes into others of the same colour, to rid the screen of all the globes. The screen has no borders, so globes can be pushed off the side of the screen, increasing your tactical range. Knocking globes of different colors into each other produces smaller pods which need to be picked up quickly, giving you energy, or they will turn into globes and you will have to get rid of them too. Many of the globes are linked to other globes (or the ship) via string, and the level layouts include barriers as obstacles (and ricochet points), making the Newtonian physics more complex.&lt;/story&gt; &lt;/game&gt;">
            <text:p>&lt;game name="Game of Harmony, The (USA)"&gt; &lt;year&gt;1995&lt;/year&gt; &lt;rating&gt;ESRB - E (Everyone)&lt;/rating&gt; &lt;title&gt;Game of Harmony, The &lt;/title&gt; &lt;pub&gt;Accolade, Inc.&lt;/pub&gt; &lt;dev&gt;Assembly Line, The&lt;/dev&gt; &lt;genre&gt;Action&lt;/genre&gt; &lt;score&gt;2.2&lt;/score&gt; &lt;player&gt;1 Player&lt;/player&gt; &lt;story&gt;This strategic action puzzle game features original gameplay. You control a spacecraft situated on a globe which you can rotate and move around the screen. You must knock globes into others of the same colour, to rid the screen of all the globes. The screen has no borders, so globes can be pushed off the side of the screen, increasing your tactical range. Knocking globes of different colors into each other produces smaller pods which need to be picked up quickly, giving you energy, or they will turn into globes and you will have to get rid of them too. Many of the globes are linked to other globes (or the ship) via string, and the level layouts include barriers as obstacles (and ricochet points), making the Newtonian physics more complex.&lt;/story&gt; &lt;/game&gt;</text:p>
          </table:table-cell>
        </table:table-row>
        <table:table-row table:style-name="ro1">
          <table:table-cell office:value-type="string">
            <text:p>Garfield Labyrinth (Europe)</text:p>
          </table:table-cell>
          <table:table-cell office:value-type="float" office:value="1992">
            <text:p>1992</text:p>
          </table:table-cell>
          <table:table-cell office:value-type="string">
            <text:p>ESRB - E (Everyone)</text:p>
          </table:table-cell>
          <table:table-cell office:value-type="string">
            <text:p>Garfield Labyrinth </text:p>
          </table:table-cell>
          <table:table-cell office:value-type="string">
            <text:p>Activision</text:p>
          </table:table-cell>
          <table:table-cell office:value-type="string">
            <text:p>Kemco</text:p>
          </table:table-cell>
          <table:table-cell office:value-type="string">
            <text:p>Platform</text:p>
          </table:table-cell>
          <table:table-cell office:value-type="string">
            <text:p>2.9</text:p>
          </table:table-cell>
          <table:table-cell office:value-type="string">
            <text:p>1 Player</text:p>
          </table:table-cell>
          <table:table-cell office:value-type="string">
            <text:p>The Real Ghostbusters, known as Garfield Labyrinth in Europe and Mickey Mouse IV: Mahou no Labyrinth in Japan, is a puzzle/platform game. The story is very simple: Venkman (or Garfield and Odie or Mickey and Mini Mouse, depending on the version you play) walk over a bridge one day, a tile breaks loose and Venkman/Garfield/Mickey falls down a deep pit, which ends up in a bizarre labyrinth, which Venkman/Garfield/Mickey must escape. There's no other goal apart from that, the player just needs to find the exit in each level. Apart from getting there, the exit must also be unlocked. For the latter, the player must collect all gems in the level. <text:s/>Each level contains various traps and enemies which need to be avoided. The puzzles involve finding keys to lower bridges or open doors, make use of teleporters and especially: drilling away blocks. Conveniently, the player finds a pneumatic hammer at the beginning of the game, which must be used to create paths to certain areas and items, without blocking the way forth or back. There's also an inventory to store items like keys and bombs (used to kill enemies). The protagonist has a health bar and can take several hits before losing a life, but there is also a time limit for each level. <text:s/>The game features a password system, a password is given automatically after completing a level. <text:s/>In spite of the differences in main character and a minor variation in the short intro cinematic all regional versions are identical.</text:p>
          </table:table-cell>
          <table:table-cell table:formula="of:=CONCATENATE(&quot;&lt;game name=&quot;;CHAR(34);[.A186];CHAR(34);&quot;&gt; &lt;year&gt;&quot;;[.B186];&quot;&lt;/year&gt; &lt;rating&gt;&quot;;[.C186];&quot;&lt;/rating&gt; &lt;title&gt;&quot;;[.D186];&quot;&lt;/title&gt; &lt;pub&gt;&quot;;[.E186];&quot;&lt;/pub&gt; &lt;dev&gt;&quot;;[.F186];&quot;&lt;/dev&gt; &lt;genre&gt;&quot;;[.G186];&quot;&lt;/genre&gt; &lt;score&gt;&quot;;[.H186];&quot;&lt;/score&gt; &lt;player&gt;&quot;;[.I186];&quot;&lt;/player&gt; &lt;story&gt;&quot;;[.J186];&quot;&lt;/story&gt; &lt;/game&gt;&quot;)" office:value-type="string" office:string-value="&lt;game name=&quot;Garfield Labyrinth (Europe)&quot;&gt; &lt;year&gt;1992&lt;/year&gt; &lt;rating&gt;ESRB - E (Everyone)&lt;/rating&gt; &lt;title&gt;Garfield Labyrinth &lt;/title&gt; &lt;pub&gt;Activision&lt;/pub&gt; &lt;dev&gt;Kemco&lt;/dev&gt; &lt;genre&gt;Platform&lt;/genre&gt; &lt;score&gt;2.9&lt;/score&gt; &lt;player&gt;1 Player&lt;/player&gt; &lt;story&gt;The Real Ghostbusters, known as Garfield Labyrinth in Europe and Mickey Mouse IV: Mahou no Labyrinth in Japan, is a puzzle/platform game. The story is very simple: Venkman (or Garfield and Odie or Mickey and Mini Mouse, depending on the version you play) walk over a bridge one day, a tile breaks loose and Venkman/Garfield/Mickey falls down a deep pit, which ends up in a bizarre labyrinth, which Venkman/Garfield/Mickey must escape. There's no other goal apart from that, the player just needs to find the exit in each level. Apart from getting there, the exit must also be unlocked. For the latter, the player must collect all gems in the level.  Each level contains various traps and enemies which need to be avoided. The puzzles involve finding keys to lower bridges or open doors, make use of teleporters and especially: drilling away blocks. Conveniently, the player finds a pneumatic hammer at the beginning of the game, which must be used to create paths to certain areas and items, without blocking the way forth or back. There's also an inventory to store items like keys and bombs (used to kill enemies). The protagonist has a health bar and can take several hits before losing a life, but there is also a time limit for each level.  The game features a password system, a password is given automatically after completing a level.  In spite of the differences in main character and a minor variation in the short intro cinematic all regional versions are identical.&lt;/story&gt; &lt;/game&gt;">
            <text:p>&lt;game name="Garfield Labyrinth (Europe)"&gt; &lt;year&gt;1992&lt;/year&gt; &lt;rating&gt;ESRB - E (Everyone)&lt;/rating&gt; &lt;title&gt;Garfield Labyrinth &lt;/title&gt; &lt;pub&gt;Activision&lt;/pub&gt; &lt;dev&gt;Kemco&lt;/dev&gt; &lt;genre&gt;Platform&lt;/genre&gt; &lt;score&gt;2.9&lt;/score&gt; &lt;player&gt;1 Player&lt;/player&gt; &lt;story&gt;The Real Ghostbusters, known as Garfield Labyrinth in Europe and Mickey Mouse IV: Mahou no Labyrinth in Japan, is a puzzle/platform game. The story is very simple: Venkman (or Garfield and Odie or Mickey and Mini Mouse, depending on the version you play) walk over a bridge one day, a tile breaks loose and Venkman/Garfield/Mickey falls down a deep pit, which ends up in a bizarre labyrinth, which Venkman/Garfield/Mickey must escape. There's no other goal apart from that, the player just needs to find the exit in each level. Apart from getting there, the exit must also be unlocked. For the latter, the player must collect all gems in the level. <text:s/>Each level contains various traps and enemies which need to be avoided. The puzzles involve finding keys to lower bridges or open doors, make use of teleporters and especially: drilling away blocks. Conveniently, the player finds a pneumatic hammer at the beginning of the game, which must be used to create paths to certain areas and items, without blocking the way forth or back. There's also an inventory to store items like keys and bombs (used to kill enemies). The protagonist has a health bar and can take several hits before losing a life, but there is also a time limit for each level. <text:s/>The game features a password system, a password is given automatically after completing a level. <text:s/>In spite of the differences in main character and a minor variation in the short intro cinematic all regional versions are identical.&lt;/story&gt; &lt;/game&gt;</text:p>
          </table:table-cell>
        </table:table-row>
        <table:table-row table:style-name="ro1">
          <table:table-cell office:value-type="string">
            <text:p>Gargoyle's Quest (USA, Europe)</text:p>
          </table:table-cell>
          <table:table-cell office:value-type="float" office:value="1990">
            <text:p>1990</text:p>
          </table:table-cell>
          <table:table-cell office:value-type="string">
            <text:p>ESRB - E (Everyone)</text:p>
          </table:table-cell>
          <table:table-cell office:value-type="string">
            <text:p>Gargoyle's Quest </text:p>
          </table:table-cell>
          <table:table-cell table:number-columns-repeated="2" office:value-type="string">
            <text:p>Capcom Co., Ltd.</text:p>
          </table:table-cell>
          <table:table-cell office:value-type="string">
            <text:p>Adventure</text:p>
          </table:table-cell>
          <table:table-cell office:value-type="string">
            <text:p>3.9</text:p>
          </table:table-cell>
          <table:table-cell office:value-type="string">
            <text:p>1 Player</text:p>
          </table:table-cell>
          <table:table-cell office:value-type="string">
            <text:p>The friendly Ghoul Realm was invaded by aliens know as the Destroyers ages ago. <text:s/>The Destroyers almost captured the Ghoul Realm except a powerful fire came from the sky and destroyed them. <text:s/>The Realm is threatened again and the secret of the fire must be recovered.****You play Firebrand, a gargoyle who has powerful claws that allow him to cling to walls and other surfaces on a verticle plane. <text:s/>Firebrand can also hover and fly for awhile with his wings. <text:s/>Destroy the enemy characters with your firery breath. <text:s/>The game also contains an adventure type story that is unfolded by interacting with characters from an over-head perspective.</text:p>
          </table:table-cell>
          <table:table-cell table:formula="of:=CONCATENATE(&quot;&lt;game name=&quot;;CHAR(34);[.A187];CHAR(34);&quot;&gt; &lt;year&gt;&quot;;[.B187];&quot;&lt;/year&gt; &lt;rating&gt;&quot;;[.C187];&quot;&lt;/rating&gt; &lt;title&gt;&quot;;[.D187];&quot;&lt;/title&gt; &lt;pub&gt;&quot;;[.E187];&quot;&lt;/pub&gt; &lt;dev&gt;&quot;;[.F187];&quot;&lt;/dev&gt; &lt;genre&gt;&quot;;[.G187];&quot;&lt;/genre&gt; &lt;score&gt;&quot;;[.H187];&quot;&lt;/score&gt; &lt;player&gt;&quot;;[.I187];&quot;&lt;/player&gt; &lt;story&gt;&quot;;[.J187];&quot;&lt;/story&gt; &lt;/game&gt;&quot;)" office:value-type="string" office:string-value="&lt;game name=&quot;Gargoyle's Quest (USA, Europe)&quot;&gt; &lt;year&gt;1990&lt;/year&gt; &lt;rating&gt;ESRB - E (Everyone)&lt;/rating&gt; &lt;title&gt;Gargoyle's Quest &lt;/title&gt; &lt;pub&gt;Capcom Co., Ltd.&lt;/pub&gt; &lt;dev&gt;Capcom Co., Ltd.&lt;/dev&gt; &lt;genre&gt;Adventure&lt;/genre&gt; &lt;score&gt;3.9&lt;/score&gt; &lt;player&gt;1 Player&lt;/player&gt; &lt;story&gt;The friendly Ghoul Realm was invaded by aliens know as the Destroyers ages ago.  The Destroyers almost captured the Ghoul Realm except a powerful fire came from the sky and destroyed them.  The Realm is threatened again and the secret of the fire must be recovered.****You play Firebrand, a gargoyle who has powerful claws that allow him to cling to walls and other surfaces on a verticle plane.  Firebrand can also hover and fly for awhile with his wings.  Destroy the enemy characters with your firery breath.  The game also contains an adventure type story that is unfolded by interacting with characters from an over-head perspective.&lt;/story&gt; &lt;/game&gt;">
            <text:p>&lt;game name="Gargoyle's Quest (USA, Europe)"&gt; &lt;year&gt;1990&lt;/year&gt; &lt;rating&gt;ESRB - E (Everyone)&lt;/rating&gt; &lt;title&gt;Gargoyle's Quest &lt;/title&gt; &lt;pub&gt;Capcom Co., Ltd.&lt;/pub&gt; &lt;dev&gt;Capcom Co., Ltd.&lt;/dev&gt; &lt;genre&gt;Adventure&lt;/genre&gt; &lt;score&gt;3.9&lt;/score&gt; &lt;player&gt;1 Player&lt;/player&gt; &lt;story&gt;The friendly Ghoul Realm was invaded by aliens know as the Destroyers ages ago. <text:s/>The Destroyers almost captured the Ghoul Realm except a powerful fire came from the sky and destroyed them. <text:s/>The Realm is threatened again and the secret of the fire must be recovered.****You play Firebrand, a gargoyle who has powerful claws that allow him to cling to walls and other surfaces on a verticle plane. <text:s/>Firebrand can also hover and fly for awhile with his wings. <text:s/>Destroy the enemy characters with your firery breath. <text:s/>The game also contains an adventure type story that is unfolded by interacting with characters from an over-head perspective.&lt;/story&gt; &lt;/game&gt;</text:p>
          </table:table-cell>
        </table:table-row>
        <table:table-row table:style-name="ro1">
          <table:table-cell office:value-type="string">
            <text:p>Gauntlet II (USA, Europe)</text:p>
          </table:table-cell>
          <table:table-cell office:value-type="float" office:value="1990">
            <text:p>1990</text:p>
          </table:table-cell>
          <table:table-cell office:value-type="string">
            <text:p>ESRB - E (Everyone)</text:p>
          </table:table-cell>
          <table:table-cell office:value-type="string">
            <text:p>Gauntlet II </text:p>
          </table:table-cell>
          <table:table-cell office:value-type="string">
            <text:p>Mindscape, Inc.</text:p>
          </table:table-cell>
          <table:table-cell office:value-type="string">
            <text:p>Tengen Inc.</text:p>
          </table:table-cell>
          <table:table-cell office:value-type="string">
            <text:p>Action</text:p>
          </table:table-cell>
          <table:table-cell office:value-type="string">
            <text:p>2.8</text:p>
          </table:table-cell>
          <table:table-cell office:value-type="string">
            <text:p>1-4 Players</text:p>
          </table:table-cell>
          <table:table-cell office:value-type="string">
            <text:p>Based on the arcade game, Gauntlet II is very similar to the original. Up to four players (a wizard, a warrior, an elf, and a valkyrie) make their way through various mazes, collect treasures and magic potions, and fend off assorted creatures and ghosts.</text:p>
          </table:table-cell>
          <table:table-cell table:formula="of:=CONCATENATE(&quot;&lt;game name=&quot;;CHAR(34);[.A188];CHAR(34);&quot;&gt; &lt;year&gt;&quot;;[.B188];&quot;&lt;/year&gt; &lt;rating&gt;&quot;;[.C188];&quot;&lt;/rating&gt; &lt;title&gt;&quot;;[.D188];&quot;&lt;/title&gt; &lt;pub&gt;&quot;;[.E188];&quot;&lt;/pub&gt; &lt;dev&gt;&quot;;[.F188];&quot;&lt;/dev&gt; &lt;genre&gt;&quot;;[.G188];&quot;&lt;/genre&gt; &lt;score&gt;&quot;;[.H188];&quot;&lt;/score&gt; &lt;player&gt;&quot;;[.I188];&quot;&lt;/player&gt; &lt;story&gt;&quot;;[.J188];&quot;&lt;/story&gt; &lt;/game&gt;&quot;)" office:value-type="string" office:string-value="&lt;game name=&quot;Gauntlet II (USA, Europe)&quot;&gt; &lt;year&gt;1990&lt;/year&gt; &lt;rating&gt;ESRB - E (Everyone)&lt;/rating&gt; &lt;title&gt;Gauntlet II &lt;/title&gt; &lt;pub&gt;Mindscape, Inc.&lt;/pub&gt; &lt;dev&gt;Tengen Inc.&lt;/dev&gt; &lt;genre&gt;Action&lt;/genre&gt; &lt;score&gt;2.8&lt;/score&gt; &lt;player&gt;1-4 Players&lt;/player&gt; &lt;story&gt;Based on the arcade game, Gauntlet II is very similar to the original. Up to four players (a wizard, a warrior, an elf, and a valkyrie) make their way through various mazes, collect treasures and magic potions, and fend off assorted creatures and ghosts.&lt;/story&gt; &lt;/game&gt;">
            <text:p>&lt;game name="Gauntlet II (USA, Europe)"&gt; &lt;year&gt;1990&lt;/year&gt; &lt;rating&gt;ESRB - E (Everyone)&lt;/rating&gt; &lt;title&gt;Gauntlet II &lt;/title&gt; &lt;pub&gt;Mindscape, Inc.&lt;/pub&gt; &lt;dev&gt;Tengen Inc.&lt;/dev&gt; &lt;genre&gt;Action&lt;/genre&gt; &lt;score&gt;2.8&lt;/score&gt; &lt;player&gt;1-4 Players&lt;/player&gt; &lt;story&gt;Based on the arcade game, Gauntlet II is very similar to the original. Up to four players (a wizard, a warrior, an elf, and a valkyrie) make their way through various mazes, collect treasures and magic potions, and fend off assorted creatures and ghosts.&lt;/story&gt; &lt;/game&gt;</text:p>
          </table:table-cell>
        </table:table-row>
        <table:table-row table:style-name="ro1">
          <table:table-cell office:value-type="string">
            <text:p>Gear Works (USA, Europe)</text:p>
          </table:table-cell>
          <table:table-cell office:value-type="float" office:value="1993">
            <text:p>1993</text:p>
          </table:table-cell>
          <table:table-cell office:value-type="string">
            <text:p>ESRB - E (Everyone)</text:p>
          </table:table-cell>
          <table:table-cell office:value-type="string">
            <text:p>Gear Works </text:p>
          </table:table-cell>
          <table:table-cell office:value-type="string">
            <text:p>Sony Imagesoft</text:p>
          </table:table-cell>
          <table:table-cell office:value-type="string">
            <text:p>Idea Software</text:p>
          </table:table-cell>
          <table:table-cell office:value-type="string">
            <text:p>Action</text:p>
          </table:table-cell>
          <table:table-cell office:value-type="string">
            <text:p>1.2</text:p>
          </table:table-cell>
          <table:table-cell office:value-type="string">
            <text:p>1 Player</text:p>
          </table:table-cell>
          <table:table-cell office:value-type="string">
            <text:p>This top-down puzzle game starts with a screen featuring a number of red cogs at different parts of the screen, and a grid of pegs (which become less complete on later levels). Your task on each level is to use a number of gears of one of 3 different sizes to ensure that all the pegs are linked together. All this has to be completed before the engine overheats. <text:s/>Making life harder are two creatures with the peculiar name ‘Poffins’. One of these goes around removing pegs, and the other causes the engine to overheat further. They can be shot out of the way, or have gears placed over them to stop them. <text:s/>There’s also a bonus round, which is a fruit machine, only with cogs and other things from the game rather than fruit. </text:p>
          </table:table-cell>
          <table:table-cell table:formula="of:=CONCATENATE(&quot;&lt;game name=&quot;;CHAR(34);[.A189];CHAR(34);&quot;&gt; &lt;year&gt;&quot;;[.B189];&quot;&lt;/year&gt; &lt;rating&gt;&quot;;[.C189];&quot;&lt;/rating&gt; &lt;title&gt;&quot;;[.D189];&quot;&lt;/title&gt; &lt;pub&gt;&quot;;[.E189];&quot;&lt;/pub&gt; &lt;dev&gt;&quot;;[.F189];&quot;&lt;/dev&gt; &lt;genre&gt;&quot;;[.G189];&quot;&lt;/genre&gt; &lt;score&gt;&quot;;[.H189];&quot;&lt;/score&gt; &lt;player&gt;&quot;;[.I189];&quot;&lt;/player&gt; &lt;story&gt;&quot;;[.J189];&quot;&lt;/story&gt; &lt;/game&gt;&quot;)" office:value-type="string" office:string-value="&lt;game name=&quot;Gear Works (USA, Europe)&quot;&gt; &lt;year&gt;1993&lt;/year&gt; &lt;rating&gt;ESRB - E (Everyone)&lt;/rating&gt; &lt;title&gt;Gear Works &lt;/title&gt; &lt;pub&gt;Sony Imagesoft&lt;/pub&gt; &lt;dev&gt;Idea Software&lt;/dev&gt; &lt;genre&gt;Action&lt;/genre&gt; &lt;score&gt;1.2&lt;/score&gt; &lt;player&gt;1 Player&lt;/player&gt; &lt;story&gt;This top-down puzzle game starts with a screen featuring a number of red cogs at different parts of the screen, and a grid of pegs (which become less complete on later levels). Your task on each level is to use a number of gears of one of 3 different sizes to ensure that all the pegs are linked together. All this has to be completed before the engine overheats.  Making life harder are two creatures with the peculiar name ‘Poffins’. One of these goes around removing pegs, and the other causes the engine to overheat further. They can be shot out of the way, or have gears placed over them to stop them.  There’s also a bonus round, which is a fruit machine, only with cogs and other things from the game rather than fruit. &lt;/story&gt; &lt;/game&gt;">
            <text:p>&lt;game name="Gear Works (USA, Europe)"&gt; &lt;year&gt;1993&lt;/year&gt; &lt;rating&gt;ESRB - E (Everyone)&lt;/rating&gt; &lt;title&gt;Gear Works &lt;/title&gt; &lt;pub&gt;Sony Imagesoft&lt;/pub&gt; &lt;dev&gt;Idea Software&lt;/dev&gt; &lt;genre&gt;Action&lt;/genre&gt; &lt;score&gt;1.2&lt;/score&gt; &lt;player&gt;1 Player&lt;/player&gt; &lt;story&gt;This top-down puzzle game starts with a screen featuring a number of red cogs at different parts of the screen, and a grid of pegs (which become less complete on later levels). Your task on each level is to use a number of gears of one of 3 different sizes to ensure that all the pegs are linked together. All this has to be completed before the engine overheats. <text:s/>Making life harder are two creatures with the peculiar name ‘Poffins’. One of these goes around removing pegs, and the other causes the engine to overheat further. They can be shot out of the way, or have gears placed over them to stop them. <text:s/>There’s also a bonus round, which is a fruit machine, only with cogs and other things from the game rather than fruit. &lt;/story&gt; &lt;/game&gt;</text:p>
          </table:table-cell>
        </table:table-row>
        <table:table-row table:style-name="ro1">
          <table:table-cell office:value-type="string">
            <text:p>George Foreman's KO Boxing (USA, Europe)</text:p>
          </table:table-cell>
          <table:table-cell office:value-type="float" office:value="1992">
            <text:p>1992</text:p>
          </table:table-cell>
          <table:table-cell office:value-type="string">
            <text:p>ESRB - E (Everyone)</text:p>
          </table:table-cell>
          <table:table-cell office:value-type="string">
            <text:p>George Foreman's KO Boxing </text:p>
          </table:table-cell>
          <table:table-cell office:value-type="string">
            <text:p>Acclaim Entertainment, Inc.</text:p>
          </table:table-cell>
          <table:table-cell office:value-type="string">
            <text:p>Beam Software Pty., Ltd.</text:p>
          </table:table-cell>
          <table:table-cell office:value-type="string">
            <text:p>Sports/Boxing</text:p>
          </table:table-cell>
          <table:table-cell office:value-type="string">
            <text:p>3.0</text:p>
          </table:table-cell>
          <table:table-cell office:value-type="string">
            <text:p>1 Player</text:p>
          </table:table-cell>
          <table:table-cell office:value-type="string">
            <text:p>Featuring heavyweight champion George Foreman, this is a boxing simulation where players, taking the role of Foreman, go through a series of twelve rounds against different boxers to win the championship title belt.****Played from an third-person perspective using a view from right over the shoulders over the boxer, players can move left and right to dodge incoming punches, block and throw left and right punches. The standard punch is a cross, but by holding the Up-key pressed, jabs can also be thrown.****By avoiding punches and hitting them, a superpunch often becomes available, inflicting much more damage. A fight consists of a maximum of three rounds of three minutes each. When a boxer is knocked down four times, the match is over (technical knock-out). The same happens when a boxer goes down three times in a single round (regular knock-out). When down, players need to press both punch buttons in rapid succession to get back to their feet. The screen shows an energy meter drained when punches are received. After being knocked down and during intermissions, some energy is restored.****All versions, except for the Game Boy, can be played with two players. A password system is used to save the progress.</text:p>
          </table:table-cell>
          <table:table-cell table:formula="of:=CONCATENATE(&quot;&lt;game name=&quot;;CHAR(34);[.A190];CHAR(34);&quot;&gt; &lt;year&gt;&quot;;[.B190];&quot;&lt;/year&gt; &lt;rating&gt;&quot;;[.C190];&quot;&lt;/rating&gt; &lt;title&gt;&quot;;[.D190];&quot;&lt;/title&gt; &lt;pub&gt;&quot;;[.E190];&quot;&lt;/pub&gt; &lt;dev&gt;&quot;;[.F190];&quot;&lt;/dev&gt; &lt;genre&gt;&quot;;[.G190];&quot;&lt;/genre&gt; &lt;score&gt;&quot;;[.H190];&quot;&lt;/score&gt; &lt;player&gt;&quot;;[.I190];&quot;&lt;/player&gt; &lt;story&gt;&quot;;[.J190];&quot;&lt;/story&gt; &lt;/game&gt;&quot;)" office:value-type="string" office:string-value="&lt;game name=&quot;George Foreman's KO Boxing (USA, Europe)&quot;&gt; &lt;year&gt;1992&lt;/year&gt; &lt;rating&gt;ESRB - E (Everyone)&lt;/rating&gt; &lt;title&gt;George Foreman's KO Boxing &lt;/title&gt; &lt;pub&gt;Acclaim Entertainment, Inc.&lt;/pub&gt; &lt;dev&gt;Beam Software Pty., Ltd.&lt;/dev&gt; &lt;genre&gt;Sports/Boxing&lt;/genre&gt; &lt;score&gt;3.0&lt;/score&gt; &lt;player&gt;1 Player&lt;/player&gt; &lt;story&gt;Featuring heavyweight champion George Foreman, this is a boxing simulation where players, taking the role of Foreman, go through a series of twelve rounds against different boxers to win the championship title belt.****Played from an third-person perspective using a view from right over the shoulders over the boxer, players can move left and right to dodge incoming punches, block and throw left and right punches. The standard punch is a cross, but by holding the Up-key pressed, jabs can also be thrown.****By avoiding punches and hitting them, a superpunch often becomes available, inflicting much more damage. A fight consists of a maximum of three rounds of three minutes each. When a boxer is knocked down four times, the match is over (technical knock-out). The same happens when a boxer goes down three times in a single round (regular knock-out). When down, players need to press both punch buttons in rapid succession to get back to their feet. The screen shows an energy meter drained when punches are received. After being knocked down and during intermissions, some energy is restored.****All versions, except for the Game Boy, can be played with two players. A password system is used to save the progress.&lt;/story&gt; &lt;/game&gt;">
            <text:p>&lt;game name="George Foreman's KO Boxing (USA, Europe)"&gt; &lt;year&gt;1992&lt;/year&gt; &lt;rating&gt;ESRB - E (Everyone)&lt;/rating&gt; &lt;title&gt;George Foreman's KO Boxing &lt;/title&gt; &lt;pub&gt;Acclaim Entertainment, Inc.&lt;/pub&gt; &lt;dev&gt;Beam Software Pty., Ltd.&lt;/dev&gt; &lt;genre&gt;Sports/Boxing&lt;/genre&gt; &lt;score&gt;3.0&lt;/score&gt; &lt;player&gt;1 Player&lt;/player&gt; &lt;story&gt;Featuring heavyweight champion George Foreman, this is a boxing simulation where players, taking the role of Foreman, go through a series of twelve rounds against different boxers to win the championship title belt.****Played from an third-person perspective using a view from right over the shoulders over the boxer, players can move left and right to dodge incoming punches, block and throw left and right punches. The standard punch is a cross, but by holding the Up-key pressed, jabs can also be thrown.****By avoiding punches and hitting them, a superpunch often becomes available, inflicting much more damage. A fight consists of a maximum of three rounds of three minutes each. When a boxer is knocked down four times, the match is over (technical knock-out). The same happens when a boxer goes down three times in a single round (regular knock-out). When down, players need to press both punch buttons in rapid succession to get back to their feet. The screen shows an energy meter drained when punches are received. After being knocked down and during intermissions, some energy is restored.****All versions, except for the Game Boy, can be played with two players. A password system is used to save the progress.&lt;/story&gt; &lt;/game&gt;</text:p>
          </table:table-cell>
        </table:table-row>
        <table:table-row table:style-name="ro1">
          <table:table-cell office:value-type="string">
            <text:p>Getaway, The (USA)</text:p>
          </table:table-cell>
          <table:table-cell office:value-type="float" office:value="1991">
            <text:p>1991</text:p>
          </table:table-cell>
          <table:table-cell office:value-type="string">
            <text:p>ESRB - E (Everyone)</text:p>
          </table:table-cell>
          <table:table-cell office:value-type="string">
            <text:p>Getaway, The </text:p>
          </table:table-cell>
          <table:table-cell office:value-type="string">
            <text:p>Williams Entertainment Inc.</text:p>
          </table:table-cell>
          <table:table-cell office:value-type="string">
            <text:p>Unexpected Development</text:p>
          </table:table-cell>
          <table:table-cell office:value-type="string">
            <text:p>Pinball</text:p>
          </table:table-cell>
          <table:table-cell office:value-type="string">
            <text:p>3.4</text:p>
          </table:table-cell>
          <table:table-cell office:value-type="string">
            <text:p>1 Player</text:p>
          </table:table-cell>
          <table:table-cell office:value-type="string">
            <text:p>A handheld version of the William's pinball machine, the basic gameplay is a pinball board with racing themes such as roads and on-ramps, hitting various bumpers and targets to gain a higher score.****There is also a mini-game if they player can hit a special ramp on the board that takes the player to a driving game, something like OutRun, dodging traffic to gain points. <text:s/>The game is over once the player reaches the hideout, trying to avoid pursuing cops using various methods including multiple balls to try confuse them.</text:p>
          </table:table-cell>
          <table:table-cell table:formula="of:=CONCATENATE(&quot;&lt;game name=&quot;;CHAR(34);[.A191];CHAR(34);&quot;&gt; &lt;year&gt;&quot;;[.B191];&quot;&lt;/year&gt; &lt;rating&gt;&quot;;[.C191];&quot;&lt;/rating&gt; &lt;title&gt;&quot;;[.D191];&quot;&lt;/title&gt; &lt;pub&gt;&quot;;[.E191];&quot;&lt;/pub&gt; &lt;dev&gt;&quot;;[.F191];&quot;&lt;/dev&gt; &lt;genre&gt;&quot;;[.G191];&quot;&lt;/genre&gt; &lt;score&gt;&quot;;[.H191];&quot;&lt;/score&gt; &lt;player&gt;&quot;;[.I191];&quot;&lt;/player&gt; &lt;story&gt;&quot;;[.J191];&quot;&lt;/story&gt; &lt;/game&gt;&quot;)" office:value-type="string" office:string-value="&lt;game name=&quot;Getaway, The (USA)&quot;&gt; &lt;year&gt;1991&lt;/year&gt; &lt;rating&gt;ESRB - E (Everyone)&lt;/rating&gt; &lt;title&gt;Getaway, The &lt;/title&gt; &lt;pub&gt;Williams Entertainment Inc.&lt;/pub&gt; &lt;dev&gt;Unexpected Development&lt;/dev&gt; &lt;genre&gt;Pinball&lt;/genre&gt; &lt;score&gt;3.4&lt;/score&gt; &lt;player&gt;1 Player&lt;/player&gt; &lt;story&gt;A handheld version of the William's pinball machine, the basic gameplay is a pinball board with racing themes such as roads and on-ramps, hitting various bumpers and targets to gain a higher score.****There is also a mini-game if they player can hit a special ramp on the board that takes the player to a driving game, something like OutRun, dodging traffic to gain points.  The game is over once the player reaches the hideout, trying to avoid pursuing cops using various methods including multiple balls to try confuse them.&lt;/story&gt; &lt;/game&gt;">
            <text:p>&lt;game name="Getaway, The (USA)"&gt; &lt;year&gt;1991&lt;/year&gt; &lt;rating&gt;ESRB - E (Everyone)&lt;/rating&gt; &lt;title&gt;Getaway, The &lt;/title&gt; &lt;pub&gt;Williams Entertainment Inc.&lt;/pub&gt; &lt;dev&gt;Unexpected Development&lt;/dev&gt; &lt;genre&gt;Pinball&lt;/genre&gt; &lt;score&gt;3.4&lt;/score&gt; &lt;player&gt;1 Player&lt;/player&gt; &lt;story&gt;A handheld version of the William's pinball machine, the basic gameplay is a pinball board with racing themes such as roads and on-ramps, hitting various bumpers and targets to gain a higher score.****There is also a mini-game if they player can hit a special ramp on the board that takes the player to a driving game, something like OutRun, dodging traffic to gain points. <text:s/>The game is over once the player reaches the hideout, trying to avoid pursuing cops using various methods including multiple balls to try confuse them.&lt;/story&gt; &lt;/game&gt;</text:p>
          </table:table-cell>
        </table:table-row>
        <table:table-row table:style-name="ro1">
          <table:table-cell office:value-type="string">
            <text:p>Ghostbusters II (USA, Europe)</text:p>
          </table:table-cell>
          <table:table-cell office:value-type="float" office:value="1990">
            <text:p>1990</text:p>
          </table:table-cell>
          <table:table-cell office:value-type="string">
            <text:p>ESRB - E (Everyone)</text:p>
          </table:table-cell>
          <table:table-cell office:value-type="string">
            <text:p>Ghostbusters II </text:p>
          </table:table-cell>
          <table:table-cell table:number-columns-repeated="2" office:value-type="string">
            <text:p>HAL Laboratory, Inc.</text:p>
          </table:table-cell>
          <table:table-cell office:value-type="string">
            <text:p>Action</text:p>
          </table:table-cell>
          <table:table-cell office:value-type="string">
            <text:p>3.4</text:p>
          </table:table-cell>
          <table:table-cell office:value-type="string">
            <text:p>1 Player</text:p>
          </table:table-cell>
          <table:table-cell office:value-type="string">
            <text:p>Loosely based on the movie of the same name, Ghostbusters II sees Virgo the Carpathian appear in New York city. He captures Diana's baby and it is up to the Ghostbusters to get him back. In order to accomplish this, the Ghostbusters: Igon, Ray, Peter and Winston, must chase Virgo through the courtrooms, the sewers, the apartments, the underground and the art museum.****Ghostbusters II is a top-view action game based off of New Ghostbusters II (the second Ghostbusters II license on NES) but with enough differences to be unique. Players begin by choosing two of the four ghostbusters, who all play the exact same. The first one selected is controlled by the player directly and carries a proton pack, the second ghostbuster is follows the first and carries the ghost trap. The objective of each level is to capture a predefined number of ghosts before the timer expires. The player moves up, down, left and right. One button will fire the proton gun directly in front of the first ghostbuster, stunning any ghosts. The second button will toss the trap directly in front of the second ghostbuster, trapping any stunned ghosts. While exploring the levels, any of the 2 remaining ghostbusters (as well as the ghostbusters' accountant Louis) not currently being used will occasionally show up. Touching them will provide power-ups (and often swap with a selected Ghostbuster) including vacuum guns, instant traps and invulnerability.</text:p>
          </table:table-cell>
          <table:table-cell table:formula="of:=CONCATENATE(&quot;&lt;game name=&quot;;CHAR(34);[.A192];CHAR(34);&quot;&gt; &lt;year&gt;&quot;;[.B192];&quot;&lt;/year&gt; &lt;rating&gt;&quot;;[.C192];&quot;&lt;/rating&gt; &lt;title&gt;&quot;;[.D192];&quot;&lt;/title&gt; &lt;pub&gt;&quot;;[.E192];&quot;&lt;/pub&gt; &lt;dev&gt;&quot;;[.F192];&quot;&lt;/dev&gt; &lt;genre&gt;&quot;;[.G192];&quot;&lt;/genre&gt; &lt;score&gt;&quot;;[.H192];&quot;&lt;/score&gt; &lt;player&gt;&quot;;[.I192];&quot;&lt;/player&gt; &lt;story&gt;&quot;;[.J192];&quot;&lt;/story&gt; &lt;/game&gt;&quot;)" office:value-type="string" office:string-value="&lt;game name=&quot;Ghostbusters II (USA, Europe)&quot;&gt; &lt;year&gt;1990&lt;/year&gt; &lt;rating&gt;ESRB - E (Everyone)&lt;/rating&gt; &lt;title&gt;Ghostbusters II &lt;/title&gt; &lt;pub&gt;HAL Laboratory, Inc.&lt;/pub&gt; &lt;dev&gt;HAL Laboratory, Inc.&lt;/dev&gt; &lt;genre&gt;Action&lt;/genre&gt; &lt;score&gt;3.4&lt;/score&gt; &lt;player&gt;1 Player&lt;/player&gt; &lt;story&gt;Loosely based on the movie of the same name, Ghostbusters II sees Virgo the Carpathian appear in New York city. He captures Diana's baby and it is up to the Ghostbusters to get him back. In order to accomplish this, the Ghostbusters: Igon, Ray, Peter and Winston, must chase Virgo through the courtrooms, the sewers, the apartments, the underground and the art museum.****Ghostbusters II is a top-view action game based off of New Ghostbusters II (the second Ghostbusters II license on NES) but with enough differences to be unique. Players begin by choosing two of the four ghostbusters, who all play the exact same. The first one selected is controlled by the player directly and carries a proton pack, the second ghostbuster is follows the first and carries the ghost trap. The objective of each level is to capture a predefined number of ghosts before the timer expires. The player moves up, down, left and right. One button will fire the proton gun directly in front of the first ghostbuster, stunning any ghosts. The second button will toss the trap directly in front of the second ghostbuster, trapping any stunned ghosts. While exploring the levels, any of the 2 remaining ghostbusters (as well as the ghostbusters' accountant Louis) not currently being used will occasionally show up. Touching them will provide power-ups (and often swap with a selected Ghostbuster) including vacuum guns, instant traps and invulnerability.&lt;/story&gt; &lt;/game&gt;">
            <text:p>&lt;game name="Ghostbusters II (USA, Europe)"&gt; &lt;year&gt;1990&lt;/year&gt; &lt;rating&gt;ESRB - E (Everyone)&lt;/rating&gt; &lt;title&gt;Ghostbusters II &lt;/title&gt; &lt;pub&gt;HAL Laboratory, Inc.&lt;/pub&gt; &lt;dev&gt;HAL Laboratory, Inc.&lt;/dev&gt; &lt;genre&gt;Action&lt;/genre&gt; &lt;score&gt;3.4&lt;/score&gt; &lt;player&gt;1 Player&lt;/player&gt; &lt;story&gt;Loosely based on the movie of the same name, Ghostbusters II sees Virgo the Carpathian appear in New York city. He captures Diana's baby and it is up to the Ghostbusters to get him back. In order to accomplish this, the Ghostbusters: Igon, Ray, Peter and Winston, must chase Virgo through the courtrooms, the sewers, the apartments, the underground and the art museum.****Ghostbusters II is a top-view action game based off of New Ghostbusters II (the second Ghostbusters II license on NES) but with enough differences to be unique. Players begin by choosing two of the four ghostbusters, who all play the exact same. The first one selected is controlled by the player directly and carries a proton pack, the second ghostbuster is follows the first and carries the ghost trap. The objective of each level is to capture a predefined number of ghosts before the timer expires. The player moves up, down, left and right. One button will fire the proton gun directly in front of the first ghostbuster, stunning any ghosts. The second button will toss the trap directly in front of the second ghostbuster, trapping any stunned ghosts. While exploring the levels, any of the 2 remaining ghostbusters (as well as the ghostbusters' accountant Louis) not currently being used will occasionally show up. Touching them will provide power-ups (and often swap with a selected Ghostbuster) including vacuum guns, instant traps and invulnerability.&lt;/story&gt; &lt;/game&gt;</text:p>
          </table:table-cell>
        </table:table-row>
        <table:table-row table:style-name="ro1">
          <table:table-cell office:value-type="string">
            <text:p>Go! Go! Tank (USA)</text:p>
          </table:table-cell>
          <table:table-cell office:value-type="float" office:value="1991">
            <text:p>1991</text:p>
          </table:table-cell>
          <table:table-cell office:value-type="string">
            <text:p>ESRB - E (Everyone)</text:p>
          </table:table-cell>
          <table:table-cell office:value-type="string">
            <text:p>Go! Go! Tank </text:p>
          </table:table-cell>
          <table:table-cell office:value-type="string">
            <text:p>Electro Brain Corp.</text:p>
          </table:table-cell>
          <table:table-cell office:value-type="string">
            <text:p>Copya System Ltd.</text:p>
          </table:table-cell>
          <table:table-cell office:value-type="string">
            <text:p>Action</text:p>
          </table:table-cell>
          <table:table-cell office:value-type="string">
            <text:p>2.6</text:p>
          </table:table-cell>
          <table:table-cell office:value-type="string">
            <text:p>1-2 Players</text:p>
          </table:table-cell>
          <table:table-cell office:value-type="string">
            <text:p>A peaceful nation has been invaded by an enemy army, and you must help clear the way for your own forces by plane. You must guide your tank to the end of each stage by arranging boxes with a hook attached to the bottom of your plane, as well as by shooting enemy planes and batteries that threaten it. The tank will roll forward on its own and climb up any wall that is only a single block high -- anything taller and it will crash into it and turn around, taking damage. If your tank takes too much damage, it will be destroyed and the game is over. If you get hit, you lose a plane, and if you run out of planes, the game will also be over.****There are several special items to help you on your way, including a power hook that allows you to directly carry the tank, a bomb that can destroy all enemies on the screen, and an option that makes a second plan follow yours and mimic your actions.****The game features ten stages, as well as a 2-player cooperative mode (two planes) when played via link cable.</text:p>
          </table:table-cell>
          <table:table-cell table:formula="of:=CONCATENATE(&quot;&lt;game name=&quot;;CHAR(34);[.A193];CHAR(34);&quot;&gt; &lt;year&gt;&quot;;[.B193];&quot;&lt;/year&gt; &lt;rating&gt;&quot;;[.C193];&quot;&lt;/rating&gt; &lt;title&gt;&quot;;[.D193];&quot;&lt;/title&gt; &lt;pub&gt;&quot;;[.E193];&quot;&lt;/pub&gt; &lt;dev&gt;&quot;;[.F193];&quot;&lt;/dev&gt; &lt;genre&gt;&quot;;[.G193];&quot;&lt;/genre&gt; &lt;score&gt;&quot;;[.H193];&quot;&lt;/score&gt; &lt;player&gt;&quot;;[.I193];&quot;&lt;/player&gt; &lt;story&gt;&quot;;[.J193];&quot;&lt;/story&gt; &lt;/game&gt;&quot;)" office:value-type="string" office:string-value="&lt;game name=&quot;Go! Go! Tank (USA)&quot;&gt; &lt;year&gt;1991&lt;/year&gt; &lt;rating&gt;ESRB - E (Everyone)&lt;/rating&gt; &lt;title&gt;Go! Go! Tank &lt;/title&gt; &lt;pub&gt;Electro Brain Corp.&lt;/pub&gt; &lt;dev&gt;Copya System Ltd.&lt;/dev&gt; &lt;genre&gt;Action&lt;/genre&gt; &lt;score&gt;2.6&lt;/score&gt; &lt;player&gt;1-2 Players&lt;/player&gt; &lt;story&gt;A peaceful nation has been invaded by an enemy army, and you must help clear the way for your own forces by plane. You must guide your tank to the end of each stage by arranging boxes with a hook attached to the bottom of your plane, as well as by shooting enemy planes and batteries that threaten it. The tank will roll forward on its own and climb up any wall that is only a single block high -- anything taller and it will crash into it and turn around, taking damage. If your tank takes too much damage, it will be destroyed and the game is over. If you get hit, you lose a plane, and if you run out of planes, the game will also be over.****There are several special items to help you on your way, including a power hook that allows you to directly carry the tank, a bomb that can destroy all enemies on the screen, and an option that makes a second plan follow yours and mimic your actions.****The game features ten stages, as well as a 2-player cooperative mode (two planes) when played via link cable.&lt;/story&gt; &lt;/game&gt;">
            <text:p>&lt;game name="Go! Go! Tank (USA)"&gt; &lt;year&gt;1991&lt;/year&gt; &lt;rating&gt;ESRB - E (Everyone)&lt;/rating&gt; &lt;title&gt;Go! Go! Tank &lt;/title&gt; &lt;pub&gt;Electro Brain Corp.&lt;/pub&gt; &lt;dev&gt;Copya System Ltd.&lt;/dev&gt; &lt;genre&gt;Action&lt;/genre&gt; &lt;score&gt;2.6&lt;/score&gt; &lt;player&gt;1-2 Players&lt;/player&gt; &lt;story&gt;A peaceful nation has been invaded by an enemy army, and you must help clear the way for your own forces by plane. You must guide your tank to the end of each stage by arranging boxes with a hook attached to the bottom of your plane, as well as by shooting enemy planes and batteries that threaten it. The tank will roll forward on its own and climb up any wall that is only a single block high -- anything taller and it will crash into it and turn around, taking damage. If your tank takes too much damage, it will be destroyed and the game is over. If you get hit, you lose a plane, and if you run out of planes, the game will also be over.****There are several special items to help you on your way, including a power hook that allows you to directly carry the tank, a bomb that can destroy all enemies on the screen, and an option that makes a second plan follow yours and mimic your actions.****The game features ten stages, as well as a 2-player cooperative mode (two planes) when played via link cable.&lt;/story&gt; &lt;/game&gt;</text:p>
          </table:table-cell>
        </table:table-row>
        <table:table-row table:style-name="ro1">
          <table:table-cell office:value-type="string">
            <text:p>Goal! (USA)</text:p>
          </table:table-cell>
          <table:table-cell office:value-type="float" office:value="1993">
            <text:p>1993</text:p>
          </table:table-cell>
          <table:table-cell office:value-type="string">
            <text:p>ESRB - E (Everyone)</text:p>
          </table:table-cell>
          <table:table-cell office:value-type="string">
            <text:p>Goal! </text:p>
          </table:table-cell>
          <table:table-cell office:value-type="string">
            <text:p>Jaleco USA, Inc.</text:p>
          </table:table-cell>
          <table:table-cell office:value-type="string">
            <text:p>Tose Co., Ltd.</text:p>
          </table:table-cell>
          <table:table-cell office:value-type="string">
            <text:p>Sports/Soccer</text:p>
          </table:table-cell>
          <table:table-cell office:value-type="string">
            <text:p>2.5</text:p>
          </table:table-cell>
          <table:table-cell office:value-type="string">
            <text:p>1 Player</text:p>
          </table:table-cell>
          <table:table-cell office:value-type="string">
            <text:p>Goal! is a soccer game where you must beat a certain amount of teams to become the champion. You can choose between the Super Cup, Exhibition, and Penalty Kick modes, but the only way to beat the game is to beat the Super Cup mode. You can choose between a variety of teams including Germany, England, Argentina, Italy, Canada, and France. Unlike other soccer games on the Game Boy, Goal! uses a diagonal top-down view for the gameplay. After completing a game, you are given a 24-character password to continue where you left off. Throughout the game you will also be shown stats of how many games you and the other teams have won and lost.</text:p>
          </table:table-cell>
          <table:table-cell table:formula="of:=CONCATENATE(&quot;&lt;game name=&quot;;CHAR(34);[.A194];CHAR(34);&quot;&gt; &lt;year&gt;&quot;;[.B194];&quot;&lt;/year&gt; &lt;rating&gt;&quot;;[.C194];&quot;&lt;/rating&gt; &lt;title&gt;&quot;;[.D194];&quot;&lt;/title&gt; &lt;pub&gt;&quot;;[.E194];&quot;&lt;/pub&gt; &lt;dev&gt;&quot;;[.F194];&quot;&lt;/dev&gt; &lt;genre&gt;&quot;;[.G194];&quot;&lt;/genre&gt; &lt;score&gt;&quot;;[.H194];&quot;&lt;/score&gt; &lt;player&gt;&quot;;[.I194];&quot;&lt;/player&gt; &lt;story&gt;&quot;;[.J194];&quot;&lt;/story&gt; &lt;/game&gt;&quot;)" office:value-type="string" office:string-value="&lt;game name=&quot;Goal! (USA)&quot;&gt; &lt;year&gt;1993&lt;/year&gt; &lt;rating&gt;ESRB - E (Everyone)&lt;/rating&gt; &lt;title&gt;Goal! &lt;/title&gt; &lt;pub&gt;Jaleco USA, Inc.&lt;/pub&gt; &lt;dev&gt;Tose Co., Ltd.&lt;/dev&gt; &lt;genre&gt;Sports/Soccer&lt;/genre&gt; &lt;score&gt;2.5&lt;/score&gt; &lt;player&gt;1 Player&lt;/player&gt; &lt;story&gt;Goal! is a soccer game where you must beat a certain amount of teams to become the champion. You can choose between the Super Cup, Exhibition, and Penalty Kick modes, but the only way to beat the game is to beat the Super Cup mode. You can choose between a variety of teams including Germany, England, Argentina, Italy, Canada, and France. Unlike other soccer games on the Game Boy, Goal! uses a diagonal top-down view for the gameplay. After completing a game, you are given a 24-character password to continue where you left off. Throughout the game you will also be shown stats of how many games you and the other teams have won and lost.&lt;/story&gt; &lt;/game&gt;">
            <text:p>&lt;game name="Goal! (USA)"&gt; &lt;year&gt;1993&lt;/year&gt; &lt;rating&gt;ESRB - E (Everyone)&lt;/rating&gt; &lt;title&gt;Goal! &lt;/title&gt; &lt;pub&gt;Jaleco USA, Inc.&lt;/pub&gt; &lt;dev&gt;Tose Co., Ltd.&lt;/dev&gt; &lt;genre&gt;Sports/Soccer&lt;/genre&gt; &lt;score&gt;2.5&lt;/score&gt; &lt;player&gt;1 Player&lt;/player&gt; &lt;story&gt;Goal! is a soccer game where you must beat a certain amount of teams to become the champion. You can choose between the Super Cup, Exhibition, and Penalty Kick modes, but the only way to beat the game is to beat the Super Cup mode. You can choose between a variety of teams including Germany, England, Argentina, Italy, Canada, and France. Unlike other soccer games on the Game Boy, Goal! uses a diagonal top-down view for the gameplay. After completing a game, you are given a 24-character password to continue where you left off. Throughout the game you will also be shown stats of how many games you and the other teams have won and lost.&lt;/story&gt; &lt;/game&gt;</text:p>
          </table:table-cell>
        </table:table-row>
        <table:table-row table:style-name="ro1">
          <table:table-cell office:value-type="string">
            <text:p>Godzilla (USA, Europe)</text:p>
          </table:table-cell>
          <table:table-cell office:value-type="float" office:value="1990">
            <text:p>1990</text:p>
          </table:table-cell>
          <table:table-cell office:value-type="string">
            <text:p>ESRB - E (Everyone)</text:p>
          </table:table-cell>
          <table:table-cell office:value-type="string">
            <text:p>Godzilla </text:p>
          </table:table-cell>
          <table:table-cell office:value-type="string">
            <text:p>Toho Co.,Ltd.</text:p>
          </table:table-cell>
          <table:table-cell office:value-type="string">
            <text:p>Compile</text:p>
          </table:table-cell>
          <table:table-cell office:value-type="string">
            <text:p>Puzzle</text:p>
          </table:table-cell>
          <table:table-cell office:value-type="string">
            <text:p>2.1</text:p>
          </table:table-cell>
          <table:table-cell office:value-type="string">
            <text:p>1-2 Players</text:p>
          </table:table-cell>
          <table:table-cell office:value-type="string">
            <text:p>Godzilla is a puzzle solving platform game in which you control the radioactive dinosaur Godzilla who is searching for his love interest Minira, a female dinosaur.****In this game with 49 levels you have reach one of the two level exits that will appear when all rocks are smashed.**While climbing the vines to reach the various platforms and trying to smash the rocks you are chased by various types of monsters.****Occasionally, when you smash a rock an item will appear. Smashing an item will activate it.**Once all rocks have been smashed two screen exits appear. Choose one of the two and enter the next level.**Keep in mind that in order to reach an exit you have to smash the rocks in a particular order because if you don't you'll get stuck.</text:p>
          </table:table-cell>
          <table:table-cell table:formula="of:=CONCATENATE(&quot;&lt;game name=&quot;;CHAR(34);[.A195];CHAR(34);&quot;&gt; &lt;year&gt;&quot;;[.B195];&quot;&lt;/year&gt; &lt;rating&gt;&quot;;[.C195];&quot;&lt;/rating&gt; &lt;title&gt;&quot;;[.D195];&quot;&lt;/title&gt; &lt;pub&gt;&quot;;[.E195];&quot;&lt;/pub&gt; &lt;dev&gt;&quot;;[.F195];&quot;&lt;/dev&gt; &lt;genre&gt;&quot;;[.G195];&quot;&lt;/genre&gt; &lt;score&gt;&quot;;[.H195];&quot;&lt;/score&gt; &lt;player&gt;&quot;;[.I195];&quot;&lt;/player&gt; &lt;story&gt;&quot;;[.J195];&quot;&lt;/story&gt; &lt;/game&gt;&quot;)" office:value-type="string" office:string-value="&lt;game name=&quot;Godzilla (USA, Europe)&quot;&gt; &lt;year&gt;1990&lt;/year&gt; &lt;rating&gt;ESRB - E (Everyone)&lt;/rating&gt; &lt;title&gt;Godzilla &lt;/title&gt; &lt;pub&gt;Toho Co.,Ltd.&lt;/pub&gt; &lt;dev&gt;Compile&lt;/dev&gt; &lt;genre&gt;Puzzle&lt;/genre&gt; &lt;score&gt;2.1&lt;/score&gt; &lt;player&gt;1-2 Players&lt;/player&gt; &lt;story&gt;Godzilla is a puzzle solving platform game in which you control the radioactive dinosaur Godzilla who is searching for his love interest Minira, a female dinosaur.****In this game with 49 levels you have reach one of the two level exits that will appear when all rocks are smashed.**While climbing the vines to reach the various platforms and trying to smash the rocks you are chased by various types of monsters.****Occasionally, when you smash a rock an item will appear. Smashing an item will activate it.**Once all rocks have been smashed two screen exits appear. Choose one of the two and enter the next level.**Keep in mind that in order to reach an exit you have to smash the rocks in a particular order because if you don't you'll get stuck.&lt;/story&gt; &lt;/game&gt;">
            <text:p>&lt;game name="Godzilla (USA, Europe)"&gt; &lt;year&gt;1990&lt;/year&gt; &lt;rating&gt;ESRB - E (Everyone)&lt;/rating&gt; &lt;title&gt;Godzilla &lt;/title&gt; &lt;pub&gt;Toho Co.,Ltd.&lt;/pub&gt; &lt;dev&gt;Compile&lt;/dev&gt; &lt;genre&gt;Puzzle&lt;/genre&gt; &lt;score&gt;2.1&lt;/score&gt; &lt;player&gt;1-2 Players&lt;/player&gt; &lt;story&gt;Godzilla is a puzzle solving platform game in which you control the radioactive dinosaur Godzilla who is searching for his love interest Minira, a female dinosaur.****In this game with 49 levels you have reach one of the two level exits that will appear when all rocks are smashed.**While climbing the vines to reach the various platforms and trying to smash the rocks you are chased by various types of monsters.****Occasionally, when you smash a rock an item will appear. Smashing an item will activate it.**Once all rocks have been smashed two screen exits appear. Choose one of the two and enter the next level.**Keep in mind that in order to reach an exit you have to smash the rocks in a particular order because if you don't you'll get stuck.&lt;/story&gt; &lt;/game&gt;</text:p>
          </table:table-cell>
        </table:table-row>
        <table:table-row table:style-name="ro1">
          <table:table-cell office:value-type="string">
            <text:p>Golf (World)</text:p>
          </table:table-cell>
          <table:table-cell office:value-type="float" office:value="1990">
            <text:p>1990</text:p>
          </table:table-cell>
          <table:table-cell office:value-type="string">
            <text:p>ESRB - E (Everyone)</text:p>
          </table:table-cell>
          <table:table-cell office:value-type="string">
            <text:p>Golf </text:p>
          </table:table-cell>
          <table:table-cell table:number-columns-repeated="2" office:value-type="string">
            <text:p>Nintendo Co., Ltd.</text:p>
          </table:table-cell>
          <table:table-cell office:value-type="string">
            <text:p>Sports/Golf</text:p>
          </table:table-cell>
          <table:table-cell office:value-type="string">
            <text:p>3.3</text:p>
          </table:table-cell>
          <table:table-cell office:value-type="string">
            <text:p>1-2 Players</text:p>
          </table:table-cell>
          <table:table-cell office:value-type="string">
            <text:p>Golf features two challenging 18 hole courses where players are able to play a round of golf, and allows players to choose a club, adjust stance and control the swing. The game features three alternating views; an overhead long-range view of the entire hole, an overhead medium-range view from the ball's current location, and an overhead close-range view of the green. Gameplay modes include 1 player, or 2 player play with a link cable.</text:p>
          </table:table-cell>
          <table:table-cell table:formula="of:=CONCATENATE(&quot;&lt;game name=&quot;;CHAR(34);[.A196];CHAR(34);&quot;&gt; &lt;year&gt;&quot;;[.B196];&quot;&lt;/year&gt; &lt;rating&gt;&quot;;[.C196];&quot;&lt;/rating&gt; &lt;title&gt;&quot;;[.D196];&quot;&lt;/title&gt; &lt;pub&gt;&quot;;[.E196];&quot;&lt;/pub&gt; &lt;dev&gt;&quot;;[.F196];&quot;&lt;/dev&gt; &lt;genre&gt;&quot;;[.G196];&quot;&lt;/genre&gt; &lt;score&gt;&quot;;[.H196];&quot;&lt;/score&gt; &lt;player&gt;&quot;;[.I196];&quot;&lt;/player&gt; &lt;story&gt;&quot;;[.J196];&quot;&lt;/story&gt; &lt;/game&gt;&quot;)" office:value-type="string" office:string-value="&lt;game name=&quot;Golf (World)&quot;&gt; &lt;year&gt;1990&lt;/year&gt; &lt;rating&gt;ESRB - E (Everyone)&lt;/rating&gt; &lt;title&gt;Golf &lt;/title&gt; &lt;pub&gt;Nintendo Co., Ltd.&lt;/pub&gt; &lt;dev&gt;Nintendo Co., Ltd.&lt;/dev&gt; &lt;genre&gt;Sports/Golf&lt;/genre&gt; &lt;score&gt;3.3&lt;/score&gt; &lt;player&gt;1-2 Players&lt;/player&gt; &lt;story&gt;Golf features two challenging 18 hole courses where players are able to play a round of golf, and allows players to choose a club, adjust stance and control the swing. The game features three alternating views; an overhead long-range view of the entire hole, an overhead medium-range view from the ball's current location, and an overhead close-range view of the green. Gameplay modes include 1 player, or 2 player play with a link cable.&lt;/story&gt; &lt;/game&gt;">
            <text:p>&lt;game name="Golf (World)"&gt; &lt;year&gt;1990&lt;/year&gt; &lt;rating&gt;ESRB - E (Everyone)&lt;/rating&gt; &lt;title&gt;Golf &lt;/title&gt; &lt;pub&gt;Nintendo Co., Ltd.&lt;/pub&gt; &lt;dev&gt;Nintendo Co., Ltd.&lt;/dev&gt; &lt;genre&gt;Sports/Golf&lt;/genre&gt; &lt;score&gt;3.3&lt;/score&gt; &lt;player&gt;1-2 Players&lt;/player&gt; &lt;story&gt;Golf features two challenging 18 hole courses where players are able to play a round of golf, and allows players to choose a club, adjust stance and control the swing. The game features three alternating views; an overhead long-range view of the entire hole, an overhead medium-range view from the ball's current location, and an overhead close-range view of the green. Gameplay modes include 1 player, or 2 player play with a link cable.&lt;/story&gt; &lt;/game&gt;</text:p>
          </table:table-cell>
        </table:table-row>
        <table:table-row table:style-name="ro1">
          <table:table-cell office:value-type="string">
            <text:p>Gradius - The Interstellar Assault (USA)</text:p>
          </table:table-cell>
          <table:table-cell office:value-type="float" office:value="1992">
            <text:p>1992</text:p>
          </table:table-cell>
          <table:table-cell office:value-type="string">
            <text:p>ESRB - E (Everyone)</text:p>
          </table:table-cell>
          <table:table-cell office:value-type="string">
            <text:p>Gradius - The Interstellar Assault </text:p>
          </table:table-cell>
          <table:table-cell table:number-columns-repeated="2" office:value-type="string">
            <text:p>Konami Co., Ltd.</text:p>
          </table:table-cell>
          <table:table-cell office:value-type="string">
            <text:p>Shoot-'Em-Up</text:p>
          </table:table-cell>
          <table:table-cell office:value-type="string">
            <text:p>3.9</text:p>
          </table:table-cell>
          <table:table-cell office:value-type="string">
            <text:p>1 Player</text:p>
          </table:table-cell>
          <table:table-cell office:value-type="string">
            <text:p>This is the second Gradius/Nemesis game to land on the Game Boy. Like the first game, this is a side-scrolling shoot-em-up featuring the characteristic Gradius style power-up system. By collecting power-up pods, the player can choose exactly which parts of their weapons get upgraded.****One aspect that sets this game apart from other Gradius games short animated segments that interconnect the levels. So, the player can see how their ship gets from one level to another.</text:p>
          </table:table-cell>
          <table:table-cell table:formula="of:=CONCATENATE(&quot;&lt;game name=&quot;;CHAR(34);[.A197];CHAR(34);&quot;&gt; &lt;year&gt;&quot;;[.B197];&quot;&lt;/year&gt; &lt;rating&gt;&quot;;[.C197];&quot;&lt;/rating&gt; &lt;title&gt;&quot;;[.D197];&quot;&lt;/title&gt; &lt;pub&gt;&quot;;[.E197];&quot;&lt;/pub&gt; &lt;dev&gt;&quot;;[.F197];&quot;&lt;/dev&gt; &lt;genre&gt;&quot;;[.G197];&quot;&lt;/genre&gt; &lt;score&gt;&quot;;[.H197];&quot;&lt;/score&gt; &lt;player&gt;&quot;;[.I197];&quot;&lt;/player&gt; &lt;story&gt;&quot;;[.J197];&quot;&lt;/story&gt; &lt;/game&gt;&quot;)" office:value-type="string" office:string-value="&lt;game name=&quot;Gradius - The Interstellar Assault (USA)&quot;&gt; &lt;year&gt;1992&lt;/year&gt; &lt;rating&gt;ESRB - E (Everyone)&lt;/rating&gt; &lt;title&gt;Gradius - The Interstellar Assault &lt;/title&gt; &lt;pub&gt;Konami Co., Ltd.&lt;/pub&gt; &lt;dev&gt;Konami Co., Ltd.&lt;/dev&gt; &lt;genre&gt;Shoot-'Em-Up&lt;/genre&gt; &lt;score&gt;3.9&lt;/score&gt; &lt;player&gt;1 Player&lt;/player&gt; &lt;story&gt;This is the second Gradius/Nemesis game to land on the Game Boy. Like the first game, this is a side-scrolling shoot-em-up featuring the characteristic Gradius style power-up system. By collecting power-up pods, the player can choose exactly which parts of their weapons get upgraded.****One aspect that sets this game apart from other Gradius games short animated segments that interconnect the levels. So, the player can see how their ship gets from one level to another.&lt;/story&gt; &lt;/game&gt;">
            <text:p>&lt;game name="Gradius - The Interstellar Assault (USA)"&gt; &lt;year&gt;1992&lt;/year&gt; &lt;rating&gt;ESRB - E (Everyone)&lt;/rating&gt; &lt;title&gt;Gradius - The Interstellar Assault &lt;/title&gt; &lt;pub&gt;Konami Co., Ltd.&lt;/pub&gt; &lt;dev&gt;Konami Co., Ltd.&lt;/dev&gt; &lt;genre&gt;Shoot-'Em-Up&lt;/genre&gt; &lt;score&gt;3.9&lt;/score&gt; &lt;player&gt;1 Player&lt;/player&gt; &lt;story&gt;This is the second Gradius/Nemesis game to land on the Game Boy. Like the first game, this is a side-scrolling shoot-em-up featuring the characteristic Gradius style power-up system. By collecting power-up pods, the player can choose exactly which parts of their weapons get upgraded.****One aspect that sets this game apart from other Gradius games short animated segments that interconnect the levels. So, the player can see how their ship gets from one level to another.&lt;/story&gt; &lt;/game&gt;</text:p>
          </table:table-cell>
        </table:table-row>
        <table:table-row table:style-name="ro1">
          <table:table-cell office:value-type="string">
            <text:p>Great Greed (USA)</text:p>
          </table:table-cell>
          <table:table-cell office:value-type="float" office:value="1993">
            <text:p>1993</text:p>
          </table:table-cell>
          <table:table-cell office:value-type="string">
            <text:p>ESRB - E (Everyone)</text:p>
          </table:table-cell>
          <table:table-cell office:value-type="string">
            <text:p>Great Greed </text:p>
          </table:table-cell>
          <table:table-cell table:number-columns-repeated="2" office:value-type="string">
            <text:p>Namco Limited</text:p>
          </table:table-cell>
          <table:table-cell office:value-type="string">
            <text:p>Role-Playing</text:p>
          </table:table-cell>
          <table:table-cell office:value-type="string">
            <text:p>2.8</text:p>
          </table:table-cell>
          <table:table-cell office:value-type="string">
            <text:p>1 Player</text:p>
          </table:table-cell>
          <table:table-cell office:value-type="string">
            <text:p>As Great Greed begins, you are accidentally warped to another dimension by a wizard by the name of “Microwave”. With no immediate way back, you help the people fight off the scourge named “Bio-Haz” who is consuming this dimension with evil and destruction.****This new dimension you find yourself in is not terribly unlike the one you came from, with the exception that everyone is named after foods or food-related items and most of the monsters appear to be mutated vegetables and the like.****This RPG breaks from the normal formula in a few respects. The battle system does not use any menus, switching all commands to simple button pushes. A being attack, B for dodge, Start will run and the D-Pad is shortcuts to certain spells. The combat is also live, in the sense that if you take too long to complete your turn, your opponent will attack again.****Using a battery-backed save system, the game will automatically auto-save after every successful battle.</text:p>
          </table:table-cell>
          <table:table-cell table:formula="of:=CONCATENATE(&quot;&lt;game name=&quot;;CHAR(34);[.A198];CHAR(34);&quot;&gt; &lt;year&gt;&quot;;[.B198];&quot;&lt;/year&gt; &lt;rating&gt;&quot;;[.C198];&quot;&lt;/rating&gt; &lt;title&gt;&quot;;[.D198];&quot;&lt;/title&gt; &lt;pub&gt;&quot;;[.E198];&quot;&lt;/pub&gt; &lt;dev&gt;&quot;;[.F198];&quot;&lt;/dev&gt; &lt;genre&gt;&quot;;[.G198];&quot;&lt;/genre&gt; &lt;score&gt;&quot;;[.H198];&quot;&lt;/score&gt; &lt;player&gt;&quot;;[.I198];&quot;&lt;/player&gt; &lt;story&gt;&quot;;[.J198];&quot;&lt;/story&gt; &lt;/game&gt;&quot;)" office:value-type="string" office:string-value="&lt;game name=&quot;Great Greed (USA)&quot;&gt; &lt;year&gt;1993&lt;/year&gt; &lt;rating&gt;ESRB - E (Everyone)&lt;/rating&gt; &lt;title&gt;Great Greed &lt;/title&gt; &lt;pub&gt;Namco Limited&lt;/pub&gt; &lt;dev&gt;Namco Limited&lt;/dev&gt; &lt;genre&gt;Role-Playing&lt;/genre&gt; &lt;score&gt;2.8&lt;/score&gt; &lt;player&gt;1 Player&lt;/player&gt; &lt;story&gt;As Great Greed begins, you are accidentally warped to another dimension by a wizard by the name of “Microwave”. With no immediate way back, you help the people fight off the scourge named “Bio-Haz” who is consuming this dimension with evil and destruction.****This new dimension you find yourself in is not terribly unlike the one you came from, with the exception that everyone is named after foods or food-related items and most of the monsters appear to be mutated vegetables and the like.****This RPG breaks from the normal formula in a few respects. The battle system does not use any menus, switching all commands to simple button pushes. A being attack, B for dodge, Start will run and the D-Pad is shortcuts to certain spells. The combat is also live, in the sense that if you take too long to complete your turn, your opponent will attack again.****Using a battery-backed save system, the game will automatically auto-save after every successful battle.&lt;/story&gt; &lt;/game&gt;">
            <text:p>&lt;game name="Great Greed (USA)"&gt; &lt;year&gt;1993&lt;/year&gt; &lt;rating&gt;ESRB - E (Everyone)&lt;/rating&gt; &lt;title&gt;Great Greed &lt;/title&gt; &lt;pub&gt;Namco Limited&lt;/pub&gt; &lt;dev&gt;Namco Limited&lt;/dev&gt; &lt;genre&gt;Role-Playing&lt;/genre&gt; &lt;score&gt;2.8&lt;/score&gt; &lt;player&gt;1 Player&lt;/player&gt; &lt;story&gt;As Great Greed begins, you are accidentally warped to another dimension by a wizard by the name of “Microwave”. With no immediate way back, you help the people fight off the scourge named “Bio-Haz” who is consuming this dimension with evil and destruction.****This new dimension you find yourself in is not terribly unlike the one you came from, with the exception that everyone is named after foods or food-related items and most of the monsters appear to be mutated vegetables and the like.****This RPG breaks from the normal formula in a few respects. The battle system does not use any menus, switching all commands to simple button pushes. A being attack, B for dodge, Start will run and the D-Pad is shortcuts to certain spells. The combat is also live, in the sense that if you take too long to complete your turn, your opponent will attack again.****Using a battery-backed save system, the game will automatically auto-save after every successful battle.&lt;/story&gt; &lt;/game&gt;</text:p>
          </table:table-cell>
        </table:table-row>
        <table:table-row table:style-name="ro1">
          <table:table-cell office:value-type="string">
            <text:p>Gremlins 2 - The New Batch (World)</text:p>
          </table:table-cell>
          <table:table-cell office:value-type="float" office:value="1993">
            <text:p>1993</text:p>
          </table:table-cell>
          <table:table-cell office:value-type="string">
            <text:p>ESRB - E (Everyone)</text:p>
          </table:table-cell>
          <table:table-cell office:value-type="string">
            <text:p>Gremlins 2 - The New Batch </text:p>
          </table:table-cell>
          <table:table-cell office:value-type="string">
            <text:p>Namco Limited</text:p>
          </table:table-cell>
          <table:table-cell office:value-type="string">
            <text:p>Sun Electronics Corp.</text:p>
          </table:table-cell>
          <table:table-cell office:value-type="string">
            <text:p>Action</text:p>
          </table:table-cell>
          <table:table-cell office:value-type="string">
            <text:p>2.6</text:p>
          </table:table-cell>
          <table:table-cell office:value-type="string">
            <text:p>1 Player</text:p>
          </table:table-cell>
          <table:table-cell office:value-type="string">
            <text:p>Gremlins 2: The New Batch ties in with the movie of the same name. Gizmo is trapped inside Clamp Centre by the evil Gremlins. It is up to the player to help him battle his way to the Control Center and rid the city forever of the Gremlin menace. This game is a side scrolling platform game. Gizmo can equip a variety of weapons from a pencil to a toolbox to use against different Gremlins and other vermin such as spiders, bats and rats. There are also traps that hurt Gizmo. Gizmo can be hit by an enemy or trap multiple times before he loses a life. </text:p>
          </table:table-cell>
          <table:table-cell table:formula="of:=CONCATENATE(&quot;&lt;game name=&quot;;CHAR(34);[.A199];CHAR(34);&quot;&gt; &lt;year&gt;&quot;;[.B199];&quot;&lt;/year&gt; &lt;rating&gt;&quot;;[.C199];&quot;&lt;/rating&gt; &lt;title&gt;&quot;;[.D199];&quot;&lt;/title&gt; &lt;pub&gt;&quot;;[.E199];&quot;&lt;/pub&gt; &lt;dev&gt;&quot;;[.F199];&quot;&lt;/dev&gt; &lt;genre&gt;&quot;;[.G199];&quot;&lt;/genre&gt; &lt;score&gt;&quot;;[.H199];&quot;&lt;/score&gt; &lt;player&gt;&quot;;[.I199];&quot;&lt;/player&gt; &lt;story&gt;&quot;;[.J199];&quot;&lt;/story&gt; &lt;/game&gt;&quot;)" office:value-type="string" office:string-value="&lt;game name=&quot;Gremlins 2 - The New Batch (World)&quot;&gt; &lt;year&gt;1993&lt;/year&gt; &lt;rating&gt;ESRB - E (Everyone)&lt;/rating&gt; &lt;title&gt;Gremlins 2 - The New Batch &lt;/title&gt; &lt;pub&gt;Namco Limited&lt;/pub&gt; &lt;dev&gt;Sun Electronics Corp.&lt;/dev&gt; &lt;genre&gt;Action&lt;/genre&gt; &lt;score&gt;2.6&lt;/score&gt; &lt;player&gt;1 Player&lt;/player&gt; &lt;story&gt;Gremlins 2: The New Batch ties in with the movie of the same name. Gizmo is trapped inside Clamp Centre by the evil Gremlins. It is up to the player to help him battle his way to the Control Center and rid the city forever of the Gremlin menace. This game is a side scrolling platform game. Gizmo can equip a variety of weapons from a pencil to a toolbox to use against different Gremlins and other vermin such as spiders, bats and rats. There are also traps that hurt Gizmo. Gizmo can be hit by an enemy or trap multiple times before he loses a life. &lt;/story&gt; &lt;/game&gt;">
            <text:p>&lt;game name="Gremlins 2 - The New Batch (World)"&gt; &lt;year&gt;1993&lt;/year&gt; &lt;rating&gt;ESRB - E (Everyone)&lt;/rating&gt; &lt;title&gt;Gremlins 2 - The New Batch &lt;/title&gt; &lt;pub&gt;Namco Limited&lt;/pub&gt; &lt;dev&gt;Sun Electronics Corp.&lt;/dev&gt; &lt;genre&gt;Action&lt;/genre&gt; &lt;score&gt;2.6&lt;/score&gt; &lt;player&gt;1 Player&lt;/player&gt; &lt;story&gt;Gremlins 2: The New Batch ties in with the movie of the same name. Gizmo is trapped inside Clamp Centre by the evil Gremlins. It is up to the player to help him battle his way to the Control Center and rid the city forever of the Gremlin menace. This game is a side scrolling platform game. Gizmo can equip a variety of weapons from a pencil to a toolbox to use against different Gremlins and other vermin such as spiders, bats and rats. There are also traps that hurt Gizmo. Gizmo can be hit by an enemy or trap multiple times before he loses a life. &lt;/story&gt; &lt;/game&gt;</text:p>
          </table:table-cell>
        </table:table-row>
        <table:table-row table:style-name="ro1">
          <table:table-cell office:value-type="string">
            <text:p>HAL Wrestling (USA)</text:p>
          </table:table-cell>
          <table:table-cell office:value-type="float" office:value="1990">
            <text:p>1990</text:p>
          </table:table-cell>
          <table:table-cell office:value-type="string">
            <text:p>ESRB - E (Everyone)</text:p>
          </table:table-cell>
          <table:table-cell office:value-type="string">
            <text:p>HAL Wrestling </text:p>
          </table:table-cell>
          <table:table-cell office:value-type="string">
            <text:p>HAL America Inc.</text:p>
          </table:table-cell>
          <table:table-cell office:value-type="string">
            <text:p>Human Entertainment, Inc.</text:p>
          </table:table-cell>
          <table:table-cell office:value-type="string">
            <text:p>Sports/Wrestling</text:p>
          </table:table-cell>
          <table:table-cell office:value-type="string">
            <text:p>2.1</text:p>
          </table:table-cell>
          <table:table-cell office:value-type="string">
            <text:p>1 Player</text:p>
          </table:table-cell>
          <table:table-cell office:value-type="string">
            <text:p>Hal Wrestling is a 2D wrestling game, spin-off of the Fire Pro Wrestling series. The player fights in a one on one match (game has two types of matches: single match and 4 vs 4 elimination match) against a CPU controlled opponent. Characters use various wrestling throws, holds, etc.</text:p>
          </table:table-cell>
          <table:table-cell table:formula="of:=CONCATENATE(&quot;&lt;game name=&quot;;CHAR(34);[.A200];CHAR(34);&quot;&gt; &lt;year&gt;&quot;;[.B200];&quot;&lt;/year&gt; &lt;rating&gt;&quot;;[.C200];&quot;&lt;/rating&gt; &lt;title&gt;&quot;;[.D200];&quot;&lt;/title&gt; &lt;pub&gt;&quot;;[.E200];&quot;&lt;/pub&gt; &lt;dev&gt;&quot;;[.F200];&quot;&lt;/dev&gt; &lt;genre&gt;&quot;;[.G200];&quot;&lt;/genre&gt; &lt;score&gt;&quot;;[.H200];&quot;&lt;/score&gt; &lt;player&gt;&quot;;[.I200];&quot;&lt;/player&gt; &lt;story&gt;&quot;;[.J200];&quot;&lt;/story&gt; &lt;/game&gt;&quot;)" office:value-type="string" office:string-value="&lt;game name=&quot;HAL Wrestling (USA)&quot;&gt; &lt;year&gt;1990&lt;/year&gt; &lt;rating&gt;ESRB - E (Everyone)&lt;/rating&gt; &lt;title&gt;HAL Wrestling &lt;/title&gt; &lt;pub&gt;HAL America Inc.&lt;/pub&gt; &lt;dev&gt;Human Entertainment, Inc.&lt;/dev&gt; &lt;genre&gt;Sports/Wrestling&lt;/genre&gt; &lt;score&gt;2.1&lt;/score&gt; &lt;player&gt;1 Player&lt;/player&gt; &lt;story&gt;Hal Wrestling is a 2D wrestling game, spin-off of the Fire Pro Wrestling series. The player fights in a one on one match (game has two types of matches: single match and 4 vs 4 elimination match) against a CPU controlled opponent. Characters use various wrestling throws, holds, etc.&lt;/story&gt; &lt;/game&gt;">
            <text:p>&lt;game name="HAL Wrestling (USA)"&gt; &lt;year&gt;1990&lt;/year&gt; &lt;rating&gt;ESRB - E (Everyone)&lt;/rating&gt; &lt;title&gt;HAL Wrestling &lt;/title&gt; &lt;pub&gt;HAL America Inc.&lt;/pub&gt; &lt;dev&gt;Human Entertainment, Inc.&lt;/dev&gt; &lt;genre&gt;Sports/Wrestling&lt;/genre&gt; &lt;score&gt;2.1&lt;/score&gt; &lt;player&gt;1 Player&lt;/player&gt; &lt;story&gt;Hal Wrestling is a 2D wrestling game, spin-off of the Fire Pro Wrestling series. The player fights in a one on one match (game has two types of matches: single match and 4 vs 4 elimination match) against a CPU controlled opponent. Characters use various wrestling throws, holds, etc.&lt;/story&gt; &lt;/game&gt;</text:p>
          </table:table-cell>
        </table:table-row>
        <table:table-row table:style-name="ro1">
          <table:table-cell office:value-type="string">
            <text:p>Hammerin' Harry - Ghost Building Company (Europe)</text:p>
          </table:table-cell>
          <table:table-cell office:value-type="float" office:value="1993">
            <text:p>1993</text:p>
          </table:table-cell>
          <table:table-cell office:value-type="string">
            <text:p>ESRB - E (Everyone)</text:p>
          </table:table-cell>
          <table:table-cell office:value-type="string">
            <text:p>Hammerin' Harry - Ghost Building Company </text:p>
          </table:table-cell>
          <table:table-cell office:value-type="string">
            <text:p>Irem Corp.</text:p>
          </table:table-cell>
          <table:table-cell office:value-type="string">
            <text:p>Tamtex</text:p>
          </table:table-cell>
          <table:table-cell office:value-type="string">
            <text:p>Platform</text:p>
          </table:table-cell>
          <table:table-cell office:value-type="string">
            <text:p>2.2</text:p>
          </table:table-cell>
          <table:table-cell office:value-type="string">
            <text:p>1 Player</text:p>
          </table:table-cell>
          <table:table-cell office:value-type="string">
            <text:p>Hammerin' Harry: Ghost Building Company is the sequel to Hammerin' Harry.****This episode has Harry fighting more than just workers. He has to defeat an army of ghosts in a series of environments, including construction site, sewer, airship, jungle, and finally, the headquarters where he meets the evil ghost building machine. Rather than using his mallet, Harry can obtain a spiked ball which does more damage than the mallet. There are five stages, and each one ends with Harry fighting a boss. Upon completion of a stage, the gameplay switches from a beat-em-up to a horizontal shooter where Harry flies through the air, defeating airborne enemies and avoiding dangerous objects.</text:p>
          </table:table-cell>
          <table:table-cell table:formula="of:=CONCATENATE(&quot;&lt;game name=&quot;;CHAR(34);[.A201];CHAR(34);&quot;&gt; &lt;year&gt;&quot;;[.B201];&quot;&lt;/year&gt; &lt;rating&gt;&quot;;[.C201];&quot;&lt;/rating&gt; &lt;title&gt;&quot;;[.D201];&quot;&lt;/title&gt; &lt;pub&gt;&quot;;[.E201];&quot;&lt;/pub&gt; &lt;dev&gt;&quot;;[.F201];&quot;&lt;/dev&gt; &lt;genre&gt;&quot;;[.G201];&quot;&lt;/genre&gt; &lt;score&gt;&quot;;[.H201];&quot;&lt;/score&gt; &lt;player&gt;&quot;;[.I201];&quot;&lt;/player&gt; &lt;story&gt;&quot;;[.J201];&quot;&lt;/story&gt; &lt;/game&gt;&quot;)" office:value-type="string" office:string-value="&lt;game name=&quot;Hammerin' Harry - Ghost Building Company (Europe)&quot;&gt; &lt;year&gt;1993&lt;/year&gt; &lt;rating&gt;ESRB - E (Everyone)&lt;/rating&gt; &lt;title&gt;Hammerin' Harry - Ghost Building Company &lt;/title&gt; &lt;pub&gt;Irem Corp.&lt;/pub&gt; &lt;dev&gt;Tamtex&lt;/dev&gt; &lt;genre&gt;Platform&lt;/genre&gt; &lt;score&gt;2.2&lt;/score&gt; &lt;player&gt;1 Player&lt;/player&gt; &lt;story&gt;Hammerin' Harry: Ghost Building Company is the sequel to Hammerin' Harry.****This episode has Harry fighting more than just workers. He has to defeat an army of ghosts in a series of environments, including construction site, sewer, airship, jungle, and finally, the headquarters where he meets the evil ghost building machine. Rather than using his mallet, Harry can obtain a spiked ball which does more damage than the mallet. There are five stages, and each one ends with Harry fighting a boss. Upon completion of a stage, the gameplay switches from a beat-em-up to a horizontal shooter where Harry flies through the air, defeating airborne enemies and avoiding dangerous objects.&lt;/story&gt; &lt;/game&gt;">
            <text:p>&lt;game name="Hammerin' Harry - Ghost Building Company (Europe)"&gt; &lt;year&gt;1993&lt;/year&gt; &lt;rating&gt;ESRB - E (Everyone)&lt;/rating&gt; &lt;title&gt;Hammerin' Harry - Ghost Building Company &lt;/title&gt; &lt;pub&gt;Irem Corp.&lt;/pub&gt; &lt;dev&gt;Tamtex&lt;/dev&gt; &lt;genre&gt;Platform&lt;/genre&gt; &lt;score&gt;2.2&lt;/score&gt; &lt;player&gt;1 Player&lt;/player&gt; &lt;story&gt;Hammerin' Harry: Ghost Building Company is the sequel to Hammerin' Harry.****This episode has Harry fighting more than just workers. He has to defeat an army of ghosts in a series of environments, including construction site, sewer, airship, jungle, and finally, the headquarters where he meets the evil ghost building machine. Rather than using his mallet, Harry can obtain a spiked ball which does more damage than the mallet. There are five stages, and each one ends with Harry fighting a boss. Upon completion of a stage, the gameplay switches from a beat-em-up to a horizontal shooter where Harry flies through the air, defeating airborne enemies and avoiding dangerous objects.&lt;/story&gt; &lt;/game&gt;</text:p>
          </table:table-cell>
        </table:table-row>
        <table:table-row table:style-name="ro1">
          <table:table-cell office:value-type="string">
            <text:p>Harvest Moon GB (USA)</text:p>
          </table:table-cell>
          <table:table-cell office:value-type="float" office:value="1998">
            <text:p>1998</text:p>
          </table:table-cell>
          <table:table-cell office:value-type="string">
            <text:p>ESRB - E (Everyone)</text:p>
          </table:table-cell>
          <table:table-cell office:value-type="string">
            <text:p>Harvest Moon GB </text:p>
          </table:table-cell>
          <table:table-cell office:value-type="string">
            <text:p>Natsume, Inc.</text:p>
          </table:table-cell>
          <table:table-cell office:value-type="string">
            <text:p>Victor Interactive Software, Inc.</text:p>
          </table:table-cell>
          <table:table-cell office:value-type="string">
            <text:p>Role-Playing</text:p>
          </table:table-cell>
          <table:table-cell office:value-type="string">
            <text:p>3.6</text:p>
          </table:table-cell>
          <table:table-cell office:value-type="string">
            <text:p>1-2 Players</text:p>
          </table:table-cell>
          <table:table-cell office:value-type="string">
            <text:p>Harvest Moon is a farming simulator/RPG where you must build and maintain a farm during the course of a year, while taking care of your budget and yourself. ****You have the ability to buy, sell and take care of farm animals, crops and any other supplies that you may have. You can trade with many of the town's people, and fellow farmers. If you link up a friend's Game Boy, you can trade items between players as well.****The local stores supply plenty of items to help you in your quest, at a cost, of course. And if you have the time, you can go about the town in search of a little fun away from work.****From an overhead perspective, you can explore your farming area, the local town and the Harvest Sprite tunnels, full of strange and wonderful creatures that can help or destroy your quest. There are four seasons (Summer, Autumn, Winter, Spring) and each brings with it new challenges such as keeping arm animals warm during the colder seasons, and supplying water to the crops during the warmer periods.****The GBC version includes all new characters and background sprites in full color, but is also backwards compatible with the original Game Boy version.</text:p>
          </table:table-cell>
          <table:table-cell table:formula="of:=CONCATENATE(&quot;&lt;game name=&quot;;CHAR(34);[.A202];CHAR(34);&quot;&gt; &lt;year&gt;&quot;;[.B202];&quot;&lt;/year&gt; &lt;rating&gt;&quot;;[.C202];&quot;&lt;/rating&gt; &lt;title&gt;&quot;;[.D202];&quot;&lt;/title&gt; &lt;pub&gt;&quot;;[.E202];&quot;&lt;/pub&gt; &lt;dev&gt;&quot;;[.F202];&quot;&lt;/dev&gt; &lt;genre&gt;&quot;;[.G202];&quot;&lt;/genre&gt; &lt;score&gt;&quot;;[.H202];&quot;&lt;/score&gt; &lt;player&gt;&quot;;[.I202];&quot;&lt;/player&gt; &lt;story&gt;&quot;;[.J202];&quot;&lt;/story&gt; &lt;/game&gt;&quot;)" office:value-type="string" office:string-value="&lt;game name=&quot;Harvest Moon GB (USA)&quot;&gt; &lt;year&gt;1998&lt;/year&gt; &lt;rating&gt;ESRB - E (Everyone)&lt;/rating&gt; &lt;title&gt;Harvest Moon GB &lt;/title&gt; &lt;pub&gt;Natsume, Inc.&lt;/pub&gt; &lt;dev&gt;Victor Interactive Software, Inc.&lt;/dev&gt; &lt;genre&gt;Role-Playing&lt;/genre&gt; &lt;score&gt;3.6&lt;/score&gt; &lt;player&gt;1-2 Players&lt;/player&gt; &lt;story&gt;Harvest Moon is a farming simulator/RPG where you must build and maintain a farm during the course of a year, while taking care of your budget and yourself. ****You have the ability to buy, sell and take care of farm animals, crops and any other supplies that you may have. You can trade with many of the town's people, and fellow farmers. If you link up a friend's Game Boy, you can trade items between players as well.****The local stores supply plenty of items to help you in your quest, at a cost, of course. And if you have the time, you can go about the town in search of a little fun away from work.****From an overhead perspective, you can explore your farming area, the local town and the Harvest Sprite tunnels, full of strange and wonderful creatures that can help or destroy your quest. There are four seasons (Summer, Autumn, Winter, Spring) and each brings with it new challenges such as keeping arm animals warm during the colder seasons, and supplying water to the crops during the warmer periods.****The GBC version includes all new characters and background sprites in full color, but is also backwards compatible with the original Game Boy version.&lt;/story&gt; &lt;/game&gt;">
            <text:p>&lt;game name="Harvest Moon GB (USA)"&gt; &lt;year&gt;1998&lt;/year&gt; &lt;rating&gt;ESRB - E (Everyone)&lt;/rating&gt; &lt;title&gt;Harvest Moon GB &lt;/title&gt; &lt;pub&gt;Natsume, Inc.&lt;/pub&gt; &lt;dev&gt;Victor Interactive Software, Inc.&lt;/dev&gt; &lt;genre&gt;Role-Playing&lt;/genre&gt; &lt;score&gt;3.6&lt;/score&gt; &lt;player&gt;1-2 Players&lt;/player&gt; &lt;story&gt;Harvest Moon is a farming simulator/RPG where you must build and maintain a farm during the course of a year, while taking care of your budget and yourself. ****You have the ability to buy, sell and take care of farm animals, crops and any other supplies that you may have. You can trade with many of the town's people, and fellow farmers. If you link up a friend's Game Boy, you can trade items between players as well.****The local stores supply plenty of items to help you in your quest, at a cost, of course. And if you have the time, you can go about the town in search of a little fun away from work.****From an overhead perspective, you can explore your farming area, the local town and the Harvest Sprite tunnels, full of strange and wonderful creatures that can help or destroy your quest. There are four seasons (Summer, Autumn, Winter, Spring) and each brings with it new challenges such as keeping arm animals warm during the colder seasons, and supplying water to the crops during the warmer periods.****The GBC version includes all new characters and background sprites in full color, but is also backwards compatible with the original Game Boy version.&lt;/story&gt; &lt;/game&gt;</text:p>
          </table:table-cell>
        </table:table-row>
        <table:table-row table:style-name="ro1">
          <table:table-cell office:value-type="string">
            <text:p>Hatris (Japan, USA)</text:p>
          </table:table-cell>
          <table:table-cell office:value-type="float" office:value="1991">
            <text:p>1991</text:p>
          </table:table-cell>
          <table:table-cell office:value-type="string">
            <text:p>ESRB - E (Everyone)</text:p>
          </table:table-cell>
          <table:table-cell office:value-type="string">
            <text:p>Hatris </text:p>
          </table:table-cell>
          <table:table-cell table:number-columns-repeated="2" office:value-type="string">
            <text:p>Bullet-Proof Software, Inc.</text:p>
          </table:table-cell>
          <table:table-cell office:value-type="string">
            <text:p>Puzzle</text:p>
          </table:table-cell>
          <table:table-cell office:value-type="string">
            <text:p>1.0</text:p>
          </table:table-cell>
          <table:table-cell office:value-type="string">
            <text:p>1-2 Players</text:p>
          </table:table-cell>
          <table:table-cell office:value-type="string">
            <text:p>In Hatris, the falling blocks of Tetris are replaced by falling hats which are <text:s/>top hats, cowboy hats, baseball caps, derbys, party hats and crowns. The setting is a hat factory, where hats are dropped down from a conveyor belt two at a time and must be stacked on one of six mannequin heads. Once five hats of the same kind have been stacked on top of each other, they fall down onto another conveyor belt below and are shipped out of the factory, rewarding the player with a cash bonus. (The game keeps track of score as money, not simply points.) <text:s/>Once you ship out enough hats out of the shop, you go up a level to the next shop. The higher shop number you get to, the more types of hats start appearing to make it more difficult for you to accomplish your task. The game ends when one of your stacks of hats reaches the top of the screen.</text:p>
          </table:table-cell>
          <table:table-cell table:formula="of:=CONCATENATE(&quot;&lt;game name=&quot;;CHAR(34);[.A203];CHAR(34);&quot;&gt; &lt;year&gt;&quot;;[.B203];&quot;&lt;/year&gt; &lt;rating&gt;&quot;;[.C203];&quot;&lt;/rating&gt; &lt;title&gt;&quot;;[.D203];&quot;&lt;/title&gt; &lt;pub&gt;&quot;;[.E203];&quot;&lt;/pub&gt; &lt;dev&gt;&quot;;[.F203];&quot;&lt;/dev&gt; &lt;genre&gt;&quot;;[.G203];&quot;&lt;/genre&gt; &lt;score&gt;&quot;;[.H203];&quot;&lt;/score&gt; &lt;player&gt;&quot;;[.I203];&quot;&lt;/player&gt; &lt;story&gt;&quot;;[.J203];&quot;&lt;/story&gt; &lt;/game&gt;&quot;)" office:value-type="string" office:string-value="&lt;game name=&quot;Hatris (Japan, USA)&quot;&gt; &lt;year&gt;1991&lt;/year&gt; &lt;rating&gt;ESRB - E (Everyone)&lt;/rating&gt; &lt;title&gt;Hatris &lt;/title&gt; &lt;pub&gt;Bullet-Proof Software, Inc.&lt;/pub&gt; &lt;dev&gt;Bullet-Proof Software, Inc.&lt;/dev&gt; &lt;genre&gt;Puzzle&lt;/genre&gt; &lt;score&gt;1.0&lt;/score&gt; &lt;player&gt;1-2 Players&lt;/player&gt; &lt;story&gt;In Hatris, the falling blocks of Tetris are replaced by falling hats which are  top hats, cowboy hats, baseball caps, derbys, party hats and crowns. The setting is a hat factory, where hats are dropped down from a conveyor belt two at a time and must be stacked on one of six mannequin heads. Once five hats of the same kind have been stacked on top of each other, they fall down onto another conveyor belt below and are shipped out of the factory, rewarding the player with a cash bonus. (The game keeps track of score as money, not simply points.)  Once you ship out enough hats out of the shop, you go up a level to the next shop. The higher shop number you get to, the more types of hats start appearing to make it more difficult for you to accomplish your task. The game ends when one of your stacks of hats reaches the top of the screen.&lt;/story&gt; &lt;/game&gt;">
            <text:p>&lt;game name="Hatris (Japan, USA)"&gt; &lt;year&gt;1991&lt;/year&gt; &lt;rating&gt;ESRB - E (Everyone)&lt;/rating&gt; &lt;title&gt;Hatris &lt;/title&gt; &lt;pub&gt;Bullet-Proof Software, Inc.&lt;/pub&gt; &lt;dev&gt;Bullet-Proof Software, Inc.&lt;/dev&gt; &lt;genre&gt;Puzzle&lt;/genre&gt; &lt;score&gt;1.0&lt;/score&gt; &lt;player&gt;1-2 Players&lt;/player&gt; &lt;story&gt;In Hatris, the falling blocks of Tetris are replaced by falling hats which are <text:s/>top hats, cowboy hats, baseball caps, derbys, party hats and crowns. The setting is a hat factory, where hats are dropped down from a conveyor belt two at a time and must be stacked on one of six mannequin heads. Once five hats of the same kind have been stacked on top of each other, they fall down onto another conveyor belt below and are shipped out of the factory, rewarding the player with a cash bonus. (The game keeps track of score as money, not simply points.) <text:s/>Once you ship out enough hats out of the shop, you go up a level to the next shop. The higher shop number you get to, the more types of hats start appearing to make it more difficult for you to accomplish your task. The game ends when one of your stacks of hats reaches the top of the screen.&lt;/story&gt; &lt;/game&gt;</text:p>
          </table:table-cell>
        </table:table-row>
        <table:table-row table:style-name="ro1">
          <table:table-cell office:value-type="string">
            <text:p>Heavyweight Championship Boxing (USA)</text:p>
          </table:table-cell>
          <table:table-cell office:value-type="float" office:value="1990">
            <text:p>1990</text:p>
          </table:table-cell>
          <table:table-cell office:value-type="string">
            <text:p>ESRB - E (Everyone)</text:p>
          </table:table-cell>
          <table:table-cell office:value-type="string">
            <text:p>Heavyweight Championship Boxing </text:p>
          </table:table-cell>
          <table:table-cell office:value-type="string">
            <text:p>Tonkinhouse</text:p>
          </table:table-cell>
          <table:table-cell office:value-type="string">
            <text:p>Tose Co., Ltd.</text:p>
          </table:table-cell>
          <table:table-cell office:value-type="string">
            <text:p>Sports/Boxing</text:p>
          </table:table-cell>
          <table:table-cell office:value-type="string">
            <text:p>2.7</text:p>
          </table:table-cell>
          <table:table-cell office:value-type="string">
            <text:p>1-2 Players</text:p>
          </table:table-cell>
          <table:table-cell office:value-type="string">
            <text:p>Heavyweight Championship Boxing is a boxing game with six athletes, all with different strengths and disadvantages. After choosing one of them, the goal is to defeat the rest of them for the title. However, the player can re-distribute the points of the athlete on the abilities speed, strength and health. During a match the goal is to bring the opponent's health down by performing moves like uppercuts or normal punches. The perspective is either first-person or third-person.</text:p>
          </table:table-cell>
          <table:table-cell table:formula="of:=CONCATENATE(&quot;&lt;game name=&quot;;CHAR(34);[.A204];CHAR(34);&quot;&gt; &lt;year&gt;&quot;;[.B204];&quot;&lt;/year&gt; &lt;rating&gt;&quot;;[.C204];&quot;&lt;/rating&gt; &lt;title&gt;&quot;;[.D204];&quot;&lt;/title&gt; &lt;pub&gt;&quot;;[.E204];&quot;&lt;/pub&gt; &lt;dev&gt;&quot;;[.F204];&quot;&lt;/dev&gt; &lt;genre&gt;&quot;;[.G204];&quot;&lt;/genre&gt; &lt;score&gt;&quot;;[.H204];&quot;&lt;/score&gt; &lt;player&gt;&quot;;[.I204];&quot;&lt;/player&gt; &lt;story&gt;&quot;;[.J204];&quot;&lt;/story&gt; &lt;/game&gt;&quot;)" office:value-type="string" office:string-value="&lt;game name=&quot;Heavyweight Championship Boxing (USA)&quot;&gt; &lt;year&gt;1990&lt;/year&gt; &lt;rating&gt;ESRB - E (Everyone)&lt;/rating&gt; &lt;title&gt;Heavyweight Championship Boxing &lt;/title&gt; &lt;pub&gt;Tonkinhouse&lt;/pub&gt; &lt;dev&gt;Tose Co., Ltd.&lt;/dev&gt; &lt;genre&gt;Sports/Boxing&lt;/genre&gt; &lt;score&gt;2.7&lt;/score&gt; &lt;player&gt;1-2 Players&lt;/player&gt; &lt;story&gt;Heavyweight Championship Boxing is a boxing game with six athletes, all with different strengths and disadvantages. After choosing one of them, the goal is to defeat the rest of them for the title. However, the player can re-distribute the points of the athlete on the abilities speed, strength and health. During a match the goal is to bring the opponent's health down by performing moves like uppercuts or normal punches. The perspective is either first-person or third-person.&lt;/story&gt; &lt;/game&gt;">
            <text:p>&lt;game name="Heavyweight Championship Boxing (USA)"&gt; &lt;year&gt;1990&lt;/year&gt; &lt;rating&gt;ESRB - E (Everyone)&lt;/rating&gt; &lt;title&gt;Heavyweight Championship Boxing &lt;/title&gt; &lt;pub&gt;Tonkinhouse&lt;/pub&gt; &lt;dev&gt;Tose Co., Ltd.&lt;/dev&gt; &lt;genre&gt;Sports/Boxing&lt;/genre&gt; &lt;score&gt;2.7&lt;/score&gt; &lt;player&gt;1-2 Players&lt;/player&gt; &lt;story&gt;Heavyweight Championship Boxing is a boxing game with six athletes, all with different strengths and disadvantages. After choosing one of them, the goal is to defeat the rest of them for the title. However, the player can re-distribute the points of the athlete on the abilities speed, strength and health. During a match the goal is to bring the opponent's health down by performing moves like uppercuts or normal punches. The perspective is either first-person or third-person.&lt;/story&gt; &lt;/game&gt;</text:p>
          </table:table-cell>
        </table:table-row>
        <table:table-row table:style-name="ro1">
          <table:table-cell office:value-type="string">
            <text:p>Heiankyo Alien (USA)</text:p>
          </table:table-cell>
          <table:table-cell office:value-type="float" office:value="1990">
            <text:p>1990</text:p>
          </table:table-cell>
          <table:table-cell office:value-type="string">
            <text:p>ESRB - E (Everyone)</text:p>
          </table:table-cell>
          <table:table-cell office:value-type="string">
            <text:p>Heiankyo Alien </text:p>
          </table:table-cell>
          <table:table-cell office:value-type="string">
            <text:p>Meldac of America Inc.</text:p>
          </table:table-cell>
          <table:table-cell office:value-type="string">
            <text:p>Hyperware</text:p>
          </table:table-cell>
          <table:table-cell office:value-type="string">
            <text:p>Action</text:p>
          </table:table-cell>
          <table:table-cell office:value-type="string">
            <text:p>3.3</text:p>
          </table:table-cell>
          <table:table-cell office:value-type="string">
            <text:p>1-2 Players</text:p>
          </table:table-cell>
          <table:table-cell office:value-type="string">
            <text:p>1000 years ago the city of Kyo was suddenly invaded by aliens. <text:s/>A Kebiishi (knight of the past) was entrusted to defend the city.****The game starts with a maze where the kebiishi and some aliens appear. <text:s/>The aliens start moving through the maze wherever they please. <text:s/>While trying to keep from getting eaten, the kebiishi digs holes where the aliens will likely travel. <text:s/>If an alien comes to a finished hole, it will fall in an be trapped for a while. <text:s/>While the alien is trapped in the hole, you can fill the hole to bury it. <text:s/>If all aliens are buried, the round ends and you can proceed to the next round. <text:s/>****The credits say original concept by TSG, copyright 1979. <text:s/>The Game Boy version includes new original features such as a super alien that has special powers, moves to avoid holes and chases the keibiishi. <text:s/>Two players can play via the video link cable.</text:p>
          </table:table-cell>
          <table:table-cell table:formula="of:=CONCATENATE(&quot;&lt;game name=&quot;;CHAR(34);[.A205];CHAR(34);&quot;&gt; &lt;year&gt;&quot;;[.B205];&quot;&lt;/year&gt; &lt;rating&gt;&quot;;[.C205];&quot;&lt;/rating&gt; &lt;title&gt;&quot;;[.D205];&quot;&lt;/title&gt; &lt;pub&gt;&quot;;[.E205];&quot;&lt;/pub&gt; &lt;dev&gt;&quot;;[.F205];&quot;&lt;/dev&gt; &lt;genre&gt;&quot;;[.G205];&quot;&lt;/genre&gt; &lt;score&gt;&quot;;[.H205];&quot;&lt;/score&gt; &lt;player&gt;&quot;;[.I205];&quot;&lt;/player&gt; &lt;story&gt;&quot;;[.J205];&quot;&lt;/story&gt; &lt;/game&gt;&quot;)" office:value-type="string" office:string-value="&lt;game name=&quot;Heiankyo Alien (USA)&quot;&gt; &lt;year&gt;1990&lt;/year&gt; &lt;rating&gt;ESRB - E (Everyone)&lt;/rating&gt; &lt;title&gt;Heiankyo Alien &lt;/title&gt; &lt;pub&gt;Meldac of America Inc.&lt;/pub&gt; &lt;dev&gt;Hyperware&lt;/dev&gt; &lt;genre&gt;Action&lt;/genre&gt; &lt;score&gt;3.3&lt;/score&gt; &lt;player&gt;1-2 Players&lt;/player&gt; &lt;story&gt;1000 years ago the city of Kyo was suddenly invaded by aliens.  A Kebiishi (knight of the past) was entrusted to defend the city.****The game starts with a maze where the kebiishi and some aliens appear.  The aliens start moving through the maze wherever they please.  While trying to keep from getting eaten, the kebiishi digs holes where the aliens will likely travel.  If an alien comes to a finished hole, it will fall in an be trapped for a while.  While the alien is trapped in the hole, you can fill the hole to bury it.  If all aliens are buried, the round ends and you can proceed to the next round.  ****The credits say original concept by TSG, copyright 1979.  The Game Boy version includes new original features such as a super alien that has special powers, moves to avoid holes and chases the keibiishi.  Two players can play via the video link cable.&lt;/story&gt; &lt;/game&gt;">
            <text:p>&lt;game name="Heiankyo Alien (USA)"&gt; &lt;year&gt;1990&lt;/year&gt; &lt;rating&gt;ESRB - E (Everyone)&lt;/rating&gt; &lt;title&gt;Heiankyo Alien &lt;/title&gt; &lt;pub&gt;Meldac of America Inc.&lt;/pub&gt; &lt;dev&gt;Hyperware&lt;/dev&gt; &lt;genre&gt;Action&lt;/genre&gt; &lt;score&gt;3.3&lt;/score&gt; &lt;player&gt;1-2 Players&lt;/player&gt; &lt;story&gt;1000 years ago the city of Kyo was suddenly invaded by aliens. <text:s/>A Kebiishi (knight of the past) was entrusted to defend the city.****The game starts with a maze where the kebiishi and some aliens appear. <text:s/>The aliens start moving through the maze wherever they please. <text:s/>While trying to keep from getting eaten, the kebiishi digs holes where the aliens will likely travel. <text:s/>If an alien comes to a finished hole, it will fall in an be trapped for a while. <text:s/>While the alien is trapped in the hole, you can fill the hole to bury it. <text:s/>If all aliens are buried, the round ends and you can proceed to the next round. <text:s/>****The credits say original concept by TSG, copyright 1979. <text:s/>The Game Boy version includes new original features such as a super alien that has special powers, moves to avoid holes and chases the keibiishi. <text:s/>Two players can play via the video link cable.&lt;/story&gt; &lt;/game&gt;</text:p>
          </table:table-cell>
        </table:table-row>
        <table:table-row table:style-name="ro1">
          <table:table-cell office:value-type="string">
            <text:p>Hercules (USA, Europe)</text:p>
          </table:table-cell>
          <table:table-cell office:value-type="float" office:value="1997">
            <text:p>1997</text:p>
          </table:table-cell>
          <table:table-cell office:value-type="string">
            <text:p>ESRB - E (Everyone)</text:p>
          </table:table-cell>
          <table:table-cell office:value-type="string">
            <text:p>Hercules </text:p>
          </table:table-cell>
          <table:table-cell office:value-type="string">
            <text:p>THQ Inc.</text:p>
          </table:table-cell>
          <table:table-cell office:value-type="string">
            <text:p>Tiertex Design Studios</text:p>
          </table:table-cell>
          <table:table-cell office:value-type="string">
            <text:p>Platform</text:p>
          </table:table-cell>
          <table:table-cell office:value-type="string">
            <text:p>3.3</text:p>
          </table:table-cell>
          <table:table-cell office:value-type="string">
            <text:p>1 Player</text:p>
          </table:table-cell>
          <table:table-cell office:value-type="string">
            <text:p>You are Hercules... the strongest man on Earth. After learning of your true origins, you are informed by the mighty Zeus that no mortal may join the gods unless he has proven himself a hero. So, the adventure begins. Do what you must to pass each of your deadly tests, become a true hero and take your rightful place on Mt. Olympus! <text:s text:c="2"/>The gods are watching...</text:p>
          </table:table-cell>
          <table:table-cell table:formula="of:=CONCATENATE(&quot;&lt;game name=&quot;;CHAR(34);[.A206];CHAR(34);&quot;&gt; &lt;year&gt;&quot;;[.B206];&quot;&lt;/year&gt; &lt;rating&gt;&quot;;[.C206];&quot;&lt;/rating&gt; &lt;title&gt;&quot;;[.D206];&quot;&lt;/title&gt; &lt;pub&gt;&quot;;[.E206];&quot;&lt;/pub&gt; &lt;dev&gt;&quot;;[.F206];&quot;&lt;/dev&gt; &lt;genre&gt;&quot;;[.G206];&quot;&lt;/genre&gt; &lt;score&gt;&quot;;[.H206];&quot;&lt;/score&gt; &lt;player&gt;&quot;;[.I206];&quot;&lt;/player&gt; &lt;story&gt;&quot;;[.J206];&quot;&lt;/story&gt; &lt;/game&gt;&quot;)" office:value-type="string" office:string-value="&lt;game name=&quot;Hercules (USA, Europe)&quot;&gt; &lt;year&gt;1997&lt;/year&gt; &lt;rating&gt;ESRB - E (Everyone)&lt;/rating&gt; &lt;title&gt;Hercules &lt;/title&gt; &lt;pub&gt;THQ Inc.&lt;/pub&gt; &lt;dev&gt;Tiertex Design Studios&lt;/dev&gt; &lt;genre&gt;Platform&lt;/genre&gt; &lt;score&gt;3.3&lt;/score&gt; &lt;player&gt;1 Player&lt;/player&gt; &lt;story&gt;You are Hercules... the strongest man on Earth. After learning of your true origins, you are informed by the mighty Zeus that no mortal may join the gods unless he has proven himself a hero. So, the adventure begins. Do what you must to pass each of your deadly tests, become a true hero and take your rightful place on Mt. Olympus!   The gods are watching...&lt;/story&gt; &lt;/game&gt;">
            <text:p>&lt;game name="Hercules (USA, Europe)"&gt; &lt;year&gt;1997&lt;/year&gt; &lt;rating&gt;ESRB - E (Everyone)&lt;/rating&gt; &lt;title&gt;Hercules &lt;/title&gt; &lt;pub&gt;THQ Inc.&lt;/pub&gt; &lt;dev&gt;Tiertex Design Studios&lt;/dev&gt; &lt;genre&gt;Platform&lt;/genre&gt; &lt;score&gt;3.3&lt;/score&gt; &lt;player&gt;1 Player&lt;/player&gt; &lt;story&gt;You are Hercules... the strongest man on Earth. After learning of your true origins, you are informed by the mighty Zeus that no mortal may join the gods unless he has proven himself a hero. So, the adventure begins. Do what you must to pass each of your deadly tests, become a true hero and take your rightful place on Mt. Olympus! <text:s text:c="2"/>The gods are watching...&lt;/story&gt; &lt;/game&gt;</text:p>
          </table:table-cell>
        </table:table-row>
        <table:table-row table:style-name="ro1">
          <table:table-cell office:value-type="string">
            <text:p>High Stakes Gambling (USA)</text:p>
          </table:table-cell>
          <table:table-cell office:value-type="float" office:value="1992">
            <text:p>1992</text:p>
          </table:table-cell>
          <table:table-cell office:value-type="string">
            <text:p>ESRB - E (Everyone)</text:p>
          </table:table-cell>
          <table:table-cell office:value-type="string">
            <text:p>High Stakes Gambling </text:p>
          </table:table-cell>
          <table:table-cell office:value-type="string">
            <text:p>Electro Brain Corp.</text:p>
          </table:table-cell>
          <table:table-cell office:value-type="string">
            <text:p>Sculptured Software, Inc.</text:p>
          </table:table-cell>
          <table:table-cell office:value-type="string">
            <text:p>Casino</text:p>
          </table:table-cell>
          <table:table-cell office:value-type="string">
            <text:p>2.8</text:p>
          </table:table-cell>
          <table:table-cell office:value-type="string">
            <text:p>1-2 Players</text:p>
          </table:table-cell>
          <table:table-cell office:value-type="string">
            <text:p>High Stakes Gambling is a Vegas style gambling game with a twist - the game takes place in the 1930s and the player's opponents are the Mafia, and they know how to cheat! The player competes against caricatures of actual mobsters in poker and blackjack. The player can purchase cheats in between stages.</text:p>
          </table:table-cell>
          <table:table-cell table:formula="of:=CONCATENATE(&quot;&lt;game name=&quot;;CHAR(34);[.A207];CHAR(34);&quot;&gt; &lt;year&gt;&quot;;[.B207];&quot;&lt;/year&gt; &lt;rating&gt;&quot;;[.C207];&quot;&lt;/rating&gt; &lt;title&gt;&quot;;[.D207];&quot;&lt;/title&gt; &lt;pub&gt;&quot;;[.E207];&quot;&lt;/pub&gt; &lt;dev&gt;&quot;;[.F207];&quot;&lt;/dev&gt; &lt;genre&gt;&quot;;[.G207];&quot;&lt;/genre&gt; &lt;score&gt;&quot;;[.H207];&quot;&lt;/score&gt; &lt;player&gt;&quot;;[.I207];&quot;&lt;/player&gt; &lt;story&gt;&quot;;[.J207];&quot;&lt;/story&gt; &lt;/game&gt;&quot;)" office:value-type="string" office:string-value="&lt;game name=&quot;High Stakes Gambling (USA)&quot;&gt; &lt;year&gt;1992&lt;/year&gt; &lt;rating&gt;ESRB - E (Everyone)&lt;/rating&gt; &lt;title&gt;High Stakes Gambling &lt;/title&gt; &lt;pub&gt;Electro Brain Corp.&lt;/pub&gt; &lt;dev&gt;Sculptured Software, Inc.&lt;/dev&gt; &lt;genre&gt;Casino&lt;/genre&gt; &lt;score&gt;2.8&lt;/score&gt; &lt;player&gt;1-2 Players&lt;/player&gt; &lt;story&gt;High Stakes Gambling is a Vegas style gambling game with a twist - the game takes place in the 1930s and the player's opponents are the Mafia, and they know how to cheat! The player competes against caricatures of actual mobsters in poker and blackjack. The player can purchase cheats in between stages.&lt;/story&gt; &lt;/game&gt;">
            <text:p>&lt;game name="High Stakes Gambling (USA)"&gt; &lt;year&gt;1992&lt;/year&gt; &lt;rating&gt;ESRB - E (Everyone)&lt;/rating&gt; &lt;title&gt;High Stakes Gambling &lt;/title&gt; &lt;pub&gt;Electro Brain Corp.&lt;/pub&gt; &lt;dev&gt;Sculptured Software, Inc.&lt;/dev&gt; &lt;genre&gt;Casino&lt;/genre&gt; &lt;score&gt;2.8&lt;/score&gt; &lt;player&gt;1-2 Players&lt;/player&gt; &lt;story&gt;High Stakes Gambling is a Vegas style gambling game with a twist - the game takes place in the 1930s and the player's opponents are the Mafia, and they know how to cheat! The player competes against caricatures of actual mobsters in poker and blackjack. The player can purchase cheats in between stages.&lt;/story&gt; &lt;/game&gt;</text:p>
          </table:table-cell>
        </table:table-row>
        <table:table-row table:style-name="ro1">
          <table:table-cell office:value-type="string">
            <text:p>Hit the Ice (USA, Europe)</text:p>
          </table:table-cell>
          <table:table-cell office:value-type="float" office:value="1992">
            <text:p>1992</text:p>
          </table:table-cell>
          <table:table-cell office:value-type="string">
            <text:p>ESRB - E (Everyone)</text:p>
          </table:table-cell>
          <table:table-cell office:value-type="string">
            <text:p>Hit the Ice </text:p>
          </table:table-cell>
          <table:table-cell office:value-type="string">
            <text:p>Taito America Corporation</text:p>
          </table:table-cell>
          <table:table-cell office:value-type="string">
            <text:p>Taito Corporation</text:p>
          </table:table-cell>
          <table:table-cell office:value-type="string">
            <text:p>Sports/Hockey</text:p>
          </table:table-cell>
          <table:table-cell office:value-type="string">
            <text:p>3.7</text:p>
          </table:table-cell>
          <table:table-cell office:value-type="string">
            <text:p>1-2 Players</text:p>
          </table:table-cell>
          <table:table-cell office:value-type="string">
            <text:p>Hit the Ice is a fast-paced, high-impact hockey game based on the 1990 arcade game from Williams. Having more in common with Midway's Arch Rivals than any sane hockey simulation, this arena is no place for penalties, and no place for wimps. While the idea is still to somehow put the puck into the opposing team's goal, each team only has three players, there is a heavy focus on checking, and it is possible to do a "super shot" which is strong enough to send the goalie into the net along with the puck.****Available are exhibition and tournament modes for one or two players. Two players can even team up to take on the computer. The TurboGrafx-16 release also adds a four-player mode, while the Gameboy version adds a "shot race" mode where the player must get a certain number of goals as quickly as possible.</text:p>
          </table:table-cell>
          <table:table-cell table:formula="of:=CONCATENATE(&quot;&lt;game name=&quot;;CHAR(34);[.A208];CHAR(34);&quot;&gt; &lt;year&gt;&quot;;[.B208];&quot;&lt;/year&gt; &lt;rating&gt;&quot;;[.C208];&quot;&lt;/rating&gt; &lt;title&gt;&quot;;[.D208];&quot;&lt;/title&gt; &lt;pub&gt;&quot;;[.E208];&quot;&lt;/pub&gt; &lt;dev&gt;&quot;;[.F208];&quot;&lt;/dev&gt; &lt;genre&gt;&quot;;[.G208];&quot;&lt;/genre&gt; &lt;score&gt;&quot;;[.H208];&quot;&lt;/score&gt; &lt;player&gt;&quot;;[.I208];&quot;&lt;/player&gt; &lt;story&gt;&quot;;[.J208];&quot;&lt;/story&gt; &lt;/game&gt;&quot;)" office:value-type="string" office:string-value="&lt;game name=&quot;Hit the Ice (USA, Europe)&quot;&gt; &lt;year&gt;1992&lt;/year&gt; &lt;rating&gt;ESRB - E (Everyone)&lt;/rating&gt; &lt;title&gt;Hit the Ice &lt;/title&gt; &lt;pub&gt;Taito America Corporation&lt;/pub&gt; &lt;dev&gt;Taito Corporation&lt;/dev&gt; &lt;genre&gt;Sports/Hockey&lt;/genre&gt; &lt;score&gt;3.7&lt;/score&gt; &lt;player&gt;1-2 Players&lt;/player&gt; &lt;story&gt;Hit the Ice is a fast-paced, high-impact hockey game based on the 1990 arcade game from Williams. Having more in common with Midway's Arch Rivals than any sane hockey simulation, this arena is no place for penalties, and no place for wimps. While the idea is still to somehow put the puck into the opposing team's goal, each team only has three players, there is a heavy focus on checking, and it is possible to do a &quot;super shot&quot; which is strong enough to send the goalie into the net along with the puck.****Available are exhibition and tournament modes for one or two players. Two players can even team up to take on the computer. The TurboGrafx-16 release also adds a four-player mode, while the Gameboy version adds a &quot;shot race&quot; mode where the player must get a certain number of goals as quickly as possible.&lt;/story&gt; &lt;/game&gt;">
            <text:p>&lt;game name="Hit the Ice (USA, Europe)"&gt; &lt;year&gt;1992&lt;/year&gt; &lt;rating&gt;ESRB - E (Everyone)&lt;/rating&gt; &lt;title&gt;Hit the Ice &lt;/title&gt; &lt;pub&gt;Taito America Corporation&lt;/pub&gt; &lt;dev&gt;Taito Corporation&lt;/dev&gt; &lt;genre&gt;Sports/Hockey&lt;/genre&gt; &lt;score&gt;3.7&lt;/score&gt; &lt;player&gt;1-2 Players&lt;/player&gt; &lt;story&gt;Hit the Ice is a fast-paced, high-impact hockey game based on the 1990 arcade game from Williams. Having more in common with Midway's Arch Rivals than any sane hockey simulation, this arena is no place for penalties, and no place for wimps. While the idea is still to somehow put the puck into the opposing team's goal, each team only has three players, there is a heavy focus on checking, and it is possible to do a "super shot" which is strong enough to send the goalie into the net along with the puck.****Available are exhibition and tournament modes for one or two players. Two players can even team up to take on the computer. The TurboGrafx-16 release also adds a four-player mode, while the Gameboy version adds a "shot race" mode where the player must get a certain number of goals as quickly as possible.&lt;/story&gt; &lt;/game&gt;</text:p>
          </table:table-cell>
        </table:table-row>
        <table:table-row table:style-name="ro1">
          <table:table-cell office:value-type="string">
            <text:p>Home Alone (USA, Europe)</text:p>
          </table:table-cell>
          <table:table-cell office:value-type="float" office:value="1991">
            <text:p>1991</text:p>
          </table:table-cell>
          <table:table-cell office:value-type="string">
            <text:p>ESRB - E (Everyone)</text:p>
          </table:table-cell>
          <table:table-cell office:value-type="string">
            <text:p>Home Alone </text:p>
          </table:table-cell>
          <table:table-cell office:value-type="string">
            <text:p>THQ Inc.</text:p>
          </table:table-cell>
          <table:table-cell office:value-type="string">
            <text:p>Imagineering Inc.</text:p>
          </table:table-cell>
          <table:table-cell office:value-type="string">
            <text:p>Action</text:p>
          </table:table-cell>
          <table:table-cell office:value-type="string">
            <text:p>2.5</text:p>
          </table:table-cell>
          <table:table-cell office:value-type="string">
            <text:p>1 Player</text:p>
          </table:table-cell>
          <table:table-cell office:value-type="string">
            <text:p>Kevin is left alone at home while his family is celebrating the holidays elsewhere. Unfortunately for him, two burglars have entered the house to keep him company. Kevin must avoid being caught by the burglars while he gathers all the family belongings and bring them to safety. To aid him in his quest, Kevin has a slingshot and a water pistol, but equally important is proper handling of the environment - a banana skid placed in the right spot or a bowling ball on top of a cupboard will help Kevin in his cause against the robbers.</text:p>
          </table:table-cell>
          <table:table-cell table:formula="of:=CONCATENATE(&quot;&lt;game name=&quot;;CHAR(34);[.A209];CHAR(34);&quot;&gt; &lt;year&gt;&quot;;[.B209];&quot;&lt;/year&gt; &lt;rating&gt;&quot;;[.C209];&quot;&lt;/rating&gt; &lt;title&gt;&quot;;[.D209];&quot;&lt;/title&gt; &lt;pub&gt;&quot;;[.E209];&quot;&lt;/pub&gt; &lt;dev&gt;&quot;;[.F209];&quot;&lt;/dev&gt; &lt;genre&gt;&quot;;[.G209];&quot;&lt;/genre&gt; &lt;score&gt;&quot;;[.H209];&quot;&lt;/score&gt; &lt;player&gt;&quot;;[.I209];&quot;&lt;/player&gt; &lt;story&gt;&quot;;[.J209];&quot;&lt;/story&gt; &lt;/game&gt;&quot;)" office:value-type="string" office:string-value="&lt;game name=&quot;Home Alone (USA, Europe)&quot;&gt; &lt;year&gt;1991&lt;/year&gt; &lt;rating&gt;ESRB - E (Everyone)&lt;/rating&gt; &lt;title&gt;Home Alone &lt;/title&gt; &lt;pub&gt;THQ Inc.&lt;/pub&gt; &lt;dev&gt;Imagineering Inc.&lt;/dev&gt; &lt;genre&gt;Action&lt;/genre&gt; &lt;score&gt;2.5&lt;/score&gt; &lt;player&gt;1 Player&lt;/player&gt; &lt;story&gt;Kevin is left alone at home while his family is celebrating the holidays elsewhere. Unfortunately for him, two burglars have entered the house to keep him company. Kevin must avoid being caught by the burglars while he gathers all the family belongings and bring them to safety. To aid him in his quest, Kevin has a slingshot and a water pistol, but equally important is proper handling of the environment - a banana skid placed in the right spot or a bowling ball on top of a cupboard will help Kevin in his cause against the robbers.&lt;/story&gt; &lt;/game&gt;">
            <text:p>&lt;game name="Home Alone (USA, Europe)"&gt; &lt;year&gt;1991&lt;/year&gt; &lt;rating&gt;ESRB - E (Everyone)&lt;/rating&gt; &lt;title&gt;Home Alone &lt;/title&gt; &lt;pub&gt;THQ Inc.&lt;/pub&gt; &lt;dev&gt;Imagineering Inc.&lt;/dev&gt; &lt;genre&gt;Action&lt;/genre&gt; &lt;score&gt;2.5&lt;/score&gt; &lt;player&gt;1 Player&lt;/player&gt; &lt;story&gt;Kevin is left alone at home while his family is celebrating the holidays elsewhere. Unfortunately for him, two burglars have entered the house to keep him company. Kevin must avoid being caught by the burglars while he gathers all the family belongings and bring them to safety. To aid him in his quest, Kevin has a slingshot and a water pistol, but equally important is proper handling of the environment - a banana skid placed in the right spot or a bowling ball on top of a cupboard will help Kevin in his cause against the robbers.&lt;/story&gt; &lt;/game&gt;</text:p>
          </table:table-cell>
        </table:table-row>
        <table:table-row table:style-name="ro1">
          <table:table-cell office:value-type="string">
            <text:p>Home Alone 2 - Lost In New York (USA, Europe)</text:p>
          </table:table-cell>
          <table:table-cell office:value-type="float" office:value="1992">
            <text:p>1992</text:p>
          </table:table-cell>
          <table:table-cell office:value-type="string">
            <text:p>ESRB - E (Everyone)</text:p>
          </table:table-cell>
          <table:table-cell office:value-type="string">
            <text:p>Home Alone 2 - Lost In New York </text:p>
          </table:table-cell>
          <table:table-cell office:value-type="string">
            <text:p>THQ Inc.</text:p>
          </table:table-cell>
          <table:table-cell office:value-type="string">
            <text:p>Imagineering Inc.</text:p>
          </table:table-cell>
          <table:table-cell office:value-type="string">
            <text:p>Action</text:p>
          </table:table-cell>
          <table:table-cell office:value-type="string">
            <text:p>3.1</text:p>
          </table:table-cell>
          <table:table-cell office:value-type="string">
            <text:p>1 Player</text:p>
          </table:table-cell>
          <table:table-cell office:value-type="string">
            <text:p>Loosely based on the film of the same name, Kevin McAllister has arrived in New York City without his parents. However he checks himself into a hotel and begins to have fun. It isn't long before the hotel <text:s/>discovers he's using stolen credit cards and begin to chase him around! On top of that, Harry and Marv the burglars he once defeated, are in town and looking for revenge.****Home Alone 2 is a side scroller. Controlling Kevin McAllister, the player will need to jump over enemies and obstacles while collecting items. These items include health bonuses and a variety of weapons. Losing all of Kevin's health or being "caught" will cost a life. The player starts with three lives for play.</text:p>
          </table:table-cell>
          <table:table-cell table:formula="of:=CONCATENATE(&quot;&lt;game name=&quot;;CHAR(34);[.A210];CHAR(34);&quot;&gt; &lt;year&gt;&quot;;[.B210];&quot;&lt;/year&gt; &lt;rating&gt;&quot;;[.C210];&quot;&lt;/rating&gt; &lt;title&gt;&quot;;[.D210];&quot;&lt;/title&gt; &lt;pub&gt;&quot;;[.E210];&quot;&lt;/pub&gt; &lt;dev&gt;&quot;;[.F210];&quot;&lt;/dev&gt; &lt;genre&gt;&quot;;[.G210];&quot;&lt;/genre&gt; &lt;score&gt;&quot;;[.H210];&quot;&lt;/score&gt; &lt;player&gt;&quot;;[.I210];&quot;&lt;/player&gt; &lt;story&gt;&quot;;[.J210];&quot;&lt;/story&gt; &lt;/game&gt;&quot;)" office:value-type="string" office:string-value="&lt;game name=&quot;Home Alone 2 - Lost In New York (USA, Europe)&quot;&gt; &lt;year&gt;1992&lt;/year&gt; &lt;rating&gt;ESRB - E (Everyone)&lt;/rating&gt; &lt;title&gt;Home Alone 2 - Lost In New York &lt;/title&gt; &lt;pub&gt;THQ Inc.&lt;/pub&gt; &lt;dev&gt;Imagineering Inc.&lt;/dev&gt; &lt;genre&gt;Action&lt;/genre&gt; &lt;score&gt;3.1&lt;/score&gt; &lt;player&gt;1 Player&lt;/player&gt; &lt;story&gt;Loosely based on the film of the same name, Kevin McAllister has arrived in New York City without his parents. However he checks himself into a hotel and begins to have fun. It isn't long before the hotel  discovers he's using stolen credit cards and begin to chase him around! On top of that, Harry and Marv the burglars he once defeated, are in town and looking for revenge.****Home Alone 2 is a side scroller. Controlling Kevin McAllister, the player will need to jump over enemies and obstacles while collecting items. These items include health bonuses and a variety of weapons. Losing all of Kevin's health or being &quot;caught&quot; will cost a life. The player starts with three lives for play.&lt;/story&gt; &lt;/game&gt;">
            <text:p>&lt;game name="Home Alone 2 - Lost In New York (USA, Europe)"&gt; &lt;year&gt;1992&lt;/year&gt; &lt;rating&gt;ESRB - E (Everyone)&lt;/rating&gt; &lt;title&gt;Home Alone 2 - Lost In New York &lt;/title&gt; &lt;pub&gt;THQ Inc.&lt;/pub&gt; &lt;dev&gt;Imagineering Inc.&lt;/dev&gt; &lt;genre&gt;Action&lt;/genre&gt; &lt;score&gt;3.1&lt;/score&gt; &lt;player&gt;1 Player&lt;/player&gt; &lt;story&gt;Loosely based on the film of the same name, Kevin McAllister has arrived in New York City without his parents. However he checks himself into a hotel and begins to have fun. It isn't long before the hotel <text:s/>discovers he's using stolen credit cards and begin to chase him around! On top of that, Harry and Marv the burglars he once defeated, are in town and looking for revenge.****Home Alone 2 is a side scroller. Controlling Kevin McAllister, the player will need to jump over enemies and obstacles while collecting items. These items include health bonuses and a variety of weapons. Losing all of Kevin's health or being "caught" will cost a life. The player starts with three lives for play.&lt;/story&gt; &lt;/game&gt;</text:p>
          </table:table-cell>
        </table:table-row>
        <table:table-row table:style-name="ro1">
          <table:table-cell office:value-type="string">
            <text:p>Hook (USA)</text:p>
          </table:table-cell>
          <table:table-cell office:value-type="float" office:value="1992">
            <text:p>1992</text:p>
          </table:table-cell>
          <table:table-cell office:value-type="string">
            <text:p>ESRB - E (Everyone)</text:p>
          </table:table-cell>
          <table:table-cell office:value-type="string">
            <text:p>Hook </text:p>
          </table:table-cell>
          <table:table-cell office:value-type="string">
            <text:p>Sony Imagesoft</text:p>
          </table:table-cell>
          <table:table-cell office:value-type="string">
            <text:p>Painting by Numbers, Ltd.</text:p>
          </table:table-cell>
          <table:table-cell office:value-type="string">
            <text:p>Platform</text:p>
          </table:table-cell>
          <table:table-cell office:value-type="string">
            <text:p>2.4</text:p>
          </table:table-cell>
          <table:table-cell office:value-type="string">
            <text:p>1-2 Players</text:p>
          </table:table-cell>
          <table:table-cell office:value-type="string">
            <text:p>In this video game adaption of the Steven Spielberg film Hook, the player takes the role of a grown-up Peter Pan, whose kids have been kidnapped by Captain Hook. Tinker Bell takes Peter back to Neverland where he must again become Pan and reclaim his children.****This particular interpretation is a side-scrolling action game, in which players must hack their way past Hook's denizens through 11 levels. <text:s/>These include forests, icy regions, and towns which Peter will have to jump, climb, and swim through. Magic items such as apples and pixie dust can be collected for special powers. When enemies are attacked, they simply put their hands up in surrender rather than dying, so as to make the game more child-friendly.</text:p>
          </table:table-cell>
          <table:table-cell table:formula="of:=CONCATENATE(&quot;&lt;game name=&quot;;CHAR(34);[.A211];CHAR(34);&quot;&gt; &lt;year&gt;&quot;;[.B211];&quot;&lt;/year&gt; &lt;rating&gt;&quot;;[.C211];&quot;&lt;/rating&gt; &lt;title&gt;&quot;;[.D211];&quot;&lt;/title&gt; &lt;pub&gt;&quot;;[.E211];&quot;&lt;/pub&gt; &lt;dev&gt;&quot;;[.F211];&quot;&lt;/dev&gt; &lt;genre&gt;&quot;;[.G211];&quot;&lt;/genre&gt; &lt;score&gt;&quot;;[.H211];&quot;&lt;/score&gt; &lt;player&gt;&quot;;[.I211];&quot;&lt;/player&gt; &lt;story&gt;&quot;;[.J211];&quot;&lt;/story&gt; &lt;/game&gt;&quot;)" office:value-type="string" office:string-value="&lt;game name=&quot;Hook (USA)&quot;&gt; &lt;year&gt;1992&lt;/year&gt; &lt;rating&gt;ESRB - E (Everyone)&lt;/rating&gt; &lt;title&gt;Hook &lt;/title&gt; &lt;pub&gt;Sony Imagesoft&lt;/pub&gt; &lt;dev&gt;Painting by Numbers, Ltd.&lt;/dev&gt; &lt;genre&gt;Platform&lt;/genre&gt; &lt;score&gt;2.4&lt;/score&gt; &lt;player&gt;1-2 Players&lt;/player&gt; &lt;story&gt;In this video game adaption of the Steven Spielberg film Hook, the player takes the role of a grown-up Peter Pan, whose kids have been kidnapped by Captain Hook. Tinker Bell takes Peter back to Neverland where he must again become Pan and reclaim his children.****This particular interpretation is a side-scrolling action game, in which players must hack their way past Hook's denizens through 11 levels.  These include forests, icy regions, and towns which Peter will have to jump, climb, and swim through. Magic items such as apples and pixie dust can be collected for special powers. When enemies are attacked, they simply put their hands up in surrender rather than dying, so as to make the game more child-friendly.&lt;/story&gt; &lt;/game&gt;">
            <text:p>&lt;game name="Hook (USA)"&gt; &lt;year&gt;1992&lt;/year&gt; &lt;rating&gt;ESRB - E (Everyone)&lt;/rating&gt; &lt;title&gt;Hook &lt;/title&gt; &lt;pub&gt;Sony Imagesoft&lt;/pub&gt; &lt;dev&gt;Painting by Numbers, Ltd.&lt;/dev&gt; &lt;genre&gt;Platform&lt;/genre&gt; &lt;score&gt;2.4&lt;/score&gt; &lt;player&gt;1-2 Players&lt;/player&gt; &lt;story&gt;In this video game adaption of the Steven Spielberg film Hook, the player takes the role of a grown-up Peter Pan, whose kids have been kidnapped by Captain Hook. Tinker Bell takes Peter back to Neverland where he must again become Pan and reclaim his children.****This particular interpretation is a side-scrolling action game, in which players must hack their way past Hook's denizens through 11 levels. <text:s/>These include forests, icy regions, and towns which Peter will have to jump, climb, and swim through. Magic items such as apples and pixie dust can be collected for special powers. When enemies are attacked, they simply put their hands up in surrender rather than dying, so as to make the game more child-friendly.&lt;/story&gt; &lt;/game&gt;</text:p>
          </table:table-cell>
        </table:table-row>
        <table:table-row table:style-name="ro1">
          <table:table-cell office:value-type="string">
            <text:p>Hudson Hawk (USA)</text:p>
          </table:table-cell>
          <table:table-cell office:value-type="float" office:value="1991">
            <text:p>1991</text:p>
          </table:table-cell>
          <table:table-cell office:value-type="string">
            <text:p>ESRB - E (Everyone)</text:p>
          </table:table-cell>
          <table:table-cell office:value-type="string">
            <text:p>Hudson Hawk </text:p>
          </table:table-cell>
          <table:table-cell office:value-type="string">
            <text:p>Sony Imagesoft</text:p>
          </table:table-cell>
          <table:table-cell office:value-type="string">
            <text:p>Ocean Software Ltd.</text:p>
          </table:table-cell>
          <table:table-cell office:value-type="string">
            <text:p>Action</text:p>
          </table:table-cell>
          <table:table-cell office:value-type="string">
            <text:p>2.9</text:p>
          </table:table-cell>
          <table:table-cell office:value-type="string">
            <text:p>1 Player</text:p>
          </table:table-cell>
          <table:table-cell office:value-type="string">
            <text:p>Hudson Hawk, a cat burglar, has a mission: steal three of Da Vinci's works of art, which include a rocking horse known as "The Sforza", his sketchbook that he called "The Codex", and a precious crystal. The mission will take him through a mansion, castles, rooftops, subways, and the Vatican. Of course, getting all these items will not be as easy as it sounds. Not only does Hawk face security guards, guard dogs, and others, but he must also avoid setting off alarms. To help him, Hawk can either punch enemies, or throw a ball at them.</text:p>
          </table:table-cell>
          <table:table-cell table:formula="of:=CONCATENATE(&quot;&lt;game name=&quot;;CHAR(34);[.A212];CHAR(34);&quot;&gt; &lt;year&gt;&quot;;[.B212];&quot;&lt;/year&gt; &lt;rating&gt;&quot;;[.C212];&quot;&lt;/rating&gt; &lt;title&gt;&quot;;[.D212];&quot;&lt;/title&gt; &lt;pub&gt;&quot;;[.E212];&quot;&lt;/pub&gt; &lt;dev&gt;&quot;;[.F212];&quot;&lt;/dev&gt; &lt;genre&gt;&quot;;[.G212];&quot;&lt;/genre&gt; &lt;score&gt;&quot;;[.H212];&quot;&lt;/score&gt; &lt;player&gt;&quot;;[.I212];&quot;&lt;/player&gt; &lt;story&gt;&quot;;[.J212];&quot;&lt;/story&gt; &lt;/game&gt;&quot;)" office:value-type="string" office:string-value="&lt;game name=&quot;Hudson Hawk (USA)&quot;&gt; &lt;year&gt;1991&lt;/year&gt; &lt;rating&gt;ESRB - E (Everyone)&lt;/rating&gt; &lt;title&gt;Hudson Hawk &lt;/title&gt; &lt;pub&gt;Sony Imagesoft&lt;/pub&gt; &lt;dev&gt;Ocean Software Ltd.&lt;/dev&gt; &lt;genre&gt;Action&lt;/genre&gt; &lt;score&gt;2.9&lt;/score&gt; &lt;player&gt;1 Player&lt;/player&gt; &lt;story&gt;Hudson Hawk, a cat burglar, has a mission: steal three of Da Vinci's works of art, which include a rocking horse known as &quot;The Sforza&quot;, his sketchbook that he called &quot;The Codex&quot;, and a precious crystal. The mission will take him through a mansion, castles, rooftops, subways, and the Vatican. Of course, getting all these items will not be as easy as it sounds. Not only does Hawk face security guards, guard dogs, and others, but he must also avoid setting off alarms. To help him, Hawk can either punch enemies, or throw a ball at them.&lt;/story&gt; &lt;/game&gt;">
            <text:p>&lt;game name="Hudson Hawk (USA)"&gt; &lt;year&gt;1991&lt;/year&gt; &lt;rating&gt;ESRB - E (Everyone)&lt;/rating&gt; &lt;title&gt;Hudson Hawk &lt;/title&gt; &lt;pub&gt;Sony Imagesoft&lt;/pub&gt; &lt;dev&gt;Ocean Software Ltd.&lt;/dev&gt; &lt;genre&gt;Action&lt;/genre&gt; &lt;score&gt;2.9&lt;/score&gt; &lt;player&gt;1 Player&lt;/player&gt; &lt;story&gt;Hudson Hawk, a cat burglar, has a mission: steal three of Da Vinci's works of art, which include a rocking horse known as "The Sforza", his sketchbook that he called "The Codex", and a precious crystal. The mission will take him through a mansion, castles, rooftops, subways, and the Vatican. Of course, getting all these items will not be as easy as it sounds. Not only does Hawk face security guards, guard dogs, and others, but he must also avoid setting off alarms. To help him, Hawk can either punch enemies, or throw a ball at them.&lt;/story&gt; &lt;/game&gt;</text:p>
          </table:table-cell>
        </table:table-row>
        <table:table-row table:style-name="ro1">
          <table:table-cell office:value-type="string">
            <text:p>Hugo (Europe)</text:p>
          </table:table-cell>
          <table:table-cell office:value-type="float" office:value="1992">
            <text:p>1992</text:p>
          </table:table-cell>
          <table:table-cell office:value-type="string">
            <text:p>ESRB - E (Everyone)</text:p>
          </table:table-cell>
          <table:table-cell office:value-type="string">
            <text:p>Hugo </text:p>
          </table:table-cell>
          <table:table-cell table:number-columns-repeated="2" office:value-type="string">
            <text:p>Kemco</text:p>
          </table:table-cell>
          <table:table-cell office:value-type="string">
            <text:p>Platform</text:p>
          </table:table-cell>
          <table:table-cell office:value-type="string">
            <text:p>3.2</text:p>
          </table:table-cell>
          <table:table-cell office:value-type="string">
            <text:p>1 Player</text:p>
          </table:table-cell>
          <table:table-cell office:value-type="string">
            <text:p>In the games' story, the hateful witch named Scylla arrives at the home of Hugo the troll and kidnaps his wife Hugoline and their three children (Rit, Rat and Rut) because she needs them for a magical beauty treatment. Hugo must rescue them and defeat Scylla to bring peace to the woods, despite the obstacles the witch places in his path on the way to her lair. The player must complete a number of minigames and guessing games to rescue Hugolina and the children.</text:p>
          </table:table-cell>
          <table:table-cell table:formula="of:=CONCATENATE(&quot;&lt;game name=&quot;;CHAR(34);[.A213];CHAR(34);&quot;&gt; &lt;year&gt;&quot;;[.B213];&quot;&lt;/year&gt; &lt;rating&gt;&quot;;[.C213];&quot;&lt;/rating&gt; &lt;title&gt;&quot;;[.D213];&quot;&lt;/title&gt; &lt;pub&gt;&quot;;[.E213];&quot;&lt;/pub&gt; &lt;dev&gt;&quot;;[.F213];&quot;&lt;/dev&gt; &lt;genre&gt;&quot;;[.G213];&quot;&lt;/genre&gt; &lt;score&gt;&quot;;[.H213];&quot;&lt;/score&gt; &lt;player&gt;&quot;;[.I213];&quot;&lt;/player&gt; &lt;story&gt;&quot;;[.J213];&quot;&lt;/story&gt; &lt;/game&gt;&quot;)" office:value-type="string" office:string-value="&lt;game name=&quot;Hugo (Europe)&quot;&gt; &lt;year&gt;1992&lt;/year&gt; &lt;rating&gt;ESRB - E (Everyone)&lt;/rating&gt; &lt;title&gt;Hugo &lt;/title&gt; &lt;pub&gt;Kemco&lt;/pub&gt; &lt;dev&gt;Kemco&lt;/dev&gt; &lt;genre&gt;Platform&lt;/genre&gt; &lt;score&gt;3.2&lt;/score&gt; &lt;player&gt;1 Player&lt;/player&gt; &lt;story&gt;In the games' story, the hateful witch named Scylla arrives at the home of Hugo the troll and kidnaps his wife Hugoline and their three children (Rit, Rat and Rut) because she needs them for a magical beauty treatment. Hugo must rescue them and defeat Scylla to bring peace to the woods, despite the obstacles the witch places in his path on the way to her lair. The player must complete a number of minigames and guessing games to rescue Hugolina and the children.&lt;/story&gt; &lt;/game&gt;">
            <text:p>&lt;game name="Hugo (Europe)"&gt; &lt;year&gt;1992&lt;/year&gt; &lt;rating&gt;ESRB - E (Everyone)&lt;/rating&gt; &lt;title&gt;Hugo &lt;/title&gt; &lt;pub&gt;Kemco&lt;/pub&gt; &lt;dev&gt;Kemco&lt;/dev&gt; &lt;genre&gt;Platform&lt;/genre&gt; &lt;score&gt;3.2&lt;/score&gt; &lt;player&gt;1 Player&lt;/player&gt; &lt;story&gt;In the games' story, the hateful witch named Scylla arrives at the home of Hugo the troll and kidnaps his wife Hugoline and their three children (Rit, Rat and Rut) because she needs them for a magical beauty treatment. Hugo must rescue them and defeat Scylla to bring peace to the woods, despite the obstacles the witch places in his path on the way to her lair. The player must complete a number of minigames and guessing games to rescue Hugolina and the children.&lt;/story&gt; &lt;/game&gt;</text:p>
          </table:table-cell>
        </table:table-row>
        <table:table-row table:style-name="ro1">
          <table:table-cell office:value-type="string">
            <text:p>Hugo 2 (Germany)</text:p>
          </table:table-cell>
          <table:table-cell office:value-type="float" office:value="1997">
            <text:p>1997</text:p>
          </table:table-cell>
          <table:table-cell office:value-type="string">
            <text:p>ESRB - E (Everyone)</text:p>
          </table:table-cell>
          <table:table-cell office:value-type="string">
            <text:p>Hugo 2 </text:p>
          </table:table-cell>
          <table:table-cell office:value-type="string">
            <text:p>Laguna Videospiele Vertriebs <text:s/>&amp; Marketing GmbH</text:p>
          </table:table-cell>
          <table:table-cell office:value-type="string">
            <text:p>Bit Managers S.L.</text:p>
          </table:table-cell>
          <table:table-cell office:value-type="string">
            <text:p>Action</text:p>
          </table:table-cell>
          <table:table-cell office:value-type="string">
            <text:p>2.2</text:p>
          </table:table-cell>
          <table:table-cell office:value-type="string">
            <text:p>1 Player</text:p>
          </table:table-cell>
          <table:table-cell office:value-type="string">
            <text:p>Hugo 2 is a game based on a call-in TV series for kids. It includes five levels which are directly based on mini games from the TV show. The goal is always to both survive and collect as many money bags as possible. The amount of required bags to beat a level depends on the chosen difficulty level. •Underwater snorkeling: Hugo camera is fixed behind Hugo's back and he has to dodge incoming obstacles. He also needs to regularly take new breath which is only possible if he stays in the middle of the screen. •Snowboarding: Just like in the underwater level, Hugo has to dodge incoming obstacles; just on a snowboard. •Forest: Hugo automatically moves from left to right and has to dodge obstacles by either jumping or ducking. •Ice cave: Here Hugo moves over a bottomless pit. The only way to stay alive is to stand on pillars, but those randomly rise and fall. Hugo can move in four directions. •The fifth level is unlocked after beating the other four. </text:p>
          </table:table-cell>
          <table:table-cell table:formula="of:=CONCATENATE(&quot;&lt;game name=&quot;;CHAR(34);[.A214];CHAR(34);&quot;&gt; &lt;year&gt;&quot;;[.B214];&quot;&lt;/year&gt; &lt;rating&gt;&quot;;[.C214];&quot;&lt;/rating&gt; &lt;title&gt;&quot;;[.D214];&quot;&lt;/title&gt; &lt;pub&gt;&quot;;[.E214];&quot;&lt;/pub&gt; &lt;dev&gt;&quot;;[.F214];&quot;&lt;/dev&gt; &lt;genre&gt;&quot;;[.G214];&quot;&lt;/genre&gt; &lt;score&gt;&quot;;[.H214];&quot;&lt;/score&gt; &lt;player&gt;&quot;;[.I214];&quot;&lt;/player&gt; &lt;story&gt;&quot;;[.J214];&quot;&lt;/story&gt; &lt;/game&gt;&quot;)" office:value-type="string" office:string-value="&lt;game name=&quot;Hugo 2 (Germany)&quot;&gt; &lt;year&gt;1997&lt;/year&gt; &lt;rating&gt;ESRB - E (Everyone)&lt;/rating&gt; &lt;title&gt;Hugo 2 &lt;/title&gt; &lt;pub&gt;Laguna Videospiele Vertriebs  &amp; Marketing GmbH&lt;/pub&gt; &lt;dev&gt;Bit Managers S.L.&lt;/dev&gt; &lt;genre&gt;Action&lt;/genre&gt; &lt;score&gt;2.2&lt;/score&gt; &lt;player&gt;1 Player&lt;/player&gt; &lt;story&gt;Hugo 2 is a game based on a call-in TV series for kids. It includes five levels which are directly based on mini games from the TV show. The goal is always to both survive and collect as many money bags as possible. The amount of required bags to beat a level depends on the chosen difficulty level. •Underwater snorkeling: Hugo camera is fixed behind Hugo's back and he has to dodge incoming obstacles. He also needs to regularly take new breath which is only possible if he stays in the middle of the screen. •Snowboarding: Just like in the underwater level, Hugo has to dodge incoming obstacles; just on a snowboard. •Forest: Hugo automatically moves from left to right and has to dodge obstacles by either jumping or ducking. •Ice cave: Here Hugo moves over a bottomless pit. The only way to stay alive is to stand on pillars, but those randomly rise and fall. Hugo can move in four directions. •The fifth level is unlocked after beating the other four. &lt;/story&gt; &lt;/game&gt;">
            <text:p>&lt;game name="Hugo 2 (Germany)"&gt; &lt;year&gt;1997&lt;/year&gt; &lt;rating&gt;ESRB - E (Everyone)&lt;/rating&gt; &lt;title&gt;Hugo 2 &lt;/title&gt; &lt;pub&gt;Laguna Videospiele Vertriebs <text:s/>&amp; Marketing GmbH&lt;/pub&gt; &lt;dev&gt;Bit Managers S.L.&lt;/dev&gt; &lt;genre&gt;Action&lt;/genre&gt; &lt;score&gt;2.2&lt;/score&gt; &lt;player&gt;1 Player&lt;/player&gt; &lt;story&gt;Hugo 2 is a game based on a call-in TV series for kids. It includes five levels which are directly based on mini games from the TV show. The goal is always to both survive and collect as many money bags as possible. The amount of required bags to beat a level depends on the chosen difficulty level. •Underwater snorkeling: Hugo camera is fixed behind Hugo's back and he has to dodge incoming obstacles. He also needs to regularly take new breath which is only possible if he stays in the middle of the screen. •Snowboarding: Just like in the underwater level, Hugo has to dodge incoming obstacles; just on a snowboard. •Forest: Hugo automatically moves from left to right and has to dodge obstacles by either jumping or ducking. •Ice cave: Here Hugo moves over a bottomless pit. The only way to stay alive is to stand on pillars, but those randomly rise and fall. Hugo can move in four directions. •The fifth level is unlocked after beating the other four. &lt;/story&gt; &lt;/game&gt;</text:p>
          </table:table-cell>
        </table:table-row>
        <table:table-row table:style-name="ro1">
          <table:table-cell office:value-type="string">
            <text:p>Humans, The (USA)</text:p>
          </table:table-cell>
          <table:table-cell office:value-type="float" office:value="1992">
            <text:p>1992</text:p>
          </table:table-cell>
          <table:table-cell office:value-type="string">
            <text:p>ESRB - E (Everyone)</text:p>
          </table:table-cell>
          <table:table-cell office:value-type="string">
            <text:p>Humans, The </text:p>
          </table:table-cell>
          <table:table-cell office:value-type="string">
            <text:p>GameTek, Inc.</text:p>
          </table:table-cell>
          <table:table-cell office:value-type="string">
            <text:p>Imagitec Design Inc.</text:p>
          </table:table-cell>
          <table:table-cell office:value-type="string">
            <text:p>Puzzle</text:p>
          </table:table-cell>
          <table:table-cell office:value-type="string">
            <text:p>2.8</text:p>
          </table:table-cell>
          <table:table-cell office:value-type="string">
            <text:p>1 Player</text:p>
          </table:table-cell>
          <table:table-cell office:value-type="string">
            <text:p>Your job in this action puzzler is to help prehistoric man to evolve by helping them discover tools, the wheel, weapons, or even fire. Each level in the game will have a given task to help in this, and you are allotted a number of characters who must accomplish the task. The player can switch from person to person while moving the characters around each scrolling puzzle, and teamwork is essential to success. <text:s/>****Tasks can include finding objects (like a spear) on the screen, or trying to reach a specific destination which may require the use of objects you have discovered so far. Each level has a time limit, when time runs out the level can be restarted.</text:p>
          </table:table-cell>
          <table:table-cell table:formula="of:=CONCATENATE(&quot;&lt;game name=&quot;;CHAR(34);[.A215];CHAR(34);&quot;&gt; &lt;year&gt;&quot;;[.B215];&quot;&lt;/year&gt; &lt;rating&gt;&quot;;[.C215];&quot;&lt;/rating&gt; &lt;title&gt;&quot;;[.D215];&quot;&lt;/title&gt; &lt;pub&gt;&quot;;[.E215];&quot;&lt;/pub&gt; &lt;dev&gt;&quot;;[.F215];&quot;&lt;/dev&gt; &lt;genre&gt;&quot;;[.G215];&quot;&lt;/genre&gt; &lt;score&gt;&quot;;[.H215];&quot;&lt;/score&gt; &lt;player&gt;&quot;;[.I215];&quot;&lt;/player&gt; &lt;story&gt;&quot;;[.J215];&quot;&lt;/story&gt; &lt;/game&gt;&quot;)" office:value-type="string" office:string-value="&lt;game name=&quot;Humans, The (USA)&quot;&gt; &lt;year&gt;1992&lt;/year&gt; &lt;rating&gt;ESRB - E (Everyone)&lt;/rating&gt; &lt;title&gt;Humans, The &lt;/title&gt; &lt;pub&gt;GameTek, Inc.&lt;/pub&gt; &lt;dev&gt;Imagitec Design Inc.&lt;/dev&gt; &lt;genre&gt;Puzzle&lt;/genre&gt; &lt;score&gt;2.8&lt;/score&gt; &lt;player&gt;1 Player&lt;/player&gt; &lt;story&gt;Your job in this action puzzler is to help prehistoric man to evolve by helping them discover tools, the wheel, weapons, or even fire. Each level in the game will have a given task to help in this, and you are allotted a number of characters who must accomplish the task. The player can switch from person to person while moving the characters around each scrolling puzzle, and teamwork is essential to success.  ****Tasks can include finding objects (like a spear) on the screen, or trying to reach a specific destination which may require the use of objects you have discovered so far. Each level has a time limit, when time runs out the level can be restarted.&lt;/story&gt; &lt;/game&gt;">
            <text:p>&lt;game name="Humans, The (USA)"&gt; &lt;year&gt;1992&lt;/year&gt; &lt;rating&gt;ESRB - E (Everyone)&lt;/rating&gt; &lt;title&gt;Humans, The &lt;/title&gt; &lt;pub&gt;GameTek, Inc.&lt;/pub&gt; &lt;dev&gt;Imagitec Design Inc.&lt;/dev&gt; &lt;genre&gt;Puzzle&lt;/genre&gt; &lt;score&gt;2.8&lt;/score&gt; &lt;player&gt;1 Player&lt;/player&gt; &lt;story&gt;Your job in this action puzzler is to help prehistoric man to evolve by helping them discover tools, the wheel, weapons, or even fire. Each level in the game will have a given task to help in this, and you are allotted a number of characters who must accomplish the task. The player can switch from person to person while moving the characters around each scrolling puzzle, and teamwork is essential to success. <text:s/>****Tasks can include finding objects (like a spear) on the screen, or trying to reach a specific destination which may require the use of objects you have discovered so far. Each level has a time limit, when time runs out the level can be restarted.&lt;/story&gt; &lt;/game&gt;</text:p>
          </table:table-cell>
        </table:table-row>
        <table:table-row table:style-name="ro1">
          <table:table-cell office:value-type="string">
            <text:p>Hunchback of Notre Dame, The - 5 Foolishly Fun Topsy Turvy Games (USA, Europe)</text:p>
          </table:table-cell>
          <table:table-cell office:value-type="float" office:value="1997">
            <text:p>1997</text:p>
          </table:table-cell>
          <table:table-cell office:value-type="string">
            <text:p>ESRB - E (Everyone)</text:p>
          </table:table-cell>
          <table:table-cell office:value-type="string">
            <text:p>Hunchback of Notre Dame, The - 5 Foolishly Fun Topsy Turvy Games </text:p>
          </table:table-cell>
          <table:table-cell office:value-type="string">
            <text:p>THQ Inc.</text:p>
          </table:table-cell>
          <table:table-cell office:value-type="string">
            <text:p>Tiertex Design Studios</text:p>
          </table:table-cell>
          <table:table-cell office:value-type="string">
            <text:p>Action</text:p>
          </table:table-cell>
          <table:table-cell office:value-type="string">
            <text:p>3.1</text:p>
          </table:table-cell>
          <table:table-cell office:value-type="string">
            <text:p>1 Player</text:p>
          </table:table-cell>
          <table:table-cell office:value-type="string">
            <text:p>Disney's The Hunchback of Notre Dame is essentially the same game as the PC version, but features two new mini games ("Catch the Fool" and "Picture Puzzle"). In turn, the mini games "Le Food Fight" and "Inside Outwords" were removed. The game is a mini games collection based on the Disney movie of the same name. The mini games are: •Chiseler: A Breakout variant •Djali Bowling: A bowling variant with a "two-click" system: the position of the bowling goat and the speed by clicking the button with the correct timing while the goat respectively an arrow automatically move back and forth - the position when the button is pressed determines the result. The player also has to choose if the throw is straight or with a drift. •Catch the Fool: The player is in charge of a rescue net and can move left and right. People are thrown out of the window and the player has to move into position in order to rescue them. •Upsy Daisy: Two participants are floating because they have a bundle of balloons in their hands. The goal is to destroy all of the opponent's balloons. •Picture Puzzle: A standard sliding block puzzle. •Wheel of Fortune: This game has to be unlocked with good results in the other mini games. The game randomly chooses one of the games and assigns a certain mission to it, e.g. beating a certain level in Chiseler with only one ball. </text:p>
          </table:table-cell>
          <table:table-cell table:formula="of:=CONCATENATE(&quot;&lt;game name=&quot;;CHAR(34);[.A216];CHAR(34);&quot;&gt; &lt;year&gt;&quot;;[.B216];&quot;&lt;/year&gt; &lt;rating&gt;&quot;;[.C216];&quot;&lt;/rating&gt; &lt;title&gt;&quot;;[.D216];&quot;&lt;/title&gt; &lt;pub&gt;&quot;;[.E216];&quot;&lt;/pub&gt; &lt;dev&gt;&quot;;[.F216];&quot;&lt;/dev&gt; &lt;genre&gt;&quot;;[.G216];&quot;&lt;/genre&gt; &lt;score&gt;&quot;;[.H216];&quot;&lt;/score&gt; &lt;player&gt;&quot;;[.I216];&quot;&lt;/player&gt; &lt;story&gt;&quot;;[.J216];&quot;&lt;/story&gt; &lt;/game&gt;&quot;)" office:value-type="string" office:string-value="&lt;game name=&quot;Hunchback of Notre Dame, The - 5 Foolishly Fun Topsy Turvy Games (USA, Europe)&quot;&gt; &lt;year&gt;1997&lt;/year&gt; &lt;rating&gt;ESRB - E (Everyone)&lt;/rating&gt; &lt;title&gt;Hunchback of Notre Dame, The - 5 Foolishly Fun Topsy Turvy Games &lt;/title&gt; &lt;pub&gt;THQ Inc.&lt;/pub&gt; &lt;dev&gt;Tiertex Design Studios&lt;/dev&gt; &lt;genre&gt;Action&lt;/genre&gt; &lt;score&gt;3.1&lt;/score&gt; &lt;player&gt;1 Player&lt;/player&gt; &lt;story&gt;Disney's The Hunchback of Notre Dame is essentially the same game as the PC version, but features two new mini games (&quot;Catch the Fool&quot; and &quot;Picture Puzzle&quot;). In turn, the mini games &quot;Le Food Fight&quot; and &quot;Inside Outwords&quot; were removed. The game is a mini games collection based on the Disney movie of the same name. The mini games are: •Chiseler: A Breakout variant •Djali Bowling: A bowling variant with a &quot;two-click&quot; system: the position of the bowling goat and the speed by clicking the button with the correct timing while the goat respectively an arrow automatically move back and forth - the position when the button is pressed determines the result. The player also has to choose if the throw is straight or with a drift. •Catch the Fool: The player is in charge of a rescue net and can move left and right. People are thrown out of the window and the player has to move into position in order to rescue them. •Upsy Daisy: Two participants are floating because they have a bundle of balloons in their hands. The goal is to destroy all of the opponent's balloons. •Picture Puzzle: A standard sliding block puzzle. •Wheel of Fortune: This game has to be unlocked with good results in the other mini games. The game randomly chooses one of the games and assigns a certain mission to it, e.g. beating a certain level in Chiseler with only one ball. &lt;/story&gt; &lt;/game&gt;">
            <text:p>&lt;game name="Hunchback of Notre Dame, The - 5 Foolishly Fun Topsy Turvy Games (USA, Europe)"&gt; &lt;year&gt;1997&lt;/year&gt; &lt;rating&gt;ESRB - E (Everyone)&lt;/rating&gt; &lt;title&gt;Hunchback of Notre Dame, The - 5 Foolishly Fun Topsy Turvy Games &lt;/title&gt; &lt;pub&gt;THQ Inc.&lt;/pub&gt; &lt;dev&gt;Tiertex Design Studios&lt;/dev&gt; &lt;genre&gt;Action&lt;/genre&gt; &lt;score&gt;3.1&lt;/score&gt; &lt;player&gt;1 Player&lt;/player&gt; &lt;story&gt;Disney's The Hunchback of Notre Dame is essentially the same game as the PC version, but features two new mini games ("Catch the Fool" and "Picture Puzzle"). In turn, the mini games "Le Food Fight" and "Inside Outwords" were removed. The game is a mini games collection based on the Disney movie of the same name. The mini games are: •Chiseler: A Breakout variant •Djali Bowling: A bowling variant with a "two-click" system: the position of the bowling goat and the speed by clicking the button with the correct timing while the goat respectively an arrow automatically move back and forth - the position when the button is pressed determines the result. The player also has to choose if the throw is straight or with a drift. •Catch the Fool: The player is in charge of a rescue net and can move left and right. People are thrown out of the window and the player has to move into position in order to rescue them. •Upsy Daisy: Two participants are floating because they have a bundle of balloons in their hands. The goal is to destroy all of the opponent's balloons. •Picture Puzzle: A standard sliding block puzzle. •Wheel of Fortune: This game has to be unlocked with good results in the other mini games. The game randomly chooses one of the games and assigns a certain mission to it, e.g. beating a certain level in Chiseler with only one ball. &lt;/story&gt; &lt;/game&gt;</text:p>
          </table:table-cell>
        </table:table-row>
        <table:table-row table:style-name="ro1">
          <table:table-cell office:value-type="string">
            <text:p>Hunt for Red October, The (USA, Europe)</text:p>
          </table:table-cell>
          <table:table-cell office:value-type="float" office:value="1991">
            <text:p>1991</text:p>
          </table:table-cell>
          <table:table-cell office:value-type="string">
            <text:p>ESRB - E (Everyone)</text:p>
          </table:table-cell>
          <table:table-cell office:value-type="string">
            <text:p>Hunt for Red October, The </text:p>
          </table:table-cell>
          <table:table-cell office:value-type="string">
            <text:p>Hi-Tech Expressions, Inc.</text:p>
          </table:table-cell>
          <table:table-cell office:value-type="string">
            <text:p>Beam Software Pty., Ltd.</text:p>
          </table:table-cell>
          <table:table-cell office:value-type="string">
            <text:p>Shoot-'Em-Up</text:p>
          </table:table-cell>
          <table:table-cell office:value-type="string">
            <text:p>2.9</text:p>
          </table:table-cell>
          <table:table-cell office:value-type="string">
            <text:p>1-2 Players</text:p>
          </table:table-cell>
          <table:table-cell office:value-type="string">
            <text:p>Based on the movie of the same name, the Soviet Union have been building in secret a Typhoon-class submarine with nuclear strike capabilities. This war machine has been named the Red October. While on its trial run, the captain, Marko Ramius has hijacked the submarine along with it's crew. They plan to defect to the United States. Naturally, such a weapon must not be allowed to fall into American plans, and so orders are issued among the Soviet forces to destroy the Red October. ****You control the Red October during its run for freedom. The game plays as an underwater sidescroller. The Red October submarine can move in any of four directions. The A button fires torpedoes horizontally towards the right and the B button fires missiles vertically, upwards. Additionally, the Caterpillar drive (invisibility) may be activated for short periods of time. The player may also activate a ECM blast that will destroy all nearby offensive weapons. On the screen at all times are displays for Armor (health) and Power (fuel); should either run low, the Red October in danger of being destroyed. Power-Ups to increase or decrease the power of missiles and torpedoes may be found by destroying enemies.</text:p>
          </table:table-cell>
          <table:table-cell table:formula="of:=CONCATENATE(&quot;&lt;game name=&quot;;CHAR(34);[.A217];CHAR(34);&quot;&gt; &lt;year&gt;&quot;;[.B217];&quot;&lt;/year&gt; &lt;rating&gt;&quot;;[.C217];&quot;&lt;/rating&gt; &lt;title&gt;&quot;;[.D217];&quot;&lt;/title&gt; &lt;pub&gt;&quot;;[.E217];&quot;&lt;/pub&gt; &lt;dev&gt;&quot;;[.F217];&quot;&lt;/dev&gt; &lt;genre&gt;&quot;;[.G217];&quot;&lt;/genre&gt; &lt;score&gt;&quot;;[.H217];&quot;&lt;/score&gt; &lt;player&gt;&quot;;[.I217];&quot;&lt;/player&gt; &lt;story&gt;&quot;;[.J217];&quot;&lt;/story&gt; &lt;/game&gt;&quot;)" office:value-type="string" office:string-value="&lt;game name=&quot;Hunt for Red October, The (USA, Europe)&quot;&gt; &lt;year&gt;1991&lt;/year&gt; &lt;rating&gt;ESRB - E (Everyone)&lt;/rating&gt; &lt;title&gt;Hunt for Red October, The &lt;/title&gt; &lt;pub&gt;Hi-Tech Expressions, Inc.&lt;/pub&gt; &lt;dev&gt;Beam Software Pty., Ltd.&lt;/dev&gt; &lt;genre&gt;Shoot-'Em-Up&lt;/genre&gt; &lt;score&gt;2.9&lt;/score&gt; &lt;player&gt;1-2 Players&lt;/player&gt; &lt;story&gt;Based on the movie of the same name, the Soviet Union have been building in secret a Typhoon-class submarine with nuclear strike capabilities. This war machine has been named the Red October. While on its trial run, the captain, Marko Ramius has hijacked the submarine along with it's crew. They plan to defect to the United States. Naturally, such a weapon must not be allowed to fall into American plans, and so orders are issued among the Soviet forces to destroy the Red October. ****You control the Red October during its run for freedom. The game plays as an underwater sidescroller. The Red October submarine can move in any of four directions. The A button fires torpedoes horizontally towards the right and the B button fires missiles vertically, upwards. Additionally, the Caterpillar drive (invisibility) may be activated for short periods of time. The player may also activate a ECM blast that will destroy all nearby offensive weapons. On the screen at all times are displays for Armor (health) and Power (fuel); should either run low, the Red October in danger of being destroyed. Power-Ups to increase or decrease the power of missiles and torpedoes may be found by destroying enemies.&lt;/story&gt; &lt;/game&gt;">
            <text:p>&lt;game name="Hunt for Red October, The (USA, Europe)"&gt; &lt;year&gt;1991&lt;/year&gt; &lt;rating&gt;ESRB - E (Everyone)&lt;/rating&gt; &lt;title&gt;Hunt for Red October, The &lt;/title&gt; &lt;pub&gt;Hi-Tech Expressions, Inc.&lt;/pub&gt; &lt;dev&gt;Beam Software Pty., Ltd.&lt;/dev&gt; &lt;genre&gt;Shoot-'Em-Up&lt;/genre&gt; &lt;score&gt;2.9&lt;/score&gt; &lt;player&gt;1-2 Players&lt;/player&gt; &lt;story&gt;Based on the movie of the same name, the Soviet Union have been building in secret a Typhoon-class submarine with nuclear strike capabilities. This war machine has been named the Red October. While on its trial run, the captain, Marko Ramius has hijacked the submarine along with it's crew. They plan to defect to the United States. Naturally, such a weapon must not be allowed to fall into American plans, and so orders are issued among the Soviet forces to destroy the Red October. ****You control the Red October during its run for freedom. The game plays as an underwater sidescroller. The Red October submarine can move in any of four directions. The A button fires torpedoes horizontally towards the right and the B button fires missiles vertically, upwards. Additionally, the Caterpillar drive (invisibility) may be activated for short periods of time. The player may also activate a ECM blast that will destroy all nearby offensive weapons. On the screen at all times are displays for Armor (health) and Power (fuel); should either run low, the Red October in danger of being destroyed. Power-Ups to increase or decrease the power of missiles and torpedoes may be found by destroying enemies.&lt;/story&gt; &lt;/game&gt;</text:p>
          </table:table-cell>
        </table:table-row>
        <table:table-row table:style-name="ro1">
          <table:table-cell office:value-type="string">
            <text:p>Hyper Lode Runner (World) (Rev A)</text:p>
          </table:table-cell>
          <table:table-cell office:value-type="float" office:value="1990">
            <text:p>1990</text:p>
          </table:table-cell>
          <table:table-cell office:value-type="string">
            <text:p>ESRB - E (Everyone)</text:p>
          </table:table-cell>
          <table:table-cell office:value-type="string">
            <text:p>Hyper Lode Runner </text:p>
          </table:table-cell>
          <table:table-cell office:value-type="string">
            <text:p>Bandai</text:p>
          </table:table-cell>
          <table:table-cell office:value-type="string">
            <text:p>TOSE</text:p>
          </table:table-cell>
          <table:table-cell office:value-type="string">
            <text:p>Puzzle</text:p>
          </table:table-cell>
          <table:table-cell office:value-type="string">
            <text:p>2.9</text:p>
          </table:table-cell>
          <table:table-cell office:value-type="string">
            <text:p>1 Player</text:p>
          </table:table-cell>
          <table:table-cell office:value-type="string">
            <text:p>Hyper Lode Runner plays similar to Lode Runner. You must run around on brick platforms gathering all the gold, while avoiding enemies, known as Mad Monks, who follow your every move. You can zap blocks to create temporary holes to trap enemies or to escape through to platforms below. To make levels more interesting there are ladders and vertical ropes to climb, but the enemies can use these too.****There are 50 levels to play, and there is also an editor and a VS mode.</text:p>
          </table:table-cell>
          <table:table-cell table:formula="of:=CONCATENATE(&quot;&lt;game name=&quot;;CHAR(34);[.A218];CHAR(34);&quot;&gt; &lt;year&gt;&quot;;[.B218];&quot;&lt;/year&gt; &lt;rating&gt;&quot;;[.C218];&quot;&lt;/rating&gt; &lt;title&gt;&quot;;[.D218];&quot;&lt;/title&gt; &lt;pub&gt;&quot;;[.E218];&quot;&lt;/pub&gt; &lt;dev&gt;&quot;;[.F218];&quot;&lt;/dev&gt; &lt;genre&gt;&quot;;[.G218];&quot;&lt;/genre&gt; &lt;score&gt;&quot;;[.H218];&quot;&lt;/score&gt; &lt;player&gt;&quot;;[.I218];&quot;&lt;/player&gt; &lt;story&gt;&quot;;[.J218];&quot;&lt;/story&gt; &lt;/game&gt;&quot;)" office:value-type="string" office:string-value="&lt;game name=&quot;Hyper Lode Runner (World) (Rev A)&quot;&gt; &lt;year&gt;1990&lt;/year&gt; &lt;rating&gt;ESRB - E (Everyone)&lt;/rating&gt; &lt;title&gt;Hyper Lode Runner &lt;/title&gt; &lt;pub&gt;Bandai&lt;/pub&gt; &lt;dev&gt;TOSE&lt;/dev&gt; &lt;genre&gt;Puzzle&lt;/genre&gt; &lt;score&gt;2.9&lt;/score&gt; &lt;player&gt;1 Player&lt;/player&gt; &lt;story&gt;Hyper Lode Runner plays similar to Lode Runner. You must run around on brick platforms gathering all the gold, while avoiding enemies, known as Mad Monks, who follow your every move. You can zap blocks to create temporary holes to trap enemies or to escape through to platforms below. To make levels more interesting there are ladders and vertical ropes to climb, but the enemies can use these too.****There are 50 levels to play, and there is also an editor and a VS mode.&lt;/story&gt; &lt;/game&gt;">
            <text:p>&lt;game name="Hyper Lode Runner (World) (Rev A)"&gt; &lt;year&gt;1990&lt;/year&gt; &lt;rating&gt;ESRB - E (Everyone)&lt;/rating&gt; &lt;title&gt;Hyper Lode Runner &lt;/title&gt; &lt;pub&gt;Bandai&lt;/pub&gt; &lt;dev&gt;TOSE&lt;/dev&gt; &lt;genre&gt;Puzzle&lt;/genre&gt; &lt;score&gt;2.9&lt;/score&gt; &lt;player&gt;1 Player&lt;/player&gt; &lt;story&gt;Hyper Lode Runner plays similar to Lode Runner. You must run around on brick platforms gathering all the gold, while avoiding enemies, known as Mad Monks, who follow your every move. You can zap blocks to create temporary holes to trap enemies or to escape through to platforms below. To make levels more interesting there are ladders and vertical ropes to climb, but the enemies can use these too.****There are 50 levels to play, and there is also an editor and a VS mode.&lt;/story&gt; &lt;/game&gt;</text:p>
          </table:table-cell>
        </table:table-row>
        <table:table-row table:style-name="ro1">
          <table:table-cell office:value-type="string">
            <text:p>In Your Face (USA)</text:p>
          </table:table-cell>
          <table:table-cell office:value-type="float" office:value="1990">
            <text:p>1990</text:p>
          </table:table-cell>
          <table:table-cell office:value-type="string">
            <text:p>ESRB - E (Everyone)</text:p>
          </table:table-cell>
          <table:table-cell office:value-type="string">
            <text:p>In Your Face </text:p>
          </table:table-cell>
          <table:table-cell table:number-columns-repeated="2" office:value-type="string">
            <text:p>Jaleco USA, Inc.</text:p>
          </table:table-cell>
          <table:table-cell office:value-type="string">
            <text:p>Sports/Basketball</text:p>
          </table:table-cell>
          <table:table-cell office:value-type="string">
            <text:p>3.9</text:p>
          </table:table-cell>
          <table:table-cell office:value-type="string">
            <text:p>1 Player</text:p>
          </table:table-cell>
          <table:table-cell office:value-type="string">
            <text:p>In Your Face is one of the first basketball games released for a portable system. The game allows one or two players mode. Each mode consists of two different game modes: "1 on 1" or "2 on 2". <text:s/>Each of the modes allow: • Character selection: four characters available. • Rules selection: Losers Out (if your opponent scores you get the ball) and Winners Out (if you score you keep the ball). • Time or Score: Minutes (1, 3, 5 or 10 minutes); Points (10, 15, 20 or 25 points). </text:p>
          </table:table-cell>
          <table:table-cell table:formula="of:=CONCATENATE(&quot;&lt;game name=&quot;;CHAR(34);[.A219];CHAR(34);&quot;&gt; &lt;year&gt;&quot;;[.B219];&quot;&lt;/year&gt; &lt;rating&gt;&quot;;[.C219];&quot;&lt;/rating&gt; &lt;title&gt;&quot;;[.D219];&quot;&lt;/title&gt; &lt;pub&gt;&quot;;[.E219];&quot;&lt;/pub&gt; &lt;dev&gt;&quot;;[.F219];&quot;&lt;/dev&gt; &lt;genre&gt;&quot;;[.G219];&quot;&lt;/genre&gt; &lt;score&gt;&quot;;[.H219];&quot;&lt;/score&gt; &lt;player&gt;&quot;;[.I219];&quot;&lt;/player&gt; &lt;story&gt;&quot;;[.J219];&quot;&lt;/story&gt; &lt;/game&gt;&quot;)" office:value-type="string" office:string-value="&lt;game name=&quot;In Your Face (USA)&quot;&gt; &lt;year&gt;1990&lt;/year&gt; &lt;rating&gt;ESRB - E (Everyone)&lt;/rating&gt; &lt;title&gt;In Your Face &lt;/title&gt; &lt;pub&gt;Jaleco USA, Inc.&lt;/pub&gt; &lt;dev&gt;Jaleco USA, Inc.&lt;/dev&gt; &lt;genre&gt;Sports/Basketball&lt;/genre&gt; &lt;score&gt;3.9&lt;/score&gt; &lt;player&gt;1 Player&lt;/player&gt; &lt;story&gt;In Your Face is one of the first basketball games released for a portable system. The game allows one or two players mode. Each mode consists of two different game modes: &quot;1 on 1&quot; or &quot;2 on 2&quot;.  Each of the modes allow: • Character selection: four characters available. • Rules selection: Losers Out (if your opponent scores you get the ball) and Winners Out (if you score you keep the ball). • Time or Score: Minutes (1, 3, 5 or 10 minutes); Points (10, 15, 20 or 25 points). &lt;/story&gt; &lt;/game&gt;">
            <text:p>&lt;game name="In Your Face (USA)"&gt; &lt;year&gt;1990&lt;/year&gt; &lt;rating&gt;ESRB - E (Everyone)&lt;/rating&gt; &lt;title&gt;In Your Face &lt;/title&gt; &lt;pub&gt;Jaleco USA, Inc.&lt;/pub&gt; &lt;dev&gt;Jaleco USA, Inc.&lt;/dev&gt; &lt;genre&gt;Sports/Basketball&lt;/genre&gt; &lt;score&gt;3.9&lt;/score&gt; &lt;player&gt;1 Player&lt;/player&gt; &lt;story&gt;In Your Face is one of the first basketball games released for a portable system. The game allows one or two players mode. Each mode consists of two different game modes: "1 on 1" or "2 on 2". <text:s/>Each of the modes allow: • Character selection: four characters available. • Rules selection: Losers Out (if your opponent scores you get the ball) and Winners Out (if you score you keep the ball). • Time or Score: Minutes (1, 3, 5 or 10 minutes); Points (10, 15, 20 or 25 points). &lt;/story&gt; &lt;/game&gt;</text:p>
          </table:table-cell>
        </table:table-row>
        <table:table-row table:style-name="ro1">
          <table:table-cell office:value-type="string">
            <text:p>Incredible Crash Dummies, The (USA, Europe)</text:p>
          </table:table-cell>
          <table:table-cell office:value-type="float" office:value="1992">
            <text:p>1992</text:p>
          </table:table-cell>
          <table:table-cell office:value-type="string">
            <text:p>ESRB - E (Everyone)</text:p>
          </table:table-cell>
          <table:table-cell office:value-type="string">
            <text:p>Incredible Crash Dummies, The </text:p>
          </table:table-cell>
          <table:table-cell office:value-type="string">
            <text:p>LJN, Ltd.</text:p>
          </table:table-cell>
          <table:table-cell office:value-type="string">
            <text:p>Software Creations Ltd.</text:p>
          </table:table-cell>
          <table:table-cell office:value-type="string">
            <text:p>Platform</text:p>
          </table:table-cell>
          <table:table-cell office:value-type="string">
            <text:p>2.9</text:p>
          </table:table-cell>
          <table:table-cell office:value-type="string">
            <text:p>1-2 Players</text:p>
          </table:table-cell>
          <table:table-cell office:value-type="string">
            <text:p>At a time when computer games were being blamed for violence, bad language, epilepsy and everything else the ‘moral majority’ needed a scapegoat for, Virgin gave us: The Road Safety Game. Or not, as this is a standard platform game with a twist of questionable taste and purpose. ****You play a crash test dummy, trying to progress through levels filled with hazards such as cars and fireballs, within the time limits. Contact with each of these loses you a limb, and once you have none left, contact means game over. Since the character isn’t handicapped by missing limbs in any way, in practical terms you can think of these as hit points <text:s/>especially as there are screwdrivers to pick up which restore one limb.</text:p>
          </table:table-cell>
          <table:table-cell table:formula="of:=CONCATENATE(&quot;&lt;game name=&quot;;CHAR(34);[.A220];CHAR(34);&quot;&gt; &lt;year&gt;&quot;;[.B220];&quot;&lt;/year&gt; &lt;rating&gt;&quot;;[.C220];&quot;&lt;/rating&gt; &lt;title&gt;&quot;;[.D220];&quot;&lt;/title&gt; &lt;pub&gt;&quot;;[.E220];&quot;&lt;/pub&gt; &lt;dev&gt;&quot;;[.F220];&quot;&lt;/dev&gt; &lt;genre&gt;&quot;;[.G220];&quot;&lt;/genre&gt; &lt;score&gt;&quot;;[.H220];&quot;&lt;/score&gt; &lt;player&gt;&quot;;[.I220];&quot;&lt;/player&gt; &lt;story&gt;&quot;;[.J220];&quot;&lt;/story&gt; &lt;/game&gt;&quot;)" office:value-type="string" office:string-value="&lt;game name=&quot;Incredible Crash Dummies, The (USA, Europe)&quot;&gt; &lt;year&gt;1992&lt;/year&gt; &lt;rating&gt;ESRB - E (Everyone)&lt;/rating&gt; &lt;title&gt;Incredible Crash Dummies, The &lt;/title&gt; &lt;pub&gt;LJN, Ltd.&lt;/pub&gt; &lt;dev&gt;Software Creations Ltd.&lt;/dev&gt; &lt;genre&gt;Platform&lt;/genre&gt; &lt;score&gt;2.9&lt;/score&gt; &lt;player&gt;1-2 Players&lt;/player&gt; &lt;story&gt;At a time when computer games were being blamed for violence, bad language, epilepsy and everything else the ‘moral majority’ needed a scapegoat for, Virgin gave us: The Road Safety Game. Or not, as this is a standard platform game with a twist of questionable taste and purpose. ****You play a crash test dummy, trying to progress through levels filled with hazards such as cars and fireballs, within the time limits. Contact with each of these loses you a limb, and once you have none left, contact means game over. Since the character isn’t handicapped by missing limbs in any way, in practical terms you can think of these as hit points  especially as there are screwdrivers to pick up which restore one limb.&lt;/story&gt; &lt;/game&gt;">
            <text:p>&lt;game name="Incredible Crash Dummies, The (USA, Europe)"&gt; &lt;year&gt;1992&lt;/year&gt; &lt;rating&gt;ESRB - E (Everyone)&lt;/rating&gt; &lt;title&gt;Incredible Crash Dummies, The &lt;/title&gt; &lt;pub&gt;LJN, Ltd.&lt;/pub&gt; &lt;dev&gt;Software Creations Ltd.&lt;/dev&gt; &lt;genre&gt;Platform&lt;/genre&gt; &lt;score&gt;2.9&lt;/score&gt; &lt;player&gt;1-2 Players&lt;/player&gt; &lt;story&gt;At a time when computer games were being blamed for violence, bad language, epilepsy and everything else the ‘moral majority’ needed a scapegoat for, Virgin gave us: The Road Safety Game. Or not, as this is a standard platform game with a twist of questionable taste and purpose. ****You play a crash test dummy, trying to progress through levels filled with hazards such as cars and fireballs, within the time limits. Contact with each of these loses you a limb, and once you have none left, contact means game over. Since the character isn’t handicapped by missing limbs in any way, in practical terms you can think of these as hit points <text:s/>especially as there are screwdrivers to pick up which restore one limb.&lt;/story&gt; &lt;/game&gt;</text:p>
          </table:table-cell>
        </table:table-row>
        <table:table-row table:style-name="ro1">
          <table:table-cell office:value-type="string">
            <text:p>Indiana Jones and the Last Crusade (USA, Europe)</text:p>
          </table:table-cell>
          <table:table-cell office:value-type="float" office:value="1994">
            <text:p>1994</text:p>
          </table:table-cell>
          <table:table-cell office:value-type="string">
            <text:p>ESRB - E (Everyone)</text:p>
          </table:table-cell>
          <table:table-cell office:value-type="string">
            <text:p>Indiana Jones and the Last Crusade </text:p>
          </table:table-cell>
          <table:table-cell office:value-type="string">
            <text:p>Ubi Soft Entertainment Software</text:p>
          </table:table-cell>
          <table:table-cell office:value-type="string">
            <text:p>Tiertex Ltd.</text:p>
          </table:table-cell>
          <table:table-cell office:value-type="string">
            <text:p>Platform</text:p>
          </table:table-cell>
          <table:table-cell office:value-type="string">
            <text:p>3.0</text:p>
          </table:table-cell>
          <table:table-cell office:value-type="string">
            <text:p>1 Player</text:p>
          </table:table-cell>
          <table:table-cell office:value-type="string">
            <text:p>As in the movie (and the more famous graphic adventure), your task is to find the Holy Grail. Before this can be done you must find the Cross of Coronado, a shield and a diary. ****This makes for a four-level arcade adventure combining climbs, exploration (with several routes through each level, and some traps) and puzzles. Indy is armed with his trusty whip to fight off foes, but can also get involved in hand-to-hand combat. The first level takes place in caves underneath Colorado, before you reach a moving circus train strewn with traps, a Zeppelin which is full of guards and ladders, and then Castle Grunwald in Austria.</text:p>
          </table:table-cell>
          <table:table-cell table:formula="of:=CONCATENATE(&quot;&lt;game name=&quot;;CHAR(34);[.A221];CHAR(34);&quot;&gt; &lt;year&gt;&quot;;[.B221];&quot;&lt;/year&gt; &lt;rating&gt;&quot;;[.C221];&quot;&lt;/rating&gt; &lt;title&gt;&quot;;[.D221];&quot;&lt;/title&gt; &lt;pub&gt;&quot;;[.E221];&quot;&lt;/pub&gt; &lt;dev&gt;&quot;;[.F221];&quot;&lt;/dev&gt; &lt;genre&gt;&quot;;[.G221];&quot;&lt;/genre&gt; &lt;score&gt;&quot;;[.H221];&quot;&lt;/score&gt; &lt;player&gt;&quot;;[.I221];&quot;&lt;/player&gt; &lt;story&gt;&quot;;[.J221];&quot;&lt;/story&gt; &lt;/game&gt;&quot;)" office:value-type="string" office:string-value="&lt;game name=&quot;Indiana Jones and the Last Crusade (USA, Europe)&quot;&gt; &lt;year&gt;1994&lt;/year&gt; &lt;rating&gt;ESRB - E (Everyone)&lt;/rating&gt; &lt;title&gt;Indiana Jones and the Last Crusade &lt;/title&gt; &lt;pub&gt;Ubi Soft Entertainment Software&lt;/pub&gt; &lt;dev&gt;Tiertex Ltd.&lt;/dev&gt; &lt;genre&gt;Platform&lt;/genre&gt; &lt;score&gt;3.0&lt;/score&gt; &lt;player&gt;1 Player&lt;/player&gt; &lt;story&gt;As in the movie (and the more famous graphic adventure), your task is to find the Holy Grail. Before this can be done you must find the Cross of Coronado, a shield and a diary. ****This makes for a four-level arcade adventure combining climbs, exploration (with several routes through each level, and some traps) and puzzles. Indy is armed with his trusty whip to fight off foes, but can also get involved in hand-to-hand combat. The first level takes place in caves underneath Colorado, before you reach a moving circus train strewn with traps, a Zeppelin which is full of guards and ladders, and then Castle Grunwald in Austria.&lt;/story&gt; &lt;/game&gt;">
            <text:p>&lt;game name="Indiana Jones and the Last Crusade (USA, Europe)"&gt; &lt;year&gt;1994&lt;/year&gt; &lt;rating&gt;ESRB - E (Everyone)&lt;/rating&gt; &lt;title&gt;Indiana Jones and the Last Crusade &lt;/title&gt; &lt;pub&gt;Ubi Soft Entertainment Software&lt;/pub&gt; &lt;dev&gt;Tiertex Ltd.&lt;/dev&gt; &lt;genre&gt;Platform&lt;/genre&gt; &lt;score&gt;3.0&lt;/score&gt; &lt;player&gt;1 Player&lt;/player&gt; &lt;story&gt;As in the movie (and the more famous graphic adventure), your task is to find the Holy Grail. Before this can be done you must find the Cross of Coronado, a shield and a diary. ****This makes for a four-level arcade adventure combining climbs, exploration (with several routes through each level, and some traps) and puzzles. Indy is armed with his trusty whip to fight off foes, but can also get involved in hand-to-hand combat. The first level takes place in caves underneath Colorado, before you reach a moving circus train strewn with traps, a Zeppelin which is full of guards and ladders, and then Castle Grunwald in Austria.&lt;/story&gt; &lt;/game&gt;</text:p>
          </table:table-cell>
        </table:table-row>
        <table:table-row table:style-name="ro1">
          <table:table-cell office:value-type="string">
            <text:p>Indien dans la Ville, Un (France)</text:p>
          </table:table-cell>
          <table:table-cell office:value-type="float" office:value="1995">
            <text:p>1995</text:p>
          </table:table-cell>
          <table:table-cell office:value-type="string">
            <text:p>ESRB - E (Everyone)</text:p>
          </table:table-cell>
          <table:table-cell office:value-type="string">
            <text:p>Indien dans la Ville, Un </text:p>
          </table:table-cell>
          <table:table-cell table:number-columns-repeated="2" office:value-type="string">
            <text:p>Titus Software</text:p>
          </table:table-cell>
          <table:table-cell office:value-type="string">
            <text:p>Platform</text:p>
          </table:table-cell>
          <table:table-cell office:value-type="string">
            <text:p>2.6</text:p>
          </table:table-cell>
          <table:table-cell office:value-type="string">
            <text:p>1 Player</text:p>
          </table:table-cell>
          <table:table-cell office:value-type="string">
            <text:p>Indian in the city is a side scrolling platformer based on the french movie. To clear the levels you will need to run jump and use your darts to defeat your enemies</text:p>
          </table:table-cell>
          <table:table-cell table:formula="of:=CONCATENATE(&quot;&lt;game name=&quot;;CHAR(34);[.A222];CHAR(34);&quot;&gt; &lt;year&gt;&quot;;[.B222];&quot;&lt;/year&gt; &lt;rating&gt;&quot;;[.C222];&quot;&lt;/rating&gt; &lt;title&gt;&quot;;[.D222];&quot;&lt;/title&gt; &lt;pub&gt;&quot;;[.E222];&quot;&lt;/pub&gt; &lt;dev&gt;&quot;;[.F222];&quot;&lt;/dev&gt; &lt;genre&gt;&quot;;[.G222];&quot;&lt;/genre&gt; &lt;score&gt;&quot;;[.H222];&quot;&lt;/score&gt; &lt;player&gt;&quot;;[.I222];&quot;&lt;/player&gt; &lt;story&gt;&quot;;[.J222];&quot;&lt;/story&gt; &lt;/game&gt;&quot;)" office:value-type="string" office:string-value="&lt;game name=&quot;Indien dans la Ville, Un (France)&quot;&gt; &lt;year&gt;1995&lt;/year&gt; &lt;rating&gt;ESRB - E (Everyone)&lt;/rating&gt; &lt;title&gt;Indien dans la Ville, Un &lt;/title&gt; &lt;pub&gt;Titus Software&lt;/pub&gt; &lt;dev&gt;Titus Software&lt;/dev&gt; &lt;genre&gt;Platform&lt;/genre&gt; &lt;score&gt;2.6&lt;/score&gt; &lt;player&gt;1 Player&lt;/player&gt; &lt;story&gt;Indian in the city is a side scrolling platformer based on the french movie. To clear the levels you will need to run jump and use your darts to defeat your enemies&lt;/story&gt; &lt;/game&gt;">
            <text:p>&lt;game name="Indien dans la Ville, Un (France)"&gt; &lt;year&gt;1995&lt;/year&gt; &lt;rating&gt;ESRB - E (Everyone)&lt;/rating&gt; &lt;title&gt;Indien dans la Ville, Un &lt;/title&gt; &lt;pub&gt;Titus Software&lt;/pub&gt; &lt;dev&gt;Titus Software&lt;/dev&gt; &lt;genre&gt;Platform&lt;/genre&gt; &lt;score&gt;2.6&lt;/score&gt; &lt;player&gt;1 Player&lt;/player&gt; &lt;story&gt;Indian in the city is a side scrolling platformer based on the french movie. To clear the levels you will need to run jump and use your darts to defeat your enemies&lt;/story&gt; &lt;/game&gt;</text:p>
          </table:table-cell>
        </table:table-row>
        <table:table-row table:style-name="ro1">
          <table:table-cell office:value-type="string">
            <text:p>International Superstar Soccer (USA, Europe)</text:p>
          </table:table-cell>
          <table:table-cell office:value-type="float" office:value="1998">
            <text:p>1998</text:p>
          </table:table-cell>
          <table:table-cell office:value-type="string">
            <text:p>ESRB - E (Everyone)</text:p>
          </table:table-cell>
          <table:table-cell office:value-type="string">
            <text:p>International Superstar Soccer </text:p>
          </table:table-cell>
          <table:table-cell office:value-type="string">
            <text:p>Konami of America, Inc.</text:p>
          </table:table-cell>
          <table:table-cell office:value-type="string">
            <text:p>Konami Computer Entertainment Nagoya Co., Ltd.</text:p>
          </table:table-cell>
          <table:table-cell office:value-type="string">
            <text:p>Sports/Soccer</text:p>
          </table:table-cell>
          <table:table-cell office:value-type="string">
            <text:p>2.5</text:p>
          </table:table-cell>
          <table:table-cell office:value-type="string">
            <text:p>1 Player</text:p>
          </table:table-cell>
          <table:table-cell office:value-type="string">
            <text:p>International Superstar Soccer for the Game Boy brings the popular console soccer series to the handheld systems. In the game you can play any of 36 national teams in an International Cup.****You can change settings like game length from 3, 5, to 7 minutes and multiple difficulty settings. Turn fouls on or off and determine if overtime should be decided by a golden goal or extended time.****You can choose various formations and stances for your team and switch players before the match starts and during half-time. Each player also has a current condition which determines how well he plays on top of his regular stats.****While on offense you can take a shot or pass the ball. In defense you can make a sliding or switch the player you control.****The Game Boy version doesn't feature a multi-player mode.</text:p>
          </table:table-cell>
          <table:table-cell table:formula="of:=CONCATENATE(&quot;&lt;game name=&quot;;CHAR(34);[.A223];CHAR(34);&quot;&gt; &lt;year&gt;&quot;;[.B223];&quot;&lt;/year&gt; &lt;rating&gt;&quot;;[.C223];&quot;&lt;/rating&gt; &lt;title&gt;&quot;;[.D223];&quot;&lt;/title&gt; &lt;pub&gt;&quot;;[.E223];&quot;&lt;/pub&gt; &lt;dev&gt;&quot;;[.F223];&quot;&lt;/dev&gt; &lt;genre&gt;&quot;;[.G223];&quot;&lt;/genre&gt; &lt;score&gt;&quot;;[.H223];&quot;&lt;/score&gt; &lt;player&gt;&quot;;[.I223];&quot;&lt;/player&gt; &lt;story&gt;&quot;;[.J223];&quot;&lt;/story&gt; &lt;/game&gt;&quot;)" office:value-type="string" office:string-value="&lt;game name=&quot;International Superstar Soccer (USA, Europe)&quot;&gt; &lt;year&gt;1998&lt;/year&gt; &lt;rating&gt;ESRB - E (Everyone)&lt;/rating&gt; &lt;title&gt;International Superstar Soccer &lt;/title&gt; &lt;pub&gt;Konami of America, Inc.&lt;/pub&gt; &lt;dev&gt;Konami Computer Entertainment Nagoya Co., Ltd.&lt;/dev&gt; &lt;genre&gt;Sports/Soccer&lt;/genre&gt; &lt;score&gt;2.5&lt;/score&gt; &lt;player&gt;1 Player&lt;/player&gt; &lt;story&gt;International Superstar Soccer for the Game Boy brings the popular console soccer series to the handheld systems. In the game you can play any of 36 national teams in an International Cup.****You can change settings like game length from 3, 5, to 7 minutes and multiple difficulty settings. Turn fouls on or off and determine if overtime should be decided by a golden goal or extended time.****You can choose various formations and stances for your team and switch players before the match starts and during half-time. Each player also has a current condition which determines how well he plays on top of his regular stats.****While on offense you can take a shot or pass the ball. In defense you can make a sliding or switch the player you control.****The Game Boy version doesn't feature a multi-player mode.&lt;/story&gt; &lt;/game&gt;">
            <text:p>&lt;game name="International Superstar Soccer (USA, Europe)"&gt; &lt;year&gt;1998&lt;/year&gt; &lt;rating&gt;ESRB - E (Everyone)&lt;/rating&gt; &lt;title&gt;International Superstar Soccer &lt;/title&gt; &lt;pub&gt;Konami of America, Inc.&lt;/pub&gt; &lt;dev&gt;Konami Computer Entertainment Nagoya Co., Ltd.&lt;/dev&gt; &lt;genre&gt;Sports/Soccer&lt;/genre&gt; &lt;score&gt;2.5&lt;/score&gt; &lt;player&gt;1 Player&lt;/player&gt; &lt;story&gt;International Superstar Soccer for the Game Boy brings the popular console soccer series to the handheld systems. In the game you can play any of 36 national teams in an International Cup.****You can change settings like game length from 3, 5, to 7 minutes and multiple difficulty settings. Turn fouls on or off and determine if overtime should be decided by a golden goal or extended time.****You can choose various formations and stances for your team and switch players before the match starts and during half-time. Each player also has a current condition which determines how well he plays on top of his regular stats.****While on offense you can take a shot or pass the ball. In defense you can make a sliding or switch the player you control.****The Game Boy version doesn't feature a multi-player mode.&lt;/story&gt; &lt;/game&gt;</text:p>
          </table:table-cell>
        </table:table-row>
        <table:table-row table:style-name="ro1">
          <table:table-cell office:value-type="string">
            <text:p>Ironman X-O Manowar in Heavy Metal (USA, Europe)</text:p>
          </table:table-cell>
          <table:table-cell office:value-type="float" office:value="1996">
            <text:p>1996</text:p>
          </table:table-cell>
          <table:table-cell office:value-type="string">
            <text:p>ESRB - E (Everyone)</text:p>
          </table:table-cell>
          <table:table-cell office:value-type="string">
            <text:p>Ironman X-O Manowar in Heavy Metal </text:p>
          </table:table-cell>
          <table:table-cell office:value-type="string">
            <text:p>Acclaim Entertainment, Inc.</text:p>
          </table:table-cell>
          <table:table-cell office:value-type="string">
            <text:p>Realtime Associates Seattle Division</text:p>
          </table:table-cell>
          <table:table-cell office:value-type="string">
            <text:p>Platform</text:p>
          </table:table-cell>
          <table:table-cell office:value-type="string">
            <text:p>3.0</text:p>
          </table:table-cell>
          <table:table-cell office:value-type="string">
            <text:p>1 Player</text:p>
          </table:table-cell>
          <table:table-cell office:value-type="string">
            <text:p>This game is a linear beat 'em up Final Fight type game with the choice to play as one of two comic book heroes: Iron Man or X-O Manowar. <text:s/>The game follows the pattern of sidescrolling action in each level with a comic book boss at the end of each.****Levels are as follows:Nuclear Plant Siege with bosses Mr. Hyde and the Melter.**2. Stark Enterprises with bosses Titania, Yellowjacket and Goliath.**3. Retake New York City with bosses Vizier and Mistress Crescendo.**4. Dromak Base Assault with bosses Absorbing Man and Dromak Gladiator.**5. Assault on Zola's Castle with bosses Arnim Zola and Mistress Crescendo.**6. Alien Dig: The Cosmic Cube with bosses Baron Zemo and Mistress Crescendo.**7. Board Dromak Ship with Final Boss General Krytos.</text:p>
          </table:table-cell>
          <table:table-cell table:formula="of:=CONCATENATE(&quot;&lt;game name=&quot;;CHAR(34);[.A224];CHAR(34);&quot;&gt; &lt;year&gt;&quot;;[.B224];&quot;&lt;/year&gt; &lt;rating&gt;&quot;;[.C224];&quot;&lt;/rating&gt; &lt;title&gt;&quot;;[.D224];&quot;&lt;/title&gt; &lt;pub&gt;&quot;;[.E224];&quot;&lt;/pub&gt; &lt;dev&gt;&quot;;[.F224];&quot;&lt;/dev&gt; &lt;genre&gt;&quot;;[.G224];&quot;&lt;/genre&gt; &lt;score&gt;&quot;;[.H224];&quot;&lt;/score&gt; &lt;player&gt;&quot;;[.I224];&quot;&lt;/player&gt; &lt;story&gt;&quot;;[.J224];&quot;&lt;/story&gt; &lt;/game&gt;&quot;)" office:value-type="string" office:string-value="&lt;game name=&quot;Ironman X-O Manowar in Heavy Metal (USA, Europe)&quot;&gt; &lt;year&gt;1996&lt;/year&gt; &lt;rating&gt;ESRB - E (Everyone)&lt;/rating&gt; &lt;title&gt;Ironman X-O Manowar in Heavy Metal &lt;/title&gt; &lt;pub&gt;Acclaim Entertainment, Inc.&lt;/pub&gt; &lt;dev&gt;Realtime Associates Seattle Division&lt;/dev&gt; &lt;genre&gt;Platform&lt;/genre&gt; &lt;score&gt;3.0&lt;/score&gt; &lt;player&gt;1 Player&lt;/player&gt; &lt;story&gt;This game is a linear beat 'em up Final Fight type game with the choice to play as one of two comic book heroes: Iron Man or X-O Manowar.  The game follows the pattern of sidescrolling action in each level with a comic book boss at the end of each.****Levels are as follows:Nuclear Plant Siege with bosses Mr. Hyde and the Melter.**2. Stark Enterprises with bosses Titania, Yellowjacket and Goliath.**3. Retake New York City with bosses Vizier and Mistress Crescendo.**4. Dromak Base Assault with bosses Absorbing Man and Dromak Gladiator.**5. Assault on Zola's Castle with bosses Arnim Zola and Mistress Crescendo.**6. Alien Dig: The Cosmic Cube with bosses Baron Zemo and Mistress Crescendo.**7. Board Dromak Ship with Final Boss General Krytos.&lt;/story&gt; &lt;/game&gt;">
            <text:p>&lt;game name="Ironman X-O Manowar in Heavy Metal (USA, Europe)"&gt; &lt;year&gt;1996&lt;/year&gt; &lt;rating&gt;ESRB - E (Everyone)&lt;/rating&gt; &lt;title&gt;Ironman X-O Manowar in Heavy Metal &lt;/title&gt; &lt;pub&gt;Acclaim Entertainment, Inc.&lt;/pub&gt; &lt;dev&gt;Realtime Associates Seattle Division&lt;/dev&gt; &lt;genre&gt;Platform&lt;/genre&gt; &lt;score&gt;3.0&lt;/score&gt; &lt;player&gt;1 Player&lt;/player&gt; &lt;story&gt;This game is a linear beat 'em up Final Fight type game with the choice to play as one of two comic book heroes: Iron Man or X-O Manowar. <text:s/>The game follows the pattern of sidescrolling action in each level with a comic book boss at the end of each.****Levels are as follows:Nuclear Plant Siege with bosses Mr. Hyde and the Melter.**2. Stark Enterprises with bosses Titania, Yellowjacket and Goliath.**3. Retake New York City with bosses Vizier and Mistress Crescendo.**4. Dromak Base Assault with bosses Absorbing Man and Dromak Gladiator.**5. Assault on Zola's Castle with bosses Arnim Zola and Mistress Crescendo.**6. Alien Dig: The Cosmic Cube with bosses Baron Zemo and Mistress Crescendo.**7. Board Dromak Ship with Final Boss General Krytos.&lt;/story&gt; &lt;/game&gt;</text:p>
          </table:table-cell>
        </table:table-row>
        <table:table-row table:style-name="ro1">
          <table:table-cell office:value-type="string">
            <text:p>Ishido - The Way of Stones (USA)</text:p>
          </table:table-cell>
          <table:table-cell office:value-type="float" office:value="1990">
            <text:p>1990</text:p>
          </table:table-cell>
          <table:table-cell office:value-type="string">
            <text:p>ESRB - E (Everyone)</text:p>
          </table:table-cell>
          <table:table-cell office:value-type="string">
            <text:p>Ishido - The Way of Stones </text:p>
          </table:table-cell>
          <table:table-cell office:value-type="string">
            <text:p>NEXOFT Corporation</text:p>
          </table:table-cell>
          <table:table-cell office:value-type="string">
            <text:p>Publishing International</text:p>
          </table:table-cell>
          <table:table-cell office:value-type="string">
            <text:p>Puzzle</text:p>
          </table:table-cell>
          <table:table-cell office:value-type="string">
            <text:p>3.2</text:p>
          </table:table-cell>
          <table:table-cell office:value-type="string">
            <text:p>1-2 Players</text:p>
          </table:table-cell>
          <table:table-cell office:value-type="string">
            <text:p>Ishido is a solitaire board game played with tiles (like Shanghai). <text:s/>The objective is to place all of the tiles onto the board and obtain the highest possible score by following specific rules of play. <text:s/>It is a solitaire game. <text:s/>There are ways to play that can dramatically increase the score, which makes the game very strategic in nature. <text:s/>Additionally, when desired, the player can get an oracle reading by asking a question...the question is answered when the player makes a very elegant play (4 way match). <text:s/>****There is also a "construction set" where players can create their own tiles and backgrounds. <text:s/>But the game comes with numerous tile sets and backgrounds.</text:p>
          </table:table-cell>
          <table:table-cell table:formula="of:=CONCATENATE(&quot;&lt;game name=&quot;;CHAR(34);[.A225];CHAR(34);&quot;&gt; &lt;year&gt;&quot;;[.B225];&quot;&lt;/year&gt; &lt;rating&gt;&quot;;[.C225];&quot;&lt;/rating&gt; &lt;title&gt;&quot;;[.D225];&quot;&lt;/title&gt; &lt;pub&gt;&quot;;[.E225];&quot;&lt;/pub&gt; &lt;dev&gt;&quot;;[.F225];&quot;&lt;/dev&gt; &lt;genre&gt;&quot;;[.G225];&quot;&lt;/genre&gt; &lt;score&gt;&quot;;[.H225];&quot;&lt;/score&gt; &lt;player&gt;&quot;;[.I225];&quot;&lt;/player&gt; &lt;story&gt;&quot;;[.J225];&quot;&lt;/story&gt; &lt;/game&gt;&quot;)" office:value-type="string" office:string-value="&lt;game name=&quot;Ishido - The Way of Stones (USA)&quot;&gt; &lt;year&gt;1990&lt;/year&gt; &lt;rating&gt;ESRB - E (Everyone)&lt;/rating&gt; &lt;title&gt;Ishido - The Way of Stones &lt;/title&gt; &lt;pub&gt;NEXOFT Corporation&lt;/pub&gt; &lt;dev&gt;Publishing International&lt;/dev&gt; &lt;genre&gt;Puzzle&lt;/genre&gt; &lt;score&gt;3.2&lt;/score&gt; &lt;player&gt;1-2 Players&lt;/player&gt; &lt;story&gt;Ishido is a solitaire board game played with tiles (like Shanghai).  The objective is to place all of the tiles onto the board and obtain the highest possible score by following specific rules of play.  It is a solitaire game.  There are ways to play that can dramatically increase the score, which makes the game very strategic in nature.  Additionally, when desired, the player can get an oracle reading by asking a question...the question is answered when the player makes a very elegant play (4 way match).  ****There is also a &quot;construction set&quot; where players can create their own tiles and backgrounds.  But the game comes with numerous tile sets and backgrounds.&lt;/story&gt; &lt;/game&gt;">
            <text:p>&lt;game name="Ishido - The Way of Stones (USA)"&gt; &lt;year&gt;1990&lt;/year&gt; &lt;rating&gt;ESRB - E (Everyone)&lt;/rating&gt; &lt;title&gt;Ishido - The Way of Stones &lt;/title&gt; &lt;pub&gt;NEXOFT Corporation&lt;/pub&gt; &lt;dev&gt;Publishing International&lt;/dev&gt; &lt;genre&gt;Puzzle&lt;/genre&gt; &lt;score&gt;3.2&lt;/score&gt; &lt;player&gt;1-2 Players&lt;/player&gt; &lt;story&gt;Ishido is a solitaire board game played with tiles (like Shanghai). <text:s/>The objective is to place all of the tiles onto the board and obtain the highest possible score by following specific rules of play. <text:s/>It is a solitaire game. <text:s/>There are ways to play that can dramatically increase the score, which makes the game very strategic in nature. <text:s/>Additionally, when desired, the player can get an oracle reading by asking a question...the question is answered when the player makes a very elegant play (4 way match). <text:s/>****There is also a "construction set" where players can create their own tiles and backgrounds. <text:s/>But the game comes with numerous tile sets and backgrounds.&lt;/story&gt; &lt;/game&gt;</text:p>
          </table:table-cell>
        </table:table-row>
        <table:table-row table:style-name="ro1">
          <table:table-cell office:value-type="string">
            <text:p>Jack Nicklaus Golf (USA, Europe)</text:p>
          </table:table-cell>
          <table:table-cell office:value-type="float" office:value="1992">
            <text:p>1992</text:p>
          </table:table-cell>
          <table:table-cell office:value-type="string">
            <text:p>ESRB - E (Everyone)</text:p>
          </table:table-cell>
          <table:table-cell office:value-type="string">
            <text:p>Jack Nicklaus Golf </text:p>
          </table:table-cell>
          <table:table-cell office:value-type="string">
            <text:p>Tradewest, Inc.</text:p>
          </table:table-cell>
          <table:table-cell office:value-type="string">
            <text:p>Sculptured Software, Inc.</text:p>
          </table:table-cell>
          <table:table-cell office:value-type="string">
            <text:p>Sports/Golf</text:p>
          </table:table-cell>
          <table:table-cell office:value-type="string">
            <text:p>3.9</text:p>
          </table:table-cell>
          <table:table-cell office:value-type="string">
            <text:p>1-4 Players</text:p>
          </table:table-cell>
          <table:table-cell office:value-type="string">
            <text:p>ack Nicklaus Golf brings Accolade's golf series to the Game Boy with a selection of courses from the computer versions and most features and options also present. <text:s/>Four courses are available: Jack's Greatest, Castle Pines and Desert Mountain as previously seen in Greatest 18 Holes and Muirfield Village from Unlimited. Gameplay modes are skins (for two to four players) and stroke play (for one to four players). Players can choose their golfer's gender and select from beginner and expert skill levels and different tee modes (professional, men's and women's). Besides playing the complete course, there are also practice options for a single hole, the green, and a driving range. <text:s/>Playing a hole begins with a top-down overview of the hole, followed by the standard view from behind the golfer. Strokes are done with the standard three-click method: start, power, and accuracy. During play, it is possible to pull up the hole overview, look at the score card and statistics and change the weather conditions. The game also offers replays and mulligans.</text:p>
          </table:table-cell>
          <table:table-cell table:formula="of:=CONCATENATE(&quot;&lt;game name=&quot;;CHAR(34);[.A226];CHAR(34);&quot;&gt; &lt;year&gt;&quot;;[.B226];&quot;&lt;/year&gt; &lt;rating&gt;&quot;;[.C226];&quot;&lt;/rating&gt; &lt;title&gt;&quot;;[.D226];&quot;&lt;/title&gt; &lt;pub&gt;&quot;;[.E226];&quot;&lt;/pub&gt; &lt;dev&gt;&quot;;[.F226];&quot;&lt;/dev&gt; &lt;genre&gt;&quot;;[.G226];&quot;&lt;/genre&gt; &lt;score&gt;&quot;;[.H226];&quot;&lt;/score&gt; &lt;player&gt;&quot;;[.I226];&quot;&lt;/player&gt; &lt;story&gt;&quot;;[.J226];&quot;&lt;/story&gt; &lt;/game&gt;&quot;)" office:value-type="string" office:string-value="&lt;game name=&quot;Jack Nicklaus Golf (USA, Europe)&quot;&gt; &lt;year&gt;1992&lt;/year&gt; &lt;rating&gt;ESRB - E (Everyone)&lt;/rating&gt; &lt;title&gt;Jack Nicklaus Golf &lt;/title&gt; &lt;pub&gt;Tradewest, Inc.&lt;/pub&gt; &lt;dev&gt;Sculptured Software, Inc.&lt;/dev&gt; &lt;genre&gt;Sports/Golf&lt;/genre&gt; &lt;score&gt;3.9&lt;/score&gt; &lt;player&gt;1-4 Players&lt;/player&gt; &lt;story&gt;ack Nicklaus Golf brings Accolade's golf series to the Game Boy with a selection of courses from the computer versions and most features and options also present.  Four courses are available: Jack's Greatest, Castle Pines and Desert Mountain as previously seen in Greatest 18 Holes and Muirfield Village from Unlimited. Gameplay modes are skins (for two to four players) and stroke play (for one to four players). Players can choose their golfer's gender and select from beginner and expert skill levels and different tee modes (professional, men's and women's). Besides playing the complete course, there are also practice options for a single hole, the green, and a driving range.  Playing a hole begins with a top-down overview of the hole, followed by the standard view from behind the golfer. Strokes are done with the standard three-click method: start, power, and accuracy. During play, it is possible to pull up the hole overview, look at the score card and statistics and change the weather conditions. The game also offers replays and mulligans.&lt;/story&gt; &lt;/game&gt;">
            <text:p>&lt;game name="Jack Nicklaus Golf (USA, Europe)"&gt; &lt;year&gt;1992&lt;/year&gt; &lt;rating&gt;ESRB - E (Everyone)&lt;/rating&gt; &lt;title&gt;Jack Nicklaus Golf &lt;/title&gt; &lt;pub&gt;Tradewest, Inc.&lt;/pub&gt; &lt;dev&gt;Sculptured Software, Inc.&lt;/dev&gt; &lt;genre&gt;Sports/Golf&lt;/genre&gt; &lt;score&gt;3.9&lt;/score&gt; &lt;player&gt;1-4 Players&lt;/player&gt; &lt;story&gt;ack Nicklaus Golf brings Accolade's golf series to the Game Boy with a selection of courses from the computer versions and most features and options also present. <text:s/>Four courses are available: Jack's Greatest, Castle Pines and Desert Mountain as previously seen in Greatest 18 Holes and Muirfield Village from Unlimited. Gameplay modes are skins (for two to four players) and stroke play (for one to four players). Players can choose their golfer's gender and select from beginner and expert skill levels and different tee modes (professional, men's and women's). Besides playing the complete course, there are also practice options for a single hole, the green, and a driving range. <text:s/>Playing a hole begins with a top-down overview of the hole, followed by the standard view from behind the golfer. Strokes are done with the standard three-click method: start, power, and accuracy. During play, it is possible to pull up the hole overview, look at the score card and statistics and change the weather conditions. The game also offers replays and mulligans.&lt;/story&gt; &lt;/game&gt;</text:p>
          </table:table-cell>
        </table:table-row>
        <table:table-row table:style-name="ro1">
          <table:table-cell office:value-type="string">
            <text:p>James Bond 007 (USA, Europe)</text:p>
          </table:table-cell>
          <table:table-cell office:value-type="float" office:value="1998">
            <text:p>1998</text:p>
          </table:table-cell>
          <table:table-cell office:value-type="string">
            <text:p>ESRB - E (Everyone)</text:p>
          </table:table-cell>
          <table:table-cell office:value-type="string">
            <text:p>James Bond 007 </text:p>
          </table:table-cell>
          <table:table-cell office:value-type="string">
            <text:p>Nintendo of America Inc.</text:p>
          </table:table-cell>
          <table:table-cell office:value-type="string">
            <text:p>Saffire Corporation</text:p>
          </table:table-cell>
          <table:table-cell office:value-type="string">
            <text:p>Action</text:p>
          </table:table-cell>
          <table:table-cell office:value-type="string">
            <text:p>3.5</text:p>
          </table:table-cell>
          <table:table-cell office:value-type="string">
            <text:p>1 Player</text:p>
          </table:table-cell>
          <table:table-cell office:value-type="string">
            <text:p>Bond is once again in the thick of things, this time travelling the eastern hemisphere in order to stop an elite weapons smuggling ring. In order to do so, Bond must use all of the weapons and gadgets on hand, including the trusty laser watch, pistols, Ak-47's and more.****Bond will also have the chance to visit the casino, where you can spend some cash on blackjack and the like, while some of the most famous Bond villains make appearances in the hopes that they will stop the secret agent from completing his task.</text:p>
          </table:table-cell>
          <table:table-cell table:formula="of:=CONCATENATE(&quot;&lt;game name=&quot;;CHAR(34);[.A227];CHAR(34);&quot;&gt; &lt;year&gt;&quot;;[.B227];&quot;&lt;/year&gt; &lt;rating&gt;&quot;;[.C227];&quot;&lt;/rating&gt; &lt;title&gt;&quot;;[.D227];&quot;&lt;/title&gt; &lt;pub&gt;&quot;;[.E227];&quot;&lt;/pub&gt; &lt;dev&gt;&quot;;[.F227];&quot;&lt;/dev&gt; &lt;genre&gt;&quot;;[.G227];&quot;&lt;/genre&gt; &lt;score&gt;&quot;;[.H227];&quot;&lt;/score&gt; &lt;player&gt;&quot;;[.I227];&quot;&lt;/player&gt; &lt;story&gt;&quot;;[.J227];&quot;&lt;/story&gt; &lt;/game&gt;&quot;)" office:value-type="string" office:string-value="&lt;game name=&quot;James Bond 007 (USA, Europe)&quot;&gt; &lt;year&gt;1998&lt;/year&gt; &lt;rating&gt;ESRB - E (Everyone)&lt;/rating&gt; &lt;title&gt;James Bond 007 &lt;/title&gt; &lt;pub&gt;Nintendo of America Inc.&lt;/pub&gt; &lt;dev&gt;Saffire Corporation&lt;/dev&gt; &lt;genre&gt;Action&lt;/genre&gt; &lt;score&gt;3.5&lt;/score&gt; &lt;player&gt;1 Player&lt;/player&gt; &lt;story&gt;Bond is once again in the thick of things, this time travelling the eastern hemisphere in order to stop an elite weapons smuggling ring. In order to do so, Bond must use all of the weapons and gadgets on hand, including the trusty laser watch, pistols, Ak-47's and more.****Bond will also have the chance to visit the casino, where you can spend some cash on blackjack and the like, while some of the most famous Bond villains make appearances in the hopes that they will stop the secret agent from completing his task.&lt;/story&gt; &lt;/game&gt;">
            <text:p>&lt;game name="James Bond 007 (USA, Europe)"&gt; &lt;year&gt;1998&lt;/year&gt; &lt;rating&gt;ESRB - E (Everyone)&lt;/rating&gt; &lt;title&gt;James Bond 007 &lt;/title&gt; &lt;pub&gt;Nintendo of America Inc.&lt;/pub&gt; &lt;dev&gt;Saffire Corporation&lt;/dev&gt; &lt;genre&gt;Action&lt;/genre&gt; &lt;score&gt;3.5&lt;/score&gt; &lt;player&gt;1 Player&lt;/player&gt; &lt;story&gt;Bond is once again in the thick of things, this time travelling the eastern hemisphere in order to stop an elite weapons smuggling ring. In order to do so, Bond must use all of the weapons and gadgets on hand, including the trusty laser watch, pistols, Ak-47's and more.****Bond will also have the chance to visit the casino, where you can spend some cash on blackjack and the like, while some of the most famous Bond villains make appearances in the hopes that they will stop the secret agent from completing his task.&lt;/story&gt; &lt;/game&gt;</text:p>
          </table:table-cell>
        </table:table-row>
        <table:table-row table:style-name="ro1">
          <table:table-cell office:value-type="string">
            <text:p>Jeep Jamboree (USA)</text:p>
          </table:table-cell>
          <table:table-cell office:value-type="float" office:value="1992">
            <text:p>1992</text:p>
          </table:table-cell>
          <table:table-cell office:value-type="string">
            <text:p>ESRB - E (Everyone)</text:p>
          </table:table-cell>
          <table:table-cell office:value-type="string">
            <text:p>Jeep Jamboree </text:p>
          </table:table-cell>
          <table:table-cell office:value-type="string">
            <text:p>Virgin Interactive Entertainment, Inc.</text:p>
          </table:table-cell>
          <table:table-cell office:value-type="string">
            <text:p>Infogrames Studios Ltd.</text:p>
          </table:table-cell>
          <table:table-cell office:value-type="string">
            <text:p>Driving</text:p>
          </table:table-cell>
          <table:table-cell office:value-type="string">
            <text:p>2.9</text:p>
          </table:table-cell>
          <table:table-cell office:value-type="string">
            <text:p>1-2 Players</text:p>
          </table:table-cell>
          <table:table-cell office:value-type="string">
            <text:p>Jeep Jamboree is an off-road racing game for the Game Boy. <text:s/>As the title suggests, you have but one choice of vehicle in which to race: the Jeep Wrangler. <text:s/>Your perspective on the action is first person, similar to Test Drive. <text:s/>The courses on which you drive, oddly enough, seem to take place mostly on roads.****There are a lot of racing options to choose from. <text:s/>You can do a single race, or a multi-race tournament. <text:s/>You can also race competitively with a friend using the Game Boy link cable.</text:p>
          </table:table-cell>
          <table:table-cell table:formula="of:=CONCATENATE(&quot;&lt;game name=&quot;;CHAR(34);[.A228];CHAR(34);&quot;&gt; &lt;year&gt;&quot;;[.B228];&quot;&lt;/year&gt; &lt;rating&gt;&quot;;[.C228];&quot;&lt;/rating&gt; &lt;title&gt;&quot;;[.D228];&quot;&lt;/title&gt; &lt;pub&gt;&quot;;[.E228];&quot;&lt;/pub&gt; &lt;dev&gt;&quot;;[.F228];&quot;&lt;/dev&gt; &lt;genre&gt;&quot;;[.G228];&quot;&lt;/genre&gt; &lt;score&gt;&quot;;[.H228];&quot;&lt;/score&gt; &lt;player&gt;&quot;;[.I228];&quot;&lt;/player&gt; &lt;story&gt;&quot;;[.J228];&quot;&lt;/story&gt; &lt;/game&gt;&quot;)" office:value-type="string" office:string-value="&lt;game name=&quot;Jeep Jamboree (USA)&quot;&gt; &lt;year&gt;1992&lt;/year&gt; &lt;rating&gt;ESRB - E (Everyone)&lt;/rating&gt; &lt;title&gt;Jeep Jamboree &lt;/title&gt; &lt;pub&gt;Virgin Interactive Entertainment, Inc.&lt;/pub&gt; &lt;dev&gt;Infogrames Studios Ltd.&lt;/dev&gt; &lt;genre&gt;Driving&lt;/genre&gt; &lt;score&gt;2.9&lt;/score&gt; &lt;player&gt;1-2 Players&lt;/player&gt; &lt;story&gt;Jeep Jamboree is an off-road racing game for the Game Boy.  As the title suggests, you have but one choice of vehicle in which to race: the Jeep Wrangler.  Your perspective on the action is first person, similar to Test Drive.  The courses on which you drive, oddly enough, seem to take place mostly on roads.****There are a lot of racing options to choose from.  You can do a single race, or a multi-race tournament.  You can also race competitively with a friend using the Game Boy link cable.&lt;/story&gt; &lt;/game&gt;">
            <text:p>&lt;game name="Jeep Jamboree (USA)"&gt; &lt;year&gt;1992&lt;/year&gt; &lt;rating&gt;ESRB - E (Everyone)&lt;/rating&gt; &lt;title&gt;Jeep Jamboree &lt;/title&gt; &lt;pub&gt;Virgin Interactive Entertainment, Inc.&lt;/pub&gt; &lt;dev&gt;Infogrames Studios Ltd.&lt;/dev&gt; &lt;genre&gt;Driving&lt;/genre&gt; &lt;score&gt;2.9&lt;/score&gt; &lt;player&gt;1-2 Players&lt;/player&gt; &lt;story&gt;Jeep Jamboree is an off-road racing game for the Game Boy. <text:s/>As the title suggests, you have but one choice of vehicle in which to race: the Jeep Wrangler. <text:s/>Your perspective on the action is first person, similar to Test Drive. <text:s/>The courses on which you drive, oddly enough, seem to take place mostly on roads.****There are a lot of racing options to choose from. <text:s/>You can do a single race, or a multi-race tournament. <text:s/>You can also race competitively with a friend using the Game Boy link cable.&lt;/story&gt; &lt;/game&gt;</text:p>
          </table:table-cell>
        </table:table-row>
        <table:table-row table:style-name="ro1">
          <table:table-cell office:value-type="string">
            <text:p>Jelly Boy (Europe)</text:p>
          </table:table-cell>
          <table:table-cell office:value-type="float" office:value="1991">
            <text:p>1991</text:p>
          </table:table-cell>
          <table:table-cell office:value-type="string">
            <text:p>ESRB - E (Everyone)</text:p>
          </table:table-cell>
          <table:table-cell office:value-type="string">
            <text:p>Jelly Boy </text:p>
          </table:table-cell>
          <table:table-cell office:value-type="string">
            <text:p>Ocean Software Ltd.</text:p>
          </table:table-cell>
          <table:table-cell office:value-type="string">
            <text:p>Probe Software Ltd.</text:p>
          </table:table-cell>
          <table:table-cell office:value-type="string">
            <text:p>Platform</text:p>
          </table:table-cell>
          <table:table-cell office:value-type="string">
            <text:p>2.4</text:p>
          </table:table-cell>
          <table:table-cell office:value-type="string">
            <text:p>1 Player</text:p>
          </table:table-cell>
          <table:table-cell office:value-type="string">
            <text:p>Jelly Boy is a platformer in which the player controls a pink blob with transformation abilities. In comparison to the SNES version, the Game Boy version has a different level design. The gameplay mechanics are the same, though: the blob has the standard abilities to jump and punch enemies. Collecting power-ups transform him into other forms with different abilities, e.g. a balloon which allows him to float. Other collectibles are music notes (those are lost after being hit by an enemy; without any notes this results in death) and fruit which eventually reward an extra life. The game features six worlds with eight levels each; every level has to be completed within a time limit.</text:p>
          </table:table-cell>
          <table:table-cell table:formula="of:=CONCATENATE(&quot;&lt;game name=&quot;;CHAR(34);[.A229];CHAR(34);&quot;&gt; &lt;year&gt;&quot;;[.B229];&quot;&lt;/year&gt; &lt;rating&gt;&quot;;[.C229];&quot;&lt;/rating&gt; &lt;title&gt;&quot;;[.D229];&quot;&lt;/title&gt; &lt;pub&gt;&quot;;[.E229];&quot;&lt;/pub&gt; &lt;dev&gt;&quot;;[.F229];&quot;&lt;/dev&gt; &lt;genre&gt;&quot;;[.G229];&quot;&lt;/genre&gt; &lt;score&gt;&quot;;[.H229];&quot;&lt;/score&gt; &lt;player&gt;&quot;;[.I229];&quot;&lt;/player&gt; &lt;story&gt;&quot;;[.J229];&quot;&lt;/story&gt; &lt;/game&gt;&quot;)" office:value-type="string" office:string-value="&lt;game name=&quot;Jelly Boy (Europe)&quot;&gt; &lt;year&gt;1991&lt;/year&gt; &lt;rating&gt;ESRB - E (Everyone)&lt;/rating&gt; &lt;title&gt;Jelly Boy &lt;/title&gt; &lt;pub&gt;Ocean Software Ltd.&lt;/pub&gt; &lt;dev&gt;Probe Software Ltd.&lt;/dev&gt; &lt;genre&gt;Platform&lt;/genre&gt; &lt;score&gt;2.4&lt;/score&gt; &lt;player&gt;1 Player&lt;/player&gt; &lt;story&gt;Jelly Boy is a platformer in which the player controls a pink blob with transformation abilities. In comparison to the SNES version, the Game Boy version has a different level design. The gameplay mechanics are the same, though: the blob has the standard abilities to jump and punch enemies. Collecting power-ups transform him into other forms with different abilities, e.g. a balloon which allows him to float. Other collectibles are music notes (those are lost after being hit by an enemy; without any notes this results in death) and fruit which eventually reward an extra life. The game features six worlds with eight levels each; every level has to be completed within a time limit.&lt;/story&gt; &lt;/game&gt;">
            <text:p>&lt;game name="Jelly Boy (Europe)"&gt; &lt;year&gt;1991&lt;/year&gt; &lt;rating&gt;ESRB - E (Everyone)&lt;/rating&gt; &lt;title&gt;Jelly Boy &lt;/title&gt; &lt;pub&gt;Ocean Software Ltd.&lt;/pub&gt; &lt;dev&gt;Probe Software Ltd.&lt;/dev&gt; &lt;genre&gt;Platform&lt;/genre&gt; &lt;score&gt;2.4&lt;/score&gt; &lt;player&gt;1 Player&lt;/player&gt; &lt;story&gt;Jelly Boy is a platformer in which the player controls a pink blob with transformation abilities. In comparison to the SNES version, the Game Boy version has a different level design. The gameplay mechanics are the same, though: the blob has the standard abilities to jump and punch enemies. Collecting power-ups transform him into other forms with different abilities, e.g. a balloon which allows him to float. Other collectibles are music notes (those are lost after being hit by an enemy; without any notes this results in death) and fruit which eventually reward an extra life. The game features six worlds with eight levels each; every level has to be completed within a time limit.&lt;/story&gt; &lt;/game&gt;</text:p>
          </table:table-cell>
        </table:table-row>
        <table:table-row table:style-name="ro1">
          <table:table-cell office:value-type="string">
            <text:p>Jeopardy! - Platinum Edition (USA)</text:p>
          </table:table-cell>
          <table:table-cell office:value-type="float" office:value="1996">
            <text:p>1996</text:p>
          </table:table-cell>
          <table:table-cell office:value-type="string">
            <text:p>ESRB - E (Everyone)</text:p>
          </table:table-cell>
          <table:table-cell office:value-type="string">
            <text:p>Jeopardy! - Platinum Edition </text:p>
          </table:table-cell>
          <table:table-cell office:value-type="string">
            <text:p>GameTek</text:p>
          </table:table-cell>
          <table:table-cell office:value-type="string">
            <text:p>Data Design Interactive</text:p>
          </table:table-cell>
          <table:table-cell office:value-type="string">
            <text:p>Quiz</text:p>
          </table:table-cell>
          <table:table-cell office:value-type="string">
            <text:p>2.9</text:p>
          </table:table-cell>
          <table:table-cell office:value-type="string">
            <text:p>1-2 Players</text:p>
          </table:table-cell>
          <table:table-cell office:value-type="string">
            <text:p>GameTek has crammed over 1 500 new answers and questions into this game pak taken directly from the archives of the show. Compete against a friend match wits with the computer or test your memory alone for fun. It's every bit like the fast paced TV show: Daily Doubles Final JEOPARDY! and the actual theme music to make you feel like you're really there! </text:p>
          </table:table-cell>
          <table:table-cell table:formula="of:=CONCATENATE(&quot;&lt;game name=&quot;;CHAR(34);[.A230];CHAR(34);&quot;&gt; &lt;year&gt;&quot;;[.B230];&quot;&lt;/year&gt; &lt;rating&gt;&quot;;[.C230];&quot;&lt;/rating&gt; &lt;title&gt;&quot;;[.D230];&quot;&lt;/title&gt; &lt;pub&gt;&quot;;[.E230];&quot;&lt;/pub&gt; &lt;dev&gt;&quot;;[.F230];&quot;&lt;/dev&gt; &lt;genre&gt;&quot;;[.G230];&quot;&lt;/genre&gt; &lt;score&gt;&quot;;[.H230];&quot;&lt;/score&gt; &lt;player&gt;&quot;;[.I230];&quot;&lt;/player&gt; &lt;story&gt;&quot;;[.J230];&quot;&lt;/story&gt; &lt;/game&gt;&quot;)" office:value-type="string" office:string-value="&lt;game name=&quot;Jeopardy! - Platinum Edition (USA)&quot;&gt; &lt;year&gt;1996&lt;/year&gt; &lt;rating&gt;ESRB - E (Everyone)&lt;/rating&gt; &lt;title&gt;Jeopardy! - Platinum Edition &lt;/title&gt; &lt;pub&gt;GameTek&lt;/pub&gt; &lt;dev&gt;Data Design Interactive&lt;/dev&gt; &lt;genre&gt;Quiz&lt;/genre&gt; &lt;score&gt;2.9&lt;/score&gt; &lt;player&gt;1-2 Players&lt;/player&gt; &lt;story&gt;GameTek has crammed over 1 500 new answers and questions into this game pak taken directly from the archives of the show. Compete against a friend match wits with the computer or test your memory alone for fun. It's every bit like the fast paced TV show: Daily Doubles Final JEOPARDY! and the actual theme music to make you feel like you're really there! &lt;/story&gt; &lt;/game&gt;">
            <text:p>&lt;game name="Jeopardy! - Platinum Edition (USA)"&gt; &lt;year&gt;1996&lt;/year&gt; &lt;rating&gt;ESRB - E (Everyone)&lt;/rating&gt; &lt;title&gt;Jeopardy! - Platinum Edition &lt;/title&gt; &lt;pub&gt;GameTek&lt;/pub&gt; &lt;dev&gt;Data Design Interactive&lt;/dev&gt; &lt;genre&gt;Quiz&lt;/genre&gt; &lt;score&gt;2.9&lt;/score&gt; &lt;player&gt;1-2 Players&lt;/player&gt; &lt;story&gt;GameTek has crammed over 1 500 new answers and questions into this game pak taken directly from the archives of the show. Compete against a friend match wits with the computer or test your memory alone for fun. It's every bit like the fast paced TV show: Daily Doubles Final JEOPARDY! and the actual theme music to make you feel like you're really there! &lt;/story&gt; &lt;/game&gt;</text:p>
          </table:table-cell>
        </table:table-row>
        <table:table-row table:style-name="ro1">
          <table:table-cell office:value-type="string">
            <text:p>Jeopardy! - Sports Edition (USA)</text:p>
          </table:table-cell>
          <table:table-cell office:value-type="float" office:value="1994">
            <text:p>1994</text:p>
          </table:table-cell>
          <table:table-cell office:value-type="string">
            <text:p>ESRB - E (Everyone)</text:p>
          </table:table-cell>
          <table:table-cell office:value-type="string">
            <text:p>Jeopardy! - Sports Edition </text:p>
          </table:table-cell>
          <table:table-cell office:value-type="string">
            <text:p>GameTek, Inc.</text:p>
          </table:table-cell>
          <table:table-cell office:value-type="string">
            <text:p>Data Design Interactive</text:p>
          </table:table-cell>
          <table:table-cell office:value-type="string">
            <text:p>Quiz</text:p>
          </table:table-cell>
          <table:table-cell office:value-type="string">
            <text:p>2.2</text:p>
          </table:table-cell>
          <table:table-cell office:value-type="string">
            <text:p>1-2 Players</text:p>
          </table:table-cell>
          <table:table-cell office:value-type="string">
            <text:p>This handheld version differs from its Game Gear version though it does run along the same lines. <text:s/>While it does feature sports related questions ranging from football to baseball and soccer, it does not feature any digitized voices or likeness of either contestants or Alex Trebek, instead opting for generic cartoon-like characters instead.</text:p>
          </table:table-cell>
          <table:table-cell table:formula="of:=CONCATENATE(&quot;&lt;game name=&quot;;CHAR(34);[.A231];CHAR(34);&quot;&gt; &lt;year&gt;&quot;;[.B231];&quot;&lt;/year&gt; &lt;rating&gt;&quot;;[.C231];&quot;&lt;/rating&gt; &lt;title&gt;&quot;;[.D231];&quot;&lt;/title&gt; &lt;pub&gt;&quot;;[.E231];&quot;&lt;/pub&gt; &lt;dev&gt;&quot;;[.F231];&quot;&lt;/dev&gt; &lt;genre&gt;&quot;;[.G231];&quot;&lt;/genre&gt; &lt;score&gt;&quot;;[.H231];&quot;&lt;/score&gt; &lt;player&gt;&quot;;[.I231];&quot;&lt;/player&gt; &lt;story&gt;&quot;;[.J231];&quot;&lt;/story&gt; &lt;/game&gt;&quot;)" office:value-type="string" office:string-value="&lt;game name=&quot;Jeopardy! - Sports Edition (USA)&quot;&gt; &lt;year&gt;1994&lt;/year&gt; &lt;rating&gt;ESRB - E (Everyone)&lt;/rating&gt; &lt;title&gt;Jeopardy! - Sports Edition &lt;/title&gt; &lt;pub&gt;GameTek, Inc.&lt;/pub&gt; &lt;dev&gt;Data Design Interactive&lt;/dev&gt; &lt;genre&gt;Quiz&lt;/genre&gt; &lt;score&gt;2.2&lt;/score&gt; &lt;player&gt;1-2 Players&lt;/player&gt; &lt;story&gt;This handheld version differs from its Game Gear version though it does run along the same lines.  While it does feature sports related questions ranging from football to baseball and soccer, it does not feature any digitized voices or likeness of either contestants or Alex Trebek, instead opting for generic cartoon-like characters instead.&lt;/story&gt; &lt;/game&gt;">
            <text:p>&lt;game name="Jeopardy! - Sports Edition (USA)"&gt; &lt;year&gt;1994&lt;/year&gt; &lt;rating&gt;ESRB - E (Everyone)&lt;/rating&gt; &lt;title&gt;Jeopardy! - Sports Edition &lt;/title&gt; &lt;pub&gt;GameTek, Inc.&lt;/pub&gt; &lt;dev&gt;Data Design Interactive&lt;/dev&gt; &lt;genre&gt;Quiz&lt;/genre&gt; &lt;score&gt;2.2&lt;/score&gt; &lt;player&gt;1-2 Players&lt;/player&gt; &lt;story&gt;This handheld version differs from its Game Gear version though it does run along the same lines. <text:s/>While it does feature sports related questions ranging from football to baseball and soccer, it does not feature any digitized voices or likeness of either contestants or Alex Trebek, instead opting for generic cartoon-like characters instead.&lt;/story&gt; &lt;/game&gt;</text:p>
          </table:table-cell>
        </table:table-row>
        <table:table-row table:style-name="ro1">
          <table:table-cell office:value-type="string">
            <text:p>Jeopardy! - Teen Tournament (USA)</text:p>
          </table:table-cell>
          <table:table-cell office:value-type="float" office:value="1996">
            <text:p>1996</text:p>
          </table:table-cell>
          <table:table-cell office:value-type="string">
            <text:p>ESRB - E (Everyone)</text:p>
          </table:table-cell>
          <table:table-cell office:value-type="string">
            <text:p>Jeopardy! - Teen Tournament </text:p>
          </table:table-cell>
          <table:table-cell office:value-type="string">
            <text:p>GameTek, Inc.</text:p>
          </table:table-cell>
          <table:table-cell office:value-type="string">
            <text:p>Data Design Interactive</text:p>
          </table:table-cell>
          <table:table-cell office:value-type="string">
            <text:p>Quiz</text:p>
          </table:table-cell>
          <table:table-cell office:value-type="string">
            <text:p>3.2</text:p>
          </table:table-cell>
          <table:table-cell office:value-type="string">
            <text:p>1-2 Players</text:p>
          </table:table-cell>
          <table:table-cell office:value-type="string">
            <text:p>Remember Jeopardy!? That show with 3 adults going against each other in a trivia based game show? This game is based on the Teen Tournament version they would occasionally run.****The same rules apply as in normal Jeopardy!: Pick a question, answer correctly, get money, repeat until victory (or defeat). There are just more teen-friendly questions. Although the answers will be difficult for todays teens.</text:p>
          </table:table-cell>
          <table:table-cell table:formula="of:=CONCATENATE(&quot;&lt;game name=&quot;;CHAR(34);[.A232];CHAR(34);&quot;&gt; &lt;year&gt;&quot;;[.B232];&quot;&lt;/year&gt; &lt;rating&gt;&quot;;[.C232];&quot;&lt;/rating&gt; &lt;title&gt;&quot;;[.D232];&quot;&lt;/title&gt; &lt;pub&gt;&quot;;[.E232];&quot;&lt;/pub&gt; &lt;dev&gt;&quot;;[.F232];&quot;&lt;/dev&gt; &lt;genre&gt;&quot;;[.G232];&quot;&lt;/genre&gt; &lt;score&gt;&quot;;[.H232];&quot;&lt;/score&gt; &lt;player&gt;&quot;;[.I232];&quot;&lt;/player&gt; &lt;story&gt;&quot;;[.J232];&quot;&lt;/story&gt; &lt;/game&gt;&quot;)" office:value-type="string" office:string-value="&lt;game name=&quot;Jeopardy! - Teen Tournament (USA)&quot;&gt; &lt;year&gt;1996&lt;/year&gt; &lt;rating&gt;ESRB - E (Everyone)&lt;/rating&gt; &lt;title&gt;Jeopardy! - Teen Tournament &lt;/title&gt; &lt;pub&gt;GameTek, Inc.&lt;/pub&gt; &lt;dev&gt;Data Design Interactive&lt;/dev&gt; &lt;genre&gt;Quiz&lt;/genre&gt; &lt;score&gt;3.2&lt;/score&gt; &lt;player&gt;1-2 Players&lt;/player&gt; &lt;story&gt;Remember Jeopardy!? That show with 3 adults going against each other in a trivia based game show? This game is based on the Teen Tournament version they would occasionally run.****The same rules apply as in normal Jeopardy!: Pick a question, answer correctly, get money, repeat until victory (or defeat). There are just more teen-friendly questions. Although the answers will be difficult for todays teens.&lt;/story&gt; &lt;/game&gt;">
            <text:p>&lt;game name="Jeopardy! - Teen Tournament (USA)"&gt; &lt;year&gt;1996&lt;/year&gt; &lt;rating&gt;ESRB - E (Everyone)&lt;/rating&gt; &lt;title&gt;Jeopardy! - Teen Tournament &lt;/title&gt; &lt;pub&gt;GameTek, Inc.&lt;/pub&gt; &lt;dev&gt;Data Design Interactive&lt;/dev&gt; &lt;genre&gt;Quiz&lt;/genre&gt; &lt;score&gt;3.2&lt;/score&gt; &lt;player&gt;1-2 Players&lt;/player&gt; &lt;story&gt;Remember Jeopardy!? That show with 3 adults going against each other in a trivia based game show? This game is based on the Teen Tournament version they would occasionally run.****The same rules apply as in normal Jeopardy!: Pick a question, answer correctly, get money, repeat until victory (or defeat). There are just more teen-friendly questions. Although the answers will be difficult for todays teens.&lt;/story&gt; &lt;/game&gt;</text:p>
          </table:table-cell>
        </table:table-row>
        <table:table-row table:style-name="ro1">
          <table:table-cell office:value-type="string">
            <text:p>Jeopardy! (USA)</text:p>
          </table:table-cell>
          <table:table-cell office:value-type="float" office:value="1991">
            <text:p>1991</text:p>
          </table:table-cell>
          <table:table-cell office:value-type="string">
            <text:p>ESRB - E (Everyone)</text:p>
          </table:table-cell>
          <table:table-cell office:value-type="string">
            <text:p>Jeopardy! </text:p>
          </table:table-cell>
          <table:table-cell office:value-type="string">
            <text:p>GameTek</text:p>
          </table:table-cell>
          <table:table-cell office:value-type="string">
            <text:p>Data Design Interactive</text:p>
          </table:table-cell>
          <table:table-cell office:value-type="string">
            <text:p>Quiz</text:p>
          </table:table-cell>
          <table:table-cell office:value-type="string">
            <text:p>4.0</text:p>
          </table:table-cell>
          <table:table-cell office:value-type="string">
            <text:p>1-2 Players</text:p>
          </table:table-cell>
          <table:table-cell office:value-type="string">
            <text:p>Jeopardy! is a conversion of the TV quiz show, the first of several versions released for the Game Boy. It features an accurate representation of the game's rules and a reservoir of more than 1500 answers and questions in around 300 categories. <text:s/>The game is for one or two players (either on one Game Boy or via link cable). After the players enter their names, they are assigned a random character drawn in a cartoon style. Gameplay follows the show's rules: one player selects the category and difficulty and both can then buzz in within ten seconds to attempt to ask the right question for the answer given. The solution must be spelled out via cursor input within 60 seconds. If the solution is incorrect, the other player has the chance to try. Daily Double fields (for wagering any amount of money) are also present, as are the Double Jeopardy and Final Jeopardy rounds. The answer categories include history, geography, arts, sciences, politics, pop culture, and more, most with a heavy US focus.</text:p>
          </table:table-cell>
          <table:table-cell table:formula="of:=CONCATENATE(&quot;&lt;game name=&quot;;CHAR(34);[.A233];CHAR(34);&quot;&gt; &lt;year&gt;&quot;;[.B233];&quot;&lt;/year&gt; &lt;rating&gt;&quot;;[.C233];&quot;&lt;/rating&gt; &lt;title&gt;&quot;;[.D233];&quot;&lt;/title&gt; &lt;pub&gt;&quot;;[.E233];&quot;&lt;/pub&gt; &lt;dev&gt;&quot;;[.F233];&quot;&lt;/dev&gt; &lt;genre&gt;&quot;;[.G233];&quot;&lt;/genre&gt; &lt;score&gt;&quot;;[.H233];&quot;&lt;/score&gt; &lt;player&gt;&quot;;[.I233];&quot;&lt;/player&gt; &lt;story&gt;&quot;;[.J233];&quot;&lt;/story&gt; &lt;/game&gt;&quot;)" office:value-type="string" office:string-value="&lt;game name=&quot;Jeopardy! (USA)&quot;&gt; &lt;year&gt;1991&lt;/year&gt; &lt;rating&gt;ESRB - E (Everyone)&lt;/rating&gt; &lt;title&gt;Jeopardy! &lt;/title&gt; &lt;pub&gt;GameTek&lt;/pub&gt; &lt;dev&gt;Data Design Interactive&lt;/dev&gt; &lt;genre&gt;Quiz&lt;/genre&gt; &lt;score&gt;4.0&lt;/score&gt; &lt;player&gt;1-2 Players&lt;/player&gt; &lt;story&gt;Jeopardy! is a conversion of the TV quiz show, the first of several versions released for the Game Boy. It features an accurate representation of the game's rules and a reservoir of more than 1500 answers and questions in around 300 categories.  The game is for one or two players (either on one Game Boy or via link cable). After the players enter their names, they are assigned a random character drawn in a cartoon style. Gameplay follows the show's rules: one player selects the category and difficulty and both can then buzz in within ten seconds to attempt to ask the right question for the answer given. The solution must be spelled out via cursor input within 60 seconds. If the solution is incorrect, the other player has the chance to try. Daily Double fields (for wagering any amount of money) are also present, as are the Double Jeopardy and Final Jeopardy rounds. The answer categories include history, geography, arts, sciences, politics, pop culture, and more, most with a heavy US focus.&lt;/story&gt; &lt;/game&gt;">
            <text:p>&lt;game name="Jeopardy! (USA)"&gt; &lt;year&gt;1991&lt;/year&gt; &lt;rating&gt;ESRB - E (Everyone)&lt;/rating&gt; &lt;title&gt;Jeopardy! &lt;/title&gt; &lt;pub&gt;GameTek&lt;/pub&gt; &lt;dev&gt;Data Design Interactive&lt;/dev&gt; &lt;genre&gt;Quiz&lt;/genre&gt; &lt;score&gt;4.0&lt;/score&gt; &lt;player&gt;1-2 Players&lt;/player&gt; &lt;story&gt;Jeopardy! is a conversion of the TV quiz show, the first of several versions released for the Game Boy. It features an accurate representation of the game's rules and a reservoir of more than 1500 answers and questions in around 300 categories. <text:s/>The game is for one or two players (either on one Game Boy or via link cable). After the players enter their names, they are assigned a random character drawn in a cartoon style. Gameplay follows the show's rules: one player selects the category and difficulty and both can then buzz in within ten seconds to attempt to ask the right question for the answer given. The solution must be spelled out via cursor input within 60 seconds. If the solution is incorrect, the other player has the chance to try. Daily Double fields (for wagering any amount of money) are also present, as are the Double Jeopardy and Final Jeopardy rounds. The answer categories include history, geography, arts, sciences, politics, pop culture, and more, most with a heavy US focus.&lt;/story&gt; &lt;/game&gt;</text:p>
          </table:table-cell>
        </table:table-row>
        <table:table-row table:style-name="ro1">
          <table:table-cell office:value-type="string">
            <text:p>Jetsons, The - Robot Panic (USA, Europe)</text:p>
          </table:table-cell>
          <table:table-cell office:value-type="float" office:value="1992">
            <text:p>1992</text:p>
          </table:table-cell>
          <table:table-cell office:value-type="string">
            <text:p>ESRB - E (Everyone)</text:p>
          </table:table-cell>
          <table:table-cell office:value-type="string">
            <text:p>Jetsons, The - Robot Panic </text:p>
          </table:table-cell>
          <table:table-cell table:number-columns-repeated="2" office:value-type="string">
            <text:p>Taito Corporation</text:p>
          </table:table-cell>
          <table:table-cell office:value-type="string">
            <text:p>Platform</text:p>
          </table:table-cell>
          <table:table-cell office:value-type="string">
            <text:p>2.8</text:p>
          </table:table-cell>
          <table:table-cell office:value-type="string">
            <text:p>1 Player</text:p>
          </table:table-cell>
          <table:table-cell office:value-type="string">
            <text:p>This is a multi-character platformer based on The Jetsons cartoon. Users can play as either Elroy, Judy, Jane, and finally George in the final level. Each character has their own special tool to help them advance through their level.**The robots have gone berserk, and are making a mess all over town. George is called in to help, but the rest of the cast have to deal with the robots at each of their own locations first. Elroy is at the Space Ball Dome, Judy at the Concert Hall, and Jane is at the Shopping Mall.</text:p>
          </table:table-cell>
          <table:table-cell table:formula="of:=CONCATENATE(&quot;&lt;game name=&quot;;CHAR(34);[.A234];CHAR(34);&quot;&gt; &lt;year&gt;&quot;;[.B234];&quot;&lt;/year&gt; &lt;rating&gt;&quot;;[.C234];&quot;&lt;/rating&gt; &lt;title&gt;&quot;;[.D234];&quot;&lt;/title&gt; &lt;pub&gt;&quot;;[.E234];&quot;&lt;/pub&gt; &lt;dev&gt;&quot;;[.F234];&quot;&lt;/dev&gt; &lt;genre&gt;&quot;;[.G234];&quot;&lt;/genre&gt; &lt;score&gt;&quot;;[.H234];&quot;&lt;/score&gt; &lt;player&gt;&quot;;[.I234];&quot;&lt;/player&gt; &lt;story&gt;&quot;;[.J234];&quot;&lt;/story&gt; &lt;/game&gt;&quot;)" office:value-type="string" office:string-value="&lt;game name=&quot;Jetsons, The - Robot Panic (USA, Europe)&quot;&gt; &lt;year&gt;1992&lt;/year&gt; &lt;rating&gt;ESRB - E (Everyone)&lt;/rating&gt; &lt;title&gt;Jetsons, The - Robot Panic &lt;/title&gt; &lt;pub&gt;Taito Corporation&lt;/pub&gt; &lt;dev&gt;Taito Corporation&lt;/dev&gt; &lt;genre&gt;Platform&lt;/genre&gt; &lt;score&gt;2.8&lt;/score&gt; &lt;player&gt;1 Player&lt;/player&gt; &lt;story&gt;This is a multi-character platformer based on The Jetsons cartoon. Users can play as either Elroy, Judy, Jane, and finally George in the final level. Each character has their own special tool to help them advance through their level.**The robots have gone berserk, and are making a mess all over town. George is called in to help, but the rest of the cast have to deal with the robots at each of their own locations first. Elroy is at the Space Ball Dome, Judy at the Concert Hall, and Jane is at the Shopping Mall.&lt;/story&gt; &lt;/game&gt;">
            <text:p>&lt;game name="Jetsons, The - Robot Panic (USA, Europe)"&gt; &lt;year&gt;1992&lt;/year&gt; &lt;rating&gt;ESRB - E (Everyone)&lt;/rating&gt; &lt;title&gt;Jetsons, The - Robot Panic &lt;/title&gt; &lt;pub&gt;Taito Corporation&lt;/pub&gt; &lt;dev&gt;Taito Corporation&lt;/dev&gt; &lt;genre&gt;Platform&lt;/genre&gt; &lt;score&gt;2.8&lt;/score&gt; &lt;player&gt;1 Player&lt;/player&gt; &lt;story&gt;This is a multi-character platformer based on The Jetsons cartoon. Users can play as either Elroy, Judy, Jane, and finally George in the final level. Each character has their own special tool to help them advance through their level.**The robots have gone berserk, and are making a mess all over town. George is called in to help, but the rest of the cast have to deal with the robots at each of their own locations first. Elroy is at the Space Ball Dome, Judy at the Concert Hall, and Jane is at the Shopping Mall.&lt;/story&gt; &lt;/game&gt;</text:p>
          </table:table-cell>
        </table:table-row>
        <table:table-row table:style-name="ro1">
          <table:table-cell office:value-type="string">
            <text:p>Jimmy Connors Tennis (USA, Europe)</text:p>
          </table:table-cell>
          <table:table-cell office:value-type="float" office:value="1998">
            <text:p>1998</text:p>
          </table:table-cell>
          <table:table-cell office:value-type="string">
            <text:p>ESRB - E (Everyone)</text:p>
          </table:table-cell>
          <table:table-cell office:value-type="string">
            <text:p>Jimmy Connors Tennis </text:p>
          </table:table-cell>
          <table:table-cell office:value-type="string">
            <text:p>Ubi Soft Entertainment, Inc.</text:p>
          </table:table-cell>
          <table:table-cell office:value-type="string">
            <text:p>NMS Software Ltd.</text:p>
          </table:table-cell>
          <table:table-cell office:value-type="string">
            <text:p>Sports/Tennis</text:p>
          </table:table-cell>
          <table:table-cell office:value-type="string">
            <text:p>2.8</text:p>
          </table:table-cell>
          <table:table-cell office:value-type="string">
            <text:p>1-2 Players</text:p>
          </table:table-cell>
          <table:table-cell office:value-type="string">
            <text:p>Jimmy Connors Tennis is Nintendo's 8-bit attempt at professional tennis. <text:s/>It has three skill levels,beginner, medium and advanced and lets you take practice shots against a machine from 100, 200 or 300 balls.****You can compete in the top 16 international tournaments, including the U.S. Open, the Australian Open and Wimbledon and can earn anywhere from $26,000 to $58,000. <text:s/>You can also keep track of your win-loss record and earnings through a password feature.****It is very accurate when it comes to playing on different surfaces such as hard court, grass or clay, each one giving a different response on each surface. <text:s/>Endorsed by tennis great Jimmy Connors.</text:p>
          </table:table-cell>
          <table:table-cell table:formula="of:=CONCATENATE(&quot;&lt;game name=&quot;;CHAR(34);[.A235];CHAR(34);&quot;&gt; &lt;year&gt;&quot;;[.B235];&quot;&lt;/year&gt; &lt;rating&gt;&quot;;[.C235];&quot;&lt;/rating&gt; &lt;title&gt;&quot;;[.D235];&quot;&lt;/title&gt; &lt;pub&gt;&quot;;[.E235];&quot;&lt;/pub&gt; &lt;dev&gt;&quot;;[.F235];&quot;&lt;/dev&gt; &lt;genre&gt;&quot;;[.G235];&quot;&lt;/genre&gt; &lt;score&gt;&quot;;[.H235];&quot;&lt;/score&gt; &lt;player&gt;&quot;;[.I235];&quot;&lt;/player&gt; &lt;story&gt;&quot;;[.J235];&quot;&lt;/story&gt; &lt;/game&gt;&quot;)" office:value-type="string" office:string-value="&lt;game name=&quot;Jimmy Connors Tennis (USA, Europe)&quot;&gt; &lt;year&gt;1998&lt;/year&gt; &lt;rating&gt;ESRB - E (Everyone)&lt;/rating&gt; &lt;title&gt;Jimmy Connors Tennis &lt;/title&gt; &lt;pub&gt;Ubi Soft Entertainment, Inc.&lt;/pub&gt; &lt;dev&gt;NMS Software Ltd.&lt;/dev&gt; &lt;genre&gt;Sports/Tennis&lt;/genre&gt; &lt;score&gt;2.8&lt;/score&gt; &lt;player&gt;1-2 Players&lt;/player&gt; &lt;story&gt;Jimmy Connors Tennis is Nintendo's 8-bit attempt at professional tennis.  It has three skill levels,beginner, medium and advanced and lets you take practice shots against a machine from 100, 200 or 300 balls.****You can compete in the top 16 international tournaments, including the U.S. Open, the Australian Open and Wimbledon and can earn anywhere from $26,000 to $58,000.  You can also keep track of your win-loss record and earnings through a password feature.****It is very accurate when it comes to playing on different surfaces such as hard court, grass or clay, each one giving a different response on each surface.  Endorsed by tennis great Jimmy Connors.&lt;/story&gt; &lt;/game&gt;">
            <text:p>&lt;game name="Jimmy Connors Tennis (USA, Europe)"&gt; &lt;year&gt;1998&lt;/year&gt; &lt;rating&gt;ESRB - E (Everyone)&lt;/rating&gt; &lt;title&gt;Jimmy Connors Tennis &lt;/title&gt; &lt;pub&gt;Ubi Soft Entertainment, Inc.&lt;/pub&gt; &lt;dev&gt;NMS Software Ltd.&lt;/dev&gt; &lt;genre&gt;Sports/Tennis&lt;/genre&gt; &lt;score&gt;2.8&lt;/score&gt; &lt;player&gt;1-2 Players&lt;/player&gt; &lt;story&gt;Jimmy Connors Tennis is Nintendo's 8-bit attempt at professional tennis. <text:s/>It has three skill levels,beginner, medium and advanced and lets you take practice shots against a machine from 100, 200 or 300 balls.****You can compete in the top 16 international tournaments, including the U.S. Open, the Australian Open and Wimbledon and can earn anywhere from $26,000 to $58,000. <text:s/>You can also keep track of your win-loss record and earnings through a password feature.****It is very accurate when it comes to playing on different surfaces such as hard court, grass or clay, each one giving a different response on each surface. <text:s/>Endorsed by tennis great Jimmy Connors.&lt;/story&gt; &lt;/game&gt;</text:p>
          </table:table-cell>
        </table:table-row>
        <table:table-row table:style-name="ro1">
          <table:table-cell office:value-type="string">
            <text:p>Joe &amp; Mac (USA)</text:p>
          </table:table-cell>
          <table:table-cell office:value-type="float" office:value="1993">
            <text:p>1993</text:p>
          </table:table-cell>
          <table:table-cell office:value-type="string">
            <text:p>ESRB - E (Everyone)</text:p>
          </table:table-cell>
          <table:table-cell office:value-type="string">
            <text:p>Joe &amp; Mac </text:p>
          </table:table-cell>
          <table:table-cell office:value-type="string">
            <text:p>Data East USA, Inc.</text:p>
          </table:table-cell>
          <table:table-cell office:value-type="string">
            <text:p>Data East Corporation</text:p>
          </table:table-cell>
          <table:table-cell office:value-type="string">
            <text:p>Platform</text:p>
          </table:table-cell>
          <table:table-cell office:value-type="string">
            <text:p>3.6</text:p>
          </table:table-cell>
          <table:table-cell office:value-type="string">
            <text:p>1 Player</text:p>
          </table:table-cell>
          <table:table-cell office:value-type="string">
            <text:p>Play Joe and Mac as cavemen ninjas in a multi-level platform area where the player has to jump and club incoming enemies.</text:p>
          </table:table-cell>
          <table:table-cell table:formula="of:=CONCATENATE(&quot;&lt;game name=&quot;;CHAR(34);[.A236];CHAR(34);&quot;&gt; &lt;year&gt;&quot;;[.B236];&quot;&lt;/year&gt; &lt;rating&gt;&quot;;[.C236];&quot;&lt;/rating&gt; &lt;title&gt;&quot;;[.D236];&quot;&lt;/title&gt; &lt;pub&gt;&quot;;[.E236];&quot;&lt;/pub&gt; &lt;dev&gt;&quot;;[.F236];&quot;&lt;/dev&gt; &lt;genre&gt;&quot;;[.G236];&quot;&lt;/genre&gt; &lt;score&gt;&quot;;[.H236];&quot;&lt;/score&gt; &lt;player&gt;&quot;;[.I236];&quot;&lt;/player&gt; &lt;story&gt;&quot;;[.J236];&quot;&lt;/story&gt; &lt;/game&gt;&quot;)" office:value-type="string" office:string-value="&lt;game name=&quot;Joe &amp; Mac (USA)&quot;&gt; &lt;year&gt;1993&lt;/year&gt; &lt;rating&gt;ESRB - E (Everyone)&lt;/rating&gt; &lt;title&gt;Joe &amp; Mac &lt;/title&gt; &lt;pub&gt;Data East USA, Inc.&lt;/pub&gt; &lt;dev&gt;Data East Corporation&lt;/dev&gt; &lt;genre&gt;Platform&lt;/genre&gt; &lt;score&gt;3.6&lt;/score&gt; &lt;player&gt;1 Player&lt;/player&gt; &lt;story&gt;Play Joe and Mac as cavemen ninjas in a multi-level platform area where the player has to jump and club incoming enemies.&lt;/story&gt; &lt;/game&gt;">
            <text:p>&lt;game name="Joe &amp; Mac (USA)"&gt; &lt;year&gt;1993&lt;/year&gt; &lt;rating&gt;ESRB - E (Everyone)&lt;/rating&gt; &lt;title&gt;Joe &amp; Mac &lt;/title&gt; &lt;pub&gt;Data East USA, Inc.&lt;/pub&gt; &lt;dev&gt;Data East Corporation&lt;/dev&gt; &lt;genre&gt;Platform&lt;/genre&gt; &lt;score&gt;3.6&lt;/score&gt; &lt;player&gt;1 Player&lt;/player&gt; &lt;story&gt;Play Joe and Mac as cavemen ninjas in a multi-level platform area where the player has to jump and club incoming enemies.&lt;/story&gt; &lt;/game&gt;</text:p>
          </table:table-cell>
        </table:table-row>
        <table:table-row table:style-name="ro1">
          <table:table-cell office:value-type="string">
            <text:p>Jordan vs Bird - One on One (USA, Europe)</text:p>
          </table:table-cell>
          <table:table-cell office:value-type="float" office:value="1992">
            <text:p>1992</text:p>
          </table:table-cell>
          <table:table-cell office:value-type="string">
            <text:p>ESRB - E (Everyone)</text:p>
          </table:table-cell>
          <table:table-cell office:value-type="string">
            <text:p>Jordan vs Bird - One on One </text:p>
          </table:table-cell>
          <table:table-cell office:value-type="string">
            <text:p>Electronic Arts, Inc.</text:p>
          </table:table-cell>
          <table:table-cell office:value-type="string">
            <text:p>Imagineering Inc.</text:p>
          </table:table-cell>
          <table:table-cell office:value-type="string">
            <text:p>Sports/Basketball</text:p>
          </table:table-cell>
          <table:table-cell office:value-type="string">
            <text:p>3.3</text:p>
          </table:table-cell>
          <table:table-cell office:value-type="string">
            <text:p>1 Player</text:p>
          </table:table-cell>
          <table:table-cell office:value-type="string">
            <text:p>Two of the greatest icons of the Golden Age of the NBA match up in this game. On one side, the spectacular dunks of Michael Jordan of the Chicago Bulls; on the other, Larry Bird's incredible accuracy from the outside. ****While Bird feels right home at the three-point contest, where five racks with five balls each are placed around the three-point arc and the player must pick each ball and throw in the the best timing possible to get as many points as possible during the 60 second window, only Jordan has the air-time to perform on the slam dunk contest, where the player has a number of dunks at his disposal, each requiring different timing to get the best score from all three attempts from the judges, and win the competition.****While they are two completely different players, they can still go one-on-one on a half-court match, played to points or with a time duration. Can Bird's stealing and outside shooting ability be a match to Jordan's speed and jumping abilities?</text:p>
          </table:table-cell>
          <table:table-cell table:formula="of:=CONCATENATE(&quot;&lt;game name=&quot;;CHAR(34);[.A237];CHAR(34);&quot;&gt; &lt;year&gt;&quot;;[.B237];&quot;&lt;/year&gt; &lt;rating&gt;&quot;;[.C237];&quot;&lt;/rating&gt; &lt;title&gt;&quot;;[.D237];&quot;&lt;/title&gt; &lt;pub&gt;&quot;;[.E237];&quot;&lt;/pub&gt; &lt;dev&gt;&quot;;[.F237];&quot;&lt;/dev&gt; &lt;genre&gt;&quot;;[.G237];&quot;&lt;/genre&gt; &lt;score&gt;&quot;;[.H237];&quot;&lt;/score&gt; &lt;player&gt;&quot;;[.I237];&quot;&lt;/player&gt; &lt;story&gt;&quot;;[.J237];&quot;&lt;/story&gt; &lt;/game&gt;&quot;)" office:value-type="string" office:string-value="&lt;game name=&quot;Jordan vs Bird - One on One (USA, Europe)&quot;&gt; &lt;year&gt;1992&lt;/year&gt; &lt;rating&gt;ESRB - E (Everyone)&lt;/rating&gt; &lt;title&gt;Jordan vs Bird - One on One &lt;/title&gt; &lt;pub&gt;Electronic Arts, Inc.&lt;/pub&gt; &lt;dev&gt;Imagineering Inc.&lt;/dev&gt; &lt;genre&gt;Sports/Basketball&lt;/genre&gt; &lt;score&gt;3.3&lt;/score&gt; &lt;player&gt;1 Player&lt;/player&gt; &lt;story&gt;Two of the greatest icons of the Golden Age of the NBA match up in this game. On one side, the spectacular dunks of Michael Jordan of the Chicago Bulls; on the other, Larry Bird's incredible accuracy from the outside. ****While Bird feels right home at the three-point contest, where five racks with five balls each are placed around the three-point arc and the player must pick each ball and throw in the the best timing possible to get as many points as possible during the 60 second window, only Jordan has the air-time to perform on the slam dunk contest, where the player has a number of dunks at his disposal, each requiring different timing to get the best score from all three attempts from the judges, and win the competition.****While they are two completely different players, they can still go one-on-one on a half-court match, played to points or with a time duration. Can Bird's stealing and outside shooting ability be a match to Jordan's speed and jumping abilities?&lt;/story&gt; &lt;/game&gt;">
            <text:p>&lt;game name="Jordan vs Bird - One on One (USA, Europe)"&gt; &lt;year&gt;1992&lt;/year&gt; &lt;rating&gt;ESRB - E (Everyone)&lt;/rating&gt; &lt;title&gt;Jordan vs Bird - One on One &lt;/title&gt; &lt;pub&gt;Electronic Arts, Inc.&lt;/pub&gt; &lt;dev&gt;Imagineering Inc.&lt;/dev&gt; &lt;genre&gt;Sports/Basketball&lt;/genre&gt; &lt;score&gt;3.3&lt;/score&gt; &lt;player&gt;1 Player&lt;/player&gt; &lt;story&gt;Two of the greatest icons of the Golden Age of the NBA match up in this game. On one side, the spectacular dunks of Michael Jordan of the Chicago Bulls; on the other, Larry Bird's incredible accuracy from the outside. ****While Bird feels right home at the three-point contest, where five racks with five balls each are placed around the three-point arc and the player must pick each ball and throw in the the best timing possible to get as many points as possible during the 60 second window, only Jordan has the air-time to perform on the slam dunk contest, where the player has a number of dunks at his disposal, each requiring different timing to get the best score from all three attempts from the judges, and win the competition.****While they are two completely different players, they can still go one-on-one on a half-court match, played to points or with a time duration. Can Bird's stealing and outside shooting ability be a match to Jordan's speed and jumping abilities?&lt;/story&gt; &lt;/game&gt;</text:p>
          </table:table-cell>
        </table:table-row>
        <table:table-row table:style-name="ro1">
          <table:table-cell office:value-type="string">
            <text:p>Judge Dredd (USA, Europe)</text:p>
          </table:table-cell>
          <table:table-cell office:value-type="float" office:value="1995">
            <text:p>1995</text:p>
          </table:table-cell>
          <table:table-cell office:value-type="string">
            <text:p>ESRB - E (Everyone)</text:p>
          </table:table-cell>
          <table:table-cell office:value-type="string">
            <text:p>Judge Dredd </text:p>
          </table:table-cell>
          <table:table-cell office:value-type="string">
            <text:p>Acclaim</text:p>
          </table:table-cell>
          <table:table-cell office:value-type="string">
            <text:p>Probe Entertainment Limited</text:p>
          </table:table-cell>
          <table:table-cell office:value-type="string">
            <text:p>Platform</text:p>
          </table:table-cell>
          <table:table-cell office:value-type="string">
            <text:p>1.8</text:p>
          </table:table-cell>
          <table:table-cell office:value-type="string">
            <text:p>1 Player</text:p>
          </table:table-cell>
          <table:table-cell office:value-type="string">
            <text:p>Judge Dredd is a platform action game based on the British comic book character of the same name and the 1995 movie that tarnished that name. <text:s/>The game was a multi system release so it fits the standard console jump/shoot/duck formula although it does add some unique twists such as wounding enemies so that they surrender and can be arrested.****The initial levels follow the plot of the movie with futuristic lawman Judge Dredd framed and sent to the Aspen penal colony from which he must escape and prove his innocence. <text:s/>Following the fight at the top of the Statue of Liberty that ended the film, the game continues on with levels and characters inspired by the comic book culminating with a battle against the Dark Judges on Deadworld.</text:p>
          </table:table-cell>
          <table:table-cell table:formula="of:=CONCATENATE(&quot;&lt;game name=&quot;;CHAR(34);[.A238];CHAR(34);&quot;&gt; &lt;year&gt;&quot;;[.B238];&quot;&lt;/year&gt; &lt;rating&gt;&quot;;[.C238];&quot;&lt;/rating&gt; &lt;title&gt;&quot;;[.D238];&quot;&lt;/title&gt; &lt;pub&gt;&quot;;[.E238];&quot;&lt;/pub&gt; &lt;dev&gt;&quot;;[.F238];&quot;&lt;/dev&gt; &lt;genre&gt;&quot;;[.G238];&quot;&lt;/genre&gt; &lt;score&gt;&quot;;[.H238];&quot;&lt;/score&gt; &lt;player&gt;&quot;;[.I238];&quot;&lt;/player&gt; &lt;story&gt;&quot;;[.J238];&quot;&lt;/story&gt; &lt;/game&gt;&quot;)" office:value-type="string" office:string-value="&lt;game name=&quot;Judge Dredd (USA, Europe)&quot;&gt; &lt;year&gt;1995&lt;/year&gt; &lt;rating&gt;ESRB - E (Everyone)&lt;/rating&gt; &lt;title&gt;Judge Dredd &lt;/title&gt; &lt;pub&gt;Acclaim&lt;/pub&gt; &lt;dev&gt;Probe Entertainment Limited&lt;/dev&gt; &lt;genre&gt;Platform&lt;/genre&gt; &lt;score&gt;1.8&lt;/score&gt; &lt;player&gt;1 Player&lt;/player&gt; &lt;story&gt;Judge Dredd is a platform action game based on the British comic book character of the same name and the 1995 movie that tarnished that name.  The game was a multi system release so it fits the standard console jump/shoot/duck formula although it does add some unique twists such as wounding enemies so that they surrender and can be arrested.****The initial levels follow the plot of the movie with futuristic lawman Judge Dredd framed and sent to the Aspen penal colony from which he must escape and prove his innocence.  Following the fight at the top of the Statue of Liberty that ended the film, the game continues on with levels and characters inspired by the comic book culminating with a battle against the Dark Judges on Deadworld.&lt;/story&gt; &lt;/game&gt;">
            <text:p>&lt;game name="Judge Dredd (USA, Europe)"&gt; &lt;year&gt;1995&lt;/year&gt; &lt;rating&gt;ESRB - E (Everyone)&lt;/rating&gt; &lt;title&gt;Judge Dredd &lt;/title&gt; &lt;pub&gt;Acclaim&lt;/pub&gt; &lt;dev&gt;Probe Entertainment Limited&lt;/dev&gt; &lt;genre&gt;Platform&lt;/genre&gt; &lt;score&gt;1.8&lt;/score&gt; &lt;player&gt;1 Player&lt;/player&gt; &lt;story&gt;Judge Dredd is a platform action game based on the British comic book character of the same name and the 1995 movie that tarnished that name. <text:s/>The game was a multi system release so it fits the standard console jump/shoot/duck formula although it does add some unique twists such as wounding enemies so that they surrender and can be arrested.****The initial levels follow the plot of the movie with futuristic lawman Judge Dredd framed and sent to the Aspen penal colony from which he must escape and prove his innocence. <text:s/>Following the fight at the top of the Statue of Liberty that ended the film, the game continues on with levels and characters inspired by the comic book culminating with a battle against the Dark Judges on Deadworld.&lt;/story&gt; &lt;/game&gt;</text:p>
          </table:table-cell>
        </table:table-row>
        <table:table-row table:style-name="ro1">
          <table:table-cell office:value-type="string">
            <text:p>Jungle Book, The (USA, Europe)</text:p>
          </table:table-cell>
          <table:table-cell office:value-type="float" office:value="1994">
            <text:p>1994</text:p>
          </table:table-cell>
          <table:table-cell office:value-type="string">
            <text:p>ESRB - E (Everyone)</text:p>
          </table:table-cell>
          <table:table-cell office:value-type="string">
            <text:p>Jungle Book, The </text:p>
          </table:table-cell>
          <table:table-cell office:value-type="string">
            <text:p>THQ Inc.</text:p>
          </table:table-cell>
          <table:table-cell office:value-type="string">
            <text:p>Eurocom Developments Ltd</text:p>
          </table:table-cell>
          <table:table-cell office:value-type="string">
            <text:p>Platform</text:p>
          </table:table-cell>
          <table:table-cell office:value-type="string">
            <text:p>4.3</text:p>
          </table:table-cell>
          <table:table-cell office:value-type="string">
            <text:p>1 Player</text:p>
          </table:table-cell>
          <table:table-cell office:value-type="string">
            <text:p>Based on the famous animated movie, Walt Disney's The Jungle Book is a platform game where you control Mowgli, the boy who was raised by wild animals deep in the jungles. Your goal is to find the human village so you may you join your kin once again. ****Mowgli is an athletic individual, and can jump, run, swing on vines or climb them without any problems. Most of the animals he comes upon, however, are inexplicably hostile, so he must defend himself with a variety of thrown weapons, such as bananas and boomerangs. ****To complete each level, Mowgli must collect a number of crystals (how many - it depends on the difficulty levels) within a time limit. A compass in the corner of the screen helps him by showing the direction where the nearest crystal is.</text:p>
          </table:table-cell>
          <table:table-cell table:formula="of:=CONCATENATE(&quot;&lt;game name=&quot;;CHAR(34);[.A239];CHAR(34);&quot;&gt; &lt;year&gt;&quot;;[.B239];&quot;&lt;/year&gt; &lt;rating&gt;&quot;;[.C239];&quot;&lt;/rating&gt; &lt;title&gt;&quot;;[.D239];&quot;&lt;/title&gt; &lt;pub&gt;&quot;;[.E239];&quot;&lt;/pub&gt; &lt;dev&gt;&quot;;[.F239];&quot;&lt;/dev&gt; &lt;genre&gt;&quot;;[.G239];&quot;&lt;/genre&gt; &lt;score&gt;&quot;;[.H239];&quot;&lt;/score&gt; &lt;player&gt;&quot;;[.I239];&quot;&lt;/player&gt; &lt;story&gt;&quot;;[.J239];&quot;&lt;/story&gt; &lt;/game&gt;&quot;)" office:value-type="string" office:string-value="&lt;game name=&quot;Jungle Book, The (USA, Europe)&quot;&gt; &lt;year&gt;1994&lt;/year&gt; &lt;rating&gt;ESRB - E (Everyone)&lt;/rating&gt; &lt;title&gt;Jungle Book, The &lt;/title&gt; &lt;pub&gt;THQ Inc.&lt;/pub&gt; &lt;dev&gt;Eurocom Developments Ltd&lt;/dev&gt; &lt;genre&gt;Platform&lt;/genre&gt; &lt;score&gt;4.3&lt;/score&gt; &lt;player&gt;1 Player&lt;/player&gt; &lt;story&gt;Based on the famous animated movie, Walt Disney's The Jungle Book is a platform game where you control Mowgli, the boy who was raised by wild animals deep in the jungles. Your goal is to find the human village so you may you join your kin once again. ****Mowgli is an athletic individual, and can jump, run, swing on vines or climb them without any problems. Most of the animals he comes upon, however, are inexplicably hostile, so he must defend himself with a variety of thrown weapons, such as bananas and boomerangs. ****To complete each level, Mowgli must collect a number of crystals (how many - it depends on the difficulty levels) within a time limit. A compass in the corner of the screen helps him by showing the direction where the nearest crystal is.&lt;/story&gt; &lt;/game&gt;">
            <text:p>&lt;game name="Jungle Book, The (USA, Europe)"&gt; &lt;year&gt;1994&lt;/year&gt; &lt;rating&gt;ESRB - E (Everyone)&lt;/rating&gt; &lt;title&gt;Jungle Book, The &lt;/title&gt; &lt;pub&gt;THQ Inc.&lt;/pub&gt; &lt;dev&gt;Eurocom Developments Ltd&lt;/dev&gt; &lt;genre&gt;Platform&lt;/genre&gt; &lt;score&gt;4.3&lt;/score&gt; &lt;player&gt;1 Player&lt;/player&gt; &lt;story&gt;Based on the famous animated movie, Walt Disney's The Jungle Book is a platform game where you control Mowgli, the boy who was raised by wild animals deep in the jungles. Your goal is to find the human village so you may you join your kin once again. ****Mowgli is an athletic individual, and can jump, run, swing on vines or climb them without any problems. Most of the animals he comes upon, however, are inexplicably hostile, so he must defend himself with a variety of thrown weapons, such as bananas and boomerangs. ****To complete each level, Mowgli must collect a number of crystals (how many - it depends on the difficulty levels) within a time limit. A compass in the corner of the screen helps him by showing the direction where the nearest crystal is.&lt;/story&gt; &lt;/game&gt;</text:p>
          </table:table-cell>
        </table:table-row>
        <table:table-row table:style-name="ro1">
          <table:table-cell office:value-type="string">
            <text:p>Jungle Strike (USA, Europe)</text:p>
          </table:table-cell>
          <table:table-cell office:value-type="float" office:value="1995">
            <text:p>1995</text:p>
          </table:table-cell>
          <table:table-cell office:value-type="string">
            <text:p>ESRB - E (Everyone)</text:p>
          </table:table-cell>
          <table:table-cell office:value-type="string">
            <text:p>Jungle Strike </text:p>
          </table:table-cell>
          <table:table-cell office:value-type="string">
            <text:p>Ocean</text:p>
          </table:table-cell>
          <table:table-cell office:value-type="string">
            <text:p>Malibu Games</text:p>
          </table:table-cell>
          <table:table-cell office:value-type="string">
            <text:p>Shoot-'Em-Up</text:p>
          </table:table-cell>
          <table:table-cell office:value-type="string">
            <text:p>3.5</text:p>
          </table:table-cell>
          <table:table-cell office:value-type="string">
            <text:p>1 Player</text:p>
          </table:table-cell>
          <table:table-cell office:value-type="string">
            <text:p>Some time after Operation Desert Strike, Ibn Kilbaba, son of Kilbaba S.R, threatens to annihilate America. After his father was killed, the people who were under his control, sent his son running off, along with his father's money and nuclear weapons program. Kilbaba, more ruthless than his father, longs for revenge of his father's death and decides to shed the blood of those who killed him, the Americans. Already armed, Kilbaba hires Carlos Ortega to help him set up his Nuclear Weapons program, deep in South America. Carlos Ortega, the world's most notorious druglord, also yearns to seek revenge. With his own private army, armed with the most hi-tech weapons, he's ready to fight America at all costs. ****Because of this threat, you're hired again to battle these two characters, following their paths in the jungles of South America. Armed with the Commache, numerous other vehicles, and destructive weapons, you must take out their private army. Blow up the enemy with your hellfires, hydras, chain guns. Use the watercraft to launch mines at enemy ships. Pull off a drive-by on the enemy with guns on the side. Take out the evil duo and forever rid this threat.....in the jungle!</text:p>
          </table:table-cell>
          <table:table-cell table:formula="of:=CONCATENATE(&quot;&lt;game name=&quot;;CHAR(34);[.A240];CHAR(34);&quot;&gt; &lt;year&gt;&quot;;[.B240];&quot;&lt;/year&gt; &lt;rating&gt;&quot;;[.C240];&quot;&lt;/rating&gt; &lt;title&gt;&quot;;[.D240];&quot;&lt;/title&gt; &lt;pub&gt;&quot;;[.E240];&quot;&lt;/pub&gt; &lt;dev&gt;&quot;;[.F240];&quot;&lt;/dev&gt; &lt;genre&gt;&quot;;[.G240];&quot;&lt;/genre&gt; &lt;score&gt;&quot;;[.H240];&quot;&lt;/score&gt; &lt;player&gt;&quot;;[.I240];&quot;&lt;/player&gt; &lt;story&gt;&quot;;[.J240];&quot;&lt;/story&gt; &lt;/game&gt;&quot;)" office:value-type="string" office:string-value="&lt;game name=&quot;Jungle Strike (USA, Europe)&quot;&gt; &lt;year&gt;1995&lt;/year&gt; &lt;rating&gt;ESRB - E (Everyone)&lt;/rating&gt; &lt;title&gt;Jungle Strike &lt;/title&gt; &lt;pub&gt;Ocean&lt;/pub&gt; &lt;dev&gt;Malibu Games&lt;/dev&gt; &lt;genre&gt;Shoot-'Em-Up&lt;/genre&gt; &lt;score&gt;3.5&lt;/score&gt; &lt;player&gt;1 Player&lt;/player&gt; &lt;story&gt;Some time after Operation Desert Strike, Ibn Kilbaba, son of Kilbaba S.R, threatens to annihilate America. After his father was killed, the people who were under his control, sent his son running off, along with his father's money and nuclear weapons program. Kilbaba, more ruthless than his father, longs for revenge of his father's death and decides to shed the blood of those who killed him, the Americans. Already armed, Kilbaba hires Carlos Ortega to help him set up his Nuclear Weapons program, deep in South America. Carlos Ortega, the world's most notorious druglord, also yearns to seek revenge. With his own private army, armed with the most hi-tech weapons, he's ready to fight America at all costs. ****Because of this threat, you're hired again to battle these two characters, following their paths in the jungles of South America. Armed with the Commache, numerous other vehicles, and destructive weapons, you must take out their private army. Blow up the enemy with your hellfires, hydras, chain guns. Use the watercraft to launch mines at enemy ships. Pull off a drive-by on the enemy with guns on the side. Take out the evil duo and forever rid this threat.....in the jungle!&lt;/story&gt; &lt;/game&gt;">
            <text:p>&lt;game name="Jungle Strike (USA, Europe)"&gt; &lt;year&gt;1995&lt;/year&gt; &lt;rating&gt;ESRB - E (Everyone)&lt;/rating&gt; &lt;title&gt;Jungle Strike &lt;/title&gt; &lt;pub&gt;Ocean&lt;/pub&gt; &lt;dev&gt;Malibu Games&lt;/dev&gt; &lt;genre&gt;Shoot-'Em-Up&lt;/genre&gt; &lt;score&gt;3.5&lt;/score&gt; &lt;player&gt;1 Player&lt;/player&gt; &lt;story&gt;Some time after Operation Desert Strike, Ibn Kilbaba, son of Kilbaba S.R, threatens to annihilate America. After his father was killed, the people who were under his control, sent his son running off, along with his father's money and nuclear weapons program. Kilbaba, more ruthless than his father, longs for revenge of his father's death and decides to shed the blood of those who killed him, the Americans. Already armed, Kilbaba hires Carlos Ortega to help him set up his Nuclear Weapons program, deep in South America. Carlos Ortega, the world's most notorious druglord, also yearns to seek revenge. With his own private army, armed with the most hi-tech weapons, he's ready to fight America at all costs. ****Because of this threat, you're hired again to battle these two characters, following their paths in the jungles of South America. Armed with the Commache, numerous other vehicles, and destructive weapons, you must take out their private army. Blow up the enemy with your hellfires, hydras, chain guns. Use the watercraft to launch mines at enemy ships. Pull off a drive-by on the enemy with guns on the side. Take out the evil duo and forever rid this threat.....in the jungle!&lt;/story&gt; &lt;/game&gt;</text:p>
          </table:table-cell>
        </table:table-row>
        <table:table-row table:style-name="ro1">
          <table:table-cell office:value-type="string">
            <text:p>Jurassic Park (USA)</text:p>
          </table:table-cell>
          <table:table-cell office:value-type="float" office:value="1993">
            <text:p>1993</text:p>
          </table:table-cell>
          <table:table-cell office:value-type="string">
            <text:p>ESRB - E (Everyone)</text:p>
          </table:table-cell>
          <table:table-cell office:value-type="string">
            <text:p>Jurassic Park </text:p>
          </table:table-cell>
          <table:table-cell table:number-columns-repeated="2" office:value-type="string">
            <text:p>Ocean Software Ltd.</text:p>
          </table:table-cell>
          <table:table-cell office:value-type="string">
            <text:p>Adventure</text:p>
          </table:table-cell>
          <table:table-cell office:value-type="string">
            <text:p>2.9</text:p>
          </table:table-cell>
          <table:table-cell office:value-type="string">
            <text:p>1 Player</text:p>
          </table:table-cell>
          <table:table-cell office:value-type="string">
            <text:p>One of many different titles based on Steven Spielberg's 1993 dinosaur thriller, the version for NES and Game Boy is a top-down action game with exploration elements.****Playing as Dr. Alan Grant, the player must work through six levels by completing certain objectives including rescuing the kids Tim and Lex, restoring power, destroying Raptor nests and finally getting off the dinosaur-infested island. To advance in a level, a number of dinosaur eggs scattered over the area must be collected or destroyed. This will reveal a passcard used to gain entry to buildings, or some other items necessary to complete the assignment. The park's computer terminals can be used to request hints on where to go next.****Naturally, the levels are full of hostile dinosaurs. Dr. Grant can fend them off with his gun. Several ammunition types are available, varying in damage and shooting patterns. Killed dinosaurs will always drop the most basic ammo type, the others must be found. Next to ammo clips, there are boxes with question marks on them to be collected. These might include beneficial powerups like a health increase, but can also be dangerous and reveal a bomb.****Some levels end in boss encounters, including a Triceratops stampede and a fight against the Tyrannosaurus Rex.</text:p>
          </table:table-cell>
          <table:table-cell table:formula="of:=CONCATENATE(&quot;&lt;game name=&quot;;CHAR(34);[.A241];CHAR(34);&quot;&gt; &lt;year&gt;&quot;;[.B241];&quot;&lt;/year&gt; &lt;rating&gt;&quot;;[.C241];&quot;&lt;/rating&gt; &lt;title&gt;&quot;;[.D241];&quot;&lt;/title&gt; &lt;pub&gt;&quot;;[.E241];&quot;&lt;/pub&gt; &lt;dev&gt;&quot;;[.F241];&quot;&lt;/dev&gt; &lt;genre&gt;&quot;;[.G241];&quot;&lt;/genre&gt; &lt;score&gt;&quot;;[.H241];&quot;&lt;/score&gt; &lt;player&gt;&quot;;[.I241];&quot;&lt;/player&gt; &lt;story&gt;&quot;;[.J241];&quot;&lt;/story&gt; &lt;/game&gt;&quot;)" office:value-type="string" office:string-value="&lt;game name=&quot;Jurassic Park (USA)&quot;&gt; &lt;year&gt;1993&lt;/year&gt; &lt;rating&gt;ESRB - E (Everyone)&lt;/rating&gt; &lt;title&gt;Jurassic Park &lt;/title&gt; &lt;pub&gt;Ocean Software Ltd.&lt;/pub&gt; &lt;dev&gt;Ocean Software Ltd.&lt;/dev&gt; &lt;genre&gt;Adventure&lt;/genre&gt; &lt;score&gt;2.9&lt;/score&gt; &lt;player&gt;1 Player&lt;/player&gt; &lt;story&gt;One of many different titles based on Steven Spielberg's 1993 dinosaur thriller, the version for NES and Game Boy is a top-down action game with exploration elements.****Playing as Dr. Alan Grant, the player must work through six levels by completing certain objectives including rescuing the kids Tim and Lex, restoring power, destroying Raptor nests and finally getting off the dinosaur-infested island. To advance in a level, a number of dinosaur eggs scattered over the area must be collected or destroyed. This will reveal a passcard used to gain entry to buildings, or some other items necessary to complete the assignment. The park's computer terminals can be used to request hints on where to go next.****Naturally, the levels are full of hostile dinosaurs. Dr. Grant can fend them off with his gun. Several ammunition types are available, varying in damage and shooting patterns. Killed dinosaurs will always drop the most basic ammo type, the others must be found. Next to ammo clips, there are boxes with question marks on them to be collected. These might include beneficial powerups like a health increase, but can also be dangerous and reveal a bomb.****Some levels end in boss encounters, including a Triceratops stampede and a fight against the Tyrannosaurus Rex.&lt;/story&gt; &lt;/game&gt;">
            <text:p>&lt;game name="Jurassic Park (USA)"&gt; &lt;year&gt;1993&lt;/year&gt; &lt;rating&gt;ESRB - E (Everyone)&lt;/rating&gt; &lt;title&gt;Jurassic Park &lt;/title&gt; &lt;pub&gt;Ocean Software Ltd.&lt;/pub&gt; &lt;dev&gt;Ocean Software Ltd.&lt;/dev&gt; &lt;genre&gt;Adventure&lt;/genre&gt; &lt;score&gt;2.9&lt;/score&gt; &lt;player&gt;1 Player&lt;/player&gt; &lt;story&gt;One of many different titles based on Steven Spielberg's 1993 dinosaur thriller, the version for NES and Game Boy is a top-down action game with exploration elements.****Playing as Dr. Alan Grant, the player must work through six levels by completing certain objectives including rescuing the kids Tim and Lex, restoring power, destroying Raptor nests and finally getting off the dinosaur-infested island. To advance in a level, a number of dinosaur eggs scattered over the area must be collected or destroyed. This will reveal a passcard used to gain entry to buildings, or some other items necessary to complete the assignment. The park's computer terminals can be used to request hints on where to go next.****Naturally, the levels are full of hostile dinosaurs. Dr. Grant can fend them off with his gun. Several ammunition types are available, varying in damage and shooting patterns. Killed dinosaurs will always drop the most basic ammo type, the others must be found. Next to ammo clips, there are boxes with question marks on them to be collected. These might include beneficial powerups like a health increase, but can also be dangerous and reveal a bomb.****Some levels end in boss encounters, including a Triceratops stampede and a fight against the Tyrannosaurus Rex.&lt;/story&gt; &lt;/game&gt;</text:p>
          </table:table-cell>
        </table:table-row>
        <table:table-row table:style-name="ro1">
          <table:table-cell office:value-type="string">
            <text:p>Jurassic Park Part 2 - The Chaos Continues (USA, Europe)</text:p>
          </table:table-cell>
          <table:table-cell office:value-type="float" office:value="1994">
            <text:p>1994</text:p>
          </table:table-cell>
          <table:table-cell office:value-type="string">
            <text:p>ESRB - E (Everyone)</text:p>
          </table:table-cell>
          <table:table-cell office:value-type="string">
            <text:p>Jurassic Park Part 2 - The Chaos Continues </text:p>
          </table:table-cell>
          <table:table-cell table:number-columns-repeated="2" office:value-type="string">
            <text:p>Ocean Software Ltd.</text:p>
          </table:table-cell>
          <table:table-cell office:value-type="string">
            <text:p>Platform</text:p>
          </table:table-cell>
          <table:table-cell office:value-type="string">
            <text:p>2.1</text:p>
          </table:table-cell>
          <table:table-cell office:value-type="string">
            <text:p>1 Player</text:p>
          </table:table-cell>
          <table:table-cell office:value-type="string">
            <text:p>One year after the events of the Jurassic Park, John Hammond wants to bring Jurassic Park back and he sends Dr. Alan Grant to aid a team of heavy armed men down to the former park to restore order. <text:s/>Meanwhile, Biosyn Corp has sent men down the former park so the company can gain control of the park for themselves.****In this 2D shooter, Player 1 controls Dr. Alan Grant and Player 2 controls Tactical Sergeant Michael Wolfskin and alone or together you face off against the free roaming dinosaurs of the once known Jurassic Park along with the members of the Biosyn Corp. <text:s/>Your player always has six weapons. <text:s/>Your primary machine gun and cattle prod are unlimited and most take down both the humans and dinosaurs but some only work the dinosaurs such as the cattle prod. <text:s/>Most of the levels are non linear so you must explore different pathways to complete the mission you have selected once you have once you selected either one or two player mode.</text:p>
          </table:table-cell>
          <table:table-cell table:formula="of:=CONCATENATE(&quot;&lt;game name=&quot;;CHAR(34);[.A242];CHAR(34);&quot;&gt; &lt;year&gt;&quot;;[.B242];&quot;&lt;/year&gt; &lt;rating&gt;&quot;;[.C242];&quot;&lt;/rating&gt; &lt;title&gt;&quot;;[.D242];&quot;&lt;/title&gt; &lt;pub&gt;&quot;;[.E242];&quot;&lt;/pub&gt; &lt;dev&gt;&quot;;[.F242];&quot;&lt;/dev&gt; &lt;genre&gt;&quot;;[.G242];&quot;&lt;/genre&gt; &lt;score&gt;&quot;;[.H242];&quot;&lt;/score&gt; &lt;player&gt;&quot;;[.I242];&quot;&lt;/player&gt; &lt;story&gt;&quot;;[.J242];&quot;&lt;/story&gt; &lt;/game&gt;&quot;)" office:value-type="string" office:string-value="&lt;game name=&quot;Jurassic Park Part 2 - The Chaos Continues (USA, Europe)&quot;&gt; &lt;year&gt;1994&lt;/year&gt; &lt;rating&gt;ESRB - E (Everyone)&lt;/rating&gt; &lt;title&gt;Jurassic Park Part 2 - The Chaos Continues &lt;/title&gt; &lt;pub&gt;Ocean Software Ltd.&lt;/pub&gt; &lt;dev&gt;Ocean Software Ltd.&lt;/dev&gt; &lt;genre&gt;Platform&lt;/genre&gt; &lt;score&gt;2.1&lt;/score&gt; &lt;player&gt;1 Player&lt;/player&gt; &lt;story&gt;One year after the events of the Jurassic Park, John Hammond wants to bring Jurassic Park back and he sends Dr. Alan Grant to aid a team of heavy armed men down to the former park to restore order.  Meanwhile, Biosyn Corp has sent men down the former park so the company can gain control of the park for themselves.****In this 2D shooter, Player 1 controls Dr. Alan Grant and Player 2 controls Tactical Sergeant Michael Wolfskin and alone or together you face off against the free roaming dinosaurs of the once known Jurassic Park along with the members of the Biosyn Corp.  Your player always has six weapons.  Your primary machine gun and cattle prod are unlimited and most take down both the humans and dinosaurs but some only work the dinosaurs such as the cattle prod.  Most of the levels are non linear so you must explore different pathways to complete the mission you have selected once you have once you selected either one or two player mode.&lt;/story&gt; &lt;/game&gt;">
            <text:p>&lt;game name="Jurassic Park Part 2 - The Chaos Continues (USA, Europe)"&gt; &lt;year&gt;1994&lt;/year&gt; &lt;rating&gt;ESRB - E (Everyone)&lt;/rating&gt; &lt;title&gt;Jurassic Park Part 2 - The Chaos Continues &lt;/title&gt; &lt;pub&gt;Ocean Software Ltd.&lt;/pub&gt; &lt;dev&gt;Ocean Software Ltd.&lt;/dev&gt; &lt;genre&gt;Platform&lt;/genre&gt; &lt;score&gt;2.1&lt;/score&gt; &lt;player&gt;1 Player&lt;/player&gt; &lt;story&gt;One year after the events of the Jurassic Park, John Hammond wants to bring Jurassic Park back and he sends Dr. Alan Grant to aid a team of heavy armed men down to the former park to restore order. <text:s/>Meanwhile, Biosyn Corp has sent men down the former park so the company can gain control of the park for themselves.****In this 2D shooter, Player 1 controls Dr. Alan Grant and Player 2 controls Tactical Sergeant Michael Wolfskin and alone or together you face off against the free roaming dinosaurs of the once known Jurassic Park along with the members of the Biosyn Corp. <text:s/>Your player always has six weapons. <text:s/>Your primary machine gun and cattle prod are unlimited and most take down both the humans and dinosaurs but some only work the dinosaurs such as the cattle prod. <text:s/>Most of the levels are non linear so you must explore different pathways to complete the mission you have selected once you have once you selected either one or two player mode.&lt;/story&gt; &lt;/game&gt;</text:p>
          </table:table-cell>
        </table:table-row>
        <table:table-row table:style-name="ro1">
          <table:table-cell office:value-type="string">
            <text:p>Ken Griffey Jr. presents Major League Baseball (USA, Europe)</text:p>
          </table:table-cell>
          <table:table-cell office:value-type="float" office:value="1997">
            <text:p>1997</text:p>
          </table:table-cell>
          <table:table-cell office:value-type="string">
            <text:p>ESRB - E (Everyone)</text:p>
          </table:table-cell>
          <table:table-cell office:value-type="string">
            <text:p>Ken Griffey Jr. presents Major League Baseball </text:p>
          </table:table-cell>
          <table:table-cell office:value-type="string">
            <text:p>Nintendo</text:p>
          </table:table-cell>
          <table:table-cell office:value-type="string">
            <text:p>Software Creations</text:p>
          </table:table-cell>
          <table:table-cell office:value-type="string">
            <text:p>Sports</text:p>
          </table:table-cell>
          <table:table-cell office:value-type="string">
            <text:p>3.5</text:p>
          </table:table-cell>
          <table:table-cell office:value-type="string">
            <text:p>1 Player</text:p>
          </table:table-cell>
          <table:table-cell office:value-type="string">
            <text:p>You will have to bring your "A" game if you want to win at KEN GRIFFY JR. PRESENTS MAJOR LEAGUE BASEBALL. Play with or against all 28 MLB teams with a complete roster of 700 Major League players. Enter a 26, 78, or 162 game season and save your progress at any point. While in the middle of a season, you'll have to make all of the managerial decisions including if and when to trade players. After getting on the field, an improved hitting system allows for control that is more realistic. Should you have a friend who wants to play, use a link cable or Super Game Boy to get some two-player action. Enter the world of baseball with KEN GRIFFY JR. PRESENTS MAJOR LEAGUE BASEBALL </text:p>
          </table:table-cell>
          <table:table-cell table:formula="of:=CONCATENATE(&quot;&lt;game name=&quot;;CHAR(34);[.A243];CHAR(34);&quot;&gt; &lt;year&gt;&quot;;[.B243];&quot;&lt;/year&gt; &lt;rating&gt;&quot;;[.C243];&quot;&lt;/rating&gt; &lt;title&gt;&quot;;[.D243];&quot;&lt;/title&gt; &lt;pub&gt;&quot;;[.E243];&quot;&lt;/pub&gt; &lt;dev&gt;&quot;;[.F243];&quot;&lt;/dev&gt; &lt;genre&gt;&quot;;[.G243];&quot;&lt;/genre&gt; &lt;score&gt;&quot;;[.H243];&quot;&lt;/score&gt; &lt;player&gt;&quot;;[.I243];&quot;&lt;/player&gt; &lt;story&gt;&quot;;[.J243];&quot;&lt;/story&gt; &lt;/game&gt;&quot;)" office:value-type="string" office:string-value="&lt;game name=&quot;Ken Griffey Jr. presents Major League Baseball (USA, Europe)&quot;&gt; &lt;year&gt;1997&lt;/year&gt; &lt;rating&gt;ESRB - E (Everyone)&lt;/rating&gt; &lt;title&gt;Ken Griffey Jr. presents Major League Baseball &lt;/title&gt; &lt;pub&gt;Nintendo&lt;/pub&gt; &lt;dev&gt;Software Creations&lt;/dev&gt; &lt;genre&gt;Sports&lt;/genre&gt; &lt;score&gt;3.5&lt;/score&gt; &lt;player&gt;1 Player&lt;/player&gt; &lt;story&gt;You will have to bring your &quot;A&quot; game if you want to win at KEN GRIFFY JR. PRESENTS MAJOR LEAGUE BASEBALL. Play with or against all 28 MLB teams with a complete roster of 700 Major League players. Enter a 26, 78, or 162 game season and save your progress at any point. While in the middle of a season, you'll have to make all of the managerial decisions including if and when to trade players. After getting on the field, an improved hitting system allows for control that is more realistic. Should you have a friend who wants to play, use a link cable or Super Game Boy to get some two-player action. Enter the world of baseball with KEN GRIFFY JR. PRESENTS MAJOR LEAGUE BASEBALL &lt;/story&gt; &lt;/game&gt;">
            <text:p>&lt;game name="Ken Griffey Jr. presents Major League Baseball (USA, Europe)"&gt; &lt;year&gt;1997&lt;/year&gt; &lt;rating&gt;ESRB - E (Everyone)&lt;/rating&gt; &lt;title&gt;Ken Griffey Jr. presents Major League Baseball &lt;/title&gt; &lt;pub&gt;Nintendo&lt;/pub&gt; &lt;dev&gt;Software Creations&lt;/dev&gt; &lt;genre&gt;Sports&lt;/genre&gt; &lt;score&gt;3.5&lt;/score&gt; &lt;player&gt;1 Player&lt;/player&gt; &lt;story&gt;You will have to bring your "A" game if you want to win at KEN GRIFFY JR. PRESENTS MAJOR LEAGUE BASEBALL. Play with or against all 28 MLB teams with a complete roster of 700 Major League players. Enter a 26, 78, or 162 game season and save your progress at any point. While in the middle of a season, you'll have to make all of the managerial decisions including if and when to trade players. After getting on the field, an improved hitting system allows for control that is more realistic. Should you have a friend who wants to play, use a link cable or Super Game Boy to get some two-player action. Enter the world of baseball with KEN GRIFFY JR. PRESENTS MAJOR LEAGUE BASEBALL &lt;/story&gt; &lt;/game&gt;</text:p>
          </table:table-cell>
        </table:table-row>
        <table:table-row table:style-name="ro1">
          <table:table-cell office:value-type="string">
            <text:p>Kid Dracula (USA, Europe)</text:p>
          </table:table-cell>
          <table:table-cell office:value-type="float" office:value="1993">
            <text:p>1993</text:p>
          </table:table-cell>
          <table:table-cell office:value-type="string">
            <text:p>ESRB - E (Everyone)</text:p>
          </table:table-cell>
          <table:table-cell office:value-type="string">
            <text:p>Kid Dracula </text:p>
          </table:table-cell>
          <table:table-cell table:number-columns-repeated="2" office:value-type="string">
            <text:p>Konami Co., Ltd.</text:p>
          </table:table-cell>
          <table:table-cell office:value-type="string">
            <text:p>Platform</text:p>
          </table:table-cell>
          <table:table-cell office:value-type="string">
            <text:p>4.0</text:p>
          </table:table-cell>
          <table:table-cell office:value-type="string">
            <text:p>1 Player</text:p>
          </table:table-cell>
          <table:table-cell office:value-type="string">
            <text:p>Kid Dracula is a side-scroller and a parody of the Castlevania series. The difference is you play as a young vampire rather than a vampire killer.****Gameplay consists of very standard jump and shoot platform action. <text:s/>As you progress through the 8 levels, you gain the ability to perform spells, like turning into a bat. You will also receive guidance from your pal, the Grim Reaper.</text:p>
          </table:table-cell>
          <table:table-cell table:formula="of:=CONCATENATE(&quot;&lt;game name=&quot;;CHAR(34);[.A244];CHAR(34);&quot;&gt; &lt;year&gt;&quot;;[.B244];&quot;&lt;/year&gt; &lt;rating&gt;&quot;;[.C244];&quot;&lt;/rating&gt; &lt;title&gt;&quot;;[.D244];&quot;&lt;/title&gt; &lt;pub&gt;&quot;;[.E244];&quot;&lt;/pub&gt; &lt;dev&gt;&quot;;[.F244];&quot;&lt;/dev&gt; &lt;genre&gt;&quot;;[.G244];&quot;&lt;/genre&gt; &lt;score&gt;&quot;;[.H244];&quot;&lt;/score&gt; &lt;player&gt;&quot;;[.I244];&quot;&lt;/player&gt; &lt;story&gt;&quot;;[.J244];&quot;&lt;/story&gt; &lt;/game&gt;&quot;)" office:value-type="string" office:string-value="&lt;game name=&quot;Kid Dracula (USA, Europe)&quot;&gt; &lt;year&gt;1993&lt;/year&gt; &lt;rating&gt;ESRB - E (Everyone)&lt;/rating&gt; &lt;title&gt;Kid Dracula &lt;/title&gt; &lt;pub&gt;Konami Co., Ltd.&lt;/pub&gt; &lt;dev&gt;Konami Co., Ltd.&lt;/dev&gt; &lt;genre&gt;Platform&lt;/genre&gt; &lt;score&gt;4.0&lt;/score&gt; &lt;player&gt;1 Player&lt;/player&gt; &lt;story&gt;Kid Dracula is a side-scroller and a parody of the Castlevania series. The difference is you play as a young vampire rather than a vampire killer.****Gameplay consists of very standard jump and shoot platform action.  As you progress through the 8 levels, you gain the ability to perform spells, like turning into a bat. You will also receive guidance from your pal, the Grim Reaper.&lt;/story&gt; &lt;/game&gt;">
            <text:p>&lt;game name="Kid Dracula (USA, Europe)"&gt; &lt;year&gt;1993&lt;/year&gt; &lt;rating&gt;ESRB - E (Everyone)&lt;/rating&gt; &lt;title&gt;Kid Dracula &lt;/title&gt; &lt;pub&gt;Konami Co., Ltd.&lt;/pub&gt; &lt;dev&gt;Konami Co., Ltd.&lt;/dev&gt; &lt;genre&gt;Platform&lt;/genre&gt; &lt;score&gt;4.0&lt;/score&gt; &lt;player&gt;1 Player&lt;/player&gt; &lt;story&gt;Kid Dracula is a side-scroller and a parody of the Castlevania series. The difference is you play as a young vampire rather than a vampire killer.****Gameplay consists of very standard jump and shoot platform action. <text:s/>As you progress through the 8 levels, you gain the ability to perform spells, like turning into a bat. You will also receive guidance from your pal, the Grim Reaper.&lt;/story&gt; &lt;/game&gt;</text:p>
          </table:table-cell>
        </table:table-row>
        <table:table-row table:style-name="ro1">
          <table:table-cell office:value-type="string">
            <text:p>Kid Icarus - Of Myths and Monsters (USA, Europe)</text:p>
          </table:table-cell>
          <table:table-cell office:value-type="float" office:value="1991">
            <text:p>1991</text:p>
          </table:table-cell>
          <table:table-cell office:value-type="string">
            <text:p>ESRB - E (Everyone)</text:p>
          </table:table-cell>
          <table:table-cell office:value-type="string">
            <text:p>Kid Icarus - Of Myths and Monsters </text:p>
          </table:table-cell>
          <table:table-cell office:value-type="string">
            <text:p>Nintendo of America Inc.</text:p>
          </table:table-cell>
          <table:table-cell office:value-type="string">
            <text:p>Nintendo R&amp;D1</text:p>
          </table:table-cell>
          <table:table-cell office:value-type="string">
            <text:p>Platform</text:p>
          </table:table-cell>
          <table:table-cell office:value-type="string">
            <text:p>3.5</text:p>
          </table:table-cell>
          <table:table-cell office:value-type="string">
            <text:p>1 Player</text:p>
          </table:table-cell>
          <table:table-cell office:value-type="string">
            <text:p>An evil force is threatening to invade the Angel Land. <text:s/>Palutena, the ruler-goddess, sends a warrior named Pit on a quest to prepare for the upcoming attack. Pit must find three ancient treasures and face down the evil force.****Kid Icarus: Of Mythis and Monsters is the Game Boy version of one of Nintendo's classic side scrolling platform/adventure games. Throughout the levels Pit will collect hearts, upgrade his strength, collect treasures, and learn to fly.</text:p>
          </table:table-cell>
          <table:table-cell table:formula="of:=CONCATENATE(&quot;&lt;game name=&quot;;CHAR(34);[.A245];CHAR(34);&quot;&gt; &lt;year&gt;&quot;;[.B245];&quot;&lt;/year&gt; &lt;rating&gt;&quot;;[.C245];&quot;&lt;/rating&gt; &lt;title&gt;&quot;;[.D245];&quot;&lt;/title&gt; &lt;pub&gt;&quot;;[.E245];&quot;&lt;/pub&gt; &lt;dev&gt;&quot;;[.F245];&quot;&lt;/dev&gt; &lt;genre&gt;&quot;;[.G245];&quot;&lt;/genre&gt; &lt;score&gt;&quot;;[.H245];&quot;&lt;/score&gt; &lt;player&gt;&quot;;[.I245];&quot;&lt;/player&gt; &lt;story&gt;&quot;;[.J245];&quot;&lt;/story&gt; &lt;/game&gt;&quot;)" office:value-type="string" office:string-value="&lt;game name=&quot;Kid Icarus - Of Myths and Monsters (USA, Europe)&quot;&gt; &lt;year&gt;1991&lt;/year&gt; &lt;rating&gt;ESRB - E (Everyone)&lt;/rating&gt; &lt;title&gt;Kid Icarus - Of Myths and Monsters &lt;/title&gt; &lt;pub&gt;Nintendo of America Inc.&lt;/pub&gt; &lt;dev&gt;Nintendo R&amp;D1&lt;/dev&gt; &lt;genre&gt;Platform&lt;/genre&gt; &lt;score&gt;3.5&lt;/score&gt; &lt;player&gt;1 Player&lt;/player&gt; &lt;story&gt;An evil force is threatening to invade the Angel Land.  Palutena, the ruler-goddess, sends a warrior named Pit on a quest to prepare for the upcoming attack. Pit must find three ancient treasures and face down the evil force.****Kid Icarus: Of Mythis and Monsters is the Game Boy version of one of Nintendo's classic side scrolling platform/adventure games. Throughout the levels Pit will collect hearts, upgrade his strength, collect treasures, and learn to fly.&lt;/story&gt; &lt;/game&gt;">
            <text:p>&lt;game name="Kid Icarus - Of Myths and Monsters (USA, Europe)"&gt; &lt;year&gt;1991&lt;/year&gt; &lt;rating&gt;ESRB - E (Everyone)&lt;/rating&gt; &lt;title&gt;Kid Icarus - Of Myths and Monsters &lt;/title&gt; &lt;pub&gt;Nintendo of America Inc.&lt;/pub&gt; &lt;dev&gt;Nintendo R&amp;D1&lt;/dev&gt; &lt;genre&gt;Platform&lt;/genre&gt; &lt;score&gt;3.5&lt;/score&gt; &lt;player&gt;1 Player&lt;/player&gt; &lt;story&gt;An evil force is threatening to invade the Angel Land. <text:s/>Palutena, the ruler-goddess, sends a warrior named Pit on a quest to prepare for the upcoming attack. Pit must find three ancient treasures and face down the evil force.****Kid Icarus: Of Mythis and Monsters is the Game Boy version of one of Nintendo's classic side scrolling platform/adventure games. Throughout the levels Pit will collect hearts, upgrade his strength, collect treasures, and learn to fly.&lt;/story&gt; &lt;/game&gt;</text:p>
          </table:table-cell>
        </table:table-row>
        <table:table-row table:style-name="ro1">
          <table:table-cell office:value-type="string">
            <text:p>Killer Instinct (USA, Europe)</text:p>
          </table:table-cell>
          <table:table-cell office:value-type="float" office:value="1995">
            <text:p>1995</text:p>
          </table:table-cell>
          <table:table-cell office:value-type="string">
            <text:p>ESRB - E (Everyone)</text:p>
          </table:table-cell>
          <table:table-cell office:value-type="string">
            <text:p>Killer Instinct </text:p>
          </table:table-cell>
          <table:table-cell office:value-type="string">
            <text:p>Nintendo of America Inc.</text:p>
          </table:table-cell>
          <table:table-cell office:value-type="string">
            <text:p>Rare, Ltd.</text:p>
          </table:table-cell>
          <table:table-cell office:value-type="string">
            <text:p>Fighter</text:p>
          </table:table-cell>
          <table:table-cell office:value-type="string">
            <text:p>3.4</text:p>
          </table:table-cell>
          <table:table-cell office:value-type="string">
            <text:p>1-2 Players</text:p>
          </table:table-cell>
          <table:table-cell office:value-type="string">
            <text:p>In the distant future, a monopolistic and technological corporation called Ultratech organizes a fighting tournament known as "Killer Instinct". Many fighters answer the challenge to participate, including several of Ultratech's experimental warriors. <text:s/>To increase the tournament's challenge, Ultratech utilizes a technology that can create bridges between alternate dimensions, releasing a creature known as Eyedol. <text:s/>Eyedol is a two-headed ancient warrior that was imprisoned along with his bitter rival, Gargos. Some warriors enter the tournament to seek glory or escape. <text:s/>Other fighters are attempting to bring an end to Ultratech's corruption. <text:s/>****Killer Instinct is a Rare developed fighting game published by Nintendo (and distributed in the arcades by Midway). <text:s/>Killer Instinct (or "KI" among its fanbase) is a 2D fighting game that features 3D rendered sprite based graphics. Players choose from 10 characters: Orchid, Cinder, Jago, Glacius, Fulgore, Riptor, Sabrewulf, Spinal, T.J. Combo, and Thunder. <text:s/>****Killer Instinct is known for its heavy combo based fighting system, allowing players to pull off moves that land an insane number of hits on their opponent, the highest being the "Ultra Combo". <text:s/>The gameplay is also known for its use of combo breakers, finishing moves and stage fatalities, double energy bars, and dance-music inspired techno soundtrack.</text:p>
          </table:table-cell>
          <table:table-cell table:formula="of:=CONCATENATE(&quot;&lt;game name=&quot;;CHAR(34);[.A246];CHAR(34);&quot;&gt; &lt;year&gt;&quot;;[.B246];&quot;&lt;/year&gt; &lt;rating&gt;&quot;;[.C246];&quot;&lt;/rating&gt; &lt;title&gt;&quot;;[.D246];&quot;&lt;/title&gt; &lt;pub&gt;&quot;;[.E246];&quot;&lt;/pub&gt; &lt;dev&gt;&quot;;[.F246];&quot;&lt;/dev&gt; &lt;genre&gt;&quot;;[.G246];&quot;&lt;/genre&gt; &lt;score&gt;&quot;;[.H246];&quot;&lt;/score&gt; &lt;player&gt;&quot;;[.I246];&quot;&lt;/player&gt; &lt;story&gt;&quot;;[.J246];&quot;&lt;/story&gt; &lt;/game&gt;&quot;)" office:value-type="string" office:string-value="&lt;game name=&quot;Killer Instinct (USA, Europe)&quot;&gt; &lt;year&gt;1995&lt;/year&gt; &lt;rating&gt;ESRB - E (Everyone)&lt;/rating&gt; &lt;title&gt;Killer Instinct &lt;/title&gt; &lt;pub&gt;Nintendo of America Inc.&lt;/pub&gt; &lt;dev&gt;Rare, Ltd.&lt;/dev&gt; &lt;genre&gt;Fighter&lt;/genre&gt; &lt;score&gt;3.4&lt;/score&gt; &lt;player&gt;1-2 Players&lt;/player&gt; &lt;story&gt;In the distant future, a monopolistic and technological corporation called Ultratech organizes a fighting tournament known as &quot;Killer Instinct&quot;. Many fighters answer the challenge to participate, including several of Ultratech's experimental warriors.  To increase the tournament's challenge, Ultratech utilizes a technology that can create bridges between alternate dimensions, releasing a creature known as Eyedol.  Eyedol is a two-headed ancient warrior that was imprisoned along with his bitter rival, Gargos. Some warriors enter the tournament to seek glory or escape.  Other fighters are attempting to bring an end to Ultratech's corruption.  ****Killer Instinct is a Rare developed fighting game published by Nintendo (and distributed in the arcades by Midway).  Killer Instinct (or &quot;KI&quot; among its fanbase) is a 2D fighting game that features 3D rendered sprite based graphics. Players choose from 10 characters: Orchid, Cinder, Jago, Glacius, Fulgore, Riptor, Sabrewulf, Spinal, T.J. Combo, and Thunder.  ****Killer Instinct is known for its heavy combo based fighting system, allowing players to pull off moves that land an insane number of hits on their opponent, the highest being the &quot;Ultra Combo&quot;.  The gameplay is also known for its use of combo breakers, finishing moves and stage fatalities, double energy bars, and dance-music inspired techno soundtrack.&lt;/story&gt; &lt;/game&gt;">
            <text:p>&lt;game name="Killer Instinct (USA, Europe)"&gt; &lt;year&gt;1995&lt;/year&gt; &lt;rating&gt;ESRB - E (Everyone)&lt;/rating&gt; &lt;title&gt;Killer Instinct &lt;/title&gt; &lt;pub&gt;Nintendo of America Inc.&lt;/pub&gt; &lt;dev&gt;Rare, Ltd.&lt;/dev&gt; &lt;genre&gt;Fighter&lt;/genre&gt; &lt;score&gt;3.4&lt;/score&gt; &lt;player&gt;1-2 Players&lt;/player&gt; &lt;story&gt;In the distant future, a monopolistic and technological corporation called Ultratech organizes a fighting tournament known as "Killer Instinct". Many fighters answer the challenge to participate, including several of Ultratech's experimental warriors. <text:s/>To increase the tournament's challenge, Ultratech utilizes a technology that can create bridges between alternate dimensions, releasing a creature known as Eyedol. <text:s/>Eyedol is a two-headed ancient warrior that was imprisoned along with his bitter rival, Gargos. Some warriors enter the tournament to seek glory or escape. <text:s/>Other fighters are attempting to bring an end to Ultratech's corruption. <text:s/>****Killer Instinct is a Rare developed fighting game published by Nintendo (and distributed in the arcades by Midway). <text:s/>Killer Instinct (or "KI" among its fanbase) is a 2D fighting game that features 3D rendered sprite based graphics. Players choose from 10 characters: Orchid, Cinder, Jago, Glacius, Fulgore, Riptor, Sabrewulf, Spinal, T.J. Combo, and Thunder. <text:s/>****Killer Instinct is known for its heavy combo based fighting system, allowing players to pull off moves that land an insane number of hits on their opponent, the highest being the "Ultra Combo". <text:s/>The gameplay is also known for its use of combo breakers, finishing moves and stage fatalities, double energy bars, and dance-music inspired techno soundtrack.&lt;/story&gt; &lt;/game&gt;</text:p>
          </table:table-cell>
        </table:table-row>
        <table:table-row table:style-name="ro1">
          <table:table-cell office:value-type="string">
            <text:p>King of Fighters '95, The (USA)</text:p>
          </table:table-cell>
          <table:table-cell office:value-type="float" office:value="1997">
            <text:p>1997</text:p>
          </table:table-cell>
          <table:table-cell office:value-type="string">
            <text:p>ESRB - E (Everyone)</text:p>
          </table:table-cell>
          <table:table-cell office:value-type="string">
            <text:p>King of Fighters '95, The </text:p>
          </table:table-cell>
          <table:table-cell office:value-type="string">
            <text:p>Nintendo of America Inc.</text:p>
          </table:table-cell>
          <table:table-cell office:value-type="string">
            <text:p>SNK Corporation</text:p>
          </table:table-cell>
          <table:table-cell office:value-type="string">
            <text:p>Fighter</text:p>
          </table:table-cell>
          <table:table-cell office:value-type="string">
            <text:p>3.3</text:p>
          </table:table-cell>
          <table:table-cell office:value-type="string">
            <text:p>1-2 Players</text:p>
          </table:table-cell>
          <table:table-cell office:value-type="string">
            <text:p>The first sequel in the King of Fighters series picks up a year after the end of the first tournament. Once again, fighters from all over the world receive a mysterious invitation to a team-based fighting tournament. And just like last year, it appears that the notorious criminal Rugal Bernstein is behind it, apparently returning from the dead to raise havok once again...****The King of Fighters '95 introduces Kyo Kusanagi's rival Iori Yagami, and firmly places Kyo as the main character for the rest of the series. The gameplay of The King of Fighters '95 is essentially unchanged from the previous title, though it does introduce the "team edit" concept which would remain as a standard feature of the series. Using the "team edit" feature, it is possible to create a totally customized team using any of the available fighters, or use one of the default teams if you wish.</text:p>
          </table:table-cell>
          <table:table-cell table:formula="of:=CONCATENATE(&quot;&lt;game name=&quot;;CHAR(34);[.A247];CHAR(34);&quot;&gt; &lt;year&gt;&quot;;[.B247];&quot;&lt;/year&gt; &lt;rating&gt;&quot;;[.C247];&quot;&lt;/rating&gt; &lt;title&gt;&quot;;[.D247];&quot;&lt;/title&gt; &lt;pub&gt;&quot;;[.E247];&quot;&lt;/pub&gt; &lt;dev&gt;&quot;;[.F247];&quot;&lt;/dev&gt; &lt;genre&gt;&quot;;[.G247];&quot;&lt;/genre&gt; &lt;score&gt;&quot;;[.H247];&quot;&lt;/score&gt; &lt;player&gt;&quot;;[.I247];&quot;&lt;/player&gt; &lt;story&gt;&quot;;[.J247];&quot;&lt;/story&gt; &lt;/game&gt;&quot;)" office:value-type="string" office:string-value="&lt;game name=&quot;King of Fighters '95, The (USA)&quot;&gt; &lt;year&gt;1997&lt;/year&gt; &lt;rating&gt;ESRB - E (Everyone)&lt;/rating&gt; &lt;title&gt;King of Fighters '95, The &lt;/title&gt; &lt;pub&gt;Nintendo of America Inc.&lt;/pub&gt; &lt;dev&gt;SNK Corporation&lt;/dev&gt; &lt;genre&gt;Fighter&lt;/genre&gt; &lt;score&gt;3.3&lt;/score&gt; &lt;player&gt;1-2 Players&lt;/player&gt; &lt;story&gt;The first sequel in the King of Fighters series picks up a year after the end of the first tournament. Once again, fighters from all over the world receive a mysterious invitation to a team-based fighting tournament. And just like last year, it appears that the notorious criminal Rugal Bernstein is behind it, apparently returning from the dead to raise havok once again...****The King of Fighters '95 introduces Kyo Kusanagi's rival Iori Yagami, and firmly places Kyo as the main character for the rest of the series. The gameplay of The King of Fighters '95 is essentially unchanged from the previous title, though it does introduce the &quot;team edit&quot; concept which would remain as a standard feature of the series. Using the &quot;team edit&quot; feature, it is possible to create a totally customized team using any of the available fighters, or use one of the default teams if you wish.&lt;/story&gt; &lt;/game&gt;">
            <text:p>&lt;game name="King of Fighters '95, The (USA)"&gt; &lt;year&gt;1997&lt;/year&gt; &lt;rating&gt;ESRB - E (Everyone)&lt;/rating&gt; &lt;title&gt;King of Fighters '95, The &lt;/title&gt; &lt;pub&gt;Nintendo of America Inc.&lt;/pub&gt; &lt;dev&gt;SNK Corporation&lt;/dev&gt; &lt;genre&gt;Fighter&lt;/genre&gt; &lt;score&gt;3.3&lt;/score&gt; &lt;player&gt;1-2 Players&lt;/player&gt; &lt;story&gt;The first sequel in the King of Fighters series picks up a year after the end of the first tournament. Once again, fighters from all over the world receive a mysterious invitation to a team-based fighting tournament. And just like last year, it appears that the notorious criminal Rugal Bernstein is behind it, apparently returning from the dead to raise havok once again...****The King of Fighters '95 introduces Kyo Kusanagi's rival Iori Yagami, and firmly places Kyo as the main character for the rest of the series. The gameplay of The King of Fighters '95 is essentially unchanged from the previous title, though it does introduce the "team edit" concept which would remain as a standard feature of the series. Using the "team edit" feature, it is possible to create a totally customized team using any of the available fighters, or use one of the default teams if you wish.&lt;/story&gt; &lt;/game&gt;</text:p>
          </table:table-cell>
        </table:table-row>
        <table:table-row table:style-name="ro1">
          <table:table-cell office:value-type="string">
            <text:p>King of Fighters, The - Heat of Battle (Europe)</text:p>
          </table:table-cell>
          <table:table-cell office:value-type="float" office:value="1998">
            <text:p>1998</text:p>
          </table:table-cell>
          <table:table-cell office:value-type="string">
            <text:p>ESRB - E (Everyone)</text:p>
          </table:table-cell>
          <table:table-cell office:value-type="string">
            <text:p>King of Fighters, The - Heat of Battle </text:p>
          </table:table-cell>
          <table:table-cell office:value-type="string">
            <text:p>TAKARA Co., Ltd.</text:p>
          </table:table-cell>
          <table:table-cell office:value-type="string">
            <text:p>SNK Corporation</text:p>
          </table:table-cell>
          <table:table-cell office:value-type="string">
            <text:p>Fighter</text:p>
          </table:table-cell>
          <table:table-cell office:value-type="string">
            <text:p>3.5</text:p>
          </table:table-cell>
          <table:table-cell office:value-type="string">
            <text:p>1-2 Players</text:p>
          </table:table-cell>
          <table:table-cell office:value-type="string">
            <text:p>The battle of the dream teams '96 - READY! 27 of SNK's top fighting heroes face off for fisticuffs! Only King of Fighters lets you combine your favorite characters in exciting teams. Try out endless combinations and bop your way to the top with the toughest team of all! Over 2,900 possible team combinations using the Team Edit Function. It's too much!</text:p>
          </table:table-cell>
          <table:table-cell table:formula="of:=CONCATENATE(&quot;&lt;game name=&quot;;CHAR(34);[.A248];CHAR(34);&quot;&gt; &lt;year&gt;&quot;;[.B248];&quot;&lt;/year&gt; &lt;rating&gt;&quot;;[.C248];&quot;&lt;/rating&gt; &lt;title&gt;&quot;;[.D248];&quot;&lt;/title&gt; &lt;pub&gt;&quot;;[.E248];&quot;&lt;/pub&gt; &lt;dev&gt;&quot;;[.F248];&quot;&lt;/dev&gt; &lt;genre&gt;&quot;;[.G248];&quot;&lt;/genre&gt; &lt;score&gt;&quot;;[.H248];&quot;&lt;/score&gt; &lt;player&gt;&quot;;[.I248];&quot;&lt;/player&gt; &lt;story&gt;&quot;;[.J248];&quot;&lt;/story&gt; &lt;/game&gt;&quot;)" office:value-type="string" office:string-value="&lt;game name=&quot;King of Fighters, The - Heat of Battle (Europe)&quot;&gt; &lt;year&gt;1998&lt;/year&gt; &lt;rating&gt;ESRB - E (Everyone)&lt;/rating&gt; &lt;title&gt;King of Fighters, The - Heat of Battle &lt;/title&gt; &lt;pub&gt;TAKARA Co., Ltd.&lt;/pub&gt; &lt;dev&gt;SNK Corporation&lt;/dev&gt; &lt;genre&gt;Fighter&lt;/genre&gt; &lt;score&gt;3.5&lt;/score&gt; &lt;player&gt;1-2 Players&lt;/player&gt; &lt;story&gt;The battle of the dream teams '96 - READY! 27 of SNK's top fighting heroes face off for fisticuffs! Only King of Fighters lets you combine your favorite characters in exciting teams. Try out endless combinations and bop your way to the top with the toughest team of all! Over 2,900 possible team combinations using the Team Edit Function. It's too much!&lt;/story&gt; &lt;/game&gt;">
            <text:p>&lt;game name="King of Fighters, The - Heat of Battle (Europe)"&gt; &lt;year&gt;1998&lt;/year&gt; &lt;rating&gt;ESRB - E (Everyone)&lt;/rating&gt; &lt;title&gt;King of Fighters, The - Heat of Battle &lt;/title&gt; &lt;pub&gt;TAKARA Co., Ltd.&lt;/pub&gt; &lt;dev&gt;SNK Corporation&lt;/dev&gt; &lt;genre&gt;Fighter&lt;/genre&gt; &lt;score&gt;3.5&lt;/score&gt; &lt;player&gt;1-2 Players&lt;/player&gt; &lt;story&gt;The battle of the dream teams '96 - READY! 27 of SNK's top fighting heroes face off for fisticuffs! Only King of Fighters lets you combine your favorite characters in exciting teams. Try out endless combinations and bop your way to the top with the toughest team of all! Over 2,900 possible team combinations using the Team Edit Function. It's too much!&lt;/story&gt; &lt;/game&gt;</text:p>
          </table:table-cell>
        </table:table-row>
        <table:table-row table:style-name="ro1">
          <table:table-cell office:value-type="string">
            <text:p>Kingdom Crusade (USA)</text:p>
          </table:table-cell>
          <table:table-cell office:value-type="float" office:value="1992">
            <text:p>1992</text:p>
          </table:table-cell>
          <table:table-cell office:value-type="string">
            <text:p>ESRB - E (Everyone)</text:p>
          </table:table-cell>
          <table:table-cell office:value-type="string">
            <text:p>Kingdom Crusade </text:p>
          </table:table-cell>
          <table:table-cell office:value-type="string">
            <text:p>Ocean Software Ltd.</text:p>
          </table:table-cell>
          <table:table-cell office:value-type="string">
            <text:p>Sculptured Software, Inc.</text:p>
          </table:table-cell>
          <table:table-cell office:value-type="string">
            <text:p>Action</text:p>
          </table:table-cell>
          <table:table-cell office:value-type="string">
            <text:p>2.7</text:p>
          </table:table-cell>
          <table:table-cell office:value-type="string">
            <text:p>1-2 Players</text:p>
          </table:table-cell>
          <table:table-cell office:value-type="string">
            <text:p>Jeopardy! is a conversion of the TV quiz show, the first of several versions released for the Game Boy. It features an accurate representation of the game's rules and a reservoir of more than 1500 answers and questions in around 300 categories. <text:s/>The game is for one or two players (either on one Game Boy or via link cable). After the players enter their names, they are assigned a random character drawn in a cartoon style. Gameplay follows the show's rules: one player selects the category and difficulty and both can then buzz in within ten seconds to attempt to ask the right question for the answer given. The solution must be spelled out via cursor input within 60 seconds. If the solution is incorrect, the other player has the chance to try. Daily Double fields (for wagering any amount of money) are also present, as are the Double Jeopardy and Final Jeopardy rounds. The answer categories include history, geography, arts, sciences, politics, pop culture, and more, most with a heavy US focus.Different from the NES game of the same name. In the game the player takes on the role of the legendary Prince Valiant licensed from the cartoon series of the same name which is in turn based on the comic series Prince Valiant. Prince Valiant must lead Arthur's armies against the Tyrant Cynan. The goal is to capture all his castles or defeat all his armies. <text:s/>A giant over-map shows the world and is divided in tiles. Each tiles has different terrain and shows whether units or castles are present in a tile. Tiles are either white or gray depending on whether Arthur or Cynan controls it. <text:s/>Characters on the map can be directly controlled after being selected. This happens in a top-down view similar to The Legend of Zelda. Characters can attack and jump. Each character has different attacks. Items can be collected and the player can move freely between tiles. Moving through tiles that are occupied by the enemy conquers those territories, but the enemy can take them back at any time by moving through them again. If two enemy units meet on the same tile, combat ensues. In real time the player must try to defeat the AI opponent. This is done through dodging his attack and trying to land a blow. To conquer a castle all enemies including those in adjacent tiles must be defeated. It is also possible to find and collect items in the direct control mode. Items serve as power-ups that for example make the player faster or restore health points.The player can return to a castle at any time to heal completely. <text:s/>The player can select the size of the world to increase or decrease the game's length. Additionally he or she and change the difficulty of the AI player (Cynan) and select a handicap for himself. It is also possible to play against another player.</text:p>
          </table:table-cell>
          <table:table-cell table:formula="of:=CONCATENATE(&quot;&lt;game name=&quot;;CHAR(34);[.A249];CHAR(34);&quot;&gt; &lt;year&gt;&quot;;[.B249];&quot;&lt;/year&gt; &lt;rating&gt;&quot;;[.C249];&quot;&lt;/rating&gt; &lt;title&gt;&quot;;[.D249];&quot;&lt;/title&gt; &lt;pub&gt;&quot;;[.E249];&quot;&lt;/pub&gt; &lt;dev&gt;&quot;;[.F249];&quot;&lt;/dev&gt; &lt;genre&gt;&quot;;[.G249];&quot;&lt;/genre&gt; &lt;score&gt;&quot;;[.H249];&quot;&lt;/score&gt; &lt;player&gt;&quot;;[.I249];&quot;&lt;/player&gt; &lt;story&gt;&quot;;[.J249];&quot;&lt;/story&gt; &lt;/game&gt;&quot;)" office:value-type="string" office:string-value="&lt;game name=&quot;Kingdom Crusade (USA)&quot;&gt; &lt;year&gt;1992&lt;/year&gt; &lt;rating&gt;ESRB - E (Everyone)&lt;/rating&gt; &lt;title&gt;Kingdom Crusade &lt;/title&gt; &lt;pub&gt;Ocean Software Ltd.&lt;/pub&gt; &lt;dev&gt;Sculptured Software, Inc.&lt;/dev&gt; &lt;genre&gt;Action&lt;/genre&gt; &lt;score&gt;2.7&lt;/score&gt; &lt;player&gt;1-2 Players&lt;/player&gt; &lt;story&gt;Jeopardy! is a conversion of the TV quiz show, the first of several versions released for the Game Boy. It features an accurate representation of the game's rules and a reservoir of more than 1500 answers and questions in around 300 categories.  The game is for one or two players (either on one Game Boy or via link cable). After the players enter their names, they are assigned a random character drawn in a cartoon style. Gameplay follows the show's rules: one player selects the category and difficulty and both can then buzz in within ten seconds to attempt to ask the right question for the answer given. The solution must be spelled out via cursor input within 60 seconds. If the solution is incorrect, the other player has the chance to try. Daily Double fields (for wagering any amount of money) are also present, as are the Double Jeopardy and Final Jeopardy rounds. The answer categories include history, geography, arts, sciences, politics, pop culture, and more, most with a heavy US focus.Different from the NES game of the same name. In the game the player takes on the role of the legendary Prince Valiant licensed from the cartoon series of the same name which is in turn based on the comic series Prince Valiant. Prince Valiant must lead Arthur's armies against the Tyrant Cynan. The goal is to capture all his castles or defeat all his armies.  A giant over-map shows the world and is divided in tiles. Each tiles has different terrain and shows whether units or castles are present in a tile. Tiles are either white or gray depending on whether Arthur or Cynan controls it.  Characters on the map can be directly controlled after being selected. This happens in a top-down view similar to The Legend of Zelda. Characters can attack and jump. Each character has different attacks. Items can be collected and the player can move freely between tiles. Moving through tiles that are occupied by the enemy conquers those territories, but the enemy can take them back at any time by moving through them again. If two enemy units meet on the same tile, combat ensues. In real time the player must try to defeat the AI opponent. This is done through dodging his attack and trying to land a blow. To conquer a castle all enemies including those in adjacent tiles must be defeated. It is also possible to find and collect items in the direct control mode. Items serve as power-ups that for example make the player faster or restore health points.The player can return to a castle at any time to heal completely.  The player can select the size of the world to increase or decrease the game's length. Additionally he or she and change the difficulty of the AI player (Cynan) and select a handicap for himself. It is also possible to play against another player.&lt;/story&gt; &lt;/game&gt;">
            <text:p>&lt;game name="Kingdom Crusade (USA)"&gt; &lt;year&gt;1992&lt;/year&gt; &lt;rating&gt;ESRB - E (Everyone)&lt;/rating&gt; &lt;title&gt;Kingdom Crusade &lt;/title&gt; &lt;pub&gt;Ocean Software Ltd.&lt;/pub&gt; &lt;dev&gt;Sculptured Software, Inc.&lt;/dev&gt; &lt;genre&gt;Action&lt;/genre&gt; &lt;score&gt;2.7&lt;/score&gt; &lt;player&gt;1-2 Players&lt;/player&gt; &lt;story&gt;Jeopardy! is a conversion of the TV quiz show, the first of several versions released for the Game Boy. It features an accurate representation of the game's rules and a reservoir of more than 1500 answers and questions in around 300 categories. <text:s/>The game is for one or two players (either on one Game Boy or via link cable). After the players enter their names, they are assigned a random character drawn in a cartoon style. Gameplay follows the show's rules: one player selects the category and difficulty and both can then buzz in within ten seconds to attempt to ask the right question for the answer given. The solution must be spelled out via cursor input within 60 seconds. If the solution is incorrect, the other player has the chance to try. Daily Double fields (for wagering any amount of money) are also present, as are the Double Jeopardy and Final Jeopardy rounds. The answer categories include history, geography, arts, sciences, politics, pop culture, and more, most with a heavy US focus.Different from the NES game of the same name. In the game the player takes on the role of the legendary Prince Valiant licensed from the cartoon series of the same name which is in turn based on the comic series Prince Valiant. Prince Valiant must lead Arthur's armies against the Tyrant Cynan. The goal is to capture all his castles or defeat all his armies. <text:s/>A giant over-map shows the world and is divided in tiles. Each tiles has different terrain and shows whether units or castles are present in a tile. Tiles are either white or gray depending on whether Arthur or Cynan controls it. <text:s/>Characters on the map can be directly controlled after being selected. This happens in a top-down view similar to The Legend of Zelda. Characters can attack and jump. Each character has different attacks. Items can be collected and the player can move freely between tiles. Moving through tiles that are occupied by the enemy conquers those territories, but the enemy can take them back at any time by moving through them again. If two enemy units meet on the same tile, combat ensues. In real time the player must try to defeat the AI opponent. This is done through dodging his attack and trying to land a blow. To conquer a castle all enemies including those in adjacent tiles must be defeated. It is also possible to find and collect items in the direct control mode. Items serve as power-ups that for example make the player faster or restore health points.The player can return to a castle at any time to heal completely. <text:s/>The player can select the size of the world to increase or decrease the game's length. Additionally he or she and change the difficulty of the AI player (Cynan) and select a handicap for himself. It is also possible to play against another player.&lt;/story&gt; &lt;/game&gt;</text:p>
          </table:table-cell>
        </table:table-row>
        <table:table-row table:style-name="ro1">
          <table:table-cell office:value-type="string">
            <text:p>Kirby's Block Ball (USA, Europe)</text:p>
          </table:table-cell>
          <table:table-cell office:value-type="float" office:value="1996">
            <text:p>1996</text:p>
          </table:table-cell>
          <table:table-cell office:value-type="string">
            <text:p>ESRB - E (Everyone)</text:p>
          </table:table-cell>
          <table:table-cell office:value-type="string">
            <text:p>Kirby's Block Ball </text:p>
          </table:table-cell>
          <table:table-cell office:value-type="string">
            <text:p>Nintendo Co., Ltd.</text:p>
          </table:table-cell>
          <table:table-cell office:value-type="string">
            <text:p>Tose Co., Ltd.</text:p>
          </table:table-cell>
          <table:table-cell office:value-type="string">
            <text:p>Action</text:p>
          </table:table-cell>
          <table:table-cell office:value-type="string">
            <text:p>3.5</text:p>
          </table:table-cell>
          <table:table-cell office:value-type="string">
            <text:p>1 Player</text:p>
          </table:table-cell>
          <table:table-cell office:value-type="string">
            <text:p>Kirby takes on a new challenge, blockball. The playing field contains a variety of blocks, and using Kirby's rolling technique, you must set him into motion (with paddles situated around the field of play, similar to pinball) to clear the blocks from the field. Each level contains more and more blocks to clear, and after a few rounds you take on boss characters in a one-on-one round to see if you can clear more blocks.</text:p>
          </table:table-cell>
          <table:table-cell table:formula="of:=CONCATENATE(&quot;&lt;game name=&quot;;CHAR(34);[.A250];CHAR(34);&quot;&gt; &lt;year&gt;&quot;;[.B250];&quot;&lt;/year&gt; &lt;rating&gt;&quot;;[.C250];&quot;&lt;/rating&gt; &lt;title&gt;&quot;;[.D250];&quot;&lt;/title&gt; &lt;pub&gt;&quot;;[.E250];&quot;&lt;/pub&gt; &lt;dev&gt;&quot;;[.F250];&quot;&lt;/dev&gt; &lt;genre&gt;&quot;;[.G250];&quot;&lt;/genre&gt; &lt;score&gt;&quot;;[.H250];&quot;&lt;/score&gt; &lt;player&gt;&quot;;[.I250];&quot;&lt;/player&gt; &lt;story&gt;&quot;;[.J250];&quot;&lt;/story&gt; &lt;/game&gt;&quot;)" office:value-type="string" office:string-value="&lt;game name=&quot;Kirby's Block Ball (USA, Europe)&quot;&gt; &lt;year&gt;1996&lt;/year&gt; &lt;rating&gt;ESRB - E (Everyone)&lt;/rating&gt; &lt;title&gt;Kirby's Block Ball &lt;/title&gt; &lt;pub&gt;Nintendo Co., Ltd.&lt;/pub&gt; &lt;dev&gt;Tose Co., Ltd.&lt;/dev&gt; &lt;genre&gt;Action&lt;/genre&gt; &lt;score&gt;3.5&lt;/score&gt; &lt;player&gt;1 Player&lt;/player&gt; &lt;story&gt;Kirby takes on a new challenge, blockball. The playing field contains a variety of blocks, and using Kirby's rolling technique, you must set him into motion (with paddles situated around the field of play, similar to pinball) to clear the blocks from the field. Each level contains more and more blocks to clear, and after a few rounds you take on boss characters in a one-on-one round to see if you can clear more blocks.&lt;/story&gt; &lt;/game&gt;">
            <text:p>&lt;game name="Kirby's Block Ball (USA, Europe)"&gt; &lt;year&gt;1996&lt;/year&gt; &lt;rating&gt;ESRB - E (Everyone)&lt;/rating&gt; &lt;title&gt;Kirby's Block Ball &lt;/title&gt; &lt;pub&gt;Nintendo Co., Ltd.&lt;/pub&gt; &lt;dev&gt;Tose Co., Ltd.&lt;/dev&gt; &lt;genre&gt;Action&lt;/genre&gt; &lt;score&gt;3.5&lt;/score&gt; &lt;player&gt;1 Player&lt;/player&gt; &lt;story&gt;Kirby takes on a new challenge, blockball. The playing field contains a variety of blocks, and using Kirby's rolling technique, you must set him into motion (with paddles situated around the field of play, similar to pinball) to clear the blocks from the field. Each level contains more and more blocks to clear, and after a few rounds you take on boss characters in a one-on-one round to see if you can clear more blocks.&lt;/story&gt; &lt;/game&gt;</text:p>
          </table:table-cell>
        </table:table-row>
        <table:table-row table:style-name="ro1">
          <table:table-cell office:value-type="string">
            <text:p>Kirby's Dream Land (USA, Europe)</text:p>
          </table:table-cell>
          <table:table-cell office:value-type="float" office:value="1992">
            <text:p>1992</text:p>
          </table:table-cell>
          <table:table-cell office:value-type="string">
            <text:p>ESRB - E (Everyone)</text:p>
          </table:table-cell>
          <table:table-cell office:value-type="string">
            <text:p>Kirby's Dream Land </text:p>
          </table:table-cell>
          <table:table-cell office:value-type="string">
            <text:p>Nintendo Co., Ltd.</text:p>
          </table:table-cell>
          <table:table-cell office:value-type="string">
            <text:p>HAL Laboratory, Inc.</text:p>
          </table:table-cell>
          <table:table-cell office:value-type="string">
            <text:p>Platform</text:p>
          </table:table-cell>
          <table:table-cell office:value-type="string">
            <text:p>3.9</text:p>
          </table:table-cell>
          <table:table-cell office:value-type="string">
            <text:p>1 Player</text:p>
          </table:table-cell>
          <table:table-cell office:value-type="string">
            <text:p>Kirby is a an interesting little super-hero. <text:s/>Although he appears to be a weak little marshmallow, he is actually quite powerful. <text:s/>He has the ability to suck up his enemies like a vacuum, and then shoot them out at other enemies. <text:s/>Kirby can also swallow air, allowing him to fly through the air.****In this game, Kirby must save his land from the evil King Dedede. <text:s/>There are 4 levels of side-scrolling platform action.</text:p>
          </table:table-cell>
          <table:table-cell table:formula="of:=CONCATENATE(&quot;&lt;game name=&quot;;CHAR(34);[.A251];CHAR(34);&quot;&gt; &lt;year&gt;&quot;;[.B251];&quot;&lt;/year&gt; &lt;rating&gt;&quot;;[.C251];&quot;&lt;/rating&gt; &lt;title&gt;&quot;;[.D251];&quot;&lt;/title&gt; &lt;pub&gt;&quot;;[.E251];&quot;&lt;/pub&gt; &lt;dev&gt;&quot;;[.F251];&quot;&lt;/dev&gt; &lt;genre&gt;&quot;;[.G251];&quot;&lt;/genre&gt; &lt;score&gt;&quot;;[.H251];&quot;&lt;/score&gt; &lt;player&gt;&quot;;[.I251];&quot;&lt;/player&gt; &lt;story&gt;&quot;;[.J251];&quot;&lt;/story&gt; &lt;/game&gt;&quot;)" office:value-type="string" office:string-value="&lt;game name=&quot;Kirby's Dream Land (USA, Europe)&quot;&gt; &lt;year&gt;1992&lt;/year&gt; &lt;rating&gt;ESRB - E (Everyone)&lt;/rating&gt; &lt;title&gt;Kirby's Dream Land &lt;/title&gt; &lt;pub&gt;Nintendo Co., Ltd.&lt;/pub&gt; &lt;dev&gt;HAL Laboratory, Inc.&lt;/dev&gt; &lt;genre&gt;Platform&lt;/genre&gt; &lt;score&gt;3.9&lt;/score&gt; &lt;player&gt;1 Player&lt;/player&gt; &lt;story&gt;Kirby is a an interesting little super-hero.  Although he appears to be a weak little marshmallow, he is actually quite powerful.  He has the ability to suck up his enemies like a vacuum, and then shoot them out at other enemies.  Kirby can also swallow air, allowing him to fly through the air.****In this game, Kirby must save his land from the evil King Dedede.  There are 4 levels of side-scrolling platform action.&lt;/story&gt; &lt;/game&gt;">
            <text:p>&lt;game name="Kirby's Dream Land (USA, Europe)"&gt; &lt;year&gt;1992&lt;/year&gt; &lt;rating&gt;ESRB - E (Everyone)&lt;/rating&gt; &lt;title&gt;Kirby's Dream Land &lt;/title&gt; &lt;pub&gt;Nintendo Co., Ltd.&lt;/pub&gt; &lt;dev&gt;HAL Laboratory, Inc.&lt;/dev&gt; &lt;genre&gt;Platform&lt;/genre&gt; &lt;score&gt;3.9&lt;/score&gt; &lt;player&gt;1 Player&lt;/player&gt; &lt;story&gt;Kirby is a an interesting little super-hero. <text:s/>Although he appears to be a weak little marshmallow, he is actually quite powerful. <text:s/>He has the ability to suck up his enemies like a vacuum, and then shoot them out at other enemies. <text:s/>Kirby can also swallow air, allowing him to fly through the air.****In this game, Kirby must save his land from the evil King Dedede. <text:s/>There are 4 levels of side-scrolling platform action.&lt;/story&gt; &lt;/game&gt;</text:p>
          </table:table-cell>
        </table:table-row>
        <table:table-row table:style-name="ro1">
          <table:table-cell office:value-type="string">
            <text:p>Kirby's Dream Land 2 (USA, Europe)</text:p>
          </table:table-cell>
          <table:table-cell office:value-type="float" office:value="1995">
            <text:p>1995</text:p>
          </table:table-cell>
          <table:table-cell office:value-type="string">
            <text:p>ESRB - E (Everyone)</text:p>
          </table:table-cell>
          <table:table-cell office:value-type="string">
            <text:p>Kirby's Dream Land 2 </text:p>
          </table:table-cell>
          <table:table-cell office:value-type="string">
            <text:p>Nintendo Co., Ltd.</text:p>
          </table:table-cell>
          <table:table-cell office:value-type="string">
            <text:p>HAL Laboratory, Inc.</text:p>
          </table:table-cell>
          <table:table-cell office:value-type="string">
            <text:p>Platform</text:p>
          </table:table-cell>
          <table:table-cell office:value-type="string">
            <text:p>4.0</text:p>
          </table:table-cell>
          <table:table-cell office:value-type="string">
            <text:p>1 Player</text:p>
          </table:table-cell>
          <table:table-cell office:value-type="string">
            <text:p>Blurb: <text:s/>Nintendo's/Hal Laboratory's lovable Kirby returns for the gameboy! This time the bridges connecting the rainbow bridges have dissapeared and King DeDeDe is to blame as always...or is he? The evil Dark Matter has him under his control and plans to turn Kirby's Dream Land into a dark world, get the fabled rainbow sword and defeat him!****Gameplay consists of a platform game. Kirby is like no other platform character of it's time because he can fly with no power-ups, and he can swallow enemies and get their powers. In addition to that, Kirby can now team up with his friends: Rick the hamster, Kine the fish, and Coo the owl. Each team-up has it's advantages and disadvantages, but Kirby can still swallow enemies, making more different powers available depending on the power/friend combination.</text:p>
          </table:table-cell>
          <table:table-cell table:formula="of:=CONCATENATE(&quot;&lt;game name=&quot;;CHAR(34);[.A252];CHAR(34);&quot;&gt; &lt;year&gt;&quot;;[.B252];&quot;&lt;/year&gt; &lt;rating&gt;&quot;;[.C252];&quot;&lt;/rating&gt; &lt;title&gt;&quot;;[.D252];&quot;&lt;/title&gt; &lt;pub&gt;&quot;;[.E252];&quot;&lt;/pub&gt; &lt;dev&gt;&quot;;[.F252];&quot;&lt;/dev&gt; &lt;genre&gt;&quot;;[.G252];&quot;&lt;/genre&gt; &lt;score&gt;&quot;;[.H252];&quot;&lt;/score&gt; &lt;player&gt;&quot;;[.I252];&quot;&lt;/player&gt; &lt;story&gt;&quot;;[.J252];&quot;&lt;/story&gt; &lt;/game&gt;&quot;)" office:value-type="string" office:string-value="&lt;game name=&quot;Kirby's Dream Land 2 (USA, Europe)&quot;&gt; &lt;year&gt;1995&lt;/year&gt; &lt;rating&gt;ESRB - E (Everyone)&lt;/rating&gt; &lt;title&gt;Kirby's Dream Land 2 &lt;/title&gt; &lt;pub&gt;Nintendo Co., Ltd.&lt;/pub&gt; &lt;dev&gt;HAL Laboratory, Inc.&lt;/dev&gt; &lt;genre&gt;Platform&lt;/genre&gt; &lt;score&gt;4.0&lt;/score&gt; &lt;player&gt;1 Player&lt;/player&gt; &lt;story&gt;Blurb:  Nintendo's/Hal Laboratory's lovable Kirby returns for the gameboy! This time the bridges connecting the rainbow bridges have dissapeared and King DeDeDe is to blame as always...or is he? The evil Dark Matter has him under his control and plans to turn Kirby's Dream Land into a dark world, get the fabled rainbow sword and defeat him!****Gameplay consists of a platform game. Kirby is like no other platform character of it's time because he can fly with no power-ups, and he can swallow enemies and get their powers. In addition to that, Kirby can now team up with his friends: Rick the hamster, Kine the fish, and Coo the owl. Each team-up has it's advantages and disadvantages, but Kirby can still swallow enemies, making more different powers available depending on the power/friend combination.&lt;/story&gt; &lt;/game&gt;">
            <text:p>&lt;game name="Kirby's Dream Land 2 (USA, Europe)"&gt; &lt;year&gt;1995&lt;/year&gt; &lt;rating&gt;ESRB - E (Everyone)&lt;/rating&gt; &lt;title&gt;Kirby's Dream Land 2 &lt;/title&gt; &lt;pub&gt;Nintendo Co., Ltd.&lt;/pub&gt; &lt;dev&gt;HAL Laboratory, Inc.&lt;/dev&gt; &lt;genre&gt;Platform&lt;/genre&gt; &lt;score&gt;4.0&lt;/score&gt; &lt;player&gt;1 Player&lt;/player&gt; &lt;story&gt;Blurb: <text:s/>Nintendo's/Hal Laboratory's lovable Kirby returns for the gameboy! This time the bridges connecting the rainbow bridges have dissapeared and King DeDeDe is to blame as always...or is he? The evil Dark Matter has him under his control and plans to turn Kirby's Dream Land into a dark world, get the fabled rainbow sword and defeat him!****Gameplay consists of a platform game. Kirby is like no other platform character of it's time because he can fly with no power-ups, and he can swallow enemies and get their powers. In addition to that, Kirby can now team up with his friends: Rick the hamster, Kine the fish, and Coo the owl. Each team-up has it's advantages and disadvantages, but Kirby can still swallow enemies, making more different powers available depending on the power/friend combination.&lt;/story&gt; &lt;/game&gt;</text:p>
          </table:table-cell>
        </table:table-row>
        <table:table-row table:style-name="ro1">
          <table:table-cell office:value-type="string">
            <text:p>Kirby's Pinball Land (USA, Europe)</text:p>
          </table:table-cell>
          <table:table-cell office:value-type="float" office:value="1993">
            <text:p>1993</text:p>
          </table:table-cell>
          <table:table-cell office:value-type="string">
            <text:p>ESRB - E (Everyone)</text:p>
          </table:table-cell>
          <table:table-cell office:value-type="string">
            <text:p>Kirby's Pinball Land </text:p>
          </table:table-cell>
          <table:table-cell office:value-type="string">
            <text:p>Nintendo Co., Ltd.</text:p>
          </table:table-cell>
          <table:table-cell office:value-type="string">
            <text:p>HAL Laboratory, Inc.</text:p>
          </table:table-cell>
          <table:table-cell office:value-type="string">
            <text:p>Pinball</text:p>
          </table:table-cell>
          <table:table-cell office:value-type="string">
            <text:p>4.0</text:p>
          </table:table-cell>
          <table:table-cell office:value-type="string">
            <text:p>1 Player</text:p>
          </table:table-cell>
          <table:table-cell office:value-type="string">
            <text:p>Kirby's Pinball Land is a game of pinball based on the Kirby series of games, with Kirby as the ball. <text:s/>In the game you have to help Kirby defeat King Dedede and the three bosses who each guard one of the Pinball Lands. <text:s/>****The game is divided into three tables or Pinball Lands, each consisting of four screens, three ordinary screens, and a boss screen <text:s/>If you fall off the bottom of the lowest one, you lose a life, unless you press A at the right moment to activate the springboard, which becomes harder each time. <text:s/>Each screen has a variety of things to do. <text:s/>The middle screen will give access to some sort of bonus game, where you must try to get as many points as you can, and can add to your bonus and bonus multiplier. <text:s/>The bonus is added to your score when you lose a life, as in ordinary pinball.****The aim is to defeat each boss. <text:s/>To get to the boss you must perform a task on the top ordinary screen. <text:s/>The bosses themselves must be defeated by firing Kirby at them, but they will try to stop you, sometimes by temporarily de-activating one or both of the flippers. <text:s/>If you defeat the boss on each table, you face Kind Dedede himself.</text:p>
          </table:table-cell>
          <table:table-cell table:formula="of:=CONCATENATE(&quot;&lt;game name=&quot;;CHAR(34);[.A253];CHAR(34);&quot;&gt; &lt;year&gt;&quot;;[.B253];&quot;&lt;/year&gt; &lt;rating&gt;&quot;;[.C253];&quot;&lt;/rating&gt; &lt;title&gt;&quot;;[.D253];&quot;&lt;/title&gt; &lt;pub&gt;&quot;;[.E253];&quot;&lt;/pub&gt; &lt;dev&gt;&quot;;[.F253];&quot;&lt;/dev&gt; &lt;genre&gt;&quot;;[.G253];&quot;&lt;/genre&gt; &lt;score&gt;&quot;;[.H253];&quot;&lt;/score&gt; &lt;player&gt;&quot;;[.I253];&quot;&lt;/player&gt; &lt;story&gt;&quot;;[.J253];&quot;&lt;/story&gt; &lt;/game&gt;&quot;)" office:value-type="string" office:string-value="&lt;game name=&quot;Kirby's Pinball Land (USA, Europe)&quot;&gt; &lt;year&gt;1993&lt;/year&gt; &lt;rating&gt;ESRB - E (Everyone)&lt;/rating&gt; &lt;title&gt;Kirby's Pinball Land &lt;/title&gt; &lt;pub&gt;Nintendo Co., Ltd.&lt;/pub&gt; &lt;dev&gt;HAL Laboratory, Inc.&lt;/dev&gt; &lt;genre&gt;Pinball&lt;/genre&gt; &lt;score&gt;4.0&lt;/score&gt; &lt;player&gt;1 Player&lt;/player&gt; &lt;story&gt;Kirby's Pinball Land is a game of pinball based on the Kirby series of games, with Kirby as the ball.  In the game you have to help Kirby defeat King Dedede and the three bosses who each guard one of the Pinball Lands.  ****The game is divided into three tables or Pinball Lands, each consisting of four screens, three ordinary screens, and a boss screen  If you fall off the bottom of the lowest one, you lose a life, unless you press A at the right moment to activate the springboard, which becomes harder each time.  Each screen has a variety of things to do.  The middle screen will give access to some sort of bonus game, where you must try to get as many points as you can, and can add to your bonus and bonus multiplier.  The bonus is added to your score when you lose a life, as in ordinary pinball.****The aim is to defeat each boss.  To get to the boss you must perform a task on the top ordinary screen.  The bosses themselves must be defeated by firing Kirby at them, but they will try to stop you, sometimes by temporarily de-activating one or both of the flippers.  If you defeat the boss on each table, you face Kind Dedede himself.&lt;/story&gt; &lt;/game&gt;">
            <text:p>&lt;game name="Kirby's Pinball Land (USA, Europe)"&gt; &lt;year&gt;1993&lt;/year&gt; &lt;rating&gt;ESRB - E (Everyone)&lt;/rating&gt; &lt;title&gt;Kirby's Pinball Land &lt;/title&gt; &lt;pub&gt;Nintendo Co., Ltd.&lt;/pub&gt; &lt;dev&gt;HAL Laboratory, Inc.&lt;/dev&gt; &lt;genre&gt;Pinball&lt;/genre&gt; &lt;score&gt;4.0&lt;/score&gt; &lt;player&gt;1 Player&lt;/player&gt; &lt;story&gt;Kirby's Pinball Land is a game of pinball based on the Kirby series of games, with Kirby as the ball. <text:s/>In the game you have to help Kirby defeat King Dedede and the three bosses who each guard one of the Pinball Lands. <text:s/>****The game is divided into three tables or Pinball Lands, each consisting of four screens, three ordinary screens, and a boss screen <text:s/>If you fall off the bottom of the lowest one, you lose a life, unless you press A at the right moment to activate the springboard, which becomes harder each time. <text:s/>Each screen has a variety of things to do. <text:s/>The middle screen will give access to some sort of bonus game, where you must try to get as many points as you can, and can add to your bonus and bonus multiplier. <text:s/>The bonus is added to your score when you lose a life, as in ordinary pinball.****The aim is to defeat each boss. <text:s/>To get to the boss you must perform a task on the top ordinary screen. <text:s/>The bosses themselves must be defeated by firing Kirby at them, but they will try to stop you, sometimes by temporarily de-activating one or both of the flippers. <text:s/>If you defeat the boss on each table, you face Kind Dedede himself.&lt;/story&gt; &lt;/game&gt;</text:p>
          </table:table-cell>
        </table:table-row>
        <table:table-row table:style-name="ro1">
          <table:table-cell office:value-type="string">
            <text:p>Kirby's Star Stacker (USA, Europe)</text:p>
          </table:table-cell>
          <table:table-cell office:value-type="float" office:value="1997">
            <text:p>1997</text:p>
          </table:table-cell>
          <table:table-cell office:value-type="string">
            <text:p>ESRB - E (Everyone)</text:p>
          </table:table-cell>
          <table:table-cell office:value-type="string">
            <text:p>Kirby's Star Stacker </text:p>
          </table:table-cell>
          <table:table-cell office:value-type="string">
            <text:p>Nintendo Co., Ltd.</text:p>
          </table:table-cell>
          <table:table-cell office:value-type="string">
            <text:p>HAL Laboratory, Inc.</text:p>
          </table:table-cell>
          <table:table-cell office:value-type="string">
            <text:p>Puzzle</text:p>
          </table:table-cell>
          <table:table-cell office:value-type="string">
            <text:p>3.7</text:p>
          </table:table-cell>
          <table:table-cell office:value-type="string">
            <text:p>1-2 Players</text:p>
          </table:table-cell>
          <table:table-cell office:value-type="string">
            <text:p>Kirby's Star Stacker is a Tetris-like puzzle game. <text:s/>There are varying modes of play, such as Time Trial, Challenge and Story Mode, but the basic idea of play is the same: you must sandwich Star Blocks between two like Friend Blocks, either horizontally or vertically. <text:s/>The Friend Blocks and any Star Blocks in-between are then removed from play. <text:s/>Similar to Tetris, sets of blocks fall into the bin that contain any two of the following types:****Star Blocks: The most important block, as all of the game types rely on it. Sandwich these blocks between two Friend Blocks either horizontally or vertically, and they will be cleared. <text:s/>The more stars you clear, the higher the score.****Friend Blocks: These blocks have pictures of Kirby's friends - Rick the Hamster, Kine the Fish, and Coo the Owl (all from Kirby's Dream Land 2) - on them. Match two of each to clear them from the screen. <text:s/>Any Star Blocks between the two character blocks will also be cleared.****Bomb Blocks: Sandwich a Bomb Block in between two Friend Blocks, and the bomb will explode, removing all blocks in the same row. ****Hard Blocks: You have to clear these blocks twice to clear them from the screen. Clear them once and they transform into an ordinary Star Block, and then can be removed in the normal way.****The game also features a clever 'chain' system that rewards you for clearing blocks which then clear other blocks. <text:s/>If you clear two or more blocks in this manner, then you'll be rewarded with Kirby raining down that amount of Stars, which can fill in gaps, which in turn could complete a row and allow it to chain even further!</text:p>
          </table:table-cell>
          <table:table-cell table:formula="of:=CONCATENATE(&quot;&lt;game name=&quot;;CHAR(34);[.A254];CHAR(34);&quot;&gt; &lt;year&gt;&quot;;[.B254];&quot;&lt;/year&gt; &lt;rating&gt;&quot;;[.C254];&quot;&lt;/rating&gt; &lt;title&gt;&quot;;[.D254];&quot;&lt;/title&gt; &lt;pub&gt;&quot;;[.E254];&quot;&lt;/pub&gt; &lt;dev&gt;&quot;;[.F254];&quot;&lt;/dev&gt; &lt;genre&gt;&quot;;[.G254];&quot;&lt;/genre&gt; &lt;score&gt;&quot;;[.H254];&quot;&lt;/score&gt; &lt;player&gt;&quot;;[.I254];&quot;&lt;/player&gt; &lt;story&gt;&quot;;[.J254];&quot;&lt;/story&gt; &lt;/game&gt;&quot;)" office:value-type="string" office:string-value="&lt;game name=&quot;Kirby's Star Stacker (USA, Europe)&quot;&gt; &lt;year&gt;1997&lt;/year&gt; &lt;rating&gt;ESRB - E (Everyone)&lt;/rating&gt; &lt;title&gt;Kirby's Star Stacker &lt;/title&gt; &lt;pub&gt;Nintendo Co., Ltd.&lt;/pub&gt; &lt;dev&gt;HAL Laboratory, Inc.&lt;/dev&gt; &lt;genre&gt;Puzzle&lt;/genre&gt; &lt;score&gt;3.7&lt;/score&gt; &lt;player&gt;1-2 Players&lt;/player&gt; &lt;story&gt;Kirby's Star Stacker is a Tetris-like puzzle game.  There are varying modes of play, such as Time Trial, Challenge and Story Mode, but the basic idea of play is the same: you must sandwich Star Blocks between two like Friend Blocks, either horizontally or vertically.  The Friend Blocks and any Star Blocks in-between are then removed from play.  Similar to Tetris, sets of blocks fall into the bin that contain any two of the following types:****Star Blocks: The most important block, as all of the game types rely on it. Sandwich these blocks between two Friend Blocks either horizontally or vertically, and they will be cleared.  The more stars you clear, the higher the score.****Friend Blocks: These blocks have pictures of Kirby's friends - Rick the Hamster, Kine the Fish, and Coo the Owl (all from Kirby's Dream Land 2) - on them. Match two of each to clear them from the screen.  Any Star Blocks between the two character blocks will also be cleared.****Bomb Blocks: Sandwich a Bomb Block in between two Friend Blocks, and the bomb will explode, removing all blocks in the same row. ****Hard Blocks: You have to clear these blocks twice to clear them from the screen. Clear them once and they transform into an ordinary Star Block, and then can be removed in the normal way.****The game also features a clever 'chain' system that rewards you for clearing blocks which then clear other blocks.  If you clear two or more blocks in this manner, then you'll be rewarded with Kirby raining down that amount of Stars, which can fill in gaps, which in turn could complete a row and allow it to chain even further!&lt;/story&gt; &lt;/game&gt;">
            <text:p>&lt;game name="Kirby's Star Stacker (USA, Europe)"&gt; &lt;year&gt;1997&lt;/year&gt; &lt;rating&gt;ESRB - E (Everyone)&lt;/rating&gt; &lt;title&gt;Kirby's Star Stacker &lt;/title&gt; &lt;pub&gt;Nintendo Co., Ltd.&lt;/pub&gt; &lt;dev&gt;HAL Laboratory, Inc.&lt;/dev&gt; &lt;genre&gt;Puzzle&lt;/genre&gt; &lt;score&gt;3.7&lt;/score&gt; &lt;player&gt;1-2 Players&lt;/player&gt; &lt;story&gt;Kirby's Star Stacker is a Tetris-like puzzle game. <text:s/>There are varying modes of play, such as Time Trial, Challenge and Story Mode, but the basic idea of play is the same: you must sandwich Star Blocks between two like Friend Blocks, either horizontally or vertically. <text:s/>The Friend Blocks and any Star Blocks in-between are then removed from play. <text:s/>Similar to Tetris, sets of blocks fall into the bin that contain any two of the following types:****Star Blocks: The most important block, as all of the game types rely on it. Sandwich these blocks between two Friend Blocks either horizontally or vertically, and they will be cleared. <text:s/>The more stars you clear, the higher the score.****Friend Blocks: These blocks have pictures of Kirby's friends - Rick the Hamster, Kine the Fish, and Coo the Owl (all from Kirby's Dream Land 2) - on them. Match two of each to clear them from the screen. <text:s/>Any Star Blocks between the two character blocks will also be cleared.****Bomb Blocks: Sandwich a Bomb Block in between two Friend Blocks, and the bomb will explode, removing all blocks in the same row. ****Hard Blocks: You have to clear these blocks twice to clear them from the screen. Clear them once and they transform into an ordinary Star Block, and then can be removed in the normal way.****The game also features a clever 'chain' system that rewards you for clearing blocks which then clear other blocks. <text:s/>If you clear two or more blocks in this manner, then you'll be rewarded with Kirby raining down that amount of Stars, which can fill in gaps, which in turn could complete a row and allow it to chain even further!&lt;/story&gt; &lt;/game&gt;</text:p>
          </table:table-cell>
        </table:table-row>
        <table:table-row table:style-name="ro1">
          <table:table-cell office:value-type="string">
            <text:p>Klax (USA)</text:p>
          </table:table-cell>
          <table:table-cell office:value-type="float" office:value="1991">
            <text:p>1991</text:p>
          </table:table-cell>
          <table:table-cell office:value-type="string">
            <text:p>ESRB - E (Everyone)</text:p>
          </table:table-cell>
          <table:table-cell office:value-type="string">
            <text:p>Klax </text:p>
          </table:table-cell>
          <table:table-cell office:value-type="string">
            <text:p>Mindscape, Inc.</text:p>
          </table:table-cell>
          <table:table-cell office:value-type="string">
            <text:p>Atari Games Corporation</text:p>
          </table:table-cell>
          <table:table-cell office:value-type="string">
            <text:p>Puzzle</text:p>
          </table:table-cell>
          <table:table-cell office:value-type="string">
            <text:p>3.4</text:p>
          </table:table-cell>
          <table:table-cell office:value-type="string">
            <text:p>1-2 Players</text:p>
          </table:table-cell>
          <table:table-cell office:value-type="string">
            <text:p>An action/puzzle game, the object is to catch assorted color falling tiles and create rows, columns, or diagonals of a single color. Each level requires a different pattern to be made, and the tiles fall faster, more at a time, and in an increasing number of colors as the game progresses.</text:p>
          </table:table-cell>
          <table:table-cell table:formula="of:=CONCATENATE(&quot;&lt;game name=&quot;;CHAR(34);[.A255];CHAR(34);&quot;&gt; &lt;year&gt;&quot;;[.B255];&quot;&lt;/year&gt; &lt;rating&gt;&quot;;[.C255];&quot;&lt;/rating&gt; &lt;title&gt;&quot;;[.D255];&quot;&lt;/title&gt; &lt;pub&gt;&quot;;[.E255];&quot;&lt;/pub&gt; &lt;dev&gt;&quot;;[.F255];&quot;&lt;/dev&gt; &lt;genre&gt;&quot;;[.G255];&quot;&lt;/genre&gt; &lt;score&gt;&quot;;[.H255];&quot;&lt;/score&gt; &lt;player&gt;&quot;;[.I255];&quot;&lt;/player&gt; &lt;story&gt;&quot;;[.J255];&quot;&lt;/story&gt; &lt;/game&gt;&quot;)" office:value-type="string" office:string-value="&lt;game name=&quot;Klax (USA)&quot;&gt; &lt;year&gt;1991&lt;/year&gt; &lt;rating&gt;ESRB - E (Everyone)&lt;/rating&gt; &lt;title&gt;Klax &lt;/title&gt; &lt;pub&gt;Mindscape, Inc.&lt;/pub&gt; &lt;dev&gt;Atari Games Corporation&lt;/dev&gt; &lt;genre&gt;Puzzle&lt;/genre&gt; &lt;score&gt;3.4&lt;/score&gt; &lt;player&gt;1-2 Players&lt;/player&gt; &lt;story&gt;An action/puzzle game, the object is to catch assorted color falling tiles and create rows, columns, or diagonals of a single color. Each level requires a different pattern to be made, and the tiles fall faster, more at a time, and in an increasing number of colors as the game progresses.&lt;/story&gt; &lt;/game&gt;">
            <text:p>&lt;game name="Klax (USA)"&gt; &lt;year&gt;1991&lt;/year&gt; &lt;rating&gt;ESRB - E (Everyone)&lt;/rating&gt; &lt;title&gt;Klax &lt;/title&gt; &lt;pub&gt;Mindscape, Inc.&lt;/pub&gt; &lt;dev&gt;Atari Games Corporation&lt;/dev&gt; &lt;genre&gt;Puzzle&lt;/genre&gt; &lt;score&gt;3.4&lt;/score&gt; &lt;player&gt;1-2 Players&lt;/player&gt; &lt;story&gt;An action/puzzle game, the object is to catch assorted color falling tiles and create rows, columns, or diagonals of a single color. Each level requires a different pattern to be made, and the tiles fall faster, more at a time, and in an increasing number of colors as the game progresses.&lt;/story&gt; &lt;/game&gt;</text:p>
          </table:table-cell>
        </table:table-row>
        <table:table-row table:style-name="ro1">
          <table:table-cell office:value-type="string">
            <text:p>Knight Quest (USA)</text:p>
          </table:table-cell>
          <table:table-cell office:value-type="float" office:value="1992">
            <text:p>1992</text:p>
          </table:table-cell>
          <table:table-cell office:value-type="string">
            <text:p>ESRB - E (Everyone)</text:p>
          </table:table-cell>
          <table:table-cell office:value-type="string">
            <text:p>Knight Quest </text:p>
          </table:table-cell>
          <table:table-cell office:value-type="string">
            <text:p>Taito Corporation</text:p>
          </table:table-cell>
          <table:table-cell office:value-type="string">
            <text:p>Lenar Co., Ltd.</text:p>
          </table:table-cell>
          <table:table-cell office:value-type="string">
            <text:p>Role-Playing</text:p>
          </table:table-cell>
          <table:table-cell office:value-type="string">
            <text:p>3.0</text:p>
          </table:table-cell>
          <table:table-cell office:value-type="string">
            <text:p>1 Player</text:p>
          </table:table-cell>
          <table:table-cell office:value-type="string">
            <text:p>You take control of a young man named Will who wants to become a knight. After successfully completing his first quest for the king, he is allowed to serve him as a knight and take on more quests in which he has to free the land of evil monsters and wizards.****Knight Quest is a single-person RPG with turn-based battles. You can explore the land from a top-down perspective, enter houses, inns and shops to rest, buy equipment or receive information on your current quest. Enemies are visible and whenever you walk into one, you are taken to a battle mode that is seen from a side-view perspective. In battles, you have the option to attack, cast spells, use medicine or escape. There are for different types of attacks called "Swallow", "Sea Gull", "Falcon" and "Eagle", that deal different amounts of damage to different enemies.</text:p>
          </table:table-cell>
          <table:table-cell table:formula="of:=CONCATENATE(&quot;&lt;game name=&quot;;CHAR(34);[.A256];CHAR(34);&quot;&gt; &lt;year&gt;&quot;;[.B256];&quot;&lt;/year&gt; &lt;rating&gt;&quot;;[.C256];&quot;&lt;/rating&gt; &lt;title&gt;&quot;;[.D256];&quot;&lt;/title&gt; &lt;pub&gt;&quot;;[.E256];&quot;&lt;/pub&gt; &lt;dev&gt;&quot;;[.F256];&quot;&lt;/dev&gt; &lt;genre&gt;&quot;;[.G256];&quot;&lt;/genre&gt; &lt;score&gt;&quot;;[.H256];&quot;&lt;/score&gt; &lt;player&gt;&quot;;[.I256];&quot;&lt;/player&gt; &lt;story&gt;&quot;;[.J256];&quot;&lt;/story&gt; &lt;/game&gt;&quot;)" office:value-type="string" office:string-value="&lt;game name=&quot;Knight Quest (USA)&quot;&gt; &lt;year&gt;1992&lt;/year&gt; &lt;rating&gt;ESRB - E (Everyone)&lt;/rating&gt; &lt;title&gt;Knight Quest &lt;/title&gt; &lt;pub&gt;Taito Corporation&lt;/pub&gt; &lt;dev&gt;Lenar Co., Ltd.&lt;/dev&gt; &lt;genre&gt;Role-Playing&lt;/genre&gt; &lt;score&gt;3.0&lt;/score&gt; &lt;player&gt;1 Player&lt;/player&gt; &lt;story&gt;You take control of a young man named Will who wants to become a knight. After successfully completing his first quest for the king, he is allowed to serve him as a knight and take on more quests in which he has to free the land of evil monsters and wizards.****Knight Quest is a single-person RPG with turn-based battles. You can explore the land from a top-down perspective, enter houses, inns and shops to rest, buy equipment or receive information on your current quest. Enemies are visible and whenever you walk into one, you are taken to a battle mode that is seen from a side-view perspective. In battles, you have the option to attack, cast spells, use medicine or escape. There are for different types of attacks called &quot;Swallow&quot;, &quot;Sea Gull&quot;, &quot;Falcon&quot; and &quot;Eagle&quot;, that deal different amounts of damage to different enemies.&lt;/story&gt; &lt;/game&gt;">
            <text:p>&lt;game name="Knight Quest (USA)"&gt; &lt;year&gt;1992&lt;/year&gt; &lt;rating&gt;ESRB - E (Everyone)&lt;/rating&gt; &lt;title&gt;Knight Quest &lt;/title&gt; &lt;pub&gt;Taito Corporation&lt;/pub&gt; &lt;dev&gt;Lenar Co., Ltd.&lt;/dev&gt; &lt;genre&gt;Role-Playing&lt;/genre&gt; &lt;score&gt;3.0&lt;/score&gt; &lt;player&gt;1 Player&lt;/player&gt; &lt;story&gt;You take control of a young man named Will who wants to become a knight. After successfully completing his first quest for the king, he is allowed to serve him as a knight and take on more quests in which he has to free the land of evil monsters and wizards.****Knight Quest is a single-person RPG with turn-based battles. You can explore the land from a top-down perspective, enter houses, inns and shops to rest, buy equipment or receive information on your current quest. Enemies are visible and whenever you walk into one, you are taken to a battle mode that is seen from a side-view perspective. In battles, you have the option to attack, cast spells, use medicine or escape. There are for different types of attacks called "Swallow", "Sea Gull", "Falcon" and "Eagle", that deal different amounts of damage to different enemies.&lt;/story&gt; &lt;/game&gt;</text:p>
          </table:table-cell>
        </table:table-row>
        <table:table-row table:style-name="ro1">
          <table:table-cell office:value-type="string">
            <text:p>Krusty's Fun House (USA, Europe)</text:p>
          </table:table-cell>
          <table:table-cell office:value-type="float" office:value="1993">
            <text:p>1993</text:p>
          </table:table-cell>
          <table:table-cell office:value-type="string">
            <text:p>ESRB - E (Everyone)</text:p>
          </table:table-cell>
          <table:table-cell office:value-type="string">
            <text:p>Krusty's Fun House </text:p>
          </table:table-cell>
          <table:table-cell office:value-type="string">
            <text:p>Acclaim Entertainment, Inc.</text:p>
          </table:table-cell>
          <table:table-cell office:value-type="string">
            <text:p>Audiogenic Software Ltd.</text:p>
          </table:table-cell>
          <table:table-cell office:value-type="string">
            <text:p>Puzzle</text:p>
          </table:table-cell>
          <table:table-cell office:value-type="string">
            <text:p>2.2</text:p>
          </table:table-cell>
          <table:table-cell office:value-type="string">
            <text:p>1 Player</text:p>
          </table:table-cell>
          <table:table-cell office:value-type="string">
            <text:p>Krusty the Clown's Fun House has been overrun by rats. <text:s/>You must help him to herd the rats into trap machines to clear them out. <text:s/>In order to do so, Krusty must manipulate his environment to set up pathways so that the rats are headed in the right direction. <text:s/>Objects that Krusty move around include blocks, fans, and pipe pieces.****The trap machines are operated by other recognizable Simpson's characters: <text:s/>Bart, Homer, Sideshow Mel, and Corporal Punishment.</text:p>
          </table:table-cell>
          <table:table-cell table:formula="of:=CONCATENATE(&quot;&lt;game name=&quot;;CHAR(34);[.A257];CHAR(34);&quot;&gt; &lt;year&gt;&quot;;[.B257];&quot;&lt;/year&gt; &lt;rating&gt;&quot;;[.C257];&quot;&lt;/rating&gt; &lt;title&gt;&quot;;[.D257];&quot;&lt;/title&gt; &lt;pub&gt;&quot;;[.E257];&quot;&lt;/pub&gt; &lt;dev&gt;&quot;;[.F257];&quot;&lt;/dev&gt; &lt;genre&gt;&quot;;[.G257];&quot;&lt;/genre&gt; &lt;score&gt;&quot;;[.H257];&quot;&lt;/score&gt; &lt;player&gt;&quot;;[.I257];&quot;&lt;/player&gt; &lt;story&gt;&quot;;[.J257];&quot;&lt;/story&gt; &lt;/game&gt;&quot;)" office:value-type="string" office:string-value="&lt;game name=&quot;Krusty's Fun House (USA, Europe)&quot;&gt; &lt;year&gt;1993&lt;/year&gt; &lt;rating&gt;ESRB - E (Everyone)&lt;/rating&gt; &lt;title&gt;Krusty's Fun House &lt;/title&gt; &lt;pub&gt;Acclaim Entertainment, Inc.&lt;/pub&gt; &lt;dev&gt;Audiogenic Software Ltd.&lt;/dev&gt; &lt;genre&gt;Puzzle&lt;/genre&gt; &lt;score&gt;2.2&lt;/score&gt; &lt;player&gt;1 Player&lt;/player&gt; &lt;story&gt;Krusty the Clown's Fun House has been overrun by rats.  You must help him to herd the rats into trap machines to clear them out.  In order to do so, Krusty must manipulate his environment to set up pathways so that the rats are headed in the right direction.  Objects that Krusty move around include blocks, fans, and pipe pieces.****The trap machines are operated by other recognizable Simpson's characters:  Bart, Homer, Sideshow Mel, and Corporal Punishment.&lt;/story&gt; &lt;/game&gt;">
            <text:p>&lt;game name="Krusty's Fun House (USA, Europe)"&gt; &lt;year&gt;1993&lt;/year&gt; &lt;rating&gt;ESRB - E (Everyone)&lt;/rating&gt; &lt;title&gt;Krusty's Fun House &lt;/title&gt; &lt;pub&gt;Acclaim Entertainment, Inc.&lt;/pub&gt; &lt;dev&gt;Audiogenic Software Ltd.&lt;/dev&gt; &lt;genre&gt;Puzzle&lt;/genre&gt; &lt;score&gt;2.2&lt;/score&gt; &lt;player&gt;1 Player&lt;/player&gt; &lt;story&gt;Krusty the Clown's Fun House has been overrun by rats. <text:s/>You must help him to herd the rats into trap machines to clear them out. <text:s/>In order to do so, Krusty must manipulate his environment to set up pathways so that the rats are headed in the right direction. <text:s/>Objects that Krusty move around include blocks, fans, and pipe pieces.****The trap machines are operated by other recognizable Simpson's characters: <text:s/>Bart, Homer, Sideshow Mel, and Corporal Punishment.&lt;/story&gt; &lt;/game&gt;</text:p>
          </table:table-cell>
        </table:table-row>
        <table:table-row table:style-name="ro1">
          <table:table-cell office:value-type="string">
            <text:p>Kung-Fu Master (USA, Europe)</text:p>
          </table:table-cell>
          <table:table-cell office:value-type="float" office:value="1993">
            <text:p>1993</text:p>
          </table:table-cell>
          <table:table-cell office:value-type="string">
            <text:p>ESRB - E (Everyone)</text:p>
          </table:table-cell>
          <table:table-cell office:value-type="string">
            <text:p>Kung-Fu Master </text:p>
          </table:table-cell>
          <table:table-cell table:number-columns-repeated="2" office:value-type="string">
            <text:p>Irem Corp.</text:p>
          </table:table-cell>
          <table:table-cell office:value-type="string">
            <text:p>Beat-'Em-Up</text:p>
          </table:table-cell>
          <table:table-cell office:value-type="string">
            <text:p>3.0</text:p>
          </table:table-cell>
          <table:table-cell office:value-type="string">
            <text:p>1 Player</text:p>
          </table:table-cell>
          <table:table-cell office:value-type="string">
            <text:p>Similar to Kung-Fu Master games for other platforms but with different levels, it is your job to fight your way through hordes of bad guys and ultimately kill the super-villain. To do this, you can use three different moves: a punch, a kick and a somersault. Sometimes you can also pick up bombs that deal a larger amount of damage. Apart from fighting the bad guys, there are also a few levels that feature Jump'N Run elements. At the end of each stage, there is, of course, a boss waiting to be beaten up.</text:p>
          </table:table-cell>
          <table:table-cell table:formula="of:=CONCATENATE(&quot;&lt;game name=&quot;;CHAR(34);[.A258];CHAR(34);&quot;&gt; &lt;year&gt;&quot;;[.B258];&quot;&lt;/year&gt; &lt;rating&gt;&quot;;[.C258];&quot;&lt;/rating&gt; &lt;title&gt;&quot;;[.D258];&quot;&lt;/title&gt; &lt;pub&gt;&quot;;[.E258];&quot;&lt;/pub&gt; &lt;dev&gt;&quot;;[.F258];&quot;&lt;/dev&gt; &lt;genre&gt;&quot;;[.G258];&quot;&lt;/genre&gt; &lt;score&gt;&quot;;[.H258];&quot;&lt;/score&gt; &lt;player&gt;&quot;;[.I258];&quot;&lt;/player&gt; &lt;story&gt;&quot;;[.J258];&quot;&lt;/story&gt; &lt;/game&gt;&quot;)" office:value-type="string" office:string-value="&lt;game name=&quot;Kung-Fu Master (USA, Europe)&quot;&gt; &lt;year&gt;1993&lt;/year&gt; &lt;rating&gt;ESRB - E (Everyone)&lt;/rating&gt; &lt;title&gt;Kung-Fu Master &lt;/title&gt; &lt;pub&gt;Irem Corp.&lt;/pub&gt; &lt;dev&gt;Irem Corp.&lt;/dev&gt; &lt;genre&gt;Beat-'Em-Up&lt;/genre&gt; &lt;score&gt;3.0&lt;/score&gt; &lt;player&gt;1 Player&lt;/player&gt; &lt;story&gt;Similar to Kung-Fu Master games for other platforms but with different levels, it is your job to fight your way through hordes of bad guys and ultimately kill the super-villain. To do this, you can use three different moves: a punch, a kick and a somersault. Sometimes you can also pick up bombs that deal a larger amount of damage. Apart from fighting the bad guys, there are also a few levels that feature Jump'N Run elements. At the end of each stage, there is, of course, a boss waiting to be beaten up.&lt;/story&gt; &lt;/game&gt;">
            <text:p>&lt;game name="Kung-Fu Master (USA, Europe)"&gt; &lt;year&gt;1993&lt;/year&gt; &lt;rating&gt;ESRB - E (Everyone)&lt;/rating&gt; &lt;title&gt;Kung-Fu Master &lt;/title&gt; &lt;pub&gt;Irem Corp.&lt;/pub&gt; &lt;dev&gt;Irem Corp.&lt;/dev&gt; &lt;genre&gt;Beat-'Em-Up&lt;/genre&gt; &lt;score&gt;3.0&lt;/score&gt; &lt;player&gt;1 Player&lt;/player&gt; &lt;story&gt;Similar to Kung-Fu Master games for other platforms but with different levels, it is your job to fight your way through hordes of bad guys and ultimately kill the super-villain. To do this, you can use three different moves: a punch, a kick and a somersault. Sometimes you can also pick up bombs that deal a larger amount of damage. Apart from fighting the bad guys, there are also a few levels that feature Jump'N Run elements. At the end of each stage, there is, of course, a boss waiting to be beaten up.&lt;/story&gt; &lt;/game&gt;</text:p>
          </table:table-cell>
        </table:table-row>
        <table:table-row table:style-name="ro1">
          <table:table-cell office:value-type="string">
            <text:p>Kwirk - He's A-maze-ing! (USA, Europe)</text:p>
          </table:table-cell>
          <table:table-cell office:value-type="float" office:value="1990">
            <text:p>1990</text:p>
          </table:table-cell>
          <table:table-cell office:value-type="string">
            <text:p>ESRB - E (Everyone)</text:p>
          </table:table-cell>
          <table:table-cell office:value-type="string">
            <text:p>Kwirk - He's A-maze-ing! </text:p>
          </table:table-cell>
          <table:table-cell office:value-type="string">
            <text:p>Acclaim Entertainment, Inc.</text:p>
          </table:table-cell>
          <table:table-cell office:value-type="string">
            <text:p>Atlus Co., Ltd.</text:p>
          </table:table-cell>
          <table:table-cell office:value-type="string">
            <text:p>Action</text:p>
          </table:table-cell>
          <table:table-cell office:value-type="string">
            <text:p>3.3</text:p>
          </table:table-cell>
          <table:table-cell office:value-type="string">
            <text:p>1-2 Players</text:p>
          </table:table-cell>
          <table:table-cell office:value-type="string">
            <text:p>Kwirk is a puzzle-game, in which you have to help a tomato reach the exit of numerous levels. The path to the exit is blocked by boxes, holes and spinning doors. Boxes can be pushed aside or into holes to make them traversable and there are different types of spinning doors. In some levels, it is also possible (and necessary) to control several different characters to help the main character get to the exit. As the game progresses, levels get larger and more complicated.</text:p>
          </table:table-cell>
          <table:table-cell table:formula="of:=CONCATENATE(&quot;&lt;game name=&quot;;CHAR(34);[.A259];CHAR(34);&quot;&gt; &lt;year&gt;&quot;;[.B259];&quot;&lt;/year&gt; &lt;rating&gt;&quot;;[.C259];&quot;&lt;/rating&gt; &lt;title&gt;&quot;;[.D259];&quot;&lt;/title&gt; &lt;pub&gt;&quot;;[.E259];&quot;&lt;/pub&gt; &lt;dev&gt;&quot;;[.F259];&quot;&lt;/dev&gt; &lt;genre&gt;&quot;;[.G259];&quot;&lt;/genre&gt; &lt;score&gt;&quot;;[.H259];&quot;&lt;/score&gt; &lt;player&gt;&quot;;[.I259];&quot;&lt;/player&gt; &lt;story&gt;&quot;;[.J259];&quot;&lt;/story&gt; &lt;/game&gt;&quot;)" office:value-type="string" office:string-value="&lt;game name=&quot;Kwirk - He's A-maze-ing! (USA, Europe)&quot;&gt; &lt;year&gt;1990&lt;/year&gt; &lt;rating&gt;ESRB - E (Everyone)&lt;/rating&gt; &lt;title&gt;Kwirk - He's A-maze-ing! &lt;/title&gt; &lt;pub&gt;Acclaim Entertainment, Inc.&lt;/pub&gt; &lt;dev&gt;Atlus Co., Ltd.&lt;/dev&gt; &lt;genre&gt;Action&lt;/genre&gt; &lt;score&gt;3.3&lt;/score&gt; &lt;player&gt;1-2 Players&lt;/player&gt; &lt;story&gt;Kwirk is a puzzle-game, in which you have to help a tomato reach the exit of numerous levels. The path to the exit is blocked by boxes, holes and spinning doors. Boxes can be pushed aside or into holes to make them traversable and there are different types of spinning doors. In some levels, it is also possible (and necessary) to control several different characters to help the main character get to the exit. As the game progresses, levels get larger and more complicated.&lt;/story&gt; &lt;/game&gt;">
            <text:p>&lt;game name="Kwirk - He's A-maze-ing! (USA, Europe)"&gt; &lt;year&gt;1990&lt;/year&gt; &lt;rating&gt;ESRB - E (Everyone)&lt;/rating&gt; &lt;title&gt;Kwirk - He's A-maze-ing! &lt;/title&gt; &lt;pub&gt;Acclaim Entertainment, Inc.&lt;/pub&gt; &lt;dev&gt;Atlus Co., Ltd.&lt;/dev&gt; &lt;genre&gt;Action&lt;/genre&gt; &lt;score&gt;3.3&lt;/score&gt; &lt;player&gt;1-2 Players&lt;/player&gt; &lt;story&gt;Kwirk is a puzzle-game, in which you have to help a tomato reach the exit of numerous levels. The path to the exit is blocked by boxes, holes and spinning doors. Boxes can be pushed aside or into holes to make them traversable and there are different types of spinning doors. In some levels, it is also possible (and necessary) to control several different characters to help the main character get to the exit. As the game progresses, levels get larger and more complicated.&lt;/story&gt; &lt;/game&gt;</text:p>
          </table:table-cell>
        </table:table-row>
        <table:table-row table:style-name="ro1">
          <table:table-cell office:value-type="string">
            <text:p>Lamborghini American Challenge (USA, Europe)</text:p>
          </table:table-cell>
          <table:table-cell office:value-type="float" office:value="1994">
            <text:p>1994</text:p>
          </table:table-cell>
          <table:table-cell office:value-type="string">
            <text:p>ESRB - E (Everyone)</text:p>
          </table:table-cell>
          <table:table-cell office:value-type="string">
            <text:p>Lamborghini American Challenge </text:p>
          </table:table-cell>
          <table:table-cell table:number-columns-repeated="2" office:value-type="string">
            <text:p>Titus France SA</text:p>
          </table:table-cell>
          <table:table-cell office:value-type="string">
            <text:p>Driving</text:p>
          </table:table-cell>
          <table:table-cell office:value-type="string">
            <text:p>2.9</text:p>
          </table:table-cell>
          <table:table-cell office:value-type="string">
            <text:p>1 Player</text:p>
          </table:table-cell>
          <table:table-cell office:value-type="string">
            <text:p>Starting out with just a basic Lamborghini and $6000, your aim is to rise to the top of the 4 divisions of racing through success on 60 racetracks across America. In each division there are 20 rival racers, up to 3 of which compete in each race at a time.****The races also feature lots of local drivers (who can take crucial positions away from you and the other championship drivers), Sunday drivers going at normal speed, and police. before each race you will be told of the quality of the locals and the likelihood of police presence.****When police are in the area, speeding beyond 110 Km/h could see you branded as an offender, at which point the police will try to ram you off the road, Chase H.Q.-style. You can attempt to reach the end of the race despite this damage (which eventually hampers your speed), or simply pull over and accept a fine and the loss of race points. If the police subsequently stop you, the fine is heavier.****Each race costs money to enter, and your earnings can be boosted by betting on the results with the other championship drivers. If one of you wins, each driver gives you either the amount they bet or the amount you bet, whichever is lower; if a local wins you get your stake back.****Lots of power-ups can be bought along the way, including tires, radar jammers, engine improvements and nitro boosts. To move up a division you must take the Divisional Challenge, a one-off trek through a tough section within the time limit. You buy a set of 3 passes for this, each allowing one attempt.</text:p>
          </table:table-cell>
          <table:table-cell table:formula="of:=CONCATENATE(&quot;&lt;game name=&quot;;CHAR(34);[.A260];CHAR(34);&quot;&gt; &lt;year&gt;&quot;;[.B260];&quot;&lt;/year&gt; &lt;rating&gt;&quot;;[.C260];&quot;&lt;/rating&gt; &lt;title&gt;&quot;;[.D260];&quot;&lt;/title&gt; &lt;pub&gt;&quot;;[.E260];&quot;&lt;/pub&gt; &lt;dev&gt;&quot;;[.F260];&quot;&lt;/dev&gt; &lt;genre&gt;&quot;;[.G260];&quot;&lt;/genre&gt; &lt;score&gt;&quot;;[.H260];&quot;&lt;/score&gt; &lt;player&gt;&quot;;[.I260];&quot;&lt;/player&gt; &lt;story&gt;&quot;;[.J260];&quot;&lt;/story&gt; &lt;/game&gt;&quot;)" office:value-type="string" office:string-value="&lt;game name=&quot;Lamborghini American Challenge (USA, Europe)&quot;&gt; &lt;year&gt;1994&lt;/year&gt; &lt;rating&gt;ESRB - E (Everyone)&lt;/rating&gt; &lt;title&gt;Lamborghini American Challenge &lt;/title&gt; &lt;pub&gt;Titus France SA&lt;/pub&gt; &lt;dev&gt;Titus France SA&lt;/dev&gt; &lt;genre&gt;Driving&lt;/genre&gt; &lt;score&gt;2.9&lt;/score&gt; &lt;player&gt;1 Player&lt;/player&gt; &lt;story&gt;Starting out with just a basic Lamborghini and $6000, your aim is to rise to the top of the 4 divisions of racing through success on 60 racetracks across America. In each division there are 20 rival racers, up to 3 of which compete in each race at a time.****The races also feature lots of local drivers (who can take crucial positions away from you and the other championship drivers), Sunday drivers going at normal speed, and police. before each race you will be told of the quality of the locals and the likelihood of police presence.****When police are in the area, speeding beyond 110 Km/h could see you branded as an offender, at which point the police will try to ram you off the road, Chase H.Q.-style. You can attempt to reach the end of the race despite this damage (which eventually hampers your speed), or simply pull over and accept a fine and the loss of race points. If the police subsequently stop you, the fine is heavier.****Each race costs money to enter, and your earnings can be boosted by betting on the results with the other championship drivers. If one of you wins, each driver gives you either the amount they bet or the amount you bet, whichever is lower; if a local wins you get your stake back.****Lots of power-ups can be bought along the way, including tires, radar jammers, engine improvements and nitro boosts. To move up a division you must take the Divisional Challenge, a one-off trek through a tough section within the time limit. You buy a set of 3 passes for this, each allowing one attempt.&lt;/story&gt; &lt;/game&gt;">
            <text:p>&lt;game name="Lamborghini American Challenge (USA, Europe)"&gt; &lt;year&gt;1994&lt;/year&gt; &lt;rating&gt;ESRB - E (Everyone)&lt;/rating&gt; &lt;title&gt;Lamborghini American Challenge &lt;/title&gt; &lt;pub&gt;Titus France SA&lt;/pub&gt; &lt;dev&gt;Titus France SA&lt;/dev&gt; &lt;genre&gt;Driving&lt;/genre&gt; &lt;score&gt;2.9&lt;/score&gt; &lt;player&gt;1 Player&lt;/player&gt; &lt;story&gt;Starting out with just a basic Lamborghini and $6000, your aim is to rise to the top of the 4 divisions of racing through success on 60 racetracks across America. In each division there are 20 rival racers, up to 3 of which compete in each race at a time.****The races also feature lots of local drivers (who can take crucial positions away from you and the other championship drivers), Sunday drivers going at normal speed, and police. before each race you will be told of the quality of the locals and the likelihood of police presence.****When police are in the area, speeding beyond 110 Km/h could see you branded as an offender, at which point the police will try to ram you off the road, Chase H.Q.-style. You can attempt to reach the end of the race despite this damage (which eventually hampers your speed), or simply pull over and accept a fine and the loss of race points. If the police subsequently stop you, the fine is heavier.****Each race costs money to enter, and your earnings can be boosted by betting on the results with the other championship drivers. If one of you wins, each driver gives you either the amount they bet or the amount you bet, whichever is lower; if a local wins you get your stake back.****Lots of power-ups can be bought along the way, including tires, radar jammers, engine improvements and nitro boosts. To move up a division you must take the Divisional Challenge, a one-off trek through a tough section within the time limit. You buy a set of 3 passes for this, each allowing one attempt.&lt;/story&gt; &lt;/game&gt;</text:p>
          </table:table-cell>
        </table:table-row>
        <table:table-row table:style-name="ro1">
          <table:table-cell office:value-type="string">
            <text:p>Last Action Hero (USA, Europe)</text:p>
          </table:table-cell>
          <table:table-cell office:value-type="float" office:value="1993">
            <text:p>1993</text:p>
          </table:table-cell>
          <table:table-cell office:value-type="string">
            <text:p>ESRB - E (Everyone)</text:p>
          </table:table-cell>
          <table:table-cell office:value-type="string">
            <text:p>Last Action Hero </text:p>
          </table:table-cell>
          <table:table-cell office:value-type="string">
            <text:p>Sony Imagesoft</text:p>
          </table:table-cell>
          <table:table-cell office:value-type="string">
            <text:p>Bits Studios Ltd.</text:p>
          </table:table-cell>
          <table:table-cell office:value-type="string">
            <text:p>Beat-'Em-Up</text:p>
          </table:table-cell>
          <table:table-cell office:value-type="string">
            <text:p>2.9</text:p>
          </table:table-cell>
          <table:table-cell office:value-type="string">
            <text:p>1 Player</text:p>
          </table:table-cell>
          <table:table-cell office:value-type="string">
            <text:p>Danny Madigan is watching a sneak preview of the latest film of his favourite hero, Jack Slater, when he is mysteriously catapulted inside the screen; now standing next to his favourite idol. You are Jack Slater, an action movie hero, who takes on the ax maniac “The Ripper”, who is holding a school under siege, and Benedict, a villain who wants to use Danny’s ticket to bring terror to the real world.****The game, based on the film of the same name, starring Arnold Schwarzenegger, is very different for each platform. For most of them, the gameplay can be split up into two parts: side-scrolling fighting levels and wild car chases on the streets.</text:p>
          </table:table-cell>
          <table:table-cell table:formula="of:=CONCATENATE(&quot;&lt;game name=&quot;;CHAR(34);[.A261];CHAR(34);&quot;&gt; &lt;year&gt;&quot;;[.B261];&quot;&lt;/year&gt; &lt;rating&gt;&quot;;[.C261];&quot;&lt;/rating&gt; &lt;title&gt;&quot;;[.D261];&quot;&lt;/title&gt; &lt;pub&gt;&quot;;[.E261];&quot;&lt;/pub&gt; &lt;dev&gt;&quot;;[.F261];&quot;&lt;/dev&gt; &lt;genre&gt;&quot;;[.G261];&quot;&lt;/genre&gt; &lt;score&gt;&quot;;[.H261];&quot;&lt;/score&gt; &lt;player&gt;&quot;;[.I261];&quot;&lt;/player&gt; &lt;story&gt;&quot;;[.J261];&quot;&lt;/story&gt; &lt;/game&gt;&quot;)" office:value-type="string" office:string-value="&lt;game name=&quot;Last Action Hero (USA, Europe)&quot;&gt; &lt;year&gt;1993&lt;/year&gt; &lt;rating&gt;ESRB - E (Everyone)&lt;/rating&gt; &lt;title&gt;Last Action Hero &lt;/title&gt; &lt;pub&gt;Sony Imagesoft&lt;/pub&gt; &lt;dev&gt;Bits Studios Ltd.&lt;/dev&gt; &lt;genre&gt;Beat-'Em-Up&lt;/genre&gt; &lt;score&gt;2.9&lt;/score&gt; &lt;player&gt;1 Player&lt;/player&gt; &lt;story&gt;Danny Madigan is watching a sneak preview of the latest film of his favourite hero, Jack Slater, when he is mysteriously catapulted inside the screen; now standing next to his favourite idol. You are Jack Slater, an action movie hero, who takes on the ax maniac “The Ripper”, who is holding a school under siege, and Benedict, a villain who wants to use Danny’s ticket to bring terror to the real world.****The game, based on the film of the same name, starring Arnold Schwarzenegger, is very different for each platform. For most of them, the gameplay can be split up into two parts: side-scrolling fighting levels and wild car chases on the streets.&lt;/story&gt; &lt;/game&gt;">
            <text:p>&lt;game name="Last Action Hero (USA, Europe)"&gt; &lt;year&gt;1993&lt;/year&gt; &lt;rating&gt;ESRB - E (Everyone)&lt;/rating&gt; &lt;title&gt;Last Action Hero &lt;/title&gt; &lt;pub&gt;Sony Imagesoft&lt;/pub&gt; &lt;dev&gt;Bits Studios Ltd.&lt;/dev&gt; &lt;genre&gt;Beat-'Em-Up&lt;/genre&gt; &lt;score&gt;2.9&lt;/score&gt; &lt;player&gt;1 Player&lt;/player&gt; &lt;story&gt;Danny Madigan is watching a sneak preview of the latest film of his favourite hero, Jack Slater, when he is mysteriously catapulted inside the screen; now standing next to his favourite idol. You are Jack Slater, an action movie hero, who takes on the ax maniac “The Ripper”, who is holding a school under siege, and Benedict, a villain who wants to use Danny’s ticket to bring terror to the real world.****The game, based on the film of the same name, starring Arnold Schwarzenegger, is very different for each platform. For most of them, the gameplay can be split up into two parts: side-scrolling fighting levels and wild car chases on the streets.&lt;/story&gt; &lt;/game&gt;</text:p>
          </table:table-cell>
        </table:table-row>
        <table:table-row table:style-name="ro1">
          <table:table-cell office:value-type="string">
            <text:p>Lawnmower Man, The (Europe)</text:p>
          </table:table-cell>
          <table:table-cell office:value-type="float" office:value="1993">
            <text:p>1993</text:p>
          </table:table-cell>
          <table:table-cell office:value-type="string">
            <text:p>ESRB - E (Everyone)</text:p>
          </table:table-cell>
          <table:table-cell office:value-type="string">
            <text:p>Lawnmower Man, The </text:p>
          </table:table-cell>
          <table:table-cell office:value-type="string">
            <text:p>Time Warner Interactive, Inc.</text:p>
          </table:table-cell>
          <table:table-cell office:value-type="string">
            <text:p>Sales Curve Ltd., The</text:p>
          </table:table-cell>
          <table:table-cell office:value-type="string">
            <text:p>Platform</text:p>
          </table:table-cell>
          <table:table-cell office:value-type="string">
            <text:p>0.8</text:p>
          </table:table-cell>
          <table:table-cell office:value-type="string">
            <text:p>1 Player</text:p>
          </table:table-cell>
          <table:table-cell office:value-type="string">
            <text:p>The Lawnmower Man is the game based on the 1992 movie of the same name (itself loosely based on a Stephen King short story) <text:s/>starring pre-Bond fame Pierce Brosnan as Dr. Lawrence Angelo, a scientist working for Virtual Space Industries in "Project 5", a secret research that attempts to increase the intelligence of primates using psychotropic drugs and VR training. ****With his reluctance to aim the research to military purpose, after one of the chimps escapes and shoots a guard in the process he is given a forced vacation, and while taking notes on the need for experiment with a human subject, he notices Jobe Smith (Jeff Fahey), a simpleton who makes his living on odd jobs such as mowing the grass (hence, the title role). The first experiments quickly increase Jobe's intelligence, and while after an accident Angelo stopped the experiments, The Shop, a secret agency overviewing Project 5, reinserted the drugs responsible for violent behaviour into the program and sped up the treatment. As Jobe starts to develop telekinetic powers, he starts to take revenge on those who abused him before he started the treatments, and plots to take over all computers in the world.****While the CD version of the game (PC, Mega CD) is an interactive movie, both cartridge versions are platformers, the player taking control of Dr. Angelo or Carla Parkette (mother of Jobe's best friend) in typical side-scrolling shooting action. The player can collect better weapons or data discs, which after collecting a number of them allow to morph into the Virtual Suit, which gives protection against a first hit. The player visits several locations seen in the movie, such as the gas pump and the VSI headquarters. ****The twists of the game are true-3D level connectors, based on the CG sequences of the movie, usually all involving avoiding obstacles (and the occasional shooting) at high speed in the VR world. There are four different (Virtual World, Cyber War, Cyber Run and Cyber Tube), each taking a slightly different approach (Virtual World is seen in first person, the objective being dodging obstacles such as trees and archs and reach the exit, Cyber War similar to Virtual World but with some shooting stops, Cyber Run is seen in third person and requires occasional shooting of obstacles, while Cyber Tube is a fast travel with plenty of enemies in a VR tunnel).</text:p>
          </table:table-cell>
          <table:table-cell table:formula="of:=CONCATENATE(&quot;&lt;game name=&quot;;CHAR(34);[.A262];CHAR(34);&quot;&gt; &lt;year&gt;&quot;;[.B262];&quot;&lt;/year&gt; &lt;rating&gt;&quot;;[.C262];&quot;&lt;/rating&gt; &lt;title&gt;&quot;;[.D262];&quot;&lt;/title&gt; &lt;pub&gt;&quot;;[.E262];&quot;&lt;/pub&gt; &lt;dev&gt;&quot;;[.F262];&quot;&lt;/dev&gt; &lt;genre&gt;&quot;;[.G262];&quot;&lt;/genre&gt; &lt;score&gt;&quot;;[.H262];&quot;&lt;/score&gt; &lt;player&gt;&quot;;[.I262];&quot;&lt;/player&gt; &lt;story&gt;&quot;;[.J262];&quot;&lt;/story&gt; &lt;/game&gt;&quot;)" office:value-type="string" office:string-value="&lt;game name=&quot;Lawnmower Man, The (Europe)&quot;&gt; &lt;year&gt;1993&lt;/year&gt; &lt;rating&gt;ESRB - E (Everyone)&lt;/rating&gt; &lt;title&gt;Lawnmower Man, The &lt;/title&gt; &lt;pub&gt;Time Warner Interactive, Inc.&lt;/pub&gt; &lt;dev&gt;Sales Curve Ltd., The&lt;/dev&gt; &lt;genre&gt;Platform&lt;/genre&gt; &lt;score&gt;0.8&lt;/score&gt; &lt;player&gt;1 Player&lt;/player&gt; &lt;story&gt;The Lawnmower Man is the game based on the 1992 movie of the same name (itself loosely based on a Stephen King short story)  starring pre-Bond fame Pierce Brosnan as Dr. Lawrence Angelo, a scientist working for Virtual Space Industries in &quot;Project 5&quot;, a secret research that attempts to increase the intelligence of primates using psychotropic drugs and VR training. ****With his reluctance to aim the research to military purpose, after one of the chimps escapes and shoots a guard in the process he is given a forced vacation, and while taking notes on the need for experiment with a human subject, he notices Jobe Smith (Jeff Fahey), a simpleton who makes his living on odd jobs such as mowing the grass (hence, the title role). The first experiments quickly increase Jobe's intelligence, and while after an accident Angelo stopped the experiments, The Shop, a secret agency overviewing Project 5, reinserted the drugs responsible for violent behaviour into the program and sped up the treatment. As Jobe starts to develop telekinetic powers, he starts to take revenge on those who abused him before he started the treatments, and plots to take over all computers in the world.****While the CD version of the game (PC, Mega CD) is an interactive movie, both cartridge versions are platformers, the player taking control of Dr. Angelo or Carla Parkette (mother of Jobe's best friend) in typical side-scrolling shooting action. The player can collect better weapons or data discs, which after collecting a number of them allow to morph into the Virtual Suit, which gives protection against a first hit. The player visits several locations seen in the movie, such as the gas pump and the VSI headquarters. ****The twists of the game are true-3D level connectors, based on the CG sequences of the movie, usually all involving avoiding obstacles (and the occasional shooting) at high speed in the VR world. There are four different (Virtual World, Cyber War, Cyber Run and Cyber Tube), each taking a slightly different approach (Virtual World is seen in first person, the objective being dodging obstacles such as trees and archs and reach the exit, Cyber War similar to Virtual World but with some shooting stops, Cyber Run is seen in third person and requires occasional shooting of obstacles, while Cyber Tube is a fast travel with plenty of enemies in a VR tunnel).&lt;/story&gt; &lt;/game&gt;">
            <text:p>&lt;game name="Lawnmower Man, The (Europe)"&gt; &lt;year&gt;1993&lt;/year&gt; &lt;rating&gt;ESRB - E (Everyone)&lt;/rating&gt; &lt;title&gt;Lawnmower Man, The &lt;/title&gt; &lt;pub&gt;Time Warner Interactive, Inc.&lt;/pub&gt; &lt;dev&gt;Sales Curve Ltd., The&lt;/dev&gt; &lt;genre&gt;Platform&lt;/genre&gt; &lt;score&gt;0.8&lt;/score&gt; &lt;player&gt;1 Player&lt;/player&gt; &lt;story&gt;The Lawnmower Man is the game based on the 1992 movie of the same name (itself loosely based on a Stephen King short story) <text:s/>starring pre-Bond fame Pierce Brosnan as Dr. Lawrence Angelo, a scientist working for Virtual Space Industries in "Project 5", a secret research that attempts to increase the intelligence of primates using psychotropic drugs and VR training. ****With his reluctance to aim the research to military purpose, after one of the chimps escapes and shoots a guard in the process he is given a forced vacation, and while taking notes on the need for experiment with a human subject, he notices Jobe Smith (Jeff Fahey), a simpleton who makes his living on odd jobs such as mowing the grass (hence, the title role). The first experiments quickly increase Jobe's intelligence, and while after an accident Angelo stopped the experiments, The Shop, a secret agency overviewing Project 5, reinserted the drugs responsible for violent behaviour into the program and sped up the treatment. As Jobe starts to develop telekinetic powers, he starts to take revenge on those who abused him before he started the treatments, and plots to take over all computers in the world.****While the CD version of the game (PC, Mega CD) is an interactive movie, both cartridge versions are platformers, the player taking control of Dr. Angelo or Carla Parkette (mother of Jobe's best friend) in typical side-scrolling shooting action. The player can collect better weapons or data discs, which after collecting a number of them allow to morph into the Virtual Suit, which gives protection against a first hit. The player visits several locations seen in the movie, such as the gas pump and the VSI headquarters. ****The twists of the game are true-3D level connectors, based on the CG sequences of the movie, usually all involving avoiding obstacles (and the occasional shooting) at high speed in the VR world. There are four different (Virtual World, Cyber War, Cyber Run and Cyber Tube), each taking a slightly different approach (Virtual World is seen in first person, the objective being dodging obstacles such as trees and archs and reach the exit, Cyber War similar to Virtual World but with some shooting stops, Cyber Run is seen in third person and requires occasional shooting of obstacles, while Cyber Tube is a fast travel with plenty of enemies in a VR tunnel).&lt;/story&gt; &lt;/game&gt;</text:p>
          </table:table-cell>
        </table:table-row>
        <table:table-row table:style-name="ro1">
          <table:table-cell office:value-type="string">
            <text:p>Lazlos' Leap (USA)</text:p>
          </table:table-cell>
          <table:table-cell office:value-type="float" office:value="1992">
            <text:p>1992</text:p>
          </table:table-cell>
          <table:table-cell office:value-type="string">
            <text:p>ESRB - E (Everyone)</text:p>
          </table:table-cell>
          <table:table-cell office:value-type="string">
            <text:p>Lazlos' Leap </text:p>
          </table:table-cell>
          <table:table-cell office:value-type="string">
            <text:p>Hect</text:p>
          </table:table-cell>
          <table:table-cell office:value-type="string">
            <text:p>DTMC</text:p>
          </table:table-cell>
          <table:table-cell office:value-type="string">
            <text:p>Puzzle</text:p>
          </table:table-cell>
          <table:table-cell office:value-type="string">
            <text:p>4.3</text:p>
          </table:table-cell>
          <table:table-cell office:value-type="string">
            <text:p>1 Player</text:p>
          </table:table-cell>
          <table:table-cell office:value-type="string">
            <text:p>Puzzle game where players move marbles around a checkered board, aiming to eliminate marbles in directly opposite squares before finishing with one marble left in the middle of the board. </text:p>
          </table:table-cell>
          <table:table-cell table:formula="of:=CONCATENATE(&quot;&lt;game name=&quot;;CHAR(34);[.A263];CHAR(34);&quot;&gt; &lt;year&gt;&quot;;[.B263];&quot;&lt;/year&gt; &lt;rating&gt;&quot;;[.C263];&quot;&lt;/rating&gt; &lt;title&gt;&quot;;[.D263];&quot;&lt;/title&gt; &lt;pub&gt;&quot;;[.E263];&quot;&lt;/pub&gt; &lt;dev&gt;&quot;;[.F263];&quot;&lt;/dev&gt; &lt;genre&gt;&quot;;[.G263];&quot;&lt;/genre&gt; &lt;score&gt;&quot;;[.H263];&quot;&lt;/score&gt; &lt;player&gt;&quot;;[.I263];&quot;&lt;/player&gt; &lt;story&gt;&quot;;[.J263];&quot;&lt;/story&gt; &lt;/game&gt;&quot;)" office:value-type="string" office:string-value="&lt;game name=&quot;Lazlos' Leap (USA)&quot;&gt; &lt;year&gt;1992&lt;/year&gt; &lt;rating&gt;ESRB - E (Everyone)&lt;/rating&gt; &lt;title&gt;Lazlos' Leap &lt;/title&gt; &lt;pub&gt;Hect&lt;/pub&gt; &lt;dev&gt;DTMC&lt;/dev&gt; &lt;genre&gt;Puzzle&lt;/genre&gt; &lt;score&gt;4.3&lt;/score&gt; &lt;player&gt;1 Player&lt;/player&gt; &lt;story&gt;Puzzle game where players move marbles around a checkered board, aiming to eliminate marbles in directly opposite squares before finishing with one marble left in the middle of the board. &lt;/story&gt; &lt;/game&gt;">
            <text:p>&lt;game name="Lazlos' Leap (USA)"&gt; &lt;year&gt;1992&lt;/year&gt; &lt;rating&gt;ESRB - E (Everyone)&lt;/rating&gt; &lt;title&gt;Lazlos' Leap &lt;/title&gt; &lt;pub&gt;Hect&lt;/pub&gt; &lt;dev&gt;DTMC&lt;/dev&gt; &lt;genre&gt;Puzzle&lt;/genre&gt; &lt;score&gt;4.3&lt;/score&gt; &lt;player&gt;1 Player&lt;/player&gt; &lt;story&gt;Puzzle game where players move marbles around a checkered board, aiming to eliminate marbles in directly opposite squares before finishing with one marble left in the middle of the board. &lt;/story&gt; &lt;/game&gt;</text:p>
          </table:table-cell>
        </table:table-row>
        <table:table-row table:style-name="ro1">
          <table:table-cell office:value-type="string">
            <text:p>Legend of the River King GB (USA)</text:p>
          </table:table-cell>
          <table:table-cell office:value-type="float" office:value="1998">
            <text:p>1998</text:p>
          </table:table-cell>
          <table:table-cell office:value-type="string">
            <text:p>ESRB - E (Everyone)</text:p>
          </table:table-cell>
          <table:table-cell office:value-type="string">
            <text:p>Legend of the River King GB </text:p>
          </table:table-cell>
          <table:table-cell office:value-type="string">
            <text:p>Natsume, Inc.</text:p>
          </table:table-cell>
          <table:table-cell office:value-type="string">
            <text:p>Tose Co., Ltd.</text:p>
          </table:table-cell>
          <table:table-cell office:value-type="string">
            <text:p>Sports/Fishing</text:p>
          </table:table-cell>
          <table:table-cell office:value-type="string">
            <text:p>3.5</text:p>
          </table:table-cell>
          <table:table-cell office:value-type="string">
            <text:p>1 Player</text:p>
          </table:table-cell>
          <table:table-cell office:value-type="string">
            <text:p>This unique RPG provides a world of fishing as the prime objective.****There are two modes of play, The Fish and Raise.****The Fish: As a young boy, you must search out the fish called Guardian, the only fish in the river that can cure a disease caught by your sister, Teruyo. This mode combines RPG elements such as buying items, talking to the town's folk and searching the local river for the Guardian fish. The fishing element comes into play when you bait or lure fish at the river, in hopes to find a fish.****Raise mode allows you to purchase a fish tank and the extras, and raise a small fish. Much like the many Pokémon type games, you can feed it, keep the tank clean and raise the fish.</text:p>
          </table:table-cell>
          <table:table-cell table:formula="of:=CONCATENATE(&quot;&lt;game name=&quot;;CHAR(34);[.A264];CHAR(34);&quot;&gt; &lt;year&gt;&quot;;[.B264];&quot;&lt;/year&gt; &lt;rating&gt;&quot;;[.C264];&quot;&lt;/rating&gt; &lt;title&gt;&quot;;[.D264];&quot;&lt;/title&gt; &lt;pub&gt;&quot;;[.E264];&quot;&lt;/pub&gt; &lt;dev&gt;&quot;;[.F264];&quot;&lt;/dev&gt; &lt;genre&gt;&quot;;[.G264];&quot;&lt;/genre&gt; &lt;score&gt;&quot;;[.H264];&quot;&lt;/score&gt; &lt;player&gt;&quot;;[.I264];&quot;&lt;/player&gt; &lt;story&gt;&quot;;[.J264];&quot;&lt;/story&gt; &lt;/game&gt;&quot;)" office:value-type="string" office:string-value="&lt;game name=&quot;Legend of the River King GB (USA)&quot;&gt; &lt;year&gt;1998&lt;/year&gt; &lt;rating&gt;ESRB - E (Everyone)&lt;/rating&gt; &lt;title&gt;Legend of the River King GB &lt;/title&gt; &lt;pub&gt;Natsume, Inc.&lt;/pub&gt; &lt;dev&gt;Tose Co., Ltd.&lt;/dev&gt; &lt;genre&gt;Sports/Fishing&lt;/genre&gt; &lt;score&gt;3.5&lt;/score&gt; &lt;player&gt;1 Player&lt;/player&gt; &lt;story&gt;This unique RPG provides a world of fishing as the prime objective.****There are two modes of play, The Fish and Raise.****The Fish: As a young boy, you must search out the fish called Guardian, the only fish in the river that can cure a disease caught by your sister, Teruyo. This mode combines RPG elements such as buying items, talking to the town's folk and searching the local river for the Guardian fish. The fishing element comes into play when you bait or lure fish at the river, in hopes to find a fish.****Raise mode allows you to purchase a fish tank and the extras, and raise a small fish. Much like the many Pokémon type games, you can feed it, keep the tank clean and raise the fish.&lt;/story&gt; &lt;/game&gt;">
            <text:p>&lt;game name="Legend of the River King GB (USA)"&gt; &lt;year&gt;1998&lt;/year&gt; &lt;rating&gt;ESRB - E (Everyone)&lt;/rating&gt; &lt;title&gt;Legend of the River King GB &lt;/title&gt; &lt;pub&gt;Natsume, Inc.&lt;/pub&gt; &lt;dev&gt;Tose Co., Ltd.&lt;/dev&gt; &lt;genre&gt;Sports/Fishing&lt;/genre&gt; &lt;score&gt;3.5&lt;/score&gt; &lt;player&gt;1 Player&lt;/player&gt; &lt;story&gt;This unique RPG provides a world of fishing as the prime objective.****There are two modes of play, The Fish and Raise.****The Fish: As a young boy, you must search out the fish called Guardian, the only fish in the river that can cure a disease caught by your sister, Teruyo. This mode combines RPG elements such as buying items, talking to the town's folk and searching the local river for the Guardian fish. The fishing element comes into play when you bait or lure fish at the river, in hopes to find a fish.****Raise mode allows you to purchase a fish tank and the extras, and raise a small fish. Much like the many Pokémon type games, you can feed it, keep the tank clean and raise the fish.&lt;/story&gt; &lt;/game&gt;</text:p>
          </table:table-cell>
        </table:table-row>
        <table:table-row table:style-name="ro1">
          <table:table-cell office:value-type="string">
            <text:p>Legend of Zelda, The - Link's Awakening (USA, Europe) (Rev B)</text:p>
          </table:table-cell>
          <table:table-cell office:value-type="float" office:value="1993">
            <text:p>1993</text:p>
          </table:table-cell>
          <table:table-cell office:value-type="string">
            <text:p>ESRB - E (Everyone)</text:p>
          </table:table-cell>
          <table:table-cell office:value-type="string">
            <text:p>Legend of Zelda, The – Link's Awakening </text:p>
          </table:table-cell>
          <table:table-cell office:value-type="string">
            <text:p>Nintendo Co., Ltd.</text:p>
          </table:table-cell>
          <table:table-cell office:value-type="string">
            <text:p>Nintendo EAD</text:p>
          </table:table-cell>
          <table:table-cell office:value-type="string">
            <text:p>Adventure</text:p>
          </table:table-cell>
          <table:table-cell office:value-type="string">
            <text:p>4.1</text:p>
          </table:table-cell>
          <table:table-cell office:value-type="string">
            <text:p>1 Player</text:p>
          </table:table-cell>
          <table:table-cell office:value-type="string">
            <text:p>The fourth game in the Zelda series although it does not take place in Hyrule. After being attacked at sea, Link's ship sinks, and he finds himself stranded on Koholint Island. He awakens to see a beautiful woman looking down at him. He soon learns the island has a giant egg on top of a mountain that the Wind Fish inhabits deep inside. Link is told to "awaken the wind fish and all will be answered," so Link sets out on another quest.****Play is similar to the SNES game with a top down perspective. Link must go onto each of the 7 temples to retrieve a musical instrument that will help awaken the Wind Fish. Along the way, Link must search the land and uncover hidden treasures and items that will allow him to progress on his journey. With new items, he can open up new passages that will take him even farther on his quest and allow him to enter new areas that were inaccessible before. Link can attack his enemies with his sword or use items he finds during his quest to help him. Guarding every instrument is a temple boss, which must be defeated if Link is to awaken the Wind Fish.</text:p>
          </table:table-cell>
          <table:table-cell table:formula="of:=CONCATENATE(&quot;&lt;game name=&quot;;CHAR(34);[.A265];CHAR(34);&quot;&gt; &lt;year&gt;&quot;;[.B265];&quot;&lt;/year&gt; &lt;rating&gt;&quot;;[.C265];&quot;&lt;/rating&gt; &lt;title&gt;&quot;;[.D265];&quot;&lt;/title&gt; &lt;pub&gt;&quot;;[.E265];&quot;&lt;/pub&gt; &lt;dev&gt;&quot;;[.F265];&quot;&lt;/dev&gt; &lt;genre&gt;&quot;;[.G265];&quot;&lt;/genre&gt; &lt;score&gt;&quot;;[.H265];&quot;&lt;/score&gt; &lt;player&gt;&quot;;[.I265];&quot;&lt;/player&gt; &lt;story&gt;&quot;;[.J265];&quot;&lt;/story&gt; &lt;/game&gt;&quot;)" office:value-type="string" office:string-value="&lt;game name=&quot;Legend of Zelda, The - Link's Awakening (USA, Europe) (Rev B)&quot;&gt; &lt;year&gt;1993&lt;/year&gt; &lt;rating&gt;ESRB - E (Everyone)&lt;/rating&gt; &lt;title&gt;Legend of Zelda, The – Link's Awakening &lt;/title&gt; &lt;pub&gt;Nintendo Co., Ltd.&lt;/pub&gt; &lt;dev&gt;Nintendo EAD&lt;/dev&gt; &lt;genre&gt;Adventure&lt;/genre&gt; &lt;score&gt;4.1&lt;/score&gt; &lt;player&gt;1 Player&lt;/player&gt; &lt;story&gt;The fourth game in the Zelda series although it does not take place in Hyrule. After being attacked at sea, Link's ship sinks, and he finds himself stranded on Koholint Island. He awakens to see a beautiful woman looking down at him. He soon learns the island has a giant egg on top of a mountain that the Wind Fish inhabits deep inside. Link is told to &quot;awaken the wind fish and all will be answered,&quot; so Link sets out on another quest.****Play is similar to the SNES game with a top down perspective. Link must go onto each of the 7 temples to retrieve a musical instrument that will help awaken the Wind Fish. Along the way, Link must search the land and uncover hidden treasures and items that will allow him to progress on his journey. With new items, he can open up new passages that will take him even farther on his quest and allow him to enter new areas that were inaccessible before. Link can attack his enemies with his sword or use items he finds during his quest to help him. Guarding every instrument is a temple boss, which must be defeated if Link is to awaken the Wind Fish.&lt;/story&gt; &lt;/game&gt;">
            <text:p>&lt;game name="Legend of Zelda, The - Link's Awakening (USA, Europe) (Rev B)"&gt; &lt;year&gt;1993&lt;/year&gt; &lt;rating&gt;ESRB - E (Everyone)&lt;/rating&gt; &lt;title&gt;Legend of Zelda, The – Link's Awakening &lt;/title&gt; &lt;pub&gt;Nintendo Co., Ltd.&lt;/pub&gt; &lt;dev&gt;Nintendo EAD&lt;/dev&gt; &lt;genre&gt;Adventure&lt;/genre&gt; &lt;score&gt;4.1&lt;/score&gt; &lt;player&gt;1 Player&lt;/player&gt; &lt;story&gt;The fourth game in the Zelda series although it does not take place in Hyrule. After being attacked at sea, Link's ship sinks, and he finds himself stranded on Koholint Island. He awakens to see a beautiful woman looking down at him. He soon learns the island has a giant egg on top of a mountain that the Wind Fish inhabits deep inside. Link is told to "awaken the wind fish and all will be answered," so Link sets out on another quest.****Play is similar to the SNES game with a top down perspective. Link must go onto each of the 7 temples to retrieve a musical instrument that will help awaken the Wind Fish. Along the way, Link must search the land and uncover hidden treasures and items that will allow him to progress on his journey. With new items, he can open up new passages that will take him even farther on his quest and allow him to enter new areas that were inaccessible before. Link can attack his enemies with his sword or use items he finds during his quest to help him. Guarding every instrument is a temple boss, which must be defeated if Link is to awaken the Wind Fish.&lt;/story&gt; &lt;/game&gt;</text:p>
          </table:table-cell>
        </table:table-row>
        <table:table-row table:style-name="ro1">
          <table:table-cell office:value-type="string">
            <text:p>Lemmings (USA)</text:p>
          </table:table-cell>
          <table:table-cell office:value-type="float" office:value="1994">
            <text:p>1994</text:p>
          </table:table-cell>
          <table:table-cell office:value-type="string">
            <text:p>ESRB - E (Everyone)</text:p>
          </table:table-cell>
          <table:table-cell office:value-type="string">
            <text:p>Lemmings </text:p>
          </table:table-cell>
          <table:table-cell office:value-type="string">
            <text:p>Ocean of America, Inc.</text:p>
          </table:table-cell>
          <table:table-cell office:value-type="string">
            <text:p>DMA Design Limited</text:p>
          </table:table-cell>
          <table:table-cell office:value-type="string">
            <text:p>Puzzle</text:p>
          </table:table-cell>
          <table:table-cell office:value-type="string">
            <text:p>3.2</text:p>
          </table:table-cell>
          <table:table-cell office:value-type="string">
            <text:p>1 Player</text:p>
          </table:table-cell>
          <table:table-cell office:value-type="string">
            <text:p>Your task is to rescue the Lemmings across 120 levels of fast-paced puzzling. These creatures simply walk blindly through the world in the hope of reaching safety at the end of the level - unfortunately these levels include steep drops, gaps in the ground, barriers and rivers amongst other hazards.****You are in control not of any individual Lemming, but of a cross-hair, which can be moved over any of the Lemmings. Along the bottom are a selection of functions which can be assigned to a Lemming, including climbing, floating and bashing. You must click to select the appropriate function, then click on the Lemming to activate it. Each level has a different range of skills on offer, a different amount of Lemmings, and a different percentage target in order to progress.</text:p>
          </table:table-cell>
          <table:table-cell table:formula="of:=CONCATENATE(&quot;&lt;game name=&quot;;CHAR(34);[.A266];CHAR(34);&quot;&gt; &lt;year&gt;&quot;;[.B266];&quot;&lt;/year&gt; &lt;rating&gt;&quot;;[.C266];&quot;&lt;/rating&gt; &lt;title&gt;&quot;;[.D266];&quot;&lt;/title&gt; &lt;pub&gt;&quot;;[.E266];&quot;&lt;/pub&gt; &lt;dev&gt;&quot;;[.F266];&quot;&lt;/dev&gt; &lt;genre&gt;&quot;;[.G266];&quot;&lt;/genre&gt; &lt;score&gt;&quot;;[.H266];&quot;&lt;/score&gt; &lt;player&gt;&quot;;[.I266];&quot;&lt;/player&gt; &lt;story&gt;&quot;;[.J266];&quot;&lt;/story&gt; &lt;/game&gt;&quot;)" office:value-type="string" office:string-value="&lt;game name=&quot;Lemmings (USA)&quot;&gt; &lt;year&gt;1994&lt;/year&gt; &lt;rating&gt;ESRB - E (Everyone)&lt;/rating&gt; &lt;title&gt;Lemmings &lt;/title&gt; &lt;pub&gt;Ocean of America, Inc.&lt;/pub&gt; &lt;dev&gt;DMA Design Limited&lt;/dev&gt; &lt;genre&gt;Puzzle&lt;/genre&gt; &lt;score&gt;3.2&lt;/score&gt; &lt;player&gt;1 Player&lt;/player&gt; &lt;story&gt;Your task is to rescue the Lemmings across 120 levels of fast-paced puzzling. These creatures simply walk blindly through the world in the hope of reaching safety at the end of the level - unfortunately these levels include steep drops, gaps in the ground, barriers and rivers amongst other hazards.****You are in control not of any individual Lemming, but of a cross-hair, which can be moved over any of the Lemmings. Along the bottom are a selection of functions which can be assigned to a Lemming, including climbing, floating and bashing. You must click to select the appropriate function, then click on the Lemming to activate it. Each level has a different range of skills on offer, a different amount of Lemmings, and a different percentage target in order to progress.&lt;/story&gt; &lt;/game&gt;">
            <text:p>&lt;game name="Lemmings (USA)"&gt; &lt;year&gt;1994&lt;/year&gt; &lt;rating&gt;ESRB - E (Everyone)&lt;/rating&gt; &lt;title&gt;Lemmings &lt;/title&gt; &lt;pub&gt;Ocean of America, Inc.&lt;/pub&gt; &lt;dev&gt;DMA Design Limited&lt;/dev&gt; &lt;genre&gt;Puzzle&lt;/genre&gt; &lt;score&gt;3.2&lt;/score&gt; &lt;player&gt;1 Player&lt;/player&gt; &lt;story&gt;Your task is to rescue the Lemmings across 120 levels of fast-paced puzzling. These creatures simply walk blindly through the world in the hope of reaching safety at the end of the level - unfortunately these levels include steep drops, gaps in the ground, barriers and rivers amongst other hazards.****You are in control not of any individual Lemming, but of a cross-hair, which can be moved over any of the Lemmings. Along the bottom are a selection of functions which can be assigned to a Lemming, including climbing, floating and bashing. You must click to select the appropriate function, then click on the Lemming to activate it. Each level has a different range of skills on offer, a different amount of Lemmings, and a different percentage target in order to progress.&lt;/story&gt; &lt;/game&gt;</text:p>
          </table:table-cell>
        </table:table-row>
        <table:table-row table:style-name="ro1">
          <table:table-cell office:value-type="string">
            <text:p>Lemmings 2 - The Tribes (Europe)</text:p>
          </table:table-cell>
          <table:table-cell office:value-type="float" office:value="1994">
            <text:p>1994</text:p>
          </table:table-cell>
          <table:table-cell office:value-type="string">
            <text:p>ESRB - E (Everyone)</text:p>
          </table:table-cell>
          <table:table-cell office:value-type="string">
            <text:p>Lemmings 2 - The Tribes </text:p>
          </table:table-cell>
          <table:table-cell office:value-type="string">
            <text:p>Psygnosis Limited</text:p>
          </table:table-cell>
          <table:table-cell office:value-type="string">
            <text:p>DMA Design Limited</text:p>
          </table:table-cell>
          <table:table-cell office:value-type="string">
            <text:p>Puzzle</text:p>
          </table:table-cell>
          <table:table-cell office:value-type="string">
            <text:p>2.6</text:p>
          </table:table-cell>
          <table:table-cell office:value-type="string">
            <text:p>1 Player</text:p>
          </table:table-cell>
          <table:table-cell office:value-type="string">
            <text:p>The sequel to one of the most famous games ever now has a much more significant plot. The Lemmings have split into 12 distinct tribes, each of which has their own landscape and their own cultural identity - they include Egyptian, Circus and Highland. However, Lemming Island is now in danger, and you must complete 10 levels for each tribe in order for them to reunite and reassemble the Talisman from the 12 pieces.****Across the 120 levels there are over 60 skills, although no more than 10 are in use on each screen. The Classic tribe has the ones form the original and is perhaps the best option for first-time players. ****The others range from digging methods such as a scooper (diagonally downwards) and club basher (horizontal), building skills such as a planter (takes time to produce the desired raise to the landscape) and a sand pourer, and various methods of movement including a Pole-Vaulter and a Skater (the only Lemmings who can cross ice). Some of these are only subtly different to others, and their exact uses are unclear, but there are 4 Trainer levels where you can select any combination of skills and experiment.****Unlike the first game, you are rewarded for saving as many Lemmings as possible, rather than simply passing or failing. The ultimate aim is to save all 60 Lemmings through all levels, thereby earning a Gold Medal for that tribe - Silver and Bronze are also on offer. You can also go back over levels in the hope of saving more Lems. ****Because there are 12 tribes, and you can switch between them at any point, you have to be stuck 12 times in order to be unable to progress. The game saves your progress rather than using passwords as in the first game.</text:p>
          </table:table-cell>
          <table:table-cell table:formula="of:=CONCATENATE(&quot;&lt;game name=&quot;;CHAR(34);[.A267];CHAR(34);&quot;&gt; &lt;year&gt;&quot;;[.B267];&quot;&lt;/year&gt; &lt;rating&gt;&quot;;[.C267];&quot;&lt;/rating&gt; &lt;title&gt;&quot;;[.D267];&quot;&lt;/title&gt; &lt;pub&gt;&quot;;[.E267];&quot;&lt;/pub&gt; &lt;dev&gt;&quot;;[.F267];&quot;&lt;/dev&gt; &lt;genre&gt;&quot;;[.G267];&quot;&lt;/genre&gt; &lt;score&gt;&quot;;[.H267];&quot;&lt;/score&gt; &lt;player&gt;&quot;;[.I267];&quot;&lt;/player&gt; &lt;story&gt;&quot;;[.J267];&quot;&lt;/story&gt; &lt;/game&gt;&quot;)" office:value-type="string" office:string-value="&lt;game name=&quot;Lemmings 2 - The Tribes (Europe)&quot;&gt; &lt;year&gt;1994&lt;/year&gt; &lt;rating&gt;ESRB - E (Everyone)&lt;/rating&gt; &lt;title&gt;Lemmings 2 - The Tribes &lt;/title&gt; &lt;pub&gt;Psygnosis Limited&lt;/pub&gt; &lt;dev&gt;DMA Design Limited&lt;/dev&gt; &lt;genre&gt;Puzzle&lt;/genre&gt; &lt;score&gt;2.6&lt;/score&gt; &lt;player&gt;1 Player&lt;/player&gt; &lt;story&gt;The sequel to one of the most famous games ever now has a much more significant plot. The Lemmings have split into 12 distinct tribes, each of which has their own landscape and their own cultural identity - they include Egyptian, Circus and Highland. However, Lemming Island is now in danger, and you must complete 10 levels for each tribe in order for them to reunite and reassemble the Talisman from the 12 pieces.****Across the 120 levels there are over 60 skills, although no more than 10 are in use on each screen. The Classic tribe has the ones form the original and is perhaps the best option for first-time players. ****The others range from digging methods such as a scooper (diagonally downwards) and club basher (horizontal), building skills such as a planter (takes time to produce the desired raise to the landscape) and a sand pourer, and various methods of movement including a Pole-Vaulter and a Skater (the only Lemmings who can cross ice). Some of these are only subtly different to others, and their exact uses are unclear, but there are 4 Trainer levels where you can select any combination of skills and experiment.****Unlike the first game, you are rewarded for saving as many Lemmings as possible, rather than simply passing or failing. The ultimate aim is to save all 60 Lemmings through all levels, thereby earning a Gold Medal for that tribe - Silver and Bronze are also on offer. You can also go back over levels in the hope of saving more Lems. ****Because there are 12 tribes, and you can switch between them at any point, you have to be stuck 12 times in order to be unable to progress. The game saves your progress rather than using passwords as in the first game.&lt;/story&gt; &lt;/game&gt;">
            <text:p>&lt;game name="Lemmings 2 - The Tribes (Europe)"&gt; &lt;year&gt;1994&lt;/year&gt; &lt;rating&gt;ESRB - E (Everyone)&lt;/rating&gt; &lt;title&gt;Lemmings 2 - The Tribes &lt;/title&gt; &lt;pub&gt;Psygnosis Limited&lt;/pub&gt; &lt;dev&gt;DMA Design Limited&lt;/dev&gt; &lt;genre&gt;Puzzle&lt;/genre&gt; &lt;score&gt;2.6&lt;/score&gt; &lt;player&gt;1 Player&lt;/player&gt; &lt;story&gt;The sequel to one of the most famous games ever now has a much more significant plot. The Lemmings have split into 12 distinct tribes, each of which has their own landscape and their own cultural identity - they include Egyptian, Circus and Highland. However, Lemming Island is now in danger, and you must complete 10 levels for each tribe in order for them to reunite and reassemble the Talisman from the 12 pieces.****Across the 120 levels there are over 60 skills, although no more than 10 are in use on each screen. The Classic tribe has the ones form the original and is perhaps the best option for first-time players. ****The others range from digging methods such as a scooper (diagonally downwards) and club basher (horizontal), building skills such as a planter (takes time to produce the desired raise to the landscape) and a sand pourer, and various methods of movement including a Pole-Vaulter and a Skater (the only Lemmings who can cross ice). Some of these are only subtly different to others, and their exact uses are unclear, but there are 4 Trainer levels where you can select any combination of skills and experiment.****Unlike the first game, you are rewarded for saving as many Lemmings as possible, rather than simply passing or failing. The ultimate aim is to save all 60 Lemmings through all levels, thereby earning a Gold Medal for that tribe - Silver and Bronze are also on offer. You can also go back over levels in the hope of saving more Lems. ****Because there are 12 tribes, and you can switch between them at any point, you have to be stuck 12 times in order to be unable to progress. The game saves your progress rather than using passwords as in the first game.&lt;/story&gt; &lt;/game&gt;</text:p>
          </table:table-cell>
        </table:table-row>
        <table:table-row table:style-name="ro1">
          <table:table-cell office:value-type="string">
            <text:p>Lethal Weapon (USA)</text:p>
          </table:table-cell>
          <table:table-cell office:value-type="float" office:value="1993">
            <text:p>1993</text:p>
          </table:table-cell>
          <table:table-cell office:value-type="string">
            <text:p>ESRB - E (Everyone)</text:p>
          </table:table-cell>
          <table:table-cell office:value-type="string">
            <text:p>Lethal Weapon </text:p>
          </table:table-cell>
          <table:table-cell office:value-type="string">
            <text:p>Ocean of America, Inc.</text:p>
          </table:table-cell>
          <table:table-cell office:value-type="string">
            <text:p>Eurocom Developments Ltd</text:p>
          </table:table-cell>
          <table:table-cell office:value-type="string">
            <text:p>Beat-'Em-Up</text:p>
          </table:table-cell>
          <table:table-cell office:value-type="string">
            <text:p>3.3</text:p>
          </table:table-cell>
          <table:table-cell office:value-type="string">
            <text:p>1 Player</text:p>
          </table:table-cell>
          <table:table-cell office:value-type="string">
            <text:p>In this game, based on the movie series, you can play as Martin Riggs or Roger Murtaugh to complete four main missions, before taking on a final bonus one. For each mission you can choose the appropriate character. Walking around, jumping and swimming, kicking or shooting the opponents you have to stop the crimes in your beloved L.A.****Firstly, you have to stop drug dealers who want to transport their money from the dock, where you infiltrate. Secondly, you have to stop suicidal terrorists, who entered the subway. Thirdly, you have to defuse a bomb, planted by another terrorist group in the mall. Fourthly, you have to sneak into an office complex to free a hostage, Leo Getz. And finally, you have to find out and stop an ex-police sergeant, who is supplying armor-piercing bullets to local criminals.</text:p>
          </table:table-cell>
          <table:table-cell table:formula="of:=CONCATENATE(&quot;&lt;game name=&quot;;CHAR(34);[.A268];CHAR(34);&quot;&gt; &lt;year&gt;&quot;;[.B268];&quot;&lt;/year&gt; &lt;rating&gt;&quot;;[.C268];&quot;&lt;/rating&gt; &lt;title&gt;&quot;;[.D268];&quot;&lt;/title&gt; &lt;pub&gt;&quot;;[.E268];&quot;&lt;/pub&gt; &lt;dev&gt;&quot;;[.F268];&quot;&lt;/dev&gt; &lt;genre&gt;&quot;;[.G268];&quot;&lt;/genre&gt; &lt;score&gt;&quot;;[.H268];&quot;&lt;/score&gt; &lt;player&gt;&quot;;[.I268];&quot;&lt;/player&gt; &lt;story&gt;&quot;;[.J268];&quot;&lt;/story&gt; &lt;/game&gt;&quot;)" office:value-type="string" office:string-value="&lt;game name=&quot;Lethal Weapon (USA)&quot;&gt; &lt;year&gt;1993&lt;/year&gt; &lt;rating&gt;ESRB - E (Everyone)&lt;/rating&gt; &lt;title&gt;Lethal Weapon &lt;/title&gt; &lt;pub&gt;Ocean of America, Inc.&lt;/pub&gt; &lt;dev&gt;Eurocom Developments Ltd&lt;/dev&gt; &lt;genre&gt;Beat-'Em-Up&lt;/genre&gt; &lt;score&gt;3.3&lt;/score&gt; &lt;player&gt;1 Player&lt;/player&gt; &lt;story&gt;In this game, based on the movie series, you can play as Martin Riggs or Roger Murtaugh to complete four main missions, before taking on a final bonus one. For each mission you can choose the appropriate character. Walking around, jumping and swimming, kicking or shooting the opponents you have to stop the crimes in your beloved L.A.****Firstly, you have to stop drug dealers who want to transport their money from the dock, where you infiltrate. Secondly, you have to stop suicidal terrorists, who entered the subway. Thirdly, you have to defuse a bomb, planted by another terrorist group in the mall. Fourthly, you have to sneak into an office complex to free a hostage, Leo Getz. And finally, you have to find out and stop an ex-police sergeant, who is supplying armor-piercing bullets to local criminals.&lt;/story&gt; &lt;/game&gt;">
            <text:p>&lt;game name="Lethal Weapon (USA)"&gt; &lt;year&gt;1993&lt;/year&gt; &lt;rating&gt;ESRB - E (Everyone)&lt;/rating&gt; &lt;title&gt;Lethal Weapon &lt;/title&gt; &lt;pub&gt;Ocean of America, Inc.&lt;/pub&gt; &lt;dev&gt;Eurocom Developments Ltd&lt;/dev&gt; &lt;genre&gt;Beat-'Em-Up&lt;/genre&gt; &lt;score&gt;3.3&lt;/score&gt; &lt;player&gt;1 Player&lt;/player&gt; &lt;story&gt;In this game, based on the movie series, you can play as Martin Riggs or Roger Murtaugh to complete four main missions, before taking on a final bonus one. For each mission you can choose the appropriate character. Walking around, jumping and swimming, kicking or shooting the opponents you have to stop the crimes in your beloved L.A.****Firstly, you have to stop drug dealers who want to transport their money from the dock, where you infiltrate. Secondly, you have to stop suicidal terrorists, who entered the subway. Thirdly, you have to defuse a bomb, planted by another terrorist group in the mall. Fourthly, you have to sneak into an office complex to free a hostage, Leo Getz. And finally, you have to find out and stop an ex-police sergeant, who is supplying armor-piercing bullets to local criminals.&lt;/story&gt; &lt;/game&gt;</text:p>
          </table:table-cell>
        </table:table-row>
        <table:table-row table:style-name="ro1">
          <table:table-cell office:value-type="string">
            <text:p>Lingo (Europe)</text:p>
          </table:table-cell>
          <table:table-cell office:value-type="float" office:value="1993">
            <text:p>1993</text:p>
          </table:table-cell>
          <table:table-cell office:value-type="string">
            <text:p>ESRB - E (Everyone)</text:p>
          </table:table-cell>
          <table:table-cell office:value-type="string">
            <text:p>Lingo </text:p>
          </table:table-cell>
          <table:table-cell office:value-type="string">
            <text:p>Altron</text:p>
          </table:table-cell>
          <table:table-cell office:value-type="string">
            <text:p>PCSL</text:p>
          </table:table-cell>
          <table:table-cell office:value-type="string">
            <text:p>Quiz</text:p>
          </table:table-cell>
          <table:table-cell office:value-type="string">
            <text:p>4.2</text:p>
          </table:table-cell>
          <table:table-cell office:value-type="string">
            <text:p>1 Player</text:p>
          </table:table-cell>
          <table:table-cell office:value-type="string">
            <text:p>Lingo is a quiz/puzzle game, developed by PCSL and published by Altron</text:p>
          </table:table-cell>
          <table:table-cell table:formula="of:=CONCATENATE(&quot;&lt;game name=&quot;;CHAR(34);[.A269];CHAR(34);&quot;&gt; &lt;year&gt;&quot;;[.B269];&quot;&lt;/year&gt; &lt;rating&gt;&quot;;[.C269];&quot;&lt;/rating&gt; &lt;title&gt;&quot;;[.D269];&quot;&lt;/title&gt; &lt;pub&gt;&quot;;[.E269];&quot;&lt;/pub&gt; &lt;dev&gt;&quot;;[.F269];&quot;&lt;/dev&gt; &lt;genre&gt;&quot;;[.G269];&quot;&lt;/genre&gt; &lt;score&gt;&quot;;[.H269];&quot;&lt;/score&gt; &lt;player&gt;&quot;;[.I269];&quot;&lt;/player&gt; &lt;story&gt;&quot;;[.J269];&quot;&lt;/story&gt; &lt;/game&gt;&quot;)" office:value-type="string" office:string-value="&lt;game name=&quot;Lingo (Europe)&quot;&gt; &lt;year&gt;1993&lt;/year&gt; &lt;rating&gt;ESRB - E (Everyone)&lt;/rating&gt; &lt;title&gt;Lingo &lt;/title&gt; &lt;pub&gt;Altron&lt;/pub&gt; &lt;dev&gt;PCSL&lt;/dev&gt; &lt;genre&gt;Quiz&lt;/genre&gt; &lt;score&gt;4.2&lt;/score&gt; &lt;player&gt;1 Player&lt;/player&gt; &lt;story&gt;Lingo is a quiz/puzzle game, developed by PCSL and published by Altron&lt;/story&gt; &lt;/game&gt;">
            <text:p>&lt;game name="Lingo (Europe)"&gt; &lt;year&gt;1993&lt;/year&gt; &lt;rating&gt;ESRB - E (Everyone)&lt;/rating&gt; &lt;title&gt;Lingo &lt;/title&gt; &lt;pub&gt;Altron&lt;/pub&gt; &lt;dev&gt;PCSL&lt;/dev&gt; &lt;genre&gt;Quiz&lt;/genre&gt; &lt;score&gt;4.2&lt;/score&gt; &lt;player&gt;1 Player&lt;/player&gt; &lt;story&gt;Lingo is a quiz/puzzle game, developed by PCSL and published by Altron&lt;/story&gt; &lt;/game&gt;</text:p>
          </table:table-cell>
        </table:table-row>
        <table:table-row table:style-name="ro1">
          <table:table-cell office:value-type="string">
            <text:p>Lion King, The (USA)</text:p>
          </table:table-cell>
          <table:table-cell office:value-type="float" office:value="1995">
            <text:p>1995</text:p>
          </table:table-cell>
          <table:table-cell office:value-type="string">
            <text:p>ESRB - E (Everyone)</text:p>
          </table:table-cell>
          <table:table-cell office:value-type="string">
            <text:p>Lion King, The </text:p>
          </table:table-cell>
          <table:table-cell office:value-type="string">
            <text:p>Virgin Interactive Entertainment, Inc.</text:p>
          </table:table-cell>
          <table:table-cell office:value-type="string">
            <text:p>Dark Technologies</text:p>
          </table:table-cell>
          <table:table-cell office:value-type="string">
            <text:p>Platform</text:p>
          </table:table-cell>
          <table:table-cell office:value-type="string">
            <text:p>4.1</text:p>
          </table:table-cell>
          <table:table-cell office:value-type="string">
            <text:p>1 Player</text:p>
          </table:table-cell>
          <table:table-cell office:value-type="string">
            <text:p>Young Simba just can't wait to be king. His father is the current King of the Savannah and the young prince is able to frolic the lands at will; jumping on and around other subjects of this animal kingdom. When Simba's father, King Mufasa, is killed and his evil brother Scar takes over the kingdom, Simba is banished from the lands of his birthright and has to grow up fast, honing his skills, for the day of his return.****The Lion King, based on the famous Disney movie, is a platform game where you control Simba - initially as a young cub, and later as an adult lion. The plot of the game follows the plot of the movie. Each of the levels represents a part of the movie. ****As young Simba, you can fight various beasts, such as lizards, by jumping on them. You can also roar to scare some creatures into submission, though every time you roar, you have to wait for your &amp;quot;roar meter&amp;quot; to charge. ****As an adult lion, you can still roar and jump, but now you fight enemies by slashing at them with your claws (if you're skillful enough, you can also grab them and toss them off the screen). ****The game features no in-game save function, and it needs to be replayed from the beginning every time.</text:p>
          </table:table-cell>
          <table:table-cell table:formula="of:=CONCATENATE(&quot;&lt;game name=&quot;;CHAR(34);[.A270];CHAR(34);&quot;&gt; &lt;year&gt;&quot;;[.B270];&quot;&lt;/year&gt; &lt;rating&gt;&quot;;[.C270];&quot;&lt;/rating&gt; &lt;title&gt;&quot;;[.D270];&quot;&lt;/title&gt; &lt;pub&gt;&quot;;[.E270];&quot;&lt;/pub&gt; &lt;dev&gt;&quot;;[.F270];&quot;&lt;/dev&gt; &lt;genre&gt;&quot;;[.G270];&quot;&lt;/genre&gt; &lt;score&gt;&quot;;[.H270];&quot;&lt;/score&gt; &lt;player&gt;&quot;;[.I270];&quot;&lt;/player&gt; &lt;story&gt;&quot;;[.J270];&quot;&lt;/story&gt; &lt;/game&gt;&quot;)" office:value-type="string" office:string-value="&lt;game name=&quot;Lion King, The (USA)&quot;&gt; &lt;year&gt;1995&lt;/year&gt; &lt;rating&gt;ESRB - E (Everyone)&lt;/rating&gt; &lt;title&gt;Lion King, The &lt;/title&gt; &lt;pub&gt;Virgin Interactive Entertainment, Inc.&lt;/pub&gt; &lt;dev&gt;Dark Technologies&lt;/dev&gt; &lt;genre&gt;Platform&lt;/genre&gt; &lt;score&gt;4.1&lt;/score&gt; &lt;player&gt;1 Player&lt;/player&gt; &lt;story&gt;Young Simba just can't wait to be king. His father is the current King of the Savannah and the young prince is able to frolic the lands at will; jumping on and around other subjects of this animal kingdom. When Simba's father, King Mufasa, is killed and his evil brother Scar takes over the kingdom, Simba is banished from the lands of his birthright and has to grow up fast, honing his skills, for the day of his return.****The Lion King, based on the famous Disney movie, is a platform game where you control Simba - initially as a young cub, and later as an adult lion. The plot of the game follows the plot of the movie. Each of the levels represents a part of the movie. ****As young Simba, you can fight various beasts, such as lizards, by jumping on them. You can also roar to scare some creatures into submission, though every time you roar, you have to wait for your &amp;quot;roar meter&amp;quot; to charge. ****As an adult lion, you can still roar and jump, but now you fight enemies by slashing at them with your claws (if you're skillful enough, you can also grab them and toss them off the screen). ****The game features no in-game save function, and it needs to be replayed from the beginning every time.&lt;/story&gt; &lt;/game&gt;">
            <text:p>&lt;game name="Lion King, The (USA)"&gt; &lt;year&gt;1995&lt;/year&gt; &lt;rating&gt;ESRB - E (Everyone)&lt;/rating&gt; &lt;title&gt;Lion King, The &lt;/title&gt; &lt;pub&gt;Virgin Interactive Entertainment, Inc.&lt;/pub&gt; &lt;dev&gt;Dark Technologies&lt;/dev&gt; &lt;genre&gt;Platform&lt;/genre&gt; &lt;score&gt;4.1&lt;/score&gt; &lt;player&gt;1 Player&lt;/player&gt; &lt;story&gt;Young Simba just can't wait to be king. His father is the current King of the Savannah and the young prince is able to frolic the lands at will; jumping on and around other subjects of this animal kingdom. When Simba's father, King Mufasa, is killed and his evil brother Scar takes over the kingdom, Simba is banished from the lands of his birthright and has to grow up fast, honing his skills, for the day of his return.****The Lion King, based on the famous Disney movie, is a platform game where you control Simba - initially as a young cub, and later as an adult lion. The plot of the game follows the plot of the movie. Each of the levels represents a part of the movie. ****As young Simba, you can fight various beasts, such as lizards, by jumping on them. You can also roar to scare some creatures into submission, though every time you roar, you have to wait for your &amp;quot;roar meter&amp;quot; to charge. ****As an adult lion, you can still roar and jump, but now you fight enemies by slashing at them with your claws (if you're skillful enough, you can also grab them and toss them off the screen). ****The game features no in-game save function, and it needs to be replayed from the beginning every time.&lt;/story&gt; &lt;/game&gt;</text:p>
          </table:table-cell>
        </table:table-row>
        <table:table-row table:style-name="ro1">
          <table:table-cell office:value-type="string">
            <text:p>Little Mermaid, The (USA)</text:p>
          </table:table-cell>
          <table:table-cell office:value-type="float" office:value="1993">
            <text:p>1993</text:p>
          </table:table-cell>
          <table:table-cell office:value-type="string">
            <text:p>ESRB - E (Everyone)</text:p>
          </table:table-cell>
          <table:table-cell office:value-type="string">
            <text:p>Little Mermaid, The </text:p>
          </table:table-cell>
          <table:table-cell office:value-type="string">
            <text:p>Capcom U.S.A., Inc.</text:p>
          </table:table-cell>
          <table:table-cell office:value-type="string">
            <text:p>Capcom Co., Ltd.</text:p>
          </table:table-cell>
          <table:table-cell office:value-type="string">
            <text:p>Action</text:p>
          </table:table-cell>
          <table:table-cell office:value-type="string">
            <text:p>3.9</text:p>
          </table:table-cell>
          <table:table-cell office:value-type="string">
            <text:p>1 Player</text:p>
          </table:table-cell>
          <table:table-cell office:value-type="string">
            <text:p>In this version of Disney's The Little Mermaid you play as Ariel the mermaid.****Ariel has already met Eric, and they plan to wed, but the sea-witch Ursala has taken control of the ocean! <text:s/>So Ariel (After explaining what's going on to Eric) becomes a mermaid once more and sets off to rescue the sea.****The game takes place from a side view and Ariel (Swimming most of the time, but hopping around on the land occasionally) can shoot bubbles to trap her foes and can then throw them at each other. <text:s/>She can also dig through sand to find treasure and pick up sea shells to help her break chests open.****The treasure she finds in the sand is usually just bonus points, but the treasure you find in chests will increase your bubble's power and range.</text:p>
          </table:table-cell>
          <table:table-cell table:formula="of:=CONCATENATE(&quot;&lt;game name=&quot;;CHAR(34);[.A271];CHAR(34);&quot;&gt; &lt;year&gt;&quot;;[.B271];&quot;&lt;/year&gt; &lt;rating&gt;&quot;;[.C271];&quot;&lt;/rating&gt; &lt;title&gt;&quot;;[.D271];&quot;&lt;/title&gt; &lt;pub&gt;&quot;;[.E271];&quot;&lt;/pub&gt; &lt;dev&gt;&quot;;[.F271];&quot;&lt;/dev&gt; &lt;genre&gt;&quot;;[.G271];&quot;&lt;/genre&gt; &lt;score&gt;&quot;;[.H271];&quot;&lt;/score&gt; &lt;player&gt;&quot;;[.I271];&quot;&lt;/player&gt; &lt;story&gt;&quot;;[.J271];&quot;&lt;/story&gt; &lt;/game&gt;&quot;)" office:value-type="string" office:string-value="&lt;game name=&quot;Little Mermaid, The (USA)&quot;&gt; &lt;year&gt;1993&lt;/year&gt; &lt;rating&gt;ESRB - E (Everyone)&lt;/rating&gt; &lt;title&gt;Little Mermaid, The &lt;/title&gt; &lt;pub&gt;Capcom U.S.A., Inc.&lt;/pub&gt; &lt;dev&gt;Capcom Co., Ltd.&lt;/dev&gt; &lt;genre&gt;Action&lt;/genre&gt; &lt;score&gt;3.9&lt;/score&gt; &lt;player&gt;1 Player&lt;/player&gt; &lt;story&gt;In this version of Disney's The Little Mermaid you play as Ariel the mermaid.****Ariel has already met Eric, and they plan to wed, but the sea-witch Ursala has taken control of the ocean!  So Ariel (After explaining what's going on to Eric) becomes a mermaid once more and sets off to rescue the sea.****The game takes place from a side view and Ariel (Swimming most of the time, but hopping around on the land occasionally) can shoot bubbles to trap her foes and can then throw them at each other.  She can also dig through sand to find treasure and pick up sea shells to help her break chests open.****The treasure she finds in the sand is usually just bonus points, but the treasure you find in chests will increase your bubble's power and range.&lt;/story&gt; &lt;/game&gt;">
            <text:p>&lt;game name="Little Mermaid, The (USA)"&gt; &lt;year&gt;1993&lt;/year&gt; &lt;rating&gt;ESRB - E (Everyone)&lt;/rating&gt; &lt;title&gt;Little Mermaid, The &lt;/title&gt; &lt;pub&gt;Capcom U.S.A., Inc.&lt;/pub&gt; &lt;dev&gt;Capcom Co., Ltd.&lt;/dev&gt; &lt;genre&gt;Action&lt;/genre&gt; &lt;score&gt;3.9&lt;/score&gt; &lt;player&gt;1 Player&lt;/player&gt; &lt;story&gt;In this version of Disney's The Little Mermaid you play as Ariel the mermaid.****Ariel has already met Eric, and they plan to wed, but the sea-witch Ursala has taken control of the ocean! <text:s/>So Ariel (After explaining what's going on to Eric) becomes a mermaid once more and sets off to rescue the sea.****The game takes place from a side view and Ariel (Swimming most of the time, but hopping around on the land occasionally) can shoot bubbles to trap her foes and can then throw them at each other. <text:s/>She can also dig through sand to find treasure and pick up sea shells to help her break chests open.****The treasure she finds in the sand is usually just bonus points, but the treasure you find in chests will increase your bubble's power and range.&lt;/story&gt; &lt;/game&gt;</text:p>
          </table:table-cell>
        </table:table-row>
        <table:table-row table:style-name="ro1">
          <table:table-cell office:value-type="string">
            <text:p>Lock'n Chase (World)</text:p>
          </table:table-cell>
          <table:table-cell office:value-type="float" office:value="1990">
            <text:p>1990</text:p>
          </table:table-cell>
          <table:table-cell office:value-type="string">
            <text:p>ESRB - E (Everyone)</text:p>
          </table:table-cell>
          <table:table-cell office:value-type="string">
            <text:p>Lock'n Chase </text:p>
          </table:table-cell>
          <table:table-cell office:value-type="string">
            <text:p>Sun Electronics Corp.</text:p>
          </table:table-cell>
          <table:table-cell office:value-type="string">
            <text:p>Data East Corporation</text:p>
          </table:table-cell>
          <table:table-cell office:value-type="string">
            <text:p>Puzzle</text:p>
          </table:table-cell>
          <table:table-cell office:value-type="string">
            <text:p>2.7</text:p>
          </table:table-cell>
          <table:table-cell office:value-type="string">
            <text:p>1 Player</text:p>
          </table:table-cell>
          <table:table-cell office:value-type="string">
            <text:p>Lock 'n' Chase is an arcade action game similar to Pac-Man. You play a thief who has to rob banks. Each bank is a different maze, and there are policemen who chase you. You need to collect all of the gold coins and avoid the police officers.****Located throughout the maze are numerous doors. As you run through the maze, you have the ability to temporarily close a door in an attempt to block the police. You can only close maximum of two doors at a time, so you can even trap a police officer between two closed doors. Closed doors automatically open again after a short amount of time.****As the stages progress, extra items and hazards are introduced. There are sliding doors that open and close slowly, question marks that toggle police officers on and off, alarm clocks that wake up sleeping police officers, invisible passageways, teleporter doors etc.****Occasionally a bonus item will appear in the maze, such as a cash bag that temporary stuns all police officers, and a diamond which makes you temporary invincible. Also, after clearing all stages in a bank you get to play a bonus game. You play a slot machine to earn extra lives, and each collected diamond is worth one try.</text:p>
          </table:table-cell>
          <table:table-cell table:formula="of:=CONCATENATE(&quot;&lt;game name=&quot;;CHAR(34);[.A272];CHAR(34);&quot;&gt; &lt;year&gt;&quot;;[.B272];&quot;&lt;/year&gt; &lt;rating&gt;&quot;;[.C272];&quot;&lt;/rating&gt; &lt;title&gt;&quot;;[.D272];&quot;&lt;/title&gt; &lt;pub&gt;&quot;;[.E272];&quot;&lt;/pub&gt; &lt;dev&gt;&quot;;[.F272];&quot;&lt;/dev&gt; &lt;genre&gt;&quot;;[.G272];&quot;&lt;/genre&gt; &lt;score&gt;&quot;;[.H272];&quot;&lt;/score&gt; &lt;player&gt;&quot;;[.I272];&quot;&lt;/player&gt; &lt;story&gt;&quot;;[.J272];&quot;&lt;/story&gt; &lt;/game&gt;&quot;)" office:value-type="string" office:string-value="&lt;game name=&quot;Lock'n Chase (World)&quot;&gt; &lt;year&gt;1990&lt;/year&gt; &lt;rating&gt;ESRB - E (Everyone)&lt;/rating&gt; &lt;title&gt;Lock'n Chase &lt;/title&gt; &lt;pub&gt;Sun Electronics Corp.&lt;/pub&gt; &lt;dev&gt;Data East Corporation&lt;/dev&gt; &lt;genre&gt;Puzzle&lt;/genre&gt; &lt;score&gt;2.7&lt;/score&gt; &lt;player&gt;1 Player&lt;/player&gt; &lt;story&gt;Lock 'n' Chase is an arcade action game similar to Pac-Man. You play a thief who has to rob banks. Each bank is a different maze, and there are policemen who chase you. You need to collect all of the gold coins and avoid the police officers.****Located throughout the maze are numerous doors. As you run through the maze, you have the ability to temporarily close a door in an attempt to block the police. You can only close maximum of two doors at a time, so you can even trap a police officer between two closed doors. Closed doors automatically open again after a short amount of time.****As the stages progress, extra items and hazards are introduced. There are sliding doors that open and close slowly, question marks that toggle police officers on and off, alarm clocks that wake up sleeping police officers, invisible passageways, teleporter doors etc.****Occasionally a bonus item will appear in the maze, such as a cash bag that temporary stuns all police officers, and a diamond which makes you temporary invincible. Also, after clearing all stages in a bank you get to play a bonus game. You play a slot machine to earn extra lives, and each collected diamond is worth one try.&lt;/story&gt; &lt;/game&gt;">
            <text:p>&lt;game name="Lock'n Chase (World)"&gt; &lt;year&gt;1990&lt;/year&gt; &lt;rating&gt;ESRB - E (Everyone)&lt;/rating&gt; &lt;title&gt;Lock'n Chase &lt;/title&gt; &lt;pub&gt;Sun Electronics Corp.&lt;/pub&gt; &lt;dev&gt;Data East Corporation&lt;/dev&gt; &lt;genre&gt;Puzzle&lt;/genre&gt; &lt;score&gt;2.7&lt;/score&gt; &lt;player&gt;1 Player&lt;/player&gt; &lt;story&gt;Lock 'n' Chase is an arcade action game similar to Pac-Man. You play a thief who has to rob banks. Each bank is a different maze, and there are policemen who chase you. You need to collect all of the gold coins and avoid the police officers.****Located throughout the maze are numerous doors. As you run through the maze, you have the ability to temporarily close a door in an attempt to block the police. You can only close maximum of two doors at a time, so you can even trap a police officer between two closed doors. Closed doors automatically open again after a short amount of time.****As the stages progress, extra items and hazards are introduced. There are sliding doors that open and close slowly, question marks that toggle police officers on and off, alarm clocks that wake up sleeping police officers, invisible passageways, teleporter doors etc.****Occasionally a bonus item will appear in the maze, such as a cash bag that temporary stuns all police officers, and a diamond which makes you temporary invincible. Also, after clearing all stages in a bank you get to play a bonus game. You play a slot machine to earn extra lives, and each collected diamond is worth one try.&lt;/story&gt; &lt;/game&gt;</text:p>
          </table:table-cell>
        </table:table-row>
        <table:table-row table:style-name="ro1">
          <table:table-cell office:value-type="string">
            <text:p>Looney Tunes (USA, Europe)</text:p>
          </table:table-cell>
          <table:table-cell office:value-type="float" office:value="1992">
            <text:p>1992</text:p>
          </table:table-cell>
          <table:table-cell office:value-type="string">
            <text:p>ESRB - E (Everyone)</text:p>
          </table:table-cell>
          <table:table-cell office:value-type="string">
            <text:p>Looney Tunes </text:p>
          </table:table-cell>
          <table:table-cell table:number-columns-repeated="2" office:value-type="string">
            <text:p>Sun Electronics Corp.</text:p>
          </table:table-cell>
          <table:table-cell office:value-type="string">
            <text:p>Platform</text:p>
          </table:table-cell>
          <table:table-cell office:value-type="string">
            <text:p>3.3</text:p>
          </table:table-cell>
          <table:table-cell office:value-type="string">
            <text:p>1 Player</text:p>
          </table:table-cell>
          <table:table-cell office:value-type="string">
            <text:p>This side-scrolling game allows the player to control <text:s/>different Looney Tunes characters and their different abilities to advance through the levels, seven in all. <text:s/>The player can use Daffy Duck (throwing a frisbee to defeat enemies with Mario-style gameplay), Tweety Bird (elude Sylvester throughout the level), Porky Pig (control a bi-plane to shoot down enemies), Taz (really only a bonus game in which he has to collect as many steaks as possible in 60 seconds), Speedy Gonzalez (elude ghosts and ghouls in a haunted mansion), Roadrunner (of course running from his arch enemy, Wile E. Coyote) and finally Bugs Bunny (gameplay similar to Daffy).</text:p>
          </table:table-cell>
          <table:table-cell table:formula="of:=CONCATENATE(&quot;&lt;game name=&quot;;CHAR(34);[.A273];CHAR(34);&quot;&gt; &lt;year&gt;&quot;;[.B273];&quot;&lt;/year&gt; &lt;rating&gt;&quot;;[.C273];&quot;&lt;/rating&gt; &lt;title&gt;&quot;;[.D273];&quot;&lt;/title&gt; &lt;pub&gt;&quot;;[.E273];&quot;&lt;/pub&gt; &lt;dev&gt;&quot;;[.F273];&quot;&lt;/dev&gt; &lt;genre&gt;&quot;;[.G273];&quot;&lt;/genre&gt; &lt;score&gt;&quot;;[.H273];&quot;&lt;/score&gt; &lt;player&gt;&quot;;[.I273];&quot;&lt;/player&gt; &lt;story&gt;&quot;;[.J273];&quot;&lt;/story&gt; &lt;/game&gt;&quot;)" office:value-type="string" office:string-value="&lt;game name=&quot;Looney Tunes (USA, Europe)&quot;&gt; &lt;year&gt;1992&lt;/year&gt; &lt;rating&gt;ESRB - E (Everyone)&lt;/rating&gt; &lt;title&gt;Looney Tunes &lt;/title&gt; &lt;pub&gt;Sun Electronics Corp.&lt;/pub&gt; &lt;dev&gt;Sun Electronics Corp.&lt;/dev&gt; &lt;genre&gt;Platform&lt;/genre&gt; &lt;score&gt;3.3&lt;/score&gt; &lt;player&gt;1 Player&lt;/player&gt; &lt;story&gt;This side-scrolling game allows the player to control  different Looney Tunes characters and their different abilities to advance through the levels, seven in all.  The player can use Daffy Duck (throwing a frisbee to defeat enemies with Mario-style gameplay), Tweety Bird (elude Sylvester throughout the level), Porky Pig (control a bi-plane to shoot down enemies), Taz (really only a bonus game in which he has to collect as many steaks as possible in 60 seconds), Speedy Gonzalez (elude ghosts and ghouls in a haunted mansion), Roadrunner (of course running from his arch enemy, Wile E. Coyote) and finally Bugs Bunny (gameplay similar to Daffy).&lt;/story&gt; &lt;/game&gt;">
            <text:p>&lt;game name="Looney Tunes (USA, Europe)"&gt; &lt;year&gt;1992&lt;/year&gt; &lt;rating&gt;ESRB - E (Everyone)&lt;/rating&gt; &lt;title&gt;Looney Tunes &lt;/title&gt; &lt;pub&gt;Sun Electronics Corp.&lt;/pub&gt; &lt;dev&gt;Sun Electronics Corp.&lt;/dev&gt; &lt;genre&gt;Platform&lt;/genre&gt; &lt;score&gt;3.3&lt;/score&gt; &lt;player&gt;1 Player&lt;/player&gt; &lt;story&gt;This side-scrolling game allows the player to control <text:s/>different Looney Tunes characters and their different abilities to advance through the levels, seven in all. <text:s/>The player can use Daffy Duck (throwing a frisbee to defeat enemies with Mario-style gameplay), Tweety Bird (elude Sylvester throughout the level), Porky Pig (control a bi-plane to shoot down enemies), Taz (really only a bonus game in which he has to collect as many steaks as possible in 60 seconds), Speedy Gonzalez (elude ghosts and ghouls in a haunted mansion), Roadrunner (of course running from his arch enemy, Wile E. Coyote) and finally Bugs Bunny (gameplay similar to Daffy).&lt;/story&gt; &lt;/game&gt;</text:p>
          </table:table-cell>
        </table:table-row>
        <table:table-row table:style-name="ro1">
          <table:table-cell office:value-type="string">
            <text:p>Loopz (World)</text:p>
          </table:table-cell>
          <table:table-cell office:value-type="float" office:value="1991">
            <text:p>1991</text:p>
          </table:table-cell>
          <table:table-cell office:value-type="string">
            <text:p>ESRB - E (Everyone)</text:p>
          </table:table-cell>
          <table:table-cell office:value-type="string">
            <text:p>Loopz </text:p>
          </table:table-cell>
          <table:table-cell office:value-type="string">
            <text:p>Mindscape, Inc.</text:p>
          </table:table-cell>
          <table:table-cell office:value-type="string">
            <text:p>Audiogenic Software Ltd.</text:p>
          </table:table-cell>
          <table:table-cell office:value-type="string">
            <text:p>Puzzle</text:p>
          </table:table-cell>
          <table:table-cell office:value-type="string">
            <text:p>3.2</text:p>
          </table:table-cell>
          <table:table-cell office:value-type="string">
            <text:p>1-2 Players</text:p>
          </table:table-cell>
          <table:table-cell office:value-type="string">
            <text:p>A puzzle game where the main goal is to make loops! Random pieces are presented over a board, including simple lines and corners as well as S bends and other warped shapes, of varying sizes. It is up to the player to link them up in a loop form, then moving on to the next level. Pieces can be placed on any empty space on the grid, and rotated into one of the four main compass directions.****Any pieces which are not part of the finished loop when a level is completed are left on the screen, so there is value in playing towards 2 distinct loops, to ensure that you have options depending on which pieces are drawn - unlike Pipe Dream there are no clues as to which pieces are coming next.****Three play modes are available, two of which can be played with two players. Game A is freestyle - simply make loops, gaining extra points for size and style. ****Game B is about unlocking bonus boards of the game by reaching a certain score. and uses a bonus multiplier method depending on loop difficulty.****The third mode of play begins with an already made loop and then removes random pieces of it, so the player has to put them back in when they appear again. It is essentially a memory test and logic puzzle of fitting the pieces back as one remembers - although placing a piece where it seems to fit is also often effective.</text:p>
          </table:table-cell>
          <table:table-cell table:formula="of:=CONCATENATE(&quot;&lt;game name=&quot;;CHAR(34);[.A274];CHAR(34);&quot;&gt; &lt;year&gt;&quot;;[.B274];&quot;&lt;/year&gt; &lt;rating&gt;&quot;;[.C274];&quot;&lt;/rating&gt; &lt;title&gt;&quot;;[.D274];&quot;&lt;/title&gt; &lt;pub&gt;&quot;;[.E274];&quot;&lt;/pub&gt; &lt;dev&gt;&quot;;[.F274];&quot;&lt;/dev&gt; &lt;genre&gt;&quot;;[.G274];&quot;&lt;/genre&gt; &lt;score&gt;&quot;;[.H274];&quot;&lt;/score&gt; &lt;player&gt;&quot;;[.I274];&quot;&lt;/player&gt; &lt;story&gt;&quot;;[.J274];&quot;&lt;/story&gt; &lt;/game&gt;&quot;)" office:value-type="string" office:string-value="&lt;game name=&quot;Loopz (World)&quot;&gt; &lt;year&gt;1991&lt;/year&gt; &lt;rating&gt;ESRB - E (Everyone)&lt;/rating&gt; &lt;title&gt;Loopz &lt;/title&gt; &lt;pub&gt;Mindscape, Inc.&lt;/pub&gt; &lt;dev&gt;Audiogenic Software Ltd.&lt;/dev&gt; &lt;genre&gt;Puzzle&lt;/genre&gt; &lt;score&gt;3.2&lt;/score&gt; &lt;player&gt;1-2 Players&lt;/player&gt; &lt;story&gt;A puzzle game where the main goal is to make loops! Random pieces are presented over a board, including simple lines and corners as well as S bends and other warped shapes, of varying sizes. It is up to the player to link them up in a loop form, then moving on to the next level. Pieces can be placed on any empty space on the grid, and rotated into one of the four main compass directions.****Any pieces which are not part of the finished loop when a level is completed are left on the screen, so there is value in playing towards 2 distinct loops, to ensure that you have options depending on which pieces are drawn - unlike Pipe Dream there are no clues as to which pieces are coming next.****Three play modes are available, two of which can be played with two players. Game A is freestyle - simply make loops, gaining extra points for size and style. ****Game B is about unlocking bonus boards of the game by reaching a certain score. and uses a bonus multiplier method depending on loop difficulty.****The third mode of play begins with an already made loop and then removes random pieces of it, so the player has to put them back in when they appear again. It is essentially a memory test and logic puzzle of fitting the pieces back as one remembers - although placing a piece where it seems to fit is also often effective.&lt;/story&gt; &lt;/game&gt;">
            <text:p>&lt;game name="Loopz (World)"&gt; &lt;year&gt;1991&lt;/year&gt; &lt;rating&gt;ESRB - E (Everyone)&lt;/rating&gt; &lt;title&gt;Loopz &lt;/title&gt; &lt;pub&gt;Mindscape, Inc.&lt;/pub&gt; &lt;dev&gt;Audiogenic Software Ltd.&lt;/dev&gt; &lt;genre&gt;Puzzle&lt;/genre&gt; &lt;score&gt;3.2&lt;/score&gt; &lt;player&gt;1-2 Players&lt;/player&gt; &lt;story&gt;A puzzle game where the main goal is to make loops! Random pieces are presented over a board, including simple lines and corners as well as S bends and other warped shapes, of varying sizes. It is up to the player to link them up in a loop form, then moving on to the next level. Pieces can be placed on any empty space on the grid, and rotated into one of the four main compass directions.****Any pieces which are not part of the finished loop when a level is completed are left on the screen, so there is value in playing towards 2 distinct loops, to ensure that you have options depending on which pieces are drawn - unlike Pipe Dream there are no clues as to which pieces are coming next.****Three play modes are available, two of which can be played with two players. Game A is freestyle - simply make loops, gaining extra points for size and style. ****Game B is about unlocking bonus boards of the game by reaching a certain score. and uses a bonus multiplier method depending on loop difficulty.****The third mode of play begins with an already made loop and then removes random pieces of it, so the player has to put them back in when they appear again. It is essentially a memory test and logic puzzle of fitting the pieces back as one remembers - although placing a piece where it seems to fit is also often effective.&lt;/story&gt; &lt;/game&gt;</text:p>
          </table:table-cell>
        </table:table-row>
        <table:table-row table:style-name="ro1">
          <table:table-cell office:value-type="string">
            <text:p>Lost World, The - Jurassic Park (USA, Europe)</text:p>
          </table:table-cell>
          <table:table-cell office:value-type="float" office:value="1997">
            <text:p>1997</text:p>
          </table:table-cell>
          <table:table-cell office:value-type="string">
            <text:p>ESRB - E (Everyone)</text:p>
          </table:table-cell>
          <table:table-cell office:value-type="string">
            <text:p>Lost World, The - Jurassic Park </text:p>
          </table:table-cell>
          <table:table-cell office:value-type="string">
            <text:p>THQ Inc.</text:p>
          </table:table-cell>
          <table:table-cell office:value-type="string">
            <text:p>Torus Games Pty. Ltd.</text:p>
          </table:table-cell>
          <table:table-cell office:value-type="string">
            <text:p>Platform</text:p>
          </table:table-cell>
          <table:table-cell office:value-type="string">
            <text:p>2.8</text:p>
          </table:table-cell>
          <table:table-cell office:value-type="string">
            <text:p>1 Player</text:p>
          </table:table-cell>
          <table:table-cell office:value-type="string">
            <text:p>The handheld game based on the second Jurassic Park movie puts the player in the shoes of an agent of InGen corporation who is sent to Isla Sorna, also known as "Site B", where dinosaurs still roam freely.****In each of the eight levels, a number of items (dinosaur eggs, computer disks or DNA samples) must be collected to finish the level. Gameplay mostly consists of running, jumping and climbing through the large platform-like levels. However, in the jungles and caves of the island, many enemies await: Both various dinosaur species, including Tyrannosaurus Rex and Velociraptor, and human enemies, employees of InGen's rival BioSyn. The player can defend himself by using kicks and punches, a pistol or a grenade launcher. Ammo and health power-ups can be found in boxes scattered around the levels.</text:p>
          </table:table-cell>
          <table:table-cell table:formula="of:=CONCATENATE(&quot;&lt;game name=&quot;;CHAR(34);[.A275];CHAR(34);&quot;&gt; &lt;year&gt;&quot;;[.B275];&quot;&lt;/year&gt; &lt;rating&gt;&quot;;[.C275];&quot;&lt;/rating&gt; &lt;title&gt;&quot;;[.D275];&quot;&lt;/title&gt; &lt;pub&gt;&quot;;[.E275];&quot;&lt;/pub&gt; &lt;dev&gt;&quot;;[.F275];&quot;&lt;/dev&gt; &lt;genre&gt;&quot;;[.G275];&quot;&lt;/genre&gt; &lt;score&gt;&quot;;[.H275];&quot;&lt;/score&gt; &lt;player&gt;&quot;;[.I275];&quot;&lt;/player&gt; &lt;story&gt;&quot;;[.J275];&quot;&lt;/story&gt; &lt;/game&gt;&quot;)" office:value-type="string" office:string-value="&lt;game name=&quot;Lost World, The - Jurassic Park (USA, Europe)&quot;&gt; &lt;year&gt;1997&lt;/year&gt; &lt;rating&gt;ESRB - E (Everyone)&lt;/rating&gt; &lt;title&gt;Lost World, The - Jurassic Park &lt;/title&gt; &lt;pub&gt;THQ Inc.&lt;/pub&gt; &lt;dev&gt;Torus Games Pty. Ltd.&lt;/dev&gt; &lt;genre&gt;Platform&lt;/genre&gt; &lt;score&gt;2.8&lt;/score&gt; &lt;player&gt;1 Player&lt;/player&gt; &lt;story&gt;The handheld game based on the second Jurassic Park movie puts the player in the shoes of an agent of InGen corporation who is sent to Isla Sorna, also known as &quot;Site B&quot;, where dinosaurs still roam freely.****In each of the eight levels, a number of items (dinosaur eggs, computer disks or DNA samples) must be collected to finish the level. Gameplay mostly consists of running, jumping and climbing through the large platform-like levels. However, in the jungles and caves of the island, many enemies await: Both various dinosaur species, including Tyrannosaurus Rex and Velociraptor, and human enemies, employees of InGen's rival BioSyn. The player can defend himself by using kicks and punches, a pistol or a grenade launcher. Ammo and health power-ups can be found in boxes scattered around the levels.&lt;/story&gt; &lt;/game&gt;">
            <text:p>&lt;game name="Lost World, The - Jurassic Park (USA, Europe)"&gt; &lt;year&gt;1997&lt;/year&gt; &lt;rating&gt;ESRB - E (Everyone)&lt;/rating&gt; &lt;title&gt;Lost World, The - Jurassic Park &lt;/title&gt; &lt;pub&gt;THQ Inc.&lt;/pub&gt; &lt;dev&gt;Torus Games Pty. Ltd.&lt;/dev&gt; &lt;genre&gt;Platform&lt;/genre&gt; &lt;score&gt;2.8&lt;/score&gt; &lt;player&gt;1 Player&lt;/player&gt; &lt;story&gt;The handheld game based on the second Jurassic Park movie puts the player in the shoes of an agent of InGen corporation who is sent to Isla Sorna, also known as "Site B", where dinosaurs still roam freely.****In each of the eight levels, a number of items (dinosaur eggs, computer disks or DNA samples) must be collected to finish the level. Gameplay mostly consists of running, jumping and climbing through the large platform-like levels. However, in the jungles and caves of the island, many enemies await: Both various dinosaur species, including Tyrannosaurus Rex and Velociraptor, and human enemies, employees of InGen's rival BioSyn. The player can defend himself by using kicks and punches, a pistol or a grenade launcher. Ammo and health power-ups can be found in boxes scattered around the levels.&lt;/story&gt; &lt;/game&gt;</text:p>
          </table:table-cell>
        </table:table-row>
        <table:table-row table:style-name="ro1">
          <table:table-cell office:value-type="string">
            <text:p>Lucky Luke (Europe)</text:p>
          </table:table-cell>
          <table:table-cell office:value-type="float" office:value="1996">
            <text:p>1996</text:p>
          </table:table-cell>
          <table:table-cell office:value-type="string">
            <text:p>ESRB - E (Everyone)</text:p>
          </table:table-cell>
          <table:table-cell office:value-type="string">
            <text:p>Lucky Luke </text:p>
          </table:table-cell>
          <table:table-cell office:value-type="string">
            <text:p>Infogrames Multimedia SA</text:p>
          </table:table-cell>
          <table:table-cell office:value-type="string">
            <text:p>Velez &amp; Dubail</text:p>
          </table:table-cell>
          <table:table-cell office:value-type="string">
            <text:p>Platform</text:p>
          </table:table-cell>
          <table:table-cell office:value-type="string">
            <text:p>4.0</text:p>
          </table:table-cell>
          <table:table-cell office:value-type="string">
            <text:p>1 Player</text:p>
          </table:table-cell>
          <table:table-cell office:value-type="string">
            <text:p>You play as Lucky Luke, lonesome cowboy, who draws his gun faster than his shadow. <text:s/>In a received telegram you read that Jesse James, Billy the Kid, Pat Poker, and The Dalton Brothers have escaped from jail. You as a good cowboy and law keeper have to catch them and return them back, finishing 12 levels of the game.****Players guide Luke through levels by walking, jumping, climbing and ducking. <text:s/>There are also objects to collect such as dynamite (which can be used to reveal hidden paths), revolver barrels, sheriff stars and other useful items. <text:s/>You also have to use collected items to get past a certain obstacle, such as to show a red cloth to a bull, feed a dog with a bone, and so on. Luke can attack enemies by shooting in straight or diagonal directions. <text:s/>Shooting exhausts the six bullets in your gun's barrel. To kill the bandits, bad Indians, prisoners, you should shoot at them for a certain number of times.****Locations of the levels vary from towns, saloons, and jails, to the prairies, ranches, and Indian village in Cheyenne Mountains. At the end of most levels you have to challenge one of the bosses, and at the end of the final level you should challenge four Daltons one after another again.****Some levels are scrolling arcades such as stagecoach traveling, chasing a train, escaping the Tornado or Buffalo, or flowing in the rapids. Also the bonus level is present, where you should shoot all the bottles to get and extra life.</text:p>
          </table:table-cell>
          <table:table-cell table:formula="of:=CONCATENATE(&quot;&lt;game name=&quot;;CHAR(34);[.A276];CHAR(34);&quot;&gt; &lt;year&gt;&quot;;[.B276];&quot;&lt;/year&gt; &lt;rating&gt;&quot;;[.C276];&quot;&lt;/rating&gt; &lt;title&gt;&quot;;[.D276];&quot;&lt;/title&gt; &lt;pub&gt;&quot;;[.E276];&quot;&lt;/pub&gt; &lt;dev&gt;&quot;;[.F276];&quot;&lt;/dev&gt; &lt;genre&gt;&quot;;[.G276];&quot;&lt;/genre&gt; &lt;score&gt;&quot;;[.H276];&quot;&lt;/score&gt; &lt;player&gt;&quot;;[.I276];&quot;&lt;/player&gt; &lt;story&gt;&quot;;[.J276];&quot;&lt;/story&gt; &lt;/game&gt;&quot;)" office:value-type="string" office:string-value="&lt;game name=&quot;Lucky Luke (Europe)&quot;&gt; &lt;year&gt;1996&lt;/year&gt; &lt;rating&gt;ESRB - E (Everyone)&lt;/rating&gt; &lt;title&gt;Lucky Luke &lt;/title&gt; &lt;pub&gt;Infogrames Multimedia SA&lt;/pub&gt; &lt;dev&gt;Velez &amp; Dubail&lt;/dev&gt; &lt;genre&gt;Platform&lt;/genre&gt; &lt;score&gt;4.0&lt;/score&gt; &lt;player&gt;1 Player&lt;/player&gt; &lt;story&gt;You play as Lucky Luke, lonesome cowboy, who draws his gun faster than his shadow.  In a received telegram you read that Jesse James, Billy the Kid, Pat Poker, and The Dalton Brothers have escaped from jail. You as a good cowboy and law keeper have to catch them and return them back, finishing 12 levels of the game.****Players guide Luke through levels by walking, jumping, climbing and ducking.  There are also objects to collect such as dynamite (which can be used to reveal hidden paths), revolver barrels, sheriff stars and other useful items.  You also have to use collected items to get past a certain obstacle, such as to show a red cloth to a bull, feed a dog with a bone, and so on. Luke can attack enemies by shooting in straight or diagonal directions.  Shooting exhausts the six bullets in your gun's barrel. To kill the bandits, bad Indians, prisoners, you should shoot at them for a certain number of times.****Locations of the levels vary from towns, saloons, and jails, to the prairies, ranches, and Indian village in Cheyenne Mountains. At the end of most levels you have to challenge one of the bosses, and at the end of the final level you should challenge four Daltons one after another again.****Some levels are scrolling arcades such as stagecoach traveling, chasing a train, escaping the Tornado or Buffalo, or flowing in the rapids. Also the bonus level is present, where you should shoot all the bottles to get and extra life.&lt;/story&gt; &lt;/game&gt;">
            <text:p>&lt;game name="Lucky Luke (Europe)"&gt; &lt;year&gt;1996&lt;/year&gt; &lt;rating&gt;ESRB - E (Everyone)&lt;/rating&gt; &lt;title&gt;Lucky Luke &lt;/title&gt; &lt;pub&gt;Infogrames Multimedia SA&lt;/pub&gt; &lt;dev&gt;Velez &amp; Dubail&lt;/dev&gt; &lt;genre&gt;Platform&lt;/genre&gt; &lt;score&gt;4.0&lt;/score&gt; &lt;player&gt;1 Player&lt;/player&gt; &lt;story&gt;You play as Lucky Luke, lonesome cowboy, who draws his gun faster than his shadow. <text:s/>In a received telegram you read that Jesse James, Billy the Kid, Pat Poker, and The Dalton Brothers have escaped from jail. You as a good cowboy and law keeper have to catch them and return them back, finishing 12 levels of the game.****Players guide Luke through levels by walking, jumping, climbing and ducking. <text:s/>There are also objects to collect such as dynamite (which can be used to reveal hidden paths), revolver barrels, sheriff stars and other useful items. <text:s/>You also have to use collected items to get past a certain obstacle, such as to show a red cloth to a bull, feed a dog with a bone, and so on. Luke can attack enemies by shooting in straight or diagonal directions. <text:s/>Shooting exhausts the six bullets in your gun's barrel. To kill the bandits, bad Indians, prisoners, you should shoot at them for a certain number of times.****Locations of the levels vary from towns, saloons, and jails, to the prairies, ranches, and Indian village in Cheyenne Mountains. At the end of most levels you have to challenge one of the bosses, and at the end of the final level you should challenge four Daltons one after another again.****Some levels are scrolling arcades such as stagecoach traveling, chasing a train, escaping the Tornado or Buffalo, or flowing in the rapids. Also the bonus level is present, where you should shoot all the bottles to get and extra life.&lt;/story&gt; &lt;/game&gt;</text:p>
          </table:table-cell>
        </table:table-row>
        <table:table-row table:style-name="ro1">
          <table:table-cell office:value-type="string">
            <text:p>Lucle (Japan, Europe)</text:p>
          </table:table-cell>
          <table:table-cell office:value-type="float" office:value="1994">
            <text:p>1994</text:p>
          </table:table-cell>
          <table:table-cell office:value-type="string">
            <text:p>ESRB - E (Everyone)</text:p>
          </table:table-cell>
          <table:table-cell office:value-type="string">
            <text:p>Lucle </text:p>
          </table:table-cell>
          <table:table-cell table:number-columns-repeated="2" office:value-type="string">
            <text:p>Vic Tokai Corporation</text:p>
          </table:table-cell>
          <table:table-cell office:value-type="string">
            <text:p>Puzzle</text:p>
          </table:table-cell>
          <table:table-cell office:value-type="string">
            <text:p>2.6</text:p>
          </table:table-cell>
          <table:table-cell office:value-type="string">
            <text:p>1 Player</text:p>
          </table:table-cell>
          <table:table-cell office:value-type="string">
            <text:p>In LUCLE, the player controls a space ship which is stranded on a foreign planet. In order to leave it, it needs to find one energy field per level. The biggest problem is how the ship is built: two round cockpits connected with a stiff rod. One of the cockpits is always fixed while the other one can be rotated around it. By alternating between the two cockpits the ship moves around the level, but of course this makes it harder to navigate tight passages. There are useful power-ups to collect like a compass and obstacles which should not be touched. Each level has to be solved within a time limit and there is no restricted number of lives.</text:p>
          </table:table-cell>
          <table:table-cell table:formula="of:=CONCATENATE(&quot;&lt;game name=&quot;;CHAR(34);[.A277];CHAR(34);&quot;&gt; &lt;year&gt;&quot;;[.B277];&quot;&lt;/year&gt; &lt;rating&gt;&quot;;[.C277];&quot;&lt;/rating&gt; &lt;title&gt;&quot;;[.D277];&quot;&lt;/title&gt; &lt;pub&gt;&quot;;[.E277];&quot;&lt;/pub&gt; &lt;dev&gt;&quot;;[.F277];&quot;&lt;/dev&gt; &lt;genre&gt;&quot;;[.G277];&quot;&lt;/genre&gt; &lt;score&gt;&quot;;[.H277];&quot;&lt;/score&gt; &lt;player&gt;&quot;;[.I277];&quot;&lt;/player&gt; &lt;story&gt;&quot;;[.J277];&quot;&lt;/story&gt; &lt;/game&gt;&quot;)" office:value-type="string" office:string-value="&lt;game name=&quot;Lucle (Japan, Europe)&quot;&gt; &lt;year&gt;1994&lt;/year&gt; &lt;rating&gt;ESRB - E (Everyone)&lt;/rating&gt; &lt;title&gt;Lucle &lt;/title&gt; &lt;pub&gt;Vic Tokai Corporation&lt;/pub&gt; &lt;dev&gt;Vic Tokai Corporation&lt;/dev&gt; &lt;genre&gt;Puzzle&lt;/genre&gt; &lt;score&gt;2.6&lt;/score&gt; &lt;player&gt;1 Player&lt;/player&gt; &lt;story&gt;In LUCLE, the player controls a space ship which is stranded on a foreign planet. In order to leave it, it needs to find one energy field per level. The biggest problem is how the ship is built: two round cockpits connected with a stiff rod. One of the cockpits is always fixed while the other one can be rotated around it. By alternating between the two cockpits the ship moves around the level, but of course this makes it harder to navigate tight passages. There are useful power-ups to collect like a compass and obstacles which should not be touched. Each level has to be solved within a time limit and there is no restricted number of lives.&lt;/story&gt; &lt;/game&gt;">
            <text:p>&lt;game name="Lucle (Japan, Europe)"&gt; &lt;year&gt;1994&lt;/year&gt; &lt;rating&gt;ESRB - E (Everyone)&lt;/rating&gt; &lt;title&gt;Lucle &lt;/title&gt; &lt;pub&gt;Vic Tokai Corporation&lt;/pub&gt; &lt;dev&gt;Vic Tokai Corporation&lt;/dev&gt; &lt;genre&gt;Puzzle&lt;/genre&gt; &lt;score&gt;2.6&lt;/score&gt; &lt;player&gt;1 Player&lt;/player&gt; &lt;story&gt;In LUCLE, the player controls a space ship which is stranded on a foreign planet. In order to leave it, it needs to find one energy field per level. The biggest problem is how the ship is built: two round cockpits connected with a stiff rod. One of the cockpits is always fixed while the other one can be rotated around it. By alternating between the two cockpits the ship moves around the level, but of course this makes it harder to navigate tight passages. There are useful power-ups to collect like a compass and obstacles which should not be touched. Each level has to be solved within a time limit and there is no restricted number of lives.&lt;/story&gt; &lt;/game&gt;</text:p>
          </table:table-cell>
        </table:table-row>
        <table:table-row table:style-name="ro1">
          <table:table-cell office:value-type="string">
            <text:p>Madden '95 (USA, Europe)</text:p>
          </table:table-cell>
          <table:table-cell office:value-type="float" office:value="1994">
            <text:p>1994</text:p>
          </table:table-cell>
          <table:table-cell office:value-type="string">
            <text:p>ESRB - E (Everyone)</text:p>
          </table:table-cell>
          <table:table-cell office:value-type="string">
            <text:p>Madden '95 </text:p>
          </table:table-cell>
          <table:table-cell office:value-type="string">
            <text:p>Malibu Games</text:p>
          </table:table-cell>
          <table:table-cell office:value-type="string">
            <text:p>Halestorm, Inc.</text:p>
          </table:table-cell>
          <table:table-cell office:value-type="string">
            <text:p>Sports/Football</text:p>
          </table:table-cell>
          <table:table-cell office:value-type="string">
            <text:p>3.0</text:p>
          </table:table-cell>
          <table:table-cell office:value-type="string">
            <text:p>1 Player</text:p>
          </table:table-cell>
          <table:table-cell office:value-type="string">
            <text:p>John Madden's back in the 1995 version of Madden NFL.****Play exhibition, Super Bowl, playoffs or full season with any of the 1994 teams or all Madden teams.****This time around, you can select whether or not to include weather conditions, new player animations (high steppin', QB slides), a bigger field and over 100 injuries.****Also includes windowless passing, all new Madden-designed strategies and team match-up that shows how your players stack up to the other team in their position.</text:p>
          </table:table-cell>
          <table:table-cell table:formula="of:=CONCATENATE(&quot;&lt;game name=&quot;;CHAR(34);[.A278];CHAR(34);&quot;&gt; &lt;year&gt;&quot;;[.B278];&quot;&lt;/year&gt; &lt;rating&gt;&quot;;[.C278];&quot;&lt;/rating&gt; &lt;title&gt;&quot;;[.D278];&quot;&lt;/title&gt; &lt;pub&gt;&quot;;[.E278];&quot;&lt;/pub&gt; &lt;dev&gt;&quot;;[.F278];&quot;&lt;/dev&gt; &lt;genre&gt;&quot;;[.G278];&quot;&lt;/genre&gt; &lt;score&gt;&quot;;[.H278];&quot;&lt;/score&gt; &lt;player&gt;&quot;;[.I278];&quot;&lt;/player&gt; &lt;story&gt;&quot;;[.J278];&quot;&lt;/story&gt; &lt;/game&gt;&quot;)" office:value-type="string" office:string-value="&lt;game name=&quot;Madden '95 (USA, Europe)&quot;&gt; &lt;year&gt;1994&lt;/year&gt; &lt;rating&gt;ESRB - E (Everyone)&lt;/rating&gt; &lt;title&gt;Madden '95 &lt;/title&gt; &lt;pub&gt;Malibu Games&lt;/pub&gt; &lt;dev&gt;Halestorm, Inc.&lt;/dev&gt; &lt;genre&gt;Sports/Football&lt;/genre&gt; &lt;score&gt;3.0&lt;/score&gt; &lt;player&gt;1 Player&lt;/player&gt; &lt;story&gt;John Madden's back in the 1995 version of Madden NFL.****Play exhibition, Super Bowl, playoffs or full season with any of the 1994 teams or all Madden teams.****This time around, you can select whether or not to include weather conditions, new player animations (high steppin', QB slides), a bigger field and over 100 injuries.****Also includes windowless passing, all new Madden-designed strategies and team match-up that shows how your players stack up to the other team in their position.&lt;/story&gt; &lt;/game&gt;">
            <text:p>&lt;game name="Madden '95 (USA, Europe)"&gt; &lt;year&gt;1994&lt;/year&gt; &lt;rating&gt;ESRB - E (Everyone)&lt;/rating&gt; &lt;title&gt;Madden '95 &lt;/title&gt; &lt;pub&gt;Malibu Games&lt;/pub&gt; &lt;dev&gt;Halestorm, Inc.&lt;/dev&gt; &lt;genre&gt;Sports/Football&lt;/genre&gt; &lt;score&gt;3.0&lt;/score&gt; &lt;player&gt;1 Player&lt;/player&gt; &lt;story&gt;John Madden's back in the 1995 version of Madden NFL.****Play exhibition, Super Bowl, playoffs or full season with any of the 1994 teams or all Madden teams.****This time around, you can select whether or not to include weather conditions, new player animations (high steppin', QB slides), a bigger field and over 100 injuries.****Also includes windowless passing, all new Madden-designed strategies and team match-up that shows how your players stack up to the other team in their position.&lt;/story&gt; &lt;/game&gt;</text:p>
          </table:table-cell>
        </table:table-row>
        <table:table-row table:style-name="ro1">
          <table:table-cell office:value-type="string">
            <text:p>Madden '96 (USA, Europe)</text:p>
          </table:table-cell>
          <table:table-cell office:value-type="float" office:value="1995">
            <text:p>1995</text:p>
          </table:table-cell>
          <table:table-cell office:value-type="string">
            <text:p>ESRB - E (Everyone)</text:p>
          </table:table-cell>
          <table:table-cell office:value-type="string">
            <text:p>Madden '96 </text:p>
          </table:table-cell>
          <table:table-cell office:value-type="string">
            <text:p>Black Pearl Software</text:p>
          </table:table-cell>
          <table:table-cell office:value-type="string">
            <text:p>Halestorm, Inc.</text:p>
          </table:table-cell>
          <table:table-cell office:value-type="string">
            <text:p>Sports/Football</text:p>
          </table:table-cell>
          <table:table-cell office:value-type="string">
            <text:p>2.4</text:p>
          </table:table-cell>
          <table:table-cell office:value-type="string">
            <text:p>1-2 Players</text:p>
          </table:table-cell>
          <table:table-cell office:value-type="string">
            <text:p>John Madden returns for the '96 season of Madden NFL.****Play exhibition, Super Bowl, playoffs or full season with any of the 1995 teams or all Madden teams.****While you can still select weather and there are over 100 injuries, this version adds voice-overs and the ability to draft and create players and see if they get drafted.****Still includes windowless passing, all new Madden-designed strategies and team match-up that shows how your players stack up to the other team in their position.</text:p>
          </table:table-cell>
          <table:table-cell table:formula="of:=CONCATENATE(&quot;&lt;game name=&quot;;CHAR(34);[.A279];CHAR(34);&quot;&gt; &lt;year&gt;&quot;;[.B279];&quot;&lt;/year&gt; &lt;rating&gt;&quot;;[.C279];&quot;&lt;/rating&gt; &lt;title&gt;&quot;;[.D279];&quot;&lt;/title&gt; &lt;pub&gt;&quot;;[.E279];&quot;&lt;/pub&gt; &lt;dev&gt;&quot;;[.F279];&quot;&lt;/dev&gt; &lt;genre&gt;&quot;;[.G279];&quot;&lt;/genre&gt; &lt;score&gt;&quot;;[.H279];&quot;&lt;/score&gt; &lt;player&gt;&quot;;[.I279];&quot;&lt;/player&gt; &lt;story&gt;&quot;;[.J279];&quot;&lt;/story&gt; &lt;/game&gt;&quot;)" office:value-type="string" office:string-value="&lt;game name=&quot;Madden '96 (USA, Europe)&quot;&gt; &lt;year&gt;1995&lt;/year&gt; &lt;rating&gt;ESRB - E (Everyone)&lt;/rating&gt; &lt;title&gt;Madden '96 &lt;/title&gt; &lt;pub&gt;Black Pearl Software&lt;/pub&gt; &lt;dev&gt;Halestorm, Inc.&lt;/dev&gt; &lt;genre&gt;Sports/Football&lt;/genre&gt; &lt;score&gt;2.4&lt;/score&gt; &lt;player&gt;1-2 Players&lt;/player&gt; &lt;story&gt;John Madden returns for the '96 season of Madden NFL.****Play exhibition, Super Bowl, playoffs or full season with any of the 1995 teams or all Madden teams.****While you can still select weather and there are over 100 injuries, this version adds voice-overs and the ability to draft and create players and see if they get drafted.****Still includes windowless passing, all new Madden-designed strategies and team match-up that shows how your players stack up to the other team in their position.&lt;/story&gt; &lt;/game&gt;">
            <text:p>&lt;game name="Madden '96 (USA, Europe)"&gt; &lt;year&gt;1995&lt;/year&gt; &lt;rating&gt;ESRB - E (Everyone)&lt;/rating&gt; &lt;title&gt;Madden '96 &lt;/title&gt; &lt;pub&gt;Black Pearl Software&lt;/pub&gt; &lt;dev&gt;Halestorm, Inc.&lt;/dev&gt; &lt;genre&gt;Sports/Football&lt;/genre&gt; &lt;score&gt;2.4&lt;/score&gt; &lt;player&gt;1-2 Players&lt;/player&gt; &lt;story&gt;John Madden returns for the '96 season of Madden NFL.****Play exhibition, Super Bowl, playoffs or full season with any of the 1995 teams or all Madden teams.****While you can still select weather and there are over 100 injuries, this version adds voice-overs and the ability to draft and create players and see if they get drafted.****Still includes windowless passing, all new Madden-designed strategies and team match-up that shows how your players stack up to the other team in their position.&lt;/story&gt; &lt;/game&gt;</text:p>
          </table:table-cell>
        </table:table-row>
        <table:table-row table:style-name="ro1">
          <table:table-cell office:value-type="string">
            <text:p>Madden '97 (USA)</text:p>
          </table:table-cell>
          <table:table-cell office:value-type="float" office:value="1996">
            <text:p>1996</text:p>
          </table:table-cell>
          <table:table-cell office:value-type="string">
            <text:p>ESRB - E (Everyone)</text:p>
          </table:table-cell>
          <table:table-cell office:value-type="string">
            <text:p>Madden '97 </text:p>
          </table:table-cell>
          <table:table-cell office:value-type="string">
            <text:p>Black Pearl Software</text:p>
          </table:table-cell>
          <table:table-cell office:value-type="string">
            <text:p>Tiertex Ltd.</text:p>
          </table:table-cell>
          <table:table-cell office:value-type="string">
            <text:p>Sports/Football</text:p>
          </table:table-cell>
          <table:table-cell office:value-type="string">
            <text:p>3.9</text:p>
          </table:table-cell>
          <table:table-cell office:value-type="string">
            <text:p>1 Player</text:p>
          </table:table-cell>
          <table:table-cell office:value-type="string">
            <text:p>Welcome to Madden NFL 97, the game that captures the excitement of a 30 yard touchdown pass, the strategy of a well executed scoring drive, and the atmosphere of a crisp autumn afternoon in the stadium. Madden NFL 97 delivers state of the art graphics and sound -- and with modem and network support, it's ready to put your competitive skills to the test.</text:p>
          </table:table-cell>
          <table:table-cell table:formula="of:=CONCATENATE(&quot;&lt;game name=&quot;;CHAR(34);[.A280];CHAR(34);&quot;&gt; &lt;year&gt;&quot;;[.B280];&quot;&lt;/year&gt; &lt;rating&gt;&quot;;[.C280];&quot;&lt;/rating&gt; &lt;title&gt;&quot;;[.D280];&quot;&lt;/title&gt; &lt;pub&gt;&quot;;[.E280];&quot;&lt;/pub&gt; &lt;dev&gt;&quot;;[.F280];&quot;&lt;/dev&gt; &lt;genre&gt;&quot;;[.G280];&quot;&lt;/genre&gt; &lt;score&gt;&quot;;[.H280];&quot;&lt;/score&gt; &lt;player&gt;&quot;;[.I280];&quot;&lt;/player&gt; &lt;story&gt;&quot;;[.J280];&quot;&lt;/story&gt; &lt;/game&gt;&quot;)" office:value-type="string" office:string-value="&lt;game name=&quot;Madden '97 (USA)&quot;&gt; &lt;year&gt;1996&lt;/year&gt; &lt;rating&gt;ESRB - E (Everyone)&lt;/rating&gt; &lt;title&gt;Madden '97 &lt;/title&gt; &lt;pub&gt;Black Pearl Software&lt;/pub&gt; &lt;dev&gt;Tiertex Ltd.&lt;/dev&gt; &lt;genre&gt;Sports/Football&lt;/genre&gt; &lt;score&gt;3.9&lt;/score&gt; &lt;player&gt;1 Player&lt;/player&gt; &lt;story&gt;Welcome to Madden NFL 97, the game that captures the excitement of a 30 yard touchdown pass, the strategy of a well executed scoring drive, and the atmosphere of a crisp autumn afternoon in the stadium. Madden NFL 97 delivers state of the art graphics and sound -- and with modem and network support, it's ready to put your competitive skills to the test.&lt;/story&gt; &lt;/game&gt;">
            <text:p>&lt;game name="Madden '97 (USA)"&gt; &lt;year&gt;1996&lt;/year&gt; &lt;rating&gt;ESRB - E (Everyone)&lt;/rating&gt; &lt;title&gt;Madden '97 &lt;/title&gt; &lt;pub&gt;Black Pearl Software&lt;/pub&gt; &lt;dev&gt;Tiertex Ltd.&lt;/dev&gt; &lt;genre&gt;Sports/Football&lt;/genre&gt; &lt;score&gt;3.9&lt;/score&gt; &lt;player&gt;1 Player&lt;/player&gt; &lt;story&gt;Welcome to Madden NFL 97, the game that captures the excitement of a 30 yard touchdown pass, the strategy of a well executed scoring drive, and the atmosphere of a crisp autumn afternoon in the stadium. Madden NFL 97 delivers state of the art graphics and sound -- and with modem and network support, it's ready to put your competitive skills to the test.&lt;/story&gt; &lt;/game&gt;</text:p>
          </table:table-cell>
        </table:table-row>
        <table:table-row table:style-name="ro1">
          <table:table-cell office:value-type="string">
            <text:p>Magnetic Soccer (Europe)</text:p>
          </table:table-cell>
          <table:table-cell office:value-type="float" office:value="1992">
            <text:p>1992</text:p>
          </table:table-cell>
          <table:table-cell office:value-type="string">
            <text:p>ESRB - E (Everyone)</text:p>
          </table:table-cell>
          <table:table-cell office:value-type="string">
            <text:p>Magnetic Soccer </text:p>
          </table:table-cell>
          <table:table-cell office:value-type="string">
            <text:p>Nintendo of Europe GmbH</text:p>
          </table:table-cell>
          <table:table-cell office:value-type="string">
            <text:p>Nintendo </text:p>
          </table:table-cell>
          <table:table-cell office:value-type="string">
            <text:p>Sports/Soccer</text:p>
          </table:table-cell>
          <table:table-cell office:value-type="string">
            <text:p>2.8</text:p>
          </table:table-cell>
          <table:table-cell office:value-type="string">
            <text:p>1-2 Players</text:p>
          </table:table-cell>
          <table:table-cell office:value-type="string">
            <text:p>Magnetic Soccer is based on table football (and not magnetic football as the name implies): each team has eight athletes which are divided into four rows (1-2-3-2). Those rows can be moved left and right (in contrast to the real game, all rows are moved at once) and turned in order to kick the ball. Players also can stop the ball and perform powerful shots which incapacitate enemy athletes (except the goalkeeper) when hit. The goal is to score more goals than the opponent; a draw results in a penalty shootout. <text:s/>The game features various playing options including three different surfaces, multiplayer, a training mode without an enemy team, a spectator mode for AI matches and three difficulty levels.</text:p>
          </table:table-cell>
          <table:table-cell table:formula="of:=CONCATENATE(&quot;&lt;game name=&quot;;CHAR(34);[.A281];CHAR(34);&quot;&gt; &lt;year&gt;&quot;;[.B281];&quot;&lt;/year&gt; &lt;rating&gt;&quot;;[.C281];&quot;&lt;/rating&gt; &lt;title&gt;&quot;;[.D281];&quot;&lt;/title&gt; &lt;pub&gt;&quot;;[.E281];&quot;&lt;/pub&gt; &lt;dev&gt;&quot;;[.F281];&quot;&lt;/dev&gt; &lt;genre&gt;&quot;;[.G281];&quot;&lt;/genre&gt; &lt;score&gt;&quot;;[.H281];&quot;&lt;/score&gt; &lt;player&gt;&quot;;[.I281];&quot;&lt;/player&gt; &lt;story&gt;&quot;;[.J281];&quot;&lt;/story&gt; &lt;/game&gt;&quot;)" office:value-type="string" office:string-value="&lt;game name=&quot;Magnetic Soccer (Europe)&quot;&gt; &lt;year&gt;1992&lt;/year&gt; &lt;rating&gt;ESRB - E (Everyone)&lt;/rating&gt; &lt;title&gt;Magnetic Soccer &lt;/title&gt; &lt;pub&gt;Nintendo of Europe GmbH&lt;/pub&gt; &lt;dev&gt;Nintendo &lt;/dev&gt; &lt;genre&gt;Sports/Soccer&lt;/genre&gt; &lt;score&gt;2.8&lt;/score&gt; &lt;player&gt;1-2 Players&lt;/player&gt; &lt;story&gt;Magnetic Soccer is based on table football (and not magnetic football as the name implies): each team has eight athletes which are divided into four rows (1-2-3-2). Those rows can be moved left and right (in contrast to the real game, all rows are moved at once) and turned in order to kick the ball. Players also can stop the ball and perform powerful shots which incapacitate enemy athletes (except the goalkeeper) when hit. The goal is to score more goals than the opponent; a draw results in a penalty shootout.  The game features various playing options including three different surfaces, multiplayer, a training mode without an enemy team, a spectator mode for AI matches and three difficulty levels.&lt;/story&gt; &lt;/game&gt;">
            <text:p>&lt;game name="Magnetic Soccer (Europe)"&gt; &lt;year&gt;1992&lt;/year&gt; &lt;rating&gt;ESRB - E (Everyone)&lt;/rating&gt; &lt;title&gt;Magnetic Soccer &lt;/title&gt; &lt;pub&gt;Nintendo of Europe GmbH&lt;/pub&gt; &lt;dev&gt;Nintendo &lt;/dev&gt; &lt;genre&gt;Sports/Soccer&lt;/genre&gt; &lt;score&gt;2.8&lt;/score&gt; &lt;player&gt;1-2 Players&lt;/player&gt; &lt;story&gt;Magnetic Soccer is based on table football (and not magnetic football as the name implies): each team has eight athletes which are divided into four rows (1-2-3-2). Those rows can be moved left and right (in contrast to the real game, all rows are moved at once) and turned in order to kick the ball. Players also can stop the ball and perform powerful shots which incapacitate enemy athletes (except the goalkeeper) when hit. The goal is to score more goals than the opponent; a draw results in a penalty shootout. <text:s/>The game features various playing options including three different surfaces, multiplayer, a training mode without an enemy team, a spectator mode for AI matches and three difficulty levels.&lt;/story&gt; &lt;/game&gt;</text:p>
          </table:table-cell>
        </table:table-row>
        <table:table-row table:style-name="ro1">
          <table:table-cell office:value-type="string">
            <text:p>Malibu Beach Volleyball (USA)</text:p>
          </table:table-cell>
          <table:table-cell office:value-type="float" office:value="1990">
            <text:p>1990</text:p>
          </table:table-cell>
          <table:table-cell office:value-type="string">
            <text:p>ESRB - E (Everyone)</text:p>
          </table:table-cell>
          <table:table-cell office:value-type="string">
            <text:p>Malibu Beach Volleyball </text:p>
          </table:table-cell>
          <table:table-cell office:value-type="string">
            <text:p>Activision, Inc.</text:p>
          </table:table-cell>
          <table:table-cell office:value-type="string">
            <text:p>Tose Co., Ltd.</text:p>
          </table:table-cell>
          <table:table-cell office:value-type="string">
            <text:p>Sports/Volleyball</text:p>
          </table:table-cell>
          <table:table-cell office:value-type="string">
            <text:p>2.3</text:p>
          </table:table-cell>
          <table:table-cell office:value-type="string">
            <text:p>1-2 Players</text:p>
          </table:table-cell>
          <table:table-cell office:value-type="string">
            <text:p>Malibu Beach Volleyball lets players compete in two on two beach volleyball matches. Players can choose to play as either the men or woman's team of four different countries which are the United States of America, Japan, Italy, and Brazil. Players can choose to play a match consisting of either one game or of a best of three. <text:s/>The gameplay involves the typical set of rules for volleyball. Players try to score points by getting the ball to land on their opponents side of the court. Typical volleyball moves are also present such as bumping the ball and spiking. The match ends when a team's score reaches a set amount of points. <text:s/>Options allow the player to turn the music on or off.</text:p>
          </table:table-cell>
          <table:table-cell table:formula="of:=CONCATENATE(&quot;&lt;game name=&quot;;CHAR(34);[.A282];CHAR(34);&quot;&gt; &lt;year&gt;&quot;;[.B282];&quot;&lt;/year&gt; &lt;rating&gt;&quot;;[.C282];&quot;&lt;/rating&gt; &lt;title&gt;&quot;;[.D282];&quot;&lt;/title&gt; &lt;pub&gt;&quot;;[.E282];&quot;&lt;/pub&gt; &lt;dev&gt;&quot;;[.F282];&quot;&lt;/dev&gt; &lt;genre&gt;&quot;;[.G282];&quot;&lt;/genre&gt; &lt;score&gt;&quot;;[.H282];&quot;&lt;/score&gt; &lt;player&gt;&quot;;[.I282];&quot;&lt;/player&gt; &lt;story&gt;&quot;;[.J282];&quot;&lt;/story&gt; &lt;/game&gt;&quot;)" office:value-type="string" office:string-value="&lt;game name=&quot;Malibu Beach Volleyball (USA)&quot;&gt; &lt;year&gt;1990&lt;/year&gt; &lt;rating&gt;ESRB - E (Everyone)&lt;/rating&gt; &lt;title&gt;Malibu Beach Volleyball &lt;/title&gt; &lt;pub&gt;Activision, Inc.&lt;/pub&gt; &lt;dev&gt;Tose Co., Ltd.&lt;/dev&gt; &lt;genre&gt;Sports/Volleyball&lt;/genre&gt; &lt;score&gt;2.3&lt;/score&gt; &lt;player&gt;1-2 Players&lt;/player&gt; &lt;story&gt;Malibu Beach Volleyball lets players compete in two on two beach volleyball matches. Players can choose to play as either the men or woman's team of four different countries which are the United States of America, Japan, Italy, and Brazil. Players can choose to play a match consisting of either one game or of a best of three.  The gameplay involves the typical set of rules for volleyball. Players try to score points by getting the ball to land on their opponents side of the court. Typical volleyball moves are also present such as bumping the ball and spiking. The match ends when a team's score reaches a set amount of points.  Options allow the player to turn the music on or off.&lt;/story&gt; &lt;/game&gt;">
            <text:p>&lt;game name="Malibu Beach Volleyball (USA)"&gt; &lt;year&gt;1990&lt;/year&gt; &lt;rating&gt;ESRB - E (Everyone)&lt;/rating&gt; &lt;title&gt;Malibu Beach Volleyball &lt;/title&gt; &lt;pub&gt;Activision, Inc.&lt;/pub&gt; &lt;dev&gt;Tose Co., Ltd.&lt;/dev&gt; &lt;genre&gt;Sports/Volleyball&lt;/genre&gt; &lt;score&gt;2.3&lt;/score&gt; &lt;player&gt;1-2 Players&lt;/player&gt; &lt;story&gt;Malibu Beach Volleyball lets players compete in two on two beach volleyball matches. Players can choose to play as either the men or woman's team of four different countries which are the United States of America, Japan, Italy, and Brazil. Players can choose to play a match consisting of either one game or of a best of three. <text:s/>The gameplay involves the typical set of rules for volleyball. Players try to score points by getting the ball to land on their opponents side of the court. Typical volleyball moves are also present such as bumping the ball and spiking. The match ends when a team's score reaches a set amount of points. <text:s/>Options allow the player to turn the music on or off.&lt;/story&gt; &lt;/game&gt;</text:p>
          </table:table-cell>
        </table:table-row>
        <table:table-row table:style-name="ro1">
          <table:table-cell office:value-type="string">
            <text:p>Marble Madness (USA, Europe)</text:p>
          </table:table-cell>
          <table:table-cell office:value-type="float" office:value="1991">
            <text:p>1991</text:p>
          </table:table-cell>
          <table:table-cell office:value-type="string">
            <text:p>ESRB - E (Everyone)</text:p>
          </table:table-cell>
          <table:table-cell office:value-type="string">
            <text:p>Marble Madness </text:p>
          </table:table-cell>
          <table:table-cell office:value-type="string">
            <text:p>Mindscape, Inc.</text:p>
          </table:table-cell>
          <table:table-cell office:value-type="string">
            <text:p>Atari Games Corporation</text:p>
          </table:table-cell>
          <table:table-cell office:value-type="string">
            <text:p>Puzzle</text:p>
          </table:table-cell>
          <table:table-cell office:value-type="string">
            <text:p>3.5</text:p>
          </table:table-cell>
          <table:table-cell office:value-type="string">
            <text:p>1-2 Players</text:p>
          </table:table-cell>
          <table:table-cell office:value-type="string">
            <text:p>A port of the arcade game. The idea is deceptively simple: Guide a marble down a path without hitting any obstacles or straying off the course. The game is viewed from an isometric perspective, which makes it harder to stay focused on the direction the ball is to follow. There are tight corridors to follow and enemies to avoid. There is a 2-player mode in which players must race to the finish; otherwise you're racing against the clock.</text:p>
          </table:table-cell>
          <table:table-cell table:formula="of:=CONCATENATE(&quot;&lt;game name=&quot;;CHAR(34);[.A283];CHAR(34);&quot;&gt; &lt;year&gt;&quot;;[.B283];&quot;&lt;/year&gt; &lt;rating&gt;&quot;;[.C283];&quot;&lt;/rating&gt; &lt;title&gt;&quot;;[.D283];&quot;&lt;/title&gt; &lt;pub&gt;&quot;;[.E283];&quot;&lt;/pub&gt; &lt;dev&gt;&quot;;[.F283];&quot;&lt;/dev&gt; &lt;genre&gt;&quot;;[.G283];&quot;&lt;/genre&gt; &lt;score&gt;&quot;;[.H283];&quot;&lt;/score&gt; &lt;player&gt;&quot;;[.I283];&quot;&lt;/player&gt; &lt;story&gt;&quot;;[.J283];&quot;&lt;/story&gt; &lt;/game&gt;&quot;)" office:value-type="string" office:string-value="&lt;game name=&quot;Marble Madness (USA, Europe)&quot;&gt; &lt;year&gt;1991&lt;/year&gt; &lt;rating&gt;ESRB - E (Everyone)&lt;/rating&gt; &lt;title&gt;Marble Madness &lt;/title&gt; &lt;pub&gt;Mindscape, Inc.&lt;/pub&gt; &lt;dev&gt;Atari Games Corporation&lt;/dev&gt; &lt;genre&gt;Puzzle&lt;/genre&gt; &lt;score&gt;3.5&lt;/score&gt; &lt;player&gt;1-2 Players&lt;/player&gt; &lt;story&gt;A port of the arcade game. The idea is deceptively simple: Guide a marble down a path without hitting any obstacles or straying off the course. The game is viewed from an isometric perspective, which makes it harder to stay focused on the direction the ball is to follow. There are tight corridors to follow and enemies to avoid. There is a 2-player mode in which players must race to the finish; otherwise you're racing against the clock.&lt;/story&gt; &lt;/game&gt;">
            <text:p>&lt;game name="Marble Madness (USA, Europe)"&gt; &lt;year&gt;1991&lt;/year&gt; &lt;rating&gt;ESRB - E (Everyone)&lt;/rating&gt; &lt;title&gt;Marble Madness &lt;/title&gt; &lt;pub&gt;Mindscape, Inc.&lt;/pub&gt; &lt;dev&gt;Atari Games Corporation&lt;/dev&gt; &lt;genre&gt;Puzzle&lt;/genre&gt; &lt;score&gt;3.5&lt;/score&gt; &lt;player&gt;1-2 Players&lt;/player&gt; &lt;story&gt;A port of the arcade game. The idea is deceptively simple: Guide a marble down a path without hitting any obstacles or straying off the course. The game is viewed from an isometric perspective, which makes it harder to stay focused on the direction the ball is to follow. There are tight corridors to follow and enemies to avoid. There is a 2-player mode in which players must race to the finish; otherwise you're racing against the clock.&lt;/story&gt; &lt;/game&gt;</text:p>
          </table:table-cell>
        </table:table-row>
        <table:table-row table:style-name="ro1">
          <table:table-cell office:value-type="string">
            <text:p>Mario's Picross (USA, Europe)</text:p>
          </table:table-cell>
          <table:table-cell office:value-type="float" office:value="1995">
            <text:p>1995</text:p>
          </table:table-cell>
          <table:table-cell office:value-type="string">
            <text:p>ESRB - E (Everyone)</text:p>
          </table:table-cell>
          <table:table-cell office:value-type="string">
            <text:p>Mario's Picross </text:p>
          </table:table-cell>
          <table:table-cell office:value-type="string">
            <text:p>Nintendo of America Inc.</text:p>
          </table:table-cell>
          <table:table-cell office:value-type="string">
            <text:p>Nintendo Co., Ltd.</text:p>
          </table:table-cell>
          <table:table-cell office:value-type="string">
            <text:p>Puzzle</text:p>
          </table:table-cell>
          <table:table-cell office:value-type="string">
            <text:p>3.8</text:p>
          </table:table-cell>
          <table:table-cell office:value-type="string">
            <text:p>1 Player</text:p>
          </table:table-cell>
          <table:table-cell office:value-type="string">
            <text:p>Nonograms are number puzzles where logic is used to find the solution. Clues are provided along the sides of the playfield grid, telling the player how many squares to fill in each row and column. With logic the player can figure out exactly which squares of the grid to fill. The thinking process is similar to solving Sudoku puzzles.****Mario's Picross (from PICture CROSSword) is Nintendo's take on Nonograms. In this game, Mario takes on the role of an archaeologist who chisels away the squares in each playfield. The result is a small picture. There are 256 different puzzles to solve, divided into four courses with increasing difficulty level.</text:p>
          </table:table-cell>
          <table:table-cell table:formula="of:=CONCATENATE(&quot;&lt;game name=&quot;;CHAR(34);[.A284];CHAR(34);&quot;&gt; &lt;year&gt;&quot;;[.B284];&quot;&lt;/year&gt; &lt;rating&gt;&quot;;[.C284];&quot;&lt;/rating&gt; &lt;title&gt;&quot;;[.D284];&quot;&lt;/title&gt; &lt;pub&gt;&quot;;[.E284];&quot;&lt;/pub&gt; &lt;dev&gt;&quot;;[.F284];&quot;&lt;/dev&gt; &lt;genre&gt;&quot;;[.G284];&quot;&lt;/genre&gt; &lt;score&gt;&quot;;[.H284];&quot;&lt;/score&gt; &lt;player&gt;&quot;;[.I284];&quot;&lt;/player&gt; &lt;story&gt;&quot;;[.J284];&quot;&lt;/story&gt; &lt;/game&gt;&quot;)" office:value-type="string" office:string-value="&lt;game name=&quot;Mario's Picross (USA, Europe)&quot;&gt; &lt;year&gt;1995&lt;/year&gt; &lt;rating&gt;ESRB - E (Everyone)&lt;/rating&gt; &lt;title&gt;Mario's Picross &lt;/title&gt; &lt;pub&gt;Nintendo of America Inc.&lt;/pub&gt; &lt;dev&gt;Nintendo Co., Ltd.&lt;/dev&gt; &lt;genre&gt;Puzzle&lt;/genre&gt; &lt;score&gt;3.8&lt;/score&gt; &lt;player&gt;1 Player&lt;/player&gt; &lt;story&gt;Nonograms are number puzzles where logic is used to find the solution. Clues are provided along the sides of the playfield grid, telling the player how many squares to fill in each row and column. With logic the player can figure out exactly which squares of the grid to fill. The thinking process is similar to solving Sudoku puzzles.****Mario's Picross (from PICture CROSSword) is Nintendo's take on Nonograms. In this game, Mario takes on the role of an archaeologist who chisels away the squares in each playfield. The result is a small picture. There are 256 different puzzles to solve, divided into four courses with increasing difficulty level.&lt;/story&gt; &lt;/game&gt;">
            <text:p>&lt;game name="Mario's Picross (USA, Europe)"&gt; &lt;year&gt;1995&lt;/year&gt; &lt;rating&gt;ESRB - E (Everyone)&lt;/rating&gt; &lt;title&gt;Mario's Picross &lt;/title&gt; &lt;pub&gt;Nintendo of America Inc.&lt;/pub&gt; &lt;dev&gt;Nintendo Co., Ltd.&lt;/dev&gt; &lt;genre&gt;Puzzle&lt;/genre&gt; &lt;score&gt;3.8&lt;/score&gt; &lt;player&gt;1 Player&lt;/player&gt; &lt;story&gt;Nonograms are number puzzles where logic is used to find the solution. Clues are provided along the sides of the playfield grid, telling the player how many squares to fill in each row and column. With logic the player can figure out exactly which squares of the grid to fill. The thinking process is similar to solving Sudoku puzzles.****Mario's Picross (from PICture CROSSword) is Nintendo's take on Nonograms. In this game, Mario takes on the role of an archaeologist who chisels away the squares in each playfield. The result is a small picture. There are 256 different puzzles to solve, divided into four courses with increasing difficulty level.&lt;/story&gt; &lt;/game&gt;</text:p>
          </table:table-cell>
        </table:table-row>
        <table:table-row table:style-name="ro1">
          <table:table-cell office:value-type="string">
            <text:p>Maru's Mission (USA)</text:p>
          </table:table-cell>
          <table:table-cell office:value-type="float" office:value="1991">
            <text:p>1991</text:p>
          </table:table-cell>
          <table:table-cell office:value-type="string">
            <text:p>ESRB - E (Everyone)</text:p>
          </table:table-cell>
          <table:table-cell office:value-type="string">
            <text:p>Maru's Mission </text:p>
          </table:table-cell>
          <table:table-cell table:number-columns-repeated="2" office:value-type="string">
            <text:p>Jaleco Ltd.</text:p>
          </table:table-cell>
          <table:table-cell office:value-type="string">
            <text:p>Platform</text:p>
          </table:table-cell>
          <table:table-cell office:value-type="string">
            <text:p>3.1</text:p>
          </table:table-cell>
          <table:table-cell office:value-type="string">
            <text:p>1 Player</text:p>
          </table:table-cell>
          <table:table-cell office:value-type="string">
            <text:p>One day while Maru and Cori are taking a walk in Central Park, a strange thing happens. Out of nowhere this weird looking guy shows up and waylays the unsuspecting couple. Before Maru can respond, the weird looking guy and Cori vanish without a trace, leaving Maru behind wondering what in the world just happened. <text:s/>Maru's Mission is a side scrolling action game. Traveling throughout the world from such locations as the USA and Romania, you fight mythological monsters such as Isis and Dracula. Maru can shoot sparks in rapid succession and can also get access to a variety of powerful different weapons. Maru can collect hearts to replenish his health and jump to avoid obstacles or dodge enemies. Levels are usually finished by defeating a level boss which sometimes earns a new weapon.</text:p>
          </table:table-cell>
          <table:table-cell table:formula="of:=CONCATENATE(&quot;&lt;game name=&quot;;CHAR(34);[.A285];CHAR(34);&quot;&gt; &lt;year&gt;&quot;;[.B285];&quot;&lt;/year&gt; &lt;rating&gt;&quot;;[.C285];&quot;&lt;/rating&gt; &lt;title&gt;&quot;;[.D285];&quot;&lt;/title&gt; &lt;pub&gt;&quot;;[.E285];&quot;&lt;/pub&gt; &lt;dev&gt;&quot;;[.F285];&quot;&lt;/dev&gt; &lt;genre&gt;&quot;;[.G285];&quot;&lt;/genre&gt; &lt;score&gt;&quot;;[.H285];&quot;&lt;/score&gt; &lt;player&gt;&quot;;[.I285];&quot;&lt;/player&gt; &lt;story&gt;&quot;;[.J285];&quot;&lt;/story&gt; &lt;/game&gt;&quot;)" office:value-type="string" office:string-value="&lt;game name=&quot;Maru's Mission (USA)&quot;&gt; &lt;year&gt;1991&lt;/year&gt; &lt;rating&gt;ESRB - E (Everyone)&lt;/rating&gt; &lt;title&gt;Maru's Mission &lt;/title&gt; &lt;pub&gt;Jaleco Ltd.&lt;/pub&gt; &lt;dev&gt;Jaleco Ltd.&lt;/dev&gt; &lt;genre&gt;Platform&lt;/genre&gt; &lt;score&gt;3.1&lt;/score&gt; &lt;player&gt;1 Player&lt;/player&gt; &lt;story&gt;One day while Maru and Cori are taking a walk in Central Park, a strange thing happens. Out of nowhere this weird looking guy shows up and waylays the unsuspecting couple. Before Maru can respond, the weird looking guy and Cori vanish without a trace, leaving Maru behind wondering what in the world just happened.  Maru's Mission is a side scrolling action game. Traveling throughout the world from such locations as the USA and Romania, you fight mythological monsters such as Isis and Dracula. Maru can shoot sparks in rapid succession and can also get access to a variety of powerful different weapons. Maru can collect hearts to replenish his health and jump to avoid obstacles or dodge enemies. Levels are usually finished by defeating a level boss which sometimes earns a new weapon.&lt;/story&gt; &lt;/game&gt;">
            <text:p>&lt;game name="Maru's Mission (USA)"&gt; &lt;year&gt;1991&lt;/year&gt; &lt;rating&gt;ESRB - E (Everyone)&lt;/rating&gt; &lt;title&gt;Maru's Mission &lt;/title&gt; &lt;pub&gt;Jaleco Ltd.&lt;/pub&gt; &lt;dev&gt;Jaleco Ltd.&lt;/dev&gt; &lt;genre&gt;Platform&lt;/genre&gt; &lt;score&gt;3.1&lt;/score&gt; &lt;player&gt;1 Player&lt;/player&gt; &lt;story&gt;One day while Maru and Cori are taking a walk in Central Park, a strange thing happens. Out of nowhere this weird looking guy shows up and waylays the unsuspecting couple. Before Maru can respond, the weird looking guy and Cori vanish without a trace, leaving Maru behind wondering what in the world just happened. <text:s/>Maru's Mission is a side scrolling action game. Traveling throughout the world from such locations as the USA and Romania, you fight mythological monsters such as Isis and Dracula. Maru can shoot sparks in rapid succession and can also get access to a variety of powerful different weapons. Maru can collect hearts to replenish his health and jump to avoid obstacles or dodge enemies. Levels are usually finished by defeating a level boss which sometimes earns a new weapon.&lt;/story&gt; &lt;/game&gt;</text:p>
          </table:table-cell>
        </table:table-row>
        <table:table-row table:style-name="ro1">
          <table:table-cell office:value-type="string">
            <text:p>Maui Mallard (USA)</text:p>
          </table:table-cell>
          <table:table-cell office:value-type="float" office:value="1998">
            <text:p>1998</text:p>
          </table:table-cell>
          <table:table-cell office:value-type="string">
            <text:p>ESRB - E (Everyone)</text:p>
          </table:table-cell>
          <table:table-cell office:value-type="string">
            <text:p>Maui Mallard </text:p>
          </table:table-cell>
          <table:table-cell office:value-type="string">
            <text:p>Sun Corporation</text:p>
          </table:table-cell>
          <table:table-cell office:value-type="string">
            <text:p>Disney Interactive, Inc.</text:p>
          </table:table-cell>
          <table:table-cell office:value-type="string">
            <text:p>Platform</text:p>
          </table:table-cell>
          <table:table-cell office:value-type="string">
            <text:p>3.2</text:p>
          </table:table-cell>
          <table:table-cell office:value-type="string">
            <text:p>1 Player</text:p>
          </table:table-cell>
          <table:table-cell office:value-type="string">
            <text:p>Disney's Donald Duck takes the starring role in this sidescrolling platform game. As the detective Maui Mallard, he's on the trail of a long lost Idol, which has recently vanished. Early on, Maui can also switch between his normal self and Ninja Maui, and with all the creepy voodoo enemies he'll encounter throughout his adventure, he's going to need all the help he can get. <text:s/>As previously mentioned, there are two personalities to Maui, and as a result, two different sets of controls. Normal Maui carries a bug gun, which can fire a variety of different insect ammo, from basic bugs, to the more powerful lightning and fire bugs. It's also possible for Maui to combine bugs to pack a more powerful blast at his enemies. <text:s/>Once Maui starts to find Yin-Yang coins, he'll be able to transform into Ninja Maui. Ninja Maui has lightning-quick reflexes, and wields a bo staff. In addition to being handy for whacking enemies, Ninja Maui can also climb between walls by jumping and propping the staff between the walls at the height of his jump. He can also hook onto duck heads and swing from them to reach areas he normally couldn't. You'll need to constantly find Yin-Yang coins to fuel your Ninja persona, otherwise you'll run out and transform back to Maui Mallard. <text:s/>The level layout in the Game Boy version is slightly different with less secrets to be found.</text:p>
          </table:table-cell>
          <table:table-cell table:formula="of:=CONCATENATE(&quot;&lt;game name=&quot;;CHAR(34);[.A286];CHAR(34);&quot;&gt; &lt;year&gt;&quot;;[.B286];&quot;&lt;/year&gt; &lt;rating&gt;&quot;;[.C286];&quot;&lt;/rating&gt; &lt;title&gt;&quot;;[.D286];&quot;&lt;/title&gt; &lt;pub&gt;&quot;;[.E286];&quot;&lt;/pub&gt; &lt;dev&gt;&quot;;[.F286];&quot;&lt;/dev&gt; &lt;genre&gt;&quot;;[.G286];&quot;&lt;/genre&gt; &lt;score&gt;&quot;;[.H286];&quot;&lt;/score&gt; &lt;player&gt;&quot;;[.I286];&quot;&lt;/player&gt; &lt;story&gt;&quot;;[.J286];&quot;&lt;/story&gt; &lt;/game&gt;&quot;)" office:value-type="string" office:string-value="&lt;game name=&quot;Maui Mallard (USA)&quot;&gt; &lt;year&gt;1998&lt;/year&gt; &lt;rating&gt;ESRB - E (Everyone)&lt;/rating&gt; &lt;title&gt;Maui Mallard &lt;/title&gt; &lt;pub&gt;Sun Corporation&lt;/pub&gt; &lt;dev&gt;Disney Interactive, Inc.&lt;/dev&gt; &lt;genre&gt;Platform&lt;/genre&gt; &lt;score&gt;3.2&lt;/score&gt; &lt;player&gt;1 Player&lt;/player&gt; &lt;story&gt;Disney's Donald Duck takes the starring role in this sidescrolling platform game. As the detective Maui Mallard, he's on the trail of a long lost Idol, which has recently vanished. Early on, Maui can also switch between his normal self and Ninja Maui, and with all the creepy voodoo enemies he'll encounter throughout his adventure, he's going to need all the help he can get.  As previously mentioned, there are two personalities to Maui, and as a result, two different sets of controls. Normal Maui carries a bug gun, which can fire a variety of different insect ammo, from basic bugs, to the more powerful lightning and fire bugs. It's also possible for Maui to combine bugs to pack a more powerful blast at his enemies.  Once Maui starts to find Yin-Yang coins, he'll be able to transform into Ninja Maui. Ninja Maui has lightning-quick reflexes, and wields a bo staff. In addition to being handy for whacking enemies, Ninja Maui can also climb between walls by jumping and propping the staff between the walls at the height of his jump. He can also hook onto duck heads and swing from them to reach areas he normally couldn't. You'll need to constantly find Yin-Yang coins to fuel your Ninja persona, otherwise you'll run out and transform back to Maui Mallard.  The level layout in the Game Boy version is slightly different with less secrets to be found.&lt;/story&gt; &lt;/game&gt;">
            <text:p>&lt;game name="Maui Mallard (USA)"&gt; &lt;year&gt;1998&lt;/year&gt; &lt;rating&gt;ESRB - E (Everyone)&lt;/rating&gt; &lt;title&gt;Maui Mallard &lt;/title&gt; &lt;pub&gt;Sun Corporation&lt;/pub&gt; &lt;dev&gt;Disney Interactive, Inc.&lt;/dev&gt; &lt;genre&gt;Platform&lt;/genre&gt; &lt;score&gt;3.2&lt;/score&gt; &lt;player&gt;1 Player&lt;/player&gt; &lt;story&gt;Disney's Donald Duck takes the starring role in this sidescrolling platform game. As the detective Maui Mallard, he's on the trail of a long lost Idol, which has recently vanished. Early on, Maui can also switch between his normal self and Ninja Maui, and with all the creepy voodoo enemies he'll encounter throughout his adventure, he's going to need all the help he can get. <text:s/>As previously mentioned, there are two personalities to Maui, and as a result, two different sets of controls. Normal Maui carries a bug gun, which can fire a variety of different insect ammo, from basic bugs, to the more powerful lightning and fire bugs. It's also possible for Maui to combine bugs to pack a more powerful blast at his enemies. <text:s/>Once Maui starts to find Yin-Yang coins, he'll be able to transform into Ninja Maui. Ninja Maui has lightning-quick reflexes, and wields a bo staff. In addition to being handy for whacking enemies, Ninja Maui can also climb between walls by jumping and propping the staff between the walls at the height of his jump. He can also hook onto duck heads and swing from them to reach areas he normally couldn't. You'll need to constantly find Yin-Yang coins to fuel your Ninja persona, otherwise you'll run out and transform back to Maui Mallard. <text:s/>The level layout in the Game Boy version is slightly different with less secrets to be found.&lt;/story&gt; &lt;/game&gt;</text:p>
          </table:table-cell>
        </table:table-row>
        <table:table-row table:style-name="ro1">
          <table:table-cell office:value-type="string">
            <text:p>Maus, Die (Europe)</text:p>
          </table:table-cell>
          <table:table-cell office:value-type="float" office:value="1997">
            <text:p>1997</text:p>
          </table:table-cell>
          <table:table-cell office:value-type="string">
            <text:p>ESRB - E (Everyone)</text:p>
          </table:table-cell>
          <table:table-cell office:value-type="string">
            <text:p>Maus, Die </text:p>
          </table:table-cell>
          <table:table-cell office:value-type="string">
            <text:p>Infogrames</text:p>
          </table:table-cell>
          <table:table-cell office:value-type="string">
            <text:p>Bit Managers</text:p>
          </table:table-cell>
          <table:table-cell office:value-type="string">
            <text:p>Puzzle</text:p>
          </table:table-cell>
          <table:table-cell office:value-type="string">
            <text:p>2.4</text:p>
          </table:table-cell>
          <table:table-cell office:value-type="string">
            <text:p>1 Player</text:p>
          </table:table-cell>
          <table:table-cell office:value-type="string">
            <text:p>Die Maus is an action / puzzle game based on the German children's television show Die Sendung mit der Maus (The show with the mouse). <text:s/>You control both main characters of the show, the mouse and the elephant, in a search for the duck who has disappeared. The levels of the game are isometric puzzles. Both characters must reach the exit using and combining their different abilities. The mouse, for instance, is larger than the elephant, but the elephant is able to push heavy objects around. The game contains more than 150 puzzles in 5 different game worlds.</text:p>
          </table:table-cell>
          <table:table-cell table:formula="of:=CONCATENATE(&quot;&lt;game name=&quot;;CHAR(34);[.A287];CHAR(34);&quot;&gt; &lt;year&gt;&quot;;[.B287];&quot;&lt;/year&gt; &lt;rating&gt;&quot;;[.C287];&quot;&lt;/rating&gt; &lt;title&gt;&quot;;[.D287];&quot;&lt;/title&gt; &lt;pub&gt;&quot;;[.E287];&quot;&lt;/pub&gt; &lt;dev&gt;&quot;;[.F287];&quot;&lt;/dev&gt; &lt;genre&gt;&quot;;[.G287];&quot;&lt;/genre&gt; &lt;score&gt;&quot;;[.H287];&quot;&lt;/score&gt; &lt;player&gt;&quot;;[.I287];&quot;&lt;/player&gt; &lt;story&gt;&quot;;[.J287];&quot;&lt;/story&gt; &lt;/game&gt;&quot;)" office:value-type="string" office:string-value="&lt;game name=&quot;Maus, Die (Europe)&quot;&gt; &lt;year&gt;1997&lt;/year&gt; &lt;rating&gt;ESRB - E (Everyone)&lt;/rating&gt; &lt;title&gt;Maus, Die &lt;/title&gt; &lt;pub&gt;Infogrames&lt;/pub&gt; &lt;dev&gt;Bit Managers&lt;/dev&gt; &lt;genre&gt;Puzzle&lt;/genre&gt; &lt;score&gt;2.4&lt;/score&gt; &lt;player&gt;1 Player&lt;/player&gt; &lt;story&gt;Die Maus is an action / puzzle game based on the German children's television show Die Sendung mit der Maus (The show with the mouse).  You control both main characters of the show, the mouse and the elephant, in a search for the duck who has disappeared. The levels of the game are isometric puzzles. Both characters must reach the exit using and combining their different abilities. The mouse, for instance, is larger than the elephant, but the elephant is able to push heavy objects around. The game contains more than 150 puzzles in 5 different game worlds.&lt;/story&gt; &lt;/game&gt;">
            <text:p>&lt;game name="Maus, Die (Europe)"&gt; &lt;year&gt;1997&lt;/year&gt; &lt;rating&gt;ESRB - E (Everyone)&lt;/rating&gt; &lt;title&gt;Maus, Die &lt;/title&gt; &lt;pub&gt;Infogrames&lt;/pub&gt; &lt;dev&gt;Bit Managers&lt;/dev&gt; &lt;genre&gt;Puzzle&lt;/genre&gt; &lt;score&gt;2.4&lt;/score&gt; &lt;player&gt;1 Player&lt;/player&gt; &lt;story&gt;Die Maus is an action / puzzle game based on the German children's television show Die Sendung mit der Maus (The show with the mouse). <text:s/>You control both main characters of the show, the mouse and the elephant, in a search for the duck who has disappeared. The levels of the game are isometric puzzles. Both characters must reach the exit using and combining their different abilities. The mouse, for instance, is larger than the elephant, but the elephant is able to push heavy objects around. The game contains more than 150 puzzles in 5 different game worlds.&lt;/story&gt; &lt;/game&gt;</text:p>
          </table:table-cell>
        </table:table-row>
        <table:table-row table:style-name="ro1">
          <table:table-cell office:value-type="string">
            <text:p>Max (Europe)</text:p>
          </table:table-cell>
          <table:table-cell office:value-type="float" office:value="1992">
            <text:p>1992</text:p>
          </table:table-cell>
          <table:table-cell office:value-type="string">
            <text:p>ESRB - E (Everyone)</text:p>
          </table:table-cell>
          <table:table-cell office:value-type="string">
            <text:p>Max </text:p>
          </table:table-cell>
          <table:table-cell office:value-type="string">
            <text:p>King Record Co. Ltd.</text:p>
          </table:table-cell>
          <table:table-cell office:value-type="string">
            <text:p>A Wave, Inc.</text:p>
          </table:table-cell>
          <table:table-cell office:value-type="string">
            <text:p>Action</text:p>
          </table:table-cell>
          <table:table-cell office:value-type="string">
            <text:p>2.6</text:p>
          </table:table-cell>
          <table:table-cell office:value-type="string">
            <text:p>1-2 Players</text:p>
          </table:table-cell>
          <table:table-cell office:value-type="string">
            <text:p>In Max, sequel to The Adventures of Star Saver, the player takes control over Max and has to save the galaxy from the evil Draco. He has to free seven planets which equal seven side-scrolling platforming levels. Besides the ability to shoot and jump, he also has a climbing rope which can be shot vertically upwards, clings into the level architecture and pulls Max up. After the third contact with the numerous enemies or their bullets, Max dies. Power-ups consist of two upgrades for the gun.</text:p>
          </table:table-cell>
          <table:table-cell table:formula="of:=CONCATENATE(&quot;&lt;game name=&quot;;CHAR(34);[.A288];CHAR(34);&quot;&gt; &lt;year&gt;&quot;;[.B288];&quot;&lt;/year&gt; &lt;rating&gt;&quot;;[.C288];&quot;&lt;/rating&gt; &lt;title&gt;&quot;;[.D288];&quot;&lt;/title&gt; &lt;pub&gt;&quot;;[.E288];&quot;&lt;/pub&gt; &lt;dev&gt;&quot;;[.F288];&quot;&lt;/dev&gt; &lt;genre&gt;&quot;;[.G288];&quot;&lt;/genre&gt; &lt;score&gt;&quot;;[.H288];&quot;&lt;/score&gt; &lt;player&gt;&quot;;[.I288];&quot;&lt;/player&gt; &lt;story&gt;&quot;;[.J288];&quot;&lt;/story&gt; &lt;/game&gt;&quot;)" office:value-type="string" office:string-value="&lt;game name=&quot;Max (Europe)&quot;&gt; &lt;year&gt;1992&lt;/year&gt; &lt;rating&gt;ESRB - E (Everyone)&lt;/rating&gt; &lt;title&gt;Max &lt;/title&gt; &lt;pub&gt;King Record Co. Ltd.&lt;/pub&gt; &lt;dev&gt;A Wave, Inc.&lt;/dev&gt; &lt;genre&gt;Action&lt;/genre&gt; &lt;score&gt;2.6&lt;/score&gt; &lt;player&gt;1-2 Players&lt;/player&gt; &lt;story&gt;In Max, sequel to The Adventures of Star Saver, the player takes control over Max and has to save the galaxy from the evil Draco. He has to free seven planets which equal seven side-scrolling platforming levels. Besides the ability to shoot and jump, he also has a climbing rope which can be shot vertically upwards, clings into the level architecture and pulls Max up. After the third contact with the numerous enemies or their bullets, Max dies. Power-ups consist of two upgrades for the gun.&lt;/story&gt; &lt;/game&gt;">
            <text:p>&lt;game name="Max (Europe)"&gt; &lt;year&gt;1992&lt;/year&gt; &lt;rating&gt;ESRB - E (Everyone)&lt;/rating&gt; &lt;title&gt;Max &lt;/title&gt; &lt;pub&gt;King Record Co. Ltd.&lt;/pub&gt; &lt;dev&gt;A Wave, Inc.&lt;/dev&gt; &lt;genre&gt;Action&lt;/genre&gt; &lt;score&gt;2.6&lt;/score&gt; &lt;player&gt;1-2 Players&lt;/player&gt; &lt;story&gt;In Max, sequel to The Adventures of Star Saver, the player takes control over Max and has to save the galaxy from the evil Draco. He has to free seven planets which equal seven side-scrolling platforming levels. Besides the ability to shoot and jump, he also has a climbing rope which can be shot vertically upwards, clings into the level architecture and pulls Max up. After the third contact with the numerous enemies or their bullets, Max dies. Power-ups consist of two upgrades for the gun.&lt;/story&gt; &lt;/game&gt;</text:p>
          </table:table-cell>
        </table:table-row>
        <table:table-row table:style-name="ro1">
          <table:table-cell office:value-type="string">
            <text:p>Mega Man - Dr. Wily's Revenge (USA)</text:p>
          </table:table-cell>
          <table:table-cell office:value-type="float" office:value="1991">
            <text:p>1991</text:p>
          </table:table-cell>
          <table:table-cell office:value-type="string">
            <text:p>ESRB - E (Everyone)</text:p>
          </table:table-cell>
          <table:table-cell office:value-type="string">
            <text:p>Mega Man - Dr. Wily's Revenge </text:p>
          </table:table-cell>
          <table:table-cell office:value-type="string">
            <text:p>Capcom Co., Ltd.</text:p>
          </table:table-cell>
          <table:table-cell office:value-type="string">
            <text:p>Minakuchi Engineering Co., Ltd.</text:p>
          </table:table-cell>
          <table:table-cell office:value-type="string">
            <text:p>Platform</text:p>
          </table:table-cell>
          <table:table-cell office:value-type="string">
            <text:p>3.8</text:p>
          </table:table-cell>
          <table:table-cell office:value-type="string">
            <text:p>1 Player</text:p>
          </table:table-cell>
          <table:table-cell office:value-type="string">
            <text:p>Mega Man is the robot creation of Dr. Light, whose sworn archenemy Dr. Wily spends innumerable games trying to cause trouble with his own odd robots. As Mega Man, you run and jump through futuristic levels, shooting baddies with your blaster, and defeat each of Dr. Wily's Robot Masters. When you defeat them, you can take their ability as your own, which can provide an advantage against other types of evil robots.****In this Game Boy version, Mega Man must fight against Ice Man, Electric Man, Cut Man, and Fire Man. After he defeats those four he battles Quick Man, Heat Man, Bubble Man, and Flash Man. And after that, there's Dr. Wily's Space Node. That sounds like a lot, but passwords will save your progress, if you make it past certain milestones.</text:p>
          </table:table-cell>
          <table:table-cell table:formula="of:=CONCATENATE(&quot;&lt;game name=&quot;;CHAR(34);[.A289];CHAR(34);&quot;&gt; &lt;year&gt;&quot;;[.B289];&quot;&lt;/year&gt; &lt;rating&gt;&quot;;[.C289];&quot;&lt;/rating&gt; &lt;title&gt;&quot;;[.D289];&quot;&lt;/title&gt; &lt;pub&gt;&quot;;[.E289];&quot;&lt;/pub&gt; &lt;dev&gt;&quot;;[.F289];&quot;&lt;/dev&gt; &lt;genre&gt;&quot;;[.G289];&quot;&lt;/genre&gt; &lt;score&gt;&quot;;[.H289];&quot;&lt;/score&gt; &lt;player&gt;&quot;;[.I289];&quot;&lt;/player&gt; &lt;story&gt;&quot;;[.J289];&quot;&lt;/story&gt; &lt;/game&gt;&quot;)" office:value-type="string" office:string-value="&lt;game name=&quot;Mega Man - Dr. Wily's Revenge (USA)&quot;&gt; &lt;year&gt;1991&lt;/year&gt; &lt;rating&gt;ESRB - E (Everyone)&lt;/rating&gt; &lt;title&gt;Mega Man - Dr. Wily's Revenge &lt;/title&gt; &lt;pub&gt;Capcom Co., Ltd.&lt;/pub&gt; &lt;dev&gt;Minakuchi Engineering Co., Ltd.&lt;/dev&gt; &lt;genre&gt;Platform&lt;/genre&gt; &lt;score&gt;3.8&lt;/score&gt; &lt;player&gt;1 Player&lt;/player&gt; &lt;story&gt;Mega Man is the robot creation of Dr. Light, whose sworn archenemy Dr. Wily spends innumerable games trying to cause trouble with his own odd robots. As Mega Man, you run and jump through futuristic levels, shooting baddies with your blaster, and defeat each of Dr. Wily's Robot Masters. When you defeat them, you can take their ability as your own, which can provide an advantage against other types of evil robots.****In this Game Boy version, Mega Man must fight against Ice Man, Electric Man, Cut Man, and Fire Man. After he defeats those four he battles Quick Man, Heat Man, Bubble Man, and Flash Man. And after that, there's Dr. Wily's Space Node. That sounds like a lot, but passwords will save your progress, if you make it past certain milestones.&lt;/story&gt; &lt;/game&gt;">
            <text:p>&lt;game name="Mega Man - Dr. Wily's Revenge (USA)"&gt; &lt;year&gt;1991&lt;/year&gt; &lt;rating&gt;ESRB - E (Everyone)&lt;/rating&gt; &lt;title&gt;Mega Man - Dr. Wily's Revenge &lt;/title&gt; &lt;pub&gt;Capcom Co., Ltd.&lt;/pub&gt; &lt;dev&gt;Minakuchi Engineering Co., Ltd.&lt;/dev&gt; &lt;genre&gt;Platform&lt;/genre&gt; &lt;score&gt;3.8&lt;/score&gt; &lt;player&gt;1 Player&lt;/player&gt; &lt;story&gt;Mega Man is the robot creation of Dr. Light, whose sworn archenemy Dr. Wily spends innumerable games trying to cause trouble with his own odd robots. As Mega Man, you run and jump through futuristic levels, shooting baddies with your blaster, and defeat each of Dr. Wily's Robot Masters. When you defeat them, you can take their ability as your own, which can provide an advantage against other types of evil robots.****In this Game Boy version, Mega Man must fight against Ice Man, Electric Man, Cut Man, and Fire Man. After he defeats those four he battles Quick Man, Heat Man, Bubble Man, and Flash Man. And after that, there's Dr. Wily's Space Node. That sounds like a lot, but passwords will save your progress, if you make it past certain milestones.&lt;/story&gt; &lt;/game&gt;</text:p>
          </table:table-cell>
        </table:table-row>
        <table:table-row table:style-name="ro1">
          <table:table-cell office:value-type="string">
            <text:p>Mega Man II (USA)</text:p>
          </table:table-cell>
          <table:table-cell office:value-type="float" office:value="1992">
            <text:p>1992</text:p>
          </table:table-cell>
          <table:table-cell office:value-type="string">
            <text:p>ESRB - E (Everyone)</text:p>
          </table:table-cell>
          <table:table-cell office:value-type="string">
            <text:p>Mega Man II </text:p>
          </table:table-cell>
          <table:table-cell table:number-columns-repeated="2" office:value-type="string">
            <text:p>Capcom Co., Ltd.</text:p>
          </table:table-cell>
          <table:table-cell office:value-type="string">
            <text:p>Platform</text:p>
          </table:table-cell>
          <table:table-cell office:value-type="string">
            <text:p>3.3</text:p>
          </table:table-cell>
          <table:table-cell office:value-type="string">
            <text:p>1 Player</text:p>
          </table:table-cell>
          <table:table-cell office:value-type="string">
            <text:p>Dr. Wily has broken into the Chronos Institute and stolen a machine called Time Skimmer. According to Dr. Light's calculations, he has used the machine to travel roughly 37,426 years into the future. This can mean nothing good and so Mega Man, along with his dog Rush, sets out to find out more about Dr. Wily's plans.****Mega Man II follows the same formula as its predecessors, meaning the player has to complete a number of side-scrolling, platforming levels that are guarded by different bosses. Mega Man can only shoot left or right, but defeating a boss rewards him with a new weapon. Sometimes he will also find upgrades for Rush, which enable him to use Rush as a trampoline, a submarine or a jet.****While Mega Man II is not a conversion, the first four stages look and play very similar to some levels of Mega Man 2 for the NES. Likewise, levels five to eight resemble some levels of Mega Man 3. The bosses of the first eight stages are also old familiars from Mega Man 2 and 3.</text:p>
          </table:table-cell>
          <table:table-cell table:formula="of:=CONCATENATE(&quot;&lt;game name=&quot;;CHAR(34);[.A290];CHAR(34);&quot;&gt; &lt;year&gt;&quot;;[.B290];&quot;&lt;/year&gt; &lt;rating&gt;&quot;;[.C290];&quot;&lt;/rating&gt; &lt;title&gt;&quot;;[.D290];&quot;&lt;/title&gt; &lt;pub&gt;&quot;;[.E290];&quot;&lt;/pub&gt; &lt;dev&gt;&quot;;[.F290];&quot;&lt;/dev&gt; &lt;genre&gt;&quot;;[.G290];&quot;&lt;/genre&gt; &lt;score&gt;&quot;;[.H290];&quot;&lt;/score&gt; &lt;player&gt;&quot;;[.I290];&quot;&lt;/player&gt; &lt;story&gt;&quot;;[.J290];&quot;&lt;/story&gt; &lt;/game&gt;&quot;)" office:value-type="string" office:string-value="&lt;game name=&quot;Mega Man II (USA)&quot;&gt; &lt;year&gt;1992&lt;/year&gt; &lt;rating&gt;ESRB - E (Everyone)&lt;/rating&gt; &lt;title&gt;Mega Man II &lt;/title&gt; &lt;pub&gt;Capcom Co., Ltd.&lt;/pub&gt; &lt;dev&gt;Capcom Co., Ltd.&lt;/dev&gt; &lt;genre&gt;Platform&lt;/genre&gt; &lt;score&gt;3.3&lt;/score&gt; &lt;player&gt;1 Player&lt;/player&gt; &lt;story&gt;Dr. Wily has broken into the Chronos Institute and stolen a machine called Time Skimmer. According to Dr. Light's calculations, he has used the machine to travel roughly 37,426 years into the future. This can mean nothing good and so Mega Man, along with his dog Rush, sets out to find out more about Dr. Wily's plans.****Mega Man II follows the same formula as its predecessors, meaning the player has to complete a number of side-scrolling, platforming levels that are guarded by different bosses. Mega Man can only shoot left or right, but defeating a boss rewards him with a new weapon. Sometimes he will also find upgrades for Rush, which enable him to use Rush as a trampoline, a submarine or a jet.****While Mega Man II is not a conversion, the first four stages look and play very similar to some levels of Mega Man 2 for the NES. Likewise, levels five to eight resemble some levels of Mega Man 3. The bosses of the first eight stages are also old familiars from Mega Man 2 and 3.&lt;/story&gt; &lt;/game&gt;">
            <text:p>&lt;game name="Mega Man II (USA)"&gt; &lt;year&gt;1992&lt;/year&gt; &lt;rating&gt;ESRB - E (Everyone)&lt;/rating&gt; &lt;title&gt;Mega Man II &lt;/title&gt; &lt;pub&gt;Capcom Co., Ltd.&lt;/pub&gt; &lt;dev&gt;Capcom Co., Ltd.&lt;/dev&gt; &lt;genre&gt;Platform&lt;/genre&gt; &lt;score&gt;3.3&lt;/score&gt; &lt;player&gt;1 Player&lt;/player&gt; &lt;story&gt;Dr. Wily has broken into the Chronos Institute and stolen a machine called Time Skimmer. According to Dr. Light's calculations, he has used the machine to travel roughly 37,426 years into the future. This can mean nothing good and so Mega Man, along with his dog Rush, sets out to find out more about Dr. Wily's plans.****Mega Man II follows the same formula as its predecessors, meaning the player has to complete a number of side-scrolling, platforming levels that are guarded by different bosses. Mega Man can only shoot left or right, but defeating a boss rewards him with a new weapon. Sometimes he will also find upgrades for Rush, which enable him to use Rush as a trampoline, a submarine or a jet.****While Mega Man II is not a conversion, the first four stages look and play very similar to some levels of Mega Man 2 for the NES. Likewise, levels five to eight resemble some levels of Mega Man 3. The bosses of the first eight stages are also old familiars from Mega Man 2 and 3.&lt;/story&gt; &lt;/game&gt;</text:p>
          </table:table-cell>
        </table:table-row>
        <table:table-row table:style-name="ro1">
          <table:table-cell office:value-type="string">
            <text:p>Mega Man III (USA)</text:p>
          </table:table-cell>
          <table:table-cell office:value-type="float" office:value="1992">
            <text:p>1992</text:p>
          </table:table-cell>
          <table:table-cell office:value-type="string">
            <text:p>ESRB - E (Everyone)</text:p>
          </table:table-cell>
          <table:table-cell office:value-type="string">
            <text:p>Mega Man III </text:p>
          </table:table-cell>
          <table:table-cell office:value-type="string">
            <text:p>Capcom U.S.A., Inc.</text:p>
          </table:table-cell>
          <table:table-cell office:value-type="string">
            <text:p>Minakuchi Engineering Co., Ltd.</text:p>
          </table:table-cell>
          <table:table-cell office:value-type="string">
            <text:p>Platform</text:p>
          </table:table-cell>
          <table:table-cell office:value-type="string">
            <text:p>4.0</text:p>
          </table:table-cell>
          <table:table-cell office:value-type="string">
            <text:p>1 Player</text:p>
          </table:table-cell>
          <table:table-cell office:value-type="string">
            <text:p>Dr. Wily is at it again! <text:s/>This time, he's set up an oil rig in the middle of the ocean and is drilling deep down to the earth's magma core. <text:s/>The reason? <text:s/>He plans to use the incredible power generated to fuel his latest diabolical robot creation! <text:s/>Of course, only Mega Man can stop him!****Mega Man III follows the tradition of the previous Game Boy games - you must run, jump and blast your way through four boss worlds. <text:s/>After defeating the four bosses, you will encounter an intermission level. <text:s/>Once this level is beaten, you face four more bosses, then move on to the final showdown with Dr. Wily. <text:s/>This is the first Game Boy Mega Man title to introduce the Mega Buster from Mega Man 4 for the NES. <text:s/>If you hold down the B Button, you'll be able to charge up your cannon for a more powerful shot.****Mega Man III combines Snake Man, Gemini Man, Shadow Man and Spark Man from Mega Man 3 as well as Dust Man, Skull Man, Dive Man and Drill Man from Mega Man 4. <text:s/>In addition to this, there is a powerful Game Boy exclusive boss called Punk, who uses screw-like weapons to attack.</text:p>
          </table:table-cell>
          <table:table-cell table:formula="of:=CONCATENATE(&quot;&lt;game name=&quot;;CHAR(34);[.A291];CHAR(34);&quot;&gt; &lt;year&gt;&quot;;[.B291];&quot;&lt;/year&gt; &lt;rating&gt;&quot;;[.C291];&quot;&lt;/rating&gt; &lt;title&gt;&quot;;[.D291];&quot;&lt;/title&gt; &lt;pub&gt;&quot;;[.E291];&quot;&lt;/pub&gt; &lt;dev&gt;&quot;;[.F291];&quot;&lt;/dev&gt; &lt;genre&gt;&quot;;[.G291];&quot;&lt;/genre&gt; &lt;score&gt;&quot;;[.H291];&quot;&lt;/score&gt; &lt;player&gt;&quot;;[.I291];&quot;&lt;/player&gt; &lt;story&gt;&quot;;[.J291];&quot;&lt;/story&gt; &lt;/game&gt;&quot;)" office:value-type="string" office:string-value="&lt;game name=&quot;Mega Man III (USA)&quot;&gt; &lt;year&gt;1992&lt;/year&gt; &lt;rating&gt;ESRB - E (Everyone)&lt;/rating&gt; &lt;title&gt;Mega Man III &lt;/title&gt; &lt;pub&gt;Capcom U.S.A., Inc.&lt;/pub&gt; &lt;dev&gt;Minakuchi Engineering Co., Ltd.&lt;/dev&gt; &lt;genre&gt;Platform&lt;/genre&gt; &lt;score&gt;4.0&lt;/score&gt; &lt;player&gt;1 Player&lt;/player&gt; &lt;story&gt;Dr. Wily is at it again!  This time, he's set up an oil rig in the middle of the ocean and is drilling deep down to the earth's magma core.  The reason?  He plans to use the incredible power generated to fuel his latest diabolical robot creation!  Of course, only Mega Man can stop him!****Mega Man III follows the tradition of the previous Game Boy games - you must run, jump and blast your way through four boss worlds.  After defeating the four bosses, you will encounter an intermission level.  Once this level is beaten, you face four more bosses, then move on to the final showdown with Dr. Wily.  This is the first Game Boy Mega Man title to introduce the Mega Buster from Mega Man 4 for the NES.  If you hold down the B Button, you'll be able to charge up your cannon for a more powerful shot.****Mega Man III combines Snake Man, Gemini Man, Shadow Man and Spark Man from Mega Man 3 as well as Dust Man, Skull Man, Dive Man and Drill Man from Mega Man 4.  In addition to this, there is a powerful Game Boy exclusive boss called Punk, who uses screw-like weapons to attack.&lt;/story&gt; &lt;/game&gt;">
            <text:p>&lt;game name="Mega Man III (USA)"&gt; &lt;year&gt;1992&lt;/year&gt; &lt;rating&gt;ESRB - E (Everyone)&lt;/rating&gt; &lt;title&gt;Mega Man III &lt;/title&gt; &lt;pub&gt;Capcom U.S.A., Inc.&lt;/pub&gt; &lt;dev&gt;Minakuchi Engineering Co., Ltd.&lt;/dev&gt; &lt;genre&gt;Platform&lt;/genre&gt; &lt;score&gt;4.0&lt;/score&gt; &lt;player&gt;1 Player&lt;/player&gt; &lt;story&gt;Dr. Wily is at it again! <text:s/>This time, he's set up an oil rig in the middle of the ocean and is drilling deep down to the earth's magma core. <text:s/>The reason? <text:s/>He plans to use the incredible power generated to fuel his latest diabolical robot creation! <text:s/>Of course, only Mega Man can stop him!****Mega Man III follows the tradition of the previous Game Boy games - you must run, jump and blast your way through four boss worlds. <text:s/>After defeating the four bosses, you will encounter an intermission level. <text:s/>Once this level is beaten, you face four more bosses, then move on to the final showdown with Dr. Wily. <text:s/>This is the first Game Boy Mega Man title to introduce the Mega Buster from Mega Man 4 for the NES. <text:s/>If you hold down the B Button, you'll be able to charge up your cannon for a more powerful shot.****Mega Man III combines Snake Man, Gemini Man, Shadow Man and Spark Man from Mega Man 3 as well as Dust Man, Skull Man, Dive Man and Drill Man from Mega Man 4. <text:s/>In addition to this, there is a powerful Game Boy exclusive boss called Punk, who uses screw-like weapons to attack.&lt;/story&gt; &lt;/game&gt;</text:p>
          </table:table-cell>
        </table:table-row>
        <table:table-row table:style-name="ro1">
          <table:table-cell office:value-type="string">
            <text:p>Mega Man IV (USA)</text:p>
          </table:table-cell>
          <table:table-cell office:value-type="float" office:value="1993">
            <text:p>1993</text:p>
          </table:table-cell>
          <table:table-cell office:value-type="string">
            <text:p>ESRB - E (Everyone)</text:p>
          </table:table-cell>
          <table:table-cell office:value-type="string">
            <text:p>Mega Man IV </text:p>
          </table:table-cell>
          <table:table-cell office:value-type="string">
            <text:p>Capcom Co., Ltd.</text:p>
          </table:table-cell>
          <table:table-cell office:value-type="string">
            <text:p>Minakuchi Engineering Co., Ltd.</text:p>
          </table:table-cell>
          <table:table-cell office:value-type="string">
            <text:p>Platform</text:p>
          </table:table-cell>
          <table:table-cell office:value-type="string">
            <text:p>3.9</text:p>
          </table:table-cell>
          <table:table-cell office:value-type="string">
            <text:p>1 Player</text:p>
          </table:table-cell>
          <table:table-cell office:value-type="string">
            <text:p>In the year 20XX...****Dr. Wily has broken into the local Robot Museum and has stolen the bodies of his previously destroyed Robot Masters, and now has brought them back for revenge against Mega Man! What's worse, Wily plans on using a massive laser cannon from outer space to blast Earth to dust!****Mega Man must team up with his friends to stop Dr. Wily before Earth is destroyed!****Mega Man IV contains elements of Mega Man 4 and 5 (NES) and is a Game Boy exclusive.</text:p>
          </table:table-cell>
          <table:table-cell table:formula="of:=CONCATENATE(&quot;&lt;game name=&quot;;CHAR(34);[.A292];CHAR(34);&quot;&gt; &lt;year&gt;&quot;;[.B292];&quot;&lt;/year&gt; &lt;rating&gt;&quot;;[.C292];&quot;&lt;/rating&gt; &lt;title&gt;&quot;;[.D292];&quot;&lt;/title&gt; &lt;pub&gt;&quot;;[.E292];&quot;&lt;/pub&gt; &lt;dev&gt;&quot;;[.F292];&quot;&lt;/dev&gt; &lt;genre&gt;&quot;;[.G292];&quot;&lt;/genre&gt; &lt;score&gt;&quot;;[.H292];&quot;&lt;/score&gt; &lt;player&gt;&quot;;[.I292];&quot;&lt;/player&gt; &lt;story&gt;&quot;;[.J292];&quot;&lt;/story&gt; &lt;/game&gt;&quot;)" office:value-type="string" office:string-value="&lt;game name=&quot;Mega Man IV (USA)&quot;&gt; &lt;year&gt;1993&lt;/year&gt; &lt;rating&gt;ESRB - E (Everyone)&lt;/rating&gt; &lt;title&gt;Mega Man IV &lt;/title&gt; &lt;pub&gt;Capcom Co., Ltd.&lt;/pub&gt; &lt;dev&gt;Minakuchi Engineering Co., Ltd.&lt;/dev&gt; &lt;genre&gt;Platform&lt;/genre&gt; &lt;score&gt;3.9&lt;/score&gt; &lt;player&gt;1 Player&lt;/player&gt; &lt;story&gt;In the year 20XX...****Dr. Wily has broken into the local Robot Museum and has stolen the bodies of his previously destroyed Robot Masters, and now has brought them back for revenge against Mega Man! What's worse, Wily plans on using a massive laser cannon from outer space to blast Earth to dust!****Mega Man must team up with his friends to stop Dr. Wily before Earth is destroyed!****Mega Man IV contains elements of Mega Man 4 and 5 (NES) and is a Game Boy exclusive.&lt;/story&gt; &lt;/game&gt;">
            <text:p>&lt;game name="Mega Man IV (USA)"&gt; &lt;year&gt;1993&lt;/year&gt; &lt;rating&gt;ESRB - E (Everyone)&lt;/rating&gt; &lt;title&gt;Mega Man IV &lt;/title&gt; &lt;pub&gt;Capcom Co., Ltd.&lt;/pub&gt; &lt;dev&gt;Minakuchi Engineering Co., Ltd.&lt;/dev&gt; &lt;genre&gt;Platform&lt;/genre&gt; &lt;score&gt;3.9&lt;/score&gt; &lt;player&gt;1 Player&lt;/player&gt; &lt;story&gt;In the year 20XX...****Dr. Wily has broken into the local Robot Museum and has stolen the bodies of his previously destroyed Robot Masters, and now has brought them back for revenge against Mega Man! What's worse, Wily plans on using a massive laser cannon from outer space to blast Earth to dust!****Mega Man must team up with his friends to stop Dr. Wily before Earth is destroyed!****Mega Man IV contains elements of Mega Man 4 and 5 (NES) and is a Game Boy exclusive.&lt;/story&gt; &lt;/game&gt;</text:p>
          </table:table-cell>
        </table:table-row>
        <table:table-row table:style-name="ro1">
          <table:table-cell office:value-type="string">
            <text:p>Mega Man V (USA)</text:p>
          </table:table-cell>
          <table:table-cell office:value-type="float" office:value="1994">
            <text:p>1994</text:p>
          </table:table-cell>
          <table:table-cell office:value-type="string">
            <text:p>ESRB - E (Everyone)</text:p>
          </table:table-cell>
          <table:table-cell office:value-type="string">
            <text:p>Mega Man V </text:p>
          </table:table-cell>
          <table:table-cell office:value-type="string">
            <text:p>Capcom Co., Ltd.</text:p>
          </table:table-cell>
          <table:table-cell office:value-type="string">
            <text:p>Minakuchi Engineering Co., Ltd.</text:p>
          </table:table-cell>
          <table:table-cell office:value-type="string">
            <text:p>Platform</text:p>
          </table:table-cell>
          <table:table-cell office:value-type="string">
            <text:p>4.5</text:p>
          </table:table-cell>
          <table:table-cell office:value-type="string">
            <text:p>1 Player</text:p>
          </table:table-cell>
          <table:table-cell office:value-type="string">
            <text:p>Mega Man's greatest adventure has come to the Gameboy!****One peaceful day, Mega Man and his sister Roll are enjoying a quiet stroll through a meadow when they are suddenly attacked by a robot named Terra, who says that he and his soldiers, the StarDroids, are going to conquer the Earth! Mega Man attempts to fight off this new foe, but is quickly beaten by the StarDroid's far superior firepower.****Later, Mega Man awakens to find Dr. Light standing over him, telling him that the StarDroids have almost taken over the world. But thankfully he was quickly able to examine both their firepower and their structures, and was able to modify Mega Man's weapon system into something much more powerful. Mega Man tries this new weapon, and finds that he can now fire his whole fist! Dr. Light dubs this new weapon the "Mega Arm"!****Now, armed with the Mega Arm, and a new companion, the robotic cat Tango, Mega Man must destroy the StarDroids and save the planet while he can! The ultimate battle for the Earth begins!</text:p>
          </table:table-cell>
          <table:table-cell table:formula="of:=CONCATENATE(&quot;&lt;game name=&quot;;CHAR(34);[.A293];CHAR(34);&quot;&gt; &lt;year&gt;&quot;;[.B293];&quot;&lt;/year&gt; &lt;rating&gt;&quot;;[.C293];&quot;&lt;/rating&gt; &lt;title&gt;&quot;;[.D293];&quot;&lt;/title&gt; &lt;pub&gt;&quot;;[.E293];&quot;&lt;/pub&gt; &lt;dev&gt;&quot;;[.F293];&quot;&lt;/dev&gt; &lt;genre&gt;&quot;;[.G293];&quot;&lt;/genre&gt; &lt;score&gt;&quot;;[.H293];&quot;&lt;/score&gt; &lt;player&gt;&quot;;[.I293];&quot;&lt;/player&gt; &lt;story&gt;&quot;;[.J293];&quot;&lt;/story&gt; &lt;/game&gt;&quot;)" office:value-type="string" office:string-value="&lt;game name=&quot;Mega Man V (USA)&quot;&gt; &lt;year&gt;1994&lt;/year&gt; &lt;rating&gt;ESRB - E (Everyone)&lt;/rating&gt; &lt;title&gt;Mega Man V &lt;/title&gt; &lt;pub&gt;Capcom Co., Ltd.&lt;/pub&gt; &lt;dev&gt;Minakuchi Engineering Co., Ltd.&lt;/dev&gt; &lt;genre&gt;Platform&lt;/genre&gt; &lt;score&gt;4.5&lt;/score&gt; &lt;player&gt;1 Player&lt;/player&gt; &lt;story&gt;Mega Man's greatest adventure has come to the Gameboy!****One peaceful day, Mega Man and his sister Roll are enjoying a quiet stroll through a meadow when they are suddenly attacked by a robot named Terra, who says that he and his soldiers, the StarDroids, are going to conquer the Earth! Mega Man attempts to fight off this new foe, but is quickly beaten by the StarDroid's far superior firepower.****Later, Mega Man awakens to find Dr. Light standing over him, telling him that the StarDroids have almost taken over the world. But thankfully he was quickly able to examine both their firepower and their structures, and was able to modify Mega Man's weapon system into something much more powerful. Mega Man tries this new weapon, and finds that he can now fire his whole fist! Dr. Light dubs this new weapon the &quot;Mega Arm&quot;!****Now, armed with the Mega Arm, and a new companion, the robotic cat Tango, Mega Man must destroy the StarDroids and save the planet while he can! The ultimate battle for the Earth begins!&lt;/story&gt; &lt;/game&gt;">
            <text:p>&lt;game name="Mega Man V (USA)"&gt; &lt;year&gt;1994&lt;/year&gt; &lt;rating&gt;ESRB - E (Everyone)&lt;/rating&gt; &lt;title&gt;Mega Man V &lt;/title&gt; &lt;pub&gt;Capcom Co., Ltd.&lt;/pub&gt; &lt;dev&gt;Minakuchi Engineering Co., Ltd.&lt;/dev&gt; &lt;genre&gt;Platform&lt;/genre&gt; &lt;score&gt;4.5&lt;/score&gt; &lt;player&gt;1 Player&lt;/player&gt; &lt;story&gt;Mega Man's greatest adventure has come to the Gameboy!****One peaceful day, Mega Man and his sister Roll are enjoying a quiet stroll through a meadow when they are suddenly attacked by a robot named Terra, who says that he and his soldiers, the StarDroids, are going to conquer the Earth! Mega Man attempts to fight off this new foe, but is quickly beaten by the StarDroid's far superior firepower.****Later, Mega Man awakens to find Dr. Light standing over him, telling him that the StarDroids have almost taken over the world. But thankfully he was quickly able to examine both their firepower and their structures, and was able to modify Mega Man's weapon system into something much more powerful. Mega Man tries this new weapon, and finds that he can now fire his whole fist! Dr. Light dubs this new weapon the "Mega Arm"!****Now, armed with the Mega Arm, and a new companion, the robotic cat Tango, Mega Man must destroy the StarDroids and save the planet while he can! The ultimate battle for the Earth begins!&lt;/story&gt; &lt;/game&gt;</text:p>
          </table:table-cell>
        </table:table-row>
        <table:table-row table:style-name="ro1">
          <table:table-cell office:value-type="string">
            <text:p>Megalit (USA, Europe)</text:p>
          </table:table-cell>
          <table:table-cell office:value-type="float" office:value="1992">
            <text:p>1992</text:p>
          </table:table-cell>
          <table:table-cell office:value-type="string">
            <text:p>ESRB - E (Everyone)</text:p>
          </table:table-cell>
          <table:table-cell office:value-type="string">
            <text:p>Megalit </text:p>
          </table:table-cell>
          <table:table-cell office:value-type="string">
            <text:p>TAKARA Co., Ltd.</text:p>
          </table:table-cell>
          <table:table-cell office:value-type="string">
            <text:p>ASCII Entertainment</text:p>
          </table:table-cell>
          <table:table-cell office:value-type="string">
            <text:p>Puzzle</text:p>
          </table:table-cell>
          <table:table-cell office:value-type="string">
            <text:p>4.3</text:p>
          </table:table-cell>
          <table:table-cell office:value-type="string">
            <text:p>1 Player</text:p>
          </table:table-cell>
          <table:table-cell office:value-type="string">
            <text:p>Megalit is a puzzle game in which the player was trapped by a witch who also kidnapped a lot of women with magic crystals. The only way to free the hero is to solve the Megalit puzzles. Those puzzles consist of single rooms in which blocks of varying forms are stacked up; the goal being to have every block touch the ground. To do so, the player moves around a blob-like protagonist who can jump and push respectively pull the blocks. However, they can only fall a small height before breaking which instantly fails the level. <text:s/>There are two playing modes with 30 levels each. "Easy mode" features easier puzzles and unlimited tries. "Quest Mode" introduces a time limit and more complex rooms.</text:p>
          </table:table-cell>
          <table:table-cell table:formula="of:=CONCATENATE(&quot;&lt;game name=&quot;;CHAR(34);[.A294];CHAR(34);&quot;&gt; &lt;year&gt;&quot;;[.B294];&quot;&lt;/year&gt; &lt;rating&gt;&quot;;[.C294];&quot;&lt;/rating&gt; &lt;title&gt;&quot;;[.D294];&quot;&lt;/title&gt; &lt;pub&gt;&quot;;[.E294];&quot;&lt;/pub&gt; &lt;dev&gt;&quot;;[.F294];&quot;&lt;/dev&gt; &lt;genre&gt;&quot;;[.G294];&quot;&lt;/genre&gt; &lt;score&gt;&quot;;[.H294];&quot;&lt;/score&gt; &lt;player&gt;&quot;;[.I294];&quot;&lt;/player&gt; &lt;story&gt;&quot;;[.J294];&quot;&lt;/story&gt; &lt;/game&gt;&quot;)" office:value-type="string" office:string-value="&lt;game name=&quot;Megalit (USA, Europe)&quot;&gt; &lt;year&gt;1992&lt;/year&gt; &lt;rating&gt;ESRB - E (Everyone)&lt;/rating&gt; &lt;title&gt;Megalit &lt;/title&gt; &lt;pub&gt;TAKARA Co., Ltd.&lt;/pub&gt; &lt;dev&gt;ASCII Entertainment&lt;/dev&gt; &lt;genre&gt;Puzzle&lt;/genre&gt; &lt;score&gt;4.3&lt;/score&gt; &lt;player&gt;1 Player&lt;/player&gt; &lt;story&gt;Megalit is a puzzle game in which the player was trapped by a witch who also kidnapped a lot of women with magic crystals. The only way to free the hero is to solve the Megalit puzzles. Those puzzles consist of single rooms in which blocks of varying forms are stacked up; the goal being to have every block touch the ground. To do so, the player moves around a blob-like protagonist who can jump and push respectively pull the blocks. However, they can only fall a small height before breaking which instantly fails the level.  There are two playing modes with 30 levels each. &quot;Easy mode&quot; features easier puzzles and unlimited tries. &quot;Quest Mode&quot; introduces a time limit and more complex rooms.&lt;/story&gt; &lt;/game&gt;">
            <text:p>&lt;game name="Megalit (USA, Europe)"&gt; &lt;year&gt;1992&lt;/year&gt; &lt;rating&gt;ESRB - E (Everyone)&lt;/rating&gt; &lt;title&gt;Megalit &lt;/title&gt; &lt;pub&gt;TAKARA Co., Ltd.&lt;/pub&gt; &lt;dev&gt;ASCII Entertainment&lt;/dev&gt; &lt;genre&gt;Puzzle&lt;/genre&gt; &lt;score&gt;4.3&lt;/score&gt; &lt;player&gt;1 Player&lt;/player&gt; &lt;story&gt;Megalit is a puzzle game in which the player was trapped by a witch who also kidnapped a lot of women with magic crystals. The only way to free the hero is to solve the Megalit puzzles. Those puzzles consist of single rooms in which blocks of varying forms are stacked up; the goal being to have every block touch the ground. To do so, the player moves around a blob-like protagonist who can jump and push respectively pull the blocks. However, they can only fall a small height before breaking which instantly fails the level. <text:s/>There are two playing modes with 30 levels each. "Easy mode" features easier puzzles and unlimited tries. "Quest Mode" introduces a time limit and more complex rooms.&lt;/story&gt; &lt;/game&gt;</text:p>
          </table:table-cell>
        </table:table-row>
        <table:table-row table:style-name="ro1">
          <table:table-cell office:value-type="string">
            <text:p>Mercenary Force (USA, Europe)</text:p>
          </table:table-cell>
          <table:table-cell office:value-type="float" office:value="1994">
            <text:p>1994</text:p>
          </table:table-cell>
          <table:table-cell office:value-type="string">
            <text:p>ESRB - E (Everyone)</text:p>
          </table:table-cell>
          <table:table-cell office:value-type="string">
            <text:p>Mercenary Force </text:p>
          </table:table-cell>
          <table:table-cell office:value-type="string">
            <text:p>Meldac of Japan</text:p>
          </table:table-cell>
          <table:table-cell office:value-type="string">
            <text:p>Lenar Co., Ltd.</text:p>
          </table:table-cell>
          <table:table-cell office:value-type="string">
            <text:p>Shoot-'Em-Up</text:p>
          </table:table-cell>
          <table:table-cell office:value-type="string">
            <text:p>3.2</text:p>
          </table:table-cell>
          <table:table-cell office:value-type="string">
            <text:p>1 Player</text:p>
          </table:table-cell>
          <table:table-cell office:value-type="string">
            <text:p>Mercenary Force is an unconventional shoot'em up set in Japan's Edo period and inspired by Japanese history and mythology. When Japan is invaded by the minions of a dark lord, the shogun sets out to hire the best warriors in the land to combat the enemy. Players start with 5000 yen and must begin by hiring their mercenaries. The team has four slots and can be recruited from five different character types (servant, ninja, monk, samurai and mystic) in any combination (including more than one of any character). The characters differ in hiring price, starting health, weapons (amount of projectiles, speed and direction), and their special attack. <text:s/>The game consists of six levels, seen from an angled top-down/side-view perspective, with the screen scrolling automatically to the right. The mercenaries must shoot hordes of enemies to get to the next level, including several bosses. The mercenaries can change their formation between four different options: a vertical line, a diamond shape, a square shape and a horizontal arrowhead formation. It is also possible to switch the character in the lead position, leading to a large variety of tactical options. The hit points of each team member are counted individually, so if one is killed the remaining ones can fight on. Besides their standard weapon, each character also has a special suicide attack, triggered by pressing both buttons at the same time. These are usually highly devastating attacks, but the monk's power actually allows the group to skip ahead through a large part of the level. <text:s/>Killed enemies drop coins of 10 yen in value that disappear after a short while if not picked up. The money reserve is used in a matter of ways: between stages, new recruits can be hired to replace fallen fighters. There are also various buildings in the levels that allow the spending of money. Cafes offer various items that restore or increase health and, in some levels, can change the character class of the team leader. There is a fortune-reading at a temple which makes it possible to recruit a hidden character, and the possibility to resurrect fallen comrades at a daibutsu. Only temples don't cost money and offer healing for free.</text:p>
          </table:table-cell>
          <table:table-cell table:formula="of:=CONCATENATE(&quot;&lt;game name=&quot;;CHAR(34);[.A295];CHAR(34);&quot;&gt; &lt;year&gt;&quot;;[.B295];&quot;&lt;/year&gt; &lt;rating&gt;&quot;;[.C295];&quot;&lt;/rating&gt; &lt;title&gt;&quot;;[.D295];&quot;&lt;/title&gt; &lt;pub&gt;&quot;;[.E295];&quot;&lt;/pub&gt; &lt;dev&gt;&quot;;[.F295];&quot;&lt;/dev&gt; &lt;genre&gt;&quot;;[.G295];&quot;&lt;/genre&gt; &lt;score&gt;&quot;;[.H295];&quot;&lt;/score&gt; &lt;player&gt;&quot;;[.I295];&quot;&lt;/player&gt; &lt;story&gt;&quot;;[.J295];&quot;&lt;/story&gt; &lt;/game&gt;&quot;)" office:value-type="string" office:string-value="&lt;game name=&quot;Mercenary Force (USA, Europe)&quot;&gt; &lt;year&gt;1994&lt;/year&gt; &lt;rating&gt;ESRB - E (Everyone)&lt;/rating&gt; &lt;title&gt;Mercenary Force &lt;/title&gt; &lt;pub&gt;Meldac of Japan&lt;/pub&gt; &lt;dev&gt;Lenar Co., Ltd.&lt;/dev&gt; &lt;genre&gt;Shoot-'Em-Up&lt;/genre&gt; &lt;score&gt;3.2&lt;/score&gt; &lt;player&gt;1 Player&lt;/player&gt; &lt;story&gt;Mercenary Force is an unconventional shoot'em up set in Japan's Edo period and inspired by Japanese history and mythology. When Japan is invaded by the minions of a dark lord, the shogun sets out to hire the best warriors in the land to combat the enemy. Players start with 5000 yen and must begin by hiring their mercenaries. The team has four slots and can be recruited from five different character types (servant, ninja, monk, samurai and mystic) in any combination (including more than one of any character). The characters differ in hiring price, starting health, weapons (amount of projectiles, speed and direction), and their special attack.  The game consists of six levels, seen from an angled top-down/side-view perspective, with the screen scrolling automatically to the right. The mercenaries must shoot hordes of enemies to get to the next level, including several bosses. The mercenaries can change their formation between four different options: a vertical line, a diamond shape, a square shape and a horizontal arrowhead formation. It is also possible to switch the character in the lead position, leading to a large variety of tactical options. The hit points of each team member are counted individually, so if one is killed the remaining ones can fight on. Besides their standard weapon, each character also has a special suicide attack, triggered by pressing both buttons at the same time. These are usually highly devastating attacks, but the monk's power actually allows the group to skip ahead through a large part of the level.  Killed enemies drop coins of 10 yen in value that disappear after a short while if not picked up. The money reserve is used in a matter of ways: between stages, new recruits can be hired to replace fallen fighters. There are also various buildings in the levels that allow the spending of money. Cafes offer various items that restore or increase health and, in some levels, can change the character class of the team leader. There is a fortune-reading at a temple which makes it possible to recruit a hidden character, and the possibility to resurrect fallen comrades at a daibutsu. Only temples don't cost money and offer healing for free.&lt;/story&gt; &lt;/game&gt;">
            <text:p>&lt;game name="Mercenary Force (USA, Europe)"&gt; &lt;year&gt;1994&lt;/year&gt; &lt;rating&gt;ESRB - E (Everyone)&lt;/rating&gt; &lt;title&gt;Mercenary Force &lt;/title&gt; &lt;pub&gt;Meldac of Japan&lt;/pub&gt; &lt;dev&gt;Lenar Co., Ltd.&lt;/dev&gt; &lt;genre&gt;Shoot-'Em-Up&lt;/genre&gt; &lt;score&gt;3.2&lt;/score&gt; &lt;player&gt;1 Player&lt;/player&gt; &lt;story&gt;Mercenary Force is an unconventional shoot'em up set in Japan's Edo period and inspired by Japanese history and mythology. When Japan is invaded by the minions of a dark lord, the shogun sets out to hire the best warriors in the land to combat the enemy. Players start with 5000 yen and must begin by hiring their mercenaries. The team has four slots and can be recruited from five different character types (servant, ninja, monk, samurai and mystic) in any combination (including more than one of any character). The characters differ in hiring price, starting health, weapons (amount of projectiles, speed and direction), and their special attack. <text:s/>The game consists of six levels, seen from an angled top-down/side-view perspective, with the screen scrolling automatically to the right. The mercenaries must shoot hordes of enemies to get to the next level, including several bosses. The mercenaries can change their formation between four different options: a vertical line, a diamond shape, a square shape and a horizontal arrowhead formation. It is also possible to switch the character in the lead position, leading to a large variety of tactical options. The hit points of each team member are counted individually, so if one is killed the remaining ones can fight on. Besides their standard weapon, each character also has a special suicide attack, triggered by pressing both buttons at the same time. These are usually highly devastating attacks, but the monk's power actually allows the group to skip ahead through a large part of the level. <text:s/>Killed enemies drop coins of 10 yen in value that disappear after a short while if not picked up. The money reserve is used in a matter of ways: between stages, new recruits can be hired to replace fallen fighters. There are also various buildings in the levels that allow the spending of money. Cafes offer various items that restore or increase health and, in some levels, can change the character class of the team leader. There is a fortune-reading at a temple which makes it possible to recruit a hidden character, and the possibility to resurrect fallen comrades at a daibutsu. Only temples don't cost money and offer healing for free.&lt;/story&gt; &lt;/game&gt;</text:p>
          </table:table-cell>
        </table:table-row>
        <table:table-row table:style-name="ro1">
          <table:table-cell office:value-type="string">
            <text:p>Metal Masters (USA)</text:p>
          </table:table-cell>
          <table:table-cell office:value-type="float" office:value="1994">
            <text:p>1994</text:p>
          </table:table-cell>
          <table:table-cell office:value-type="string">
            <text:p>ESRB - E (Everyone)</text:p>
          </table:table-cell>
          <table:table-cell office:value-type="string">
            <text:p>Metal Masters </text:p>
          </table:table-cell>
          <table:table-cell office:value-type="string">
            <text:p>Electro Brain</text:p>
          </table:table-cell>
          <table:table-cell office:value-type="string">
            <text:p>Bit Managers </text:p>
          </table:table-cell>
          <table:table-cell office:value-type="string">
            <text:p>Fighter</text:p>
          </table:table-cell>
          <table:table-cell office:value-type="string">
            <text:p>3.3</text:p>
          </table:table-cell>
          <table:table-cell office:value-type="string">
            <text:p>1 Player</text:p>
          </table:table-cell>
          <table:table-cell office:value-type="string">
            <text:p>The player controls a robot, the starting robot is a very basic model, to which the player can add "improvements" with credits earned during gameplay. There are four areas that each robot is graded on, body, left arm, right arm, and legs. There are several different combinations of various parts that can be added to the player's robot for optimum fighting status. During a fight, each area mentioned above is represented by its own health meter. The objective of the player is to deplete the health meters of each area.</text:p>
          </table:table-cell>
          <table:table-cell table:formula="of:=CONCATENATE(&quot;&lt;game name=&quot;;CHAR(34);[.A296];CHAR(34);&quot;&gt; &lt;year&gt;&quot;;[.B296];&quot;&lt;/year&gt; &lt;rating&gt;&quot;;[.C296];&quot;&lt;/rating&gt; &lt;title&gt;&quot;;[.D296];&quot;&lt;/title&gt; &lt;pub&gt;&quot;;[.E296];&quot;&lt;/pub&gt; &lt;dev&gt;&quot;;[.F296];&quot;&lt;/dev&gt; &lt;genre&gt;&quot;;[.G296];&quot;&lt;/genre&gt; &lt;score&gt;&quot;;[.H296];&quot;&lt;/score&gt; &lt;player&gt;&quot;;[.I296];&quot;&lt;/player&gt; &lt;story&gt;&quot;;[.J296];&quot;&lt;/story&gt; &lt;/game&gt;&quot;)" office:value-type="string" office:string-value="&lt;game name=&quot;Metal Masters (USA)&quot;&gt; &lt;year&gt;1994&lt;/year&gt; &lt;rating&gt;ESRB - E (Everyone)&lt;/rating&gt; &lt;title&gt;Metal Masters &lt;/title&gt; &lt;pub&gt;Electro Brain&lt;/pub&gt; &lt;dev&gt;Bit Managers &lt;/dev&gt; &lt;genre&gt;Fighter&lt;/genre&gt; &lt;score&gt;3.3&lt;/score&gt; &lt;player&gt;1 Player&lt;/player&gt; &lt;story&gt;The player controls a robot, the starting robot is a very basic model, to which the player can add &quot;improvements&quot; with credits earned during gameplay. There are four areas that each robot is graded on, body, left arm, right arm, and legs. There are several different combinations of various parts that can be added to the player's robot for optimum fighting status. During a fight, each area mentioned above is represented by its own health meter. The objective of the player is to deplete the health meters of each area.&lt;/story&gt; &lt;/game&gt;">
            <text:p>&lt;game name="Metal Masters (USA)"&gt; &lt;year&gt;1994&lt;/year&gt; &lt;rating&gt;ESRB - E (Everyone)&lt;/rating&gt; &lt;title&gt;Metal Masters &lt;/title&gt; &lt;pub&gt;Electro Brain&lt;/pub&gt; &lt;dev&gt;Bit Managers &lt;/dev&gt; &lt;genre&gt;Fighter&lt;/genre&gt; &lt;score&gt;3.3&lt;/score&gt; &lt;player&gt;1 Player&lt;/player&gt; &lt;story&gt;The player controls a robot, the starting robot is a very basic model, to which the player can add "improvements" with credits earned during gameplay. There are four areas that each robot is graded on, body, left arm, right arm, and legs. There are several different combinations of various parts that can be added to the player's robot for optimum fighting status. During a fight, each area mentioned above is represented by its own health meter. The objective of the player is to deplete the health meters of each area.&lt;/story&gt; &lt;/game&gt;</text:p>
          </table:table-cell>
        </table:table-row>
        <table:table-row table:style-name="ro1">
          <table:table-cell office:value-type="string">
            <text:p>Metroid II - Return of Samus (World)</text:p>
          </table:table-cell>
          <table:table-cell office:value-type="float" office:value="1991">
            <text:p>1991</text:p>
          </table:table-cell>
          <table:table-cell office:value-type="string">
            <text:p>ESRB - E (Everyone)</text:p>
          </table:table-cell>
          <table:table-cell office:value-type="string">
            <text:p>Metroid II - Return of Samus </text:p>
          </table:table-cell>
          <table:table-cell office:value-type="string">
            <text:p>Nintendo of America Inc.</text:p>
          </table:table-cell>
          <table:table-cell office:value-type="string">
            <text:p>Nintendo R&amp;D1</text:p>
          </table:table-cell>
          <table:table-cell office:value-type="string">
            <text:p>Platform</text:p>
          </table:table-cell>
          <table:table-cell office:value-type="string">
            <text:p>3.8</text:p>
          </table:table-cell>
          <table:table-cell office:value-type="string">
            <text:p>1 Player</text:p>
          </table:table-cell>
          <table:table-cell office:value-type="string">
            <text:p>This is the sequel to the very popular Metroid for the NES. <text:s/>In Metroid 2, you control Samus Aran in her quest to rid the planet SR388 of the Metroid parasites. <text:s/>After killing the space pirate Mother Brain in the original Metroid, Samus must take on this adventure to prevent the Metroids from multiplying throughout the galaxy. <text:s/>Samus soon finds out that the Metroids have mutated, making them much more difficult to defeat.</text:p>
          </table:table-cell>
          <table:table-cell table:formula="of:=CONCATENATE(&quot;&lt;game name=&quot;;CHAR(34);[.A297];CHAR(34);&quot;&gt; &lt;year&gt;&quot;;[.B297];&quot;&lt;/year&gt; &lt;rating&gt;&quot;;[.C297];&quot;&lt;/rating&gt; &lt;title&gt;&quot;;[.D297];&quot;&lt;/title&gt; &lt;pub&gt;&quot;;[.E297];&quot;&lt;/pub&gt; &lt;dev&gt;&quot;;[.F297];&quot;&lt;/dev&gt; &lt;genre&gt;&quot;;[.G297];&quot;&lt;/genre&gt; &lt;score&gt;&quot;;[.H297];&quot;&lt;/score&gt; &lt;player&gt;&quot;;[.I297];&quot;&lt;/player&gt; &lt;story&gt;&quot;;[.J297];&quot;&lt;/story&gt; &lt;/game&gt;&quot;)" office:value-type="string" office:string-value="&lt;game name=&quot;Metroid II - Return of Samus (World)&quot;&gt; &lt;year&gt;1991&lt;/year&gt; &lt;rating&gt;ESRB - E (Everyone)&lt;/rating&gt; &lt;title&gt;Metroid II - Return of Samus &lt;/title&gt; &lt;pub&gt;Nintendo of America Inc.&lt;/pub&gt; &lt;dev&gt;Nintendo R&amp;D1&lt;/dev&gt; &lt;genre&gt;Platform&lt;/genre&gt; &lt;score&gt;3.8&lt;/score&gt; &lt;player&gt;1 Player&lt;/player&gt; &lt;story&gt;This is the sequel to the very popular Metroid for the NES.  In Metroid 2, you control Samus Aran in her quest to rid the planet SR388 of the Metroid parasites.  After killing the space pirate Mother Brain in the original Metroid, Samus must take on this adventure to prevent the Metroids from multiplying throughout the galaxy.  Samus soon finds out that the Metroids have mutated, making them much more difficult to defeat.&lt;/story&gt; &lt;/game&gt;">
            <text:p>&lt;game name="Metroid II - Return of Samus (World)"&gt; &lt;year&gt;1991&lt;/year&gt; &lt;rating&gt;ESRB - E (Everyone)&lt;/rating&gt; &lt;title&gt;Metroid II - Return of Samus &lt;/title&gt; &lt;pub&gt;Nintendo of America Inc.&lt;/pub&gt; &lt;dev&gt;Nintendo R&amp;D1&lt;/dev&gt; &lt;genre&gt;Platform&lt;/genre&gt; &lt;score&gt;3.8&lt;/score&gt; &lt;player&gt;1 Player&lt;/player&gt; &lt;story&gt;This is the sequel to the very popular Metroid for the NES. <text:s/>In Metroid 2, you control Samus Aran in her quest to rid the planet SR388 of the Metroid parasites. <text:s/>After killing the space pirate Mother Brain in the original Metroid, Samus must take on this adventure to prevent the Metroids from multiplying throughout the galaxy. <text:s/>Samus soon finds out that the Metroids have mutated, making them much more difficult to defeat.&lt;/story&gt; &lt;/game&gt;</text:p>
          </table:table-cell>
        </table:table-row>
        <table:table-row table:style-name="ro1">
          <table:table-cell office:value-type="string">
            <text:p>Mickey Mouse - Magic Wand (USA, Europe)</text:p>
          </table:table-cell>
          <table:table-cell office:value-type="float" office:value="1998">
            <text:p>1998</text:p>
          </table:table-cell>
          <table:table-cell office:value-type="string">
            <text:p>ESRB - E (Everyone)</text:p>
          </table:table-cell>
          <table:table-cell office:value-type="string">
            <text:p>Mickey Mouse - Magic Wand </text:p>
          </table:table-cell>
          <table:table-cell table:number-columns-repeated="2" office:value-type="string">
            <text:p>Kotobuki System Co., Ltd.</text:p>
          </table:table-cell>
          <table:table-cell office:value-type="string">
            <text:p>Action</text:p>
          </table:table-cell>
          <table:table-cell office:value-type="string">
            <text:p>2.7</text:p>
          </table:table-cell>
          <table:table-cell office:value-type="string">
            <text:p>1 Player</text:p>
          </table:table-cell>
          <table:table-cell office:value-type="string">
            <text:p>Mickey Mouse: Magic Wands! is the successor to Mickey Mouse IV: Mahou no Labyrinth and follows the gameplay formula of the Crazy Castle series. Mickey and his friends go for a walk and find a mysterious castle. As it turns out, it belongs to an evil witch who kidnaps everyone but Mickey. So of course his goal is to travel through the castle and rescue the other Disney characters. <text:s/>The overall 40 levels are a mix between regular platforming (jumping over platforms and avoiding enemies) and puzzle solving, e.g. using a switch to open up a way. The only way to rescue Mickey's friends is to find all hidden portrait pieces which, at the same time, is the winning condition for each level. In addition, there is a boss to defeat after all ten levels. This also upgrades Mickey's magic wand with new abilities, e.g. making water to ice, which are needed for puzzle solving. Other collectibles which can be found in the levels are crystals which may reward items when the wand is used on them, e.g. energy bar refreshments, keys (required for progress) or apples (the only weapon in the game). The levels scroll in all directions.</text:p>
          </table:table-cell>
          <table:table-cell table:formula="of:=CONCATENATE(&quot;&lt;game name=&quot;;CHAR(34);[.A298];CHAR(34);&quot;&gt; &lt;year&gt;&quot;;[.B298];&quot;&lt;/year&gt; &lt;rating&gt;&quot;;[.C298];&quot;&lt;/rating&gt; &lt;title&gt;&quot;;[.D298];&quot;&lt;/title&gt; &lt;pub&gt;&quot;;[.E298];&quot;&lt;/pub&gt; &lt;dev&gt;&quot;;[.F298];&quot;&lt;/dev&gt; &lt;genre&gt;&quot;;[.G298];&quot;&lt;/genre&gt; &lt;score&gt;&quot;;[.H298];&quot;&lt;/score&gt; &lt;player&gt;&quot;;[.I298];&quot;&lt;/player&gt; &lt;story&gt;&quot;;[.J298];&quot;&lt;/story&gt; &lt;/game&gt;&quot;)" office:value-type="string" office:string-value="&lt;game name=&quot;Mickey Mouse - Magic Wand (USA, Europe)&quot;&gt; &lt;year&gt;1998&lt;/year&gt; &lt;rating&gt;ESRB - E (Everyone)&lt;/rating&gt; &lt;title&gt;Mickey Mouse - Magic Wand &lt;/title&gt; &lt;pub&gt;Kotobuki System Co., Ltd.&lt;/pub&gt; &lt;dev&gt;Kotobuki System Co., Ltd.&lt;/dev&gt; &lt;genre&gt;Action&lt;/genre&gt; &lt;score&gt;2.7&lt;/score&gt; &lt;player&gt;1 Player&lt;/player&gt; &lt;story&gt;Mickey Mouse: Magic Wands! is the successor to Mickey Mouse IV: Mahou no Labyrinth and follows the gameplay formula of the Crazy Castle series. Mickey and his friends go for a walk and find a mysterious castle. As it turns out, it belongs to an evil witch who kidnaps everyone but Mickey. So of course his goal is to travel through the castle and rescue the other Disney characters.  The overall 40 levels are a mix between regular platforming (jumping over platforms and avoiding enemies) and puzzle solving, e.g. using a switch to open up a way. The only way to rescue Mickey's friends is to find all hidden portrait pieces which, at the same time, is the winning condition for each level. In addition, there is a boss to defeat after all ten levels. This also upgrades Mickey's magic wand with new abilities, e.g. making water to ice, which are needed for puzzle solving. Other collectibles which can be found in the levels are crystals which may reward items when the wand is used on them, e.g. energy bar refreshments, keys (required for progress) or apples (the only weapon in the game). The levels scroll in all directions.&lt;/story&gt; &lt;/game&gt;">
            <text:p>&lt;game name="Mickey Mouse - Magic Wand (USA, Europe)"&gt; &lt;year&gt;1998&lt;/year&gt; &lt;rating&gt;ESRB - E (Everyone)&lt;/rating&gt; &lt;title&gt;Mickey Mouse - Magic Wand &lt;/title&gt; &lt;pub&gt;Kotobuki System Co., Ltd.&lt;/pub&gt; &lt;dev&gt;Kotobuki System Co., Ltd.&lt;/dev&gt; &lt;genre&gt;Action&lt;/genre&gt; &lt;score&gt;2.7&lt;/score&gt; &lt;player&gt;1 Player&lt;/player&gt; &lt;story&gt;Mickey Mouse: Magic Wands! is the successor to Mickey Mouse IV: Mahou no Labyrinth and follows the gameplay formula of the Crazy Castle series. Mickey and his friends go for a walk and find a mysterious castle. As it turns out, it belongs to an evil witch who kidnaps everyone but Mickey. So of course his goal is to travel through the castle and rescue the other Disney characters. <text:s/>The overall 40 levels are a mix between regular platforming (jumping over platforms and avoiding enemies) and puzzle solving, e.g. using a switch to open up a way. The only way to rescue Mickey's friends is to find all hidden portrait pieces which, at the same time, is the winning condition for each level. In addition, there is a boss to defeat after all ten levels. This also upgrades Mickey's magic wand with new abilities, e.g. making water to ice, which are needed for puzzle solving. Other collectibles which can be found in the levels are crystals which may reward items when the wand is used on them, e.g. energy bar refreshments, keys (required for progress) or apples (the only weapon in the game). The levels scroll in all directions.&lt;/story&gt; &lt;/game&gt;</text:p>
          </table:table-cell>
        </table:table-row>
        <table:table-row table:style-name="ro1">
          <table:table-cell office:value-type="string">
            <text:p>Mickey Mouse (Europe)</text:p>
          </table:table-cell>
          <table:table-cell office:value-type="float" office:value="1992">
            <text:p>1992</text:p>
          </table:table-cell>
          <table:table-cell office:value-type="string">
            <text:p>ESRB - E (Everyone)</text:p>
          </table:table-cell>
          <table:table-cell office:value-type="string">
            <text:p>Mickey Mouse </text:p>
          </table:table-cell>
          <table:table-cell table:number-columns-repeated="2" office:value-type="string">
            <text:p>Kotobuki System Co., Ltd.</text:p>
          </table:table-cell>
          <table:table-cell office:value-type="string">
            <text:p>Platform</text:p>
          </table:table-cell>
          <table:table-cell office:value-type="string">
            <text:p>2.6</text:p>
          </table:table-cell>
          <table:table-cell office:value-type="string">
            <text:p>1 Player</text:p>
          </table:table-cell>
          <table:table-cell office:value-type="string">
            <text:p>In this game your quest is to take Mickey Mouse through several dungeons, and mostly avoid your enemies.****The game is somewhat more a puzzle game than a plat-former. You are to get a number of keys to reach the exit, and the paths are always reached by tricking your opponents into either being shot or just stand away for you to walk past during the time you need it. Ammo is always very limited and consists of arrows and bombs, in the fashion that you on some levels use arrows and on some bombs.****The story is simple and consists of you, as Mickey Mouse, must save Minnie from an evil warlock.</text:p>
          </table:table-cell>
          <table:table-cell table:formula="of:=CONCATENATE(&quot;&lt;game name=&quot;;CHAR(34);[.A299];CHAR(34);&quot;&gt; &lt;year&gt;&quot;;[.B299];&quot;&lt;/year&gt; &lt;rating&gt;&quot;;[.C299];&quot;&lt;/rating&gt; &lt;title&gt;&quot;;[.D299];&quot;&lt;/title&gt; &lt;pub&gt;&quot;;[.E299];&quot;&lt;/pub&gt; &lt;dev&gt;&quot;;[.F299];&quot;&lt;/dev&gt; &lt;genre&gt;&quot;;[.G299];&quot;&lt;/genre&gt; &lt;score&gt;&quot;;[.H299];&quot;&lt;/score&gt; &lt;player&gt;&quot;;[.I299];&quot;&lt;/player&gt; &lt;story&gt;&quot;;[.J299];&quot;&lt;/story&gt; &lt;/game&gt;&quot;)" office:value-type="string" office:string-value="&lt;game name=&quot;Mickey Mouse (Europe)&quot;&gt; &lt;year&gt;1992&lt;/year&gt; &lt;rating&gt;ESRB - E (Everyone)&lt;/rating&gt; &lt;title&gt;Mickey Mouse &lt;/title&gt; &lt;pub&gt;Kotobuki System Co., Ltd.&lt;/pub&gt; &lt;dev&gt;Kotobuki System Co., Ltd.&lt;/dev&gt; &lt;genre&gt;Platform&lt;/genre&gt; &lt;score&gt;2.6&lt;/score&gt; &lt;player&gt;1 Player&lt;/player&gt; &lt;story&gt;In this game your quest is to take Mickey Mouse through several dungeons, and mostly avoid your enemies.****The game is somewhat more a puzzle game than a plat-former. You are to get a number of keys to reach the exit, and the paths are always reached by tricking your opponents into either being shot or just stand away for you to walk past during the time you need it. Ammo is always very limited and consists of arrows and bombs, in the fashion that you on some levels use arrows and on some bombs.****The story is simple and consists of you, as Mickey Mouse, must save Minnie from an evil warlock.&lt;/story&gt; &lt;/game&gt;">
            <text:p>&lt;game name="Mickey Mouse (Europe)"&gt; &lt;year&gt;1992&lt;/year&gt; &lt;rating&gt;ESRB - E (Everyone)&lt;/rating&gt; &lt;title&gt;Mickey Mouse &lt;/title&gt; &lt;pub&gt;Kotobuki System Co., Ltd.&lt;/pub&gt; &lt;dev&gt;Kotobuki System Co., Ltd.&lt;/dev&gt; &lt;genre&gt;Platform&lt;/genre&gt; &lt;score&gt;2.6&lt;/score&gt; &lt;player&gt;1 Player&lt;/player&gt; &lt;story&gt;In this game your quest is to take Mickey Mouse through several dungeons, and mostly avoid your enemies.****The game is somewhat more a puzzle game than a plat-former. You are to get a number of keys to reach the exit, and the paths are always reached by tricking your opponents into either being shot or just stand away for you to walk past during the time you need it. Ammo is always very limited and consists of arrows and bombs, in the fashion that you on some levels use arrows and on some bombs.****The story is simple and consists of you, as Mickey Mouse, must save Minnie from an evil warlock.&lt;/story&gt; &lt;/game&gt;</text:p>
          </table:table-cell>
        </table:table-row>
        <table:table-row table:style-name="ro1">
          <table:table-cell office:value-type="string">
            <text:p>Mickey's Dangerous Chase (USA)</text:p>
          </table:table-cell>
          <table:table-cell office:value-type="float" office:value="1991">
            <text:p>1991</text:p>
          </table:table-cell>
          <table:table-cell office:value-type="string">
            <text:p>ESRB - E (Everyone)</text:p>
          </table:table-cell>
          <table:table-cell office:value-type="string">
            <text:p>Mickey's Dangerous Chase </text:p>
          </table:table-cell>
          <table:table-cell office:value-type="string">
            <text:p>Capcom U.S.A., Inc.</text:p>
          </table:table-cell>
          <table:table-cell office:value-type="string">
            <text:p>Now Production Co., Ltd.</text:p>
          </table:table-cell>
          <table:table-cell office:value-type="string">
            <text:p>Platform</text:p>
          </table:table-cell>
          <table:table-cell office:value-type="string">
            <text:p>3.2</text:p>
          </table:table-cell>
          <table:table-cell office:value-type="string">
            <text:p>1 Player</text:p>
          </table:table-cell>
          <table:table-cell office:value-type="string">
            <text:p>In Mickey's Dangerous Chase the player takes control of either Mickey or Minnie Mouse. <text:s/>While on his way to deliver a very special gift to his girlfriend Minnie, Mickey is jumped by Pete who steals the present and takes off and it is up to the mouse duo to stop Pete and get back the present.****The gameplay is a side-scroller, where players pick up boxes to throw at enemies as well as discover power-ups that include short bursts of invincibility, extra lives and energy boosts that will help the player in their quest. <text:s/>There are five different levels to play in including a lake, a mountain top, a forest and a shopping center and numerous enemies to avoid such as spiders, flying squirrels and even snowballs.</text:p>
          </table:table-cell>
          <table:table-cell table:formula="of:=CONCATENATE(&quot;&lt;game name=&quot;;CHAR(34);[.A300];CHAR(34);&quot;&gt; &lt;year&gt;&quot;;[.B300];&quot;&lt;/year&gt; &lt;rating&gt;&quot;;[.C300];&quot;&lt;/rating&gt; &lt;title&gt;&quot;;[.D300];&quot;&lt;/title&gt; &lt;pub&gt;&quot;;[.E300];&quot;&lt;/pub&gt; &lt;dev&gt;&quot;;[.F300];&quot;&lt;/dev&gt; &lt;genre&gt;&quot;;[.G300];&quot;&lt;/genre&gt; &lt;score&gt;&quot;;[.H300];&quot;&lt;/score&gt; &lt;player&gt;&quot;;[.I300];&quot;&lt;/player&gt; &lt;story&gt;&quot;;[.J300];&quot;&lt;/story&gt; &lt;/game&gt;&quot;)" office:value-type="string" office:string-value="&lt;game name=&quot;Mickey's Dangerous Chase (USA)&quot;&gt; &lt;year&gt;1991&lt;/year&gt; &lt;rating&gt;ESRB - E (Everyone)&lt;/rating&gt; &lt;title&gt;Mickey's Dangerous Chase &lt;/title&gt; &lt;pub&gt;Capcom U.S.A., Inc.&lt;/pub&gt; &lt;dev&gt;Now Production Co., Ltd.&lt;/dev&gt; &lt;genre&gt;Platform&lt;/genre&gt; &lt;score&gt;3.2&lt;/score&gt; &lt;player&gt;1 Player&lt;/player&gt; &lt;story&gt;In Mickey's Dangerous Chase the player takes control of either Mickey or Minnie Mouse.  While on his way to deliver a very special gift to his girlfriend Minnie, Mickey is jumped by Pete who steals the present and takes off and it is up to the mouse duo to stop Pete and get back the present.****The gameplay is a side-scroller, where players pick up boxes to throw at enemies as well as discover power-ups that include short bursts of invincibility, extra lives and energy boosts that will help the player in their quest.  There are five different levels to play in including a lake, a mountain top, a forest and a shopping center and numerous enemies to avoid such as spiders, flying squirrels and even snowballs.&lt;/story&gt; &lt;/game&gt;">
            <text:p>&lt;game name="Mickey's Dangerous Chase (USA)"&gt; &lt;year&gt;1991&lt;/year&gt; &lt;rating&gt;ESRB - E (Everyone)&lt;/rating&gt; &lt;title&gt;Mickey's Dangerous Chase &lt;/title&gt; &lt;pub&gt;Capcom U.S.A., Inc.&lt;/pub&gt; &lt;dev&gt;Now Production Co., Ltd.&lt;/dev&gt; &lt;genre&gt;Platform&lt;/genre&gt; &lt;score&gt;3.2&lt;/score&gt; &lt;player&gt;1 Player&lt;/player&gt; &lt;story&gt;In Mickey's Dangerous Chase the player takes control of either Mickey or Minnie Mouse. <text:s/>While on his way to deliver a very special gift to his girlfriend Minnie, Mickey is jumped by Pete who steals the present and takes off and it is up to the mouse duo to stop Pete and get back the present.****The gameplay is a side-scroller, where players pick up boxes to throw at enemies as well as discover power-ups that include short bursts of invincibility, extra lives and energy boosts that will help the player in their quest. <text:s/>There are five different levels to play in including a lake, a mountain top, a forest and a shopping center and numerous enemies to avoid such as spiders, flying squirrels and even snowballs.&lt;/story&gt; &lt;/game&gt;</text:p>
          </table:table-cell>
        </table:table-row>
        <table:table-row table:style-name="ro1">
          <table:table-cell office:value-type="string">
            <text:p>Mickey's Ultimate Challenge (USA, Europe)</text:p>
          </table:table-cell>
          <table:table-cell office:value-type="float" office:value="1994">
            <text:p>1994</text:p>
          </table:table-cell>
          <table:table-cell office:value-type="string">
            <text:p>ESRB - E (Everyone)</text:p>
          </table:table-cell>
          <table:table-cell office:value-type="string">
            <text:p>Mickey's Ultimate Challenge </text:p>
          </table:table-cell>
          <table:table-cell office:value-type="string">
            <text:p>Hi-Tech Expressions, Inc.</text:p>
          </table:table-cell>
          <table:table-cell office:value-type="string">
            <text:p>WayForward Technologies, Inc.</text:p>
          </table:table-cell>
          <table:table-cell office:value-type="string">
            <text:p>Action</text:p>
          </table:table-cell>
          <table:table-cell office:value-type="string">
            <text:p>2.1</text:p>
          </table:table-cell>
          <table:table-cell office:value-type="string">
            <text:p>1 Player</text:p>
          </table:table-cell>
          <table:table-cell office:value-type="string">
            <text:p>One night, as Mickey (or Minnie) lay in bed reading a book of fairy tales, he started to wonder how it would be to live in a far off land, in a magic castle. As he fell asleep, he woke up in the Kingdom of Beanwick, which is constantly tormented by earthquakes. Then, he offers his help to solve the mystery behind those earthquakes.****Mickey's Ultimate Challenge is a puzzle game in which the player chooses either Mickey or Minnie to play with. They'll find five characters from the Disney's universe in the kingdom, and will be prompted to help them in several tasks.****Each task is a different puzzle, given by a specific character. Daisy, for instance, will ask help to clean the castle's paintings hanging on a wall. The task is in fact a memory game, where Mickey or Minnie must clean the pictures matching pairs. After completing one task, they'll receive a gift.****After completing all tasks, Mickey or Minnie must trade the gifts they won with the right characters. For instance, after finishing Goofy's task, they will receive his hammer. The player must then guess who among the other characters would like to receive that hammer.****Giving the right items to the right characters will allow Mickey or Minnie access to the last puzzle and character.</text:p>
          </table:table-cell>
          <table:table-cell table:formula="of:=CONCATENATE(&quot;&lt;game name=&quot;;CHAR(34);[.A301];CHAR(34);&quot;&gt; &lt;year&gt;&quot;;[.B301];&quot;&lt;/year&gt; &lt;rating&gt;&quot;;[.C301];&quot;&lt;/rating&gt; &lt;title&gt;&quot;;[.D301];&quot;&lt;/title&gt; &lt;pub&gt;&quot;;[.E301];&quot;&lt;/pub&gt; &lt;dev&gt;&quot;;[.F301];&quot;&lt;/dev&gt; &lt;genre&gt;&quot;;[.G301];&quot;&lt;/genre&gt; &lt;score&gt;&quot;;[.H301];&quot;&lt;/score&gt; &lt;player&gt;&quot;;[.I301];&quot;&lt;/player&gt; &lt;story&gt;&quot;;[.J301];&quot;&lt;/story&gt; &lt;/game&gt;&quot;)" office:value-type="string" office:string-value="&lt;game name=&quot;Mickey's Ultimate Challenge (USA, Europe)&quot;&gt; &lt;year&gt;1994&lt;/year&gt; &lt;rating&gt;ESRB - E (Everyone)&lt;/rating&gt; &lt;title&gt;Mickey's Ultimate Challenge &lt;/title&gt; &lt;pub&gt;Hi-Tech Expressions, Inc.&lt;/pub&gt; &lt;dev&gt;WayForward Technologies, Inc.&lt;/dev&gt; &lt;genre&gt;Action&lt;/genre&gt; &lt;score&gt;2.1&lt;/score&gt; &lt;player&gt;1 Player&lt;/player&gt; &lt;story&gt;One night, as Mickey (or Minnie) lay in bed reading a book of fairy tales, he started to wonder how it would be to live in a far off land, in a magic castle. As he fell asleep, he woke up in the Kingdom of Beanwick, which is constantly tormented by earthquakes. Then, he offers his help to solve the mystery behind those earthquakes.****Mickey's Ultimate Challenge is a puzzle game in which the player chooses either Mickey or Minnie to play with. They'll find five characters from the Disney's universe in the kingdom, and will be prompted to help them in several tasks.****Each task is a different puzzle, given by a specific character. Daisy, for instance, will ask help to clean the castle's paintings hanging on a wall. The task is in fact a memory game, where Mickey or Minnie must clean the pictures matching pairs. After completing one task, they'll receive a gift.****After completing all tasks, Mickey or Minnie must trade the gifts they won with the right characters. For instance, after finishing Goofy's task, they will receive his hammer. The player must then guess who among the other characters would like to receive that hammer.****Giving the right items to the right characters will allow Mickey or Minnie access to the last puzzle and character.&lt;/story&gt; &lt;/game&gt;">
            <text:p>&lt;game name="Mickey's Ultimate Challenge (USA, Europe)"&gt; &lt;year&gt;1994&lt;/year&gt; &lt;rating&gt;ESRB - E (Everyone)&lt;/rating&gt; &lt;title&gt;Mickey's Ultimate Challenge &lt;/title&gt; &lt;pub&gt;Hi-Tech Expressions, Inc.&lt;/pub&gt; &lt;dev&gt;WayForward Technologies, Inc.&lt;/dev&gt; &lt;genre&gt;Action&lt;/genre&gt; &lt;score&gt;2.1&lt;/score&gt; &lt;player&gt;1 Player&lt;/player&gt; &lt;story&gt;One night, as Mickey (or Minnie) lay in bed reading a book of fairy tales, he started to wonder how it would be to live in a far off land, in a magic castle. As he fell asleep, he woke up in the Kingdom of Beanwick, which is constantly tormented by earthquakes. Then, he offers his help to solve the mystery behind those earthquakes.****Mickey's Ultimate Challenge is a puzzle game in which the player chooses either Mickey or Minnie to play with. They'll find five characters from the Disney's universe in the kingdom, and will be prompted to help them in several tasks.****Each task is a different puzzle, given by a specific character. Daisy, for instance, will ask help to clean the castle's paintings hanging on a wall. The task is in fact a memory game, where Mickey or Minnie must clean the pictures matching pairs. After completing one task, they'll receive a gift.****After completing all tasks, Mickey or Minnie must trade the gifts they won with the right characters. For instance, after finishing Goofy's task, they will receive his hammer. The player must then guess who among the other characters would like to receive that hammer.****Giving the right items to the right characters will allow Mickey or Minnie access to the last puzzle and character.&lt;/story&gt; &lt;/game&gt;</text:p>
          </table:table-cell>
        </table:table-row>
        <table:table-row table:style-name="ro1">
          <table:table-cell office:value-type="string">
            <text:p>Micro Machines (USA, Europe)</text:p>
          </table:table-cell>
          <table:table-cell office:value-type="float" office:value="1995">
            <text:p>1995</text:p>
          </table:table-cell>
          <table:table-cell office:value-type="string">
            <text:p>ESRB - E (Everyone)</text:p>
          </table:table-cell>
          <table:table-cell office:value-type="string">
            <text:p>Micro Machines </text:p>
          </table:table-cell>
          <table:table-cell table:number-columns-repeated="2" office:value-type="string">
            <text:p>Ocean Software Ltd.</text:p>
          </table:table-cell>
          <table:table-cell office:value-type="string">
            <text:p>Driving</text:p>
          </table:table-cell>
          <table:table-cell office:value-type="string">
            <text:p>3.4</text:p>
          </table:table-cell>
          <table:table-cell office:value-type="string">
            <text:p>1-2 Players</text:p>
          </table:table-cell>
          <table:table-cell office:value-type="string">
            <text:p>If you're bored of racing Formula 1 cars, rally cars or MotoGP bikes in their natural habitats, the Micro Machines series could be for you. It involves racing miniatures representing particular vehicle types across a particular terrain found around the house. The Sports Cars race on the desktop, 4x4s in the sandpit, Formula 1 cars on a snooker table, and so on.****These levels were packed with variation. The Snooker tables has the track painted on, although this is open to deviation (as are most levels), and had you racing through the pockets and across the rim of the table. Tanks raced as well, with the chance of shooting out your opponent if they got directly in front of you. The desktop levels include binders to jump across, pencil-sharpeners to avoid, and lots of visual jokes in the open homework.****Viewed from overhead with small graphics, the races include up to 4 cars. In one player challenge mode you race through the 21 tracks in a set order, selecting your 3 opponents as you go along (adding a fair amount of strategy - ideally you should aim to eliminate the better CPU cars early on), eliminating one after every third race (assuming that you can finish in the top 2 of a race within your 3 lives). If you win 3 races in a row without using a continue you get a time-trial race which can earn you an extra life.****The real innovation of the game was in the multiplayer modes. You started with 4 points each, and when one car gets far enough ahead to force the other car off-screen, the slider moves in their favour. Once it reached the end (which involved beating them 4 times more than they beat you) you win the level, although if 3 laps were completed, the person leading at that point is declared the winner - with a sudden death play off if scores are level. 9 of the tracks are available in this mode, although you can also play this Head to Head system as a 1-player game across all the tracks.</text:p>
          </table:table-cell>
          <table:table-cell table:formula="of:=CONCATENATE(&quot;&lt;game name=&quot;;CHAR(34);[.A302];CHAR(34);&quot;&gt; &lt;year&gt;&quot;;[.B302];&quot;&lt;/year&gt; &lt;rating&gt;&quot;;[.C302];&quot;&lt;/rating&gt; &lt;title&gt;&quot;;[.D302];&quot;&lt;/title&gt; &lt;pub&gt;&quot;;[.E302];&quot;&lt;/pub&gt; &lt;dev&gt;&quot;;[.F302];&quot;&lt;/dev&gt; &lt;genre&gt;&quot;;[.G302];&quot;&lt;/genre&gt; &lt;score&gt;&quot;;[.H302];&quot;&lt;/score&gt; &lt;player&gt;&quot;;[.I302];&quot;&lt;/player&gt; &lt;story&gt;&quot;;[.J302];&quot;&lt;/story&gt; &lt;/game&gt;&quot;)" office:value-type="string" office:string-value="&lt;game name=&quot;Micro Machines (USA, Europe)&quot;&gt; &lt;year&gt;1995&lt;/year&gt; &lt;rating&gt;ESRB - E (Everyone)&lt;/rating&gt; &lt;title&gt;Micro Machines &lt;/title&gt; &lt;pub&gt;Ocean Software Ltd.&lt;/pub&gt; &lt;dev&gt;Ocean Software Ltd.&lt;/dev&gt; &lt;genre&gt;Driving&lt;/genre&gt; &lt;score&gt;3.4&lt;/score&gt; &lt;player&gt;1-2 Players&lt;/player&gt; &lt;story&gt;If you're bored of racing Formula 1 cars, rally cars or MotoGP bikes in their natural habitats, the Micro Machines series could be for you. It involves racing miniatures representing particular vehicle types across a particular terrain found around the house. The Sports Cars race on the desktop, 4x4s in the sandpit, Formula 1 cars on a snooker table, and so on.****These levels were packed with variation. The Snooker tables has the track painted on, although this is open to deviation (as are most levels), and had you racing through the pockets and across the rim of the table. Tanks raced as well, with the chance of shooting out your opponent if they got directly in front of you. The desktop levels include binders to jump across, pencil-sharpeners to avoid, and lots of visual jokes in the open homework.****Viewed from overhead with small graphics, the races include up to 4 cars. In one player challenge mode you race through the 21 tracks in a set order, selecting your 3 opponents as you go along (adding a fair amount of strategy - ideally you should aim to eliminate the better CPU cars early on), eliminating one after every third race (assuming that you can finish in the top 2 of a race within your 3 lives). If you win 3 races in a row without using a continue you get a time-trial race which can earn you an extra life.****The real innovation of the game was in the multiplayer modes. You started with 4 points each, and when one car gets far enough ahead to force the other car off-screen, the slider moves in their favour. Once it reached the end (which involved beating them 4 times more than they beat you) you win the level, although if 3 laps were completed, the person leading at that point is declared the winner - with a sudden death play off if scores are level. 9 of the tracks are available in this mode, although you can also play this Head to Head system as a 1-player game across all the tracks.&lt;/story&gt; &lt;/game&gt;">
            <text:p>&lt;game name="Micro Machines (USA, Europe)"&gt; &lt;year&gt;1995&lt;/year&gt; &lt;rating&gt;ESRB - E (Everyone)&lt;/rating&gt; &lt;title&gt;Micro Machines &lt;/title&gt; &lt;pub&gt;Ocean Software Ltd.&lt;/pub&gt; &lt;dev&gt;Ocean Software Ltd.&lt;/dev&gt; &lt;genre&gt;Driving&lt;/genre&gt; &lt;score&gt;3.4&lt;/score&gt; &lt;player&gt;1-2 Players&lt;/player&gt; &lt;story&gt;If you're bored of racing Formula 1 cars, rally cars or MotoGP bikes in their natural habitats, the Micro Machines series could be for you. It involves racing miniatures representing particular vehicle types across a particular terrain found around the house. The Sports Cars race on the desktop, 4x4s in the sandpit, Formula 1 cars on a snooker table, and so on.****These levels were packed with variation. The Snooker tables has the track painted on, although this is open to deviation (as are most levels), and had you racing through the pockets and across the rim of the table. Tanks raced as well, with the chance of shooting out your opponent if they got directly in front of you. The desktop levels include binders to jump across, pencil-sharpeners to avoid, and lots of visual jokes in the open homework.****Viewed from overhead with small graphics, the races include up to 4 cars. In one player challenge mode you race through the 21 tracks in a set order, selecting your 3 opponents as you go along (adding a fair amount of strategy - ideally you should aim to eliminate the better CPU cars early on), eliminating one after every third race (assuming that you can finish in the top 2 of a race within your 3 lives). If you win 3 races in a row without using a continue you get a time-trial race which can earn you an extra life.****The real innovation of the game was in the multiplayer modes. You started with 4 points each, and when one car gets far enough ahead to force the other car off-screen, the slider moves in their favour. Once it reached the end (which involved beating them 4 times more than they beat you) you win the level, although if 3 laps were completed, the person leading at that point is declared the winner - with a sudden death play off if scores are level. 9 of the tracks are available in this mode, although you can also play this Head to Head system as a 1-player game across all the tracks.&lt;/story&gt; &lt;/game&gt;</text:p>
          </table:table-cell>
        </table:table-row>
        <table:table-row table:style-name="ro1">
          <table:table-cell office:value-type="string">
            <text:p>Micro Machines 2 - Turbo Tournament (Europe)</text:p>
          </table:table-cell>
          <table:table-cell office:value-type="float" office:value="1994">
            <text:p>1994</text:p>
          </table:table-cell>
          <table:table-cell office:value-type="string">
            <text:p>ESRB - E (Everyone)</text:p>
          </table:table-cell>
          <table:table-cell office:value-type="string">
            <text:p>Micro Machines 2 - Turbo Tournament </text:p>
          </table:table-cell>
          <table:table-cell office:value-type="string">
            <text:p>Ocean Software Ltd.</text:p>
          </table:table-cell>
          <table:table-cell office:value-type="string">
            <text:p>Codemasters</text:p>
          </table:table-cell>
          <table:table-cell office:value-type="string">
            <text:p>Driving</text:p>
          </table:table-cell>
          <table:table-cell office:value-type="string">
            <text:p>4.3</text:p>
          </table:table-cell>
          <table:table-cell office:value-type="string">
            <text:p>1-2 Players</text:p>
          </table:table-cell>
          <table:table-cell office:value-type="string">
            <text:p>The second game of the Micro Machines series. Like in its predecessor, you behind the steering wheel of an extremely small car. You race around on interesting places, like a table, a treehouse and many more. The control of the cars is sometimes quite difficult, especially if you don't know the tracks (the top-down view is not very clear). The CD-ROM version additionally features CD-Audio music and a track editor.</text:p>
          </table:table-cell>
          <table:table-cell table:formula="of:=CONCATENATE(&quot;&lt;game name=&quot;;CHAR(34);[.A303];CHAR(34);&quot;&gt; &lt;year&gt;&quot;;[.B303];&quot;&lt;/year&gt; &lt;rating&gt;&quot;;[.C303];&quot;&lt;/rating&gt; &lt;title&gt;&quot;;[.D303];&quot;&lt;/title&gt; &lt;pub&gt;&quot;;[.E303];&quot;&lt;/pub&gt; &lt;dev&gt;&quot;;[.F303];&quot;&lt;/dev&gt; &lt;genre&gt;&quot;;[.G303];&quot;&lt;/genre&gt; &lt;score&gt;&quot;;[.H303];&quot;&lt;/score&gt; &lt;player&gt;&quot;;[.I303];&quot;&lt;/player&gt; &lt;story&gt;&quot;;[.J303];&quot;&lt;/story&gt; &lt;/game&gt;&quot;)" office:value-type="string" office:string-value="&lt;game name=&quot;Micro Machines 2 - Turbo Tournament (Europe)&quot;&gt; &lt;year&gt;1994&lt;/year&gt; &lt;rating&gt;ESRB - E (Everyone)&lt;/rating&gt; &lt;title&gt;Micro Machines 2 - Turbo Tournament &lt;/title&gt; &lt;pub&gt;Ocean Software Ltd.&lt;/pub&gt; &lt;dev&gt;Codemasters&lt;/dev&gt; &lt;genre&gt;Driving&lt;/genre&gt; &lt;score&gt;4.3&lt;/score&gt; &lt;player&gt;1-2 Players&lt;/player&gt; &lt;story&gt;The second game of the Micro Machines series. Like in its predecessor, you behind the steering wheel of an extremely small car. You race around on interesting places, like a table, a treehouse and many more. The control of the cars is sometimes quite difficult, especially if you don't know the tracks (the top-down view is not very clear). The CD-ROM version additionally features CD-Audio music and a track editor.&lt;/story&gt; &lt;/game&gt;">
            <text:p>&lt;game name="Micro Machines 2 - Turbo Tournament (Europe)"&gt; &lt;year&gt;1994&lt;/year&gt; &lt;rating&gt;ESRB - E (Everyone)&lt;/rating&gt; &lt;title&gt;Micro Machines 2 - Turbo Tournament &lt;/title&gt; &lt;pub&gt;Ocean Software Ltd.&lt;/pub&gt; &lt;dev&gt;Codemasters&lt;/dev&gt; &lt;genre&gt;Driving&lt;/genre&gt; &lt;score&gt;4.3&lt;/score&gt; &lt;player&gt;1-2 Players&lt;/player&gt; &lt;story&gt;The second game of the Micro Machines series. Like in its predecessor, you behind the steering wheel of an extremely small car. You race around on interesting places, like a table, a treehouse and many more. The control of the cars is sometimes quite difficult, especially if you don't know the tracks (the top-down view is not very clear). The CD-ROM version additionally features CD-Audio music and a track editor.&lt;/story&gt; &lt;/game&gt;</text:p>
          </table:table-cell>
        </table:table-row>
        <table:table-row table:style-name="ro1">
          <table:table-cell office:value-type="string">
            <text:p>Mighty Morphin Power Rangers - The Movie (USA, Europe)</text:p>
          </table:table-cell>
          <table:table-cell office:value-type="float" office:value="1995">
            <text:p>1995</text:p>
          </table:table-cell>
          <table:table-cell office:value-type="string">
            <text:p>ESRB - E (Everyone)</text:p>
          </table:table-cell>
          <table:table-cell office:value-type="string">
            <text:p>Mighty Morphin Power Rangers - The Movie </text:p>
          </table:table-cell>
          <table:table-cell office:value-type="string">
            <text:p>Bandai America, Inc.</text:p>
          </table:table-cell>
          <table:table-cell office:value-type="string">
            <text:p>Tom Create Co., Ltd.</text:p>
          </table:table-cell>
          <table:table-cell office:value-type="string">
            <text:p>Fighter</text:p>
          </table:table-cell>
          <table:table-cell office:value-type="string">
            <text:p>3.8</text:p>
          </table:table-cell>
          <table:table-cell office:value-type="string">
            <text:p>1 Player</text:p>
          </table:table-cell>
          <table:table-cell office:value-type="string">
            <text:p>This game is loosely based off of the movie of the same name, where the player can take control of either the Yellow, Black, Pink, Blue, Red or White Ranger in a side-scrolling beat-em-up in an attempt to stop the evil Ivan Ooze who is trying to control the universe.****There are six different levels to play in each with their own standard obstacles and enemies, mid-level bosses and of course end bosses that range from Mordant, Lord Zedd to Ivan Ooze himself. <text:s/>There are no weapons that can be used, instead the player must rely on kicks and punches to dispatch enemies and pick up health items left behind.****Additionally, the Yellow, Black, Pink Rangers are extremely fast and can jump into higher areas but are more weaker than Blue, Red, White Rangers who are much stronger, but lack the speed and jumping abilities of the other Rangers. <text:s/>Players can refill their health by picking up heart icons and power icons to increase their morphing meter. <text:s/>Once filled, the morphing meter will increase the Rangers power, attack capabilities, speed and jumping abilities.</text:p>
          </table:table-cell>
          <table:table-cell table:formula="of:=CONCATENATE(&quot;&lt;game name=&quot;;CHAR(34);[.A304];CHAR(34);&quot;&gt; &lt;year&gt;&quot;;[.B304];&quot;&lt;/year&gt; &lt;rating&gt;&quot;;[.C304];&quot;&lt;/rating&gt; &lt;title&gt;&quot;;[.D304];&quot;&lt;/title&gt; &lt;pub&gt;&quot;;[.E304];&quot;&lt;/pub&gt; &lt;dev&gt;&quot;;[.F304];&quot;&lt;/dev&gt; &lt;genre&gt;&quot;;[.G304];&quot;&lt;/genre&gt; &lt;score&gt;&quot;;[.H304];&quot;&lt;/score&gt; &lt;player&gt;&quot;;[.I304];&quot;&lt;/player&gt; &lt;story&gt;&quot;;[.J304];&quot;&lt;/story&gt; &lt;/game&gt;&quot;)" office:value-type="string" office:string-value="&lt;game name=&quot;Mighty Morphin Power Rangers - The Movie (USA, Europe)&quot;&gt; &lt;year&gt;1995&lt;/year&gt; &lt;rating&gt;ESRB - E (Everyone)&lt;/rating&gt; &lt;title&gt;Mighty Morphin Power Rangers - The Movie &lt;/title&gt; &lt;pub&gt;Bandai America, Inc.&lt;/pub&gt; &lt;dev&gt;Tom Create Co., Ltd.&lt;/dev&gt; &lt;genre&gt;Fighter&lt;/genre&gt; &lt;score&gt;3.8&lt;/score&gt; &lt;player&gt;1 Player&lt;/player&gt; &lt;story&gt;This game is loosely based off of the movie of the same name, where the player can take control of either the Yellow, Black, Pink, Blue, Red or White Ranger in a side-scrolling beat-em-up in an attempt to stop the evil Ivan Ooze who is trying to control the universe.****There are six different levels to play in each with their own standard obstacles and enemies, mid-level bosses and of course end bosses that range from Mordant, Lord Zedd to Ivan Ooze himself.  There are no weapons that can be used, instead the player must rely on kicks and punches to dispatch enemies and pick up health items left behind.****Additionally, the Yellow, Black, Pink Rangers are extremely fast and can jump into higher areas but are more weaker than Blue, Red, White Rangers who are much stronger, but lack the speed and jumping abilities of the other Rangers.  Players can refill their health by picking up heart icons and power icons to increase their morphing meter.  Once filled, the morphing meter will increase the Rangers power, attack capabilities, speed and jumping abilities.&lt;/story&gt; &lt;/game&gt;">
            <text:p>&lt;game name="Mighty Morphin Power Rangers - The Movie (USA, Europe)"&gt; &lt;year&gt;1995&lt;/year&gt; &lt;rating&gt;ESRB - E (Everyone)&lt;/rating&gt; &lt;title&gt;Mighty Morphin Power Rangers - The Movie &lt;/title&gt; &lt;pub&gt;Bandai America, Inc.&lt;/pub&gt; &lt;dev&gt;Tom Create Co., Ltd.&lt;/dev&gt; &lt;genre&gt;Fighter&lt;/genre&gt; &lt;score&gt;3.8&lt;/score&gt; &lt;player&gt;1 Player&lt;/player&gt; &lt;story&gt;This game is loosely based off of the movie of the same name, where the player can take control of either the Yellow, Black, Pink, Blue, Red or White Ranger in a side-scrolling beat-em-up in an attempt to stop the evil Ivan Ooze who is trying to control the universe.****There are six different levels to play in each with their own standard obstacles and enemies, mid-level bosses and of course end bosses that range from Mordant, Lord Zedd to Ivan Ooze himself. <text:s/>There are no weapons that can be used, instead the player must rely on kicks and punches to dispatch enemies and pick up health items left behind.****Additionally, the Yellow, Black, Pink Rangers are extremely fast and can jump into higher areas but are more weaker than Blue, Red, White Rangers who are much stronger, but lack the speed and jumping abilities of the other Rangers. <text:s/>Players can refill their health by picking up heart icons and power icons to increase their morphing meter. <text:s/>Once filled, the morphing meter will increase the Rangers power, attack capabilities, speed and jumping abilities.&lt;/story&gt; &lt;/game&gt;</text:p>
          </table:table-cell>
        </table:table-row>
        <table:table-row table:style-name="ro1">
          <table:table-cell office:value-type="string">
            <text:p>Mighty Morphin Power Rangers (USA, Europe)</text:p>
          </table:table-cell>
          <table:table-cell office:value-type="float" office:value="1994">
            <text:p>1994</text:p>
          </table:table-cell>
          <table:table-cell office:value-type="string">
            <text:p>ESRB - E (Everyone)</text:p>
          </table:table-cell>
          <table:table-cell office:value-type="string">
            <text:p>Mighty Morphin Power Rangers </text:p>
          </table:table-cell>
          <table:table-cell office:value-type="string">
            <text:p>Bandai America, Inc.</text:p>
          </table:table-cell>
          <table:table-cell office:value-type="string">
            <text:p>Tom Create Co., Ltd.</text:p>
          </table:table-cell>
          <table:table-cell office:value-type="string">
            <text:p>Fighter</text:p>
          </table:table-cell>
          <table:table-cell office:value-type="string">
            <text:p>3.1</text:p>
          </table:table-cell>
          <table:table-cell office:value-type="string">
            <text:p>1 Player</text:p>
          </table:table-cell>
          <table:table-cell office:value-type="string">
            <text:p>Based upon the TV show, MMPR lets the players choose from the five Power Rangers and transverse five levels to fight Rita Repulsa and her endless supply of baddies. <text:s/>The core of the game is a side-scrolling fighter similar to Streets of Rage with basic controls for each Ranger (one button punches, one jumps while both buttons combined kicks) and unique weapons for each individual ranger.****Before a level the player can choose which Ranger they want to use and as they progress through each level, not only do they have to fight off bad guys and end level bosses, they also have avoid various obstacles like pits and falling rocks. <text:s/>There is also a bonus level at the end of each and if they player can do well enough, they can extend their life bar.</text:p>
          </table:table-cell>
          <table:table-cell table:formula="of:=CONCATENATE(&quot;&lt;game name=&quot;;CHAR(34);[.A305];CHAR(34);&quot;&gt; &lt;year&gt;&quot;;[.B305];&quot;&lt;/year&gt; &lt;rating&gt;&quot;;[.C305];&quot;&lt;/rating&gt; &lt;title&gt;&quot;;[.D305];&quot;&lt;/title&gt; &lt;pub&gt;&quot;;[.E305];&quot;&lt;/pub&gt; &lt;dev&gt;&quot;;[.F305];&quot;&lt;/dev&gt; &lt;genre&gt;&quot;;[.G305];&quot;&lt;/genre&gt; &lt;score&gt;&quot;;[.H305];&quot;&lt;/score&gt; &lt;player&gt;&quot;;[.I305];&quot;&lt;/player&gt; &lt;story&gt;&quot;;[.J305];&quot;&lt;/story&gt; &lt;/game&gt;&quot;)" office:value-type="string" office:string-value="&lt;game name=&quot;Mighty Morphin Power Rangers (USA, Europe)&quot;&gt; &lt;year&gt;1994&lt;/year&gt; &lt;rating&gt;ESRB - E (Everyone)&lt;/rating&gt; &lt;title&gt;Mighty Morphin Power Rangers &lt;/title&gt; &lt;pub&gt;Bandai America, Inc.&lt;/pub&gt; &lt;dev&gt;Tom Create Co., Ltd.&lt;/dev&gt; &lt;genre&gt;Fighter&lt;/genre&gt; &lt;score&gt;3.1&lt;/score&gt; &lt;player&gt;1 Player&lt;/player&gt; &lt;story&gt;Based upon the TV show, MMPR lets the players choose from the five Power Rangers and transverse five levels to fight Rita Repulsa and her endless supply of baddies.  The core of the game is a side-scrolling fighter similar to Streets of Rage with basic controls for each Ranger (one button punches, one jumps while both buttons combined kicks) and unique weapons for each individual ranger.****Before a level the player can choose which Ranger they want to use and as they progress through each level, not only do they have to fight off bad guys and end level bosses, they also have avoid various obstacles like pits and falling rocks.  There is also a bonus level at the end of each and if they player can do well enough, they can extend their life bar.&lt;/story&gt; &lt;/game&gt;">
            <text:p>&lt;game name="Mighty Morphin Power Rangers (USA, Europe)"&gt; &lt;year&gt;1994&lt;/year&gt; &lt;rating&gt;ESRB - E (Everyone)&lt;/rating&gt; &lt;title&gt;Mighty Morphin Power Rangers &lt;/title&gt; &lt;pub&gt;Bandai America, Inc.&lt;/pub&gt; &lt;dev&gt;Tom Create Co., Ltd.&lt;/dev&gt; &lt;genre&gt;Fighter&lt;/genre&gt; &lt;score&gt;3.1&lt;/score&gt; &lt;player&gt;1 Player&lt;/player&gt; &lt;story&gt;Based upon the TV show, MMPR lets the players choose from the five Power Rangers and transverse five levels to fight Rita Repulsa and her endless supply of baddies. <text:s/>The core of the game is a side-scrolling fighter similar to Streets of Rage with basic controls for each Ranger (one button punches, one jumps while both buttons combined kicks) and unique weapons for each individual ranger.****Before a level the player can choose which Ranger they want to use and as they progress through each level, not only do they have to fight off bad guys and end level bosses, they also have avoid various obstacles like pits and falling rocks. <text:s/>There is also a bonus level at the end of each and if they player can do well enough, they can extend their life bar.&lt;/story&gt; &lt;/game&gt;</text:p>
          </table:table-cell>
        </table:table-row>
        <table:table-row table:style-name="ro1">
          <table:table-cell office:value-type="string">
            <text:p>Milon's Secret Castle (USA, Europe)</text:p>
          </table:table-cell>
          <table:table-cell office:value-type="float" office:value="1993">
            <text:p>1993</text:p>
          </table:table-cell>
          <table:table-cell office:value-type="string">
            <text:p>ESRB - E (Everyone)</text:p>
          </table:table-cell>
          <table:table-cell office:value-type="string">
            <text:p>Milon's Secret Castle </text:p>
          </table:table-cell>
          <table:table-cell office:value-type="string">
            <text:p>Hudson Soft USA, Inc.</text:p>
          </table:table-cell>
          <table:table-cell office:value-type="string">
            <text:p>Hudson Soft Company, Ltd.</text:p>
          </table:table-cell>
          <table:table-cell office:value-type="string">
            <text:p>Platform</text:p>
          </table:table-cell>
          <table:table-cell office:value-type="string">
            <text:p>2.0</text:p>
          </table:table-cell>
          <table:table-cell office:value-type="string">
            <text:p>1 Player</text:p>
          </table:table-cell>
          <table:table-cell office:value-type="string">
            <text:p>Milon, a child of the Kingdom of Hudson, must go on a quest to rescue Queen Eliza from an evil wizard who has taken over her castle as well as the musical instruments that the queen's subjects use to communicate with each other. <text:s/>Milon must recover the stolen instruments and rescue the queen from the wizard. <text:s/>Armed only with a magical bubble-shooting ability, Milon makes his way through the rooms of the castle finding items and money that can help him progress. <text:s/>This is a platformer that blends Mario-esqe action with puzzle-solving and exploration.</text:p>
          </table:table-cell>
          <table:table-cell table:formula="of:=CONCATENATE(&quot;&lt;game name=&quot;;CHAR(34);[.A306];CHAR(34);&quot;&gt; &lt;year&gt;&quot;;[.B306];&quot;&lt;/year&gt; &lt;rating&gt;&quot;;[.C306];&quot;&lt;/rating&gt; &lt;title&gt;&quot;;[.D306];&quot;&lt;/title&gt; &lt;pub&gt;&quot;;[.E306];&quot;&lt;/pub&gt; &lt;dev&gt;&quot;;[.F306];&quot;&lt;/dev&gt; &lt;genre&gt;&quot;;[.G306];&quot;&lt;/genre&gt; &lt;score&gt;&quot;;[.H306];&quot;&lt;/score&gt; &lt;player&gt;&quot;;[.I306];&quot;&lt;/player&gt; &lt;story&gt;&quot;;[.J306];&quot;&lt;/story&gt; &lt;/game&gt;&quot;)" office:value-type="string" office:string-value="&lt;game name=&quot;Milon's Secret Castle (USA, Europe)&quot;&gt; &lt;year&gt;1993&lt;/year&gt; &lt;rating&gt;ESRB - E (Everyone)&lt;/rating&gt; &lt;title&gt;Milon's Secret Castle &lt;/title&gt; &lt;pub&gt;Hudson Soft USA, Inc.&lt;/pub&gt; &lt;dev&gt;Hudson Soft Company, Ltd.&lt;/dev&gt; &lt;genre&gt;Platform&lt;/genre&gt; &lt;score&gt;2.0&lt;/score&gt; &lt;player&gt;1 Player&lt;/player&gt; &lt;story&gt;Milon, a child of the Kingdom of Hudson, must go on a quest to rescue Queen Eliza from an evil wizard who has taken over her castle as well as the musical instruments that the queen's subjects use to communicate with each other.  Milon must recover the stolen instruments and rescue the queen from the wizard.  Armed only with a magical bubble-shooting ability, Milon makes his way through the rooms of the castle finding items and money that can help him progress.  This is a platformer that blends Mario-esqe action with puzzle-solving and exploration.&lt;/story&gt; &lt;/game&gt;">
            <text:p>&lt;game name="Milon's Secret Castle (USA, Europe)"&gt; &lt;year&gt;1993&lt;/year&gt; &lt;rating&gt;ESRB - E (Everyone)&lt;/rating&gt; &lt;title&gt;Milon's Secret Castle &lt;/title&gt; &lt;pub&gt;Hudson Soft USA, Inc.&lt;/pub&gt; &lt;dev&gt;Hudson Soft Company, Ltd.&lt;/dev&gt; &lt;genre&gt;Platform&lt;/genre&gt; &lt;score&gt;2.0&lt;/score&gt; &lt;player&gt;1 Player&lt;/player&gt; &lt;story&gt;Milon, a child of the Kingdom of Hudson, must go on a quest to rescue Queen Eliza from an evil wizard who has taken over her castle as well as the musical instruments that the queen's subjects use to communicate with each other. <text:s/>Milon must recover the stolen instruments and rescue the queen from the wizard. <text:s/>Armed only with a magical bubble-shooting ability, Milon makes his way through the rooms of the castle finding items and money that can help him progress. <text:s/>This is a platformer that blends Mario-esqe action with puzzle-solving and exploration.&lt;/story&gt; &lt;/game&gt;</text:p>
          </table:table-cell>
        </table:table-row>
        <table:table-row table:style-name="ro1">
          <table:table-cell office:value-type="string">
            <text:p>Miner 2049er (USA)</text:p>
          </table:table-cell>
          <table:table-cell office:value-type="float" office:value="1992">
            <text:p>1992</text:p>
          </table:table-cell>
          <table:table-cell office:value-type="string">
            <text:p>ESRB - E (Everyone)</text:p>
          </table:table-cell>
          <table:table-cell office:value-type="string">
            <text:p>Miner 2049er </text:p>
          </table:table-cell>
          <table:table-cell office:value-type="string">
            <text:p>Mindscape Inc.</text:p>
          </table:table-cell>
          <table:table-cell office:value-type="string">
            <text:p>Big Five Software</text:p>
          </table:table-cell>
          <table:table-cell office:value-type="string">
            <text:p>Platform</text:p>
          </table:table-cell>
          <table:table-cell office:value-type="string">
            <text:p>3.7</text:p>
          </table:table-cell>
          <table:table-cell office:value-type="string">
            <text:p>1 Player</text:p>
          </table:table-cell>
          <table:table-cell office:value-type="string">
            <text:p>You play the part of Bounty Bob, and it is your mission to explore every inch of an abandoned mine. As you walk over floor sections in the mine, the floor will change color. When all of the floor sections have been changed in color, you can move on to the next, more challenging level. To reach all of the floor sections, you will need to figure out how to get there. <text:s/>You can jump (be careful not to fall too far though, or you will be squished), climb up and down ladders, and use different transportation devices that can be found on the levels (such as an elevator, slides, a springboard, or a cannon). Wandering around the mine are numerous radioactive creatures which get in Bounty Bob's way. Also scattered throughout the mines are various artifacts left behind; if Bounty Bob collects one of these, the creatures will temporarily become vulnerable. If Bounty Bob runs into one of the creatures in this state the creature will be destroyed, but if he runs into a creature while it is glowing Bounty Bob will be destroyed. <text:s/>There is a total of ten different levels, and to complete them all you will need quick reflexes as well as to figure out a unique strategy for each level.</text:p>
          </table:table-cell>
          <table:table-cell table:formula="of:=CONCATENATE(&quot;&lt;game name=&quot;;CHAR(34);[.A307];CHAR(34);&quot;&gt; &lt;year&gt;&quot;;[.B307];&quot;&lt;/year&gt; &lt;rating&gt;&quot;;[.C307];&quot;&lt;/rating&gt; &lt;title&gt;&quot;;[.D307];&quot;&lt;/title&gt; &lt;pub&gt;&quot;;[.E307];&quot;&lt;/pub&gt; &lt;dev&gt;&quot;;[.F307];&quot;&lt;/dev&gt; &lt;genre&gt;&quot;;[.G307];&quot;&lt;/genre&gt; &lt;score&gt;&quot;;[.H307];&quot;&lt;/score&gt; &lt;player&gt;&quot;;[.I307];&quot;&lt;/player&gt; &lt;story&gt;&quot;;[.J307];&quot;&lt;/story&gt; &lt;/game&gt;&quot;)" office:value-type="string" office:string-value="&lt;game name=&quot;Miner 2049er (USA)&quot;&gt; &lt;year&gt;1992&lt;/year&gt; &lt;rating&gt;ESRB - E (Everyone)&lt;/rating&gt; &lt;title&gt;Miner 2049er &lt;/title&gt; &lt;pub&gt;Mindscape Inc.&lt;/pub&gt; &lt;dev&gt;Big Five Software&lt;/dev&gt; &lt;genre&gt;Platform&lt;/genre&gt; &lt;score&gt;3.7&lt;/score&gt; &lt;player&gt;1 Player&lt;/player&gt; &lt;story&gt;You play the part of Bounty Bob, and it is your mission to explore every inch of an abandoned mine. As you walk over floor sections in the mine, the floor will change color. When all of the floor sections have been changed in color, you can move on to the next, more challenging level. To reach all of the floor sections, you will need to figure out how to get there.  You can jump (be careful not to fall too far though, or you will be squished), climb up and down ladders, and use different transportation devices that can be found on the levels (such as an elevator, slides, a springboard, or a cannon). Wandering around the mine are numerous radioactive creatures which get in Bounty Bob's way. Also scattered throughout the mines are various artifacts left behind; if Bounty Bob collects one of these, the creatures will temporarily become vulnerable. If Bounty Bob runs into one of the creatures in this state the creature will be destroyed, but if he runs into a creature while it is glowing Bounty Bob will be destroyed.  There is a total of ten different levels, and to complete them all you will need quick reflexes as well as to figure out a unique strategy for each level.&lt;/story&gt; &lt;/game&gt;">
            <text:p>&lt;game name="Miner 2049er (USA)"&gt; &lt;year&gt;1992&lt;/year&gt; &lt;rating&gt;ESRB - E (Everyone)&lt;/rating&gt; &lt;title&gt;Miner 2049er &lt;/title&gt; &lt;pub&gt;Mindscape Inc.&lt;/pub&gt; &lt;dev&gt;Big Five Software&lt;/dev&gt; &lt;genre&gt;Platform&lt;/genre&gt; &lt;score&gt;3.7&lt;/score&gt; &lt;player&gt;1 Player&lt;/player&gt; &lt;story&gt;You play the part of Bounty Bob, and it is your mission to explore every inch of an abandoned mine. As you walk over floor sections in the mine, the floor will change color. When all of the floor sections have been changed in color, you can move on to the next, more challenging level. To reach all of the floor sections, you will need to figure out how to get there. <text:s/>You can jump (be careful not to fall too far though, or you will be squished), climb up and down ladders, and use different transportation devices that can be found on the levels (such as an elevator, slides, a springboard, or a cannon). Wandering around the mine are numerous radioactive creatures which get in Bounty Bob's way. Also scattered throughout the mines are various artifacts left behind; if Bounty Bob collects one of these, the creatures will temporarily become vulnerable. If Bounty Bob runs into one of the creatures in this state the creature will be destroyed, but if he runs into a creature while it is glowing Bounty Bob will be destroyed. <text:s/>There is a total of ten different levels, and to complete them all you will need quick reflexes as well as to figure out a unique strategy for each level.&lt;/story&gt; &lt;/game&gt;</text:p>
          </table:table-cell>
        </table:table-row>
        <table:table-row table:style-name="ro1">
          <table:table-cell office:value-type="string">
            <text:p>Missile Command (USA, Europe)</text:p>
          </table:table-cell>
          <table:table-cell office:value-type="float" office:value="1992">
            <text:p>1992</text:p>
          </table:table-cell>
          <table:table-cell office:value-type="string">
            <text:p>ESRB - E (Everyone)</text:p>
          </table:table-cell>
          <table:table-cell office:value-type="string">
            <text:p>Missile Command </text:p>
          </table:table-cell>
          <table:table-cell office:value-type="string">
            <text:p>Accolade, Inc.</text:p>
          </table:table-cell>
          <table:table-cell office:value-type="string">
            <text:p>Atari, Inc.</text:p>
          </table:table-cell>
          <table:table-cell office:value-type="string">
            <text:p>Shooter</text:p>
          </table:table-cell>
          <table:table-cell office:value-type="string">
            <text:p>4.0</text:p>
          </table:table-cell>
          <table:table-cell office:value-type="string">
            <text:p>1-2 Players</text:p>
          </table:table-cell>
          <table:table-cell office:value-type="string">
            <text:p>This game is based on the original arcade game Missile Command, in which aliens are attacking the Earth. In this version of the game players control two anti-missile silos and have to shoot down the incoming enemy firepower in order to defend several different major cities (such as Cairo or Moscow) that have come under siege. Cities consist of six different buildings, which the player has to try and prevent their destruction. If all the buildings are destroyed, the player loses the game. Both missile silos are equipped with fifteen missiles each and can be fired independently of each other. Players aim their missiles by moving a cursor to the desired location. The Game Boy version of the game was later re-released for the Game Boy Color. This updated version included color graphics and added a rumble feature.</text:p>
          </table:table-cell>
          <table:table-cell table:formula="of:=CONCATENATE(&quot;&lt;game name=&quot;;CHAR(34);[.A308];CHAR(34);&quot;&gt; &lt;year&gt;&quot;;[.B308];&quot;&lt;/year&gt; &lt;rating&gt;&quot;;[.C308];&quot;&lt;/rating&gt; &lt;title&gt;&quot;;[.D308];&quot;&lt;/title&gt; &lt;pub&gt;&quot;;[.E308];&quot;&lt;/pub&gt; &lt;dev&gt;&quot;;[.F308];&quot;&lt;/dev&gt; &lt;genre&gt;&quot;;[.G308];&quot;&lt;/genre&gt; &lt;score&gt;&quot;;[.H308];&quot;&lt;/score&gt; &lt;player&gt;&quot;;[.I308];&quot;&lt;/player&gt; &lt;story&gt;&quot;;[.J308];&quot;&lt;/story&gt; &lt;/game&gt;&quot;)" office:value-type="string" office:string-value="&lt;game name=&quot;Missile Command (USA, Europe)&quot;&gt; &lt;year&gt;1992&lt;/year&gt; &lt;rating&gt;ESRB - E (Everyone)&lt;/rating&gt; &lt;title&gt;Missile Command &lt;/title&gt; &lt;pub&gt;Accolade, Inc.&lt;/pub&gt; &lt;dev&gt;Atari, Inc.&lt;/dev&gt; &lt;genre&gt;Shooter&lt;/genre&gt; &lt;score&gt;4.0&lt;/score&gt; &lt;player&gt;1-2 Players&lt;/player&gt; &lt;story&gt;This game is based on the original arcade game Missile Command, in which aliens are attacking the Earth. In this version of the game players control two anti-missile silos and have to shoot down the incoming enemy firepower in order to defend several different major cities (such as Cairo or Moscow) that have come under siege. Cities consist of six different buildings, which the player has to try and prevent their destruction. If all the buildings are destroyed, the player loses the game. Both missile silos are equipped with fifteen missiles each and can be fired independently of each other. Players aim their missiles by moving a cursor to the desired location. The Game Boy version of the game was later re-released for the Game Boy Color. This updated version included color graphics and added a rumble feature.&lt;/story&gt; &lt;/game&gt;">
            <text:p>&lt;game name="Missile Command (USA, Europe)"&gt; &lt;year&gt;1992&lt;/year&gt; &lt;rating&gt;ESRB - E (Everyone)&lt;/rating&gt; &lt;title&gt;Missile Command &lt;/title&gt; &lt;pub&gt;Accolade, Inc.&lt;/pub&gt; &lt;dev&gt;Atari, Inc.&lt;/dev&gt; &lt;genre&gt;Shooter&lt;/genre&gt; &lt;score&gt;4.0&lt;/score&gt; &lt;player&gt;1-2 Players&lt;/player&gt; &lt;story&gt;This game is based on the original arcade game Missile Command, in which aliens are attacking the Earth. In this version of the game players control two anti-missile silos and have to shoot down the incoming enemy firepower in order to defend several different major cities (such as Cairo or Moscow) that have come under siege. Cities consist of six different buildings, which the player has to try and prevent their destruction. If all the buildings are destroyed, the player loses the game. Both missile silos are equipped with fifteen missiles each and can be fired independently of each other. Players aim their missiles by moving a cursor to the desired location. The Game Boy version of the game was later re-released for the Game Boy Color. This updated version included color graphics and added a rumble feature.&lt;/story&gt; &lt;/game&gt;</text:p>
          </table:table-cell>
        </table:table-row>
        <table:table-row table:style-name="ro1">
          <table:table-cell office:value-type="string">
            <text:p>Mole Mania (USA, Europe)</text:p>
          </table:table-cell>
          <table:table-cell office:value-type="float" office:value="1997">
            <text:p>1997</text:p>
          </table:table-cell>
          <table:table-cell office:value-type="string">
            <text:p>ESRB - E (Everyone)</text:p>
          </table:table-cell>
          <table:table-cell office:value-type="string">
            <text:p>Mole Mania </text:p>
          </table:table-cell>
          <table:table-cell office:value-type="string">
            <text:p>Nintendo Co., Ltd.</text:p>
          </table:table-cell>
          <table:table-cell office:value-type="string">
            <text:p>Pax Softnica</text:p>
          </table:table-cell>
          <table:table-cell office:value-type="string">
            <text:p>Puzzle</text:p>
          </table:table-cell>
          <table:table-cell office:value-type="string">
            <text:p>3.8</text:p>
          </table:table-cell>
          <table:table-cell office:value-type="string">
            <text:p>1-2 Players</text:p>
          </table:table-cell>
          <table:table-cell office:value-type="string">
            <text:p>Muddy Mole's wife and seven kids have been kidnapped by the evil farmer, Jinbei! <text:s/>It's up to you to help Muddy solve the many puzzles of Jinbei Land. <text:s/>Snatch all of Jinbei's cabbages in every level, and if you get stuck, dig underground and create your own secret underground paths. <text:s/>A word of warning, however - Jinbei has got his best goons guarding your family, so you'd better watch out!****Mole Mania plays from an overhead perspective. <text:s/>Although in each room you have to destroy all the foes to progress, the game is much more puzzle-oriented than it is towards action. <text:s/>It is quite common in later levels to get yourself 'stuck', which can be fixed by leaving and returning to the screen to reset the puzzle. <text:s/>One of the game's clever 'hooks' is that players can dig underground in each stage to find a completely different map than they do above ground, which can be used to get through otherwise impassable terrain.****The game also features a two player mode, where one player is Muddy, and the other is Jinbei. <text:s/>Muddy must swipe as many cabbages as possible, and Jinbei must stop him. <text:s/>At the end of the round, players swap roles, and then the player who got the most cabbages wins.</text:p>
          </table:table-cell>
          <table:table-cell table:formula="of:=CONCATENATE(&quot;&lt;game name=&quot;;CHAR(34);[.A309];CHAR(34);&quot;&gt; &lt;year&gt;&quot;;[.B309];&quot;&lt;/year&gt; &lt;rating&gt;&quot;;[.C309];&quot;&lt;/rating&gt; &lt;title&gt;&quot;;[.D309];&quot;&lt;/title&gt; &lt;pub&gt;&quot;;[.E309];&quot;&lt;/pub&gt; &lt;dev&gt;&quot;;[.F309];&quot;&lt;/dev&gt; &lt;genre&gt;&quot;;[.G309];&quot;&lt;/genre&gt; &lt;score&gt;&quot;;[.H309];&quot;&lt;/score&gt; &lt;player&gt;&quot;;[.I309];&quot;&lt;/player&gt; &lt;story&gt;&quot;;[.J309];&quot;&lt;/story&gt; &lt;/game&gt;&quot;)" office:value-type="string" office:string-value="&lt;game name=&quot;Mole Mania (USA, Europe)&quot;&gt; &lt;year&gt;1997&lt;/year&gt; &lt;rating&gt;ESRB - E (Everyone)&lt;/rating&gt; &lt;title&gt;Mole Mania &lt;/title&gt; &lt;pub&gt;Nintendo Co., Ltd.&lt;/pub&gt; &lt;dev&gt;Pax Softnica&lt;/dev&gt; &lt;genre&gt;Puzzle&lt;/genre&gt; &lt;score&gt;3.8&lt;/score&gt; &lt;player&gt;1-2 Players&lt;/player&gt; &lt;story&gt;Muddy Mole's wife and seven kids have been kidnapped by the evil farmer, Jinbei!  It's up to you to help Muddy solve the many puzzles of Jinbei Land.  Snatch all of Jinbei's cabbages in every level, and if you get stuck, dig underground and create your own secret underground paths.  A word of warning, however - Jinbei has got his best goons guarding your family, so you'd better watch out!****Mole Mania plays from an overhead perspective.  Although in each room you have to destroy all the foes to progress, the game is much more puzzle-oriented than it is towards action.  It is quite common in later levels to get yourself 'stuck', which can be fixed by leaving and returning to the screen to reset the puzzle.  One of the game's clever 'hooks' is that players can dig underground in each stage to find a completely different map than they do above ground, which can be used to get through otherwise impassable terrain.****The game also features a two player mode, where one player is Muddy, and the other is Jinbei.  Muddy must swipe as many cabbages as possible, and Jinbei must stop him.  At the end of the round, players swap roles, and then the player who got the most cabbages wins.&lt;/story&gt; &lt;/game&gt;">
            <text:p>&lt;game name="Mole Mania (USA, Europe)"&gt; &lt;year&gt;1997&lt;/year&gt; &lt;rating&gt;ESRB - E (Everyone)&lt;/rating&gt; &lt;title&gt;Mole Mania &lt;/title&gt; &lt;pub&gt;Nintendo Co., Ltd.&lt;/pub&gt; &lt;dev&gt;Pax Softnica&lt;/dev&gt; &lt;genre&gt;Puzzle&lt;/genre&gt; &lt;score&gt;3.8&lt;/score&gt; &lt;player&gt;1-2 Players&lt;/player&gt; &lt;story&gt;Muddy Mole's wife and seven kids have been kidnapped by the evil farmer, Jinbei! <text:s/>It's up to you to help Muddy solve the many puzzles of Jinbei Land. <text:s/>Snatch all of Jinbei's cabbages in every level, and if you get stuck, dig underground and create your own secret underground paths. <text:s/>A word of warning, however - Jinbei has got his best goons guarding your family, so you'd better watch out!****Mole Mania plays from an overhead perspective. <text:s/>Although in each room you have to destroy all the foes to progress, the game is much more puzzle-oriented than it is towards action. <text:s/>It is quite common in later levels to get yourself 'stuck', which can be fixed by leaving and returning to the screen to reset the puzzle. <text:s/>One of the game's clever 'hooks' is that players can dig underground in each stage to find a completely different map than they do above ground, which can be used to get through otherwise impassable terrain.****The game also features a two player mode, where one player is Muddy, and the other is Jinbei. <text:s/>Muddy must swipe as many cabbages as possible, and Jinbei must stop him. <text:s/>At the end of the round, players swap roles, and then the player who got the most cabbages wins.&lt;/story&gt; &lt;/game&gt;</text:p>
          </table:table-cell>
        </table:table-row>
        <table:table-row table:style-name="ro1">
          <table:table-cell office:value-type="string">
            <text:p>Monopoly (USA)</text:p>
          </table:table-cell>
          <table:table-cell office:value-type="float" office:value="1991">
            <text:p>1991</text:p>
          </table:table-cell>
          <table:table-cell office:value-type="string">
            <text:p>ESRB - E (Everyone)</text:p>
          </table:table-cell>
          <table:table-cell office:value-type="string">
            <text:p>Monopoly </text:p>
          </table:table-cell>
          <table:table-cell office:value-type="string">
            <text:p>Parker Brothers</text:p>
          </table:table-cell>
          <table:table-cell office:value-type="string">
            <text:p>Sculptured Software, Inc.</text:p>
          </table:table-cell>
          <table:table-cell office:value-type="string">
            <text:p>Board Games</text:p>
          </table:table-cell>
          <table:table-cell office:value-type="string">
            <text:p>4.4</text:p>
          </table:table-cell>
          <table:table-cell office:value-type="string">
            <text:p>1-4 Players</text:p>
          </table:table-cell>
          <table:table-cell office:value-type="string">
            <text:p>This time, a Monopoly game on your computer, as good as it knows to be in your reality. Every move of yours can be in 3D animation, or off if you don't want to see animations. There can be up to 6 players at once, and it can be played over the Internet. Music is in midi format, and the sound quality is at the wav format. Roll, spin, and don't miss to give us a grin.</text:p>
          </table:table-cell>
          <table:table-cell table:formula="of:=CONCATENATE(&quot;&lt;game name=&quot;;CHAR(34);[.A310];CHAR(34);&quot;&gt; &lt;year&gt;&quot;;[.B310];&quot;&lt;/year&gt; &lt;rating&gt;&quot;;[.C310];&quot;&lt;/rating&gt; &lt;title&gt;&quot;;[.D310];&quot;&lt;/title&gt; &lt;pub&gt;&quot;;[.E310];&quot;&lt;/pub&gt; &lt;dev&gt;&quot;;[.F310];&quot;&lt;/dev&gt; &lt;genre&gt;&quot;;[.G310];&quot;&lt;/genre&gt; &lt;score&gt;&quot;;[.H310];&quot;&lt;/score&gt; &lt;player&gt;&quot;;[.I310];&quot;&lt;/player&gt; &lt;story&gt;&quot;;[.J310];&quot;&lt;/story&gt; &lt;/game&gt;&quot;)" office:value-type="string" office:string-value="&lt;game name=&quot;Monopoly (USA)&quot;&gt; &lt;year&gt;1991&lt;/year&gt; &lt;rating&gt;ESRB - E (Everyone)&lt;/rating&gt; &lt;title&gt;Monopoly &lt;/title&gt; &lt;pub&gt;Parker Brothers&lt;/pub&gt; &lt;dev&gt;Sculptured Software, Inc.&lt;/dev&gt; &lt;genre&gt;Board Games&lt;/genre&gt; &lt;score&gt;4.4&lt;/score&gt; &lt;player&gt;1-4 Players&lt;/player&gt; &lt;story&gt;This time, a Monopoly game on your computer, as good as it knows to be in your reality. Every move of yours can be in 3D animation, or off if you don't want to see animations. There can be up to 6 players at once, and it can be played over the Internet. Music is in midi format, and the sound quality is at the wav format. Roll, spin, and don't miss to give us a grin.&lt;/story&gt; &lt;/game&gt;">
            <text:p>&lt;game name="Monopoly (USA)"&gt; &lt;year&gt;1991&lt;/year&gt; &lt;rating&gt;ESRB - E (Everyone)&lt;/rating&gt; &lt;title&gt;Monopoly &lt;/title&gt; &lt;pub&gt;Parker Brothers&lt;/pub&gt; &lt;dev&gt;Sculptured Software, Inc.&lt;/dev&gt; &lt;genre&gt;Board Games&lt;/genre&gt; &lt;score&gt;4.4&lt;/score&gt; &lt;player&gt;1-4 Players&lt;/player&gt; &lt;story&gt;This time, a Monopoly game on your computer, as good as it knows to be in your reality. Every move of yours can be in 3D animation, or off if you don't want to see animations. There can be up to 6 players at once, and it can be played over the Internet. Music is in midi format, and the sound quality is at the wav format. Roll, spin, and don't miss to give us a grin.&lt;/story&gt; &lt;/game&gt;</text:p>
          </table:table-cell>
        </table:table-row>
        <table:table-row table:style-name="ro1">
          <table:table-cell office:value-type="string">
            <text:p>Monster Max (Europe)</text:p>
          </table:table-cell>
          <table:table-cell office:value-type="float" office:value="1995">
            <text:p>1995</text:p>
          </table:table-cell>
          <table:table-cell office:value-type="string">
            <text:p>ESRB - E (Everyone)</text:p>
          </table:table-cell>
          <table:table-cell office:value-type="string">
            <text:p>Monster Max </text:p>
          </table:table-cell>
          <table:table-cell office:value-type="string">
            <text:p>Titus France SA</text:p>
          </table:table-cell>
          <table:table-cell office:value-type="string">
            <text:p>Rare, Ltd.</text:p>
          </table:table-cell>
          <table:table-cell office:value-type="string">
            <text:p>Platform</text:p>
          </table:table-cell>
          <table:table-cell office:value-type="string">
            <text:p>3.0</text:p>
          </table:table-cell>
          <table:table-cell office:value-type="string">
            <text:p>1 Player</text:p>
          </table:table-cell>
          <table:table-cell office:value-type="string">
            <text:p>A powerful human called Krond conquers the Monster Planet, bans all music and declares himself king. Max, a monster rock musician decides to fight back. In order to defeat the evil monarch, he enlists in the training course at the Mega Hero Academy.****Monster Max is a surreal isometric adventure by the same duo that created the 8-bit classic Head Over Heels. Not surprisingly it is very similar to that game in terms of control and general design, and almost identical graphically. The character moves on a bizarre landscape, where he has to collect and use objects (with either the A or B button) to accomplish mission objectives. The game starts on a training academy that serves as the mission hub. Each mission has as an entrance with a terminal and a door. By touching the terminal with the character, the mission objective and reward is displayed on the screen. The missions available can be played in any order, but Max has to pay a fee to access other levels with more advanced missions. On the top left of the screen there is a counter for the lucky stars collected. Lucky stars allow the character to touch dangerous objects once without suffering damage. Besides that are several hearts representing the number of lives. On the top right is the inventory display, showing the two objects assigned to the buttons. Hitting START while on a mission brings up a map, while pressing SELECT displays a menu with options and the password at the bottom of the screen.****The game is far larger than previous isometric adventures like Knight Lore, with over 600 more detailed locations (the double of Head Over Heels). There is a password system to save progress.</text:p>
          </table:table-cell>
          <table:table-cell table:formula="of:=CONCATENATE(&quot;&lt;game name=&quot;;CHAR(34);[.A311];CHAR(34);&quot;&gt; &lt;year&gt;&quot;;[.B311];&quot;&lt;/year&gt; &lt;rating&gt;&quot;;[.C311];&quot;&lt;/rating&gt; &lt;title&gt;&quot;;[.D311];&quot;&lt;/title&gt; &lt;pub&gt;&quot;;[.E311];&quot;&lt;/pub&gt; &lt;dev&gt;&quot;;[.F311];&quot;&lt;/dev&gt; &lt;genre&gt;&quot;;[.G311];&quot;&lt;/genre&gt; &lt;score&gt;&quot;;[.H311];&quot;&lt;/score&gt; &lt;player&gt;&quot;;[.I311];&quot;&lt;/player&gt; &lt;story&gt;&quot;;[.J311];&quot;&lt;/story&gt; &lt;/game&gt;&quot;)" office:value-type="string" office:string-value="&lt;game name=&quot;Monster Max (Europe)&quot;&gt; &lt;year&gt;1995&lt;/year&gt; &lt;rating&gt;ESRB - E (Everyone)&lt;/rating&gt; &lt;title&gt;Monster Max &lt;/title&gt; &lt;pub&gt;Titus France SA&lt;/pub&gt; &lt;dev&gt;Rare, Ltd.&lt;/dev&gt; &lt;genre&gt;Platform&lt;/genre&gt; &lt;score&gt;3.0&lt;/score&gt; &lt;player&gt;1 Player&lt;/player&gt; &lt;story&gt;A powerful human called Krond conquers the Monster Planet, bans all music and declares himself king. Max, a monster rock musician decides to fight back. In order to defeat the evil monarch, he enlists in the training course at the Mega Hero Academy.****Monster Max is a surreal isometric adventure by the same duo that created the 8-bit classic Head Over Heels. Not surprisingly it is very similar to that game in terms of control and general design, and almost identical graphically. The character moves on a bizarre landscape, where he has to collect and use objects (with either the A or B button) to accomplish mission objectives. The game starts on a training academy that serves as the mission hub. Each mission has as an entrance with a terminal and a door. By touching the terminal with the character, the mission objective and reward is displayed on the screen. The missions available can be played in any order, but Max has to pay a fee to access other levels with more advanced missions. On the top left of the screen there is a counter for the lucky stars collected. Lucky stars allow the character to touch dangerous objects once without suffering damage. Besides that are several hearts representing the number of lives. On the top right is the inventory display, showing the two objects assigned to the buttons. Hitting START while on a mission brings up a map, while pressing SELECT displays a menu with options and the password at the bottom of the screen.****The game is far larger than previous isometric adventures like Knight Lore, with over 600 more detailed locations (the double of Head Over Heels). There is a password system to save progress.&lt;/story&gt; &lt;/game&gt;">
            <text:p>&lt;game name="Monster Max (Europe)"&gt; &lt;year&gt;1995&lt;/year&gt; &lt;rating&gt;ESRB - E (Everyone)&lt;/rating&gt; &lt;title&gt;Monster Max &lt;/title&gt; &lt;pub&gt;Titus France SA&lt;/pub&gt; &lt;dev&gt;Rare, Ltd.&lt;/dev&gt; &lt;genre&gt;Platform&lt;/genre&gt; &lt;score&gt;3.0&lt;/score&gt; &lt;player&gt;1 Player&lt;/player&gt; &lt;story&gt;A powerful human called Krond conquers the Monster Planet, bans all music and declares himself king. Max, a monster rock musician decides to fight back. In order to defeat the evil monarch, he enlists in the training course at the Mega Hero Academy.****Monster Max is a surreal isometric adventure by the same duo that created the 8-bit classic Head Over Heels. Not surprisingly it is very similar to that game in terms of control and general design, and almost identical graphically. The character moves on a bizarre landscape, where he has to collect and use objects (with either the A or B button) to accomplish mission objectives. The game starts on a training academy that serves as the mission hub. Each mission has as an entrance with a terminal and a door. By touching the terminal with the character, the mission objective and reward is displayed on the screen. The missions available can be played in any order, but Max has to pay a fee to access other levels with more advanced missions. On the top left of the screen there is a counter for the lucky stars collected. Lucky stars allow the character to touch dangerous objects once without suffering damage. Besides that are several hearts representing the number of lives. On the top right is the inventory display, showing the two objects assigned to the buttons. Hitting START while on a mission brings up a map, while pressing SELECT displays a menu with options and the password at the bottom of the screen.****The game is far larger than previous isometric adventures like Knight Lore, with over 600 more detailed locations (the double of Head Over Heels). There is a password system to save progress.&lt;/story&gt; &lt;/game&gt;</text:p>
          </table:table-cell>
        </table:table-row>
        <table:table-row table:style-name="ro1">
          <table:table-cell office:value-type="string">
            <text:p>Monster Truck Wars (USA, Europe)</text:p>
          </table:table-cell>
          <table:table-cell office:value-type="float" office:value="1994">
            <text:p>1994</text:p>
          </table:table-cell>
          <table:table-cell office:value-type="string">
            <text:p>ESRB - E (Everyone)</text:p>
          </table:table-cell>
          <table:table-cell office:value-type="string">
            <text:p>Monster Truck Wars </text:p>
          </table:table-cell>
          <table:table-cell office:value-type="string">
            <text:p>Acclaim Entertainment, Inc.</text:p>
          </table:table-cell>
          <table:table-cell office:value-type="string">
            <text:p>Gremlin Graphics Software Ltd.</text:p>
          </table:table-cell>
          <table:table-cell office:value-type="string">
            <text:p>Driving</text:p>
          </table:table-cell>
          <table:table-cell office:value-type="string">
            <text:p>1.8</text:p>
          </table:table-cell>
          <table:table-cell office:value-type="string">
            <text:p>1 Player</text:p>
          </table:table-cell>
          <table:table-cell office:value-type="string">
            <text:p>USHRA Monster Truck Wars is a top-down racing game with the vehicle of choice being monster trucks. <text:s/>The player can choose from six unique trucks each with their own unique traits and race on several different winding track - providing the player can qualify for the race!****The better the player does in races, the more money they can accumulate to buy upgrades and repair their monster truck. <text:s/>There are also power-ups that are obtained by crushing cars that are scattered throughout the courses and features three difficulty levels.</text:p>
          </table:table-cell>
          <table:table-cell table:formula="of:=CONCATENATE(&quot;&lt;game name=&quot;;CHAR(34);[.A312];CHAR(34);&quot;&gt; &lt;year&gt;&quot;;[.B312];&quot;&lt;/year&gt; &lt;rating&gt;&quot;;[.C312];&quot;&lt;/rating&gt; &lt;title&gt;&quot;;[.D312];&quot;&lt;/title&gt; &lt;pub&gt;&quot;;[.E312];&quot;&lt;/pub&gt; &lt;dev&gt;&quot;;[.F312];&quot;&lt;/dev&gt; &lt;genre&gt;&quot;;[.G312];&quot;&lt;/genre&gt; &lt;score&gt;&quot;;[.H312];&quot;&lt;/score&gt; &lt;player&gt;&quot;;[.I312];&quot;&lt;/player&gt; &lt;story&gt;&quot;;[.J312];&quot;&lt;/story&gt; &lt;/game&gt;&quot;)" office:value-type="string" office:string-value="&lt;game name=&quot;Monster Truck Wars (USA, Europe)&quot;&gt; &lt;year&gt;1994&lt;/year&gt; &lt;rating&gt;ESRB - E (Everyone)&lt;/rating&gt; &lt;title&gt;Monster Truck Wars &lt;/title&gt; &lt;pub&gt;Acclaim Entertainment, Inc.&lt;/pub&gt; &lt;dev&gt;Gremlin Graphics Software Ltd.&lt;/dev&gt; &lt;genre&gt;Driving&lt;/genre&gt; &lt;score&gt;1.8&lt;/score&gt; &lt;player&gt;1 Player&lt;/player&gt; &lt;story&gt;USHRA Monster Truck Wars is a top-down racing game with the vehicle of choice being monster trucks.  The player can choose from six unique trucks each with their own unique traits and race on several different winding track - providing the player can qualify for the race!****The better the player does in races, the more money they can accumulate to buy upgrades and repair their monster truck.  There are also power-ups that are obtained by crushing cars that are scattered throughout the courses and features three difficulty levels.&lt;/story&gt; &lt;/game&gt;">
            <text:p>&lt;game name="Monster Truck Wars (USA, Europe)"&gt; &lt;year&gt;1994&lt;/year&gt; &lt;rating&gt;ESRB - E (Everyone)&lt;/rating&gt; &lt;title&gt;Monster Truck Wars &lt;/title&gt; &lt;pub&gt;Acclaim Entertainment, Inc.&lt;/pub&gt; &lt;dev&gt;Gremlin Graphics Software Ltd.&lt;/dev&gt; &lt;genre&gt;Driving&lt;/genre&gt; &lt;score&gt;1.8&lt;/score&gt; &lt;player&gt;1 Player&lt;/player&gt; &lt;story&gt;USHRA Monster Truck Wars is a top-down racing game with the vehicle of choice being monster trucks. <text:s/>The player can choose from six unique trucks each with their own unique traits and race on several different winding track - providing the player can qualify for the race!****The better the player does in races, the more money they can accumulate to buy upgrades and repair their monster truck. <text:s/>There are also power-ups that are obtained by crushing cars that are scattered throughout the courses and features three difficulty levels.&lt;/story&gt; &lt;/game&gt;</text:p>
          </table:table-cell>
        </table:table-row>
        <table:table-row table:style-name="ro1">
          <table:table-cell office:value-type="string">
            <text:p>Montezuma's Return! (Europe)</text:p>
          </table:table-cell>
          <table:table-cell office:value-type="float" office:value="1998">
            <text:p>1998</text:p>
          </table:table-cell>
          <table:table-cell office:value-type="string">
            <text:p>ESRB - E (Everyone)</text:p>
          </table:table-cell>
          <table:table-cell office:value-type="string">
            <text:p>Montezuma's Return! </text:p>
          </table:table-cell>
          <table:table-cell office:value-type="string">
            <text:p>Take-Two Interactive Software Europe Ltd.</text:p>
          </table:table-cell>
          <table:table-cell office:value-type="string">
            <text:p>Tarantula Studios</text:p>
          </table:table-cell>
          <table:table-cell office:value-type="string">
            <text:p>Platform</text:p>
          </table:table-cell>
          <table:table-cell office:value-type="string">
            <text:p>4.0</text:p>
          </table:table-cell>
          <table:table-cell office:value-type="string">
            <text:p>1 Player</text:p>
          </table:table-cell>
          <table:table-cell office:value-type="string">
            <text:p>Montezuma's Return is, in contrast to to the PC game of the same name, not a completely new adventure but closely based on the design of the original Montezuma's Revenge. While some of the 150 levels are directly ported over, the majority are new. Another major difference is that the camera is closer to the action, i.e. the levels scroll instead of fitting into a single screen. <text:s/>The premise is the same as always: The player takes the role of an adventurer who explores a pyramid in order to steal all its treasures. In each level, the goal is to grab all treasures and reach the exit without dying, which happens instantly when touching one of the numerous enemies or falling from too large a height. Since the player has no attack option besides rarely found daggers, the majority of the game is spent dodging by using ladders or jumping. Other obstacles besides enemies are closed doors which have to be opened with keys, conveyor belts, teleporters, disappearing platforms or the time limit. Power ups grant temporary advantages such as the ability to walk through enemies or kill them by touch.</text:p>
          </table:table-cell>
          <table:table-cell table:formula="of:=CONCATENATE(&quot;&lt;game name=&quot;;CHAR(34);[.A313];CHAR(34);&quot;&gt; &lt;year&gt;&quot;;[.B313];&quot;&lt;/year&gt; &lt;rating&gt;&quot;;[.C313];&quot;&lt;/rating&gt; &lt;title&gt;&quot;;[.D313];&quot;&lt;/title&gt; &lt;pub&gt;&quot;;[.E313];&quot;&lt;/pub&gt; &lt;dev&gt;&quot;;[.F313];&quot;&lt;/dev&gt; &lt;genre&gt;&quot;;[.G313];&quot;&lt;/genre&gt; &lt;score&gt;&quot;;[.H313];&quot;&lt;/score&gt; &lt;player&gt;&quot;;[.I313];&quot;&lt;/player&gt; &lt;story&gt;&quot;;[.J313];&quot;&lt;/story&gt; &lt;/game&gt;&quot;)" office:value-type="string" office:string-value="&lt;game name=&quot;Montezuma's Return! (Europe)&quot;&gt; &lt;year&gt;1998&lt;/year&gt; &lt;rating&gt;ESRB - E (Everyone)&lt;/rating&gt; &lt;title&gt;Montezuma's Return! &lt;/title&gt; &lt;pub&gt;Take-Two Interactive Software Europe Ltd.&lt;/pub&gt; &lt;dev&gt;Tarantula Studios&lt;/dev&gt; &lt;genre&gt;Platform&lt;/genre&gt; &lt;score&gt;4.0&lt;/score&gt; &lt;player&gt;1 Player&lt;/player&gt; &lt;story&gt;Montezuma's Return is, in contrast to to the PC game of the same name, not a completely new adventure but closely based on the design of the original Montezuma's Revenge. While some of the 150 levels are directly ported over, the majority are new. Another major difference is that the camera is closer to the action, i.e. the levels scroll instead of fitting into a single screen.  The premise is the same as always: The player takes the role of an adventurer who explores a pyramid in order to steal all its treasures. In each level, the goal is to grab all treasures and reach the exit without dying, which happens instantly when touching one of the numerous enemies or falling from too large a height. Since the player has no attack option besides rarely found daggers, the majority of the game is spent dodging by using ladders or jumping. Other obstacles besides enemies are closed doors which have to be opened with keys, conveyor belts, teleporters, disappearing platforms or the time limit. Power ups grant temporary advantages such as the ability to walk through enemies or kill them by touch.&lt;/story&gt; &lt;/game&gt;">
            <text:p>&lt;game name="Montezuma's Return! (Europe)"&gt; &lt;year&gt;1998&lt;/year&gt; &lt;rating&gt;ESRB - E (Everyone)&lt;/rating&gt; &lt;title&gt;Montezuma's Return! &lt;/title&gt; &lt;pub&gt;Take-Two Interactive Software Europe Ltd.&lt;/pub&gt; &lt;dev&gt;Tarantula Studios&lt;/dev&gt; &lt;genre&gt;Platform&lt;/genre&gt; &lt;score&gt;4.0&lt;/score&gt; &lt;player&gt;1 Player&lt;/player&gt; &lt;story&gt;Montezuma's Return is, in contrast to to the PC game of the same name, not a completely new adventure but closely based on the design of the original Montezuma's Revenge. While some of the 150 levels are directly ported over, the majority are new. Another major difference is that the camera is closer to the action, i.e. the levels scroll instead of fitting into a single screen. <text:s/>The premise is the same as always: The player takes the role of an adventurer who explores a pyramid in order to steal all its treasures. In each level, the goal is to grab all treasures and reach the exit without dying, which happens instantly when touching one of the numerous enemies or falling from too large a height. Since the player has no attack option besides rarely found daggers, the majority of the game is spent dodging by using ladders or jumping. Other obstacles besides enemies are closed doors which have to be opened with keys, conveyor belts, teleporters, disappearing platforms or the time limit. Power ups grant temporary advantages such as the ability to walk through enemies or kill them by touch.&lt;/story&gt; &lt;/game&gt;</text:p>
          </table:table-cell>
        </table:table-row>
        <table:table-row table:style-name="ro1">
          <table:table-cell office:value-type="string">
            <text:p>Mortal Kombat (USA, Europe)</text:p>
          </table:table-cell>
          <table:table-cell office:value-type="float" office:value="1993">
            <text:p>1993</text:p>
          </table:table-cell>
          <table:table-cell office:value-type="string">
            <text:p>ESRB - E (Everyone)</text:p>
          </table:table-cell>
          <table:table-cell office:value-type="string">
            <text:p>Mortal Kombat </text:p>
          </table:table-cell>
          <table:table-cell office:value-type="string">
            <text:p>Acclaim Entertainment, Inc.</text:p>
          </table:table-cell>
          <table:table-cell office:value-type="string">
            <text:p>Midway Games, Inc.</text:p>
          </table:table-cell>
          <table:table-cell office:value-type="string">
            <text:p>Fighter</text:p>
          </table:table-cell>
          <table:table-cell office:value-type="string">
            <text:p>3.0</text:p>
          </table:table-cell>
          <table:table-cell office:value-type="string">
            <text:p>1 Player</text:p>
          </table:table-cell>
          <table:table-cell office:value-type="string">
            <text:p>Five Hundred years ago, an ancient and well respected Shaolin fighting tournament, held every 50 years, was corrupted by an evil and elderly sorcerer by the name of Shang Tsung. <text:s/>Shang was accompanied by Prince Goro, a warrior of the Shokan race (a four armed half-human/half-dragon). Knowing that if ten tournaments in a row were won by the Outworld champion, the Earth Realm would be conquered by evil and fall into darkness, Shang entered Goro in the tournament and had him defeat the great Kung Lao. Goro has been <text:s/>reigning supreme as the undefeated fighting champion for five hundred years now. As the last tournament required draws near, Raiden, Thunder God and protector of the Earth Realm, enacts a plan to tip the scales in the humans favor, Seven fighters step into the arena on Shang Tsung's mysterious island: Shaolin warrior Liu Kang, Special Forces operative Sonya Blade, the mercenary thug Kano, fame-seeking actor Johnny Cage, the ice wielding Lin Kuei warrior Sub-Zero and his undead adversary Scorpion, and Raiden himself.****Mortal Kombat is a side-scrolling 1 on 1 fighting game. Fighting is set as one on one kombat, allowing each player to perform a variety of punches, kicks, and special moves in order to defeat their opponent. <text:s/>When the opponent faces their second round loss, the winner can perform a finishing move called a "Fatality" on the loser. <text:s/>The Fatality is a move unique to each fighter that graphically kills the loser in a blood-soaked finale.****Mortal Kombat began its life as a 2-player arcade title. It is notable for its use of digitized actors to represent the game's fighters, as well as its use of copious amounts of blood during gameplay.</text:p>
          </table:table-cell>
          <table:table-cell table:formula="of:=CONCATENATE(&quot;&lt;game name=&quot;;CHAR(34);[.A314];CHAR(34);&quot;&gt; &lt;year&gt;&quot;;[.B314];&quot;&lt;/year&gt; &lt;rating&gt;&quot;;[.C314];&quot;&lt;/rating&gt; &lt;title&gt;&quot;;[.D314];&quot;&lt;/title&gt; &lt;pub&gt;&quot;;[.E314];&quot;&lt;/pub&gt; &lt;dev&gt;&quot;;[.F314];&quot;&lt;/dev&gt; &lt;genre&gt;&quot;;[.G314];&quot;&lt;/genre&gt; &lt;score&gt;&quot;;[.H314];&quot;&lt;/score&gt; &lt;player&gt;&quot;;[.I314];&quot;&lt;/player&gt; &lt;story&gt;&quot;;[.J314];&quot;&lt;/story&gt; &lt;/game&gt;&quot;)" office:value-type="string" office:string-value="&lt;game name=&quot;Mortal Kombat (USA, Europe)&quot;&gt; &lt;year&gt;1993&lt;/year&gt; &lt;rating&gt;ESRB - E (Everyone)&lt;/rating&gt; &lt;title&gt;Mortal Kombat &lt;/title&gt; &lt;pub&gt;Acclaim Entertainment, Inc.&lt;/pub&gt; &lt;dev&gt;Midway Games, Inc.&lt;/dev&gt; &lt;genre&gt;Fighter&lt;/genre&gt; &lt;score&gt;3.0&lt;/score&gt; &lt;player&gt;1 Player&lt;/player&gt; &lt;story&gt;Five Hundred years ago, an ancient and well respected Shaolin fighting tournament, held every 50 years, was corrupted by an evil and elderly sorcerer by the name of Shang Tsung.  Shang was accompanied by Prince Goro, a warrior of the Shokan race (a four armed half-human/half-dragon). Knowing that if ten tournaments in a row were won by the Outworld champion, the Earth Realm would be conquered by evil and fall into darkness, Shang entered Goro in the tournament and had him defeat the great Kung Lao. Goro has been  reigning supreme as the undefeated fighting champion for five hundred years now. As the last tournament required draws near, Raiden, Thunder God and protector of the Earth Realm, enacts a plan to tip the scales in the humans favor, Seven fighters step into the arena on Shang Tsung's mysterious island: Shaolin warrior Liu Kang, Special Forces operative Sonya Blade, the mercenary thug Kano, fame-seeking actor Johnny Cage, the ice wielding Lin Kuei warrior Sub-Zero and his undead adversary Scorpion, and Raiden himself.****Mortal Kombat is a side-scrolling 1 on 1 fighting game. Fighting is set as one on one kombat, allowing each player to perform a variety of punches, kicks, and special moves in order to defeat their opponent.  When the opponent faces their second round loss, the winner can perform a finishing move called a &quot;Fatality&quot; on the loser.  The Fatality is a move unique to each fighter that graphically kills the loser in a blood-soaked finale.****Mortal Kombat began its life as a 2-player arcade title. It is notable for its use of digitized actors to represent the game's fighters, as well as its use of copious amounts of blood during gameplay.&lt;/story&gt; &lt;/game&gt;">
            <text:p>&lt;game name="Mortal Kombat (USA, Europe)"&gt; &lt;year&gt;1993&lt;/year&gt; &lt;rating&gt;ESRB - E (Everyone)&lt;/rating&gt; &lt;title&gt;Mortal Kombat &lt;/title&gt; &lt;pub&gt;Acclaim Entertainment, Inc.&lt;/pub&gt; &lt;dev&gt;Midway Games, Inc.&lt;/dev&gt; &lt;genre&gt;Fighter&lt;/genre&gt; &lt;score&gt;3.0&lt;/score&gt; &lt;player&gt;1 Player&lt;/player&gt; &lt;story&gt;Five Hundred years ago, an ancient and well respected Shaolin fighting tournament, held every 50 years, was corrupted by an evil and elderly sorcerer by the name of Shang Tsung. <text:s/>Shang was accompanied by Prince Goro, a warrior of the Shokan race (a four armed half-human/half-dragon). Knowing that if ten tournaments in a row were won by the Outworld champion, the Earth Realm would be conquered by evil and fall into darkness, Shang entered Goro in the tournament and had him defeat the great Kung Lao. Goro has been <text:s/>reigning supreme as the undefeated fighting champion for five hundred years now. As the last tournament required draws near, Raiden, Thunder God and protector of the Earth Realm, enacts a plan to tip the scales in the humans favor, Seven fighters step into the arena on Shang Tsung's mysterious island: Shaolin warrior Liu Kang, Special Forces operative Sonya Blade, the mercenary thug Kano, fame-seeking actor Johnny Cage, the ice wielding Lin Kuei warrior Sub-Zero and his undead adversary Scorpion, and Raiden himself.****Mortal Kombat is a side-scrolling 1 on 1 fighting game. Fighting is set as one on one kombat, allowing each player to perform a variety of punches, kicks, and special moves in order to defeat their opponent. <text:s/>When the opponent faces their second round loss, the winner can perform a finishing move called a "Fatality" on the loser. <text:s/>The Fatality is a move unique to each fighter that graphically kills the loser in a blood-soaked finale.****Mortal Kombat began its life as a 2-player arcade title. It is notable for its use of digitized actors to represent the game's fighters, as well as its use of copious amounts of blood during gameplay.&lt;/story&gt; &lt;/game&gt;</text:p>
          </table:table-cell>
        </table:table-row>
        <table:table-row table:style-name="ro1">
          <table:table-cell office:value-type="string">
            <text:p>Mortal Kombat 3 (USA)</text:p>
          </table:table-cell>
          <table:table-cell office:value-type="float" office:value="1995">
            <text:p>1995</text:p>
          </table:table-cell>
          <table:table-cell office:value-type="string">
            <text:p>ESRB - E (Everyone)</text:p>
          </table:table-cell>
          <table:table-cell office:value-type="string">
            <text:p>Mortal Kombat 3 </text:p>
          </table:table-cell>
          <table:table-cell office:value-type="string">
            <text:p>Williams Entertainment Inc.</text:p>
          </table:table-cell>
          <table:table-cell office:value-type="string">
            <text:p>Midway Games, Inc.</text:p>
          </table:table-cell>
          <table:table-cell office:value-type="string">
            <text:p>Fighter</text:p>
          </table:table-cell>
          <table:table-cell office:value-type="string">
            <text:p>3.5</text:p>
          </table:table-cell>
          <table:table-cell office:value-type="string">
            <text:p>1 Player</text:p>
          </table:table-cell>
          <table:table-cell office:value-type="string">
            <text:p>Shao Kahn has won. The Earthrealm is no more. In order to revive his Queen Sindel, the emperor Shao Kahn used the Outworld Tournament from Mortal Kombat 2 as a diversion while his Shadow Priests revive his fallen Queen on Earth. Once enacted, the dimensional bridge between the two realms connects, allowing Kahn's extermination squads to invade and destroy Earth, and enslave the population's souls.****A small team of Raiden's "Chosen Warriors" survives the attack: Mortal Kombat champion Liu Kang and his ally Kung Lao, Special Forces agents Sonya Blade and Jax, the shaman Nightwolf, the riot cop Stryker, the nomadic Kabal, and former Lin Kuei warrior Sub-Zero, who has gone rogue from his clan. Facing the warriors are the mercenary Kano, cyber-ninjas Smoke, Sektor and Cyrax, Sheeva, a female Shokan, the sorcerer Shang Tsung, and Queen Sindel herself.****Mortal Kombat 3 brings new elements to the 2D fighting series: multi-level playfields, "Dial-A-Combo" attacks, a "Run" button to speed up the battles, and "Vs." codes, which unlock new powers and abilities once both players enter a code sequence in pre-match-up screens. Also included are more stage fatalities and finishing moves as each warrior attempts to go one-on-one with the Centaurian enforcer Motaro, and Shao Kahn himself.****Mortal Kombat 3 is the last traditional one-on-one fighting game game in the series to feature motion-captured digitized graphics for its kombatants, and introduces online network play to the PC version.</text:p>
          </table:table-cell>
          <table:table-cell table:formula="of:=CONCATENATE(&quot;&lt;game name=&quot;;CHAR(34);[.A315];CHAR(34);&quot;&gt; &lt;year&gt;&quot;;[.B315];&quot;&lt;/year&gt; &lt;rating&gt;&quot;;[.C315];&quot;&lt;/rating&gt; &lt;title&gt;&quot;;[.D315];&quot;&lt;/title&gt; &lt;pub&gt;&quot;;[.E315];&quot;&lt;/pub&gt; &lt;dev&gt;&quot;;[.F315];&quot;&lt;/dev&gt; &lt;genre&gt;&quot;;[.G315];&quot;&lt;/genre&gt; &lt;score&gt;&quot;;[.H315];&quot;&lt;/score&gt; &lt;player&gt;&quot;;[.I315];&quot;&lt;/player&gt; &lt;story&gt;&quot;;[.J315];&quot;&lt;/story&gt; &lt;/game&gt;&quot;)" office:value-type="string" office:string-value="&lt;game name=&quot;Mortal Kombat 3 (USA)&quot;&gt; &lt;year&gt;1995&lt;/year&gt; &lt;rating&gt;ESRB - E (Everyone)&lt;/rating&gt; &lt;title&gt;Mortal Kombat 3 &lt;/title&gt; &lt;pub&gt;Williams Entertainment Inc.&lt;/pub&gt; &lt;dev&gt;Midway Games, Inc.&lt;/dev&gt; &lt;genre&gt;Fighter&lt;/genre&gt; &lt;score&gt;3.5&lt;/score&gt; &lt;player&gt;1 Player&lt;/player&gt; &lt;story&gt;Shao Kahn has won. The Earthrealm is no more. In order to revive his Queen Sindel, the emperor Shao Kahn used the Outworld Tournament from Mortal Kombat 2 as a diversion while his Shadow Priests revive his fallen Queen on Earth. Once enacted, the dimensional bridge between the two realms connects, allowing Kahn's extermination squads to invade and destroy Earth, and enslave the population's souls.****A small team of Raiden's &quot;Chosen Warriors&quot; survives the attack: Mortal Kombat champion Liu Kang and his ally Kung Lao, Special Forces agents Sonya Blade and Jax, the shaman Nightwolf, the riot cop Stryker, the nomadic Kabal, and former Lin Kuei warrior Sub-Zero, who has gone rogue from his clan. Facing the warriors are the mercenary Kano, cyber-ninjas Smoke, Sektor and Cyrax, Sheeva, a female Shokan, the sorcerer Shang Tsung, and Queen Sindel herself.****Mortal Kombat 3 brings new elements to the 2D fighting series: multi-level playfields, &quot;Dial-A-Combo&quot; attacks, a &quot;Run&quot; button to speed up the battles, and &quot;Vs.&quot; codes, which unlock new powers and abilities once both players enter a code sequence in pre-match-up screens. Also included are more stage fatalities and finishing moves as each warrior attempts to go one-on-one with the Centaurian enforcer Motaro, and Shao Kahn himself.****Mortal Kombat 3 is the last traditional one-on-one fighting game game in the series to feature motion-captured digitized graphics for its kombatants, and introduces online network play to the PC version.&lt;/story&gt; &lt;/game&gt;">
            <text:p>&lt;game name="Mortal Kombat 3 (USA)"&gt; &lt;year&gt;1995&lt;/year&gt; &lt;rating&gt;ESRB - E (Everyone)&lt;/rating&gt; &lt;title&gt;Mortal Kombat 3 &lt;/title&gt; &lt;pub&gt;Williams Entertainment Inc.&lt;/pub&gt; &lt;dev&gt;Midway Games, Inc.&lt;/dev&gt; &lt;genre&gt;Fighter&lt;/genre&gt; &lt;score&gt;3.5&lt;/score&gt; &lt;player&gt;1 Player&lt;/player&gt; &lt;story&gt;Shao Kahn has won. The Earthrealm is no more. In order to revive his Queen Sindel, the emperor Shao Kahn used the Outworld Tournament from Mortal Kombat 2 as a diversion while his Shadow Priests revive his fallen Queen on Earth. Once enacted, the dimensional bridge between the two realms connects, allowing Kahn's extermination squads to invade and destroy Earth, and enslave the population's souls.****A small team of Raiden's "Chosen Warriors" survives the attack: Mortal Kombat champion Liu Kang and his ally Kung Lao, Special Forces agents Sonya Blade and Jax, the shaman Nightwolf, the riot cop Stryker, the nomadic Kabal, and former Lin Kuei warrior Sub-Zero, who has gone rogue from his clan. Facing the warriors are the mercenary Kano, cyber-ninjas Smoke, Sektor and Cyrax, Sheeva, a female Shokan, the sorcerer Shang Tsung, and Queen Sindel herself.****Mortal Kombat 3 brings new elements to the 2D fighting series: multi-level playfields, "Dial-A-Combo" attacks, a "Run" button to speed up the battles, and "Vs." codes, which unlock new powers and abilities once both players enter a code sequence in pre-match-up screens. Also included are more stage fatalities and finishing moves as each warrior attempts to go one-on-one with the Centaurian enforcer Motaro, and Shao Kahn himself.****Mortal Kombat 3 is the last traditional one-on-one fighting game game in the series to feature motion-captured digitized graphics for its kombatants, and introduces online network play to the PC version.&lt;/story&gt; &lt;/game&gt;</text:p>
          </table:table-cell>
        </table:table-row>
        <table:table-row table:style-name="ro1">
          <table:table-cell office:value-type="string">
            <text:p>Mortal Kombat I &amp; II (USA, Europe)</text:p>
          </table:table-cell>
          <table:table-cell office:value-type="float" office:value="1997">
            <text:p>1997</text:p>
          </table:table-cell>
          <table:table-cell office:value-type="string">
            <text:p>ESRB - E (Everyone)</text:p>
          </table:table-cell>
          <table:table-cell office:value-type="string">
            <text:p>Mortal Kombat I &amp; II </text:p>
          </table:table-cell>
          <table:table-cell office:value-type="string">
            <text:p>Starfish Inc.</text:p>
          </table:table-cell>
          <table:table-cell office:value-type="string">
            <text:p>Midway Games, Inc.</text:p>
          </table:table-cell>
          <table:table-cell office:value-type="string">
            <text:p>Beat-'Em-Up</text:p>
          </table:table-cell>
          <table:table-cell office:value-type="string">
            <text:p>4.1</text:p>
          </table:table-cell>
          <table:table-cell office:value-type="string">
            <text:p>1 Player</text:p>
          </table:table-cell>
          <table:table-cell office:value-type="string">
            <text:p>A compilation of Mortal kombat I &amp; II:, Mortal kombat: Five hundred years ago, an ancient and well respected Shaolin fighting tournament, held every 50 years, was corrupted by an evil and elderly sorcerer by the name of Shang Tsung. Shang was accompanied by Prince Goro, a warrior of the Shokan race (a four-armed half-human / half-dragon). Knowing that if ten tournaments in a row were won by the Outworld champion, the Earth Realm would be conquered by evil and fall into darkness, Shang entered Goro in the tournament and had him defeat the great Kung Lao. Goro has been reigning supreme as the undefeated fighting champion for five hundred years now. As the last tournament required draws near, Raiden, Thunder God and protector of the Earth Realm, enacts a plan to tip the scales in the humans' favor, Seven fighters step into the arena on Shang Tsung's mysterious island: Shaolin warrior Liu Kang, Special Forces operative Sonya Blade, the mercenary thug Kano, fame-seeking actor Johnny Cage, the ice-wielding Lin Kuei warrior Sub-Zero and his undead adversary Scorpion, and Raiden himself.**Mortal Kombat II:The Mortal Kombat fighters, plus several new ones, return for a tournament held by the evil Shang Tsung of the Outworld. The action is one-on-one as before, and famed for its high level of violence and blood (other than the sanitised Nintendo version). There are 5 difficulty levels and optional credits, as well as the usual two player mode including same character duels. <text:s/>To win the main tournament, the player must beat each of the other human players, before taking on Shang Tsung, Kintaro and finally Shao Kahn. Players have a range of punches and kicks available, as well as flying kicks, uppercuts, roundhouses, and the special moves, which vary for each player. These include throws, uppercuts, long-distance bullets, bicycle kicks and a teleport feature.</text:p>
          </table:table-cell>
          <table:table-cell table:formula="of:=CONCATENATE(&quot;&lt;game name=&quot;;CHAR(34);[.A316];CHAR(34);&quot;&gt; &lt;year&gt;&quot;;[.B316];&quot;&lt;/year&gt; &lt;rating&gt;&quot;;[.C316];&quot;&lt;/rating&gt; &lt;title&gt;&quot;;[.D316];&quot;&lt;/title&gt; &lt;pub&gt;&quot;;[.E316];&quot;&lt;/pub&gt; &lt;dev&gt;&quot;;[.F316];&quot;&lt;/dev&gt; &lt;genre&gt;&quot;;[.G316];&quot;&lt;/genre&gt; &lt;score&gt;&quot;;[.H316];&quot;&lt;/score&gt; &lt;player&gt;&quot;;[.I316];&quot;&lt;/player&gt; &lt;story&gt;&quot;;[.J316];&quot;&lt;/story&gt; &lt;/game&gt;&quot;)" office:value-type="string" office:string-value="&lt;game name=&quot;Mortal Kombat I &amp; II (USA, Europe)&quot;&gt; &lt;year&gt;1997&lt;/year&gt; &lt;rating&gt;ESRB - E (Everyone)&lt;/rating&gt; &lt;title&gt;Mortal Kombat I &amp; II &lt;/title&gt; &lt;pub&gt;Starfish Inc.&lt;/pub&gt; &lt;dev&gt;Midway Games, Inc.&lt;/dev&gt; &lt;genre&gt;Beat-'Em-Up&lt;/genre&gt; &lt;score&gt;4.1&lt;/score&gt; &lt;player&gt;1 Player&lt;/player&gt; &lt;story&gt;A compilation of Mortal kombat I &amp; II:, Mortal kombat: Five hundred years ago, an ancient and well respected Shaolin fighting tournament, held every 50 years, was corrupted by an evil and elderly sorcerer by the name of Shang Tsung. Shang was accompanied by Prince Goro, a warrior of the Shokan race (a four-armed half-human / half-dragon). Knowing that if ten tournaments in a row were won by the Outworld champion, the Earth Realm would be conquered by evil and fall into darkness, Shang entered Goro in the tournament and had him defeat the great Kung Lao. Goro has been reigning supreme as the undefeated fighting champion for five hundred years now. As the last tournament required draws near, Raiden, Thunder God and protector of the Earth Realm, enacts a plan to tip the scales in the humans' favor, Seven fighters step into the arena on Shang Tsung's mysterious island: Shaolin warrior Liu Kang, Special Forces operative Sonya Blade, the mercenary thug Kano, fame-seeking actor Johnny Cage, the ice-wielding Lin Kuei warrior Sub-Zero and his undead adversary Scorpion, and Raiden himself.**Mortal Kombat II:The Mortal Kombat fighters, plus several new ones, return for a tournament held by the evil Shang Tsung of the Outworld. The action is one-on-one as before, and famed for its high level of violence and blood (other than the sanitised Nintendo version). There are 5 difficulty levels and optional credits, as well as the usual two player mode including same character duels.  To win the main tournament, the player must beat each of the other human players, before taking on Shang Tsung, Kintaro and finally Shao Kahn. Players have a range of punches and kicks available, as well as flying kicks, uppercuts, roundhouses, and the special moves, which vary for each player. These include throws, uppercuts, long-distance bullets, bicycle kicks and a teleport feature.&lt;/story&gt; &lt;/game&gt;">
            <text:p>&lt;game name="Mortal Kombat I &amp; II (USA, Europe)"&gt; &lt;year&gt;1997&lt;/year&gt; &lt;rating&gt;ESRB - E (Everyone)&lt;/rating&gt; &lt;title&gt;Mortal Kombat I &amp; II &lt;/title&gt; &lt;pub&gt;Starfish Inc.&lt;/pub&gt; &lt;dev&gt;Midway Games, Inc.&lt;/dev&gt; &lt;genre&gt;Beat-'Em-Up&lt;/genre&gt; &lt;score&gt;4.1&lt;/score&gt; &lt;player&gt;1 Player&lt;/player&gt; &lt;story&gt;A compilation of Mortal kombat I &amp; II:, Mortal kombat: Five hundred years ago, an ancient and well respected Shaolin fighting tournament, held every 50 years, was corrupted by an evil and elderly sorcerer by the name of Shang Tsung. Shang was accompanied by Prince Goro, a warrior of the Shokan race (a four-armed half-human / half-dragon). Knowing that if ten tournaments in a row were won by the Outworld champion, the Earth Realm would be conquered by evil and fall into darkness, Shang entered Goro in the tournament and had him defeat the great Kung Lao. Goro has been reigning supreme as the undefeated fighting champion for five hundred years now. As the last tournament required draws near, Raiden, Thunder God and protector of the Earth Realm, enacts a plan to tip the scales in the humans' favor, Seven fighters step into the arena on Shang Tsung's mysterious island: Shaolin warrior Liu Kang, Special Forces operative Sonya Blade, the mercenary thug Kano, fame-seeking actor Johnny Cage, the ice-wielding Lin Kuei warrior Sub-Zero and his undead adversary Scorpion, and Raiden himself.**Mortal Kombat II:The Mortal Kombat fighters, plus several new ones, return for a tournament held by the evil Shang Tsung of the Outworld. The action is one-on-one as before, and famed for its high level of violence and blood (other than the sanitised Nintendo version). There are 5 difficulty levels and optional credits, as well as the usual two player mode including same character duels. <text:s/>To win the main tournament, the player must beat each of the other human players, before taking on Shang Tsung, Kintaro and finally Shao Kahn. Players have a range of punches and kicks available, as well as flying kicks, uppercuts, roundhouses, and the special moves, which vary for each player. These include throws, uppercuts, long-distance bullets, bicycle kicks and a teleport feature.&lt;/story&gt; &lt;/game&gt;</text:p>
          </table:table-cell>
        </table:table-row>
        <table:table-row table:style-name="ro1">
          <table:table-cell office:value-type="string">
            <text:p>Mortal Kombat II (USA, Europe)</text:p>
          </table:table-cell>
          <table:table-cell office:value-type="float" office:value="1994">
            <text:p>1994</text:p>
          </table:table-cell>
          <table:table-cell office:value-type="string">
            <text:p>ESRB - E (Everyone)</text:p>
          </table:table-cell>
          <table:table-cell office:value-type="string">
            <text:p>Mortal Kombat II </text:p>
          </table:table-cell>
          <table:table-cell office:value-type="string">
            <text:p>Acclaim Entertainment, Inc.</text:p>
          </table:table-cell>
          <table:table-cell office:value-type="string">
            <text:p>Midway Games, Inc.</text:p>
          </table:table-cell>
          <table:table-cell office:value-type="string">
            <text:p>Beat-'Em-Up</text:p>
          </table:table-cell>
          <table:table-cell office:value-type="string">
            <text:p>3.9</text:p>
          </table:table-cell>
          <table:table-cell office:value-type="string">
            <text:p>1 Player</text:p>
          </table:table-cell>
          <table:table-cell office:value-type="string">
            <text:p>The Mortal Kombat fighters, plus several new ones, return for a tournament held by the evil Shang Tsung of the Outworld. The action is one-on-one as before, and famed for its high level of violence and blood (other than the sanitised Nintendo version). There are 5 difficulty levels and optional credits, as well as the usual two player mode including same character duels.****To win the main tournament, the player must beat each of the other human players, before taking on Shang Tsung, Kintaro and finally Shao Kahn. Players have a range of punches and kicks available, as well as flying kicks, uppercuts, roundhouses, and the special moves, which vary for each player. These include throws, uppercuts, long-distance bullets, bicycle kicks and a teleport feature.</text:p>
          </table:table-cell>
          <table:table-cell table:formula="of:=CONCATENATE(&quot;&lt;game name=&quot;;CHAR(34);[.A317];CHAR(34);&quot;&gt; &lt;year&gt;&quot;;[.B317];&quot;&lt;/year&gt; &lt;rating&gt;&quot;;[.C317];&quot;&lt;/rating&gt; &lt;title&gt;&quot;;[.D317];&quot;&lt;/title&gt; &lt;pub&gt;&quot;;[.E317];&quot;&lt;/pub&gt; &lt;dev&gt;&quot;;[.F317];&quot;&lt;/dev&gt; &lt;genre&gt;&quot;;[.G317];&quot;&lt;/genre&gt; &lt;score&gt;&quot;;[.H317];&quot;&lt;/score&gt; &lt;player&gt;&quot;;[.I317];&quot;&lt;/player&gt; &lt;story&gt;&quot;;[.J317];&quot;&lt;/story&gt; &lt;/game&gt;&quot;)" office:value-type="string" office:string-value="&lt;game name=&quot;Mortal Kombat II (USA, Europe)&quot;&gt; &lt;year&gt;1994&lt;/year&gt; &lt;rating&gt;ESRB - E (Everyone)&lt;/rating&gt; &lt;title&gt;Mortal Kombat II &lt;/title&gt; &lt;pub&gt;Acclaim Entertainment, Inc.&lt;/pub&gt; &lt;dev&gt;Midway Games, Inc.&lt;/dev&gt; &lt;genre&gt;Beat-'Em-Up&lt;/genre&gt; &lt;score&gt;3.9&lt;/score&gt; &lt;player&gt;1 Player&lt;/player&gt; &lt;story&gt;The Mortal Kombat fighters, plus several new ones, return for a tournament held by the evil Shang Tsung of the Outworld. The action is one-on-one as before, and famed for its high level of violence and blood (other than the sanitised Nintendo version). There are 5 difficulty levels and optional credits, as well as the usual two player mode including same character duels.****To win the main tournament, the player must beat each of the other human players, before taking on Shang Tsung, Kintaro and finally Shao Kahn. Players have a range of punches and kicks available, as well as flying kicks, uppercuts, roundhouses, and the special moves, which vary for each player. These include throws, uppercuts, long-distance bullets, bicycle kicks and a teleport feature.&lt;/story&gt; &lt;/game&gt;">
            <text:p>&lt;game name="Mortal Kombat II (USA, Europe)"&gt; &lt;year&gt;1994&lt;/year&gt; &lt;rating&gt;ESRB - E (Everyone)&lt;/rating&gt; &lt;title&gt;Mortal Kombat II &lt;/title&gt; &lt;pub&gt;Acclaim Entertainment, Inc.&lt;/pub&gt; &lt;dev&gt;Midway Games, Inc.&lt;/dev&gt; &lt;genre&gt;Beat-'Em-Up&lt;/genre&gt; &lt;score&gt;3.9&lt;/score&gt; &lt;player&gt;1 Player&lt;/player&gt; &lt;story&gt;The Mortal Kombat fighters, plus several new ones, return for a tournament held by the evil Shang Tsung of the Outworld. The action is one-on-one as before, and famed for its high level of violence and blood (other than the sanitised Nintendo version). There are 5 difficulty levels and optional credits, as well as the usual two player mode including same character duels.****To win the main tournament, the player must beat each of the other human players, before taking on Shang Tsung, Kintaro and finally Shao Kahn. Players have a range of punches and kicks available, as well as flying kicks, uppercuts, roundhouses, and the special moves, which vary for each player. These include throws, uppercuts, long-distance bullets, bicycle kicks and a teleport feature.&lt;/story&gt; &lt;/game&gt;</text:p>
          </table:table-cell>
        </table:table-row>
        <table:table-row table:style-name="ro1">
          <table:table-cell office:value-type="string">
            <text:p>Motocross Maniacs (USA)</text:p>
          </table:table-cell>
          <table:table-cell office:value-type="float" office:value="1990">
            <text:p>1990</text:p>
          </table:table-cell>
          <table:table-cell office:value-type="string">
            <text:p>ESRB - E (Everyone)</text:p>
          </table:table-cell>
          <table:table-cell office:value-type="string">
            <text:p>Motocross Maniacs </text:p>
          </table:table-cell>
          <table:table-cell office:value-type="string">
            <text:p>Ultra Software Corporation</text:p>
          </table:table-cell>
          <table:table-cell office:value-type="string">
            <text:p>Konami Industry Co. Ltd.</text:p>
          </table:table-cell>
          <table:table-cell office:value-type="string">
            <text:p>Driving</text:p>
          </table:table-cell>
          <table:table-cell office:value-type="string">
            <text:p>3.0</text:p>
          </table:table-cell>
          <table:table-cell office:value-type="string">
            <text:p>1-2 Players</text:p>
          </table:table-cell>
          <table:table-cell office:value-type="string">
            <text:p>Motocross Maniacs is a side-scrolling racing game with extremely perilous courses. You maneuver your rider through many jumps, loops, and mud hazards to achieve a record time. To assist you there are several power ups that give you more time to race, more nitro boosts, and more top speed.****The main game is a solo affair. You attempt to complete the course before time runs out. You can also race one-on-one against the computer or against a friend via the link cable.</text:p>
          </table:table-cell>
          <table:table-cell table:formula="of:=CONCATENATE(&quot;&lt;game name=&quot;;CHAR(34);[.A318];CHAR(34);&quot;&gt; &lt;year&gt;&quot;;[.B318];&quot;&lt;/year&gt; &lt;rating&gt;&quot;;[.C318];&quot;&lt;/rating&gt; &lt;title&gt;&quot;;[.D318];&quot;&lt;/title&gt; &lt;pub&gt;&quot;;[.E318];&quot;&lt;/pub&gt; &lt;dev&gt;&quot;;[.F318];&quot;&lt;/dev&gt; &lt;genre&gt;&quot;;[.G318];&quot;&lt;/genre&gt; &lt;score&gt;&quot;;[.H318];&quot;&lt;/score&gt; &lt;player&gt;&quot;;[.I318];&quot;&lt;/player&gt; &lt;story&gt;&quot;;[.J318];&quot;&lt;/story&gt; &lt;/game&gt;&quot;)" office:value-type="string" office:string-value="&lt;game name=&quot;Motocross Maniacs (USA)&quot;&gt; &lt;year&gt;1990&lt;/year&gt; &lt;rating&gt;ESRB - E (Everyone)&lt;/rating&gt; &lt;title&gt;Motocross Maniacs &lt;/title&gt; &lt;pub&gt;Ultra Software Corporation&lt;/pub&gt; &lt;dev&gt;Konami Industry Co. Ltd.&lt;/dev&gt; &lt;genre&gt;Driving&lt;/genre&gt; &lt;score&gt;3.0&lt;/score&gt; &lt;player&gt;1-2 Players&lt;/player&gt; &lt;story&gt;Motocross Maniacs is a side-scrolling racing game with extremely perilous courses. You maneuver your rider through many jumps, loops, and mud hazards to achieve a record time. To assist you there are several power ups that give you more time to race, more nitro boosts, and more top speed.****The main game is a solo affair. You attempt to complete the course before time runs out. You can also race one-on-one against the computer or against a friend via the link cable.&lt;/story&gt; &lt;/game&gt;">
            <text:p>&lt;game name="Motocross Maniacs (USA)"&gt; &lt;year&gt;1990&lt;/year&gt; &lt;rating&gt;ESRB - E (Everyone)&lt;/rating&gt; &lt;title&gt;Motocross Maniacs &lt;/title&gt; &lt;pub&gt;Ultra Software Corporation&lt;/pub&gt; &lt;dev&gt;Konami Industry Co. Ltd.&lt;/dev&gt; &lt;genre&gt;Driving&lt;/genre&gt; &lt;score&gt;3.0&lt;/score&gt; &lt;player&gt;1-2 Players&lt;/player&gt; &lt;story&gt;Motocross Maniacs is a side-scrolling racing game with extremely perilous courses. You maneuver your rider through many jumps, loops, and mud hazards to achieve a record time. To assist you there are several power ups that give you more time to race, more nitro boosts, and more top speed.****The main game is a solo affair. You attempt to complete the course before time runs out. You can also race one-on-one against the computer or against a friend via the link cable.&lt;/story&gt; &lt;/game&gt;</text:p>
          </table:table-cell>
        </table:table-row>
        <table:table-row table:style-name="ro1">
          <table:table-cell office:value-type="string">
            <text:p>Mouse Trap Hotel (USA)</text:p>
          </table:table-cell>
          <table:table-cell office:value-type="float" office:value="1992">
            <text:p>1992</text:p>
          </table:table-cell>
          <table:table-cell office:value-type="string">
            <text:p>ESRB - E (Everyone)</text:p>
          </table:table-cell>
          <table:table-cell office:value-type="string">
            <text:p>Mouse Trap Hotel </text:p>
          </table:table-cell>
          <table:table-cell office:value-type="string">
            <text:p>Electro Brain Corp.</text:p>
          </table:table-cell>
          <table:table-cell office:value-type="string">
            <text:p>Imagineering Inc.</text:p>
          </table:table-cell>
          <table:table-cell office:value-type="string">
            <text:p>Action</text:p>
          </table:table-cell>
          <table:table-cell office:value-type="string">
            <text:p>1.3</text:p>
          </table:table-cell>
          <table:table-cell office:value-type="string">
            <text:p>1 Player</text:p>
          </table:table-cell>
          <table:table-cell office:value-type="string">
            <text:p>In Mouse Trap Hotel the player takes control over the mouse Maxie who wants to visit his girlfriend. Unfortunately she is located in the penthouse of a hotel and Maxie is in the cellar. The goal is to reach said penthouse by solving a number of levels by finding the exit. Those levels are side-scrolling in nature, but there is also some vertical movement involved. Regarding gameplay, there are no specialities: the player jumps over platforms and dodges traps and enemies in order to avoid losing life energy. Getting hit too often results in losing a life. The only way to destroy enemies is to hit them with Maxie's tail and power ups grant either an extra life, a tail upgrade (range) or bonus points.</text:p>
          </table:table-cell>
          <table:table-cell table:formula="of:=CONCATENATE(&quot;&lt;game name=&quot;;CHAR(34);[.A319];CHAR(34);&quot;&gt; &lt;year&gt;&quot;;[.B319];&quot;&lt;/year&gt; &lt;rating&gt;&quot;;[.C319];&quot;&lt;/rating&gt; &lt;title&gt;&quot;;[.D319];&quot;&lt;/title&gt; &lt;pub&gt;&quot;;[.E319];&quot;&lt;/pub&gt; &lt;dev&gt;&quot;;[.F319];&quot;&lt;/dev&gt; &lt;genre&gt;&quot;;[.G319];&quot;&lt;/genre&gt; &lt;score&gt;&quot;;[.H319];&quot;&lt;/score&gt; &lt;player&gt;&quot;;[.I319];&quot;&lt;/player&gt; &lt;story&gt;&quot;;[.J319];&quot;&lt;/story&gt; &lt;/game&gt;&quot;)" office:value-type="string" office:string-value="&lt;game name=&quot;Mouse Trap Hotel (USA)&quot;&gt; &lt;year&gt;1992&lt;/year&gt; &lt;rating&gt;ESRB - E (Everyone)&lt;/rating&gt; &lt;title&gt;Mouse Trap Hotel &lt;/title&gt; &lt;pub&gt;Electro Brain Corp.&lt;/pub&gt; &lt;dev&gt;Imagineering Inc.&lt;/dev&gt; &lt;genre&gt;Action&lt;/genre&gt; &lt;score&gt;1.3&lt;/score&gt; &lt;player&gt;1 Player&lt;/player&gt; &lt;story&gt;In Mouse Trap Hotel the player takes control over the mouse Maxie who wants to visit his girlfriend. Unfortunately she is located in the penthouse of a hotel and Maxie is in the cellar. The goal is to reach said penthouse by solving a number of levels by finding the exit. Those levels are side-scrolling in nature, but there is also some vertical movement involved. Regarding gameplay, there are no specialities: the player jumps over platforms and dodges traps and enemies in order to avoid losing life energy. Getting hit too often results in losing a life. The only way to destroy enemies is to hit them with Maxie's tail and power ups grant either an extra life, a tail upgrade (range) or bonus points.&lt;/story&gt; &lt;/game&gt;">
            <text:p>&lt;game name="Mouse Trap Hotel (USA)"&gt; &lt;year&gt;1992&lt;/year&gt; &lt;rating&gt;ESRB - E (Everyone)&lt;/rating&gt; &lt;title&gt;Mouse Trap Hotel &lt;/title&gt; &lt;pub&gt;Electro Brain Corp.&lt;/pub&gt; &lt;dev&gt;Imagineering Inc.&lt;/dev&gt; &lt;genre&gt;Action&lt;/genre&gt; &lt;score&gt;1.3&lt;/score&gt; &lt;player&gt;1 Player&lt;/player&gt; &lt;story&gt;In Mouse Trap Hotel the player takes control over the mouse Maxie who wants to visit his girlfriend. Unfortunately she is located in the penthouse of a hotel and Maxie is in the cellar. The goal is to reach said penthouse by solving a number of levels by finding the exit. Those levels are side-scrolling in nature, but there is also some vertical movement involved. Regarding gameplay, there are no specialities: the player jumps over platforms and dodges traps and enemies in order to avoid losing life energy. Getting hit too often results in losing a life. The only way to destroy enemies is to hit them with Maxie's tail and power ups grant either an extra life, a tail upgrade (range) or bonus points.&lt;/story&gt; &lt;/game&gt;</text:p>
          </table:table-cell>
        </table:table-row>
        <table:table-row table:style-name="ro1">
          <table:table-cell office:value-type="string">
            <text:p>Mr. Chin's Gourmet Paradise (USA)</text:p>
          </table:table-cell>
          <table:table-cell office:value-type="float" office:value="1990">
            <text:p>1990</text:p>
          </table:table-cell>
          <table:table-cell office:value-type="string">
            <text:p>ESRB - E (Everyone)</text:p>
          </table:table-cell>
          <table:table-cell office:value-type="string">
            <text:p>Mr. Chin's Gourmet Paradise </text:p>
          </table:table-cell>
          <table:table-cell table:number-columns-repeated="2" office:value-type="string">
            <text:p>Romstar Inc.</text:p>
          </table:table-cell>
          <table:table-cell office:value-type="string">
            <text:p>Action</text:p>
          </table:table-cell>
          <table:table-cell office:value-type="string">
            <text:p>3.1</text:p>
          </table:table-cell>
          <table:table-cell office:value-type="string">
            <text:p>1 Player</text:p>
          </table:table-cell>
          <table:table-cell office:value-type="string">
            <text:p>Mr. Chin is hungry! <text:s/>Help him eat his favorite snack, the delectable peach, by using laser emitting bowls to trap enemies and making them safe to chomp up. <text:s text:c="2"/>As Mr. Chin, you can drop bowls on the ground with the B Button. <text:s/>If you place one bowl on the left and one on the right, a laser will fire between the two bowls, and any enemies will be caught between, transforming into peaches. <text:s/>Mr. Chin can then gobble up the peaches - if he grabs more in a row, their value increases (Mr. Chin's score is measured in calories). <text:s/>When Mr. Chin eats all the enemies on-screen, more quickly take their place. <text:s/>Gobble them all up, and when there are no more enemies in the level, you can progress to the next one.****Enemies in the levels can walk on thin line paths, but Mr. Chin will fall through these - he can only walk on bricks. <text:s/>Mr. Chin can also smash the bricks by punching them from underneath - sometimes this will reveal a power up, such as invincibility and the ability to turn all foes into peaches instantly.</text:p>
          </table:table-cell>
          <table:table-cell table:formula="of:=CONCATENATE(&quot;&lt;game name=&quot;;CHAR(34);[.A320];CHAR(34);&quot;&gt; &lt;year&gt;&quot;;[.B320];&quot;&lt;/year&gt; &lt;rating&gt;&quot;;[.C320];&quot;&lt;/rating&gt; &lt;title&gt;&quot;;[.D320];&quot;&lt;/title&gt; &lt;pub&gt;&quot;;[.E320];&quot;&lt;/pub&gt; &lt;dev&gt;&quot;;[.F320];&quot;&lt;/dev&gt; &lt;genre&gt;&quot;;[.G320];&quot;&lt;/genre&gt; &lt;score&gt;&quot;;[.H320];&quot;&lt;/score&gt; &lt;player&gt;&quot;;[.I320];&quot;&lt;/player&gt; &lt;story&gt;&quot;;[.J320];&quot;&lt;/story&gt; &lt;/game&gt;&quot;)" office:value-type="string" office:string-value="&lt;game name=&quot;Mr. Chin's Gourmet Paradise (USA)&quot;&gt; &lt;year&gt;1990&lt;/year&gt; &lt;rating&gt;ESRB - E (Everyone)&lt;/rating&gt; &lt;title&gt;Mr. Chin's Gourmet Paradise &lt;/title&gt; &lt;pub&gt;Romstar Inc.&lt;/pub&gt; &lt;dev&gt;Romstar Inc.&lt;/dev&gt; &lt;genre&gt;Action&lt;/genre&gt; &lt;score&gt;3.1&lt;/score&gt; &lt;player&gt;1 Player&lt;/player&gt; &lt;story&gt;Mr. Chin is hungry!  Help him eat his favorite snack, the delectable peach, by using laser emitting bowls to trap enemies and making them safe to chomp up.   As Mr. Chin, you can drop bowls on the ground with the B Button.  If you place one bowl on the left and one on the right, a laser will fire between the two bowls, and any enemies will be caught between, transforming into peaches.  Mr. Chin can then gobble up the peaches - if he grabs more in a row, their value increases (Mr. Chin's score is measured in calories).  When Mr. Chin eats all the enemies on-screen, more quickly take their place.  Gobble them all up, and when there are no more enemies in the level, you can progress to the next one.****Enemies in the levels can walk on thin line paths, but Mr. Chin will fall through these - he can only walk on bricks.  Mr. Chin can also smash the bricks by punching them from underneath - sometimes this will reveal a power up, such as invincibility and the ability to turn all foes into peaches instantly.&lt;/story&gt; &lt;/game&gt;">
            <text:p>&lt;game name="Mr. Chin's Gourmet Paradise (USA)"&gt; &lt;year&gt;1990&lt;/year&gt; &lt;rating&gt;ESRB - E (Everyone)&lt;/rating&gt; &lt;title&gt;Mr. Chin's Gourmet Paradise &lt;/title&gt; &lt;pub&gt;Romstar Inc.&lt;/pub&gt; &lt;dev&gt;Romstar Inc.&lt;/dev&gt; &lt;genre&gt;Action&lt;/genre&gt; &lt;score&gt;3.1&lt;/score&gt; &lt;player&gt;1 Player&lt;/player&gt; &lt;story&gt;Mr. Chin is hungry! <text:s/>Help him eat his favorite snack, the delectable peach, by using laser emitting bowls to trap enemies and making them safe to chomp up. <text:s text:c="2"/>As Mr. Chin, you can drop bowls on the ground with the B Button. <text:s/>If you place one bowl on the left and one on the right, a laser will fire between the two bowls, and any enemies will be caught between, transforming into peaches. <text:s/>Mr. Chin can then gobble up the peaches - if he grabs more in a row, their value increases (Mr. Chin's score is measured in calories). <text:s/>When Mr. Chin eats all the enemies on-screen, more quickly take their place. <text:s/>Gobble them all up, and when there are no more enemies in the level, you can progress to the next one.****Enemies in the levels can walk on thin line paths, but Mr. Chin will fall through these - he can only walk on bricks. <text:s/>Mr. Chin can also smash the bricks by punching them from underneath - sometimes this will reveal a power up, such as invincibility and the ability to turn all foes into peaches instantly.&lt;/story&gt; &lt;/game&gt;</text:p>
          </table:table-cell>
        </table:table-row>
        <table:table-row table:style-name="ro1">
          <table:table-cell office:value-type="string">
            <text:p>Mr. Do! (USA)</text:p>
          </table:table-cell>
          <table:table-cell office:value-type="float" office:value="1992">
            <text:p>1992</text:p>
          </table:table-cell>
          <table:table-cell office:value-type="string">
            <text:p>ESRB - E (Everyone)</text:p>
          </table:table-cell>
          <table:table-cell office:value-type="string">
            <text:p>Mr. Do! </text:p>
          </table:table-cell>
          <table:table-cell office:value-type="string">
            <text:p>Ocean of America, Inc.</text:p>
          </table:table-cell>
          <table:table-cell office:value-type="string">
            <text:p>Universal Co., Ltd.</text:p>
          </table:table-cell>
          <table:table-cell office:value-type="string">
            <text:p>Action</text:p>
          </table:table-cell>
          <table:table-cell office:value-type="string">
            <text:p>2.8</text:p>
          </table:table-cell>
          <table:table-cell office:value-type="string">
            <text:p>1 Player</text:p>
          </table:table-cell>
          <table:table-cell office:value-type="string">
            <text:p>You control Mr. Do has he tries to harvest all of the cherries on the screen. However, there are numerous bad guys out to get him! Mr. Do can defend himself from the badguys in two ways: first he can push the apples located throughout the playfield on top of the enemies and crush them. Secondly, Mr. Do is armed with a power ball. This can be thrown to destroy an enemy. Mr. Do has only one power ball, though, so he will need to wait for it to return to him before it can be used again. From time to time an alpha monster will appear on the screen bearing one of the letters in EXTRA. If you use the power ball to destroy an alpha monster you earn that letter; when you've earned the complete word EXTRA you receive an extra life. When you successfully collect all of the cherries, you will move on to the next, more difficult level.****The mobile version of the game includes the original arcade version, as well as an enhanced mode with new levels, power-ups and graphics.</text:p>
          </table:table-cell>
          <table:table-cell table:formula="of:=CONCATENATE(&quot;&lt;game name=&quot;;CHAR(34);[.A321];CHAR(34);&quot;&gt; &lt;year&gt;&quot;;[.B321];&quot;&lt;/year&gt; &lt;rating&gt;&quot;;[.C321];&quot;&lt;/rating&gt; &lt;title&gt;&quot;;[.D321];&quot;&lt;/title&gt; &lt;pub&gt;&quot;;[.E321];&quot;&lt;/pub&gt; &lt;dev&gt;&quot;;[.F321];&quot;&lt;/dev&gt; &lt;genre&gt;&quot;;[.G321];&quot;&lt;/genre&gt; &lt;score&gt;&quot;;[.H321];&quot;&lt;/score&gt; &lt;player&gt;&quot;;[.I321];&quot;&lt;/player&gt; &lt;story&gt;&quot;;[.J321];&quot;&lt;/story&gt; &lt;/game&gt;&quot;)" office:value-type="string" office:string-value="&lt;game name=&quot;Mr. Do! (USA)&quot;&gt; &lt;year&gt;1992&lt;/year&gt; &lt;rating&gt;ESRB - E (Everyone)&lt;/rating&gt; &lt;title&gt;Mr. Do! &lt;/title&gt; &lt;pub&gt;Ocean of America, Inc.&lt;/pub&gt; &lt;dev&gt;Universal Co., Ltd.&lt;/dev&gt; &lt;genre&gt;Action&lt;/genre&gt; &lt;score&gt;2.8&lt;/score&gt; &lt;player&gt;1 Player&lt;/player&gt; &lt;story&gt;You control Mr. Do has he tries to harvest all of the cherries on the screen. However, there are numerous bad guys out to get him! Mr. Do can defend himself from the badguys in two ways: first he can push the apples located throughout the playfield on top of the enemies and crush them. Secondly, Mr. Do is armed with a power ball. This can be thrown to destroy an enemy. Mr. Do has only one power ball, though, so he will need to wait for it to return to him before it can be used again. From time to time an alpha monster will appear on the screen bearing one of the letters in EXTRA. If you use the power ball to destroy an alpha monster you earn that letter; when you've earned the complete word EXTRA you receive an extra life. When you successfully collect all of the cherries, you will move on to the next, more difficult level.****The mobile version of the game includes the original arcade version, as well as an enhanced mode with new levels, power-ups and graphics.&lt;/story&gt; &lt;/game&gt;">
            <text:p>&lt;game name="Mr. Do! (USA)"&gt; &lt;year&gt;1992&lt;/year&gt; &lt;rating&gt;ESRB - E (Everyone)&lt;/rating&gt; &lt;title&gt;Mr. Do! &lt;/title&gt; &lt;pub&gt;Ocean of America, Inc.&lt;/pub&gt; &lt;dev&gt;Universal Co., Ltd.&lt;/dev&gt; &lt;genre&gt;Action&lt;/genre&gt; &lt;score&gt;2.8&lt;/score&gt; &lt;player&gt;1 Player&lt;/player&gt; &lt;story&gt;You control Mr. Do has he tries to harvest all of the cherries on the screen. However, there are numerous bad guys out to get him! Mr. Do can defend himself from the badguys in two ways: first he can push the apples located throughout the playfield on top of the enemies and crush them. Secondly, Mr. Do is armed with a power ball. This can be thrown to destroy an enemy. Mr. Do has only one power ball, though, so he will need to wait for it to return to him before it can be used again. From time to time an alpha monster will appear on the screen bearing one of the letters in EXTRA. If you use the power ball to destroy an alpha monster you earn that letter; when you've earned the complete word EXTRA you receive an extra life. When you successfully collect all of the cherries, you will move on to the next, more difficult level.****The mobile version of the game includes the original arcade version, as well as an enhanced mode with new levels, power-ups and graphics.&lt;/story&gt; &lt;/game&gt;</text:p>
          </table:table-cell>
        </table:table-row>
        <table:table-row table:style-name="ro1">
          <table:table-cell office:value-type="string">
            <text:p>Mr. Nutz (Europe)</text:p>
          </table:table-cell>
          <table:table-cell office:value-type="float" office:value="1994">
            <text:p>1994</text:p>
          </table:table-cell>
          <table:table-cell office:value-type="string">
            <text:p>ESRB - E (Everyone)</text:p>
          </table:table-cell>
          <table:table-cell office:value-type="string">
            <text:p>Mr. Nutz </text:p>
          </table:table-cell>
          <table:table-cell table:number-columns-repeated="2" office:value-type="string">
            <text:p>Ocean Software Ltd.</text:p>
          </table:table-cell>
          <table:table-cell office:value-type="string">
            <text:p>Platform</text:p>
          </table:table-cell>
          <table:table-cell office:value-type="string">
            <text:p>2.9</text:p>
          </table:table-cell>
          <table:table-cell office:value-type="string">
            <text:p>1 Player</text:p>
          </table:table-cell>
          <table:table-cell office:value-type="string">
            <text:p>You are the cool squirrel of the title, and you must defeat the evil Yeti before he freezes the entire world. Your quest will make you explore many areas such as a forest, a witch's cottage, a volcano, the clouds, a circus...****Mr. Nutz is a platform game, in which Nutz must jump on enemies to kill them. His tail can also be controlled. You move through levels using ledges, ladders, bridges and platforms. There are some simple puzzles involving object manipulation.</text:p>
          </table:table-cell>
          <table:table-cell table:formula="of:=CONCATENATE(&quot;&lt;game name=&quot;;CHAR(34);[.A322];CHAR(34);&quot;&gt; &lt;year&gt;&quot;;[.B322];&quot;&lt;/year&gt; &lt;rating&gt;&quot;;[.C322];&quot;&lt;/rating&gt; &lt;title&gt;&quot;;[.D322];&quot;&lt;/title&gt; &lt;pub&gt;&quot;;[.E322];&quot;&lt;/pub&gt; &lt;dev&gt;&quot;;[.F322];&quot;&lt;/dev&gt; &lt;genre&gt;&quot;;[.G322];&quot;&lt;/genre&gt; &lt;score&gt;&quot;;[.H322];&quot;&lt;/score&gt; &lt;player&gt;&quot;;[.I322];&quot;&lt;/player&gt; &lt;story&gt;&quot;;[.J322];&quot;&lt;/story&gt; &lt;/game&gt;&quot;)" office:value-type="string" office:string-value="&lt;game name=&quot;Mr. Nutz (Europe)&quot;&gt; &lt;year&gt;1994&lt;/year&gt; &lt;rating&gt;ESRB - E (Everyone)&lt;/rating&gt; &lt;title&gt;Mr. Nutz &lt;/title&gt; &lt;pub&gt;Ocean Software Ltd.&lt;/pub&gt; &lt;dev&gt;Ocean Software Ltd.&lt;/dev&gt; &lt;genre&gt;Platform&lt;/genre&gt; &lt;score&gt;2.9&lt;/score&gt; &lt;player&gt;1 Player&lt;/player&gt; &lt;story&gt;You are the cool squirrel of the title, and you must defeat the evil Yeti before he freezes the entire world. Your quest will make you explore many areas such as a forest, a witch's cottage, a volcano, the clouds, a circus...****Mr. Nutz is a platform game, in which Nutz must jump on enemies to kill them. His tail can also be controlled. You move through levels using ledges, ladders, bridges and platforms. There are some simple puzzles involving object manipulation.&lt;/story&gt; &lt;/game&gt;">
            <text:p>&lt;game name="Mr. Nutz (Europe)"&gt; &lt;year&gt;1994&lt;/year&gt; &lt;rating&gt;ESRB - E (Everyone)&lt;/rating&gt; &lt;title&gt;Mr. Nutz &lt;/title&gt; &lt;pub&gt;Ocean Software Ltd.&lt;/pub&gt; &lt;dev&gt;Ocean Software Ltd.&lt;/dev&gt; &lt;genre&gt;Platform&lt;/genre&gt; &lt;score&gt;2.9&lt;/score&gt; &lt;player&gt;1 Player&lt;/player&gt; &lt;story&gt;You are the cool squirrel of the title, and you must defeat the evil Yeti before he freezes the entire world. Your quest will make you explore many areas such as a forest, a witch's cottage, a volcano, the clouds, a circus...****Mr. Nutz is a platform game, in which Nutz must jump on enemies to kill them. His tail can also be controlled. You move through levels using ledges, ladders, bridges and platforms. There are some simple puzzles involving object manipulation.&lt;/story&gt; &lt;/game&gt;</text:p>
          </table:table-cell>
        </table:table-row>
        <table:table-row table:style-name="ro1">
          <table:table-cell office:value-type="string">
            <text:p>Ms. Pac-Man (USA)</text:p>
          </table:table-cell>
          <table:table-cell office:value-type="float" office:value="1993">
            <text:p>1993</text:p>
          </table:table-cell>
          <table:table-cell office:value-type="string">
            <text:p>ESRB - E (Everyone)</text:p>
          </table:table-cell>
          <table:table-cell office:value-type="string">
            <text:p>Ms. Pac-Man </text:p>
          </table:table-cell>
          <table:table-cell office:value-type="string">
            <text:p>Namco Hometek Inc.</text:p>
          </table:table-cell>
          <table:table-cell office:value-type="string">
            <text:p>Midway</text:p>
          </table:table-cell>
          <table:table-cell office:value-type="string">
            <text:p>Action</text:p>
          </table:table-cell>
          <table:table-cell office:value-type="string">
            <text:p>3.8</text:p>
          </table:table-cell>
          <table:table-cell office:value-type="string">
            <text:p>1-2 Players</text:p>
          </table:table-cell>
          <table:table-cell office:value-type="string">
            <text:p>In 1982, a sequel to the <text:s/>incredibly popular Pac-Man was introduced in the form of his girlfriend, Ms. Pac-Man. <text:s/>This sequel continued on the "eat the dots/avoid the ghosts" gameplay of the original game, but added new features to keep the title fresh.****Like her boyfriend, Ms. Pac-Man attempts to clear four various and challenging mazes filled with dots and ever-moving bouncing fruit <text:s/>while avoiding Inky, Blinky, Pinky and Sue, each with their own personalities and tactics. <text:s/>One touch from any of these ghosts means a loss of life for Ms. Pac-Man.****Ms. Pac-Man can turn the tables on her pursuers by eating one of the four Energizers located within the maze. During this time, the ghosts turn blue, and Ms. Pac-Man can eat them for bonus points (ranging from 200, 400, 800 and 1600, progressively). The Energizer power only lasts for a limited amount of time, as the ghost's eyes float back to their center box, and regenerate to chase after Ms. Pac-Man again.****Survive a few rounds of gameplay, and the player will be treated to humorous intermissions showing the growing romantic relationship between Pac-Man and Ms. Pac-Man, leading all the way up to the arrival of "Junior".</text:p>
          </table:table-cell>
          <table:table-cell table:formula="of:=CONCATENATE(&quot;&lt;game name=&quot;;CHAR(34);[.A323];CHAR(34);&quot;&gt; &lt;year&gt;&quot;;[.B323];&quot;&lt;/year&gt; &lt;rating&gt;&quot;;[.C323];&quot;&lt;/rating&gt; &lt;title&gt;&quot;;[.D323];&quot;&lt;/title&gt; &lt;pub&gt;&quot;;[.E323];&quot;&lt;/pub&gt; &lt;dev&gt;&quot;;[.F323];&quot;&lt;/dev&gt; &lt;genre&gt;&quot;;[.G323];&quot;&lt;/genre&gt; &lt;score&gt;&quot;;[.H323];&quot;&lt;/score&gt; &lt;player&gt;&quot;;[.I323];&quot;&lt;/player&gt; &lt;story&gt;&quot;;[.J323];&quot;&lt;/story&gt; &lt;/game&gt;&quot;)" office:value-type="string" office:string-value="&lt;game name=&quot;Ms. Pac-Man (USA)&quot;&gt; &lt;year&gt;1993&lt;/year&gt; &lt;rating&gt;ESRB - E (Everyone)&lt;/rating&gt; &lt;title&gt;Ms. Pac-Man &lt;/title&gt; &lt;pub&gt;Namco Hometek Inc.&lt;/pub&gt; &lt;dev&gt;Midway&lt;/dev&gt; &lt;genre&gt;Action&lt;/genre&gt; &lt;score&gt;3.8&lt;/score&gt; &lt;player&gt;1-2 Players&lt;/player&gt; &lt;story&gt;In 1982, a sequel to the  incredibly popular Pac-Man was introduced in the form of his girlfriend, Ms. Pac-Man.  This sequel continued on the &quot;eat the dots/avoid the ghosts&quot; gameplay of the original game, but added new features to keep the title fresh.****Like her boyfriend, Ms. Pac-Man attempts to clear four various and challenging mazes filled with dots and ever-moving bouncing fruit  while avoiding Inky, Blinky, Pinky and Sue, each with their own personalities and tactics.  One touch from any of these ghosts means a loss of life for Ms. Pac-Man.****Ms. Pac-Man can turn the tables on her pursuers by eating one of the four Energizers located within the maze. During this time, the ghosts turn blue, and Ms. Pac-Man can eat them for bonus points (ranging from 200, 400, 800 and 1600, progressively). The Energizer power only lasts for a limited amount of time, as the ghost's eyes float back to their center box, and regenerate to chase after Ms. Pac-Man again.****Survive a few rounds of gameplay, and the player will be treated to humorous intermissions showing the growing romantic relationship between Pac-Man and Ms. Pac-Man, leading all the way up to the arrival of &quot;Junior&quot;.&lt;/story&gt; &lt;/game&gt;">
            <text:p>&lt;game name="Ms. Pac-Man (USA)"&gt; &lt;year&gt;1993&lt;/year&gt; &lt;rating&gt;ESRB - E (Everyone)&lt;/rating&gt; &lt;title&gt;Ms. Pac-Man &lt;/title&gt; &lt;pub&gt;Namco Hometek Inc.&lt;/pub&gt; &lt;dev&gt;Midway&lt;/dev&gt; &lt;genre&gt;Action&lt;/genre&gt; &lt;score&gt;3.8&lt;/score&gt; &lt;player&gt;1-2 Players&lt;/player&gt; &lt;story&gt;In 1982, a sequel to the <text:s/>incredibly popular Pac-Man was introduced in the form of his girlfriend, Ms. Pac-Man. <text:s/>This sequel continued on the "eat the dots/avoid the ghosts" gameplay of the original game, but added new features to keep the title fresh.****Like her boyfriend, Ms. Pac-Man attempts to clear four various and challenging mazes filled with dots and ever-moving bouncing fruit <text:s/>while avoiding Inky, Blinky, Pinky and Sue, each with their own personalities and tactics. <text:s/>One touch from any of these ghosts means a loss of life for Ms. Pac-Man.****Ms. Pac-Man can turn the tables on her pursuers by eating one of the four Energizers located within the maze. During this time, the ghosts turn blue, and Ms. Pac-Man can eat them for bonus points (ranging from 200, 400, 800 and 1600, progressively). The Energizer power only lasts for a limited amount of time, as the ghost's eyes float back to their center box, and regenerate to chase after Ms. Pac-Man again.****Survive a few rounds of gameplay, and the player will be treated to humorous intermissions showing the growing romantic relationship between Pac-Man and Ms. Pac-Man, leading all the way up to the arrival of "Junior".&lt;/story&gt; &lt;/game&gt;</text:p>
          </table:table-cell>
        </table:table-row>
        <table:table-row table:style-name="ro1">
          <table:table-cell office:value-type="string">
            <text:p>Muhammad Ali's Boxing (USA, Europe)</text:p>
          </table:table-cell>
          <table:table-cell office:value-type="float" office:value="1993">
            <text:p>1993</text:p>
          </table:table-cell>
          <table:table-cell office:value-type="string">
            <text:p>ESRB - E (Everyone)</text:p>
          </table:table-cell>
          <table:table-cell office:value-type="string">
            <text:p>Muhammad Ali's Boxing </text:p>
          </table:table-cell>
          <table:table-cell office:value-type="string">
            <text:p>Virgin Games, Inc.</text:p>
          </table:table-cell>
          <table:table-cell office:value-type="string">
            <text:p>Gremlin Graphics Software Ltd.</text:p>
          </table:table-cell>
          <table:table-cell office:value-type="string">
            <text:p>Sports/Boxing</text:p>
          </table:table-cell>
          <table:table-cell office:value-type="string">
            <text:p>2.0</text:p>
          </table:table-cell>
          <table:table-cell office:value-type="string">
            <text:p>1 Player</text:p>
          </table:table-cell>
          <table:table-cell office:value-type="string">
            <text:p>In this boxing game, you control Muhammad Ali where you have to fight a series of opponents in an attempt to become the heavyweight champion of the world. <text:s/>The game has two modes, Single Fight and World Title Trial. Single Fight is the standard exhibition mode where you select from any of the 31 boxers available as your opponent and select the maximum number of rounds to fight between three and eight. <text:s/>World Title Trial is your career mode where you have to defeat boxers to earn money and move up the rankings. You begin at rank 29 and can select from the three boxers ranked below you for your first fight. You fight for a purse and winning the fight earns you that purse which you can then use to negotiate a fight against a higher ranked boxer. This mode also gives you the option of selecting the number of rounds per fight, again between three and eight. <text:s/>If you choose to have training turned on you can select the training method for Ali in the allocated number of weeks before his next fight. You have four attributes – power, speed, accuracy and stamina. You have five training regimes to choose from – small punch bag, skipping rope, heavy punch bag, weight training and road work training. You also have a sparring option which allows you to choose your combo punches for your fight. <text:s/>In the fight itself, the boxers compete in two-minute rounds. The boxers have a power meter which goes down as they get fatigued. You can punch with either the A or B button and punches deplete the health meter which is an interactive silhouette boxer. The health meter is black at full health and turns white with each punch landed, you will need to land a series of punches to weaken your opponent as the meter rises again with rest. If the meter is fully white you can finish off your opponent with a combo as the word flashes on the screen. Successfully initiating your combo knocks the opponent down in which if he does not answer to the referee’s ten count then the fight is over. The fight can also be won by a TKO (3 knock downs in a single round) or a points decision where instead of the standard 10 points per round system, the game uses a point system where a point is scored for every punch landed during the round as well as 25 points for a knock down and the one with the most points wins the fight. At the end of a training session the game gives you a password containing 16 characters of letters, numbers and symbols which you use to continue your game by selecting Continue Old Game in the main menu.</text:p>
          </table:table-cell>
          <table:table-cell table:formula="of:=CONCATENATE(&quot;&lt;game name=&quot;;CHAR(34);[.A324];CHAR(34);&quot;&gt; &lt;year&gt;&quot;;[.B324];&quot;&lt;/year&gt; &lt;rating&gt;&quot;;[.C324];&quot;&lt;/rating&gt; &lt;title&gt;&quot;;[.D324];&quot;&lt;/title&gt; &lt;pub&gt;&quot;;[.E324];&quot;&lt;/pub&gt; &lt;dev&gt;&quot;;[.F324];&quot;&lt;/dev&gt; &lt;genre&gt;&quot;;[.G324];&quot;&lt;/genre&gt; &lt;score&gt;&quot;;[.H324];&quot;&lt;/score&gt; &lt;player&gt;&quot;;[.I324];&quot;&lt;/player&gt; &lt;story&gt;&quot;;[.J324];&quot;&lt;/story&gt; &lt;/game&gt;&quot;)" office:value-type="string" office:string-value="&lt;game name=&quot;Muhammad Ali's Boxing (USA, Europe)&quot;&gt; &lt;year&gt;1993&lt;/year&gt; &lt;rating&gt;ESRB - E (Everyone)&lt;/rating&gt; &lt;title&gt;Muhammad Ali's Boxing &lt;/title&gt; &lt;pub&gt;Virgin Games, Inc.&lt;/pub&gt; &lt;dev&gt;Gremlin Graphics Software Ltd.&lt;/dev&gt; &lt;genre&gt;Sports/Boxing&lt;/genre&gt; &lt;score&gt;2.0&lt;/score&gt; &lt;player&gt;1 Player&lt;/player&gt; &lt;story&gt;In this boxing game, you control Muhammad Ali where you have to fight a series of opponents in an attempt to become the heavyweight champion of the world.  The game has two modes, Single Fight and World Title Trial. Single Fight is the standard exhibition mode where you select from any of the 31 boxers available as your opponent and select the maximum number of rounds to fight between three and eight.  World Title Trial is your career mode where you have to defeat boxers to earn money and move up the rankings. You begin at rank 29 and can select from the three boxers ranked below you for your first fight. You fight for a purse and winning the fight earns you that purse which you can then use to negotiate a fight against a higher ranked boxer. This mode also gives you the option of selecting the number of rounds per fight, again between three and eight.  If you choose to have training turned on you can select the training method for Ali in the allocated number of weeks before his next fight. You have four attributes – power, speed, accuracy and stamina. You have five training regimes to choose from – small punch bag, skipping rope, heavy punch bag, weight training and road work training. You also have a sparring option which allows you to choose your combo punches for your fight.  In the fight itself, the boxers compete in two-minute rounds. The boxers have a power meter which goes down as they get fatigued. You can punch with either the A or B button and punches deplete the health meter which is an interactive silhouette boxer. The health meter is black at full health and turns white with each punch landed, you will need to land a series of punches to weaken your opponent as the meter rises again with rest. If the meter is fully white you can finish off your opponent with a combo as the word flashes on the screen. Successfully initiating your combo knocks the opponent down in which if he does not answer to the referee’s ten count then the fight is over. The fight can also be won by a TKO (3 knock downs in a single round) or a points decision where instead of the standard 10 points per round system, the game uses a point system where a point is scored for every punch landed during the round as well as 25 points for a knock down and the one with the most points wins the fight. At the end of a training session the game gives you a password containing 16 characters of letters, numbers and symbols which you use to continue your game by selecting Continue Old Game in the main menu.&lt;/story&gt; &lt;/game&gt;">
            <text:p>&lt;game name="Muhammad Ali's Boxing (USA, Europe)"&gt; &lt;year&gt;1993&lt;/year&gt; &lt;rating&gt;ESRB - E (Everyone)&lt;/rating&gt; &lt;title&gt;Muhammad Ali's Boxing &lt;/title&gt; &lt;pub&gt;Virgin Games, Inc.&lt;/pub&gt; &lt;dev&gt;Gremlin Graphics Software Ltd.&lt;/dev&gt; &lt;genre&gt;Sports/Boxing&lt;/genre&gt; &lt;score&gt;2.0&lt;/score&gt; &lt;player&gt;1 Player&lt;/player&gt; &lt;story&gt;In this boxing game, you control Muhammad Ali where you have to fight a series of opponents in an attempt to become the heavyweight champion of the world. <text:s/>The game has two modes, Single Fight and World Title Trial. Single Fight is the standard exhibition mode where you select from any of the 31 boxers available as your opponent and select the maximum number of rounds to fight between three and eight. <text:s/>World Title Trial is your career mode where you have to defeat boxers to earn money and move up the rankings. You begin at rank 29 and can select from the three boxers ranked below you for your first fight. You fight for a purse and winning the fight earns you that purse which you can then use to negotiate a fight against a higher ranked boxer. This mode also gives you the option of selecting the number of rounds per fight, again between three and eight. <text:s/>If you choose to have training turned on you can select the training method for Ali in the allocated number of weeks before his next fight. You have four attributes – power, speed, accuracy and stamina. You have five training regimes to choose from – small punch bag, skipping rope, heavy punch bag, weight training and road work training. You also have a sparring option which allows you to choose your combo punches for your fight. <text:s/>In the fight itself, the boxers compete in two-minute rounds. The boxers have a power meter which goes down as they get fatigued. You can punch with either the A or B button and punches deplete the health meter which is an interactive silhouette boxer. The health meter is black at full health and turns white with each punch landed, you will need to land a series of punches to weaken your opponent as the meter rises again with rest. If the meter is fully white you can finish off your opponent with a combo as the word flashes on the screen. Successfully initiating your combo knocks the opponent down in which if he does not answer to the referee’s ten count then the fight is over. The fight can also be won by a TKO (3 knock downs in a single round) or a points decision where instead of the standard 10 points per round system, the game uses a point system where a point is scored for every punch landed during the round as well as 25 points for a knock down and the one with the most points wins the fight. At the end of a training session the game gives you a password containing 16 characters of letters, numbers and symbols which you use to continue your game by selecting Continue Old Game in the main menu.&lt;/story&gt; &lt;/game&gt;</text:p>
          </table:table-cell>
        </table:table-row>
        <table:table-row table:style-name="ro1">
          <table:table-cell office:value-type="string">
            <text:p>Mulan (USA, Europe)</text:p>
          </table:table-cell>
          <table:table-cell office:value-type="float" office:value="1998">
            <text:p>1998</text:p>
          </table:table-cell>
          <table:table-cell office:value-type="string">
            <text:p>ESRB - E (Everyone)</text:p>
          </table:table-cell>
          <table:table-cell office:value-type="string">
            <text:p>Mulan </text:p>
          </table:table-cell>
          <table:table-cell office:value-type="string">
            <text:p>THQ Inc.</text:p>
          </table:table-cell>
          <table:table-cell office:value-type="string">
            <text:p>Tiertex Design Studios</text:p>
          </table:table-cell>
          <table:table-cell office:value-type="string">
            <text:p>Platform</text:p>
          </table:table-cell>
          <table:table-cell office:value-type="string">
            <text:p>3.9</text:p>
          </table:table-cell>
          <table:table-cell office:value-type="string">
            <text:p>1 Player</text:p>
          </table:table-cell>
          <table:table-cell office:value-type="string">
            <text:p>As Fa Mulan you will follow the storyline of the Disney animated movie starting from army training. You will progress through other scenes, like avoiding detection, saving Shang, sneaking past the Mongol army, getting through the palace and stopping Shan Yu.****This is a scrolling game with some puzzle elements. You can throw things at enemies to stun them but this is not a shooter. Mostly, you are trying to make your way past an enemy to achieve your goal.</text:p>
          </table:table-cell>
          <table:table-cell table:formula="of:=CONCATENATE(&quot;&lt;game name=&quot;;CHAR(34);[.A325];CHAR(34);&quot;&gt; &lt;year&gt;&quot;;[.B325];&quot;&lt;/year&gt; &lt;rating&gt;&quot;;[.C325];&quot;&lt;/rating&gt; &lt;title&gt;&quot;;[.D325];&quot;&lt;/title&gt; &lt;pub&gt;&quot;;[.E325];&quot;&lt;/pub&gt; &lt;dev&gt;&quot;;[.F325];&quot;&lt;/dev&gt; &lt;genre&gt;&quot;;[.G325];&quot;&lt;/genre&gt; &lt;score&gt;&quot;;[.H325];&quot;&lt;/score&gt; &lt;player&gt;&quot;;[.I325];&quot;&lt;/player&gt; &lt;story&gt;&quot;;[.J325];&quot;&lt;/story&gt; &lt;/game&gt;&quot;)" office:value-type="string" office:string-value="&lt;game name=&quot;Mulan (USA, Europe)&quot;&gt; &lt;year&gt;1998&lt;/year&gt; &lt;rating&gt;ESRB - E (Everyone)&lt;/rating&gt; &lt;title&gt;Mulan &lt;/title&gt; &lt;pub&gt;THQ Inc.&lt;/pub&gt; &lt;dev&gt;Tiertex Design Studios&lt;/dev&gt; &lt;genre&gt;Platform&lt;/genre&gt; &lt;score&gt;3.9&lt;/score&gt; &lt;player&gt;1 Player&lt;/player&gt; &lt;story&gt;As Fa Mulan you will follow the storyline of the Disney animated movie starting from army training. You will progress through other scenes, like avoiding detection, saving Shang, sneaking past the Mongol army, getting through the palace and stopping Shan Yu.****This is a scrolling game with some puzzle elements. You can throw things at enemies to stun them but this is not a shooter. Mostly, you are trying to make your way past an enemy to achieve your goal.&lt;/story&gt; &lt;/game&gt;">
            <text:p>&lt;game name="Mulan (USA, Europe)"&gt; &lt;year&gt;1998&lt;/year&gt; &lt;rating&gt;ESRB - E (Everyone)&lt;/rating&gt; &lt;title&gt;Mulan &lt;/title&gt; &lt;pub&gt;THQ Inc.&lt;/pub&gt; &lt;dev&gt;Tiertex Design Studios&lt;/dev&gt; &lt;genre&gt;Platform&lt;/genre&gt; &lt;score&gt;3.9&lt;/score&gt; &lt;player&gt;1 Player&lt;/player&gt; &lt;story&gt;As Fa Mulan you will follow the storyline of the Disney animated movie starting from army training. You will progress through other scenes, like avoiding detection, saving Shang, sneaking past the Mongol army, getting through the palace and stopping Shan Yu.****This is a scrolling game with some puzzle elements. You can throw things at enemies to stun them but this is not a shooter. Mostly, you are trying to make your way past an enemy to achieve your goal.&lt;/story&gt; &lt;/game&gt;</text:p>
          </table:table-cell>
        </table:table-row>
        <table:table-row table:style-name="ro1">
          <table:table-cell office:value-type="string">
            <text:p>Mysterium (USA)</text:p>
          </table:table-cell>
          <table:table-cell office:value-type="float" office:value="1991">
            <text:p>1991</text:p>
          </table:table-cell>
          <table:table-cell office:value-type="string">
            <text:p>ESRB - E (Everyone)</text:p>
          </table:table-cell>
          <table:table-cell office:value-type="string">
            <text:p>Mysterium </text:p>
          </table:table-cell>
          <table:table-cell office:value-type="string">
            <text:p>Asmik Ace Entertainment, Inc.</text:p>
          </table:table-cell>
          <table:table-cell office:value-type="string">
            <text:p>Maxis Software Inc.</text:p>
          </table:table-cell>
          <table:table-cell office:value-type="string">
            <text:p>Role-Playing</text:p>
          </table:table-cell>
          <table:table-cell office:value-type="string">
            <text:p>1.3</text:p>
          </table:table-cell>
          <table:table-cell office:value-type="string">
            <text:p>1 Player</text:p>
          </table:table-cell>
          <table:table-cell office:value-type="string">
            <text:p>As a alchemist you must solve a set of mazes to prove your worth.****To solve the mazes you must transform the items which are found in the maze into something more useful. For example, a piece of iron turns in a glass key when dropped in a pool of fire. Thus, if you want to pass a glass door, you have to find a pool of fire and a piece of iron. These transformations are not random, but sometimes require multiple stages. If you keep good notes, you'll find out all possible transformations.****The make it all a little bit more interesting, there are monsters inhibiting the maze. That problem is easily solved by transforming something into a decent weapon.</text:p>
          </table:table-cell>
          <table:table-cell table:formula="of:=CONCATENATE(&quot;&lt;game name=&quot;;CHAR(34);[.A326];CHAR(34);&quot;&gt; &lt;year&gt;&quot;;[.B326];&quot;&lt;/year&gt; &lt;rating&gt;&quot;;[.C326];&quot;&lt;/rating&gt; &lt;title&gt;&quot;;[.D326];&quot;&lt;/title&gt; &lt;pub&gt;&quot;;[.E326];&quot;&lt;/pub&gt; &lt;dev&gt;&quot;;[.F326];&quot;&lt;/dev&gt; &lt;genre&gt;&quot;;[.G326];&quot;&lt;/genre&gt; &lt;score&gt;&quot;;[.H326];&quot;&lt;/score&gt; &lt;player&gt;&quot;;[.I326];&quot;&lt;/player&gt; &lt;story&gt;&quot;;[.J326];&quot;&lt;/story&gt; &lt;/game&gt;&quot;)" office:value-type="string" office:string-value="&lt;game name=&quot;Mysterium (USA)&quot;&gt; &lt;year&gt;1991&lt;/year&gt; &lt;rating&gt;ESRB - E (Everyone)&lt;/rating&gt; &lt;title&gt;Mysterium &lt;/title&gt; &lt;pub&gt;Asmik Ace Entertainment, Inc.&lt;/pub&gt; &lt;dev&gt;Maxis Software Inc.&lt;/dev&gt; &lt;genre&gt;Role-Playing&lt;/genre&gt; &lt;score&gt;1.3&lt;/score&gt; &lt;player&gt;1 Player&lt;/player&gt; &lt;story&gt;As a alchemist you must solve a set of mazes to prove your worth.****To solve the mazes you must transform the items which are found in the maze into something more useful. For example, a piece of iron turns in a glass key when dropped in a pool of fire. Thus, if you want to pass a glass door, you have to find a pool of fire and a piece of iron. These transformations are not random, but sometimes require multiple stages. If you keep good notes, you'll find out all possible transformations.****The make it all a little bit more interesting, there are monsters inhibiting the maze. That problem is easily solved by transforming something into a decent weapon.&lt;/story&gt; &lt;/game&gt;">
            <text:p>&lt;game name="Mysterium (USA)"&gt; &lt;year&gt;1991&lt;/year&gt; &lt;rating&gt;ESRB - E (Everyone)&lt;/rating&gt; &lt;title&gt;Mysterium &lt;/title&gt; &lt;pub&gt;Asmik Ace Entertainment, Inc.&lt;/pub&gt; &lt;dev&gt;Maxis Software Inc.&lt;/dev&gt; &lt;genre&gt;Role-Playing&lt;/genre&gt; &lt;score&gt;1.3&lt;/score&gt; &lt;player&gt;1 Player&lt;/player&gt; &lt;story&gt;As a alchemist you must solve a set of mazes to prove your worth.****To solve the mazes you must transform the items which are found in the maze into something more useful. For example, a piece of iron turns in a glass key when dropped in a pool of fire. Thus, if you want to pass a glass door, you have to find a pool of fire and a piece of iron. These transformations are not random, but sometimes require multiple stages. If you keep good notes, you'll find out all possible transformations.****The make it all a little bit more interesting, there are monsters inhibiting the maze. That problem is easily solved by transforming something into a decent weapon.&lt;/story&gt; &lt;/game&gt;</text:p>
          </table:table-cell>
        </table:table-row>
        <table:table-row table:style-name="ro1">
          <table:table-cell office:value-type="string">
            <text:p>Mystical Ninja Starring Goemon (USA)</text:p>
          </table:table-cell>
          <table:table-cell office:value-type="float" office:value="1998">
            <text:p>1998</text:p>
          </table:table-cell>
          <table:table-cell office:value-type="string">
            <text:p>ESRB - E (Everyone)</text:p>
          </table:table-cell>
          <table:table-cell office:value-type="string">
            <text:p>Mystical Ninja Starring Goemon </text:p>
          </table:table-cell>
          <table:table-cell office:value-type="string">
            <text:p>Konami of America, Inc.</text:p>
          </table:table-cell>
          <table:table-cell office:value-type="string">
            <text:p>Konami Computer Entertainment Nagoya Co., Ltd.</text:p>
          </table:table-cell>
          <table:table-cell office:value-type="string">
            <text:p>Action</text:p>
          </table:table-cell>
          <table:table-cell office:value-type="string">
            <text:p>3.3</text:p>
          </table:table-cell>
          <table:table-cell office:value-type="string">
            <text:p>1 Player</text:p>
          </table:table-cell>
          <table:table-cell office:value-type="string">
            <text:p>Oh no! <text:s/>The evil Skull King and his army of evil pirates are plotting to take over Ancient Japan! <text:s/>Only Goemon, Ebisumaru, Sasuke and Yae stand in their way. <text:s/>Fight your way through Gadget Castle, The Black Ship Skull, The Demon Cave and Skeleton Island as you make your way to face off against the Skull King himself.****Mystical Ninja Starring Goemon is an overhead Action RPG similar to Link's Awakening. <text:s/>Players explore towns, dungeons, castles and more, searching for treasure chests and attacking enemies. <text:s/>There are also shops and inns where you can purchase items or rest to recover your strength.****At the end of each level, there is a boss waiting for you. <text:s/>However, to defeat them, you must compete in a mini-game called 'The Surprise Match'. <text:s/>These mini-games usually feature button-mashing of some kind or a variation on a memory match game.</text:p>
          </table:table-cell>
          <table:table-cell table:formula="of:=CONCATENATE(&quot;&lt;game name=&quot;;CHAR(34);[.A327];CHAR(34);&quot;&gt; &lt;year&gt;&quot;;[.B327];&quot;&lt;/year&gt; &lt;rating&gt;&quot;;[.C327];&quot;&lt;/rating&gt; &lt;title&gt;&quot;;[.D327];&quot;&lt;/title&gt; &lt;pub&gt;&quot;;[.E327];&quot;&lt;/pub&gt; &lt;dev&gt;&quot;;[.F327];&quot;&lt;/dev&gt; &lt;genre&gt;&quot;;[.G327];&quot;&lt;/genre&gt; &lt;score&gt;&quot;;[.H327];&quot;&lt;/score&gt; &lt;player&gt;&quot;;[.I327];&quot;&lt;/player&gt; &lt;story&gt;&quot;;[.J327];&quot;&lt;/story&gt; &lt;/game&gt;&quot;)" office:value-type="string" office:string-value="&lt;game name=&quot;Mystical Ninja Starring Goemon (USA)&quot;&gt; &lt;year&gt;1998&lt;/year&gt; &lt;rating&gt;ESRB - E (Everyone)&lt;/rating&gt; &lt;title&gt;Mystical Ninja Starring Goemon &lt;/title&gt; &lt;pub&gt;Konami of America, Inc.&lt;/pub&gt; &lt;dev&gt;Konami Computer Entertainment Nagoya Co., Ltd.&lt;/dev&gt; &lt;genre&gt;Action&lt;/genre&gt; &lt;score&gt;3.3&lt;/score&gt; &lt;player&gt;1 Player&lt;/player&gt; &lt;story&gt;Oh no!  The evil Skull King and his army of evil pirates are plotting to take over Ancient Japan!  Only Goemon, Ebisumaru, Sasuke and Yae stand in their way.  Fight your way through Gadget Castle, The Black Ship Skull, The Demon Cave and Skeleton Island as you make your way to face off against the Skull King himself.****Mystical Ninja Starring Goemon is an overhead Action RPG similar to Link's Awakening.  Players explore towns, dungeons, castles and more, searching for treasure chests and attacking enemies.  There are also shops and inns where you can purchase items or rest to recover your strength.****At the end of each level, there is a boss waiting for you.  However, to defeat them, you must compete in a mini-game called 'The Surprise Match'.  These mini-games usually feature button-mashing of some kind or a variation on a memory match game.&lt;/story&gt; &lt;/game&gt;">
            <text:p>&lt;game name="Mystical Ninja Starring Goemon (USA)"&gt; &lt;year&gt;1998&lt;/year&gt; &lt;rating&gt;ESRB - E (Everyone)&lt;/rating&gt; &lt;title&gt;Mystical Ninja Starring Goemon &lt;/title&gt; &lt;pub&gt;Konami of America, Inc.&lt;/pub&gt; &lt;dev&gt;Konami Computer Entertainment Nagoya Co., Ltd.&lt;/dev&gt; &lt;genre&gt;Action&lt;/genre&gt; &lt;score&gt;3.3&lt;/score&gt; &lt;player&gt;1 Player&lt;/player&gt; &lt;story&gt;Oh no! <text:s/>The evil Skull King and his army of evil pirates are plotting to take over Ancient Japan! <text:s/>Only Goemon, Ebisumaru, Sasuke and Yae stand in their way. <text:s/>Fight your way through Gadget Castle, The Black Ship Skull, The Demon Cave and Skeleton Island as you make your way to face off against the Skull King himself.****Mystical Ninja Starring Goemon is an overhead Action RPG similar to Link's Awakening. <text:s/>Players explore towns, dungeons, castles and more, searching for treasure chests and attacking enemies. <text:s/>There are also shops and inns where you can purchase items or rest to recover your strength.****At the end of each level, there is a boss waiting for you. <text:s/>However, to defeat them, you must compete in a mini-game called 'The Surprise Match'. <text:s/>These mini-games usually feature button-mashing of some kind or a variation on a memory match game.&lt;/story&gt; &lt;/game&gt;</text:p>
          </table:table-cell>
        </table:table-row>
        <table:table-row table:style-name="ro1">
          <table:table-cell office:value-type="string">
            <text:p>Nail'n Scale (USA, Europe)</text:p>
          </table:table-cell>
          <table:table-cell office:value-type="float" office:value="1992">
            <text:p>1992</text:p>
          </table:table-cell>
          <table:table-cell office:value-type="string">
            <text:p>ESRB - E (Everyone)</text:p>
          </table:table-cell>
          <table:table-cell office:value-type="string">
            <text:p>Nail'n Scale </text:p>
          </table:table-cell>
          <table:table-cell office:value-type="string">
            <text:p>Data East USA, Inc.</text:p>
          </table:table-cell>
          <table:table-cell office:value-type="string">
            <text:p>I'Max</text:p>
          </table:table-cell>
          <table:table-cell office:value-type="string">
            <text:p>Action</text:p>
          </table:table-cell>
          <table:table-cell office:value-type="string">
            <text:p>2.8</text:p>
          </table:table-cell>
          <table:table-cell office:value-type="string">
            <text:p>1-2 Players</text:p>
          </table:table-cell>
          <table:table-cell office:value-type="string">
            <text:p>Nail'N Scale is a mixture of Jump'n Run and puzzle game. The player character can jump and throw nails at his enemies. Apart from killing enemies, nails can also serve as platform when they are thrown into blocks. Some blocks can be destroyed when you throw a nail into them and jump on the nail, whereas other blocks cannot even be penetrated by the nails. As the game progresses, levels get more and more complicated and new types of nails,such as explosive nails that remove particularly resilient blocks, become available.</text:p>
          </table:table-cell>
          <table:table-cell table:formula="of:=CONCATENATE(&quot;&lt;game name=&quot;;CHAR(34);[.A328];CHAR(34);&quot;&gt; &lt;year&gt;&quot;;[.B328];&quot;&lt;/year&gt; &lt;rating&gt;&quot;;[.C328];&quot;&lt;/rating&gt; &lt;title&gt;&quot;;[.D328];&quot;&lt;/title&gt; &lt;pub&gt;&quot;;[.E328];&quot;&lt;/pub&gt; &lt;dev&gt;&quot;;[.F328];&quot;&lt;/dev&gt; &lt;genre&gt;&quot;;[.G328];&quot;&lt;/genre&gt; &lt;score&gt;&quot;;[.H328];&quot;&lt;/score&gt; &lt;player&gt;&quot;;[.I328];&quot;&lt;/player&gt; &lt;story&gt;&quot;;[.J328];&quot;&lt;/story&gt; &lt;/game&gt;&quot;)" office:value-type="string" office:string-value="&lt;game name=&quot;Nail'n Scale (USA, Europe)&quot;&gt; &lt;year&gt;1992&lt;/year&gt; &lt;rating&gt;ESRB - E (Everyone)&lt;/rating&gt; &lt;title&gt;Nail'n Scale &lt;/title&gt; &lt;pub&gt;Data East USA, Inc.&lt;/pub&gt; &lt;dev&gt;I'Max&lt;/dev&gt; &lt;genre&gt;Action&lt;/genre&gt; &lt;score&gt;2.8&lt;/score&gt; &lt;player&gt;1-2 Players&lt;/player&gt; &lt;story&gt;Nail'N Scale is a mixture of Jump'n Run and puzzle game. The player character can jump and throw nails at his enemies. Apart from killing enemies, nails can also serve as platform when they are thrown into blocks. Some blocks can be destroyed when you throw a nail into them and jump on the nail, whereas other blocks cannot even be penetrated by the nails. As the game progresses, levels get more and more complicated and new types of nails,such as explosive nails that remove particularly resilient blocks, become available.&lt;/story&gt; &lt;/game&gt;">
            <text:p>&lt;game name="Nail'n Scale (USA, Europe)"&gt; &lt;year&gt;1992&lt;/year&gt; &lt;rating&gt;ESRB - E (Everyone)&lt;/rating&gt; &lt;title&gt;Nail'n Scale &lt;/title&gt; &lt;pub&gt;Data East USA, Inc.&lt;/pub&gt; &lt;dev&gt;I'Max&lt;/dev&gt; &lt;genre&gt;Action&lt;/genre&gt; &lt;score&gt;2.8&lt;/score&gt; &lt;player&gt;1-2 Players&lt;/player&gt; &lt;story&gt;Nail'N Scale is a mixture of Jump'n Run and puzzle game. The player character can jump and throw nails at his enemies. Apart from killing enemies, nails can also serve as platform when they are thrown into blocks. Some blocks can be destroyed when you throw a nail into them and jump on the nail, whereas other blocks cannot even be penetrated by the nails. As the game progresses, levels get more and more complicated and new types of nails,such as explosive nails that remove particularly resilient blocks, become available.&lt;/story&gt; &lt;/game&gt;</text:p>
          </table:table-cell>
        </table:table-row>
        <table:table-row table:style-name="ro1">
          <table:table-cell office:value-type="string">
            <text:p>Navy Seals (USA, Europe)</text:p>
          </table:table-cell>
          <table:table-cell office:value-type="float" office:value="1991">
            <text:p>1991</text:p>
          </table:table-cell>
          <table:table-cell office:value-type="string">
            <text:p>ESRB - E (Everyone)</text:p>
          </table:table-cell>
          <table:table-cell office:value-type="string">
            <text:p>Navy Seals </text:p>
          </table:table-cell>
          <table:table-cell office:value-type="string">
            <text:p>Ocean of America, Inc.</text:p>
          </table:table-cell>
          <table:table-cell office:value-type="string">
            <text:p>Ocean Software Ltd.</text:p>
          </table:table-cell>
          <table:table-cell office:value-type="string">
            <text:p>Platform</text:p>
          </table:table-cell>
          <table:table-cell office:value-type="string">
            <text:p>2.9</text:p>
          </table:table-cell>
          <table:table-cell office:value-type="string">
            <text:p>1 Player</text:p>
          </table:table-cell>
          <table:table-cell office:value-type="string">
            <text:p>Like many of Ocean's games Navy Seals was licensed from a film of the same name, by Orion. You control a succession of the USA's elite fighters with the aim of destroying missiles held by terrorists. You must work your way through levels and find the exit to get to the next level. At the beginning and end of each level, there is a cut scene which consists of a still image with text, to progress the story of the game.****You will of course meet many more fighters throughout the level, and pick up improved weapons as the game goes on. The gameplay is fairly standard platform work, seen in many other Ocean movie tie-ins.****The Game Boy version of this game differs from the home computer version released around the same time. The level layout is different, there are no ladders ladders or ropes and you don't have to place bombs. This is possibly due to technical or game pack memory limitations of the Game Boy.</text:p>
          </table:table-cell>
          <table:table-cell table:formula="of:=CONCATENATE(&quot;&lt;game name=&quot;;CHAR(34);[.A329];CHAR(34);&quot;&gt; &lt;year&gt;&quot;;[.B329];&quot;&lt;/year&gt; &lt;rating&gt;&quot;;[.C329];&quot;&lt;/rating&gt; &lt;title&gt;&quot;;[.D329];&quot;&lt;/title&gt; &lt;pub&gt;&quot;;[.E329];&quot;&lt;/pub&gt; &lt;dev&gt;&quot;;[.F329];&quot;&lt;/dev&gt; &lt;genre&gt;&quot;;[.G329];&quot;&lt;/genre&gt; &lt;score&gt;&quot;;[.H329];&quot;&lt;/score&gt; &lt;player&gt;&quot;;[.I329];&quot;&lt;/player&gt; &lt;story&gt;&quot;;[.J329];&quot;&lt;/story&gt; &lt;/game&gt;&quot;)" office:value-type="string" office:string-value="&lt;game name=&quot;Navy Seals (USA, Europe)&quot;&gt; &lt;year&gt;1991&lt;/year&gt; &lt;rating&gt;ESRB - E (Everyone)&lt;/rating&gt; &lt;title&gt;Navy Seals &lt;/title&gt; &lt;pub&gt;Ocean of America, Inc.&lt;/pub&gt; &lt;dev&gt;Ocean Software Ltd.&lt;/dev&gt; &lt;genre&gt;Platform&lt;/genre&gt; &lt;score&gt;2.9&lt;/score&gt; &lt;player&gt;1 Player&lt;/player&gt; &lt;story&gt;Like many of Ocean's games Navy Seals was licensed from a film of the same name, by Orion. You control a succession of the USA's elite fighters with the aim of destroying missiles held by terrorists. You must work your way through levels and find the exit to get to the next level. At the beginning and end of each level, there is a cut scene which consists of a still image with text, to progress the story of the game.****You will of course meet many more fighters throughout the level, and pick up improved weapons as the game goes on. The gameplay is fairly standard platform work, seen in many other Ocean movie tie-ins.****The Game Boy version of this game differs from the home computer version released around the same time. The level layout is different, there are no ladders ladders or ropes and you don't have to place bombs. This is possibly due to technical or game pack memory limitations of the Game Boy.&lt;/story&gt; &lt;/game&gt;">
            <text:p>&lt;game name="Navy Seals (USA, Europe)"&gt; &lt;year&gt;1991&lt;/year&gt; &lt;rating&gt;ESRB - E (Everyone)&lt;/rating&gt; &lt;title&gt;Navy Seals &lt;/title&gt; &lt;pub&gt;Ocean of America, Inc.&lt;/pub&gt; &lt;dev&gt;Ocean Software Ltd.&lt;/dev&gt; &lt;genre&gt;Platform&lt;/genre&gt; &lt;score&gt;2.9&lt;/score&gt; &lt;player&gt;1 Player&lt;/player&gt; &lt;story&gt;Like many of Ocean's games Navy Seals was licensed from a film of the same name, by Orion. You control a succession of the USA's elite fighters with the aim of destroying missiles held by terrorists. You must work your way through levels and find the exit to get to the next level. At the beginning and end of each level, there is a cut scene which consists of a still image with text, to progress the story of the game.****You will of course meet many more fighters throughout the level, and pick up improved weapons as the game goes on. The gameplay is fairly standard platform work, seen in many other Ocean movie tie-ins.****The Game Boy version of this game differs from the home computer version released around the same time. The level layout is different, there are no ladders ladders or ropes and you don't have to place bombs. This is possibly due to technical or game pack memory limitations of the Game Boy.&lt;/story&gt; &lt;/game&gt;</text:p>
          </table:table-cell>
        </table:table-row>
        <table:table-row table:style-name="ro1">
          <table:table-cell office:value-type="string">
            <text:p>NBA All Star Challenge (USA, Europe)</text:p>
          </table:table-cell>
          <table:table-cell office:value-type="float" office:value="1991">
            <text:p>1991</text:p>
          </table:table-cell>
          <table:table-cell office:value-type="string">
            <text:p>ESRB - E (Everyone)</text:p>
          </table:table-cell>
          <table:table-cell office:value-type="string">
            <text:p>NBA All Star Challenge </text:p>
          </table:table-cell>
          <table:table-cell office:value-type="string">
            <text:p>LJN Ltd.</text:p>
          </table:table-cell>
          <table:table-cell office:value-type="string">
            <text:p>Beam Software Pty., Ltd.</text:p>
          </table:table-cell>
          <table:table-cell office:value-type="string">
            <text:p>Sports/Basketball</text:p>
          </table:table-cell>
          <table:table-cell office:value-type="string">
            <text:p>3.3</text:p>
          </table:table-cell>
          <table:table-cell office:value-type="string">
            <text:p>1-2 Players</text:p>
          </table:table-cell>
          <table:table-cell office:value-type="string">
            <text:p>NBA All-Star Challenge is the first game in the series of the same name, offering one-on-one basketball featuring licensed NBA players. The game features five different mini-games based on real-life one-on-one playing modes. All can be played by two players via the link cable. <text:s/>The modes are: •One On One: two players attack the same basket, alternating on offense and defense, playing to either a time or a score limit (both adjustable). •Free Throws: one player gets either 5, 10 or 20 throws. A crosshair moves over the board automatically and the button has to be pressed at the right position to make the shot. •Horse: One player has to replicate the other player's shot from the same position or gain a letter in the word H-O-R-S-E. The first player to complete the word loses. •Accuracy Shootout: Within an adjustable time limit, shots must be made from set positions for maximum score. •Tournament: a One On One tournament in knock-out mode, featuring eight players total. For each mode, players can select from 27 different players (one per NBA team of the 1989-1990 season), featuring the likes of Michael Jordan, Patrick Ewing, Larry Bird, and Isiah Thomas.</text:p>
          </table:table-cell>
          <table:table-cell table:formula="of:=CONCATENATE(&quot;&lt;game name=&quot;;CHAR(34);[.A330];CHAR(34);&quot;&gt; &lt;year&gt;&quot;;[.B330];&quot;&lt;/year&gt; &lt;rating&gt;&quot;;[.C330];&quot;&lt;/rating&gt; &lt;title&gt;&quot;;[.D330];&quot;&lt;/title&gt; &lt;pub&gt;&quot;;[.E330];&quot;&lt;/pub&gt; &lt;dev&gt;&quot;;[.F330];&quot;&lt;/dev&gt; &lt;genre&gt;&quot;;[.G330];&quot;&lt;/genre&gt; &lt;score&gt;&quot;;[.H330];&quot;&lt;/score&gt; &lt;player&gt;&quot;;[.I330];&quot;&lt;/player&gt; &lt;story&gt;&quot;;[.J330];&quot;&lt;/story&gt; &lt;/game&gt;&quot;)" office:value-type="string" office:string-value="&lt;game name=&quot;NBA All Star Challenge (USA, Europe)&quot;&gt; &lt;year&gt;1991&lt;/year&gt; &lt;rating&gt;ESRB - E (Everyone)&lt;/rating&gt; &lt;title&gt;NBA All Star Challenge &lt;/title&gt; &lt;pub&gt;LJN Ltd.&lt;/pub&gt; &lt;dev&gt;Beam Software Pty., Ltd.&lt;/dev&gt; &lt;genre&gt;Sports/Basketball&lt;/genre&gt; &lt;score&gt;3.3&lt;/score&gt; &lt;player&gt;1-2 Players&lt;/player&gt; &lt;story&gt;NBA All-Star Challenge is the first game in the series of the same name, offering one-on-one basketball featuring licensed NBA players. The game features five different mini-games based on real-life one-on-one playing modes. All can be played by two players via the link cable.  The modes are: •One On One: two players attack the same basket, alternating on offense and defense, playing to either a time or a score limit (both adjustable). •Free Throws: one player gets either 5, 10 or 20 throws. A crosshair moves over the board automatically and the button has to be pressed at the right position to make the shot. •Horse: One player has to replicate the other player's shot from the same position or gain a letter in the word H-O-R-S-E. The first player to complete the word loses. •Accuracy Shootout: Within an adjustable time limit, shots must be made from set positions for maximum score. •Tournament: a One On One tournament in knock-out mode, featuring eight players total. For each mode, players can select from 27 different players (one per NBA team of the 1989-1990 season), featuring the likes of Michael Jordan, Patrick Ewing, Larry Bird, and Isiah Thomas.&lt;/story&gt; &lt;/game&gt;">
            <text:p>&lt;game name="NBA All Star Challenge (USA, Europe)"&gt; &lt;year&gt;1991&lt;/year&gt; &lt;rating&gt;ESRB - E (Everyone)&lt;/rating&gt; &lt;title&gt;NBA All Star Challenge &lt;/title&gt; &lt;pub&gt;LJN Ltd.&lt;/pub&gt; &lt;dev&gt;Beam Software Pty., Ltd.&lt;/dev&gt; &lt;genre&gt;Sports/Basketball&lt;/genre&gt; &lt;score&gt;3.3&lt;/score&gt; &lt;player&gt;1-2 Players&lt;/player&gt; &lt;story&gt;NBA All-Star Challenge is the first game in the series of the same name, offering one-on-one basketball featuring licensed NBA players. The game features five different mini-games based on real-life one-on-one playing modes. All can be played by two players via the link cable. <text:s/>The modes are: •One On One: two players attack the same basket, alternating on offense and defense, playing to either a time or a score limit (both adjustable). •Free Throws: one player gets either 5, 10 or 20 throws. A crosshair moves over the board automatically and the button has to be pressed at the right position to make the shot. •Horse: One player has to replicate the other player's shot from the same position or gain a letter in the word H-O-R-S-E. The first player to complete the word loses. •Accuracy Shootout: Within an adjustable time limit, shots must be made from set positions for maximum score. •Tournament: a One On One tournament in knock-out mode, featuring eight players total. For each mode, players can select from 27 different players (one per NBA team of the 1989-1990 season), featuring the likes of Michael Jordan, Patrick Ewing, Larry Bird, and Isiah Thomas.&lt;/story&gt; &lt;/game&gt;</text:p>
          </table:table-cell>
        </table:table-row>
        <table:table-row table:style-name="ro1">
          <table:table-cell office:value-type="string">
            <text:p>NBA All Star Challenge 2 (USA, Europe)</text:p>
          </table:table-cell>
          <table:table-cell office:value-type="float" office:value="1999">
            <text:p>1999</text:p>
          </table:table-cell>
          <table:table-cell office:value-type="string">
            <text:p>ESRB - E (Everyone)</text:p>
          </table:table-cell>
          <table:table-cell office:value-type="string">
            <text:p>NBA All Star Challenge 2 </text:p>
          </table:table-cell>
          <table:table-cell office:value-type="string">
            <text:p>LJN, Ltd.</text:p>
          </table:table-cell>
          <table:table-cell office:value-type="string">
            <text:p>Beam Software Pty., Ltd.</text:p>
          </table:table-cell>
          <table:table-cell office:value-type="string">
            <text:p>Sports/Basketball</text:p>
          </table:table-cell>
          <table:table-cell office:value-type="string">
            <text:p>3.2</text:p>
          </table:table-cell>
          <table:table-cell office:value-type="string">
            <text:p>1-2 Players</text:p>
          </table:table-cell>
          <table:table-cell office:value-type="string">
            <text:p>NBA All-Star Challenge 2 is a basketball game with six mini games, mostly based on real-life one-on-one variants. The main differences to the predecessor are the new mini game Slam Dunk (replaces H.O.R.S.E.) and slightly reworked graphics for the others. Before each game, the player can choose between 27 real-life athletes, one from each NBA team's 1991 roster. All games can be played by two players via the Game Boy link cable. <text:s/>The disciplines are:•One On One: A standard one-on-one match which is restricted to the area directly before the basket. The winning condition can be set before starting the match: either scoring a certain amount of points or scoring the most within a certain time frame. <text:s/>•Free Throws: This mini game is about a free throw, i.e. trying to score from a fixed place without getting disturbed by an opponent. A cursor automatically moves around the basket and when the player presses the button, the athlete throws the ball to the cursor's position. The number of throws can be set before the game. <text:s/>•Three Point Shootout: There are five marked points around the basket; directly at the border where scoring rewards three points. The athlete stands at each point for a certain amount of time before he switches to the next point. A throwing attempt is simply performed by pressing the button twice: first for jumping and the second time for throwing the ball. This mini game is available in a training and a competitive variant. <text:s/>•Slam Dunk: Before each round, the player selects the performed dunk variant from a list. This mode is shown from the side, the player moves towards the basket and has to press the right button with the correct timing to score. This mode is available in a training (the game gives a few pointers for the timing) and a competitive mode. <text:s/>•Accuracy Shootout: Works similar to Three Point Shootout with the difference that the points are spread all over the area. The player needs to walk to the spot and, if the previous shot was missed, collect the ball from the place it bounced to. The player can either set the points manually before the mini game starts or use the random generator. <text:s/>•Tournament: A series of one-on-one matches in knock-out mode. </text:p>
          </table:table-cell>
          <table:table-cell table:formula="of:=CONCATENATE(&quot;&lt;game name=&quot;;CHAR(34);[.A331];CHAR(34);&quot;&gt; &lt;year&gt;&quot;;[.B331];&quot;&lt;/year&gt; &lt;rating&gt;&quot;;[.C331];&quot;&lt;/rating&gt; &lt;title&gt;&quot;;[.D331];&quot;&lt;/title&gt; &lt;pub&gt;&quot;;[.E331];&quot;&lt;/pub&gt; &lt;dev&gt;&quot;;[.F331];&quot;&lt;/dev&gt; &lt;genre&gt;&quot;;[.G331];&quot;&lt;/genre&gt; &lt;score&gt;&quot;;[.H331];&quot;&lt;/score&gt; &lt;player&gt;&quot;;[.I331];&quot;&lt;/player&gt; &lt;story&gt;&quot;;[.J331];&quot;&lt;/story&gt; &lt;/game&gt;&quot;)" office:value-type="string" office:string-value="&lt;game name=&quot;NBA All Star Challenge 2 (USA, Europe)&quot;&gt; &lt;year&gt;1999&lt;/year&gt; &lt;rating&gt;ESRB - E (Everyone)&lt;/rating&gt; &lt;title&gt;NBA All Star Challenge 2 &lt;/title&gt; &lt;pub&gt;LJN, Ltd.&lt;/pub&gt; &lt;dev&gt;Beam Software Pty., Ltd.&lt;/dev&gt; &lt;genre&gt;Sports/Basketball&lt;/genre&gt; &lt;score&gt;3.2&lt;/score&gt; &lt;player&gt;1-2 Players&lt;/player&gt; &lt;story&gt;NBA All-Star Challenge 2 is a basketball game with six mini games, mostly based on real-life one-on-one variants. The main differences to the predecessor are the new mini game Slam Dunk (replaces H.O.R.S.E.) and slightly reworked graphics for the others. Before each game, the player can choose between 27 real-life athletes, one from each NBA team's 1991 roster. All games can be played by two players via the Game Boy link cable.  The disciplines are:•One On One: A standard one-on-one match which is restricted to the area directly before the basket. The winning condition can be set before starting the match: either scoring a certain amount of points or scoring the most within a certain time frame.  •Free Throws: This mini game is about a free throw, i.e. trying to score from a fixed place without getting disturbed by an opponent. A cursor automatically moves around the basket and when the player presses the button, the athlete throws the ball to the cursor's position. The number of throws can be set before the game.  •Three Point Shootout: There are five marked points around the basket; directly at the border where scoring rewards three points. The athlete stands at each point for a certain amount of time before he switches to the next point. A throwing attempt is simply performed by pressing the button twice: first for jumping and the second time for throwing the ball. This mini game is available in a training and a competitive variant.  •Slam Dunk: Before each round, the player selects the performed dunk variant from a list. This mode is shown from the side, the player moves towards the basket and has to press the right button with the correct timing to score. This mode is available in a training (the game gives a few pointers for the timing) and a competitive mode.  •Accuracy Shootout: Works similar to Three Point Shootout with the difference that the points are spread all over the area. The player needs to walk to the spot and, if the previous shot was missed, collect the ball from the place it bounced to. The player can either set the points manually before the mini game starts or use the random generator.  •Tournament: A series of one-on-one matches in knock-out mode. &lt;/story&gt; &lt;/game&gt;">
            <text:p>&lt;game name="NBA All Star Challenge 2 (USA, Europe)"&gt; &lt;year&gt;1999&lt;/year&gt; &lt;rating&gt;ESRB - E (Everyone)&lt;/rating&gt; &lt;title&gt;NBA All Star Challenge 2 &lt;/title&gt; &lt;pub&gt;LJN, Ltd.&lt;/pub&gt; &lt;dev&gt;Beam Software Pty., Ltd.&lt;/dev&gt; &lt;genre&gt;Sports/Basketball&lt;/genre&gt; &lt;score&gt;3.2&lt;/score&gt; &lt;player&gt;1-2 Players&lt;/player&gt; &lt;story&gt;NBA All-Star Challenge 2 is a basketball game with six mini games, mostly based on real-life one-on-one variants. The main differences to the predecessor are the new mini game Slam Dunk (replaces H.O.R.S.E.) and slightly reworked graphics for the others. Before each game, the player can choose between 27 real-life athletes, one from each NBA team's 1991 roster. All games can be played by two players via the Game Boy link cable. <text:s/>The disciplines are:•One On One: A standard one-on-one match which is restricted to the area directly before the basket. The winning condition can be set before starting the match: either scoring a certain amount of points or scoring the most within a certain time frame. <text:s/>•Free Throws: This mini game is about a free throw, i.e. trying to score from a fixed place without getting disturbed by an opponent. A cursor automatically moves around the basket and when the player presses the button, the athlete throws the ball to the cursor's position. The number of throws can be set before the game. <text:s/>•Three Point Shootout: There are five marked points around the basket; directly at the border where scoring rewards three points. The athlete stands at each point for a certain amount of time before he switches to the next point. A throwing attempt is simply performed by pressing the button twice: first for jumping and the second time for throwing the ball. This mini game is available in a training and a competitive variant. <text:s/>•Slam Dunk: Before each round, the player selects the performed dunk variant from a list. This mode is shown from the side, the player moves towards the basket and has to press the right button with the correct timing to score. This mode is available in a training (the game gives a few pointers for the timing) and a competitive mode. <text:s/>•Accuracy Shootout: Works similar to Three Point Shootout with the difference that the points are spread all over the area. The player needs to walk to the spot and, if the previous shot was missed, collect the ball from the place it bounced to. The player can either set the points manually before the mini game starts or use the random generator. <text:s/>•Tournament: A series of one-on-one matches in knock-out mode. &lt;/story&gt; &lt;/game&gt;</text:p>
          </table:table-cell>
        </table:table-row>
        <table:table-row table:style-name="ro1">
          <table:table-cell office:value-type="string">
            <text:p>NBA Jam - Tournament Edition (USA, Europe)</text:p>
          </table:table-cell>
          <table:table-cell office:value-type="float" office:value="1995">
            <text:p>1995</text:p>
          </table:table-cell>
          <table:table-cell office:value-type="string">
            <text:p>ESRB - E (Everyone)</text:p>
          </table:table-cell>
          <table:table-cell office:value-type="string">
            <text:p>NBA Jam - Tournament Edition </text:p>
          </table:table-cell>
          <table:table-cell office:value-type="string">
            <text:p>Acclaim Entertainment, Inc.</text:p>
          </table:table-cell>
          <table:table-cell office:value-type="string">
            <text:p>Midway Games, Inc.</text:p>
          </table:table-cell>
          <table:table-cell office:value-type="string">
            <text:p>Sports/Basketball</text:p>
          </table:table-cell>
          <table:table-cell office:value-type="string">
            <text:p>4.0</text:p>
          </table:table-cell>
          <table:table-cell office:value-type="string">
            <text:p>1 Player</text:p>
          </table:table-cell>
          <table:table-cell office:value-type="string">
            <text:p>This game lets you play two-on-two arcade basketball with players from all the NBA teams. Gameplay is fast and action-packed, with few rules, no fouls, and deliberately unrealistic jamming. Players are rated on eight ability categories, from steals and blocks, to dunks and 3-pointers.****Up to four human players can take part, each always controlling a single player for their team, and AI for missing players. This allows for four players to face each other in teams of two, or for two players to team up against a third player with a CPU team-mate.****The Tournament Edition ups each team's roster to three players, and allows for substitutions between quarters. Shoving players now results in injuries, which lower a player's stats; encouraging you to sub them out and let them recover. Aside from the usual secret characters and cheat modes, the T.E. also includes four new additions you can individually enable from the special options menu:****1. &amp;quot;Hot Spots&amp;quot; are randomized zones on the court that reward extra points (up to a 9-point shot!) for making a basket while standing within them.****Powerup icons appear randomly, and convey temporary arcade-like benefits when picked up. Some examples are instant &amp;quot;on-fire,&amp;quot; enhanced 3-point accuracy, monster dunks from anywhere on the court, or a bomb that knocks all other players to the ground.****&amp;quot;Juice Mode&amp;quot; increases the speed of the game up to 4x.****&amp;quot;Tournament Mode&amp;quot; disables all other modes, special characters, and cheats, and challenges you to defeat all the NBA teams to unlock extra players (2 extra players for almost every team). Winning Tournament Mode also unlocks a higher CPU difficulty level.</text:p>
          </table:table-cell>
          <table:table-cell table:formula="of:=CONCATENATE(&quot;&lt;game name=&quot;;CHAR(34);[.A332];CHAR(34);&quot;&gt; &lt;year&gt;&quot;;[.B332];&quot;&lt;/year&gt; &lt;rating&gt;&quot;;[.C332];&quot;&lt;/rating&gt; &lt;title&gt;&quot;;[.D332];&quot;&lt;/title&gt; &lt;pub&gt;&quot;;[.E332];&quot;&lt;/pub&gt; &lt;dev&gt;&quot;;[.F332];&quot;&lt;/dev&gt; &lt;genre&gt;&quot;;[.G332];&quot;&lt;/genre&gt; &lt;score&gt;&quot;;[.H332];&quot;&lt;/score&gt; &lt;player&gt;&quot;;[.I332];&quot;&lt;/player&gt; &lt;story&gt;&quot;;[.J332];&quot;&lt;/story&gt; &lt;/game&gt;&quot;)" office:value-type="string" office:string-value="&lt;game name=&quot;NBA Jam - Tournament Edition (USA, Europe)&quot;&gt; &lt;year&gt;1995&lt;/year&gt; &lt;rating&gt;ESRB - E (Everyone)&lt;/rating&gt; &lt;title&gt;NBA Jam - Tournament Edition &lt;/title&gt; &lt;pub&gt;Acclaim Entertainment, Inc.&lt;/pub&gt; &lt;dev&gt;Midway Games, Inc.&lt;/dev&gt; &lt;genre&gt;Sports/Basketball&lt;/genre&gt; &lt;score&gt;4.0&lt;/score&gt; &lt;player&gt;1 Player&lt;/player&gt; &lt;story&gt;This game lets you play two-on-two arcade basketball with players from all the NBA teams. Gameplay is fast and action-packed, with few rules, no fouls, and deliberately unrealistic jamming. Players are rated on eight ability categories, from steals and blocks, to dunks and 3-pointers.****Up to four human players can take part, each always controlling a single player for their team, and AI for missing players. This allows for four players to face each other in teams of two, or for two players to team up against a third player with a CPU team-mate.****The Tournament Edition ups each team's roster to three players, and allows for substitutions between quarters. Shoving players now results in injuries, which lower a player's stats; encouraging you to sub them out and let them recover. Aside from the usual secret characters and cheat modes, the T.E. also includes four new additions you can individually enable from the special options menu:****1. &amp;quot;Hot Spots&amp;quot; are randomized zones on the court that reward extra points (up to a 9-point shot!) for making a basket while standing within them.****Powerup icons appear randomly, and convey temporary arcade-like benefits when picked up. Some examples are instant &amp;quot;on-fire,&amp;quot; enhanced 3-point accuracy, monster dunks from anywhere on the court, or a bomb that knocks all other players to the ground.****&amp;quot;Juice Mode&amp;quot; increases the speed of the game up to 4x.****&amp;quot;Tournament Mode&amp;quot; disables all other modes, special characters, and cheats, and challenges you to defeat all the NBA teams to unlock extra players (2 extra players for almost every team). Winning Tournament Mode also unlocks a higher CPU difficulty level.&lt;/story&gt; &lt;/game&gt;">
            <text:p>&lt;game name="NBA Jam - Tournament Edition (USA, Europe)"&gt; &lt;year&gt;1995&lt;/year&gt; &lt;rating&gt;ESRB - E (Everyone)&lt;/rating&gt; &lt;title&gt;NBA Jam - Tournament Edition &lt;/title&gt; &lt;pub&gt;Acclaim Entertainment, Inc.&lt;/pub&gt; &lt;dev&gt;Midway Games, Inc.&lt;/dev&gt; &lt;genre&gt;Sports/Basketball&lt;/genre&gt; &lt;score&gt;4.0&lt;/score&gt; &lt;player&gt;1 Player&lt;/player&gt; &lt;story&gt;This game lets you play two-on-two arcade basketball with players from all the NBA teams. Gameplay is fast and action-packed, with few rules, no fouls, and deliberately unrealistic jamming. Players are rated on eight ability categories, from steals and blocks, to dunks and 3-pointers.****Up to four human players can take part, each always controlling a single player for their team, and AI for missing players. This allows for four players to face each other in teams of two, or for two players to team up against a third player with a CPU team-mate.****The Tournament Edition ups each team's roster to three players, and allows for substitutions between quarters. Shoving players now results in injuries, which lower a player's stats; encouraging you to sub them out and let them recover. Aside from the usual secret characters and cheat modes, the T.E. also includes four new additions you can individually enable from the special options menu:****1. &amp;quot;Hot Spots&amp;quot; are randomized zones on the court that reward extra points (up to a 9-point shot!) for making a basket while standing within them.****Powerup icons appear randomly, and convey temporary arcade-like benefits when picked up. Some examples are instant &amp;quot;on-fire,&amp;quot; enhanced 3-point accuracy, monster dunks from anywhere on the court, or a bomb that knocks all other players to the ground.****&amp;quot;Juice Mode&amp;quot; increases the speed of the game up to 4x.****&amp;quot;Tournament Mode&amp;quot; disables all other modes, special characters, and cheats, and challenges you to defeat all the NBA teams to unlock extra players (2 extra players for almost every team). Winning Tournament Mode also unlocks a higher CPU difficulty level.&lt;/story&gt; &lt;/game&gt;</text:p>
          </table:table-cell>
        </table:table-row>
        <table:table-row table:style-name="ro1">
          <table:table-cell office:value-type="string">
            <text:p>NBA Jam (USA, Europe)</text:p>
          </table:table-cell>
          <table:table-cell office:value-type="float" office:value="1994">
            <text:p>1994</text:p>
          </table:table-cell>
          <table:table-cell office:value-type="string">
            <text:p>ESRB - E (Everyone)</text:p>
          </table:table-cell>
          <table:table-cell office:value-type="string">
            <text:p>NBA Jam </text:p>
          </table:table-cell>
          <table:table-cell office:value-type="string">
            <text:p>Acclaim Entertainment, Inc.</text:p>
          </table:table-cell>
          <table:table-cell office:value-type="string">
            <text:p>Midway Games, Inc.</text:p>
          </table:table-cell>
          <table:table-cell office:value-type="string">
            <text:p>Sports/Basketball</text:p>
          </table:table-cell>
          <table:table-cell office:value-type="string">
            <text:p>3.5</text:p>
          </table:table-cell>
          <table:table-cell office:value-type="string">
            <text:p>1 Player</text:p>
          </table:table-cell>
          <table:table-cell office:value-type="string">
            <text:p>NBA Jam is a two-on-two basketball game You can play any NBA team, and you can play as players like Barkley, Starks, Pippen, and Grant. Each human player controls a single player, so choose your squad wisely to take team-mate skill into account. The game is action-oriented, and players can perform unrealistic slam-dunks. Full performance statistics are automatically recorded. The play clock and 3-point line apply, but other rules are largely overlooked.</text:p>
          </table:table-cell>
          <table:table-cell table:formula="of:=CONCATENATE(&quot;&lt;game name=&quot;;CHAR(34);[.A333];CHAR(34);&quot;&gt; &lt;year&gt;&quot;;[.B333];&quot;&lt;/year&gt; &lt;rating&gt;&quot;;[.C333];&quot;&lt;/rating&gt; &lt;title&gt;&quot;;[.D333];&quot;&lt;/title&gt; &lt;pub&gt;&quot;;[.E333];&quot;&lt;/pub&gt; &lt;dev&gt;&quot;;[.F333];&quot;&lt;/dev&gt; &lt;genre&gt;&quot;;[.G333];&quot;&lt;/genre&gt; &lt;score&gt;&quot;;[.H333];&quot;&lt;/score&gt; &lt;player&gt;&quot;;[.I333];&quot;&lt;/player&gt; &lt;story&gt;&quot;;[.J333];&quot;&lt;/story&gt; &lt;/game&gt;&quot;)" office:value-type="string" office:string-value="&lt;game name=&quot;NBA Jam (USA, Europe)&quot;&gt; &lt;year&gt;1994&lt;/year&gt; &lt;rating&gt;ESRB - E (Everyone)&lt;/rating&gt; &lt;title&gt;NBA Jam &lt;/title&gt; &lt;pub&gt;Acclaim Entertainment, Inc.&lt;/pub&gt; &lt;dev&gt;Midway Games, Inc.&lt;/dev&gt; &lt;genre&gt;Sports/Basketball&lt;/genre&gt; &lt;score&gt;3.5&lt;/score&gt; &lt;player&gt;1 Player&lt;/player&gt; &lt;story&gt;NBA Jam is a two-on-two basketball game You can play any NBA team, and you can play as players like Barkley, Starks, Pippen, and Grant. Each human player controls a single player, so choose your squad wisely to take team-mate skill into account. The game is action-oriented, and players can perform unrealistic slam-dunks. Full performance statistics are automatically recorded. The play clock and 3-point line apply, but other rules are largely overlooked.&lt;/story&gt; &lt;/game&gt;">
            <text:p>&lt;game name="NBA Jam (USA, Europe)"&gt; &lt;year&gt;1994&lt;/year&gt; &lt;rating&gt;ESRB - E (Everyone)&lt;/rating&gt; &lt;title&gt;NBA Jam &lt;/title&gt; &lt;pub&gt;Acclaim Entertainment, Inc.&lt;/pub&gt; &lt;dev&gt;Midway Games, Inc.&lt;/dev&gt; &lt;genre&gt;Sports/Basketball&lt;/genre&gt; &lt;score&gt;3.5&lt;/score&gt; &lt;player&gt;1 Player&lt;/player&gt; &lt;story&gt;NBA Jam is a two-on-two basketball game You can play any NBA team, and you can play as players like Barkley, Starks, Pippen, and Grant. Each human player controls a single player, so choose your squad wisely to take team-mate skill into account. The game is action-oriented, and players can perform unrealistic slam-dunks. Full performance statistics are automatically recorded. The play clock and 3-point line apply, but other rules are largely overlooked.&lt;/story&gt; &lt;/game&gt;</text:p>
          </table:table-cell>
        </table:table-row>
        <table:table-row table:style-name="ro1">
          <table:table-cell office:value-type="string">
            <text:p>NBA Live 96 (USA, Europe)</text:p>
          </table:table-cell>
          <table:table-cell office:value-type="float" office:value="1996">
            <text:p>1996</text:p>
          </table:table-cell>
          <table:table-cell office:value-type="string">
            <text:p>ESRB - E (Everyone)</text:p>
          </table:table-cell>
          <table:table-cell office:value-type="string">
            <text:p>NBA Live 96 </text:p>
          </table:table-cell>
          <table:table-cell office:value-type="string">
            <text:p>Black Pearl Software</text:p>
          </table:table-cell>
          <table:table-cell office:value-type="string">
            <text:p>Tiertex Design Studios</text:p>
          </table:table-cell>
          <table:table-cell office:value-type="string">
            <text:p>Sports/Basketball</text:p>
          </table:table-cell>
          <table:table-cell office:value-type="string">
            <text:p>2.4</text:p>
          </table:table-cell>
          <table:table-cell office:value-type="string">
            <text:p>1 Player</text:p>
          </table:table-cell>
          <table:table-cell office:value-type="string">
            <text:p>This handheld version of its console cousins differs in graphics and gameplay. While it does feature the full NBA license including team names and logos, it doesn't feature any real players names, but instead authentic numbers instead. There are also only two default colors for teams (black &amp; white) and features a limited set of offensive and defensive plays that can be selected.****It does feature an Exhibition, Season and Playoff mode, however in playoffs the player is automatically assigned a team and cannot choose their own. Players can also features three difficulty modes and the ability to change around in game options such as game time limits and customizing rules.</text:p>
          </table:table-cell>
          <table:table-cell table:formula="of:=CONCATENATE(&quot;&lt;game name=&quot;;CHAR(34);[.A334];CHAR(34);&quot;&gt; &lt;year&gt;&quot;;[.B334];&quot;&lt;/year&gt; &lt;rating&gt;&quot;;[.C334];&quot;&lt;/rating&gt; &lt;title&gt;&quot;;[.D334];&quot;&lt;/title&gt; &lt;pub&gt;&quot;;[.E334];&quot;&lt;/pub&gt; &lt;dev&gt;&quot;;[.F334];&quot;&lt;/dev&gt; &lt;genre&gt;&quot;;[.G334];&quot;&lt;/genre&gt; &lt;score&gt;&quot;;[.H334];&quot;&lt;/score&gt; &lt;player&gt;&quot;;[.I334];&quot;&lt;/player&gt; &lt;story&gt;&quot;;[.J334];&quot;&lt;/story&gt; &lt;/game&gt;&quot;)" office:value-type="string" office:string-value="&lt;game name=&quot;NBA Live 96 (USA, Europe)&quot;&gt; &lt;year&gt;1996&lt;/year&gt; &lt;rating&gt;ESRB - E (Everyone)&lt;/rating&gt; &lt;title&gt;NBA Live 96 &lt;/title&gt; &lt;pub&gt;Black Pearl Software&lt;/pub&gt; &lt;dev&gt;Tiertex Design Studios&lt;/dev&gt; &lt;genre&gt;Sports/Basketball&lt;/genre&gt; &lt;score&gt;2.4&lt;/score&gt; &lt;player&gt;1 Player&lt;/player&gt; &lt;story&gt;This handheld version of its console cousins differs in graphics and gameplay. While it does feature the full NBA license including team names and logos, it doesn't feature any real players names, but instead authentic numbers instead. There are also only two default colors for teams (black &amp; white) and features a limited set of offensive and defensive plays that can be selected.****It does feature an Exhibition, Season and Playoff mode, however in playoffs the player is automatically assigned a team and cannot choose their own. Players can also features three difficulty modes and the ability to change around in game options such as game time limits and customizing rules.&lt;/story&gt; &lt;/game&gt;">
            <text:p>&lt;game name="NBA Live 96 (USA, Europe)"&gt; &lt;year&gt;1996&lt;/year&gt; &lt;rating&gt;ESRB - E (Everyone)&lt;/rating&gt; &lt;title&gt;NBA Live 96 &lt;/title&gt; &lt;pub&gt;Black Pearl Software&lt;/pub&gt; &lt;dev&gt;Tiertex Design Studios&lt;/dev&gt; &lt;genre&gt;Sports/Basketball&lt;/genre&gt; &lt;score&gt;2.4&lt;/score&gt; &lt;player&gt;1 Player&lt;/player&gt; &lt;story&gt;This handheld version of its console cousins differs in graphics and gameplay. While it does feature the full NBA license including team names and logos, it doesn't feature any real players names, but instead authentic numbers instead. There are also only two default colors for teams (black &amp; white) and features a limited set of offensive and defensive plays that can be selected.****It does feature an Exhibition, Season and Playoff mode, however in playoffs the player is automatically assigned a team and cannot choose their own. Players can also features three difficulty modes and the ability to change around in game options such as game time limits and customizing rules.&lt;/story&gt; &lt;/game&gt;</text:p>
          </table:table-cell>
        </table:table-row>
        <table:table-row table:style-name="ro1">
          <table:table-cell office:value-type="string">
            <text:p>Nemesis (USA)</text:p>
          </table:table-cell>
          <table:table-cell office:value-type="float" office:value="1990">
            <text:p>1990</text:p>
          </table:table-cell>
          <table:table-cell office:value-type="string">
            <text:p>ESRB - E (Everyone)</text:p>
          </table:table-cell>
          <table:table-cell office:value-type="string">
            <text:p>Nemesis </text:p>
          </table:table-cell>
          <table:table-cell office:value-type="string">
            <text:p>Ultra Software Corporation</text:p>
          </table:table-cell>
          <table:table-cell office:value-type="string">
            <text:p>Konami Industry Co. Ltd.</text:p>
          </table:table-cell>
          <table:table-cell office:value-type="string">
            <text:p>Shoot-'Em-Up</text:p>
          </table:table-cell>
          <table:table-cell office:value-type="string">
            <text:p>3.6</text:p>
          </table:table-cell>
          <table:table-cell office:value-type="string">
            <text:p>1 Player</text:p>
          </table:table-cell>
          <table:table-cell office:value-type="string">
            <text:p>Nemesis is the first entry in the long-running Gradius series on the Game Boy. Its side-scrolling shoot'em up gameplay follows the series template closely. Players control the Vic Viper through five levels, most based on levels in earlier entries, for a kind of 'greatest hits' of the series. There is a cave level (as in level 1 of the original Gradius), the mandatory Moai stage, a Gigeresque organic level, a graveyard (similar to bonus stages in the MSX and PC Engine version of the original Gradius) and a high-tech base. Besides the classic core ship in the first level, all boss enemies are entirely new. <text:s/>The cycling Gradius power-up system is reused here: collected power ups advance the power meter which can be activated at any time to gain the highlighted item. The line-up includes the classic selection of speedups, missiles, dual shots, lasers, option satellites and forcefields. <text:s/>The game allows players to start in any of the five levels and even to set the number of lives to a maximum of 99.</text:p>
          </table:table-cell>
          <table:table-cell table:formula="of:=CONCATENATE(&quot;&lt;game name=&quot;;CHAR(34);[.A335];CHAR(34);&quot;&gt; &lt;year&gt;&quot;;[.B335];&quot;&lt;/year&gt; &lt;rating&gt;&quot;;[.C335];&quot;&lt;/rating&gt; &lt;title&gt;&quot;;[.D335];&quot;&lt;/title&gt; &lt;pub&gt;&quot;;[.E335];&quot;&lt;/pub&gt; &lt;dev&gt;&quot;;[.F335];&quot;&lt;/dev&gt; &lt;genre&gt;&quot;;[.G335];&quot;&lt;/genre&gt; &lt;score&gt;&quot;;[.H335];&quot;&lt;/score&gt; &lt;player&gt;&quot;;[.I335];&quot;&lt;/player&gt; &lt;story&gt;&quot;;[.J335];&quot;&lt;/story&gt; &lt;/game&gt;&quot;)" office:value-type="string" office:string-value="&lt;game name=&quot;Nemesis (USA)&quot;&gt; &lt;year&gt;1990&lt;/year&gt; &lt;rating&gt;ESRB - E (Everyone)&lt;/rating&gt; &lt;title&gt;Nemesis &lt;/title&gt; &lt;pub&gt;Ultra Software Corporation&lt;/pub&gt; &lt;dev&gt;Konami Industry Co. Ltd.&lt;/dev&gt; &lt;genre&gt;Shoot-'Em-Up&lt;/genre&gt; &lt;score&gt;3.6&lt;/score&gt; &lt;player&gt;1 Player&lt;/player&gt; &lt;story&gt;Nemesis is the first entry in the long-running Gradius series on the Game Boy. Its side-scrolling shoot'em up gameplay follows the series template closely. Players control the Vic Viper through five levels, most based on levels in earlier entries, for a kind of 'greatest hits' of the series. There is a cave level (as in level 1 of the original Gradius), the mandatory Moai stage, a Gigeresque organic level, a graveyard (similar to bonus stages in the MSX and PC Engine version of the original Gradius) and a high-tech base. Besides the classic core ship in the first level, all boss enemies are entirely new.  The cycling Gradius power-up system is reused here: collected power ups advance the power meter which can be activated at any time to gain the highlighted item. The line-up includes the classic selection of speedups, missiles, dual shots, lasers, option satellites and forcefields.  The game allows players to start in any of the five levels and even to set the number of lives to a maximum of 99.&lt;/story&gt; &lt;/game&gt;">
            <text:p>&lt;game name="Nemesis (USA)"&gt; &lt;year&gt;1990&lt;/year&gt; &lt;rating&gt;ESRB - E (Everyone)&lt;/rating&gt; &lt;title&gt;Nemesis &lt;/title&gt; &lt;pub&gt;Ultra Software Corporation&lt;/pub&gt; &lt;dev&gt;Konami Industry Co. Ltd.&lt;/dev&gt; &lt;genre&gt;Shoot-'Em-Up&lt;/genre&gt; &lt;score&gt;3.6&lt;/score&gt; &lt;player&gt;1 Player&lt;/player&gt; &lt;story&gt;Nemesis is the first entry in the long-running Gradius series on the Game Boy. Its side-scrolling shoot'em up gameplay follows the series template closely. Players control the Vic Viper through five levels, most based on levels in earlier entries, for a kind of 'greatest hits' of the series. There is a cave level (as in level 1 of the original Gradius), the mandatory Moai stage, a Gigeresque organic level, a graveyard (similar to bonus stages in the MSX and PC Engine version of the original Gradius) and a high-tech base. Besides the classic core ship in the first level, all boss enemies are entirely new. <text:s/>The cycling Gradius power-up system is reused here: collected power ups advance the power meter which can be activated at any time to gain the highlighted item. The line-up includes the classic selection of speedups, missiles, dual shots, lasers, option satellites and forcefields. <text:s/>The game allows players to start in any of the five levels and even to set the number of lives to a maximum of 99.&lt;/story&gt; &lt;/game&gt;</text:p>
          </table:table-cell>
        </table:table-row>
        <table:table-row table:style-name="ro1">
          <table:table-cell office:value-type="string">
            <text:p>New Chessmaster, The (USA, Europe)</text:p>
          </table:table-cell>
          <table:table-cell office:value-type="float" office:value="1993">
            <text:p>1993</text:p>
          </table:table-cell>
          <table:table-cell office:value-type="string">
            <text:p>ESRB - E (Everyone)</text:p>
          </table:table-cell>
          <table:table-cell office:value-type="string">
            <text:p>New Chessmaster, The </text:p>
          </table:table-cell>
          <table:table-cell office:value-type="string">
            <text:p>Hi Tech Expressions</text:p>
          </table:table-cell>
          <table:table-cell office:value-type="string">
            <text:p>Park Place Productions</text:p>
          </table:table-cell>
          <table:table-cell office:value-type="string">
            <text:p>Board Games</text:p>
          </table:table-cell>
          <table:table-cell office:value-type="string">
            <text:p>2.5</text:p>
          </table:table-cell>
          <table:table-cell office:value-type="string">
            <text:p>1 Player</text:p>
          </table:table-cell>
          <table:table-cell office:value-type="string">
            <text:p>Say goodbye to lost pieces and slow opponents. THE NEW CHESSMASTER lets you play in one of 16 different skill levels from Newcomer to Grandmaster. A Teaching mode allows you to examine all possible moves more easily, letting you play out then reverse any scenario. You can pause your game anytime and return later without having to set up the board all over again. Play against the computer or a human adversary in the most inclusive chess package ever. Whether you're looking for a chess companion, a well-suited opponent, or a friendly instructor, THE NEW CHESSMASTER is the perfect solution. </text:p>
          </table:table-cell>
          <table:table-cell table:formula="of:=CONCATENATE(&quot;&lt;game name=&quot;;CHAR(34);[.A336];CHAR(34);&quot;&gt; &lt;year&gt;&quot;;[.B336];&quot;&lt;/year&gt; &lt;rating&gt;&quot;;[.C336];&quot;&lt;/rating&gt; &lt;title&gt;&quot;;[.D336];&quot;&lt;/title&gt; &lt;pub&gt;&quot;;[.E336];&quot;&lt;/pub&gt; &lt;dev&gt;&quot;;[.F336];&quot;&lt;/dev&gt; &lt;genre&gt;&quot;;[.G336];&quot;&lt;/genre&gt; &lt;score&gt;&quot;;[.H336];&quot;&lt;/score&gt; &lt;player&gt;&quot;;[.I336];&quot;&lt;/player&gt; &lt;story&gt;&quot;;[.J336];&quot;&lt;/story&gt; &lt;/game&gt;&quot;)" office:value-type="string" office:string-value="&lt;game name=&quot;New Chessmaster, The (USA, Europe)&quot;&gt; &lt;year&gt;1993&lt;/year&gt; &lt;rating&gt;ESRB - E (Everyone)&lt;/rating&gt; &lt;title&gt;New Chessmaster, The &lt;/title&gt; &lt;pub&gt;Hi Tech Expressions&lt;/pub&gt; &lt;dev&gt;Park Place Productions&lt;/dev&gt; &lt;genre&gt;Board Games&lt;/genre&gt; &lt;score&gt;2.5&lt;/score&gt; &lt;player&gt;1 Player&lt;/player&gt; &lt;story&gt;Say goodbye to lost pieces and slow opponents. THE NEW CHESSMASTER lets you play in one of 16 different skill levels from Newcomer to Grandmaster. A Teaching mode allows you to examine all possible moves more easily, letting you play out then reverse any scenario. You can pause your game anytime and return later without having to set up the board all over again. Play against the computer or a human adversary in the most inclusive chess package ever. Whether you're looking for a chess companion, a well-suited opponent, or a friendly instructor, THE NEW CHESSMASTER is the perfect solution. &lt;/story&gt; &lt;/game&gt;">
            <text:p>&lt;game name="New Chessmaster, The (USA, Europe)"&gt; &lt;year&gt;1993&lt;/year&gt; &lt;rating&gt;ESRB - E (Everyone)&lt;/rating&gt; &lt;title&gt;New Chessmaster, The &lt;/title&gt; &lt;pub&gt;Hi Tech Expressions&lt;/pub&gt; &lt;dev&gt;Park Place Productions&lt;/dev&gt; &lt;genre&gt;Board Games&lt;/genre&gt; &lt;score&gt;2.5&lt;/score&gt; &lt;player&gt;1 Player&lt;/player&gt; &lt;story&gt;Say goodbye to lost pieces and slow opponents. THE NEW CHESSMASTER lets you play in one of 16 different skill levels from Newcomer to Grandmaster. A Teaching mode allows you to examine all possible moves more easily, letting you play out then reverse any scenario. You can pause your game anytime and return later without having to set up the board all over again. Play against the computer or a human adversary in the most inclusive chess package ever. Whether you're looking for a chess companion, a well-suited opponent, or a friendly instructor, THE NEW CHESSMASTER is the perfect solution. &lt;/story&gt; &lt;/game&gt;</text:p>
          </table:table-cell>
        </table:table-row>
        <table:table-row table:style-name="ro1">
          <table:table-cell office:value-type="string">
            <text:p>NFL Football (USA)</text:p>
          </table:table-cell>
          <table:table-cell office:value-type="float" office:value="1990">
            <text:p>1990</text:p>
          </table:table-cell>
          <table:table-cell office:value-type="string">
            <text:p>ESRB - E (Everyone)</text:p>
          </table:table-cell>
          <table:table-cell office:value-type="string">
            <text:p>NFL Football </text:p>
          </table:table-cell>
          <table:table-cell table:number-columns-repeated="2" office:value-type="string">
            <text:p>Konami, Inc.</text:p>
          </table:table-cell>
          <table:table-cell office:value-type="string">
            <text:p>Sports/Football</text:p>
          </table:table-cell>
          <table:table-cell office:value-type="string">
            <text:p>1.8</text:p>
          </table:table-cell>
          <table:table-cell table:style-name="ce2" office:value-type="string">
            <text:p>1-2 Players</text:p>
          </table:table-cell>
          <table:table-cell office:value-type="string">
            <text:p>NFL Football is a football game based on the American NFL. The player can only participate in exhibition matches and has the choice between 28 teams which differ slightly in speed. Before a play, the player has the option between several tactical approaches (six in offense, seven in defense) and then the player directly controls the active athlete who is marked with an arrow. After a ball throw the control switches to the receiving athlete and the player has to catch it. Punts and kickoffs are automated.</text:p>
          </table:table-cell>
          <table:table-cell table:formula="of:=CONCATENATE(&quot;&lt;game name=&quot;;CHAR(34);[.A337];CHAR(34);&quot;&gt; &lt;year&gt;&quot;;[.B337];&quot;&lt;/year&gt; &lt;rating&gt;&quot;;[.C337];&quot;&lt;/rating&gt; &lt;title&gt;&quot;;[.D337];&quot;&lt;/title&gt; &lt;pub&gt;&quot;;[.E337];&quot;&lt;/pub&gt; &lt;dev&gt;&quot;;[.F337];&quot;&lt;/dev&gt; &lt;genre&gt;&quot;;[.G337];&quot;&lt;/genre&gt; &lt;score&gt;&quot;;[.H337];&quot;&lt;/score&gt; &lt;player&gt;&quot;;[.I337];&quot;&lt;/player&gt; &lt;story&gt;&quot;;[.J337];&quot;&lt;/story&gt; &lt;/game&gt;&quot;)" office:value-type="string" office:string-value="&lt;game name=&quot;NFL Football (USA)&quot;&gt; &lt;year&gt;1990&lt;/year&gt; &lt;rating&gt;ESRB - E (Everyone)&lt;/rating&gt; &lt;title&gt;NFL Football &lt;/title&gt; &lt;pub&gt;Konami, Inc.&lt;/pub&gt; &lt;dev&gt;Konami, Inc.&lt;/dev&gt; &lt;genre&gt;Sports/Football&lt;/genre&gt; &lt;score&gt;1.8&lt;/score&gt; &lt;player&gt;1-2 Players&lt;/player&gt; &lt;story&gt;NFL Football is a football game based on the American NFL. The player can only participate in exhibition matches and has the choice between 28 teams which differ slightly in speed. Before a play, the player has the option between several tactical approaches (six in offense, seven in defense) and then the player directly controls the active athlete who is marked with an arrow. After a ball throw the control switches to the receiving athlete and the player has to catch it. Punts and kickoffs are automated.&lt;/story&gt; &lt;/game&gt;">
            <text:p>&lt;game name="NFL Football (USA)"&gt; &lt;year&gt;1990&lt;/year&gt; &lt;rating&gt;ESRB - E (Everyone)&lt;/rating&gt; &lt;title&gt;NFL Football &lt;/title&gt; &lt;pub&gt;Konami, Inc.&lt;/pub&gt; &lt;dev&gt;Konami, Inc.&lt;/dev&gt; &lt;genre&gt;Sports/Football&lt;/genre&gt; &lt;score&gt;1.8&lt;/score&gt; &lt;player&gt;1-2 Players&lt;/player&gt; &lt;story&gt;NFL Football is a football game based on the American NFL. The player can only participate in exhibition matches and has the choice between 28 teams which differ slightly in speed. Before a play, the player has the option between several tactical approaches (six in offense, seven in defense) and then the player directly controls the active athlete who is marked with an arrow. After a ball throw the control switches to the receiving athlete and the player has to catch it. Punts and kickoffs are automated.&lt;/story&gt; &lt;/game&gt;</text:p>
          </table:table-cell>
        </table:table-row>
        <table:table-row table:style-name="ro1">
          <table:table-cell office:value-type="string">
            <text:p>NFL Quarterback Club '96 (USA, Europe)</text:p>
          </table:table-cell>
          <table:table-cell office:value-type="float" office:value="1995">
            <text:p>1995</text:p>
          </table:table-cell>
          <table:table-cell office:value-type="string">
            <text:p>ESRB - E (Everyone)</text:p>
          </table:table-cell>
          <table:table-cell office:value-type="string">
            <text:p>NFL Quarterback Club '96 </text:p>
          </table:table-cell>
          <table:table-cell office:value-type="string">
            <text:p>Acclaim Entertainment, Inc.</text:p>
          </table:table-cell>
          <table:table-cell office:value-type="string">
            <text:p>Condor, Inc.</text:p>
          </table:table-cell>
          <table:table-cell office:value-type="string">
            <text:p>Sports/Football</text:p>
          </table:table-cell>
          <table:table-cell office:value-type="string">
            <text:p>2.4</text:p>
          </table:table-cell>
          <table:table-cell office:value-type="string">
            <text:p>1 Player</text:p>
          </table:table-cell>
          <table:table-cell office:value-type="string">
            <text:p>The handheld version of NFL Quarterback Club 96 differs from it's console versions not only in terms of graphics, but also gameplay. <text:s/>While this version does still feature a full NFL license and a full season mode, the number of plays that can be called have been reduced compared to it's console cousins and there are only seven players per team on the field as well as the absence of Practice mode.****Additionally, there are only actual players numbers instead of their names and the QB challenge, which is a staple of the series is absent as well. There is also a password feature that allows the player to pick up and play at their leisure.</text:p>
          </table:table-cell>
          <table:table-cell table:formula="of:=CONCATENATE(&quot;&lt;game name=&quot;;CHAR(34);[.A338];CHAR(34);&quot;&gt; &lt;year&gt;&quot;;[.B338];&quot;&lt;/year&gt; &lt;rating&gt;&quot;;[.C338];&quot;&lt;/rating&gt; &lt;title&gt;&quot;;[.D338];&quot;&lt;/title&gt; &lt;pub&gt;&quot;;[.E338];&quot;&lt;/pub&gt; &lt;dev&gt;&quot;;[.F338];&quot;&lt;/dev&gt; &lt;genre&gt;&quot;;[.G338];&quot;&lt;/genre&gt; &lt;score&gt;&quot;;[.H338];&quot;&lt;/score&gt; &lt;player&gt;&quot;;[.I338];&quot;&lt;/player&gt; &lt;story&gt;&quot;;[.J338];&quot;&lt;/story&gt; &lt;/game&gt;&quot;)" office:value-type="string" office:string-value="&lt;game name=&quot;NFL Quarterback Club '96 (USA, Europe)&quot;&gt; &lt;year&gt;1995&lt;/year&gt; &lt;rating&gt;ESRB - E (Everyone)&lt;/rating&gt; &lt;title&gt;NFL Quarterback Club '96 &lt;/title&gt; &lt;pub&gt;Acclaim Entertainment, Inc.&lt;/pub&gt; &lt;dev&gt;Condor, Inc.&lt;/dev&gt; &lt;genre&gt;Sports/Football&lt;/genre&gt; &lt;score&gt;2.4&lt;/score&gt; &lt;player&gt;1 Player&lt;/player&gt; &lt;story&gt;The handheld version of NFL Quarterback Club 96 differs from it's console versions not only in terms of graphics, but also gameplay.  While this version does still feature a full NFL license and a full season mode, the number of plays that can be called have been reduced compared to it's console cousins and there are only seven players per team on the field as well as the absence of Practice mode.****Additionally, there are only actual players numbers instead of their names and the QB challenge, which is a staple of the series is absent as well. There is also a password feature that allows the player to pick up and play at their leisure.&lt;/story&gt; &lt;/game&gt;">
            <text:p>&lt;game name="NFL Quarterback Club '96 (USA, Europe)"&gt; &lt;year&gt;1995&lt;/year&gt; &lt;rating&gt;ESRB - E (Everyone)&lt;/rating&gt; &lt;title&gt;NFL Quarterback Club '96 &lt;/title&gt; &lt;pub&gt;Acclaim Entertainment, Inc.&lt;/pub&gt; &lt;dev&gt;Condor, Inc.&lt;/dev&gt; &lt;genre&gt;Sports/Football&lt;/genre&gt; &lt;score&gt;2.4&lt;/score&gt; &lt;player&gt;1 Player&lt;/player&gt; &lt;story&gt;The handheld version of NFL Quarterback Club 96 differs from it's console versions not only in terms of graphics, but also gameplay. <text:s/>While this version does still feature a full NFL license and a full season mode, the number of plays that can be called have been reduced compared to it's console cousins and there are only seven players per team on the field as well as the absence of Practice mode.****Additionally, there are only actual players numbers instead of their names and the QB challenge, which is a staple of the series is absent as well. There is also a password feature that allows the player to pick up and play at their leisure.&lt;/story&gt; &lt;/game&gt;</text:p>
          </table:table-cell>
        </table:table-row>
        <table:table-row table:style-name="ro1">
          <table:table-cell office:value-type="string">
            <text:p>NFL Quarterback Club (USA, Europe)</text:p>
          </table:table-cell>
          <table:table-cell office:value-type="float" office:value="1993">
            <text:p>1993</text:p>
          </table:table-cell>
          <table:table-cell office:value-type="string">
            <text:p>ESRB - E (Everyone)</text:p>
          </table:table-cell>
          <table:table-cell office:value-type="string">
            <text:p>NFL Quarterback Club </text:p>
          </table:table-cell>
          <table:table-cell office:value-type="string">
            <text:p>LJN Ltd.</text:p>
          </table:table-cell>
          <table:table-cell office:value-type="string">
            <text:p>Beam Software</text:p>
          </table:table-cell>
          <table:table-cell office:value-type="string">
            <text:p>Sports/Football</text:p>
          </table:table-cell>
          <table:table-cell office:value-type="string">
            <text:p>2.9</text:p>
          </table:table-cell>
          <table:table-cell table:style-name="ce2" office:value-type="string">
            <text:p>1-2 Players</text:p>
          </table:table-cell>
          <table:table-cell office:value-type="string">
            <text:p>NFL Quarterback Club is not the standard football game. Instead of competing in actual games, the player chooses from 13 different NFL Quarterbacks: Jeff Hostetler, Phil Simms, Steve Young, Mark Rypien, Boomer Esiason, Bernie Kosar, John Elway, Warren Moon, Jim Everett, Randall Cunningham, Jim Harbaugh, Troy Aikman or Jim Kelly and competes in four sets of drills that tests their speed, agility, throwing accuracy against another quarterback. Whichever QB does the best will win the contest and proceed to another rival and repeat the process.</text:p>
          </table:table-cell>
          <table:table-cell table:formula="of:=CONCATENATE(&quot;&lt;game name=&quot;;CHAR(34);[.A339];CHAR(34);&quot;&gt; &lt;year&gt;&quot;;[.B339];&quot;&lt;/year&gt; &lt;rating&gt;&quot;;[.C339];&quot;&lt;/rating&gt; &lt;title&gt;&quot;;[.D339];&quot;&lt;/title&gt; &lt;pub&gt;&quot;;[.E339];&quot;&lt;/pub&gt; &lt;dev&gt;&quot;;[.F339];&quot;&lt;/dev&gt; &lt;genre&gt;&quot;;[.G339];&quot;&lt;/genre&gt; &lt;score&gt;&quot;;[.H339];&quot;&lt;/score&gt; &lt;player&gt;&quot;;[.I339];&quot;&lt;/player&gt; &lt;story&gt;&quot;;[.J339];&quot;&lt;/story&gt; &lt;/game&gt;&quot;)" office:value-type="string" office:string-value="&lt;game name=&quot;NFL Quarterback Club (USA, Europe)&quot;&gt; &lt;year&gt;1993&lt;/year&gt; &lt;rating&gt;ESRB - E (Everyone)&lt;/rating&gt; &lt;title&gt;NFL Quarterback Club &lt;/title&gt; &lt;pub&gt;LJN Ltd.&lt;/pub&gt; &lt;dev&gt;Beam Software&lt;/dev&gt; &lt;genre&gt;Sports/Football&lt;/genre&gt; &lt;score&gt;2.9&lt;/score&gt; &lt;player&gt;1-2 Players&lt;/player&gt; &lt;story&gt;NFL Quarterback Club is not the standard football game. Instead of competing in actual games, the player chooses from 13 different NFL Quarterbacks: Jeff Hostetler, Phil Simms, Steve Young, Mark Rypien, Boomer Esiason, Bernie Kosar, John Elway, Warren Moon, Jim Everett, Randall Cunningham, Jim Harbaugh, Troy Aikman or Jim Kelly and competes in four sets of drills that tests their speed, agility, throwing accuracy against another quarterback. Whichever QB does the best will win the contest and proceed to another rival and repeat the process.&lt;/story&gt; &lt;/game&gt;">
            <text:p>&lt;game name="NFL Quarterback Club (USA, Europe)"&gt; &lt;year&gt;1993&lt;/year&gt; &lt;rating&gt;ESRB - E (Everyone)&lt;/rating&gt; &lt;title&gt;NFL Quarterback Club &lt;/title&gt; &lt;pub&gt;LJN Ltd.&lt;/pub&gt; &lt;dev&gt;Beam Software&lt;/dev&gt; &lt;genre&gt;Sports/Football&lt;/genre&gt; &lt;score&gt;2.9&lt;/score&gt; &lt;player&gt;1-2 Players&lt;/player&gt; &lt;story&gt;NFL Quarterback Club is not the standard football game. Instead of competing in actual games, the player chooses from 13 different NFL Quarterbacks: Jeff Hostetler, Phil Simms, Steve Young, Mark Rypien, Boomer Esiason, Bernie Kosar, John Elway, Warren Moon, Jim Everett, Randall Cunningham, Jim Harbaugh, Troy Aikman or Jim Kelly and competes in four sets of drills that tests their speed, agility, throwing accuracy against another quarterback. Whichever QB does the best will win the contest and proceed to another rival and repeat the process.&lt;/story&gt; &lt;/game&gt;</text:p>
          </table:table-cell>
        </table:table-row>
        <table:table-row table:style-name="ro1">
          <table:table-cell office:value-type="string">
            <text:p>NFL Quarterback Club II (USA, Europe)</text:p>
          </table:table-cell>
          <table:table-cell office:value-type="float" office:value="1995">
            <text:p>1995</text:p>
          </table:table-cell>
          <table:table-cell office:value-type="string">
            <text:p>ESRB - E (Everyone)</text:p>
          </table:table-cell>
          <table:table-cell office:value-type="string">
            <text:p>NFL Quarterback Club II </text:p>
          </table:table-cell>
          <table:table-cell office:value-type="string">
            <text:p>LJN Ltd.</text:p>
          </table:table-cell>
          <table:table-cell office:value-type="string">
            <text:p>Condor </text:p>
          </table:table-cell>
          <table:table-cell office:value-type="string">
            <text:p>Sports/Football</text:p>
          </table:table-cell>
          <table:table-cell office:value-type="string">
            <text:p>3.3</text:p>
          </table:table-cell>
          <table:table-cell office:value-type="string">
            <text:p>1 Player</text:p>
          </table:table-cell>
          <table:table-cell office:value-type="string">
            <text:p>This version of NFL Quarterback Club II <text:s/>is a take of Acclaim's other 16-bit versions, with the same amount of teams, 28 in all, and has pre-season, playoffs and a season mode as well, but is missing the simulation mode, QB challenge and the "Build you own" QB mode that the console versions feature. It also has only 20 different running and passing plays per team.</text:p>
          </table:table-cell>
          <table:table-cell table:formula="of:=CONCATENATE(&quot;&lt;game name=&quot;;CHAR(34);[.A340];CHAR(34);&quot;&gt; &lt;year&gt;&quot;;[.B340];&quot;&lt;/year&gt; &lt;rating&gt;&quot;;[.C340];&quot;&lt;/rating&gt; &lt;title&gt;&quot;;[.D340];&quot;&lt;/title&gt; &lt;pub&gt;&quot;;[.E340];&quot;&lt;/pub&gt; &lt;dev&gt;&quot;;[.F340];&quot;&lt;/dev&gt; &lt;genre&gt;&quot;;[.G340];&quot;&lt;/genre&gt; &lt;score&gt;&quot;;[.H340];&quot;&lt;/score&gt; &lt;player&gt;&quot;;[.I340];&quot;&lt;/player&gt; &lt;story&gt;&quot;;[.J340];&quot;&lt;/story&gt; &lt;/game&gt;&quot;)" office:value-type="string" office:string-value="&lt;game name=&quot;NFL Quarterback Club II (USA, Europe)&quot;&gt; &lt;year&gt;1995&lt;/year&gt; &lt;rating&gt;ESRB - E (Everyone)&lt;/rating&gt; &lt;title&gt;NFL Quarterback Club II &lt;/title&gt; &lt;pub&gt;LJN Ltd.&lt;/pub&gt; &lt;dev&gt;Condor &lt;/dev&gt; &lt;genre&gt;Sports/Football&lt;/genre&gt; &lt;score&gt;3.3&lt;/score&gt; &lt;player&gt;1 Player&lt;/player&gt; &lt;story&gt;This version of NFL Quarterback Club II  is a take of Acclaim's other 16-bit versions, with the same amount of teams, 28 in all, and has pre-season, playoffs and a season mode as well, but is missing the simulation mode, QB challenge and the &quot;Build you own&quot; QB mode that the console versions feature. It also has only 20 different running and passing plays per team.&lt;/story&gt; &lt;/game&gt;">
            <text:p>&lt;game name="NFL Quarterback Club II (USA, Europe)"&gt; &lt;year&gt;1995&lt;/year&gt; &lt;rating&gt;ESRB - E (Everyone)&lt;/rating&gt; &lt;title&gt;NFL Quarterback Club II &lt;/title&gt; &lt;pub&gt;LJN Ltd.&lt;/pub&gt; &lt;dev&gt;Condor &lt;/dev&gt; &lt;genre&gt;Sports/Football&lt;/genre&gt; &lt;score&gt;3.3&lt;/score&gt; &lt;player&gt;1 Player&lt;/player&gt; &lt;story&gt;This version of NFL Quarterback Club II <text:s/>is a take of Acclaim's other 16-bit versions, with the same amount of teams, 28 in all, and has pre-season, playoffs and a season mode as well, but is missing the simulation mode, QB challenge and the "Build you own" QB mode that the console versions feature. It also has only 20 different running and passing plays per team.&lt;/story&gt; &lt;/game&gt;</text:p>
          </table:table-cell>
        </table:table-row>
        <table:table-row table:style-name="ro1">
          <table:table-cell office:value-type="string">
            <text:p>NHL '96 (USA, Europe)</text:p>
          </table:table-cell>
          <table:table-cell office:value-type="float" office:value="1996">
            <text:p>1996</text:p>
          </table:table-cell>
          <table:table-cell office:value-type="string">
            <text:p>ESRB - E (Everyone)</text:p>
          </table:table-cell>
          <table:table-cell office:value-type="string">
            <text:p>NHL '96 </text:p>
          </table:table-cell>
          <table:table-cell office:value-type="string">
            <text:p>Black Pearl Software</text:p>
          </table:table-cell>
          <table:table-cell office:value-type="string">
            <text:p>Probe Entertainment Limited</text:p>
          </table:table-cell>
          <table:table-cell office:value-type="string">
            <text:p>Sports/Hockey</text:p>
          </table:table-cell>
          <table:table-cell office:value-type="string">
            <text:p>1.8</text:p>
          </table:table-cell>
          <table:table-cell office:value-type="string">
            <text:p>1 Player</text:p>
          </table:table-cell>
          <table:table-cell office:value-type="string">
            <text:p>Strap on those helmets and hit the ice for realistic NHL battle. Choose from a complete list of real NHL teams and 1996 rosters, then get set to march toward the Stanley Cup. Compatible with the SNES by the use of the Super Game Boy adapter, NHL 96 lets you play in Regular Season or Playoff modes. New maneuvers include wrist shots and slap shots, but all of the cool moves from previous incarnations of the game return as well. Strategy is key, as you use your wits and reflexes to take down computer opponents or friends. Cool graphics and improved artificial intelligence make this one exciting game. </text:p>
          </table:table-cell>
          <table:table-cell table:formula="of:=CONCATENATE(&quot;&lt;game name=&quot;;CHAR(34);[.A341];CHAR(34);&quot;&gt; &lt;year&gt;&quot;;[.B341];&quot;&lt;/year&gt; &lt;rating&gt;&quot;;[.C341];&quot;&lt;/rating&gt; &lt;title&gt;&quot;;[.D341];&quot;&lt;/title&gt; &lt;pub&gt;&quot;;[.E341];&quot;&lt;/pub&gt; &lt;dev&gt;&quot;;[.F341];&quot;&lt;/dev&gt; &lt;genre&gt;&quot;;[.G341];&quot;&lt;/genre&gt; &lt;score&gt;&quot;;[.H341];&quot;&lt;/score&gt; &lt;player&gt;&quot;;[.I341];&quot;&lt;/player&gt; &lt;story&gt;&quot;;[.J341];&quot;&lt;/story&gt; &lt;/game&gt;&quot;)" office:value-type="string" office:string-value="&lt;game name=&quot;NHL '96 (USA, Europe)&quot;&gt; &lt;year&gt;1996&lt;/year&gt; &lt;rating&gt;ESRB - E (Everyone)&lt;/rating&gt; &lt;title&gt;NHL '96 &lt;/title&gt; &lt;pub&gt;Black Pearl Software&lt;/pub&gt; &lt;dev&gt;Probe Entertainment Limited&lt;/dev&gt; &lt;genre&gt;Sports/Hockey&lt;/genre&gt; &lt;score&gt;1.8&lt;/score&gt; &lt;player&gt;1 Player&lt;/player&gt; &lt;story&gt;Strap on those helmets and hit the ice for realistic NHL battle. Choose from a complete list of real NHL teams and 1996 rosters, then get set to march toward the Stanley Cup. Compatible with the SNES by the use of the Super Game Boy adapter, NHL 96 lets you play in Regular Season or Playoff modes. New maneuvers include wrist shots and slap shots, but all of the cool moves from previous incarnations of the game return as well. Strategy is key, as you use your wits and reflexes to take down computer opponents or friends. Cool graphics and improved artificial intelligence make this one exciting game. &lt;/story&gt; &lt;/game&gt;">
            <text:p>&lt;game name="NHL '96 (USA, Europe)"&gt; &lt;year&gt;1996&lt;/year&gt; &lt;rating&gt;ESRB - E (Everyone)&lt;/rating&gt; &lt;title&gt;NHL '96 &lt;/title&gt; &lt;pub&gt;Black Pearl Software&lt;/pub&gt; &lt;dev&gt;Probe Entertainment Limited&lt;/dev&gt; &lt;genre&gt;Sports/Hockey&lt;/genre&gt; &lt;score&gt;1.8&lt;/score&gt; &lt;player&gt;1 Player&lt;/player&gt; &lt;story&gt;Strap on those helmets and hit the ice for realistic NHL battle. Choose from a complete list of real NHL teams and 1996 rosters, then get set to march toward the Stanley Cup. Compatible with the SNES by the use of the Super Game Boy adapter, NHL 96 lets you play in Regular Season or Playoff modes. New maneuvers include wrist shots and slap shots, but all of the cool moves from previous incarnations of the game return as well. Strategy is key, as you use your wits and reflexes to take down computer opponents or friends. Cool graphics and improved artificial intelligence make this one exciting game. &lt;/story&gt; &lt;/game&gt;</text:p>
          </table:table-cell>
        </table:table-row>
        <table:table-row table:style-name="ro1">
          <table:table-cell office:value-type="string">
            <text:p>NHL Hockey '95 (USA, Europe)</text:p>
          </table:table-cell>
          <table:table-cell office:value-type="float" office:value="1995">
            <text:p>1995</text:p>
          </table:table-cell>
          <table:table-cell office:value-type="string">
            <text:p>ESRB - E (Everyone)</text:p>
          </table:table-cell>
          <table:table-cell office:value-type="string">
            <text:p>NHL Hockey '95 </text:p>
          </table:table-cell>
          <table:table-cell office:value-type="string">
            <text:p>Malibu Games</text:p>
          </table:table-cell>
          <table:table-cell office:value-type="string">
            <text:p>Probe Software Ltd.</text:p>
          </table:table-cell>
          <table:table-cell office:value-type="string">
            <text:p>Sports/Hockey</text:p>
          </table:table-cell>
          <table:table-cell office:value-type="string">
            <text:p>3.5</text:p>
          </table:table-cell>
          <table:table-cell office:value-type="string">
            <text:p>1 Player</text:p>
          </table:table-cell>
          <table:table-cell office:value-type="string">
            <text:p>NHL '95 was EA Sports' third licensed ice hockey game, promising the fastest action in the series to date. The action is viewed top-down, and can be played with or without realistic penalties. There is a full season mode, allowing you to guide a team through all 84 matches, with the option of injuries potentially putting players out of a sequence of matches. You have full control over trading and creating players for your squad. New in-game moves include dummy shots and lie-down blocks.</text:p>
          </table:table-cell>
          <table:table-cell table:formula="of:=CONCATENATE(&quot;&lt;game name=&quot;;CHAR(34);[.A342];CHAR(34);&quot;&gt; &lt;year&gt;&quot;;[.B342];&quot;&lt;/year&gt; &lt;rating&gt;&quot;;[.C342];&quot;&lt;/rating&gt; &lt;title&gt;&quot;;[.D342];&quot;&lt;/title&gt; &lt;pub&gt;&quot;;[.E342];&quot;&lt;/pub&gt; &lt;dev&gt;&quot;;[.F342];&quot;&lt;/dev&gt; &lt;genre&gt;&quot;;[.G342];&quot;&lt;/genre&gt; &lt;score&gt;&quot;;[.H342];&quot;&lt;/score&gt; &lt;player&gt;&quot;;[.I342];&quot;&lt;/player&gt; &lt;story&gt;&quot;;[.J342];&quot;&lt;/story&gt; &lt;/game&gt;&quot;)" office:value-type="string" office:string-value="&lt;game name=&quot;NHL Hockey '95 (USA, Europe)&quot;&gt; &lt;year&gt;1995&lt;/year&gt; &lt;rating&gt;ESRB - E (Everyone)&lt;/rating&gt; &lt;title&gt;NHL Hockey '95 &lt;/title&gt; &lt;pub&gt;Malibu Games&lt;/pub&gt; &lt;dev&gt;Probe Software Ltd.&lt;/dev&gt; &lt;genre&gt;Sports/Hockey&lt;/genre&gt; &lt;score&gt;3.5&lt;/score&gt; &lt;player&gt;1 Player&lt;/player&gt; &lt;story&gt;NHL '95 was EA Sports' third licensed ice hockey game, promising the fastest action in the series to date. The action is viewed top-down, and can be played with or without realistic penalties. There is a full season mode, allowing you to guide a team through all 84 matches, with the option of injuries potentially putting players out of a sequence of matches. You have full control over trading and creating players for your squad. New in-game moves include dummy shots and lie-down blocks.&lt;/story&gt; &lt;/game&gt;">
            <text:p>&lt;game name="NHL Hockey '95 (USA, Europe)"&gt; &lt;year&gt;1995&lt;/year&gt; &lt;rating&gt;ESRB - E (Everyone)&lt;/rating&gt; &lt;title&gt;NHL Hockey '95 &lt;/title&gt; &lt;pub&gt;Malibu Games&lt;/pub&gt; &lt;dev&gt;Probe Software Ltd.&lt;/dev&gt; &lt;genre&gt;Sports/Hockey&lt;/genre&gt; &lt;score&gt;3.5&lt;/score&gt; &lt;player&gt;1 Player&lt;/player&gt; &lt;story&gt;NHL '95 was EA Sports' third licensed ice hockey game, promising the fastest action in the series to date. The action is viewed top-down, and can be played with or without realistic penalties. There is a full season mode, allowing you to guide a team through all 84 matches, with the option of injuries potentially putting players out of a sequence of matches. You have full control over trading and creating players for your squad. New in-game moves include dummy shots and lie-down blocks.&lt;/story&gt; &lt;/game&gt;</text:p>
          </table:table-cell>
        </table:table-row>
        <table:table-row table:style-name="ro1">
          <table:table-cell office:value-type="string">
            <text:p>Nigel Mansell's World Championship (USA)</text:p>
          </table:table-cell>
          <table:table-cell office:value-type="float" office:value="1993">
            <text:p>1993</text:p>
          </table:table-cell>
          <table:table-cell office:value-type="string">
            <text:p>ESRB - E (Everyone)</text:p>
          </table:table-cell>
          <table:table-cell office:value-type="string">
            <text:p>Nigel Mansell's World Championship </text:p>
          </table:table-cell>
          <table:table-cell office:value-type="string">
            <text:p>GameTek, Inc.</text:p>
          </table:table-cell>
          <table:table-cell office:value-type="string">
            <text:p>Gremlin Graphics Software Ltd.</text:p>
          </table:table-cell>
          <table:table-cell office:value-type="string">
            <text:p>Driving</text:p>
          </table:table-cell>
          <table:table-cell office:value-type="string">
            <text:p>3.1</text:p>
          </table:table-cell>
          <table:table-cell office:value-type="string">
            <text:p>1 Player</text:p>
          </table:table-cell>
          <table:table-cell office:value-type="string">
            <text:p>Timing smiled on Gremlin with this licensed Formula 1 simulation, as Nigel's long quest for a championship had finally come good. The game was pitched somewhere in between a full-blown simulation like F1 GP and action games like Continental Circus. Only 12 cars were in each race, which could last from between 3 and 20 laps.****Before each race you can customize wing downforce, gear ratio, tyre selection and fuel load choices – pitstops are a standard feature of the longer races. The 16-bit versions include a unique 'Improve With Mansell' mode, in which a digitized version of Nigel's head appears in the top corner of the screen, offering instructions and praise.</text:p>
          </table:table-cell>
          <table:table-cell table:formula="of:=CONCATENATE(&quot;&lt;game name=&quot;;CHAR(34);[.A343];CHAR(34);&quot;&gt; &lt;year&gt;&quot;;[.B343];&quot;&lt;/year&gt; &lt;rating&gt;&quot;;[.C343];&quot;&lt;/rating&gt; &lt;title&gt;&quot;;[.D343];&quot;&lt;/title&gt; &lt;pub&gt;&quot;;[.E343];&quot;&lt;/pub&gt; &lt;dev&gt;&quot;;[.F343];&quot;&lt;/dev&gt; &lt;genre&gt;&quot;;[.G343];&quot;&lt;/genre&gt; &lt;score&gt;&quot;;[.H343];&quot;&lt;/score&gt; &lt;player&gt;&quot;;[.I343];&quot;&lt;/player&gt; &lt;story&gt;&quot;;[.J343];&quot;&lt;/story&gt; &lt;/game&gt;&quot;)" office:value-type="string" office:string-value="&lt;game name=&quot;Nigel Mansell's World Championship (USA)&quot;&gt; &lt;year&gt;1993&lt;/year&gt; &lt;rating&gt;ESRB - E (Everyone)&lt;/rating&gt; &lt;title&gt;Nigel Mansell's World Championship &lt;/title&gt; &lt;pub&gt;GameTek, Inc.&lt;/pub&gt; &lt;dev&gt;Gremlin Graphics Software Ltd.&lt;/dev&gt; &lt;genre&gt;Driving&lt;/genre&gt; &lt;score&gt;3.1&lt;/score&gt; &lt;player&gt;1 Player&lt;/player&gt; &lt;story&gt;Timing smiled on Gremlin with this licensed Formula 1 simulation, as Nigel's long quest for a championship had finally come good. The game was pitched somewhere in between a full-blown simulation like F1 GP and action games like Continental Circus. Only 12 cars were in each race, which could last from between 3 and 20 laps.****Before each race you can customize wing downforce, gear ratio, tyre selection and fuel load choices – pitstops are a standard feature of the longer races. The 16-bit versions include a unique 'Improve With Mansell' mode, in which a digitized version of Nigel's head appears in the top corner of the screen, offering instructions and praise.&lt;/story&gt; &lt;/game&gt;">
            <text:p>&lt;game name="Nigel Mansell's World Championship (USA)"&gt; &lt;year&gt;1993&lt;/year&gt; &lt;rating&gt;ESRB - E (Everyone)&lt;/rating&gt; &lt;title&gt;Nigel Mansell's World Championship &lt;/title&gt; &lt;pub&gt;GameTek, Inc.&lt;/pub&gt; &lt;dev&gt;Gremlin Graphics Software Ltd.&lt;/dev&gt; &lt;genre&gt;Driving&lt;/genre&gt; &lt;score&gt;3.1&lt;/score&gt; &lt;player&gt;1 Player&lt;/player&gt; &lt;story&gt;Timing smiled on Gremlin with this licensed Formula 1 simulation, as Nigel's long quest for a championship had finally come good. The game was pitched somewhere in between a full-blown simulation like F1 GP and action games like Continental Circus. Only 12 cars were in each race, which could last from between 3 and 20 laps.****Before each race you can customize wing downforce, gear ratio, tyre selection and fuel load choices – pitstops are a standard feature of the longer races. The 16-bit versions include a unique 'Improve With Mansell' mode, in which a digitized version of Nigel's head appears in the top corner of the screen, offering instructions and praise.&lt;/story&gt; &lt;/game&gt;</text:p>
          </table:table-cell>
        </table:table-row>
        <table:table-row table:style-name="ro1">
          <table:table-cell office:value-type="string">
            <text:p>Ninja Boy (USA, Europe)</text:p>
          </table:table-cell>
          <table:table-cell office:value-type="float" office:value="1990">
            <text:p>1990</text:p>
          </table:table-cell>
          <table:table-cell office:value-type="string">
            <text:p>ESRB - E (Everyone)</text:p>
          </table:table-cell>
          <table:table-cell office:value-type="string">
            <text:p>Ninja Boy </text:p>
          </table:table-cell>
          <table:table-cell table:number-columns-repeated="2" office:value-type="string">
            <text:p>Culture Brain</text:p>
          </table:table-cell>
          <table:table-cell office:value-type="string">
            <text:p>Action</text:p>
          </table:table-cell>
          <table:table-cell office:value-type="string">
            <text:p>3.0</text:p>
          </table:table-cell>
          <table:table-cell office:value-type="string">
            <text:p>1 Player</text:p>
          </table:table-cell>
          <table:table-cell office:value-type="string">
            <text:p>Ninja Boy, known in Japan as Super Chinese Land, is a 1990 action video game that was developed and published by Culture Brain for the Game Boy. It is the first game in the handheld series of Culture Brain's Super Chinese series. The game's hero is Jack, a ninja who wants to save a princess.Ninja Boy uses the gameplay formula of Kung Fu Heroes. The player must fight through a number of enemies to unlock a door, which allows the player to advance to the next stage.</text:p>
          </table:table-cell>
          <table:table-cell table:formula="of:=CONCATENATE(&quot;&lt;game name=&quot;;CHAR(34);[.A344];CHAR(34);&quot;&gt; &lt;year&gt;&quot;;[.B344];&quot;&lt;/year&gt; &lt;rating&gt;&quot;;[.C344];&quot;&lt;/rating&gt; &lt;title&gt;&quot;;[.D344];&quot;&lt;/title&gt; &lt;pub&gt;&quot;;[.E344];&quot;&lt;/pub&gt; &lt;dev&gt;&quot;;[.F344];&quot;&lt;/dev&gt; &lt;genre&gt;&quot;;[.G344];&quot;&lt;/genre&gt; &lt;score&gt;&quot;;[.H344];&quot;&lt;/score&gt; &lt;player&gt;&quot;;[.I344];&quot;&lt;/player&gt; &lt;story&gt;&quot;;[.J344];&quot;&lt;/story&gt; &lt;/game&gt;&quot;)" office:value-type="string" office:string-value="&lt;game name=&quot;Ninja Boy (USA, Europe)&quot;&gt; &lt;year&gt;1990&lt;/year&gt; &lt;rating&gt;ESRB - E (Everyone)&lt;/rating&gt; &lt;title&gt;Ninja Boy &lt;/title&gt; &lt;pub&gt;Culture Brain&lt;/pub&gt; &lt;dev&gt;Culture Brain&lt;/dev&gt; &lt;genre&gt;Action&lt;/genre&gt; &lt;score&gt;3.0&lt;/score&gt; &lt;player&gt;1 Player&lt;/player&gt; &lt;story&gt;Ninja Boy, known in Japan as Super Chinese Land, is a 1990 action video game that was developed and published by Culture Brain for the Game Boy. It is the first game in the handheld series of Culture Brain's Super Chinese series. The game's hero is Jack, a ninja who wants to save a princess.Ninja Boy uses the gameplay formula of Kung Fu Heroes. The player must fight through a number of enemies to unlock a door, which allows the player to advance to the next stage.&lt;/story&gt; &lt;/game&gt;">
            <text:p>&lt;game name="Ninja Boy (USA, Europe)"&gt; &lt;year&gt;1990&lt;/year&gt; &lt;rating&gt;ESRB - E (Everyone)&lt;/rating&gt; &lt;title&gt;Ninja Boy &lt;/title&gt; &lt;pub&gt;Culture Brain&lt;/pub&gt; &lt;dev&gt;Culture Brain&lt;/dev&gt; &lt;genre&gt;Action&lt;/genre&gt; &lt;score&gt;3.0&lt;/score&gt; &lt;player&gt;1 Player&lt;/player&gt; &lt;story&gt;Ninja Boy, known in Japan as Super Chinese Land, is a 1990 action video game that was developed and published by Culture Brain for the Game Boy. It is the first game in the handheld series of Culture Brain's Super Chinese series. The game's hero is Jack, a ninja who wants to save a princess.Ninja Boy uses the gameplay formula of Kung Fu Heroes. The player must fight through a number of enemies to unlock a door, which allows the player to advance to the next stage.&lt;/story&gt; &lt;/game&gt;</text:p>
          </table:table-cell>
        </table:table-row>
        <table:table-row table:style-name="ro1">
          <table:table-cell office:value-type="string">
            <text:p>Ninja Boy 2 (USA, Europe)</text:p>
          </table:table-cell>
          <table:table-cell office:value-type="float" office:value="1993">
            <text:p>1993</text:p>
          </table:table-cell>
          <table:table-cell office:value-type="string">
            <text:p>ESRB - E (Everyone)</text:p>
          </table:table-cell>
          <table:table-cell office:value-type="string">
            <text:p>Ninja Boy 2 </text:p>
          </table:table-cell>
          <table:table-cell table:number-columns-repeated="2" office:value-type="string">
            <text:p>Culture Brain</text:p>
          </table:table-cell>
          <table:table-cell office:value-type="string">
            <text:p>Action</text:p>
          </table:table-cell>
          <table:table-cell office:value-type="string">
            <text:p>3.7</text:p>
          </table:table-cell>
          <table:table-cell office:value-type="string">
            <text:p>1 Player</text:p>
          </table:table-cell>
          <table:table-cell office:value-type="string">
            <text:p>In the previous game, the world has been saved and an intergalactic conference has been called. Alien invaders came in and kidnapped all the dignitaries; declaring themselves to be the rulers of the entire galaxy in the process. Several alien leaders became lieutenants in order to make the claim look legitimate. Ninja warriors Jack and Ryu must help the people of Futureland defeat the alien overlords by creating a spaceship from scratch. Despite their intentions, Ryu and Jack must land at all the planets in order to repair the spaceship</text:p>
          </table:table-cell>
          <table:table-cell table:formula="of:=CONCATENATE(&quot;&lt;game name=&quot;;CHAR(34);[.A345];CHAR(34);&quot;&gt; &lt;year&gt;&quot;;[.B345];&quot;&lt;/year&gt; &lt;rating&gt;&quot;;[.C345];&quot;&lt;/rating&gt; &lt;title&gt;&quot;;[.D345];&quot;&lt;/title&gt; &lt;pub&gt;&quot;;[.E345];&quot;&lt;/pub&gt; &lt;dev&gt;&quot;;[.F345];&quot;&lt;/dev&gt; &lt;genre&gt;&quot;;[.G345];&quot;&lt;/genre&gt; &lt;score&gt;&quot;;[.H345];&quot;&lt;/score&gt; &lt;player&gt;&quot;;[.I345];&quot;&lt;/player&gt; &lt;story&gt;&quot;;[.J345];&quot;&lt;/story&gt; &lt;/game&gt;&quot;)" office:value-type="string" office:string-value="&lt;game name=&quot;Ninja Boy 2 (USA, Europe)&quot;&gt; &lt;year&gt;1993&lt;/year&gt; &lt;rating&gt;ESRB - E (Everyone)&lt;/rating&gt; &lt;title&gt;Ninja Boy 2 &lt;/title&gt; &lt;pub&gt;Culture Brain&lt;/pub&gt; &lt;dev&gt;Culture Brain&lt;/dev&gt; &lt;genre&gt;Action&lt;/genre&gt; &lt;score&gt;3.7&lt;/score&gt; &lt;player&gt;1 Player&lt;/player&gt; &lt;story&gt;In the previous game, the world has been saved and an intergalactic conference has been called. Alien invaders came in and kidnapped all the dignitaries; declaring themselves to be the rulers of the entire galaxy in the process. Several alien leaders became lieutenants in order to make the claim look legitimate. Ninja warriors Jack and Ryu must help the people of Futureland defeat the alien overlords by creating a spaceship from scratch. Despite their intentions, Ryu and Jack must land at all the planets in order to repair the spaceship&lt;/story&gt; &lt;/game&gt;">
            <text:p>&lt;game name="Ninja Boy 2 (USA, Europe)"&gt; &lt;year&gt;1993&lt;/year&gt; &lt;rating&gt;ESRB - E (Everyone)&lt;/rating&gt; &lt;title&gt;Ninja Boy 2 &lt;/title&gt; &lt;pub&gt;Culture Brain&lt;/pub&gt; &lt;dev&gt;Culture Brain&lt;/dev&gt; &lt;genre&gt;Action&lt;/genre&gt; &lt;score&gt;3.7&lt;/score&gt; &lt;player&gt;1 Player&lt;/player&gt; &lt;story&gt;In the previous game, the world has been saved and an intergalactic conference has been called. Alien invaders came in and kidnapped all the dignitaries; declaring themselves to be the rulers of the entire galaxy in the process. Several alien leaders became lieutenants in order to make the claim look legitimate. Ninja warriors Jack and Ryu must help the people of Futureland defeat the alien overlords by creating a spaceship from scratch. Despite their intentions, Ryu and Jack must land at all the planets in order to repair the spaceship&lt;/story&gt; &lt;/game&gt;</text:p>
          </table:table-cell>
        </table:table-row>
        <table:table-row table:style-name="ro1">
          <table:table-cell office:value-type="string">
            <text:p>Ninja Gaiden Shadow (USA)</text:p>
          </table:table-cell>
          <table:table-cell office:value-type="float" office:value="1991">
            <text:p>1991</text:p>
          </table:table-cell>
          <table:table-cell office:value-type="string">
            <text:p>ESRB - E (Everyone)</text:p>
          </table:table-cell>
          <table:table-cell office:value-type="string">
            <text:p>Ninja Gaiden Shadow </text:p>
          </table:table-cell>
          <table:table-cell office:value-type="string">
            <text:p>Tecmo, Inc.</text:p>
          </table:table-cell>
          <table:table-cell office:value-type="string">
            <text:p>Natsume Co., Ltd.</text:p>
          </table:table-cell>
          <table:table-cell office:value-type="string">
            <text:p>Platform</text:p>
          </table:table-cell>
          <table:table-cell office:value-type="string">
            <text:p>3.6</text:p>
          </table:table-cell>
          <table:table-cell office:value-type="string">
            <text:p>1 Player</text:p>
          </table:table-cell>
          <table:table-cell office:value-type="string">
            <text:p>Ninja Gaiden Shadow is a prequel to Ninja Gaiden. It is 1985, 3 years before the events of the NES game, and Jaquio has not yet been awakened. However, Emperor Garuda, an evil dictator, threatens New York city and it is up to the Ryu Hayabusa to fight him.****This game is an action side-scroller. Ryu can run, jump and beat his enemies using a sword. He also has a grappling-hook device, which can be used to reach higher platforms, which can then be hand-climbed across. By collecting power ups Ryu can use a magical technique called "the art of the fire wheel", an ascending and spinning wheel of fire which will take more damage than his usual sword. He has up to 5 charges of this technique. Ryu has a life meter with six units, which can be replenished by finding proper power ups inside containers.****The game is divided in 5 stages. Each stages has sub-screens, and the main objective is to go from left to right till the end of the screen, destroying the enemies in the way. Among the enemies Ryu will find humans, cyborgs and machines. At the end of each stage a boss fight awaits Ryu.</text:p>
          </table:table-cell>
          <table:table-cell table:formula="of:=CONCATENATE(&quot;&lt;game name=&quot;;CHAR(34);[.A346];CHAR(34);&quot;&gt; &lt;year&gt;&quot;;[.B346];&quot;&lt;/year&gt; &lt;rating&gt;&quot;;[.C346];&quot;&lt;/rating&gt; &lt;title&gt;&quot;;[.D346];&quot;&lt;/title&gt; &lt;pub&gt;&quot;;[.E346];&quot;&lt;/pub&gt; &lt;dev&gt;&quot;;[.F346];&quot;&lt;/dev&gt; &lt;genre&gt;&quot;;[.G346];&quot;&lt;/genre&gt; &lt;score&gt;&quot;;[.H346];&quot;&lt;/score&gt; &lt;player&gt;&quot;;[.I346];&quot;&lt;/player&gt; &lt;story&gt;&quot;;[.J346];&quot;&lt;/story&gt; &lt;/game&gt;&quot;)" office:value-type="string" office:string-value="&lt;game name=&quot;Ninja Gaiden Shadow (USA)&quot;&gt; &lt;year&gt;1991&lt;/year&gt; &lt;rating&gt;ESRB - E (Everyone)&lt;/rating&gt; &lt;title&gt;Ninja Gaiden Shadow &lt;/title&gt; &lt;pub&gt;Tecmo, Inc.&lt;/pub&gt; &lt;dev&gt;Natsume Co., Ltd.&lt;/dev&gt; &lt;genre&gt;Platform&lt;/genre&gt; &lt;score&gt;3.6&lt;/score&gt; &lt;player&gt;1 Player&lt;/player&gt; &lt;story&gt;Ninja Gaiden Shadow is a prequel to Ninja Gaiden. It is 1985, 3 years before the events of the NES game, and Jaquio has not yet been awakened. However, Emperor Garuda, an evil dictator, threatens New York city and it is up to the Ryu Hayabusa to fight him.****This game is an action side-scroller. Ryu can run, jump and beat his enemies using a sword. He also has a grappling-hook device, which can be used to reach higher platforms, which can then be hand-climbed across. By collecting power ups Ryu can use a magical technique called &quot;the art of the fire wheel&quot;, an ascending and spinning wheel of fire which will take more damage than his usual sword. He has up to 5 charges of this technique. Ryu has a life meter with six units, which can be replenished by finding proper power ups inside containers.****The game is divided in 5 stages. Each stages has sub-screens, and the main objective is to go from left to right till the end of the screen, destroying the enemies in the way. Among the enemies Ryu will find humans, cyborgs and machines. At the end of each stage a boss fight awaits Ryu.&lt;/story&gt; &lt;/game&gt;">
            <text:p>&lt;game name="Ninja Gaiden Shadow (USA)"&gt; &lt;year&gt;1991&lt;/year&gt; &lt;rating&gt;ESRB - E (Everyone)&lt;/rating&gt; &lt;title&gt;Ninja Gaiden Shadow &lt;/title&gt; &lt;pub&gt;Tecmo, Inc.&lt;/pub&gt; &lt;dev&gt;Natsume Co., Ltd.&lt;/dev&gt; &lt;genre&gt;Platform&lt;/genre&gt; &lt;score&gt;3.6&lt;/score&gt; &lt;player&gt;1 Player&lt;/player&gt; &lt;story&gt;Ninja Gaiden Shadow is a prequel to Ninja Gaiden. It is 1985, 3 years before the events of the NES game, and Jaquio has not yet been awakened. However, Emperor Garuda, an evil dictator, threatens New York city and it is up to the Ryu Hayabusa to fight him.****This game is an action side-scroller. Ryu can run, jump and beat his enemies using a sword. He also has a grappling-hook device, which can be used to reach higher platforms, which can then be hand-climbed across. By collecting power ups Ryu can use a magical technique called "the art of the fire wheel", an ascending and spinning wheel of fire which will take more damage than his usual sword. He has up to 5 charges of this technique. Ryu has a life meter with six units, which can be replenished by finding proper power ups inside containers.****The game is divided in 5 stages. Each stages has sub-screens, and the main objective is to go from left to right till the end of the screen, destroying the enemies in the way. Among the enemies Ryu will find humans, cyborgs and machines. At the end of each stage a boss fight awaits Ryu.&lt;/story&gt; &lt;/game&gt;</text:p>
          </table:table-cell>
        </table:table-row>
        <table:table-row table:style-name="ro1">
          <table:table-cell office:value-type="string">
            <text:p>Ninja Taro (USA)</text:p>
          </table:table-cell>
          <table:table-cell office:value-type="float" office:value="1992">
            <text:p>1992</text:p>
          </table:table-cell>
          <table:table-cell office:value-type="string">
            <text:p>ESRB - E (Everyone)</text:p>
          </table:table-cell>
          <table:table-cell office:value-type="string">
            <text:p>Ninja Taro </text:p>
          </table:table-cell>
          <table:table-cell office:value-type="string">
            <text:p>American Sammy</text:p>
          </table:table-cell>
          <table:table-cell office:value-type="string">
            <text:p>NMK</text:p>
          </table:table-cell>
          <table:table-cell office:value-type="string">
            <text:p>Role-Playing</text:p>
          </table:table-cell>
          <table:table-cell office:value-type="string">
            <text:p>3.9</text:p>
          </table:table-cell>
          <table:table-cell office:value-type="string">
            <text:p>1 Player</text:p>
          </table:table-cell>
          <table:table-cell office:value-type="string">
            <text:p>When rumors start to emerge that the feudal lord Takeda Shingen was pronounced dead, the country's biggest enemy Oda Nobunaga became ambitious. He started talking about unifying all of Japan under his leadership.Players need to explore the world map, do quests for the people who live in the towns, find treasure chests in order to become stronger instead of earning experience points and hunt inside caves to destroy major enemies. There is no puzzle solving or currency used in the game; making it more straightforward than the games in The Legend of Zelda series. Most weapons are obtained by killing enemies.</text:p>
          </table:table-cell>
          <table:table-cell table:formula="of:=CONCATENATE(&quot;&lt;game name=&quot;;CHAR(34);[.A347];CHAR(34);&quot;&gt; &lt;year&gt;&quot;;[.B347];&quot;&lt;/year&gt; &lt;rating&gt;&quot;;[.C347];&quot;&lt;/rating&gt; &lt;title&gt;&quot;;[.D347];&quot;&lt;/title&gt; &lt;pub&gt;&quot;;[.E347];&quot;&lt;/pub&gt; &lt;dev&gt;&quot;;[.F347];&quot;&lt;/dev&gt; &lt;genre&gt;&quot;;[.G347];&quot;&lt;/genre&gt; &lt;score&gt;&quot;;[.H347];&quot;&lt;/score&gt; &lt;player&gt;&quot;;[.I347];&quot;&lt;/player&gt; &lt;story&gt;&quot;;[.J347];&quot;&lt;/story&gt; &lt;/game&gt;&quot;)" office:value-type="string" office:string-value="&lt;game name=&quot;Ninja Taro (USA)&quot;&gt; &lt;year&gt;1992&lt;/year&gt; &lt;rating&gt;ESRB - E (Everyone)&lt;/rating&gt; &lt;title&gt;Ninja Taro &lt;/title&gt; &lt;pub&gt;American Sammy&lt;/pub&gt; &lt;dev&gt;NMK&lt;/dev&gt; &lt;genre&gt;Role-Playing&lt;/genre&gt; &lt;score&gt;3.9&lt;/score&gt; &lt;player&gt;1 Player&lt;/player&gt; &lt;story&gt;When rumors start to emerge that the feudal lord Takeda Shingen was pronounced dead, the country's biggest enemy Oda Nobunaga became ambitious. He started talking about unifying all of Japan under his leadership.Players need to explore the world map, do quests for the people who live in the towns, find treasure chests in order to become stronger instead of earning experience points and hunt inside caves to destroy major enemies. There is no puzzle solving or currency used in the game; making it more straightforward than the games in The Legend of Zelda series. Most weapons are obtained by killing enemies.&lt;/story&gt; &lt;/game&gt;">
            <text:p>&lt;game name="Ninja Taro (USA)"&gt; &lt;year&gt;1992&lt;/year&gt; &lt;rating&gt;ESRB - E (Everyone)&lt;/rating&gt; &lt;title&gt;Ninja Taro &lt;/title&gt; &lt;pub&gt;American Sammy&lt;/pub&gt; &lt;dev&gt;NMK&lt;/dev&gt; &lt;genre&gt;Role-Playing&lt;/genre&gt; &lt;score&gt;3.9&lt;/score&gt; &lt;player&gt;1 Player&lt;/player&gt; &lt;story&gt;When rumors start to emerge that the feudal lord Takeda Shingen was pronounced dead, the country's biggest enemy Oda Nobunaga became ambitious. He started talking about unifying all of Japan under his leadership.Players need to explore the world map, do quests for the people who live in the towns, find treasure chests in order to become stronger instead of earning experience points and hunt inside caves to destroy major enemies. There is no puzzle solving or currency used in the game; making it more straightforward than the games in The Legend of Zelda series. Most weapons are obtained by killing enemies.&lt;/story&gt; &lt;/game&gt;</text:p>
          </table:table-cell>
        </table:table-row>
        <table:table-row table:style-name="ro1">
          <table:table-cell office:value-type="string">
            <text:p>Nintendo World Cup (USA, Europe)</text:p>
          </table:table-cell>
          <table:table-cell office:value-type="float" office:value="1991">
            <text:p>1991</text:p>
          </table:table-cell>
          <table:table-cell office:value-type="string">
            <text:p>ESRB - E (Everyone)</text:p>
          </table:table-cell>
          <table:table-cell office:value-type="string">
            <text:p>Nintendo World Cup </text:p>
          </table:table-cell>
          <table:table-cell office:value-type="string">
            <text:p>Nintendo of America Inc.</text:p>
          </table:table-cell>
          <table:table-cell office:value-type="string">
            <text:p>Technos Japan Corp.</text:p>
          </table:table-cell>
          <table:table-cell office:value-type="string">
            <text:p>Sports/Soccer</text:p>
          </table:table-cell>
          <table:table-cell office:value-type="string">
            <text:p>3.3</text:p>
          </table:table-cell>
          <table:table-cell office:value-type="string">
            <text:p>1-2 Players</text:p>
          </table:table-cell>
          <table:table-cell office:value-type="string">
            <text:p>This soccer game was made at the time when Nintendo introduced their four player adapter, and was probably made for the four playing purpose. This is shown clearly when you choose to play 2 or more players. Then you can choose between many different ground layers, like ice, grass and stone, which adds to the replayability.****When you play a one player game you play the world cup as one of the top soccer countries of that time, and you meet countries in a fixed order. Cameroon in the first match and the final is against West Germany. In an old-school fashion you lose when you play a draw, there's no extra time whatsoever.****In the game you always steer only one character, which you choose before the match starts. You can then give simple orders to you team-mates, like pass, tackle and shoot. Your moves are also limited to these moves. The game is totally lawless, so feel free to make elbow tackles without a wink from the referee. Probably it was made this way to be funnier to play against friends.</text:p>
          </table:table-cell>
          <table:table-cell table:formula="of:=CONCATENATE(&quot;&lt;game name=&quot;;CHAR(34);[.A348];CHAR(34);&quot;&gt; &lt;year&gt;&quot;;[.B348];&quot;&lt;/year&gt; &lt;rating&gt;&quot;;[.C348];&quot;&lt;/rating&gt; &lt;title&gt;&quot;;[.D348];&quot;&lt;/title&gt; &lt;pub&gt;&quot;;[.E348];&quot;&lt;/pub&gt; &lt;dev&gt;&quot;;[.F348];&quot;&lt;/dev&gt; &lt;genre&gt;&quot;;[.G348];&quot;&lt;/genre&gt; &lt;score&gt;&quot;;[.H348];&quot;&lt;/score&gt; &lt;player&gt;&quot;;[.I348];&quot;&lt;/player&gt; &lt;story&gt;&quot;;[.J348];&quot;&lt;/story&gt; &lt;/game&gt;&quot;)" office:value-type="string" office:string-value="&lt;game name=&quot;Nintendo World Cup (USA, Europe)&quot;&gt; &lt;year&gt;1991&lt;/year&gt; &lt;rating&gt;ESRB - E (Everyone)&lt;/rating&gt; &lt;title&gt;Nintendo World Cup &lt;/title&gt; &lt;pub&gt;Nintendo of America Inc.&lt;/pub&gt; &lt;dev&gt;Technos Japan Corp.&lt;/dev&gt; &lt;genre&gt;Sports/Soccer&lt;/genre&gt; &lt;score&gt;3.3&lt;/score&gt; &lt;player&gt;1-2 Players&lt;/player&gt; &lt;story&gt;This soccer game was made at the time when Nintendo introduced their four player adapter, and was probably made for the four playing purpose. This is shown clearly when you choose to play 2 or more players. Then you can choose between many different ground layers, like ice, grass and stone, which adds to the replayability.****When you play a one player game you play the world cup as one of the top soccer countries of that time, and you meet countries in a fixed order. Cameroon in the first match and the final is against West Germany. In an old-school fashion you lose when you play a draw, there's no extra time whatsoever.****In the game you always steer only one character, which you choose before the match starts. You can then give simple orders to you team-mates, like pass, tackle and shoot. Your moves are also limited to these moves. The game is totally lawless, so feel free to make elbow tackles without a wink from the referee. Probably it was made this way to be funnier to play against friends.&lt;/story&gt; &lt;/game&gt;">
            <text:p>&lt;game name="Nintendo World Cup (USA, Europe)"&gt; &lt;year&gt;1991&lt;/year&gt; &lt;rating&gt;ESRB - E (Everyone)&lt;/rating&gt; &lt;title&gt;Nintendo World Cup &lt;/title&gt; &lt;pub&gt;Nintendo of America Inc.&lt;/pub&gt; &lt;dev&gt;Technos Japan Corp.&lt;/dev&gt; &lt;genre&gt;Sports/Soccer&lt;/genre&gt; &lt;score&gt;3.3&lt;/score&gt; &lt;player&gt;1-2 Players&lt;/player&gt; &lt;story&gt;This soccer game was made at the time when Nintendo introduced their four player adapter, and was probably made for the four playing purpose. This is shown clearly when you choose to play 2 or more players. Then you can choose between many different ground layers, like ice, grass and stone, which adds to the replayability.****When you play a one player game you play the world cup as one of the top soccer countries of that time, and you meet countries in a fixed order. Cameroon in the first match and the final is against West Germany. In an old-school fashion you lose when you play a draw, there's no extra time whatsoever.****In the game you always steer only one character, which you choose before the match starts. You can then give simple orders to you team-mates, like pass, tackle and shoot. Your moves are also limited to these moves. The game is totally lawless, so feel free to make elbow tackles without a wink from the referee. Probably it was made this way to be funnier to play against friends.&lt;/story&gt; &lt;/game&gt;</text:p>
          </table:table-cell>
        </table:table-row>
        <table:table-row table:style-name="ro1">
          <table:table-cell office:value-type="string">
            <text:p>Nobunaga's Ambition (USA)</text:p>
          </table:table-cell>
          <table:table-cell office:value-type="float" office:value="1991">
            <text:p>1991</text:p>
          </table:table-cell>
          <table:table-cell office:value-type="string">
            <text:p>ESRB - E (Everyone)</text:p>
          </table:table-cell>
          <table:table-cell office:value-type="string">
            <text:p>Nobunaga's Ambition </text:p>
          </table:table-cell>
          <table:table-cell table:number-columns-repeated="2" office:value-type="string">
            <text:p>KOEI Co., Ltd.</text:p>
          </table:table-cell>
          <table:table-cell office:value-type="string">
            <text:p>Strategy</text:p>
          </table:table-cell>
          <table:table-cell office:value-type="string">
            <text:p>3.4</text:p>
          </table:table-cell>
          <table:table-cell office:value-type="string">
            <text:p>1-2 Players</text:p>
          </table:table-cell>
          <table:table-cell office:value-type="string">
            <text:p>In the 16th century, Japan's Sengoku ("Warring States") period divided the nation into numerous feudal states, each ruled by a daimyo. These daimyos would often go to war with each other. Many dreamt of conquering the land, becoming the Shogun and ruling the entire country. One of those daimyos was the ambitious Nobunaga Oda, a merciless ruler and a renowned strategist. Players take on the role of Nobunaga Oda or one of many other daimyos to try to conquer Japan. ****Nobunaga's Ambition is a turn-based strategy game which can be played in different modes. Gameplay is similar to Koei's better known Romance of the Three Kingdoms game. Players begin by selecting either a 17 regions scenario or a larger 50 scenario. Then, the player must select a daimyo, each of which is rated attributes in several categories; Age, Health, Ambition, Luck, Charm and IQ. As the game progresses, these values change depending on events in the game. The age value represents a time limit of sorts, as an elderly daimyo becomes increasingly likely to die of old age or sickness.****During each of turn (one per season), players can issue one of several commands from a menu. They include: Recruiting new soldiers, Training the army, Buying <text:s/>Weapons, Increasing Peasant morale, Forming alliances or Hiring Ninjas to bribe &amp;amp; assassinate. When one player attacks another, there is a war fought over the defender's region. Battles are fought in an overhead-view hex battle map. Each player takes turn moving units and issuing orders, which include attack, move, bribe and surrender. The goal is to defeat all of the enemy units (or force them into surrender). Army units each have a certain weakness against other types of enemies, and are also affected by the terrain.</text:p>
          </table:table-cell>
          <table:table-cell table:formula="of:=CONCATENATE(&quot;&lt;game name=&quot;;CHAR(34);[.A349];CHAR(34);&quot;&gt; &lt;year&gt;&quot;;[.B349];&quot;&lt;/year&gt; &lt;rating&gt;&quot;;[.C349];&quot;&lt;/rating&gt; &lt;title&gt;&quot;;[.D349];&quot;&lt;/title&gt; &lt;pub&gt;&quot;;[.E349];&quot;&lt;/pub&gt; &lt;dev&gt;&quot;;[.F349];&quot;&lt;/dev&gt; &lt;genre&gt;&quot;;[.G349];&quot;&lt;/genre&gt; &lt;score&gt;&quot;;[.H349];&quot;&lt;/score&gt; &lt;player&gt;&quot;;[.I349];&quot;&lt;/player&gt; &lt;story&gt;&quot;;[.J349];&quot;&lt;/story&gt; &lt;/game&gt;&quot;)" office:value-type="string" office:string-value="&lt;game name=&quot;Nobunaga's Ambition (USA)&quot;&gt; &lt;year&gt;1991&lt;/year&gt; &lt;rating&gt;ESRB - E (Everyone)&lt;/rating&gt; &lt;title&gt;Nobunaga's Ambition &lt;/title&gt; &lt;pub&gt;KOEI Co., Ltd.&lt;/pub&gt; &lt;dev&gt;KOEI Co., Ltd.&lt;/dev&gt; &lt;genre&gt;Strategy&lt;/genre&gt; &lt;score&gt;3.4&lt;/score&gt; &lt;player&gt;1-2 Players&lt;/player&gt; &lt;story&gt;In the 16th century, Japan's Sengoku (&quot;Warring States&quot;) period divided the nation into numerous feudal states, each ruled by a daimyo. These daimyos would often go to war with each other. Many dreamt of conquering the land, becoming the Shogun and ruling the entire country. One of those daimyos was the ambitious Nobunaga Oda, a merciless ruler and a renowned strategist. Players take on the role of Nobunaga Oda or one of many other daimyos to try to conquer Japan. ****Nobunaga's Ambition is a turn-based strategy game which can be played in different modes. Gameplay is similar to Koei's better known Romance of the Three Kingdoms game. Players begin by selecting either a 17 regions scenario or a larger 50 scenario. Then, the player must select a daimyo, each of which is rated attributes in several categories; Age, Health, Ambition, Luck, Charm and IQ. As the game progresses, these values change depending on events in the game. The age value represents a time limit of sorts, as an elderly daimyo becomes increasingly likely to die of old age or sickness.****During each of turn (one per season), players can issue one of several commands from a menu. They include: Recruiting new soldiers, Training the army, Buying  Weapons, Increasing Peasant morale, Forming alliances or Hiring Ninjas to bribe &amp;amp; assassinate. When one player attacks another, there is a war fought over the defender's region. Battles are fought in an overhead-view hex battle map. Each player takes turn moving units and issuing orders, which include attack, move, bribe and surrender. The goal is to defeat all of the enemy units (or force them into surrender). Army units each have a certain weakness against other types of enemies, and are also affected by the terrain.&lt;/story&gt; &lt;/game&gt;">
            <text:p>&lt;game name="Nobunaga's Ambition (USA)"&gt; &lt;year&gt;1991&lt;/year&gt; &lt;rating&gt;ESRB - E (Everyone)&lt;/rating&gt; &lt;title&gt;Nobunaga's Ambition &lt;/title&gt; &lt;pub&gt;KOEI Co., Ltd.&lt;/pub&gt; &lt;dev&gt;KOEI Co., Ltd.&lt;/dev&gt; &lt;genre&gt;Strategy&lt;/genre&gt; &lt;score&gt;3.4&lt;/score&gt; &lt;player&gt;1-2 Players&lt;/player&gt; &lt;story&gt;In the 16th century, Japan's Sengoku ("Warring States") period divided the nation into numerous feudal states, each ruled by a daimyo. These daimyos would often go to war with each other. Many dreamt of conquering the land, becoming the Shogun and ruling the entire country. One of those daimyos was the ambitious Nobunaga Oda, a merciless ruler and a renowned strategist. Players take on the role of Nobunaga Oda or one of many other daimyos to try to conquer Japan. ****Nobunaga's Ambition is a turn-based strategy game which can be played in different modes. Gameplay is similar to Koei's better known Romance of the Three Kingdoms game. Players begin by selecting either a 17 regions scenario or a larger 50 scenario. Then, the player must select a daimyo, each of which is rated attributes in several categories; Age, Health, Ambition, Luck, Charm and IQ. As the game progresses, these values change depending on events in the game. The age value represents a time limit of sorts, as an elderly daimyo becomes increasingly likely to die of old age or sickness.****During each of turn (one per season), players can issue one of several commands from a menu. They include: Recruiting new soldiers, Training the army, Buying <text:s/>Weapons, Increasing Peasant morale, Forming alliances or Hiring Ninjas to bribe &amp;amp; assassinate. When one player attacks another, there is a war fought over the defender's region. Battles are fought in an overhead-view hex battle map. Each player takes turn moving units and issuing orders, which include attack, move, bribe and surrender. The goal is to defeat all of the enemy units (or force them into surrender). Army units each have a certain weakness against other types of enemies, and are also affected by the terrain.&lt;/story&gt; &lt;/game&gt;</text:p>
          </table:table-cell>
        </table:table-row>
        <table:table-row table:style-name="ro1">
          <table:table-cell office:value-type="string">
            <text:p>Oddworld Adventures (USA, Europe)</text:p>
          </table:table-cell>
          <table:table-cell office:value-type="float" office:value="1998">
            <text:p>1998</text:p>
          </table:table-cell>
          <table:table-cell office:value-type="string">
            <text:p>ESRB - E (Everyone)</text:p>
          </table:table-cell>
          <table:table-cell office:value-type="string">
            <text:p>Oddworld Adventures </text:p>
          </table:table-cell>
          <table:table-cell office:value-type="string">
            <text:p>GT Interactive Software Corp.</text:p>
          </table:table-cell>
          <table:table-cell office:value-type="string">
            <text:p>Saffire Corporation</text:p>
          </table:table-cell>
          <table:table-cell office:value-type="string">
            <text:p>Platform</text:p>
          </table:table-cell>
          <table:table-cell office:value-type="string">
            <text:p>3.1</text:p>
          </table:table-cell>
          <table:table-cell office:value-type="string">
            <text:p>1 Player</text:p>
          </table:table-cell>
          <table:table-cell office:value-type="string">
            <text:p>In this side scroller, you play as Abe from Oddworld: Abe's Oddysee. You have to save the paramites and scrabs from being turned into food by Ruptured Farms.****You'll need to get to, and unlock, the outer temple door, get all the temple lights lit then get through the temple to save the paramites and scrabs.****This is essentially a side-scrolling, puzzle-solving game. You will use meat to distract paramites, use rocks to destroy explosives, use hypnotic chants to control a slig (who's gun you can then use), and use levers for various tasks. Sometimes you will just sneak past an enemy or paramite.</text:p>
          </table:table-cell>
          <table:table-cell table:formula="of:=CONCATENATE(&quot;&lt;game name=&quot;;CHAR(34);[.A350];CHAR(34);&quot;&gt; &lt;year&gt;&quot;;[.B350];&quot;&lt;/year&gt; &lt;rating&gt;&quot;;[.C350];&quot;&lt;/rating&gt; &lt;title&gt;&quot;;[.D350];&quot;&lt;/title&gt; &lt;pub&gt;&quot;;[.E350];&quot;&lt;/pub&gt; &lt;dev&gt;&quot;;[.F350];&quot;&lt;/dev&gt; &lt;genre&gt;&quot;;[.G350];&quot;&lt;/genre&gt; &lt;score&gt;&quot;;[.H350];&quot;&lt;/score&gt; &lt;player&gt;&quot;;[.I350];&quot;&lt;/player&gt; &lt;story&gt;&quot;;[.J350];&quot;&lt;/story&gt; &lt;/game&gt;&quot;)" office:value-type="string" office:string-value="&lt;game name=&quot;Oddworld Adventures (USA, Europe)&quot;&gt; &lt;year&gt;1998&lt;/year&gt; &lt;rating&gt;ESRB - E (Everyone)&lt;/rating&gt; &lt;title&gt;Oddworld Adventures &lt;/title&gt; &lt;pub&gt;GT Interactive Software Corp.&lt;/pub&gt; &lt;dev&gt;Saffire Corporation&lt;/dev&gt; &lt;genre&gt;Platform&lt;/genre&gt; &lt;score&gt;3.1&lt;/score&gt; &lt;player&gt;1 Player&lt;/player&gt; &lt;story&gt;In this side scroller, you play as Abe from Oddworld: Abe's Oddysee. You have to save the paramites and scrabs from being turned into food by Ruptured Farms.****You'll need to get to, and unlock, the outer temple door, get all the temple lights lit then get through the temple to save the paramites and scrabs.****This is essentially a side-scrolling, puzzle-solving game. You will use meat to distract paramites, use rocks to destroy explosives, use hypnotic chants to control a slig (who's gun you can then use), and use levers for various tasks. Sometimes you will just sneak past an enemy or paramite.&lt;/story&gt; &lt;/game&gt;">
            <text:p>&lt;game name="Oddworld Adventures (USA, Europe)"&gt; &lt;year&gt;1998&lt;/year&gt; &lt;rating&gt;ESRB - E (Everyone)&lt;/rating&gt; &lt;title&gt;Oddworld Adventures &lt;/title&gt; &lt;pub&gt;GT Interactive Software Corp.&lt;/pub&gt; &lt;dev&gt;Saffire Corporation&lt;/dev&gt; &lt;genre&gt;Platform&lt;/genre&gt; &lt;score&gt;3.1&lt;/score&gt; &lt;player&gt;1 Player&lt;/player&gt; &lt;story&gt;In this side scroller, you play as Abe from Oddworld: Abe's Oddysee. You have to save the paramites and scrabs from being turned into food by Ruptured Farms.****You'll need to get to, and unlock, the outer temple door, get all the temple lights lit then get through the temple to save the paramites and scrabs.****This is essentially a side-scrolling, puzzle-solving game. You will use meat to distract paramites, use rocks to destroy explosives, use hypnotic chants to control a slig (who's gun you can then use), and use levers for various tasks. Sometimes you will just sneak past an enemy or paramite.&lt;/story&gt; &lt;/game&gt;</text:p>
          </table:table-cell>
        </table:table-row>
        <table:table-row table:style-name="ro1">
          <table:table-cell office:value-type="string">
            <text:p>Olympic Summer Games (USA, Europe)</text:p>
          </table:table-cell>
          <table:table-cell office:value-type="float" office:value="1996">
            <text:p>1996</text:p>
          </table:table-cell>
          <table:table-cell office:value-type="string">
            <text:p>ESRB - E (Everyone)</text:p>
          </table:table-cell>
          <table:table-cell office:value-type="string">
            <text:p>Olympic Summer Games </text:p>
          </table:table-cell>
          <table:table-cell office:value-type="string">
            <text:p>Black Pearl Software</text:p>
          </table:table-cell>
          <table:table-cell office:value-type="string">
            <text:p>Tiertex Ltd.</text:p>
          </table:table-cell>
          <table:table-cell office:value-type="string">
            <text:p>Sports</text:p>
          </table:table-cell>
          <table:table-cell office:value-type="string">
            <text:p>1.8</text:p>
          </table:table-cell>
          <table:table-cell office:value-type="string">
            <text:p>1 Player</text:p>
          </table:table-cell>
          <table:table-cell office:value-type="string">
            <text:p>Olympic Summer Games is the 16-bit official videogame of the 1996 Olympic Games held in Atlanta, the third and the last IOC official title to be released on the console. A typical button masher, includes 10 events (100m sprint, 110m hurdles, pole vault, long jump, triple jump, javelin, high jump, discus, skeet and archery) and 32 countries around the world compete in custom or full Olympics, or just practice. Two players can compete head to head in the sprinting events, and a total of eight can play in the same game. Three difficulty levels allow competitive events for both rookies to veterans in the genre.****Sprinting events are a short and straight button mashing frenzy. 4 athletes compete simultaneously, the first winner advancing to the next round (two qualifiers and then the medal run). Only fast fingers and quick shotgun reaction can earn world record times. ****Jumping events are a mix of shorter button mashing bursts combined with timely pressed jumps. From the straight forward high and long jump events (run and then set the jump angle) to the more elaborate triple jump (as the name suggests, three jumps must be carefully measured for world class results) and the complex pole vault, where a strong run must be followed by a sharp pole fixation and good a release upwards. Both long jump and triple jump have a first round composed by three jumps, the better eight progress into the second round, where they are given three more jumps. In the high jump and pole vault the competition continues until all athletes miss three consecutive jumps.****The throwing events (discus and javelin) work in the same fashion as the jumping events, although trickier to pull, as the setting of the angle must be followed by a timely release. Each player is entitled to three throws, the top eight allowed three more attempts.****Finally, the shooting events. Archery is a three-round competition where the goal is to amass as many points as possible by shooting at the inner rings of the target. With six arrows per round, each shot must be calculated according to the wind, choosing between steady aim and lower tension (must be aimed upwards and compensating the wind) or higher tension but a jumpy aim (can be aimed directly at the "gold" points). Skeet is a five round competition where the goal is to hit five clay pigeons before they disappear off-screen with two slugs for each.</text:p>
          </table:table-cell>
          <table:table-cell table:formula="of:=CONCATENATE(&quot;&lt;game name=&quot;;CHAR(34);[.A351];CHAR(34);&quot;&gt; &lt;year&gt;&quot;;[.B351];&quot;&lt;/year&gt; &lt;rating&gt;&quot;;[.C351];&quot;&lt;/rating&gt; &lt;title&gt;&quot;;[.D351];&quot;&lt;/title&gt; &lt;pub&gt;&quot;;[.E351];&quot;&lt;/pub&gt; &lt;dev&gt;&quot;;[.F351];&quot;&lt;/dev&gt; &lt;genre&gt;&quot;;[.G351];&quot;&lt;/genre&gt; &lt;score&gt;&quot;;[.H351];&quot;&lt;/score&gt; &lt;player&gt;&quot;;[.I351];&quot;&lt;/player&gt; &lt;story&gt;&quot;;[.J351];&quot;&lt;/story&gt; &lt;/game&gt;&quot;)" office:value-type="string" office:string-value="&lt;game name=&quot;Olympic Summer Games (USA, Europe)&quot;&gt; &lt;year&gt;1996&lt;/year&gt; &lt;rating&gt;ESRB - E (Everyone)&lt;/rating&gt; &lt;title&gt;Olympic Summer Games &lt;/title&gt; &lt;pub&gt;Black Pearl Software&lt;/pub&gt; &lt;dev&gt;Tiertex Ltd.&lt;/dev&gt; &lt;genre&gt;Sports&lt;/genre&gt; &lt;score&gt;1.8&lt;/score&gt; &lt;player&gt;1 Player&lt;/player&gt; &lt;story&gt;Olympic Summer Games is the 16-bit official videogame of the 1996 Olympic Games held in Atlanta, the third and the last IOC official title to be released on the console. A typical button masher, includes 10 events (100m sprint, 110m hurdles, pole vault, long jump, triple jump, javelin, high jump, discus, skeet and archery) and 32 countries around the world compete in custom or full Olympics, or just practice. Two players can compete head to head in the sprinting events, and a total of eight can play in the same game. Three difficulty levels allow competitive events for both rookies to veterans in the genre.****Sprinting events are a short and straight button mashing frenzy. 4 athletes compete simultaneously, the first winner advancing to the next round (two qualifiers and then the medal run). Only fast fingers and quick shotgun reaction can earn world record times. ****Jumping events are a mix of shorter button mashing bursts combined with timely pressed jumps. From the straight forward high and long jump events (run and then set the jump angle) to the more elaborate triple jump (as the name suggests, three jumps must be carefully measured for world class results) and the complex pole vault, where a strong run must be followed by a sharp pole fixation and good a release upwards. Both long jump and triple jump have a first round composed by three jumps, the better eight progress into the second round, where they are given three more jumps. In the high jump and pole vault the competition continues until all athletes miss three consecutive jumps.****The throwing events (discus and javelin) work in the same fashion as the jumping events, although trickier to pull, as the setting of the angle must be followed by a timely release. Each player is entitled to three throws, the top eight allowed three more attempts.****Finally, the shooting events. Archery is a three-round competition where the goal is to amass as many points as possible by shooting at the inner rings of the target. With six arrows per round, each shot must be calculated according to the wind, choosing between steady aim and lower tension (must be aimed upwards and compensating the wind) or higher tension but a jumpy aim (can be aimed directly at the &quot;gold&quot; points). Skeet is a five round competition where the goal is to hit five clay pigeons before they disappear off-screen with two slugs for each.&lt;/story&gt; &lt;/game&gt;">
            <text:p>&lt;game name="Olympic Summer Games (USA, Europe)"&gt; &lt;year&gt;1996&lt;/year&gt; &lt;rating&gt;ESRB - E (Everyone)&lt;/rating&gt; &lt;title&gt;Olympic Summer Games &lt;/title&gt; &lt;pub&gt;Black Pearl Software&lt;/pub&gt; &lt;dev&gt;Tiertex Ltd.&lt;/dev&gt; &lt;genre&gt;Sports&lt;/genre&gt; &lt;score&gt;1.8&lt;/score&gt; &lt;player&gt;1 Player&lt;/player&gt; &lt;story&gt;Olympic Summer Games is the 16-bit official videogame of the 1996 Olympic Games held in Atlanta, the third and the last IOC official title to be released on the console. A typical button masher, includes 10 events (100m sprint, 110m hurdles, pole vault, long jump, triple jump, javelin, high jump, discus, skeet and archery) and 32 countries around the world compete in custom or full Olympics, or just practice. Two players can compete head to head in the sprinting events, and a total of eight can play in the same game. Three difficulty levels allow competitive events for both rookies to veterans in the genre.****Sprinting events are a short and straight button mashing frenzy. 4 athletes compete simultaneously, the first winner advancing to the next round (two qualifiers and then the medal run). Only fast fingers and quick shotgun reaction can earn world record times. ****Jumping events are a mix of shorter button mashing bursts combined with timely pressed jumps. From the straight forward high and long jump events (run and then set the jump angle) to the more elaborate triple jump (as the name suggests, three jumps must be carefully measured for world class results) and the complex pole vault, where a strong run must be followed by a sharp pole fixation and good a release upwards. Both long jump and triple jump have a first round composed by three jumps, the better eight progress into the second round, where they are given three more jumps. In the high jump and pole vault the competition continues until all athletes miss three consecutive jumps.****The throwing events (discus and javelin) work in the same fashion as the jumping events, although trickier to pull, as the setting of the angle must be followed by a timely release. Each player is entitled to three throws, the top eight allowed three more attempts.****Finally, the shooting events. Archery is a three-round competition where the goal is to amass as many points as possible by shooting at the inner rings of the target. With six arrows per round, each shot must be calculated according to the wind, choosing between steady aim and lower tension (must be aimed upwards and compensating the wind) or higher tension but a jumpy aim (can be aimed directly at the "gold" points). Skeet is a five round competition where the goal is to hit five clay pigeons before they disappear off-screen with two slugs for each.&lt;/story&gt; &lt;/game&gt;</text:p>
          </table:table-cell>
        </table:table-row>
        <table:table-row table:style-name="ro1">
          <table:table-cell office:value-type="string">
            <text:p>Operation C (USA)</text:p>
          </table:table-cell>
          <table:table-cell office:value-type="float" office:value="1991">
            <text:p>1991</text:p>
          </table:table-cell>
          <table:table-cell office:value-type="string">
            <text:p>ESRB - E (Everyone)</text:p>
          </table:table-cell>
          <table:table-cell office:value-type="string">
            <text:p>Operation C </text:p>
          </table:table-cell>
          <table:table-cell office:value-type="string">
            <text:p>Ultra Software Corporation</text:p>
          </table:table-cell>
          <table:table-cell office:value-type="string">
            <text:p>Konami Industry Co. Ltd.</text:p>
          </table:table-cell>
          <table:table-cell office:value-type="string">
            <text:p>Shooter</text:p>
          </table:table-cell>
          <table:table-cell office:value-type="string">
            <text:p>4.1</text:p>
          </table:table-cell>
          <table:table-cell office:value-type="string">
            <text:p>1 Player</text:p>
          </table:table-cell>
          <table:table-cell office:value-type="string">
            <text:p>Operation C is a Game Boy sequel to the popular NES titles Contra and Super C and is, essentially, a side-scrolling shooter. You play a Rambo-esque character that goes around shooting everything in sight, collecting weapon upgrades and bonuses.****The game introduces the character of Black Viper to the series' oft-jumbled continuity. <text:s/>Black Viper would later return in the Nintendo DS title, Contra 4, as the primary villain. <text:s/>****The game features only five levels, two of which are played from an overhead perspective similar to Super C. <text:s/>Operation C is also notable in featuring the upgradable Spread Gun (from three to five shots) and introducing the Hunter Gun. <text:s/>****There is also the occasional platform element such as jumping puzzles, moving platforms etc., and the mandatory end-level boss.</text:p>
          </table:table-cell>
          <table:table-cell table:formula="of:=CONCATENATE(&quot;&lt;game name=&quot;;CHAR(34);[.A352];CHAR(34);&quot;&gt; &lt;year&gt;&quot;;[.B352];&quot;&lt;/year&gt; &lt;rating&gt;&quot;;[.C352];&quot;&lt;/rating&gt; &lt;title&gt;&quot;;[.D352];&quot;&lt;/title&gt; &lt;pub&gt;&quot;;[.E352];&quot;&lt;/pub&gt; &lt;dev&gt;&quot;;[.F352];&quot;&lt;/dev&gt; &lt;genre&gt;&quot;;[.G352];&quot;&lt;/genre&gt; &lt;score&gt;&quot;;[.H352];&quot;&lt;/score&gt; &lt;player&gt;&quot;;[.I352];&quot;&lt;/player&gt; &lt;story&gt;&quot;;[.J352];&quot;&lt;/story&gt; &lt;/game&gt;&quot;)" office:value-type="string" office:string-value="&lt;game name=&quot;Operation C (USA)&quot;&gt; &lt;year&gt;1991&lt;/year&gt; &lt;rating&gt;ESRB - E (Everyone)&lt;/rating&gt; &lt;title&gt;Operation C &lt;/title&gt; &lt;pub&gt;Ultra Software Corporation&lt;/pub&gt; &lt;dev&gt;Konami Industry Co. Ltd.&lt;/dev&gt; &lt;genre&gt;Shooter&lt;/genre&gt; &lt;score&gt;4.1&lt;/score&gt; &lt;player&gt;1 Player&lt;/player&gt; &lt;story&gt;Operation C is a Game Boy sequel to the popular NES titles Contra and Super C and is, essentially, a side-scrolling shooter. You play a Rambo-esque character that goes around shooting everything in sight, collecting weapon upgrades and bonuses.****The game introduces the character of Black Viper to the series' oft-jumbled continuity.  Black Viper would later return in the Nintendo DS title, Contra 4, as the primary villain.  ****The game features only five levels, two of which are played from an overhead perspective similar to Super C.  Operation C is also notable in featuring the upgradable Spread Gun (from three to five shots) and introducing the Hunter Gun.  ****There is also the occasional platform element such as jumping puzzles, moving platforms etc., and the mandatory end-level boss.&lt;/story&gt; &lt;/game&gt;">
            <text:p>&lt;game name="Operation C (USA)"&gt; &lt;year&gt;1991&lt;/year&gt; &lt;rating&gt;ESRB - E (Everyone)&lt;/rating&gt; &lt;title&gt;Operation C &lt;/title&gt; &lt;pub&gt;Ultra Software Corporation&lt;/pub&gt; &lt;dev&gt;Konami Industry Co. Ltd.&lt;/dev&gt; &lt;genre&gt;Shooter&lt;/genre&gt; &lt;score&gt;4.1&lt;/score&gt; &lt;player&gt;1 Player&lt;/player&gt; &lt;story&gt;Operation C is a Game Boy sequel to the popular NES titles Contra and Super C and is, essentially, a side-scrolling shooter. You play a Rambo-esque character that goes around shooting everything in sight, collecting weapon upgrades and bonuses.****The game introduces the character of Black Viper to the series' oft-jumbled continuity. <text:s/>Black Viper would later return in the Nintendo DS title, Contra 4, as the primary villain. <text:s/>****The game features only five levels, two of which are played from an overhead perspective similar to Super C. <text:s/>Operation C is also notable in featuring the upgradable Spread Gun (from three to five shots) and introducing the Hunter Gun. <text:s/>****There is also the occasional platform element such as jumping puzzles, moving platforms etc., and the mandatory end-level boss.&lt;/story&gt; &lt;/game&gt;</text:p>
          </table:table-cell>
        </table:table-row>
        <table:table-row table:style-name="ro1">
          <table:table-cell office:value-type="string">
            <text:p>Othello (Europe)</text:p>
          </table:table-cell>
          <table:table-cell office:value-type="float" office:value="1990">
            <text:p>1990</text:p>
          </table:table-cell>
          <table:table-cell office:value-type="string">
            <text:p>ESRB - E (Everyone)</text:p>
          </table:table-cell>
          <table:table-cell office:value-type="string">
            <text:p>Othello </text:p>
          </table:table-cell>
          <table:table-cell office:value-type="string">
            <text:p>Nintendo</text:p>
          </table:table-cell>
          <table:table-cell office:value-type="string">
            <text:p>Kawada Co., Ltd.</text:p>
          </table:table-cell>
          <table:table-cell office:value-type="string">
            <text:p>Board Games</text:p>
          </table:table-cell>
          <table:table-cell office:value-type="string">
            <text:p>1.5</text:p>
          </table:table-cell>
          <table:table-cell office:value-type="string">
            <text:p>1-2 Players</text:p>
          </table:table-cell>
          <table:table-cell office:value-type="string">
            <text:p>Othello is a conversion of the board game. Each player tries to fill the game board with as many discs of his color as possible. On each turn the player places a disc on the board by selecting a location where the opponents discs will become trapped between two of his discs. The trapped discs are flipped over to the players color. The game ends when the board is filled or time runs out, and the player with the greatest number of his color discs on the board wins. Two players can play against each other, or one player against the computer.</text:p>
          </table:table-cell>
          <table:table-cell table:formula="of:=CONCATENATE(&quot;&lt;game name=&quot;;CHAR(34);[.A353];CHAR(34);&quot;&gt; &lt;year&gt;&quot;;[.B353];&quot;&lt;/year&gt; &lt;rating&gt;&quot;;[.C353];&quot;&lt;/rating&gt; &lt;title&gt;&quot;;[.D353];&quot;&lt;/title&gt; &lt;pub&gt;&quot;;[.E353];&quot;&lt;/pub&gt; &lt;dev&gt;&quot;;[.F353];&quot;&lt;/dev&gt; &lt;genre&gt;&quot;;[.G353];&quot;&lt;/genre&gt; &lt;score&gt;&quot;;[.H353];&quot;&lt;/score&gt; &lt;player&gt;&quot;;[.I353];&quot;&lt;/player&gt; &lt;story&gt;&quot;;[.J353];&quot;&lt;/story&gt; &lt;/game&gt;&quot;)" office:value-type="string" office:string-value="&lt;game name=&quot;Othello (Europe)&quot;&gt; &lt;year&gt;1990&lt;/year&gt; &lt;rating&gt;ESRB - E (Everyone)&lt;/rating&gt; &lt;title&gt;Othello &lt;/title&gt; &lt;pub&gt;Nintendo&lt;/pub&gt; &lt;dev&gt;Kawada Co., Ltd.&lt;/dev&gt; &lt;genre&gt;Board Games&lt;/genre&gt; &lt;score&gt;1.5&lt;/score&gt; &lt;player&gt;1-2 Players&lt;/player&gt; &lt;story&gt;Othello is a conversion of the board game. Each player tries to fill the game board with as many discs of his color as possible. On each turn the player places a disc on the board by selecting a location where the opponents discs will become trapped between two of his discs. The trapped discs are flipped over to the players color. The game ends when the board is filled or time runs out, and the player with the greatest number of his color discs on the board wins. Two players can play against each other, or one player against the computer.&lt;/story&gt; &lt;/game&gt;">
            <text:p>&lt;game name="Othello (Europe)"&gt; &lt;year&gt;1990&lt;/year&gt; &lt;rating&gt;ESRB - E (Everyone)&lt;/rating&gt; &lt;title&gt;Othello &lt;/title&gt; &lt;pub&gt;Nintendo&lt;/pub&gt; &lt;dev&gt;Kawada Co., Ltd.&lt;/dev&gt; &lt;genre&gt;Board Games&lt;/genre&gt; &lt;score&gt;1.5&lt;/score&gt; &lt;player&gt;1-2 Players&lt;/player&gt; &lt;story&gt;Othello is a conversion of the board game. Each player tries to fill the game board with as many discs of his color as possible. On each turn the player places a disc on the board by selecting a location where the opponents discs will become trapped between two of his discs. The trapped discs are flipped over to the players color. The game ends when the board is filled or time runs out, and the player with the greatest number of his color discs on the board wins. Two players can play against each other, or one player against the computer.&lt;/story&gt; &lt;/game&gt;</text:p>
          </table:table-cell>
        </table:table-row>
        <table:table-row table:style-name="ro1">
          <table:table-cell office:value-type="string">
            <text:p>Otto's Ottifanten - Baby Bruno's Nightmare (Europe)</text:p>
          </table:table-cell>
          <table:table-cell office:value-type="float" office:value="1998">
            <text:p>1998</text:p>
          </table:table-cell>
          <table:table-cell office:value-type="string">
            <text:p>ESRB - E (Everyone)</text:p>
          </table:table-cell>
          <table:table-cell office:value-type="string">
            <text:p>Otto's Ottifanten - Baby Bruno's Nightmare </text:p>
          </table:table-cell>
          <table:table-cell office:value-type="string">
            <text:p>Infogrames Deutschland GmbH</text:p>
          </table:table-cell>
          <table:table-cell office:value-type="string">
            <text:p>Bit Managers S.L.</text:p>
          </table:table-cell>
          <table:table-cell office:value-type="string">
            <text:p>Platform</text:p>
          </table:table-cell>
          <table:table-cell office:value-type="string">
            <text:p>2.8</text:p>
          </table:table-cell>
          <table:table-cell office:value-type="string">
            <text:p>1-2 Players</text:p>
          </table:table-cell>
          <table:table-cell office:value-type="string">
            <text:p>Ottos Ottifanten: Baby Brunos Alptraum is an action game with puzzle elements based on the Ottifants franchise. As the title suggests, the game is set in one of Baby Bruno's nightmares. An evil magician kidnaps Bruno's beloved teddy bear Honk and now Bruno has to cross 128 levels (divided into forest, castle and prison worlds) in order to get Honk back. To beat those isometric levels, Bruno needs to meet conditions like solving puzzles (mostly by pushing things around) or collecting items. There are also various platforming challenges to solve and harmful enemies to avoid. Additionally each level runs on a timer - each second left on the clock when finishing a level rewards bonus points and eventually an extra life.</text:p>
          </table:table-cell>
          <table:table-cell table:formula="of:=CONCATENATE(&quot;&lt;game name=&quot;;CHAR(34);[.A354];CHAR(34);&quot;&gt; &lt;year&gt;&quot;;[.B354];&quot;&lt;/year&gt; &lt;rating&gt;&quot;;[.C354];&quot;&lt;/rating&gt; &lt;title&gt;&quot;;[.D354];&quot;&lt;/title&gt; &lt;pub&gt;&quot;;[.E354];&quot;&lt;/pub&gt; &lt;dev&gt;&quot;;[.F354];&quot;&lt;/dev&gt; &lt;genre&gt;&quot;;[.G354];&quot;&lt;/genre&gt; &lt;score&gt;&quot;;[.H354];&quot;&lt;/score&gt; &lt;player&gt;&quot;;[.I354];&quot;&lt;/player&gt; &lt;story&gt;&quot;;[.J354];&quot;&lt;/story&gt; &lt;/game&gt;&quot;)" office:value-type="string" office:string-value="&lt;game name=&quot;Otto's Ottifanten - Baby Bruno's Nightmare (Europe)&quot;&gt; &lt;year&gt;1998&lt;/year&gt; &lt;rating&gt;ESRB - E (Everyone)&lt;/rating&gt; &lt;title&gt;Otto's Ottifanten - Baby Bruno's Nightmare &lt;/title&gt; &lt;pub&gt;Infogrames Deutschland GmbH&lt;/pub&gt; &lt;dev&gt;Bit Managers S.L.&lt;/dev&gt; &lt;genre&gt;Platform&lt;/genre&gt; &lt;score&gt;2.8&lt;/score&gt; &lt;player&gt;1-2 Players&lt;/player&gt; &lt;story&gt;Ottos Ottifanten: Baby Brunos Alptraum is an action game with puzzle elements based on the Ottifants franchise. As the title suggests, the game is set in one of Baby Bruno's nightmares. An evil magician kidnaps Bruno's beloved teddy bear Honk and now Bruno has to cross 128 levels (divided into forest, castle and prison worlds) in order to get Honk back. To beat those isometric levels, Bruno needs to meet conditions like solving puzzles (mostly by pushing things around) or collecting items. There are also various platforming challenges to solve and harmful enemies to avoid. Additionally each level runs on a timer - each second left on the clock when finishing a level rewards bonus points and eventually an extra life.&lt;/story&gt; &lt;/game&gt;">
            <text:p>&lt;game name="Otto's Ottifanten - Baby Bruno's Nightmare (Europe)"&gt; &lt;year&gt;1998&lt;/year&gt; &lt;rating&gt;ESRB - E (Everyone)&lt;/rating&gt; &lt;title&gt;Otto's Ottifanten - Baby Bruno's Nightmare &lt;/title&gt; &lt;pub&gt;Infogrames Deutschland GmbH&lt;/pub&gt; &lt;dev&gt;Bit Managers S.L.&lt;/dev&gt; &lt;genre&gt;Platform&lt;/genre&gt; &lt;score&gt;2.8&lt;/score&gt; &lt;player&gt;1-2 Players&lt;/player&gt; &lt;story&gt;Ottos Ottifanten: Baby Brunos Alptraum is an action game with puzzle elements based on the Ottifants franchise. As the title suggests, the game is set in one of Baby Bruno's nightmares. An evil magician kidnaps Bruno's beloved teddy bear Honk and now Bruno has to cross 128 levels (divided into forest, castle and prison worlds) in order to get Honk back. To beat those isometric levels, Bruno needs to meet conditions like solving puzzles (mostly by pushing things around) or collecting items. There are also various platforming challenges to solve and harmful enemies to avoid. Additionally each level runs on a timer - each second left on the clock when finishing a level rewards bonus points and eventually an extra life.&lt;/story&gt; &lt;/game&gt;</text:p>
          </table:table-cell>
        </table:table-row>
        <table:table-row table:style-name="ro1">
          <table:table-cell office:value-type="string">
            <text:p>Out of Gas (USA)</text:p>
          </table:table-cell>
          <table:table-cell office:value-type="float" office:value="1992">
            <text:p>1992</text:p>
          </table:table-cell>
          <table:table-cell office:value-type="string">
            <text:p>ESRB - E (Everyone)</text:p>
          </table:table-cell>
          <table:table-cell office:value-type="string">
            <text:p>Out of Gas </text:p>
          </table:table-cell>
          <table:table-cell office:value-type="string">
            <text:p>FCI, Inc</text:p>
          </table:table-cell>
          <table:table-cell office:value-type="string">
            <text:p>Realtime Associates, Inc.</text:p>
          </table:table-cell>
          <table:table-cell office:value-type="string">
            <text:p>Driving</text:p>
          </table:table-cell>
          <table:table-cell office:value-type="string">
            <text:p>3.2</text:p>
          </table:table-cell>
          <table:table-cell office:value-type="string">
            <text:p>1 Player</text:p>
          </table:table-cell>
          <table:table-cell office:value-type="string">
            <text:p>You are cruising around in outer space when suddenly you are out of gas. The game is played from an top-down view. The gameplay is not very far from Asteroids, where you are the pilot of a ship and must complete level after level. For each level your objective is to get gas by shoot a the G-signs scattered around the levels. In some levels you have to shooting the signs in a special order. The levels must be completed in time, and you also have to watch out for enemy fire.</text:p>
          </table:table-cell>
          <table:table-cell table:formula="of:=CONCATENATE(&quot;&lt;game name=&quot;;CHAR(34);[.A355];CHAR(34);&quot;&gt; &lt;year&gt;&quot;;[.B355];&quot;&lt;/year&gt; &lt;rating&gt;&quot;;[.C355];&quot;&lt;/rating&gt; &lt;title&gt;&quot;;[.D355];&quot;&lt;/title&gt; &lt;pub&gt;&quot;;[.E355];&quot;&lt;/pub&gt; &lt;dev&gt;&quot;;[.F355];&quot;&lt;/dev&gt; &lt;genre&gt;&quot;;[.G355];&quot;&lt;/genre&gt; &lt;score&gt;&quot;;[.H355];&quot;&lt;/score&gt; &lt;player&gt;&quot;;[.I355];&quot;&lt;/player&gt; &lt;story&gt;&quot;;[.J355];&quot;&lt;/story&gt; &lt;/game&gt;&quot;)" office:value-type="string" office:string-value="&lt;game name=&quot;Out of Gas (USA)&quot;&gt; &lt;year&gt;1992&lt;/year&gt; &lt;rating&gt;ESRB - E (Everyone)&lt;/rating&gt; &lt;title&gt;Out of Gas &lt;/title&gt; &lt;pub&gt;FCI, Inc&lt;/pub&gt; &lt;dev&gt;Realtime Associates, Inc.&lt;/dev&gt; &lt;genre&gt;Driving&lt;/genre&gt; &lt;score&gt;3.2&lt;/score&gt; &lt;player&gt;1 Player&lt;/player&gt; &lt;story&gt;You are cruising around in outer space when suddenly you are out of gas. The game is played from an top-down view. The gameplay is not very far from Asteroids, where you are the pilot of a ship and must complete level after level. For each level your objective is to get gas by shoot a the G-signs scattered around the levels. In some levels you have to shooting the signs in a special order. The levels must be completed in time, and you also have to watch out for enemy fire.&lt;/story&gt; &lt;/game&gt;">
            <text:p>&lt;game name="Out of Gas (USA)"&gt; &lt;year&gt;1992&lt;/year&gt; &lt;rating&gt;ESRB - E (Everyone)&lt;/rating&gt; &lt;title&gt;Out of Gas &lt;/title&gt; &lt;pub&gt;FCI, Inc&lt;/pub&gt; &lt;dev&gt;Realtime Associates, Inc.&lt;/dev&gt; &lt;genre&gt;Driving&lt;/genre&gt; &lt;score&gt;3.2&lt;/score&gt; &lt;player&gt;1 Player&lt;/player&gt; &lt;story&gt;You are cruising around in outer space when suddenly you are out of gas. The game is played from an top-down view. The gameplay is not very far from Asteroids, where you are the pilot of a ship and must complete level after level. For each level your objective is to get gas by shoot a the G-signs scattered around the levels. In some levels you have to shooting the signs in a special order. The levels must be completed in time, and you also have to watch out for enemy fire.&lt;/story&gt; &lt;/game&gt;</text:p>
          </table:table-cell>
        </table:table-row>
        <table:table-row table:style-name="ro1">
          <table:table-cell office:value-type="string">
            <text:p>Pac-Attack (USA)</text:p>
          </table:table-cell>
          <table:table-cell office:value-type="float" office:value="1994">
            <text:p>1994</text:p>
          </table:table-cell>
          <table:table-cell office:value-type="string">
            <text:p>ESRB - E (Everyone)</text:p>
          </table:table-cell>
          <table:table-cell office:value-type="string">
            <text:p>Pac-Attack </text:p>
          </table:table-cell>
          <table:table-cell office:value-type="string">
            <text:p>Namco Hometek Inc.</text:p>
          </table:table-cell>
          <table:table-cell office:value-type="string">
            <text:p>Namco Limited</text:p>
          </table:table-cell>
          <table:table-cell office:value-type="string">
            <text:p>Puzzle</text:p>
          </table:table-cell>
          <table:table-cell office:value-type="string">
            <text:p>4.1</text:p>
          </table:table-cell>
          <table:table-cell office:value-type="string">
            <text:p>1 Player</text:p>
          </table:table-cell>
          <table:table-cell office:value-type="string">
            <text:p>Based on Namco's Japanese-only arcade puzzler Cosmo Gang the Puzzle, Pac-Attack is similar to many block-dropping puzzle games from the time, such as Puyo Puyo.****The objective of the game is to place ghosts and then, after three pieces (which can include one or two blocks as well), make Pac-Man eat as many ghosts as possible to try and clear up the game area. Pac-Man's directions are chosen at random between left or right, but as he goes moving on the game area (after you place him, of course), if he bumps against a block or a "wall" on the game area, he will change his direction. As with many block-dropping puzzlers, if a line of blocks and/or ghosts reaches the top, the game ends. However, by filling up a meter on the left of the game area, a fairy may appear that can clear approximately 6 or 7 lines with ghosts, but it only clears the ghosts, although the blocks that were on top of them will drop.****Also, like many puzzlers, it contains a versus mode against another human player. It's similar to the many versus modes of puzzle games: eat plenty of ghosts and your opponent will recieve many ghosts on his area.****The game also includes a Puzzle mode. It features 100 levels, in which you have to eat all ghosts with no more than 4 Pac-Men at least (the number reduces in certain levels), and, unlike the other modes, you can change Pac-Man's direction with the press of a button.****All of the handheld versions (including the one on Pac-Man Collection) lack the versus mode.</text:p>
          </table:table-cell>
          <table:table-cell table:formula="of:=CONCATENATE(&quot;&lt;game name=&quot;;CHAR(34);[.A356];CHAR(34);&quot;&gt; &lt;year&gt;&quot;;[.B356];&quot;&lt;/year&gt; &lt;rating&gt;&quot;;[.C356];&quot;&lt;/rating&gt; &lt;title&gt;&quot;;[.D356];&quot;&lt;/title&gt; &lt;pub&gt;&quot;;[.E356];&quot;&lt;/pub&gt; &lt;dev&gt;&quot;;[.F356];&quot;&lt;/dev&gt; &lt;genre&gt;&quot;;[.G356];&quot;&lt;/genre&gt; &lt;score&gt;&quot;;[.H356];&quot;&lt;/score&gt; &lt;player&gt;&quot;;[.I356];&quot;&lt;/player&gt; &lt;story&gt;&quot;;[.J356];&quot;&lt;/story&gt; &lt;/game&gt;&quot;)" office:value-type="string" office:string-value="&lt;game name=&quot;Pac-Attack (USA)&quot;&gt; &lt;year&gt;1994&lt;/year&gt; &lt;rating&gt;ESRB - E (Everyone)&lt;/rating&gt; &lt;title&gt;Pac-Attack &lt;/title&gt; &lt;pub&gt;Namco Hometek Inc.&lt;/pub&gt; &lt;dev&gt;Namco Limited&lt;/dev&gt; &lt;genre&gt;Puzzle&lt;/genre&gt; &lt;score&gt;4.1&lt;/score&gt; &lt;player&gt;1 Player&lt;/player&gt; &lt;story&gt;Based on Namco's Japanese-only arcade puzzler Cosmo Gang the Puzzle, Pac-Attack is similar to many block-dropping puzzle games from the time, such as Puyo Puyo.****The objective of the game is to place ghosts and then, after three pieces (which can include one or two blocks as well), make Pac-Man eat as many ghosts as possible to try and clear up the game area. Pac-Man's directions are chosen at random between left or right, but as he goes moving on the game area (after you place him, of course), if he bumps against a block or a &quot;wall&quot; on the game area, he will change his direction. As with many block-dropping puzzlers, if a line of blocks and/or ghosts reaches the top, the game ends. However, by filling up a meter on the left of the game area, a fairy may appear that can clear approximately 6 or 7 lines with ghosts, but it only clears the ghosts, although the blocks that were on top of them will drop.****Also, like many puzzlers, it contains a versus mode against another human player. It's similar to the many versus modes of puzzle games: eat plenty of ghosts and your opponent will recieve many ghosts on his area.****The game also includes a Puzzle mode. It features 100 levels, in which you have to eat all ghosts with no more than 4 Pac-Men at least (the number reduces in certain levels), and, unlike the other modes, you can change Pac-Man's direction with the press of a button.****All of the handheld versions (including the one on Pac-Man Collection) lack the versus mode.&lt;/story&gt; &lt;/game&gt;">
            <text:p>&lt;game name="Pac-Attack (USA)"&gt; &lt;year&gt;1994&lt;/year&gt; &lt;rating&gt;ESRB - E (Everyone)&lt;/rating&gt; &lt;title&gt;Pac-Attack &lt;/title&gt; &lt;pub&gt;Namco Hometek Inc.&lt;/pub&gt; &lt;dev&gt;Namco Limited&lt;/dev&gt; &lt;genre&gt;Puzzle&lt;/genre&gt; &lt;score&gt;4.1&lt;/score&gt; &lt;player&gt;1 Player&lt;/player&gt; &lt;story&gt;Based on Namco's Japanese-only arcade puzzler Cosmo Gang the Puzzle, Pac-Attack is similar to many block-dropping puzzle games from the time, such as Puyo Puyo.****The objective of the game is to place ghosts and then, after three pieces (which can include one or two blocks as well), make Pac-Man eat as many ghosts as possible to try and clear up the game area. Pac-Man's directions are chosen at random between left or right, but as he goes moving on the game area (after you place him, of course), if he bumps against a block or a "wall" on the game area, he will change his direction. As with many block-dropping puzzlers, if a line of blocks and/or ghosts reaches the top, the game ends. However, by filling up a meter on the left of the game area, a fairy may appear that can clear approximately 6 or 7 lines with ghosts, but it only clears the ghosts, although the blocks that were on top of them will drop.****Also, like many puzzlers, it contains a versus mode against another human player. It's similar to the many versus modes of puzzle games: eat plenty of ghosts and your opponent will recieve many ghosts on his area.****The game also includes a Puzzle mode. It features 100 levels, in which you have to eat all ghosts with no more than 4 Pac-Men at least (the number reduces in certain levels), and, unlike the other modes, you can change Pac-Man's direction with the press of a button.****All of the handheld versions (including the one on Pac-Man Collection) lack the versus mode.&lt;/story&gt; &lt;/game&gt;</text:p>
          </table:table-cell>
        </table:table-row>
        <table:table-row table:style-name="ro1">
          <table:table-cell office:value-type="string">
            <text:p>Pac-In-Time (USA)</text:p>
          </table:table-cell>
          <table:table-cell office:value-type="float" office:value="1995">
            <text:p>1995</text:p>
          </table:table-cell>
          <table:table-cell office:value-type="string">
            <text:p>ESRB - E (Everyone)</text:p>
          </table:table-cell>
          <table:table-cell office:value-type="string">
            <text:p>Pac-In-Time </text:p>
          </table:table-cell>
          <table:table-cell office:value-type="string">
            <text:p>Namco Hometek Inc.</text:p>
          </table:table-cell>
          <table:table-cell office:value-type="string">
            <text:p>Atreid Concept SA</text:p>
          </table:table-cell>
          <table:table-cell office:value-type="string">
            <text:p>Action</text:p>
          </table:table-cell>
          <table:table-cell office:value-type="string">
            <text:p>2.8</text:p>
          </table:table-cell>
          <table:table-cell office:value-type="string">
            <text:p>1 Player</text:p>
          </table:table-cell>
          <table:table-cell office:value-type="string">
            <text:p>Everybody knows what/who Pac-Man is from his heyday in the '80s, but this time, we're getting a whole new adventure of our little eater. Guess his stomach is full, 'cause there's nothing much to eat here, only collecting points. This is much like some Indiana Jones adventure, only your little hero's Pac-Man instead of Harrison Ford.****Pac-in-time is the US release of Fury of the Furries. It's exactly the same game. Only the characters were changed: the not-so-known European Tinies (from the Skweek/Super Skweek/Tiny Skweeks/Brainies/Tinies games) were replaced by the widely known Pac-Man.</text:p>
          </table:table-cell>
          <table:table-cell table:formula="of:=CONCATENATE(&quot;&lt;game name=&quot;;CHAR(34);[.A357];CHAR(34);&quot;&gt; &lt;year&gt;&quot;;[.B357];&quot;&lt;/year&gt; &lt;rating&gt;&quot;;[.C357];&quot;&lt;/rating&gt; &lt;title&gt;&quot;;[.D357];&quot;&lt;/title&gt; &lt;pub&gt;&quot;;[.E357];&quot;&lt;/pub&gt; &lt;dev&gt;&quot;;[.F357];&quot;&lt;/dev&gt; &lt;genre&gt;&quot;;[.G357];&quot;&lt;/genre&gt; &lt;score&gt;&quot;;[.H357];&quot;&lt;/score&gt; &lt;player&gt;&quot;;[.I357];&quot;&lt;/player&gt; &lt;story&gt;&quot;;[.J357];&quot;&lt;/story&gt; &lt;/game&gt;&quot;)" office:value-type="string" office:string-value="&lt;game name=&quot;Pac-In-Time (USA)&quot;&gt; &lt;year&gt;1995&lt;/year&gt; &lt;rating&gt;ESRB - E (Everyone)&lt;/rating&gt; &lt;title&gt;Pac-In-Time &lt;/title&gt; &lt;pub&gt;Namco Hometek Inc.&lt;/pub&gt; &lt;dev&gt;Atreid Concept SA&lt;/dev&gt; &lt;genre&gt;Action&lt;/genre&gt; &lt;score&gt;2.8&lt;/score&gt; &lt;player&gt;1 Player&lt;/player&gt; &lt;story&gt;Everybody knows what/who Pac-Man is from his heyday in the '80s, but this time, we're getting a whole new adventure of our little eater. Guess his stomach is full, 'cause there's nothing much to eat here, only collecting points. This is much like some Indiana Jones adventure, only your little hero's Pac-Man instead of Harrison Ford.****Pac-in-time is the US release of Fury of the Furries. It's exactly the same game. Only the characters were changed: the not-so-known European Tinies (from the Skweek/Super Skweek/Tiny Skweeks/Brainies/Tinies games) were replaced by the widely known Pac-Man.&lt;/story&gt; &lt;/game&gt;">
            <text:p>&lt;game name="Pac-In-Time (USA)"&gt; &lt;year&gt;1995&lt;/year&gt; &lt;rating&gt;ESRB - E (Everyone)&lt;/rating&gt; &lt;title&gt;Pac-In-Time &lt;/title&gt; &lt;pub&gt;Namco Hometek Inc.&lt;/pub&gt; &lt;dev&gt;Atreid Concept SA&lt;/dev&gt; &lt;genre&gt;Action&lt;/genre&gt; &lt;score&gt;2.8&lt;/score&gt; &lt;player&gt;1 Player&lt;/player&gt; &lt;story&gt;Everybody knows what/who Pac-Man is from his heyday in the '80s, but this time, we're getting a whole new adventure of our little eater. Guess his stomach is full, 'cause there's nothing much to eat here, only collecting points. This is much like some Indiana Jones adventure, only your little hero's Pac-Man instead of Harrison Ford.****Pac-in-time is the US release of Fury of the Furries. It's exactly the same game. Only the characters were changed: the not-so-known European Tinies (from the Skweek/Super Skweek/Tiny Skweeks/Brainies/Tinies games) were replaced by the widely known Pac-Man.&lt;/story&gt; &lt;/game&gt;</text:p>
          </table:table-cell>
        </table:table-row>
        <table:table-row table:style-name="ro1">
          <table:table-cell office:value-type="string">
            <text:p>Pac-Man (USA)</text:p>
          </table:table-cell>
          <table:table-cell office:value-type="float" office:value="1991">
            <text:p>1991</text:p>
          </table:table-cell>
          <table:table-cell office:value-type="string">
            <text:p>ESRB - E (Everyone)</text:p>
          </table:table-cell>
          <table:table-cell office:value-type="string">
            <text:p>Pac-Man </text:p>
          </table:table-cell>
          <table:table-cell table:number-columns-repeated="2" office:value-type="string">
            <text:p>Namco Limited</text:p>
          </table:table-cell>
          <table:table-cell office:value-type="string">
            <text:p>Action</text:p>
          </table:table-cell>
          <table:table-cell office:value-type="string">
            <text:p>4.0</text:p>
          </table:table-cell>
          <table:table-cell office:value-type="string">
            <text:p>1-2 Players</text:p>
          </table:table-cell>
          <table:table-cell office:value-type="string">
            <text:p>One of the most popular and influential games of the 1980's, Pac-Man stars a little, yellow dot-muncher who works his way around to clear a maze of the various dots and fruit which inhabit the board.****Pac-Man's goal is continually challenged by four ghosts: The shy blue ghost Bashful (Inky), the trailing red ghost Shadow (Blinky), the fast pink ghost Speedy (Pinky), and the forgetful orange ghost Pokey (Clyde). <text:s/>One touch from any of these ghosts means a loss of life for Pac-Man.****Pac-Man can turn the tables on his pursuers by eating of the four Energizers located within the maze. <text:s/>During this time, the ghosts turn blue, and Pac-Man can eat them for bonus points. <text:s/>This only lasts for a limited amount of time, as the ghost's eyes float back to their center box, and regenerate to chase after Pac-Man again.****Survive a few rounds of gameplay, and be treated to humorous intermissions between Pac-Man and the ghosts.</text:p>
          </table:table-cell>
          <table:table-cell table:formula="of:=CONCATENATE(&quot;&lt;game name=&quot;;CHAR(34);[.A358];CHAR(34);&quot;&gt; &lt;year&gt;&quot;;[.B358];&quot;&lt;/year&gt; &lt;rating&gt;&quot;;[.C358];&quot;&lt;/rating&gt; &lt;title&gt;&quot;;[.D358];&quot;&lt;/title&gt; &lt;pub&gt;&quot;;[.E358];&quot;&lt;/pub&gt; &lt;dev&gt;&quot;;[.F358];&quot;&lt;/dev&gt; &lt;genre&gt;&quot;;[.G358];&quot;&lt;/genre&gt; &lt;score&gt;&quot;;[.H358];&quot;&lt;/score&gt; &lt;player&gt;&quot;;[.I358];&quot;&lt;/player&gt; &lt;story&gt;&quot;;[.J358];&quot;&lt;/story&gt; &lt;/game&gt;&quot;)" office:value-type="string" office:string-value="&lt;game name=&quot;Pac-Man (USA)&quot;&gt; &lt;year&gt;1991&lt;/year&gt; &lt;rating&gt;ESRB - E (Everyone)&lt;/rating&gt; &lt;title&gt;Pac-Man &lt;/title&gt; &lt;pub&gt;Namco Limited&lt;/pub&gt; &lt;dev&gt;Namco Limited&lt;/dev&gt; &lt;genre&gt;Action&lt;/genre&gt; &lt;score&gt;4.0&lt;/score&gt; &lt;player&gt;1-2 Players&lt;/player&gt; &lt;story&gt;One of the most popular and influential games of the 1980's, Pac-Man stars a little, yellow dot-muncher who works his way around to clear a maze of the various dots and fruit which inhabit the board.****Pac-Man's goal is continually challenged by four ghosts: The shy blue ghost Bashful (Inky), the trailing red ghost Shadow (Blinky), the fast pink ghost Speedy (Pinky), and the forgetful orange ghost Pokey (Clyde).  One touch from any of these ghosts means a loss of life for Pac-Man.****Pac-Man can turn the tables on his pursuers by eating of the four Energizers located within the maze.  During this time, the ghosts turn blue, and Pac-Man can eat them for bonus points.  This only lasts for a limited amount of time, as the ghost's eyes float back to their center box, and regenerate to chase after Pac-Man again.****Survive a few rounds of gameplay, and be treated to humorous intermissions between Pac-Man and the ghosts.&lt;/story&gt; &lt;/game&gt;">
            <text:p>&lt;game name="Pac-Man (USA)"&gt; &lt;year&gt;1991&lt;/year&gt; &lt;rating&gt;ESRB - E (Everyone)&lt;/rating&gt; &lt;title&gt;Pac-Man &lt;/title&gt; &lt;pub&gt;Namco Limited&lt;/pub&gt; &lt;dev&gt;Namco Limited&lt;/dev&gt; &lt;genre&gt;Action&lt;/genre&gt; &lt;score&gt;4.0&lt;/score&gt; &lt;player&gt;1-2 Players&lt;/player&gt; &lt;story&gt;One of the most popular and influential games of the 1980's, Pac-Man stars a little, yellow dot-muncher who works his way around to clear a maze of the various dots and fruit which inhabit the board.****Pac-Man's goal is continually challenged by four ghosts: The shy blue ghost Bashful (Inky), the trailing red ghost Shadow (Blinky), the fast pink ghost Speedy (Pinky), and the forgetful orange ghost Pokey (Clyde). <text:s/>One touch from any of these ghosts means a loss of life for Pac-Man.****Pac-Man can turn the tables on his pursuers by eating of the four Energizers located within the maze. <text:s/>During this time, the ghosts turn blue, and Pac-Man can eat them for bonus points. <text:s/>This only lasts for a limited amount of time, as the ghost's eyes float back to their center box, and regenerate to chase after Pac-Man again.****Survive a few rounds of gameplay, and be treated to humorous intermissions between Pac-Man and the ghosts.&lt;/story&gt; &lt;/game&gt;</text:p>
          </table:table-cell>
        </table:table-row>
        <table:table-row table:style-name="ro1">
          <table:table-cell office:value-type="string">
            <text:p>Pagemaster, The (USA)</text:p>
          </table:table-cell>
          <table:table-cell office:value-type="float" office:value="1994">
            <text:p>1994</text:p>
          </table:table-cell>
          <table:table-cell office:value-type="string">
            <text:p>ESRB - E (Everyone)</text:p>
          </table:table-cell>
          <table:table-cell office:value-type="string">
            <text:p>Pagemaster, The </text:p>
          </table:table-cell>
          <table:table-cell office:value-type="string">
            <text:p>Fox Interactive, Inc.</text:p>
          </table:table-cell>
          <table:table-cell office:value-type="string">
            <text:p>Probe Entertainment Ltd.</text:p>
          </table:table-cell>
          <table:table-cell office:value-type="string">
            <text:p>Platform</text:p>
          </table:table-cell>
          <table:table-cell office:value-type="string">
            <text:p>3.3</text:p>
          </table:table-cell>
          <table:table-cell office:value-type="string">
            <text:p>1 Player</text:p>
          </table:table-cell>
          <table:table-cell office:value-type="string">
            <text:p>The Pagemaster was released in conjunction with the Macaulay Culkin part action/part cartoon feature film released in 1994. Guide your character through a selection of levels based around themed books, ranging from Horror to Adventure and Fantasy worlds. You can use magic and stomp enemies to death by jumping on their head. Enemies include bats, flying books, giant hands, ghosts, pirates and many more.</text:p>
          </table:table-cell>
          <table:table-cell table:formula="of:=CONCATENATE(&quot;&lt;game name=&quot;;CHAR(34);[.A359];CHAR(34);&quot;&gt; &lt;year&gt;&quot;;[.B359];&quot;&lt;/year&gt; &lt;rating&gt;&quot;;[.C359];&quot;&lt;/rating&gt; &lt;title&gt;&quot;;[.D359];&quot;&lt;/title&gt; &lt;pub&gt;&quot;;[.E359];&quot;&lt;/pub&gt; &lt;dev&gt;&quot;;[.F359];&quot;&lt;/dev&gt; &lt;genre&gt;&quot;;[.G359];&quot;&lt;/genre&gt; &lt;score&gt;&quot;;[.H359];&quot;&lt;/score&gt; &lt;player&gt;&quot;;[.I359];&quot;&lt;/player&gt; &lt;story&gt;&quot;;[.J359];&quot;&lt;/story&gt; &lt;/game&gt;&quot;)" office:value-type="string" office:string-value="&lt;game name=&quot;Pagemaster, The (USA)&quot;&gt; &lt;year&gt;1994&lt;/year&gt; &lt;rating&gt;ESRB - E (Everyone)&lt;/rating&gt; &lt;title&gt;Pagemaster, The &lt;/title&gt; &lt;pub&gt;Fox Interactive, Inc.&lt;/pub&gt; &lt;dev&gt;Probe Entertainment Ltd.&lt;/dev&gt; &lt;genre&gt;Platform&lt;/genre&gt; &lt;score&gt;3.3&lt;/score&gt; &lt;player&gt;1 Player&lt;/player&gt; &lt;story&gt;The Pagemaster was released in conjunction with the Macaulay Culkin part action/part cartoon feature film released in 1994. Guide your character through a selection of levels based around themed books, ranging from Horror to Adventure and Fantasy worlds. You can use magic and stomp enemies to death by jumping on their head. Enemies include bats, flying books, giant hands, ghosts, pirates and many more.&lt;/story&gt; &lt;/game&gt;">
            <text:p>&lt;game name="Pagemaster, The (USA)"&gt; &lt;year&gt;1994&lt;/year&gt; &lt;rating&gt;ESRB - E (Everyone)&lt;/rating&gt; &lt;title&gt;Pagemaster, The &lt;/title&gt; &lt;pub&gt;Fox Interactive, Inc.&lt;/pub&gt; &lt;dev&gt;Probe Entertainment Ltd.&lt;/dev&gt; &lt;genre&gt;Platform&lt;/genre&gt; &lt;score&gt;3.3&lt;/score&gt; &lt;player&gt;1 Player&lt;/player&gt; &lt;story&gt;The Pagemaster was released in conjunction with the Macaulay Culkin part action/part cartoon feature film released in 1994. Guide your character through a selection of levels based around themed books, ranging from Horror to Adventure and Fantasy worlds. You can use magic and stomp enemies to death by jumping on their head. Enemies include bats, flying books, giant hands, ghosts, pirates and many more.&lt;/story&gt; &lt;/game&gt;</text:p>
          </table:table-cell>
        </table:table-row>
        <table:table-row table:style-name="ro1">
          <table:table-cell office:value-type="string">
            <text:p>Palamedes (Europe)</text:p>
          </table:table-cell>
          <table:table-cell office:value-type="float" office:value="1990">
            <text:p>1990</text:p>
          </table:table-cell>
          <table:table-cell office:value-type="string">
            <text:p>ESRB - E (Everyone)</text:p>
          </table:table-cell>
          <table:table-cell office:value-type="string">
            <text:p>Palamedes </text:p>
          </table:table-cell>
          <table:table-cell table:number-columns-repeated="2" office:value-type="string">
            <text:p>Hot-B Co., Ltd.</text:p>
          </table:table-cell>
          <table:table-cell office:value-type="string">
            <text:p>Puzzle</text:p>
          </table:table-cell>
          <table:table-cell office:value-type="string">
            <text:p>2.7</text:p>
          </table:table-cell>
          <table:table-cell office:value-type="string">
            <text:p>1-2 Players</text:p>
          </table:table-cell>
          <table:table-cell office:value-type="string">
            <text:p>The goal of Palamedes is to clear the screen which is, line by line, filling up with dice. Players control a small person situated near the bottom of the screen, who can only be moved to the left or right. The number of the dice the person is holding can be changed with the B button, pressing the A button will shoot the dice upwards. If the die hits another one with a matching number, the targeted dice disappears from the playing area and is added to a column at the bottom of the screen. Pressing down after lining up at least three dice of either the same number or consecutive numbers in the bottom row will destroy up to five lines at once.****There are three modes of play: The standard single player mode, which requires the player to destroy a set number of lines in order to advance to the next stage; a tournament mode in which the player has to duel a number of CPU-controlled opponents and a two player mode.</text:p>
          </table:table-cell>
          <table:table-cell table:formula="of:=CONCATENATE(&quot;&lt;game name=&quot;;CHAR(34);[.A360];CHAR(34);&quot;&gt; &lt;year&gt;&quot;;[.B360];&quot;&lt;/year&gt; &lt;rating&gt;&quot;;[.C360];&quot;&lt;/rating&gt; &lt;title&gt;&quot;;[.D360];&quot;&lt;/title&gt; &lt;pub&gt;&quot;;[.E360];&quot;&lt;/pub&gt; &lt;dev&gt;&quot;;[.F360];&quot;&lt;/dev&gt; &lt;genre&gt;&quot;;[.G360];&quot;&lt;/genre&gt; &lt;score&gt;&quot;;[.H360];&quot;&lt;/score&gt; &lt;player&gt;&quot;;[.I360];&quot;&lt;/player&gt; &lt;story&gt;&quot;;[.J360];&quot;&lt;/story&gt; &lt;/game&gt;&quot;)" office:value-type="string" office:string-value="&lt;game name=&quot;Palamedes (Europe)&quot;&gt; &lt;year&gt;1990&lt;/year&gt; &lt;rating&gt;ESRB - E (Everyone)&lt;/rating&gt; &lt;title&gt;Palamedes &lt;/title&gt; &lt;pub&gt;Hot-B Co., Ltd.&lt;/pub&gt; &lt;dev&gt;Hot-B Co., Ltd.&lt;/dev&gt; &lt;genre&gt;Puzzle&lt;/genre&gt; &lt;score&gt;2.7&lt;/score&gt; &lt;player&gt;1-2 Players&lt;/player&gt; &lt;story&gt;The goal of Palamedes is to clear the screen which is, line by line, filling up with dice. Players control a small person situated near the bottom of the screen, who can only be moved to the left or right. The number of the dice the person is holding can be changed with the B button, pressing the A button will shoot the dice upwards. If the die hits another one with a matching number, the targeted dice disappears from the playing area and is added to a column at the bottom of the screen. Pressing down after lining up at least three dice of either the same number or consecutive numbers in the bottom row will destroy up to five lines at once.****There are three modes of play: The standard single player mode, which requires the player to destroy a set number of lines in order to advance to the next stage; a tournament mode in which the player has to duel a number of CPU-controlled opponents and a two player mode.&lt;/story&gt; &lt;/game&gt;">
            <text:p>&lt;game name="Palamedes (Europe)"&gt; &lt;year&gt;1990&lt;/year&gt; &lt;rating&gt;ESRB - E (Everyone)&lt;/rating&gt; &lt;title&gt;Palamedes &lt;/title&gt; &lt;pub&gt;Hot-B Co., Ltd.&lt;/pub&gt; &lt;dev&gt;Hot-B Co., Ltd.&lt;/dev&gt; &lt;genre&gt;Puzzle&lt;/genre&gt; &lt;score&gt;2.7&lt;/score&gt; &lt;player&gt;1-2 Players&lt;/player&gt; &lt;story&gt;The goal of Palamedes is to clear the screen which is, line by line, filling up with dice. Players control a small person situated near the bottom of the screen, who can only be moved to the left or right. The number of the dice the person is holding can be changed with the B button, pressing the A button will shoot the dice upwards. If the die hits another one with a matching number, the targeted dice disappears from the playing area and is added to a column at the bottom of the screen. Pressing down after lining up at least three dice of either the same number or consecutive numbers in the bottom row will destroy up to five lines at once.****There are three modes of play: The standard single player mode, which requires the player to destroy a set number of lines in order to advance to the next stage; a tournament mode in which the player has to duel a number of CPU-controlled opponents and a two player mode.&lt;/story&gt; &lt;/game&gt;</text:p>
          </table:table-cell>
        </table:table-row>
        <table:table-row table:style-name="ro1">
          <table:table-cell office:value-type="string">
            <text:p>Panel Action Bingo (USA)</text:p>
          </table:table-cell>
          <table:table-cell office:value-type="float" office:value="1993">
            <text:p>1993</text:p>
          </table:table-cell>
          <table:table-cell office:value-type="string">
            <text:p>ESRB - E (Everyone)</text:p>
          </table:table-cell>
          <table:table-cell office:value-type="string">
            <text:p>Panel Action Bingo </text:p>
          </table:table-cell>
          <table:table-cell office:value-type="string">
            <text:p>FCI, Inc</text:p>
          </table:table-cell>
          <table:table-cell office:value-type="string">
            <text:p>Locus</text:p>
          </table:table-cell>
          <table:table-cell office:value-type="string">
            <text:p>Strategy</text:p>
          </table:table-cell>
          <table:table-cell office:value-type="string">
            <text:p>3.7</text:p>
          </table:table-cell>
          <table:table-cell office:value-type="string">
            <text:p>1 Player</text:p>
          </table:table-cell>
          <table:table-cell office:value-type="string">
            <text:p>The player's goal is to compete with a cat to navigate and claim squares on a Bingo card, with either numbers or letters pseudorandomly arranged in 1 to 25 or A to Z, respectively. This directly contradicts the number order of real Bingo where the numbers range from 1 to 75 (with each column getting fifteen numbers assigned to it). Also contrary to standard Bingo, the card is shared by both the cat and bird, and the squares are claimed by moving to the next square of numerical/alphabetical order and pressing the A button. Since the cat and bird cannot occupy the same square, the game is more about planning and strategy than flat out luck of ordinary Bingo. Claiming five numbers in a row, column, or main diagonal is a "bingo", claiming the most numbers without making a bingo is also a win.[3] In a single-player game, earning multiple simultaneous bingos will provide an extra chance for each extra line made.</text:p>
          </table:table-cell>
          <table:table-cell table:formula="of:=CONCATENATE(&quot;&lt;game name=&quot;;CHAR(34);[.A361];CHAR(34);&quot;&gt; &lt;year&gt;&quot;;[.B361];&quot;&lt;/year&gt; &lt;rating&gt;&quot;;[.C361];&quot;&lt;/rating&gt; &lt;title&gt;&quot;;[.D361];&quot;&lt;/title&gt; &lt;pub&gt;&quot;;[.E361];&quot;&lt;/pub&gt; &lt;dev&gt;&quot;;[.F361];&quot;&lt;/dev&gt; &lt;genre&gt;&quot;;[.G361];&quot;&lt;/genre&gt; &lt;score&gt;&quot;;[.H361];&quot;&lt;/score&gt; &lt;player&gt;&quot;;[.I361];&quot;&lt;/player&gt; &lt;story&gt;&quot;;[.J361];&quot;&lt;/story&gt; &lt;/game&gt;&quot;)" office:value-type="string" office:string-value="&lt;game name=&quot;Panel Action Bingo (USA)&quot;&gt; &lt;year&gt;1993&lt;/year&gt; &lt;rating&gt;ESRB - E (Everyone)&lt;/rating&gt; &lt;title&gt;Panel Action Bingo &lt;/title&gt; &lt;pub&gt;FCI, Inc&lt;/pub&gt; &lt;dev&gt;Locus&lt;/dev&gt; &lt;genre&gt;Strategy&lt;/genre&gt; &lt;score&gt;3.7&lt;/score&gt; &lt;player&gt;1 Player&lt;/player&gt; &lt;story&gt;The player's goal is to compete with a cat to navigate and claim squares on a Bingo card, with either numbers or letters pseudorandomly arranged in 1 to 25 or A to Z, respectively. This directly contradicts the number order of real Bingo where the numbers range from 1 to 75 (with each column getting fifteen numbers assigned to it). Also contrary to standard Bingo, the card is shared by both the cat and bird, and the squares are claimed by moving to the next square of numerical/alphabetical order and pressing the A button. Since the cat and bird cannot occupy the same square, the game is more about planning and strategy than flat out luck of ordinary Bingo. Claiming five numbers in a row, column, or main diagonal is a &quot;bingo&quot;, claiming the most numbers without making a bingo is also a win.[3] In a single-player game, earning multiple simultaneous bingos will provide an extra chance for each extra line made.&lt;/story&gt; &lt;/game&gt;">
            <text:p>&lt;game name="Panel Action Bingo (USA)"&gt; &lt;year&gt;1993&lt;/year&gt; &lt;rating&gt;ESRB - E (Everyone)&lt;/rating&gt; &lt;title&gt;Panel Action Bingo &lt;/title&gt; &lt;pub&gt;FCI, Inc&lt;/pub&gt; &lt;dev&gt;Locus&lt;/dev&gt; &lt;genre&gt;Strategy&lt;/genre&gt; &lt;score&gt;3.7&lt;/score&gt; &lt;player&gt;1 Player&lt;/player&gt; &lt;story&gt;The player's goal is to compete with a cat to navigate and claim squares on a Bingo card, with either numbers or letters pseudorandomly arranged in 1 to 25 or A to Z, respectively. This directly contradicts the number order of real Bingo where the numbers range from 1 to 75 (with each column getting fifteen numbers assigned to it). Also contrary to standard Bingo, the card is shared by both the cat and bird, and the squares are claimed by moving to the next square of numerical/alphabetical order and pressing the A button. Since the cat and bird cannot occupy the same square, the game is more about planning and strategy than flat out luck of ordinary Bingo. Claiming five numbers in a row, column, or main diagonal is a "bingo", claiming the most numbers without making a bingo is also a win.[3] In a single-player game, earning multiple simultaneous bingos will provide an extra chance for each extra line made.&lt;/story&gt; &lt;/game&gt;</text:p>
          </table:table-cell>
        </table:table-row>
        <table:table-row table:style-name="ro1">
          <table:table-cell office:value-type="string">
            <text:p>Paperboy (USA, Europe)</text:p>
          </table:table-cell>
          <table:table-cell office:value-type="float" office:value="1990">
            <text:p>1990</text:p>
          </table:table-cell>
          <table:table-cell office:value-type="string">
            <text:p>ESRB - E (Everyone)</text:p>
          </table:table-cell>
          <table:table-cell office:value-type="string">
            <text:p>Paperboy </text:p>
          </table:table-cell>
          <table:table-cell office:value-type="string">
            <text:p>Mindscape, Inc.</text:p>
          </table:table-cell>
          <table:table-cell office:value-type="string">
            <text:p>Atari Games Corporation</text:p>
          </table:table-cell>
          <table:table-cell office:value-type="string">
            <text:p>Action</text:p>
          </table:table-cell>
          <table:table-cell office:value-type="string">
            <text:p>3.6</text:p>
          </table:table-cell>
          <table:table-cell office:value-type="string">
            <text:p>1 Player</text:p>
          </table:table-cell>
          <table:table-cell office:value-type="string">
            <text:p>Based on the arcade game, the object of Paperboy is to deliver papers to your customers while inflicting as much damage as possible to the houses of your non-customers. To make things more difficult, numerous obstacles get in your way including construction workers, rogue tires, skateboarders, dogs and cats, cars, and even the occasional tornado.</text:p>
          </table:table-cell>
          <table:table-cell table:formula="of:=CONCATENATE(&quot;&lt;game name=&quot;;CHAR(34);[.A362];CHAR(34);&quot;&gt; &lt;year&gt;&quot;;[.B362];&quot;&lt;/year&gt; &lt;rating&gt;&quot;;[.C362];&quot;&lt;/rating&gt; &lt;title&gt;&quot;;[.D362];&quot;&lt;/title&gt; &lt;pub&gt;&quot;;[.E362];&quot;&lt;/pub&gt; &lt;dev&gt;&quot;;[.F362];&quot;&lt;/dev&gt; &lt;genre&gt;&quot;;[.G362];&quot;&lt;/genre&gt; &lt;score&gt;&quot;;[.H362];&quot;&lt;/score&gt; &lt;player&gt;&quot;;[.I362];&quot;&lt;/player&gt; &lt;story&gt;&quot;;[.J362];&quot;&lt;/story&gt; &lt;/game&gt;&quot;)" office:value-type="string" office:string-value="&lt;game name=&quot;Paperboy (USA, Europe)&quot;&gt; &lt;year&gt;1990&lt;/year&gt; &lt;rating&gt;ESRB - E (Everyone)&lt;/rating&gt; &lt;title&gt;Paperboy &lt;/title&gt; &lt;pub&gt;Mindscape, Inc.&lt;/pub&gt; &lt;dev&gt;Atari Games Corporation&lt;/dev&gt; &lt;genre&gt;Action&lt;/genre&gt; &lt;score&gt;3.6&lt;/score&gt; &lt;player&gt;1 Player&lt;/player&gt; &lt;story&gt;Based on the arcade game, the object of Paperboy is to deliver papers to your customers while inflicting as much damage as possible to the houses of your non-customers. To make things more difficult, numerous obstacles get in your way including construction workers, rogue tires, skateboarders, dogs and cats, cars, and even the occasional tornado.&lt;/story&gt; &lt;/game&gt;">
            <text:p>&lt;game name="Paperboy (USA, Europe)"&gt; &lt;year&gt;1990&lt;/year&gt; &lt;rating&gt;ESRB - E (Everyone)&lt;/rating&gt; &lt;title&gt;Paperboy &lt;/title&gt; &lt;pub&gt;Mindscape, Inc.&lt;/pub&gt; &lt;dev&gt;Atari Games Corporation&lt;/dev&gt; &lt;genre&gt;Action&lt;/genre&gt; &lt;score&gt;3.6&lt;/score&gt; &lt;player&gt;1 Player&lt;/player&gt; &lt;story&gt;Based on the arcade game, the object of Paperboy is to deliver papers to your customers while inflicting as much damage as possible to the houses of your non-customers. To make things more difficult, numerous obstacles get in your way including construction workers, rogue tires, skateboarders, dogs and cats, cars, and even the occasional tornado.&lt;/story&gt; &lt;/game&gt;</text:p>
          </table:table-cell>
        </table:table-row>
        <table:table-row table:style-name="ro1">
          <table:table-cell office:value-type="string">
            <text:p>Paperboy 2 (USA, Europe)</text:p>
          </table:table-cell>
          <table:table-cell office:value-type="float" office:value="1992">
            <text:p>1992</text:p>
          </table:table-cell>
          <table:table-cell office:value-type="string">
            <text:p>ESRB - E (Everyone)</text:p>
          </table:table-cell>
          <table:table-cell office:value-type="string">
            <text:p>Paperboy 2 </text:p>
          </table:table-cell>
          <table:table-cell table:number-columns-repeated="2" office:value-type="string">
            <text:p>Mindscape, Inc.</text:p>
          </table:table-cell>
          <table:table-cell office:value-type="string">
            <text:p>Action</text:p>
          </table:table-cell>
          <table:table-cell office:value-type="string">
            <text:p>3.4</text:p>
          </table:table-cell>
          <table:table-cell office:value-type="string">
            <text:p>1 Player</text:p>
          </table:table-cell>
          <table:table-cell office:value-type="string">
            <text:p>You're a paper boy. Get on your bicycle. Avoid obstacles on the road, such as dogs, cars, and basically everything you can imagine. Hell, some people shoot cannon balls at you! And you'd better be very sure to only throw papers at the right houses! (and at people, that's fun :)</text:p>
          </table:table-cell>
          <table:table-cell table:formula="of:=CONCATENATE(&quot;&lt;game name=&quot;;CHAR(34);[.A363];CHAR(34);&quot;&gt; &lt;year&gt;&quot;;[.B363];&quot;&lt;/year&gt; &lt;rating&gt;&quot;;[.C363];&quot;&lt;/rating&gt; &lt;title&gt;&quot;;[.D363];&quot;&lt;/title&gt; &lt;pub&gt;&quot;;[.E363];&quot;&lt;/pub&gt; &lt;dev&gt;&quot;;[.F363];&quot;&lt;/dev&gt; &lt;genre&gt;&quot;;[.G363];&quot;&lt;/genre&gt; &lt;score&gt;&quot;;[.H363];&quot;&lt;/score&gt; &lt;player&gt;&quot;;[.I363];&quot;&lt;/player&gt; &lt;story&gt;&quot;;[.J363];&quot;&lt;/story&gt; &lt;/game&gt;&quot;)" office:value-type="string" office:string-value="&lt;game name=&quot;Paperboy 2 (USA, Europe)&quot;&gt; &lt;year&gt;1992&lt;/year&gt; &lt;rating&gt;ESRB - E (Everyone)&lt;/rating&gt; &lt;title&gt;Paperboy 2 &lt;/title&gt; &lt;pub&gt;Mindscape, Inc.&lt;/pub&gt; &lt;dev&gt;Mindscape, Inc.&lt;/dev&gt; &lt;genre&gt;Action&lt;/genre&gt; &lt;score&gt;3.4&lt;/score&gt; &lt;player&gt;1 Player&lt;/player&gt; &lt;story&gt;You're a paper boy. Get on your bicycle. Avoid obstacles on the road, such as dogs, cars, and basically everything you can imagine. Hell, some people shoot cannon balls at you! And you'd better be very sure to only throw papers at the right houses! (and at people, that's fun :)&lt;/story&gt; &lt;/game&gt;">
            <text:p>&lt;game name="Paperboy 2 (USA, Europe)"&gt; &lt;year&gt;1992&lt;/year&gt; &lt;rating&gt;ESRB - E (Everyone)&lt;/rating&gt; &lt;title&gt;Paperboy 2 &lt;/title&gt; &lt;pub&gt;Mindscape, Inc.&lt;/pub&gt; &lt;dev&gt;Mindscape, Inc.&lt;/dev&gt; &lt;genre&gt;Action&lt;/genre&gt; &lt;score&gt;3.4&lt;/score&gt; &lt;player&gt;1 Player&lt;/player&gt; &lt;story&gt;You're a paper boy. Get on your bicycle. Avoid obstacles on the road, such as dogs, cars, and basically everything you can imagine. Hell, some people shoot cannon balls at you! And you'd better be very sure to only throw papers at the right houses! (and at people, that's fun :)&lt;/story&gt; &lt;/game&gt;</text:p>
          </table:table-cell>
        </table:table-row>
        <table:table-row table:style-name="ro1">
          <table:table-cell office:value-type="string">
            <text:p>Parasol Stars (Europe)</text:p>
          </table:table-cell>
          <table:table-cell office:value-type="float" office:value="1991">
            <text:p>1991</text:p>
          </table:table-cell>
          <table:table-cell office:value-type="string">
            <text:p>ESRB - E (Everyone)</text:p>
          </table:table-cell>
          <table:table-cell office:value-type="string">
            <text:p>Parasol Stars </text:p>
          </table:table-cell>
          <table:table-cell office:value-type="string">
            <text:p>Ocean Software Ltd.</text:p>
          </table:table-cell>
          <table:table-cell office:value-type="string">
            <text:p>Taito Corporation</text:p>
          </table:table-cell>
          <table:table-cell office:value-type="string">
            <text:p>Platform</text:p>
          </table:table-cell>
          <table:table-cell office:value-type="string">
            <text:p>3.8</text:p>
          </table:table-cell>
          <table:table-cell office:value-type="string">
            <text:p>1 Player</text:p>
          </table:table-cell>
          <table:table-cell office:value-type="string">
            <text:p>This sequel to Rainbow Islands sees a return to the gameplay of Bubble Bobble, but with Bub and Bob in their now-human forms.****The boys must clear a series of screens of bad guys - who take slightly more esoteric forms than the angry caterpillars from Rainbow Islands - and again pick up a whole bunch of power-ups.****But this time they're armed with umbrellas! Oh, okay then, parasols...</text:p>
          </table:table-cell>
          <table:table-cell table:formula="of:=CONCATENATE(&quot;&lt;game name=&quot;;CHAR(34);[.A364];CHAR(34);&quot;&gt; &lt;year&gt;&quot;;[.B364];&quot;&lt;/year&gt; &lt;rating&gt;&quot;;[.C364];&quot;&lt;/rating&gt; &lt;title&gt;&quot;;[.D364];&quot;&lt;/title&gt; &lt;pub&gt;&quot;;[.E364];&quot;&lt;/pub&gt; &lt;dev&gt;&quot;;[.F364];&quot;&lt;/dev&gt; &lt;genre&gt;&quot;;[.G364];&quot;&lt;/genre&gt; &lt;score&gt;&quot;;[.H364];&quot;&lt;/score&gt; &lt;player&gt;&quot;;[.I364];&quot;&lt;/player&gt; &lt;story&gt;&quot;;[.J364];&quot;&lt;/story&gt; &lt;/game&gt;&quot;)" office:value-type="string" office:string-value="&lt;game name=&quot;Parasol Stars (Europe)&quot;&gt; &lt;year&gt;1991&lt;/year&gt; &lt;rating&gt;ESRB - E (Everyone)&lt;/rating&gt; &lt;title&gt;Parasol Stars &lt;/title&gt; &lt;pub&gt;Ocean Software Ltd.&lt;/pub&gt; &lt;dev&gt;Taito Corporation&lt;/dev&gt; &lt;genre&gt;Platform&lt;/genre&gt; &lt;score&gt;3.8&lt;/score&gt; &lt;player&gt;1 Player&lt;/player&gt; &lt;story&gt;This sequel to Rainbow Islands sees a return to the gameplay of Bubble Bobble, but with Bub and Bob in their now-human forms.****The boys must clear a series of screens of bad guys - who take slightly more esoteric forms than the angry caterpillars from Rainbow Islands - and again pick up a whole bunch of power-ups.****But this time they're armed with umbrellas! Oh, okay then, parasols...&lt;/story&gt; &lt;/game&gt;">
            <text:p>&lt;game name="Parasol Stars (Europe)"&gt; &lt;year&gt;1991&lt;/year&gt; &lt;rating&gt;ESRB - E (Everyone)&lt;/rating&gt; &lt;title&gt;Parasol Stars &lt;/title&gt; &lt;pub&gt;Ocean Software Ltd.&lt;/pub&gt; &lt;dev&gt;Taito Corporation&lt;/dev&gt; &lt;genre&gt;Platform&lt;/genre&gt; &lt;score&gt;3.8&lt;/score&gt; &lt;player&gt;1 Player&lt;/player&gt; &lt;story&gt;This sequel to Rainbow Islands sees a return to the gameplay of Bubble Bobble, but with Bub and Bob in their now-human forms.****The boys must clear a series of screens of bad guys - who take slightly more esoteric forms than the angry caterpillars from Rainbow Islands - and again pick up a whole bunch of power-ups.****But this time they're armed with umbrellas! Oh, okay then, parasols...&lt;/story&gt; &lt;/game&gt;</text:p>
          </table:table-cell>
        </table:table-row>
        <table:table-row table:style-name="ro1">
          <table:table-cell office:value-type="string">
            <text:p>Parodius (Europe)</text:p>
          </table:table-cell>
          <table:table-cell office:value-type="float" office:value="1992">
            <text:p>1992</text:p>
          </table:table-cell>
          <table:table-cell office:value-type="string">
            <text:p>ESRB - E (Everyone)</text:p>
          </table:table-cell>
          <table:table-cell office:value-type="string">
            <text:p>Parodius </text:p>
          </table:table-cell>
          <table:table-cell office:value-type="string">
            <text:p>Palcom Software Ltd.</text:p>
          </table:table-cell>
          <table:table-cell office:value-type="string">
            <text:p>Konami Co., Ltd.</text:p>
          </table:table-cell>
          <table:table-cell office:value-type="string">
            <text:p>Shoot-'Em-Up</text:p>
          </table:table-cell>
          <table:table-cell office:value-type="string">
            <text:p>3.5</text:p>
          </table:table-cell>
          <table:table-cell office:value-type="string">
            <text:p>1 Player</text:p>
          </table:table-cell>
          <table:table-cell office:value-type="string">
            <text:p>This is mostly the parody of Gradius (Nemesis on some systems), with some flavor from other shoot-em-ups, like Twinbee. The series is available on numerous platforms.****The game is a right-to-left scrolling shoot-em-up. You can choose from 4 different flying creatures, with different weapons. You must finish 7 stages, each having a boss at the end. You may start at either one, but must complete every level to advance to the final stage.</text:p>
          </table:table-cell>
          <table:table-cell table:formula="of:=CONCATENATE(&quot;&lt;game name=&quot;;CHAR(34);[.A365];CHAR(34);&quot;&gt; &lt;year&gt;&quot;;[.B365];&quot;&lt;/year&gt; &lt;rating&gt;&quot;;[.C365];&quot;&lt;/rating&gt; &lt;title&gt;&quot;;[.D365];&quot;&lt;/title&gt; &lt;pub&gt;&quot;;[.E365];&quot;&lt;/pub&gt; &lt;dev&gt;&quot;;[.F365];&quot;&lt;/dev&gt; &lt;genre&gt;&quot;;[.G365];&quot;&lt;/genre&gt; &lt;score&gt;&quot;;[.H365];&quot;&lt;/score&gt; &lt;player&gt;&quot;;[.I365];&quot;&lt;/player&gt; &lt;story&gt;&quot;;[.J365];&quot;&lt;/story&gt; &lt;/game&gt;&quot;)" office:value-type="string" office:string-value="&lt;game name=&quot;Parodius (Europe)&quot;&gt; &lt;year&gt;1992&lt;/year&gt; &lt;rating&gt;ESRB - E (Everyone)&lt;/rating&gt; &lt;title&gt;Parodius &lt;/title&gt; &lt;pub&gt;Palcom Software Ltd.&lt;/pub&gt; &lt;dev&gt;Konami Co., Ltd.&lt;/dev&gt; &lt;genre&gt;Shoot-'Em-Up&lt;/genre&gt; &lt;score&gt;3.5&lt;/score&gt; &lt;player&gt;1 Player&lt;/player&gt; &lt;story&gt;This is mostly the parody of Gradius (Nemesis on some systems), with some flavor from other shoot-em-ups, like Twinbee. The series is available on numerous platforms.****The game is a right-to-left scrolling shoot-em-up. You can choose from 4 different flying creatures, with different weapons. You must finish 7 stages, each having a boss at the end. You may start at either one, but must complete every level to advance to the final stage.&lt;/story&gt; &lt;/game&gt;">
            <text:p>&lt;game name="Parodius (Europe)"&gt; &lt;year&gt;1992&lt;/year&gt; &lt;rating&gt;ESRB - E (Everyone)&lt;/rating&gt; &lt;title&gt;Parodius &lt;/title&gt; &lt;pub&gt;Palcom Software Ltd.&lt;/pub&gt; &lt;dev&gt;Konami Co., Ltd.&lt;/dev&gt; &lt;genre&gt;Shoot-'Em-Up&lt;/genre&gt; &lt;score&gt;3.5&lt;/score&gt; &lt;player&gt;1 Player&lt;/player&gt; &lt;story&gt;This is mostly the parody of Gradius (Nemesis on some systems), with some flavor from other shoot-em-ups, like Twinbee. The series is available on numerous platforms.****The game is a right-to-left scrolling shoot-em-up. You can choose from 4 different flying creatures, with different weapons. You must finish 7 stages, each having a boss at the end. You may start at either one, but must complete every level to advance to the final stage.&lt;/story&gt; &lt;/game&gt;</text:p>
          </table:table-cell>
        </table:table-row>
        <table:table-row table:style-name="ro1">
          <table:table-cell office:value-type="string">
            <text:p>Penguin Wars (USA)</text:p>
          </table:table-cell>
          <table:table-cell office:value-type="float" office:value="1990">
            <text:p>1990</text:p>
          </table:table-cell>
          <table:table-cell office:value-type="string">
            <text:p>ESRB - E (Everyone)</text:p>
          </table:table-cell>
          <table:table-cell office:value-type="string">
            <text:p>Penguin Wars </text:p>
          </table:table-cell>
          <table:table-cell office:value-type="string">
            <text:p>ASCII Corporation</text:p>
          </table:table-cell>
          <table:table-cell office:value-type="string">
            <text:p>UPL Co., Ltd</text:p>
          </table:table-cell>
          <table:table-cell office:value-type="string">
            <text:p>Action</text:p>
          </table:table-cell>
          <table:table-cell office:value-type="string">
            <text:p>2.4</text:p>
          </table:table-cell>
          <table:table-cell office:value-type="string">
            <text:p>1-2 Players</text:p>
          </table:table-cell>
          <table:table-cell office:value-type="string">
            <text:p>A penguin rolls spheres across a table attempting to knock its opponent out for points. The character with the fewest spheres on its side of the table at the end of the timed match is the winner.</text:p>
          </table:table-cell>
          <table:table-cell table:formula="of:=CONCATENATE(&quot;&lt;game name=&quot;;CHAR(34);[.A366];CHAR(34);&quot;&gt; &lt;year&gt;&quot;;[.B366];&quot;&lt;/year&gt; &lt;rating&gt;&quot;;[.C366];&quot;&lt;/rating&gt; &lt;title&gt;&quot;;[.D366];&quot;&lt;/title&gt; &lt;pub&gt;&quot;;[.E366];&quot;&lt;/pub&gt; &lt;dev&gt;&quot;;[.F366];&quot;&lt;/dev&gt; &lt;genre&gt;&quot;;[.G366];&quot;&lt;/genre&gt; &lt;score&gt;&quot;;[.H366];&quot;&lt;/score&gt; &lt;player&gt;&quot;;[.I366];&quot;&lt;/player&gt; &lt;story&gt;&quot;;[.J366];&quot;&lt;/story&gt; &lt;/game&gt;&quot;)" office:value-type="string" office:string-value="&lt;game name=&quot;Penguin Wars (USA)&quot;&gt; &lt;year&gt;1990&lt;/year&gt; &lt;rating&gt;ESRB - E (Everyone)&lt;/rating&gt; &lt;title&gt;Penguin Wars &lt;/title&gt; &lt;pub&gt;ASCII Corporation&lt;/pub&gt; &lt;dev&gt;UPL Co., Ltd&lt;/dev&gt; &lt;genre&gt;Action&lt;/genre&gt; &lt;score&gt;2.4&lt;/score&gt; &lt;player&gt;1-2 Players&lt;/player&gt; &lt;story&gt;A penguin rolls spheres across a table attempting to knock its opponent out for points. The character with the fewest spheres on its side of the table at the end of the timed match is the winner.&lt;/story&gt; &lt;/game&gt;">
            <text:p>&lt;game name="Penguin Wars (USA)"&gt; &lt;year&gt;1990&lt;/year&gt; &lt;rating&gt;ESRB - E (Everyone)&lt;/rating&gt; &lt;title&gt;Penguin Wars &lt;/title&gt; &lt;pub&gt;ASCII Corporation&lt;/pub&gt; &lt;dev&gt;UPL Co., Ltd&lt;/dev&gt; &lt;genre&gt;Action&lt;/genre&gt; &lt;score&gt;2.4&lt;/score&gt; &lt;player&gt;1-2 Players&lt;/player&gt; &lt;story&gt;A penguin rolls spheres across a table attempting to knock its opponent out for points. The character with the fewest spheres on its side of the table at the end of the timed match is the winner.&lt;/story&gt; &lt;/game&gt;</text:p>
          </table:table-cell>
        </table:table-row>
        <table:table-row table:style-name="ro1">
          <table:table-cell office:value-type="string">
            <text:p>PGA European Tour (USA, Europe)</text:p>
          </table:table-cell>
          <table:table-cell office:value-type="float" office:value="1995">
            <text:p>1995</text:p>
          </table:table-cell>
          <table:table-cell office:value-type="string">
            <text:p>ESRB - E (Everyone)</text:p>
          </table:table-cell>
          <table:table-cell office:value-type="string">
            <text:p>PGA European Tour </text:p>
          </table:table-cell>
          <table:table-cell office:value-type="string">
            <text:p>Malibu Games</text:p>
          </table:table-cell>
          <table:table-cell office:value-type="string">
            <text:p>Unexpected Development</text:p>
          </table:table-cell>
          <table:table-cell office:value-type="string">
            <text:p>Sports/Golf</text:p>
          </table:table-cell>
          <table:table-cell office:value-type="string">
            <text:p>2.5</text:p>
          </table:table-cell>
          <table:table-cell office:value-type="string">
            <text:p>1-2 Players</text:p>
          </table:table-cell>
          <table:table-cell office:value-type="string">
            <text:p>European Tour is best thought of as a remake of the original game, rather than a sequel as such. It features 5 courses from across Europe, and 60 top European pros, rather than the US-leaned lineup of the original. The graphics are much more detailed and colorful, as you'd expect considering the intervening years of advances in programming skill.****The control system is the standard three-click method used in most golf games, but you can now define intended draw/fade levels in advance of playing the shot, so that a perfect aim leads to a measured effect, and an imperfect one exaggerating the effect.****As well as the Stroke Play games of the original (where you count the total score across the whole round of 18 holes, and compare this to your opponent), there are also Match Play (where the aim is to win as many individual holes as possible) and Skins (the same, but with money) modes as well.</text:p>
          </table:table-cell>
          <table:table-cell table:formula="of:=CONCATENATE(&quot;&lt;game name=&quot;;CHAR(34);[.A367];CHAR(34);&quot;&gt; &lt;year&gt;&quot;;[.B367];&quot;&lt;/year&gt; &lt;rating&gt;&quot;;[.C367];&quot;&lt;/rating&gt; &lt;title&gt;&quot;;[.D367];&quot;&lt;/title&gt; &lt;pub&gt;&quot;;[.E367];&quot;&lt;/pub&gt; &lt;dev&gt;&quot;;[.F367];&quot;&lt;/dev&gt; &lt;genre&gt;&quot;;[.G367];&quot;&lt;/genre&gt; &lt;score&gt;&quot;;[.H367];&quot;&lt;/score&gt; &lt;player&gt;&quot;;[.I367];&quot;&lt;/player&gt; &lt;story&gt;&quot;;[.J367];&quot;&lt;/story&gt; &lt;/game&gt;&quot;)" office:value-type="string" office:string-value="&lt;game name=&quot;PGA European Tour (USA, Europe)&quot;&gt; &lt;year&gt;1995&lt;/year&gt; &lt;rating&gt;ESRB - E (Everyone)&lt;/rating&gt; &lt;title&gt;PGA European Tour &lt;/title&gt; &lt;pub&gt;Malibu Games&lt;/pub&gt; &lt;dev&gt;Unexpected Development&lt;/dev&gt; &lt;genre&gt;Sports/Golf&lt;/genre&gt; &lt;score&gt;2.5&lt;/score&gt; &lt;player&gt;1-2 Players&lt;/player&gt; &lt;story&gt;European Tour is best thought of as a remake of the original game, rather than a sequel as such. It features 5 courses from across Europe, and 60 top European pros, rather than the US-leaned lineup of the original. The graphics are much more detailed and colorful, as you'd expect considering the intervening years of advances in programming skill.****The control system is the standard three-click method used in most golf games, but you can now define intended draw/fade levels in advance of playing the shot, so that a perfect aim leads to a measured effect, and an imperfect one exaggerating the effect.****As well as the Stroke Play games of the original (where you count the total score across the whole round of 18 holes, and compare this to your opponent), there are also Match Play (where the aim is to win as many individual holes as possible) and Skins (the same, but with money) modes as well.&lt;/story&gt; &lt;/game&gt;">
            <text:p>&lt;game name="PGA European Tour (USA, Europe)"&gt; &lt;year&gt;1995&lt;/year&gt; &lt;rating&gt;ESRB - E (Everyone)&lt;/rating&gt; &lt;title&gt;PGA European Tour &lt;/title&gt; &lt;pub&gt;Malibu Games&lt;/pub&gt; &lt;dev&gt;Unexpected Development&lt;/dev&gt; &lt;genre&gt;Sports/Golf&lt;/genre&gt; &lt;score&gt;2.5&lt;/score&gt; &lt;player&gt;1-2 Players&lt;/player&gt; &lt;story&gt;European Tour is best thought of as a remake of the original game, rather than a sequel as such. It features 5 courses from across Europe, and 60 top European pros, rather than the US-leaned lineup of the original. The graphics are much more detailed and colorful, as you'd expect considering the intervening years of advances in programming skill.****The control system is the standard three-click method used in most golf games, but you can now define intended draw/fade levels in advance of playing the shot, so that a perfect aim leads to a measured effect, and an imperfect one exaggerating the effect.****As well as the Stroke Play games of the original (where you count the total score across the whole round of 18 holes, and compare this to your opponent), there are also Match Play (where the aim is to win as many individual holes as possible) and Skins (the same, but with money) modes as well.&lt;/story&gt; &lt;/game&gt;</text:p>
          </table:table-cell>
        </table:table-row>
        <table:table-row table:style-name="ro1">
          <table:table-cell office:value-type="string">
            <text:p>PGA Tour '96 (USA, Europe)</text:p>
          </table:table-cell>
          <table:table-cell office:value-type="float" office:value="1995">
            <text:p>1995</text:p>
          </table:table-cell>
          <table:table-cell office:value-type="string">
            <text:p>ESRB - E (Everyone)</text:p>
          </table:table-cell>
          <table:table-cell office:value-type="string">
            <text:p>PGA Tour '96 </text:p>
          </table:table-cell>
          <table:table-cell office:value-type="string">
            <text:p>Black Pearl Software</text:p>
          </table:table-cell>
          <table:table-cell office:value-type="string">
            <text:p>Unexpected Development</text:p>
          </table:table-cell>
          <table:table-cell office:value-type="string">
            <text:p>Sports/Golf</text:p>
          </table:table-cell>
          <table:table-cell office:value-type="string">
            <text:p>4.2</text:p>
          </table:table-cell>
          <table:table-cell office:value-type="string">
            <text:p>1-2 Players</text:p>
          </table:table-cell>
          <table:table-cell office:value-type="string">
            <text:p>The handheld versions of their console brethren still features the PGA license, but is missing the pros and instead uses generic golfers. <text:s/>Additionally, only three courses are available for play: Sawgrass, Summerlin, River High and has four game modes: Practice, Putting, Driving, Skins and Tournament.****The gameplay is similar to many others of the genre, the player is shown an overhead view of the map and then taken to a perspective directly behind the golfer. <text:s/>Using the D-pad to move a cursor on screen to aim their shot and pressing a main button to activate the power/accuracy meter below, pressing once to set the power and again for accuracy.****Each version also has multiplayer capabilities using their respective Game Links (Game Gear has four player capabilities while Game Boy only features two).</text:p>
          </table:table-cell>
          <table:table-cell table:formula="of:=CONCATENATE(&quot;&lt;game name=&quot;;CHAR(34);[.A368];CHAR(34);&quot;&gt; &lt;year&gt;&quot;;[.B368];&quot;&lt;/year&gt; &lt;rating&gt;&quot;;[.C368];&quot;&lt;/rating&gt; &lt;title&gt;&quot;;[.D368];&quot;&lt;/title&gt; &lt;pub&gt;&quot;;[.E368];&quot;&lt;/pub&gt; &lt;dev&gt;&quot;;[.F368];&quot;&lt;/dev&gt; &lt;genre&gt;&quot;;[.G368];&quot;&lt;/genre&gt; &lt;score&gt;&quot;;[.H368];&quot;&lt;/score&gt; &lt;player&gt;&quot;;[.I368];&quot;&lt;/player&gt; &lt;story&gt;&quot;;[.J368];&quot;&lt;/story&gt; &lt;/game&gt;&quot;)" office:value-type="string" office:string-value="&lt;game name=&quot;PGA Tour '96 (USA, Europe)&quot;&gt; &lt;year&gt;1995&lt;/year&gt; &lt;rating&gt;ESRB - E (Everyone)&lt;/rating&gt; &lt;title&gt;PGA Tour '96 &lt;/title&gt; &lt;pub&gt;Black Pearl Software&lt;/pub&gt; &lt;dev&gt;Unexpected Development&lt;/dev&gt; &lt;genre&gt;Sports/Golf&lt;/genre&gt; &lt;score&gt;4.2&lt;/score&gt; &lt;player&gt;1-2 Players&lt;/player&gt; &lt;story&gt;The handheld versions of their console brethren still features the PGA license, but is missing the pros and instead uses generic golfers.  Additionally, only three courses are available for play: Sawgrass, Summerlin, River High and has four game modes: Practice, Putting, Driving, Skins and Tournament.****The gameplay is similar to many others of the genre, the player is shown an overhead view of the map and then taken to a perspective directly behind the golfer.  Using the D-pad to move a cursor on screen to aim their shot and pressing a main button to activate the power/accuracy meter below, pressing once to set the power and again for accuracy.****Each version also has multiplayer capabilities using their respective Game Links (Game Gear has four player capabilities while Game Boy only features two).&lt;/story&gt; &lt;/game&gt;">
            <text:p>&lt;game name="PGA Tour '96 (USA, Europe)"&gt; &lt;year&gt;1995&lt;/year&gt; &lt;rating&gt;ESRB - E (Everyone)&lt;/rating&gt; &lt;title&gt;PGA Tour '96 &lt;/title&gt; &lt;pub&gt;Black Pearl Software&lt;/pub&gt; &lt;dev&gt;Unexpected Development&lt;/dev&gt; &lt;genre&gt;Sports/Golf&lt;/genre&gt; &lt;score&gt;4.2&lt;/score&gt; &lt;player&gt;1-2 Players&lt;/player&gt; &lt;story&gt;The handheld versions of their console brethren still features the PGA license, but is missing the pros and instead uses generic golfers. <text:s/>Additionally, only three courses are available for play: Sawgrass, Summerlin, River High and has four game modes: Practice, Putting, Driving, Skins and Tournament.****The gameplay is similar to many others of the genre, the player is shown an overhead view of the map and then taken to a perspective directly behind the golfer. <text:s/>Using the D-pad to move a cursor on screen to aim their shot and pressing a main button to activate the power/accuracy meter below, pressing once to set the power and again for accuracy.****Each version also has multiplayer capabilities using their respective Game Links (Game Gear has four player capabilities while Game Boy only features two).&lt;/story&gt; &lt;/game&gt;</text:p>
          </table:table-cell>
        </table:table-row>
        <table:table-row table:style-name="ro1">
          <table:table-cell office:value-type="string">
            <text:p>Pierre Le Chef is.. Out to Lunch (Europe)</text:p>
          </table:table-cell>
          <table:table-cell office:value-type="float" office:value="1993">
            <text:p>1993</text:p>
          </table:table-cell>
          <table:table-cell office:value-type="string">
            <text:p>ESRB - E (Everyone)</text:p>
          </table:table-cell>
          <table:table-cell office:value-type="string">
            <text:p>Pierre Le Chef is.. Out to Lunch </text:p>
          </table:table-cell>
          <table:table-cell table:number-columns-repeated="2" office:value-type="string">
            <text:p>Mindscape International Ltd.</text:p>
          </table:table-cell>
          <table:table-cell office:value-type="string">
            <text:p>Platform</text:p>
          </table:table-cell>
          <table:table-cell office:value-type="string">
            <text:p>3.1</text:p>
          </table:table-cell>
          <table:table-cell office:value-type="string">
            <text:p>1 Player</text:p>
          </table:table-cell>
          <table:table-cell office:value-type="string">
            <text:p>Pierre Le Chef is famed worldwide for his mouth-watering recipes involving the freshest ingredients. So, when the vegetables start attempting to run away from him, he has no choice but to chase after them. <text:s/>Out to Lunch is a platform game set across 6 countries, starting off in Switzerland and finishing in Paris. To recollect the vegetables he must first stun them, either by firing at them or jumping on them, then walk over them, in a manner similar to Fire &amp; Ice. Unusually, the game was converted from the SNES to the Amiga, not the other way around.</text:p>
          </table:table-cell>
          <table:table-cell table:formula="of:=CONCATENATE(&quot;&lt;game name=&quot;;CHAR(34);[.A369];CHAR(34);&quot;&gt; &lt;year&gt;&quot;;[.B369];&quot;&lt;/year&gt; &lt;rating&gt;&quot;;[.C369];&quot;&lt;/rating&gt; &lt;title&gt;&quot;;[.D369];&quot;&lt;/title&gt; &lt;pub&gt;&quot;;[.E369];&quot;&lt;/pub&gt; &lt;dev&gt;&quot;;[.F369];&quot;&lt;/dev&gt; &lt;genre&gt;&quot;;[.G369];&quot;&lt;/genre&gt; &lt;score&gt;&quot;;[.H369];&quot;&lt;/score&gt; &lt;player&gt;&quot;;[.I369];&quot;&lt;/player&gt; &lt;story&gt;&quot;;[.J369];&quot;&lt;/story&gt; &lt;/game&gt;&quot;)" office:value-type="string" office:string-value="&lt;game name=&quot;Pierre Le Chef is.. Out to Lunch (Europe)&quot;&gt; &lt;year&gt;1993&lt;/year&gt; &lt;rating&gt;ESRB - E (Everyone)&lt;/rating&gt; &lt;title&gt;Pierre Le Chef is.. Out to Lunch &lt;/title&gt; &lt;pub&gt;Mindscape International Ltd.&lt;/pub&gt; &lt;dev&gt;Mindscape International Ltd.&lt;/dev&gt; &lt;genre&gt;Platform&lt;/genre&gt; &lt;score&gt;3.1&lt;/score&gt; &lt;player&gt;1 Player&lt;/player&gt; &lt;story&gt;Pierre Le Chef is famed worldwide for his mouth-watering recipes involving the freshest ingredients. So, when the vegetables start attempting to run away from him, he has no choice but to chase after them.  Out to Lunch is a platform game set across 6 countries, starting off in Switzerland and finishing in Paris. To recollect the vegetables he must first stun them, either by firing at them or jumping on them, then walk over them, in a manner similar to Fire &amp; Ice. Unusually, the game was converted from the SNES to the Amiga, not the other way around.&lt;/story&gt; &lt;/game&gt;">
            <text:p>&lt;game name="Pierre Le Chef is.. Out to Lunch (Europe)"&gt; &lt;year&gt;1993&lt;/year&gt; &lt;rating&gt;ESRB - E (Everyone)&lt;/rating&gt; &lt;title&gt;Pierre Le Chef is.. Out to Lunch &lt;/title&gt; &lt;pub&gt;Mindscape International Ltd.&lt;/pub&gt; &lt;dev&gt;Mindscape International Ltd.&lt;/dev&gt; &lt;genre&gt;Platform&lt;/genre&gt; &lt;score&gt;3.1&lt;/score&gt; &lt;player&gt;1 Player&lt;/player&gt; &lt;story&gt;Pierre Le Chef is famed worldwide for his mouth-watering recipes involving the freshest ingredients. So, when the vegetables start attempting to run away from him, he has no choice but to chase after them. <text:s/>Out to Lunch is a platform game set across 6 countries, starting off in Switzerland and finishing in Paris. To recollect the vegetables he must first stun them, either by firing at them or jumping on them, then walk over them, in a manner similar to Fire &amp; Ice. Unusually, the game was converted from the SNES to the Amiga, not the other way around.&lt;/story&gt; &lt;/game&gt;</text:p>
          </table:table-cell>
        </table:table-row>
        <table:table-row table:style-name="ro1">
          <table:table-cell office:value-type="string">
            <text:p>Pinball - Revenge of the 'Gator (USA, Europe)</text:p>
          </table:table-cell>
          <table:table-cell office:value-type="float" office:value="1990">
            <text:p>1990</text:p>
          </table:table-cell>
          <table:table-cell office:value-type="string">
            <text:p>ESRB - E (Everyone)</text:p>
          </table:table-cell>
          <table:table-cell office:value-type="string">
            <text:p>Pinball - Revenge of the 'Gator </text:p>
          </table:table-cell>
          <table:table-cell table:number-columns-repeated="2" office:value-type="string">
            <text:p>HAL Laboratory, Inc.</text:p>
          </table:table-cell>
          <table:table-cell office:value-type="string">
            <text:p>Pinball</text:p>
          </table:table-cell>
          <table:table-cell office:value-type="string">
            <text:p>3.9</text:p>
          </table:table-cell>
          <table:table-cell office:value-type="string">
            <text:p>1 Player</text:p>
          </table:table-cell>
          <table:table-cell office:value-type="string">
            <text:p>Revenge of the 'Gator is a pinball game with an alligator motif. <text:s/>There is one table, and 3 bonus areas that are accessed by knocking down specific targets in the main playing area.****There are several modes of play. <text:s/>First, there is the standard single player game. <text:s/>Second, there is a two-player alternating mode. <text:s/>Finally, there is a linked mode for two simultaneous players.</text:p>
          </table:table-cell>
          <table:table-cell table:formula="of:=CONCATENATE(&quot;&lt;game name=&quot;;CHAR(34);[.A370];CHAR(34);&quot;&gt; &lt;year&gt;&quot;;[.B370];&quot;&lt;/year&gt; &lt;rating&gt;&quot;;[.C370];&quot;&lt;/rating&gt; &lt;title&gt;&quot;;[.D370];&quot;&lt;/title&gt; &lt;pub&gt;&quot;;[.E370];&quot;&lt;/pub&gt; &lt;dev&gt;&quot;;[.F370];&quot;&lt;/dev&gt; &lt;genre&gt;&quot;;[.G370];&quot;&lt;/genre&gt; &lt;score&gt;&quot;;[.H370];&quot;&lt;/score&gt; &lt;player&gt;&quot;;[.I370];&quot;&lt;/player&gt; &lt;story&gt;&quot;;[.J370];&quot;&lt;/story&gt; &lt;/game&gt;&quot;)" office:value-type="string" office:string-value="&lt;game name=&quot;Pinball - Revenge of the 'Gator (USA, Europe)&quot;&gt; &lt;year&gt;1990&lt;/year&gt; &lt;rating&gt;ESRB - E (Everyone)&lt;/rating&gt; &lt;title&gt;Pinball - Revenge of the 'Gator &lt;/title&gt; &lt;pub&gt;HAL Laboratory, Inc.&lt;/pub&gt; &lt;dev&gt;HAL Laboratory, Inc.&lt;/dev&gt; &lt;genre&gt;Pinball&lt;/genre&gt; &lt;score&gt;3.9&lt;/score&gt; &lt;player&gt;1 Player&lt;/player&gt; &lt;story&gt;Revenge of the 'Gator is a pinball game with an alligator motif.  There is one table, and 3 bonus areas that are accessed by knocking down specific targets in the main playing area.****There are several modes of play.  First, there is the standard single player game.  Second, there is a two-player alternating mode.  Finally, there is a linked mode for two simultaneous players.&lt;/story&gt; &lt;/game&gt;">
            <text:p>&lt;game name="Pinball - Revenge of the 'Gator (USA, Europe)"&gt; &lt;year&gt;1990&lt;/year&gt; &lt;rating&gt;ESRB - E (Everyone)&lt;/rating&gt; &lt;title&gt;Pinball - Revenge of the 'Gator &lt;/title&gt; &lt;pub&gt;HAL Laboratory, Inc.&lt;/pub&gt; &lt;dev&gt;HAL Laboratory, Inc.&lt;/dev&gt; &lt;genre&gt;Pinball&lt;/genre&gt; &lt;score&gt;3.9&lt;/score&gt; &lt;player&gt;1 Player&lt;/player&gt; &lt;story&gt;Revenge of the 'Gator is a pinball game with an alligator motif. <text:s/>There is one table, and 3 bonus areas that are accessed by knocking down specific targets in the main playing area.****There are several modes of play. <text:s/>First, there is the standard single player game. <text:s/>Second, there is a two-player alternating mode. <text:s/>Finally, there is a linked mode for two simultaneous players.&lt;/story&gt; &lt;/game&gt;</text:p>
          </table:table-cell>
        </table:table-row>
        <table:table-row table:style-name="ro1">
          <table:table-cell office:value-type="string">
            <text:p>Pinball Deluxe (Europe)</text:p>
          </table:table-cell>
          <table:table-cell office:value-type="float" office:value="1995">
            <text:p>1995</text:p>
          </table:table-cell>
          <table:table-cell office:value-type="string">
            <text:p>ESRB - E (Everyone)</text:p>
          </table:table-cell>
          <table:table-cell office:value-type="string">
            <text:p>Pinball Deluxe </text:p>
          </table:table-cell>
          <table:table-cell office:value-type="string">
            <text:p>GameTek UK Ltd.</text:p>
          </table:table-cell>
          <table:table-cell office:value-type="string">
            <text:p>Spidersoft</text:p>
          </table:table-cell>
          <table:table-cell office:value-type="string">
            <text:p>Pinball</text:p>
          </table:table-cell>
          <table:table-cell office:value-type="string">
            <text:p>4.5</text:p>
          </table:table-cell>
          <table:table-cell office:value-type="string">
            <text:p>1 Player</text:p>
          </table:table-cell>
          <table:table-cell office:value-type="string">
            <text:p>Pinball Deluxe is a compilation of the following games: •Pinball Dreams •Pinball Fantasies The Game Boy version of Pinball Dreams did not include the "Beat Box" table; neither does this compilation.</text:p>
          </table:table-cell>
          <table:table-cell table:formula="of:=CONCATENATE(&quot;&lt;game name=&quot;;CHAR(34);[.A371];CHAR(34);&quot;&gt; &lt;year&gt;&quot;;[.B371];&quot;&lt;/year&gt; &lt;rating&gt;&quot;;[.C371];&quot;&lt;/rating&gt; &lt;title&gt;&quot;;[.D371];&quot;&lt;/title&gt; &lt;pub&gt;&quot;;[.E371];&quot;&lt;/pub&gt; &lt;dev&gt;&quot;;[.F371];&quot;&lt;/dev&gt; &lt;genre&gt;&quot;;[.G371];&quot;&lt;/genre&gt; &lt;score&gt;&quot;;[.H371];&quot;&lt;/score&gt; &lt;player&gt;&quot;;[.I371];&quot;&lt;/player&gt; &lt;story&gt;&quot;;[.J371];&quot;&lt;/story&gt; &lt;/game&gt;&quot;)" office:value-type="string" office:string-value="&lt;game name=&quot;Pinball Deluxe (Europe)&quot;&gt; &lt;year&gt;1995&lt;/year&gt; &lt;rating&gt;ESRB - E (Everyone)&lt;/rating&gt; &lt;title&gt;Pinball Deluxe &lt;/title&gt; &lt;pub&gt;GameTek UK Ltd.&lt;/pub&gt; &lt;dev&gt;Spidersoft&lt;/dev&gt; &lt;genre&gt;Pinball&lt;/genre&gt; &lt;score&gt;4.5&lt;/score&gt; &lt;player&gt;1 Player&lt;/player&gt; &lt;story&gt;Pinball Deluxe is a compilation of the following games: •Pinball Dreams •Pinball Fantasies The Game Boy version of Pinball Dreams did not include the &quot;Beat Box&quot; table; neither does this compilation.&lt;/story&gt; &lt;/game&gt;">
            <text:p>&lt;game name="Pinball Deluxe (Europe)"&gt; &lt;year&gt;1995&lt;/year&gt; &lt;rating&gt;ESRB - E (Everyone)&lt;/rating&gt; &lt;title&gt;Pinball Deluxe &lt;/title&gt; &lt;pub&gt;GameTek UK Ltd.&lt;/pub&gt; &lt;dev&gt;Spidersoft&lt;/dev&gt; &lt;genre&gt;Pinball&lt;/genre&gt; &lt;score&gt;4.5&lt;/score&gt; &lt;player&gt;1 Player&lt;/player&gt; &lt;story&gt;Pinball Deluxe is a compilation of the following games: •Pinball Dreams •Pinball Fantasies The Game Boy version of Pinball Dreams did not include the "Beat Box" table; neither does this compilation.&lt;/story&gt; &lt;/game&gt;</text:p>
          </table:table-cell>
        </table:table-row>
        <table:table-row table:style-name="ro1">
          <table:table-cell office:value-type="string">
            <text:p>Pinball Dreams (USA, Europe)</text:p>
          </table:table-cell>
          <table:table-cell office:value-type="float" office:value="1993">
            <text:p>1993</text:p>
          </table:table-cell>
          <table:table-cell office:value-type="string">
            <text:p>ESRB - E (Everyone)</text:p>
          </table:table-cell>
          <table:table-cell office:value-type="string">
            <text:p>Pinball Dreams </text:p>
          </table:table-cell>
          <table:table-cell office:value-type="string">
            <text:p>GameTek, Inc.</text:p>
          </table:table-cell>
          <table:table-cell office:value-type="string">
            <text:p>Digital Illusions CE AB</text:p>
          </table:table-cell>
          <table:table-cell office:value-type="string">
            <text:p>Pinball</text:p>
          </table:table-cell>
          <table:table-cell office:value-type="string">
            <text:p>3.2</text:p>
          </table:table-cell>
          <table:table-cell office:value-type="string">
            <text:p>1 Player</text:p>
          </table:table-cell>
          <table:table-cell office:value-type="string">
            <text:p>The first in a line of pinball games from 21st Century and Digital Illusions, with four tables covering themes such as the wild west for Steel Wheel, space rockets for Ignition, a haunted graveyard for Nightmare and pop music for Beat Box. ****The portable versions for the Game Boy and Game Gear only have 3 of the 4 original tables with the removal of Beat Box.****The iPhone version includes updated graphics (optional) and gameplay in both portrait and landscape orientation.</text:p>
          </table:table-cell>
          <table:table-cell table:formula="of:=CONCATENATE(&quot;&lt;game name=&quot;;CHAR(34);[.A372];CHAR(34);&quot;&gt; &lt;year&gt;&quot;;[.B372];&quot;&lt;/year&gt; &lt;rating&gt;&quot;;[.C372];&quot;&lt;/rating&gt; &lt;title&gt;&quot;;[.D372];&quot;&lt;/title&gt; &lt;pub&gt;&quot;;[.E372];&quot;&lt;/pub&gt; &lt;dev&gt;&quot;;[.F372];&quot;&lt;/dev&gt; &lt;genre&gt;&quot;;[.G372];&quot;&lt;/genre&gt; &lt;score&gt;&quot;;[.H372];&quot;&lt;/score&gt; &lt;player&gt;&quot;;[.I372];&quot;&lt;/player&gt; &lt;story&gt;&quot;;[.J372];&quot;&lt;/story&gt; &lt;/game&gt;&quot;)" office:value-type="string" office:string-value="&lt;game name=&quot;Pinball Dreams (USA, Europe)&quot;&gt; &lt;year&gt;1993&lt;/year&gt; &lt;rating&gt;ESRB - E (Everyone)&lt;/rating&gt; &lt;title&gt;Pinball Dreams &lt;/title&gt; &lt;pub&gt;GameTek, Inc.&lt;/pub&gt; &lt;dev&gt;Digital Illusions CE AB&lt;/dev&gt; &lt;genre&gt;Pinball&lt;/genre&gt; &lt;score&gt;3.2&lt;/score&gt; &lt;player&gt;1 Player&lt;/player&gt; &lt;story&gt;The first in a line of pinball games from 21st Century and Digital Illusions, with four tables covering themes such as the wild west for Steel Wheel, space rockets for Ignition, a haunted graveyard for Nightmare and pop music for Beat Box. ****The portable versions for the Game Boy and Game Gear only have 3 of the 4 original tables with the removal of Beat Box.****The iPhone version includes updated graphics (optional) and gameplay in both portrait and landscape orientation.&lt;/story&gt; &lt;/game&gt;">
            <text:p>&lt;game name="Pinball Dreams (USA, Europe)"&gt; &lt;year&gt;1993&lt;/year&gt; &lt;rating&gt;ESRB - E (Everyone)&lt;/rating&gt; &lt;title&gt;Pinball Dreams &lt;/title&gt; &lt;pub&gt;GameTek, Inc.&lt;/pub&gt; &lt;dev&gt;Digital Illusions CE AB&lt;/dev&gt; &lt;genre&gt;Pinball&lt;/genre&gt; &lt;score&gt;3.2&lt;/score&gt; &lt;player&gt;1 Player&lt;/player&gt; &lt;story&gt;The first in a line of pinball games from 21st Century and Digital Illusions, with four tables covering themes such as the wild west for Steel Wheel, space rockets for Ignition, a haunted graveyard for Nightmare and pop music for Beat Box. ****The portable versions for the Game Boy and Game Gear only have 3 of the 4 original tables with the removal of Beat Box.****The iPhone version includes updated graphics (optional) and gameplay in both portrait and landscape orientation.&lt;/story&gt; &lt;/game&gt;</text:p>
          </table:table-cell>
        </table:table-row>
        <table:table-row table:style-name="ro1">
          <table:table-cell office:value-type="string">
            <text:p>Pinball Fantasies (USA, Europe)</text:p>
          </table:table-cell>
          <table:table-cell office:value-type="float" office:value="1995">
            <text:p>1995</text:p>
          </table:table-cell>
          <table:table-cell office:value-type="string">
            <text:p>ESRB - E (Everyone)</text:p>
          </table:table-cell>
          <table:table-cell office:value-type="string">
            <text:p>Pinball Fantasies </text:p>
          </table:table-cell>
          <table:table-cell office:value-type="string">
            <text:p>GameTek, Inc.</text:p>
          </table:table-cell>
          <table:table-cell office:value-type="string">
            <text:p>Digital Illusions CE AB</text:p>
          </table:table-cell>
          <table:table-cell office:value-type="string">
            <text:p>Pinball</text:p>
          </table:table-cell>
          <table:table-cell office:value-type="string">
            <text:p>2.7</text:p>
          </table:table-cell>
          <table:table-cell office:value-type="string">
            <text:p>1 Player</text:p>
          </table:table-cell>
          <table:table-cell office:value-type="string">
            <text:p>After the success of Pinball Dreams on several systems, a sequel featuring four new tables was created. The gameplay is much the same as the first game, with realistic physics, multi-player options and a high score table to aim for. The tables are Partyland, Speed Devils, Billion Dollar Gameshow and Stones 'n' Bones, taking in a funfair, racing cars, a tacky game-show, and a graveyard. Each one has a range of ramps, combos, light sequences and targets to shoot, as well as general themes which are less influenced by real tables than those in Pinball Dreams.</text:p>
          </table:table-cell>
          <table:table-cell table:formula="of:=CONCATENATE(&quot;&lt;game name=&quot;;CHAR(34);[.A373];CHAR(34);&quot;&gt; &lt;year&gt;&quot;;[.B373];&quot;&lt;/year&gt; &lt;rating&gt;&quot;;[.C373];&quot;&lt;/rating&gt; &lt;title&gt;&quot;;[.D373];&quot;&lt;/title&gt; &lt;pub&gt;&quot;;[.E373];&quot;&lt;/pub&gt; &lt;dev&gt;&quot;;[.F373];&quot;&lt;/dev&gt; &lt;genre&gt;&quot;;[.G373];&quot;&lt;/genre&gt; &lt;score&gt;&quot;;[.H373];&quot;&lt;/score&gt; &lt;player&gt;&quot;;[.I373];&quot;&lt;/player&gt; &lt;story&gt;&quot;;[.J373];&quot;&lt;/story&gt; &lt;/game&gt;&quot;)" office:value-type="string" office:string-value="&lt;game name=&quot;Pinball Fantasies (USA, Europe)&quot;&gt; &lt;year&gt;1995&lt;/year&gt; &lt;rating&gt;ESRB - E (Everyone)&lt;/rating&gt; &lt;title&gt;Pinball Fantasies &lt;/title&gt; &lt;pub&gt;GameTek, Inc.&lt;/pub&gt; &lt;dev&gt;Digital Illusions CE AB&lt;/dev&gt; &lt;genre&gt;Pinball&lt;/genre&gt; &lt;score&gt;2.7&lt;/score&gt; &lt;player&gt;1 Player&lt;/player&gt; &lt;story&gt;After the success of Pinball Dreams on several systems, a sequel featuring four new tables was created. The gameplay is much the same as the first game, with realistic physics, multi-player options and a high score table to aim for. The tables are Partyland, Speed Devils, Billion Dollar Gameshow and Stones 'n' Bones, taking in a funfair, racing cars, a tacky game-show, and a graveyard. Each one has a range of ramps, combos, light sequences and targets to shoot, as well as general themes which are less influenced by real tables than those in Pinball Dreams.&lt;/story&gt; &lt;/game&gt;">
            <text:p>&lt;game name="Pinball Fantasies (USA, Europe)"&gt; &lt;year&gt;1995&lt;/year&gt; &lt;rating&gt;ESRB - E (Everyone)&lt;/rating&gt; &lt;title&gt;Pinball Fantasies &lt;/title&gt; &lt;pub&gt;GameTek, Inc.&lt;/pub&gt; &lt;dev&gt;Digital Illusions CE AB&lt;/dev&gt; &lt;genre&gt;Pinball&lt;/genre&gt; &lt;score&gt;2.7&lt;/score&gt; &lt;player&gt;1 Player&lt;/player&gt; &lt;story&gt;After the success of Pinball Dreams on several systems, a sequel featuring four new tables was created. The gameplay is much the same as the first game, with realistic physics, multi-player options and a high score table to aim for. The tables are Partyland, Speed Devils, Billion Dollar Gameshow and Stones 'n' Bones, taking in a funfair, racing cars, a tacky game-show, and a graveyard. Each one has a range of ramps, combos, light sequences and targets to shoot, as well as general themes which are less influenced by real tables than those in Pinball Dreams.&lt;/story&gt; &lt;/game&gt;</text:p>
          </table:table-cell>
        </table:table-row>
        <table:table-row table:style-name="ro1">
          <table:table-cell office:value-type="string">
            <text:p>Pinball Mania (Europe)</text:p>
          </table:table-cell>
          <table:table-cell office:value-type="float" office:value="1995">
            <text:p>1995</text:p>
          </table:table-cell>
          <table:table-cell office:value-type="string">
            <text:p>ESRB - E (Everyone)</text:p>
          </table:table-cell>
          <table:table-cell office:value-type="string">
            <text:p>Pinball Mania </text:p>
          </table:table-cell>
          <table:table-cell office:value-type="string">
            <text:p>GameTek UK Ltd.</text:p>
          </table:table-cell>
          <table:table-cell office:value-type="string">
            <text:p>Spidersoft Limited</text:p>
          </table:table-cell>
          <table:table-cell office:value-type="string">
            <text:p>Pinball</text:p>
          </table:table-cell>
          <table:table-cell office:value-type="string">
            <text:p>3.1</text:p>
          </table:table-cell>
          <table:table-cell office:value-type="string">
            <text:p>1 Player</text:p>
          </table:table-cell>
          <table:table-cell office:value-type="string">
            <text:p>Pinball Mania is a port of the DOS/Amiga original. All four tables are present and clearly based on the original ones, of course with less bells and whistles regarding graphical and audio presentation. However, there are also major and minor differences in the table design, most notably almost the whole center part of the Jailbreak table was removed. Other examples are one missing center paddle on the Kick-Off and Jackpot tables.</text:p>
          </table:table-cell>
          <table:table-cell table:formula="of:=CONCATENATE(&quot;&lt;game name=&quot;;CHAR(34);[.A374];CHAR(34);&quot;&gt; &lt;year&gt;&quot;;[.B374];&quot;&lt;/year&gt; &lt;rating&gt;&quot;;[.C374];&quot;&lt;/rating&gt; &lt;title&gt;&quot;;[.D374];&quot;&lt;/title&gt; &lt;pub&gt;&quot;;[.E374];&quot;&lt;/pub&gt; &lt;dev&gt;&quot;;[.F374];&quot;&lt;/dev&gt; &lt;genre&gt;&quot;;[.G374];&quot;&lt;/genre&gt; &lt;score&gt;&quot;;[.H374];&quot;&lt;/score&gt; &lt;player&gt;&quot;;[.I374];&quot;&lt;/player&gt; &lt;story&gt;&quot;;[.J374];&quot;&lt;/story&gt; &lt;/game&gt;&quot;)" office:value-type="string" office:string-value="&lt;game name=&quot;Pinball Mania (Europe)&quot;&gt; &lt;year&gt;1995&lt;/year&gt; &lt;rating&gt;ESRB - E (Everyone)&lt;/rating&gt; &lt;title&gt;Pinball Mania &lt;/title&gt; &lt;pub&gt;GameTek UK Ltd.&lt;/pub&gt; &lt;dev&gt;Spidersoft Limited&lt;/dev&gt; &lt;genre&gt;Pinball&lt;/genre&gt; &lt;score&gt;3.1&lt;/score&gt; &lt;player&gt;1 Player&lt;/player&gt; &lt;story&gt;Pinball Mania is a port of the DOS/Amiga original. All four tables are present and clearly based on the original ones, of course with less bells and whistles regarding graphical and audio presentation. However, there are also major and minor differences in the table design, most notably almost the whole center part of the Jailbreak table was removed. Other examples are one missing center paddle on the Kick-Off and Jackpot tables.&lt;/story&gt; &lt;/game&gt;">
            <text:p>&lt;game name="Pinball Mania (Europe)"&gt; &lt;year&gt;1995&lt;/year&gt; &lt;rating&gt;ESRB - E (Everyone)&lt;/rating&gt; &lt;title&gt;Pinball Mania &lt;/title&gt; &lt;pub&gt;GameTek UK Ltd.&lt;/pub&gt; &lt;dev&gt;Spidersoft Limited&lt;/dev&gt; &lt;genre&gt;Pinball&lt;/genre&gt; &lt;score&gt;3.1&lt;/score&gt; &lt;player&gt;1 Player&lt;/player&gt; &lt;story&gt;Pinball Mania is a port of the DOS/Amiga original. All four tables are present and clearly based on the original ones, of course with less bells and whistles regarding graphical and audio presentation. However, there are also major and minor differences in the table design, most notably almost the whole center part of the Jailbreak table was removed. Other examples are one missing center paddle on the Kick-Off and Jackpot tables.&lt;/story&gt; &lt;/game&gt;</text:p>
          </table:table-cell>
        </table:table-row>
        <table:table-row table:style-name="ro1">
          <table:table-cell office:value-type="string">
            <text:p>Pinocchio (USA)</text:p>
          </table:table-cell>
          <table:table-cell office:value-type="float" office:value="1996">
            <text:p>1996</text:p>
          </table:table-cell>
          <table:table-cell office:value-type="string">
            <text:p>ESRB - E (Everyone)</text:p>
          </table:table-cell>
          <table:table-cell office:value-type="string">
            <text:p>Pinocchio </text:p>
          </table:table-cell>
          <table:table-cell office:value-type="string">
            <text:p>Black Pearl Software</text:p>
          </table:table-cell>
          <table:table-cell office:value-type="string">
            <text:p>NMS Software Ltd.</text:p>
          </table:table-cell>
          <table:table-cell office:value-type="string">
            <text:p>Platform</text:p>
          </table:table-cell>
          <table:table-cell office:value-type="string">
            <text:p>3.4</text:p>
          </table:table-cell>
          <table:table-cell office:value-type="string">
            <text:p>1 Player</text:p>
          </table:table-cell>
          <table:table-cell office:value-type="string">
            <text:p>Journey through as Geppetto, the carpenter's live wooden puppet, Pinocchio, as he did in his Disney animated film - which itself was based on a children's novel.****Have Pinocchio run, jump and twist-kick through all the familiar places, including the inside of a whale, and do good deeds enough to become the real human boy he's always wanted to be.****A standard Disney platformer.</text:p>
          </table:table-cell>
          <table:table-cell table:formula="of:=CONCATENATE(&quot;&lt;game name=&quot;;CHAR(34);[.A375];CHAR(34);&quot;&gt; &lt;year&gt;&quot;;[.B375];&quot;&lt;/year&gt; &lt;rating&gt;&quot;;[.C375];&quot;&lt;/rating&gt; &lt;title&gt;&quot;;[.D375];&quot;&lt;/title&gt; &lt;pub&gt;&quot;;[.E375];&quot;&lt;/pub&gt; &lt;dev&gt;&quot;;[.F375];&quot;&lt;/dev&gt; &lt;genre&gt;&quot;;[.G375];&quot;&lt;/genre&gt; &lt;score&gt;&quot;;[.H375];&quot;&lt;/score&gt; &lt;player&gt;&quot;;[.I375];&quot;&lt;/player&gt; &lt;story&gt;&quot;;[.J375];&quot;&lt;/story&gt; &lt;/game&gt;&quot;)" office:value-type="string" office:string-value="&lt;game name=&quot;Pinocchio (USA)&quot;&gt; &lt;year&gt;1996&lt;/year&gt; &lt;rating&gt;ESRB - E (Everyone)&lt;/rating&gt; &lt;title&gt;Pinocchio &lt;/title&gt; &lt;pub&gt;Black Pearl Software&lt;/pub&gt; &lt;dev&gt;NMS Software Ltd.&lt;/dev&gt; &lt;genre&gt;Platform&lt;/genre&gt; &lt;score&gt;3.4&lt;/score&gt; &lt;player&gt;1 Player&lt;/player&gt; &lt;story&gt;Journey through as Geppetto, the carpenter's live wooden puppet, Pinocchio, as he did in his Disney animated film - which itself was based on a children's novel.****Have Pinocchio run, jump and twist-kick through all the familiar places, including the inside of a whale, and do good deeds enough to become the real human boy he's always wanted to be.****A standard Disney platformer.&lt;/story&gt; &lt;/game&gt;">
            <text:p>&lt;game name="Pinocchio (USA)"&gt; &lt;year&gt;1996&lt;/year&gt; &lt;rating&gt;ESRB - E (Everyone)&lt;/rating&gt; &lt;title&gt;Pinocchio &lt;/title&gt; &lt;pub&gt;Black Pearl Software&lt;/pub&gt; &lt;dev&gt;NMS Software Ltd.&lt;/dev&gt; &lt;genre&gt;Platform&lt;/genre&gt; &lt;score&gt;3.4&lt;/score&gt; &lt;player&gt;1 Player&lt;/player&gt; &lt;story&gt;Journey through as Geppetto, the carpenter's live wooden puppet, Pinocchio, as he did in his Disney animated film - which itself was based on a children's novel.****Have Pinocchio run, jump and twist-kick through all the familiar places, including the inside of a whale, and do good deeds enough to become the real human boy he's always wanted to be.****A standard Disney platformer.&lt;/story&gt; &lt;/game&gt;</text:p>
          </table:table-cell>
        </table:table-row>
        <table:table-row table:style-name="ro1">
          <table:table-cell office:value-type="string">
            <text:p>Pipe Dream (USA)</text:p>
          </table:table-cell>
          <table:table-cell office:value-type="float" office:value="1990">
            <text:p>1990</text:p>
          </table:table-cell>
          <table:table-cell office:value-type="string">
            <text:p>ESRB - E (Everyone)</text:p>
          </table:table-cell>
          <table:table-cell office:value-type="string">
            <text:p>Pipe Dream </text:p>
          </table:table-cell>
          <table:table-cell office:value-type="string">
            <text:p>Bullet-Proof Software, Inc.</text:p>
          </table:table-cell>
          <table:table-cell office:value-type="string">
            <text:p>Assembly Line, The</text:p>
          </table:table-cell>
          <table:table-cell office:value-type="string">
            <text:p>Puzzle</text:p>
          </table:table-cell>
          <table:table-cell office:value-type="string">
            <text:p>3.5</text:p>
          </table:table-cell>
          <table:table-cell office:value-type="string">
            <text:p>1-2 Players</text:p>
          </table:table-cell>
          <table:table-cell office:value-type="string">
            <text:p>Each level of this abstract puzzler challenges the player to set up a network of pipes to allow an unspecified substance known as 'flooz' to flow through as many of those as possible. The pieces are offered in random order, and there are seven different types - straight lines going horizontally or vertically, corners rotating in each of the four directions, and cross-over pieces which carry the flooz straight across horizontally and vertically. Each of these can be entered from either side. When the flooz hits a gap, or a piece which the previous piece can't flow into, the pipe is finished.****Before the flooz starts flowing from its randomly-selected starting position, the player has several seconds to start placing pieces. They can be put down anywhere. However a situation that can often occur is there will be a long and complex piping arrangement set up, yet a gap somewhere remains to be filled. Players are able to <text:s/>replace a piece with another in the same square (to make it easier to flow the flooz that way), but for a slight scoring penalty.****Bonuses are awarded for looping the flooz through both sides of at least 5 cross-over pieces, or passing the flooz through every square on the screen. Later levels have some squares on the grid blocked off, a few gaps in the side-wall (allowing flooz to thread to the other side of the screen). After every four levels there is a bonus game for points, in which the player can only place the pieces in the lowest open space in each column, similarly to the board game of "Connect 4".</text:p>
          </table:table-cell>
          <table:table-cell table:formula="of:=CONCATENATE(&quot;&lt;game name=&quot;;CHAR(34);[.A376];CHAR(34);&quot;&gt; &lt;year&gt;&quot;;[.B376];&quot;&lt;/year&gt; &lt;rating&gt;&quot;;[.C376];&quot;&lt;/rating&gt; &lt;title&gt;&quot;;[.D376];&quot;&lt;/title&gt; &lt;pub&gt;&quot;;[.E376];&quot;&lt;/pub&gt; &lt;dev&gt;&quot;;[.F376];&quot;&lt;/dev&gt; &lt;genre&gt;&quot;;[.G376];&quot;&lt;/genre&gt; &lt;score&gt;&quot;;[.H376];&quot;&lt;/score&gt; &lt;player&gt;&quot;;[.I376];&quot;&lt;/player&gt; &lt;story&gt;&quot;;[.J376];&quot;&lt;/story&gt; &lt;/game&gt;&quot;)" office:value-type="string" office:string-value="&lt;game name=&quot;Pipe Dream (USA)&quot;&gt; &lt;year&gt;1990&lt;/year&gt; &lt;rating&gt;ESRB - E (Everyone)&lt;/rating&gt; &lt;title&gt;Pipe Dream &lt;/title&gt; &lt;pub&gt;Bullet-Proof Software, Inc.&lt;/pub&gt; &lt;dev&gt;Assembly Line, The&lt;/dev&gt; &lt;genre&gt;Puzzle&lt;/genre&gt; &lt;score&gt;3.5&lt;/score&gt; &lt;player&gt;1-2 Players&lt;/player&gt; &lt;story&gt;Each level of this abstract puzzler challenges the player to set up a network of pipes to allow an unspecified substance known as 'flooz' to flow through as many of those as possible. The pieces are offered in random order, and there are seven different types - straight lines going horizontally or vertically, corners rotating in each of the four directions, and cross-over pieces which carry the flooz straight across horizontally and vertically. Each of these can be entered from either side. When the flooz hits a gap, or a piece which the previous piece can't flow into, the pipe is finished.****Before the flooz starts flowing from its randomly-selected starting position, the player has several seconds to start placing pieces. They can be put down anywhere. However a situation that can often occur is there will be a long and complex piping arrangement set up, yet a gap somewhere remains to be filled. Players are able to  replace a piece with another in the same square (to make it easier to flow the flooz that way), but for a slight scoring penalty.****Bonuses are awarded for looping the flooz through both sides of at least 5 cross-over pieces, or passing the flooz through every square on the screen. Later levels have some squares on the grid blocked off, a few gaps in the side-wall (allowing flooz to thread to the other side of the screen). After every four levels there is a bonus game for points, in which the player can only place the pieces in the lowest open space in each column, similarly to the board game of &quot;Connect 4&quot;.&lt;/story&gt; &lt;/game&gt;">
            <text:p>&lt;game name="Pipe Dream (USA)"&gt; &lt;year&gt;1990&lt;/year&gt; &lt;rating&gt;ESRB - E (Everyone)&lt;/rating&gt; &lt;title&gt;Pipe Dream &lt;/title&gt; &lt;pub&gt;Bullet-Proof Software, Inc.&lt;/pub&gt; &lt;dev&gt;Assembly Line, The&lt;/dev&gt; &lt;genre&gt;Puzzle&lt;/genre&gt; &lt;score&gt;3.5&lt;/score&gt; &lt;player&gt;1-2 Players&lt;/player&gt; &lt;story&gt;Each level of this abstract puzzler challenges the player to set up a network of pipes to allow an unspecified substance known as 'flooz' to flow through as many of those as possible. The pieces are offered in random order, and there are seven different types - straight lines going horizontally or vertically, corners rotating in each of the four directions, and cross-over pieces which carry the flooz straight across horizontally and vertically. Each of these can be entered from either side. When the flooz hits a gap, or a piece which the previous piece can't flow into, the pipe is finished.****Before the flooz starts flowing from its randomly-selected starting position, the player has several seconds to start placing pieces. They can be put down anywhere. However a situation that can often occur is there will be a long and complex piping arrangement set up, yet a gap somewhere remains to be filled. Players are able to <text:s/>replace a piece with another in the same square (to make it easier to flow the flooz that way), but for a slight scoring penalty.****Bonuses are awarded for looping the flooz through both sides of at least 5 cross-over pieces, or passing the flooz through every square on the screen. Later levels have some squares on the grid blocked off, a few gaps in the side-wall (allowing flooz to thread to the other side of the screen). After every four levels there is a bonus game for points, in which the player can only place the pieces in the lowest open space in each column, similarly to the board game of "Connect 4".&lt;/story&gt; &lt;/game&gt;</text:p>
          </table:table-cell>
        </table:table-row>
        <table:table-row table:style-name="ro1">
          <table:table-cell office:value-type="string">
            <text:p>Pit Fighter (USA, Europe)</text:p>
          </table:table-cell>
          <table:table-cell office:value-type="float" office:value="1992">
            <text:p>1992</text:p>
          </table:table-cell>
          <table:table-cell office:value-type="string">
            <text:p>ESRB - E (Everyone)</text:p>
          </table:table-cell>
          <table:table-cell office:value-type="string">
            <text:p>Pit Fighter </text:p>
          </table:table-cell>
          <table:table-cell office:value-type="string">
            <text:p>THQ Inc.</text:p>
          </table:table-cell>
          <table:table-cell office:value-type="string">
            <text:p>Atari Games Corporation</text:p>
          </table:table-cell>
          <table:table-cell office:value-type="string">
            <text:p>Fighter</text:p>
          </table:table-cell>
          <table:table-cell office:value-type="string">
            <text:p>2.3</text:p>
          </table:table-cell>
          <table:table-cell office:value-type="string">
            <text:p>1 Player</text:p>
          </table:table-cell>
          <table:table-cell office:value-type="string">
            <text:p>Pit-Fighter is a 3rd-person fight game that features digitized graphics of real fighters and zooming effects. <text:s/>Players select one of three fighters (Buzz, Ty or Kato) to take on anyone who dares. At the conclusion of a match, players are individually awarded a Knockout Bonus, Brutality Bonus, and a Fight Purse. Every third match is a Grudge Match where players test the skills of each other. The last man standing is the winner of this three-knockdown match. Players fight their way to the Elimination Match to decide who wins the opportunity to dethrone the champion, the Masked Warrior.</text:p>
          </table:table-cell>
          <table:table-cell table:formula="of:=CONCATENATE(&quot;&lt;game name=&quot;;CHAR(34);[.A377];CHAR(34);&quot;&gt; &lt;year&gt;&quot;;[.B377];&quot;&lt;/year&gt; &lt;rating&gt;&quot;;[.C377];&quot;&lt;/rating&gt; &lt;title&gt;&quot;;[.D377];&quot;&lt;/title&gt; &lt;pub&gt;&quot;;[.E377];&quot;&lt;/pub&gt; &lt;dev&gt;&quot;;[.F377];&quot;&lt;/dev&gt; &lt;genre&gt;&quot;;[.G377];&quot;&lt;/genre&gt; &lt;score&gt;&quot;;[.H377];&quot;&lt;/score&gt; &lt;player&gt;&quot;;[.I377];&quot;&lt;/player&gt; &lt;story&gt;&quot;;[.J377];&quot;&lt;/story&gt; &lt;/game&gt;&quot;)" office:value-type="string" office:string-value="&lt;game name=&quot;Pit Fighter (USA, Europe)&quot;&gt; &lt;year&gt;1992&lt;/year&gt; &lt;rating&gt;ESRB - E (Everyone)&lt;/rating&gt; &lt;title&gt;Pit Fighter &lt;/title&gt; &lt;pub&gt;THQ Inc.&lt;/pub&gt; &lt;dev&gt;Atari Games Corporation&lt;/dev&gt; &lt;genre&gt;Fighter&lt;/genre&gt; &lt;score&gt;2.3&lt;/score&gt; &lt;player&gt;1 Player&lt;/player&gt; &lt;story&gt;Pit-Fighter is a 3rd-person fight game that features digitized graphics of real fighters and zooming effects.  Players select one of three fighters (Buzz, Ty or Kato) to take on anyone who dares. At the conclusion of a match, players are individually awarded a Knockout Bonus, Brutality Bonus, and a Fight Purse. Every third match is a Grudge Match where players test the skills of each other. The last man standing is the winner of this three-knockdown match. Players fight their way to the Elimination Match to decide who wins the opportunity to dethrone the champion, the Masked Warrior.&lt;/story&gt; &lt;/game&gt;">
            <text:p>&lt;game name="Pit Fighter (USA, Europe)"&gt; &lt;year&gt;1992&lt;/year&gt; &lt;rating&gt;ESRB - E (Everyone)&lt;/rating&gt; &lt;title&gt;Pit Fighter &lt;/title&gt; &lt;pub&gt;THQ Inc.&lt;/pub&gt; &lt;dev&gt;Atari Games Corporation&lt;/dev&gt; &lt;genre&gt;Fighter&lt;/genre&gt; &lt;score&gt;2.3&lt;/score&gt; &lt;player&gt;1 Player&lt;/player&gt; &lt;story&gt;Pit-Fighter is a 3rd-person fight game that features digitized graphics of real fighters and zooming effects. <text:s/>Players select one of three fighters (Buzz, Ty or Kato) to take on anyone who dares. At the conclusion of a match, players are individually awarded a Knockout Bonus, Brutality Bonus, and a Fight Purse. Every third match is a Grudge Match where players test the skills of each other. The last man standing is the winner of this three-knockdown match. Players fight their way to the Elimination Match to decide who wins the opportunity to dethrone the champion, the Masked Warrior.&lt;/story&gt; &lt;/game&gt;</text:p>
          </table:table-cell>
        </table:table-row>
        <table:table-row table:style-name="ro1">
          <table:table-cell office:value-type="string">
            <text:p>Play Action Football (USA)</text:p>
          </table:table-cell>
          <table:table-cell office:value-type="float" office:value="1990">
            <text:p>1990</text:p>
          </table:table-cell>
          <table:table-cell office:value-type="string">
            <text:p>ESRB - E (Everyone)</text:p>
          </table:table-cell>
          <table:table-cell office:value-type="string">
            <text:p>Play Action Football </text:p>
          </table:table-cell>
          <table:table-cell office:value-type="string">
            <text:p>Nintendo of America Inc.</text:p>
          </table:table-cell>
          <table:table-cell office:value-type="string">
            <text:p>Nintendo R&amp;D3</text:p>
          </table:table-cell>
          <table:table-cell office:value-type="string">
            <text:p>Sports/Football</text:p>
          </table:table-cell>
          <table:table-cell office:value-type="string">
            <text:p>1.8</text:p>
          </table:table-cell>
          <table:table-cell office:value-type="string">
            <text:p>1-2 Players</text:p>
          </table:table-cell>
          <table:table-cell office:value-type="string">
            <text:p>Nintendo takes its game to the gridiron with NES Play Action Football. While Nintendo did not get the NFL license for this one, it did secure the license of the NFL Player's Association, so the 8 teams to choose from (all named after the appropriate NFL cities) are all stocked up with real pro players from the 1989 season. You can even substitute second-stringers for the "skill" positions (QB, RB, WR, TE, and FS/SS) when your starters get tired. <text:s/>Play perspective is very unusual: top-down slightly modified with a three-quarters tilt behind the offense, and the scrolling is diagonal, from the bottom left to upper right of the screen. Each team has 12 passing and 12 running plays on offense, and the option to reverse play designs effectively gives you a total of 48 potential plays to run. The defense has 8 cover plays and 8 blitzes to select from. The kicking and punting games are handled with a fairly typical directional arrow/power meter system. <text:s/>Games are divided into four 15-minute (accelerated real-time) quarters. There are no penalties, but referees do appear onscreen to signal touchdowns/field goals, take measurements on short yardage plays, and shout "First Down!" (in audio) whenever a team moves the chains. Team stats are displayed on a summary screen after every quarter of play. Highest scoring team wins, which in playoffs mode means moving on to the next round--and an eventual shot at winning it all in the Power Bowl!</text:p>
          </table:table-cell>
          <table:table-cell table:formula="of:=CONCATENATE(&quot;&lt;game name=&quot;;CHAR(34);[.A378];CHAR(34);&quot;&gt; &lt;year&gt;&quot;;[.B378];&quot;&lt;/year&gt; &lt;rating&gt;&quot;;[.C378];&quot;&lt;/rating&gt; &lt;title&gt;&quot;;[.D378];&quot;&lt;/title&gt; &lt;pub&gt;&quot;;[.E378];&quot;&lt;/pub&gt; &lt;dev&gt;&quot;;[.F378];&quot;&lt;/dev&gt; &lt;genre&gt;&quot;;[.G378];&quot;&lt;/genre&gt; &lt;score&gt;&quot;;[.H378];&quot;&lt;/score&gt; &lt;player&gt;&quot;;[.I378];&quot;&lt;/player&gt; &lt;story&gt;&quot;;[.J378];&quot;&lt;/story&gt; &lt;/game&gt;&quot;)" office:value-type="string" office:string-value="&lt;game name=&quot;Play Action Football (USA)&quot;&gt; &lt;year&gt;1990&lt;/year&gt; &lt;rating&gt;ESRB - E (Everyone)&lt;/rating&gt; &lt;title&gt;Play Action Football &lt;/title&gt; &lt;pub&gt;Nintendo of America Inc.&lt;/pub&gt; &lt;dev&gt;Nintendo R&amp;D3&lt;/dev&gt; &lt;genre&gt;Sports/Football&lt;/genre&gt; &lt;score&gt;1.8&lt;/score&gt; &lt;player&gt;1-2 Players&lt;/player&gt; &lt;story&gt;Nintendo takes its game to the gridiron with NES Play Action Football. While Nintendo did not get the NFL license for this one, it did secure the license of the NFL Player's Association, so the 8 teams to choose from (all named after the appropriate NFL cities) are all stocked up with real pro players from the 1989 season. You can even substitute second-stringers for the &quot;skill&quot; positions (QB, RB, WR, TE, and FS/SS) when your starters get tired.  Play perspective is very unusual: top-down slightly modified with a three-quarters tilt behind the offense, and the scrolling is diagonal, from the bottom left to upper right of the screen. Each team has 12 passing and 12 running plays on offense, and the option to reverse play designs effectively gives you a total of 48 potential plays to run. The defense has 8 cover plays and 8 blitzes to select from. The kicking and punting games are handled with a fairly typical directional arrow/power meter system.  Games are divided into four 15-minute (accelerated real-time) quarters. There are no penalties, but referees do appear onscreen to signal touchdowns/field goals, take measurements on short yardage plays, and shout &quot;First Down!&quot; (in audio) whenever a team moves the chains. Team stats are displayed on a summary screen after every quarter of play. Highest scoring team wins, which in playoffs mode means moving on to the next round--and an eventual shot at winning it all in the Power Bowl!&lt;/story&gt; &lt;/game&gt;">
            <text:p>&lt;game name="Play Action Football (USA)"&gt; &lt;year&gt;1990&lt;/year&gt; &lt;rating&gt;ESRB - E (Everyone)&lt;/rating&gt; &lt;title&gt;Play Action Football &lt;/title&gt; &lt;pub&gt;Nintendo of America Inc.&lt;/pub&gt; &lt;dev&gt;Nintendo R&amp;D3&lt;/dev&gt; &lt;genre&gt;Sports/Football&lt;/genre&gt; &lt;score&gt;1.8&lt;/score&gt; &lt;player&gt;1-2 Players&lt;/player&gt; &lt;story&gt;Nintendo takes its game to the gridiron with NES Play Action Football. While Nintendo did not get the NFL license for this one, it did secure the license of the NFL Player's Association, so the 8 teams to choose from (all named after the appropriate NFL cities) are all stocked up with real pro players from the 1989 season. You can even substitute second-stringers for the "skill" positions (QB, RB, WR, TE, and FS/SS) when your starters get tired. <text:s/>Play perspective is very unusual: top-down slightly modified with a three-quarters tilt behind the offense, and the scrolling is diagonal, from the bottom left to upper right of the screen. Each team has 12 passing and 12 running plays on offense, and the option to reverse play designs effectively gives you a total of 48 potential plays to run. The defense has 8 cover plays and 8 blitzes to select from. The kicking and punting games are handled with a fairly typical directional arrow/power meter system. <text:s/>Games are divided into four 15-minute (accelerated real-time) quarters. There are no penalties, but referees do appear onscreen to signal touchdowns/field goals, take measurements on short yardage plays, and shout "First Down!" (in audio) whenever a team moves the chains. Team stats are displayed on a summary screen after every quarter of play. Highest scoring team wins, which in playoffs mode means moving on to the next round--and an eventual shot at winning it all in the Power Bowl!&lt;/story&gt; &lt;/game&gt;</text:p>
          </table:table-cell>
        </table:table-row>
        <table:table-row table:style-name="ro1">
          <table:table-cell office:value-type="string">
            <text:p>Pocahontas (USA, Europe)</text:p>
          </table:table-cell>
          <table:table-cell office:value-type="float" office:value="1996">
            <text:p>1996</text:p>
          </table:table-cell>
          <table:table-cell office:value-type="string">
            <text:p>ESRB - E (Everyone)</text:p>
          </table:table-cell>
          <table:table-cell office:value-type="string">
            <text:p>Pocahontas </text:p>
          </table:table-cell>
          <table:table-cell office:value-type="string">
            <text:p>Black Pearl Software</text:p>
          </table:table-cell>
          <table:table-cell office:value-type="string">
            <text:p>Tiertex Ltd.</text:p>
          </table:table-cell>
          <table:table-cell office:value-type="string">
            <text:p>Platform</text:p>
          </table:table-cell>
          <table:table-cell office:value-type="string">
            <text:p>2.1</text:p>
          </table:table-cell>
          <table:table-cell office:value-type="string">
            <text:p>1 Player</text:p>
          </table:table-cell>
          <table:table-cell office:value-type="string">
            <text:p>Incarnation of the Disney cartoon; Pocahontas, along with a tag team partner in her raccoon friend, Meeko, goes about her homeland, helping her animal friends. As so is done, she will acquire animal spirits which will help her become stronger and bless her with new abilities.****But soon enough she meets John Smith, and as an inevitable consequence has to prevent a war between his and John's people. And she has to do it in a hurry, before John's neck gets a non-&amp;quot;disney&amp;quot; treatment..</text:p>
          </table:table-cell>
          <table:table-cell table:formula="of:=CONCATENATE(&quot;&lt;game name=&quot;;CHAR(34);[.A379];CHAR(34);&quot;&gt; &lt;year&gt;&quot;;[.B379];&quot;&lt;/year&gt; &lt;rating&gt;&quot;;[.C379];&quot;&lt;/rating&gt; &lt;title&gt;&quot;;[.D379];&quot;&lt;/title&gt; &lt;pub&gt;&quot;;[.E379];&quot;&lt;/pub&gt; &lt;dev&gt;&quot;;[.F379];&quot;&lt;/dev&gt; &lt;genre&gt;&quot;;[.G379];&quot;&lt;/genre&gt; &lt;score&gt;&quot;;[.H379];&quot;&lt;/score&gt; &lt;player&gt;&quot;;[.I379];&quot;&lt;/player&gt; &lt;story&gt;&quot;;[.J379];&quot;&lt;/story&gt; &lt;/game&gt;&quot;)" office:value-type="string" office:string-value="&lt;game name=&quot;Pocahontas (USA, Europe)&quot;&gt; &lt;year&gt;1996&lt;/year&gt; &lt;rating&gt;ESRB - E (Everyone)&lt;/rating&gt; &lt;title&gt;Pocahontas &lt;/title&gt; &lt;pub&gt;Black Pearl Software&lt;/pub&gt; &lt;dev&gt;Tiertex Ltd.&lt;/dev&gt; &lt;genre&gt;Platform&lt;/genre&gt; &lt;score&gt;2.1&lt;/score&gt; &lt;player&gt;1 Player&lt;/player&gt; &lt;story&gt;Incarnation of the Disney cartoon; Pocahontas, along with a tag team partner in her raccoon friend, Meeko, goes about her homeland, helping her animal friends. As so is done, she will acquire animal spirits which will help her become stronger and bless her with new abilities.****But soon enough she meets John Smith, and as an inevitable consequence has to prevent a war between his and John's people. And she has to do it in a hurry, before John's neck gets a non-&amp;quot;disney&amp;quot; treatment..&lt;/story&gt; &lt;/game&gt;">
            <text:p>&lt;game name="Pocahontas (USA, Europe)"&gt; &lt;year&gt;1996&lt;/year&gt; &lt;rating&gt;ESRB - E (Everyone)&lt;/rating&gt; &lt;title&gt;Pocahontas &lt;/title&gt; &lt;pub&gt;Black Pearl Software&lt;/pub&gt; &lt;dev&gt;Tiertex Ltd.&lt;/dev&gt; &lt;genre&gt;Platform&lt;/genre&gt; &lt;score&gt;2.1&lt;/score&gt; &lt;player&gt;1 Player&lt;/player&gt; &lt;story&gt;Incarnation of the Disney cartoon; Pocahontas, along with a tag team partner in her raccoon friend, Meeko, goes about her homeland, helping her animal friends. As so is done, she will acquire animal spirits which will help her become stronger and bless her with new abilities.****But soon enough she meets John Smith, and as an inevitable consequence has to prevent a war between his and John's people. And she has to do it in a hurry, before John's neck gets a non-&amp;quot;disney&amp;quot; treatment..&lt;/story&gt; &lt;/game&gt;</text:p>
          </table:table-cell>
        </table:table-row>
        <table:table-row table:style-name="ro1">
          <table:table-cell office:value-type="string">
            <text:p>Pocket Bomberman (Europe)</text:p>
          </table:table-cell>
          <table:table-cell office:value-type="float" office:value="1998">
            <text:p>1998</text:p>
          </table:table-cell>
          <table:table-cell office:value-type="string">
            <text:p>ESRB - E (Everyone)</text:p>
          </table:table-cell>
          <table:table-cell office:value-type="string">
            <text:p>Pocket Bomberman </text:p>
          </table:table-cell>
          <table:table-cell office:value-type="string">
            <text:p>Nintendo Co., Ltd.</text:p>
          </table:table-cell>
          <table:table-cell office:value-type="string">
            <text:p>Hudson Soft Company, Ltd.</text:p>
          </table:table-cell>
          <table:table-cell office:value-type="string">
            <text:p>Action</text:p>
          </table:table-cell>
          <table:table-cell office:value-type="string">
            <text:p>2.7</text:p>
          </table:table-cell>
          <table:table-cell office:value-type="string">
            <text:p>1 Player</text:p>
          </table:table-cell>
          <table:table-cell office:value-type="string">
            <text:p>Long, long ago, the sun was covered by a dark and heavy cloud. It was said this cloud was caused by a monster that had sealed the Sword of the Sun. Legends also says that to break the seal, a hero must collect five Power Stones that are guarded by monsters. Bomberman takes up the challenge as he is the last hero strong enough to defeat such monsters.****This is a side-scrolling platform game. In each world, you must clear four areas by killing any monsters within. To kill a monster, you drop a bomb. After a few seconds, the bomb explodes in a four-way blast. If the monster is within range of the blast, it is killed. After you clear these four areas, you must clear a fifth area by killing a boss to clear the world and collect its Power Stone.****Be careful, though, because if Bomberman is touched by a monster, touches a dangerous item or is caught in the blast of his own bomb, you lose a life. After all lives are gone, you get the option to restart that last area or quit. In most areas, you can, though the placement of bombs, find items to increase your jumping, speed, blast radius, etc.</text:p>
          </table:table-cell>
          <table:table-cell table:formula="of:=CONCATENATE(&quot;&lt;game name=&quot;;CHAR(34);[.A380];CHAR(34);&quot;&gt; &lt;year&gt;&quot;;[.B380];&quot;&lt;/year&gt; &lt;rating&gt;&quot;;[.C380];&quot;&lt;/rating&gt; &lt;title&gt;&quot;;[.D380];&quot;&lt;/title&gt; &lt;pub&gt;&quot;;[.E380];&quot;&lt;/pub&gt; &lt;dev&gt;&quot;;[.F380];&quot;&lt;/dev&gt; &lt;genre&gt;&quot;;[.G380];&quot;&lt;/genre&gt; &lt;score&gt;&quot;;[.H380];&quot;&lt;/score&gt; &lt;player&gt;&quot;;[.I380];&quot;&lt;/player&gt; &lt;story&gt;&quot;;[.J380];&quot;&lt;/story&gt; &lt;/game&gt;&quot;)" office:value-type="string" office:string-value="&lt;game name=&quot;Pocket Bomberman (Europe)&quot;&gt; &lt;year&gt;1998&lt;/year&gt; &lt;rating&gt;ESRB - E (Everyone)&lt;/rating&gt; &lt;title&gt;Pocket Bomberman &lt;/title&gt; &lt;pub&gt;Nintendo Co., Ltd.&lt;/pub&gt; &lt;dev&gt;Hudson Soft Company, Ltd.&lt;/dev&gt; &lt;genre&gt;Action&lt;/genre&gt; &lt;score&gt;2.7&lt;/score&gt; &lt;player&gt;1 Player&lt;/player&gt; &lt;story&gt;Long, long ago, the sun was covered by a dark and heavy cloud. It was said this cloud was caused by a monster that had sealed the Sword of the Sun. Legends also says that to break the seal, a hero must collect five Power Stones that are guarded by monsters. Bomberman takes up the challenge as he is the last hero strong enough to defeat such monsters.****This is a side-scrolling platform game. In each world, you must clear four areas by killing any monsters within. To kill a monster, you drop a bomb. After a few seconds, the bomb explodes in a four-way blast. If the monster is within range of the blast, it is killed. After you clear these four areas, you must clear a fifth area by killing a boss to clear the world and collect its Power Stone.****Be careful, though, because if Bomberman is touched by a monster, touches a dangerous item or is caught in the blast of his own bomb, you lose a life. After all lives are gone, you get the option to restart that last area or quit. In most areas, you can, though the placement of bombs, find items to increase your jumping, speed, blast radius, etc.&lt;/story&gt; &lt;/game&gt;">
            <text:p>&lt;game name="Pocket Bomberman (Europe)"&gt; &lt;year&gt;1998&lt;/year&gt; &lt;rating&gt;ESRB - E (Everyone)&lt;/rating&gt; &lt;title&gt;Pocket Bomberman &lt;/title&gt; &lt;pub&gt;Nintendo Co., Ltd.&lt;/pub&gt; &lt;dev&gt;Hudson Soft Company, Ltd.&lt;/dev&gt; &lt;genre&gt;Action&lt;/genre&gt; &lt;score&gt;2.7&lt;/score&gt; &lt;player&gt;1 Player&lt;/player&gt; &lt;story&gt;Long, long ago, the sun was covered by a dark and heavy cloud. It was said this cloud was caused by a monster that had sealed the Sword of the Sun. Legends also says that to break the seal, a hero must collect five Power Stones that are guarded by monsters. Bomberman takes up the challenge as he is the last hero strong enough to defeat such monsters.****This is a side-scrolling platform game. In each world, you must clear four areas by killing any monsters within. To kill a monster, you drop a bomb. After a few seconds, the bomb explodes in a four-way blast. If the monster is within range of the blast, it is killed. After you clear these four areas, you must clear a fifth area by killing a boss to clear the world and collect its Power Stone.****Be careful, though, because if Bomberman is touched by a monster, touches a dangerous item or is caught in the blast of his own bomb, you lose a life. After all lives are gone, you get the option to restart that last area or quit. In most areas, you can, though the placement of bombs, find items to increase your jumping, speed, blast radius, etc.&lt;/story&gt; &lt;/game&gt;</text:p>
          </table:table-cell>
        </table:table-row>
        <table:table-row table:style-name="ro1">
          <table:table-cell office:value-type="string">
            <text:p>Pokemon - Blue Version (USA, Europe)</text:p>
          </table:table-cell>
          <table:table-cell office:value-type="float" office:value="1998">
            <text:p>1998</text:p>
          </table:table-cell>
          <table:table-cell office:value-type="string">
            <text:p>ESRB - E (Everyone)</text:p>
          </table:table-cell>
          <table:table-cell office:value-type="string">
            <text:p>Pokemon - Blue Version </text:p>
          </table:table-cell>
          <table:table-cell office:value-type="string">
            <text:p>Nintendo Co., Ltd.</text:p>
          </table:table-cell>
          <table:table-cell office:value-type="string">
            <text:p>Creatures, Inc.</text:p>
          </table:table-cell>
          <table:table-cell office:value-type="string">
            <text:p>Adventure</text:p>
          </table:table-cell>
          <table:table-cell office:value-type="string">
            <text:p>4.0</text:p>
          </table:table-cell>
          <table:table-cell office:value-type="string">
            <text:p>1-2 Players</text:p>
          </table:table-cell>
          <table:table-cell office:value-type="string">
            <text:p>You've finally been granted your Pokémon trainer's license. Now, it's time to head out to become the world greatest Pokémon trainer. Starting with just one Pokémon, you need to train hard and vigorously to defeat all 8 gym leaders and the Elite Four.****You start out in a simple town with just one Pokémon. With that Pokémon, it's up to you to battle and catch 5 other Pokémon and train them to become strong enough to defeat your rivals. There are 150 Pokémon to catch, and along the way you can teach your Pokèmon new moves, so every Pokémon is different and unique. Because of this, no Pokémon is the best. You need to maintain a well-balanced team of six Pokémon to defeat any challenge that you face. But remember, there are always other trainers out there willing to prove that they can beat you, so be prepared to battle it out with other trainers as well as the Gym Leaders.****Not only that, but Pokémon Blue allows you to interact with other Pokémon owners. Find a friend with Pokémon Blue, Pokémon Red or Pokémon Yellow: Special Pikachu Edition battle it out with one another. You can trade your creatures with each other, because neither Blue nor Red has all 150 Pokémon. Interaction is essential to becoming a Pokémon master!****It's going to take all you've got to collect 150 Pokémon in this enormous world. Catch them, battle them, trade them. Can you develop the ultimate strategy to defeat the eight Gym Leaders and become the greatest Pokémon Master of all time?****Pokémon Blue differentiates itself from Pokémon Red in that there are different Pokèmon in each game. Common Pokémon in Blue are uncommon in Red, and those in Red may not even show up in Blue. It requires both games to collect all 150 Pokémon and become a Pokémon master.</text:p>
          </table:table-cell>
          <table:table-cell table:formula="of:=CONCATENATE(&quot;&lt;game name=&quot;;CHAR(34);[.A381];CHAR(34);&quot;&gt; &lt;year&gt;&quot;;[.B381];&quot;&lt;/year&gt; &lt;rating&gt;&quot;;[.C381];&quot;&lt;/rating&gt; &lt;title&gt;&quot;;[.D381];&quot;&lt;/title&gt; &lt;pub&gt;&quot;;[.E381];&quot;&lt;/pub&gt; &lt;dev&gt;&quot;;[.F381];&quot;&lt;/dev&gt; &lt;genre&gt;&quot;;[.G381];&quot;&lt;/genre&gt; &lt;score&gt;&quot;;[.H381];&quot;&lt;/score&gt; &lt;player&gt;&quot;;[.I381];&quot;&lt;/player&gt; &lt;story&gt;&quot;;[.J381];&quot;&lt;/story&gt; &lt;/game&gt;&quot;)" office:value-type="string" office:string-value="&lt;game name=&quot;Pokemon - Blue Version (USA, Europe)&quot;&gt; &lt;year&gt;1998&lt;/year&gt; &lt;rating&gt;ESRB - E (Everyone)&lt;/rating&gt; &lt;title&gt;Pokemon - Blue Version &lt;/title&gt; &lt;pub&gt;Nintendo Co., Ltd.&lt;/pub&gt; &lt;dev&gt;Creatures, Inc.&lt;/dev&gt; &lt;genre&gt;Adventure&lt;/genre&gt; &lt;score&gt;4.0&lt;/score&gt; &lt;player&gt;1-2 Players&lt;/player&gt; &lt;story&gt;You've finally been granted your Pokémon trainer's license. Now, it's time to head out to become the world greatest Pokémon trainer. Starting with just one Pokémon, you need to train hard and vigorously to defeat all 8 gym leaders and the Elite Four.****You start out in a simple town with just one Pokémon. With that Pokémon, it's up to you to battle and catch 5 other Pokémon and train them to become strong enough to defeat your rivals. There are 150 Pokémon to catch, and along the way you can teach your Pokèmon new moves, so every Pokémon is different and unique. Because of this, no Pokémon is the best. You need to maintain a well-balanced team of six Pokémon to defeat any challenge that you face. But remember, there are always other trainers out there willing to prove that they can beat you, so be prepared to battle it out with other trainers as well as the Gym Leaders.****Not only that, but Pokémon Blue allows you to interact with other Pokémon owners. Find a friend with Pokémon Blue, Pokémon Red or Pokémon Yellow: Special Pikachu Edition battle it out with one another. You can trade your creatures with each other, because neither Blue nor Red has all 150 Pokémon. Interaction is essential to becoming a Pokémon master!****It's going to take all you've got to collect 150 Pokémon in this enormous world. Catch them, battle them, trade them. Can you develop the ultimate strategy to defeat the eight Gym Leaders and become the greatest Pokémon Master of all time?****Pokémon Blue differentiates itself from Pokémon Red in that there are different Pokèmon in each game. Common Pokémon in Blue are uncommon in Red, and those in Red may not even show up in Blue. It requires both games to collect all 150 Pokémon and become a Pokémon master.&lt;/story&gt; &lt;/game&gt;">
            <text:p>&lt;game name="Pokemon - Blue Version (USA, Europe)"&gt; &lt;year&gt;1998&lt;/year&gt; &lt;rating&gt;ESRB - E (Everyone)&lt;/rating&gt; &lt;title&gt;Pokemon - Blue Version &lt;/title&gt; &lt;pub&gt;Nintendo Co., Ltd.&lt;/pub&gt; &lt;dev&gt;Creatures, Inc.&lt;/dev&gt; &lt;genre&gt;Adventure&lt;/genre&gt; &lt;score&gt;4.0&lt;/score&gt; &lt;player&gt;1-2 Players&lt;/player&gt; &lt;story&gt;You've finally been granted your Pokémon trainer's license. Now, it's time to head out to become the world greatest Pokémon trainer. Starting with just one Pokémon, you need to train hard and vigorously to defeat all 8 gym leaders and the Elite Four.****You start out in a simple town with just one Pokémon. With that Pokémon, it's up to you to battle and catch 5 other Pokémon and train them to become strong enough to defeat your rivals. There are 150 Pokémon to catch, and along the way you can teach your Pokèmon new moves, so every Pokémon is different and unique. Because of this, no Pokémon is the best. You need to maintain a well-balanced team of six Pokémon to defeat any challenge that you face. But remember, there are always other trainers out there willing to prove that they can beat you, so be prepared to battle it out with other trainers as well as the Gym Leaders.****Not only that, but Pokémon Blue allows you to interact with other Pokémon owners. Find a friend with Pokémon Blue, Pokémon Red or Pokémon Yellow: Special Pikachu Edition battle it out with one another. You can trade your creatures with each other, because neither Blue nor Red has all 150 Pokémon. Interaction is essential to becoming a Pokémon master!****It's going to take all you've got to collect 150 Pokémon in this enormous world. Catch them, battle them, trade them. Can you develop the ultimate strategy to defeat the eight Gym Leaders and become the greatest Pokémon Master of all time?****Pokémon Blue differentiates itself from Pokémon Red in that there are different Pokèmon in each game. Common Pokémon in Blue are uncommon in Red, and those in Red may not even show up in Blue. It requires both games to collect all 150 Pokémon and become a Pokémon master.&lt;/story&gt; &lt;/game&gt;</text:p>
          </table:table-cell>
        </table:table-row>
        <table:table-row table:style-name="ro1">
          <table:table-cell office:value-type="string">
            <text:p>Pokemon - Red Version (USA, Europe)</text:p>
          </table:table-cell>
          <table:table-cell office:value-type="float" office:value="1998">
            <text:p>1998</text:p>
          </table:table-cell>
          <table:table-cell office:value-type="string">
            <text:p>ESRB - E (Everyone)</text:p>
          </table:table-cell>
          <table:table-cell office:value-type="string">
            <text:p>Pokemon - Red Version </text:p>
          </table:table-cell>
          <table:table-cell office:value-type="string">
            <text:p>Nintendo Co., Ltd.</text:p>
          </table:table-cell>
          <table:table-cell office:value-type="string">
            <text:p>Creatures, Inc.</text:p>
          </table:table-cell>
          <table:table-cell office:value-type="string">
            <text:p>Adventure</text:p>
          </table:table-cell>
          <table:table-cell office:value-type="string">
            <text:p>3.9</text:p>
          </table:table-cell>
          <table:table-cell office:value-type="string">
            <text:p>1-2 Players</text:p>
          </table:table-cell>
          <table:table-cell office:value-type="string">
            <text:p>You've finally been granted your Pokémon trainer's license. Now, it's time to head out to become the world greatest Pokémon trainer. Starting with just one Pokémon, you need to train hard and vigorously to defeat all 8 gym leaders and the Elite Four.****You start out in a simple town with just one Pokémon. With that Pokémon, it's up to you to battle and catch 5 other Pokémon and train them to become strong enough to defeat your rivals. There are 150 Pokémon to catch, and along the way you can teach your Pokèmon new moves, so every Pokémon is different and unique. Because of this, no Pokémon is the best. You need to maintain a well-balanced team of six Pokémon to defeat any challenge that you face. But remember, there are always other trainers out there willing to prove that they can beat you, so be prepared to battle it out with other trainers as well as the Gym Leaders.****Not only that, but Pokémon Red allows you to interact with other Pokémon owners. Find a friend with Pokémon Red, Pokémon Blue or Pokémon Yellow: Special Pikachu Edition battle it out with one another. You can trade your creatures with each other, because neither Red nor Blue has all 150 Pokémon. Interaction is essential to becoming a Pokémon master!****It's going to take all you've got to collect 150 Pokémon in this enormous world. Catch them, battle them, trade them. Can you develop the ultimate strategy to defeat the eight Gym Leaders and become the greatest Pokémon Master of all time?****Pokémon Red differentiates itself from Pokémon Blue in that there are different Pokèmon in each game. Common Pokémon in Red are uncommon in Blue, and those in Blue may not even show up in Red. It requires both games to collect all 150 Pokémon and become a Pokémon master.</text:p>
          </table:table-cell>
          <table:table-cell table:formula="of:=CONCATENATE(&quot;&lt;game name=&quot;;CHAR(34);[.A382];CHAR(34);&quot;&gt; &lt;year&gt;&quot;;[.B382];&quot;&lt;/year&gt; &lt;rating&gt;&quot;;[.C382];&quot;&lt;/rating&gt; &lt;title&gt;&quot;;[.D382];&quot;&lt;/title&gt; &lt;pub&gt;&quot;;[.E382];&quot;&lt;/pub&gt; &lt;dev&gt;&quot;;[.F382];&quot;&lt;/dev&gt; &lt;genre&gt;&quot;;[.G382];&quot;&lt;/genre&gt; &lt;score&gt;&quot;;[.H382];&quot;&lt;/score&gt; &lt;player&gt;&quot;;[.I382];&quot;&lt;/player&gt; &lt;story&gt;&quot;;[.J382];&quot;&lt;/story&gt; &lt;/game&gt;&quot;)" office:value-type="string" office:string-value="&lt;game name=&quot;Pokemon - Red Version (USA, Europe)&quot;&gt; &lt;year&gt;1998&lt;/year&gt; &lt;rating&gt;ESRB - E (Everyone)&lt;/rating&gt; &lt;title&gt;Pokemon - Red Version &lt;/title&gt; &lt;pub&gt;Nintendo Co., Ltd.&lt;/pub&gt; &lt;dev&gt;Creatures, Inc.&lt;/dev&gt; &lt;genre&gt;Adventure&lt;/genre&gt; &lt;score&gt;3.9&lt;/score&gt; &lt;player&gt;1-2 Players&lt;/player&gt; &lt;story&gt;You've finally been granted your Pokémon trainer's license. Now, it's time to head out to become the world greatest Pokémon trainer. Starting with just one Pokémon, you need to train hard and vigorously to defeat all 8 gym leaders and the Elite Four.****You start out in a simple town with just one Pokémon. With that Pokémon, it's up to you to battle and catch 5 other Pokémon and train them to become strong enough to defeat your rivals. There are 150 Pokémon to catch, and along the way you can teach your Pokèmon new moves, so every Pokémon is different and unique. Because of this, no Pokémon is the best. You need to maintain a well-balanced team of six Pokémon to defeat any challenge that you face. But remember, there are always other trainers out there willing to prove that they can beat you, so be prepared to battle it out with other trainers as well as the Gym Leaders.****Not only that, but Pokémon Red allows you to interact with other Pokémon owners. Find a friend with Pokémon Red, Pokémon Blue or Pokémon Yellow: Special Pikachu Edition battle it out with one another. You can trade your creatures with each other, because neither Red nor Blue has all 150 Pokémon. Interaction is essential to becoming a Pokémon master!****It's going to take all you've got to collect 150 Pokémon in this enormous world. Catch them, battle them, trade them. Can you develop the ultimate strategy to defeat the eight Gym Leaders and become the greatest Pokémon Master of all time?****Pokémon Red differentiates itself from Pokémon Blue in that there are different Pokèmon in each game. Common Pokémon in Red are uncommon in Blue, and those in Blue may not even show up in Red. It requires both games to collect all 150 Pokémon and become a Pokémon master.&lt;/story&gt; &lt;/game&gt;">
            <text:p>&lt;game name="Pokemon - Red Version (USA, Europe)"&gt; &lt;year&gt;1998&lt;/year&gt; &lt;rating&gt;ESRB - E (Everyone)&lt;/rating&gt; &lt;title&gt;Pokemon - Red Version &lt;/title&gt; &lt;pub&gt;Nintendo Co., Ltd.&lt;/pub&gt; &lt;dev&gt;Creatures, Inc.&lt;/dev&gt; &lt;genre&gt;Adventure&lt;/genre&gt; &lt;score&gt;3.9&lt;/score&gt; &lt;player&gt;1-2 Players&lt;/player&gt; &lt;story&gt;You've finally been granted your Pokémon trainer's license. Now, it's time to head out to become the world greatest Pokémon trainer. Starting with just one Pokémon, you need to train hard and vigorously to defeat all 8 gym leaders and the Elite Four.****You start out in a simple town with just one Pokémon. With that Pokémon, it's up to you to battle and catch 5 other Pokémon and train them to become strong enough to defeat your rivals. There are 150 Pokémon to catch, and along the way you can teach your Pokèmon new moves, so every Pokémon is different and unique. Because of this, no Pokémon is the best. You need to maintain a well-balanced team of six Pokémon to defeat any challenge that you face. But remember, there are always other trainers out there willing to prove that they can beat you, so be prepared to battle it out with other trainers as well as the Gym Leaders.****Not only that, but Pokémon Red allows you to interact with other Pokémon owners. Find a friend with Pokémon Red, Pokémon Blue or Pokémon Yellow: Special Pikachu Edition battle it out with one another. You can trade your creatures with each other, because neither Red nor Blue has all 150 Pokémon. Interaction is essential to becoming a Pokémon master!****It's going to take all you've got to collect 150 Pokémon in this enormous world. Catch them, battle them, trade them. Can you develop the ultimate strategy to defeat the eight Gym Leaders and become the greatest Pokémon Master of all time?****Pokémon Red differentiates itself from Pokémon Blue in that there are different Pokèmon in each game. Common Pokémon in Red are uncommon in Blue, and those in Blue may not even show up in Red. It requires both games to collect all 150 Pokémon and become a Pokémon master.&lt;/story&gt; &lt;/game&gt;</text:p>
          </table:table-cell>
        </table:table-row>
        <table:table-row table:style-name="ro1">
          <table:table-cell office:value-type="string">
            <text:p>Pokemon - Yellow Version - Special Pikachu Edition (USA, Europe)</text:p>
          </table:table-cell>
          <table:table-cell office:value-type="float" office:value="1999">
            <text:p>1999</text:p>
          </table:table-cell>
          <table:table-cell office:value-type="string">
            <text:p>ESRB - E (Everyone)</text:p>
          </table:table-cell>
          <table:table-cell office:value-type="string">
            <text:p>Pokemon - Yellow Version - Special Pikachu Edition </text:p>
          </table:table-cell>
          <table:table-cell office:value-type="string">
            <text:p>Nintendo Co., Ltd.</text:p>
          </table:table-cell>
          <table:table-cell office:value-type="string">
            <text:p>Creatures, Inc.</text:p>
          </table:table-cell>
          <table:table-cell office:value-type="string">
            <text:p>Adventure</text:p>
          </table:table-cell>
          <table:table-cell office:value-type="string">
            <text:p>4.0</text:p>
          </table:table-cell>
          <table:table-cell office:value-type="string">
            <text:p>1-2 Players</text:p>
          </table:table-cell>
          <table:table-cell office:value-type="string">
            <text:p>Pokémon Yellow, along with Pokémon Blue and Pokémon Red forms the first generation of Pokémon games. <text:s/>You control a number of fictional animals known as Pokémon and must travel the land using your current Pokémon to defeat and capture more. <text:s/>****There are 151 Pokémon that fall into various types such as fire, water and grass that have a complicated rock-paper-scissors relationship. <text:s/>You come across a series of town, each of which contains a gym where you must do battle with other Pokémon trainers. <text:s/>Each gym specializes in a different type of Pokémon. <text:s/>After beating each gym, you are given a new ability that lets you travel to new areas.****The object of the game is to defeat all eight gym leaders, or ultimately, to catch all the varieties of Pokémon. <text:s/>Some of them are not actually catchable in Yellow, so you must use the Game Boy link function to trade with friends using Red and Blue to complete your collection.****Pokémon Yellow differs from the other first-generation games because it is based on the Pokémon animé series. <text:s/>The main character looks like Ash and he starts the game with Pikachu, rather than choosing a Pokémon as in all other games in the series. <text:s/>Character graphics throughout the game are based on designs from the series and it includes Jesse, James and their Meowth, which the other games do not.</text:p>
          </table:table-cell>
          <table:table-cell table:formula="of:=CONCATENATE(&quot;&lt;game name=&quot;;CHAR(34);[.A383];CHAR(34);&quot;&gt; &lt;year&gt;&quot;;[.B383];&quot;&lt;/year&gt; &lt;rating&gt;&quot;;[.C383];&quot;&lt;/rating&gt; &lt;title&gt;&quot;;[.D383];&quot;&lt;/title&gt; &lt;pub&gt;&quot;;[.E383];&quot;&lt;/pub&gt; &lt;dev&gt;&quot;;[.F383];&quot;&lt;/dev&gt; &lt;genre&gt;&quot;;[.G383];&quot;&lt;/genre&gt; &lt;score&gt;&quot;;[.H383];&quot;&lt;/score&gt; &lt;player&gt;&quot;;[.I383];&quot;&lt;/player&gt; &lt;story&gt;&quot;;[.J383];&quot;&lt;/story&gt; &lt;/game&gt;&quot;)" office:value-type="string" office:string-value="&lt;game name=&quot;Pokemon - Yellow Version - Special Pikachu Edition (USA, Europe)&quot;&gt; &lt;year&gt;1999&lt;/year&gt; &lt;rating&gt;ESRB - E (Everyone)&lt;/rating&gt; &lt;title&gt;Pokemon - Yellow Version - Special Pikachu Edition &lt;/title&gt; &lt;pub&gt;Nintendo Co., Ltd.&lt;/pub&gt; &lt;dev&gt;Creatures, Inc.&lt;/dev&gt; &lt;genre&gt;Adventure&lt;/genre&gt; &lt;score&gt;4.0&lt;/score&gt; &lt;player&gt;1-2 Players&lt;/player&gt; &lt;story&gt;Pokémon Yellow, along with Pokémon Blue and Pokémon Red forms the first generation of Pokémon games.  You control a number of fictional animals known as Pokémon and must travel the land using your current Pokémon to defeat and capture more.  ****There are 151 Pokémon that fall into various types such as fire, water and grass that have a complicated rock-paper-scissors relationship.  You come across a series of town, each of which contains a gym where you must do battle with other Pokémon trainers.  Each gym specializes in a different type of Pokémon.  After beating each gym, you are given a new ability that lets you travel to new areas.****The object of the game is to defeat all eight gym leaders, or ultimately, to catch all the varieties of Pokémon.  Some of them are not actually catchable in Yellow, so you must use the Game Boy link function to trade with friends using Red and Blue to complete your collection.****Pokémon Yellow differs from the other first-generation games because it is based on the Pokémon animé series.  The main character looks like Ash and he starts the game with Pikachu, rather than choosing a Pokémon as in all other games in the series.  Character graphics throughout the game are based on designs from the series and it includes Jesse, James and their Meowth, which the other games do not.&lt;/story&gt; &lt;/game&gt;">
            <text:p>&lt;game name="Pokemon - Yellow Version - Special Pikachu Edition (USA, Europe)"&gt; &lt;year&gt;1999&lt;/year&gt; &lt;rating&gt;ESRB - E (Everyone)&lt;/rating&gt; &lt;title&gt;Pokemon - Yellow Version - Special Pikachu Edition &lt;/title&gt; &lt;pub&gt;Nintendo Co., Ltd.&lt;/pub&gt; &lt;dev&gt;Creatures, Inc.&lt;/dev&gt; &lt;genre&gt;Adventure&lt;/genre&gt; &lt;score&gt;4.0&lt;/score&gt; &lt;player&gt;1-2 Players&lt;/player&gt; &lt;story&gt;Pokémon Yellow, along with Pokémon Blue and Pokémon Red forms the first generation of Pokémon games. <text:s/>You control a number of fictional animals known as Pokémon and must travel the land using your current Pokémon to defeat and capture more. <text:s/>****There are 151 Pokémon that fall into various types such as fire, water and grass that have a complicated rock-paper-scissors relationship. <text:s/>You come across a series of town, each of which contains a gym where you must do battle with other Pokémon trainers. <text:s/>Each gym specializes in a different type of Pokémon. <text:s/>After beating each gym, you are given a new ability that lets you travel to new areas.****The object of the game is to defeat all eight gym leaders, or ultimately, to catch all the varieties of Pokémon. <text:s/>Some of them are not actually catchable in Yellow, so you must use the Game Boy link function to trade with friends using Red and Blue to complete your collection.****Pokémon Yellow differs from the other first-generation games because it is based on the Pokémon animé series. <text:s/>The main character looks like Ash and he starts the game with Pikachu, rather than choosing a Pokémon as in all other games in the series. <text:s/>Character graphics throughout the game are based on designs from the series and it includes Jesse, James and their Meowth, which the other games do not.&lt;/story&gt; &lt;/game&gt;</text:p>
          </table:table-cell>
        </table:table-row>
        <table:table-row table:style-name="ro1">
          <table:table-cell office:value-type="string">
            <text:p>Pop'n TwinBee (Europe)</text:p>
          </table:table-cell>
          <table:table-cell office:value-type="float" office:value="1994">
            <text:p>1994</text:p>
          </table:table-cell>
          <table:table-cell office:value-type="string">
            <text:p>ESRB - E (Everyone)</text:p>
          </table:table-cell>
          <table:table-cell office:value-type="string">
            <text:p>Pop'n TwinBee </text:p>
          </table:table-cell>
          <table:table-cell table:number-columns-repeated="2" office:value-type="string">
            <text:p>Konami Industry Co. Ltd.</text:p>
          </table:table-cell>
          <table:table-cell office:value-type="string">
            <text:p>Shoot-'Em-Up</text:p>
          </table:table-cell>
          <table:table-cell office:value-type="string">
            <text:p>3.4</text:p>
          </table:table-cell>
          <table:table-cell office:value-type="string">
            <text:p>1-2 Players</text:p>
          </table:table-cell>
          <table:table-cell office:value-type="string">
            <text:p>A remake of the classic top-down shooter TwinBee, released for the GameBoy portable consoles.****TwinBee Da!! Puts you behind the controls of two experimental TwinBee fighters as you attempt to rescue Dr. Cinnamon from evil alien forces. In order to do that you must journey through 6 different planets filled with cute and surreal creatures bent on your destruction.****The game uses the classic gameplay mechanics for the genre, with you controlling your craft as the background scrolls vertically towards the end of the stage and trying to survive and destroy all enemies with your laser shots. Twinbee features a selectable power-up system in which you must shoot the bell power-ups to select which type of upgrade you want depending on the color they take (or in this case, the shade of grey).****Features single player or two-player cooperative gameplay via GameLink.</text:p>
          </table:table-cell>
          <table:table-cell table:formula="of:=CONCATENATE(&quot;&lt;game name=&quot;;CHAR(34);[.A384];CHAR(34);&quot;&gt; &lt;year&gt;&quot;;[.B384];&quot;&lt;/year&gt; &lt;rating&gt;&quot;;[.C384];&quot;&lt;/rating&gt; &lt;title&gt;&quot;;[.D384];&quot;&lt;/title&gt; &lt;pub&gt;&quot;;[.E384];&quot;&lt;/pub&gt; &lt;dev&gt;&quot;;[.F384];&quot;&lt;/dev&gt; &lt;genre&gt;&quot;;[.G384];&quot;&lt;/genre&gt; &lt;score&gt;&quot;;[.H384];&quot;&lt;/score&gt; &lt;player&gt;&quot;;[.I384];&quot;&lt;/player&gt; &lt;story&gt;&quot;;[.J384];&quot;&lt;/story&gt; &lt;/game&gt;&quot;)" office:value-type="string" office:string-value="&lt;game name=&quot;Pop'n TwinBee (Europe)&quot;&gt; &lt;year&gt;1994&lt;/year&gt; &lt;rating&gt;ESRB - E (Everyone)&lt;/rating&gt; &lt;title&gt;Pop'n TwinBee &lt;/title&gt; &lt;pub&gt;Konami Industry Co. Ltd.&lt;/pub&gt; &lt;dev&gt;Konami Industry Co. Ltd.&lt;/dev&gt; &lt;genre&gt;Shoot-'Em-Up&lt;/genre&gt; &lt;score&gt;3.4&lt;/score&gt; &lt;player&gt;1-2 Players&lt;/player&gt; &lt;story&gt;A remake of the classic top-down shooter TwinBee, released for the GameBoy portable consoles.****TwinBee Da!! Puts you behind the controls of two experimental TwinBee fighters as you attempt to rescue Dr. Cinnamon from evil alien forces. In order to do that you must journey through 6 different planets filled with cute and surreal creatures bent on your destruction.****The game uses the classic gameplay mechanics for the genre, with you controlling your craft as the background scrolls vertically towards the end of the stage and trying to survive and destroy all enemies with your laser shots. Twinbee features a selectable power-up system in which you must shoot the bell power-ups to select which type of upgrade you want depending on the color they take (or in this case, the shade of grey).****Features single player or two-player cooperative gameplay via GameLink.&lt;/story&gt; &lt;/game&gt;">
            <text:p>&lt;game name="Pop'n TwinBee (Europe)"&gt; &lt;year&gt;1994&lt;/year&gt; &lt;rating&gt;ESRB - E (Everyone)&lt;/rating&gt; &lt;title&gt;Pop'n TwinBee &lt;/title&gt; &lt;pub&gt;Konami Industry Co. Ltd.&lt;/pub&gt; &lt;dev&gt;Konami Industry Co. Ltd.&lt;/dev&gt; &lt;genre&gt;Shoot-'Em-Up&lt;/genre&gt; &lt;score&gt;3.4&lt;/score&gt; &lt;player&gt;1-2 Players&lt;/player&gt; &lt;story&gt;A remake of the classic top-down shooter TwinBee, released for the GameBoy portable consoles.****TwinBee Da!! Puts you behind the controls of two experimental TwinBee fighters as you attempt to rescue Dr. Cinnamon from evil alien forces. In order to do that you must journey through 6 different planets filled with cute and surreal creatures bent on your destruction.****The game uses the classic gameplay mechanics for the genre, with you controlling your craft as the background scrolls vertically towards the end of the stage and trying to survive and destroy all enemies with your laser shots. Twinbee features a selectable power-up system in which you must shoot the bell power-ups to select which type of upgrade you want depending on the color they take (or in this case, the shade of grey).****Features single player or two-player cooperative gameplay via GameLink.&lt;/story&gt; &lt;/game&gt;</text:p>
          </table:table-cell>
        </table:table-row>
        <table:table-row table:style-name="ro1">
          <table:table-cell office:value-type="string">
            <text:p>Popeye 2 (USA)</text:p>
          </table:table-cell>
          <table:table-cell office:value-type="float" office:value="1993">
            <text:p>1993</text:p>
          </table:table-cell>
          <table:table-cell office:value-type="string">
            <text:p>ESRB - E (Everyone)</text:p>
          </table:table-cell>
          <table:table-cell office:value-type="string">
            <text:p>Popeye 2 </text:p>
          </table:table-cell>
          <table:table-cell office:value-type="string">
            <text:p>Activision, Inc.</text:p>
          </table:table-cell>
          <table:table-cell office:value-type="string">
            <text:p>Copya System Ltd.</text:p>
          </table:table-cell>
          <table:table-cell office:value-type="string">
            <text:p>Platform</text:p>
          </table:table-cell>
          <table:table-cell office:value-type="string">
            <text:p>3.4</text:p>
          </table:table-cell>
          <table:table-cell office:value-type="string">
            <text:p>1-2 Players</text:p>
          </table:table-cell>
          <table:table-cell office:value-type="string">
            <text:p>Popeye 2 is a side-scrolling platform game in which the player plays as Popeye. The player can walk in all directions, punch, duck and jump. Using the punch attack the player can destroy bricks. When destroyed, some bricks will reveal spinach which can be collected. The number of collected spinach determines the size of Popeyes fist. When Popeye is hit by an enemy the size of his fist decreases again. The player can collect a maximum of seven cans of spinach at which point the player gains a ranged attack where it shoots spinach cans. When the player loses all spinach he dies. Each series of levels is concluded with a level boss.</text:p>
          </table:table-cell>
          <table:table-cell table:formula="of:=CONCATENATE(&quot;&lt;game name=&quot;;CHAR(34);[.A385];CHAR(34);&quot;&gt; &lt;year&gt;&quot;;[.B385];&quot;&lt;/year&gt; &lt;rating&gt;&quot;;[.C385];&quot;&lt;/rating&gt; &lt;title&gt;&quot;;[.D385];&quot;&lt;/title&gt; &lt;pub&gt;&quot;;[.E385];&quot;&lt;/pub&gt; &lt;dev&gt;&quot;;[.F385];&quot;&lt;/dev&gt; &lt;genre&gt;&quot;;[.G385];&quot;&lt;/genre&gt; &lt;score&gt;&quot;;[.H385];&quot;&lt;/score&gt; &lt;player&gt;&quot;;[.I385];&quot;&lt;/player&gt; &lt;story&gt;&quot;;[.J385];&quot;&lt;/story&gt; &lt;/game&gt;&quot;)" office:value-type="string" office:string-value="&lt;game name=&quot;Popeye 2 (USA)&quot;&gt; &lt;year&gt;1993&lt;/year&gt; &lt;rating&gt;ESRB - E (Everyone)&lt;/rating&gt; &lt;title&gt;Popeye 2 &lt;/title&gt; &lt;pub&gt;Activision, Inc.&lt;/pub&gt; &lt;dev&gt;Copya System Ltd.&lt;/dev&gt; &lt;genre&gt;Platform&lt;/genre&gt; &lt;score&gt;3.4&lt;/score&gt; &lt;player&gt;1-2 Players&lt;/player&gt; &lt;story&gt;Popeye 2 is a side-scrolling platform game in which the player plays as Popeye. The player can walk in all directions, punch, duck and jump. Using the punch attack the player can destroy bricks. When destroyed, some bricks will reveal spinach which can be collected. The number of collected spinach determines the size of Popeyes fist. When Popeye is hit by an enemy the size of his fist decreases again. The player can collect a maximum of seven cans of spinach at which point the player gains a ranged attack where it shoots spinach cans. When the player loses all spinach he dies. Each series of levels is concluded with a level boss.&lt;/story&gt; &lt;/game&gt;">
            <text:p>&lt;game name="Popeye 2 (USA)"&gt; &lt;year&gt;1993&lt;/year&gt; &lt;rating&gt;ESRB - E (Everyone)&lt;/rating&gt; &lt;title&gt;Popeye 2 &lt;/title&gt; &lt;pub&gt;Activision, Inc.&lt;/pub&gt; &lt;dev&gt;Copya System Ltd.&lt;/dev&gt; &lt;genre&gt;Platform&lt;/genre&gt; &lt;score&gt;3.4&lt;/score&gt; &lt;player&gt;1-2 Players&lt;/player&gt; &lt;story&gt;Popeye 2 is a side-scrolling platform game in which the player plays as Popeye. The player can walk in all directions, punch, duck and jump. Using the punch attack the player can destroy bricks. When destroyed, some bricks will reveal spinach which can be collected. The number of collected spinach determines the size of Popeyes fist. When Popeye is hit by an enemy the size of his fist decreases again. The player can collect a maximum of seven cans of spinach at which point the player gains a ranged attack where it shoots spinach cans. When the player loses all spinach he dies. Each series of levels is concluded with a level boss.&lt;/story&gt; &lt;/game&gt;</text:p>
          </table:table-cell>
        </table:table-row>
        <table:table-row table:style-name="ro1">
          <table:table-cell office:value-type="string">
            <text:p>Populous (Europe)</text:p>
          </table:table-cell>
          <table:table-cell office:value-type="float" office:value="1993">
            <text:p>1993</text:p>
          </table:table-cell>
          <table:table-cell office:value-type="string">
            <text:p>ESRB - E (Everyone)</text:p>
          </table:table-cell>
          <table:table-cell office:value-type="string">
            <text:p>Populous </text:p>
          </table:table-cell>
          <table:table-cell office:value-type="string">
            <text:p>Anco</text:p>
          </table:table-cell>
          <table:table-cell office:value-type="string">
            <text:p>Enigma Variations</text:p>
          </table:table-cell>
          <table:table-cell office:value-type="string">
            <text:p>Strategy</text:p>
          </table:table-cell>
          <table:table-cell office:value-type="string">
            <text:p>3.1</text:p>
          </table:table-cell>
          <table:table-cell office:value-type="string">
            <text:p>1 Player</text:p>
          </table:table-cell>
          <table:table-cell office:value-type="string">
            <text:p>You play a god, gaming against other gods in a celestial game of conquest. To win, you must help your chosen people take over the world and wipe out the vermin who worship that other god. <text:s/>Each god starts out with a single human, dumped into the middle of the wilderness. Sometimes there is inhabitable land in sight, sometimes not. To get a chance to win, you must change the landscape, creating flat land for your followers to build on. The more followers you have, the more powerful you will be, so take care of them. Build as fast as you can, because the other god is doing the same. <text:s/>When you have enough followers, you can make the leader of your people into a hero. He will then go around the land you have built, literally taking strength from the people into himself, and working his way toward the enemy. When he gets there, he will engage in holy warfare upon your enemy's people. He will burn; he will kill. And he won't stop until they're all dead... or he is. <text:s/>But you don't have to let your people have all the fun; the gods have other tools as well. You can drown your enemies one at a time with your land lowering powers, submerge their towns in swamps, or raise a volcano in the middle of their best farmland. Even better, you can flood the land and drain all the people who didn't build on high ground. </text:p>
          </table:table-cell>
          <table:table-cell table:formula="of:=CONCATENATE(&quot;&lt;game name=&quot;;CHAR(34);[.A386];CHAR(34);&quot;&gt; &lt;year&gt;&quot;;[.B386];&quot;&lt;/year&gt; &lt;rating&gt;&quot;;[.C386];&quot;&lt;/rating&gt; &lt;title&gt;&quot;;[.D386];&quot;&lt;/title&gt; &lt;pub&gt;&quot;;[.E386];&quot;&lt;/pub&gt; &lt;dev&gt;&quot;;[.F386];&quot;&lt;/dev&gt; &lt;genre&gt;&quot;;[.G386];&quot;&lt;/genre&gt; &lt;score&gt;&quot;;[.H386];&quot;&lt;/score&gt; &lt;player&gt;&quot;;[.I386];&quot;&lt;/player&gt; &lt;story&gt;&quot;;[.J386];&quot;&lt;/story&gt; &lt;/game&gt;&quot;)" office:value-type="string" office:string-value="&lt;game name=&quot;Populous (Europe)&quot;&gt; &lt;year&gt;1993&lt;/year&gt; &lt;rating&gt;ESRB - E (Everyone)&lt;/rating&gt; &lt;title&gt;Populous &lt;/title&gt; &lt;pub&gt;Anco&lt;/pub&gt; &lt;dev&gt;Enigma Variations&lt;/dev&gt; &lt;genre&gt;Strategy&lt;/genre&gt; &lt;score&gt;3.1&lt;/score&gt; &lt;player&gt;1 Player&lt;/player&gt; &lt;story&gt;You play a god, gaming against other gods in a celestial game of conquest. To win, you must help your chosen people take over the world and wipe out the vermin who worship that other god.  Each god starts out with a single human, dumped into the middle of the wilderness. Sometimes there is inhabitable land in sight, sometimes not. To get a chance to win, you must change the landscape, creating flat land for your followers to build on. The more followers you have, the more powerful you will be, so take care of them. Build as fast as you can, because the other god is doing the same.  When you have enough followers, you can make the leader of your people into a hero. He will then go around the land you have built, literally taking strength from the people into himself, and working his way toward the enemy. When he gets there, he will engage in holy warfare upon your enemy's people. He will burn; he will kill. And he won't stop until they're all dead... or he is.  But you don't have to let your people have all the fun; the gods have other tools as well. You can drown your enemies one at a time with your land lowering powers, submerge their towns in swamps, or raise a volcano in the middle of their best farmland. Even better, you can flood the land and drain all the people who didn't build on high ground. &lt;/story&gt; &lt;/game&gt;">
            <text:p>&lt;game name="Populous (Europe)"&gt; &lt;year&gt;1993&lt;/year&gt; &lt;rating&gt;ESRB - E (Everyone)&lt;/rating&gt; &lt;title&gt;Populous &lt;/title&gt; &lt;pub&gt;Anco&lt;/pub&gt; &lt;dev&gt;Enigma Variations&lt;/dev&gt; &lt;genre&gt;Strategy&lt;/genre&gt; &lt;score&gt;3.1&lt;/score&gt; &lt;player&gt;1 Player&lt;/player&gt; &lt;story&gt;You play a god, gaming against other gods in a celestial game of conquest. To win, you must help your chosen people take over the world and wipe out the vermin who worship that other god. <text:s/>Each god starts out with a single human, dumped into the middle of the wilderness. Sometimes there is inhabitable land in sight, sometimes not. To get a chance to win, you must change the landscape, creating flat land for your followers to build on. The more followers you have, the more powerful you will be, so take care of them. Build as fast as you can, because the other god is doing the same. <text:s/>When you have enough followers, you can make the leader of your people into a hero. He will then go around the land you have built, literally taking strength from the people into himself, and working his way toward the enemy. When he gets there, he will engage in holy warfare upon your enemy's people. He will burn; he will kill. And he won't stop until they're all dead... or he is. <text:s/>But you don't have to let your people have all the fun; the gods have other tools as well. You can drown your enemies one at a time with your land lowering powers, submerge their towns in swamps, or raise a volcano in the middle of their best farmland. Even better, you can flood the land and drain all the people who didn't build on high ground. &lt;/story&gt; &lt;/game&gt;</text:p>
          </table:table-cell>
        </table:table-row>
        <table:table-row table:style-name="ro1">
          <table:table-cell office:value-type="string">
            <text:p>Power Mission (USA)</text:p>
          </table:table-cell>
          <table:table-cell office:value-type="float" office:value="1991">
            <text:p>1991</text:p>
          </table:table-cell>
          <table:table-cell office:value-type="string">
            <text:p>ESRB - E (Everyone)</text:p>
          </table:table-cell>
          <table:table-cell office:value-type="string">
            <text:p>Power Mission </text:p>
          </table:table-cell>
          <table:table-cell office:value-type="string">
            <text:p>NTV International Corporation</text:p>
          </table:table-cell>
          <table:table-cell office:value-type="string">
            <text:p>Graphic Research Co., Ltd.</text:p>
          </table:table-cell>
          <table:table-cell office:value-type="string">
            <text:p>Strategy</text:p>
          </table:table-cell>
          <table:table-cell office:value-type="string">
            <text:p>2.7</text:p>
          </table:table-cell>
          <table:table-cell office:value-type="string">
            <text:p>1-2 Players</text:p>
          </table:table-cell>
          <table:table-cell office:value-type="string">
            <text:p>Power Mission is a turn-based strategy game set at sea. Both players choose one of five fleets which consist of combinations of eight different units. Different kinds of units have varying attributes like attack strength or range. At the start of a battle, both opponents place their units on their own half of the battlefield. Then, in each turn, they have a certain amount of moves available which can be used to move the units, scout ahead or attack. The position of enemy units is unknown until an own unit is in range and uses its radar. The goal is to completely destroy the enemy fleet. The single-player consists of playing through all eleven maps in order.</text:p>
          </table:table-cell>
          <table:table-cell table:formula="of:=CONCATENATE(&quot;&lt;game name=&quot;;CHAR(34);[.A387];CHAR(34);&quot;&gt; &lt;year&gt;&quot;;[.B387];&quot;&lt;/year&gt; &lt;rating&gt;&quot;;[.C387];&quot;&lt;/rating&gt; &lt;title&gt;&quot;;[.D387];&quot;&lt;/title&gt; &lt;pub&gt;&quot;;[.E387];&quot;&lt;/pub&gt; &lt;dev&gt;&quot;;[.F387];&quot;&lt;/dev&gt; &lt;genre&gt;&quot;;[.G387];&quot;&lt;/genre&gt; &lt;score&gt;&quot;;[.H387];&quot;&lt;/score&gt; &lt;player&gt;&quot;;[.I387];&quot;&lt;/player&gt; &lt;story&gt;&quot;;[.J387];&quot;&lt;/story&gt; &lt;/game&gt;&quot;)" office:value-type="string" office:string-value="&lt;game name=&quot;Power Mission (USA)&quot;&gt; &lt;year&gt;1991&lt;/year&gt; &lt;rating&gt;ESRB - E (Everyone)&lt;/rating&gt; &lt;title&gt;Power Mission &lt;/title&gt; &lt;pub&gt;NTV International Corporation&lt;/pub&gt; &lt;dev&gt;Graphic Research Co., Ltd.&lt;/dev&gt; &lt;genre&gt;Strategy&lt;/genre&gt; &lt;score&gt;2.7&lt;/score&gt; &lt;player&gt;1-2 Players&lt;/player&gt; &lt;story&gt;Power Mission is a turn-based strategy game set at sea. Both players choose one of five fleets which consist of combinations of eight different units. Different kinds of units have varying attributes like attack strength or range. At the start of a battle, both opponents place their units on their own half of the battlefield. Then, in each turn, they have a certain amount of moves available which can be used to move the units, scout ahead or attack. The position of enemy units is unknown until an own unit is in range and uses its radar. The goal is to completely destroy the enemy fleet. The single-player consists of playing through all eleven maps in order.&lt;/story&gt; &lt;/game&gt;">
            <text:p>&lt;game name="Power Mission (USA)"&gt; &lt;year&gt;1991&lt;/year&gt; &lt;rating&gt;ESRB - E (Everyone)&lt;/rating&gt; &lt;title&gt;Power Mission &lt;/title&gt; &lt;pub&gt;NTV International Corporation&lt;/pub&gt; &lt;dev&gt;Graphic Research Co., Ltd.&lt;/dev&gt; &lt;genre&gt;Strategy&lt;/genre&gt; &lt;score&gt;2.7&lt;/score&gt; &lt;player&gt;1-2 Players&lt;/player&gt; &lt;story&gt;Power Mission is a turn-based strategy game set at sea. Both players choose one of five fleets which consist of combinations of eight different units. Different kinds of units have varying attributes like attack strength or range. At the start of a battle, both opponents place their units on their own half of the battlefield. Then, in each turn, they have a certain amount of moves available which can be used to move the units, scout ahead or attack. The position of enemy units is unknown until an own unit is in range and uses its radar. The goal is to completely destroy the enemy fleet. The single-player consists of playing through all eleven maps in order.&lt;/story&gt; &lt;/game&gt;</text:p>
          </table:table-cell>
        </table:table-row>
        <table:table-row table:style-name="ro1">
          <table:table-cell office:value-type="string">
            <text:p>Power Racer (USA, Europe)</text:p>
          </table:table-cell>
          <table:table-cell office:value-type="float" office:value="1990">
            <text:p>1990</text:p>
          </table:table-cell>
          <table:table-cell office:value-type="string">
            <text:p>ESRB - E (Everyone)</text:p>
          </table:table-cell>
          <table:table-cell office:value-type="string">
            <text:p>Power Racer </text:p>
          </table:table-cell>
          <table:table-cell office:value-type="string">
            <text:p>Tecmo, Ltd.</text:p>
          </table:table-cell>
          <table:table-cell office:value-type="string">
            <text:p>Graphic Research</text:p>
          </table:table-cell>
          <table:table-cell office:value-type="string">
            <text:p>Driving</text:p>
          </table:table-cell>
          <table:table-cell office:value-type="string">
            <text:p>3.2</text:p>
          </table:table-cell>
          <table:table-cell office:value-type="string">
            <text:p>1-2 Players</text:p>
          </table:table-cell>
          <table:table-cell office:value-type="string">
            <text:p>Power Racer is a conversion of the arcade game Head On that includes an extra special mode. The normal mode is a faithful recreation of the original: the playing field consists of a square race track with four lanes. Between the corners the lanes are partly interrupted so the lane can be changed. This is needed because on the uninterrupted parts there are dots which all have to be picked up to progress to the next level. There is also another (on higher levels two) car on the track which tries to crash into the player - of course this needs to be avoided. This mode features ten difficulty levels. <text:s/>The special mode adds a few things to the basic playing principle. In this mode there are three difficulty levels and nine tracks which all add variations to the playing field, e.g. a different lane layout, oil slicks which cause the car to spin when driving over it or conveyor belts. There are also a few power ups which randomly appear on the track and need to be picked up within a limited time frame. Most of them are not activated instantly and can be used at a opportune time. The power ups are a bomb (causes a near enemy to spin), a level skip, an extra live, a shield, an enemy slow down and one which causes all cars to make a u-turn. This mode can be played by two human players.</text:p>
          </table:table-cell>
          <table:table-cell table:formula="of:=CONCATENATE(&quot;&lt;game name=&quot;;CHAR(34);[.A388];CHAR(34);&quot;&gt; &lt;year&gt;&quot;;[.B388];&quot;&lt;/year&gt; &lt;rating&gt;&quot;;[.C388];&quot;&lt;/rating&gt; &lt;title&gt;&quot;;[.D388];&quot;&lt;/title&gt; &lt;pub&gt;&quot;;[.E388];&quot;&lt;/pub&gt; &lt;dev&gt;&quot;;[.F388];&quot;&lt;/dev&gt; &lt;genre&gt;&quot;;[.G388];&quot;&lt;/genre&gt; &lt;score&gt;&quot;;[.H388];&quot;&lt;/score&gt; &lt;player&gt;&quot;;[.I388];&quot;&lt;/player&gt; &lt;story&gt;&quot;;[.J388];&quot;&lt;/story&gt; &lt;/game&gt;&quot;)" office:value-type="string" office:string-value="&lt;game name=&quot;Power Racer (USA, Europe)&quot;&gt; &lt;year&gt;1990&lt;/year&gt; &lt;rating&gt;ESRB - E (Everyone)&lt;/rating&gt; &lt;title&gt;Power Racer &lt;/title&gt; &lt;pub&gt;Tecmo, Ltd.&lt;/pub&gt; &lt;dev&gt;Graphic Research&lt;/dev&gt; &lt;genre&gt;Driving&lt;/genre&gt; &lt;score&gt;3.2&lt;/score&gt; &lt;player&gt;1-2 Players&lt;/player&gt; &lt;story&gt;Power Racer is a conversion of the arcade game Head On that includes an extra special mode. The normal mode is a faithful recreation of the original: the playing field consists of a square race track with four lanes. Between the corners the lanes are partly interrupted so the lane can be changed. This is needed because on the uninterrupted parts there are dots which all have to be picked up to progress to the next level. There is also another (on higher levels two) car on the track which tries to crash into the player - of course this needs to be avoided. This mode features ten difficulty levels.  The special mode adds a few things to the basic playing principle. In this mode there are three difficulty levels and nine tracks which all add variations to the playing field, e.g. a different lane layout, oil slicks which cause the car to spin when driving over it or conveyor belts. There are also a few power ups which randomly appear on the track and need to be picked up within a limited time frame. Most of them are not activated instantly and can be used at a opportune time. The power ups are a bomb (causes a near enemy to spin), a level skip, an extra live, a shield, an enemy slow down and one which causes all cars to make a u-turn. This mode can be played by two human players.&lt;/story&gt; &lt;/game&gt;">
            <text:p>&lt;game name="Power Racer (USA, Europe)"&gt; &lt;year&gt;1990&lt;/year&gt; &lt;rating&gt;ESRB - E (Everyone)&lt;/rating&gt; &lt;title&gt;Power Racer &lt;/title&gt; &lt;pub&gt;Tecmo, Ltd.&lt;/pub&gt; &lt;dev&gt;Graphic Research&lt;/dev&gt; &lt;genre&gt;Driving&lt;/genre&gt; &lt;score&gt;3.2&lt;/score&gt; &lt;player&gt;1-2 Players&lt;/player&gt; &lt;story&gt;Power Racer is a conversion of the arcade game Head On that includes an extra special mode. The normal mode is a faithful recreation of the original: the playing field consists of a square race track with four lanes. Between the corners the lanes are partly interrupted so the lane can be changed. This is needed because on the uninterrupted parts there are dots which all have to be picked up to progress to the next level. There is also another (on higher levels two) car on the track which tries to crash into the player - of course this needs to be avoided. This mode features ten difficulty levels. <text:s/>The special mode adds a few things to the basic playing principle. In this mode there are three difficulty levels and nine tracks which all add variations to the playing field, e.g. a different lane layout, oil slicks which cause the car to spin when driving over it or conveyor belts. There are also a few power ups which randomly appear on the track and need to be picked up within a limited time frame. Most of them are not activated instantly and can be used at a opportune time. The power ups are a bomb (causes a near enemy to spin), a level skip, an extra live, a shield, an enemy slow down and one which causes all cars to make a u-turn. This mode can be played by two human players.&lt;/story&gt; &lt;/game&gt;</text:p>
          </table:table-cell>
        </table:table-row>
        <table:table-row table:style-name="ro1">
          <table:table-cell office:value-type="string">
            <text:p>Prehistorik Man (USA, Europe)</text:p>
          </table:table-cell>
          <table:table-cell office:value-type="float" office:value="1996">
            <text:p>1996</text:p>
          </table:table-cell>
          <table:table-cell office:value-type="string">
            <text:p>ESRB - E (Everyone)</text:p>
          </table:table-cell>
          <table:table-cell office:value-type="string">
            <text:p>Prehistorik Man </text:p>
          </table:table-cell>
          <table:table-cell office:value-type="string">
            <text:p>Titus Software Corporation</text:p>
          </table:table-cell>
          <table:table-cell office:value-type="string">
            <text:p>Titus Interactive, S.A.</text:p>
          </table:table-cell>
          <table:table-cell office:value-type="string">
            <text:p>Platform</text:p>
          </table:table-cell>
          <table:table-cell office:value-type="string">
            <text:p>2.8</text:p>
          </table:table-cell>
          <table:table-cell office:value-type="string">
            <text:p>1 Player</text:p>
          </table:table-cell>
          <table:table-cell office:value-type="string">
            <text:p>Me hungry! Me want FOOD!!****You, Sam the caveman, are hungry. You travel through various levels, defeating enemies, to gain yourself enough to eat in this side-scrolling platform game. Unlike the other game, the levels and controls differ in this version, due to the limitations of the Game Boy. There are ten levels and after every second level, there is a boss fight. Also, there are only two buttons, jump and attack.</text:p>
          </table:table-cell>
          <table:table-cell table:formula="of:=CONCATENATE(&quot;&lt;game name=&quot;;CHAR(34);[.A389];CHAR(34);&quot;&gt; &lt;year&gt;&quot;;[.B389];&quot;&lt;/year&gt; &lt;rating&gt;&quot;;[.C389];&quot;&lt;/rating&gt; &lt;title&gt;&quot;;[.D389];&quot;&lt;/title&gt; &lt;pub&gt;&quot;;[.E389];&quot;&lt;/pub&gt; &lt;dev&gt;&quot;;[.F389];&quot;&lt;/dev&gt; &lt;genre&gt;&quot;;[.G389];&quot;&lt;/genre&gt; &lt;score&gt;&quot;;[.H389];&quot;&lt;/score&gt; &lt;player&gt;&quot;;[.I389];&quot;&lt;/player&gt; &lt;story&gt;&quot;;[.J389];&quot;&lt;/story&gt; &lt;/game&gt;&quot;)" office:value-type="string" office:string-value="&lt;game name=&quot;Prehistorik Man (USA, Europe)&quot;&gt; &lt;year&gt;1996&lt;/year&gt; &lt;rating&gt;ESRB - E (Everyone)&lt;/rating&gt; &lt;title&gt;Prehistorik Man &lt;/title&gt; &lt;pub&gt;Titus Software Corporation&lt;/pub&gt; &lt;dev&gt;Titus Interactive, S.A.&lt;/dev&gt; &lt;genre&gt;Platform&lt;/genre&gt; &lt;score&gt;2.8&lt;/score&gt; &lt;player&gt;1 Player&lt;/player&gt; &lt;story&gt;Me hungry! Me want FOOD!!****You, Sam the caveman, are hungry. You travel through various levels, defeating enemies, to gain yourself enough to eat in this side-scrolling platform game. Unlike the other game, the levels and controls differ in this version, due to the limitations of the Game Boy. There are ten levels and after every second level, there is a boss fight. Also, there are only two buttons, jump and attack.&lt;/story&gt; &lt;/game&gt;">
            <text:p>&lt;game name="Prehistorik Man (USA, Europe)"&gt; &lt;year&gt;1996&lt;/year&gt; &lt;rating&gt;ESRB - E (Everyone)&lt;/rating&gt; &lt;title&gt;Prehistorik Man &lt;/title&gt; &lt;pub&gt;Titus Software Corporation&lt;/pub&gt; &lt;dev&gt;Titus Interactive, S.A.&lt;/dev&gt; &lt;genre&gt;Platform&lt;/genre&gt; &lt;score&gt;2.8&lt;/score&gt; &lt;player&gt;1 Player&lt;/player&gt; &lt;story&gt;Me hungry! Me want FOOD!!****You, Sam the caveman, are hungry. You travel through various levels, defeating enemies, to gain yourself enough to eat in this side-scrolling platform game. Unlike the other game, the levels and controls differ in this version, due to the limitations of the Game Boy. There are ten levels and after every second level, there is a boss fight. Also, there are only two buttons, jump and attack.&lt;/story&gt; &lt;/game&gt;</text:p>
          </table:table-cell>
        </table:table-row>
        <table:table-row table:style-name="ro1">
          <table:table-cell office:value-type="string">
            <text:p>Primal Rage (USA, Europe)</text:p>
          </table:table-cell>
          <table:table-cell office:value-type="float" office:value="1995">
            <text:p>1995</text:p>
          </table:table-cell>
          <table:table-cell office:value-type="string">
            <text:p>ESRB - E (Everyone)</text:p>
          </table:table-cell>
          <table:table-cell office:value-type="string">
            <text:p>Primal Rage </text:p>
          </table:table-cell>
          <table:table-cell office:value-type="string">
            <text:p>Time Warner Interactive, Inc.</text:p>
          </table:table-cell>
          <table:table-cell office:value-type="string">
            <text:p>Atari Games Corporation</text:p>
          </table:table-cell>
          <table:table-cell office:value-type="string">
            <text:p>Fighter</text:p>
          </table:table-cell>
          <table:table-cell office:value-type="string">
            <text:p>2.6</text:p>
          </table:table-cell>
          <table:table-cell office:value-type="string">
            <text:p>1-2 Players</text:p>
          </table:table-cell>
          <table:table-cell office:value-type="string">
            <text:p>A meteor struck the Earth, and caused great chaos. Seven gods from ancient times awoke, and are now attempting to take control of the post-apocalyptic world.****Primal Rage is a one-on-one fighting game featuring dinosaurs and giant apes as the fighters. The graphics are done with digitized stop-motion animation. Gameplay is similar to Mortal Kombat in that it is viewed from a side perspective, and features deadly finishing moves at the end of the match.</text:p>
          </table:table-cell>
          <table:table-cell table:formula="of:=CONCATENATE(&quot;&lt;game name=&quot;;CHAR(34);[.A390];CHAR(34);&quot;&gt; &lt;year&gt;&quot;;[.B390];&quot;&lt;/year&gt; &lt;rating&gt;&quot;;[.C390];&quot;&lt;/rating&gt; &lt;title&gt;&quot;;[.D390];&quot;&lt;/title&gt; &lt;pub&gt;&quot;;[.E390];&quot;&lt;/pub&gt; &lt;dev&gt;&quot;;[.F390];&quot;&lt;/dev&gt; &lt;genre&gt;&quot;;[.G390];&quot;&lt;/genre&gt; &lt;score&gt;&quot;;[.H390];&quot;&lt;/score&gt; &lt;player&gt;&quot;;[.I390];&quot;&lt;/player&gt; &lt;story&gt;&quot;;[.J390];&quot;&lt;/story&gt; &lt;/game&gt;&quot;)" office:value-type="string" office:string-value="&lt;game name=&quot;Primal Rage (USA, Europe)&quot;&gt; &lt;year&gt;1995&lt;/year&gt; &lt;rating&gt;ESRB - E (Everyone)&lt;/rating&gt; &lt;title&gt;Primal Rage &lt;/title&gt; &lt;pub&gt;Time Warner Interactive, Inc.&lt;/pub&gt; &lt;dev&gt;Atari Games Corporation&lt;/dev&gt; &lt;genre&gt;Fighter&lt;/genre&gt; &lt;score&gt;2.6&lt;/score&gt; &lt;player&gt;1-2 Players&lt;/player&gt; &lt;story&gt;A meteor struck the Earth, and caused great chaos. Seven gods from ancient times awoke, and are now attempting to take control of the post-apocalyptic world.****Primal Rage is a one-on-one fighting game featuring dinosaurs and giant apes as the fighters. The graphics are done with digitized stop-motion animation. Gameplay is similar to Mortal Kombat in that it is viewed from a side perspective, and features deadly finishing moves at the end of the match.&lt;/story&gt; &lt;/game&gt;">
            <text:p>&lt;game name="Primal Rage (USA, Europe)"&gt; &lt;year&gt;1995&lt;/year&gt; &lt;rating&gt;ESRB - E (Everyone)&lt;/rating&gt; &lt;title&gt;Primal Rage &lt;/title&gt; &lt;pub&gt;Time Warner Interactive, Inc.&lt;/pub&gt; &lt;dev&gt;Atari Games Corporation&lt;/dev&gt; &lt;genre&gt;Fighter&lt;/genre&gt; &lt;score&gt;2.6&lt;/score&gt; &lt;player&gt;1-2 Players&lt;/player&gt; &lt;story&gt;A meteor struck the Earth, and caused great chaos. Seven gods from ancient times awoke, and are now attempting to take control of the post-apocalyptic world.****Primal Rage is a one-on-one fighting game featuring dinosaurs and giant apes as the fighters. The graphics are done with digitized stop-motion animation. Gameplay is similar to Mortal Kombat in that it is viewed from a side perspective, and features deadly finishing moves at the end of the match.&lt;/story&gt; &lt;/game&gt;</text:p>
          </table:table-cell>
        </table:table-row>
        <table:table-row table:style-name="ro1">
          <table:table-cell office:value-type="string">
            <text:p>Prince of Persia (USA)</text:p>
          </table:table-cell>
          <table:table-cell office:value-type="float" office:value="1992">
            <text:p>1992</text:p>
          </table:table-cell>
          <table:table-cell office:value-type="string">
            <text:p>ESRB - E (Everyone)</text:p>
          </table:table-cell>
          <table:table-cell office:value-type="string">
            <text:p>Prince of Persia </text:p>
          </table:table-cell>
          <table:table-cell office:value-type="string">
            <text:p>Virgin Games, Inc.</text:p>
          </table:table-cell>
          <table:table-cell office:value-type="string">
            <text:p>Broderbund</text:p>
          </table:table-cell>
          <table:table-cell office:value-type="string">
            <text:p>Platform</text:p>
          </table:table-cell>
          <table:table-cell office:value-type="string">
            <text:p>3.6</text:p>
          </table:table-cell>
          <table:table-cell office:value-type="string">
            <text:p>1 Player</text:p>
          </table:table-cell>
          <table:table-cell office:value-type="string">
            <text:p>The Grand Vizier Jaffar has thrown you into a dark dungeon and plans to marry the girl of your dreams in an hour. You're not going to let that happen are you? Try to escape from the dungeon, take out Jaffar's guards, find your way through the Sultan's palace and defeat Jaffar himself. Now go, you've got 60 minutes!****Prince of Persia is a 2D platformer with run and jump gameplay. Your hero must avoid deadly traps, solve some simple puzzles and engage in sword fights with the guards. The player has an infinite amount of lives, but has to restart at the beginning of a level each time he dies, and must complete the game within an hour. An especially noteworthy aspect of the game is the very fluent animation of your character.****The Game Boy Color and SNES versions of the game feature additional levels and new enemies. The Genesis version has a new intro and an altered set of graphics but the level layout remains almost identical to that of the original.</text:p>
          </table:table-cell>
          <table:table-cell table:formula="of:=CONCATENATE(&quot;&lt;game name=&quot;;CHAR(34);[.A391];CHAR(34);&quot;&gt; &lt;year&gt;&quot;;[.B391];&quot;&lt;/year&gt; &lt;rating&gt;&quot;;[.C391];&quot;&lt;/rating&gt; &lt;title&gt;&quot;;[.D391];&quot;&lt;/title&gt; &lt;pub&gt;&quot;;[.E391];&quot;&lt;/pub&gt; &lt;dev&gt;&quot;;[.F391];&quot;&lt;/dev&gt; &lt;genre&gt;&quot;;[.G391];&quot;&lt;/genre&gt; &lt;score&gt;&quot;;[.H391];&quot;&lt;/score&gt; &lt;player&gt;&quot;;[.I391];&quot;&lt;/player&gt; &lt;story&gt;&quot;;[.J391];&quot;&lt;/story&gt; &lt;/game&gt;&quot;)" office:value-type="string" office:string-value="&lt;game name=&quot;Prince of Persia (USA)&quot;&gt; &lt;year&gt;1992&lt;/year&gt; &lt;rating&gt;ESRB - E (Everyone)&lt;/rating&gt; &lt;title&gt;Prince of Persia &lt;/title&gt; &lt;pub&gt;Virgin Games, Inc.&lt;/pub&gt; &lt;dev&gt;Broderbund&lt;/dev&gt; &lt;genre&gt;Platform&lt;/genre&gt; &lt;score&gt;3.6&lt;/score&gt; &lt;player&gt;1 Player&lt;/player&gt; &lt;story&gt;The Grand Vizier Jaffar has thrown you into a dark dungeon and plans to marry the girl of your dreams in an hour. You're not going to let that happen are you? Try to escape from the dungeon, take out Jaffar's guards, find your way through the Sultan's palace and defeat Jaffar himself. Now go, you've got 60 minutes!****Prince of Persia is a 2D platformer with run and jump gameplay. Your hero must avoid deadly traps, solve some simple puzzles and engage in sword fights with the guards. The player has an infinite amount of lives, but has to restart at the beginning of a level each time he dies, and must complete the game within an hour. An especially noteworthy aspect of the game is the very fluent animation of your character.****The Game Boy Color and SNES versions of the game feature additional levels and new enemies. The Genesis version has a new intro and an altered set of graphics but the level layout remains almost identical to that of the original.&lt;/story&gt; &lt;/game&gt;">
            <text:p>&lt;game name="Prince of Persia (USA)"&gt; &lt;year&gt;1992&lt;/year&gt; &lt;rating&gt;ESRB - E (Everyone)&lt;/rating&gt; &lt;title&gt;Prince of Persia &lt;/title&gt; &lt;pub&gt;Virgin Games, Inc.&lt;/pub&gt; &lt;dev&gt;Broderbund&lt;/dev&gt; &lt;genre&gt;Platform&lt;/genre&gt; &lt;score&gt;3.6&lt;/score&gt; &lt;player&gt;1 Player&lt;/player&gt; &lt;story&gt;The Grand Vizier Jaffar has thrown you into a dark dungeon and plans to marry the girl of your dreams in an hour. You're not going to let that happen are you? Try to escape from the dungeon, take out Jaffar's guards, find your way through the Sultan's palace and defeat Jaffar himself. Now go, you've got 60 minutes!****Prince of Persia is a 2D platformer with run and jump gameplay. Your hero must avoid deadly traps, solve some simple puzzles and engage in sword fights with the guards. The player has an infinite amount of lives, but has to restart at the beginning of a level each time he dies, and must complete the game within an hour. An especially noteworthy aspect of the game is the very fluent animation of your character.****The Game Boy Color and SNES versions of the game feature additional levels and new enemies. The Genesis version has a new intro and an altered set of graphics but the level layout remains almost identical to that of the original.&lt;/story&gt; &lt;/game&gt;</text:p>
          </table:table-cell>
        </table:table-row>
        <table:table-row table:style-name="ro1">
          <table:table-cell office:value-type="string">
            <text:p>Prophecy - The Viking Child (USA)</text:p>
          </table:table-cell>
          <table:table-cell office:value-type="float" office:value="1992">
            <text:p>1992</text:p>
          </table:table-cell>
          <table:table-cell office:value-type="string">
            <text:p>ESRB - E (Everyone)</text:p>
          </table:table-cell>
          <table:table-cell office:value-type="string">
            <text:p>Prophecy - The Viking Child </text:p>
          </table:table-cell>
          <table:table-cell office:value-type="string">
            <text:p>GameTek, Inc.</text:p>
          </table:table-cell>
          <table:table-cell office:value-type="string">
            <text:p>Imagitec Design Inc.</text:p>
          </table:table-cell>
          <table:table-cell office:value-type="string">
            <text:p>Action</text:p>
          </table:table-cell>
          <table:table-cell office:value-type="string">
            <text:p>1.8</text:p>
          </table:table-cell>
          <table:table-cell office:value-type="string">
            <text:p>1 Player</text:p>
          </table:table-cell>
          <table:table-cell office:value-type="string">
            <text:p>Cartoony side-scroller where you take the role of, as the title states, a viking child, in his quest to free his friends and family, held by the evil god Loki inside the Great Halls of Valhalla. <text:s/>Fight your way through 16 levels with diverse scenarios, including medieval castles and mountains. Spread throughout the levels are shops in which you can buy potions and other magical items to help you along the way. Before you finally face the Dark Lord Loki, you must also defeat the 8 Apprentices of Darkness. <text:s/>The game features colorful graphics and 22 different tunes to make the whole trip a bit more pleasant.</text:p>
          </table:table-cell>
          <table:table-cell table:formula="of:=CONCATENATE(&quot;&lt;game name=&quot;;CHAR(34);[.A392];CHAR(34);&quot;&gt; &lt;year&gt;&quot;;[.B392];&quot;&lt;/year&gt; &lt;rating&gt;&quot;;[.C392];&quot;&lt;/rating&gt; &lt;title&gt;&quot;;[.D392];&quot;&lt;/title&gt; &lt;pub&gt;&quot;;[.E392];&quot;&lt;/pub&gt; &lt;dev&gt;&quot;;[.F392];&quot;&lt;/dev&gt; &lt;genre&gt;&quot;;[.G392];&quot;&lt;/genre&gt; &lt;score&gt;&quot;;[.H392];&quot;&lt;/score&gt; &lt;player&gt;&quot;;[.I392];&quot;&lt;/player&gt; &lt;story&gt;&quot;;[.J392];&quot;&lt;/story&gt; &lt;/game&gt;&quot;)" office:value-type="string" office:string-value="&lt;game name=&quot;Prophecy - The Viking Child (USA)&quot;&gt; &lt;year&gt;1992&lt;/year&gt; &lt;rating&gt;ESRB - E (Everyone)&lt;/rating&gt; &lt;title&gt;Prophecy - The Viking Child &lt;/title&gt; &lt;pub&gt;GameTek, Inc.&lt;/pub&gt; &lt;dev&gt;Imagitec Design Inc.&lt;/dev&gt; &lt;genre&gt;Action&lt;/genre&gt; &lt;score&gt;1.8&lt;/score&gt; &lt;player&gt;1 Player&lt;/player&gt; &lt;story&gt;Cartoony side-scroller where you take the role of, as the title states, a viking child, in his quest to free his friends and family, held by the evil god Loki inside the Great Halls of Valhalla.  Fight your way through 16 levels with diverse scenarios, including medieval castles and mountains. Spread throughout the levels are shops in which you can buy potions and other magical items to help you along the way. Before you finally face the Dark Lord Loki, you must also defeat the 8 Apprentices of Darkness.  The game features colorful graphics and 22 different tunes to make the whole trip a bit more pleasant.&lt;/story&gt; &lt;/game&gt;">
            <text:p>&lt;game name="Prophecy - The Viking Child (USA)"&gt; &lt;year&gt;1992&lt;/year&gt; &lt;rating&gt;ESRB - E (Everyone)&lt;/rating&gt; &lt;title&gt;Prophecy - The Viking Child &lt;/title&gt; &lt;pub&gt;GameTek, Inc.&lt;/pub&gt; &lt;dev&gt;Imagitec Design Inc.&lt;/dev&gt; &lt;genre&gt;Action&lt;/genre&gt; &lt;score&gt;1.8&lt;/score&gt; &lt;player&gt;1 Player&lt;/player&gt; &lt;story&gt;Cartoony side-scroller where you take the role of, as the title states, a viking child, in his quest to free his friends and family, held by the evil god Loki inside the Great Halls of Valhalla. <text:s/>Fight your way through 16 levels with diverse scenarios, including medieval castles and mountains. Spread throughout the levels are shops in which you can buy potions and other magical items to help you along the way. Before you finally face the Dark Lord Loki, you must also defeat the 8 Apprentices of Darkness. <text:s/>The game features colorful graphics and 22 different tunes to make the whole trip a bit more pleasant.&lt;/story&gt; &lt;/game&gt;</text:p>
          </table:table-cell>
        </table:table-row>
        <table:table-row table:style-name="ro1">
          <table:table-cell office:value-type="string">
            <text:p>Punisher, The - The Ultimate Payback (USA)</text:p>
          </table:table-cell>
          <table:table-cell office:value-type="float" office:value="1991">
            <text:p>1991</text:p>
          </table:table-cell>
          <table:table-cell office:value-type="string">
            <text:p>ESRB - E (Everyone)</text:p>
          </table:table-cell>
          <table:table-cell office:value-type="string">
            <text:p>Punisher, The - The Ultimate Payback </text:p>
          </table:table-cell>
          <table:table-cell office:value-type="string">
            <text:p>LJN, Ltd.</text:p>
          </table:table-cell>
          <table:table-cell office:value-type="string">
            <text:p>Beam Software Pty., Ltd.</text:p>
          </table:table-cell>
          <table:table-cell office:value-type="string">
            <text:p>Action</text:p>
          </table:table-cell>
          <table:table-cell office:value-type="string">
            <text:p>2.1</text:p>
          </table:table-cell>
          <table:table-cell office:value-type="string">
            <text:p>1 Player</text:p>
          </table:table-cell>
          <table:table-cell office:value-type="string">
            <text:p>The Punisher: Ultimate Payback is essentially a lightgun game, though obviously, you can't actually use a lightgun on Game Boy. <text:s/>Missions are played from a first-person view. <text:s/>You control a targeting reticule to aim as the background constantly scrolls left-to-right. <text:s/>The A button fires your gun and the B button throws grenades.****The object is to kill the bad guys who either are walking around or hiding in the environment while also picking up ammo, grenades and health by shooting them. <text:s/>Your health is constantly drained while enemies are shooting, so if you want to last, you must cap them as soon as they appear.</text:p>
          </table:table-cell>
          <table:table-cell table:formula="of:=CONCATENATE(&quot;&lt;game name=&quot;;CHAR(34);[.A393];CHAR(34);&quot;&gt; &lt;year&gt;&quot;;[.B393];&quot;&lt;/year&gt; &lt;rating&gt;&quot;;[.C393];&quot;&lt;/rating&gt; &lt;title&gt;&quot;;[.D393];&quot;&lt;/title&gt; &lt;pub&gt;&quot;;[.E393];&quot;&lt;/pub&gt; &lt;dev&gt;&quot;;[.F393];&quot;&lt;/dev&gt; &lt;genre&gt;&quot;;[.G393];&quot;&lt;/genre&gt; &lt;score&gt;&quot;;[.H393];&quot;&lt;/score&gt; &lt;player&gt;&quot;;[.I393];&quot;&lt;/player&gt; &lt;story&gt;&quot;;[.J393];&quot;&lt;/story&gt; &lt;/game&gt;&quot;)" office:value-type="string" office:string-value="&lt;game name=&quot;Punisher, The - The Ultimate Payback (USA)&quot;&gt; &lt;year&gt;1991&lt;/year&gt; &lt;rating&gt;ESRB - E (Everyone)&lt;/rating&gt; &lt;title&gt;Punisher, The - The Ultimate Payback &lt;/title&gt; &lt;pub&gt;LJN, Ltd.&lt;/pub&gt; &lt;dev&gt;Beam Software Pty., Ltd.&lt;/dev&gt; &lt;genre&gt;Action&lt;/genre&gt; &lt;score&gt;2.1&lt;/score&gt; &lt;player&gt;1 Player&lt;/player&gt; &lt;story&gt;The Punisher: Ultimate Payback is essentially a lightgun game, though obviously, you can't actually use a lightgun on Game Boy.  Missions are played from a first-person view.  You control a targeting reticule to aim as the background constantly scrolls left-to-right.  The A button fires your gun and the B button throws grenades.****The object is to kill the bad guys who either are walking around or hiding in the environment while also picking up ammo, grenades and health by shooting them.  Your health is constantly drained while enemies are shooting, so if you want to last, you must cap them as soon as they appear.&lt;/story&gt; &lt;/game&gt;">
            <text:p>&lt;game name="Punisher, The - The Ultimate Payback (USA)"&gt; &lt;year&gt;1991&lt;/year&gt; &lt;rating&gt;ESRB - E (Everyone)&lt;/rating&gt; &lt;title&gt;Punisher, The - The Ultimate Payback &lt;/title&gt; &lt;pub&gt;LJN, Ltd.&lt;/pub&gt; &lt;dev&gt;Beam Software Pty., Ltd.&lt;/dev&gt; &lt;genre&gt;Action&lt;/genre&gt; &lt;score&gt;2.1&lt;/score&gt; &lt;player&gt;1 Player&lt;/player&gt; &lt;story&gt;The Punisher: Ultimate Payback is essentially a lightgun game, though obviously, you can't actually use a lightgun on Game Boy. <text:s/>Missions are played from a first-person view. <text:s/>You control a targeting reticule to aim as the background constantly scrolls left-to-right. <text:s/>The A button fires your gun and the B button throws grenades.****The object is to kill the bad guys who either are walking around or hiding in the environment while also picking up ammo, grenades and health by shooting them. <text:s/>Your health is constantly drained while enemies are shooting, so if you want to last, you must cap them as soon as they appear.&lt;/story&gt; &lt;/game&gt;</text:p>
          </table:table-cell>
        </table:table-row>
        <table:table-row table:style-name="ro1">
          <table:table-cell office:value-type="string">
            <text:p>Pyramids of Ra (USA)</text:p>
          </table:table-cell>
          <table:table-cell office:value-type="float" office:value="1993">
            <text:p>1993</text:p>
          </table:table-cell>
          <table:table-cell office:value-type="string">
            <text:p>ESRB - E (Everyone)</text:p>
          </table:table-cell>
          <table:table-cell office:value-type="string">
            <text:p>Pyramids of Ra </text:p>
          </table:table-cell>
          <table:table-cell office:value-type="string">
            <text:p>Matchbox International Ltd</text:p>
          </table:table-cell>
          <table:table-cell office:value-type="string">
            <text:p>Source Research &amp;amp; Development Ltd.</text:p>
          </table:table-cell>
          <table:table-cell office:value-type="string">
            <text:p>Puzzle</text:p>
          </table:table-cell>
          <table:table-cell office:value-type="string">
            <text:p>3.4</text:p>
          </table:table-cell>
          <table:table-cell office:value-type="string">
            <text:p>1 Player</text:p>
          </table:table-cell>
          <table:table-cell office:value-type="string">
            <text:p>In this game you control an adventuring archaeologist who you navigate through a maze of tombs. Each level consists of tiles which must all be broken to proceed to the next level. In order to break the tiles you must first land on the tile, then jump off causing it to crumble. The tricky part of this game is that you need to first break all the tiles and then return to the start tile before advancing.</text:p>
          </table:table-cell>
          <table:table-cell table:formula="of:=CONCATENATE(&quot;&lt;game name=&quot;;CHAR(34);[.A394];CHAR(34);&quot;&gt; &lt;year&gt;&quot;;[.B394];&quot;&lt;/year&gt; &lt;rating&gt;&quot;;[.C394];&quot;&lt;/rating&gt; &lt;title&gt;&quot;;[.D394];&quot;&lt;/title&gt; &lt;pub&gt;&quot;;[.E394];&quot;&lt;/pub&gt; &lt;dev&gt;&quot;;[.F394];&quot;&lt;/dev&gt; &lt;genre&gt;&quot;;[.G394];&quot;&lt;/genre&gt; &lt;score&gt;&quot;;[.H394];&quot;&lt;/score&gt; &lt;player&gt;&quot;;[.I394];&quot;&lt;/player&gt; &lt;story&gt;&quot;;[.J394];&quot;&lt;/story&gt; &lt;/game&gt;&quot;)" office:value-type="string" office:string-value="&lt;game name=&quot;Pyramids of Ra (USA)&quot;&gt; &lt;year&gt;1993&lt;/year&gt; &lt;rating&gt;ESRB - E (Everyone)&lt;/rating&gt; &lt;title&gt;Pyramids of Ra &lt;/title&gt; &lt;pub&gt;Matchbox International Ltd&lt;/pub&gt; &lt;dev&gt;Source Research &amp;amp; Development Ltd.&lt;/dev&gt; &lt;genre&gt;Puzzle&lt;/genre&gt; &lt;score&gt;3.4&lt;/score&gt; &lt;player&gt;1 Player&lt;/player&gt; &lt;story&gt;In this game you control an adventuring archaeologist who you navigate through a maze of tombs. Each level consists of tiles which must all be broken to proceed to the next level. In order to break the tiles you must first land on the tile, then jump off causing it to crumble. The tricky part of this game is that you need to first break all the tiles and then return to the start tile before advancing.&lt;/story&gt; &lt;/game&gt;">
            <text:p>&lt;game name="Pyramids of Ra (USA)"&gt; &lt;year&gt;1993&lt;/year&gt; &lt;rating&gt;ESRB - E (Everyone)&lt;/rating&gt; &lt;title&gt;Pyramids of Ra &lt;/title&gt; &lt;pub&gt;Matchbox International Ltd&lt;/pub&gt; &lt;dev&gt;Source Research &amp;amp; Development Ltd.&lt;/dev&gt; &lt;genre&gt;Puzzle&lt;/genre&gt; &lt;score&gt;3.4&lt;/score&gt; &lt;player&gt;1 Player&lt;/player&gt; &lt;story&gt;In this game you control an adventuring archaeologist who you navigate through a maze of tombs. Each level consists of tiles which must all be broken to proceed to the next level. In order to break the tiles you must first land on the tile, then jump off causing it to crumble. The tricky part of this game is that you need to first break all the tiles and then return to the start tile before advancing.&lt;/story&gt; &lt;/game&gt;</text:p>
          </table:table-cell>
        </table:table-row>
        <table:table-row table:style-name="ro1">
          <table:table-cell office:value-type="string">
            <text:p>Q Billion (USA)</text:p>
          </table:table-cell>
          <table:table-cell office:value-type="float" office:value="1990">
            <text:p>1990</text:p>
          </table:table-cell>
          <table:table-cell office:value-type="string">
            <text:p>ESRB - E (Everyone)</text:p>
          </table:table-cell>
          <table:table-cell office:value-type="string">
            <text:p>Q Billion </text:p>
          </table:table-cell>
          <table:table-cell table:number-columns-repeated="2" office:value-type="string">
            <text:p>SETA Corporation</text:p>
          </table:table-cell>
          <table:table-cell office:value-type="string">
            <text:p>Puzzle</text:p>
          </table:table-cell>
          <table:table-cell office:value-type="string">
            <text:p>3.0</text:p>
          </table:table-cell>
          <table:table-cell office:value-type="string">
            <text:p>1-2 Players</text:p>
          </table:table-cell>
          <table:table-cell office:value-type="string">
            <text:p>In Q Billion, you play a mouse which must level out a playfield filled with stacks of tiles. To do this, the mouse must climb onto one stack and push a taller, neighbouring stack so that tiles fall off, until there are no tiles stacked on top of each other. Oftentimes, there stacks are not adjacent to each other, which forces the mouse to push a tile next to the stack in order to have something to stand on. Since the mouse is so weak, it can only move a single tile. This calls for a lot of juggling, since in order to move a stack of three tiles (represented by a 3 in a square), it must move a single tile next to a stack of two tiles, then move another tile to the other side of the small stack and push the uppermost tile of the stack onto the single tile in order to create a stack of two next to the stack of three. If there is a distance greater than one or two squares between the stacks, it makes the task daunting and requires a lot of planning, which puts this game straight into the old style of Japanese puzzles pioneered by Sokoban.****Later stages introduce tiles of different kinds, symbolised by hearts, squares or stars. These tiles will, when moved together in groups of four, be eliminated; or at least the uppermost layer will. This calls for three-dimensional – or even four-dimensional – thinking on behalf of the player. None of the special tiles must be left on the screen for the stage to be cleared.****A second gaming mode contains ready-made puzzles which must be solved in a limited amount of time. An editing mode will also allow the player to create levels of his own.</text:p>
          </table:table-cell>
          <table:table-cell table:formula="of:=CONCATENATE(&quot;&lt;game name=&quot;;CHAR(34);[.A395];CHAR(34);&quot;&gt; &lt;year&gt;&quot;;[.B395];&quot;&lt;/year&gt; &lt;rating&gt;&quot;;[.C395];&quot;&lt;/rating&gt; &lt;title&gt;&quot;;[.D395];&quot;&lt;/title&gt; &lt;pub&gt;&quot;;[.E395];&quot;&lt;/pub&gt; &lt;dev&gt;&quot;;[.F395];&quot;&lt;/dev&gt; &lt;genre&gt;&quot;;[.G395];&quot;&lt;/genre&gt; &lt;score&gt;&quot;;[.H395];&quot;&lt;/score&gt; &lt;player&gt;&quot;;[.I395];&quot;&lt;/player&gt; &lt;story&gt;&quot;;[.J395];&quot;&lt;/story&gt; &lt;/game&gt;&quot;)" office:value-type="string" office:string-value="&lt;game name=&quot;Q Billion (USA)&quot;&gt; &lt;year&gt;1990&lt;/year&gt; &lt;rating&gt;ESRB - E (Everyone)&lt;/rating&gt; &lt;title&gt;Q Billion &lt;/title&gt; &lt;pub&gt;SETA Corporation&lt;/pub&gt; &lt;dev&gt;SETA Corporation&lt;/dev&gt; &lt;genre&gt;Puzzle&lt;/genre&gt; &lt;score&gt;3.0&lt;/score&gt; &lt;player&gt;1-2 Players&lt;/player&gt; &lt;story&gt;In Q Billion, you play a mouse which must level out a playfield filled with stacks of tiles. To do this, the mouse must climb onto one stack and push a taller, neighbouring stack so that tiles fall off, until there are no tiles stacked on top of each other. Oftentimes, there stacks are not adjacent to each other, which forces the mouse to push a tile next to the stack in order to have something to stand on. Since the mouse is so weak, it can only move a single tile. This calls for a lot of juggling, since in order to move a stack of three tiles (represented by a 3 in a square), it must move a single tile next to a stack of two tiles, then move another tile to the other side of the small stack and push the uppermost tile of the stack onto the single tile in order to create a stack of two next to the stack of three. If there is a distance greater than one or two squares between the stacks, it makes the task daunting and requires a lot of planning, which puts this game straight into the old style of Japanese puzzles pioneered by Sokoban.****Later stages introduce tiles of different kinds, symbolised by hearts, squares or stars. These tiles will, when moved together in groups of four, be eliminated; or at least the uppermost layer will. This calls for three-dimensional – or even four-dimensional – thinking on behalf of the player. None of the special tiles must be left on the screen for the stage to be cleared.****A second gaming mode contains ready-made puzzles which must be solved in a limited amount of time. An editing mode will also allow the player to create levels of his own.&lt;/story&gt; &lt;/game&gt;">
            <text:p>&lt;game name="Q Billion (USA)"&gt; &lt;year&gt;1990&lt;/year&gt; &lt;rating&gt;ESRB - E (Everyone)&lt;/rating&gt; &lt;title&gt;Q Billion &lt;/title&gt; &lt;pub&gt;SETA Corporation&lt;/pub&gt; &lt;dev&gt;SETA Corporation&lt;/dev&gt; &lt;genre&gt;Puzzle&lt;/genre&gt; &lt;score&gt;3.0&lt;/score&gt; &lt;player&gt;1-2 Players&lt;/player&gt; &lt;story&gt;In Q Billion, you play a mouse which must level out a playfield filled with stacks of tiles. To do this, the mouse must climb onto one stack and push a taller, neighbouring stack so that tiles fall off, until there are no tiles stacked on top of each other. Oftentimes, there stacks are not adjacent to each other, which forces the mouse to push a tile next to the stack in order to have something to stand on. Since the mouse is so weak, it can only move a single tile. This calls for a lot of juggling, since in order to move a stack of three tiles (represented by a 3 in a square), it must move a single tile next to a stack of two tiles, then move another tile to the other side of the small stack and push the uppermost tile of the stack onto the single tile in order to create a stack of two next to the stack of three. If there is a distance greater than one or two squares between the stacks, it makes the task daunting and requires a lot of planning, which puts this game straight into the old style of Japanese puzzles pioneered by Sokoban.****Later stages introduce tiles of different kinds, symbolised by hearts, squares or stars. These tiles will, when moved together in groups of four, be eliminated; or at least the uppermost layer will. This calls for three-dimensional – or even four-dimensional – thinking on behalf of the player. None of the special tiles must be left on the screen for the stage to be cleared.****A second gaming mode contains ready-made puzzles which must be solved in a limited amount of time. An editing mode will also allow the player to create levels of his own.&lt;/story&gt; &lt;/game&gt;</text:p>
          </table:table-cell>
        </table:table-row>
        <table:table-row table:style-name="ro1">
          <table:table-cell office:value-type="string">
            <text:p>Q-bert for Game Boy (USA, Europe)</text:p>
          </table:table-cell>
          <table:table-cell office:value-type="float" office:value="1992">
            <text:p>1992</text:p>
          </table:table-cell>
          <table:table-cell office:value-type="string">
            <text:p>ESRB - E (Everyone)</text:p>
          </table:table-cell>
          <table:table-cell office:value-type="string">
            <text:p>Q-bert for Game Boy </text:p>
          </table:table-cell>
          <table:table-cell office:value-type="string">
            <text:p>Jaleco Ltd.</text:p>
          </table:table-cell>
          <table:table-cell office:value-type="string">
            <text:p>D. Gottlieb &amp; Co.</text:p>
          </table:table-cell>
          <table:table-cell office:value-type="string">
            <text:p>Action</text:p>
          </table:table-cell>
          <table:table-cell office:value-type="string">
            <text:p>2.6</text:p>
          </table:table-cell>
          <table:table-cell office:value-type="string">
            <text:p>1 Player</text:p>
          </table:table-cell>
          <table:table-cell office:value-type="string">
            <text:p>Q*bert is a conversion of the popular arcade game. The goal is to change all of the tiles on a pyramid to the target color. To do this you guide Q*bert around the pyramid, and every tile he hops on will change color. On early levels, a single hop will change the tile to the desired color, but on later levels you may need to hop on a tile multiple times or even avoid hopping on a tile multiple times! Trying to stop Q*bert are many different creatures which wander around the board, including Coily the snake, Slick and Sam, and falling balls. On the edge of the board are floating discs; if Q*bert jumps on one of these discs when the snake is in pursuit, the snake will fall off <text:s/>the board while Q*bert is safely transported to the top.</text:p>
          </table:table-cell>
          <table:table-cell table:formula="of:=CONCATENATE(&quot;&lt;game name=&quot;;CHAR(34);[.A396];CHAR(34);&quot;&gt; &lt;year&gt;&quot;;[.B396];&quot;&lt;/year&gt; &lt;rating&gt;&quot;;[.C396];&quot;&lt;/rating&gt; &lt;title&gt;&quot;;[.D396];&quot;&lt;/title&gt; &lt;pub&gt;&quot;;[.E396];&quot;&lt;/pub&gt; &lt;dev&gt;&quot;;[.F396];&quot;&lt;/dev&gt; &lt;genre&gt;&quot;;[.G396];&quot;&lt;/genre&gt; &lt;score&gt;&quot;;[.H396];&quot;&lt;/score&gt; &lt;player&gt;&quot;;[.I396];&quot;&lt;/player&gt; &lt;story&gt;&quot;;[.J396];&quot;&lt;/story&gt; &lt;/game&gt;&quot;)" office:value-type="string" office:string-value="&lt;game name=&quot;Q-bert for Game Boy (USA, Europe)&quot;&gt; &lt;year&gt;1992&lt;/year&gt; &lt;rating&gt;ESRB - E (Everyone)&lt;/rating&gt; &lt;title&gt;Q-bert for Game Boy &lt;/title&gt; &lt;pub&gt;Jaleco Ltd.&lt;/pub&gt; &lt;dev&gt;D. Gottlieb &amp; Co.&lt;/dev&gt; &lt;genre&gt;Action&lt;/genre&gt; &lt;score&gt;2.6&lt;/score&gt; &lt;player&gt;1 Player&lt;/player&gt; &lt;story&gt;Q*bert is a conversion of the popular arcade game. The goal is to change all of the tiles on a pyramid to the target color. To do this you guide Q*bert around the pyramid, and every tile he hops on will change color. On early levels, a single hop will change the tile to the desired color, but on later levels you may need to hop on a tile multiple times or even avoid hopping on a tile multiple times! Trying to stop Q*bert are many different creatures which wander around the board, including Coily the snake, Slick and Sam, and falling balls. On the edge of the board are floating discs; if Q*bert jumps on one of these discs when the snake is in pursuit, the snake will fall off  the board while Q*bert is safely transported to the top.&lt;/story&gt; &lt;/game&gt;">
            <text:p>&lt;game name="Q-bert for Game Boy (USA, Europe)"&gt; &lt;year&gt;1992&lt;/year&gt; &lt;rating&gt;ESRB - E (Everyone)&lt;/rating&gt; &lt;title&gt;Q-bert for Game Boy &lt;/title&gt; &lt;pub&gt;Jaleco Ltd.&lt;/pub&gt; &lt;dev&gt;D. Gottlieb &amp; Co.&lt;/dev&gt; &lt;genre&gt;Action&lt;/genre&gt; &lt;score&gt;2.6&lt;/score&gt; &lt;player&gt;1 Player&lt;/player&gt; &lt;story&gt;Q*bert is a conversion of the popular arcade game. The goal is to change all of the tiles on a pyramid to the target color. To do this you guide Q*bert around the pyramid, and every tile he hops on will change color. On early levels, a single hop will change the tile to the desired color, but on later levels you may need to hop on a tile multiple times or even avoid hopping on a tile multiple times! Trying to stop Q*bert are many different creatures which wander around the board, including Coily the snake, Slick and Sam, and falling balls. On the edge of the board are floating discs; if Q*bert jumps on one of these discs when the snake is in pursuit, the snake will fall off <text:s/>the board while Q*bert is safely transported to the top.&lt;/story&gt; &lt;/game&gt;</text:p>
          </table:table-cell>
        </table:table-row>
        <table:table-row table:style-name="ro1">
          <table:table-cell office:value-type="string">
            <text:p>Qix (World)</text:p>
          </table:table-cell>
          <table:table-cell office:value-type="float" office:value="1990">
            <text:p>1990</text:p>
          </table:table-cell>
          <table:table-cell office:value-type="string">
            <text:p>ESRB - E (Everyone)</text:p>
          </table:table-cell>
          <table:table-cell office:value-type="string">
            <text:p>Qix </text:p>
          </table:table-cell>
          <table:table-cell office:value-type="string">
            <text:p>Nintendo Co., Ltd.</text:p>
          </table:table-cell>
          <table:table-cell office:value-type="string">
            <text:p>Taito America Corporation</text:p>
          </table:table-cell>
          <table:table-cell office:value-type="string">
            <text:p>Action</text:p>
          </table:table-cell>
          <table:table-cell office:value-type="string">
            <text:p>2.8</text:p>
          </table:table-cell>
          <table:table-cell office:value-type="string">
            <text:p>1-2 Players</text:p>
          </table:table-cell>
          <table:table-cell office:value-type="string">
            <text:p>In this game, you guide a marker which must draw rectangles and other weird objects in order to claim your territory, and you can either draw these rectangles fast or slow. Drawing the rectangles using the "slow" method awards you the most points. Once a rectangle has been made, it will be colored in to show that you have claimed your territory. While drawing the rectangles, you need to watch out for Qix (pronounced "kicks"), a series of colored lines that crawl the screen. In addition to Qix, you also need to avoid the Sparks who travel around the border, as well as any lines that you have made, as well as The Fuse, who travels along the line that you are drawing. Once you have claimed enough territory, you proceed to the next level.</text:p>
          </table:table-cell>
          <table:table-cell table:formula="of:=CONCATENATE(&quot;&lt;game name=&quot;;CHAR(34);[.A397];CHAR(34);&quot;&gt; &lt;year&gt;&quot;;[.B397];&quot;&lt;/year&gt; &lt;rating&gt;&quot;;[.C397];&quot;&lt;/rating&gt; &lt;title&gt;&quot;;[.D397];&quot;&lt;/title&gt; &lt;pub&gt;&quot;;[.E397];&quot;&lt;/pub&gt; &lt;dev&gt;&quot;;[.F397];&quot;&lt;/dev&gt; &lt;genre&gt;&quot;;[.G397];&quot;&lt;/genre&gt; &lt;score&gt;&quot;;[.H397];&quot;&lt;/score&gt; &lt;player&gt;&quot;;[.I397];&quot;&lt;/player&gt; &lt;story&gt;&quot;;[.J397];&quot;&lt;/story&gt; &lt;/game&gt;&quot;)" office:value-type="string" office:string-value="&lt;game name=&quot;Qix (World)&quot;&gt; &lt;year&gt;1990&lt;/year&gt; &lt;rating&gt;ESRB - E (Everyone)&lt;/rating&gt; &lt;title&gt;Qix &lt;/title&gt; &lt;pub&gt;Nintendo Co., Ltd.&lt;/pub&gt; &lt;dev&gt;Taito America Corporation&lt;/dev&gt; &lt;genre&gt;Action&lt;/genre&gt; &lt;score&gt;2.8&lt;/score&gt; &lt;player&gt;1-2 Players&lt;/player&gt; &lt;story&gt;In this game, you guide a marker which must draw rectangles and other weird objects in order to claim your territory, and you can either draw these rectangles fast or slow. Drawing the rectangles using the &quot;slow&quot; method awards you the most points. Once a rectangle has been made, it will be colored in to show that you have claimed your territory. While drawing the rectangles, you need to watch out for Qix (pronounced &quot;kicks&quot;), a series of colored lines that crawl the screen. In addition to Qix, you also need to avoid the Sparks who travel around the border, as well as any lines that you have made, as well as The Fuse, who travels along the line that you are drawing. Once you have claimed enough territory, you proceed to the next level.&lt;/story&gt; &lt;/game&gt;">
            <text:p>&lt;game name="Qix (World)"&gt; &lt;year&gt;1990&lt;/year&gt; &lt;rating&gt;ESRB - E (Everyone)&lt;/rating&gt; &lt;title&gt;Qix &lt;/title&gt; &lt;pub&gt;Nintendo Co., Ltd.&lt;/pub&gt; &lt;dev&gt;Taito America Corporation&lt;/dev&gt; &lt;genre&gt;Action&lt;/genre&gt; &lt;score&gt;2.8&lt;/score&gt; &lt;player&gt;1-2 Players&lt;/player&gt; &lt;story&gt;In this game, you guide a marker which must draw rectangles and other weird objects in order to claim your territory, and you can either draw these rectangles fast or slow. Drawing the rectangles using the "slow" method awards you the most points. Once a rectangle has been made, it will be colored in to show that you have claimed your territory. While drawing the rectangles, you need to watch out for Qix (pronounced "kicks"), a series of colored lines that crawl the screen. In addition to Qix, you also need to avoid the Sparks who travel around the border, as well as any lines that you have made, as well as The Fuse, who travels along the line that you are drawing. Once you have claimed enough territory, you proceed to the next level.&lt;/story&gt; &lt;/game&gt;</text:p>
          </table:table-cell>
        </table:table-row>
        <table:table-row table:style-name="ro1">
          <table:table-cell office:value-type="string">
            <text:p>Quarth (USA, Europe)</text:p>
          </table:table-cell>
          <table:table-cell office:value-type="float" office:value="1990">
            <text:p>1990</text:p>
          </table:table-cell>
          <table:table-cell office:value-type="string">
            <text:p>ESRB - E (Everyone)</text:p>
          </table:table-cell>
          <table:table-cell office:value-type="string">
            <text:p>Quarth </text:p>
          </table:table-cell>
          <table:table-cell office:value-type="string">
            <text:p>Ultra Games</text:p>
          </table:table-cell>
          <table:table-cell office:value-type="string">
            <text:p>Konami Industry Co. Ltd.</text:p>
          </table:table-cell>
          <table:table-cell office:value-type="string">
            <text:p>Puzzle</text:p>
          </table:table-cell>
          <table:table-cell office:value-type="string">
            <text:p>3.5</text:p>
          </table:table-cell>
          <table:table-cell office:value-type="string">
            <text:p>1-2 Players</text:p>
          </table:table-cell>
          <table:table-cell office:value-type="string">
            <text:p>Quarth is a typical puzzle/arcade game. Quarth can be moved <text:s/>from right to left while the screen scrolls down. The playing field is filled with different blocks and your aim is to fill them in so they form complete rectangles or squares. Only when you succeed in this mission, the concerned blocks will disappear. New 'unformed' blocks appear while the playing field scrolls down making you play into full action at all times. As soon as a line of blocks reaches the bottom line, it is Game Over. Then you 'll be granted 10 seconds to decide if you want continue the level. Each Level consists of 9 Areas and you progress to the next level once you've cleared the last area. The Battle mode is a dual player mode.</text:p>
          </table:table-cell>
          <table:table-cell table:formula="of:=CONCATENATE(&quot;&lt;game name=&quot;;CHAR(34);[.A398];CHAR(34);&quot;&gt; &lt;year&gt;&quot;;[.B398];&quot;&lt;/year&gt; &lt;rating&gt;&quot;;[.C398];&quot;&lt;/rating&gt; &lt;title&gt;&quot;;[.D398];&quot;&lt;/title&gt; &lt;pub&gt;&quot;;[.E398];&quot;&lt;/pub&gt; &lt;dev&gt;&quot;;[.F398];&quot;&lt;/dev&gt; &lt;genre&gt;&quot;;[.G398];&quot;&lt;/genre&gt; &lt;score&gt;&quot;;[.H398];&quot;&lt;/score&gt; &lt;player&gt;&quot;;[.I398];&quot;&lt;/player&gt; &lt;story&gt;&quot;;[.J398];&quot;&lt;/story&gt; &lt;/game&gt;&quot;)" office:value-type="string" office:string-value="&lt;game name=&quot;Quarth (USA, Europe)&quot;&gt; &lt;year&gt;1990&lt;/year&gt; &lt;rating&gt;ESRB - E (Everyone)&lt;/rating&gt; &lt;title&gt;Quarth &lt;/title&gt; &lt;pub&gt;Ultra Games&lt;/pub&gt; &lt;dev&gt;Konami Industry Co. Ltd.&lt;/dev&gt; &lt;genre&gt;Puzzle&lt;/genre&gt; &lt;score&gt;3.5&lt;/score&gt; &lt;player&gt;1-2 Players&lt;/player&gt; &lt;story&gt;Quarth is a typical puzzle/arcade game. Quarth can be moved  from right to left while the screen scrolls down. The playing field is filled with different blocks and your aim is to fill them in so they form complete rectangles or squares. Only when you succeed in this mission, the concerned blocks will disappear. New 'unformed' blocks appear while the playing field scrolls down making you play into full action at all times. As soon as a line of blocks reaches the bottom line, it is Game Over. Then you 'll be granted 10 seconds to decide if you want continue the level. Each Level consists of 9 Areas and you progress to the next level once you've cleared the last area. The Battle mode is a dual player mode.&lt;/story&gt; &lt;/game&gt;">
            <text:p>&lt;game name="Quarth (USA, Europe)"&gt; &lt;year&gt;1990&lt;/year&gt; &lt;rating&gt;ESRB - E (Everyone)&lt;/rating&gt; &lt;title&gt;Quarth &lt;/title&gt; &lt;pub&gt;Ultra Games&lt;/pub&gt; &lt;dev&gt;Konami Industry Co. Ltd.&lt;/dev&gt; &lt;genre&gt;Puzzle&lt;/genre&gt; &lt;score&gt;3.5&lt;/score&gt; &lt;player&gt;1-2 Players&lt;/player&gt; &lt;story&gt;Quarth is a typical puzzle/arcade game. Quarth can be moved <text:s/>from right to left while the screen scrolls down. The playing field is filled with different blocks and your aim is to fill them in so they form complete rectangles or squares. Only when you succeed in this mission, the concerned blocks will disappear. New 'unformed' blocks appear while the playing field scrolls down making you play into full action at all times. As soon as a line of blocks reaches the bottom line, it is Game Over. Then you 'll be granted 10 seconds to decide if you want continue the level. Each Level consists of 9 Areas and you progress to the next level once you've cleared the last area. The Battle mode is a dual player mode.&lt;/story&gt; &lt;/game&gt;</text:p>
          </table:table-cell>
        </table:table-row>
        <table:table-row table:style-name="ro1">
          <table:table-cell office:value-type="string">
            <text:p>R-Type (USA, Europe)</text:p>
          </table:table-cell>
          <table:table-cell office:value-type="float" office:value="1991">
            <text:p>1991</text:p>
          </table:table-cell>
          <table:table-cell office:value-type="string">
            <text:p>ESRB - E (Everyone)</text:p>
          </table:table-cell>
          <table:table-cell office:value-type="string">
            <text:p>R-Type </text:p>
          </table:table-cell>
          <table:table-cell table:number-columns-repeated="2" office:value-type="string">
            <text:p>Irem Corp.</text:p>
          </table:table-cell>
          <table:table-cell office:value-type="string">
            <text:p>Shoot-'Em-Up</text:p>
          </table:table-cell>
          <table:table-cell office:value-type="string">
            <text:p>3.9</text:p>
          </table:table-cell>
          <table:table-cell office:value-type="string">
            <text:p>1 Player</text:p>
          </table:table-cell>
          <table:table-cell office:value-type="string">
            <text:p>R-Type is a side scrolling shoot 'em up best known for its extremely tough and strategic gameplay. <text:s/>You control the R-9 spaceship as it launches a last-ditch effort to repel the evil Bydo empire.****The R-9 comes equipped as standard with a small gun which can only take down the smallest of enemies without firing several shots. By holding down the fire button, it can be loaded up so as to release a large burst of energy, eliminating all but the strongest enemies in its path. From time to time, pods will come flying in your direction. Upon being shot, they release an upgrade. The first one will invariably be the one called "The Force", which is a weapons pod that clings either to the front or the back of your ship, absorbing any enemy bullets or acting as a bumper with which you can fly head-on into them. You can also use it as an offensive weapon by firing it and pulling it back in. Mastering the Force is vital to surviving in R-Type, since it must be used both as protection against bullet clusters, as a remote controlled cannon, and in order to clear the screen from obstacles. Other upgrades give you target-seeking missiles or a bigger main gun. Different gun types, differentiated by their colour, serve different purposes. The blue one sends laser beams bouncing across the screen (good for tunnels), the red one fires straight ahead, and the yellow one follows any walls it may encounter (good for artillery emplacements).****The stages of R-Type are made in an organic style, certainly inspired by H. R. Giger's artwork for the Alien movies. When it came out, it was considered trend-setting since it broke off from the stereotypical sci-fi mould of other shoot'em'ups. In part, the levels themselves are your enemy, which is exemplified by the fourth, where spider-like creatures weave webs that cover the screen and block your path, or levels with intricate tunnel systems. Still, the levels are best handled with a combination of strategy and reflexes, without the memorisation that is required of R-Type's contemporary rival, Gradius.</text:p>
          </table:table-cell>
          <table:table-cell table:formula="of:=CONCATENATE(&quot;&lt;game name=&quot;;CHAR(34);[.A399];CHAR(34);&quot;&gt; &lt;year&gt;&quot;;[.B399];&quot;&lt;/year&gt; &lt;rating&gt;&quot;;[.C399];&quot;&lt;/rating&gt; &lt;title&gt;&quot;;[.D399];&quot;&lt;/title&gt; &lt;pub&gt;&quot;;[.E399];&quot;&lt;/pub&gt; &lt;dev&gt;&quot;;[.F399];&quot;&lt;/dev&gt; &lt;genre&gt;&quot;;[.G399];&quot;&lt;/genre&gt; &lt;score&gt;&quot;;[.H399];&quot;&lt;/score&gt; &lt;player&gt;&quot;;[.I399];&quot;&lt;/player&gt; &lt;story&gt;&quot;;[.J399];&quot;&lt;/story&gt; &lt;/game&gt;&quot;)" office:value-type="string" office:string-value="&lt;game name=&quot;R-Type (USA, Europe)&quot;&gt; &lt;year&gt;1991&lt;/year&gt; &lt;rating&gt;ESRB - E (Everyone)&lt;/rating&gt; &lt;title&gt;R-Type &lt;/title&gt; &lt;pub&gt;Irem Corp.&lt;/pub&gt; &lt;dev&gt;Irem Corp.&lt;/dev&gt; &lt;genre&gt;Shoot-'Em-Up&lt;/genre&gt; &lt;score&gt;3.9&lt;/score&gt; &lt;player&gt;1 Player&lt;/player&gt; &lt;story&gt;R-Type is a side scrolling shoot 'em up best known for its extremely tough and strategic gameplay.  You control the R-9 spaceship as it launches a last-ditch effort to repel the evil Bydo empire.****The R-9 comes equipped as standard with a small gun which can only take down the smallest of enemies without firing several shots. By holding down the fire button, it can be loaded up so as to release a large burst of energy, eliminating all but the strongest enemies in its path. From time to time, pods will come flying in your direction. Upon being shot, they release an upgrade. The first one will invariably be the one called &quot;The Force&quot;, which is a weapons pod that clings either to the front or the back of your ship, absorbing any enemy bullets or acting as a bumper with which you can fly head-on into them. You can also use it as an offensive weapon by firing it and pulling it back in. Mastering the Force is vital to surviving in R-Type, since it must be used both as protection against bullet clusters, as a remote controlled cannon, and in order to clear the screen from obstacles. Other upgrades give you target-seeking missiles or a bigger main gun. Different gun types, differentiated by their colour, serve different purposes. The blue one sends laser beams bouncing across the screen (good for tunnels), the red one fires straight ahead, and the yellow one follows any walls it may encounter (good for artillery emplacements).****The stages of R-Type are made in an organic style, certainly inspired by H. R. Giger's artwork for the Alien movies. When it came out, it was considered trend-setting since it broke off from the stereotypical sci-fi mould of other shoot'em'ups. In part, the levels themselves are your enemy, which is exemplified by the fourth, where spider-like creatures weave webs that cover the screen and block your path, or levels with intricate tunnel systems. Still, the levels are best handled with a combination of strategy and reflexes, without the memorisation that is required of R-Type's contemporary rival, Gradius.&lt;/story&gt; &lt;/game&gt;">
            <text:p>&lt;game name="R-Type (USA, Europe)"&gt; &lt;year&gt;1991&lt;/year&gt; &lt;rating&gt;ESRB - E (Everyone)&lt;/rating&gt; &lt;title&gt;R-Type &lt;/title&gt; &lt;pub&gt;Irem Corp.&lt;/pub&gt; &lt;dev&gt;Irem Corp.&lt;/dev&gt; &lt;genre&gt;Shoot-'Em-Up&lt;/genre&gt; &lt;score&gt;3.9&lt;/score&gt; &lt;player&gt;1 Player&lt;/player&gt; &lt;story&gt;R-Type is a side scrolling shoot 'em up best known for its extremely tough and strategic gameplay. <text:s/>You control the R-9 spaceship as it launches a last-ditch effort to repel the evil Bydo empire.****The R-9 comes equipped as standard with a small gun which can only take down the smallest of enemies without firing several shots. By holding down the fire button, it can be loaded up so as to release a large burst of energy, eliminating all but the strongest enemies in its path. From time to time, pods will come flying in your direction. Upon being shot, they release an upgrade. The first one will invariably be the one called "The Force", which is a weapons pod that clings either to the front or the back of your ship, absorbing any enemy bullets or acting as a bumper with which you can fly head-on into them. You can also use it as an offensive weapon by firing it and pulling it back in. Mastering the Force is vital to surviving in R-Type, since it must be used both as protection against bullet clusters, as a remote controlled cannon, and in order to clear the screen from obstacles. Other upgrades give you target-seeking missiles or a bigger main gun. Different gun types, differentiated by their colour, serve different purposes. The blue one sends laser beams bouncing across the screen (good for tunnels), the red one fires straight ahead, and the yellow one follows any walls it may encounter (good for artillery emplacements).****The stages of R-Type are made in an organic style, certainly inspired by H. R. Giger's artwork for the Alien movies. When it came out, it was considered trend-setting since it broke off from the stereotypical sci-fi mould of other shoot'em'ups. In part, the levels themselves are your enemy, which is exemplified by the fourth, where spider-like creatures weave webs that cover the screen and block your path, or levels with intricate tunnel systems. Still, the levels are best handled with a combination of strategy and reflexes, without the memorisation that is required of R-Type's contemporary rival, Gradius.&lt;/story&gt; &lt;/game&gt;</text:p>
          </table:table-cell>
        </table:table-row>
        <table:table-row table:style-name="ro1">
          <table:table-cell office:value-type="string">
            <text:p>R-Type II (Europe)</text:p>
          </table:table-cell>
          <table:table-cell office:value-type="float" office:value="1999">
            <text:p>1999</text:p>
          </table:table-cell>
          <table:table-cell office:value-type="string">
            <text:p>ESRB - E (Everyone)</text:p>
          </table:table-cell>
          <table:table-cell office:value-type="string">
            <text:p>R-Type II </text:p>
          </table:table-cell>
          <table:table-cell table:number-columns-repeated="2" office:value-type="string">
            <text:p>Irem Corp.</text:p>
          </table:table-cell>
          <table:table-cell office:value-type="string">
            <text:p>Shoot-'Em-Up</text:p>
          </table:table-cell>
          <table:table-cell office:value-type="string">
            <text:p>2.2</text:p>
          </table:table-cell>
          <table:table-cell office:value-type="string">
            <text:p>1 Player</text:p>
          </table:table-cell>
          <table:table-cell office:value-type="string">
            <text:p>The second R-Type brings more of the same shoot-em up action.**Gameplay is identical to the previous R-Type, except you now have two new weapons.****There are six levels, with themes similar to the previous game. <text:s/>Notable parts include an underwater battle in level 2, and a giant Bydo fleet in level 3.****The Game Boy version of R-Type 2 is missing 1 level and both of the new weapons from the original arcade game.</text:p>
          </table:table-cell>
          <table:table-cell table:formula="of:=CONCATENATE(&quot;&lt;game name=&quot;;CHAR(34);[.A400];CHAR(34);&quot;&gt; &lt;year&gt;&quot;;[.B400];&quot;&lt;/year&gt; &lt;rating&gt;&quot;;[.C400];&quot;&lt;/rating&gt; &lt;title&gt;&quot;;[.D400];&quot;&lt;/title&gt; &lt;pub&gt;&quot;;[.E400];&quot;&lt;/pub&gt; &lt;dev&gt;&quot;;[.F400];&quot;&lt;/dev&gt; &lt;genre&gt;&quot;;[.G400];&quot;&lt;/genre&gt; &lt;score&gt;&quot;;[.H400];&quot;&lt;/score&gt; &lt;player&gt;&quot;;[.I400];&quot;&lt;/player&gt; &lt;story&gt;&quot;;[.J400];&quot;&lt;/story&gt; &lt;/game&gt;&quot;)" office:value-type="string" office:string-value="&lt;game name=&quot;R-Type II (Europe)&quot;&gt; &lt;year&gt;1999&lt;/year&gt; &lt;rating&gt;ESRB - E (Everyone)&lt;/rating&gt; &lt;title&gt;R-Type II &lt;/title&gt; &lt;pub&gt;Irem Corp.&lt;/pub&gt; &lt;dev&gt;Irem Corp.&lt;/dev&gt; &lt;genre&gt;Shoot-'Em-Up&lt;/genre&gt; &lt;score&gt;2.2&lt;/score&gt; &lt;player&gt;1 Player&lt;/player&gt; &lt;story&gt;The second R-Type brings more of the same shoot-em up action.**Gameplay is identical to the previous R-Type, except you now have two new weapons.****There are six levels, with themes similar to the previous game.  Notable parts include an underwater battle in level 2, and a giant Bydo fleet in level 3.****The Game Boy version of R-Type 2 is missing 1 level and both of the new weapons from the original arcade game.&lt;/story&gt; &lt;/game&gt;">
            <text:p>&lt;game name="R-Type II (Europe)"&gt; &lt;year&gt;1999&lt;/year&gt; &lt;rating&gt;ESRB - E (Everyone)&lt;/rating&gt; &lt;title&gt;R-Type II &lt;/title&gt; &lt;pub&gt;Irem Corp.&lt;/pub&gt; &lt;dev&gt;Irem Corp.&lt;/dev&gt; &lt;genre&gt;Shoot-'Em-Up&lt;/genre&gt; &lt;score&gt;2.2&lt;/score&gt; &lt;player&gt;1 Player&lt;/player&gt; &lt;story&gt;The second R-Type brings more of the same shoot-em up action.**Gameplay is identical to the previous R-Type, except you now have two new weapons.****There are six levels, with themes similar to the previous game. <text:s/>Notable parts include an underwater battle in level 2, and a giant Bydo fleet in level 3.****The Game Boy version of R-Type 2 is missing 1 level and both of the new weapons from the original arcade game.&lt;/story&gt; &lt;/game&gt;</text:p>
          </table:table-cell>
        </table:table-row>
        <table:table-row table:style-name="ro1">
          <table:table-cell office:value-type="string">
            <text:p>Race Days (USA)</text:p>
          </table:table-cell>
          <table:table-cell office:value-type="float" office:value="1994">
            <text:p>1994</text:p>
          </table:table-cell>
          <table:table-cell office:value-type="string">
            <text:p>ESRB - E (Everyone)</text:p>
          </table:table-cell>
          <table:table-cell office:value-type="string">
            <text:p>Race Days </text:p>
          </table:table-cell>
          <table:table-cell office:value-type="string">
            <text:p>GameTek, Inc.</text:p>
          </table:table-cell>
          <table:table-cell office:value-type="string">
            <text:p>Gremlin Interactive Ltd.</text:p>
          </table:table-cell>
          <table:table-cell office:value-type="string">
            <text:p>Driving</text:p>
          </table:table-cell>
          <table:table-cell office:value-type="string">
            <text:p>3.4</text:p>
          </table:table-cell>
          <table:table-cell office:value-type="string">
            <text:p>1-2 Players</text:p>
          </table:table-cell>
          <table:table-cell office:value-type="string">
            <text:p>Race Days lets the player participate in two different types of racing all on one cartridge, Dirty Racing and 4 Wheel Drive.****Dirty Racing is an overhead view with Grand Prix-style cars similar to Micro Machines on a series of courses while avoiding obstacles and taking out opponents.****4 Wheel Drive is a behind-the-wheel perspective, similar to NASCAR Fast Tracks in a series of off-road courses complete with hills, bumps and sharp curves while trying to overtake opponents. <text:s/>The player is also warned of any upcoming sharp turns by arrows at the top of their windshield.****Two friends can also compete against each other using the GameLink cable.</text:p>
          </table:table-cell>
          <table:table-cell table:formula="of:=CONCATENATE(&quot;&lt;game name=&quot;;CHAR(34);[.A401];CHAR(34);&quot;&gt; &lt;year&gt;&quot;;[.B401];&quot;&lt;/year&gt; &lt;rating&gt;&quot;;[.C401];&quot;&lt;/rating&gt; &lt;title&gt;&quot;;[.D401];&quot;&lt;/title&gt; &lt;pub&gt;&quot;;[.E401];&quot;&lt;/pub&gt; &lt;dev&gt;&quot;;[.F401];&quot;&lt;/dev&gt; &lt;genre&gt;&quot;;[.G401];&quot;&lt;/genre&gt; &lt;score&gt;&quot;;[.H401];&quot;&lt;/score&gt; &lt;player&gt;&quot;;[.I401];&quot;&lt;/player&gt; &lt;story&gt;&quot;;[.J401];&quot;&lt;/story&gt; &lt;/game&gt;&quot;)" office:value-type="string" office:string-value="&lt;game name=&quot;Race Days (USA)&quot;&gt; &lt;year&gt;1994&lt;/year&gt; &lt;rating&gt;ESRB - E (Everyone)&lt;/rating&gt; &lt;title&gt;Race Days &lt;/title&gt; &lt;pub&gt;GameTek, Inc.&lt;/pub&gt; &lt;dev&gt;Gremlin Interactive Ltd.&lt;/dev&gt; &lt;genre&gt;Driving&lt;/genre&gt; &lt;score&gt;3.4&lt;/score&gt; &lt;player&gt;1-2 Players&lt;/player&gt; &lt;story&gt;Race Days lets the player participate in two different types of racing all on one cartridge, Dirty Racing and 4 Wheel Drive.****Dirty Racing is an overhead view with Grand Prix-style cars similar to Micro Machines on a series of courses while avoiding obstacles and taking out opponents.****4 Wheel Drive is a behind-the-wheel perspective, similar to NASCAR Fast Tracks in a series of off-road courses complete with hills, bumps and sharp curves while trying to overtake opponents.  The player is also warned of any upcoming sharp turns by arrows at the top of their windshield.****Two friends can also compete against each other using the GameLink cable.&lt;/story&gt; &lt;/game&gt;">
            <text:p>&lt;game name="Race Days (USA)"&gt; &lt;year&gt;1994&lt;/year&gt; &lt;rating&gt;ESRB - E (Everyone)&lt;/rating&gt; &lt;title&gt;Race Days &lt;/title&gt; &lt;pub&gt;GameTek, Inc.&lt;/pub&gt; &lt;dev&gt;Gremlin Interactive Ltd.&lt;/dev&gt; &lt;genre&gt;Driving&lt;/genre&gt; &lt;score&gt;3.4&lt;/score&gt; &lt;player&gt;1-2 Players&lt;/player&gt; &lt;story&gt;Race Days lets the player participate in two different types of racing all on one cartridge, Dirty Racing and 4 Wheel Drive.****Dirty Racing is an overhead view with Grand Prix-style cars similar to Micro Machines on a series of courses while avoiding obstacles and taking out opponents.****4 Wheel Drive is a behind-the-wheel perspective, similar to NASCAR Fast Tracks in a series of off-road courses complete with hills, bumps and sharp curves while trying to overtake opponents. <text:s/>The player is also warned of any upcoming sharp turns by arrows at the top of their windshield.****Two friends can also compete against each other using the GameLink cable.&lt;/story&gt; &lt;/game&gt;</text:p>
          </table:table-cell>
        </table:table-row>
        <table:table-row table:style-name="ro1">
          <table:table-cell office:value-type="string">
            <text:p>Race Drivin' (USA, Europe)</text:p>
          </table:table-cell>
          <table:table-cell office:value-type="float" office:value="1993">
            <text:p>1993</text:p>
          </table:table-cell>
          <table:table-cell office:value-type="string">
            <text:p>ESRB - E (Everyone)</text:p>
          </table:table-cell>
          <table:table-cell office:value-type="string">
            <text:p>Race Drivin' </text:p>
          </table:table-cell>
          <table:table-cell office:value-type="string">
            <text:p>THQ Inc.</text:p>
          </table:table-cell>
          <table:table-cell office:value-type="string">
            <text:p>Atari Games Corporation</text:p>
          </table:table-cell>
          <table:table-cell office:value-type="string">
            <text:p>Driving</text:p>
          </table:table-cell>
          <table:table-cell office:value-type="string">
            <text:p>3.0</text:p>
          </table:table-cell>
          <table:table-cell office:value-type="string">
            <text:p>1 Player</text:p>
          </table:table-cell>
          <table:table-cell office:value-type="string">
            <text:p>Race Drivin' is a sequel to the arcade driving simulator Hard Drivin'. Game play is similar to the first game. The player must complete laps around the race track before a <text:s/>timer expires. There are several checkpoints around the track which increase player's time as he passes. ****Race Drivin' has three courses, one of which is the track from Hard Drivin'. There is a new super-stunt track, and an autocross course. The player also may choose from three types of cars.</text:p>
          </table:table-cell>
          <table:table-cell table:formula="of:=CONCATENATE(&quot;&lt;game name=&quot;;CHAR(34);[.A402];CHAR(34);&quot;&gt; &lt;year&gt;&quot;;[.B402];&quot;&lt;/year&gt; &lt;rating&gt;&quot;;[.C402];&quot;&lt;/rating&gt; &lt;title&gt;&quot;;[.D402];&quot;&lt;/title&gt; &lt;pub&gt;&quot;;[.E402];&quot;&lt;/pub&gt; &lt;dev&gt;&quot;;[.F402];&quot;&lt;/dev&gt; &lt;genre&gt;&quot;;[.G402];&quot;&lt;/genre&gt; &lt;score&gt;&quot;;[.H402];&quot;&lt;/score&gt; &lt;player&gt;&quot;;[.I402];&quot;&lt;/player&gt; &lt;story&gt;&quot;;[.J402];&quot;&lt;/story&gt; &lt;/game&gt;&quot;)" office:value-type="string" office:string-value="&lt;game name=&quot;Race Drivin' (USA, Europe)&quot;&gt; &lt;year&gt;1993&lt;/year&gt; &lt;rating&gt;ESRB - E (Everyone)&lt;/rating&gt; &lt;title&gt;Race Drivin' &lt;/title&gt; &lt;pub&gt;THQ Inc.&lt;/pub&gt; &lt;dev&gt;Atari Games Corporation&lt;/dev&gt; &lt;genre&gt;Driving&lt;/genre&gt; &lt;score&gt;3.0&lt;/score&gt; &lt;player&gt;1 Player&lt;/player&gt; &lt;story&gt;Race Drivin' is a sequel to the arcade driving simulator Hard Drivin'. Game play is similar to the first game. The player must complete laps around the race track before a  timer expires. There are several checkpoints around the track which increase player's time as he passes. ****Race Drivin' has three courses, one of which is the track from Hard Drivin'. There is a new super-stunt track, and an autocross course. The player also may choose from three types of cars.&lt;/story&gt; &lt;/game&gt;">
            <text:p>&lt;game name="Race Drivin' (USA, Europe)"&gt; &lt;year&gt;1993&lt;/year&gt; &lt;rating&gt;ESRB - E (Everyone)&lt;/rating&gt; &lt;title&gt;Race Drivin' &lt;/title&gt; &lt;pub&gt;THQ Inc.&lt;/pub&gt; &lt;dev&gt;Atari Games Corporation&lt;/dev&gt; &lt;genre&gt;Driving&lt;/genre&gt; &lt;score&gt;3.0&lt;/score&gt; &lt;player&gt;1 Player&lt;/player&gt; &lt;story&gt;Race Drivin' is a sequel to the arcade driving simulator Hard Drivin'. Game play is similar to the first game. The player must complete laps around the race track before a <text:s/>timer expires. There are several checkpoints around the track which increase player's time as he passes. ****Race Drivin' has three courses, one of which is the track from Hard Drivin'. There is a new super-stunt track, and an autocross course. The player also may choose from three types of cars.&lt;/story&gt; &lt;/game&gt;</text:p>
          </table:table-cell>
        </table:table-row>
        <table:table-row table:style-name="ro1">
          <table:table-cell office:value-type="string">
            <text:p>Radar Mission (USA, Europe)</text:p>
          </table:table-cell>
          <table:table-cell office:value-type="float" office:value="1991">
            <text:p>1991</text:p>
          </table:table-cell>
          <table:table-cell office:value-type="string">
            <text:p>ESRB - E (Everyone)</text:p>
          </table:table-cell>
          <table:table-cell office:value-type="string">
            <text:p>Radar Mission </text:p>
          </table:table-cell>
          <table:table-cell office:value-type="string">
            <text:p>Nintendo of America Inc.</text:p>
          </table:table-cell>
          <table:table-cell office:value-type="string">
            <text:p>Nintendo Co., Ltd.</text:p>
          </table:table-cell>
          <table:table-cell office:value-type="string">
            <text:p>Board Games</text:p>
          </table:table-cell>
          <table:table-cell office:value-type="string">
            <text:p>2.7</text:p>
          </table:table-cell>
          <table:table-cell office:value-type="string">
            <text:p>1-2 Players</text:p>
          </table:table-cell>
          <table:table-cell office:value-type="string">
            <text:p>Radar Mission is mostly a Battleship board game clone with two game modes. The first is very recognizable, with a map to select and place the ships. Then the game is played by picking squares (e.g. A5). There are several different ships, ranging from the five-hit aircraft carriers to the two hit cruisers, even a fighter jet in later levels.****The second mode is more of a side-scrolling shooter. The player controls a submarine, trying to destroy the enemy fleet before they take the player's vessel out. Either the player takes out all the battleships causing the enemy submarine to surrender or he directly destroys the submarine to end the level. <text:s/>When submerged a radar view appears, showing the player's ships along with the enemies, providing a strategic intermission to plot out the attack.</text:p>
          </table:table-cell>
          <table:table-cell table:formula="of:=CONCATENATE(&quot;&lt;game name=&quot;;CHAR(34);[.A403];CHAR(34);&quot;&gt; &lt;year&gt;&quot;;[.B403];&quot;&lt;/year&gt; &lt;rating&gt;&quot;;[.C403];&quot;&lt;/rating&gt; &lt;title&gt;&quot;;[.D403];&quot;&lt;/title&gt; &lt;pub&gt;&quot;;[.E403];&quot;&lt;/pub&gt; &lt;dev&gt;&quot;;[.F403];&quot;&lt;/dev&gt; &lt;genre&gt;&quot;;[.G403];&quot;&lt;/genre&gt; &lt;score&gt;&quot;;[.H403];&quot;&lt;/score&gt; &lt;player&gt;&quot;;[.I403];&quot;&lt;/player&gt; &lt;story&gt;&quot;;[.J403];&quot;&lt;/story&gt; &lt;/game&gt;&quot;)" office:value-type="string" office:string-value="&lt;game name=&quot;Radar Mission (USA, Europe)&quot;&gt; &lt;year&gt;1991&lt;/year&gt; &lt;rating&gt;ESRB - E (Everyone)&lt;/rating&gt; &lt;title&gt;Radar Mission &lt;/title&gt; &lt;pub&gt;Nintendo of America Inc.&lt;/pub&gt; &lt;dev&gt;Nintendo Co., Ltd.&lt;/dev&gt; &lt;genre&gt;Board Games&lt;/genre&gt; &lt;score&gt;2.7&lt;/score&gt; &lt;player&gt;1-2 Players&lt;/player&gt; &lt;story&gt;Radar Mission is mostly a Battleship board game clone with two game modes. The first is very recognizable, with a map to select and place the ships. Then the game is played by picking squares (e.g. A5). There are several different ships, ranging from the five-hit aircraft carriers to the two hit cruisers, even a fighter jet in later levels.****The second mode is more of a side-scrolling shooter. The player controls a submarine, trying to destroy the enemy fleet before they take the player's vessel out. Either the player takes out all the battleships causing the enemy submarine to surrender or he directly destroys the submarine to end the level.  When submerged a radar view appears, showing the player's ships along with the enemies, providing a strategic intermission to plot out the attack.&lt;/story&gt; &lt;/game&gt;">
            <text:p>&lt;game name="Radar Mission (USA, Europe)"&gt; &lt;year&gt;1991&lt;/year&gt; &lt;rating&gt;ESRB - E (Everyone)&lt;/rating&gt; &lt;title&gt;Radar Mission &lt;/title&gt; &lt;pub&gt;Nintendo of America Inc.&lt;/pub&gt; &lt;dev&gt;Nintendo Co., Ltd.&lt;/dev&gt; &lt;genre&gt;Board Games&lt;/genre&gt; &lt;score&gt;2.7&lt;/score&gt; &lt;player&gt;1-2 Players&lt;/player&gt; &lt;story&gt;Radar Mission is mostly a Battleship board game clone with two game modes. The first is very recognizable, with a map to select and place the ships. Then the game is played by picking squares (e.g. A5). There are several different ships, ranging from the five-hit aircraft carriers to the two hit cruisers, even a fighter jet in later levels.****The second mode is more of a side-scrolling shooter. The player controls a submarine, trying to destroy the enemy fleet before they take the player's vessel out. Either the player takes out all the battleships causing the enemy submarine to surrender or he directly destroys the submarine to end the level. <text:s/>When submerged a radar view appears, showing the player's ships along with the enemies, providing a strategic intermission to plot out the attack.&lt;/story&gt; &lt;/game&gt;</text:p>
          </table:table-cell>
        </table:table-row>
        <table:table-row table:style-name="ro1">
          <table:table-cell office:value-type="string">
            <text:p>Raging Fighter (USA, Europe)</text:p>
          </table:table-cell>
          <table:table-cell office:value-type="float" office:value="1993">
            <text:p>1993</text:p>
          </table:table-cell>
          <table:table-cell office:value-type="string">
            <text:p>ESRB - E (Everyone)</text:p>
          </table:table-cell>
          <table:table-cell office:value-type="string">
            <text:p>Raging Fighter </text:p>
          </table:table-cell>
          <table:table-cell table:number-columns-repeated="2" office:value-type="string">
            <text:p>Konami Co., Ltd.</text:p>
          </table:table-cell>
          <table:table-cell office:value-type="string">
            <text:p>Fighter</text:p>
          </table:table-cell>
          <table:table-cell office:value-type="string">
            <text:p>1.4</text:p>
          </table:table-cell>
          <table:table-cell office:value-type="string">
            <text:p>1-2 Players</text:p>
          </table:table-cell>
          <table:table-cell office:value-type="string">
            <text:p>Raging Fighter is a one-against-one fighting game. The background scenario is the Omega League which is supposed to sift out the best fighter in the universe. Each of the seven fighters has a variety of punches and kills - which one gets performed depends on which directions on the d-pad are pressed. Every fighter differs from the others with two special attacks which are triggered by pressing the right button combination and a few statistics like speed or defense. Besides the story mode, the player can also participate in the training mode with a motionless opponent, a tournament or two-player matches. The winner of a match is whoever wins two rounds out of three.</text:p>
          </table:table-cell>
          <table:table-cell table:formula="of:=CONCATENATE(&quot;&lt;game name=&quot;;CHAR(34);[.A404];CHAR(34);&quot;&gt; &lt;year&gt;&quot;;[.B404];&quot;&lt;/year&gt; &lt;rating&gt;&quot;;[.C404];&quot;&lt;/rating&gt; &lt;title&gt;&quot;;[.D404];&quot;&lt;/title&gt; &lt;pub&gt;&quot;;[.E404];&quot;&lt;/pub&gt; &lt;dev&gt;&quot;;[.F404];&quot;&lt;/dev&gt; &lt;genre&gt;&quot;;[.G404];&quot;&lt;/genre&gt; &lt;score&gt;&quot;;[.H404];&quot;&lt;/score&gt; &lt;player&gt;&quot;;[.I404];&quot;&lt;/player&gt; &lt;story&gt;&quot;;[.J404];&quot;&lt;/story&gt; &lt;/game&gt;&quot;)" office:value-type="string" office:string-value="&lt;game name=&quot;Raging Fighter (USA, Europe)&quot;&gt; &lt;year&gt;1993&lt;/year&gt; &lt;rating&gt;ESRB - E (Everyone)&lt;/rating&gt; &lt;title&gt;Raging Fighter &lt;/title&gt; &lt;pub&gt;Konami Co., Ltd.&lt;/pub&gt; &lt;dev&gt;Konami Co., Ltd.&lt;/dev&gt; &lt;genre&gt;Fighter&lt;/genre&gt; &lt;score&gt;1.4&lt;/score&gt; &lt;player&gt;1-2 Players&lt;/player&gt; &lt;story&gt;Raging Fighter is a one-against-one fighting game. The background scenario is the Omega League which is supposed to sift out the best fighter in the universe. Each of the seven fighters has a variety of punches and kills - which one gets performed depends on which directions on the d-pad are pressed. Every fighter differs from the others with two special attacks which are triggered by pressing the right button combination and a few statistics like speed or defense. Besides the story mode, the player can also participate in the training mode with a motionless opponent, a tournament or two-player matches. The winner of a match is whoever wins two rounds out of three.&lt;/story&gt; &lt;/game&gt;">
            <text:p>&lt;game name="Raging Fighter (USA, Europe)"&gt; &lt;year&gt;1993&lt;/year&gt; &lt;rating&gt;ESRB - E (Everyone)&lt;/rating&gt; &lt;title&gt;Raging Fighter &lt;/title&gt; &lt;pub&gt;Konami Co., Ltd.&lt;/pub&gt; &lt;dev&gt;Konami Co., Ltd.&lt;/dev&gt; &lt;genre&gt;Fighter&lt;/genre&gt; &lt;score&gt;1.4&lt;/score&gt; &lt;player&gt;1-2 Players&lt;/player&gt; &lt;story&gt;Raging Fighter is a one-against-one fighting game. The background scenario is the Omega League which is supposed to sift out the best fighter in the universe. Each of the seven fighters has a variety of punches and kills - which one gets performed depends on which directions on the d-pad are pressed. Every fighter differs from the others with two special attacks which are triggered by pressing the right button combination and a few statistics like speed or defense. Besides the story mode, the player can also participate in the training mode with a motionless opponent, a tournament or two-player matches. The winner of a match is whoever wins two rounds out of three.&lt;/story&gt; &lt;/game&gt;</text:p>
          </table:table-cell>
        </table:table-row>
        <table:table-row table:style-name="ro1">
          <table:table-cell office:value-type="string">
            <text:p>Rampart (USA, Europe)</text:p>
          </table:table-cell>
          <table:table-cell office:value-type="float" office:value="1993">
            <text:p>1993</text:p>
          </table:table-cell>
          <table:table-cell office:value-type="string">
            <text:p>ESRB - E (Everyone)</text:p>
          </table:table-cell>
          <table:table-cell office:value-type="string">
            <text:p>Rampart </text:p>
          </table:table-cell>
          <table:table-cell office:value-type="string">
            <text:p>Jaleco Ltd.</text:p>
          </table:table-cell>
          <table:table-cell office:value-type="string">
            <text:p>Atari Games Corporation</text:p>
          </table:table-cell>
          <table:table-cell office:value-type="string">
            <text:p>Action</text:p>
          </table:table-cell>
          <table:table-cell office:value-type="string">
            <text:p>3.2</text:p>
          </table:table-cell>
          <table:table-cell office:value-type="string">
            <text:p>1-2 Players</text:p>
          </table:table-cell>
          <table:table-cell office:value-type="string">
            <text:p>Tetris meets shoot-'em-up, Rampart was originally a one or two-player arcade game combining strategy and artillery action. Build your castle from Tetris-style pieces, place your cannons, bombard the enemy, try to repair, do it all over again. Later arcade revisions incorporated 3-player, <text:s/>and the PC conversion does as well, making it a faithful, entertaining classic for multiple players on the same PC.</text:p>
          </table:table-cell>
          <table:table-cell table:formula="of:=CONCATENATE(&quot;&lt;game name=&quot;;CHAR(34);[.A405];CHAR(34);&quot;&gt; &lt;year&gt;&quot;;[.B405];&quot;&lt;/year&gt; &lt;rating&gt;&quot;;[.C405];&quot;&lt;/rating&gt; &lt;title&gt;&quot;;[.D405];&quot;&lt;/title&gt; &lt;pub&gt;&quot;;[.E405];&quot;&lt;/pub&gt; &lt;dev&gt;&quot;;[.F405];&quot;&lt;/dev&gt; &lt;genre&gt;&quot;;[.G405];&quot;&lt;/genre&gt; &lt;score&gt;&quot;;[.H405];&quot;&lt;/score&gt; &lt;player&gt;&quot;;[.I405];&quot;&lt;/player&gt; &lt;story&gt;&quot;;[.J405];&quot;&lt;/story&gt; &lt;/game&gt;&quot;)" office:value-type="string" office:string-value="&lt;game name=&quot;Rampart (USA, Europe)&quot;&gt; &lt;year&gt;1993&lt;/year&gt; &lt;rating&gt;ESRB - E (Everyone)&lt;/rating&gt; &lt;title&gt;Rampart &lt;/title&gt; &lt;pub&gt;Jaleco Ltd.&lt;/pub&gt; &lt;dev&gt;Atari Games Corporation&lt;/dev&gt; &lt;genre&gt;Action&lt;/genre&gt; &lt;score&gt;3.2&lt;/score&gt; &lt;player&gt;1-2 Players&lt;/player&gt; &lt;story&gt;Tetris meets shoot-'em-up, Rampart was originally a one or two-player arcade game combining strategy and artillery action. Build your castle from Tetris-style pieces, place your cannons, bombard the enemy, try to repair, do it all over again. Later arcade revisions incorporated 3-player,  and the PC conversion does as well, making it a faithful, entertaining classic for multiple players on the same PC.&lt;/story&gt; &lt;/game&gt;">
            <text:p>&lt;game name="Rampart (USA, Europe)"&gt; &lt;year&gt;1993&lt;/year&gt; &lt;rating&gt;ESRB - E (Everyone)&lt;/rating&gt; &lt;title&gt;Rampart &lt;/title&gt; &lt;pub&gt;Jaleco Ltd.&lt;/pub&gt; &lt;dev&gt;Atari Games Corporation&lt;/dev&gt; &lt;genre&gt;Action&lt;/genre&gt; &lt;score&gt;3.2&lt;/score&gt; &lt;player&gt;1-2 Players&lt;/player&gt; &lt;story&gt;Tetris meets shoot-'em-up, Rampart was originally a one or two-player arcade game combining strategy and artillery action. Build your castle from Tetris-style pieces, place your cannons, bombard the enemy, try to repair, do it all over again. Later arcade revisions incorporated 3-player, <text:s/>and the PC conversion does as well, making it a faithful, entertaining classic for multiple players on the same PC.&lt;/story&gt; &lt;/game&gt;</text:p>
          </table:table-cell>
        </table:table-row>
        <table:table-row table:style-name="ro1">
          <table:table-cell office:value-type="string">
            <text:p>Real Ghostbusters, The (USA)</text:p>
          </table:table-cell>
          <table:table-cell office:value-type="float" office:value="1993">
            <text:p>1993</text:p>
          </table:table-cell>
          <table:table-cell office:value-type="string">
            <text:p>ESRB - E (Everyone)</text:p>
          </table:table-cell>
          <table:table-cell office:value-type="string">
            <text:p>Real Ghostbusters, The </text:p>
          </table:table-cell>
          <table:table-cell office:value-type="string">
            <text:p>Activision, Inc.</text:p>
          </table:table-cell>
          <table:table-cell office:value-type="string">
            <text:p>Kotobuki System Co., Ltd.</text:p>
          </table:table-cell>
          <table:table-cell office:value-type="string">
            <text:p>Platform</text:p>
          </table:table-cell>
          <table:table-cell office:value-type="string">
            <text:p>2.1</text:p>
          </table:table-cell>
          <table:table-cell office:value-type="string">
            <text:p>1 Player</text:p>
          </table:table-cell>
          <table:table-cell office:value-type="string">
            <text:p>The Real Ghostbusters, known as Garfield Labyrinth in Europe and Mickey Mouse IV: Mahou no Labyrinth in Japan, is a puzzle/platform game. The story is very simple: Venkman (or Garfield and Odie or Mickey and Mini Mouse, depending on the version you play) walk over a bridge one day, a tile breaks loose and Venkman/Garfield/Mickey falls down a deep pit, which ends up in a bizarre labyrinth, which Venkman/Garfield/Mickey must escape. There's no other goal apart from that, the player just needs to find the exit in each level. Apart from getting there, the exit must also be unlocked. For the latter, the player must collect all gems in the level.****Each level contains various traps and enemies which need to be avoided. The puzzles involve finding keys to lower bridges or open doors, make use of teleporters and especially: drilling away blocks. Conveniently, the player finds a pneumatic hammer at the beginning of the game, which must be used to create paths to certain areas and items, without blocking the way forth or back. There's also an inventory to store items like keys and bombs (used to kill enemies). The protagonist has a health bar and can take several hits before losing a life, but there is also a time limit for each level.****The game features a password system, a password is given automatically after completing a level.****In spite of the differences in main character and a minor variation in the short intro cinematic all regional versions are identical.</text:p>
          </table:table-cell>
          <table:table-cell table:formula="of:=CONCATENATE(&quot;&lt;game name=&quot;;CHAR(34);[.A406];CHAR(34);&quot;&gt; &lt;year&gt;&quot;;[.B406];&quot;&lt;/year&gt; &lt;rating&gt;&quot;;[.C406];&quot;&lt;/rating&gt; &lt;title&gt;&quot;;[.D406];&quot;&lt;/title&gt; &lt;pub&gt;&quot;;[.E406];&quot;&lt;/pub&gt; &lt;dev&gt;&quot;;[.F406];&quot;&lt;/dev&gt; &lt;genre&gt;&quot;;[.G406];&quot;&lt;/genre&gt; &lt;score&gt;&quot;;[.H406];&quot;&lt;/score&gt; &lt;player&gt;&quot;;[.I406];&quot;&lt;/player&gt; &lt;story&gt;&quot;;[.J406];&quot;&lt;/story&gt; &lt;/game&gt;&quot;)" office:value-type="string" office:string-value="&lt;game name=&quot;Real Ghostbusters, The (USA)&quot;&gt; &lt;year&gt;1993&lt;/year&gt; &lt;rating&gt;ESRB - E (Everyone)&lt;/rating&gt; &lt;title&gt;Real Ghostbusters, The &lt;/title&gt; &lt;pub&gt;Activision, Inc.&lt;/pub&gt; &lt;dev&gt;Kotobuki System Co., Ltd.&lt;/dev&gt; &lt;genre&gt;Platform&lt;/genre&gt; &lt;score&gt;2.1&lt;/score&gt; &lt;player&gt;1 Player&lt;/player&gt; &lt;story&gt;The Real Ghostbusters, known as Garfield Labyrinth in Europe and Mickey Mouse IV: Mahou no Labyrinth in Japan, is a puzzle/platform game. The story is very simple: Venkman (or Garfield and Odie or Mickey and Mini Mouse, depending on the version you play) walk over a bridge one day, a tile breaks loose and Venkman/Garfield/Mickey falls down a deep pit, which ends up in a bizarre labyrinth, which Venkman/Garfield/Mickey must escape. There's no other goal apart from that, the player just needs to find the exit in each level. Apart from getting there, the exit must also be unlocked. For the latter, the player must collect all gems in the level.****Each level contains various traps and enemies which need to be avoided. The puzzles involve finding keys to lower bridges or open doors, make use of teleporters and especially: drilling away blocks. Conveniently, the player finds a pneumatic hammer at the beginning of the game, which must be used to create paths to certain areas and items, without blocking the way forth or back. There's also an inventory to store items like keys and bombs (used to kill enemies). The protagonist has a health bar and can take several hits before losing a life, but there is also a time limit for each level.****The game features a password system, a password is given automatically after completing a level.****In spite of the differences in main character and a minor variation in the short intro cinematic all regional versions are identical.&lt;/story&gt; &lt;/game&gt;">
            <text:p>&lt;game name="Real Ghostbusters, The (USA)"&gt; &lt;year&gt;1993&lt;/year&gt; &lt;rating&gt;ESRB - E (Everyone)&lt;/rating&gt; &lt;title&gt;Real Ghostbusters, The &lt;/title&gt; &lt;pub&gt;Activision, Inc.&lt;/pub&gt; &lt;dev&gt;Kotobuki System Co., Ltd.&lt;/dev&gt; &lt;genre&gt;Platform&lt;/genre&gt; &lt;score&gt;2.1&lt;/score&gt; &lt;player&gt;1 Player&lt;/player&gt; &lt;story&gt;The Real Ghostbusters, known as Garfield Labyrinth in Europe and Mickey Mouse IV: Mahou no Labyrinth in Japan, is a puzzle/platform game. The story is very simple: Venkman (or Garfield and Odie or Mickey and Mini Mouse, depending on the version you play) walk over a bridge one day, a tile breaks loose and Venkman/Garfield/Mickey falls down a deep pit, which ends up in a bizarre labyrinth, which Venkman/Garfield/Mickey must escape. There's no other goal apart from that, the player just needs to find the exit in each level. Apart from getting there, the exit must also be unlocked. For the latter, the player must collect all gems in the level.****Each level contains various traps and enemies which need to be avoided. The puzzles involve finding keys to lower bridges or open doors, make use of teleporters and especially: drilling away blocks. Conveniently, the player finds a pneumatic hammer at the beginning of the game, which must be used to create paths to certain areas and items, without blocking the way forth or back. There's also an inventory to store items like keys and bombs (used to kill enemies). The protagonist has a health bar and can take several hits before losing a life, but there is also a time limit for each level.****The game features a password system, a password is given automatically after completing a level.****In spite of the differences in main character and a minor variation in the short intro cinematic all regional versions are identical.&lt;/story&gt; &lt;/game&gt;</text:p>
          </table:table-cell>
        </table:table-row>
        <table:table-row table:style-name="ro1">
          <table:table-cell office:value-type="string">
            <text:p>Ren &amp; Stimpy Show, The - Space Cadet Adventures (USA)</text:p>
          </table:table-cell>
          <table:table-cell office:value-type="float" office:value="1992">
            <text:p>1992</text:p>
          </table:table-cell>
          <table:table-cell office:value-type="string">
            <text:p>ESRB - E (Everyone)</text:p>
          </table:table-cell>
          <table:table-cell office:value-type="string">
            <text:p>Ren &amp; Stimpy Show, The - Space Cadet Adventures </text:p>
          </table:table-cell>
          <table:table-cell office:value-type="string">
            <text:p>THQ Inc.</text:p>
          </table:table-cell>
          <table:table-cell office:value-type="string">
            <text:p>Imagineering Inc.</text:p>
          </table:table-cell>
          <table:table-cell office:value-type="string">
            <text:p>Platform</text:p>
          </table:table-cell>
          <table:table-cell office:value-type="string">
            <text:p>1.7</text:p>
          </table:table-cell>
          <table:table-cell office:value-type="string">
            <text:p>1 Player</text:p>
          </table:table-cell>
          <table:table-cell office:value-type="string">
            <text:p>Captain's log the year 400 billion... Commander Ren Hoek and Cadet Stimpy are on day 675 of a 9999 day mission as they race through the galaxy at fantastic speeds. <text:s/>Ren goes out to cook hot dogs on the engines and asks Stimpy to open the hatch. Stimpy accidentally cuts his lifeline and the adventure begins. <text:s/>Cadet Stimpy must first get through a well-armed spaceship in order to rescue Commander Hoek. <text:s/>****The four levels has you alternate as Ren or Stimpy and all involve jumping across large gaps while dodging bouncing hazards, shooting hazards, falling hazards and the occasional monster. <text:s/>You grab powdered toast for health. <text:s/>Occasionally, you will stumble on TV sets where you can watch the muddy mudskipper show and, if you call 2 of 3 coin tosses, you get invincibility. <text:s/>Stimpy can vomit a projectile furball across the screen, but Ren can only slap his foes.</text:p>
          </table:table-cell>
          <table:table-cell table:formula="of:=CONCATENATE(&quot;&lt;game name=&quot;;CHAR(34);[.A407];CHAR(34);&quot;&gt; &lt;year&gt;&quot;;[.B407];&quot;&lt;/year&gt; &lt;rating&gt;&quot;;[.C407];&quot;&lt;/rating&gt; &lt;title&gt;&quot;;[.D407];&quot;&lt;/title&gt; &lt;pub&gt;&quot;;[.E407];&quot;&lt;/pub&gt; &lt;dev&gt;&quot;;[.F407];&quot;&lt;/dev&gt; &lt;genre&gt;&quot;;[.G407];&quot;&lt;/genre&gt; &lt;score&gt;&quot;;[.H407];&quot;&lt;/score&gt; &lt;player&gt;&quot;;[.I407];&quot;&lt;/player&gt; &lt;story&gt;&quot;;[.J407];&quot;&lt;/story&gt; &lt;/game&gt;&quot;)" office:value-type="string" office:string-value="&lt;game name=&quot;Ren &amp; Stimpy Show, The - Space Cadet Adventures (USA)&quot;&gt; &lt;year&gt;1992&lt;/year&gt; &lt;rating&gt;ESRB - E (Everyone)&lt;/rating&gt; &lt;title&gt;Ren &amp; Stimpy Show, The - Space Cadet Adventures &lt;/title&gt; &lt;pub&gt;THQ Inc.&lt;/pub&gt; &lt;dev&gt;Imagineering Inc.&lt;/dev&gt; &lt;genre&gt;Platform&lt;/genre&gt; &lt;score&gt;1.7&lt;/score&gt; &lt;player&gt;1 Player&lt;/player&gt; &lt;story&gt;Captain's log the year 400 billion... Commander Ren Hoek and Cadet Stimpy are on day 675 of a 9999 day mission as they race through the galaxy at fantastic speeds.  Ren goes out to cook hot dogs on the engines and asks Stimpy to open the hatch. Stimpy accidentally cuts his lifeline and the adventure begins.  Cadet Stimpy must first get through a well-armed spaceship in order to rescue Commander Hoek.  ****The four levels has you alternate as Ren or Stimpy and all involve jumping across large gaps while dodging bouncing hazards, shooting hazards, falling hazards and the occasional monster.  You grab powdered toast for health.  Occasionally, you will stumble on TV sets where you can watch the muddy mudskipper show and, if you call 2 of 3 coin tosses, you get invincibility.  Stimpy can vomit a projectile furball across the screen, but Ren can only slap his foes.&lt;/story&gt; &lt;/game&gt;">
            <text:p>&lt;game name="Ren &amp; Stimpy Show, The - Space Cadet Adventures (USA)"&gt; &lt;year&gt;1992&lt;/year&gt; &lt;rating&gt;ESRB - E (Everyone)&lt;/rating&gt; &lt;title&gt;Ren &amp; Stimpy Show, The - Space Cadet Adventures &lt;/title&gt; &lt;pub&gt;THQ Inc.&lt;/pub&gt; &lt;dev&gt;Imagineering Inc.&lt;/dev&gt; &lt;genre&gt;Platform&lt;/genre&gt; &lt;score&gt;1.7&lt;/score&gt; &lt;player&gt;1 Player&lt;/player&gt; &lt;story&gt;Captain's log the year 400 billion... Commander Ren Hoek and Cadet Stimpy are on day 675 of a 9999 day mission as they race through the galaxy at fantastic speeds. <text:s/>Ren goes out to cook hot dogs on the engines and asks Stimpy to open the hatch. Stimpy accidentally cuts his lifeline and the adventure begins. <text:s/>Cadet Stimpy must first get through a well-armed spaceship in order to rescue Commander Hoek. <text:s/>****The four levels has you alternate as Ren or Stimpy and all involve jumping across large gaps while dodging bouncing hazards, shooting hazards, falling hazards and the occasional monster. <text:s/>You grab powdered toast for health. <text:s/>Occasionally, you will stumble on TV sets where you can watch the muddy mudskipper show and, if you call 2 of 3 coin tosses, you get invincibility. <text:s/>Stimpy can vomit a projectile furball across the screen, but Ren can only slap his foes.&lt;/story&gt; &lt;/game&gt;</text:p>
          </table:table-cell>
        </table:table-row>
        <table:table-row table:style-name="ro1">
          <table:table-cell office:value-type="string">
            <text:p>Ren &amp; Stimpy Show, The - Veediots! (USA, Europe)</text:p>
          </table:table-cell>
          <table:table-cell office:value-type="float" office:value="1993">
            <text:p>1993</text:p>
          </table:table-cell>
          <table:table-cell office:value-type="string">
            <text:p>ESRB - E (Everyone)</text:p>
          </table:table-cell>
          <table:table-cell office:value-type="string">
            <text:p>Ren &amp; Stimpy Show, The - Veediots! </text:p>
          </table:table-cell>
          <table:table-cell table:number-columns-repeated="2" office:value-type="string">
            <text:p>THQ Inc.</text:p>
          </table:table-cell>
          <table:table-cell office:value-type="string">
            <text:p>Platform</text:p>
          </table:table-cell>
          <table:table-cell office:value-type="string">
            <text:p>2.1</text:p>
          </table:table-cell>
          <table:table-cell office:value-type="string">
            <text:p>1 Player</text:p>
          </table:table-cell>
          <table:table-cell office:value-type="string">
            <text:p>Ren &amp; Stimpy Show: Veediots! for the Game Boy is slightly different from its big brother on the SNES. Game play remains the same with the player alternatively controlling Ren and Stimpy through a series of side-scrolling platform levels.****There's a number of changes made to the original game due to technical constraints. The order of the levels has been changed around and some parts of some levels are missing.</text:p>
          </table:table-cell>
          <table:table-cell table:formula="of:=CONCATENATE(&quot;&lt;game name=&quot;;CHAR(34);[.A408];CHAR(34);&quot;&gt; &lt;year&gt;&quot;;[.B408];&quot;&lt;/year&gt; &lt;rating&gt;&quot;;[.C408];&quot;&lt;/rating&gt; &lt;title&gt;&quot;;[.D408];&quot;&lt;/title&gt; &lt;pub&gt;&quot;;[.E408];&quot;&lt;/pub&gt; &lt;dev&gt;&quot;;[.F408];&quot;&lt;/dev&gt; &lt;genre&gt;&quot;;[.G408];&quot;&lt;/genre&gt; &lt;score&gt;&quot;;[.H408];&quot;&lt;/score&gt; &lt;player&gt;&quot;;[.I408];&quot;&lt;/player&gt; &lt;story&gt;&quot;;[.J408];&quot;&lt;/story&gt; &lt;/game&gt;&quot;)" office:value-type="string" office:string-value="&lt;game name=&quot;Ren &amp; Stimpy Show, The - Veediots! (USA, Europe)&quot;&gt; &lt;year&gt;1993&lt;/year&gt; &lt;rating&gt;ESRB - E (Everyone)&lt;/rating&gt; &lt;title&gt;Ren &amp; Stimpy Show, The - Veediots! &lt;/title&gt; &lt;pub&gt;THQ Inc.&lt;/pub&gt; &lt;dev&gt;THQ Inc.&lt;/dev&gt; &lt;genre&gt;Platform&lt;/genre&gt; &lt;score&gt;2.1&lt;/score&gt; &lt;player&gt;1 Player&lt;/player&gt; &lt;story&gt;Ren &amp; Stimpy Show: Veediots! for the Game Boy is slightly different from its big brother on the SNES. Game play remains the same with the player alternatively controlling Ren and Stimpy through a series of side-scrolling platform levels.****There's a number of changes made to the original game due to technical constraints. The order of the levels has been changed around and some parts of some levels are missing.&lt;/story&gt; &lt;/game&gt;">
            <text:p>&lt;game name="Ren &amp; Stimpy Show, The - Veediots! (USA, Europe)"&gt; &lt;year&gt;1993&lt;/year&gt; &lt;rating&gt;ESRB - E (Everyone)&lt;/rating&gt; &lt;title&gt;Ren &amp; Stimpy Show, The - Veediots! &lt;/title&gt; &lt;pub&gt;THQ Inc.&lt;/pub&gt; &lt;dev&gt;THQ Inc.&lt;/dev&gt; &lt;genre&gt;Platform&lt;/genre&gt; &lt;score&gt;2.1&lt;/score&gt; &lt;player&gt;1 Player&lt;/player&gt; &lt;story&gt;Ren &amp; Stimpy Show: Veediots! for the Game Boy is slightly different from its big brother on the SNES. Game play remains the same with the player alternatively controlling Ren and Stimpy through a series of side-scrolling platform levels.****There's a number of changes made to the original game due to technical constraints. The order of the levels has been changed around and some parts of some levels are missing.&lt;/story&gt; &lt;/game&gt;</text:p>
          </table:table-cell>
        </table:table-row>
        <table:table-row table:style-name="ro1">
          <table:table-cell office:value-type="string">
            <text:p>Reservoir Rat (Europe)</text:p>
          </table:table-cell>
          <table:table-cell office:value-type="float" office:value="1998">
            <text:p>1998</text:p>
          </table:table-cell>
          <table:table-cell office:value-type="string">
            <text:p>ESRB - E (Everyone)</text:p>
          </table:table-cell>
          <table:table-cell office:value-type="string">
            <text:p>Reservoir Rat </text:p>
          </table:table-cell>
          <table:table-cell office:value-type="string">
            <text:p>Take-Two Interactive Interactive</text:p>
          </table:table-cell>
          <table:table-cell office:value-type="string">
            <text:p>Tarantula Studios</text:p>
          </table:table-cell>
          <table:table-cell office:value-type="string">
            <text:p>Action</text:p>
          </table:table-cell>
          <table:table-cell office:value-type="string">
            <text:p>2.7</text:p>
          </table:table-cell>
          <table:table-cell office:value-type="string">
            <text:p>1 Player</text:p>
          </table:table-cell>
          <table:table-cell office:value-type="string">
            <text:p>Mr. Raz used to be an awful hitman. Luckily he found his girlfriend Loretta Mozzarella and stopped the killing. Turning a new leaf in his life, him and Loretta moved out to the countryside and started a farm instead. However, when mob don Marlon Mozzarella found out that his daughter went missing, he became enraged and ordered his goons to go pick her up. So, if Mr. Raz wants to see his girlfriend ever again, he has no choice but to pick up his weapon again and head to the city. <text:s/>The game is a side-scrolling platform game, in which you have to make your way through 5 worlds, each spanning 15 levels. You have to collect a certain number of pieces of food before a timer hits zero in order to work your way through the stages, while getting rid of enemies and avoiding obstacles in your way.</text:p>
          </table:table-cell>
          <table:table-cell table:formula="of:=CONCATENATE(&quot;&lt;game name=&quot;;CHAR(34);[.A409];CHAR(34);&quot;&gt; &lt;year&gt;&quot;;[.B409];&quot;&lt;/year&gt; &lt;rating&gt;&quot;;[.C409];&quot;&lt;/rating&gt; &lt;title&gt;&quot;;[.D409];&quot;&lt;/title&gt; &lt;pub&gt;&quot;;[.E409];&quot;&lt;/pub&gt; &lt;dev&gt;&quot;;[.F409];&quot;&lt;/dev&gt; &lt;genre&gt;&quot;;[.G409];&quot;&lt;/genre&gt; &lt;score&gt;&quot;;[.H409];&quot;&lt;/score&gt; &lt;player&gt;&quot;;[.I409];&quot;&lt;/player&gt; &lt;story&gt;&quot;;[.J409];&quot;&lt;/story&gt; &lt;/game&gt;&quot;)" office:value-type="string" office:string-value="&lt;game name=&quot;Reservoir Rat (Europe)&quot;&gt; &lt;year&gt;1998&lt;/year&gt; &lt;rating&gt;ESRB - E (Everyone)&lt;/rating&gt; &lt;title&gt;Reservoir Rat &lt;/title&gt; &lt;pub&gt;Take-Two Interactive Interactive&lt;/pub&gt; &lt;dev&gt;Tarantula Studios&lt;/dev&gt; &lt;genre&gt;Action&lt;/genre&gt; &lt;score&gt;2.7&lt;/score&gt; &lt;player&gt;1 Player&lt;/player&gt; &lt;story&gt;Mr. Raz used to be an awful hitman. Luckily he found his girlfriend Loretta Mozzarella and stopped the killing. Turning a new leaf in his life, him and Loretta moved out to the countryside and started a farm instead. However, when mob don Marlon Mozzarella found out that his daughter went missing, he became enraged and ordered his goons to go pick her up. So, if Mr. Raz wants to see his girlfriend ever again, he has no choice but to pick up his weapon again and head to the city.  The game is a side-scrolling platform game, in which you have to make your way through 5 worlds, each spanning 15 levels. You have to collect a certain number of pieces of food before a timer hits zero in order to work your way through the stages, while getting rid of enemies and avoiding obstacles in your way.&lt;/story&gt; &lt;/game&gt;">
            <text:p>&lt;game name="Reservoir Rat (Europe)"&gt; &lt;year&gt;1998&lt;/year&gt; &lt;rating&gt;ESRB - E (Everyone)&lt;/rating&gt; &lt;title&gt;Reservoir Rat &lt;/title&gt; &lt;pub&gt;Take-Two Interactive Interactive&lt;/pub&gt; &lt;dev&gt;Tarantula Studios&lt;/dev&gt; &lt;genre&gt;Action&lt;/genre&gt; &lt;score&gt;2.7&lt;/score&gt; &lt;player&gt;1 Player&lt;/player&gt; &lt;story&gt;Mr. Raz used to be an awful hitman. Luckily he found his girlfriend Loretta Mozzarella and stopped the killing. Turning a new leaf in his life, him and Loretta moved out to the countryside and started a farm instead. However, when mob don Marlon Mozzarella found out that his daughter went missing, he became enraged and ordered his goons to go pick her up. So, if Mr. Raz wants to see his girlfriend ever again, he has no choice but to pick up his weapon again and head to the city. <text:s/>The game is a side-scrolling platform game, in which you have to make your way through 5 worlds, each spanning 15 levels. You have to collect a certain number of pieces of food before a timer hits zero in order to work your way through the stages, while getting rid of enemies and avoiding obstacles in your way.&lt;/story&gt; &lt;/game&gt;</text:p>
          </table:table-cell>
        </table:table-row>
        <table:table-row table:style-name="ro1">
          <table:table-cell office:value-type="string">
            <text:p>Riddick Bowe Boxing (USA)</text:p>
          </table:table-cell>
          <table:table-cell office:value-type="float" office:value="1994">
            <text:p>1994</text:p>
          </table:table-cell>
          <table:table-cell office:value-type="string">
            <text:p>ESRB - E (Everyone)</text:p>
          </table:table-cell>
          <table:table-cell office:value-type="string">
            <text:p>Riddick Bowe Boxing </text:p>
          </table:table-cell>
          <table:table-cell office:value-type="string">
            <text:p>Extreme Entertainment Group, Inc.</text:p>
          </table:table-cell>
          <table:table-cell office:value-type="string">
            <text:p>Equilibrium, Inc.</text:p>
          </table:table-cell>
          <table:table-cell office:value-type="string">
            <text:p>Sports/Boxing</text:p>
          </table:table-cell>
          <table:table-cell office:value-type="string">
            <text:p>1.9</text:p>
          </table:table-cell>
          <table:table-cell office:value-type="string">
            <text:p>1-2 Players</text:p>
          </table:table-cell>
          <table:table-cell office:value-type="string">
            <text:p>Riddick Bowe Boxing is another one of the many boxing games released at the time, but with subtle differences. The HUD contains damage and energy meters along with a miniature ring up the top of the screen, useful to see the player's position in the ring so as not to get backed into a corner real easily.****Players can compete in the standard, 1-Player v. CPU, 1-Player v. 2-Player or even a career mode, where there are four preset fighters to choose from along with an option to create customers boxers. The career starts out at position #25 in the ranking and players slowly work up the ladder, going to the gym in between bouts to build up stats to eventually take on "Big Daddy" himself, Riddick Bowe.****The game is practically a copy of Evander Holyfield's Real Deal Boxing, save for the graphics style and the included fighters.</text:p>
          </table:table-cell>
          <table:table-cell table:formula="of:=CONCATENATE(&quot;&lt;game name=&quot;;CHAR(34);[.A410];CHAR(34);&quot;&gt; &lt;year&gt;&quot;;[.B410];&quot;&lt;/year&gt; &lt;rating&gt;&quot;;[.C410];&quot;&lt;/rating&gt; &lt;title&gt;&quot;;[.D410];&quot;&lt;/title&gt; &lt;pub&gt;&quot;;[.E410];&quot;&lt;/pub&gt; &lt;dev&gt;&quot;;[.F410];&quot;&lt;/dev&gt; &lt;genre&gt;&quot;;[.G410];&quot;&lt;/genre&gt; &lt;score&gt;&quot;;[.H410];&quot;&lt;/score&gt; &lt;player&gt;&quot;;[.I410];&quot;&lt;/player&gt; &lt;story&gt;&quot;;[.J410];&quot;&lt;/story&gt; &lt;/game&gt;&quot;)" office:value-type="string" office:string-value="&lt;game name=&quot;Riddick Bowe Boxing (USA)&quot;&gt; &lt;year&gt;1994&lt;/year&gt; &lt;rating&gt;ESRB - E (Everyone)&lt;/rating&gt; &lt;title&gt;Riddick Bowe Boxing &lt;/title&gt; &lt;pub&gt;Extreme Entertainment Group, Inc.&lt;/pub&gt; &lt;dev&gt;Equilibrium, Inc.&lt;/dev&gt; &lt;genre&gt;Sports/Boxing&lt;/genre&gt; &lt;score&gt;1.9&lt;/score&gt; &lt;player&gt;1-2 Players&lt;/player&gt; &lt;story&gt;Riddick Bowe Boxing is another one of the many boxing games released at the time, but with subtle differences. The HUD contains damage and energy meters along with a miniature ring up the top of the screen, useful to see the player's position in the ring so as not to get backed into a corner real easily.****Players can compete in the standard, 1-Player v. CPU, 1-Player v. 2-Player or even a career mode, where there are four preset fighters to choose from along with an option to create customers boxers. The career starts out at position #25 in the ranking and players slowly work up the ladder, going to the gym in between bouts to build up stats to eventually take on &quot;Big Daddy&quot; himself, Riddick Bowe.****The game is practically a copy of Evander Holyfield's Real Deal Boxing, save for the graphics style and the included fighters.&lt;/story&gt; &lt;/game&gt;">
            <text:p>&lt;game name="Riddick Bowe Boxing (USA)"&gt; &lt;year&gt;1994&lt;/year&gt; &lt;rating&gt;ESRB - E (Everyone)&lt;/rating&gt; &lt;title&gt;Riddick Bowe Boxing &lt;/title&gt; &lt;pub&gt;Extreme Entertainment Group, Inc.&lt;/pub&gt; &lt;dev&gt;Equilibrium, Inc.&lt;/dev&gt; &lt;genre&gt;Sports/Boxing&lt;/genre&gt; &lt;score&gt;1.9&lt;/score&gt; &lt;player&gt;1-2 Players&lt;/player&gt; &lt;story&gt;Riddick Bowe Boxing is another one of the many boxing games released at the time, but with subtle differences. The HUD contains damage and energy meters along with a miniature ring up the top of the screen, useful to see the player's position in the ring so as not to get backed into a corner real easily.****Players can compete in the standard, 1-Player v. CPU, 1-Player v. 2-Player or even a career mode, where there are four preset fighters to choose from along with an option to create customers boxers. The career starts out at position #25 in the ranking and players slowly work up the ladder, going to the gym in between bouts to build up stats to eventually take on "Big Daddy" himself, Riddick Bowe.****The game is practically a copy of Evander Holyfield's Real Deal Boxing, save for the graphics style and the included fighters.&lt;/story&gt; &lt;/game&gt;</text:p>
          </table:table-cell>
        </table:table-row>
        <table:table-row table:style-name="ro1">
          <table:table-cell office:value-type="string">
            <text:p>Ring Rage (USA)</text:p>
          </table:table-cell>
          <table:table-cell office:value-type="float" office:value="1998">
            <text:p>1998</text:p>
          </table:table-cell>
          <table:table-cell office:value-type="string">
            <text:p>ESRB - E (Everyone)</text:p>
          </table:table-cell>
          <table:table-cell office:value-type="string">
            <text:p>Ring Rage </text:p>
          </table:table-cell>
          <table:table-cell table:number-columns-repeated="2" office:value-type="string">
            <text:p>Taito Corporation</text:p>
          </table:table-cell>
          <table:table-cell office:value-type="string">
            <text:p>Sports/Wrestling</text:p>
          </table:table-cell>
          <table:table-cell office:value-type="string">
            <text:p>1.8</text:p>
          </table:table-cell>
          <table:table-cell office:value-type="string">
            <text:p>1-2 Players</text:p>
          </table:table-cell>
          <table:table-cell office:value-type="string">
            <text:p>Ring Rage is a standard wrestling game, just without the glitz and glamour of licensed games. There are six wrestlers total, but only five are playable:****1. Gunboat Rody, a former Navy sailor**2. Spike, a giant of a man from the means streets of New York**3. Yasha, a masked Japanese wrestler**4. Shadam, a Middle Eastern grappler**5. KO Joe, a former boxer now trying his hand at professional wrestling.****Killer Cane, an unknown wrestler from Canada is faced in the championship bout of the tournament, but he is not a playable character.****There are only three modes, 1P v. CPU, 1P v. 2P (which is achieved through a cable link and an extra cartridge) and a tournament which you compete to go for the TWF (Taito Wrestling Federation) championship.</text:p>
          </table:table-cell>
          <table:table-cell table:formula="of:=CONCATENATE(&quot;&lt;game name=&quot;;CHAR(34);[.A411];CHAR(34);&quot;&gt; &lt;year&gt;&quot;;[.B411];&quot;&lt;/year&gt; &lt;rating&gt;&quot;;[.C411];&quot;&lt;/rating&gt; &lt;title&gt;&quot;;[.D411];&quot;&lt;/title&gt; &lt;pub&gt;&quot;;[.E411];&quot;&lt;/pub&gt; &lt;dev&gt;&quot;;[.F411];&quot;&lt;/dev&gt; &lt;genre&gt;&quot;;[.G411];&quot;&lt;/genre&gt; &lt;score&gt;&quot;;[.H411];&quot;&lt;/score&gt; &lt;player&gt;&quot;;[.I411];&quot;&lt;/player&gt; &lt;story&gt;&quot;;[.J411];&quot;&lt;/story&gt; &lt;/game&gt;&quot;)" office:value-type="string" office:string-value="&lt;game name=&quot;Ring Rage (USA)&quot;&gt; &lt;year&gt;1998&lt;/year&gt; &lt;rating&gt;ESRB - E (Everyone)&lt;/rating&gt; &lt;title&gt;Ring Rage &lt;/title&gt; &lt;pub&gt;Taito Corporation&lt;/pub&gt; &lt;dev&gt;Taito Corporation&lt;/dev&gt; &lt;genre&gt;Sports/Wrestling&lt;/genre&gt; &lt;score&gt;1.8&lt;/score&gt; &lt;player&gt;1-2 Players&lt;/player&gt; &lt;story&gt;Ring Rage is a standard wrestling game, just without the glitz and glamour of licensed games. There are six wrestlers total, but only five are playable:****1. Gunboat Rody, a former Navy sailor**2. Spike, a giant of a man from the means streets of New York**3. Yasha, a masked Japanese wrestler**4. Shadam, a Middle Eastern grappler**5. KO Joe, a former boxer now trying his hand at professional wrestling.****Killer Cane, an unknown wrestler from Canada is faced in the championship bout of the tournament, but he is not a playable character.****There are only three modes, 1P v. CPU, 1P v. 2P (which is achieved through a cable link and an extra cartridge) and a tournament which you compete to go for the TWF (Taito Wrestling Federation) championship.&lt;/story&gt; &lt;/game&gt;">
            <text:p>&lt;game name="Ring Rage (USA)"&gt; &lt;year&gt;1998&lt;/year&gt; &lt;rating&gt;ESRB - E (Everyone)&lt;/rating&gt; &lt;title&gt;Ring Rage &lt;/title&gt; &lt;pub&gt;Taito Corporation&lt;/pub&gt; &lt;dev&gt;Taito Corporation&lt;/dev&gt; &lt;genre&gt;Sports/Wrestling&lt;/genre&gt; &lt;score&gt;1.8&lt;/score&gt; &lt;player&gt;1-2 Players&lt;/player&gt; &lt;story&gt;Ring Rage is a standard wrestling game, just without the glitz and glamour of licensed games. There are six wrestlers total, but only five are playable:****1. Gunboat Rody, a former Navy sailor**2. Spike, a giant of a man from the means streets of New York**3. Yasha, a masked Japanese wrestler**4. Shadam, a Middle Eastern grappler**5. KO Joe, a former boxer now trying his hand at professional wrestling.****Killer Cane, an unknown wrestler from Canada is faced in the championship bout of the tournament, but he is not a playable character.****There are only three modes, 1P v. CPU, 1P v. 2P (which is achieved through a cable link and an extra cartridge) and a tournament which you compete to go for the TWF (Taito Wrestling Federation) championship.&lt;/story&gt; &lt;/game&gt;</text:p>
          </table:table-cell>
        </table:table-row>
        <table:table-row table:style-name="ro1">
          <table:table-cell office:value-type="string">
            <text:p>Road Rash (USA, Europe)</text:p>
          </table:table-cell>
          <table:table-cell office:value-type="float" office:value="1996">
            <text:p>1996</text:p>
          </table:table-cell>
          <table:table-cell office:value-type="string">
            <text:p>ESRB - E (Everyone)</text:p>
          </table:table-cell>
          <table:table-cell office:value-type="string">
            <text:p>Road Rash </text:p>
          </table:table-cell>
          <table:table-cell office:value-type="string">
            <text:p>Ocean Software Ltd.</text:p>
          </table:table-cell>
          <table:table-cell office:value-type="string">
            <text:p>Electronic Arts, Inc.</text:p>
          </table:table-cell>
          <table:table-cell office:value-type="string">
            <text:p>Driving</text:p>
          </table:table-cell>
          <table:table-cell office:value-type="string">
            <text:p>3.3</text:p>
          </table:table-cell>
          <table:table-cell office:value-type="string">
            <text:p>1 Player</text:p>
          </table:table-cell>
          <table:table-cell office:value-type="string">
            <text:p>Road Rash is an aggressive motorcycle racing game where the player assumes the role of a biker who takes part in a series of illegal races across the U.S.A. Starting at the back of the pack the objective is always to finish first on a linear course, overtaking the other bikers. This is achieved by driving very well or by playing it dirty, knocking opponents of their bikes using clubs, crowbars or your bare hands. The other racers fight back in a similar fashion and there are also hazards. All the races take place on the regular road with normal traffic (in both directions) and the cops, as well as occasional oil slicks and stray cows.****By winning races you can get promoted to a stronger division and earn cash with which you can buy a better bike. Whenever you're knocked off your bike or hit something you will have to run back to your bike and lose valuable time, plus your bike will suffer some damage. When the player crashes with cops nearby, it is possible to get busted and then you have to forfeit the race.****Like the whole Road Rash lineage, the game has arcade-like gameplay with no intention to be a motorcycle simulation. While the game has a two-player mode, this is not simultaneous.</text:p>
          </table:table-cell>
          <table:table-cell table:formula="of:=CONCATENATE(&quot;&lt;game name=&quot;;CHAR(34);[.A412];CHAR(34);&quot;&gt; &lt;year&gt;&quot;;[.B412];&quot;&lt;/year&gt; &lt;rating&gt;&quot;;[.C412];&quot;&lt;/rating&gt; &lt;title&gt;&quot;;[.D412];&quot;&lt;/title&gt; &lt;pub&gt;&quot;;[.E412];&quot;&lt;/pub&gt; &lt;dev&gt;&quot;;[.F412];&quot;&lt;/dev&gt; &lt;genre&gt;&quot;;[.G412];&quot;&lt;/genre&gt; &lt;score&gt;&quot;;[.H412];&quot;&lt;/score&gt; &lt;player&gt;&quot;;[.I412];&quot;&lt;/player&gt; &lt;story&gt;&quot;;[.J412];&quot;&lt;/story&gt; &lt;/game&gt;&quot;)" office:value-type="string" office:string-value="&lt;game name=&quot;Road Rash (USA, Europe)&quot;&gt; &lt;year&gt;1996&lt;/year&gt; &lt;rating&gt;ESRB - E (Everyone)&lt;/rating&gt; &lt;title&gt;Road Rash &lt;/title&gt; &lt;pub&gt;Ocean Software Ltd.&lt;/pub&gt; &lt;dev&gt;Electronic Arts, Inc.&lt;/dev&gt; &lt;genre&gt;Driving&lt;/genre&gt; &lt;score&gt;3.3&lt;/score&gt; &lt;player&gt;1 Player&lt;/player&gt; &lt;story&gt;Road Rash is an aggressive motorcycle racing game where the player assumes the role of a biker who takes part in a series of illegal races across the U.S.A. Starting at the back of the pack the objective is always to finish first on a linear course, overtaking the other bikers. This is achieved by driving very well or by playing it dirty, knocking opponents of their bikes using clubs, crowbars or your bare hands. The other racers fight back in a similar fashion and there are also hazards. All the races take place on the regular road with normal traffic (in both directions) and the cops, as well as occasional oil slicks and stray cows.****By winning races you can get promoted to a stronger division and earn cash with which you can buy a better bike. Whenever you're knocked off your bike or hit something you will have to run back to your bike and lose valuable time, plus your bike will suffer some damage. When the player crashes with cops nearby, it is possible to get busted and then you have to forfeit the race.****Like the whole Road Rash lineage, the game has arcade-like gameplay with no intention to be a motorcycle simulation. While the game has a two-player mode, this is not simultaneous.&lt;/story&gt; &lt;/game&gt;">
            <text:p>&lt;game name="Road Rash (USA, Europe)"&gt; &lt;year&gt;1996&lt;/year&gt; &lt;rating&gt;ESRB - E (Everyone)&lt;/rating&gt; &lt;title&gt;Road Rash &lt;/title&gt; &lt;pub&gt;Ocean Software Ltd.&lt;/pub&gt; &lt;dev&gt;Electronic Arts, Inc.&lt;/dev&gt; &lt;genre&gt;Driving&lt;/genre&gt; &lt;score&gt;3.3&lt;/score&gt; &lt;player&gt;1 Player&lt;/player&gt; &lt;story&gt;Road Rash is an aggressive motorcycle racing game where the player assumes the role of a biker who takes part in a series of illegal races across the U.S.A. Starting at the back of the pack the objective is always to finish first on a linear course, overtaking the other bikers. This is achieved by driving very well or by playing it dirty, knocking opponents of their bikes using clubs, crowbars or your bare hands. The other racers fight back in a similar fashion and there are also hazards. All the races take place on the regular road with normal traffic (in both directions) and the cops, as well as occasional oil slicks and stray cows.****By winning races you can get promoted to a stronger division and earn cash with which you can buy a better bike. Whenever you're knocked off your bike or hit something you will have to run back to your bike and lose valuable time, plus your bike will suffer some damage. When the player crashes with cops nearby, it is possible to get busted and then you have to forfeit the race.****Like the whole Road Rash lineage, the game has arcade-like gameplay with no intention to be a motorcycle simulation. While the game has a two-player mode, this is not simultaneous.&lt;/story&gt; &lt;/game&gt;</text:p>
          </table:table-cell>
        </table:table-row>
        <table:table-row table:style-name="ro1">
          <table:table-cell office:value-type="string">
            <text:p>Robin Hood - Prince of Thieves (USA)</text:p>
          </table:table-cell>
          <table:table-cell office:value-type="float" office:value="1993">
            <text:p>1993</text:p>
          </table:table-cell>
          <table:table-cell office:value-type="string">
            <text:p>ESRB - E (Everyone)</text:p>
          </table:table-cell>
          <table:table-cell office:value-type="string">
            <text:p>Robin Hood - Prince of Thieves </text:p>
          </table:table-cell>
          <table:table-cell table:number-columns-repeated="2" office:value-type="string">
            <text:p>Virgin Games, Inc.</text:p>
          </table:table-cell>
          <table:table-cell office:value-type="string">
            <text:p>Action</text:p>
          </table:table-cell>
          <table:table-cell office:value-type="string">
            <text:p>3.0</text:p>
          </table:table-cell>
          <table:table-cell office:value-type="string">
            <text:p>1 Player</text:p>
          </table:table-cell>
          <table:table-cell office:value-type="string">
            <text:p>England is in trouble.****Richard the Lion-Hearted, king of England, is off fighting in the Crusades, and while he's gone, the kingdom is ruled by the Sheriff and his evil black witch Mortianna.****You start in the city dungeons, being whipped by the Sheriff's prison guards.****Now its all up to you. Set yourself free, find friends in Sherwood forest, rescue the lovely Main Marian, and set England free!</text:p>
          </table:table-cell>
          <table:table-cell table:formula="of:=CONCATENATE(&quot;&lt;game name=&quot;;CHAR(34);[.A413];CHAR(34);&quot;&gt; &lt;year&gt;&quot;;[.B413];&quot;&lt;/year&gt; &lt;rating&gt;&quot;;[.C413];&quot;&lt;/rating&gt; &lt;title&gt;&quot;;[.D413];&quot;&lt;/title&gt; &lt;pub&gt;&quot;;[.E413];&quot;&lt;/pub&gt; &lt;dev&gt;&quot;;[.F413];&quot;&lt;/dev&gt; &lt;genre&gt;&quot;;[.G413];&quot;&lt;/genre&gt; &lt;score&gt;&quot;;[.H413];&quot;&lt;/score&gt; &lt;player&gt;&quot;;[.I413];&quot;&lt;/player&gt; &lt;story&gt;&quot;;[.J413];&quot;&lt;/story&gt; &lt;/game&gt;&quot;)" office:value-type="string" office:string-value="&lt;game name=&quot;Robin Hood - Prince of Thieves (USA)&quot;&gt; &lt;year&gt;1993&lt;/year&gt; &lt;rating&gt;ESRB - E (Everyone)&lt;/rating&gt; &lt;title&gt;Robin Hood - Prince of Thieves &lt;/title&gt; &lt;pub&gt;Virgin Games, Inc.&lt;/pub&gt; &lt;dev&gt;Virgin Games, Inc.&lt;/dev&gt; &lt;genre&gt;Action&lt;/genre&gt; &lt;score&gt;3.0&lt;/score&gt; &lt;player&gt;1 Player&lt;/player&gt; &lt;story&gt;England is in trouble.****Richard the Lion-Hearted, king of England, is off fighting in the Crusades, and while he's gone, the kingdom is ruled by the Sheriff and his evil black witch Mortianna.****You start in the city dungeons, being whipped by the Sheriff's prison guards.****Now its all up to you. Set yourself free, find friends in Sherwood forest, rescue the lovely Main Marian, and set England free!&lt;/story&gt; &lt;/game&gt;">
            <text:p>&lt;game name="Robin Hood - Prince of Thieves (USA)"&gt; &lt;year&gt;1993&lt;/year&gt; &lt;rating&gt;ESRB - E (Everyone)&lt;/rating&gt; &lt;title&gt;Robin Hood - Prince of Thieves &lt;/title&gt; &lt;pub&gt;Virgin Games, Inc.&lt;/pub&gt; &lt;dev&gt;Virgin Games, Inc.&lt;/dev&gt; &lt;genre&gt;Action&lt;/genre&gt; &lt;score&gt;3.0&lt;/score&gt; &lt;player&gt;1 Player&lt;/player&gt; &lt;story&gt;England is in trouble.****Richard the Lion-Hearted, king of England, is off fighting in the Crusades, and while he's gone, the kingdom is ruled by the Sheriff and his evil black witch Mortianna.****You start in the city dungeons, being whipped by the Sheriff's prison guards.****Now its all up to you. Set yourself free, find friends in Sherwood forest, rescue the lovely Main Marian, and set England free!&lt;/story&gt; &lt;/game&gt;</text:p>
          </table:table-cell>
        </table:table-row>
        <table:table-row table:style-name="ro1">
          <table:table-cell office:value-type="string">
            <text:p>RoboCop (USA, Europe) (Rev A)</text:p>
          </table:table-cell>
          <table:table-cell office:value-type="float" office:value="1990">
            <text:p>1990</text:p>
          </table:table-cell>
          <table:table-cell office:value-type="string">
            <text:p>ESRB - E (Everyone)</text:p>
          </table:table-cell>
          <table:table-cell office:value-type="string">
            <text:p>RoboCop </text:p>
          </table:table-cell>
          <table:table-cell office:value-type="string">
            <text:p>Ocean of America, Inc.</text:p>
          </table:table-cell>
          <table:table-cell office:value-type="string">
            <text:p>Ocean Software Ltd.</text:p>
          </table:table-cell>
          <table:table-cell office:value-type="string">
            <text:p>Platform</text:p>
          </table:table-cell>
          <table:table-cell office:value-type="string">
            <text:p>3.4</text:p>
          </table:table-cell>
          <table:table-cell office:value-type="string">
            <text:p>1 Player</text:p>
          </table:table-cell>
          <table:table-cell office:value-type="string">
            <text:p>Based on the 1987 movie of the same name, Patrolman Alex Murphy was killed on the streets of Detroit. The major corporation there, Omni Consumer Products (OCP) saw an opportunity to sell a new kind of law enforcement officer to the troubled city. They took what was left of Murphy, encased it in titanium armor, wiped his memory and created RoboCop. Now it's up to RoboCop to clean the streets of Detroit and eliminate the one responsible for his murder, Clarence Boddicker. But it looks like Clarence might not be the kingpin of this town...****RoboCop is a side-scroller shooter. The player, taking the role of Robocop can move left or right, duck, jump and fire his pistol in front, up or diagonally from himself.</text:p>
          </table:table-cell>
          <table:table-cell table:formula="of:=CONCATENATE(&quot;&lt;game name=&quot;;CHAR(34);[.A414];CHAR(34);&quot;&gt; &lt;year&gt;&quot;;[.B414];&quot;&lt;/year&gt; &lt;rating&gt;&quot;;[.C414];&quot;&lt;/rating&gt; &lt;title&gt;&quot;;[.D414];&quot;&lt;/title&gt; &lt;pub&gt;&quot;;[.E414];&quot;&lt;/pub&gt; &lt;dev&gt;&quot;;[.F414];&quot;&lt;/dev&gt; &lt;genre&gt;&quot;;[.G414];&quot;&lt;/genre&gt; &lt;score&gt;&quot;;[.H414];&quot;&lt;/score&gt; &lt;player&gt;&quot;;[.I414];&quot;&lt;/player&gt; &lt;story&gt;&quot;;[.J414];&quot;&lt;/story&gt; &lt;/game&gt;&quot;)" office:value-type="string" office:string-value="&lt;game name=&quot;RoboCop (USA, Europe) (Rev A)&quot;&gt; &lt;year&gt;1990&lt;/year&gt; &lt;rating&gt;ESRB - E (Everyone)&lt;/rating&gt; &lt;title&gt;RoboCop &lt;/title&gt; &lt;pub&gt;Ocean of America, Inc.&lt;/pub&gt; &lt;dev&gt;Ocean Software Ltd.&lt;/dev&gt; &lt;genre&gt;Platform&lt;/genre&gt; &lt;score&gt;3.4&lt;/score&gt; &lt;player&gt;1 Player&lt;/player&gt; &lt;story&gt;Based on the 1987 movie of the same name, Patrolman Alex Murphy was killed on the streets of Detroit. The major corporation there, Omni Consumer Products (OCP) saw an opportunity to sell a new kind of law enforcement officer to the troubled city. They took what was left of Murphy, encased it in titanium armor, wiped his memory and created RoboCop. Now it's up to RoboCop to clean the streets of Detroit and eliminate the one responsible for his murder, Clarence Boddicker. But it looks like Clarence might not be the kingpin of this town...****RoboCop is a side-scroller shooter. The player, taking the role of Robocop can move left or right, duck, jump and fire his pistol in front, up or diagonally from himself.&lt;/story&gt; &lt;/game&gt;">
            <text:p>&lt;game name="RoboCop (USA, Europe) (Rev A)"&gt; &lt;year&gt;1990&lt;/year&gt; &lt;rating&gt;ESRB - E (Everyone)&lt;/rating&gt; &lt;title&gt;RoboCop &lt;/title&gt; &lt;pub&gt;Ocean of America, Inc.&lt;/pub&gt; &lt;dev&gt;Ocean Software Ltd.&lt;/dev&gt; &lt;genre&gt;Platform&lt;/genre&gt; &lt;score&gt;3.4&lt;/score&gt; &lt;player&gt;1 Player&lt;/player&gt; &lt;story&gt;Based on the 1987 movie of the same name, Patrolman Alex Murphy was killed on the streets of Detroit. The major corporation there, Omni Consumer Products (OCP) saw an opportunity to sell a new kind of law enforcement officer to the troubled city. They took what was left of Murphy, encased it in titanium armor, wiped his memory and created RoboCop. Now it's up to RoboCop to clean the streets of Detroit and eliminate the one responsible for his murder, Clarence Boddicker. But it looks like Clarence might not be the kingpin of this town...****RoboCop is a side-scroller shooter. The player, taking the role of Robocop can move left or right, duck, jump and fire his pistol in front, up or diagonally from himself.&lt;/story&gt; &lt;/game&gt;</text:p>
          </table:table-cell>
        </table:table-row>
        <table:table-row table:style-name="ro1">
          <table:table-cell office:value-type="string">
            <text:p>RoboCop 2 (USA)</text:p>
          </table:table-cell>
          <table:table-cell office:value-type="float" office:value="1990">
            <text:p>1990</text:p>
          </table:table-cell>
          <table:table-cell office:value-type="string">
            <text:p>ESRB - E (Everyone)</text:p>
          </table:table-cell>
          <table:table-cell office:value-type="string">
            <text:p>RoboCop 2 </text:p>
          </table:table-cell>
          <table:table-cell office:value-type="string">
            <text:p>Ocean of America, Inc.</text:p>
          </table:table-cell>
          <table:table-cell office:value-type="string">
            <text:p>Painting by Numbers, Ltd.</text:p>
          </table:table-cell>
          <table:table-cell office:value-type="string">
            <text:p>Platform</text:p>
          </table:table-cell>
          <table:table-cell office:value-type="string">
            <text:p>2.1</text:p>
          </table:table-cell>
          <table:table-cell office:value-type="string">
            <text:p>1 Player</text:p>
          </table:table-cell>
          <table:table-cell office:value-type="string">
            <text:p>RoboCop 2 is based on the 1990 movie of the same name. The game allows the player to control RoboCop. The majority of the game is a side scrolling run and gun game. RoboCop can move left, right, duck and jump. Using his gun the player can shoot enemies. Enemies will shoot back which reduces RoboCops number of hearts. Hearts can be restored by picking up power-ups. When enemies get close the player can also punch them. RoboCop can also employ a a jetpack to fly around the levels. <text:s/>Aside from enemies there are also other hazards such as falling bombs, electricity and rolling barrels. In between normal levels the player can expect boss fights and a sliding puzzle with mugshots. </text:p>
          </table:table-cell>
          <table:table-cell table:formula="of:=CONCATENATE(&quot;&lt;game name=&quot;;CHAR(34);[.A415];CHAR(34);&quot;&gt; &lt;year&gt;&quot;;[.B415];&quot;&lt;/year&gt; &lt;rating&gt;&quot;;[.C415];&quot;&lt;/rating&gt; &lt;title&gt;&quot;;[.D415];&quot;&lt;/title&gt; &lt;pub&gt;&quot;;[.E415];&quot;&lt;/pub&gt; &lt;dev&gt;&quot;;[.F415];&quot;&lt;/dev&gt; &lt;genre&gt;&quot;;[.G415];&quot;&lt;/genre&gt; &lt;score&gt;&quot;;[.H415];&quot;&lt;/score&gt; &lt;player&gt;&quot;;[.I415];&quot;&lt;/player&gt; &lt;story&gt;&quot;;[.J415];&quot;&lt;/story&gt; &lt;/game&gt;&quot;)" office:value-type="string" office:string-value="&lt;game name=&quot;RoboCop 2 (USA)&quot;&gt; &lt;year&gt;1990&lt;/year&gt; &lt;rating&gt;ESRB - E (Everyone)&lt;/rating&gt; &lt;title&gt;RoboCop 2 &lt;/title&gt; &lt;pub&gt;Ocean of America, Inc.&lt;/pub&gt; &lt;dev&gt;Painting by Numbers, Ltd.&lt;/dev&gt; &lt;genre&gt;Platform&lt;/genre&gt; &lt;score&gt;2.1&lt;/score&gt; &lt;player&gt;1 Player&lt;/player&gt; &lt;story&gt;RoboCop 2 is based on the 1990 movie of the same name. The game allows the player to control RoboCop. The majority of the game is a side scrolling run and gun game. RoboCop can move left, right, duck and jump. Using his gun the player can shoot enemies. Enemies will shoot back which reduces RoboCops number of hearts. Hearts can be restored by picking up power-ups. When enemies get close the player can also punch them. RoboCop can also employ a a jetpack to fly around the levels.  Aside from enemies there are also other hazards such as falling bombs, electricity and rolling barrels. In between normal levels the player can expect boss fights and a sliding puzzle with mugshots. &lt;/story&gt; &lt;/game&gt;">
            <text:p>&lt;game name="RoboCop 2 (USA)"&gt; &lt;year&gt;1990&lt;/year&gt; &lt;rating&gt;ESRB - E (Everyone)&lt;/rating&gt; &lt;title&gt;RoboCop 2 &lt;/title&gt; &lt;pub&gt;Ocean of America, Inc.&lt;/pub&gt; &lt;dev&gt;Painting by Numbers, Ltd.&lt;/dev&gt; &lt;genre&gt;Platform&lt;/genre&gt; &lt;score&gt;2.1&lt;/score&gt; &lt;player&gt;1 Player&lt;/player&gt; &lt;story&gt;RoboCop 2 is based on the 1990 movie of the same name. The game allows the player to control RoboCop. The majority of the game is a side scrolling run and gun game. RoboCop can move left, right, duck and jump. Using his gun the player can shoot enemies. Enemies will shoot back which reduces RoboCops number of hearts. Hearts can be restored by picking up power-ups. When enemies get close the player can also punch them. RoboCop can also employ a a jetpack to fly around the levels. <text:s/>Aside from enemies there are also other hazards such as falling bombs, electricity and rolling barrels. In between normal levels the player can expect boss fights and a sliding puzzle with mugshots. &lt;/story&gt; &lt;/game&gt;</text:p>
          </table:table-cell>
        </table:table-row>
        <table:table-row table:style-name="ro1">
          <table:table-cell office:value-type="string">
            <text:p>RoboCop vs. The Terminator (USA)</text:p>
          </table:table-cell>
          <table:table-cell office:value-type="float" office:value="1994">
            <text:p>1994</text:p>
          </table:table-cell>
          <table:table-cell office:value-type="string">
            <text:p>ESRB - E (Everyone)</text:p>
          </table:table-cell>
          <table:table-cell office:value-type="string">
            <text:p>RoboCop vs. The Terminator </text:p>
          </table:table-cell>
          <table:table-cell office:value-type="string">
            <text:p>Interplay Productions, Inc.</text:p>
          </table:table-cell>
          <table:table-cell office:value-type="string">
            <text:p>Unexpected Development</text:p>
          </table:table-cell>
          <table:table-cell office:value-type="string">
            <text:p>Platform</text:p>
          </table:table-cell>
          <table:table-cell office:value-type="string">
            <text:p>2.7</text:p>
          </table:table-cell>
          <table:table-cell office:value-type="string">
            <text:p>1 Player</text:p>
          </table:table-cell>
          <table:table-cell office:value-type="string">
            <text:p>The crossover of the two 80s Action/Sci-Fi franchises comes to the Game Boy in this platform title, based very loosely on a Dark Horse comic.****The player controls RoboCop, who, while taking care of law &amp; order in Detroit, discovers some unusual troublemakers: Terminators sent from the future. To deal with the threat, Robo will have to make his way through an OCP factory and computer complex, where a time machine awaits that will take him to the post-nuclear wasteland of future Los Angeles. There, he must destroy the Skynet mainframe to free humanity from the machines once and for all.****The game is a platforming affair. RoboCop must destroy various enemies while looking for the level exit, from various criminals in Detroit to advanced robotic probes, Terminators and flying Hunter Killers in in the OCP labs and the future. He is armed with a simple gun which can be upgraded once to a three-directional scatter shot. A single hit means the gun upgrade is lost, though. Life energy can be refilled through power-ups, and extra lives are also available.</text:p>
          </table:table-cell>
          <table:table-cell table:formula="of:=CONCATENATE(&quot;&lt;game name=&quot;;CHAR(34);[.A416];CHAR(34);&quot;&gt; &lt;year&gt;&quot;;[.B416];&quot;&lt;/year&gt; &lt;rating&gt;&quot;;[.C416];&quot;&lt;/rating&gt; &lt;title&gt;&quot;;[.D416];&quot;&lt;/title&gt; &lt;pub&gt;&quot;;[.E416];&quot;&lt;/pub&gt; &lt;dev&gt;&quot;;[.F416];&quot;&lt;/dev&gt; &lt;genre&gt;&quot;;[.G416];&quot;&lt;/genre&gt; &lt;score&gt;&quot;;[.H416];&quot;&lt;/score&gt; &lt;player&gt;&quot;;[.I416];&quot;&lt;/player&gt; &lt;story&gt;&quot;;[.J416];&quot;&lt;/story&gt; &lt;/game&gt;&quot;)" office:value-type="string" office:string-value="&lt;game name=&quot;RoboCop vs. The Terminator (USA)&quot;&gt; &lt;year&gt;1994&lt;/year&gt; &lt;rating&gt;ESRB - E (Everyone)&lt;/rating&gt; &lt;title&gt;RoboCop vs. The Terminator &lt;/title&gt; &lt;pub&gt;Interplay Productions, Inc.&lt;/pub&gt; &lt;dev&gt;Unexpected Development&lt;/dev&gt; &lt;genre&gt;Platform&lt;/genre&gt; &lt;score&gt;2.7&lt;/score&gt; &lt;player&gt;1 Player&lt;/player&gt; &lt;story&gt;The crossover of the two 80s Action/Sci-Fi franchises comes to the Game Boy in this platform title, based very loosely on a Dark Horse comic.****The player controls RoboCop, who, while taking care of law &amp; order in Detroit, discovers some unusual troublemakers: Terminators sent from the future. To deal with the threat, Robo will have to make his way through an OCP factory and computer complex, where a time machine awaits that will take him to the post-nuclear wasteland of future Los Angeles. There, he must destroy the Skynet mainframe to free humanity from the machines once and for all.****The game is a platforming affair. RoboCop must destroy various enemies while looking for the level exit, from various criminals in Detroit to advanced robotic probes, Terminators and flying Hunter Killers in in the OCP labs and the future. He is armed with a simple gun which can be upgraded once to a three-directional scatter shot. A single hit means the gun upgrade is lost, though. Life energy can be refilled through power-ups, and extra lives are also available.&lt;/story&gt; &lt;/game&gt;">
            <text:p>&lt;game name="RoboCop vs. The Terminator (USA)"&gt; &lt;year&gt;1994&lt;/year&gt; &lt;rating&gt;ESRB - E (Everyone)&lt;/rating&gt; &lt;title&gt;RoboCop vs. The Terminator &lt;/title&gt; &lt;pub&gt;Interplay Productions, Inc.&lt;/pub&gt; &lt;dev&gt;Unexpected Development&lt;/dev&gt; &lt;genre&gt;Platform&lt;/genre&gt; &lt;score&gt;2.7&lt;/score&gt; &lt;player&gt;1 Player&lt;/player&gt; &lt;story&gt;The crossover of the two 80s Action/Sci-Fi franchises comes to the Game Boy in this platform title, based very loosely on a Dark Horse comic.****The player controls RoboCop, who, while taking care of law &amp; order in Detroit, discovers some unusual troublemakers: Terminators sent from the future. To deal with the threat, Robo will have to make his way through an OCP factory and computer complex, where a time machine awaits that will take him to the post-nuclear wasteland of future Los Angeles. There, he must destroy the Skynet mainframe to free humanity from the machines once and for all.****The game is a platforming affair. RoboCop must destroy various enemies while looking for the level exit, from various criminals in Detroit to advanced robotic probes, Terminators and flying Hunter Killers in in the OCP labs and the future. He is armed with a simple gun which can be upgraded once to a three-directional scatter shot. A single hit means the gun upgrade is lost, though. Life energy can be refilled through power-ups, and extra lives are also available.&lt;/story&gt; &lt;/game&gt;</text:p>
          </table:table-cell>
        </table:table-row>
        <table:table-row table:style-name="ro1">
          <table:table-cell office:value-type="string">
            <text:p>Rod Land (Europe)</text:p>
          </table:table-cell>
          <table:table-cell office:value-type="float" office:value="1993">
            <text:p>1993</text:p>
          </table:table-cell>
          <table:table-cell office:value-type="string">
            <text:p>ESRB - E (Everyone)</text:p>
          </table:table-cell>
          <table:table-cell office:value-type="string">
            <text:p>Rod Land </text:p>
          </table:table-cell>
          <table:table-cell table:number-columns-repeated="2" office:value-type="string">
            <text:p>Jaleco Ltd.</text:p>
          </table:table-cell>
          <table:table-cell office:value-type="string">
            <text:p>Platform</text:p>
          </table:table-cell>
          <table:table-cell office:value-type="string">
            <text:p>2.2</text:p>
          </table:table-cell>
          <table:table-cell office:value-type="string">
            <text:p>1-2 Players</text:p>
          </table:table-cell>
          <table:table-cell office:value-type="string">
            <text:p>Taking a rather literal view of the term 'slap-stick humour', Rodland features two fairies called Tam and Rit, whose mission is to rescue their mum who's been captured and taken to a castle. ****There are 40 screens to clear, all full of baddies, who are disposed of by grabbing them with a stick, and flipping them from side to side to inflict damage. The hits needn't all be inflicted at the same time, as it's possible to release them to move them out of the way.****When killed, each bad guy releases some kind of extra, ranging from points bonuses to various devices which can be used to kill other enemies.****Each level also contains a certain amount of fruit. If you can collect all of this (with some bad guys still alive - you move on immediately once they're gone) you enter a bonus game, in which each enemy's death results in one of the letters E,X,T,R and A being released - collect them all for an invaluable extra life.****In the Game Boy version the difficulty lies slightly lower because the player can use his wand even when climbing ladders.</text:p>
          </table:table-cell>
          <table:table-cell table:formula="of:=CONCATENATE(&quot;&lt;game name=&quot;;CHAR(34);[.A417];CHAR(34);&quot;&gt; &lt;year&gt;&quot;;[.B417];&quot;&lt;/year&gt; &lt;rating&gt;&quot;;[.C417];&quot;&lt;/rating&gt; &lt;title&gt;&quot;;[.D417];&quot;&lt;/title&gt; &lt;pub&gt;&quot;;[.E417];&quot;&lt;/pub&gt; &lt;dev&gt;&quot;;[.F417];&quot;&lt;/dev&gt; &lt;genre&gt;&quot;;[.G417];&quot;&lt;/genre&gt; &lt;score&gt;&quot;;[.H417];&quot;&lt;/score&gt; &lt;player&gt;&quot;;[.I417];&quot;&lt;/player&gt; &lt;story&gt;&quot;;[.J417];&quot;&lt;/story&gt; &lt;/game&gt;&quot;)" office:value-type="string" office:string-value="&lt;game name=&quot;Rod Land (Europe)&quot;&gt; &lt;year&gt;1993&lt;/year&gt; &lt;rating&gt;ESRB - E (Everyone)&lt;/rating&gt; &lt;title&gt;Rod Land &lt;/title&gt; &lt;pub&gt;Jaleco Ltd.&lt;/pub&gt; &lt;dev&gt;Jaleco Ltd.&lt;/dev&gt; &lt;genre&gt;Platform&lt;/genre&gt; &lt;score&gt;2.2&lt;/score&gt; &lt;player&gt;1-2 Players&lt;/player&gt; &lt;story&gt;Taking a rather literal view of the term 'slap-stick humour', Rodland features two fairies called Tam and Rit, whose mission is to rescue their mum who's been captured and taken to a castle. ****There are 40 screens to clear, all full of baddies, who are disposed of by grabbing them with a stick, and flipping them from side to side to inflict damage. The hits needn't all be inflicted at the same time, as it's possible to release them to move them out of the way.****When killed, each bad guy releases some kind of extra, ranging from points bonuses to various devices which can be used to kill other enemies.****Each level also contains a certain amount of fruit. If you can collect all of this (with some bad guys still alive - you move on immediately once they're gone) you enter a bonus game, in which each enemy's death results in one of the letters E,X,T,R and A being released - collect them all for an invaluable extra life.****In the Game Boy version the difficulty lies slightly lower because the player can use his wand even when climbing ladders.&lt;/story&gt; &lt;/game&gt;">
            <text:p>&lt;game name="Rod Land (Europe)"&gt; &lt;year&gt;1993&lt;/year&gt; &lt;rating&gt;ESRB - E (Everyone)&lt;/rating&gt; &lt;title&gt;Rod Land &lt;/title&gt; &lt;pub&gt;Jaleco Ltd.&lt;/pub&gt; &lt;dev&gt;Jaleco Ltd.&lt;/dev&gt; &lt;genre&gt;Platform&lt;/genre&gt; &lt;score&gt;2.2&lt;/score&gt; &lt;player&gt;1-2 Players&lt;/player&gt; &lt;story&gt;Taking a rather literal view of the term 'slap-stick humour', Rodland features two fairies called Tam and Rit, whose mission is to rescue their mum who's been captured and taken to a castle. ****There are 40 screens to clear, all full of baddies, who are disposed of by grabbing them with a stick, and flipping them from side to side to inflict damage. The hits needn't all be inflicted at the same time, as it's possible to release them to move them out of the way.****When killed, each bad guy releases some kind of extra, ranging from points bonuses to various devices which can be used to kill other enemies.****Each level also contains a certain amount of fruit. If you can collect all of this (with some bad guys still alive - you move on immediately once they're gone) you enter a bonus game, in which each enemy's death results in one of the letters E,X,T,R and A being released - collect them all for an invaluable extra life.****In the Game Boy version the difficulty lies slightly lower because the player can use his wand even when climbing ladders.&lt;/story&gt; &lt;/game&gt;</text:p>
          </table:table-cell>
        </table:table-row>
        <table:table-row table:style-name="ro1">
          <table:table-cell office:value-type="string">
            <text:p>Roger Clemens' MVP Baseball (USA)</text:p>
          </table:table-cell>
          <table:table-cell office:value-type="float" office:value="1992">
            <text:p>1992</text:p>
          </table:table-cell>
          <table:table-cell office:value-type="string">
            <text:p>ESRB - E (Everyone)</text:p>
          </table:table-cell>
          <table:table-cell office:value-type="string">
            <text:p>Roger Clemens' MVP Baseball </text:p>
          </table:table-cell>
          <table:table-cell office:value-type="string">
            <text:p>LJN, Ltd.</text:p>
          </table:table-cell>
          <table:table-cell office:value-type="string">
            <text:p>Sculptured Software, Inc.</text:p>
          </table:table-cell>
          <table:table-cell office:value-type="string">
            <text:p>Sports/Baseball</text:p>
          </table:table-cell>
          <table:table-cell office:value-type="string">
            <text:p>2.6</text:p>
          </table:table-cell>
          <table:table-cell office:value-type="string">
            <text:p>1 Player</text:p>
          </table:table-cell>
          <table:table-cell office:value-type="string">
            <text:p>Roger Clemens is known by some as the greatest pitcher in baseball history. In <text:s/>Roger Clemens' MPV Baseball players play a standard a 9 innings baseball game in Exhibition mode and a full regular season can be played including the World Championship Playoffs in the Regular Season mode. While playing in Regular Season mode the player can see their chosen team’s progress by using the in game calendar showing all the games.</text:p>
          </table:table-cell>
          <table:table-cell table:formula="of:=CONCATENATE(&quot;&lt;game name=&quot;;CHAR(34);[.A418];CHAR(34);&quot;&gt; &lt;year&gt;&quot;;[.B418];&quot;&lt;/year&gt; &lt;rating&gt;&quot;;[.C418];&quot;&lt;/rating&gt; &lt;title&gt;&quot;;[.D418];&quot;&lt;/title&gt; &lt;pub&gt;&quot;;[.E418];&quot;&lt;/pub&gt; &lt;dev&gt;&quot;;[.F418];&quot;&lt;/dev&gt; &lt;genre&gt;&quot;;[.G418];&quot;&lt;/genre&gt; &lt;score&gt;&quot;;[.H418];&quot;&lt;/score&gt; &lt;player&gt;&quot;;[.I418];&quot;&lt;/player&gt; &lt;story&gt;&quot;;[.J418];&quot;&lt;/story&gt; &lt;/game&gt;&quot;)" office:value-type="string" office:string-value="&lt;game name=&quot;Roger Clemens' MVP Baseball (USA)&quot;&gt; &lt;year&gt;1992&lt;/year&gt; &lt;rating&gt;ESRB - E (Everyone)&lt;/rating&gt; &lt;title&gt;Roger Clemens' MVP Baseball &lt;/title&gt; &lt;pub&gt;LJN, Ltd.&lt;/pub&gt; &lt;dev&gt;Sculptured Software, Inc.&lt;/dev&gt; &lt;genre&gt;Sports/Baseball&lt;/genre&gt; &lt;score&gt;2.6&lt;/score&gt; &lt;player&gt;1 Player&lt;/player&gt; &lt;story&gt;Roger Clemens is known by some as the greatest pitcher in baseball history. In  Roger Clemens' MPV Baseball players play a standard a 9 innings baseball game in Exhibition mode and a full regular season can be played including the World Championship Playoffs in the Regular Season mode. While playing in Regular Season mode the player can see their chosen team’s progress by using the in game calendar showing all the games.&lt;/story&gt; &lt;/game&gt;">
            <text:p>&lt;game name="Roger Clemens' MVP Baseball (USA)"&gt; &lt;year&gt;1992&lt;/year&gt; &lt;rating&gt;ESRB - E (Everyone)&lt;/rating&gt; &lt;title&gt;Roger Clemens' MVP Baseball &lt;/title&gt; &lt;pub&gt;LJN, Ltd.&lt;/pub&gt; &lt;dev&gt;Sculptured Software, Inc.&lt;/dev&gt; &lt;genre&gt;Sports/Baseball&lt;/genre&gt; &lt;score&gt;2.6&lt;/score&gt; &lt;player&gt;1 Player&lt;/player&gt; &lt;story&gt;Roger Clemens is known by some as the greatest pitcher in baseball history. In <text:s/>Roger Clemens' MPV Baseball players play a standard a 9 innings baseball game in Exhibition mode and a full regular season can be played including the World Championship Playoffs in the Regular Season mode. While playing in Regular Season mode the player can see their chosen team’s progress by using the in game calendar showing all the games.&lt;/story&gt; &lt;/game&gt;</text:p>
          </table:table-cell>
        </table:table-row>
        <table:table-row table:style-name="ro1">
          <table:table-cell office:value-type="string">
            <text:p>Rolan's Curse (USA)</text:p>
          </table:table-cell>
          <table:table-cell office:value-type="float" office:value="1991">
            <text:p>1991</text:p>
          </table:table-cell>
          <table:table-cell office:value-type="string">
            <text:p>ESRB - E (Everyone)</text:p>
          </table:table-cell>
          <table:table-cell office:value-type="string">
            <text:p>Rolan's Curse </text:p>
          </table:table-cell>
          <table:table-cell office:value-type="string">
            <text:p>Sammy Corporation</text:p>
          </table:table-cell>
          <table:table-cell office:value-type="string">
            <text:p>NMK Co. Ltd.</text:p>
          </table:table-cell>
          <table:table-cell office:value-type="string">
            <text:p>Adventure</text:p>
          </table:table-cell>
          <table:table-cell office:value-type="string">
            <text:p>3.1</text:p>
          </table:table-cell>
          <table:table-cell office:value-type="string">
            <text:p>1-2 Players</text:p>
          </table:table-cell>
          <table:table-cell office:value-type="string">
            <text:p>Once the people of Rolan was terrorized by the evil ruler King Barius before he was imprisoned in a castle deep within the forest. When the king many years later was released he immediately unleashed legions of regenerating monsters on the citizens of the land. Now a hero (or two if you play it in multiplayer) is needed to defeat him and his minions.****The game is an action based RPG played with an isometric perspective. As you battle your way through enemy territory you have two weapons, the sword that you start the game with and a Fire Wand that throws fireballs. You will also find some items to use, i.e. a magic axe that can be used to clear blocked passages, chamelon's ring that makes you part of the terrain and shield to help in defense.</text:p>
          </table:table-cell>
          <table:table-cell table:formula="of:=CONCATENATE(&quot;&lt;game name=&quot;;CHAR(34);[.A419];CHAR(34);&quot;&gt; &lt;year&gt;&quot;;[.B419];&quot;&lt;/year&gt; &lt;rating&gt;&quot;;[.C419];&quot;&lt;/rating&gt; &lt;title&gt;&quot;;[.D419];&quot;&lt;/title&gt; &lt;pub&gt;&quot;;[.E419];&quot;&lt;/pub&gt; &lt;dev&gt;&quot;;[.F419];&quot;&lt;/dev&gt; &lt;genre&gt;&quot;;[.G419];&quot;&lt;/genre&gt; &lt;score&gt;&quot;;[.H419];&quot;&lt;/score&gt; &lt;player&gt;&quot;;[.I419];&quot;&lt;/player&gt; &lt;story&gt;&quot;;[.J419];&quot;&lt;/story&gt; &lt;/game&gt;&quot;)" office:value-type="string" office:string-value="&lt;game name=&quot;Rolan's Curse (USA)&quot;&gt; &lt;year&gt;1991&lt;/year&gt; &lt;rating&gt;ESRB - E (Everyone)&lt;/rating&gt; &lt;title&gt;Rolan's Curse &lt;/title&gt; &lt;pub&gt;Sammy Corporation&lt;/pub&gt; &lt;dev&gt;NMK Co. Ltd.&lt;/dev&gt; &lt;genre&gt;Adventure&lt;/genre&gt; &lt;score&gt;3.1&lt;/score&gt; &lt;player&gt;1-2 Players&lt;/player&gt; &lt;story&gt;Once the people of Rolan was terrorized by the evil ruler King Barius before he was imprisoned in a castle deep within the forest. When the king many years later was released he immediately unleashed legions of regenerating monsters on the citizens of the land. Now a hero (or two if you play it in multiplayer) is needed to defeat him and his minions.****The game is an action based RPG played with an isometric perspective. As you battle your way through enemy territory you have two weapons, the sword that you start the game with and a Fire Wand that throws fireballs. You will also find some items to use, i.e. a magic axe that can be used to clear blocked passages, chamelon's ring that makes you part of the terrain and shield to help in defense.&lt;/story&gt; &lt;/game&gt;">
            <text:p>&lt;game name="Rolan's Curse (USA)"&gt; &lt;year&gt;1991&lt;/year&gt; &lt;rating&gt;ESRB - E (Everyone)&lt;/rating&gt; &lt;title&gt;Rolan's Curse &lt;/title&gt; &lt;pub&gt;Sammy Corporation&lt;/pub&gt; &lt;dev&gt;NMK Co. Ltd.&lt;/dev&gt; &lt;genre&gt;Adventure&lt;/genre&gt; &lt;score&gt;3.1&lt;/score&gt; &lt;player&gt;1-2 Players&lt;/player&gt; &lt;story&gt;Once the people of Rolan was terrorized by the evil ruler King Barius before he was imprisoned in a castle deep within the forest. When the king many years later was released he immediately unleashed legions of regenerating monsters on the citizens of the land. Now a hero (or two if you play it in multiplayer) is needed to defeat him and his minions.****The game is an action based RPG played with an isometric perspective. As you battle your way through enemy territory you have two weapons, the sword that you start the game with and a Fire Wand that throws fireballs. You will also find some items to use, i.e. a magic axe that can be used to clear blocked passages, chamelon's ring that makes you part of the terrain and shield to help in defense.&lt;/story&gt; &lt;/game&gt;</text:p>
          </table:table-cell>
        </table:table-row>
        <table:table-row table:style-name="ro1">
          <table:table-cell office:value-type="string">
            <text:p>Rolan's Curse II (USA)</text:p>
          </table:table-cell>
          <table:table-cell office:value-type="float" office:value="1992">
            <text:p>1992</text:p>
          </table:table-cell>
          <table:table-cell office:value-type="string">
            <text:p>ESRB - E (Everyone)</text:p>
          </table:table-cell>
          <table:table-cell office:value-type="string">
            <text:p>Rolan's Curse II </text:p>
          </table:table-cell>
          <table:table-cell office:value-type="string">
            <text:p>Sammy Corporation</text:p>
          </table:table-cell>
          <table:table-cell office:value-type="string">
            <text:p>NMK Co. Ltd.</text:p>
          </table:table-cell>
          <table:table-cell office:value-type="string">
            <text:p>Adventure</text:p>
          </table:table-cell>
          <table:table-cell office:value-type="string">
            <text:p>2.9</text:p>
          </table:table-cell>
          <table:table-cell office:value-type="string">
            <text:p>1 Player</text:p>
          </table:table-cell>
          <table:table-cell office:value-type="string">
            <text:p>There was much rejoicing in the land of Rolan! King Barius, who had placed a curse on the poor land, had been conquered by the valor and courage of two brave knights. But little did they know, that King Barius was not dead, but rather dwelling in darkness and waiting for the perfect moment to take his revenge. Now monsters of old have arisen to terrorize the people of Rolan and devastate the land. It's time to prepare for battle... again! <text:s/>In Rolan's Curse 2, a single player takes control of a brave knight destined to once again destroy King Barius' forces and restore peace to Rolan. This time, however, the player can take along a number of items for a quick boost when they're in big trouble. The player can also level up, perform magic, and fly to certain points on the map. The player can also take along up to three allies and switch between them as the situation warrants. <text:s/>Two save files are available, which allows players to save their progress and pick up where they left off.</text:p>
          </table:table-cell>
          <table:table-cell table:formula="of:=CONCATENATE(&quot;&lt;game name=&quot;;CHAR(34);[.A420];CHAR(34);&quot;&gt; &lt;year&gt;&quot;;[.B420];&quot;&lt;/year&gt; &lt;rating&gt;&quot;;[.C420];&quot;&lt;/rating&gt; &lt;title&gt;&quot;;[.D420];&quot;&lt;/title&gt; &lt;pub&gt;&quot;;[.E420];&quot;&lt;/pub&gt; &lt;dev&gt;&quot;;[.F420];&quot;&lt;/dev&gt; &lt;genre&gt;&quot;;[.G420];&quot;&lt;/genre&gt; &lt;score&gt;&quot;;[.H420];&quot;&lt;/score&gt; &lt;player&gt;&quot;;[.I420];&quot;&lt;/player&gt; &lt;story&gt;&quot;;[.J420];&quot;&lt;/story&gt; &lt;/game&gt;&quot;)" office:value-type="string" office:string-value="&lt;game name=&quot;Rolan's Curse II (USA)&quot;&gt; &lt;year&gt;1992&lt;/year&gt; &lt;rating&gt;ESRB - E (Everyone)&lt;/rating&gt; &lt;title&gt;Rolan's Curse II &lt;/title&gt; &lt;pub&gt;Sammy Corporation&lt;/pub&gt; &lt;dev&gt;NMK Co. Ltd.&lt;/dev&gt; &lt;genre&gt;Adventure&lt;/genre&gt; &lt;score&gt;2.9&lt;/score&gt; &lt;player&gt;1 Player&lt;/player&gt; &lt;story&gt;There was much rejoicing in the land of Rolan! King Barius, who had placed a curse on the poor land, had been conquered by the valor and courage of two brave knights. But little did they know, that King Barius was not dead, but rather dwelling in darkness and waiting for the perfect moment to take his revenge. Now monsters of old have arisen to terrorize the people of Rolan and devastate the land. It's time to prepare for battle... again!  In Rolan's Curse 2, a single player takes control of a brave knight destined to once again destroy King Barius' forces and restore peace to Rolan. This time, however, the player can take along a number of items for a quick boost when they're in big trouble. The player can also level up, perform magic, and fly to certain points on the map. The player can also take along up to three allies and switch between them as the situation warrants.  Two save files are available, which allows players to save their progress and pick up where they left off.&lt;/story&gt; &lt;/game&gt;">
            <text:p>&lt;game name="Rolan's Curse II (USA)"&gt; &lt;year&gt;1992&lt;/year&gt; &lt;rating&gt;ESRB - E (Everyone)&lt;/rating&gt; &lt;title&gt;Rolan's Curse II &lt;/title&gt; &lt;pub&gt;Sammy Corporation&lt;/pub&gt; &lt;dev&gt;NMK Co. Ltd.&lt;/dev&gt; &lt;genre&gt;Adventure&lt;/genre&gt; &lt;score&gt;2.9&lt;/score&gt; &lt;player&gt;1 Player&lt;/player&gt; &lt;story&gt;There was much rejoicing in the land of Rolan! King Barius, who had placed a curse on the poor land, had been conquered by the valor and courage of two brave knights. But little did they know, that King Barius was not dead, but rather dwelling in darkness and waiting for the perfect moment to take his revenge. Now monsters of old have arisen to terrorize the people of Rolan and devastate the land. It's time to prepare for battle... again! <text:s/>In Rolan's Curse 2, a single player takes control of a brave knight destined to once again destroy King Barius' forces and restore peace to Rolan. This time, however, the player can take along a number of items for a quick boost when they're in big trouble. The player can also level up, perform magic, and fly to certain points on the map. The player can also take along up to three allies and switch between them as the situation warrants. <text:s/>Two save files are available, which allows players to save their progress and pick up where they left off.&lt;/story&gt; &lt;/game&gt;</text:p>
          </table:table-cell>
        </table:table-row>
        <table:table-row table:style-name="ro1">
          <table:table-cell office:value-type="string">
            <text:p>Rugrats Movie, The (USA)</text:p>
          </table:table-cell>
          <table:table-cell office:value-type="float" office:value="1998">
            <text:p>1998</text:p>
          </table:table-cell>
          <table:table-cell office:value-type="string">
            <text:p>ESRB - E (Everyone)</text:p>
          </table:table-cell>
          <table:table-cell office:value-type="string">
            <text:p>Rugrats Movie, The </text:p>
          </table:table-cell>
          <table:table-cell office:value-type="string">
            <text:p>THQ Inc.</text:p>
          </table:table-cell>
          <table:table-cell office:value-type="string">
            <text:p>Software Creations Ltd.</text:p>
          </table:table-cell>
          <table:table-cell office:value-type="string">
            <text:p>Action</text:p>
          </table:table-cell>
          <table:table-cell office:value-type="string">
            <text:p>3.3</text:p>
          </table:table-cell>
          <table:table-cell office:value-type="string">
            <text:p>1 Player</text:p>
          </table:table-cell>
          <table:table-cell office:value-type="string">
            <text:p>The Rugrats Movie is a traditional 2D platform game based on the 1998 movie of the same name, which in turn is based on the Daytime Emmy-award winning animated television series.****In the game Tommy Pickles' little brother (Dil) has vanished without a trace and it is up to the Rugrats to find a replacement baby for Dil Pickles.****The game features eight levels including Pickles house, the hospital, woods, and ancient ruins. There are two levels in which you drive the Reptar Wagon in a top-down perspective, but the rest features standard side-scrolling platform gameplay. In each level the player has to collect specific items and get to the exit before time runs out.</text:p>
          </table:table-cell>
          <table:table-cell table:formula="of:=CONCATENATE(&quot;&lt;game name=&quot;;CHAR(34);[.A421];CHAR(34);&quot;&gt; &lt;year&gt;&quot;;[.B421];&quot;&lt;/year&gt; &lt;rating&gt;&quot;;[.C421];&quot;&lt;/rating&gt; &lt;title&gt;&quot;;[.D421];&quot;&lt;/title&gt; &lt;pub&gt;&quot;;[.E421];&quot;&lt;/pub&gt; &lt;dev&gt;&quot;;[.F421];&quot;&lt;/dev&gt; &lt;genre&gt;&quot;;[.G421];&quot;&lt;/genre&gt; &lt;score&gt;&quot;;[.H421];&quot;&lt;/score&gt; &lt;player&gt;&quot;;[.I421];&quot;&lt;/player&gt; &lt;story&gt;&quot;;[.J421];&quot;&lt;/story&gt; &lt;/game&gt;&quot;)" office:value-type="string" office:string-value="&lt;game name=&quot;Rugrats Movie, The (USA)&quot;&gt; &lt;year&gt;1998&lt;/year&gt; &lt;rating&gt;ESRB - E (Everyone)&lt;/rating&gt; &lt;title&gt;Rugrats Movie, The &lt;/title&gt; &lt;pub&gt;THQ Inc.&lt;/pub&gt; &lt;dev&gt;Software Creations Ltd.&lt;/dev&gt; &lt;genre&gt;Action&lt;/genre&gt; &lt;score&gt;3.3&lt;/score&gt; &lt;player&gt;1 Player&lt;/player&gt; &lt;story&gt;The Rugrats Movie is a traditional 2D platform game based on the 1998 movie of the same name, which in turn is based on the Daytime Emmy-award winning animated television series.****In the game Tommy Pickles' little brother (Dil) has vanished without a trace and it is up to the Rugrats to find a replacement baby for Dil Pickles.****The game features eight levels including Pickles house, the hospital, woods, and ancient ruins. There are two levels in which you drive the Reptar Wagon in a top-down perspective, but the rest features standard side-scrolling platform gameplay. In each level the player has to collect specific items and get to the exit before time runs out.&lt;/story&gt; &lt;/game&gt;">
            <text:p>&lt;game name="Rugrats Movie, The (USA)"&gt; &lt;year&gt;1998&lt;/year&gt; &lt;rating&gt;ESRB - E (Everyone)&lt;/rating&gt; &lt;title&gt;Rugrats Movie, The &lt;/title&gt; &lt;pub&gt;THQ Inc.&lt;/pub&gt; &lt;dev&gt;Software Creations Ltd.&lt;/dev&gt; &lt;genre&gt;Action&lt;/genre&gt; &lt;score&gt;3.3&lt;/score&gt; &lt;player&gt;1 Player&lt;/player&gt; &lt;story&gt;The Rugrats Movie is a traditional 2D platform game based on the 1998 movie of the same name, which in turn is based on the Daytime Emmy-award winning animated television series.****In the game Tommy Pickles' little brother (Dil) has vanished without a trace and it is up to the Rugrats to find a replacement baby for Dil Pickles.****The game features eight levels including Pickles house, the hospital, woods, and ancient ruins. There are two levels in which you drive the Reptar Wagon in a top-down perspective, but the rest features standard side-scrolling platform gameplay. In each level the player has to collect specific items and get to the exit before time runs out.&lt;/story&gt; &lt;/game&gt;</text:p>
          </table:table-cell>
        </table:table-row>
        <table:table-row table:style-name="ro1">
          <table:table-cell office:value-type="string">
            <text:p>Samurai Shodown (USA, Europe)</text:p>
          </table:table-cell>
          <table:table-cell office:value-type="float" office:value="1994">
            <text:p>1994</text:p>
          </table:table-cell>
          <table:table-cell office:value-type="string">
            <text:p>ESRB - E (Everyone)</text:p>
          </table:table-cell>
          <table:table-cell office:value-type="string">
            <text:p>Samurai Shodown </text:p>
          </table:table-cell>
          <table:table-cell table:number-columns-repeated="2" office:value-type="string">
            <text:p>TAKARA Co., Ltd.</text:p>
          </table:table-cell>
          <table:table-cell office:value-type="string">
            <text:p>Fighter</text:p>
          </table:table-cell>
          <table:table-cell office:value-type="string">
            <text:p>3.9</text:p>
          </table:table-cell>
          <table:table-cell office:value-type="string">
            <text:p>1 Player</text:p>
          </table:table-cell>
          <table:table-cell office:value-type="string">
            <text:p>In early Japan, a man named Shiro Tokisada Amakusa preaches a heretic religion. Little does anyone know that Amakusa is really a servant of the evil Ambrosia, who took over Amakusa's body. Ambrosia wishes to shroud the world in darkness.**Now, choose between 12 warriors (and 3 bonus characters) to fight for the honor of destroying Amakusa, and fulfilling a mission.</text:p>
          </table:table-cell>
          <table:table-cell table:formula="of:=CONCATENATE(&quot;&lt;game name=&quot;;CHAR(34);[.A422];CHAR(34);&quot;&gt; &lt;year&gt;&quot;;[.B422];&quot;&lt;/year&gt; &lt;rating&gt;&quot;;[.C422];&quot;&lt;/rating&gt; &lt;title&gt;&quot;;[.D422];&quot;&lt;/title&gt; &lt;pub&gt;&quot;;[.E422];&quot;&lt;/pub&gt; &lt;dev&gt;&quot;;[.F422];&quot;&lt;/dev&gt; &lt;genre&gt;&quot;;[.G422];&quot;&lt;/genre&gt; &lt;score&gt;&quot;;[.H422];&quot;&lt;/score&gt; &lt;player&gt;&quot;;[.I422];&quot;&lt;/player&gt; &lt;story&gt;&quot;;[.J422];&quot;&lt;/story&gt; &lt;/game&gt;&quot;)" office:value-type="string" office:string-value="&lt;game name=&quot;Samurai Shodown (USA, Europe)&quot;&gt; &lt;year&gt;1994&lt;/year&gt; &lt;rating&gt;ESRB - E (Everyone)&lt;/rating&gt; &lt;title&gt;Samurai Shodown &lt;/title&gt; &lt;pub&gt;TAKARA Co., Ltd.&lt;/pub&gt; &lt;dev&gt;TAKARA Co., Ltd.&lt;/dev&gt; &lt;genre&gt;Fighter&lt;/genre&gt; &lt;score&gt;3.9&lt;/score&gt; &lt;player&gt;1 Player&lt;/player&gt; &lt;story&gt;In early Japan, a man named Shiro Tokisada Amakusa preaches a heretic religion. Little does anyone know that Amakusa is really a servant of the evil Ambrosia, who took over Amakusa's body. Ambrosia wishes to shroud the world in darkness.**Now, choose between 12 warriors (and 3 bonus characters) to fight for the honor of destroying Amakusa, and fulfilling a mission.&lt;/story&gt; &lt;/game&gt;">
            <text:p>&lt;game name="Samurai Shodown (USA, Europe)"&gt; &lt;year&gt;1994&lt;/year&gt; &lt;rating&gt;ESRB - E (Everyone)&lt;/rating&gt; &lt;title&gt;Samurai Shodown &lt;/title&gt; &lt;pub&gt;TAKARA Co., Ltd.&lt;/pub&gt; &lt;dev&gt;TAKARA Co., Ltd.&lt;/dev&gt; &lt;genre&gt;Fighter&lt;/genre&gt; &lt;score&gt;3.9&lt;/score&gt; &lt;player&gt;1 Player&lt;/player&gt; &lt;story&gt;In early Japan, a man named Shiro Tokisada Amakusa preaches a heretic religion. Little does anyone know that Amakusa is really a servant of the evil Ambrosia, who took over Amakusa's body. Ambrosia wishes to shroud the world in darkness.**Now, choose between 12 warriors (and 3 bonus characters) to fight for the honor of destroying Amakusa, and fulfilling a mission.&lt;/story&gt; &lt;/game&gt;</text:p>
          </table:table-cell>
        </table:table-row>
        <table:table-row table:style-name="ro1">
          <table:table-cell office:value-type="string">
            <text:p>Sea Battle (Europe)</text:p>
          </table:table-cell>
          <table:table-cell office:value-type="float" office:value="1998">
            <text:p>1998</text:p>
          </table:table-cell>
          <table:table-cell office:value-type="string">
            <text:p>ESRB - E (Everyone)</text:p>
          </table:table-cell>
          <table:table-cell office:value-type="string">
            <text:p>Sea Battle </text:p>
          </table:table-cell>
          <table:table-cell office:value-type="string">
            <text:p>Infogrames Deutschland GmbH</text:p>
          </table:table-cell>
          <table:table-cell office:value-type="string">
            <text:p>Bit Managers S.L.</text:p>
          </table:table-cell>
          <table:table-cell office:value-type="string">
            <text:p>Strategy</text:p>
          </table:table-cell>
          <table:table-cell office:value-type="string">
            <text:p>2.7</text:p>
          </table:table-cell>
          <table:table-cell office:value-type="string">
            <text:p>1-2 Players</text:p>
          </table:table-cell>
          <table:table-cell office:value-type="string">
            <text:p>Sea Battle is an adaptation of the pen-and-paper game "Battleship"/"Sea Battle". The player is a fleet commander and must guess where enemy's ships are on board, and "destroy" them. Enemy hunts for player's ships, the better commander wins. Game has several modes: player can customize many things, like the size of the board, the number of vessels and the use of special weapons. </text:p>
          </table:table-cell>
          <table:table-cell table:formula="of:=CONCATENATE(&quot;&lt;game name=&quot;;CHAR(34);[.A423];CHAR(34);&quot;&gt; &lt;year&gt;&quot;;[.B423];&quot;&lt;/year&gt; &lt;rating&gt;&quot;;[.C423];&quot;&lt;/rating&gt; &lt;title&gt;&quot;;[.D423];&quot;&lt;/title&gt; &lt;pub&gt;&quot;;[.E423];&quot;&lt;/pub&gt; &lt;dev&gt;&quot;;[.F423];&quot;&lt;/dev&gt; &lt;genre&gt;&quot;;[.G423];&quot;&lt;/genre&gt; &lt;score&gt;&quot;;[.H423];&quot;&lt;/score&gt; &lt;player&gt;&quot;;[.I423];&quot;&lt;/player&gt; &lt;story&gt;&quot;;[.J423];&quot;&lt;/story&gt; &lt;/game&gt;&quot;)" office:value-type="string" office:string-value="&lt;game name=&quot;Sea Battle (Europe)&quot;&gt; &lt;year&gt;1998&lt;/year&gt; &lt;rating&gt;ESRB - E (Everyone)&lt;/rating&gt; &lt;title&gt;Sea Battle &lt;/title&gt; &lt;pub&gt;Infogrames Deutschland GmbH&lt;/pub&gt; &lt;dev&gt;Bit Managers S.L.&lt;/dev&gt; &lt;genre&gt;Strategy&lt;/genre&gt; &lt;score&gt;2.7&lt;/score&gt; &lt;player&gt;1-2 Players&lt;/player&gt; &lt;story&gt;Sea Battle is an adaptation of the pen-and-paper game &quot;Battleship&quot;/&quot;Sea Battle&quot;. The player is a fleet commander and must guess where enemy's ships are on board, and &quot;destroy&quot; them. Enemy hunts for player's ships, the better commander wins. Game has several modes: player can customize many things, like the size of the board, the number of vessels and the use of special weapons. &lt;/story&gt; &lt;/game&gt;">
            <text:p>&lt;game name="Sea Battle (Europe)"&gt; &lt;year&gt;1998&lt;/year&gt; &lt;rating&gt;ESRB - E (Everyone)&lt;/rating&gt; &lt;title&gt;Sea Battle &lt;/title&gt; &lt;pub&gt;Infogrames Deutschland GmbH&lt;/pub&gt; &lt;dev&gt;Bit Managers S.L.&lt;/dev&gt; &lt;genre&gt;Strategy&lt;/genre&gt; &lt;score&gt;2.7&lt;/score&gt; &lt;player&gt;1-2 Players&lt;/player&gt; &lt;story&gt;Sea Battle is an adaptation of the pen-and-paper game "Battleship"/"Sea Battle". The player is a fleet commander and must guess where enemy's ships are on board, and "destroy" them. Enemy hunts for player's ships, the better commander wins. Game has several modes: player can customize many things, like the size of the board, the number of vessels and the use of special weapons. &lt;/story&gt; &lt;/game&gt;</text:p>
          </table:table-cell>
        </table:table-row>
        <table:table-row table:style-name="ro1">
          <table:table-cell office:value-type="string">
            <text:p>SeaQuest DSV (USA, Europe)</text:p>
          </table:table-cell>
          <table:table-cell office:value-type="float" office:value="1994">
            <text:p>1994</text:p>
          </table:table-cell>
          <table:table-cell office:value-type="string">
            <text:p>ESRB - E (Everyone)</text:p>
          </table:table-cell>
          <table:table-cell office:value-type="string">
            <text:p>SeaQuest DSV </text:p>
          </table:table-cell>
          <table:table-cell office:value-type="string">
            <text:p>Malibu Games</text:p>
          </table:table-cell>
          <table:table-cell office:value-type="string">
            <text:p>Unexpected Development</text:p>
          </table:table-cell>
          <table:table-cell office:value-type="string">
            <text:p>Action</text:p>
          </table:table-cell>
          <table:table-cell office:value-type="string">
            <text:p>3.2</text:p>
          </table:table-cell>
          <table:table-cell office:value-type="string">
            <text:p>1 Player</text:p>
          </table:table-cell>
          <table:table-cell office:value-type="string">
            <text:p>You are the SeaQuest Deep Submergence Vessel serving the United Earth Oceans Organization. You will be sent on various missions to help Earth and its oceans, from salvage to rescue, etc. On the SeaQuest, you have radar and torpedoes to help you. When needed, you also can deploy other vehicles. The Game Boy version of this game differs from the others in that the missions are different and it is a 2D side-scroller.</text:p>
          </table:table-cell>
          <table:table-cell table:formula="of:=CONCATENATE(&quot;&lt;game name=&quot;;CHAR(34);[.A424];CHAR(34);&quot;&gt; &lt;year&gt;&quot;;[.B424];&quot;&lt;/year&gt; &lt;rating&gt;&quot;;[.C424];&quot;&lt;/rating&gt; &lt;title&gt;&quot;;[.D424];&quot;&lt;/title&gt; &lt;pub&gt;&quot;;[.E424];&quot;&lt;/pub&gt; &lt;dev&gt;&quot;;[.F424];&quot;&lt;/dev&gt; &lt;genre&gt;&quot;;[.G424];&quot;&lt;/genre&gt; &lt;score&gt;&quot;;[.H424];&quot;&lt;/score&gt; &lt;player&gt;&quot;;[.I424];&quot;&lt;/player&gt; &lt;story&gt;&quot;;[.J424];&quot;&lt;/story&gt; &lt;/game&gt;&quot;)" office:value-type="string" office:string-value="&lt;game name=&quot;SeaQuest DSV (USA, Europe)&quot;&gt; &lt;year&gt;1994&lt;/year&gt; &lt;rating&gt;ESRB - E (Everyone)&lt;/rating&gt; &lt;title&gt;SeaQuest DSV &lt;/title&gt; &lt;pub&gt;Malibu Games&lt;/pub&gt; &lt;dev&gt;Unexpected Development&lt;/dev&gt; &lt;genre&gt;Action&lt;/genre&gt; &lt;score&gt;3.2&lt;/score&gt; &lt;player&gt;1 Player&lt;/player&gt; &lt;story&gt;You are the SeaQuest Deep Submergence Vessel serving the United Earth Oceans Organization. You will be sent on various missions to help Earth and its oceans, from salvage to rescue, etc. On the SeaQuest, you have radar and torpedoes to help you. When needed, you also can deploy other vehicles. The Game Boy version of this game differs from the others in that the missions are different and it is a 2D side-scroller.&lt;/story&gt; &lt;/game&gt;">
            <text:p>&lt;game name="SeaQuest DSV (USA, Europe)"&gt; &lt;year&gt;1994&lt;/year&gt; &lt;rating&gt;ESRB - E (Everyone)&lt;/rating&gt; &lt;title&gt;SeaQuest DSV &lt;/title&gt; &lt;pub&gt;Malibu Games&lt;/pub&gt; &lt;dev&gt;Unexpected Development&lt;/dev&gt; &lt;genre&gt;Action&lt;/genre&gt; &lt;score&gt;3.2&lt;/score&gt; &lt;player&gt;1 Player&lt;/player&gt; &lt;story&gt;You are the SeaQuest Deep Submergence Vessel serving the United Earth Oceans Organization. You will be sent on various missions to help Earth and its oceans, from salvage to rescue, etc. On the SeaQuest, you have radar and torpedoes to help you. When needed, you also can deploy other vehicles. The Game Boy version of this game differs from the others in that the missions are different and it is a 2D side-scroller.&lt;/story&gt; &lt;/game&gt;</text:p>
          </table:table-cell>
        </table:table-row>
        <table:table-row table:style-name="ro1">
          <table:table-cell office:value-type="string">
            <text:p>Sensible Soccer - European Champions (Europe)</text:p>
          </table:table-cell>
          <table:table-cell office:value-type="float" office:value="1993">
            <text:p>1993</text:p>
          </table:table-cell>
          <table:table-cell office:value-type="string">
            <text:p>ESRB - E (Everyone)</text:p>
          </table:table-cell>
          <table:table-cell office:value-type="string">
            <text:p>Sensible Soccer - European Champions </text:p>
          </table:table-cell>
          <table:table-cell office:value-type="string">
            <text:p>Sony Electronic Publishing Ltd.</text:p>
          </table:table-cell>
          <table:table-cell office:value-type="string">
            <text:p>Sensible Software</text:p>
          </table:table-cell>
          <table:table-cell office:value-type="string">
            <text:p>Sports/Soccer</text:p>
          </table:table-cell>
          <table:table-cell office:value-type="string">
            <text:p>3.1</text:p>
          </table:table-cell>
          <table:table-cell office:value-type="string">
            <text:p>1 Player</text:p>
          </table:table-cell>
          <table:table-cell office:value-type="string">
            <text:p>Sensible Soccer - European Champions <text:s/>(known in the US as Championship Soccer '94) is a soccer (football) game similar to the Kick Off series. The graphical view is from a distance overhead, making the players small on screen, but allowing player to view around half the pitch. <text:s/>The basic control system involves loose control, making running with the ball (‘dribbling’ in football parlance) a skill to master, and putting the emphasis on one-touch passing, which can be easily performed by tapping the fire button. <text:s/>The game features customisable league and cup competitions as well as pre-set ones including the 1992 European Championships. There are 168 teams in total, 40 European nations, the 64 top club sides, and 64 custom teams with names ranging from self-indulgent to comical, and their details are fully editable. At club and country level, each team has three star players who are more gifted that the others.</text:p>
          </table:table-cell>
          <table:table-cell table:formula="of:=CONCATENATE(&quot;&lt;game name=&quot;;CHAR(34);[.A425];CHAR(34);&quot;&gt; &lt;year&gt;&quot;;[.B425];&quot;&lt;/year&gt; &lt;rating&gt;&quot;;[.C425];&quot;&lt;/rating&gt; &lt;title&gt;&quot;;[.D425];&quot;&lt;/title&gt; &lt;pub&gt;&quot;;[.E425];&quot;&lt;/pub&gt; &lt;dev&gt;&quot;;[.F425];&quot;&lt;/dev&gt; &lt;genre&gt;&quot;;[.G425];&quot;&lt;/genre&gt; &lt;score&gt;&quot;;[.H425];&quot;&lt;/score&gt; &lt;player&gt;&quot;;[.I425];&quot;&lt;/player&gt; &lt;story&gt;&quot;;[.J425];&quot;&lt;/story&gt; &lt;/game&gt;&quot;)" office:value-type="string" office:string-value="&lt;game name=&quot;Sensible Soccer - European Champions (Europe)&quot;&gt; &lt;year&gt;1993&lt;/year&gt; &lt;rating&gt;ESRB - E (Everyone)&lt;/rating&gt; &lt;title&gt;Sensible Soccer - European Champions &lt;/title&gt; &lt;pub&gt;Sony Electronic Publishing Ltd.&lt;/pub&gt; &lt;dev&gt;Sensible Software&lt;/dev&gt; &lt;genre&gt;Sports/Soccer&lt;/genre&gt; &lt;score&gt;3.1&lt;/score&gt; &lt;player&gt;1 Player&lt;/player&gt; &lt;story&gt;Sensible Soccer - European Champions  (known in the US as Championship Soccer '94) is a soccer (football) game similar to the Kick Off series. The graphical view is from a distance overhead, making the players small on screen, but allowing player to view around half the pitch.  The basic control system involves loose control, making running with the ball (‘dribbling’ in football parlance) a skill to master, and putting the emphasis on one-touch passing, which can be easily performed by tapping the fire button.  The game features customisable league and cup competitions as well as pre-set ones including the 1992 European Championships. There are 168 teams in total, 40 European nations, the 64 top club sides, and 64 custom teams with names ranging from self-indulgent to comical, and their details are fully editable. At club and country level, each team has three star players who are more gifted that the others.&lt;/story&gt; &lt;/game&gt;">
            <text:p>&lt;game name="Sensible Soccer - European Champions (Europe)"&gt; &lt;year&gt;1993&lt;/year&gt; &lt;rating&gt;ESRB - E (Everyone)&lt;/rating&gt; &lt;title&gt;Sensible Soccer - European Champions &lt;/title&gt; &lt;pub&gt;Sony Electronic Publishing Ltd.&lt;/pub&gt; &lt;dev&gt;Sensible Software&lt;/dev&gt; &lt;genre&gt;Sports/Soccer&lt;/genre&gt; &lt;score&gt;3.1&lt;/score&gt; &lt;player&gt;1 Player&lt;/player&gt; &lt;story&gt;Sensible Soccer - European Champions <text:s/>(known in the US as Championship Soccer '94) is a soccer (football) game similar to the Kick Off series. The graphical view is from a distance overhead, making the players small on screen, but allowing player to view around half the pitch. <text:s/>The basic control system involves loose control, making running with the ball (‘dribbling’ in football parlance) a skill to master, and putting the emphasis on one-touch passing, which can be easily performed by tapping the fire button. <text:s/>The game features customisable league and cup competitions as well as pre-set ones including the 1992 European Championships. There are 168 teams in total, 40 European nations, the 64 top club sides, and 64 custom teams with names ranging from self-indulgent to comical, and their details are fully editable. At club and country level, each team has three star players who are more gifted that the others.&lt;/story&gt; &lt;/game&gt;</text:p>
          </table:table-cell>
        </table:table-row>
        <table:table-row table:style-name="ro1">
          <table:table-cell office:value-type="string">
            <text:p>Serpent (USA)</text:p>
          </table:table-cell>
          <table:table-cell office:value-type="float" office:value="1990">
            <text:p>1990</text:p>
          </table:table-cell>
          <table:table-cell office:value-type="string">
            <text:p>ESRB - E (Everyone)</text:p>
          </table:table-cell>
          <table:table-cell office:value-type="string">
            <text:p>Serpent </text:p>
          </table:table-cell>
          <table:table-cell office:value-type="string">
            <text:p>Taxan USA Corp.</text:p>
          </table:table-cell>
          <table:table-cell office:value-type="string">
            <text:p>Naxat Soft</text:p>
          </table:table-cell>
          <table:table-cell office:value-type="string">
            <text:p>Action</text:p>
          </table:table-cell>
          <table:table-cell office:value-type="string">
            <text:p>1.6</text:p>
          </table:table-cell>
          <table:table-cell office:value-type="string">
            <text:p>1-2 Players</text:p>
          </table:table-cell>
          <table:table-cell office:value-type="string">
            <text:p>In the distant future, the most popular one-on-one sport is Serpent. In this two player game, both players control their vehicles, in the shape of snakes. To win the players must cut each other off by surrounding them with their tail.****The game borrows elements from the classical game Snake but converts it to a multiplayer game. When players form enclosed areas with their tails they spawn power-ups such as rockets which can be fired upon the opponent.</text:p>
          </table:table-cell>
          <table:table-cell table:formula="of:=CONCATENATE(&quot;&lt;game name=&quot;;CHAR(34);[.A426];CHAR(34);&quot;&gt; &lt;year&gt;&quot;;[.B426];&quot;&lt;/year&gt; &lt;rating&gt;&quot;;[.C426];&quot;&lt;/rating&gt; &lt;title&gt;&quot;;[.D426];&quot;&lt;/title&gt; &lt;pub&gt;&quot;;[.E426];&quot;&lt;/pub&gt; &lt;dev&gt;&quot;;[.F426];&quot;&lt;/dev&gt; &lt;genre&gt;&quot;;[.G426];&quot;&lt;/genre&gt; &lt;score&gt;&quot;;[.H426];&quot;&lt;/score&gt; &lt;player&gt;&quot;;[.I426];&quot;&lt;/player&gt; &lt;story&gt;&quot;;[.J426];&quot;&lt;/story&gt; &lt;/game&gt;&quot;)" office:value-type="string" office:string-value="&lt;game name=&quot;Serpent (USA)&quot;&gt; &lt;year&gt;1990&lt;/year&gt; &lt;rating&gt;ESRB - E (Everyone)&lt;/rating&gt; &lt;title&gt;Serpent &lt;/title&gt; &lt;pub&gt;Taxan USA Corp.&lt;/pub&gt; &lt;dev&gt;Naxat Soft&lt;/dev&gt; &lt;genre&gt;Action&lt;/genre&gt; &lt;score&gt;1.6&lt;/score&gt; &lt;player&gt;1-2 Players&lt;/player&gt; &lt;story&gt;In the distant future, the most popular one-on-one sport is Serpent. In this two player game, both players control their vehicles, in the shape of snakes. To win the players must cut each other off by surrounding them with their tail.****The game borrows elements from the classical game Snake but converts it to a multiplayer game. When players form enclosed areas with their tails they spawn power-ups such as rockets which can be fired upon the opponent.&lt;/story&gt; &lt;/game&gt;">
            <text:p>&lt;game name="Serpent (USA)"&gt; &lt;year&gt;1990&lt;/year&gt; &lt;rating&gt;ESRB - E (Everyone)&lt;/rating&gt; &lt;title&gt;Serpent &lt;/title&gt; &lt;pub&gt;Taxan USA Corp.&lt;/pub&gt; &lt;dev&gt;Naxat Soft&lt;/dev&gt; &lt;genre&gt;Action&lt;/genre&gt; &lt;score&gt;1.6&lt;/score&gt; &lt;player&gt;1-2 Players&lt;/player&gt; &lt;story&gt;In the distant future, the most popular one-on-one sport is Serpent. In this two player game, both players control their vehicles, in the shape of snakes. To win the players must cut each other off by surrounding them with their tail.****The game borrows elements from the classical game Snake but converts it to a multiplayer game. When players form enclosed areas with their tails they spawn power-ups such as rockets which can be fired upon the opponent.&lt;/story&gt; &lt;/game&gt;</text:p>
          </table:table-cell>
        </table:table-row>
        <table:table-row table:style-name="ro1">
          <table:table-cell office:value-type="string">
            <text:p>Shanghai (USA)</text:p>
          </table:table-cell>
          <table:table-cell office:value-type="float" office:value="1990">
            <text:p>1990</text:p>
          </table:table-cell>
          <table:table-cell office:value-type="string">
            <text:p>ESRB - E (Everyone)</text:p>
          </table:table-cell>
          <table:table-cell office:value-type="string">
            <text:p>Shanghai </text:p>
          </table:table-cell>
          <table:table-cell table:number-columns-repeated="2" office:value-type="string">
            <text:p>HAL America Inc.</text:p>
          </table:table-cell>
          <table:table-cell office:value-type="string">
            <text:p>Puzzle</text:p>
          </table:table-cell>
          <table:table-cell office:value-type="string">
            <text:p>2.6</text:p>
          </table:table-cell>
          <table:table-cell office:value-type="string">
            <text:p>1 Player</text:p>
          </table:table-cell>
          <table:table-cell office:value-type="string">
            <text:p>Shanghai is a tile-based game based on the ancient Chinese game of Mah-Jong.****The gameplay involves 144 tiles, which have to be removed by matching them into pairs. The tiles are arranged in a gridded pattern, which is higher near the center. A tile can only be removed if it is open on at least one side.****This version of Shanghai was licensed from Activision by Hal Laboratory for release on the Game Boy. <text:s/>Unlike the Shanghai series published under Activision, this port contains only a single game layout, that of the standard setup sometimes referred to as "The Turtle" or "The Pyramid."****The game features two options for the visual style of the facecards, either in small designs or in simple letters or numbers. <text:s/>The former is more decorative, but the latter is easier to read. <text:s/>There are also three options for background music that may be selected under a menu by pressing the Select button. <text:s/>Like other versions of Shanghai, there is also a hint mode for when players get stuck.</text:p>
          </table:table-cell>
          <table:table-cell table:formula="of:=CONCATENATE(&quot;&lt;game name=&quot;;CHAR(34);[.A427];CHAR(34);&quot;&gt; &lt;year&gt;&quot;;[.B427];&quot;&lt;/year&gt; &lt;rating&gt;&quot;;[.C427];&quot;&lt;/rating&gt; &lt;title&gt;&quot;;[.D427];&quot;&lt;/title&gt; &lt;pub&gt;&quot;;[.E427];&quot;&lt;/pub&gt; &lt;dev&gt;&quot;;[.F427];&quot;&lt;/dev&gt; &lt;genre&gt;&quot;;[.G427];&quot;&lt;/genre&gt; &lt;score&gt;&quot;;[.H427];&quot;&lt;/score&gt; &lt;player&gt;&quot;;[.I427];&quot;&lt;/player&gt; &lt;story&gt;&quot;;[.J427];&quot;&lt;/story&gt; &lt;/game&gt;&quot;)" office:value-type="string" office:string-value="&lt;game name=&quot;Shanghai (USA)&quot;&gt; &lt;year&gt;1990&lt;/year&gt; &lt;rating&gt;ESRB - E (Everyone)&lt;/rating&gt; &lt;title&gt;Shanghai &lt;/title&gt; &lt;pub&gt;HAL America Inc.&lt;/pub&gt; &lt;dev&gt;HAL America Inc.&lt;/dev&gt; &lt;genre&gt;Puzzle&lt;/genre&gt; &lt;score&gt;2.6&lt;/score&gt; &lt;player&gt;1 Player&lt;/player&gt; &lt;story&gt;Shanghai is a tile-based game based on the ancient Chinese game of Mah-Jong.****The gameplay involves 144 tiles, which have to be removed by matching them into pairs. The tiles are arranged in a gridded pattern, which is higher near the center. A tile can only be removed if it is open on at least one side.****This version of Shanghai was licensed from Activision by Hal Laboratory for release on the Game Boy.  Unlike the Shanghai series published under Activision, this port contains only a single game layout, that of the standard setup sometimes referred to as &quot;The Turtle&quot; or &quot;The Pyramid.&quot;****The game features two options for the visual style of the facecards, either in small designs or in simple letters or numbers.  The former is more decorative, but the latter is easier to read.  There are also three options for background music that may be selected under a menu by pressing the Select button.  Like other versions of Shanghai, there is also a hint mode for when players get stuck.&lt;/story&gt; &lt;/game&gt;">
            <text:p>&lt;game name="Shanghai (USA)"&gt; &lt;year&gt;1990&lt;/year&gt; &lt;rating&gt;ESRB - E (Everyone)&lt;/rating&gt; &lt;title&gt;Shanghai &lt;/title&gt; &lt;pub&gt;HAL America Inc.&lt;/pub&gt; &lt;dev&gt;HAL America Inc.&lt;/dev&gt; &lt;genre&gt;Puzzle&lt;/genre&gt; &lt;score&gt;2.6&lt;/score&gt; &lt;player&gt;1 Player&lt;/player&gt; &lt;story&gt;Shanghai is a tile-based game based on the ancient Chinese game of Mah-Jong.****The gameplay involves 144 tiles, which have to be removed by matching them into pairs. The tiles are arranged in a gridded pattern, which is higher near the center. A tile can only be removed if it is open on at least one side.****This version of Shanghai was licensed from Activision by Hal Laboratory for release on the Game Boy. <text:s/>Unlike the Shanghai series published under Activision, this port contains only a single game layout, that of the standard setup sometimes referred to as "The Turtle" or "The Pyramid."****The game features two options for the visual style of the facecards, either in small designs or in simple letters or numbers. <text:s/>The former is more decorative, but the latter is easier to read. <text:s/>There are also three options for background music that may be selected under a menu by pressing the Select button. <text:s/>Like other versions of Shanghai, there is also a hint mode for when players get stuck.&lt;/story&gt; &lt;/game&gt;</text:p>
          </table:table-cell>
        </table:table-row>
        <table:table-row table:style-name="ro1">
          <table:table-cell office:value-type="string">
            <text:p>Shaq Fu (USA)</text:p>
          </table:table-cell>
          <table:table-cell office:value-type="float" office:value="1995">
            <text:p>1995</text:p>
          </table:table-cell>
          <table:table-cell office:value-type="string">
            <text:p>ESRB - E (Everyone)</text:p>
          </table:table-cell>
          <table:table-cell office:value-type="string">
            <text:p>Shaq Fu </text:p>
          </table:table-cell>
          <table:table-cell office:value-type="string">
            <text:p>Black Pearl Software</text:p>
          </table:table-cell>
          <table:table-cell office:value-type="string">
            <text:p>Unexpected Development</text:p>
          </table:table-cell>
          <table:table-cell office:value-type="string">
            <text:p>Fighter</text:p>
          </table:table-cell>
          <table:table-cell office:value-type="string">
            <text:p>3.6</text:p>
          </table:table-cell>
          <table:table-cell office:value-type="string">
            <text:p>1 Player</text:p>
          </table:table-cell>
          <table:table-cell office:value-type="string">
            <text:p>While en route to a charity game in Tokyo, basketball star Shaquille O'Neill (called "Shaq" for short) is drawn into an alternate dimension by a local man who believes only Shaq can save his grandson. Once there, he must fight a succession of 11 opponents, one at a time, with gameplay resembling Street Fighter 2 or Mortal Kombat.****The game's graphics used similar rotoscoping techniques (similar to those used in Flashback or Prince of Persia) making Shaq's 7'2" frame is represented. As well as the story mode, the player can play individual fights, either with 1 or 2 players, although one human player must always be Shaq. Shaq can jump a huge distance, although he struggles to block.</text:p>
          </table:table-cell>
          <table:table-cell table:formula="of:=CONCATENATE(&quot;&lt;game name=&quot;;CHAR(34);[.A428];CHAR(34);&quot;&gt; &lt;year&gt;&quot;;[.B428];&quot;&lt;/year&gt; &lt;rating&gt;&quot;;[.C428];&quot;&lt;/rating&gt; &lt;title&gt;&quot;;[.D428];&quot;&lt;/title&gt; &lt;pub&gt;&quot;;[.E428];&quot;&lt;/pub&gt; &lt;dev&gt;&quot;;[.F428];&quot;&lt;/dev&gt; &lt;genre&gt;&quot;;[.G428];&quot;&lt;/genre&gt; &lt;score&gt;&quot;;[.H428];&quot;&lt;/score&gt; &lt;player&gt;&quot;;[.I428];&quot;&lt;/player&gt; &lt;story&gt;&quot;;[.J428];&quot;&lt;/story&gt; &lt;/game&gt;&quot;)" office:value-type="string" office:string-value="&lt;game name=&quot;Shaq Fu (USA)&quot;&gt; &lt;year&gt;1995&lt;/year&gt; &lt;rating&gt;ESRB - E (Everyone)&lt;/rating&gt; &lt;title&gt;Shaq Fu &lt;/title&gt; &lt;pub&gt;Black Pearl Software&lt;/pub&gt; &lt;dev&gt;Unexpected Development&lt;/dev&gt; &lt;genre&gt;Fighter&lt;/genre&gt; &lt;score&gt;3.6&lt;/score&gt; &lt;player&gt;1 Player&lt;/player&gt; &lt;story&gt;While en route to a charity game in Tokyo, basketball star Shaquille O'Neill (called &quot;Shaq&quot; for short) is drawn into an alternate dimension by a local man who believes only Shaq can save his grandson. Once there, he must fight a succession of 11 opponents, one at a time, with gameplay resembling Street Fighter 2 or Mortal Kombat.****The game's graphics used similar rotoscoping techniques (similar to those used in Flashback or Prince of Persia) making Shaq's 7'2&quot; frame is represented. As well as the story mode, the player can play individual fights, either with 1 or 2 players, although one human player must always be Shaq. Shaq can jump a huge distance, although he struggles to block.&lt;/story&gt; &lt;/game&gt;">
            <text:p>&lt;game name="Shaq Fu (USA)"&gt; &lt;year&gt;1995&lt;/year&gt; &lt;rating&gt;ESRB - E (Everyone)&lt;/rating&gt; &lt;title&gt;Shaq Fu &lt;/title&gt; &lt;pub&gt;Black Pearl Software&lt;/pub&gt; &lt;dev&gt;Unexpected Development&lt;/dev&gt; &lt;genre&gt;Fighter&lt;/genre&gt; &lt;score&gt;3.6&lt;/score&gt; &lt;player&gt;1 Player&lt;/player&gt; &lt;story&gt;While en route to a charity game in Tokyo, basketball star Shaquille O'Neill (called "Shaq" for short) is drawn into an alternate dimension by a local man who believes only Shaq can save his grandson. Once there, he must fight a succession of 11 opponents, one at a time, with gameplay resembling Street Fighter 2 or Mortal Kombat.****The game's graphics used similar rotoscoping techniques (similar to those used in Flashback or Prince of Persia) making Shaq's 7'2" frame is represented. As well as the story mode, the player can play individual fights, either with 1 or 2 players, although one human player must always be Shaq. Shaq can jump a huge distance, although he struggles to block.&lt;/story&gt; &lt;/game&gt;</text:p>
          </table:table-cell>
        </table:table-row>
        <table:table-row table:style-name="ro1">
          <table:table-cell office:value-type="string">
            <text:p>Side Pocket (World)</text:p>
          </table:table-cell>
          <table:table-cell office:value-type="float" office:value="1990">
            <text:p>1990</text:p>
          </table:table-cell>
          <table:table-cell office:value-type="string">
            <text:p>ESRB - E (Everyone)</text:p>
          </table:table-cell>
          <table:table-cell office:value-type="string">
            <text:p>Side Pocket </text:p>
          </table:table-cell>
          <table:table-cell table:number-columns-repeated="2" office:value-type="string">
            <text:p>Data East Corporation</text:p>
          </table:table-cell>
          <table:table-cell office:value-type="string">
            <text:p>Sports/Pool and Dart</text:p>
          </table:table-cell>
          <table:table-cell office:value-type="string">
            <text:p>3.5</text:p>
          </table:table-cell>
          <table:table-cell office:value-type="string">
            <text:p>1-2 Players</text:p>
          </table:table-cell>
          <table:table-cell office:value-type="string">
            <text:p>While en route to a charity game in Tokyo, basketball star Shaquille O'Neill (called "Shaq" for short) is drawn into an alternate dimension by a local man who believes only Shaq can save his grandson. Once there, he must fight a succession of 11 opponents, one at a time, with gameplay resembling Street Fighter 2 or Mortal Kombat.****The game's graphics used similar rotoscoping techniques (similar to those used in Flashback or Prince of Persia) making Shaq's 7'2" frame is represented. As well as the story mode, the player can play individual fights, either with 1 or 2 players, although one human player must always be Shaq. Shaq can jump a huge distance, although he struggles to block.</text:p>
          </table:table-cell>
          <table:table-cell table:formula="of:=CONCATENATE(&quot;&lt;game name=&quot;;CHAR(34);[.A429];CHAR(34);&quot;&gt; &lt;year&gt;&quot;;[.B429];&quot;&lt;/year&gt; &lt;rating&gt;&quot;;[.C429];&quot;&lt;/rating&gt; &lt;title&gt;&quot;;[.D429];&quot;&lt;/title&gt; &lt;pub&gt;&quot;;[.E429];&quot;&lt;/pub&gt; &lt;dev&gt;&quot;;[.F429];&quot;&lt;/dev&gt; &lt;genre&gt;&quot;;[.G429];&quot;&lt;/genre&gt; &lt;score&gt;&quot;;[.H429];&quot;&lt;/score&gt; &lt;player&gt;&quot;;[.I429];&quot;&lt;/player&gt; &lt;story&gt;&quot;;[.J429];&quot;&lt;/story&gt; &lt;/game&gt;&quot;)" office:value-type="string" office:string-value="&lt;game name=&quot;Side Pocket (World)&quot;&gt; &lt;year&gt;1990&lt;/year&gt; &lt;rating&gt;ESRB - E (Everyone)&lt;/rating&gt; &lt;title&gt;Side Pocket &lt;/title&gt; &lt;pub&gt;Data East Corporation&lt;/pub&gt; &lt;dev&gt;Data East Corporation&lt;/dev&gt; &lt;genre&gt;Sports/Pool and Dart&lt;/genre&gt; &lt;score&gt;3.5&lt;/score&gt; &lt;player&gt;1-2 Players&lt;/player&gt; &lt;story&gt;While en route to a charity game in Tokyo, basketball star Shaquille O'Neill (called &quot;Shaq&quot; for short) is drawn into an alternate dimension by a local man who believes only Shaq can save his grandson. Once there, he must fight a succession of 11 opponents, one at a time, with gameplay resembling Street Fighter 2 or Mortal Kombat.****The game's graphics used similar rotoscoping techniques (similar to those used in Flashback or Prince of Persia) making Shaq's 7'2&quot; frame is represented. As well as the story mode, the player can play individual fights, either with 1 or 2 players, although one human player must always be Shaq. Shaq can jump a huge distance, although he struggles to block.&lt;/story&gt; &lt;/game&gt;">
            <text:p>&lt;game name="Side Pocket (World)"&gt; &lt;year&gt;1990&lt;/year&gt; &lt;rating&gt;ESRB - E (Everyone)&lt;/rating&gt; &lt;title&gt;Side Pocket &lt;/title&gt; &lt;pub&gt;Data East Corporation&lt;/pub&gt; &lt;dev&gt;Data East Corporation&lt;/dev&gt; &lt;genre&gt;Sports/Pool and Dart&lt;/genre&gt; &lt;score&gt;3.5&lt;/score&gt; &lt;player&gt;1-2 Players&lt;/player&gt; &lt;story&gt;While en route to a charity game in Tokyo, basketball star Shaquille O'Neill (called "Shaq" for short) is drawn into an alternate dimension by a local man who believes only Shaq can save his grandson. Once there, he must fight a succession of 11 opponents, one at a time, with gameplay resembling Street Fighter 2 or Mortal Kombat.****The game's graphics used similar rotoscoping techniques (similar to those used in Flashback or Prince of Persia) making Shaq's 7'2" frame is represented. As well as the story mode, the player can play individual fights, either with 1 or 2 players, although one human player must always be Shaq. Shaq can jump a huge distance, although he struggles to block.&lt;/story&gt; &lt;/game&gt;</text:p>
          </table:table-cell>
        </table:table-row>
        <table:table-row table:style-name="ro1">
          <table:table-cell office:value-type="string">
            <text:p>Simpsons Itchy &amp; Scratchy, The - Miniature Golf Madness (USA, Europe)</text:p>
          </table:table-cell>
          <table:table-cell office:value-type="float" office:value="1994">
            <text:p>1994</text:p>
          </table:table-cell>
          <table:table-cell office:value-type="string">
            <text:p>ESRB - E (Everyone)</text:p>
          </table:table-cell>
          <table:table-cell office:value-type="string">
            <text:p>Simpsons Itchy &amp; Scratchy, The - Miniature Golf Madness </text:p>
          </table:table-cell>
          <table:table-cell office:value-type="string">
            <text:p>Acclaim Entertainment, Inc.</text:p>
          </table:table-cell>
          <table:table-cell office:value-type="string">
            <text:p>Beam Software Pty., Ltd.</text:p>
          </table:table-cell>
          <table:table-cell office:value-type="string">
            <text:p>Sports/Golf</text:p>
          </table:table-cell>
          <table:table-cell office:value-type="string">
            <text:p>3.2</text:p>
          </table:table-cell>
          <table:table-cell office:value-type="string">
            <text:p>1 Player</text:p>
          </table:table-cell>
          <table:table-cell office:value-type="string">
            <text:p>This unusual title is based on a cartoon within a cartoon: <text:s/>The Itchy and Scratchy show from The Simpsons. <text:s/>In each episode of the cartoon, Itchy (a mouse) maims Scratchy (a cat) in some horribly gruesome manner. <text:s/>In this game, the characters take their aggressions to the mini-golf course.****You have to help Scratchy both score well on the golf course, and avoid Itchy to survive. <text:s/>The game is played from a side-scrolling perspective, much like a platformer. <text:s/>To fend off Itchy, you can pick up weapons like a baseball bat, or throwing knives.</text:p>
          </table:table-cell>
          <table:table-cell table:formula="of:=CONCATENATE(&quot;&lt;game name=&quot;;CHAR(34);[.A430];CHAR(34);&quot;&gt; &lt;year&gt;&quot;;[.B430];&quot;&lt;/year&gt; &lt;rating&gt;&quot;;[.C430];&quot;&lt;/rating&gt; &lt;title&gt;&quot;;[.D430];&quot;&lt;/title&gt; &lt;pub&gt;&quot;;[.E430];&quot;&lt;/pub&gt; &lt;dev&gt;&quot;;[.F430];&quot;&lt;/dev&gt; &lt;genre&gt;&quot;;[.G430];&quot;&lt;/genre&gt; &lt;score&gt;&quot;;[.H430];&quot;&lt;/score&gt; &lt;player&gt;&quot;;[.I430];&quot;&lt;/player&gt; &lt;story&gt;&quot;;[.J430];&quot;&lt;/story&gt; &lt;/game&gt;&quot;)" office:value-type="string" office:string-value="&lt;game name=&quot;Simpsons Itchy &amp; Scratchy, The - Miniature Golf Madness (USA, Europe)&quot;&gt; &lt;year&gt;1994&lt;/year&gt; &lt;rating&gt;ESRB - E (Everyone)&lt;/rating&gt; &lt;title&gt;Simpsons Itchy &amp; Scratchy, The - Miniature Golf Madness &lt;/title&gt; &lt;pub&gt;Acclaim Entertainment, Inc.&lt;/pub&gt; &lt;dev&gt;Beam Software Pty., Ltd.&lt;/dev&gt; &lt;genre&gt;Sports/Golf&lt;/genre&gt; &lt;score&gt;3.2&lt;/score&gt; &lt;player&gt;1 Player&lt;/player&gt; &lt;story&gt;This unusual title is based on a cartoon within a cartoon:  The Itchy and Scratchy show from The Simpsons.  In each episode of the cartoon, Itchy (a mouse) maims Scratchy (a cat) in some horribly gruesome manner.  In this game, the characters take their aggressions to the mini-golf course.****You have to help Scratchy both score well on the golf course, and avoid Itchy to survive.  The game is played from a side-scrolling perspective, much like a platformer.  To fend off Itchy, you can pick up weapons like a baseball bat, or throwing knives.&lt;/story&gt; &lt;/game&gt;">
            <text:p>&lt;game name="Simpsons Itchy &amp; Scratchy, The - Miniature Golf Madness (USA, Europe)"&gt; &lt;year&gt;1994&lt;/year&gt; &lt;rating&gt;ESRB - E (Everyone)&lt;/rating&gt; &lt;title&gt;Simpsons Itchy &amp; Scratchy, The - Miniature Golf Madness &lt;/title&gt; &lt;pub&gt;Acclaim Entertainment, Inc.&lt;/pub&gt; &lt;dev&gt;Beam Software Pty., Ltd.&lt;/dev&gt; &lt;genre&gt;Sports/Golf&lt;/genre&gt; &lt;score&gt;3.2&lt;/score&gt; &lt;player&gt;1 Player&lt;/player&gt; &lt;story&gt;This unusual title is based on a cartoon within a cartoon: <text:s/>The Itchy and Scratchy show from The Simpsons. <text:s/>In each episode of the cartoon, Itchy (a mouse) maims Scratchy (a cat) in some horribly gruesome manner. <text:s/>In this game, the characters take their aggressions to the mini-golf course.****You have to help Scratchy both score well on the golf course, and avoid Itchy to survive. <text:s/>The game is played from a side-scrolling perspective, much like a platformer. <text:s/>To fend off Itchy, you can pick up weapons like a baseball bat, or throwing knives.&lt;/story&gt; &lt;/game&gt;</text:p>
          </table:table-cell>
        </table:table-row>
        <table:table-row table:style-name="ro1">
          <table:table-cell office:value-type="string">
            <text:p>Simpsons, The - Bart &amp; the Beanstalk (USA, Europe)</text:p>
          </table:table-cell>
          <table:table-cell office:value-type="float" office:value="1994">
            <text:p>1994</text:p>
          </table:table-cell>
          <table:table-cell office:value-type="string">
            <text:p>ESRB - E (Everyone)</text:p>
          </table:table-cell>
          <table:table-cell office:value-type="string">
            <text:p>Simpsons, The - Bart &amp; the Beanstalk </text:p>
          </table:table-cell>
          <table:table-cell office:value-type="string">
            <text:p>Acclaim Entertainment, Inc.</text:p>
          </table:table-cell>
          <table:table-cell office:value-type="string">
            <text:p>Software Creations Ltd.</text:p>
          </table:table-cell>
          <table:table-cell office:value-type="string">
            <text:p>Platform</text:p>
          </table:table-cell>
          <table:table-cell office:value-type="string">
            <text:p>3.8</text:p>
          </table:table-cell>
          <table:table-cell office:value-type="string">
            <text:p>1 Player</text:p>
          </table:table-cell>
          <table:table-cell office:value-type="string">
            <text:p>The Simpsons: Bart &amp; the Beanstalk is a retelling of the English fairy tale Jack and the Beanstalk with Simpsons characters.****Bart Simpson is sent to trade the Simpsons' last cow for some food and he ends up trading it to Monty Burns for some magic beans and a slingshot. Homer Simpson spits the beans out the window where they grow into a massive stalk reaching into the clouds.****The game is a platformer with some shooter elements. The player, as Bart, must jump between platforms and vines through all sorts of tricky hazards to the giant's castle in the clouds and make it back down alive. Bart can use his slingshot and various weapons he finds along the way to defeat the enemies that block his path. There are seven levels in total.</text:p>
          </table:table-cell>
          <table:table-cell table:formula="of:=CONCATENATE(&quot;&lt;game name=&quot;;CHAR(34);[.A431];CHAR(34);&quot;&gt; &lt;year&gt;&quot;;[.B431];&quot;&lt;/year&gt; &lt;rating&gt;&quot;;[.C431];&quot;&lt;/rating&gt; &lt;title&gt;&quot;;[.D431];&quot;&lt;/title&gt; &lt;pub&gt;&quot;;[.E431];&quot;&lt;/pub&gt; &lt;dev&gt;&quot;;[.F431];&quot;&lt;/dev&gt; &lt;genre&gt;&quot;;[.G431];&quot;&lt;/genre&gt; &lt;score&gt;&quot;;[.H431];&quot;&lt;/score&gt; &lt;player&gt;&quot;;[.I431];&quot;&lt;/player&gt; &lt;story&gt;&quot;;[.J431];&quot;&lt;/story&gt; &lt;/game&gt;&quot;)" office:value-type="string" office:string-value="&lt;game name=&quot;Simpsons, The - Bart &amp; the Beanstalk (USA, Europe)&quot;&gt; &lt;year&gt;1994&lt;/year&gt; &lt;rating&gt;ESRB - E (Everyone)&lt;/rating&gt; &lt;title&gt;Simpsons, The - Bart &amp; the Beanstalk &lt;/title&gt; &lt;pub&gt;Acclaim Entertainment, Inc.&lt;/pub&gt; &lt;dev&gt;Software Creations Ltd.&lt;/dev&gt; &lt;genre&gt;Platform&lt;/genre&gt; &lt;score&gt;3.8&lt;/score&gt; &lt;player&gt;1 Player&lt;/player&gt; &lt;story&gt;The Simpsons: Bart &amp; the Beanstalk is a retelling of the English fairy tale Jack and the Beanstalk with Simpsons characters.****Bart Simpson is sent to trade the Simpsons' last cow for some food and he ends up trading it to Monty Burns for some magic beans and a slingshot. Homer Simpson spits the beans out the window where they grow into a massive stalk reaching into the clouds.****The game is a platformer with some shooter elements. The player, as Bart, must jump between platforms and vines through all sorts of tricky hazards to the giant's castle in the clouds and make it back down alive. Bart can use his slingshot and various weapons he finds along the way to defeat the enemies that block his path. There are seven levels in total.&lt;/story&gt; &lt;/game&gt;">
            <text:p>&lt;game name="Simpsons, The - Bart &amp; the Beanstalk (USA, Europe)"&gt; &lt;year&gt;1994&lt;/year&gt; &lt;rating&gt;ESRB - E (Everyone)&lt;/rating&gt; &lt;title&gt;Simpsons, The - Bart &amp; the Beanstalk &lt;/title&gt; &lt;pub&gt;Acclaim Entertainment, Inc.&lt;/pub&gt; &lt;dev&gt;Software Creations Ltd.&lt;/dev&gt; &lt;genre&gt;Platform&lt;/genre&gt; &lt;score&gt;3.8&lt;/score&gt; &lt;player&gt;1 Player&lt;/player&gt; &lt;story&gt;The Simpsons: Bart &amp; the Beanstalk is a retelling of the English fairy tale Jack and the Beanstalk with Simpsons characters.****Bart Simpson is sent to trade the Simpsons' last cow for some food and he ends up trading it to Monty Burns for some magic beans and a slingshot. Homer Simpson spits the beans out the window where they grow into a massive stalk reaching into the clouds.****The game is a platformer with some shooter elements. The player, as Bart, must jump between platforms and vines through all sorts of tricky hazards to the giant's castle in the clouds and make it back down alive. Bart can use his slingshot and various weapons he finds along the way to defeat the enemies that block his path. There are seven levels in total.&lt;/story&gt; &lt;/game&gt;</text:p>
          </table:table-cell>
        </table:table-row>
        <table:table-row table:style-name="ro1">
          <table:table-cell office:value-type="string">
            <text:p>Simpsons, The - Bart vs. the Juggernauts (USA, Europe)</text:p>
          </table:table-cell>
          <table:table-cell office:value-type="float" office:value="1992">
            <text:p>1992</text:p>
          </table:table-cell>
          <table:table-cell office:value-type="string">
            <text:p>ESRB - E (Everyone)</text:p>
          </table:table-cell>
          <table:table-cell office:value-type="string">
            <text:p>Simpsons, The - Bart vs. the Juggernauts </text:p>
          </table:table-cell>
          <table:table-cell office:value-type="string">
            <text:p>Acclaim Entertainment, Inc.</text:p>
          </table:table-cell>
          <table:table-cell office:value-type="string">
            <text:p>Imagineering Inc.</text:p>
          </table:table-cell>
          <table:table-cell office:value-type="string">
            <text:p>Action</text:p>
          </table:table-cell>
          <table:table-cell office:value-type="string">
            <text:p>3.4</text:p>
          </table:table-cell>
          <table:table-cell office:value-type="string">
            <text:p>1 Player</text:p>
          </table:table-cell>
          <table:table-cell office:value-type="string">
            <text:p>Bart versus The Juggernauts is both a Simpsons game and a parody of the "American Gladiators" style TV shows that were popular in the early 90's. <text:s text:c="2"/>The premise is that Bart is a contestant in a series of goofy contests that pits him against various Springfield characters.****Gameplay is basically series of mini-games that vaguely mimic other sports such as skateboarding, wrestling, and basketball.</text:p>
          </table:table-cell>
          <table:table-cell table:formula="of:=CONCATENATE(&quot;&lt;game name=&quot;;CHAR(34);[.A432];CHAR(34);&quot;&gt; &lt;year&gt;&quot;;[.B432];&quot;&lt;/year&gt; &lt;rating&gt;&quot;;[.C432];&quot;&lt;/rating&gt; &lt;title&gt;&quot;;[.D432];&quot;&lt;/title&gt; &lt;pub&gt;&quot;;[.E432];&quot;&lt;/pub&gt; &lt;dev&gt;&quot;;[.F432];&quot;&lt;/dev&gt; &lt;genre&gt;&quot;;[.G432];&quot;&lt;/genre&gt; &lt;score&gt;&quot;;[.H432];&quot;&lt;/score&gt; &lt;player&gt;&quot;;[.I432];&quot;&lt;/player&gt; &lt;story&gt;&quot;;[.J432];&quot;&lt;/story&gt; &lt;/game&gt;&quot;)" office:value-type="string" office:string-value="&lt;game name=&quot;Simpsons, The - Bart vs. the Juggernauts (USA, Europe)&quot;&gt; &lt;year&gt;1992&lt;/year&gt; &lt;rating&gt;ESRB - E (Everyone)&lt;/rating&gt; &lt;title&gt;Simpsons, The - Bart vs. the Juggernauts &lt;/title&gt; &lt;pub&gt;Acclaim Entertainment, Inc.&lt;/pub&gt; &lt;dev&gt;Imagineering Inc.&lt;/dev&gt; &lt;genre&gt;Action&lt;/genre&gt; &lt;score&gt;3.4&lt;/score&gt; &lt;player&gt;1 Player&lt;/player&gt; &lt;story&gt;Bart versus The Juggernauts is both a Simpsons game and a parody of the &quot;American Gladiators&quot; style TV shows that were popular in the early 90's.   The premise is that Bart is a contestant in a series of goofy contests that pits him against various Springfield characters.****Gameplay is basically series of mini-games that vaguely mimic other sports such as skateboarding, wrestling, and basketball.&lt;/story&gt; &lt;/game&gt;">
            <text:p>&lt;game name="Simpsons, The - Bart vs. the Juggernauts (USA, Europe)"&gt; &lt;year&gt;1992&lt;/year&gt; &lt;rating&gt;ESRB - E (Everyone)&lt;/rating&gt; &lt;title&gt;Simpsons, The - Bart vs. the Juggernauts &lt;/title&gt; &lt;pub&gt;Acclaim Entertainment, Inc.&lt;/pub&gt; &lt;dev&gt;Imagineering Inc.&lt;/dev&gt; &lt;genre&gt;Action&lt;/genre&gt; &lt;score&gt;3.4&lt;/score&gt; &lt;player&gt;1 Player&lt;/player&gt; &lt;story&gt;Bart versus The Juggernauts is both a Simpsons game and a parody of the "American Gladiators" style TV shows that were popular in the early 90's. <text:s text:c="2"/>The premise is that Bart is a contestant in a series of goofy contests that pits him against various Springfield characters.****Gameplay is basically series of mini-games that vaguely mimic other sports such as skateboarding, wrestling, and basketball.&lt;/story&gt; &lt;/game&gt;</text:p>
          </table:table-cell>
        </table:table-row>
        <table:table-row table:style-name="ro1">
          <table:table-cell office:value-type="string">
            <text:p>Skate or Die - Bad 'N Rad (USA)</text:p>
          </table:table-cell>
          <table:table-cell office:value-type="float" office:value="1990">
            <text:p>1990</text:p>
          </table:table-cell>
          <table:table-cell office:value-type="string">
            <text:p>ESRB - E (Everyone)</text:p>
          </table:table-cell>
          <table:table-cell office:value-type="string">
            <text:p>Skate or Die - Bad 'N Rad </text:p>
          </table:table-cell>
          <table:table-cell office:value-type="string">
            <text:p>Konami, Inc.</text:p>
          </table:table-cell>
          <table:table-cell office:value-type="string">
            <text:p>Konami Industry Co. Ltd.</text:p>
          </table:table-cell>
          <table:table-cell office:value-type="string">
            <text:p>Sports/Skateboarding</text:p>
          </table:table-cell>
          <table:table-cell office:value-type="string">
            <text:p>3.3</text:p>
          </table:table-cell>
          <table:table-cell office:value-type="string">
            <text:p>1 Player</text:p>
          </table:table-cell>
          <table:table-cell office:value-type="string">
            <text:p>Skate Or Die: Bad'N Rad is a Jump'N Run that consists of 7 levels, three of which are viewed from a top-down perspective. The side-scrolling levels play similar to other Jump'N Runs, as you have to avoid obstacles and kill enemies by jumping on them. However, since you are on a skateboard, speed plays an important role, meaning that you cannot immediately stop and sometimes need to drive at full speed to manage wider jumps. The top-down levels play more similar to other Skate Or Die games as gradients influence your driving while you are trying to avoid obstacles, enemies and deadly spikes.</text:p>
          </table:table-cell>
          <table:table-cell table:formula="of:=CONCATENATE(&quot;&lt;game name=&quot;;CHAR(34);[.A433];CHAR(34);&quot;&gt; &lt;year&gt;&quot;;[.B433];&quot;&lt;/year&gt; &lt;rating&gt;&quot;;[.C433];&quot;&lt;/rating&gt; &lt;title&gt;&quot;;[.D433];&quot;&lt;/title&gt; &lt;pub&gt;&quot;;[.E433];&quot;&lt;/pub&gt; &lt;dev&gt;&quot;;[.F433];&quot;&lt;/dev&gt; &lt;genre&gt;&quot;;[.G433];&quot;&lt;/genre&gt; &lt;score&gt;&quot;;[.H433];&quot;&lt;/score&gt; &lt;player&gt;&quot;;[.I433];&quot;&lt;/player&gt; &lt;story&gt;&quot;;[.J433];&quot;&lt;/story&gt; &lt;/game&gt;&quot;)" office:value-type="string" office:string-value="&lt;game name=&quot;Skate or Die - Bad 'N Rad (USA)&quot;&gt; &lt;year&gt;1990&lt;/year&gt; &lt;rating&gt;ESRB - E (Everyone)&lt;/rating&gt; &lt;title&gt;Skate or Die - Bad 'N Rad &lt;/title&gt; &lt;pub&gt;Konami, Inc.&lt;/pub&gt; &lt;dev&gt;Konami Industry Co. Ltd.&lt;/dev&gt; &lt;genre&gt;Sports/Skateboarding&lt;/genre&gt; &lt;score&gt;3.3&lt;/score&gt; &lt;player&gt;1 Player&lt;/player&gt; &lt;story&gt;Skate Or Die: Bad'N Rad is a Jump'N Run that consists of 7 levels, three of which are viewed from a top-down perspective. The side-scrolling levels play similar to other Jump'N Runs, as you have to avoid obstacles and kill enemies by jumping on them. However, since you are on a skateboard, speed plays an important role, meaning that you cannot immediately stop and sometimes need to drive at full speed to manage wider jumps. The top-down levels play more similar to other Skate Or Die games as gradients influence your driving while you are trying to avoid obstacles, enemies and deadly spikes.&lt;/story&gt; &lt;/game&gt;">
            <text:p>&lt;game name="Skate or Die - Bad 'N Rad (USA)"&gt; &lt;year&gt;1990&lt;/year&gt; &lt;rating&gt;ESRB - E (Everyone)&lt;/rating&gt; &lt;title&gt;Skate or Die - Bad 'N Rad &lt;/title&gt; &lt;pub&gt;Konami, Inc.&lt;/pub&gt; &lt;dev&gt;Konami Industry Co. Ltd.&lt;/dev&gt; &lt;genre&gt;Sports/Skateboarding&lt;/genre&gt; &lt;score&gt;3.3&lt;/score&gt; &lt;player&gt;1 Player&lt;/player&gt; &lt;story&gt;Skate Or Die: Bad'N Rad is a Jump'N Run that consists of 7 levels, three of which are viewed from a top-down perspective. The side-scrolling levels play similar to other Jump'N Runs, as you have to avoid obstacles and kill enemies by jumping on them. However, since you are on a skateboard, speed plays an important role, meaning that you cannot immediately stop and sometimes need to drive at full speed to manage wider jumps. The top-down levels play more similar to other Skate Or Die games as gradients influence your driving while you are trying to avoid obstacles, enemies and deadly spikes.&lt;/story&gt; &lt;/game&gt;</text:p>
          </table:table-cell>
        </table:table-row>
        <table:table-row table:style-name="ro1">
          <table:table-cell office:value-type="string">
            <text:p>Skate or Die - Tour de Thrash (USA)</text:p>
          </table:table-cell>
          <table:table-cell office:value-type="float" office:value="1991">
            <text:p>1991</text:p>
          </table:table-cell>
          <table:table-cell office:value-type="string">
            <text:p>ESRB - E (Everyone)</text:p>
          </table:table-cell>
          <table:table-cell office:value-type="string">
            <text:p>Skate or Die - Tour de Thrash </text:p>
          </table:table-cell>
          <table:table-cell table:number-columns-repeated="2" office:value-type="string">
            <text:p>Electronic Arts, Inc.</text:p>
          </table:table-cell>
          <table:table-cell office:value-type="string">
            <text:p>Sports/Skateboarding</text:p>
          </table:table-cell>
          <table:table-cell office:value-type="string">
            <text:p>3.2</text:p>
          </table:table-cell>
          <table:table-cell office:value-type="string">
            <text:p>1-2 Players</text:p>
          </table:table-cell>
          <table:table-cell office:value-type="string">
            <text:p>Skate or Die: Tour de Thrash is a skateboard game with two playing modes. The first, "Retro Rocket Ramp" is almost identical to the ramp mode of Skate or Die 2: The Search for Double Trouble. The player is presented with a half-pipe shown from the side and skates on it. If one of the two sides is reached, stunts can be performed by pressing buttons. Which ones are performed depends on the speed and how long the buttons are pressed - the more dangerous, the more points they award. The goal is to gather as many points as possible in a limited amount of time. <text:s/>The second mode is called "Stale Fish Tour" which takes the player through championships all over the world. Here the skater is shown from behind and races inside a sustained half-pipe. The player can accelerate, brake, move left and right, jump and duck. The goal is to reach the end of the course within three minutes. There are various obstacles which need to be dodged, e.g. concrete walls - bumping into them (or skating over the borders of the half-pipe) means the loss of valuable time. Sometimes there is an AI skater to deal with. This mode can also be played against another human player.</text:p>
          </table:table-cell>
          <table:table-cell table:formula="of:=CONCATENATE(&quot;&lt;game name=&quot;;CHAR(34);[.A434];CHAR(34);&quot;&gt; &lt;year&gt;&quot;;[.B434];&quot;&lt;/year&gt; &lt;rating&gt;&quot;;[.C434];&quot;&lt;/rating&gt; &lt;title&gt;&quot;;[.D434];&quot;&lt;/title&gt; &lt;pub&gt;&quot;;[.E434];&quot;&lt;/pub&gt; &lt;dev&gt;&quot;;[.F434];&quot;&lt;/dev&gt; &lt;genre&gt;&quot;;[.G434];&quot;&lt;/genre&gt; &lt;score&gt;&quot;;[.H434];&quot;&lt;/score&gt; &lt;player&gt;&quot;;[.I434];&quot;&lt;/player&gt; &lt;story&gt;&quot;;[.J434];&quot;&lt;/story&gt; &lt;/game&gt;&quot;)" office:value-type="string" office:string-value="&lt;game name=&quot;Skate or Die - Tour de Thrash (USA)&quot;&gt; &lt;year&gt;1991&lt;/year&gt; &lt;rating&gt;ESRB - E (Everyone)&lt;/rating&gt; &lt;title&gt;Skate or Die - Tour de Thrash &lt;/title&gt; &lt;pub&gt;Electronic Arts, Inc.&lt;/pub&gt; &lt;dev&gt;Electronic Arts, Inc.&lt;/dev&gt; &lt;genre&gt;Sports/Skateboarding&lt;/genre&gt; &lt;score&gt;3.2&lt;/score&gt; &lt;player&gt;1-2 Players&lt;/player&gt; &lt;story&gt;Skate or Die: Tour de Thrash is a skateboard game with two playing modes. The first, &quot;Retro Rocket Ramp&quot; is almost identical to the ramp mode of Skate or Die 2: The Search for Double Trouble. The player is presented with a half-pipe shown from the side and skates on it. If one of the two sides is reached, stunts can be performed by pressing buttons. Which ones are performed depends on the speed and how long the buttons are pressed - the more dangerous, the more points they award. The goal is to gather as many points as possible in a limited amount of time.  The second mode is called &quot;Stale Fish Tour&quot; which takes the player through championships all over the world. Here the skater is shown from behind and races inside a sustained half-pipe. The player can accelerate, brake, move left and right, jump and duck. The goal is to reach the end of the course within three minutes. There are various obstacles which need to be dodged, e.g. concrete walls - bumping into them (or skating over the borders of the half-pipe) means the loss of valuable time. Sometimes there is an AI skater to deal with. This mode can also be played against another human player.&lt;/story&gt; &lt;/game&gt;">
            <text:p>&lt;game name="Skate or Die - Tour de Thrash (USA)"&gt; &lt;year&gt;1991&lt;/year&gt; &lt;rating&gt;ESRB - E (Everyone)&lt;/rating&gt; &lt;title&gt;Skate or Die - Tour de Thrash &lt;/title&gt; &lt;pub&gt;Electronic Arts, Inc.&lt;/pub&gt; &lt;dev&gt;Electronic Arts, Inc.&lt;/dev&gt; &lt;genre&gt;Sports/Skateboarding&lt;/genre&gt; &lt;score&gt;3.2&lt;/score&gt; &lt;player&gt;1-2 Players&lt;/player&gt; &lt;story&gt;Skate or Die: Tour de Thrash is a skateboard game with two playing modes. The first, "Retro Rocket Ramp" is almost identical to the ramp mode of Skate or Die 2: The Search for Double Trouble. The player is presented with a half-pipe shown from the side and skates on it. If one of the two sides is reached, stunts can be performed by pressing buttons. Which ones are performed depends on the speed and how long the buttons are pressed - the more dangerous, the more points they award. The goal is to gather as many points as possible in a limited amount of time. <text:s/>The second mode is called "Stale Fish Tour" which takes the player through championships all over the world. Here the skater is shown from behind and races inside a sustained half-pipe. The player can accelerate, brake, move left and right, jump and duck. The goal is to reach the end of the course within three minutes. There are various obstacles which need to be dodged, e.g. concrete walls - bumping into them (or skating over the borders of the half-pipe) means the loss of valuable time. Sometimes there is an AI skater to deal with. This mode can also be played against another human player.&lt;/story&gt; &lt;/game&gt;</text:p>
          </table:table-cell>
        </table:table-row>
        <table:table-row table:style-name="ro1">
          <table:table-cell office:value-type="string">
            <text:p>Small Soldiers (USA, Europe)</text:p>
          </table:table-cell>
          <table:table-cell office:value-type="float" office:value="1998">
            <text:p>1998</text:p>
          </table:table-cell>
          <table:table-cell office:value-type="string">
            <text:p>ESRB - E (Everyone)</text:p>
          </table:table-cell>
          <table:table-cell office:value-type="string">
            <text:p>Small Soldiers </text:p>
          </table:table-cell>
          <table:table-cell office:value-type="string">
            <text:p>THQ Inc.</text:p>
          </table:table-cell>
          <table:table-cell office:value-type="string">
            <text:p>Tiertex Design Studios</text:p>
          </table:table-cell>
          <table:table-cell office:value-type="string">
            <text:p>Platform</text:p>
          </table:table-cell>
          <table:table-cell office:value-type="string">
            <text:p>2.5</text:p>
          </table:table-cell>
          <table:table-cell office:value-type="string">
            <text:p>1 Player</text:p>
          </table:table-cell>
          <table:table-cell office:value-type="string">
            <text:p>Small Soldiers is a platformer based on the movie of the same name. The plot revolves around a war between two factions of toy soldiers, the Gorgonites and the the Commando Elite. The player takes the role of Archer, the leader of the Gorgonites, who has to cross five levels while facing the Commando Elite's soldiers. <text:s/>The goal is simply to find the goal without dying; in one instance within a hidden time limit. However, during the first four levels Archer is completely defenseless and has to dodge the enemies. The last level introduces two new gameplay mechanics: a bow which stuns enemies and simple switch puzzles. The levels are side-scrolling, but there are junctions.</text:p>
          </table:table-cell>
          <table:table-cell table:formula="of:=CONCATENATE(&quot;&lt;game name=&quot;;CHAR(34);[.A435];CHAR(34);&quot;&gt; &lt;year&gt;&quot;;[.B435];&quot;&lt;/year&gt; &lt;rating&gt;&quot;;[.C435];&quot;&lt;/rating&gt; &lt;title&gt;&quot;;[.D435];&quot;&lt;/title&gt; &lt;pub&gt;&quot;;[.E435];&quot;&lt;/pub&gt; &lt;dev&gt;&quot;;[.F435];&quot;&lt;/dev&gt; &lt;genre&gt;&quot;;[.G435];&quot;&lt;/genre&gt; &lt;score&gt;&quot;;[.H435];&quot;&lt;/score&gt; &lt;player&gt;&quot;;[.I435];&quot;&lt;/player&gt; &lt;story&gt;&quot;;[.J435];&quot;&lt;/story&gt; &lt;/game&gt;&quot;)" office:value-type="string" office:string-value="&lt;game name=&quot;Small Soldiers (USA, Europe)&quot;&gt; &lt;year&gt;1998&lt;/year&gt; &lt;rating&gt;ESRB - E (Everyone)&lt;/rating&gt; &lt;title&gt;Small Soldiers &lt;/title&gt; &lt;pub&gt;THQ Inc.&lt;/pub&gt; &lt;dev&gt;Tiertex Design Studios&lt;/dev&gt; &lt;genre&gt;Platform&lt;/genre&gt; &lt;score&gt;2.5&lt;/score&gt; &lt;player&gt;1 Player&lt;/player&gt; &lt;story&gt;Small Soldiers is a platformer based on the movie of the same name. The plot revolves around a war between two factions of toy soldiers, the Gorgonites and the the Commando Elite. The player takes the role of Archer, the leader of the Gorgonites, who has to cross five levels while facing the Commando Elite's soldiers.  The goal is simply to find the goal without dying; in one instance within a hidden time limit. However, during the first four levels Archer is completely defenseless and has to dodge the enemies. The last level introduces two new gameplay mechanics: a bow which stuns enemies and simple switch puzzles. The levels are side-scrolling, but there are junctions.&lt;/story&gt; &lt;/game&gt;">
            <text:p>&lt;game name="Small Soldiers (USA, Europe)"&gt; &lt;year&gt;1998&lt;/year&gt; &lt;rating&gt;ESRB - E (Everyone)&lt;/rating&gt; &lt;title&gt;Small Soldiers &lt;/title&gt; &lt;pub&gt;THQ Inc.&lt;/pub&gt; &lt;dev&gt;Tiertex Design Studios&lt;/dev&gt; &lt;genre&gt;Platform&lt;/genre&gt; &lt;score&gt;2.5&lt;/score&gt; &lt;player&gt;1 Player&lt;/player&gt; &lt;story&gt;Small Soldiers is a platformer based on the movie of the same name. The plot revolves around a war between two factions of toy soldiers, the Gorgonites and the the Commando Elite. The player takes the role of Archer, the leader of the Gorgonites, who has to cross five levels while facing the Commando Elite's soldiers. <text:s/>The goal is simply to find the goal without dying; in one instance within a hidden time limit. However, during the first four levels Archer is completely defenseless and has to dodge the enemies. The last level introduces two new gameplay mechanics: a bow which stuns enemies and simple switch puzzles. The levels are side-scrolling, but there are junctions.&lt;/story&gt; &lt;/game&gt;</text:p>
          </table:table-cell>
        </table:table-row>
        <table:table-row table:style-name="ro1">
          <table:table-cell office:value-type="string">
            <text:p>Smurfs Nightmare, The (Europe)</text:p>
          </table:table-cell>
          <table:table-cell office:value-type="float" office:value="1997">
            <text:p>1997</text:p>
          </table:table-cell>
          <table:table-cell office:value-type="string">
            <text:p>ESRB - E (Everyone)</text:p>
          </table:table-cell>
          <table:table-cell office:value-type="string">
            <text:p>Smurfs Nightmare, The </text:p>
          </table:table-cell>
          <table:table-cell office:value-type="string">
            <text:p>Infogrames Multimedia SA</text:p>
          </table:table-cell>
          <table:table-cell office:value-type="string">
            <text:p>Velez &amp; Dubail</text:p>
          </table:table-cell>
          <table:table-cell office:value-type="string">
            <text:p>Platform</text:p>
          </table:table-cell>
          <table:table-cell office:value-type="string">
            <text:p>3.7</text:p>
          </table:table-cell>
          <table:table-cell office:value-type="string">
            <text:p>1 Player</text:p>
          </table:table-cell>
          <table:table-cell office:value-type="string">
            <text:p>The Smurfs' Nightmare is the third installment of the Smurfs series about little blue dwarfs and their arch-nemesis, evil wizard Gargamel.****This time evil Gargamel casts an evil spell on the Smurf village. All the sleeping Smurfs are trapped inside horrible nightmares. And you, brave Smurf, should go into their houses and rescue them. To enter the house you should have a key for it. Each house represents a different environment as well as different monsters and goals.****The gameplay is flown in 3rd-person side-scrolling view, where you should move, jump on the opponents to eliminate them, use different mechanisms to reach certain places, and collect the necessary number of magical leaves to finish the level. Different goals should be performed also such as to find the carrot in the Kitchen, etc.****The game was made in French, German, English, and Spanish.</text:p>
          </table:table-cell>
          <table:table-cell table:formula="of:=CONCATENATE(&quot;&lt;game name=&quot;;CHAR(34);[.A436];CHAR(34);&quot;&gt; &lt;year&gt;&quot;;[.B436];&quot;&lt;/year&gt; &lt;rating&gt;&quot;;[.C436];&quot;&lt;/rating&gt; &lt;title&gt;&quot;;[.D436];&quot;&lt;/title&gt; &lt;pub&gt;&quot;;[.E436];&quot;&lt;/pub&gt; &lt;dev&gt;&quot;;[.F436];&quot;&lt;/dev&gt; &lt;genre&gt;&quot;;[.G436];&quot;&lt;/genre&gt; &lt;score&gt;&quot;;[.H436];&quot;&lt;/score&gt; &lt;player&gt;&quot;;[.I436];&quot;&lt;/player&gt; &lt;story&gt;&quot;;[.J436];&quot;&lt;/story&gt; &lt;/game&gt;&quot;)" office:value-type="string" office:string-value="&lt;game name=&quot;Smurfs Nightmare, The (Europe)&quot;&gt; &lt;year&gt;1997&lt;/year&gt; &lt;rating&gt;ESRB - E (Everyone)&lt;/rating&gt; &lt;title&gt;Smurfs Nightmare, The &lt;/title&gt; &lt;pub&gt;Infogrames Multimedia SA&lt;/pub&gt; &lt;dev&gt;Velez &amp; Dubail&lt;/dev&gt; &lt;genre&gt;Platform&lt;/genre&gt; &lt;score&gt;3.7&lt;/score&gt; &lt;player&gt;1 Player&lt;/player&gt; &lt;story&gt;The Smurfs' Nightmare is the third installment of the Smurfs series about little blue dwarfs and their arch-nemesis, evil wizard Gargamel.****This time evil Gargamel casts an evil spell on the Smurf village. All the sleeping Smurfs are trapped inside horrible nightmares. And you, brave Smurf, should go into their houses and rescue them. To enter the house you should have a key for it. Each house represents a different environment as well as different monsters and goals.****The gameplay is flown in 3rd-person side-scrolling view, where you should move, jump on the opponents to eliminate them, use different mechanisms to reach certain places, and collect the necessary number of magical leaves to finish the level. Different goals should be performed also such as to find the carrot in the Kitchen, etc.****The game was made in French, German, English, and Spanish.&lt;/story&gt; &lt;/game&gt;">
            <text:p>&lt;game name="Smurfs Nightmare, The (Europe)"&gt; &lt;year&gt;1997&lt;/year&gt; &lt;rating&gt;ESRB - E (Everyone)&lt;/rating&gt; &lt;title&gt;Smurfs Nightmare, The &lt;/title&gt; &lt;pub&gt;Infogrames Multimedia SA&lt;/pub&gt; &lt;dev&gt;Velez &amp; Dubail&lt;/dev&gt; &lt;genre&gt;Platform&lt;/genre&gt; &lt;score&gt;3.7&lt;/score&gt; &lt;player&gt;1 Player&lt;/player&gt; &lt;story&gt;The Smurfs' Nightmare is the third installment of the Smurfs series about little blue dwarfs and their arch-nemesis, evil wizard Gargamel.****This time evil Gargamel casts an evil spell on the Smurf village. All the sleeping Smurfs are trapped inside horrible nightmares. And you, brave Smurf, should go into their houses and rescue them. To enter the house you should have a key for it. Each house represents a different environment as well as different monsters and goals.****The gameplay is flown in 3rd-person side-scrolling view, where you should move, jump on the opponents to eliminate them, use different mechanisms to reach certain places, and collect the necessary number of magical leaves to finish the level. Different goals should be performed also such as to find the carrot in the Kitchen, etc.****The game was made in French, German, English, and Spanish.&lt;/story&gt; &lt;/game&gt;</text:p>
          </table:table-cell>
        </table:table-row>
        <table:table-row table:style-name="ro1">
          <table:table-cell office:value-type="string">
            <text:p>Smurfs Travel the World, The (Europe)</text:p>
          </table:table-cell>
          <table:table-cell office:value-type="float" office:value="1995">
            <text:p>1995</text:p>
          </table:table-cell>
          <table:table-cell office:value-type="string">
            <text:p>ESRB - E (Everyone)</text:p>
          </table:table-cell>
          <table:table-cell office:value-type="string">
            <text:p>Smurfs Travel the World, The </text:p>
          </table:table-cell>
          <table:table-cell office:value-type="string">
            <text:p>Infogrames Europe SA</text:p>
          </table:table-cell>
          <table:table-cell office:value-type="string">
            <text:p>Virtual Studio</text:p>
          </table:table-cell>
          <table:table-cell office:value-type="string">
            <text:p>Platform</text:p>
          </table:table-cell>
          <table:table-cell office:value-type="string">
            <text:p>3.6</text:p>
          </table:table-cell>
          <table:table-cell office:value-type="string">
            <text:p>1 Player</text:p>
          </table:table-cell>
          <table:table-cell office:value-type="string">
            <text:p>The magic crystal has broken. And so inquisitive Smurf and Smurfette are teleported through time and all around the world. Sadly they discover that the whole world suffers from pollution. They set off to find the 21 crystals in each area and smurf the world's rubbish in order to get back to their European village. ****So you as male Smurf or female Smurfette should travel from one continent to another. The continents represent North Pole, Africa, Asia, North America, South America, and Australia, and each of them consists of 3 levels. On each level character should collect certain number of crystal shards, which in sum gives 21 crystal shards. During the level character should collect other items to raise a score, avoid or eliminate the enemies specific for each area jumping over them, swim somewhere, or run away from cougar. ****Certain parts of the game may be accessed via password.****The game is available in French/English/Spanish/German.</text:p>
          </table:table-cell>
          <table:table-cell table:formula="of:=CONCATENATE(&quot;&lt;game name=&quot;;CHAR(34);[.A437];CHAR(34);&quot;&gt; &lt;year&gt;&quot;;[.B437];&quot;&lt;/year&gt; &lt;rating&gt;&quot;;[.C437];&quot;&lt;/rating&gt; &lt;title&gt;&quot;;[.D437];&quot;&lt;/title&gt; &lt;pub&gt;&quot;;[.E437];&quot;&lt;/pub&gt; &lt;dev&gt;&quot;;[.F437];&quot;&lt;/dev&gt; &lt;genre&gt;&quot;;[.G437];&quot;&lt;/genre&gt; &lt;score&gt;&quot;;[.H437];&quot;&lt;/score&gt; &lt;player&gt;&quot;;[.I437];&quot;&lt;/player&gt; &lt;story&gt;&quot;;[.J437];&quot;&lt;/story&gt; &lt;/game&gt;&quot;)" office:value-type="string" office:string-value="&lt;game name=&quot;Smurfs Travel the World, The (Europe)&quot;&gt; &lt;year&gt;1995&lt;/year&gt; &lt;rating&gt;ESRB - E (Everyone)&lt;/rating&gt; &lt;title&gt;Smurfs Travel the World, The &lt;/title&gt; &lt;pub&gt;Infogrames Europe SA&lt;/pub&gt; &lt;dev&gt;Virtual Studio&lt;/dev&gt; &lt;genre&gt;Platform&lt;/genre&gt; &lt;score&gt;3.6&lt;/score&gt; &lt;player&gt;1 Player&lt;/player&gt; &lt;story&gt;The magic crystal has broken. And so inquisitive Smurf and Smurfette are teleported through time and all around the world. Sadly they discover that the whole world suffers from pollution. They set off to find the 21 crystals in each area and smurf the world's rubbish in order to get back to their European village. ****So you as male Smurf or female Smurfette should travel from one continent to another. The continents represent North Pole, Africa, Asia, North America, South America, and Australia, and each of them consists of 3 levels. On each level character should collect certain number of crystal shards, which in sum gives 21 crystal shards. During the level character should collect other items to raise a score, avoid or eliminate the enemies specific for each area jumping over them, swim somewhere, or run away from cougar. ****Certain parts of the game may be accessed via password.****The game is available in French/English/Spanish/German.&lt;/story&gt; &lt;/game&gt;">
            <text:p>&lt;game name="Smurfs Travel the World, The (Europe)"&gt; &lt;year&gt;1995&lt;/year&gt; &lt;rating&gt;ESRB - E (Everyone)&lt;/rating&gt; &lt;title&gt;Smurfs Travel the World, The &lt;/title&gt; &lt;pub&gt;Infogrames Europe SA&lt;/pub&gt; &lt;dev&gt;Virtual Studio&lt;/dev&gt; &lt;genre&gt;Platform&lt;/genre&gt; &lt;score&gt;3.6&lt;/score&gt; &lt;player&gt;1 Player&lt;/player&gt; &lt;story&gt;The magic crystal has broken. And so inquisitive Smurf and Smurfette are teleported through time and all around the world. Sadly they discover that the whole world suffers from pollution. They set off to find the 21 crystals in each area and smurf the world's rubbish in order to get back to their European village. ****So you as male Smurf or female Smurfette should travel from one continent to another. The continents represent North Pole, Africa, Asia, North America, South America, and Australia, and each of them consists of 3 levels. On each level character should collect certain number of crystal shards, which in sum gives 21 crystal shards. During the level character should collect other items to raise a score, avoid or eliminate the enemies specific for each area jumping over them, swim somewhere, or run away from cougar. ****Certain parts of the game may be accessed via password.****The game is available in French/English/Spanish/German.&lt;/story&gt; &lt;/game&gt;</text:p>
          </table:table-cell>
        </table:table-row>
        <table:table-row table:style-name="ro1">
          <table:table-cell office:value-type="string">
            <text:p>Smurfs, The (USA, Europe) (Rev A)</text:p>
          </table:table-cell>
          <table:table-cell office:value-type="float" office:value="1994">
            <text:p>1994</text:p>
          </table:table-cell>
          <table:table-cell office:value-type="string">
            <text:p>ESRB - E (Everyone)</text:p>
          </table:table-cell>
          <table:table-cell office:value-type="string">
            <text:p>Smurfs, The </text:p>
          </table:table-cell>
          <table:table-cell table:number-columns-repeated="2" office:value-type="string">
            <text:p>Infogrames Europe SA</text:p>
          </table:table-cell>
          <table:table-cell office:value-type="string">
            <text:p>Platform</text:p>
          </table:table-cell>
          <table:table-cell office:value-type="string">
            <text:p>3.5</text:p>
          </table:table-cell>
          <table:table-cell office:value-type="string">
            <text:p>1 Player</text:p>
          </table:table-cell>
          <table:table-cell office:value-type="string">
            <text:p>The evil Gargamel has captured three of the smurfs, so that he can have them for dinner (Once again). One of the smurfs must go out on a dangerous journey and rescue the captured smurfs. Beat the first two bosses to rescue the first two smurfs, then you can take on Gargamel. Make your way through forests, swamps, mountains, mines and more. Also ride storks, mine carts and logs to defeat Gargamel and his minions and to rescue the missing smurfs. ****On each level you must collect five stars in order to get access to the bonus level. (You don't have to collect the five stars in order to get through the main level) On the bonus level, try to collect as many bonuses as possible before the time runs out. There are three bonus levels: "The Dam", "The Mushrooms" and "The Butterflies".</text:p>
          </table:table-cell>
          <table:table-cell table:formula="of:=CONCATENATE(&quot;&lt;game name=&quot;;CHAR(34);[.A438];CHAR(34);&quot;&gt; &lt;year&gt;&quot;;[.B438];&quot;&lt;/year&gt; &lt;rating&gt;&quot;;[.C438];&quot;&lt;/rating&gt; &lt;title&gt;&quot;;[.D438];&quot;&lt;/title&gt; &lt;pub&gt;&quot;;[.E438];&quot;&lt;/pub&gt; &lt;dev&gt;&quot;;[.F438];&quot;&lt;/dev&gt; &lt;genre&gt;&quot;;[.G438];&quot;&lt;/genre&gt; &lt;score&gt;&quot;;[.H438];&quot;&lt;/score&gt; &lt;player&gt;&quot;;[.I438];&quot;&lt;/player&gt; &lt;story&gt;&quot;;[.J438];&quot;&lt;/story&gt; &lt;/game&gt;&quot;)" office:value-type="string" office:string-value="&lt;game name=&quot;Smurfs, The (USA, Europe) (Rev A)&quot;&gt; &lt;year&gt;1994&lt;/year&gt; &lt;rating&gt;ESRB - E (Everyone)&lt;/rating&gt; &lt;title&gt;Smurfs, The &lt;/title&gt; &lt;pub&gt;Infogrames Europe SA&lt;/pub&gt; &lt;dev&gt;Infogrames Europe SA&lt;/dev&gt; &lt;genre&gt;Platform&lt;/genre&gt; &lt;score&gt;3.5&lt;/score&gt; &lt;player&gt;1 Player&lt;/player&gt; &lt;story&gt;The evil Gargamel has captured three of the smurfs, so that he can have them for dinner (Once again). One of the smurfs must go out on a dangerous journey and rescue the captured smurfs. Beat the first two bosses to rescue the first two smurfs, then you can take on Gargamel. Make your way through forests, swamps, mountains, mines and more. Also ride storks, mine carts and logs to defeat Gargamel and his minions and to rescue the missing smurfs. ****On each level you must collect five stars in order to get access to the bonus level. (You don't have to collect the five stars in order to get through the main level) On the bonus level, try to collect as many bonuses as possible before the time runs out. There are three bonus levels: &quot;The Dam&quot;, &quot;The Mushrooms&quot; and &quot;The Butterflies&quot;.&lt;/story&gt; &lt;/game&gt;">
            <text:p>&lt;game name="Smurfs, The (USA, Europe) (Rev A)"&gt; &lt;year&gt;1994&lt;/year&gt; &lt;rating&gt;ESRB - E (Everyone)&lt;/rating&gt; &lt;title&gt;Smurfs, The &lt;/title&gt; &lt;pub&gt;Infogrames Europe SA&lt;/pub&gt; &lt;dev&gt;Infogrames Europe SA&lt;/dev&gt; &lt;genre&gt;Platform&lt;/genre&gt; &lt;score&gt;3.5&lt;/score&gt; &lt;player&gt;1 Player&lt;/player&gt; &lt;story&gt;The evil Gargamel has captured three of the smurfs, so that he can have them for dinner (Once again). One of the smurfs must go out on a dangerous journey and rescue the captured smurfs. Beat the first two bosses to rescue the first two smurfs, then you can take on Gargamel. Make your way through forests, swamps, mountains, mines and more. Also ride storks, mine carts and logs to defeat Gargamel and his minions and to rescue the missing smurfs. ****On each level you must collect five stars in order to get access to the bonus level. (You don't have to collect the five stars in order to get through the main level) On the bonus level, try to collect as many bonuses as possible before the time runs out. There are three bonus levels: "The Dam", "The Mushrooms" and "The Butterflies".&lt;/story&gt; &lt;/game&gt;</text:p>
          </table:table-cell>
        </table:table-row>
        <table:table-row table:style-name="ro1">
          <table:table-cell office:value-type="string">
            <text:p>Sneaky Snakes (USA, Europe)</text:p>
          </table:table-cell>
          <table:table-cell office:value-type="float" office:value="1991">
            <text:p>1991</text:p>
          </table:table-cell>
          <table:table-cell office:value-type="string">
            <text:p>ESRB - E (Everyone)</text:p>
          </table:table-cell>
          <table:table-cell office:value-type="string">
            <text:p>Sneaky Snakes </text:p>
          </table:table-cell>
          <table:table-cell office:value-type="string">
            <text:p>Tradewest, Inc.</text:p>
          </table:table-cell>
          <table:table-cell office:value-type="string">
            <text:p>Rare, Ltd.</text:p>
          </table:table-cell>
          <table:table-cell office:value-type="string">
            <text:p>Platform</text:p>
          </table:table-cell>
          <table:table-cell office:value-type="string">
            <text:p>3.1</text:p>
          </table:table-cell>
          <table:table-cell office:value-type="string">
            <text:p>1-2 Players</text:p>
          </table:table-cell>
          <table:table-cell office:value-type="string">
            <text:p>When Sonia Snake is kidnapped by the Nasty Nibbler, only two snakes can save her! <text:s/>It's up to Attila and Genghis to eat their way through sixteen tricky stages as they avoid nasty traps and open the exits by standing on the scales to open the exit door.****Sneaky Snakes is a pseudo-sequel to the NES game Snake, Rattle 'n Roll. <text:s/>However, instead of an isometric playfield, the game is this time a standard sidescrolling platformer. <text:s/>Players can play as Attila (or link up and play simultaneously with a friend as Genghis) through various devious levels. <text:s/>The goal of each level is to eat enough Nibbleys (round creatures which come in assorted flavors including balloons, jellyfish, joggers, and more) to earn enough tail segments. <text:s/>When your snake has enough segments, its body will flash, and you can weigh yourself to open the exit gate and progress to the next level.****Each level has a time limit of 99 seconds - if this runs out, a giant ax will appear, chasing after your snake until it eventually destroys it. <text:s/>To prevent this from occurring, you can collect clocks which add another 30 seconds to your time limit. <text:s/>You can also collect power ups such as increased jump height, tongue extensions, and diamonds which briefly make you invincible.</text:p>
          </table:table-cell>
          <table:table-cell table:formula="of:=CONCATENATE(&quot;&lt;game name=&quot;;CHAR(34);[.A439];CHAR(34);&quot;&gt; &lt;year&gt;&quot;;[.B439];&quot;&lt;/year&gt; &lt;rating&gt;&quot;;[.C439];&quot;&lt;/rating&gt; &lt;title&gt;&quot;;[.D439];&quot;&lt;/title&gt; &lt;pub&gt;&quot;;[.E439];&quot;&lt;/pub&gt; &lt;dev&gt;&quot;;[.F439];&quot;&lt;/dev&gt; &lt;genre&gt;&quot;;[.G439];&quot;&lt;/genre&gt; &lt;score&gt;&quot;;[.H439];&quot;&lt;/score&gt; &lt;player&gt;&quot;;[.I439];&quot;&lt;/player&gt; &lt;story&gt;&quot;;[.J439];&quot;&lt;/story&gt; &lt;/game&gt;&quot;)" office:value-type="string" office:string-value="&lt;game name=&quot;Sneaky Snakes (USA, Europe)&quot;&gt; &lt;year&gt;1991&lt;/year&gt; &lt;rating&gt;ESRB - E (Everyone)&lt;/rating&gt; &lt;title&gt;Sneaky Snakes &lt;/title&gt; &lt;pub&gt;Tradewest, Inc.&lt;/pub&gt; &lt;dev&gt;Rare, Ltd.&lt;/dev&gt; &lt;genre&gt;Platform&lt;/genre&gt; &lt;score&gt;3.1&lt;/score&gt; &lt;player&gt;1-2 Players&lt;/player&gt; &lt;story&gt;When Sonia Snake is kidnapped by the Nasty Nibbler, only two snakes can save her!  It's up to Attila and Genghis to eat their way through sixteen tricky stages as they avoid nasty traps and open the exits by standing on the scales to open the exit door.****Sneaky Snakes is a pseudo-sequel to the NES game Snake, Rattle 'n Roll.  However, instead of an isometric playfield, the game is this time a standard sidescrolling platformer.  Players can play as Attila (or link up and play simultaneously with a friend as Genghis) through various devious levels.  The goal of each level is to eat enough Nibbleys (round creatures which come in assorted flavors including balloons, jellyfish, joggers, and more) to earn enough tail segments.  When your snake has enough segments, its body will flash, and you can weigh yourself to open the exit gate and progress to the next level.****Each level has a time limit of 99 seconds - if this runs out, a giant ax will appear, chasing after your snake until it eventually destroys it.  To prevent this from occurring, you can collect clocks which add another 30 seconds to your time limit.  You can also collect power ups such as increased jump height, tongue extensions, and diamonds which briefly make you invincible.&lt;/story&gt; &lt;/game&gt;">
            <text:p>&lt;game name="Sneaky Snakes (USA, Europe)"&gt; &lt;year&gt;1991&lt;/year&gt; &lt;rating&gt;ESRB - E (Everyone)&lt;/rating&gt; &lt;title&gt;Sneaky Snakes &lt;/title&gt; &lt;pub&gt;Tradewest, Inc.&lt;/pub&gt; &lt;dev&gt;Rare, Ltd.&lt;/dev&gt; &lt;genre&gt;Platform&lt;/genre&gt; &lt;score&gt;3.1&lt;/score&gt; &lt;player&gt;1-2 Players&lt;/player&gt; &lt;story&gt;When Sonia Snake is kidnapped by the Nasty Nibbler, only two snakes can save her! <text:s/>It's up to Attila and Genghis to eat their way through sixteen tricky stages as they avoid nasty traps and open the exits by standing on the scales to open the exit door.****Sneaky Snakes is a pseudo-sequel to the NES game Snake, Rattle 'n Roll. <text:s/>However, instead of an isometric playfield, the game is this time a standard sidescrolling platformer. <text:s/>Players can play as Attila (or link up and play simultaneously with a friend as Genghis) through various devious levels. <text:s/>The goal of each level is to eat enough Nibbleys (round creatures which come in assorted flavors including balloons, jellyfish, joggers, and more) to earn enough tail segments. <text:s/>When your snake has enough segments, its body will flash, and you can weigh yourself to open the exit gate and progress to the next level.****Each level has a time limit of 99 seconds - if this runs out, a giant ax will appear, chasing after your snake until it eventually destroys it. <text:s/>To prevent this from occurring, you can collect clocks which add another 30 seconds to your time limit. <text:s/>You can also collect power ups such as increased jump height, tongue extensions, and diamonds which briefly make you invincible.&lt;/story&gt; &lt;/game&gt;</text:p>
          </table:table-cell>
        </table:table-row>
        <table:table-row table:style-name="ro1">
          <table:table-cell office:value-type="string">
            <text:p>Snoopy - Magic Show (USA, Europe)</text:p>
          </table:table-cell>
          <table:table-cell office:value-type="float" office:value="1990">
            <text:p>1990</text:p>
          </table:table-cell>
          <table:table-cell office:value-type="string">
            <text:p>ESRB - E (Everyone)</text:p>
          </table:table-cell>
          <table:table-cell office:value-type="string">
            <text:p>Snoopy - Magic Show </text:p>
          </table:table-cell>
          <table:table-cell office:value-type="string">
            <text:p>Seika</text:p>
          </table:table-cell>
          <table:table-cell office:value-type="string">
            <text:p>Kemco</text:p>
          </table:table-cell>
          <table:table-cell office:value-type="string">
            <text:p>Puzzle</text:p>
          </table:table-cell>
          <table:table-cell office:value-type="string">
            <text:p>3.1</text:p>
          </table:table-cell>
          <table:table-cell office:value-type="string">
            <text:p>1-2 Players</text:p>
          </table:table-cell>
          <table:table-cell office:value-type="string">
            <text:p>This is a puzzle game featuring several Peanuts characters. You play as the beagle magician Snoopy The Great whose bird friend, Woodstock, has been replicated by a dangerous Magic Ball Trick that goes out of control. Snoopy must rescue all the duplicate Woodstocks in each room within a time limit while avoiding the bouncing balls. Each room is an 8x9 grid which also contain blocks which can be pushed, one way arrows, warp zones and power-ups. There are 120 different rooms and passwords are used to start at levels you have beaten already. After level 60 to make things more difficult, Spike, Snoopy's brother will follow and try to catch him as well. The multiplayer is a vs mode where the second player plays Spike and attempts to catch Snoopy before he completes each room. </text:p>
          </table:table-cell>
          <table:table-cell table:formula="of:=CONCATENATE(&quot;&lt;game name=&quot;;CHAR(34);[.A440];CHAR(34);&quot;&gt; &lt;year&gt;&quot;;[.B440];&quot;&lt;/year&gt; &lt;rating&gt;&quot;;[.C440];&quot;&lt;/rating&gt; &lt;title&gt;&quot;;[.D440];&quot;&lt;/title&gt; &lt;pub&gt;&quot;;[.E440];&quot;&lt;/pub&gt; &lt;dev&gt;&quot;;[.F440];&quot;&lt;/dev&gt; &lt;genre&gt;&quot;;[.G440];&quot;&lt;/genre&gt; &lt;score&gt;&quot;;[.H440];&quot;&lt;/score&gt; &lt;player&gt;&quot;;[.I440];&quot;&lt;/player&gt; &lt;story&gt;&quot;;[.J440];&quot;&lt;/story&gt; &lt;/game&gt;&quot;)" office:value-type="string" office:string-value="&lt;game name=&quot;Snoopy - Magic Show (USA, Europe)&quot;&gt; &lt;year&gt;1990&lt;/year&gt; &lt;rating&gt;ESRB - E (Everyone)&lt;/rating&gt; &lt;title&gt;Snoopy - Magic Show &lt;/title&gt; &lt;pub&gt;Seika&lt;/pub&gt; &lt;dev&gt;Kemco&lt;/dev&gt; &lt;genre&gt;Puzzle&lt;/genre&gt; &lt;score&gt;3.1&lt;/score&gt; &lt;player&gt;1-2 Players&lt;/player&gt; &lt;story&gt;This is a puzzle game featuring several Peanuts characters. You play as the beagle magician Snoopy The Great whose bird friend, Woodstock, has been replicated by a dangerous Magic Ball Trick that goes out of control. Snoopy must rescue all the duplicate Woodstocks in each room within a time limit while avoiding the bouncing balls. Each room is an 8x9 grid which also contain blocks which can be pushed, one way arrows, warp zones and power-ups. There are 120 different rooms and passwords are used to start at levels you have beaten already. After level 60 to make things more difficult, Spike, Snoopy's brother will follow and try to catch him as well. The multiplayer is a vs mode where the second player plays Spike and attempts to catch Snoopy before he completes each room. &lt;/story&gt; &lt;/game&gt;">
            <text:p>&lt;game name="Snoopy - Magic Show (USA, Europe)"&gt; &lt;year&gt;1990&lt;/year&gt; &lt;rating&gt;ESRB - E (Everyone)&lt;/rating&gt; &lt;title&gt;Snoopy - Magic Show &lt;/title&gt; &lt;pub&gt;Seika&lt;/pub&gt; &lt;dev&gt;Kemco&lt;/dev&gt; &lt;genre&gt;Puzzle&lt;/genre&gt; &lt;score&gt;3.1&lt;/score&gt; &lt;player&gt;1-2 Players&lt;/player&gt; &lt;story&gt;This is a puzzle game featuring several Peanuts characters. You play as the beagle magician Snoopy The Great whose bird friend, Woodstock, has been replicated by a dangerous Magic Ball Trick that goes out of control. Snoopy must rescue all the duplicate Woodstocks in each room within a time limit while avoiding the bouncing balls. Each room is an 8x9 grid which also contain blocks which can be pushed, one way arrows, warp zones and power-ups. There are 120 different rooms and passwords are used to start at levels you have beaten already. After level 60 to make things more difficult, Spike, Snoopy's brother will follow and try to catch him as well. The multiplayer is a vs mode where the second player plays Spike and attempts to catch Snoopy before he completes each room. &lt;/story&gt; &lt;/game&gt;</text:p>
          </table:table-cell>
        </table:table-row>
        <table:table-row table:style-name="ro1">
          <table:table-cell office:value-type="string">
            <text:p>Snow Brothers (USA)</text:p>
          </table:table-cell>
          <table:table-cell office:value-type="float" office:value="1992">
            <text:p>1992</text:p>
          </table:table-cell>
          <table:table-cell office:value-type="string">
            <text:p>ESRB - E (Everyone)</text:p>
          </table:table-cell>
          <table:table-cell office:value-type="string">
            <text:p>Snow Brothers </text:p>
          </table:table-cell>
          <table:table-cell office:value-type="string">
            <text:p>Capcom U.S.A., Inc.</text:p>
          </table:table-cell>
          <table:table-cell office:value-type="string">
            <text:p>Toaplan Co., Ltd.</text:p>
          </table:table-cell>
          <table:table-cell office:value-type="string">
            <text:p>Platform</text:p>
          </table:table-cell>
          <table:table-cell office:value-type="string">
            <text:p>3.0</text:p>
          </table:table-cell>
          <table:table-cell office:value-type="string">
            <text:p>1 Player</text:p>
          </table:table-cell>
          <table:table-cell office:value-type="string">
            <text:p>Nick and Tom are two Princes living the dream with two beautiful princesses. When suddenly the evil King Scorch freezes Prince Nick and Tom and kidnaps the Princesses. Now Nick and Tom find themselves with abilities dealing with snow and ice. These two Snow Brothers will need to hunt down the evil King Scorch and rescue the princesses.****Snow Bros. is a fixed-screen platform game where players must defeat all enemies on each level (screen), 50 altogether. The Snow Bros use <text:s/>snow as their weapon, throwing it at the enemies to stun them. When lots of snow is thrown at an enemy, it becomes covered in a flurry and unable to move. These can be rolled into <text:s/>giant snowballs and pushed or kicked into other enemies. If left alone, enemies will eventually <text:s/>defrost and become angry at the player. The enemy filled snowballs are a much stronger weapon then the regular handful of snow and are the only effective weapon Nick and Tom have against the bosses.</text:p>
          </table:table-cell>
          <table:table-cell table:formula="of:=CONCATENATE(&quot;&lt;game name=&quot;;CHAR(34);[.A441];CHAR(34);&quot;&gt; &lt;year&gt;&quot;;[.B441];&quot;&lt;/year&gt; &lt;rating&gt;&quot;;[.C441];&quot;&lt;/rating&gt; &lt;title&gt;&quot;;[.D441];&quot;&lt;/title&gt; &lt;pub&gt;&quot;;[.E441];&quot;&lt;/pub&gt; &lt;dev&gt;&quot;;[.F441];&quot;&lt;/dev&gt; &lt;genre&gt;&quot;;[.G441];&quot;&lt;/genre&gt; &lt;score&gt;&quot;;[.H441];&quot;&lt;/score&gt; &lt;player&gt;&quot;;[.I441];&quot;&lt;/player&gt; &lt;story&gt;&quot;;[.J441];&quot;&lt;/story&gt; &lt;/game&gt;&quot;)" office:value-type="string" office:string-value="&lt;game name=&quot;Snow Brothers (USA)&quot;&gt; &lt;year&gt;1992&lt;/year&gt; &lt;rating&gt;ESRB - E (Everyone)&lt;/rating&gt; &lt;title&gt;Snow Brothers &lt;/title&gt; &lt;pub&gt;Capcom U.S.A., Inc.&lt;/pub&gt; &lt;dev&gt;Toaplan Co., Ltd.&lt;/dev&gt; &lt;genre&gt;Platform&lt;/genre&gt; &lt;score&gt;3.0&lt;/score&gt; &lt;player&gt;1 Player&lt;/player&gt; &lt;story&gt;Nick and Tom are two Princes living the dream with two beautiful princesses. When suddenly the evil King Scorch freezes Prince Nick and Tom and kidnaps the Princesses. Now Nick and Tom find themselves with abilities dealing with snow and ice. These two Snow Brothers will need to hunt down the evil King Scorch and rescue the princesses.****Snow Bros. is a fixed-screen platform game where players must defeat all enemies on each level (screen), 50 altogether. The Snow Bros use  snow as their weapon, throwing it at the enemies to stun them. When lots of snow is thrown at an enemy, it becomes covered in a flurry and unable to move. These can be rolled into  giant snowballs and pushed or kicked into other enemies. If left alone, enemies will eventually  defrost and become angry at the player. The enemy filled snowballs are a much stronger weapon then the regular handful of snow and are the only effective weapon Nick and Tom have against the bosses.&lt;/story&gt; &lt;/game&gt;">
            <text:p>&lt;game name="Snow Brothers (USA)"&gt; &lt;year&gt;1992&lt;/year&gt; &lt;rating&gt;ESRB - E (Everyone)&lt;/rating&gt; &lt;title&gt;Snow Brothers &lt;/title&gt; &lt;pub&gt;Capcom U.S.A., Inc.&lt;/pub&gt; &lt;dev&gt;Toaplan Co., Ltd.&lt;/dev&gt; &lt;genre&gt;Platform&lt;/genre&gt; &lt;score&gt;3.0&lt;/score&gt; &lt;player&gt;1 Player&lt;/player&gt; &lt;story&gt;Nick and Tom are two Princes living the dream with two beautiful princesses. When suddenly the evil King Scorch freezes Prince Nick and Tom and kidnaps the Princesses. Now Nick and Tom find themselves with abilities dealing with snow and ice. These two Snow Brothers will need to hunt down the evil King Scorch and rescue the princesses.****Snow Bros. is a fixed-screen platform game where players must defeat all enemies on each level (screen), 50 altogether. The Snow Bros use <text:s/>snow as their weapon, throwing it at the enemies to stun them. When lots of snow is thrown at an enemy, it becomes covered in a flurry and unable to move. These can be rolled into <text:s/>giant snowballs and pushed or kicked into other enemies. If left alone, enemies will eventually <text:s/>defrost and become angry at the player. The enemy filled snowballs are a much stronger weapon then the regular handful of snow and are the only effective weapon Nick and Tom have against the bosses.&lt;/story&gt; &lt;/game&gt;</text:p>
          </table:table-cell>
        </table:table-row>
        <table:table-row table:style-name="ro1">
          <table:table-cell office:value-type="string">
            <text:p>Soccer Mania (Japan, USA)</text:p>
          </table:table-cell>
          <table:table-cell office:value-type="float" office:value="1992">
            <text:p>1992</text:p>
          </table:table-cell>
          <table:table-cell office:value-type="string">
            <text:p>ESRB - E (Everyone)</text:p>
          </table:table-cell>
          <table:table-cell office:value-type="string">
            <text:p>Soccer Mania </text:p>
          </table:table-cell>
          <table:table-cell office:value-type="string">
            <text:p>Sony Imagesoft</text:p>
          </table:table-cell>
          <table:table-cell office:value-type="string">
            <text:p>Kitty Group</text:p>
          </table:table-cell>
          <table:table-cell office:value-type="string">
            <text:p>Sports/Soccer</text:p>
          </table:table-cell>
          <table:table-cell office:value-type="string">
            <text:p>1.7</text:p>
          </table:table-cell>
          <table:table-cell office:value-type="string">
            <text:p>1-2 Players</text:p>
          </table:table-cell>
          <table:table-cell office:value-type="string">
            <text:p>Soccer Mania is a soccer game with cartoon graphics. The game features six teams (Japan, USA, Brazil, England, Germany and France) and the player chooses one of them. The goal is to win a championship by defeating all other five teams, followed by a final match against the All-Star Team. There is only a part of the playfield shown at a time and the rest of the playfield scrolls - the goals are positioned vertically. </text:p>
          </table:table-cell>
          <table:table-cell table:formula="of:=CONCATENATE(&quot;&lt;game name=&quot;;CHAR(34);[.A442];CHAR(34);&quot;&gt; &lt;year&gt;&quot;;[.B442];&quot;&lt;/year&gt; &lt;rating&gt;&quot;;[.C442];&quot;&lt;/rating&gt; &lt;title&gt;&quot;;[.D442];&quot;&lt;/title&gt; &lt;pub&gt;&quot;;[.E442];&quot;&lt;/pub&gt; &lt;dev&gt;&quot;;[.F442];&quot;&lt;/dev&gt; &lt;genre&gt;&quot;;[.G442];&quot;&lt;/genre&gt; &lt;score&gt;&quot;;[.H442];&quot;&lt;/score&gt; &lt;player&gt;&quot;;[.I442];&quot;&lt;/player&gt; &lt;story&gt;&quot;;[.J442];&quot;&lt;/story&gt; &lt;/game&gt;&quot;)" office:value-type="string" office:string-value="&lt;game name=&quot;Soccer Mania (Japan, USA)&quot;&gt; &lt;year&gt;1992&lt;/year&gt; &lt;rating&gt;ESRB - E (Everyone)&lt;/rating&gt; &lt;title&gt;Soccer Mania &lt;/title&gt; &lt;pub&gt;Sony Imagesoft&lt;/pub&gt; &lt;dev&gt;Kitty Group&lt;/dev&gt; &lt;genre&gt;Sports/Soccer&lt;/genre&gt; &lt;score&gt;1.7&lt;/score&gt; &lt;player&gt;1-2 Players&lt;/player&gt; &lt;story&gt;Soccer Mania is a soccer game with cartoon graphics. The game features six teams (Japan, USA, Brazil, England, Germany and France) and the player chooses one of them. The goal is to win a championship by defeating all other five teams, followed by a final match against the All-Star Team. There is only a part of the playfield shown at a time and the rest of the playfield scrolls - the goals are positioned vertically. &lt;/story&gt; &lt;/game&gt;">
            <text:p>&lt;game name="Soccer Mania (Japan, USA)"&gt; &lt;year&gt;1992&lt;/year&gt; &lt;rating&gt;ESRB - E (Everyone)&lt;/rating&gt; &lt;title&gt;Soccer Mania &lt;/title&gt; &lt;pub&gt;Sony Imagesoft&lt;/pub&gt; &lt;dev&gt;Kitty Group&lt;/dev&gt; &lt;genre&gt;Sports/Soccer&lt;/genre&gt; &lt;score&gt;1.7&lt;/score&gt; &lt;player&gt;1-2 Players&lt;/player&gt; &lt;story&gt;Soccer Mania is a soccer game with cartoon graphics. The game features six teams (Japan, USA, Brazil, England, Germany and France) and the player chooses one of them. The goal is to win a championship by defeating all other five teams, followed by a final match against the All-Star Team. There is only a part of the playfield shown at a time and the rest of the playfield scrolls - the goals are positioned vertically. &lt;/story&gt; &lt;/game&gt;</text:p>
          </table:table-cell>
        </table:table-row>
        <table:table-row table:style-name="ro1">
          <table:table-cell office:value-type="string">
            <text:p>SolarStriker (World)</text:p>
          </table:table-cell>
          <table:table-cell office:value-type="float" office:value="1990">
            <text:p>1990</text:p>
          </table:table-cell>
          <table:table-cell office:value-type="string">
            <text:p>ESRB - E (Everyone)</text:p>
          </table:table-cell>
          <table:table-cell office:value-type="string">
            <text:p>SolarStriker </text:p>
          </table:table-cell>
          <table:table-cell office:value-type="string">
            <text:p>Nintendo Co., Ltd.</text:p>
          </table:table-cell>
          <table:table-cell office:value-type="string">
            <text:p>Minakuchi Engineering Co., Ltd.</text:p>
          </table:table-cell>
          <table:table-cell office:value-type="string">
            <text:p>Shoot-'Em-Up</text:p>
          </table:table-cell>
          <table:table-cell office:value-type="string">
            <text:p>3.1</text:p>
          </table:table-cell>
          <table:table-cell office:value-type="string">
            <text:p>1 Player</text:p>
          </table:table-cell>
          <table:table-cell office:value-type="string">
            <text:p>You are in control of the ultra high-performance fighter ship, the SolarStriker. <text:s/>It is your mission to attack and destroy the main Reticulon base. <text:s/>There are six vertical scrolling stages that you must progress through in order to destroy Reticulon. <text:s/>Each stage is under control of a boss which must be destroyed to clear the area. <text:s/>One of the first shooters for GameBoy.</text:p>
          </table:table-cell>
          <table:table-cell table:formula="of:=CONCATENATE(&quot;&lt;game name=&quot;;CHAR(34);[.A443];CHAR(34);&quot;&gt; &lt;year&gt;&quot;;[.B443];&quot;&lt;/year&gt; &lt;rating&gt;&quot;;[.C443];&quot;&lt;/rating&gt; &lt;title&gt;&quot;;[.D443];&quot;&lt;/title&gt; &lt;pub&gt;&quot;;[.E443];&quot;&lt;/pub&gt; &lt;dev&gt;&quot;;[.F443];&quot;&lt;/dev&gt; &lt;genre&gt;&quot;;[.G443];&quot;&lt;/genre&gt; &lt;score&gt;&quot;;[.H443];&quot;&lt;/score&gt; &lt;player&gt;&quot;;[.I443];&quot;&lt;/player&gt; &lt;story&gt;&quot;;[.J443];&quot;&lt;/story&gt; &lt;/game&gt;&quot;)" office:value-type="string" office:string-value="&lt;game name=&quot;SolarStriker (World)&quot;&gt; &lt;year&gt;1990&lt;/year&gt; &lt;rating&gt;ESRB - E (Everyone)&lt;/rating&gt; &lt;title&gt;SolarStriker &lt;/title&gt; &lt;pub&gt;Nintendo Co., Ltd.&lt;/pub&gt; &lt;dev&gt;Minakuchi Engineering Co., Ltd.&lt;/dev&gt; &lt;genre&gt;Shoot-'Em-Up&lt;/genre&gt; &lt;score&gt;3.1&lt;/score&gt; &lt;player&gt;1 Player&lt;/player&gt; &lt;story&gt;You are in control of the ultra high-performance fighter ship, the SolarStriker.  It is your mission to attack and destroy the main Reticulon base.  There are six vertical scrolling stages that you must progress through in order to destroy Reticulon.  Each stage is under control of a boss which must be destroyed to clear the area.  One of the first shooters for GameBoy.&lt;/story&gt; &lt;/game&gt;">
            <text:p>&lt;game name="SolarStriker (World)"&gt; &lt;year&gt;1990&lt;/year&gt; &lt;rating&gt;ESRB - E (Everyone)&lt;/rating&gt; &lt;title&gt;SolarStriker &lt;/title&gt; &lt;pub&gt;Nintendo Co., Ltd.&lt;/pub&gt; &lt;dev&gt;Minakuchi Engineering Co., Ltd.&lt;/dev&gt; &lt;genre&gt;Shoot-'Em-Up&lt;/genre&gt; &lt;score&gt;3.1&lt;/score&gt; &lt;player&gt;1 Player&lt;/player&gt; &lt;story&gt;You are in control of the ultra high-performance fighter ship, the SolarStriker. <text:s/>It is your mission to attack and destroy the main Reticulon base. <text:s/>There are six vertical scrolling stages that you must progress through in order to destroy Reticulon. <text:s/>Each stage is under control of a boss which must be destroyed to clear the area. <text:s/>One of the first shooters for GameBoy.&lt;/story&gt; &lt;/game&gt;</text:p>
          </table:table-cell>
        </table:table-row>
        <table:table-row table:style-name="ro1">
          <table:table-cell office:value-type="string">
            <text:p>Solitaire FunPak (USA, Europe)</text:p>
          </table:table-cell>
          <table:table-cell office:value-type="float" office:value="1994">
            <text:p>1994</text:p>
          </table:table-cell>
          <table:table-cell office:value-type="string">
            <text:p>ESRB - E (Everyone)</text:p>
          </table:table-cell>
          <table:table-cell office:value-type="string">
            <text:p>Solitaire FunPak </text:p>
          </table:table-cell>
          <table:table-cell office:value-type="string">
            <text:p>Interplay Productions, Inc.</text:p>
          </table:table-cell>
          <table:table-cell office:value-type="string">
            <text:p>Beam Software Pty., Ltd.</text:p>
          </table:table-cell>
          <table:table-cell office:value-type="string">
            <text:p>Casino</text:p>
          </table:table-cell>
          <table:table-cell office:value-type="string">
            <text:p>3.1</text:p>
          </table:table-cell>
          <table:table-cell office:value-type="string">
            <text:p>1 Player</text:p>
          </table:table-cell>
          <table:table-cell office:value-type="string">
            <text:p>Solitaire FunPak is handheld solitaire game. <text:s/>There are 12 different forms of solitaire to play (Klondike, Tripeaks, Pyramid, Cruel, Freecell, Golf, Canfield, Aces Up, Scorpion, Poker, Stonewall and Florentine). It also has a tournament mode where players can go for standard games, a full championship, a custom game or a custom game with a time limit. The best scores are stored in the hall of fame.</text:p>
          </table:table-cell>
          <table:table-cell table:formula="of:=CONCATENATE(&quot;&lt;game name=&quot;;CHAR(34);[.A444];CHAR(34);&quot;&gt; &lt;year&gt;&quot;;[.B444];&quot;&lt;/year&gt; &lt;rating&gt;&quot;;[.C444];&quot;&lt;/rating&gt; &lt;title&gt;&quot;;[.D444];&quot;&lt;/title&gt; &lt;pub&gt;&quot;;[.E444];&quot;&lt;/pub&gt; &lt;dev&gt;&quot;;[.F444];&quot;&lt;/dev&gt; &lt;genre&gt;&quot;;[.G444];&quot;&lt;/genre&gt; &lt;score&gt;&quot;;[.H444];&quot;&lt;/score&gt; &lt;player&gt;&quot;;[.I444];&quot;&lt;/player&gt; &lt;story&gt;&quot;;[.J444];&quot;&lt;/story&gt; &lt;/game&gt;&quot;)" office:value-type="string" office:string-value="&lt;game name=&quot;Solitaire FunPak (USA, Europe)&quot;&gt; &lt;year&gt;1994&lt;/year&gt; &lt;rating&gt;ESRB - E (Everyone)&lt;/rating&gt; &lt;title&gt;Solitaire FunPak &lt;/title&gt; &lt;pub&gt;Interplay Productions, Inc.&lt;/pub&gt; &lt;dev&gt;Beam Software Pty., Ltd.&lt;/dev&gt; &lt;genre&gt;Casino&lt;/genre&gt; &lt;score&gt;3.1&lt;/score&gt; &lt;player&gt;1 Player&lt;/player&gt; &lt;story&gt;Solitaire FunPak is handheld solitaire game.  There are 12 different forms of solitaire to play (Klondike, Tripeaks, Pyramid, Cruel, Freecell, Golf, Canfield, Aces Up, Scorpion, Poker, Stonewall and Florentine). It also has a tournament mode where players can go for standard games, a full championship, a custom game or a custom game with a time limit. The best scores are stored in the hall of fame.&lt;/story&gt; &lt;/game&gt;">
            <text:p>&lt;game name="Solitaire FunPak (USA, Europe)"&gt; &lt;year&gt;1994&lt;/year&gt; &lt;rating&gt;ESRB - E (Everyone)&lt;/rating&gt; &lt;title&gt;Solitaire FunPak &lt;/title&gt; &lt;pub&gt;Interplay Productions, Inc.&lt;/pub&gt; &lt;dev&gt;Beam Software Pty., Ltd.&lt;/dev&gt; &lt;genre&gt;Casino&lt;/genre&gt; &lt;score&gt;3.1&lt;/score&gt; &lt;player&gt;1 Player&lt;/player&gt; &lt;story&gt;Solitaire FunPak is handheld solitaire game. <text:s/>There are 12 different forms of solitaire to play (Klondike, Tripeaks, Pyramid, Cruel, Freecell, Golf, Canfield, Aces Up, Scorpion, Poker, Stonewall and Florentine). It also has a tournament mode where players can go for standard games, a full championship, a custom game or a custom game with a time limit. The best scores are stored in the hall of fame.&lt;/story&gt; &lt;/game&gt;</text:p>
          </table:table-cell>
        </table:table-row>
        <table:table-row table:style-name="ro1">
          <table:table-cell office:value-type="string">
            <text:p>Solomon's Club (USA)</text:p>
          </table:table-cell>
          <table:table-cell office:value-type="float" office:value="1991">
            <text:p>1991</text:p>
          </table:table-cell>
          <table:table-cell office:value-type="string">
            <text:p>ESRB - E (Everyone)</text:p>
          </table:table-cell>
          <table:table-cell office:value-type="string">
            <text:p>Solomon's Club </text:p>
          </table:table-cell>
          <table:table-cell office:value-type="string">
            <text:p>Tecmo, Inc.</text:p>
          </table:table-cell>
          <table:table-cell office:value-type="string">
            <text:p>Graphic Research Co., Ltd.</text:p>
          </table:table-cell>
          <table:table-cell office:value-type="string">
            <text:p>Puzzle</text:p>
          </table:table-cell>
          <table:table-cell office:value-type="string">
            <text:p>2.8</text:p>
          </table:table-cell>
          <table:table-cell office:value-type="string">
            <text:p>1 Player</text:p>
          </table:table-cell>
          <table:table-cell office:value-type="string">
            <text:p>Solomon's Club is a sequel to Solomon's Key, which has similar gameplay combining platform gaming with puzzle elements. There are five levels, each with ten rooms. In each room you must retrieve the key and go to the exit.****You can create or remove blocks to your left and right, or while crouching lower-left and lower right. You can use these blocks as platform to climb onto, or use them to block enemies or fire balls. You can also break blocks by jumping from below them, like doing a headbutt. There are several enemies, such as fire breathing dragons, shooting gargoyles and ghosts.****Collect bells to release fairies from the exit as bonus points, and collect coins for money to spend in shops. Some rooms have a shop where you can buy items, such as fire balls or hammers.</text:p>
          </table:table-cell>
          <table:table-cell table:formula="of:=CONCATENATE(&quot;&lt;game name=&quot;;CHAR(34);[.A445];CHAR(34);&quot;&gt; &lt;year&gt;&quot;;[.B445];&quot;&lt;/year&gt; &lt;rating&gt;&quot;;[.C445];&quot;&lt;/rating&gt; &lt;title&gt;&quot;;[.D445];&quot;&lt;/title&gt; &lt;pub&gt;&quot;;[.E445];&quot;&lt;/pub&gt; &lt;dev&gt;&quot;;[.F445];&quot;&lt;/dev&gt; &lt;genre&gt;&quot;;[.G445];&quot;&lt;/genre&gt; &lt;score&gt;&quot;;[.H445];&quot;&lt;/score&gt; &lt;player&gt;&quot;;[.I445];&quot;&lt;/player&gt; &lt;story&gt;&quot;;[.J445];&quot;&lt;/story&gt; &lt;/game&gt;&quot;)" office:value-type="string" office:string-value="&lt;game name=&quot;Solomon's Club (USA)&quot;&gt; &lt;year&gt;1991&lt;/year&gt; &lt;rating&gt;ESRB - E (Everyone)&lt;/rating&gt; &lt;title&gt;Solomon's Club &lt;/title&gt; &lt;pub&gt;Tecmo, Inc.&lt;/pub&gt; &lt;dev&gt;Graphic Research Co., Ltd.&lt;/dev&gt; &lt;genre&gt;Puzzle&lt;/genre&gt; &lt;score&gt;2.8&lt;/score&gt; &lt;player&gt;1 Player&lt;/player&gt; &lt;story&gt;Solomon's Club is a sequel to Solomon's Key, which has similar gameplay combining platform gaming with puzzle elements. There are five levels, each with ten rooms. In each room you must retrieve the key and go to the exit.****You can create or remove blocks to your left and right, or while crouching lower-left and lower right. You can use these blocks as platform to climb onto, or use them to block enemies or fire balls. You can also break blocks by jumping from below them, like doing a headbutt. There are several enemies, such as fire breathing dragons, shooting gargoyles and ghosts.****Collect bells to release fairies from the exit as bonus points, and collect coins for money to spend in shops. Some rooms have a shop where you can buy items, such as fire balls or hammers.&lt;/story&gt; &lt;/game&gt;">
            <text:p>&lt;game name="Solomon's Club (USA)"&gt; &lt;year&gt;1991&lt;/year&gt; &lt;rating&gt;ESRB - E (Everyone)&lt;/rating&gt; &lt;title&gt;Solomon's Club &lt;/title&gt; &lt;pub&gt;Tecmo, Inc.&lt;/pub&gt; &lt;dev&gt;Graphic Research Co., Ltd.&lt;/dev&gt; &lt;genre&gt;Puzzle&lt;/genre&gt; &lt;score&gt;2.8&lt;/score&gt; &lt;player&gt;1 Player&lt;/player&gt; &lt;story&gt;Solomon's Club is a sequel to Solomon's Key, which has similar gameplay combining platform gaming with puzzle elements. There are five levels, each with ten rooms. In each room you must retrieve the key and go to the exit.****You can create or remove blocks to your left and right, or while crouching lower-left and lower right. You can use these blocks as platform to climb onto, or use them to block enemies or fire balls. You can also break blocks by jumping from below them, like doing a headbutt. There are several enemies, such as fire breathing dragons, shooting gargoyles and ghosts.****Collect bells to release fairies from the exit as bonus points, and collect coins for money to spend in shops. Some rooms have a shop where you can buy items, such as fire balls or hammers.&lt;/story&gt; &lt;/game&gt;</text:p>
          </table:table-cell>
        </table:table-row>
        <table:table-row table:style-name="ro1">
          <table:table-cell office:value-type="string">
            <text:p>Space Invaders (USA)</text:p>
          </table:table-cell>
          <table:table-cell office:value-type="float" office:value="1999">
            <text:p>1999</text:p>
          </table:table-cell>
          <table:table-cell office:value-type="string">
            <text:p>ESRB - E (Everyone)</text:p>
          </table:table-cell>
          <table:table-cell office:value-type="string">
            <text:p>Space Invaders </text:p>
          </table:table-cell>
          <table:table-cell office:value-type="string">
            <text:p>Nintendo of America Inc.</text:p>
          </table:table-cell>
          <table:table-cell office:value-type="string">
            <text:p>Taito Corporation</text:p>
          </table:table-cell>
          <table:table-cell office:value-type="string">
            <text:p>Beat-'Em-Up</text:p>
          </table:table-cell>
          <table:table-cell office:value-type="string">
            <text:p>3.8</text:p>
          </table:table-cell>
          <table:table-cell office:value-type="string">
            <text:p>1-2 Players</text:p>
          </table:table-cell>
          <table:table-cell office:value-type="string">
            <text:p>A conversion of the classic arcade title, Space Invaders. This version, as part of the Arcade Classic series on Game Boy, has both 1 and 2 player modes using the usual 2 color Game Boy tones (black, grey) to re-create the addictive shooter. However, plug the cart into a Super Game Boy (an accessory of the Super Nintendo) and you have the option of playing the game in full color, with the original arcade cabinet as border art to the action while you play.****The game is very simple to play. Shoot down the incoming invaders while dodging their fire. They will advance slowly at first towards you, but the closer they come, the faster they get.</text:p>
          </table:table-cell>
          <table:table-cell table:formula="of:=CONCATENATE(&quot;&lt;game name=&quot;;CHAR(34);[.A446];CHAR(34);&quot;&gt; &lt;year&gt;&quot;;[.B446];&quot;&lt;/year&gt; &lt;rating&gt;&quot;;[.C446];&quot;&lt;/rating&gt; &lt;title&gt;&quot;;[.D446];&quot;&lt;/title&gt; &lt;pub&gt;&quot;;[.E446];&quot;&lt;/pub&gt; &lt;dev&gt;&quot;;[.F446];&quot;&lt;/dev&gt; &lt;genre&gt;&quot;;[.G446];&quot;&lt;/genre&gt; &lt;score&gt;&quot;;[.H446];&quot;&lt;/score&gt; &lt;player&gt;&quot;;[.I446];&quot;&lt;/player&gt; &lt;story&gt;&quot;;[.J446];&quot;&lt;/story&gt; &lt;/game&gt;&quot;)" office:value-type="string" office:string-value="&lt;game name=&quot;Space Invaders (USA)&quot;&gt; &lt;year&gt;1999&lt;/year&gt; &lt;rating&gt;ESRB - E (Everyone)&lt;/rating&gt; &lt;title&gt;Space Invaders &lt;/title&gt; &lt;pub&gt;Nintendo of America Inc.&lt;/pub&gt; &lt;dev&gt;Taito Corporation&lt;/dev&gt; &lt;genre&gt;Beat-'Em-Up&lt;/genre&gt; &lt;score&gt;3.8&lt;/score&gt; &lt;player&gt;1-2 Players&lt;/player&gt; &lt;story&gt;A conversion of the classic arcade title, Space Invaders. This version, as part of the Arcade Classic series on Game Boy, has both 1 and 2 player modes using the usual 2 color Game Boy tones (black, grey) to re-create the addictive shooter. However, plug the cart into a Super Game Boy (an accessory of the Super Nintendo) and you have the option of playing the game in full color, with the original arcade cabinet as border art to the action while you play.****The game is very simple to play. Shoot down the incoming invaders while dodging their fire. They will advance slowly at first towards you, but the closer they come, the faster they get.&lt;/story&gt; &lt;/game&gt;">
            <text:p>&lt;game name="Space Invaders (USA)"&gt; &lt;year&gt;1999&lt;/year&gt; &lt;rating&gt;ESRB - E (Everyone)&lt;/rating&gt; &lt;title&gt;Space Invaders &lt;/title&gt; &lt;pub&gt;Nintendo of America Inc.&lt;/pub&gt; &lt;dev&gt;Taito Corporation&lt;/dev&gt; &lt;genre&gt;Beat-'Em-Up&lt;/genre&gt; &lt;score&gt;3.8&lt;/score&gt; &lt;player&gt;1-2 Players&lt;/player&gt; &lt;story&gt;A conversion of the classic arcade title, Space Invaders. This version, as part of the Arcade Classic series on Game Boy, has both 1 and 2 player modes using the usual 2 color Game Boy tones (black, grey) to re-create the addictive shooter. However, plug the cart into a Super Game Boy (an accessory of the Super Nintendo) and you have the option of playing the game in full color, with the original arcade cabinet as border art to the action while you play.****The game is very simple to play. Shoot down the incoming invaders while dodging their fire. They will advance slowly at first towards you, but the closer they come, the faster they get.&lt;/story&gt; &lt;/game&gt;</text:p>
          </table:table-cell>
        </table:table-row>
        <table:table-row table:style-name="ro1">
          <table:table-cell office:value-type="string">
            <text:p>Spanky's Quest (USA)</text:p>
          </table:table-cell>
          <table:table-cell office:value-type="float" office:value="1992">
            <text:p>1992</text:p>
          </table:table-cell>
          <table:table-cell office:value-type="string">
            <text:p>ESRB - E (Everyone)</text:p>
          </table:table-cell>
          <table:table-cell office:value-type="string">
            <text:p>Spanky's Quest </text:p>
          </table:table-cell>
          <table:table-cell office:value-type="string">
            <text:p>Taito Corporation</text:p>
          </table:table-cell>
          <table:table-cell office:value-type="string">
            <text:p>Natsume Co., Ltd.</text:p>
          </table:table-cell>
          <table:table-cell office:value-type="string">
            <text:p>Platform</text:p>
          </table:table-cell>
          <table:table-cell office:value-type="string">
            <text:p>1.5</text:p>
          </table:table-cell>
          <table:table-cell office:value-type="string">
            <text:p>1 Player</text:p>
          </table:table-cell>
          <table:table-cell office:value-type="string">
            <text:p>Spanky, a cute little monkey, is locked in a tower filled with equally cute baddies. He must get to the top of four different towers, which can be chosen between when beginning the game. When the four towers have been climbed, the fifth tower remains.****To get through the door and on to the next floor in the towers, Spanky must collect keys, which are sometimes held by the baddies. To aid him, he has a magic ball. Throwing the ball will stun the baddies for a short while, but not defeat them. However, by bouncing the ball it will grow in size, and depending on its size, it will explode in different patterns, and the shrapnel will kill off the baddies, clearing the way and releasing keys.****Published by in Europe by Taito, Spanky fit straight into the company's portfolio of puzzle arcade platformers in the Bubble Bobble vein. The game also exists for the SNES, but the level layouts differ, as well as the fact that one cannot choose freely between the towers.</text:p>
          </table:table-cell>
          <table:table-cell table:formula="of:=CONCATENATE(&quot;&lt;game name=&quot;;CHAR(34);[.A447];CHAR(34);&quot;&gt; &lt;year&gt;&quot;;[.B447];&quot;&lt;/year&gt; &lt;rating&gt;&quot;;[.C447];&quot;&lt;/rating&gt; &lt;title&gt;&quot;;[.D447];&quot;&lt;/title&gt; &lt;pub&gt;&quot;;[.E447];&quot;&lt;/pub&gt; &lt;dev&gt;&quot;;[.F447];&quot;&lt;/dev&gt; &lt;genre&gt;&quot;;[.G447];&quot;&lt;/genre&gt; &lt;score&gt;&quot;;[.H447];&quot;&lt;/score&gt; &lt;player&gt;&quot;;[.I447];&quot;&lt;/player&gt; &lt;story&gt;&quot;;[.J447];&quot;&lt;/story&gt; &lt;/game&gt;&quot;)" office:value-type="string" office:string-value="&lt;game name=&quot;Spanky's Quest (USA)&quot;&gt; &lt;year&gt;1992&lt;/year&gt; &lt;rating&gt;ESRB - E (Everyone)&lt;/rating&gt; &lt;title&gt;Spanky's Quest &lt;/title&gt; &lt;pub&gt;Taito Corporation&lt;/pub&gt; &lt;dev&gt;Natsume Co., Ltd.&lt;/dev&gt; &lt;genre&gt;Platform&lt;/genre&gt; &lt;score&gt;1.5&lt;/score&gt; &lt;player&gt;1 Player&lt;/player&gt; &lt;story&gt;Spanky, a cute little monkey, is locked in a tower filled with equally cute baddies. He must get to the top of four different towers, which can be chosen between when beginning the game. When the four towers have been climbed, the fifth tower remains.****To get through the door and on to the next floor in the towers, Spanky must collect keys, which are sometimes held by the baddies. To aid him, he has a magic ball. Throwing the ball will stun the baddies for a short while, but not defeat them. However, by bouncing the ball it will grow in size, and depending on its size, it will explode in different patterns, and the shrapnel will kill off the baddies, clearing the way and releasing keys.****Published by in Europe by Taito, Spanky fit straight into the company's portfolio of puzzle arcade platformers in the Bubble Bobble vein. The game also exists for the SNES, but the level layouts differ, as well as the fact that one cannot choose freely between the towers.&lt;/story&gt; &lt;/game&gt;">
            <text:p>&lt;game name="Spanky's Quest (USA)"&gt; &lt;year&gt;1992&lt;/year&gt; &lt;rating&gt;ESRB - E (Everyone)&lt;/rating&gt; &lt;title&gt;Spanky's Quest &lt;/title&gt; &lt;pub&gt;Taito Corporation&lt;/pub&gt; &lt;dev&gt;Natsume Co., Ltd.&lt;/dev&gt; &lt;genre&gt;Platform&lt;/genre&gt; &lt;score&gt;1.5&lt;/score&gt; &lt;player&gt;1 Player&lt;/player&gt; &lt;story&gt;Spanky, a cute little monkey, is locked in a tower filled with equally cute baddies. He must get to the top of four different towers, which can be chosen between when beginning the game. When the four towers have been climbed, the fifth tower remains.****To get through the door and on to the next floor in the towers, Spanky must collect keys, which are sometimes held by the baddies. To aid him, he has a magic ball. Throwing the ball will stun the baddies for a short while, but not defeat them. However, by bouncing the ball it will grow in size, and depending on its size, it will explode in different patterns, and the shrapnel will kill off the baddies, clearing the way and releasing keys.****Published by in Europe by Taito, Spanky fit straight into the company's portfolio of puzzle arcade platformers in the Bubble Bobble vein. The game also exists for the SNES, but the level layouts differ, as well as the fact that one cannot choose freely between the towers.&lt;/story&gt; &lt;/game&gt;</text:p>
          </table:table-cell>
        </table:table-row>
        <table:table-row table:style-name="ro1">
          <table:table-cell office:value-type="string">
            <text:p>Speedball 2 - Brutal Deluxe (USA, Europe)</text:p>
          </table:table-cell>
          <table:table-cell office:value-type="float" office:value="1992">
            <text:p>1992</text:p>
          </table:table-cell>
          <table:table-cell office:value-type="string">
            <text:p>ESRB - E (Everyone)</text:p>
          </table:table-cell>
          <table:table-cell office:value-type="string">
            <text:p>Speedball 2 - Brutal Deluxe </text:p>
          </table:table-cell>
          <table:table-cell office:value-type="string">
            <text:p>Mindscape, Inc.</text:p>
          </table:table-cell>
          <table:table-cell office:value-type="string">
            <text:p>Bitmap Brothers, The</text:p>
          </table:table-cell>
          <table:table-cell office:value-type="string">
            <text:p>Sports</text:p>
          </table:table-cell>
          <table:table-cell office:value-type="string">
            <text:p>2.2</text:p>
          </table:table-cell>
          <table:table-cell office:value-type="string">
            <text:p>1 Player</text:p>
          </table:table-cell>
          <table:table-cell office:value-type="string">
            <text:p>Brutal Deluxe doesn't live up to their name - in fact they're the worst team Speedball has ever seen. As their manager, it is your job to transform their fortunes. As well as the league system, which consists of 2 8-team divisions and challenges you to advance to the top, there are also 2 cup tournaments, one of which is played out over 2 'legs' with the aggregate score deciding who progresses.****You can play the matches as well, which is the real meat of the game. They consist of 2 90-second periods, and the gameplay is futuristic, fast and frantic, with heavy tackling encouraged to retrieve the ball. Power-ups and tokens appear on the pitch, including ones to make your players extra-tough or freeze the opponents.****The sides of the pitch each include a score multiplier, which you can run the ball through to increase the value of your scoring - the opposition can sometimes immediately grab the ball and nullify this. There are also 5 stars which are worth 2 points each if you hit them (more if you have the multiplier activated), but these can also be cancelled out by the opposition hitting the same star, and their points values only become set after the half. Next to the stars there are 'portals' which throw the ball out the opposite side of the pitch, in the direction it was going.****You get money for the results, and by collecting the silver tokens which appear on the pitch at random intervals. Between each match you can spend these either on improving your existing players as far as they can go, or on buying better ones and fitting them into the team. Your original players can only be improved to a certain extent, so remembering where your signed players are and making use of them is important.****A variety of tokens also appear during the match, some of which boost your team's power for a short period of time, and one freezes the opposition.</text:p>
          </table:table-cell>
          <table:table-cell table:formula="of:=CONCATENATE(&quot;&lt;game name=&quot;;CHAR(34);[.A448];CHAR(34);&quot;&gt; &lt;year&gt;&quot;;[.B448];&quot;&lt;/year&gt; &lt;rating&gt;&quot;;[.C448];&quot;&lt;/rating&gt; &lt;title&gt;&quot;;[.D448];&quot;&lt;/title&gt; &lt;pub&gt;&quot;;[.E448];&quot;&lt;/pub&gt; &lt;dev&gt;&quot;;[.F448];&quot;&lt;/dev&gt; &lt;genre&gt;&quot;;[.G448];&quot;&lt;/genre&gt; &lt;score&gt;&quot;;[.H448];&quot;&lt;/score&gt; &lt;player&gt;&quot;;[.I448];&quot;&lt;/player&gt; &lt;story&gt;&quot;;[.J448];&quot;&lt;/story&gt; &lt;/game&gt;&quot;)" office:value-type="string" office:string-value="&lt;game name=&quot;Speedball 2 - Brutal Deluxe (USA, Europe)&quot;&gt; &lt;year&gt;1992&lt;/year&gt; &lt;rating&gt;ESRB - E (Everyone)&lt;/rating&gt; &lt;title&gt;Speedball 2 - Brutal Deluxe &lt;/title&gt; &lt;pub&gt;Mindscape, Inc.&lt;/pub&gt; &lt;dev&gt;Bitmap Brothers, The&lt;/dev&gt; &lt;genre&gt;Sports&lt;/genre&gt; &lt;score&gt;2.2&lt;/score&gt; &lt;player&gt;1 Player&lt;/player&gt; &lt;story&gt;Brutal Deluxe doesn't live up to their name - in fact they're the worst team Speedball has ever seen. As their manager, it is your job to transform their fortunes. As well as the league system, which consists of 2 8-team divisions and challenges you to advance to the top, there are also 2 cup tournaments, one of which is played out over 2 'legs' with the aggregate score deciding who progresses.****You can play the matches as well, which is the real meat of the game. They consist of 2 90-second periods, and the gameplay is futuristic, fast and frantic, with heavy tackling encouraged to retrieve the ball. Power-ups and tokens appear on the pitch, including ones to make your players extra-tough or freeze the opponents.****The sides of the pitch each include a score multiplier, which you can run the ball through to increase the value of your scoring - the opposition can sometimes immediately grab the ball and nullify this. There are also 5 stars which are worth 2 points each if you hit them (more if you have the multiplier activated), but these can also be cancelled out by the opposition hitting the same star, and their points values only become set after the half. Next to the stars there are 'portals' which throw the ball out the opposite side of the pitch, in the direction it was going.****You get money for the results, and by collecting the silver tokens which appear on the pitch at random intervals. Between each match you can spend these either on improving your existing players as far as they can go, or on buying better ones and fitting them into the team. Your original players can only be improved to a certain extent, so remembering where your signed players are and making use of them is important.****A variety of tokens also appear during the match, some of which boost your team's power for a short period of time, and one freezes the opposition.&lt;/story&gt; &lt;/game&gt;">
            <text:p>&lt;game name="Speedball 2 - Brutal Deluxe (USA, Europe)"&gt; &lt;year&gt;1992&lt;/year&gt; &lt;rating&gt;ESRB - E (Everyone)&lt;/rating&gt; &lt;title&gt;Speedball 2 - Brutal Deluxe &lt;/title&gt; &lt;pub&gt;Mindscape, Inc.&lt;/pub&gt; &lt;dev&gt;Bitmap Brothers, The&lt;/dev&gt; &lt;genre&gt;Sports&lt;/genre&gt; &lt;score&gt;2.2&lt;/score&gt; &lt;player&gt;1 Player&lt;/player&gt; &lt;story&gt;Brutal Deluxe doesn't live up to their name - in fact they're the worst team Speedball has ever seen. As their manager, it is your job to transform their fortunes. As well as the league system, which consists of 2 8-team divisions and challenges you to advance to the top, there are also 2 cup tournaments, one of which is played out over 2 'legs' with the aggregate score deciding who progresses.****You can play the matches as well, which is the real meat of the game. They consist of 2 90-second periods, and the gameplay is futuristic, fast and frantic, with heavy tackling encouraged to retrieve the ball. Power-ups and tokens appear on the pitch, including ones to make your players extra-tough or freeze the opponents.****The sides of the pitch each include a score multiplier, which you can run the ball through to increase the value of your scoring - the opposition can sometimes immediately grab the ball and nullify this. There are also 5 stars which are worth 2 points each if you hit them (more if you have the multiplier activated), but these can also be cancelled out by the opposition hitting the same star, and their points values only become set after the half. Next to the stars there are 'portals' which throw the ball out the opposite side of the pitch, in the direction it was going.****You get money for the results, and by collecting the silver tokens which appear on the pitch at random intervals. Between each match you can spend these either on improving your existing players as far as they can go, or on buying better ones and fitting them into the team. Your original players can only be improved to a certain extent, so remembering where your signed players are and making use of them is important.****A variety of tokens also appear during the match, some of which boost your team's power for a short period of time, and one freezes the opposition.&lt;/story&gt; &lt;/game&gt;</text:p>
          </table:table-cell>
        </table:table-row>
        <table:table-row table:style-name="ro1">
          <table:table-cell office:value-type="string">
            <text:p>Speedy Gonzales (USA, Europe)</text:p>
          </table:table-cell>
          <table:table-cell office:value-type="float" office:value="1993">
            <text:p>1993</text:p>
          </table:table-cell>
          <table:table-cell office:value-type="string">
            <text:p>ESRB - E (Everyone)</text:p>
          </table:table-cell>
          <table:table-cell office:value-type="string">
            <text:p>Speedy Gonzales </text:p>
          </table:table-cell>
          <table:table-cell office:value-type="string">
            <text:p>Sun Corporation of America</text:p>
          </table:table-cell>
          <table:table-cell office:value-type="string">
            <text:p>PAL Developments</text:p>
          </table:table-cell>
          <table:table-cell office:value-type="string">
            <text:p>Platform</text:p>
          </table:table-cell>
          <table:table-cell office:value-type="string">
            <text:p>2.6</text:p>
          </table:table-cell>
          <table:table-cell office:value-type="string">
            <text:p>1 Player</text:p>
          </table:table-cell>
          <table:table-cell office:value-type="string">
            <text:p>Speedy Gonzales is a platform game in which the player controls the Looney Tunes character Speedy Gonzales.****The player can run in the side-scrolling levels. The aim is to reach the exit without running out of lives. Lives are lost when Speedy comes into contact with dangers such as enemies, pit traps and sharp spikes.****Speedy can earn points by collecting coins. The game also borrows elements from Sonic. Speedy can run faster and even upside down in loops after running into bumpers. Speedy can also jump higher by jumping on the heads of penguins and when going fast can run through certain walls.</text:p>
          </table:table-cell>
          <table:table-cell table:formula="of:=CONCATENATE(&quot;&lt;game name=&quot;;CHAR(34);[.A449];CHAR(34);&quot;&gt; &lt;year&gt;&quot;;[.B449];&quot;&lt;/year&gt; &lt;rating&gt;&quot;;[.C449];&quot;&lt;/rating&gt; &lt;title&gt;&quot;;[.D449];&quot;&lt;/title&gt; &lt;pub&gt;&quot;;[.E449];&quot;&lt;/pub&gt; &lt;dev&gt;&quot;;[.F449];&quot;&lt;/dev&gt; &lt;genre&gt;&quot;;[.G449];&quot;&lt;/genre&gt; &lt;score&gt;&quot;;[.H449];&quot;&lt;/score&gt; &lt;player&gt;&quot;;[.I449];&quot;&lt;/player&gt; &lt;story&gt;&quot;;[.J449];&quot;&lt;/story&gt; &lt;/game&gt;&quot;)" office:value-type="string" office:string-value="&lt;game name=&quot;Speedy Gonzales (USA, Europe)&quot;&gt; &lt;year&gt;1993&lt;/year&gt; &lt;rating&gt;ESRB - E (Everyone)&lt;/rating&gt; &lt;title&gt;Speedy Gonzales &lt;/title&gt; &lt;pub&gt;Sun Corporation of America&lt;/pub&gt; &lt;dev&gt;PAL Developments&lt;/dev&gt; &lt;genre&gt;Platform&lt;/genre&gt; &lt;score&gt;2.6&lt;/score&gt; &lt;player&gt;1 Player&lt;/player&gt; &lt;story&gt;Speedy Gonzales is a platform game in which the player controls the Looney Tunes character Speedy Gonzales.****The player can run in the side-scrolling levels. The aim is to reach the exit without running out of lives. Lives are lost when Speedy comes into contact with dangers such as enemies, pit traps and sharp spikes.****Speedy can earn points by collecting coins. The game also borrows elements from Sonic. Speedy can run faster and even upside down in loops after running into bumpers. Speedy can also jump higher by jumping on the heads of penguins and when going fast can run through certain walls.&lt;/story&gt; &lt;/game&gt;">
            <text:p>&lt;game name="Speedy Gonzales (USA, Europe)"&gt; &lt;year&gt;1993&lt;/year&gt; &lt;rating&gt;ESRB - E (Everyone)&lt;/rating&gt; &lt;title&gt;Speedy Gonzales &lt;/title&gt; &lt;pub&gt;Sun Corporation of America&lt;/pub&gt; &lt;dev&gt;PAL Developments&lt;/dev&gt; &lt;genre&gt;Platform&lt;/genre&gt; &lt;score&gt;2.6&lt;/score&gt; &lt;player&gt;1 Player&lt;/player&gt; &lt;story&gt;Speedy Gonzales is a platform game in which the player controls the Looney Tunes character Speedy Gonzales.****The player can run in the side-scrolling levels. The aim is to reach the exit without running out of lives. Lives are lost when Speedy comes into contact with dangers such as enemies, pit traps and sharp spikes.****Speedy can earn points by collecting coins. The game also borrows elements from Sonic. Speedy can run faster and even upside down in loops after running into bumpers. Speedy can also jump higher by jumping on the heads of penguins and when going fast can run through certain walls.&lt;/story&gt; &lt;/game&gt;</text:p>
          </table:table-cell>
        </table:table-row>
        <table:table-row table:style-name="ro1">
          <table:table-cell office:value-type="string">
            <text:p>Spider-Man 2 (USA, Europe)</text:p>
          </table:table-cell>
          <table:table-cell office:value-type="float" office:value="1992">
            <text:p>1992</text:p>
          </table:table-cell>
          <table:table-cell office:value-type="string">
            <text:p>ESRB - E (Everyone)</text:p>
          </table:table-cell>
          <table:table-cell office:value-type="string">
            <text:p>Spider-Man 2 </text:p>
          </table:table-cell>
          <table:table-cell office:value-type="string">
            <text:p>LJN, Ltd.</text:p>
          </table:table-cell>
          <table:table-cell office:value-type="string">
            <text:p>B.I.T.S., Ltd.</text:p>
          </table:table-cell>
          <table:table-cell office:value-type="string">
            <text:p>Adventure</text:p>
          </table:table-cell>
          <table:table-cell office:value-type="string">
            <text:p>2.6</text:p>
          </table:table-cell>
          <table:table-cell office:value-type="string">
            <text:p>1 Player</text:p>
          </table:table-cell>
          <table:table-cell office:value-type="string">
            <text:p>This is the second Spider-Man adventure to land on the Game Boy. <text:s/>One day, Peter Parker wakes up feeling not so well. <text:s/>Things turn worse for Parker when he picks up the morning paper and reads that Spider-Man has been accused of commiting a robbery. <text:s/>So Spidey sets out on a quest to clear his name.****Gameplay this time around is slightly deeper than the previous title. <text:s/>Controls for jumping, punching, and web slinging are similar, but now Spider-Man can pick up objects that allow him to perform certain actions. <text:s/>For example, in the first level you need to find a key to unlock a door, and a can of oil to activate a hover bike.</text:p>
          </table:table-cell>
          <table:table-cell table:formula="of:=CONCATENATE(&quot;&lt;game name=&quot;;CHAR(34);[.A450];CHAR(34);&quot;&gt; &lt;year&gt;&quot;;[.B450];&quot;&lt;/year&gt; &lt;rating&gt;&quot;;[.C450];&quot;&lt;/rating&gt; &lt;title&gt;&quot;;[.D450];&quot;&lt;/title&gt; &lt;pub&gt;&quot;;[.E450];&quot;&lt;/pub&gt; &lt;dev&gt;&quot;;[.F450];&quot;&lt;/dev&gt; &lt;genre&gt;&quot;;[.G450];&quot;&lt;/genre&gt; &lt;score&gt;&quot;;[.H450];&quot;&lt;/score&gt; &lt;player&gt;&quot;;[.I450];&quot;&lt;/player&gt; &lt;story&gt;&quot;;[.J450];&quot;&lt;/story&gt; &lt;/game&gt;&quot;)" office:value-type="string" office:string-value="&lt;game name=&quot;Spider-Man 2 (USA, Europe)&quot;&gt; &lt;year&gt;1992&lt;/year&gt; &lt;rating&gt;ESRB - E (Everyone)&lt;/rating&gt; &lt;title&gt;Spider-Man 2 &lt;/title&gt; &lt;pub&gt;LJN, Ltd.&lt;/pub&gt; &lt;dev&gt;B.I.T.S., Ltd.&lt;/dev&gt; &lt;genre&gt;Adventure&lt;/genre&gt; &lt;score&gt;2.6&lt;/score&gt; &lt;player&gt;1 Player&lt;/player&gt; &lt;story&gt;This is the second Spider-Man adventure to land on the Game Boy.  One day, Peter Parker wakes up feeling not so well.  Things turn worse for Parker when he picks up the morning paper and reads that Spider-Man has been accused of commiting a robbery.  So Spidey sets out on a quest to clear his name.****Gameplay this time around is slightly deeper than the previous title.  Controls for jumping, punching, and web slinging are similar, but now Spider-Man can pick up objects that allow him to perform certain actions.  For example, in the first level you need to find a key to unlock a door, and a can of oil to activate a hover bike.&lt;/story&gt; &lt;/game&gt;">
            <text:p>&lt;game name="Spider-Man 2 (USA, Europe)"&gt; &lt;year&gt;1992&lt;/year&gt; &lt;rating&gt;ESRB - E (Everyone)&lt;/rating&gt; &lt;title&gt;Spider-Man 2 &lt;/title&gt; &lt;pub&gt;LJN, Ltd.&lt;/pub&gt; &lt;dev&gt;B.I.T.S., Ltd.&lt;/dev&gt; &lt;genre&gt;Adventure&lt;/genre&gt; &lt;score&gt;2.6&lt;/score&gt; &lt;player&gt;1 Player&lt;/player&gt; &lt;story&gt;This is the second Spider-Man adventure to land on the Game Boy. <text:s/>One day, Peter Parker wakes up feeling not so well. <text:s/>Things turn worse for Parker when he picks up the morning paper and reads that Spider-Man has been accused of commiting a robbery. <text:s/>So Spidey sets out on a quest to clear his name.****Gameplay this time around is slightly deeper than the previous title. <text:s/>Controls for jumping, punching, and web slinging are similar, but now Spider-Man can pick up objects that allow him to perform certain actions. <text:s/>For example, in the first level you need to find a key to unlock a door, and a can of oil to activate a hover bike.&lt;/story&gt; &lt;/game&gt;</text:p>
          </table:table-cell>
        </table:table-row>
        <table:table-row table:style-name="ro1">
          <table:table-cell office:value-type="string">
            <text:p>Spider-Man 3 - Invasion of the Spider-Slayers (USA, Europe)</text:p>
          </table:table-cell>
          <table:table-cell office:value-type="float" office:value="1993">
            <text:p>1993</text:p>
          </table:table-cell>
          <table:table-cell office:value-type="string">
            <text:p>ESRB - E (Everyone)</text:p>
          </table:table-cell>
          <table:table-cell office:value-type="string">
            <text:p>Spider-Man 3 - Invasion of the Spider-Slayers </text:p>
          </table:table-cell>
          <table:table-cell office:value-type="string">
            <text:p>LJN, Ltd.</text:p>
          </table:table-cell>
          <table:table-cell office:value-type="string">
            <text:p>B.I.T.S., Ltd.</text:p>
          </table:table-cell>
          <table:table-cell office:value-type="string">
            <text:p>Platform</text:p>
          </table:table-cell>
          <table:table-cell office:value-type="string">
            <text:p>3.0</text:p>
          </table:table-cell>
          <table:table-cell office:value-type="string">
            <text:p>1 Player</text:p>
          </table:table-cell>
          <table:table-cell office:value-type="string">
            <text:p>One day, Spider-Man is out doing his usual routine of keeping the city clean from muggers and skateboarders, when he is attacked by robots! Spider-Man must figure out who is behind the robot attack and put a stop to it in his third Game Boy adventure. <text:s/>Gameplay this time around is very similar to Spider-Man 2: Spider-Man's various moves, such as web slinging and kicks, will allow him to fight off foes and advance through the side-scrolling levels. Those levels have a time limit and some of them are auto-scrolling or consist of a boss fight.</text:p>
          </table:table-cell>
          <table:table-cell table:formula="of:=CONCATENATE(&quot;&lt;game name=&quot;;CHAR(34);[.A451];CHAR(34);&quot;&gt; &lt;year&gt;&quot;;[.B451];&quot;&lt;/year&gt; &lt;rating&gt;&quot;;[.C451];&quot;&lt;/rating&gt; &lt;title&gt;&quot;;[.D451];&quot;&lt;/title&gt; &lt;pub&gt;&quot;;[.E451];&quot;&lt;/pub&gt; &lt;dev&gt;&quot;;[.F451];&quot;&lt;/dev&gt; &lt;genre&gt;&quot;;[.G451];&quot;&lt;/genre&gt; &lt;score&gt;&quot;;[.H451];&quot;&lt;/score&gt; &lt;player&gt;&quot;;[.I451];&quot;&lt;/player&gt; &lt;story&gt;&quot;;[.J451];&quot;&lt;/story&gt; &lt;/game&gt;&quot;)" office:value-type="string" office:string-value="&lt;game name=&quot;Spider-Man 3 - Invasion of the Spider-Slayers (USA, Europe)&quot;&gt; &lt;year&gt;1993&lt;/year&gt; &lt;rating&gt;ESRB - E (Everyone)&lt;/rating&gt; &lt;title&gt;Spider-Man 3 - Invasion of the Spider-Slayers &lt;/title&gt; &lt;pub&gt;LJN, Ltd.&lt;/pub&gt; &lt;dev&gt;B.I.T.S., Ltd.&lt;/dev&gt; &lt;genre&gt;Platform&lt;/genre&gt; &lt;score&gt;3.0&lt;/score&gt; &lt;player&gt;1 Player&lt;/player&gt; &lt;story&gt;One day, Spider-Man is out doing his usual routine of keeping the city clean from muggers and skateboarders, when he is attacked by robots! Spider-Man must figure out who is behind the robot attack and put a stop to it in his third Game Boy adventure.  Gameplay this time around is very similar to Spider-Man 2: Spider-Man's various moves, such as web slinging and kicks, will allow him to fight off foes and advance through the side-scrolling levels. Those levels have a time limit and some of them are auto-scrolling or consist of a boss fight.&lt;/story&gt; &lt;/game&gt;">
            <text:p>&lt;game name="Spider-Man 3 - Invasion of the Spider-Slayers (USA, Europe)"&gt; &lt;year&gt;1993&lt;/year&gt; &lt;rating&gt;ESRB - E (Everyone)&lt;/rating&gt; &lt;title&gt;Spider-Man 3 - Invasion of the Spider-Slayers &lt;/title&gt; &lt;pub&gt;LJN, Ltd.&lt;/pub&gt; &lt;dev&gt;B.I.T.S., Ltd.&lt;/dev&gt; &lt;genre&gt;Platform&lt;/genre&gt; &lt;score&gt;3.0&lt;/score&gt; &lt;player&gt;1 Player&lt;/player&gt; &lt;story&gt;One day, Spider-Man is out doing his usual routine of keeping the city clean from muggers and skateboarders, when he is attacked by robots! Spider-Man must figure out who is behind the robot attack and put a stop to it in his third Game Boy adventure. <text:s/>Gameplay this time around is very similar to Spider-Man 2: Spider-Man's various moves, such as web slinging and kicks, will allow him to fight off foes and advance through the side-scrolling levels. Those levels have a time limit and some of them are auto-scrolling or consist of a boss fight.&lt;/story&gt; &lt;/game&gt;</text:p>
          </table:table-cell>
        </table:table-row>
        <table:table-row table:style-name="ro1">
          <table:table-cell office:value-type="string">
            <text:p>Spider-Man-X-Men (USA, Europe)</text:p>
          </table:table-cell>
          <table:table-cell office:value-type="float" office:value="1993">
            <text:p>1993</text:p>
          </table:table-cell>
          <table:table-cell office:value-type="string">
            <text:p>ESRB - E (Everyone)</text:p>
          </table:table-cell>
          <table:table-cell office:value-type="string">
            <text:p>Spider-Man-X-Men </text:p>
          </table:table-cell>
          <table:table-cell office:value-type="string">
            <text:p>LJN, Ltd.</text:p>
          </table:table-cell>
          <table:table-cell office:value-type="string">
            <text:p>Unexpected Development</text:p>
          </table:table-cell>
          <table:table-cell office:value-type="string">
            <text:p>Platform</text:p>
          </table:table-cell>
          <table:table-cell office:value-type="string">
            <text:p>2.3</text:p>
          </table:table-cell>
          <table:table-cell office:value-type="string">
            <text:p>1 Player</text:p>
          </table:table-cell>
          <table:table-cell office:value-type="string">
            <text:p>Spider-Man and members of the X-Men have teamed up in this side-scrolling action game to fight against Arcade, who has built a giant amusement park for the sole purpose of trapping and destroying the super-heroes. You first play as Spider-Man, who sees the X-Men get kidnapped by Arcade and follows them. Once you make it inside Arcade's park you can choose to play as Spider-Man, Cyclops, Storm, Gambit, or Wolverine, each of whom are trapped in a different part of Arcade's maze of deadly traps. You must navigate all five of them safely out, using their different skills and abilities while defeating baddies and bosses along the way.</text:p>
          </table:table-cell>
          <table:table-cell table:formula="of:=CONCATENATE(&quot;&lt;game name=&quot;;CHAR(34);[.A452];CHAR(34);&quot;&gt; &lt;year&gt;&quot;;[.B452];&quot;&lt;/year&gt; &lt;rating&gt;&quot;;[.C452];&quot;&lt;/rating&gt; &lt;title&gt;&quot;;[.D452];&quot;&lt;/title&gt; &lt;pub&gt;&quot;;[.E452];&quot;&lt;/pub&gt; &lt;dev&gt;&quot;;[.F452];&quot;&lt;/dev&gt; &lt;genre&gt;&quot;;[.G452];&quot;&lt;/genre&gt; &lt;score&gt;&quot;;[.H452];&quot;&lt;/score&gt; &lt;player&gt;&quot;;[.I452];&quot;&lt;/player&gt; &lt;story&gt;&quot;;[.J452];&quot;&lt;/story&gt; &lt;/game&gt;&quot;)" office:value-type="string" office:string-value="&lt;game name=&quot;Spider-Man-X-Men (USA, Europe)&quot;&gt; &lt;year&gt;1993&lt;/year&gt; &lt;rating&gt;ESRB - E (Everyone)&lt;/rating&gt; &lt;title&gt;Spider-Man-X-Men &lt;/title&gt; &lt;pub&gt;LJN, Ltd.&lt;/pub&gt; &lt;dev&gt;Unexpected Development&lt;/dev&gt; &lt;genre&gt;Platform&lt;/genre&gt; &lt;score&gt;2.3&lt;/score&gt; &lt;player&gt;1 Player&lt;/player&gt; &lt;story&gt;Spider-Man and members of the X-Men have teamed up in this side-scrolling action game to fight against Arcade, who has built a giant amusement park for the sole purpose of trapping and destroying the super-heroes. You first play as Spider-Man, who sees the X-Men get kidnapped by Arcade and follows them. Once you make it inside Arcade's park you can choose to play as Spider-Man, Cyclops, Storm, Gambit, or Wolverine, each of whom are trapped in a different part of Arcade's maze of deadly traps. You must navigate all five of them safely out, using their different skills and abilities while defeating baddies and bosses along the way.&lt;/story&gt; &lt;/game&gt;">
            <text:p>&lt;game name="Spider-Man-X-Men (USA, Europe)"&gt; &lt;year&gt;1993&lt;/year&gt; &lt;rating&gt;ESRB - E (Everyone)&lt;/rating&gt; &lt;title&gt;Spider-Man-X-Men &lt;/title&gt; &lt;pub&gt;LJN, Ltd.&lt;/pub&gt; &lt;dev&gt;Unexpected Development&lt;/dev&gt; &lt;genre&gt;Platform&lt;/genre&gt; &lt;score&gt;2.3&lt;/score&gt; &lt;player&gt;1 Player&lt;/player&gt; &lt;story&gt;Spider-Man and members of the X-Men have teamed up in this side-scrolling action game to fight against Arcade, who has built a giant amusement park for the sole purpose of trapping and destroying the super-heroes. You first play as Spider-Man, who sees the X-Men get kidnapped by Arcade and follows them. Once you make it inside Arcade's park you can choose to play as Spider-Man, Cyclops, Storm, Gambit, or Wolverine, each of whom are trapped in a different part of Arcade's maze of deadly traps. You must navigate all five of them safely out, using their different skills and abilities while defeating baddies and bosses along the way.&lt;/story&gt; &lt;/game&gt;</text:p>
          </table:table-cell>
        </table:table-row>
        <table:table-row table:style-name="ro1">
          <table:table-cell office:value-type="string">
            <text:p>Spirou (Europe)</text:p>
          </table:table-cell>
          <table:table-cell office:value-type="float" office:value="1996">
            <text:p>1996</text:p>
          </table:table-cell>
          <table:table-cell office:value-type="string">
            <text:p>ESRB - E (Everyone)</text:p>
          </table:table-cell>
          <table:table-cell office:value-type="string">
            <text:p>Spirou </text:p>
          </table:table-cell>
          <table:table-cell office:value-type="string">
            <text:p>Infogrames Europe SA</text:p>
          </table:table-cell>
          <table:table-cell office:value-type="string">
            <text:p>Bit Managers S.L.</text:p>
          </table:table-cell>
          <table:table-cell office:value-type="string">
            <text:p>Platform</text:p>
          </table:table-cell>
          <table:table-cell office:value-type="string">
            <text:p>3.3</text:p>
          </table:table-cell>
          <table:table-cell office:value-type="string">
            <text:p>1 Player</text:p>
          </table:table-cell>
          <table:table-cell office:value-type="string">
            <text:p>This is a simple platform game, you're in a role of porter, jumping down the streets and buildings, and taking as many points as you can get. There's no strong background story.</text:p>
          </table:table-cell>
          <table:table-cell table:formula="of:=CONCATENATE(&quot;&lt;game name=&quot;;CHAR(34);[.A453];CHAR(34);&quot;&gt; &lt;year&gt;&quot;;[.B453];&quot;&lt;/year&gt; &lt;rating&gt;&quot;;[.C453];&quot;&lt;/rating&gt; &lt;title&gt;&quot;;[.D453];&quot;&lt;/title&gt; &lt;pub&gt;&quot;;[.E453];&quot;&lt;/pub&gt; &lt;dev&gt;&quot;;[.F453];&quot;&lt;/dev&gt; &lt;genre&gt;&quot;;[.G453];&quot;&lt;/genre&gt; &lt;score&gt;&quot;;[.H453];&quot;&lt;/score&gt; &lt;player&gt;&quot;;[.I453];&quot;&lt;/player&gt; &lt;story&gt;&quot;;[.J453];&quot;&lt;/story&gt; &lt;/game&gt;&quot;)" office:value-type="string" office:string-value="&lt;game name=&quot;Spirou (Europe)&quot;&gt; &lt;year&gt;1996&lt;/year&gt; &lt;rating&gt;ESRB - E (Everyone)&lt;/rating&gt; &lt;title&gt;Spirou &lt;/title&gt; &lt;pub&gt;Infogrames Europe SA&lt;/pub&gt; &lt;dev&gt;Bit Managers S.L.&lt;/dev&gt; &lt;genre&gt;Platform&lt;/genre&gt; &lt;score&gt;3.3&lt;/score&gt; &lt;player&gt;1 Player&lt;/player&gt; &lt;story&gt;This is a simple platform game, you're in a role of porter, jumping down the streets and buildings, and taking as many points as you can get. There's no strong background story.&lt;/story&gt; &lt;/game&gt;">
            <text:p>&lt;game name="Spirou (Europe)"&gt; &lt;year&gt;1996&lt;/year&gt; &lt;rating&gt;ESRB - E (Everyone)&lt;/rating&gt; &lt;title&gt;Spirou &lt;/title&gt; &lt;pub&gt;Infogrames Europe SA&lt;/pub&gt; &lt;dev&gt;Bit Managers S.L.&lt;/dev&gt; &lt;genre&gt;Platform&lt;/genre&gt; &lt;score&gt;3.3&lt;/score&gt; &lt;player&gt;1 Player&lt;/player&gt; &lt;story&gt;This is a simple platform game, you're in a role of porter, jumping down the streets and buildings, and taking as many points as you can get. There's no strong background story.&lt;/story&gt; &lt;/game&gt;</text:p>
          </table:table-cell>
        </table:table-row>
        <table:table-row table:style-name="ro1">
          <table:table-cell office:value-type="string">
            <text:p>Splitz (Europe)</text:p>
          </table:table-cell>
          <table:table-cell office:value-type="float" office:value="1993">
            <text:p>1993</text:p>
          </table:table-cell>
          <table:table-cell office:value-type="string">
            <text:p>ESRB - E (Everyone)</text:p>
          </table:table-cell>
          <table:table-cell office:value-type="string">
            <text:p>Splitz </text:p>
          </table:table-cell>
          <table:table-cell office:value-type="string">
            <text:p>Imagineer</text:p>
          </table:table-cell>
          <table:table-cell office:value-type="string">
            <text:p>Enigma Variations</text:p>
          </table:table-cell>
          <table:table-cell office:value-type="string">
            <text:p>Puzzle</text:p>
          </table:table-cell>
          <table:table-cell office:value-type="string">
            <text:p>4.2</text:p>
          </table:table-cell>
          <table:table-cell office:value-type="string">
            <text:p>1 Player</text:p>
          </table:table-cell>
          <table:table-cell office:value-type="string">
            <text:p>A tile sliding puzzle game, to build the pictures. Famous faces include Abraham Lincoln and Albert Einstein. A fun and challenging puzzle game.</text:p>
          </table:table-cell>
          <table:table-cell table:formula="of:=CONCATENATE(&quot;&lt;game name=&quot;;CHAR(34);[.A454];CHAR(34);&quot;&gt; &lt;year&gt;&quot;;[.B454];&quot;&lt;/year&gt; &lt;rating&gt;&quot;;[.C454];&quot;&lt;/rating&gt; &lt;title&gt;&quot;;[.D454];&quot;&lt;/title&gt; &lt;pub&gt;&quot;;[.E454];&quot;&lt;/pub&gt; &lt;dev&gt;&quot;;[.F454];&quot;&lt;/dev&gt; &lt;genre&gt;&quot;;[.G454];&quot;&lt;/genre&gt; &lt;score&gt;&quot;;[.H454];&quot;&lt;/score&gt; &lt;player&gt;&quot;;[.I454];&quot;&lt;/player&gt; &lt;story&gt;&quot;;[.J454];&quot;&lt;/story&gt; &lt;/game&gt;&quot;)" office:value-type="string" office:string-value="&lt;game name=&quot;Splitz (Europe)&quot;&gt; &lt;year&gt;1993&lt;/year&gt; &lt;rating&gt;ESRB - E (Everyone)&lt;/rating&gt; &lt;title&gt;Splitz &lt;/title&gt; &lt;pub&gt;Imagineer&lt;/pub&gt; &lt;dev&gt;Enigma Variations&lt;/dev&gt; &lt;genre&gt;Puzzle&lt;/genre&gt; &lt;score&gt;4.2&lt;/score&gt; &lt;player&gt;1 Player&lt;/player&gt; &lt;story&gt;A tile sliding puzzle game, to build the pictures. Famous faces include Abraham Lincoln and Albert Einstein. A fun and challenging puzzle game.&lt;/story&gt; &lt;/game&gt;">
            <text:p>&lt;game name="Splitz (Europe)"&gt; &lt;year&gt;1993&lt;/year&gt; &lt;rating&gt;ESRB - E (Everyone)&lt;/rating&gt; &lt;title&gt;Splitz &lt;/title&gt; &lt;pub&gt;Imagineer&lt;/pub&gt; &lt;dev&gt;Enigma Variations&lt;/dev&gt; &lt;genre&gt;Puzzle&lt;/genre&gt; &lt;score&gt;4.2&lt;/score&gt; &lt;player&gt;1 Player&lt;/player&gt; &lt;story&gt;A tile sliding puzzle game, to build the pictures. Famous faces include Abraham Lincoln and Albert Einstein. A fun and challenging puzzle game.&lt;/story&gt; &lt;/game&gt;</text:p>
          </table:table-cell>
        </table:table-row>
        <table:table-row table:style-name="ro1">
          <table:table-cell office:value-type="string">
            <text:p>Sports Illustrated - Football &amp; Baseball (USA)</text:p>
          </table:table-cell>
          <table:table-cell office:value-type="float" office:value="1993">
            <text:p>1993</text:p>
          </table:table-cell>
          <table:table-cell office:value-type="string">
            <text:p>ESRB - E (Everyone)</text:p>
          </table:table-cell>
          <table:table-cell office:value-type="string">
            <text:p>Sports Illustrated - Football &amp; Baseball </text:p>
          </table:table-cell>
          <table:table-cell office:value-type="string">
            <text:p>Malibu Games</text:p>
          </table:table-cell>
          <table:table-cell office:value-type="string">
            <text:p>Halestorm</text:p>
          </table:table-cell>
          <table:table-cell office:value-type="string">
            <text:p>Sports</text:p>
          </table:table-cell>
          <table:table-cell office:value-type="string">
            <text:p>4.3</text:p>
          </table:table-cell>
          <table:table-cell office:value-type="string">
            <text:p>1 Player</text:p>
          </table:table-cell>
          <table:table-cell office:value-type="string">
            <text:p>Sports game licensed by the leading sports magazine Sports Illustrated, released for Super Nintendo Entertainment System and Game Boy. The title features both football and baseball on one game cartridge. Choose to play a 16-game football season, complete with 90 different offensive players and full championship setup. Or you can hit the baseball diamond, pick from 28 different teams, and obliterate the competition with a variety of pitches and exciting drives and diving catches. Released in September 1994. </text:p>
          </table:table-cell>
          <table:table-cell table:formula="of:=CONCATENATE(&quot;&lt;game name=&quot;;CHAR(34);[.A455];CHAR(34);&quot;&gt; &lt;year&gt;&quot;;[.B455];&quot;&lt;/year&gt; &lt;rating&gt;&quot;;[.C455];&quot;&lt;/rating&gt; &lt;title&gt;&quot;;[.D455];&quot;&lt;/title&gt; &lt;pub&gt;&quot;;[.E455];&quot;&lt;/pub&gt; &lt;dev&gt;&quot;;[.F455];&quot;&lt;/dev&gt; &lt;genre&gt;&quot;;[.G455];&quot;&lt;/genre&gt; &lt;score&gt;&quot;;[.H455];&quot;&lt;/score&gt; &lt;player&gt;&quot;;[.I455];&quot;&lt;/player&gt; &lt;story&gt;&quot;;[.J455];&quot;&lt;/story&gt; &lt;/game&gt;&quot;)" office:value-type="string" office:string-value="&lt;game name=&quot;Sports Illustrated - Football &amp; Baseball (USA)&quot;&gt; &lt;year&gt;1993&lt;/year&gt; &lt;rating&gt;ESRB - E (Everyone)&lt;/rating&gt; &lt;title&gt;Sports Illustrated - Football &amp; Baseball &lt;/title&gt; &lt;pub&gt;Malibu Games&lt;/pub&gt; &lt;dev&gt;Halestorm&lt;/dev&gt; &lt;genre&gt;Sports&lt;/genre&gt; &lt;score&gt;4.3&lt;/score&gt; &lt;player&gt;1 Player&lt;/player&gt; &lt;story&gt;Sports game licensed by the leading sports magazine Sports Illustrated, released for Super Nintendo Entertainment System and Game Boy. The title features both football and baseball on one game cartridge. Choose to play a 16-game football season, complete with 90 different offensive players and full championship setup. Or you can hit the baseball diamond, pick from 28 different teams, and obliterate the competition with a variety of pitches and exciting drives and diving catches. Released in September 1994. &lt;/story&gt; &lt;/game&gt;">
            <text:p>&lt;game name="Sports Illustrated - Football &amp; Baseball (USA)"&gt; &lt;year&gt;1993&lt;/year&gt; &lt;rating&gt;ESRB - E (Everyone)&lt;/rating&gt; &lt;title&gt;Sports Illustrated - Football &amp; Baseball &lt;/title&gt; &lt;pub&gt;Malibu Games&lt;/pub&gt; &lt;dev&gt;Halestorm&lt;/dev&gt; &lt;genre&gt;Sports&lt;/genre&gt; &lt;score&gt;4.3&lt;/score&gt; &lt;player&gt;1 Player&lt;/player&gt; &lt;story&gt;Sports game licensed by the leading sports magazine Sports Illustrated, released for Super Nintendo Entertainment System and Game Boy. The title features both football and baseball on one game cartridge. Choose to play a 16-game football season, complete with 90 different offensive players and full championship setup. Or you can hit the baseball diamond, pick from 28 different teams, and obliterate the competition with a variety of pitches and exciting drives and diving catches. Released in September 1994. &lt;/story&gt; &lt;/game&gt;</text:p>
          </table:table-cell>
        </table:table-row>
        <table:table-row table:style-name="ro1">
          <table:table-cell office:value-type="string">
            <text:p>Sports Illustrated - Golf Classic (USA)</text:p>
          </table:table-cell>
          <table:table-cell office:value-type="float" office:value="1994">
            <text:p>1994</text:p>
          </table:table-cell>
          <table:table-cell office:value-type="string">
            <text:p>ESRB - E (Everyone)</text:p>
          </table:table-cell>
          <table:table-cell office:value-type="string">
            <text:p>Sports Illustrated - Golf Classic </text:p>
          </table:table-cell>
          <table:table-cell office:value-type="string">
            <text:p>Malibu Games</text:p>
          </table:table-cell>
          <table:table-cell office:value-type="string">
            <text:p>Unexpected Development</text:p>
          </table:table-cell>
          <table:table-cell office:value-type="string">
            <text:p>Sports/Golf</text:p>
          </table:table-cell>
          <table:table-cell office:value-type="string">
            <text:p>3.9</text:p>
          </table:table-cell>
          <table:table-cell office:value-type="string">
            <text:p>1 Player</text:p>
          </table:table-cell>
          <table:table-cell office:value-type="string">
            <text:p>Sports Illustrated Golf Classic is one of the many golf games released in the day this one sporting the Sports Illustrated license. <text:s/>Mostly the game is generic with four different golfers to choose from, two amateur and two pros, each with their own degree of skill and difficulty and two 18-course holes to choose from.****Like many other golf games the player uses the d-pad to plot their trajectory and using the main buttons for the power meter. <text:s/>Players can also must adjust to the ever changing weather conditions and can choose from twelve different clubs depending upon the situation. <text:s/>A password feature is also present and two-player capabilities utilizing the Game Boy Link cable.</text:p>
          </table:table-cell>
          <table:table-cell table:formula="of:=CONCATENATE(&quot;&lt;game name=&quot;;CHAR(34);[.A456];CHAR(34);&quot;&gt; &lt;year&gt;&quot;;[.B456];&quot;&lt;/year&gt; &lt;rating&gt;&quot;;[.C456];&quot;&lt;/rating&gt; &lt;title&gt;&quot;;[.D456];&quot;&lt;/title&gt; &lt;pub&gt;&quot;;[.E456];&quot;&lt;/pub&gt; &lt;dev&gt;&quot;;[.F456];&quot;&lt;/dev&gt; &lt;genre&gt;&quot;;[.G456];&quot;&lt;/genre&gt; &lt;score&gt;&quot;;[.H456];&quot;&lt;/score&gt; &lt;player&gt;&quot;;[.I456];&quot;&lt;/player&gt; &lt;story&gt;&quot;;[.J456];&quot;&lt;/story&gt; &lt;/game&gt;&quot;)" office:value-type="string" office:string-value="&lt;game name=&quot;Sports Illustrated - Golf Classic (USA)&quot;&gt; &lt;year&gt;1994&lt;/year&gt; &lt;rating&gt;ESRB - E (Everyone)&lt;/rating&gt; &lt;title&gt;Sports Illustrated - Golf Classic &lt;/title&gt; &lt;pub&gt;Malibu Games&lt;/pub&gt; &lt;dev&gt;Unexpected Development&lt;/dev&gt; &lt;genre&gt;Sports/Golf&lt;/genre&gt; &lt;score&gt;3.9&lt;/score&gt; &lt;player&gt;1 Player&lt;/player&gt; &lt;story&gt;Sports Illustrated Golf Classic is one of the many golf games released in the day this one sporting the Sports Illustrated license.  Mostly the game is generic with four different golfers to choose from, two amateur and two pros, each with their own degree of skill and difficulty and two 18-course holes to choose from.****Like many other golf games the player uses the d-pad to plot their trajectory and using the main buttons for the power meter.  Players can also must adjust to the ever changing weather conditions and can choose from twelve different clubs depending upon the situation.  A password feature is also present and two-player capabilities utilizing the Game Boy Link cable.&lt;/story&gt; &lt;/game&gt;">
            <text:p>&lt;game name="Sports Illustrated - Golf Classic (USA)"&gt; &lt;year&gt;1994&lt;/year&gt; &lt;rating&gt;ESRB - E (Everyone)&lt;/rating&gt; &lt;title&gt;Sports Illustrated - Golf Classic &lt;/title&gt; &lt;pub&gt;Malibu Games&lt;/pub&gt; &lt;dev&gt;Unexpected Development&lt;/dev&gt; &lt;genre&gt;Sports/Golf&lt;/genre&gt; &lt;score&gt;3.9&lt;/score&gt; &lt;player&gt;1 Player&lt;/player&gt; &lt;story&gt;Sports Illustrated Golf Classic is one of the many golf games released in the day this one sporting the Sports Illustrated license. <text:s/>Mostly the game is generic with four different golfers to choose from, two amateur and two pros, each with their own degree of skill and difficulty and two 18-course holes to choose from.****Like many other golf games the player uses the d-pad to plot their trajectory and using the main buttons for the power meter. <text:s/>Players can also must adjust to the ever changing weather conditions and can choose from twelve different clubs depending upon the situation. <text:s/>A password feature is also present and two-player capabilities utilizing the Game Boy Link cable.&lt;/story&gt; &lt;/game&gt;</text:p>
          </table:table-cell>
        </table:table-row>
        <table:table-row table:style-name="ro1">
          <table:table-cell office:value-type="string">
            <text:p>Sports Illustrated for Kids - The Ultimate Triple Dare! (USA)</text:p>
          </table:table-cell>
          <table:table-cell office:value-type="float" office:value="1994">
            <text:p>1994</text:p>
          </table:table-cell>
          <table:table-cell office:value-type="string">
            <text:p>ESRB - E (Everyone)</text:p>
          </table:table-cell>
          <table:table-cell office:value-type="string">
            <text:p>Sports Illustrated for Kids - The Ultimate Triple Dare! </text:p>
          </table:table-cell>
          <table:table-cell office:value-type="string">
            <text:p>Malibu Games</text:p>
          </table:table-cell>
          <table:table-cell office:value-type="string">
            <text:p>Halestorm, Inc.</text:p>
          </table:table-cell>
          <table:table-cell office:value-type="string">
            <text:p>Sports</text:p>
          </table:table-cell>
          <table:table-cell office:value-type="string">
            <text:p>3.2</text:p>
          </table:table-cell>
          <table:table-cell office:value-type="string">
            <text:p>1 Player</text:p>
          </table:table-cell>
          <table:table-cell office:value-type="string">
            <text:p>Sports Illustrated for Kids: The Ultimate Triple Dare lets the player compete in three different sports. <text:s/>The player can either choose from snowboarding, skateboarding or bicycling and pick from five different characters (3 males and 2 females, neither of which have any discerning stats and are equal). <text:s/>The goal of each game is to make it to the end of the stage in the time allotted while avoiding obstacles in order to receive points and advance to the next track. <text:s/>There is also the "Triple Dare" Triathlon where the player can compete in all three events.</text:p>
          </table:table-cell>
          <table:table-cell table:formula="of:=CONCATENATE(&quot;&lt;game name=&quot;;CHAR(34);[.A457];CHAR(34);&quot;&gt; &lt;year&gt;&quot;;[.B457];&quot;&lt;/year&gt; &lt;rating&gt;&quot;;[.C457];&quot;&lt;/rating&gt; &lt;title&gt;&quot;;[.D457];&quot;&lt;/title&gt; &lt;pub&gt;&quot;;[.E457];&quot;&lt;/pub&gt; &lt;dev&gt;&quot;;[.F457];&quot;&lt;/dev&gt; &lt;genre&gt;&quot;;[.G457];&quot;&lt;/genre&gt; &lt;score&gt;&quot;;[.H457];&quot;&lt;/score&gt; &lt;player&gt;&quot;;[.I457];&quot;&lt;/player&gt; &lt;story&gt;&quot;;[.J457];&quot;&lt;/story&gt; &lt;/game&gt;&quot;)" office:value-type="string" office:string-value="&lt;game name=&quot;Sports Illustrated for Kids - The Ultimate Triple Dare! (USA)&quot;&gt; &lt;year&gt;1994&lt;/year&gt; &lt;rating&gt;ESRB - E (Everyone)&lt;/rating&gt; &lt;title&gt;Sports Illustrated for Kids - The Ultimate Triple Dare! &lt;/title&gt; &lt;pub&gt;Malibu Games&lt;/pub&gt; &lt;dev&gt;Halestorm, Inc.&lt;/dev&gt; &lt;genre&gt;Sports&lt;/genre&gt; &lt;score&gt;3.2&lt;/score&gt; &lt;player&gt;1 Player&lt;/player&gt; &lt;story&gt;Sports Illustrated for Kids: The Ultimate Triple Dare lets the player compete in three different sports.  The player can either choose from snowboarding, skateboarding or bicycling and pick from five different characters (3 males and 2 females, neither of which have any discerning stats and are equal).  The goal of each game is to make it to the end of the stage in the time allotted while avoiding obstacles in order to receive points and advance to the next track.  There is also the &quot;Triple Dare&quot; Triathlon where the player can compete in all three events.&lt;/story&gt; &lt;/game&gt;">
            <text:p>&lt;game name="Sports Illustrated for Kids - The Ultimate Triple Dare! (USA)"&gt; &lt;year&gt;1994&lt;/year&gt; &lt;rating&gt;ESRB - E (Everyone)&lt;/rating&gt; &lt;title&gt;Sports Illustrated for Kids - The Ultimate Triple Dare! &lt;/title&gt; &lt;pub&gt;Malibu Games&lt;/pub&gt; &lt;dev&gt;Halestorm, Inc.&lt;/dev&gt; &lt;genre&gt;Sports&lt;/genre&gt; &lt;score&gt;3.2&lt;/score&gt; &lt;player&gt;1 Player&lt;/player&gt; &lt;story&gt;Sports Illustrated for Kids: The Ultimate Triple Dare lets the player compete in three different sports. <text:s/>The player can either choose from snowboarding, skateboarding or bicycling and pick from five different characters (3 males and 2 females, neither of which have any discerning stats and are equal). <text:s/>The goal of each game is to make it to the end of the stage in the time allotted while avoiding obstacles in order to receive points and advance to the next track. <text:s/>There is also the "Triple Dare" Triathlon where the player can compete in all three events.&lt;/story&gt; &lt;/game&gt;</text:p>
          </table:table-cell>
        </table:table-row>
        <table:table-row table:style-name="ro1">
          <table:table-cell office:value-type="string">
            <text:p>Spot - The Cool Adventure (USA)</text:p>
          </table:table-cell>
          <table:table-cell office:value-type="float" office:value="1993">
            <text:p>1993</text:p>
          </table:table-cell>
          <table:table-cell office:value-type="string">
            <text:p>ESRB - E (Everyone)</text:p>
          </table:table-cell>
          <table:table-cell office:value-type="string">
            <text:p>Spot - The Cool Adventure </text:p>
          </table:table-cell>
          <table:table-cell office:value-type="string">
            <text:p>Virgin Games, Inc.</text:p>
          </table:table-cell>
          <table:table-cell office:value-type="string">
            <text:p>Visual Concepts, Ltd.</text:p>
          </table:table-cell>
          <table:table-cell office:value-type="string">
            <text:p>Platform</text:p>
          </table:table-cell>
          <table:table-cell office:value-type="string">
            <text:p>2.9</text:p>
          </table:table-cell>
          <table:table-cell office:value-type="string">
            <text:p>1 Player</text:p>
          </table:table-cell>
          <table:table-cell office:value-type="string">
            <text:p>In Spot: The Cool Adventure the player takes on the role of Spot, the 7UP mascot. The player is tasked to help Spot get home. The player will find him/herself in the Carbonated Forest on a map screen much like that of Super Mario Bros. 3. Each sub level has baddies such as snails, birds, bats and evil bouncing Spots. Spot cannot come into physical contact with baddies as that is bad for spot and will knock a heart off Spot's life bar. Spot can either jump with A or pick up/throw blocks with B. Throughout levels Spot collects 7UP Spots as well as hearts. Spots add to the Spot count. Hearts add to Spot's life bar. Both Spots and Hearts add to the overall score. If a block on a platform is just barely preventing Spot from jumping high enough to get on it, Spot can pick the block up in mid jump. <text:s/>The game features two difficulties. <text:s/>Spot: The Cool Adventure is a reskinned version of McDonaldland. </text:p>
          </table:table-cell>
          <table:table-cell table:formula="of:=CONCATENATE(&quot;&lt;game name=&quot;;CHAR(34);[.A458];CHAR(34);&quot;&gt; &lt;year&gt;&quot;;[.B458];&quot;&lt;/year&gt; &lt;rating&gt;&quot;;[.C458];&quot;&lt;/rating&gt; &lt;title&gt;&quot;;[.D458];&quot;&lt;/title&gt; &lt;pub&gt;&quot;;[.E458];&quot;&lt;/pub&gt; &lt;dev&gt;&quot;;[.F458];&quot;&lt;/dev&gt; &lt;genre&gt;&quot;;[.G458];&quot;&lt;/genre&gt; &lt;score&gt;&quot;;[.H458];&quot;&lt;/score&gt; &lt;player&gt;&quot;;[.I458];&quot;&lt;/player&gt; &lt;story&gt;&quot;;[.J458];&quot;&lt;/story&gt; &lt;/game&gt;&quot;)" office:value-type="string" office:string-value="&lt;game name=&quot;Spot - The Cool Adventure (USA)&quot;&gt; &lt;year&gt;1993&lt;/year&gt; &lt;rating&gt;ESRB - E (Everyone)&lt;/rating&gt; &lt;title&gt;Spot - The Cool Adventure &lt;/title&gt; &lt;pub&gt;Virgin Games, Inc.&lt;/pub&gt; &lt;dev&gt;Visual Concepts, Ltd.&lt;/dev&gt; &lt;genre&gt;Platform&lt;/genre&gt; &lt;score&gt;2.9&lt;/score&gt; &lt;player&gt;1 Player&lt;/player&gt; &lt;story&gt;In Spot: The Cool Adventure the player takes on the role of Spot, the 7UP mascot. The player is tasked to help Spot get home. The player will find him/herself in the Carbonated Forest on a map screen much like that of Super Mario Bros. 3. Each sub level has baddies such as snails, birds, bats and evil bouncing Spots. Spot cannot come into physical contact with baddies as that is bad for spot and will knock a heart off Spot's life bar. Spot can either jump with A or pick up/throw blocks with B. Throughout levels Spot collects 7UP Spots as well as hearts. Spots add to the Spot count. Hearts add to Spot's life bar. Both Spots and Hearts add to the overall score. If a block on a platform is just barely preventing Spot from jumping high enough to get on it, Spot can pick the block up in mid jump.  The game features two difficulties.  Spot: The Cool Adventure is a reskinned version of McDonaldland. &lt;/story&gt; &lt;/game&gt;">
            <text:p>&lt;game name="Spot - The Cool Adventure (USA)"&gt; &lt;year&gt;1993&lt;/year&gt; &lt;rating&gt;ESRB - E (Everyone)&lt;/rating&gt; &lt;title&gt;Spot - The Cool Adventure &lt;/title&gt; &lt;pub&gt;Virgin Games, Inc.&lt;/pub&gt; &lt;dev&gt;Visual Concepts, Ltd.&lt;/dev&gt; &lt;genre&gt;Platform&lt;/genre&gt; &lt;score&gt;2.9&lt;/score&gt; &lt;player&gt;1 Player&lt;/player&gt; &lt;story&gt;In Spot: The Cool Adventure the player takes on the role of Spot, the 7UP mascot. The player is tasked to help Spot get home. The player will find him/herself in the Carbonated Forest on a map screen much like that of Super Mario Bros. 3. Each sub level has baddies such as snails, birds, bats and evil bouncing Spots. Spot cannot come into physical contact with baddies as that is bad for spot and will knock a heart off Spot's life bar. Spot can either jump with A or pick up/throw blocks with B. Throughout levels Spot collects 7UP Spots as well as hearts. Spots add to the Spot count. Hearts add to Spot's life bar. Both Spots and Hearts add to the overall score. If a block on a platform is just barely preventing Spot from jumping high enough to get on it, Spot can pick the block up in mid jump. <text:s/>The game features two difficulties. <text:s/>Spot: The Cool Adventure is a reskinned version of McDonaldland. &lt;/story&gt; &lt;/game&gt;</text:p>
          </table:table-cell>
        </table:table-row>
        <table:table-row table:style-name="ro1">
          <table:table-cell office:value-type="string">
            <text:p>Spot (USA)</text:p>
          </table:table-cell>
          <table:table-cell office:value-type="float" office:value="1991">
            <text:p>1991</text:p>
          </table:table-cell>
          <table:table-cell office:value-type="string">
            <text:p>ESRB - E (Everyone)</text:p>
          </table:table-cell>
          <table:table-cell office:value-type="string">
            <text:p>Spot </text:p>
          </table:table-cell>
          <table:table-cell office:value-type="string">
            <text:p>Arcadia Systems, Inc.</text:p>
          </table:table-cell>
          <table:table-cell office:value-type="string">
            <text:p>Software Creations Ltd.</text:p>
          </table:table-cell>
          <table:table-cell office:value-type="string">
            <text:p>Puzzle</text:p>
          </table:table-cell>
          <table:table-cell office:value-type="string">
            <text:p>3.3</text:p>
          </table:table-cell>
          <table:table-cell office:value-type="string">
            <text:p>1-2 Players</text:p>
          </table:table-cell>
          <table:table-cell office:value-type="string">
            <text:p>A puzzle game loosely featuring licensing from the 7Up soft drink. The gameplay involves up to 4 players, which can be either human or computer, each taking on spots of a particular colour. Starting from opposite corners, they take it in turns to move, either by 'reproducing' one of their spots to form another one in an adjacent square, or by making a jump, losing the square you did have but taking one two spaces away.****When a piece lands next to one of another colour, that piece changes colour into that of their opponent. The winner of each round is either the last player with any pieces left, or the player who has the most pieces left when the level is full.</text:p>
          </table:table-cell>
          <table:table-cell table:formula="of:=CONCATENATE(&quot;&lt;game name=&quot;;CHAR(34);[.A459];CHAR(34);&quot;&gt; &lt;year&gt;&quot;;[.B459];&quot;&lt;/year&gt; &lt;rating&gt;&quot;;[.C459];&quot;&lt;/rating&gt; &lt;title&gt;&quot;;[.D459];&quot;&lt;/title&gt; &lt;pub&gt;&quot;;[.E459];&quot;&lt;/pub&gt; &lt;dev&gt;&quot;;[.F459];&quot;&lt;/dev&gt; &lt;genre&gt;&quot;;[.G459];&quot;&lt;/genre&gt; &lt;score&gt;&quot;;[.H459];&quot;&lt;/score&gt; &lt;player&gt;&quot;;[.I459];&quot;&lt;/player&gt; &lt;story&gt;&quot;;[.J459];&quot;&lt;/story&gt; &lt;/game&gt;&quot;)" office:value-type="string" office:string-value="&lt;game name=&quot;Spot (USA)&quot;&gt; &lt;year&gt;1991&lt;/year&gt; &lt;rating&gt;ESRB - E (Everyone)&lt;/rating&gt; &lt;title&gt;Spot &lt;/title&gt; &lt;pub&gt;Arcadia Systems, Inc.&lt;/pub&gt; &lt;dev&gt;Software Creations Ltd.&lt;/dev&gt; &lt;genre&gt;Puzzle&lt;/genre&gt; &lt;score&gt;3.3&lt;/score&gt; &lt;player&gt;1-2 Players&lt;/player&gt; &lt;story&gt;A puzzle game loosely featuring licensing from the 7Up soft drink. The gameplay involves up to 4 players, which can be either human or computer, each taking on spots of a particular colour. Starting from opposite corners, they take it in turns to move, either by 'reproducing' one of their spots to form another one in an adjacent square, or by making a jump, losing the square you did have but taking one two spaces away.****When a piece lands next to one of another colour, that piece changes colour into that of their opponent. The winner of each round is either the last player with any pieces left, or the player who has the most pieces left when the level is full.&lt;/story&gt; &lt;/game&gt;">
            <text:p>&lt;game name="Spot (USA)"&gt; &lt;year&gt;1991&lt;/year&gt; &lt;rating&gt;ESRB - E (Everyone)&lt;/rating&gt; &lt;title&gt;Spot &lt;/title&gt; &lt;pub&gt;Arcadia Systems, Inc.&lt;/pub&gt; &lt;dev&gt;Software Creations Ltd.&lt;/dev&gt; &lt;genre&gt;Puzzle&lt;/genre&gt; &lt;score&gt;3.3&lt;/score&gt; &lt;player&gt;1-2 Players&lt;/player&gt; &lt;story&gt;A puzzle game loosely featuring licensing from the 7Up soft drink. The gameplay involves up to 4 players, which can be either human or computer, each taking on spots of a particular colour. Starting from opposite corners, they take it in turns to move, either by 'reproducing' one of their spots to form another one in an adjacent square, or by making a jump, losing the square you did have but taking one two spaces away.****When a piece lands next to one of another colour, that piece changes colour into that of their opponent. The winner of each round is either the last player with any pieces left, or the player who has the most pieces left when the level is full.&lt;/story&gt; &lt;/game&gt;</text:p>
          </table:table-cell>
        </table:table-row>
        <table:table-row table:style-name="ro1">
          <table:table-cell office:value-type="string">
            <text:p>Spud's Adventure (USA)</text:p>
          </table:table-cell>
          <table:table-cell office:value-type="float" office:value="1991">
            <text:p>1991</text:p>
          </table:table-cell>
          <table:table-cell office:value-type="string">
            <text:p>ESRB - E (Everyone)</text:p>
          </table:table-cell>
          <table:table-cell office:value-type="string">
            <text:p>Spud's Adventure </text:p>
          </table:table-cell>
          <table:table-cell table:number-columns-repeated="2" office:value-type="string">
            <text:p>Atlus Co., Ltd.</text:p>
          </table:table-cell>
          <table:table-cell office:value-type="string">
            <text:p>Action</text:p>
          </table:table-cell>
          <table:table-cell office:value-type="string">
            <text:p>2.2</text:p>
          </table:table-cell>
          <table:table-cell office:value-type="string">
            <text:p>1-2 Players</text:p>
          </table:table-cell>
          <table:table-cell office:value-type="string">
            <text:p>In Spud's Adventure the player takes the role of a potato who is tasked with rescuing the king's kidnapped daughter. To do so, he has to climb a tower consisting of many floors. There are two types of gameplay encountered during the game: Finding the exit in a maze-like stage while shooting enemies (touching them takes away life energy and eventually leads to death) or a Soko-Ban variant. Here the player has to push blocks into certain marked positions, but they cant be pulled. In those stages the level can be reset without penalty. Shooting enemies awards experience points which eventually leads to a health upgrade. The protagonist also encounters various friendly sprites who can be talked to and give hints. </text:p>
          </table:table-cell>
          <table:table-cell table:formula="of:=CONCATENATE(&quot;&lt;game name=&quot;;CHAR(34);[.A460];CHAR(34);&quot;&gt; &lt;year&gt;&quot;;[.B460];&quot;&lt;/year&gt; &lt;rating&gt;&quot;;[.C460];&quot;&lt;/rating&gt; &lt;title&gt;&quot;;[.D460];&quot;&lt;/title&gt; &lt;pub&gt;&quot;;[.E460];&quot;&lt;/pub&gt; &lt;dev&gt;&quot;;[.F460];&quot;&lt;/dev&gt; &lt;genre&gt;&quot;;[.G460];&quot;&lt;/genre&gt; &lt;score&gt;&quot;;[.H460];&quot;&lt;/score&gt; &lt;player&gt;&quot;;[.I460];&quot;&lt;/player&gt; &lt;story&gt;&quot;;[.J460];&quot;&lt;/story&gt; &lt;/game&gt;&quot;)" office:value-type="string" office:string-value="&lt;game name=&quot;Spud's Adventure (USA)&quot;&gt; &lt;year&gt;1991&lt;/year&gt; &lt;rating&gt;ESRB - E (Everyone)&lt;/rating&gt; &lt;title&gt;Spud's Adventure &lt;/title&gt; &lt;pub&gt;Atlus Co., Ltd.&lt;/pub&gt; &lt;dev&gt;Atlus Co., Ltd.&lt;/dev&gt; &lt;genre&gt;Action&lt;/genre&gt; &lt;score&gt;2.2&lt;/score&gt; &lt;player&gt;1-2 Players&lt;/player&gt; &lt;story&gt;In Spud's Adventure the player takes the role of a potato who is tasked with rescuing the king's kidnapped daughter. To do so, he has to climb a tower consisting of many floors. There are two types of gameplay encountered during the game: Finding the exit in a maze-like stage while shooting enemies (touching them takes away life energy and eventually leads to death) or a Soko-Ban variant. Here the player has to push blocks into certain marked positions, but they cant be pulled. In those stages the level can be reset without penalty. Shooting enemies awards experience points which eventually leads to a health upgrade. The protagonist also encounters various friendly sprites who can be talked to and give hints. &lt;/story&gt; &lt;/game&gt;">
            <text:p>&lt;game name="Spud's Adventure (USA)"&gt; &lt;year&gt;1991&lt;/year&gt; &lt;rating&gt;ESRB - E (Everyone)&lt;/rating&gt; &lt;title&gt;Spud's Adventure &lt;/title&gt; &lt;pub&gt;Atlus Co., Ltd.&lt;/pub&gt; &lt;dev&gt;Atlus Co., Ltd.&lt;/dev&gt; &lt;genre&gt;Action&lt;/genre&gt; &lt;score&gt;2.2&lt;/score&gt; &lt;player&gt;1-2 Players&lt;/player&gt; &lt;story&gt;In Spud's Adventure the player takes the role of a potato who is tasked with rescuing the king's kidnapped daughter. To do so, he has to climb a tower consisting of many floors. There are two types of gameplay encountered during the game: Finding the exit in a maze-like stage while shooting enemies (touching them takes away life energy and eventually leads to death) or a Soko-Ban variant. Here the player has to push blocks into certain marked positions, but they cant be pulled. In those stages the level can be reset without penalty. Shooting enemies awards experience points which eventually leads to a health upgrade. The protagonist also encounters various friendly sprites who can be talked to and give hints. &lt;/story&gt; &lt;/game&gt;</text:p>
          </table:table-cell>
        </table:table-row>
        <table:table-row table:style-name="ro1">
          <table:table-cell office:value-type="string">
            <text:p>Spy vs Spy - Operation Boobytrap (USA)</text:p>
          </table:table-cell>
          <table:table-cell office:value-type="float" office:value="1992">
            <text:p>1992</text:p>
          </table:table-cell>
          <table:table-cell office:value-type="string">
            <text:p>ESRB - E (Everyone)</text:p>
          </table:table-cell>
          <table:table-cell office:value-type="string">
            <text:p>Spy vs Spy - Operation Boobytrap </text:p>
          </table:table-cell>
          <table:table-cell office:value-type="string">
            <text:p>Kemco</text:p>
          </table:table-cell>
          <table:table-cell office:value-type="string">
            <text:p>First Star Software</text:p>
          </table:table-cell>
          <table:table-cell office:value-type="string">
            <text:p>Action</text:p>
          </table:table-cell>
          <table:table-cell office:value-type="string">
            <text:p>3.2</text:p>
          </table:table-cell>
          <table:table-cell office:value-type="string">
            <text:p>1 Player</text:p>
          </table:table-cell>
          <table:table-cell office:value-type="string">
            <text:p>This entry in the game series based on the Spy vs Spy comic strip series has a similar gameplay premise as the other games of the series, but a different set of levels (overall 20) and scenarios (tropical, lava, ice, cave and pyramid). Another apparent difference is the missing split-screen which normally shows the locations of both spies. The player either takes control of the black or white spy who both have the same goal: finding the five hidden items and reach the exit within the time limit. Additionally a briefcase has to be found in order to hold more than one object at once. Those items are randomly divided over the levels. <text:s/>The main challenge of the game is to deal with the other spy, mostly by laying out traps. They are either fake chests or special areas in the level, e.g. a cloud can be prepared to hit a spy with a lightning - but they don't differentiate between the agents. A trap can be triggered without taking damage when quick enough. Each spy has a health bar which is lowered by traps, fist fights against the other spy or walking into a level obstacle. Losing energy lowers the speed and ability to jump and eventually leads to death. The spy will re-spawn after a few seconds but loses all collected items.</text:p>
          </table:table-cell>
          <table:table-cell table:formula="of:=CONCATENATE(&quot;&lt;game name=&quot;;CHAR(34);[.A461];CHAR(34);&quot;&gt; &lt;year&gt;&quot;;[.B461];&quot;&lt;/year&gt; &lt;rating&gt;&quot;;[.C461];&quot;&lt;/rating&gt; &lt;title&gt;&quot;;[.D461];&quot;&lt;/title&gt; &lt;pub&gt;&quot;;[.E461];&quot;&lt;/pub&gt; &lt;dev&gt;&quot;;[.F461];&quot;&lt;/dev&gt; &lt;genre&gt;&quot;;[.G461];&quot;&lt;/genre&gt; &lt;score&gt;&quot;;[.H461];&quot;&lt;/score&gt; &lt;player&gt;&quot;;[.I461];&quot;&lt;/player&gt; &lt;story&gt;&quot;;[.J461];&quot;&lt;/story&gt; &lt;/game&gt;&quot;)" office:value-type="string" office:string-value="&lt;game name=&quot;Spy vs Spy - Operation Boobytrap (USA)&quot;&gt; &lt;year&gt;1992&lt;/year&gt; &lt;rating&gt;ESRB - E (Everyone)&lt;/rating&gt; &lt;title&gt;Spy vs Spy - Operation Boobytrap &lt;/title&gt; &lt;pub&gt;Kemco&lt;/pub&gt; &lt;dev&gt;First Star Software&lt;/dev&gt; &lt;genre&gt;Action&lt;/genre&gt; &lt;score&gt;3.2&lt;/score&gt; &lt;player&gt;1 Player&lt;/player&gt; &lt;story&gt;This entry in the game series based on the Spy vs Spy comic strip series has a similar gameplay premise as the other games of the series, but a different set of levels (overall 20) and scenarios (tropical, lava, ice, cave and pyramid). Another apparent difference is the missing split-screen which normally shows the locations of both spies. The player either takes control of the black or white spy who both have the same goal: finding the five hidden items and reach the exit within the time limit. Additionally a briefcase has to be found in order to hold more than one object at once. Those items are randomly divided over the levels.  The main challenge of the game is to deal with the other spy, mostly by laying out traps. They are either fake chests or special areas in the level, e.g. a cloud can be prepared to hit a spy with a lightning - but they don't differentiate between the agents. A trap can be triggered without taking damage when quick enough. Each spy has a health bar which is lowered by traps, fist fights against the other spy or walking into a level obstacle. Losing energy lowers the speed and ability to jump and eventually leads to death. The spy will re-spawn after a few seconds but loses all collected items.&lt;/story&gt; &lt;/game&gt;">
            <text:p>&lt;game name="Spy vs Spy - Operation Boobytrap (USA)"&gt; &lt;year&gt;1992&lt;/year&gt; &lt;rating&gt;ESRB - E (Everyone)&lt;/rating&gt; &lt;title&gt;Spy vs Spy - Operation Boobytrap &lt;/title&gt; &lt;pub&gt;Kemco&lt;/pub&gt; &lt;dev&gt;First Star Software&lt;/dev&gt; &lt;genre&gt;Action&lt;/genre&gt; &lt;score&gt;3.2&lt;/score&gt; &lt;player&gt;1 Player&lt;/player&gt; &lt;story&gt;This entry in the game series based on the Spy vs Spy comic strip series has a similar gameplay premise as the other games of the series, but a different set of levels (overall 20) and scenarios (tropical, lava, ice, cave and pyramid). Another apparent difference is the missing split-screen which normally shows the locations of both spies. The player either takes control of the black or white spy who both have the same goal: finding the five hidden items and reach the exit within the time limit. Additionally a briefcase has to be found in order to hold more than one object at once. Those items are randomly divided over the levels. <text:s/>The main challenge of the game is to deal with the other spy, mostly by laying out traps. They are either fake chests or special areas in the level, e.g. a cloud can be prepared to hit a spy with a lightning - but they don't differentiate between the agents. A trap can be triggered without taking damage when quick enough. Each spy has a health bar which is lowered by traps, fist fights against the other spy or walking into a level obstacle. Losing energy lowers the speed and ability to jump and eventually leads to death. The spy will re-spawn after a few seconds but loses all collected items.&lt;/story&gt; &lt;/game&gt;</text:p>
          </table:table-cell>
        </table:table-row>
        <table:table-row table:style-name="ro1">
          <table:table-cell office:value-type="string">
            <text:p>Square Deal - The Game of Two-Dimensional Poker (USA)</text:p>
          </table:table-cell>
          <table:table-cell office:value-type="float" office:value="1992">
            <text:p>1992</text:p>
          </table:table-cell>
          <table:table-cell office:value-type="string">
            <text:p>ESRB - E (Everyone)</text:p>
          </table:table-cell>
          <table:table-cell office:value-type="string">
            <text:p>Square Deal - The Game of Two-Dimensional Poker </text:p>
          </table:table-cell>
          <table:table-cell office:value-type="string">
            <text:p>DTMC, Inc.</text:p>
          </table:table-cell>
          <table:table-cell office:value-type="string">
            <text:p>Hect</text:p>
          </table:table-cell>
          <table:table-cell office:value-type="string">
            <text:p>Board Games</text:p>
          </table:table-cell>
          <table:table-cell office:value-type="string">
            <text:p>3.4</text:p>
          </table:table-cell>
          <table:table-cell office:value-type="string">
            <text:p>1-2 Players</text:p>
          </table:table-cell>
          <table:table-cell office:value-type="string">
            <text:p>Square Deal is a card based game based on poker. 52 cards are shuffled and then the top 4 cards are shown. The cards drop from the screen 1 at a time. There is a 5 x 5 grid that these cards are put into. In order to get the cards to disappear a poker hand must be lined up. Hands can only appear vertically or horizontally. The objective is to eliminate all 52 cards. If this is done, you advance to the next level. Levels differ in difficulty by speeding up the descent of the cards and limiting the amount of time you can pause the game to make decisions.</text:p>
          </table:table-cell>
          <table:table-cell table:formula="of:=CONCATENATE(&quot;&lt;game name=&quot;;CHAR(34);[.A462];CHAR(34);&quot;&gt; &lt;year&gt;&quot;;[.B462];&quot;&lt;/year&gt; &lt;rating&gt;&quot;;[.C462];&quot;&lt;/rating&gt; &lt;title&gt;&quot;;[.D462];&quot;&lt;/title&gt; &lt;pub&gt;&quot;;[.E462];&quot;&lt;/pub&gt; &lt;dev&gt;&quot;;[.F462];&quot;&lt;/dev&gt; &lt;genre&gt;&quot;;[.G462];&quot;&lt;/genre&gt; &lt;score&gt;&quot;;[.H462];&quot;&lt;/score&gt; &lt;player&gt;&quot;;[.I462];&quot;&lt;/player&gt; &lt;story&gt;&quot;;[.J462];&quot;&lt;/story&gt; &lt;/game&gt;&quot;)" office:value-type="string" office:string-value="&lt;game name=&quot;Square Deal - The Game of Two-Dimensional Poker (USA)&quot;&gt; &lt;year&gt;1992&lt;/year&gt; &lt;rating&gt;ESRB - E (Everyone)&lt;/rating&gt; &lt;title&gt;Square Deal - The Game of Two-Dimensional Poker &lt;/title&gt; &lt;pub&gt;DTMC, Inc.&lt;/pub&gt; &lt;dev&gt;Hect&lt;/dev&gt; &lt;genre&gt;Board Games&lt;/genre&gt; &lt;score&gt;3.4&lt;/score&gt; &lt;player&gt;1-2 Players&lt;/player&gt; &lt;story&gt;Square Deal is a card based game based on poker. 52 cards are shuffled and then the top 4 cards are shown. The cards drop from the screen 1 at a time. There is a 5 x 5 grid that these cards are put into. In order to get the cards to disappear a poker hand must be lined up. Hands can only appear vertically or horizontally. The objective is to eliminate all 52 cards. If this is done, you advance to the next level. Levels differ in difficulty by speeding up the descent of the cards and limiting the amount of time you can pause the game to make decisions.&lt;/story&gt; &lt;/game&gt;">
            <text:p>&lt;game name="Square Deal - The Game of Two-Dimensional Poker (USA)"&gt; &lt;year&gt;1992&lt;/year&gt; &lt;rating&gt;ESRB - E (Everyone)&lt;/rating&gt; &lt;title&gt;Square Deal - The Game of Two-Dimensional Poker &lt;/title&gt; &lt;pub&gt;DTMC, Inc.&lt;/pub&gt; &lt;dev&gt;Hect&lt;/dev&gt; &lt;genre&gt;Board Games&lt;/genre&gt; &lt;score&gt;3.4&lt;/score&gt; &lt;player&gt;1-2 Players&lt;/player&gt; &lt;story&gt;Square Deal is a card based game based on poker. 52 cards are shuffled and then the top 4 cards are shown. The cards drop from the screen 1 at a time. There is a 5 x 5 grid that these cards are put into. In order to get the cards to disappear a poker hand must be lined up. Hands can only appear vertically or horizontally. The objective is to eliminate all 52 cards. If this is done, you advance to the next level. Levels differ in difficulty by speeding up the descent of the cards and limiting the amount of time you can pause the game to make decisions.&lt;/story&gt; &lt;/game&gt;</text:p>
          </table:table-cell>
        </table:table-row>
        <table:table-row table:style-name="ro1">
          <table:table-cell office:value-type="string">
            <text:p>Star Hawk (Europe)</text:p>
          </table:table-cell>
          <table:table-cell office:value-type="float" office:value="1993">
            <text:p>1993</text:p>
          </table:table-cell>
          <table:table-cell office:value-type="string">
            <text:p>ESRB - E (Everyone)</text:p>
          </table:table-cell>
          <table:table-cell office:value-type="string">
            <text:p>Star Hawk </text:p>
          </table:table-cell>
          <table:table-cell office:value-type="string">
            <text:p>Accolade, Inc.</text:p>
          </table:table-cell>
          <table:table-cell office:value-type="string">
            <text:p>NMS Software Ltd.</text:p>
          </table:table-cell>
          <table:table-cell office:value-type="string">
            <text:p>Shoot-'Em-Up</text:p>
          </table:table-cell>
          <table:table-cell office:value-type="string">
            <text:p>2.9</text:p>
          </table:table-cell>
          <table:table-cell office:value-type="string">
            <text:p>1 Player</text:p>
          </table:table-cell>
          <table:table-cell office:value-type="string">
            <text:p>As the Captain of the scout ship StarHawk, your task is to explore the Evil Empire of Axtar. Perhaps the name of the place should have tipped you off, but it's too late for regrets now--a slew of insane alien mutations are now trying to slaughter you. Combinations of technology and flesh, these bad boys have only one objective--kill. Make your way through five massive levels, fending off beasts of all shapes and sizes with any weapon you can get your hands on. Your attackers will come at you with globule-emitting eyeballs, poising-spewing phenocytes, and razor-sharp energy disks. As if that's not enough, a boss character that is even more deadly guards each level. Yeesh. Good luck. </text:p>
          </table:table-cell>
          <table:table-cell table:formula="of:=CONCATENATE(&quot;&lt;game name=&quot;;CHAR(34);[.A463];CHAR(34);&quot;&gt; &lt;year&gt;&quot;;[.B463];&quot;&lt;/year&gt; &lt;rating&gt;&quot;;[.C463];&quot;&lt;/rating&gt; &lt;title&gt;&quot;;[.D463];&quot;&lt;/title&gt; &lt;pub&gt;&quot;;[.E463];&quot;&lt;/pub&gt; &lt;dev&gt;&quot;;[.F463];&quot;&lt;/dev&gt; &lt;genre&gt;&quot;;[.G463];&quot;&lt;/genre&gt; &lt;score&gt;&quot;;[.H463];&quot;&lt;/score&gt; &lt;player&gt;&quot;;[.I463];&quot;&lt;/player&gt; &lt;story&gt;&quot;;[.J463];&quot;&lt;/story&gt; &lt;/game&gt;&quot;)" office:value-type="string" office:string-value="&lt;game name=&quot;Star Hawk (Europe)&quot;&gt; &lt;year&gt;1993&lt;/year&gt; &lt;rating&gt;ESRB - E (Everyone)&lt;/rating&gt; &lt;title&gt;Star Hawk &lt;/title&gt; &lt;pub&gt;Accolade, Inc.&lt;/pub&gt; &lt;dev&gt;NMS Software Ltd.&lt;/dev&gt; &lt;genre&gt;Shoot-'Em-Up&lt;/genre&gt; &lt;score&gt;2.9&lt;/score&gt; &lt;player&gt;1 Player&lt;/player&gt; &lt;story&gt;As the Captain of the scout ship StarHawk, your task is to explore the Evil Empire of Axtar. Perhaps the name of the place should have tipped you off, but it's too late for regrets now--a slew of insane alien mutations are now trying to slaughter you. Combinations of technology and flesh, these bad boys have only one objective--kill. Make your way through five massive levels, fending off beasts of all shapes and sizes with any weapon you can get your hands on. Your attackers will come at you with globule-emitting eyeballs, poising-spewing phenocytes, and razor-sharp energy disks. As if that's not enough, a boss character that is even more deadly guards each level. Yeesh. Good luck. &lt;/story&gt; &lt;/game&gt;">
            <text:p>&lt;game name="Star Hawk (Europe)"&gt; &lt;year&gt;1993&lt;/year&gt; &lt;rating&gt;ESRB - E (Everyone)&lt;/rating&gt; &lt;title&gt;Star Hawk &lt;/title&gt; &lt;pub&gt;Accolade, Inc.&lt;/pub&gt; &lt;dev&gt;NMS Software Ltd.&lt;/dev&gt; &lt;genre&gt;Shoot-'Em-Up&lt;/genre&gt; &lt;score&gt;2.9&lt;/score&gt; &lt;player&gt;1 Player&lt;/player&gt; &lt;story&gt;As the Captain of the scout ship StarHawk, your task is to explore the Evil Empire of Axtar. Perhaps the name of the place should have tipped you off, but it's too late for regrets now--a slew of insane alien mutations are now trying to slaughter you. Combinations of technology and flesh, these bad boys have only one objective--kill. Make your way through five massive levels, fending off beasts of all shapes and sizes with any weapon you can get your hands on. Your attackers will come at you with globule-emitting eyeballs, poising-spewing phenocytes, and razor-sharp energy disks. As if that's not enough, a boss character that is even more deadly guards each level. Yeesh. Good luck. &lt;/story&gt; &lt;/game&gt;</text:p>
          </table:table-cell>
        </table:table-row>
        <table:table-row table:style-name="ro1">
          <table:table-cell office:value-type="string">
            <text:p>Star Trek - 25th Anniversary (USA, Europe)</text:p>
          </table:table-cell>
          <table:table-cell office:value-type="float" office:value="1992">
            <text:p>1992</text:p>
          </table:table-cell>
          <table:table-cell office:value-type="string">
            <text:p>ESRB - E (Everyone)</text:p>
          </table:table-cell>
          <table:table-cell office:value-type="string">
            <text:p>Star Trek - 25th Anniversary </text:p>
          </table:table-cell>
          <table:table-cell office:value-type="string">
            <text:p>Ultra Software Corporation</text:p>
          </table:table-cell>
          <table:table-cell office:value-type="string">
            <text:p>Visual Concepts Entertainment, Inc.</text:p>
          </table:table-cell>
          <table:table-cell office:value-type="string">
            <text:p>Adventure</text:p>
          </table:table-cell>
          <table:table-cell office:value-type="string">
            <text:p>2.1</text:p>
          </table:table-cell>
          <table:table-cell office:value-type="string">
            <text:p>1 Player</text:p>
          </table:table-cell>
          <table:table-cell office:value-type="string">
            <text:p>This 1991 release was intended to coincide with the 25th anniversary of the 60's television series. The plot of this Trek is based around a giant "Doomsday Machine" that is destroying ships, planets, and other valuable stuff in federation space. The Federation has constructed a weapon to defeat the doomsday machine, but the Klingons think that it will be used against them. So, they steal the weapon and break it up into 12 pieces spread out over 3 planets.****It is up to the crew of the Enterprise to travel to the 3 planets, recover all 12 pieces of the weapon, and finally stop the Doomsday Machine. There are two modes of game play. First, there is a side-scrolling shoot-em-up in which you pilot the Enterprise through asteroid fields and enemy fleets. Second, there is a overhead-view game in which you maneuver Captain Kirk around the planet to gather up the pieces of the weapon.</text:p>
          </table:table-cell>
          <table:table-cell table:formula="of:=CONCATENATE(&quot;&lt;game name=&quot;;CHAR(34);[.A464];CHAR(34);&quot;&gt; &lt;year&gt;&quot;;[.B464];&quot;&lt;/year&gt; &lt;rating&gt;&quot;;[.C464];&quot;&lt;/rating&gt; &lt;title&gt;&quot;;[.D464];&quot;&lt;/title&gt; &lt;pub&gt;&quot;;[.E464];&quot;&lt;/pub&gt; &lt;dev&gt;&quot;;[.F464];&quot;&lt;/dev&gt; &lt;genre&gt;&quot;;[.G464];&quot;&lt;/genre&gt; &lt;score&gt;&quot;;[.H464];&quot;&lt;/score&gt; &lt;player&gt;&quot;;[.I464];&quot;&lt;/player&gt; &lt;story&gt;&quot;;[.J464];&quot;&lt;/story&gt; &lt;/game&gt;&quot;)" office:value-type="string" office:string-value="&lt;game name=&quot;Star Trek - 25th Anniversary (USA, Europe)&quot;&gt; &lt;year&gt;1992&lt;/year&gt; &lt;rating&gt;ESRB - E (Everyone)&lt;/rating&gt; &lt;title&gt;Star Trek - 25th Anniversary &lt;/title&gt; &lt;pub&gt;Ultra Software Corporation&lt;/pub&gt; &lt;dev&gt;Visual Concepts Entertainment, Inc.&lt;/dev&gt; &lt;genre&gt;Adventure&lt;/genre&gt; &lt;score&gt;2.1&lt;/score&gt; &lt;player&gt;1 Player&lt;/player&gt; &lt;story&gt;This 1991 release was intended to coincide with the 25th anniversary of the 60's television series. The plot of this Trek is based around a giant &quot;Doomsday Machine&quot; that is destroying ships, planets, and other valuable stuff in federation space. The Federation has constructed a weapon to defeat the doomsday machine, but the Klingons think that it will be used against them. So, they steal the weapon and break it up into 12 pieces spread out over 3 planets.****It is up to the crew of the Enterprise to travel to the 3 planets, recover all 12 pieces of the weapon, and finally stop the Doomsday Machine. There are two modes of game play. First, there is a side-scrolling shoot-em-up in which you pilot the Enterprise through asteroid fields and enemy fleets. Second, there is a overhead-view game in which you maneuver Captain Kirk around the planet to gather up the pieces of the weapon.&lt;/story&gt; &lt;/game&gt;">
            <text:p>&lt;game name="Star Trek - 25th Anniversary (USA, Europe)"&gt; &lt;year&gt;1992&lt;/year&gt; &lt;rating&gt;ESRB - E (Everyone)&lt;/rating&gt; &lt;title&gt;Star Trek - 25th Anniversary &lt;/title&gt; &lt;pub&gt;Ultra Software Corporation&lt;/pub&gt; &lt;dev&gt;Visual Concepts Entertainment, Inc.&lt;/dev&gt; &lt;genre&gt;Adventure&lt;/genre&gt; &lt;score&gt;2.1&lt;/score&gt; &lt;player&gt;1 Player&lt;/player&gt; &lt;story&gt;This 1991 release was intended to coincide with the 25th anniversary of the 60's television series. The plot of this Trek is based around a giant "Doomsday Machine" that is destroying ships, planets, and other valuable stuff in federation space. The Federation has constructed a weapon to defeat the doomsday machine, but the Klingons think that it will be used against them. So, they steal the weapon and break it up into 12 pieces spread out over 3 planets.****It is up to the crew of the Enterprise to travel to the 3 planets, recover all 12 pieces of the weapon, and finally stop the Doomsday Machine. There are two modes of game play. First, there is a side-scrolling shoot-em-up in which you pilot the Enterprise through asteroid fields and enemy fleets. Second, there is a overhead-view game in which you maneuver Captain Kirk around the planet to gather up the pieces of the weapon.&lt;/story&gt; &lt;/game&gt;</text:p>
          </table:table-cell>
        </table:table-row>
        <table:table-row table:style-name="ro1">
          <table:table-cell office:value-type="string">
            <text:p>Star Trek - The Next Generation (USA, Europe)</text:p>
          </table:table-cell>
          <table:table-cell office:value-type="float" office:value="1993">
            <text:p>1993</text:p>
          </table:table-cell>
          <table:table-cell office:value-type="string">
            <text:p>ESRB - E (Everyone)</text:p>
          </table:table-cell>
          <table:table-cell office:value-type="string">
            <text:p>Star Trek - The Next Generation </text:p>
          </table:table-cell>
          <table:table-cell table:number-columns-repeated="2" office:value-type="string">
            <text:p>Absolute Entertainment, Inc.</text:p>
          </table:table-cell>
          <table:table-cell office:value-type="string">
            <text:p>Action</text:p>
          </table:table-cell>
          <table:table-cell office:value-type="string">
            <text:p>3.2</text:p>
          </table:table-cell>
          <table:table-cell office:value-type="string">
            <text:p>1 Player</text:p>
          </table:table-cell>
          <table:table-cell office:value-type="string">
            <text:p>Cadets at Starfleet Academy must spend some of their classes in the starship simulator. This year is a simulation of the U.S.S. Enterprise. Substituting for Jean-Luc Picard, cadets will take the role of captain and then must access different crew members (functions of the ship) to complete a series of scripted missions.****Star Trek: The Next Generation is divided into a series of missions. Players will start on the main screen of the bridge and from there can access Navigation, Tactical, Operations, Engineering, Transporter Systems and Mission Control. Mini-games are sometimes used to complete certain ship functions (such as rerouting power to the shields).</text:p>
          </table:table-cell>
          <table:table-cell table:formula="of:=CONCATENATE(&quot;&lt;game name=&quot;;CHAR(34);[.A465];CHAR(34);&quot;&gt; &lt;year&gt;&quot;;[.B465];&quot;&lt;/year&gt; &lt;rating&gt;&quot;;[.C465];&quot;&lt;/rating&gt; &lt;title&gt;&quot;;[.D465];&quot;&lt;/title&gt; &lt;pub&gt;&quot;;[.E465];&quot;&lt;/pub&gt; &lt;dev&gt;&quot;;[.F465];&quot;&lt;/dev&gt; &lt;genre&gt;&quot;;[.G465];&quot;&lt;/genre&gt; &lt;score&gt;&quot;;[.H465];&quot;&lt;/score&gt; &lt;player&gt;&quot;;[.I465];&quot;&lt;/player&gt; &lt;story&gt;&quot;;[.J465];&quot;&lt;/story&gt; &lt;/game&gt;&quot;)" office:value-type="string" office:string-value="&lt;game name=&quot;Star Trek - The Next Generation (USA, Europe)&quot;&gt; &lt;year&gt;1993&lt;/year&gt; &lt;rating&gt;ESRB - E (Everyone)&lt;/rating&gt; &lt;title&gt;Star Trek - The Next Generation &lt;/title&gt; &lt;pub&gt;Absolute Entertainment, Inc.&lt;/pub&gt; &lt;dev&gt;Absolute Entertainment, Inc.&lt;/dev&gt; &lt;genre&gt;Action&lt;/genre&gt; &lt;score&gt;3.2&lt;/score&gt; &lt;player&gt;1 Player&lt;/player&gt; &lt;story&gt;Cadets at Starfleet Academy must spend some of their classes in the starship simulator. This year is a simulation of the U.S.S. Enterprise. Substituting for Jean-Luc Picard, cadets will take the role of captain and then must access different crew members (functions of the ship) to complete a series of scripted missions.****Star Trek: The Next Generation is divided into a series of missions. Players will start on the main screen of the bridge and from there can access Navigation, Tactical, Operations, Engineering, Transporter Systems and Mission Control. Mini-games are sometimes used to complete certain ship functions (such as rerouting power to the shields).&lt;/story&gt; &lt;/game&gt;">
            <text:p>&lt;game name="Star Trek - The Next Generation (USA, Europe)"&gt; &lt;year&gt;1993&lt;/year&gt; &lt;rating&gt;ESRB - E (Everyone)&lt;/rating&gt; &lt;title&gt;Star Trek - The Next Generation &lt;/title&gt; &lt;pub&gt;Absolute Entertainment, Inc.&lt;/pub&gt; &lt;dev&gt;Absolute Entertainment, Inc.&lt;/dev&gt; &lt;genre&gt;Action&lt;/genre&gt; &lt;score&gt;3.2&lt;/score&gt; &lt;player&gt;1 Player&lt;/player&gt; &lt;story&gt;Cadets at Starfleet Academy must spend some of their classes in the starship simulator. This year is a simulation of the U.S.S. Enterprise. Substituting for Jean-Luc Picard, cadets will take the role of captain and then must access different crew members (functions of the ship) to complete a series of scripted missions.****Star Trek: The Next Generation is divided into a series of missions. Players will start on the main screen of the bridge and from there can access Navigation, Tactical, Operations, Engineering, Transporter Systems and Mission Control. Mini-games are sometimes used to complete certain ship functions (such as rerouting power to the shields).&lt;/story&gt; &lt;/game&gt;</text:p>
          </table:table-cell>
        </table:table-row>
        <table:table-row table:style-name="ro1">
          <table:table-cell office:value-type="string">
            <text:p>Star Trek Generations - Beyond the Nexus (USA)</text:p>
          </table:table-cell>
          <table:table-cell office:value-type="float" office:value="1994">
            <text:p>1994</text:p>
          </table:table-cell>
          <table:table-cell office:value-type="string">
            <text:p>ESRB - E (Everyone)</text:p>
          </table:table-cell>
          <table:table-cell office:value-type="string">
            <text:p>Star Trek Generations - Beyond the Nexus </text:p>
          </table:table-cell>
          <table:table-cell table:number-columns-repeated="2" office:value-type="string">
            <text:p>Absolute Entertainment, Inc.</text:p>
          </table:table-cell>
          <table:table-cell office:value-type="string">
            <text:p>Action</text:p>
          </table:table-cell>
          <table:table-cell office:value-type="string">
            <text:p>2.8</text:p>
          </table:table-cell>
          <table:table-cell office:value-type="string">
            <text:p>1 Player</text:p>
          </table:table-cell>
          <table:table-cell office:value-type="string">
            <text:p>Beyond the Nexus is based on the seventh Star Trek movie and its story: Captains Kirk and Picard must team up to stop a mad scientist from destroying an inhabited planet so that he might reenter the mysterious Nexus energy ribbon.****The game has several different playing modes. The first is starship combat: seen from the main screen of the Enterprise (both the -B or the -D version) you navigate the ship through space, firing phasers or photon torpedoes at enemies like Tholians, Klingons and Romulans. Another mode has you navigating the ship to its destination by flying through rectangles in space.****On away missions, the view switches to a top-down perspective where you control a single character and can fire your phaser at enemies.****Finally, the game has two puzzle modes. In the first one, frequencies must be decoded: this is done by putting symbols into the right order. One can only guess the order at first, but after an attempt the game reveals how many of the selected symbols are part of the combination and how many are in the right place. Using logic, the right order can be determined, but there are only a limited number of tries.****The second puzzle mode is used to reroute power from one system to another. To do so, a path must be built on a grid for the energy to flow through. The path must be built out of randomly assigned pieces that don't always fit together, similar to the concept of Pipe Mania.</text:p>
          </table:table-cell>
          <table:table-cell table:formula="of:=CONCATENATE(&quot;&lt;game name=&quot;;CHAR(34);[.A466];CHAR(34);&quot;&gt; &lt;year&gt;&quot;;[.B466];&quot;&lt;/year&gt; &lt;rating&gt;&quot;;[.C466];&quot;&lt;/rating&gt; &lt;title&gt;&quot;;[.D466];&quot;&lt;/title&gt; &lt;pub&gt;&quot;;[.E466];&quot;&lt;/pub&gt; &lt;dev&gt;&quot;;[.F466];&quot;&lt;/dev&gt; &lt;genre&gt;&quot;;[.G466];&quot;&lt;/genre&gt; &lt;score&gt;&quot;;[.H466];&quot;&lt;/score&gt; &lt;player&gt;&quot;;[.I466];&quot;&lt;/player&gt; &lt;story&gt;&quot;;[.J466];&quot;&lt;/story&gt; &lt;/game&gt;&quot;)" office:value-type="string" office:string-value="&lt;game name=&quot;Star Trek Generations - Beyond the Nexus (USA)&quot;&gt; &lt;year&gt;1994&lt;/year&gt; &lt;rating&gt;ESRB - E (Everyone)&lt;/rating&gt; &lt;title&gt;Star Trek Generations - Beyond the Nexus &lt;/title&gt; &lt;pub&gt;Absolute Entertainment, Inc.&lt;/pub&gt; &lt;dev&gt;Absolute Entertainment, Inc.&lt;/dev&gt; &lt;genre&gt;Action&lt;/genre&gt; &lt;score&gt;2.8&lt;/score&gt; &lt;player&gt;1 Player&lt;/player&gt; &lt;story&gt;Beyond the Nexus is based on the seventh Star Trek movie and its story: Captains Kirk and Picard must team up to stop a mad scientist from destroying an inhabited planet so that he might reenter the mysterious Nexus energy ribbon.****The game has several different playing modes. The first is starship combat: seen from the main screen of the Enterprise (both the -B or the -D version) you navigate the ship through space, firing phasers or photon torpedoes at enemies like Tholians, Klingons and Romulans. Another mode has you navigating the ship to its destination by flying through rectangles in space.****On away missions, the view switches to a top-down perspective where you control a single character and can fire your phaser at enemies.****Finally, the game has two puzzle modes. In the first one, frequencies must be decoded: this is done by putting symbols into the right order. One can only guess the order at first, but after an attempt the game reveals how many of the selected symbols are part of the combination and how many are in the right place. Using logic, the right order can be determined, but there are only a limited number of tries.****The second puzzle mode is used to reroute power from one system to another. To do so, a path must be built on a grid for the energy to flow through. The path must be built out of randomly assigned pieces that don't always fit together, similar to the concept of Pipe Mania.&lt;/story&gt; &lt;/game&gt;">
            <text:p>&lt;game name="Star Trek Generations - Beyond the Nexus (USA)"&gt; &lt;year&gt;1994&lt;/year&gt; &lt;rating&gt;ESRB - E (Everyone)&lt;/rating&gt; &lt;title&gt;Star Trek Generations - Beyond the Nexus &lt;/title&gt; &lt;pub&gt;Absolute Entertainment, Inc.&lt;/pub&gt; &lt;dev&gt;Absolute Entertainment, Inc.&lt;/dev&gt; &lt;genre&gt;Action&lt;/genre&gt; &lt;score&gt;2.8&lt;/score&gt; &lt;player&gt;1 Player&lt;/player&gt; &lt;story&gt;Beyond the Nexus is based on the seventh Star Trek movie and its story: Captains Kirk and Picard must team up to stop a mad scientist from destroying an inhabited planet so that he might reenter the mysterious Nexus energy ribbon.****The game has several different playing modes. The first is starship combat: seen from the main screen of the Enterprise (both the -B or the -D version) you navigate the ship through space, firing phasers or photon torpedoes at enemies like Tholians, Klingons and Romulans. Another mode has you navigating the ship to its destination by flying through rectangles in space.****On away missions, the view switches to a top-down perspective where you control a single character and can fire your phaser at enemies.****Finally, the game has two puzzle modes. In the first one, frequencies must be decoded: this is done by putting symbols into the right order. One can only guess the order at first, but after an attempt the game reveals how many of the selected symbols are part of the combination and how many are in the right place. Using logic, the right order can be determined, but there are only a limited number of tries.****The second puzzle mode is used to reroute power from one system to another. To do so, a path must be built on a grid for the energy to flow through. The path must be built out of randomly assigned pieces that don't always fit together, similar to the concept of Pipe Mania.&lt;/story&gt; &lt;/game&gt;</text:p>
          </table:table-cell>
        </table:table-row>
        <table:table-row table:style-name="ro1">
          <table:table-cell office:value-type="string">
            <text:p>Star Wars - The Empire Strikes Back (USA)</text:p>
          </table:table-cell>
          <table:table-cell office:value-type="float" office:value="1992">
            <text:p>1992</text:p>
          </table:table-cell>
          <table:table-cell office:value-type="string">
            <text:p>ESRB - E (Everyone)</text:p>
          </table:table-cell>
          <table:table-cell office:value-type="string">
            <text:p>Star Wars - The Empire Strikes Back </text:p>
          </table:table-cell>
          <table:table-cell office:value-type="string">
            <text:p>Ubi Soft Entertainment Software</text:p>
          </table:table-cell>
          <table:table-cell office:value-type="string">
            <text:p>LucasArts</text:p>
          </table:table-cell>
          <table:table-cell office:value-type="string">
            <text:p>Platform</text:p>
          </table:table-cell>
          <table:table-cell office:value-type="string">
            <text:p>3.6</text:p>
          </table:table-cell>
          <table:table-cell office:value-type="string">
            <text:p>1 Player</text:p>
          </table:table-cell>
          <table:table-cell office:value-type="string">
            <text:p>Based on the movie, so the storyline is basically the same. You play as Luke Skywalker, and using your blaster, lightsaber and force power skills, you must journey through Hoth, Echo Base, Dagobah, Bespin and Cloud City. Enemies such as Darth Vader and Boba Fett will appear along the way, while R2, Yoda and Obi-Wan appear to give you tips on enemy weakness. Also keep and eye out for things you won't see in the movie, such as trying to beat Slave 1 (Boba Fett's ship) and fighting Cloud Cars.</text:p>
          </table:table-cell>
          <table:table-cell table:formula="of:=CONCATENATE(&quot;&lt;game name=&quot;;CHAR(34);[.A467];CHAR(34);&quot;&gt; &lt;year&gt;&quot;;[.B467];&quot;&lt;/year&gt; &lt;rating&gt;&quot;;[.C467];&quot;&lt;/rating&gt; &lt;title&gt;&quot;;[.D467];&quot;&lt;/title&gt; &lt;pub&gt;&quot;;[.E467];&quot;&lt;/pub&gt; &lt;dev&gt;&quot;;[.F467];&quot;&lt;/dev&gt; &lt;genre&gt;&quot;;[.G467];&quot;&lt;/genre&gt; &lt;score&gt;&quot;;[.H467];&quot;&lt;/score&gt; &lt;player&gt;&quot;;[.I467];&quot;&lt;/player&gt; &lt;story&gt;&quot;;[.J467];&quot;&lt;/story&gt; &lt;/game&gt;&quot;)" office:value-type="string" office:string-value="&lt;game name=&quot;Star Wars - The Empire Strikes Back (USA)&quot;&gt; &lt;year&gt;1992&lt;/year&gt; &lt;rating&gt;ESRB - E (Everyone)&lt;/rating&gt; &lt;title&gt;Star Wars - The Empire Strikes Back &lt;/title&gt; &lt;pub&gt;Ubi Soft Entertainment Software&lt;/pub&gt; &lt;dev&gt;LucasArts&lt;/dev&gt; &lt;genre&gt;Platform&lt;/genre&gt; &lt;score&gt;3.6&lt;/score&gt; &lt;player&gt;1 Player&lt;/player&gt; &lt;story&gt;Based on the movie, so the storyline is basically the same. You play as Luke Skywalker, and using your blaster, lightsaber and force power skills, you must journey through Hoth, Echo Base, Dagobah, Bespin and Cloud City. Enemies such as Darth Vader and Boba Fett will appear along the way, while R2, Yoda and Obi-Wan appear to give you tips on enemy weakness. Also keep and eye out for things you won't see in the movie, such as trying to beat Slave 1 (Boba Fett's ship) and fighting Cloud Cars.&lt;/story&gt; &lt;/game&gt;">
            <text:p>&lt;game name="Star Wars - The Empire Strikes Back (USA)"&gt; &lt;year&gt;1992&lt;/year&gt; &lt;rating&gt;ESRB - E (Everyone)&lt;/rating&gt; &lt;title&gt;Star Wars - The Empire Strikes Back &lt;/title&gt; &lt;pub&gt;Ubi Soft Entertainment Software&lt;/pub&gt; &lt;dev&gt;LucasArts&lt;/dev&gt; &lt;genre&gt;Platform&lt;/genre&gt; &lt;score&gt;3.6&lt;/score&gt; &lt;player&gt;1 Player&lt;/player&gt; &lt;story&gt;Based on the movie, so the storyline is basically the same. You play as Luke Skywalker, and using your blaster, lightsaber and force power skills, you must journey through Hoth, Echo Base, Dagobah, Bespin and Cloud City. Enemies such as Darth Vader and Boba Fett will appear along the way, while R2, Yoda and Obi-Wan appear to give you tips on enemy weakness. Also keep and eye out for things you won't see in the movie, such as trying to beat Slave 1 (Boba Fett's ship) and fighting Cloud Cars.&lt;/story&gt; &lt;/game&gt;</text:p>
          </table:table-cell>
        </table:table-row>
        <table:table-row table:style-name="ro1">
          <table:table-cell office:value-type="string">
            <text:p>Star Wars (USA, Europe) (Rev A)</text:p>
          </table:table-cell>
          <table:table-cell office:value-type="float" office:value="1992">
            <text:p>1992</text:p>
          </table:table-cell>
          <table:table-cell office:value-type="string">
            <text:p>ESRB - E (Everyone)</text:p>
          </table:table-cell>
          <table:table-cell office:value-type="string">
            <text:p>Star Wars </text:p>
          </table:table-cell>
          <table:table-cell office:value-type="string">
            <text:p>Ubi Soft Entertainment Software</text:p>
          </table:table-cell>
          <table:table-cell office:value-type="string">
            <text:p>NMS Software Ltd.</text:p>
          </table:table-cell>
          <table:table-cell office:value-type="string">
            <text:p>Platform</text:p>
          </table:table-cell>
          <table:table-cell office:value-type="string">
            <text:p>3.4</text:p>
          </table:table-cell>
          <table:table-cell office:value-type="string">
            <text:p>1 Player</text:p>
          </table:table-cell>
          <table:table-cell office:value-type="string">
            <text:p>This game is based closely on Star Wars Episode IV: A New Hope. <text:s/>It combines a number of gameplay styles, but primarily it is a side scrolling run-and-jump platformer.****The game begins on Tatooine, where you, as Luke Skywalker, must travel around and meet up with R2D2, C3PO, Obi-Wan, and so on. Eventually, you travel through Mos Eisley and the Death Star as well. <text:s/>While most of the game has you controlling Luke, Han or Leia directly, some of the various game styles include a first-person Millennium Falcon asteroid belt sequence, and an overhead view Death Star trench run.</text:p>
          </table:table-cell>
          <table:table-cell table:formula="of:=CONCATENATE(&quot;&lt;game name=&quot;;CHAR(34);[.A468];CHAR(34);&quot;&gt; &lt;year&gt;&quot;;[.B468];&quot;&lt;/year&gt; &lt;rating&gt;&quot;;[.C468];&quot;&lt;/rating&gt; &lt;title&gt;&quot;;[.D468];&quot;&lt;/title&gt; &lt;pub&gt;&quot;;[.E468];&quot;&lt;/pub&gt; &lt;dev&gt;&quot;;[.F468];&quot;&lt;/dev&gt; &lt;genre&gt;&quot;;[.G468];&quot;&lt;/genre&gt; &lt;score&gt;&quot;;[.H468];&quot;&lt;/score&gt; &lt;player&gt;&quot;;[.I468];&quot;&lt;/player&gt; &lt;story&gt;&quot;;[.J468];&quot;&lt;/story&gt; &lt;/game&gt;&quot;)" office:value-type="string" office:string-value="&lt;game name=&quot;Star Wars (USA, Europe) (Rev A)&quot;&gt; &lt;year&gt;1992&lt;/year&gt; &lt;rating&gt;ESRB - E (Everyone)&lt;/rating&gt; &lt;title&gt;Star Wars &lt;/title&gt; &lt;pub&gt;Ubi Soft Entertainment Software&lt;/pub&gt; &lt;dev&gt;NMS Software Ltd.&lt;/dev&gt; &lt;genre&gt;Platform&lt;/genre&gt; &lt;score&gt;3.4&lt;/score&gt; &lt;player&gt;1 Player&lt;/player&gt; &lt;story&gt;This game is based closely on Star Wars Episode IV: A New Hope.  It combines a number of gameplay styles, but primarily it is a side scrolling run-and-jump platformer.****The game begins on Tatooine, where you, as Luke Skywalker, must travel around and meet up with R2D2, C3PO, Obi-Wan, and so on. Eventually, you travel through Mos Eisley and the Death Star as well.  While most of the game has you controlling Luke, Han or Leia directly, some of the various game styles include a first-person Millennium Falcon asteroid belt sequence, and an overhead view Death Star trench run.&lt;/story&gt; &lt;/game&gt;">
            <text:p>&lt;game name="Star Wars (USA, Europe) (Rev A)"&gt; &lt;year&gt;1992&lt;/year&gt; &lt;rating&gt;ESRB - E (Everyone)&lt;/rating&gt; &lt;title&gt;Star Wars &lt;/title&gt; &lt;pub&gt;Ubi Soft Entertainment Software&lt;/pub&gt; &lt;dev&gt;NMS Software Ltd.&lt;/dev&gt; &lt;genre&gt;Platform&lt;/genre&gt; &lt;score&gt;3.4&lt;/score&gt; &lt;player&gt;1 Player&lt;/player&gt; &lt;story&gt;This game is based closely on Star Wars Episode IV: A New Hope. <text:s/>It combines a number of gameplay styles, but primarily it is a side scrolling run-and-jump platformer.****The game begins on Tatooine, where you, as Luke Skywalker, must travel around and meet up with R2D2, C3PO, Obi-Wan, and so on. Eventually, you travel through Mos Eisley and the Death Star as well. <text:s/>While most of the game has you controlling Luke, Han or Leia directly, some of the various game styles include a first-person Millennium Falcon asteroid belt sequence, and an overhead view Death Star trench run.&lt;/story&gt; &lt;/game&gt;</text:p>
          </table:table-cell>
        </table:table-row>
        <table:table-row table:style-name="ro1">
          <table:table-cell office:value-type="string">
            <text:p>Stargate (USA, Europe)</text:p>
          </table:table-cell>
          <table:table-cell office:value-type="float" office:value="1994">
            <text:p>1994</text:p>
          </table:table-cell>
          <table:table-cell office:value-type="string">
            <text:p>ESRB - E (Everyone)</text:p>
          </table:table-cell>
          <table:table-cell office:value-type="string">
            <text:p>Stargate </text:p>
          </table:table-cell>
          <table:table-cell office:value-type="string">
            <text:p>Acclaim Entertainment, Inc.</text:p>
          </table:table-cell>
          <table:table-cell office:value-type="string">
            <text:p>Probe Software Ltd.</text:p>
          </table:table-cell>
          <table:table-cell office:value-type="string">
            <text:p>Platform</text:p>
          </table:table-cell>
          <table:table-cell office:value-type="string">
            <text:p>2.2</text:p>
          </table:table-cell>
          <table:table-cell office:value-type="string">
            <text:p>1-2 Players</text:p>
          </table:table-cell>
          <table:table-cell office:value-type="string">
            <text:p>The handheld version of Stargate is a matching puzzle game, similar to a 3-D <text:s/>Tetris. Players drop tiles into a Stargate, and try to stack three identical symbols. Doing so clears those tiles. Mismatched tiles simply build stacks higher and higher, and the player loses if the tiles reach the top of the gate. The player is also given a seven-symbol Stargate "address" along the top of the screen. Stacking three copies of a symbol listed in the address will clear the stack and counts toward completing the address.****There are two game modes building on this basic concept:****1. Skill Mode is a single-player challenge where the player tries to complete as many addresses as they can before being overwhelmed. Speed increases with completed addresses.****Battle Mode can be played against the computer, or against a second player connected with a link cable. In Battle Mode, any stacks you clear are sent through the Stargate and appear on your opponent's side. A height level meter is added on the sides to show how close you and your opponent are to overflowing their gates. You can win by outlasting your opponent (while sending complete stacks through to make things more difficult for them) or by being the first to complete the address.</text:p>
          </table:table-cell>
          <table:table-cell table:formula="of:=CONCATENATE(&quot;&lt;game name=&quot;;CHAR(34);[.A469];CHAR(34);&quot;&gt; &lt;year&gt;&quot;;[.B469];&quot;&lt;/year&gt; &lt;rating&gt;&quot;;[.C469];&quot;&lt;/rating&gt; &lt;title&gt;&quot;;[.D469];&quot;&lt;/title&gt; &lt;pub&gt;&quot;;[.E469];&quot;&lt;/pub&gt; &lt;dev&gt;&quot;;[.F469];&quot;&lt;/dev&gt; &lt;genre&gt;&quot;;[.G469];&quot;&lt;/genre&gt; &lt;score&gt;&quot;;[.H469];&quot;&lt;/score&gt; &lt;player&gt;&quot;;[.I469];&quot;&lt;/player&gt; &lt;story&gt;&quot;;[.J469];&quot;&lt;/story&gt; &lt;/game&gt;&quot;)" office:value-type="string" office:string-value="&lt;game name=&quot;Stargate (USA, Europe)&quot;&gt; &lt;year&gt;1994&lt;/year&gt; &lt;rating&gt;ESRB - E (Everyone)&lt;/rating&gt; &lt;title&gt;Stargate &lt;/title&gt; &lt;pub&gt;Acclaim Entertainment, Inc.&lt;/pub&gt; &lt;dev&gt;Probe Software Ltd.&lt;/dev&gt; &lt;genre&gt;Platform&lt;/genre&gt; &lt;score&gt;2.2&lt;/score&gt; &lt;player&gt;1-2 Players&lt;/player&gt; &lt;story&gt;The handheld version of Stargate is a matching puzzle game, similar to a 3-D  Tetris. Players drop tiles into a Stargate, and try to stack three identical symbols. Doing so clears those tiles. Mismatched tiles simply build stacks higher and higher, and the player loses if the tiles reach the top of the gate. The player is also given a seven-symbol Stargate &quot;address&quot; along the top of the screen. Stacking three copies of a symbol listed in the address will clear the stack and counts toward completing the address.****There are two game modes building on this basic concept:****1. Skill Mode is a single-player challenge where the player tries to complete as many addresses as they can before being overwhelmed. Speed increases with completed addresses.****Battle Mode can be played against the computer, or against a second player connected with a link cable. In Battle Mode, any stacks you clear are sent through the Stargate and appear on your opponent's side. A height level meter is added on the sides to show how close you and your opponent are to overflowing their gates. You can win by outlasting your opponent (while sending complete stacks through to make things more difficult for them) or by being the first to complete the address.&lt;/story&gt; &lt;/game&gt;">
            <text:p>&lt;game name="Stargate (USA, Europe)"&gt; &lt;year&gt;1994&lt;/year&gt; &lt;rating&gt;ESRB - E (Everyone)&lt;/rating&gt; &lt;title&gt;Stargate &lt;/title&gt; &lt;pub&gt;Acclaim Entertainment, Inc.&lt;/pub&gt; &lt;dev&gt;Probe Software Ltd.&lt;/dev&gt; &lt;genre&gt;Platform&lt;/genre&gt; &lt;score&gt;2.2&lt;/score&gt; &lt;player&gt;1-2 Players&lt;/player&gt; &lt;story&gt;The handheld version of Stargate is a matching puzzle game, similar to a 3-D <text:s/>Tetris. Players drop tiles into a Stargate, and try to stack three identical symbols. Doing so clears those tiles. Mismatched tiles simply build stacks higher and higher, and the player loses if the tiles reach the top of the gate. The player is also given a seven-symbol Stargate "address" along the top of the screen. Stacking three copies of a symbol listed in the address will clear the stack and counts toward completing the address.****There are two game modes building on this basic concept:****1. Skill Mode is a single-player challenge where the player tries to complete as many addresses as they can before being overwhelmed. Speed increases with completed addresses.****Battle Mode can be played against the computer, or against a second player connected with a link cable. In Battle Mode, any stacks you clear are sent through the Stargate and appear on your opponent's side. A height level meter is added on the sides to show how close you and your opponent are to overflowing their gates. You can win by outlasting your opponent (while sending complete stacks through to make things more difficult for them) or by being the first to complete the address.&lt;/story&gt; &lt;/game&gt;</text:p>
          </table:table-cell>
        </table:table-row>
        <table:table-row table:style-name="ro1">
          <table:table-cell office:value-type="string">
            <text:p>Stop That Roach! (USA)</text:p>
          </table:table-cell>
          <table:table-cell office:value-type="float" office:value="1994">
            <text:p>1994</text:p>
          </table:table-cell>
          <table:table-cell office:value-type="string">
            <text:p>ESRB - E (Everyone)</text:p>
          </table:table-cell>
          <table:table-cell office:value-type="string">
            <text:p>Stop That Roach! </text:p>
          </table:table-cell>
          <table:table-cell office:value-type="string">
            <text:p>KOEI Corporation</text:p>
          </table:table-cell>
          <table:table-cell office:value-type="string">
            <text:p>KOEI Co., Ltd.</text:p>
          </table:table-cell>
          <table:table-cell office:value-type="string">
            <text:p>Action</text:p>
          </table:table-cell>
          <table:table-cell office:value-type="string">
            <text:p>3.2</text:p>
          </table:table-cell>
          <table:table-cell office:value-type="string">
            <text:p>1 Player</text:p>
          </table:table-cell>
          <table:table-cell office:value-type="string">
            <text:p>Stop that Roach! is a turn-based strategy game where the player has to eliminate a number of cockroaches on each level. ****The player has five turns in which he can move of a certain amount of tiles, place traps, stomp to frighten the cockroaches, step on them, hit them with a broom or spray them with an insecticide. Next come the cockroaches' turn, their actions being defined by precise rules. ****If the insects can escape or reach the piece of food you're meant to protect, you lose the round. Victory is achieved if all cockroaches are either destroyed or captured.****The game includes a detailed tutorial with explanations of all the game mechanics.</text:p>
          </table:table-cell>
          <table:table-cell table:formula="of:=CONCATENATE(&quot;&lt;game name=&quot;;CHAR(34);[.A470];CHAR(34);&quot;&gt; &lt;year&gt;&quot;;[.B470];&quot;&lt;/year&gt; &lt;rating&gt;&quot;;[.C470];&quot;&lt;/rating&gt; &lt;title&gt;&quot;;[.D470];&quot;&lt;/title&gt; &lt;pub&gt;&quot;;[.E470];&quot;&lt;/pub&gt; &lt;dev&gt;&quot;;[.F470];&quot;&lt;/dev&gt; &lt;genre&gt;&quot;;[.G470];&quot;&lt;/genre&gt; &lt;score&gt;&quot;;[.H470];&quot;&lt;/score&gt; &lt;player&gt;&quot;;[.I470];&quot;&lt;/player&gt; &lt;story&gt;&quot;;[.J470];&quot;&lt;/story&gt; &lt;/game&gt;&quot;)" office:value-type="string" office:string-value="&lt;game name=&quot;Stop That Roach! (USA)&quot;&gt; &lt;year&gt;1994&lt;/year&gt; &lt;rating&gt;ESRB - E (Everyone)&lt;/rating&gt; &lt;title&gt;Stop That Roach! &lt;/title&gt; &lt;pub&gt;KOEI Corporation&lt;/pub&gt; &lt;dev&gt;KOEI Co., Ltd.&lt;/dev&gt; &lt;genre&gt;Action&lt;/genre&gt; &lt;score&gt;3.2&lt;/score&gt; &lt;player&gt;1 Player&lt;/player&gt; &lt;story&gt;Stop that Roach! is a turn-based strategy game where the player has to eliminate a number of cockroaches on each level. ****The player has five turns in which he can move of a certain amount of tiles, place traps, stomp to frighten the cockroaches, step on them, hit them with a broom or spray them with an insecticide. Next come the cockroaches' turn, their actions being defined by precise rules. ****If the insects can escape or reach the piece of food you're meant to protect, you lose the round. Victory is achieved if all cockroaches are either destroyed or captured.****The game includes a detailed tutorial with explanations of all the game mechanics.&lt;/story&gt; &lt;/game&gt;">
            <text:p>&lt;game name="Stop That Roach! (USA)"&gt; &lt;year&gt;1994&lt;/year&gt; &lt;rating&gt;ESRB - E (Everyone)&lt;/rating&gt; &lt;title&gt;Stop That Roach! &lt;/title&gt; &lt;pub&gt;KOEI Corporation&lt;/pub&gt; &lt;dev&gt;KOEI Co., Ltd.&lt;/dev&gt; &lt;genre&gt;Action&lt;/genre&gt; &lt;score&gt;3.2&lt;/score&gt; &lt;player&gt;1 Player&lt;/player&gt; &lt;story&gt;Stop that Roach! is a turn-based strategy game where the player has to eliminate a number of cockroaches on each level. ****The player has five turns in which he can move of a certain amount of tiles, place traps, stomp to frighten the cockroaches, step on them, hit them with a broom or spray them with an insecticide. Next come the cockroaches' turn, their actions being defined by precise rules. ****If the insects can escape or reach the piece of food you're meant to protect, you lose the round. Victory is achieved if all cockroaches are either destroyed or captured.****The game includes a detailed tutorial with explanations of all the game mechanics.&lt;/story&gt; &lt;/game&gt;</text:p>
          </table:table-cell>
        </table:table-row>
        <table:table-row table:style-name="ro1">
          <table:table-cell office:value-type="string">
            <text:p>Street Fighter II (USA, Europe) (Rev A)</text:p>
          </table:table-cell>
          <table:table-cell office:value-type="float" office:value="1995">
            <text:p>1995</text:p>
          </table:table-cell>
          <table:table-cell office:value-type="string">
            <text:p>ESRB - E (Everyone)</text:p>
          </table:table-cell>
          <table:table-cell office:value-type="string">
            <text:p>Street Fighter II </text:p>
          </table:table-cell>
          <table:table-cell office:value-type="string">
            <text:p>Nintendo of Europe GmbH</text:p>
          </table:table-cell>
          <table:table-cell office:value-type="string">
            <text:p>Capcom Co., Ltd.</text:p>
          </table:table-cell>
          <table:table-cell office:value-type="string">
            <text:p>Beat-'Em-Up</text:p>
          </table:table-cell>
          <table:table-cell office:value-type="string">
            <text:p>3.4</text:p>
          </table:table-cell>
          <table:table-cell office:value-type="string">
            <text:p>1-2 Players</text:p>
          </table:table-cell>
          <table:table-cell office:value-type="string">
            <text:p>Before the flashy graphics, 3D animation and 30 hit turbo combos, there was the simple dragon punch and fireball. In this very scaled down version of the original Street Fighter II arcade game, you can choose from a select group of warriors including Ryu, Ken, Guile, Blanka, M. Bison, Chun Li, Zangief, Balrog and Sagat, each with a unique fighting style and special moves. Play through the one-player arcade mode and fight your way through each character in the game to the final boss, Bison, or play against a friend in two player mode.</text:p>
          </table:table-cell>
          <table:table-cell table:formula="of:=CONCATENATE(&quot;&lt;game name=&quot;;CHAR(34);[.A471];CHAR(34);&quot;&gt; &lt;year&gt;&quot;;[.B471];&quot;&lt;/year&gt; &lt;rating&gt;&quot;;[.C471];&quot;&lt;/rating&gt; &lt;title&gt;&quot;;[.D471];&quot;&lt;/title&gt; &lt;pub&gt;&quot;;[.E471];&quot;&lt;/pub&gt; &lt;dev&gt;&quot;;[.F471];&quot;&lt;/dev&gt; &lt;genre&gt;&quot;;[.G471];&quot;&lt;/genre&gt; &lt;score&gt;&quot;;[.H471];&quot;&lt;/score&gt; &lt;player&gt;&quot;;[.I471];&quot;&lt;/player&gt; &lt;story&gt;&quot;;[.J471];&quot;&lt;/story&gt; &lt;/game&gt;&quot;)" office:value-type="string" office:string-value="&lt;game name=&quot;Street Fighter II (USA, Europe) (Rev A)&quot;&gt; &lt;year&gt;1995&lt;/year&gt; &lt;rating&gt;ESRB - E (Everyone)&lt;/rating&gt; &lt;title&gt;Street Fighter II &lt;/title&gt; &lt;pub&gt;Nintendo of Europe GmbH&lt;/pub&gt; &lt;dev&gt;Capcom Co., Ltd.&lt;/dev&gt; &lt;genre&gt;Beat-'Em-Up&lt;/genre&gt; &lt;score&gt;3.4&lt;/score&gt; &lt;player&gt;1-2 Players&lt;/player&gt; &lt;story&gt;Before the flashy graphics, 3D animation and 30 hit turbo combos, there was the simple dragon punch and fireball. In this very scaled down version of the original Street Fighter II arcade game, you can choose from a select group of warriors including Ryu, Ken, Guile, Blanka, M. Bison, Chun Li, Zangief, Balrog and Sagat, each with a unique fighting style and special moves. Play through the one-player arcade mode and fight your way through each character in the game to the final boss, Bison, or play against a friend in two player mode.&lt;/story&gt; &lt;/game&gt;">
            <text:p>&lt;game name="Street Fighter II (USA, Europe) (Rev A)"&gt; &lt;year&gt;1995&lt;/year&gt; &lt;rating&gt;ESRB - E (Everyone)&lt;/rating&gt; &lt;title&gt;Street Fighter II &lt;/title&gt; &lt;pub&gt;Nintendo of Europe GmbH&lt;/pub&gt; &lt;dev&gt;Capcom Co., Ltd.&lt;/dev&gt; &lt;genre&gt;Beat-'Em-Up&lt;/genre&gt; &lt;score&gt;3.4&lt;/score&gt; &lt;player&gt;1-2 Players&lt;/player&gt; &lt;story&gt;Before the flashy graphics, 3D animation and 30 hit turbo combos, there was the simple dragon punch and fireball. In this very scaled down version of the original Street Fighter II arcade game, you can choose from a select group of warriors including Ryu, Ken, Guile, Blanka, M. Bison, Chun Li, Zangief, Balrog and Sagat, each with a unique fighting style and special moves. Play through the one-player arcade mode and fight your way through each character in the game to the final boss, Bison, or play against a friend in two player mode.&lt;/story&gt; &lt;/game&gt;</text:p>
          </table:table-cell>
        </table:table-row>
        <table:table-row table:style-name="ro1">
          <table:table-cell office:value-type="string">
            <text:p>Street Racer (USA, Europe)</text:p>
          </table:table-cell>
          <table:table-cell office:value-type="float" office:value="1996">
            <text:p>1996</text:p>
          </table:table-cell>
          <table:table-cell office:value-type="string">
            <text:p>ESRB - E (Everyone)</text:p>
          </table:table-cell>
          <table:table-cell office:value-type="string">
            <text:p>Street Racer </text:p>
          </table:table-cell>
          <table:table-cell office:value-type="string">
            <text:p>Ubi Soft Entertainment Software</text:p>
          </table:table-cell>
          <table:table-cell office:value-type="string">
            <text:p>Vivid Image</text:p>
          </table:table-cell>
          <table:table-cell office:value-type="string">
            <text:p>Driving</text:p>
          </table:table-cell>
          <table:table-cell office:value-type="string">
            <text:p>3.0</text:p>
          </table:table-cell>
          <table:table-cell office:value-type="string">
            <text:p>1 Player</text:p>
          </table:table-cell>
          <table:table-cell office:value-type="string">
            <text:p>Street Racer is a kart racing game similar to Super Mario Kart.****Up to four players can play by split-screen. If there are no human opponents, the player can drive against seven computer opponents in three leagues. If the player wins the first league, they can play the second and so on. The game has eight different vehicles with different skills in speed, haste or resistance. There are also some power-ups on the tracks such as bombs, nitro fuel, and health packs.</text:p>
          </table:table-cell>
          <table:table-cell table:formula="of:=CONCATENATE(&quot;&lt;game name=&quot;;CHAR(34);[.A472];CHAR(34);&quot;&gt; &lt;year&gt;&quot;;[.B472];&quot;&lt;/year&gt; &lt;rating&gt;&quot;;[.C472];&quot;&lt;/rating&gt; &lt;title&gt;&quot;;[.D472];&quot;&lt;/title&gt; &lt;pub&gt;&quot;;[.E472];&quot;&lt;/pub&gt; &lt;dev&gt;&quot;;[.F472];&quot;&lt;/dev&gt; &lt;genre&gt;&quot;;[.G472];&quot;&lt;/genre&gt; &lt;score&gt;&quot;;[.H472];&quot;&lt;/score&gt; &lt;player&gt;&quot;;[.I472];&quot;&lt;/player&gt; &lt;story&gt;&quot;;[.J472];&quot;&lt;/story&gt; &lt;/game&gt;&quot;)" office:value-type="string" office:string-value="&lt;game name=&quot;Street Racer (USA, Europe)&quot;&gt; &lt;year&gt;1996&lt;/year&gt; &lt;rating&gt;ESRB - E (Everyone)&lt;/rating&gt; &lt;title&gt;Street Racer &lt;/title&gt; &lt;pub&gt;Ubi Soft Entertainment Software&lt;/pub&gt; &lt;dev&gt;Vivid Image&lt;/dev&gt; &lt;genre&gt;Driving&lt;/genre&gt; &lt;score&gt;3.0&lt;/score&gt; &lt;player&gt;1 Player&lt;/player&gt; &lt;story&gt;Street Racer is a kart racing game similar to Super Mario Kart.****Up to four players can play by split-screen. If there are no human opponents, the player can drive against seven computer opponents in three leagues. If the player wins the first league, they can play the second and so on. The game has eight different vehicles with different skills in speed, haste or resistance. There are also some power-ups on the tracks such as bombs, nitro fuel, and health packs.&lt;/story&gt; &lt;/game&gt;">
            <text:p>&lt;game name="Street Racer (USA, Europe)"&gt; &lt;year&gt;1996&lt;/year&gt; &lt;rating&gt;ESRB - E (Everyone)&lt;/rating&gt; &lt;title&gt;Street Racer &lt;/title&gt; &lt;pub&gt;Ubi Soft Entertainment Software&lt;/pub&gt; &lt;dev&gt;Vivid Image&lt;/dev&gt; &lt;genre&gt;Driving&lt;/genre&gt; &lt;score&gt;3.0&lt;/score&gt; &lt;player&gt;1 Player&lt;/player&gt; &lt;story&gt;Street Racer is a kart racing game similar to Super Mario Kart.****Up to four players can play by split-screen. If there are no human opponents, the player can drive against seven computer opponents in three leagues. If the player wins the first league, they can play the second and so on. The game has eight different vehicles with different skills in speed, haste or resistance. There are also some power-ups on the tracks such as bombs, nitro fuel, and health packs.&lt;/story&gt; &lt;/game&gt;</text:p>
          </table:table-cell>
        </table:table-row>
        <table:table-row table:style-name="ro1">
          <table:table-cell office:value-type="string">
            <text:p>Sumo Fighter (USA)</text:p>
          </table:table-cell>
          <table:table-cell office:value-type="float" office:value="1993">
            <text:p>1993</text:p>
          </table:table-cell>
          <table:table-cell office:value-type="string">
            <text:p>ESRB - E (Everyone)</text:p>
          </table:table-cell>
          <table:table-cell office:value-type="string">
            <text:p>Sumo Fighter </text:p>
          </table:table-cell>
          <table:table-cell office:value-type="string">
            <text:p>DTMC, Inc.</text:p>
          </table:table-cell>
          <table:table-cell office:value-type="string">
            <text:p>KID Corp.</text:p>
          </table:table-cell>
          <table:table-cell office:value-type="string">
            <text:p>Fighter</text:p>
          </table:table-cell>
          <table:table-cell office:value-type="string">
            <text:p>3.5</text:p>
          </table:table-cell>
          <table:table-cell office:value-type="string">
            <text:p>1 Player</text:p>
          </table:table-cell>
          <table:table-cell office:value-type="string">
            <text:p>Despite what the title may indicate, Sumo Fighter is not a sports game but a side-scrolling platformer. The player takes the role of a sumo wrestler who has to cross five levels (each with three stages plus a boss) to rescue his kidnapped girlfriend. The protagonist has two means of attack: his fists and a stomp attack which, in addition to the damage, can stun enemies. Experience points are awarded for killing enemies, solving hidden mini games and collecting power-ups like health refreshments or temporary invincibility. Eventually this leads to a level up and the player can choose to upgrade one of the two attacks or increase his maximum health. The mini games are sumo wrestling, arm wrestling and thumb wrestling. All are reaction tests in which a button has to be pressed to stop a cursor moving left and right at the correct spot.</text:p>
          </table:table-cell>
          <table:table-cell table:formula="of:=CONCATENATE(&quot;&lt;game name=&quot;;CHAR(34);[.A473];CHAR(34);&quot;&gt; &lt;year&gt;&quot;;[.B473];&quot;&lt;/year&gt; &lt;rating&gt;&quot;;[.C473];&quot;&lt;/rating&gt; &lt;title&gt;&quot;;[.D473];&quot;&lt;/title&gt; &lt;pub&gt;&quot;;[.E473];&quot;&lt;/pub&gt; &lt;dev&gt;&quot;;[.F473];&quot;&lt;/dev&gt; &lt;genre&gt;&quot;;[.G473];&quot;&lt;/genre&gt; &lt;score&gt;&quot;;[.H473];&quot;&lt;/score&gt; &lt;player&gt;&quot;;[.I473];&quot;&lt;/player&gt; &lt;story&gt;&quot;;[.J473];&quot;&lt;/story&gt; &lt;/game&gt;&quot;)" office:value-type="string" office:string-value="&lt;game name=&quot;Sumo Fighter (USA)&quot;&gt; &lt;year&gt;1993&lt;/year&gt; &lt;rating&gt;ESRB - E (Everyone)&lt;/rating&gt; &lt;title&gt;Sumo Fighter &lt;/title&gt; &lt;pub&gt;DTMC, Inc.&lt;/pub&gt; &lt;dev&gt;KID Corp.&lt;/dev&gt; &lt;genre&gt;Fighter&lt;/genre&gt; &lt;score&gt;3.5&lt;/score&gt; &lt;player&gt;1 Player&lt;/player&gt; &lt;story&gt;Despite what the title may indicate, Sumo Fighter is not a sports game but a side-scrolling platformer. The player takes the role of a sumo wrestler who has to cross five levels (each with three stages plus a boss) to rescue his kidnapped girlfriend. The protagonist has two means of attack: his fists and a stomp attack which, in addition to the damage, can stun enemies. Experience points are awarded for killing enemies, solving hidden mini games and collecting power-ups like health refreshments or temporary invincibility. Eventually this leads to a level up and the player can choose to upgrade one of the two attacks or increase his maximum health. The mini games are sumo wrestling, arm wrestling and thumb wrestling. All are reaction tests in which a button has to be pressed to stop a cursor moving left and right at the correct spot.&lt;/story&gt; &lt;/game&gt;">
            <text:p>&lt;game name="Sumo Fighter (USA)"&gt; &lt;year&gt;1993&lt;/year&gt; &lt;rating&gt;ESRB - E (Everyone)&lt;/rating&gt; &lt;title&gt;Sumo Fighter &lt;/title&gt; &lt;pub&gt;DTMC, Inc.&lt;/pub&gt; &lt;dev&gt;KID Corp.&lt;/dev&gt; &lt;genre&gt;Fighter&lt;/genre&gt; &lt;score&gt;3.5&lt;/score&gt; &lt;player&gt;1 Player&lt;/player&gt; &lt;story&gt;Despite what the title may indicate, Sumo Fighter is not a sports game but a side-scrolling platformer. The player takes the role of a sumo wrestler who has to cross five levels (each with three stages plus a boss) to rescue his kidnapped girlfriend. The protagonist has two means of attack: his fists and a stomp attack which, in addition to the damage, can stun enemies. Experience points are awarded for killing enemies, solving hidden mini games and collecting power-ups like health refreshments or temporary invincibility. Eventually this leads to a level up and the player can choose to upgrade one of the two attacks or increase his maximum health. The mini games are sumo wrestling, arm wrestling and thumb wrestling. All are reaction tests in which a button has to be pressed to stop a cursor moving left and right at the correct spot.&lt;/story&gt; &lt;/game&gt;</text:p>
          </table:table-cell>
        </table:table-row>
        <table:table-row table:style-name="ro1">
          <table:table-cell office:value-type="string">
            <text:p>Sunsoft Grand Prix (Europe)</text:p>
          </table:table-cell>
          <table:table-cell office:value-type="float" office:value="1992">
            <text:p>1992</text:p>
          </table:table-cell>
          <table:table-cell office:value-type="string">
            <text:p>ESRB - E (Everyone)</text:p>
          </table:table-cell>
          <table:table-cell office:value-type="string">
            <text:p>Sunsoft Grand Prix </text:p>
          </table:table-cell>
          <table:table-cell office:value-type="string">
            <text:p>SunSoft</text:p>
          </table:table-cell>
          <table:table-cell office:value-type="string">
            <text:p>Lenar</text:p>
          </table:table-cell>
          <table:table-cell office:value-type="string">
            <text:p>Driving</text:p>
          </table:table-cell>
          <table:table-cell office:value-type="string">
            <text:p>2.9</text:p>
          </table:table-cell>
          <table:table-cell office:value-type="string">
            <text:p>1 Player</text:p>
          </table:table-cell>
          <table:table-cell office:value-type="string">
            <text:p>In GameBoy - Sunsoft Grand Prix occurs mainly on speed and skill to Sit in the cockpit of a racing car, train on the test tracks and drive at full speed to victory.! <text:s/>Fast Lane to grab the trophy of </text:p>
          </table:table-cell>
          <table:table-cell table:formula="of:=CONCATENATE(&quot;&lt;game name=&quot;;CHAR(34);[.A474];CHAR(34);&quot;&gt; &lt;year&gt;&quot;;[.B474];&quot;&lt;/year&gt; &lt;rating&gt;&quot;;[.C474];&quot;&lt;/rating&gt; &lt;title&gt;&quot;;[.D474];&quot;&lt;/title&gt; &lt;pub&gt;&quot;;[.E474];&quot;&lt;/pub&gt; &lt;dev&gt;&quot;;[.F474];&quot;&lt;/dev&gt; &lt;genre&gt;&quot;;[.G474];&quot;&lt;/genre&gt; &lt;score&gt;&quot;;[.H474];&quot;&lt;/score&gt; &lt;player&gt;&quot;;[.I474];&quot;&lt;/player&gt; &lt;story&gt;&quot;;[.J474];&quot;&lt;/story&gt; &lt;/game&gt;&quot;)" office:value-type="string" office:string-value="&lt;game name=&quot;Sunsoft Grand Prix (Europe)&quot;&gt; &lt;year&gt;1992&lt;/year&gt; &lt;rating&gt;ESRB - E (Everyone)&lt;/rating&gt; &lt;title&gt;Sunsoft Grand Prix &lt;/title&gt; &lt;pub&gt;SunSoft&lt;/pub&gt; &lt;dev&gt;Lenar&lt;/dev&gt; &lt;genre&gt;Driving&lt;/genre&gt; &lt;score&gt;2.9&lt;/score&gt; &lt;player&gt;1 Player&lt;/player&gt; &lt;story&gt;In GameBoy - Sunsoft Grand Prix occurs mainly on speed and skill to Sit in the cockpit of a racing car, train on the test tracks and drive at full speed to victory.!  Fast Lane to grab the trophy of &lt;/story&gt; &lt;/game&gt;">
            <text:p>&lt;game name="Sunsoft Grand Prix (Europe)"&gt; &lt;year&gt;1992&lt;/year&gt; &lt;rating&gt;ESRB - E (Everyone)&lt;/rating&gt; &lt;title&gt;Sunsoft Grand Prix &lt;/title&gt; &lt;pub&gt;SunSoft&lt;/pub&gt; &lt;dev&gt;Lenar&lt;/dev&gt; &lt;genre&gt;Driving&lt;/genre&gt; &lt;score&gt;2.9&lt;/score&gt; &lt;player&gt;1 Player&lt;/player&gt; &lt;story&gt;In GameBoy - Sunsoft Grand Prix occurs mainly on speed and skill to Sit in the cockpit of a racing car, train on the test tracks and drive at full speed to victory.! <text:s/>Fast Lane to grab the trophy of &lt;/story&gt; &lt;/game&gt;</text:p>
          </table:table-cell>
        </table:table-row>
        <table:table-row table:style-name="ro1">
          <table:table-cell office:value-type="string">
            <text:p>Super Battletank - War in the Gulf (USA)</text:p>
          </table:table-cell>
          <table:table-cell office:value-type="float" office:value="1994">
            <text:p>1994</text:p>
          </table:table-cell>
          <table:table-cell office:value-type="string">
            <text:p>ESRB - E (Everyone)</text:p>
          </table:table-cell>
          <table:table-cell office:value-type="string">
            <text:p>Super Battletank - War in the Gulf </text:p>
          </table:table-cell>
          <table:table-cell office:value-type="string">
            <text:p>Absolute Entertainment, Inc.</text:p>
          </table:table-cell>
          <table:table-cell office:value-type="string">
            <text:p>Imagineering Inc.</text:p>
          </table:table-cell>
          <table:table-cell office:value-type="string">
            <text:p>Simulation</text:p>
          </table:table-cell>
          <table:table-cell office:value-type="string">
            <text:p>2.7</text:p>
          </table:table-cell>
          <table:table-cell office:value-type="string">
            <text:p>1 Player</text:p>
          </table:table-cell>
          <table:table-cell office:value-type="string">
            <text:p>In February 1991, The United States of America sent troops into Kuwait and fought in armed combat against the forces of Iraq. Operation Desert Storm featured many different types of units including mobile armor. The M1 Abrams tank division is deployed in a variety of missions to destroy marked Iraqi targets.****Super Battletank: War in the Gulf is a 1st person tank simulation. Players sit in the cockpit to of a M1 Abrams tank. Controls allow the player to accelerate forward, decelerate, rotate the tank's trajectory left and right, move the tank's cannon left and right, fire the weapon and check the map. The goal of the player is to travel to the location of enemy targets, line them up with the Abrams cannon and fire upon them until destroyed. Each mission covers a large area of land and the player will need to consult the real-time map to travel appropriately to target locations. The M1 Abrams tank also features 2 special weapons: The laser which is more powerful than regular cannon, and the smoke screen which allows the player to escape.</text:p>
          </table:table-cell>
          <table:table-cell table:formula="of:=CONCATENATE(&quot;&lt;game name=&quot;;CHAR(34);[.A475];CHAR(34);&quot;&gt; &lt;year&gt;&quot;;[.B475];&quot;&lt;/year&gt; &lt;rating&gt;&quot;;[.C475];&quot;&lt;/rating&gt; &lt;title&gt;&quot;;[.D475];&quot;&lt;/title&gt; &lt;pub&gt;&quot;;[.E475];&quot;&lt;/pub&gt; &lt;dev&gt;&quot;;[.F475];&quot;&lt;/dev&gt; &lt;genre&gt;&quot;;[.G475];&quot;&lt;/genre&gt; &lt;score&gt;&quot;;[.H475];&quot;&lt;/score&gt; &lt;player&gt;&quot;;[.I475];&quot;&lt;/player&gt; &lt;story&gt;&quot;;[.J475];&quot;&lt;/story&gt; &lt;/game&gt;&quot;)" office:value-type="string" office:string-value="&lt;game name=&quot;Super Battletank - War in the Gulf (USA)&quot;&gt; &lt;year&gt;1994&lt;/year&gt; &lt;rating&gt;ESRB - E (Everyone)&lt;/rating&gt; &lt;title&gt;Super Battletank - War in the Gulf &lt;/title&gt; &lt;pub&gt;Absolute Entertainment, Inc.&lt;/pub&gt; &lt;dev&gt;Imagineering Inc.&lt;/dev&gt; &lt;genre&gt;Simulation&lt;/genre&gt; &lt;score&gt;2.7&lt;/score&gt; &lt;player&gt;1 Player&lt;/player&gt; &lt;story&gt;In February 1991, The United States of America sent troops into Kuwait and fought in armed combat against the forces of Iraq. Operation Desert Storm featured many different types of units including mobile armor. The M1 Abrams tank division is deployed in a variety of missions to destroy marked Iraqi targets.****Super Battletank: War in the Gulf is a 1st person tank simulation. Players sit in the cockpit to of a M1 Abrams tank. Controls allow the player to accelerate forward, decelerate, rotate the tank's trajectory left and right, move the tank's cannon left and right, fire the weapon and check the map. The goal of the player is to travel to the location of enemy targets, line them up with the Abrams cannon and fire upon them until destroyed. Each mission covers a large area of land and the player will need to consult the real-time map to travel appropriately to target locations. The M1 Abrams tank also features 2 special weapons: The laser which is more powerful than regular cannon, and the smoke screen which allows the player to escape.&lt;/story&gt; &lt;/game&gt;">
            <text:p>&lt;game name="Super Battletank - War in the Gulf (USA)"&gt; &lt;year&gt;1994&lt;/year&gt; &lt;rating&gt;ESRB - E (Everyone)&lt;/rating&gt; &lt;title&gt;Super Battletank - War in the Gulf &lt;/title&gt; &lt;pub&gt;Absolute Entertainment, Inc.&lt;/pub&gt; &lt;dev&gt;Imagineering Inc.&lt;/dev&gt; &lt;genre&gt;Simulation&lt;/genre&gt; &lt;score&gt;2.7&lt;/score&gt; &lt;player&gt;1 Player&lt;/player&gt; &lt;story&gt;In February 1991, The United States of America sent troops into Kuwait and fought in armed combat against the forces of Iraq. Operation Desert Storm featured many different types of units including mobile armor. The M1 Abrams tank division is deployed in a variety of missions to destroy marked Iraqi targets.****Super Battletank: War in the Gulf is a 1st person tank simulation. Players sit in the cockpit to of a M1 Abrams tank. Controls allow the player to accelerate forward, decelerate, rotate the tank's trajectory left and right, move the tank's cannon left and right, fire the weapon and check the map. The goal of the player is to travel to the location of enemy targets, line them up with the Abrams cannon and fire upon them until destroyed. Each mission covers a large area of land and the player will need to consult the real-time map to travel appropriately to target locations. The M1 Abrams tank also features 2 special weapons: The laser which is more powerful than regular cannon, and the smoke screen which allows the player to escape.&lt;/story&gt; &lt;/game&gt;</text:p>
          </table:table-cell>
        </table:table-row>
        <table:table-row table:style-name="ro1">
          <table:table-cell office:value-type="string">
            <text:p>Super Black Bass (USA)</text:p>
          </table:table-cell>
          <table:table-cell office:value-type="float" office:value="1998">
            <text:p>1998</text:p>
          </table:table-cell>
          <table:table-cell office:value-type="string">
            <text:p>ESRB - E (Everyone)</text:p>
          </table:table-cell>
          <table:table-cell office:value-type="string">
            <text:p>Super Black Bass </text:p>
          </table:table-cell>
          <table:table-cell office:value-type="string">
            <text:p>Hot B</text:p>
          </table:table-cell>
          <table:table-cell office:value-type="string">
            <text:p>Starfish</text:p>
          </table:table-cell>
          <table:table-cell office:value-type="string">
            <text:p>Sports/Fishing</text:p>
          </table:table-cell>
          <table:table-cell office:value-type="string">
            <text:p>3.9</text:p>
          </table:table-cell>
          <table:table-cell office:value-type="string">
            <text:p>1 Player</text:p>
          </table:table-cell>
          <table:table-cell office:value-type="string">
            <text:p>Two lakes to fish in and only a limited set of lures is available, such as shallow runners, spinner baits, pencil baits, plastic frogs even real life worms. The casting is an overhead view with two meters. One is for the direction, but the view for the lure is a side view where the shadow of the fish can be seen as it approaches. It also shows how deep the lure is and how much line is left before it is reeled in. There are four fish in the game to fish for - trout, pike, catfish and of course the game's namesake, the black bass. </text:p>
          </table:table-cell>
          <table:table-cell table:formula="of:=CONCATENATE(&quot;&lt;game name=&quot;;CHAR(34);[.A476];CHAR(34);&quot;&gt; &lt;year&gt;&quot;;[.B476];&quot;&lt;/year&gt; &lt;rating&gt;&quot;;[.C476];&quot;&lt;/rating&gt; &lt;title&gt;&quot;;[.D476];&quot;&lt;/title&gt; &lt;pub&gt;&quot;;[.E476];&quot;&lt;/pub&gt; &lt;dev&gt;&quot;;[.F476];&quot;&lt;/dev&gt; &lt;genre&gt;&quot;;[.G476];&quot;&lt;/genre&gt; &lt;score&gt;&quot;;[.H476];&quot;&lt;/score&gt; &lt;player&gt;&quot;;[.I476];&quot;&lt;/player&gt; &lt;story&gt;&quot;;[.J476];&quot;&lt;/story&gt; &lt;/game&gt;&quot;)" office:value-type="string" office:string-value="&lt;game name=&quot;Super Black Bass (USA)&quot;&gt; &lt;year&gt;1998&lt;/year&gt; &lt;rating&gt;ESRB - E (Everyone)&lt;/rating&gt; &lt;title&gt;Super Black Bass &lt;/title&gt; &lt;pub&gt;Hot B&lt;/pub&gt; &lt;dev&gt;Starfish&lt;/dev&gt; &lt;genre&gt;Sports/Fishing&lt;/genre&gt; &lt;score&gt;3.9&lt;/score&gt; &lt;player&gt;1 Player&lt;/player&gt; &lt;story&gt;Two lakes to fish in and only a limited set of lures is available, such as shallow runners, spinner baits, pencil baits, plastic frogs even real life worms. The casting is an overhead view with two meters. One is for the direction, but the view for the lure is a side view where the shadow of the fish can be seen as it approaches. It also shows how deep the lure is and how much line is left before it is reeled in. There are four fish in the game to fish for - trout, pike, catfish and of course the game's namesake, the black bass. &lt;/story&gt; &lt;/game&gt;">
            <text:p>&lt;game name="Super Black Bass (USA)"&gt; &lt;year&gt;1998&lt;/year&gt; &lt;rating&gt;ESRB - E (Everyone)&lt;/rating&gt; &lt;title&gt;Super Black Bass &lt;/title&gt; &lt;pub&gt;Hot B&lt;/pub&gt; &lt;dev&gt;Starfish&lt;/dev&gt; &lt;genre&gt;Sports/Fishing&lt;/genre&gt; &lt;score&gt;3.9&lt;/score&gt; &lt;player&gt;1 Player&lt;/player&gt; &lt;story&gt;Two lakes to fish in and only a limited set of lures is available, such as shallow runners, spinner baits, pencil baits, plastic frogs even real life worms. The casting is an overhead view with two meters. One is for the direction, but the view for the lure is a side view where the shadow of the fish can be seen as it approaches. It also shows how deep the lure is and how much line is left before it is reeled in. There are four fish in the game to fish for - trout, pike, catfish and of course the game's namesake, the black bass. &lt;/story&gt; &lt;/game&gt;</text:p>
          </table:table-cell>
        </table:table-row>
        <table:table-row table:style-name="ro1">
          <table:table-cell office:value-type="string">
            <text:p>Super Chase H.Q. (USA, Europe)</text:p>
          </table:table-cell>
          <table:table-cell office:value-type="float" office:value="1994">
            <text:p>1994</text:p>
          </table:table-cell>
          <table:table-cell office:value-type="string">
            <text:p>ESRB - E (Everyone)</text:p>
          </table:table-cell>
          <table:table-cell office:value-type="string">
            <text:p>Super Chase H.Q. </text:p>
          </table:table-cell>
          <table:table-cell office:value-type="string">
            <text:p>Taito Software Inc.</text:p>
          </table:table-cell>
          <table:table-cell office:value-type="string">
            <text:p>ITL Co., Ltd.</text:p>
          </table:table-cell>
          <table:table-cell office:value-type="string">
            <text:p>Driving</text:p>
          </table:table-cell>
          <table:table-cell office:value-type="string">
            <text:p>3.6</text:p>
          </table:table-cell>
          <table:table-cell office:value-type="string">
            <text:p>1-2 Players</text:p>
          </table:table-cell>
          <table:table-cell office:value-type="string">
            <text:p>Super Chase H.Q. is an action-oriented racing game and has - besides the franchise it belongs to - no direct connection to the SNES game of the same name. The player takes control over a police car which has to track down a villain in each of the seven levels. In each level, the goal is to reach the end within the time limit. However, there are many obstacles and slower cars which need to be avoided. Every contact reduces the time on the clock. When the level boss is reached, he needs to be taken down by repeatedly ramming his vehicle - or using the weapons which can be collected in some levels. After beating a level, points are awarded for all accomplishments (time left, passed cars, etc.) which can be invested into car upgrades (speed, handling or attack power against bosses) or turbo boosts which can be activated at any time. There are multiple difficulty levels and gearing can be either manually or automatically.</text:p>
          </table:table-cell>
          <table:table-cell table:formula="of:=CONCATENATE(&quot;&lt;game name=&quot;;CHAR(34);[.A477];CHAR(34);&quot;&gt; &lt;year&gt;&quot;;[.B477];&quot;&lt;/year&gt; &lt;rating&gt;&quot;;[.C477];&quot;&lt;/rating&gt; &lt;title&gt;&quot;;[.D477];&quot;&lt;/title&gt; &lt;pub&gt;&quot;;[.E477];&quot;&lt;/pub&gt; &lt;dev&gt;&quot;;[.F477];&quot;&lt;/dev&gt; &lt;genre&gt;&quot;;[.G477];&quot;&lt;/genre&gt; &lt;score&gt;&quot;;[.H477];&quot;&lt;/score&gt; &lt;player&gt;&quot;;[.I477];&quot;&lt;/player&gt; &lt;story&gt;&quot;;[.J477];&quot;&lt;/story&gt; &lt;/game&gt;&quot;)" office:value-type="string" office:string-value="&lt;game name=&quot;Super Chase H.Q. (USA, Europe)&quot;&gt; &lt;year&gt;1994&lt;/year&gt; &lt;rating&gt;ESRB - E (Everyone)&lt;/rating&gt; &lt;title&gt;Super Chase H.Q. &lt;/title&gt; &lt;pub&gt;Taito Software Inc.&lt;/pub&gt; &lt;dev&gt;ITL Co., Ltd.&lt;/dev&gt; &lt;genre&gt;Driving&lt;/genre&gt; &lt;score&gt;3.6&lt;/score&gt; &lt;player&gt;1-2 Players&lt;/player&gt; &lt;story&gt;Super Chase H.Q. is an action-oriented racing game and has - besides the franchise it belongs to - no direct connection to the SNES game of the same name. The player takes control over a police car which has to track down a villain in each of the seven levels. In each level, the goal is to reach the end within the time limit. However, there are many obstacles and slower cars which need to be avoided. Every contact reduces the time on the clock. When the level boss is reached, he needs to be taken down by repeatedly ramming his vehicle - or using the weapons which can be collected in some levels. After beating a level, points are awarded for all accomplishments (time left, passed cars, etc.) which can be invested into car upgrades (speed, handling or attack power against bosses) or turbo boosts which can be activated at any time. There are multiple difficulty levels and gearing can be either manually or automatically.&lt;/story&gt; &lt;/game&gt;">
            <text:p>&lt;game name="Super Chase H.Q. (USA, Europe)"&gt; &lt;year&gt;1994&lt;/year&gt; &lt;rating&gt;ESRB - E (Everyone)&lt;/rating&gt; &lt;title&gt;Super Chase H.Q. &lt;/title&gt; &lt;pub&gt;Taito Software Inc.&lt;/pub&gt; &lt;dev&gt;ITL Co., Ltd.&lt;/dev&gt; &lt;genre&gt;Driving&lt;/genre&gt; &lt;score&gt;3.6&lt;/score&gt; &lt;player&gt;1-2 Players&lt;/player&gt; &lt;story&gt;Super Chase H.Q. is an action-oriented racing game and has - besides the franchise it belongs to - no direct connection to the SNES game of the same name. The player takes control over a police car which has to track down a villain in each of the seven levels. In each level, the goal is to reach the end within the time limit. However, there are many obstacles and slower cars which need to be avoided. Every contact reduces the time on the clock. When the level boss is reached, he needs to be taken down by repeatedly ramming his vehicle - or using the weapons which can be collected in some levels. After beating a level, points are awarded for all accomplishments (time left, passed cars, etc.) which can be invested into car upgrades (speed, handling or attack power against bosses) or turbo boosts which can be activated at any time. There are multiple difficulty levels and gearing can be either manually or automatically.&lt;/story&gt; &lt;/game&gt;</text:p>
          </table:table-cell>
        </table:table-row>
        <table:table-row table:style-name="ro1">
          <table:table-cell office:value-type="string">
            <text:p>Super Hunchback (USA)</text:p>
          </table:table-cell>
          <table:table-cell office:value-type="float" office:value="1992">
            <text:p>1992</text:p>
          </table:table-cell>
          <table:table-cell office:value-type="string">
            <text:p>ESRB - E (Everyone)</text:p>
          </table:table-cell>
          <table:table-cell office:value-type="string">
            <text:p>Super Hunchback </text:p>
          </table:table-cell>
          <table:table-cell office:value-type="string">
            <text:p>Imagineer Co., Ltd.</text:p>
          </table:table-cell>
          <table:table-cell office:value-type="string">
            <text:p>Ocean Software Ltd.</text:p>
          </table:table-cell>
          <table:table-cell office:value-type="string">
            <text:p>Platform</text:p>
          </table:table-cell>
          <table:table-cell office:value-type="string">
            <text:p>2.9</text:p>
          </table:table-cell>
          <table:table-cell office:value-type="string">
            <text:p>1 Player</text:p>
          </table:table-cell>
          <table:table-cell office:value-type="string">
            <text:p>Quasimodo straps on his trusty hump one last time to rescue his paramour, the perpetually-imperiled Esmeralda, this time captured by a new villain, the horrible Halfenpounder. <text:s/>You must run, jump, and eat fruit (can malnutrition cause a hunched back? <text:s/>Can nutrition reverse it?) through a varied series of platform environments, jumping over (and atop) rolling logs that will briefly daze you if you mistime your jump and spiked pits that will, well, skewer you as surely as in the original, swinging on ropes, and signaling the end of each level by ringing an enormous bell there specifically for that purpose. <text:s/>Since our pal Quasi is from Paris, not Krypton, and doesn't grow large eating mushrooms, one must conclude that it is the amusing idle animations and hidden bonus stages that lend the "Super" prefix to this game.</text:p>
          </table:table-cell>
          <table:table-cell table:formula="of:=CONCATENATE(&quot;&lt;game name=&quot;;CHAR(34);[.A478];CHAR(34);&quot;&gt; &lt;year&gt;&quot;;[.B478];&quot;&lt;/year&gt; &lt;rating&gt;&quot;;[.C478];&quot;&lt;/rating&gt; &lt;title&gt;&quot;;[.D478];&quot;&lt;/title&gt; &lt;pub&gt;&quot;;[.E478];&quot;&lt;/pub&gt; &lt;dev&gt;&quot;;[.F478];&quot;&lt;/dev&gt; &lt;genre&gt;&quot;;[.G478];&quot;&lt;/genre&gt; &lt;score&gt;&quot;;[.H478];&quot;&lt;/score&gt; &lt;player&gt;&quot;;[.I478];&quot;&lt;/player&gt; &lt;story&gt;&quot;;[.J478];&quot;&lt;/story&gt; &lt;/game&gt;&quot;)" office:value-type="string" office:string-value="&lt;game name=&quot;Super Hunchback (USA)&quot;&gt; &lt;year&gt;1992&lt;/year&gt; &lt;rating&gt;ESRB - E (Everyone)&lt;/rating&gt; &lt;title&gt;Super Hunchback &lt;/title&gt; &lt;pub&gt;Imagineer Co., Ltd.&lt;/pub&gt; &lt;dev&gt;Ocean Software Ltd.&lt;/dev&gt; &lt;genre&gt;Platform&lt;/genre&gt; &lt;score&gt;2.9&lt;/score&gt; &lt;player&gt;1 Player&lt;/player&gt; &lt;story&gt;Quasimodo straps on his trusty hump one last time to rescue his paramour, the perpetually-imperiled Esmeralda, this time captured by a new villain, the horrible Halfenpounder.  You must run, jump, and eat fruit (can malnutrition cause a hunched back?  Can nutrition reverse it?) through a varied series of platform environments, jumping over (and atop) rolling logs that will briefly daze you if you mistime your jump and spiked pits that will, well, skewer you as surely as in the original, swinging on ropes, and signaling the end of each level by ringing an enormous bell there specifically for that purpose.  Since our pal Quasi is from Paris, not Krypton, and doesn't grow large eating mushrooms, one must conclude that it is the amusing idle animations and hidden bonus stages that lend the &quot;Super&quot; prefix to this game.&lt;/story&gt; &lt;/game&gt;">
            <text:p>&lt;game name="Super Hunchback (USA)"&gt; &lt;year&gt;1992&lt;/year&gt; &lt;rating&gt;ESRB - E (Everyone)&lt;/rating&gt; &lt;title&gt;Super Hunchback &lt;/title&gt; &lt;pub&gt;Imagineer Co., Ltd.&lt;/pub&gt; &lt;dev&gt;Ocean Software Ltd.&lt;/dev&gt; &lt;genre&gt;Platform&lt;/genre&gt; &lt;score&gt;2.9&lt;/score&gt; &lt;player&gt;1 Player&lt;/player&gt; &lt;story&gt;Quasimodo straps on his trusty hump one last time to rescue his paramour, the perpetually-imperiled Esmeralda, this time captured by a new villain, the horrible Halfenpounder. <text:s/>You must run, jump, and eat fruit (can malnutrition cause a hunched back? <text:s/>Can nutrition reverse it?) through a varied series of platform environments, jumping over (and atop) rolling logs that will briefly daze you if you mistime your jump and spiked pits that will, well, skewer you as surely as in the original, swinging on ropes, and signaling the end of each level by ringing an enormous bell there specifically for that purpose. <text:s/>Since our pal Quasi is from Paris, not Krypton, and doesn't grow large eating mushrooms, one must conclude that it is the amusing idle animations and hidden bonus stages that lend the "Super" prefix to this game.&lt;/story&gt; &lt;/game&gt;</text:p>
          </table:table-cell>
        </table:table-row>
        <table:table-row table:style-name="ro1">
          <table:table-cell office:value-type="string">
            <text:p>Super James Pond (Europe)</text:p>
          </table:table-cell>
          <table:table-cell office:value-type="float" office:value="1993">
            <text:p>1993</text:p>
          </table:table-cell>
          <table:table-cell office:value-type="string">
            <text:p>ESRB - E (Everyone)</text:p>
          </table:table-cell>
          <table:table-cell office:value-type="string">
            <text:p>Super James Pond </text:p>
          </table:table-cell>
          <table:table-cell office:value-type="string">
            <text:p>Ocean</text:p>
          </table:table-cell>
          <table:table-cell office:value-type="string">
            <text:p>Millenium Interactive</text:p>
          </table:table-cell>
          <table:table-cell office:value-type="string">
            <text:p>Platform</text:p>
          </table:table-cell>
          <table:table-cell office:value-type="string">
            <text:p>2.6</text:p>
          </table:table-cell>
          <table:table-cell office:value-type="string">
            <text:p>1 Player</text:p>
          </table:table-cell>
          <table:table-cell office:value-type="string">
            <text:p>In his second adventure James Pond must retrieve the toys Dr Maybe has stolen. Pond has been armed with an Inspector Gadget-style stretch device, which he can use to view higher areas or claw onto ceilings so as to slide across them. <text:s/>The gameplay takes place across worlds themed around particular types of toys, such as sporting goods, candy and aircraft. The levels scroll sideways, although a small amount of vertical movement is included. On each level Pond must collect 2 penguins and reach the exit, although there are usually multiple exits and lots of secret areas to explore. After completing each pair of two worlds (each of which has three sub levels), a boss must be faced.</text:p>
          </table:table-cell>
          <table:table-cell table:formula="of:=CONCATENATE(&quot;&lt;game name=&quot;;CHAR(34);[.A479];CHAR(34);&quot;&gt; &lt;year&gt;&quot;;[.B479];&quot;&lt;/year&gt; &lt;rating&gt;&quot;;[.C479];&quot;&lt;/rating&gt; &lt;title&gt;&quot;;[.D479];&quot;&lt;/title&gt; &lt;pub&gt;&quot;;[.E479];&quot;&lt;/pub&gt; &lt;dev&gt;&quot;;[.F479];&quot;&lt;/dev&gt; &lt;genre&gt;&quot;;[.G479];&quot;&lt;/genre&gt; &lt;score&gt;&quot;;[.H479];&quot;&lt;/score&gt; &lt;player&gt;&quot;;[.I479];&quot;&lt;/player&gt; &lt;story&gt;&quot;;[.J479];&quot;&lt;/story&gt; &lt;/game&gt;&quot;)" office:value-type="string" office:string-value="&lt;game name=&quot;Super James Pond (Europe)&quot;&gt; &lt;year&gt;1993&lt;/year&gt; &lt;rating&gt;ESRB - E (Everyone)&lt;/rating&gt; &lt;title&gt;Super James Pond &lt;/title&gt; &lt;pub&gt;Ocean&lt;/pub&gt; &lt;dev&gt;Millenium Interactive&lt;/dev&gt; &lt;genre&gt;Platform&lt;/genre&gt; &lt;score&gt;2.6&lt;/score&gt; &lt;player&gt;1 Player&lt;/player&gt; &lt;story&gt;In his second adventure James Pond must retrieve the toys Dr Maybe has stolen. Pond has been armed with an Inspector Gadget-style stretch device, which he can use to view higher areas or claw onto ceilings so as to slide across them.  The gameplay takes place across worlds themed around particular types of toys, such as sporting goods, candy and aircraft. The levels scroll sideways, although a small amount of vertical movement is included. On each level Pond must collect 2 penguins and reach the exit, although there are usually multiple exits and lots of secret areas to explore. After completing each pair of two worlds (each of which has three sub levels), a boss must be faced.&lt;/story&gt; &lt;/game&gt;">
            <text:p>&lt;game name="Super James Pond (Europe)"&gt; &lt;year&gt;1993&lt;/year&gt; &lt;rating&gt;ESRB - E (Everyone)&lt;/rating&gt; &lt;title&gt;Super James Pond &lt;/title&gt; &lt;pub&gt;Ocean&lt;/pub&gt; &lt;dev&gt;Millenium Interactive&lt;/dev&gt; &lt;genre&gt;Platform&lt;/genre&gt; &lt;score&gt;2.6&lt;/score&gt; &lt;player&gt;1 Player&lt;/player&gt; &lt;story&gt;In his second adventure James Pond must retrieve the toys Dr Maybe has stolen. Pond has been armed with an Inspector Gadget-style stretch device, which he can use to view higher areas or claw onto ceilings so as to slide across them. <text:s/>The gameplay takes place across worlds themed around particular types of toys, such as sporting goods, candy and aircraft. The levels scroll sideways, although a small amount of vertical movement is included. On each level Pond must collect 2 penguins and reach the exit, although there are usually multiple exits and lots of secret areas to explore. After completing each pair of two worlds (each of which has three sub levels), a boss must be faced.&lt;/story&gt; &lt;/game&gt;</text:p>
          </table:table-cell>
        </table:table-row>
        <table:table-row table:style-name="ro1">
          <table:table-cell office:value-type="string">
            <text:p>Super Kick Off (Europe)</text:p>
          </table:table-cell>
          <table:table-cell office:value-type="float" office:value="1991">
            <text:p>1991</text:p>
          </table:table-cell>
          <table:table-cell office:value-type="string">
            <text:p>ESRB - E (Everyone)</text:p>
          </table:table-cell>
          <table:table-cell office:value-type="string">
            <text:p>Super Kick Off </text:p>
          </table:table-cell>
          <table:table-cell office:value-type="string">
            <text:p>U.S. Gold Ltd.</text:p>
          </table:table-cell>
          <table:table-cell office:value-type="string">
            <text:p>Enigma Variations Ltd.</text:p>
          </table:table-cell>
          <table:table-cell office:value-type="string">
            <text:p>Sports/Soccer</text:p>
          </table:table-cell>
          <table:table-cell office:value-type="string">
            <text:p>3.3</text:p>
          </table:table-cell>
          <table:table-cell office:value-type="string">
            <text:p>1 Player</text:p>
          </table:table-cell>
          <table:table-cell office:value-type="string">
            <text:p>Super Kick Off is an enhanced developed version of the popular football game developed by Dino Dini for consoles. It includes 40 teams (16 national and 24 club), along the ability to edit club team names and shirts and player names and looks. Game modes include friendlies, Domestic League and Cup <text:s/>(composed by eight English teams), European League (16 European teams) and International cup (eight team tournament). Training allows to practice free kicks, penalties or to pass, shoot and dribble without opposition. **Players can compete head to head, or play cooperatively against the computer in the same team. Other game options include player speed, wind and grass cut, along the typical half length, offside rules, extra time and difficulty setting. All changes, from team edits to options, are stored in the cartridge internal memory.****About the game itself, it was one of the most popular of the time, featuring a top-down view <text:s/>with the ball not sticking to the players' feet being the most prominent gameplay feature.</text:p>
          </table:table-cell>
          <table:table-cell table:formula="of:=CONCATENATE(&quot;&lt;game name=&quot;;CHAR(34);[.A480];CHAR(34);&quot;&gt; &lt;year&gt;&quot;;[.B480];&quot;&lt;/year&gt; &lt;rating&gt;&quot;;[.C480];&quot;&lt;/rating&gt; &lt;title&gt;&quot;;[.D480];&quot;&lt;/title&gt; &lt;pub&gt;&quot;;[.E480];&quot;&lt;/pub&gt; &lt;dev&gt;&quot;;[.F480];&quot;&lt;/dev&gt; &lt;genre&gt;&quot;;[.G480];&quot;&lt;/genre&gt; &lt;score&gt;&quot;;[.H480];&quot;&lt;/score&gt; &lt;player&gt;&quot;;[.I480];&quot;&lt;/player&gt; &lt;story&gt;&quot;;[.J480];&quot;&lt;/story&gt; &lt;/game&gt;&quot;)" office:value-type="string" office:string-value="&lt;game name=&quot;Super Kick Off (Europe)&quot;&gt; &lt;year&gt;1991&lt;/year&gt; &lt;rating&gt;ESRB - E (Everyone)&lt;/rating&gt; &lt;title&gt;Super Kick Off &lt;/title&gt; &lt;pub&gt;U.S. Gold Ltd.&lt;/pub&gt; &lt;dev&gt;Enigma Variations Ltd.&lt;/dev&gt; &lt;genre&gt;Sports/Soccer&lt;/genre&gt; &lt;score&gt;3.3&lt;/score&gt; &lt;player&gt;1 Player&lt;/player&gt; &lt;story&gt;Super Kick Off is an enhanced developed version of the popular football game developed by Dino Dini for consoles. It includes 40 teams (16 national and 24 club), along the ability to edit club team names and shirts and player names and looks. Game modes include friendlies, Domestic League and Cup  (composed by eight English teams), European League (16 European teams) and International cup (eight team tournament). Training allows to practice free kicks, penalties or to pass, shoot and dribble without opposition. **Players can compete head to head, or play cooperatively against the computer in the same team. Other game options include player speed, wind and grass cut, along the typical half length, offside rules, extra time and difficulty setting. All changes, from team edits to options, are stored in the cartridge internal memory.****About the game itself, it was one of the most popular of the time, featuring a top-down view  with the ball not sticking to the players' feet being the most prominent gameplay feature.&lt;/story&gt; &lt;/game&gt;">
            <text:p>&lt;game name="Super Kick Off (Europe)"&gt; &lt;year&gt;1991&lt;/year&gt; &lt;rating&gt;ESRB - E (Everyone)&lt;/rating&gt; &lt;title&gt;Super Kick Off &lt;/title&gt; &lt;pub&gt;U.S. Gold Ltd.&lt;/pub&gt; &lt;dev&gt;Enigma Variations Ltd.&lt;/dev&gt; &lt;genre&gt;Sports/Soccer&lt;/genre&gt; &lt;score&gt;3.3&lt;/score&gt; &lt;player&gt;1 Player&lt;/player&gt; &lt;story&gt;Super Kick Off is an enhanced developed version of the popular football game developed by Dino Dini for consoles. It includes 40 teams (16 national and 24 club), along the ability to edit club team names and shirts and player names and looks. Game modes include friendlies, Domestic League and Cup <text:s/>(composed by eight English teams), European League (16 European teams) and International cup (eight team tournament). Training allows to practice free kicks, penalties or to pass, shoot and dribble without opposition. **Players can compete head to head, or play cooperatively against the computer in the same team. Other game options include player speed, wind and grass cut, along the typical half length, offside rules, extra time and difficulty setting. All changes, from team edits to options, are stored in the cartridge internal memory.****About the game itself, it was one of the most popular of the time, featuring a top-down view <text:s/>with the ball not sticking to the players' feet being the most prominent gameplay feature.&lt;/story&gt; &lt;/game&gt;</text:p>
          </table:table-cell>
        </table:table-row>
        <table:table-row table:style-name="ro1">
          <table:table-cell office:value-type="string">
            <text:p>Super Mario Land (World) (Rev A)</text:p>
          </table:table-cell>
          <table:table-cell office:value-type="float" office:value="1989">
            <text:p>1989</text:p>
          </table:table-cell>
          <table:table-cell office:value-type="string">
            <text:p>ESRB - E (Everyone)</text:p>
          </table:table-cell>
          <table:table-cell office:value-type="string">
            <text:p>Super Mario Land </text:p>
          </table:table-cell>
          <table:table-cell office:value-type="string">
            <text:p>Nintendo Co., Ltd.</text:p>
          </table:table-cell>
          <table:table-cell office:value-type="string">
            <text:p>Nintendo R&amp;D1</text:p>
          </table:table-cell>
          <table:table-cell office:value-type="string">
            <text:p>Platform</text:p>
          </table:table-cell>
          <table:table-cell office:value-type="string">
            <text:p>3.9</text:p>
          </table:table-cell>
          <table:table-cell office:value-type="string">
            <text:p>1 Player</text:p>
          </table:table-cell>
          <table:table-cell office:value-type="string">
            <text:p>Super Mario Land is the first Game Boy platformer for Mario.****In Super Mario Land you, as Mario, must save Princess Daisy, rather than Princess Toadstool, from her kidnappers, all the while collecting bonuses (mushrooms and plants that will give you the ability to grow and launch fireballs), coins (a hundred of which will grant you an extra life) and move through bizarre lands, battling the evil minions.</text:p>
          </table:table-cell>
          <table:table-cell table:formula="of:=CONCATENATE(&quot;&lt;game name=&quot;;CHAR(34);[.A481];CHAR(34);&quot;&gt; &lt;year&gt;&quot;;[.B481];&quot;&lt;/year&gt; &lt;rating&gt;&quot;;[.C481];&quot;&lt;/rating&gt; &lt;title&gt;&quot;;[.D481];&quot;&lt;/title&gt; &lt;pub&gt;&quot;;[.E481];&quot;&lt;/pub&gt; &lt;dev&gt;&quot;;[.F481];&quot;&lt;/dev&gt; &lt;genre&gt;&quot;;[.G481];&quot;&lt;/genre&gt; &lt;score&gt;&quot;;[.H481];&quot;&lt;/score&gt; &lt;player&gt;&quot;;[.I481];&quot;&lt;/player&gt; &lt;story&gt;&quot;;[.J481];&quot;&lt;/story&gt; &lt;/game&gt;&quot;)" office:value-type="string" office:string-value="&lt;game name=&quot;Super Mario Land (World) (Rev A)&quot;&gt; &lt;year&gt;1989&lt;/year&gt; &lt;rating&gt;ESRB - E (Everyone)&lt;/rating&gt; &lt;title&gt;Super Mario Land &lt;/title&gt; &lt;pub&gt;Nintendo Co., Ltd.&lt;/pub&gt; &lt;dev&gt;Nintendo R&amp;D1&lt;/dev&gt; &lt;genre&gt;Platform&lt;/genre&gt; &lt;score&gt;3.9&lt;/score&gt; &lt;player&gt;1 Player&lt;/player&gt; &lt;story&gt;Super Mario Land is the first Game Boy platformer for Mario.****In Super Mario Land you, as Mario, must save Princess Daisy, rather than Princess Toadstool, from her kidnappers, all the while collecting bonuses (mushrooms and plants that will give you the ability to grow and launch fireballs), coins (a hundred of which will grant you an extra life) and move through bizarre lands, battling the evil minions.&lt;/story&gt; &lt;/game&gt;">
            <text:p>&lt;game name="Super Mario Land (World) (Rev A)"&gt; &lt;year&gt;1989&lt;/year&gt; &lt;rating&gt;ESRB - E (Everyone)&lt;/rating&gt; &lt;title&gt;Super Mario Land &lt;/title&gt; &lt;pub&gt;Nintendo Co., Ltd.&lt;/pub&gt; &lt;dev&gt;Nintendo R&amp;D1&lt;/dev&gt; &lt;genre&gt;Platform&lt;/genre&gt; &lt;score&gt;3.9&lt;/score&gt; &lt;player&gt;1 Player&lt;/player&gt; &lt;story&gt;Super Mario Land is the first Game Boy platformer for Mario.****In Super Mario Land you, as Mario, must save Princess Daisy, rather than Princess Toadstool, from her kidnappers, all the while collecting bonuses (mushrooms and plants that will give you the ability to grow and launch fireballs), coins (a hundred of which will grant you an extra life) and move through bizarre lands, battling the evil minions.&lt;/story&gt; &lt;/game&gt;</text:p>
          </table:table-cell>
        </table:table-row>
        <table:table-row table:style-name="ro1">
          <table:table-cell office:value-type="string">
            <text:p>Super Mario Land 2 - 6 Golden Coins (USA, Europe) (Rev B)</text:p>
          </table:table-cell>
          <table:table-cell office:value-type="float" office:value="1992">
            <text:p>1992</text:p>
          </table:table-cell>
          <table:table-cell office:value-type="string">
            <text:p>ESRB - E (Everyone)</text:p>
          </table:table-cell>
          <table:table-cell office:value-type="string">
            <text:p>Super Mario Land 2 - 6 Golden Coins </text:p>
          </table:table-cell>
          <table:table-cell office:value-type="string">
            <text:p>Nintendo Co., Ltd.</text:p>
          </table:table-cell>
          <table:table-cell office:value-type="string">
            <text:p>Nintendo R&amp;D1</text:p>
          </table:table-cell>
          <table:table-cell office:value-type="string">
            <text:p>Platform</text:p>
          </table:table-cell>
          <table:table-cell office:value-type="string">
            <text:p>4.1</text:p>
          </table:table-cell>
          <table:table-cell office:value-type="string">
            <text:p>1 Player</text:p>
          </table:table-cell>
          <table:table-cell office:value-type="string">
            <text:p>Second in the Game Boy's line of Mario games, this one takes the evolutionary steps that Super Mario 3 for the NES took with it's predecessors. New graphics, power-ups, challenges, and a completely original storyline. A bad version of Mario, Wario, takes over Mario's castle and locks him out using 6 golden coins. Mario must search for said coins all over Mario Land to take back his castle and go one-on-one with Wario himself.</text:p>
          </table:table-cell>
          <table:table-cell table:formula="of:=CONCATENATE(&quot;&lt;game name=&quot;;CHAR(34);[.A482];CHAR(34);&quot;&gt; &lt;year&gt;&quot;;[.B482];&quot;&lt;/year&gt; &lt;rating&gt;&quot;;[.C482];&quot;&lt;/rating&gt; &lt;title&gt;&quot;;[.D482];&quot;&lt;/title&gt; &lt;pub&gt;&quot;;[.E482];&quot;&lt;/pub&gt; &lt;dev&gt;&quot;;[.F482];&quot;&lt;/dev&gt; &lt;genre&gt;&quot;;[.G482];&quot;&lt;/genre&gt; &lt;score&gt;&quot;;[.H482];&quot;&lt;/score&gt; &lt;player&gt;&quot;;[.I482];&quot;&lt;/player&gt; &lt;story&gt;&quot;;[.J482];&quot;&lt;/story&gt; &lt;/game&gt;&quot;)" office:value-type="string" office:string-value="&lt;game name=&quot;Super Mario Land 2 - 6 Golden Coins (USA, Europe) (Rev B)&quot;&gt; &lt;year&gt;1992&lt;/year&gt; &lt;rating&gt;ESRB - E (Everyone)&lt;/rating&gt; &lt;title&gt;Super Mario Land 2 - 6 Golden Coins &lt;/title&gt; &lt;pub&gt;Nintendo Co., Ltd.&lt;/pub&gt; &lt;dev&gt;Nintendo R&amp;D1&lt;/dev&gt; &lt;genre&gt;Platform&lt;/genre&gt; &lt;score&gt;4.1&lt;/score&gt; &lt;player&gt;1 Player&lt;/player&gt; &lt;story&gt;Second in the Game Boy's line of Mario games, this one takes the evolutionary steps that Super Mario 3 for the NES took with it's predecessors. New graphics, power-ups, challenges, and a completely original storyline. A bad version of Mario, Wario, takes over Mario's castle and locks him out using 6 golden coins. Mario must search for said coins all over Mario Land to take back his castle and go one-on-one with Wario himself.&lt;/story&gt; &lt;/game&gt;">
            <text:p>&lt;game name="Super Mario Land 2 - 6 Golden Coins (USA, Europe) (Rev B)"&gt; &lt;year&gt;1992&lt;/year&gt; &lt;rating&gt;ESRB - E (Everyone)&lt;/rating&gt; &lt;title&gt;Super Mario Land 2 - 6 Golden Coins &lt;/title&gt; &lt;pub&gt;Nintendo Co., Ltd.&lt;/pub&gt; &lt;dev&gt;Nintendo R&amp;D1&lt;/dev&gt; &lt;genre&gt;Platform&lt;/genre&gt; &lt;score&gt;4.1&lt;/score&gt; &lt;player&gt;1 Player&lt;/player&gt; &lt;story&gt;Second in the Game Boy's line of Mario games, this one takes the evolutionary steps that Super Mario 3 for the NES took with it's predecessors. New graphics, power-ups, challenges, and a completely original storyline. A bad version of Mario, Wario, takes over Mario's castle and locks him out using 6 golden coins. Mario must search for said coins all over Mario Land to take back his castle and go one-on-one with Wario himself.&lt;/story&gt; &lt;/game&gt;</text:p>
          </table:table-cell>
        </table:table-row>
        <table:table-row table:style-name="ro1">
          <table:table-cell office:value-type="string">
            <text:p>Super Off Road (USA)</text:p>
          </table:table-cell>
          <table:table-cell office:value-type="float" office:value="1992">
            <text:p>1992</text:p>
          </table:table-cell>
          <table:table-cell office:value-type="string">
            <text:p>ESRB - E (Everyone)</text:p>
          </table:table-cell>
          <table:table-cell office:value-type="string">
            <text:p>Super Off Road </text:p>
          </table:table-cell>
          <table:table-cell office:value-type="string">
            <text:p>Tradewest, Inc.</text:p>
          </table:table-cell>
          <table:table-cell office:value-type="string">
            <text:p>Leland Corporation</text:p>
          </table:table-cell>
          <table:table-cell office:value-type="string">
            <text:p>Driving</text:p>
          </table:table-cell>
          <table:table-cell office:value-type="string">
            <text:p>2.5</text:p>
          </table:table-cell>
          <table:table-cell office:value-type="string">
            <text:p>1-2 Players</text:p>
          </table:table-cell>
          <table:table-cell office:value-type="string">
            <text:p>Enter the world of off-road racing as 4 vehicles will face each other, on a series of tracks which are based around flipped and reversed versions of a core selection. Fame, glory and bikini clad women await your victories and the taste of dirt awaits if you fail. Let a computer car beat you and you lose one of your 3 credits.****Successful races bring more money, which can be used to soup up their machine. Boosts to top speed, grip and acceleration can be purchased, and your nitro boost must be kept topped up. If you are desperate for upgrades, you can buy into your spare credits****Only your off-road driving abilities will be enough to pull you to first place in these races. Play alone or with up to 3 other players (depending on the version) <text:s/>in this conversion of a classic arcade game.</text:p>
          </table:table-cell>
          <table:table-cell table:formula="of:=CONCATENATE(&quot;&lt;game name=&quot;;CHAR(34);[.A483];CHAR(34);&quot;&gt; &lt;year&gt;&quot;;[.B483];&quot;&lt;/year&gt; &lt;rating&gt;&quot;;[.C483];&quot;&lt;/rating&gt; &lt;title&gt;&quot;;[.D483];&quot;&lt;/title&gt; &lt;pub&gt;&quot;;[.E483];&quot;&lt;/pub&gt; &lt;dev&gt;&quot;;[.F483];&quot;&lt;/dev&gt; &lt;genre&gt;&quot;;[.G483];&quot;&lt;/genre&gt; &lt;score&gt;&quot;;[.H483];&quot;&lt;/score&gt; &lt;player&gt;&quot;;[.I483];&quot;&lt;/player&gt; &lt;story&gt;&quot;;[.J483];&quot;&lt;/story&gt; &lt;/game&gt;&quot;)" office:value-type="string" office:string-value="&lt;game name=&quot;Super Off Road (USA)&quot;&gt; &lt;year&gt;1992&lt;/year&gt; &lt;rating&gt;ESRB - E (Everyone)&lt;/rating&gt; &lt;title&gt;Super Off Road &lt;/title&gt; &lt;pub&gt;Tradewest, Inc.&lt;/pub&gt; &lt;dev&gt;Leland Corporation&lt;/dev&gt; &lt;genre&gt;Driving&lt;/genre&gt; &lt;score&gt;2.5&lt;/score&gt; &lt;player&gt;1-2 Players&lt;/player&gt; &lt;story&gt;Enter the world of off-road racing as 4 vehicles will face each other, on a series of tracks which are based around flipped and reversed versions of a core selection. Fame, glory and bikini clad women await your victories and the taste of dirt awaits if you fail. Let a computer car beat you and you lose one of your 3 credits.****Successful races bring more money, which can be used to soup up their machine. Boosts to top speed, grip and acceleration can be purchased, and your nitro boost must be kept topped up. If you are desperate for upgrades, you can buy into your spare credits****Only your off-road driving abilities will be enough to pull you to first place in these races. Play alone or with up to 3 other players (depending on the version)  in this conversion of a classic arcade game.&lt;/story&gt; &lt;/game&gt;">
            <text:p>&lt;game name="Super Off Road (USA)"&gt; &lt;year&gt;1992&lt;/year&gt; &lt;rating&gt;ESRB - E (Everyone)&lt;/rating&gt; &lt;title&gt;Super Off Road &lt;/title&gt; &lt;pub&gt;Tradewest, Inc.&lt;/pub&gt; &lt;dev&gt;Leland Corporation&lt;/dev&gt; &lt;genre&gt;Driving&lt;/genre&gt; &lt;score&gt;2.5&lt;/score&gt; &lt;player&gt;1-2 Players&lt;/player&gt; &lt;story&gt;Enter the world of off-road racing as 4 vehicles will face each other, on a series of tracks which are based around flipped and reversed versions of a core selection. Fame, glory and bikini clad women await your victories and the taste of dirt awaits if you fail. Let a computer car beat you and you lose one of your 3 credits.****Successful races bring more money, which can be used to soup up their machine. Boosts to top speed, grip and acceleration can be purchased, and your nitro boost must be kept topped up. If you are desperate for upgrades, you can buy into your spare credits****Only your off-road driving abilities will be enough to pull you to first place in these races. Play alone or with up to 3 other players (depending on the version) <text:s/>in this conversion of a classic arcade game.&lt;/story&gt; &lt;/game&gt;</text:p>
          </table:table-cell>
        </table:table-row>
        <table:table-row table:style-name="ro1">
          <table:table-cell office:value-type="string">
            <text:p>Super R.C. Pro-Am (USA, Europe)</text:p>
          </table:table-cell>
          <table:table-cell office:value-type="float" office:value="1991">
            <text:p>1991</text:p>
          </table:table-cell>
          <table:table-cell office:value-type="string">
            <text:p>ESRB - E (Everyone)</text:p>
          </table:table-cell>
          <table:table-cell office:value-type="string">
            <text:p>Super R.C. Pro-Am </text:p>
          </table:table-cell>
          <table:table-cell office:value-type="string">
            <text:p>Nintendo of America Inc.</text:p>
          </table:table-cell>
          <table:table-cell office:value-type="string">
            <text:p>Rare, Ltd.</text:p>
          </table:table-cell>
          <table:table-cell office:value-type="string">
            <text:p>Driving</text:p>
          </table:table-cell>
          <table:table-cell office:value-type="string">
            <text:p>3.7</text:p>
          </table:table-cell>
          <table:table-cell office:value-type="string">
            <text:p>1-4 Players</text:p>
          </table:table-cell>
          <table:table-cell office:value-type="string">
            <text:p>Super R.C. Pro-Am is the Game Boy update to Rare's classic radio controlled car game. <text:s/>4 computer or human racers attempt to get around the track as fast as possible while avoiding hazards like oil slicks and traffic cones. <text:s/>There are also weapons that you can use to disable the other cars temporarily.****The goal of the game is to collect the letter icons found on the tracks that spell "NINTENDO." <text:s/>Collecting the letters allows you to move up to faster cars and eventually win the championship.</text:p>
          </table:table-cell>
          <table:table-cell table:formula="of:=CONCATENATE(&quot;&lt;game name=&quot;;CHAR(34);[.A484];CHAR(34);&quot;&gt; &lt;year&gt;&quot;;[.B484];&quot;&lt;/year&gt; &lt;rating&gt;&quot;;[.C484];&quot;&lt;/rating&gt; &lt;title&gt;&quot;;[.D484];&quot;&lt;/title&gt; &lt;pub&gt;&quot;;[.E484];&quot;&lt;/pub&gt; &lt;dev&gt;&quot;;[.F484];&quot;&lt;/dev&gt; &lt;genre&gt;&quot;;[.G484];&quot;&lt;/genre&gt; &lt;score&gt;&quot;;[.H484];&quot;&lt;/score&gt; &lt;player&gt;&quot;;[.I484];&quot;&lt;/player&gt; &lt;story&gt;&quot;;[.J484];&quot;&lt;/story&gt; &lt;/game&gt;&quot;)" office:value-type="string" office:string-value="&lt;game name=&quot;Super R.C. Pro-Am (USA, Europe)&quot;&gt; &lt;year&gt;1991&lt;/year&gt; &lt;rating&gt;ESRB - E (Everyone)&lt;/rating&gt; &lt;title&gt;Super R.C. Pro-Am &lt;/title&gt; &lt;pub&gt;Nintendo of America Inc.&lt;/pub&gt; &lt;dev&gt;Rare, Ltd.&lt;/dev&gt; &lt;genre&gt;Driving&lt;/genre&gt; &lt;score&gt;3.7&lt;/score&gt; &lt;player&gt;1-4 Players&lt;/player&gt; &lt;story&gt;Super R.C. Pro-Am is the Game Boy update to Rare's classic radio controlled car game.  4 computer or human racers attempt to get around the track as fast as possible while avoiding hazards like oil slicks and traffic cones.  There are also weapons that you can use to disable the other cars temporarily.****The goal of the game is to collect the letter icons found on the tracks that spell &quot;NINTENDO.&quot;  Collecting the letters allows you to move up to faster cars and eventually win the championship.&lt;/story&gt; &lt;/game&gt;">
            <text:p>&lt;game name="Super R.C. Pro-Am (USA, Europe)"&gt; &lt;year&gt;1991&lt;/year&gt; &lt;rating&gt;ESRB - E (Everyone)&lt;/rating&gt; &lt;title&gt;Super R.C. Pro-Am &lt;/title&gt; &lt;pub&gt;Nintendo of America Inc.&lt;/pub&gt; &lt;dev&gt;Rare, Ltd.&lt;/dev&gt; &lt;genre&gt;Driving&lt;/genre&gt; &lt;score&gt;3.7&lt;/score&gt; &lt;player&gt;1-4 Players&lt;/player&gt; &lt;story&gt;Super R.C. Pro-Am is the Game Boy update to Rare's classic radio controlled car game. <text:s/>4 computer or human racers attempt to get around the track as fast as possible while avoiding hazards like oil slicks and traffic cones. <text:s/>There are also weapons that you can use to disable the other cars temporarily.****The goal of the game is to collect the letter icons found on the tracks that spell "NINTENDO." <text:s/>Collecting the letters allows you to move up to faster cars and eventually win the championship.&lt;/story&gt; &lt;/game&gt;</text:p>
          </table:table-cell>
        </table:table-row>
        <table:table-row table:style-name="ro1">
          <table:table-cell office:value-type="string">
            <text:p>Super Scrabble (USA)</text:p>
          </table:table-cell>
          <table:table-cell office:value-type="float" office:value="1991">
            <text:p>1991</text:p>
          </table:table-cell>
          <table:table-cell office:value-type="string">
            <text:p>ESRB - E (Everyone)</text:p>
          </table:table-cell>
          <table:table-cell office:value-type="string">
            <text:p>Super Scrabble </text:p>
          </table:table-cell>
          <table:table-cell office:value-type="string">
            <text:p>Milton Bradley</text:p>
          </table:table-cell>
          <table:table-cell office:value-type="string">
            <text:p>Imagineering Inc</text:p>
          </table:table-cell>
          <table:table-cell office:value-type="string">
            <text:p>Board Games</text:p>
          </table:table-cell>
          <table:table-cell office:value-type="string">
            <text:p>3.7</text:p>
          </table:table-cell>
          <table:table-cell office:value-type="string">
            <text:p>1 Player</text:p>
          </table:table-cell>
          <table:table-cell office:value-type="string">
            <text:p>With all that Super Scrabble has to offer, even the most traditional Scrabble player will smile with delight. Watch the computer scan it's 40,000+ word dictionary! ZOOM to any part of the gameboard for a close-up view! Think your opponent's trying to pull a fast one? CHALLENGE the word! Stuck trying to use your letters? Use the DUMP option to replace them! 5 skill levels and 4 different playing options make every game a mind-bending challenge! Super Scrabble...A new dimension in word game fun</text:p>
          </table:table-cell>
          <table:table-cell table:formula="of:=CONCATENATE(&quot;&lt;game name=&quot;;CHAR(34);[.A485];CHAR(34);&quot;&gt; &lt;year&gt;&quot;;[.B485];&quot;&lt;/year&gt; &lt;rating&gt;&quot;;[.C485];&quot;&lt;/rating&gt; &lt;title&gt;&quot;;[.D485];&quot;&lt;/title&gt; &lt;pub&gt;&quot;;[.E485];&quot;&lt;/pub&gt; &lt;dev&gt;&quot;;[.F485];&quot;&lt;/dev&gt; &lt;genre&gt;&quot;;[.G485];&quot;&lt;/genre&gt; &lt;score&gt;&quot;;[.H485];&quot;&lt;/score&gt; &lt;player&gt;&quot;;[.I485];&quot;&lt;/player&gt; &lt;story&gt;&quot;;[.J485];&quot;&lt;/story&gt; &lt;/game&gt;&quot;)" office:value-type="string" office:string-value="&lt;game name=&quot;Super Scrabble (USA)&quot;&gt; &lt;year&gt;1991&lt;/year&gt; &lt;rating&gt;ESRB - E (Everyone)&lt;/rating&gt; &lt;title&gt;Super Scrabble &lt;/title&gt; &lt;pub&gt;Milton Bradley&lt;/pub&gt; &lt;dev&gt;Imagineering Inc&lt;/dev&gt; &lt;genre&gt;Board Games&lt;/genre&gt; &lt;score&gt;3.7&lt;/score&gt; &lt;player&gt;1 Player&lt;/player&gt; &lt;story&gt;With all that Super Scrabble has to offer, even the most traditional Scrabble player will smile with delight. Watch the computer scan it's 40,000+ word dictionary! ZOOM to any part of the gameboard for a close-up view! Think your opponent's trying to pull a fast one? CHALLENGE the word! Stuck trying to use your letters? Use the DUMP option to replace them! 5 skill levels and 4 different playing options make every game a mind-bending challenge! Super Scrabble...A new dimension in word game fun&lt;/story&gt; &lt;/game&gt;">
            <text:p>&lt;game name="Super Scrabble (USA)"&gt; &lt;year&gt;1991&lt;/year&gt; &lt;rating&gt;ESRB - E (Everyone)&lt;/rating&gt; &lt;title&gt;Super Scrabble &lt;/title&gt; &lt;pub&gt;Milton Bradley&lt;/pub&gt; &lt;dev&gt;Imagineering Inc&lt;/dev&gt; &lt;genre&gt;Board Games&lt;/genre&gt; &lt;score&gt;3.7&lt;/score&gt; &lt;player&gt;1 Player&lt;/player&gt; &lt;story&gt;With all that Super Scrabble has to offer, even the most traditional Scrabble player will smile with delight. Watch the computer scan it's 40,000+ word dictionary! ZOOM to any part of the gameboard for a close-up view! Think your opponent's trying to pull a fast one? CHALLENGE the word! Stuck trying to use your letters? Use the DUMP option to replace them! 5 skill levels and 4 different playing options make every game a mind-bending challenge! Super Scrabble...A new dimension in word game fun&lt;/story&gt; &lt;/game&gt;</text:p>
          </table:table-cell>
        </table:table-row>
        <table:table-row table:style-name="ro1">
          <table:table-cell office:value-type="string">
            <text:p>Super Star Wars - Return of the Jedi (USA, Europe)</text:p>
          </table:table-cell>
          <table:table-cell office:value-type="float" office:value="1994">
            <text:p>1994</text:p>
          </table:table-cell>
          <table:table-cell office:value-type="string">
            <text:p>ESRB - E (Everyone)</text:p>
          </table:table-cell>
          <table:table-cell office:value-type="string">
            <text:p>Super Star Wars - Return of the Jedi </text:p>
          </table:table-cell>
          <table:table-cell office:value-type="string">
            <text:p>THQ Inc.</text:p>
          </table:table-cell>
          <table:table-cell office:value-type="string">
            <text:p>LucasArts Entertainment Company LLC</text:p>
          </table:table-cell>
          <table:table-cell office:value-type="string">
            <text:p>Platform</text:p>
          </table:table-cell>
          <table:table-cell office:value-type="string">
            <text:p>3.5</text:p>
          </table:table-cell>
          <table:table-cell office:value-type="string">
            <text:p>1 Player</text:p>
          </table:table-cell>
          <table:table-cell office:value-type="string">
            <text:p>You select your character from the movie (Luke Skywalker, Han Solo, Princess Leia, or Chewbacca) before each level, as each one has different abilities, and go try to beat levels based on the movie's scenes brandishing lightsabers, blasters or crossbows, etc. depending on your choice of character.****Gameplay consists of standard platform action spiced up with some slightly different (gameplay-wise) sequences. Race to Jabba the Hutt's palace in a speeder, fight your way through Jabba the Hutt's minions before killing Jabba himself, control speeder bikes and the Millennium Falcon, and much more.</text:p>
          </table:table-cell>
          <table:table-cell table:formula="of:=CONCATENATE(&quot;&lt;game name=&quot;;CHAR(34);[.A486];CHAR(34);&quot;&gt; &lt;year&gt;&quot;;[.B486];&quot;&lt;/year&gt; &lt;rating&gt;&quot;;[.C486];&quot;&lt;/rating&gt; &lt;title&gt;&quot;;[.D486];&quot;&lt;/title&gt; &lt;pub&gt;&quot;;[.E486];&quot;&lt;/pub&gt; &lt;dev&gt;&quot;;[.F486];&quot;&lt;/dev&gt; &lt;genre&gt;&quot;;[.G486];&quot;&lt;/genre&gt; &lt;score&gt;&quot;;[.H486];&quot;&lt;/score&gt; &lt;player&gt;&quot;;[.I486];&quot;&lt;/player&gt; &lt;story&gt;&quot;;[.J486];&quot;&lt;/story&gt; &lt;/game&gt;&quot;)" office:value-type="string" office:string-value="&lt;game name=&quot;Super Star Wars - Return of the Jedi (USA, Europe)&quot;&gt; &lt;year&gt;1994&lt;/year&gt; &lt;rating&gt;ESRB - E (Everyone)&lt;/rating&gt; &lt;title&gt;Super Star Wars - Return of the Jedi &lt;/title&gt; &lt;pub&gt;THQ Inc.&lt;/pub&gt; &lt;dev&gt;LucasArts Entertainment Company LLC&lt;/dev&gt; &lt;genre&gt;Platform&lt;/genre&gt; &lt;score&gt;3.5&lt;/score&gt; &lt;player&gt;1 Player&lt;/player&gt; &lt;story&gt;You select your character from the movie (Luke Skywalker, Han Solo, Princess Leia, or Chewbacca) before each level, as each one has different abilities, and go try to beat levels based on the movie's scenes brandishing lightsabers, blasters or crossbows, etc. depending on your choice of character.****Gameplay consists of standard platform action spiced up with some slightly different (gameplay-wise) sequences. Race to Jabba the Hutt's palace in a speeder, fight your way through Jabba the Hutt's minions before killing Jabba himself, control speeder bikes and the Millennium Falcon, and much more.&lt;/story&gt; &lt;/game&gt;">
            <text:p>&lt;game name="Super Star Wars - Return of the Jedi (USA, Europe)"&gt; &lt;year&gt;1994&lt;/year&gt; &lt;rating&gt;ESRB - E (Everyone)&lt;/rating&gt; &lt;title&gt;Super Star Wars - Return of the Jedi &lt;/title&gt; &lt;pub&gt;THQ Inc.&lt;/pub&gt; &lt;dev&gt;LucasArts Entertainment Company LLC&lt;/dev&gt; &lt;genre&gt;Platform&lt;/genre&gt; &lt;score&gt;3.5&lt;/score&gt; &lt;player&gt;1 Player&lt;/player&gt; &lt;story&gt;You select your character from the movie (Luke Skywalker, Han Solo, Princess Leia, or Chewbacca) before each level, as each one has different abilities, and go try to beat levels based on the movie's scenes brandishing lightsabers, blasters or crossbows, etc. depending on your choice of character.****Gameplay consists of standard platform action spiced up with some slightly different (gameplay-wise) sequences. Race to Jabba the Hutt's palace in a speeder, fight your way through Jabba the Hutt's minions before killing Jabba himself, control speeder bikes and the Millennium Falcon, and much more.&lt;/story&gt; &lt;/game&gt;</text:p>
          </table:table-cell>
        </table:table-row>
        <table:table-row table:style-name="ro1">
          <table:table-cell office:value-type="string">
            <text:p>Superman (USA, Europe)</text:p>
          </table:table-cell>
          <table:table-cell office:value-type="float" office:value="1997">
            <text:p>1997</text:p>
          </table:table-cell>
          <table:table-cell office:value-type="string">
            <text:p>ESRB - E (Everyone)</text:p>
          </table:table-cell>
          <table:table-cell office:value-type="string">
            <text:p>Superman </text:p>
          </table:table-cell>
          <table:table-cell table:number-columns-repeated="2" office:value-type="string">
            <text:p>Titus France SA</text:p>
          </table:table-cell>
          <table:table-cell office:value-type="string">
            <text:p>Platform</text:p>
          </table:table-cell>
          <table:table-cell office:value-type="string">
            <text:p>2.4</text:p>
          </table:table-cell>
          <table:table-cell office:value-type="string">
            <text:p>1 Player</text:p>
          </table:table-cell>
          <table:table-cell office:value-type="string">
            <text:p>Superman is a sidescrolling action game starring DC Comics' titular Man of Steel. <text:s/>It features character designs based on Superman: The Animated Series. <text:s/>In each level, you must collect a certain number of keys, and possibly fight a boss, then step on a marked area to leave. <text:s/>Keys may be found around in the environment or collected from defeated enemies.****Superman attacks by punching his enemies, or by punching to deflect their bullets back at them. <text:s/>He can navigate environments through standard walking, or, he can hold down the jump button to fly. <text:s/>He must be careful of bombs which are floating throughout the levels as running into them causes loss of health. <text:s/>He also must face other environmental hazards, like electrical barriers.****Some levels put ground under your feet and play some like a normal platforming/fighting game, albeit with flight. <text:s/>Others are all flying and forced scrolling, making them something like a 2D shooter with no ranged attack where you must hold down a fly button to stay aloft.</text:p>
          </table:table-cell>
          <table:table-cell table:formula="of:=CONCATENATE(&quot;&lt;game name=&quot;;CHAR(34);[.A487];CHAR(34);&quot;&gt; &lt;year&gt;&quot;;[.B487];&quot;&lt;/year&gt; &lt;rating&gt;&quot;;[.C487];&quot;&lt;/rating&gt; &lt;title&gt;&quot;;[.D487];&quot;&lt;/title&gt; &lt;pub&gt;&quot;;[.E487];&quot;&lt;/pub&gt; &lt;dev&gt;&quot;;[.F487];&quot;&lt;/dev&gt; &lt;genre&gt;&quot;;[.G487];&quot;&lt;/genre&gt; &lt;score&gt;&quot;;[.H487];&quot;&lt;/score&gt; &lt;player&gt;&quot;;[.I487];&quot;&lt;/player&gt; &lt;story&gt;&quot;;[.J487];&quot;&lt;/story&gt; &lt;/game&gt;&quot;)" office:value-type="string" office:string-value="&lt;game name=&quot;Superman (USA, Europe)&quot;&gt; &lt;year&gt;1997&lt;/year&gt; &lt;rating&gt;ESRB - E (Everyone)&lt;/rating&gt; &lt;title&gt;Superman &lt;/title&gt; &lt;pub&gt;Titus France SA&lt;/pub&gt; &lt;dev&gt;Titus France SA&lt;/dev&gt; &lt;genre&gt;Platform&lt;/genre&gt; &lt;score&gt;2.4&lt;/score&gt; &lt;player&gt;1 Player&lt;/player&gt; &lt;story&gt;Superman is a sidescrolling action game starring DC Comics' titular Man of Steel.  It features character designs based on Superman: The Animated Series.  In each level, you must collect a certain number of keys, and possibly fight a boss, then step on a marked area to leave.  Keys may be found around in the environment or collected from defeated enemies.****Superman attacks by punching his enemies, or by punching to deflect their bullets back at them.  He can navigate environments through standard walking, or, he can hold down the jump button to fly.  He must be careful of bombs which are floating throughout the levels as running into them causes loss of health.  He also must face other environmental hazards, like electrical barriers.****Some levels put ground under your feet and play some like a normal platforming/fighting game, albeit with flight.  Others are all flying and forced scrolling, making them something like a 2D shooter with no ranged attack where you must hold down a fly button to stay aloft.&lt;/story&gt; &lt;/game&gt;">
            <text:p>&lt;game name="Superman (USA, Europe)"&gt; &lt;year&gt;1997&lt;/year&gt; &lt;rating&gt;ESRB - E (Everyone)&lt;/rating&gt; &lt;title&gt;Superman &lt;/title&gt; &lt;pub&gt;Titus France SA&lt;/pub&gt; &lt;dev&gt;Titus France SA&lt;/dev&gt; &lt;genre&gt;Platform&lt;/genre&gt; &lt;score&gt;2.4&lt;/score&gt; &lt;player&gt;1 Player&lt;/player&gt; &lt;story&gt;Superman is a sidescrolling action game starring DC Comics' titular Man of Steel. <text:s/>It features character designs based on Superman: The Animated Series. <text:s/>In each level, you must collect a certain number of keys, and possibly fight a boss, then step on a marked area to leave. <text:s/>Keys may be found around in the environment or collected from defeated enemies.****Superman attacks by punching his enemies, or by punching to deflect their bullets back at them. <text:s/>He can navigate environments through standard walking, or, he can hold down the jump button to fly. <text:s/>He must be careful of bombs which are floating throughout the levels as running into them causes loss of health. <text:s/>He also must face other environmental hazards, like electrical barriers.****Some levels put ground under your feet and play some like a normal platforming/fighting game, albeit with flight. <text:s/>Others are all flying and forced scrolling, making them something like a 2D shooter with no ranged attack where you must hold down a fly button to stay aloft.&lt;/story&gt; &lt;/game&gt;</text:p>
          </table:table-cell>
        </table:table-row>
        <table:table-row table:style-name="ro1">
          <table:table-cell office:value-type="string">
            <text:p>Swamp Thing (USA, Europe)</text:p>
          </table:table-cell>
          <table:table-cell office:value-type="float" office:value="1992">
            <text:p>1992</text:p>
          </table:table-cell>
          <table:table-cell office:value-type="string">
            <text:p>ESRB - E (Everyone)</text:p>
          </table:table-cell>
          <table:table-cell office:value-type="string">
            <text:p>Swamp Thing </text:p>
          </table:table-cell>
          <table:table-cell office:value-type="string">
            <text:p>THQ Inc.</text:p>
          </table:table-cell>
          <table:table-cell office:value-type="string">
            <text:p>Equilibrium, Inc.</text:p>
          </table:table-cell>
          <table:table-cell office:value-type="string">
            <text:p>Action</text:p>
          </table:table-cell>
          <table:table-cell office:value-type="string">
            <text:p>2.2</text:p>
          </table:table-cell>
          <table:table-cell office:value-type="string">
            <text:p>1 Player</text:p>
          </table:table-cell>
          <table:table-cell office:value-type="string">
            <text:p>Swamp Thing is based on the DC Comics of the same name. Deep in the swamps of Louisiana, a Dr. Holland, is hard at work on a growth formula for plants. His sponsor however has different ideas for the technology and burns down the lab. The poor doctor is burned and covered with formula and inside of the organically rich Bayou swamps... he becomes Swamp Thing.****The game is a side-scrolling platform game. Swamp thing can punch (but not duck and punch) and jump a short distance. Health powerups will be needed to keep him alive and additionally ball powerups can be found to give him a projectile weapon.</text:p>
          </table:table-cell>
          <table:table-cell table:formula="of:=CONCATENATE(&quot;&lt;game name=&quot;;CHAR(34);[.A488];CHAR(34);&quot;&gt; &lt;year&gt;&quot;;[.B488];&quot;&lt;/year&gt; &lt;rating&gt;&quot;;[.C488];&quot;&lt;/rating&gt; &lt;title&gt;&quot;;[.D488];&quot;&lt;/title&gt; &lt;pub&gt;&quot;;[.E488];&quot;&lt;/pub&gt; &lt;dev&gt;&quot;;[.F488];&quot;&lt;/dev&gt; &lt;genre&gt;&quot;;[.G488];&quot;&lt;/genre&gt; &lt;score&gt;&quot;;[.H488];&quot;&lt;/score&gt; &lt;player&gt;&quot;;[.I488];&quot;&lt;/player&gt; &lt;story&gt;&quot;;[.J488];&quot;&lt;/story&gt; &lt;/game&gt;&quot;)" office:value-type="string" office:string-value="&lt;game name=&quot;Swamp Thing (USA, Europe)&quot;&gt; &lt;year&gt;1992&lt;/year&gt; &lt;rating&gt;ESRB - E (Everyone)&lt;/rating&gt; &lt;title&gt;Swamp Thing &lt;/title&gt; &lt;pub&gt;THQ Inc.&lt;/pub&gt; &lt;dev&gt;Equilibrium, Inc.&lt;/dev&gt; &lt;genre&gt;Action&lt;/genre&gt; &lt;score&gt;2.2&lt;/score&gt; &lt;player&gt;1 Player&lt;/player&gt; &lt;story&gt;Swamp Thing is based on the DC Comics of the same name. Deep in the swamps of Louisiana, a Dr. Holland, is hard at work on a growth formula for plants. His sponsor however has different ideas for the technology and burns down the lab. The poor doctor is burned and covered with formula and inside of the organically rich Bayou swamps... he becomes Swamp Thing.****The game is a side-scrolling platform game. Swamp thing can punch (but not duck and punch) and jump a short distance. Health powerups will be needed to keep him alive and additionally ball powerups can be found to give him a projectile weapon.&lt;/story&gt; &lt;/game&gt;">
            <text:p>&lt;game name="Swamp Thing (USA, Europe)"&gt; &lt;year&gt;1992&lt;/year&gt; &lt;rating&gt;ESRB - E (Everyone)&lt;/rating&gt; &lt;title&gt;Swamp Thing &lt;/title&gt; &lt;pub&gt;THQ Inc.&lt;/pub&gt; &lt;dev&gt;Equilibrium, Inc.&lt;/dev&gt; &lt;genre&gt;Action&lt;/genre&gt; &lt;score&gt;2.2&lt;/score&gt; &lt;player&gt;1 Player&lt;/player&gt; &lt;story&gt;Swamp Thing is based on the DC Comics of the same name. Deep in the swamps of Louisiana, a Dr. Holland, is hard at work on a growth formula for plants. His sponsor however has different ideas for the technology and burns down the lab. The poor doctor is burned and covered with formula and inside of the organically rich Bayou swamps... he becomes Swamp Thing.****The game is a side-scrolling platform game. Swamp thing can punch (but not duck and punch) and jump a short distance. Health powerups will be needed to keep him alive and additionally ball powerups can be found to give him a projectile weapon.&lt;/story&gt; &lt;/game&gt;</text:p>
          </table:table-cell>
        </table:table-row>
        <table:table-row table:style-name="ro1">
          <table:table-cell office:value-type="string">
            <text:p>Sword of Hope II, The (USA)</text:p>
          </table:table-cell>
          <table:table-cell office:value-type="float" office:value="1996">
            <text:p>1996</text:p>
          </table:table-cell>
          <table:table-cell office:value-type="string">
            <text:p>ESRB - E (Everyone)</text:p>
          </table:table-cell>
          <table:table-cell office:value-type="string">
            <text:p>Sword of Hope II, The </text:p>
          </table:table-cell>
          <table:table-cell table:number-columns-repeated="2" office:value-type="string">
            <text:p>Kemco</text:p>
          </table:table-cell>
          <table:table-cell office:value-type="string">
            <text:p>Role-Playing</text:p>
          </table:table-cell>
          <table:table-cell office:value-type="string">
            <text:p>2.6</text:p>
          </table:table-cell>
          <table:table-cell office:value-type="string">
            <text:p>1 Player</text:p>
          </table:table-cell>
          <table:table-cell office:value-type="string">
            <text:p>500 years ago King Winder had sealed the evil Demon Zakdos within a casket, thus ending the dark war. The great wizard Colin pledged that he and his descendants would build and protect a temple around Zakdos' prison. However, as a thief enters the temple and breaks the casket, Zakdos is set free and murders all that are left of the clan of Colin except for a young boy named Mute. To make things worse, the Sword of Hope, that has sealed away an evil dragon, is also stolen. The player takes control of Prince Theo who, with the help of Mute and other characters, must stop Zakdos and retrieve the Sword of Hope before the dragon awakens.****The main difference between The Sword of Hope II and its predecessor** is the fact that you have control over a party of up to three characters rather than controlling only prince Theo. Apart from that, both games play very similar. The world is seen from a first person perspective and your party can be moved by selecting an arrow that points in the desired direction. Commands such as "look", "open", "hit" etc. can be chosen from a menu to explore and manipulate the game-world, talk to NPCs or solve puzzles. When encountering enemies, you enter a turn-based battle mode in which you can attack, use items and magic or try to escape.</text:p>
          </table:table-cell>
          <table:table-cell table:formula="of:=CONCATENATE(&quot;&lt;game name=&quot;;CHAR(34);[.A489];CHAR(34);&quot;&gt; &lt;year&gt;&quot;;[.B489];&quot;&lt;/year&gt; &lt;rating&gt;&quot;;[.C489];&quot;&lt;/rating&gt; &lt;title&gt;&quot;;[.D489];&quot;&lt;/title&gt; &lt;pub&gt;&quot;;[.E489];&quot;&lt;/pub&gt; &lt;dev&gt;&quot;;[.F489];&quot;&lt;/dev&gt; &lt;genre&gt;&quot;;[.G489];&quot;&lt;/genre&gt; &lt;score&gt;&quot;;[.H489];&quot;&lt;/score&gt; &lt;player&gt;&quot;;[.I489];&quot;&lt;/player&gt; &lt;story&gt;&quot;;[.J489];&quot;&lt;/story&gt; &lt;/game&gt;&quot;)" office:value-type="string" office:string-value="&lt;game name=&quot;Sword of Hope II, The (USA)&quot;&gt; &lt;year&gt;1996&lt;/year&gt; &lt;rating&gt;ESRB - E (Everyone)&lt;/rating&gt; &lt;title&gt;Sword of Hope II, The &lt;/title&gt; &lt;pub&gt;Kemco&lt;/pub&gt; &lt;dev&gt;Kemco&lt;/dev&gt; &lt;genre&gt;Role-Playing&lt;/genre&gt; &lt;score&gt;2.6&lt;/score&gt; &lt;player&gt;1 Player&lt;/player&gt; &lt;story&gt;500 years ago King Winder had sealed the evil Demon Zakdos within a casket, thus ending the dark war. The great wizard Colin pledged that he and his descendants would build and protect a temple around Zakdos' prison. However, as a thief enters the temple and breaks the casket, Zakdos is set free and murders all that are left of the clan of Colin except for a young boy named Mute. To make things worse, the Sword of Hope, that has sealed away an evil dragon, is also stolen. The player takes control of Prince Theo who, with the help of Mute and other characters, must stop Zakdos and retrieve the Sword of Hope before the dragon awakens.****The main difference between The Sword of Hope II and its predecessor** is the fact that you have control over a party of up to three characters rather than controlling only prince Theo. Apart from that, both games play very similar. The world is seen from a first person perspective and your party can be moved by selecting an arrow that points in the desired direction. Commands such as &quot;look&quot;, &quot;open&quot;, &quot;hit&quot; etc. can be chosen from a menu to explore and manipulate the game-world, talk to NPCs or solve puzzles. When encountering enemies, you enter a turn-based battle mode in which you can attack, use items and magic or try to escape.&lt;/story&gt; &lt;/game&gt;">
            <text:p>&lt;game name="Sword of Hope II, The (USA)"&gt; &lt;year&gt;1996&lt;/year&gt; &lt;rating&gt;ESRB - E (Everyone)&lt;/rating&gt; &lt;title&gt;Sword of Hope II, The &lt;/title&gt; &lt;pub&gt;Kemco&lt;/pub&gt; &lt;dev&gt;Kemco&lt;/dev&gt; &lt;genre&gt;Role-Playing&lt;/genre&gt; &lt;score&gt;2.6&lt;/score&gt; &lt;player&gt;1 Player&lt;/player&gt; &lt;story&gt;500 years ago King Winder had sealed the evil Demon Zakdos within a casket, thus ending the dark war. The great wizard Colin pledged that he and his descendants would build and protect a temple around Zakdos' prison. However, as a thief enters the temple and breaks the casket, Zakdos is set free and murders all that are left of the clan of Colin except for a young boy named Mute. To make things worse, the Sword of Hope, that has sealed away an evil dragon, is also stolen. The player takes control of Prince Theo who, with the help of Mute and other characters, must stop Zakdos and retrieve the Sword of Hope before the dragon awakens.****The main difference between The Sword of Hope II and its predecessor** is the fact that you have control over a party of up to three characters rather than controlling only prince Theo. Apart from that, both games play very similar. The world is seen from a first person perspective and your party can be moved by selecting an arrow that points in the desired direction. Commands such as "look", "open", "hit" etc. can be chosen from a menu to explore and manipulate the game-world, talk to NPCs or solve puzzles. When encountering enemies, you enter a turn-based battle mode in which you can attack, use items and magic or try to escape.&lt;/story&gt; &lt;/game&gt;</text:p>
          </table:table-cell>
        </table:table-row>
        <table:table-row table:style-name="ro1">
          <table:table-cell office:value-type="string">
            <text:p>Sword of Hope, The (USA)</text:p>
          </table:table-cell>
          <table:table-cell office:value-type="float" office:value="1991">
            <text:p>1991</text:p>
          </table:table-cell>
          <table:table-cell office:value-type="string">
            <text:p>ESRB - E (Everyone)</text:p>
          </table:table-cell>
          <table:table-cell office:value-type="string">
            <text:p>Sword of Hope, The </text:p>
          </table:table-cell>
          <table:table-cell office:value-type="string">
            <text:p>Seika Corporation</text:p>
          </table:table-cell>
          <table:table-cell office:value-type="string">
            <text:p>Kemco</text:p>
          </table:table-cell>
          <table:table-cell office:value-type="string">
            <text:p>Role-Playing</text:p>
          </table:table-cell>
          <table:table-cell office:value-type="string">
            <text:p>3.0</text:p>
          </table:table-cell>
          <table:table-cell office:value-type="string">
            <text:p>1 Player</text:p>
          </table:table-cell>
          <table:table-cell office:value-type="string">
            <text:p>A dragon has gained control over the king of Riccar, manipulating him into removing the Sword of Hope from a painting, releasing its curse. Summoning the dark power mammon the dragon turned the people of Riccar into trees. When Prince Theo is born, the king tries to murder him, but Theo is saved by the brave knight Pascal who flees with him <text:s/>into a forest where three magicians live who conceal the king's castle underground to prevent the evil from spreading. After living in the forest for 15 years, Prince Theo is finally strong enough to try and stop the dragon, using the Sword of Hope one of the magicians had retrieved.****Sword of Hope combines Adventure and RPG elements. The prince can select commands such as "look", "open", "magic", "use" etc. to interact with <text:s/>the game world, talk to NPCs or solve puzzles. When he encounters an enemy, the game switches to a turn based battle mode in which enemies have to be fought in typical console style RPG battles.</text:p>
          </table:table-cell>
          <table:table-cell table:formula="of:=CONCATENATE(&quot;&lt;game name=&quot;;CHAR(34);[.A490];CHAR(34);&quot;&gt; &lt;year&gt;&quot;;[.B490];&quot;&lt;/year&gt; &lt;rating&gt;&quot;;[.C490];&quot;&lt;/rating&gt; &lt;title&gt;&quot;;[.D490];&quot;&lt;/title&gt; &lt;pub&gt;&quot;;[.E490];&quot;&lt;/pub&gt; &lt;dev&gt;&quot;;[.F490];&quot;&lt;/dev&gt; &lt;genre&gt;&quot;;[.G490];&quot;&lt;/genre&gt; &lt;score&gt;&quot;;[.H490];&quot;&lt;/score&gt; &lt;player&gt;&quot;;[.I490];&quot;&lt;/player&gt; &lt;story&gt;&quot;;[.J490];&quot;&lt;/story&gt; &lt;/game&gt;&quot;)" office:value-type="string" office:string-value="&lt;game name=&quot;Sword of Hope, The (USA)&quot;&gt; &lt;year&gt;1991&lt;/year&gt; &lt;rating&gt;ESRB - E (Everyone)&lt;/rating&gt; &lt;title&gt;Sword of Hope, The &lt;/title&gt; &lt;pub&gt;Seika Corporation&lt;/pub&gt; &lt;dev&gt;Kemco&lt;/dev&gt; &lt;genre&gt;Role-Playing&lt;/genre&gt; &lt;score&gt;3.0&lt;/score&gt; &lt;player&gt;1 Player&lt;/player&gt; &lt;story&gt;A dragon has gained control over the king of Riccar, manipulating him into removing the Sword of Hope from a painting, releasing its curse. Summoning the dark power mammon the dragon turned the people of Riccar into trees. When Prince Theo is born, the king tries to murder him, but Theo is saved by the brave knight Pascal who flees with him  into a forest where three magicians live who conceal the king's castle underground to prevent the evil from spreading. After living in the forest for 15 years, Prince Theo is finally strong enough to try and stop the dragon, using the Sword of Hope one of the magicians had retrieved.****Sword of Hope combines Adventure and RPG elements. The prince can select commands such as &quot;look&quot;, &quot;open&quot;, &quot;magic&quot;, &quot;use&quot; etc. to interact with  the game world, talk to NPCs or solve puzzles. When he encounters an enemy, the game switches to a turn based battle mode in which enemies have to be fought in typical console style RPG battles.&lt;/story&gt; &lt;/game&gt;">
            <text:p>&lt;game name="Sword of Hope, The (USA)"&gt; &lt;year&gt;1991&lt;/year&gt; &lt;rating&gt;ESRB - E (Everyone)&lt;/rating&gt; &lt;title&gt;Sword of Hope, The &lt;/title&gt; &lt;pub&gt;Seika Corporation&lt;/pub&gt; &lt;dev&gt;Kemco&lt;/dev&gt; &lt;genre&gt;Role-Playing&lt;/genre&gt; &lt;score&gt;3.0&lt;/score&gt; &lt;player&gt;1 Player&lt;/player&gt; &lt;story&gt;A dragon has gained control over the king of Riccar, manipulating him into removing the Sword of Hope from a painting, releasing its curse. Summoning the dark power mammon the dragon turned the people of Riccar into trees. When Prince Theo is born, the king tries to murder him, but Theo is saved by the brave knight Pascal who flees with him <text:s/>into a forest where three magicians live who conceal the king's castle underground to prevent the evil from spreading. After living in the forest for 15 years, Prince Theo is finally strong enough to try and stop the dragon, using the Sword of Hope one of the magicians had retrieved.****Sword of Hope combines Adventure and RPG elements. The prince can select commands such as "look", "open", "magic", "use" etc. to interact with <text:s/>the game world, talk to NPCs or solve puzzles. When he encounters an enemy, the game switches to a turn based battle mode in which enemies have to be fought in typical console style RPG battles.&lt;/story&gt; &lt;/game&gt;</text:p>
          </table:table-cell>
        </table:table-row>
        <table:table-row table:style-name="ro1">
          <table:table-cell office:value-type="string">
            <text:p>T2 - The Arcade Game (USA, Europe)</text:p>
          </table:table-cell>
          <table:table-cell office:value-type="float" office:value="1992">
            <text:p>1992</text:p>
          </table:table-cell>
          <table:table-cell office:value-type="string">
            <text:p>ESRB - E (Everyone)</text:p>
          </table:table-cell>
          <table:table-cell office:value-type="string">
            <text:p>T2 - The Arcade Game </text:p>
          </table:table-cell>
          <table:table-cell office:value-type="string">
            <text:p>LJN, Ltd.</text:p>
          </table:table-cell>
          <table:table-cell office:value-type="string">
            <text:p>B.I.T.S., Ltd.</text:p>
          </table:table-cell>
          <table:table-cell office:value-type="string">
            <text:p>Shooter</text:p>
          </table:table-cell>
          <table:table-cell office:value-type="string">
            <text:p>3.4</text:p>
          </table:table-cell>
          <table:table-cell office:value-type="string">
            <text:p>1 Player</text:p>
          </table:table-cell>
          <table:table-cell office:value-type="string">
            <text:p>As the title states, this is the home conversion of the arcade rail-shooter based on the film Terminator 2: Judgement Day. Up to two players shoot through future and present levels as robotic killers reprogrammed to serve the human resistance. ****Both players wield a machine gun with infinite ammo that lowers its firing rate (overheats) as it is continuously fired. A secondary weapon (missile launchers in the future, shotguns in the present) has limited ammo but deals heavy damage. Powerups inside the game world include secondary weapon ammo and coolant for the machine guns, and are shot to be collected.****T2: The Arcade Game features seven levels based on specific scenes or general concepts in the film. The first four levels act as a prelude, as the player guns down waves of metal Terminators across a post-apocalyptic Battlefield, a besieged Human Hideout, and through the security checkpoints of the enemy supercomputer SkyNet. After destroying the computer, players travel back in time to protect John and Sarah Connor, while also destroying every scrap of SkyNet research at the headquarters of its manufacturer. From there, players must fend off the indestructible T-1000 until the final showdown in the Steel Mill.****Assets from the movie are used when possible, such as voice clips from Arnold Schwarzenegger, and close-up digital stills of Robert Patrick for the final battle against the T-1000. The Genesis and SNES versions also support lightguns (the Menacer and Super Scope, respectively).</text:p>
          </table:table-cell>
          <table:table-cell table:formula="of:=CONCATENATE(&quot;&lt;game name=&quot;;CHAR(34);[.A491];CHAR(34);&quot;&gt; &lt;year&gt;&quot;;[.B491];&quot;&lt;/year&gt; &lt;rating&gt;&quot;;[.C491];&quot;&lt;/rating&gt; &lt;title&gt;&quot;;[.D491];&quot;&lt;/title&gt; &lt;pub&gt;&quot;;[.E491];&quot;&lt;/pub&gt; &lt;dev&gt;&quot;;[.F491];&quot;&lt;/dev&gt; &lt;genre&gt;&quot;;[.G491];&quot;&lt;/genre&gt; &lt;score&gt;&quot;;[.H491];&quot;&lt;/score&gt; &lt;player&gt;&quot;;[.I491];&quot;&lt;/player&gt; &lt;story&gt;&quot;;[.J491];&quot;&lt;/story&gt; &lt;/game&gt;&quot;)" office:value-type="string" office:string-value="&lt;game name=&quot;T2 - The Arcade Game (USA, Europe)&quot;&gt; &lt;year&gt;1992&lt;/year&gt; &lt;rating&gt;ESRB - E (Everyone)&lt;/rating&gt; &lt;title&gt;T2 - The Arcade Game &lt;/title&gt; &lt;pub&gt;LJN, Ltd.&lt;/pub&gt; &lt;dev&gt;B.I.T.S., Ltd.&lt;/dev&gt; &lt;genre&gt;Shooter&lt;/genre&gt; &lt;score&gt;3.4&lt;/score&gt; &lt;player&gt;1 Player&lt;/player&gt; &lt;story&gt;As the title states, this is the home conversion of the arcade rail-shooter based on the film Terminator 2: Judgement Day. Up to two players shoot through future and present levels as robotic killers reprogrammed to serve the human resistance. ****Both players wield a machine gun with infinite ammo that lowers its firing rate (overheats) as it is continuously fired. A secondary weapon (missile launchers in the future, shotguns in the present) has limited ammo but deals heavy damage. Powerups inside the game world include secondary weapon ammo and coolant for the machine guns, and are shot to be collected.****T2: The Arcade Game features seven levels based on specific scenes or general concepts in the film. The first four levels act as a prelude, as the player guns down waves of metal Terminators across a post-apocalyptic Battlefield, a besieged Human Hideout, and through the security checkpoints of the enemy supercomputer SkyNet. After destroying the computer, players travel back in time to protect John and Sarah Connor, while also destroying every scrap of SkyNet research at the headquarters of its manufacturer. From there, players must fend off the indestructible T-1000 until the final showdown in the Steel Mill.****Assets from the movie are used when possible, such as voice clips from Arnold Schwarzenegger, and close-up digital stills of Robert Patrick for the final battle against the T-1000. The Genesis and SNES versions also support lightguns (the Menacer and Super Scope, respectively).&lt;/story&gt; &lt;/game&gt;">
            <text:p>&lt;game name="T2 - The Arcade Game (USA, Europe)"&gt; &lt;year&gt;1992&lt;/year&gt; &lt;rating&gt;ESRB - E (Everyone)&lt;/rating&gt; &lt;title&gt;T2 - The Arcade Game &lt;/title&gt; &lt;pub&gt;LJN, Ltd.&lt;/pub&gt; &lt;dev&gt;B.I.T.S., Ltd.&lt;/dev&gt; &lt;genre&gt;Shooter&lt;/genre&gt; &lt;score&gt;3.4&lt;/score&gt; &lt;player&gt;1 Player&lt;/player&gt; &lt;story&gt;As the title states, this is the home conversion of the arcade rail-shooter based on the film Terminator 2: Judgement Day. Up to two players shoot through future and present levels as robotic killers reprogrammed to serve the human resistance. ****Both players wield a machine gun with infinite ammo that lowers its firing rate (overheats) as it is continuously fired. A secondary weapon (missile launchers in the future, shotguns in the present) has limited ammo but deals heavy damage. Powerups inside the game world include secondary weapon ammo and coolant for the machine guns, and are shot to be collected.****T2: The Arcade Game features seven levels based on specific scenes or general concepts in the film. The first four levels act as a prelude, as the player guns down waves of metal Terminators across a post-apocalyptic Battlefield, a besieged Human Hideout, and through the security checkpoints of the enemy supercomputer SkyNet. After destroying the computer, players travel back in time to protect John and Sarah Connor, while also destroying every scrap of SkyNet research at the headquarters of its manufacturer. From there, players must fend off the indestructible T-1000 until the final showdown in the Steel Mill.****Assets from the movie are used when possible, such as voice clips from Arnold Schwarzenegger, and close-up digital stills of Robert Patrick for the final battle against the T-1000. The Genesis and SNES versions also support lightguns (the Menacer and Super Scope, respectively).&lt;/story&gt; &lt;/game&gt;</text:p>
          </table:table-cell>
        </table:table-row>
        <table:table-row table:style-name="ro1">
          <table:table-cell office:value-type="string">
            <text:p>Tail 'Gator (USA, Europe)</text:p>
          </table:table-cell>
          <table:table-cell office:value-type="float" office:value="1991">
            <text:p>1991</text:p>
          </table:table-cell>
          <table:table-cell office:value-type="string">
            <text:p>ESRB - E (Everyone)</text:p>
          </table:table-cell>
          <table:table-cell office:value-type="string">
            <text:p>Tail 'Gator </text:p>
          </table:table-cell>
          <table:table-cell office:value-type="string">
            <text:p>Natsume, Inc.</text:p>
          </table:table-cell>
          <table:table-cell office:value-type="string">
            <text:p>Natsume Co., Ltd.</text:p>
          </table:table-cell>
          <table:table-cell office:value-type="string">
            <text:p>Platform</text:p>
          </table:table-cell>
          <table:table-cell office:value-type="string">
            <text:p>3.3</text:p>
          </table:table-cell>
          <table:table-cell office:value-type="string">
            <text:p>1 Player</text:p>
          </table:table-cell>
          <table:table-cell office:value-type="string">
            <text:p>Once again a peaceful kingdom, this time named Moberry, was assaulted by an evil entity. The player, taking control over the alligator Charly, has the task to defeat the dragon warlord Basso Gila. To do so, five areas (with three or four levels each) have to be conquered. Those levels can be tackled in any order and - for the first three areas - are either land, air, cave or underwater levels. Of course there are also a number of enemies which try to harm Charly: every contact with them or environmental obstacles makes a heart from the health bar disappear. Charly can defeat himself by hitting enemies with his tail (the range depending on the power meter). The goal of each level is not only to reach the exit and defeat the occasional boss, but also to open all treasure chests on the way. Those contain random power ups, e.g. health refreshments, bonus points, power or a bomb which kills everything on screen. The last chest in a level contains the key which is needed to open the exit.</text:p>
          </table:table-cell>
          <table:table-cell table:formula="of:=CONCATENATE(&quot;&lt;game name=&quot;;CHAR(34);[.A492];CHAR(34);&quot;&gt; &lt;year&gt;&quot;;[.B492];&quot;&lt;/year&gt; &lt;rating&gt;&quot;;[.C492];&quot;&lt;/rating&gt; &lt;title&gt;&quot;;[.D492];&quot;&lt;/title&gt; &lt;pub&gt;&quot;;[.E492];&quot;&lt;/pub&gt; &lt;dev&gt;&quot;;[.F492];&quot;&lt;/dev&gt; &lt;genre&gt;&quot;;[.G492];&quot;&lt;/genre&gt; &lt;score&gt;&quot;;[.H492];&quot;&lt;/score&gt; &lt;player&gt;&quot;;[.I492];&quot;&lt;/player&gt; &lt;story&gt;&quot;;[.J492];&quot;&lt;/story&gt; &lt;/game&gt;&quot;)" office:value-type="string" office:string-value="&lt;game name=&quot;Tail 'Gator (USA, Europe)&quot;&gt; &lt;year&gt;1991&lt;/year&gt; &lt;rating&gt;ESRB - E (Everyone)&lt;/rating&gt; &lt;title&gt;Tail 'Gator &lt;/title&gt; &lt;pub&gt;Natsume, Inc.&lt;/pub&gt; &lt;dev&gt;Natsume Co., Ltd.&lt;/dev&gt; &lt;genre&gt;Platform&lt;/genre&gt; &lt;score&gt;3.3&lt;/score&gt; &lt;player&gt;1 Player&lt;/player&gt; &lt;story&gt;Once again a peaceful kingdom, this time named Moberry, was assaulted by an evil entity. The player, taking control over the alligator Charly, has the task to defeat the dragon warlord Basso Gila. To do so, five areas (with three or four levels each) have to be conquered. Those levels can be tackled in any order and - for the first three areas - are either land, air, cave or underwater levels. Of course there are also a number of enemies which try to harm Charly: every contact with them or environmental obstacles makes a heart from the health bar disappear. Charly can defeat himself by hitting enemies with his tail (the range depending on the power meter). The goal of each level is not only to reach the exit and defeat the occasional boss, but also to open all treasure chests on the way. Those contain random power ups, e.g. health refreshments, bonus points, power or a bomb which kills everything on screen. The last chest in a level contains the key which is needed to open the exit.&lt;/story&gt; &lt;/game&gt;">
            <text:p>&lt;game name="Tail 'Gator (USA, Europe)"&gt; &lt;year&gt;1991&lt;/year&gt; &lt;rating&gt;ESRB - E (Everyone)&lt;/rating&gt; &lt;title&gt;Tail 'Gator &lt;/title&gt; &lt;pub&gt;Natsume, Inc.&lt;/pub&gt; &lt;dev&gt;Natsume Co., Ltd.&lt;/dev&gt; &lt;genre&gt;Platform&lt;/genre&gt; &lt;score&gt;3.3&lt;/score&gt; &lt;player&gt;1 Player&lt;/player&gt; &lt;story&gt;Once again a peaceful kingdom, this time named Moberry, was assaulted by an evil entity. The player, taking control over the alligator Charly, has the task to defeat the dragon warlord Basso Gila. To do so, five areas (with three or four levels each) have to be conquered. Those levels can be tackled in any order and - for the first three areas - are either land, air, cave or underwater levels. Of course there are also a number of enemies which try to harm Charly: every contact with them or environmental obstacles makes a heart from the health bar disappear. Charly can defeat himself by hitting enemies with his tail (the range depending on the power meter). The goal of each level is not only to reach the exit and defeat the occasional boss, but also to open all treasure chests on the way. Those contain random power ups, e.g. health refreshments, bonus points, power or a bomb which kills everything on screen. The last chest in a level contains the key which is needed to open the exit.&lt;/story&gt; &lt;/game&gt;</text:p>
          </table:table-cell>
        </table:table-row>
        <table:table-row table:style-name="ro1">
          <table:table-cell office:value-type="string">
            <text:p>TaleSpin (USA)</text:p>
          </table:table-cell>
          <table:table-cell office:value-type="float" office:value="1992">
            <text:p>1992</text:p>
          </table:table-cell>
          <table:table-cell office:value-type="string">
            <text:p>ESRB - E (Everyone)</text:p>
          </table:table-cell>
          <table:table-cell office:value-type="string">
            <text:p>TaleSpin </text:p>
          </table:table-cell>
          <table:table-cell office:value-type="string">
            <text:p>Capcom U.S.A., Inc.</text:p>
          </table:table-cell>
          <table:table-cell office:value-type="string">
            <text:p>Capcom Co., Ltd.</text:p>
          </table:table-cell>
          <table:table-cell office:value-type="string">
            <text:p>Shoot-'Em-Up</text:p>
          </table:table-cell>
          <table:table-cell office:value-type="string">
            <text:p>3.8</text:p>
          </table:table-cell>
          <table:table-cell office:value-type="string">
            <text:p>1 Player</text:p>
          </table:table-cell>
          <table:table-cell office:value-type="string">
            <text:p>Based on the Disney cartoon Talespin. Baloo's airline cargo company, Higher for Hire, makes deliveries all around the world. The air pirates, lead by the daring Don Karnage have increased their attacks against air travel. In order to foil the plans of the pirates, Baloo trades in his normal plane for a "Mini Sea Duck", designed to fly more maneuverably.To get his cargo delivered on time, Baloo must fly over many dangerous areas, and also pick up any cargo stolen <text:s/>or scattered by the air pirates. Eventually, the fortress of the air pirates themselves must be destroyed for air travel to remain safe and profitable.****Talespin is a side-scrolling shooter, moving left to right across the screen. The Mini-Seaduck can fire projectiles and switch direction, flying right-to-left while upside-down. The money you make from recovery of these cargo items can be used to purchase upgrades at the end of each level from Wildcat, the mechanic. Many strange boss creatures and devices will guard the final areas of most levels.</text:p>
          </table:table-cell>
          <table:table-cell table:formula="of:=CONCATENATE(&quot;&lt;game name=&quot;;CHAR(34);[.A493];CHAR(34);&quot;&gt; &lt;year&gt;&quot;;[.B493];&quot;&lt;/year&gt; &lt;rating&gt;&quot;;[.C493];&quot;&lt;/rating&gt; &lt;title&gt;&quot;;[.D493];&quot;&lt;/title&gt; &lt;pub&gt;&quot;;[.E493];&quot;&lt;/pub&gt; &lt;dev&gt;&quot;;[.F493];&quot;&lt;/dev&gt; &lt;genre&gt;&quot;;[.G493];&quot;&lt;/genre&gt; &lt;score&gt;&quot;;[.H493];&quot;&lt;/score&gt; &lt;player&gt;&quot;;[.I493];&quot;&lt;/player&gt; &lt;story&gt;&quot;;[.J493];&quot;&lt;/story&gt; &lt;/game&gt;&quot;)" office:value-type="string" office:string-value="&lt;game name=&quot;TaleSpin (USA)&quot;&gt; &lt;year&gt;1992&lt;/year&gt; &lt;rating&gt;ESRB - E (Everyone)&lt;/rating&gt; &lt;title&gt;TaleSpin &lt;/title&gt; &lt;pub&gt;Capcom U.S.A., Inc.&lt;/pub&gt; &lt;dev&gt;Capcom Co., Ltd.&lt;/dev&gt; &lt;genre&gt;Shoot-'Em-Up&lt;/genre&gt; &lt;score&gt;3.8&lt;/score&gt; &lt;player&gt;1 Player&lt;/player&gt; &lt;story&gt;Based on the Disney cartoon Talespin. Baloo's airline cargo company, Higher for Hire, makes deliveries all around the world. The air pirates, lead by the daring Don Karnage have increased their attacks against air travel. In order to foil the plans of the pirates, Baloo trades in his normal plane for a &quot;Mini Sea Duck&quot;, designed to fly more maneuverably.To get his cargo delivered on time, Baloo must fly over many dangerous areas, and also pick up any cargo stolen  or scattered by the air pirates. Eventually, the fortress of the air pirates themselves must be destroyed for air travel to remain safe and profitable.****Talespin is a side-scrolling shooter, moving left to right across the screen. The Mini-Seaduck can fire projectiles and switch direction, flying right-to-left while upside-down. The money you make from recovery of these cargo items can be used to purchase upgrades at the end of each level from Wildcat, the mechanic. Many strange boss creatures and devices will guard the final areas of most levels.&lt;/story&gt; &lt;/game&gt;">
            <text:p>&lt;game name="TaleSpin (USA)"&gt; &lt;year&gt;1992&lt;/year&gt; &lt;rating&gt;ESRB - E (Everyone)&lt;/rating&gt; &lt;title&gt;TaleSpin &lt;/title&gt; &lt;pub&gt;Capcom U.S.A., Inc.&lt;/pub&gt; &lt;dev&gt;Capcom Co., Ltd.&lt;/dev&gt; &lt;genre&gt;Shoot-'Em-Up&lt;/genre&gt; &lt;score&gt;3.8&lt;/score&gt; &lt;player&gt;1 Player&lt;/player&gt; &lt;story&gt;Based on the Disney cartoon Talespin. Baloo's airline cargo company, Higher for Hire, makes deliveries all around the world. The air pirates, lead by the daring Don Karnage have increased their attacks against air travel. In order to foil the plans of the pirates, Baloo trades in his normal plane for a "Mini Sea Duck", designed to fly more maneuverably.To get his cargo delivered on time, Baloo must fly over many dangerous areas, and also pick up any cargo stolen <text:s/>or scattered by the air pirates. Eventually, the fortress of the air pirates themselves must be destroyed for air travel to remain safe and profitable.****Talespin is a side-scrolling shooter, moving left to right across the screen. The Mini-Seaduck can fire projectiles and switch direction, flying right-to-left while upside-down. The money you make from recovery of these cargo items can be used to purchase upgrades at the end of each level from Wildcat, the mechanic. Many strange boss creatures and devices will guard the final areas of most levels.&lt;/story&gt; &lt;/game&gt;</text:p>
          </table:table-cell>
        </table:table-row>
        <table:table-row table:style-name="ro1">
          <table:table-cell office:value-type="string">
            <text:p>Tamagotchi (USA, Europe)</text:p>
          </table:table-cell>
          <table:table-cell office:value-type="float" office:value="1997">
            <text:p>1997</text:p>
          </table:table-cell>
          <table:table-cell office:value-type="string">
            <text:p>ESRB - E (Everyone)</text:p>
          </table:table-cell>
          <table:table-cell office:value-type="string">
            <text:p>Tamagotchi </text:p>
          </table:table-cell>
          <table:table-cell office:value-type="string">
            <text:p>Bandai America, Inc.</text:p>
          </table:table-cell>
          <table:table-cell office:value-type="string">
            <text:p>Bandai Co., Ltd.</text:p>
          </table:table-cell>
          <table:table-cell office:value-type="string">
            <text:p>Virtual Life</text:p>
          </table:table-cell>
          <table:table-cell office:value-type="string">
            <text:p>3.1</text:p>
          </table:table-cell>
          <table:table-cell office:value-type="string">
            <text:p>1 Player</text:p>
          </table:table-cell>
          <table:table-cell office:value-type="string">
            <text:p>An egg arrives from a far-off planet in outer space. This egg contains a 'Tamagotchi', a baby alien that cannot fend for itself, and requires your attention and care. Look after the Tamagotchi and help it grow up. <text:s/>Tamagotchi is a game based on the popular virtual pet of the same name. In it, you select an egg from the laboratory, and then it hatches in its room. From there, you are fully responsible for its care. Everything from feeding, medicine, playing with it, cleaning up its poo and scolding or praising it when appropriate - you must do it all. <text:s/>Unlike the actual Tamagotchi toy, the Game Boy version is not in realtime - you can adjust the Tamagotchi's growth speed in the game options. You can also look after up to three Tamagotchis simultaneously. The Game Boy version also features three different games to play with your pet - depending on the game you select, it will improve their mood, their intelligence, or their physical fitness. The three games are: <text:s/>• Smile Game - Your pet will look left and right. Try to guess which direction it will face next. • Study Game - Help your Tamagotchi study. Simple math questions will appear and you must help it answer them. • Sports Game - Keep your Tamagotchi fit. Baseballs will rain down from the sky. Get your pet to them before they hit the floor to score a point. <text:s/>Another feature exclusive to the Game Boy version are Tournaments. You can enter your pet in Race, Beauty and Knowledge tournaments. You can increase your chances of winning in these by training your pet, but make sure that when you enter them that it's not sick or spoiled, as it will not perform as well as it could. Win a tournament and your Tamagotchi will be placed in the Hall of Fame. </text:p>
          </table:table-cell>
          <table:table-cell table:formula="of:=CONCATENATE(&quot;&lt;game name=&quot;;CHAR(34);[.A494];CHAR(34);&quot;&gt; &lt;year&gt;&quot;;[.B494];&quot;&lt;/year&gt; &lt;rating&gt;&quot;;[.C494];&quot;&lt;/rating&gt; &lt;title&gt;&quot;;[.D494];&quot;&lt;/title&gt; &lt;pub&gt;&quot;;[.E494];&quot;&lt;/pub&gt; &lt;dev&gt;&quot;;[.F494];&quot;&lt;/dev&gt; &lt;genre&gt;&quot;;[.G494];&quot;&lt;/genre&gt; &lt;score&gt;&quot;;[.H494];&quot;&lt;/score&gt; &lt;player&gt;&quot;;[.I494];&quot;&lt;/player&gt; &lt;story&gt;&quot;;[.J494];&quot;&lt;/story&gt; &lt;/game&gt;&quot;)" office:value-type="string" office:string-value="&lt;game name=&quot;Tamagotchi (USA, Europe)&quot;&gt; &lt;year&gt;1997&lt;/year&gt; &lt;rating&gt;ESRB - E (Everyone)&lt;/rating&gt; &lt;title&gt;Tamagotchi &lt;/title&gt; &lt;pub&gt;Bandai America, Inc.&lt;/pub&gt; &lt;dev&gt;Bandai Co., Ltd.&lt;/dev&gt; &lt;genre&gt;Virtual Life&lt;/genre&gt; &lt;score&gt;3.1&lt;/score&gt; &lt;player&gt;1 Player&lt;/player&gt; &lt;story&gt;An egg arrives from a far-off planet in outer space. This egg contains a 'Tamagotchi', a baby alien that cannot fend for itself, and requires your attention and care. Look after the Tamagotchi and help it grow up.  Tamagotchi is a game based on the popular virtual pet of the same name. In it, you select an egg from the laboratory, and then it hatches in its room. From there, you are fully responsible for its care. Everything from feeding, medicine, playing with it, cleaning up its poo and scolding or praising it when appropriate - you must do it all.  Unlike the actual Tamagotchi toy, the Game Boy version is not in realtime - you can adjust the Tamagotchi's growth speed in the game options. You can also look after up to three Tamagotchis simultaneously. The Game Boy version also features three different games to play with your pet - depending on the game you select, it will improve their mood, their intelligence, or their physical fitness. The three games are:  • Smile Game - Your pet will look left and right. Try to guess which direction it will face next. • Study Game - Help your Tamagotchi study. Simple math questions will appear and you must help it answer them. • Sports Game - Keep your Tamagotchi fit. Baseballs will rain down from the sky. Get your pet to them before they hit the floor to score a point.  Another feature exclusive to the Game Boy version are Tournaments. You can enter your pet in Race, Beauty and Knowledge tournaments. You can increase your chances of winning in these by training your pet, but make sure that when you enter them that it's not sick or spoiled, as it will not perform as well as it could. Win a tournament and your Tamagotchi will be placed in the Hall of Fame. &lt;/story&gt; &lt;/game&gt;">
            <text:p>&lt;game name="Tamagotchi (USA, Europe)"&gt; &lt;year&gt;1997&lt;/year&gt; &lt;rating&gt;ESRB - E (Everyone)&lt;/rating&gt; &lt;title&gt;Tamagotchi &lt;/title&gt; &lt;pub&gt;Bandai America, Inc.&lt;/pub&gt; &lt;dev&gt;Bandai Co., Ltd.&lt;/dev&gt; &lt;genre&gt;Virtual Life&lt;/genre&gt; &lt;score&gt;3.1&lt;/score&gt; &lt;player&gt;1 Player&lt;/player&gt; &lt;story&gt;An egg arrives from a far-off planet in outer space. This egg contains a 'Tamagotchi', a baby alien that cannot fend for itself, and requires your attention and care. Look after the Tamagotchi and help it grow up. <text:s/>Tamagotchi is a game based on the popular virtual pet of the same name. In it, you select an egg from the laboratory, and then it hatches in its room. From there, you are fully responsible for its care. Everything from feeding, medicine, playing with it, cleaning up its poo and scolding or praising it when appropriate - you must do it all. <text:s/>Unlike the actual Tamagotchi toy, the Game Boy version is not in realtime - you can adjust the Tamagotchi's growth speed in the game options. You can also look after up to three Tamagotchis simultaneously. The Game Boy version also features three different games to play with your pet - depending on the game you select, it will improve their mood, their intelligence, or their physical fitness. The three games are: <text:s/>• Smile Game - Your pet will look left and right. Try to guess which direction it will face next. • Study Game - Help your Tamagotchi study. Simple math questions will appear and you must help it answer them. • Sports Game - Keep your Tamagotchi fit. Baseballs will rain down from the sky. Get your pet to them before they hit the floor to score a point. <text:s/>Another feature exclusive to the Game Boy version are Tournaments. You can enter your pet in Race, Beauty and Knowledge tournaments. You can increase your chances of winning in these by training your pet, but make sure that when you enter them that it's not sick or spoiled, as it will not perform as well as it could. Win a tournament and your Tamagotchi will be placed in the Hall of Fame. &lt;/story&gt; &lt;/game&gt;</text:p>
          </table:table-cell>
        </table:table-row>
        <table:table-row table:style-name="ro1">
          <table:table-cell office:value-type="string">
            <text:p>Tarzan (USA, Europe)</text:p>
          </table:table-cell>
          <table:table-cell office:value-type="float" office:value="1994">
            <text:p>1994</text:p>
          </table:table-cell>
          <table:table-cell office:value-type="string">
            <text:p>ESRB - E (Everyone)</text:p>
          </table:table-cell>
          <table:table-cell office:value-type="string">
            <text:p>Tarzan </text:p>
          </table:table-cell>
          <table:table-cell office:value-type="string">
            <text:p>GameTek, Inc.</text:p>
          </table:table-cell>
          <table:table-cell office:value-type="string">
            <text:p>Eurocom Developments Ltd</text:p>
          </table:table-cell>
          <table:table-cell office:value-type="string">
            <text:p>Platform</text:p>
          </table:table-cell>
          <table:table-cell office:value-type="string">
            <text:p>3.8</text:p>
          </table:table-cell>
          <table:table-cell office:value-type="string">
            <text:p>1 Player</text:p>
          </table:table-cell>
          <table:table-cell office:value-type="string">
            <text:p>In Tarzan, players get to control the Lord of the Jungle in six different missions that range from curing the Great Ape to saving his forest friends from a group of evil poachers and fighting off a dangerous wildfire. <text:s/>The gameplay is a 2D platformer where player must transverse levels and using weapons like spears, knives and arrows against enemies while avoiding various pitfalls and obstacles while collecting the required item for each stage.****Players can also swing on vines and swim to cross various parts of the stages and must also complete the level within the given time limit set at the bottom of the screen.</text:p>
          </table:table-cell>
          <table:table-cell table:formula="of:=CONCATENATE(&quot;&lt;game name=&quot;;CHAR(34);[.A495];CHAR(34);&quot;&gt; &lt;year&gt;&quot;;[.B495];&quot;&lt;/year&gt; &lt;rating&gt;&quot;;[.C495];&quot;&lt;/rating&gt; &lt;title&gt;&quot;;[.D495];&quot;&lt;/title&gt; &lt;pub&gt;&quot;;[.E495];&quot;&lt;/pub&gt; &lt;dev&gt;&quot;;[.F495];&quot;&lt;/dev&gt; &lt;genre&gt;&quot;;[.G495];&quot;&lt;/genre&gt; &lt;score&gt;&quot;;[.H495];&quot;&lt;/score&gt; &lt;player&gt;&quot;;[.I495];&quot;&lt;/player&gt; &lt;story&gt;&quot;;[.J495];&quot;&lt;/story&gt; &lt;/game&gt;&quot;)" office:value-type="string" office:string-value="&lt;game name=&quot;Tarzan (USA, Europe)&quot;&gt; &lt;year&gt;1994&lt;/year&gt; &lt;rating&gt;ESRB - E (Everyone)&lt;/rating&gt; &lt;title&gt;Tarzan &lt;/title&gt; &lt;pub&gt;GameTek, Inc.&lt;/pub&gt; &lt;dev&gt;Eurocom Developments Ltd&lt;/dev&gt; &lt;genre&gt;Platform&lt;/genre&gt; &lt;score&gt;3.8&lt;/score&gt; &lt;player&gt;1 Player&lt;/player&gt; &lt;story&gt;In Tarzan, players get to control the Lord of the Jungle in six different missions that range from curing the Great Ape to saving his forest friends from a group of evil poachers and fighting off a dangerous wildfire.  The gameplay is a 2D platformer where player must transverse levels and using weapons like spears, knives and arrows against enemies while avoiding various pitfalls and obstacles while collecting the required item for each stage.****Players can also swing on vines and swim to cross various parts of the stages and must also complete the level within the given time limit set at the bottom of the screen.&lt;/story&gt; &lt;/game&gt;">
            <text:p>&lt;game name="Tarzan (USA, Europe)"&gt; &lt;year&gt;1994&lt;/year&gt; &lt;rating&gt;ESRB - E (Everyone)&lt;/rating&gt; &lt;title&gt;Tarzan &lt;/title&gt; &lt;pub&gt;GameTek, Inc.&lt;/pub&gt; &lt;dev&gt;Eurocom Developments Ltd&lt;/dev&gt; &lt;genre&gt;Platform&lt;/genre&gt; &lt;score&gt;3.8&lt;/score&gt; &lt;player&gt;1 Player&lt;/player&gt; &lt;story&gt;In Tarzan, players get to control the Lord of the Jungle in six different missions that range from curing the Great Ape to saving his forest friends from a group of evil poachers and fighting off a dangerous wildfire. <text:s/>The gameplay is a 2D platformer where player must transverse levels and using weapons like spears, knives and arrows against enemies while avoiding various pitfalls and obstacles while collecting the required item for each stage.****Players can also swing on vines and swim to cross various parts of the stages and must also complete the level within the given time limit set at the bottom of the screen.&lt;/story&gt; &lt;/game&gt;</text:p>
          </table:table-cell>
        </table:table-row>
        <table:table-row table:style-name="ro1">
          <table:table-cell office:value-type="string">
            <text:p>Tasmania Story (USA)</text:p>
          </table:table-cell>
          <table:table-cell office:value-type="float" office:value="1991">
            <text:p>1991</text:p>
          </table:table-cell>
          <table:table-cell office:value-type="string">
            <text:p>ESRB - E (Everyone)</text:p>
          </table:table-cell>
          <table:table-cell office:value-type="string">
            <text:p>Tasmania Story </text:p>
          </table:table-cell>
          <table:table-cell table:number-columns-repeated="2" office:value-type="string">
            <text:p>FCI, Inc.</text:p>
          </table:table-cell>
          <table:table-cell office:value-type="string">
            <text:p>Action</text:p>
          </table:table-cell>
          <table:table-cell office:value-type="string">
            <text:p>3.1</text:p>
          </table:table-cell>
          <table:table-cell office:value-type="string">
            <text:p>1 Player</text:p>
          </table:table-cell>
          <table:table-cell office:value-type="string">
            <text:p>Tasmania Story was 1990's second-best-selling Japanese movie, about a man looking for the extinct Tasmanian tiger, and his son looking for his father. The tie-in game, however, is nothing but a remake of Pony Canyon's 1984 title Fruit Panic. <text:s/>A single-screen platformer, you guide a man with a hat from platform to platform. Since he can't jump by himself, you must use the trampolines to the left and right to make him reach the right platform, where he can pick up cactuses, flowers and other plants. When all plants are picked, the next stage follows. What makes the game hard are the "Tasmanian devils" which hunt your man. By dropping on a devil from above, or laying a bomb for an enemy to walk into, you can temporarily stun them.</text:p>
          </table:table-cell>
          <table:table-cell table:formula="of:=CONCATENATE(&quot;&lt;game name=&quot;;CHAR(34);[.A496];CHAR(34);&quot;&gt; &lt;year&gt;&quot;;[.B496];&quot;&lt;/year&gt; &lt;rating&gt;&quot;;[.C496];&quot;&lt;/rating&gt; &lt;title&gt;&quot;;[.D496];&quot;&lt;/title&gt; &lt;pub&gt;&quot;;[.E496];&quot;&lt;/pub&gt; &lt;dev&gt;&quot;;[.F496];&quot;&lt;/dev&gt; &lt;genre&gt;&quot;;[.G496];&quot;&lt;/genre&gt; &lt;score&gt;&quot;;[.H496];&quot;&lt;/score&gt; &lt;player&gt;&quot;;[.I496];&quot;&lt;/player&gt; &lt;story&gt;&quot;;[.J496];&quot;&lt;/story&gt; &lt;/game&gt;&quot;)" office:value-type="string" office:string-value="&lt;game name=&quot;Tasmania Story (USA)&quot;&gt; &lt;year&gt;1991&lt;/year&gt; &lt;rating&gt;ESRB - E (Everyone)&lt;/rating&gt; &lt;title&gt;Tasmania Story &lt;/title&gt; &lt;pub&gt;FCI, Inc.&lt;/pub&gt; &lt;dev&gt;FCI, Inc.&lt;/dev&gt; &lt;genre&gt;Action&lt;/genre&gt; &lt;score&gt;3.1&lt;/score&gt; &lt;player&gt;1 Player&lt;/player&gt; &lt;story&gt;Tasmania Story was 1990's second-best-selling Japanese movie, about a man looking for the extinct Tasmanian tiger, and his son looking for his father. The tie-in game, however, is nothing but a remake of Pony Canyon's 1984 title Fruit Panic.  A single-screen platformer, you guide a man with a hat from platform to platform. Since he can't jump by himself, you must use the trampolines to the left and right to make him reach the right platform, where he can pick up cactuses, flowers and other plants. When all plants are picked, the next stage follows. What makes the game hard are the &quot;Tasmanian devils&quot; which hunt your man. By dropping on a devil from above, or laying a bomb for an enemy to walk into, you can temporarily stun them.&lt;/story&gt; &lt;/game&gt;">
            <text:p>&lt;game name="Tasmania Story (USA)"&gt; &lt;year&gt;1991&lt;/year&gt; &lt;rating&gt;ESRB - E (Everyone)&lt;/rating&gt; &lt;title&gt;Tasmania Story &lt;/title&gt; &lt;pub&gt;FCI, Inc.&lt;/pub&gt; &lt;dev&gt;FCI, Inc.&lt;/dev&gt; &lt;genre&gt;Action&lt;/genre&gt; &lt;score&gt;3.1&lt;/score&gt; &lt;player&gt;1 Player&lt;/player&gt; &lt;story&gt;Tasmania Story was 1990's second-best-selling Japanese movie, about a man looking for the extinct Tasmanian tiger, and his son looking for his father. The tie-in game, however, is nothing but a remake of Pony Canyon's 1984 title Fruit Panic. <text:s/>A single-screen platformer, you guide a man with a hat from platform to platform. Since he can't jump by himself, you must use the trampolines to the left and right to make him reach the right platform, where he can pick up cactuses, flowers and other plants. When all plants are picked, the next stage follows. What makes the game hard are the "Tasmanian devils" which hunt your man. By dropping on a devil from above, or laying a bomb for an enemy to walk into, you can temporarily stun them.&lt;/story&gt; &lt;/game&gt;</text:p>
          </table:table-cell>
        </table:table-row>
        <table:table-row table:style-name="ro1">
          <table:table-cell office:value-type="string">
            <text:p>Taz-Mania (USA, Europe)</text:p>
          </table:table-cell>
          <table:table-cell office:value-type="float" office:value="1994">
            <text:p>1994</text:p>
          </table:table-cell>
          <table:table-cell office:value-type="string">
            <text:p>ESRB - E (Everyone)</text:p>
          </table:table-cell>
          <table:table-cell office:value-type="string">
            <text:p>Taz-Mania </text:p>
          </table:table-cell>
          <table:table-cell office:value-type="string">
            <text:p>Sun Corporation of America</text:p>
          </table:table-cell>
          <table:table-cell office:value-type="string">
            <text:p>Sun Corporation</text:p>
          </table:table-cell>
          <table:table-cell office:value-type="string">
            <text:p>Platform</text:p>
          </table:table-cell>
          <table:table-cell office:value-type="string">
            <text:p>4.3</text:p>
          </table:table-cell>
          <table:table-cell office:value-type="string">
            <text:p>1 Player</text:p>
          </table:table-cell>
          <table:table-cell office:value-type="string">
            <text:p>Crazy Looney Tunes' character Taz has just escaped from the Acme Zoo and is now trying to find a place to live. He has discovered five tropical islands and starts to go through each to find a suitable place. Along the way, he must fight off numerous island hazards, such as quicksand and enemies, while at the same time avoiding the Big Hat Hunter who is bent to send him back to the zoo.****With the help of his trusty tornado spin and the new Taz stomp, he is determined to find a home even if it means fighting a giant dinosaur on Dodo Island.****This game is completely different from the SEGA game of the same name.</text:p>
          </table:table-cell>
          <table:table-cell table:formula="of:=CONCATENATE(&quot;&lt;game name=&quot;;CHAR(34);[.A497];CHAR(34);&quot;&gt; &lt;year&gt;&quot;;[.B497];&quot;&lt;/year&gt; &lt;rating&gt;&quot;;[.C497];&quot;&lt;/rating&gt; &lt;title&gt;&quot;;[.D497];&quot;&lt;/title&gt; &lt;pub&gt;&quot;;[.E497];&quot;&lt;/pub&gt; &lt;dev&gt;&quot;;[.F497];&quot;&lt;/dev&gt; &lt;genre&gt;&quot;;[.G497];&quot;&lt;/genre&gt; &lt;score&gt;&quot;;[.H497];&quot;&lt;/score&gt; &lt;player&gt;&quot;;[.I497];&quot;&lt;/player&gt; &lt;story&gt;&quot;;[.J497];&quot;&lt;/story&gt; &lt;/game&gt;&quot;)" office:value-type="string" office:string-value="&lt;game name=&quot;Taz-Mania (USA, Europe)&quot;&gt; &lt;year&gt;1994&lt;/year&gt; &lt;rating&gt;ESRB - E (Everyone)&lt;/rating&gt; &lt;title&gt;Taz-Mania &lt;/title&gt; &lt;pub&gt;Sun Corporation of America&lt;/pub&gt; &lt;dev&gt;Sun Corporation&lt;/dev&gt; &lt;genre&gt;Platform&lt;/genre&gt; &lt;score&gt;4.3&lt;/score&gt; &lt;player&gt;1 Player&lt;/player&gt; &lt;story&gt;Crazy Looney Tunes' character Taz has just escaped from the Acme Zoo and is now trying to find a place to live. He has discovered five tropical islands and starts to go through each to find a suitable place. Along the way, he must fight off numerous island hazards, such as quicksand and enemies, while at the same time avoiding the Big Hat Hunter who is bent to send him back to the zoo.****With the help of his trusty tornado spin and the new Taz stomp, he is determined to find a home even if it means fighting a giant dinosaur on Dodo Island.****This game is completely different from the SEGA game of the same name.&lt;/story&gt; &lt;/game&gt;">
            <text:p>&lt;game name="Taz-Mania (USA, Europe)"&gt; &lt;year&gt;1994&lt;/year&gt; &lt;rating&gt;ESRB - E (Everyone)&lt;/rating&gt; &lt;title&gt;Taz-Mania &lt;/title&gt; &lt;pub&gt;Sun Corporation of America&lt;/pub&gt; &lt;dev&gt;Sun Corporation&lt;/dev&gt; &lt;genre&gt;Platform&lt;/genre&gt; &lt;score&gt;4.3&lt;/score&gt; &lt;player&gt;1 Player&lt;/player&gt; &lt;story&gt;Crazy Looney Tunes' character Taz has just escaped from the Acme Zoo and is now trying to find a place to live. He has discovered five tropical islands and starts to go through each to find a suitable place. Along the way, he must fight off numerous island hazards, such as quicksand and enemies, while at the same time avoiding the Big Hat Hunter who is bent to send him back to the zoo.****With the help of his trusty tornado spin and the new Taz stomp, he is determined to find a home even if it means fighting a giant dinosaur on Dodo Island.****This game is completely different from the SEGA game of the same name.&lt;/story&gt; &lt;/game&gt;</text:p>
          </table:table-cell>
        </table:table-row>
        <table:table-row table:style-name="ro1">
          <table:table-cell office:value-type="string">
            <text:p>Taz-Mania 2 (USA)</text:p>
          </table:table-cell>
          <table:table-cell office:value-type="float" office:value="1997">
            <text:p>1997</text:p>
          </table:table-cell>
          <table:table-cell office:value-type="string">
            <text:p>ESRB - E (Everyone)</text:p>
          </table:table-cell>
          <table:table-cell office:value-type="string">
            <text:p>Taz-Mania 2 </text:p>
          </table:table-cell>
          <table:table-cell office:value-type="string">
            <text:p>THQ Inc.</text:p>
          </table:table-cell>
          <table:table-cell office:value-type="string">
            <text:p>Beam Software Pty., Ltd.</text:p>
          </table:table-cell>
          <table:table-cell office:value-type="string">
            <text:p>Platform</text:p>
          </table:table-cell>
          <table:table-cell office:value-type="string">
            <text:p>3.6</text:p>
          </table:table-cell>
          <table:table-cell office:value-type="string">
            <text:p>1-2 Players</text:p>
          </table:table-cell>
          <table:table-cell office:value-type="string">
            <text:p>Taz Mania 2 is the second Game Boy game based on the animated TV show. The player takes the role of Taz who has to free his family which was kidnapped by the two hunters Bull Gator and Axl. This is basically a standard platformer in which the player crosses the 16 levels, jumps over gaps and dodges enemies. However, the unique feature of the cartoon Taz was converted to the game: his ability to spin. This allows him to reach high acceleration and being invulnerable - but every second takes away a part of the associated energy bar. It can be refilled by picking up one of the power ups on the way. Every level has to be solved within a time limit and Taz loses one of four hearts when hit by an enemy or touching water.</text:p>
          </table:table-cell>
          <table:table-cell table:formula="of:=CONCATENATE(&quot;&lt;game name=&quot;;CHAR(34);[.A498];CHAR(34);&quot;&gt; &lt;year&gt;&quot;;[.B498];&quot;&lt;/year&gt; &lt;rating&gt;&quot;;[.C498];&quot;&lt;/rating&gt; &lt;title&gt;&quot;;[.D498];&quot;&lt;/title&gt; &lt;pub&gt;&quot;;[.E498];&quot;&lt;/pub&gt; &lt;dev&gt;&quot;;[.F498];&quot;&lt;/dev&gt; &lt;genre&gt;&quot;;[.G498];&quot;&lt;/genre&gt; &lt;score&gt;&quot;;[.H498];&quot;&lt;/score&gt; &lt;player&gt;&quot;;[.I498];&quot;&lt;/player&gt; &lt;story&gt;&quot;;[.J498];&quot;&lt;/story&gt; &lt;/game&gt;&quot;)" office:value-type="string" office:string-value="&lt;game name=&quot;Taz-Mania 2 (USA)&quot;&gt; &lt;year&gt;1997&lt;/year&gt; &lt;rating&gt;ESRB - E (Everyone)&lt;/rating&gt; &lt;title&gt;Taz-Mania 2 &lt;/title&gt; &lt;pub&gt;THQ Inc.&lt;/pub&gt; &lt;dev&gt;Beam Software Pty., Ltd.&lt;/dev&gt; &lt;genre&gt;Platform&lt;/genre&gt; &lt;score&gt;3.6&lt;/score&gt; &lt;player&gt;1-2 Players&lt;/player&gt; &lt;story&gt;Taz Mania 2 is the second Game Boy game based on the animated TV show. The player takes the role of Taz who has to free his family which was kidnapped by the two hunters Bull Gator and Axl. This is basically a standard platformer in which the player crosses the 16 levels, jumps over gaps and dodges enemies. However, the unique feature of the cartoon Taz was converted to the game: his ability to spin. This allows him to reach high acceleration and being invulnerable - but every second takes away a part of the associated energy bar. It can be refilled by picking up one of the power ups on the way. Every level has to be solved within a time limit and Taz loses one of four hearts when hit by an enemy or touching water.&lt;/story&gt; &lt;/game&gt;">
            <text:p>&lt;game name="Taz-Mania 2 (USA)"&gt; &lt;year&gt;1997&lt;/year&gt; &lt;rating&gt;ESRB - E (Everyone)&lt;/rating&gt; &lt;title&gt;Taz-Mania 2 &lt;/title&gt; &lt;pub&gt;THQ Inc.&lt;/pub&gt; &lt;dev&gt;Beam Software Pty., Ltd.&lt;/dev&gt; &lt;genre&gt;Platform&lt;/genre&gt; &lt;score&gt;3.6&lt;/score&gt; &lt;player&gt;1-2 Players&lt;/player&gt; &lt;story&gt;Taz Mania 2 is the second Game Boy game based on the animated TV show. The player takes the role of Taz who has to free his family which was kidnapped by the two hunters Bull Gator and Axl. This is basically a standard platformer in which the player crosses the 16 levels, jumps over gaps and dodges enemies. However, the unique feature of the cartoon Taz was converted to the game: his ability to spin. This allows him to reach high acceleration and being invulnerable - but every second takes away a part of the associated energy bar. It can be refilled by picking up one of the power ups on the way. Every level has to be solved within a time limit and Taz loses one of four hearts when hit by an enemy or touching water.&lt;/story&gt; &lt;/game&gt;</text:p>
          </table:table-cell>
        </table:table-row>
        <table:table-row table:style-name="ro1">
          <table:table-cell office:value-type="string">
            <text:p>Tecmo Bowl (USA)</text:p>
          </table:table-cell>
          <table:table-cell office:value-type="float" office:value="1991">
            <text:p>1991</text:p>
          </table:table-cell>
          <table:table-cell office:value-type="string">
            <text:p>ESRB - E (Everyone)</text:p>
          </table:table-cell>
          <table:table-cell office:value-type="string">
            <text:p>Tecmo Bowl </text:p>
          </table:table-cell>
          <table:table-cell office:value-type="string">
            <text:p>Tecmo, Inc.</text:p>
          </table:table-cell>
          <table:table-cell office:value-type="string">
            <text:p>Tecmo, Ltd.</text:p>
          </table:table-cell>
          <table:table-cell office:value-type="string">
            <text:p>Sports/Football</text:p>
          </table:table-cell>
          <table:table-cell office:value-type="string">
            <text:p>3.2</text:p>
          </table:table-cell>
          <table:table-cell office:value-type="string">
            <text:p>1-2 Players</text:p>
          </table:table-cell>
          <table:table-cell office:value-type="string">
            <text:p>The most popular American football game to hit the NES console, Tecmo Bowl pits the player vs. the computer in 11 game single-elimination playoff action, or you can go head-to-head with a human opponent in action or coach mode. <text:s/>There are 12 teams of real NFL players (circa 1988) to choose from, but don't look for official NFL team logos or mascots like Bears or Dolphins--Tecmo Bowl has the NFLPA but not the NFL license.****The play perspective is top-down and the screen scrolls horizontally. <text:s/>Player graphics are large and colorful, which is made possible by limiting the number of players to nine per team. <text:s/>Animated cut-scenes are shown following touchdowns and at half-time, and crowds are shown filling the endzone seats.****There are four plays to choose from on offense--usually two runs and two passes. The player takes control of the quarterback before the snap and then either hands off to the running back or works through his receiver progression from the top to the bottom of the screen. <text:s/>Defense consists of trying to guess which offensive play the opponent will select and then taking control of one of the defensive players before the snap. <text:s/>A very simple power meter system is used for kicking field goals, extra points, and punts.****There are no game or season stats and there is no way to save your season, but there is a password feature allowing you to resume tournament play where you left off.</text:p>
          </table:table-cell>
          <table:table-cell table:formula="of:=CONCATENATE(&quot;&lt;game name=&quot;;CHAR(34);[.A499];CHAR(34);&quot;&gt; &lt;year&gt;&quot;;[.B499];&quot;&lt;/year&gt; &lt;rating&gt;&quot;;[.C499];&quot;&lt;/rating&gt; &lt;title&gt;&quot;;[.D499];&quot;&lt;/title&gt; &lt;pub&gt;&quot;;[.E499];&quot;&lt;/pub&gt; &lt;dev&gt;&quot;;[.F499];&quot;&lt;/dev&gt; &lt;genre&gt;&quot;;[.G499];&quot;&lt;/genre&gt; &lt;score&gt;&quot;;[.H499];&quot;&lt;/score&gt; &lt;player&gt;&quot;;[.I499];&quot;&lt;/player&gt; &lt;story&gt;&quot;;[.J499];&quot;&lt;/story&gt; &lt;/game&gt;&quot;)" office:value-type="string" office:string-value="&lt;game name=&quot;Tecmo Bowl (USA)&quot;&gt; &lt;year&gt;1991&lt;/year&gt; &lt;rating&gt;ESRB - E (Everyone)&lt;/rating&gt; &lt;title&gt;Tecmo Bowl &lt;/title&gt; &lt;pub&gt;Tecmo, Inc.&lt;/pub&gt; &lt;dev&gt;Tecmo, Ltd.&lt;/dev&gt; &lt;genre&gt;Sports/Football&lt;/genre&gt; &lt;score&gt;3.2&lt;/score&gt; &lt;player&gt;1-2 Players&lt;/player&gt; &lt;story&gt;The most popular American football game to hit the NES console, Tecmo Bowl pits the player vs. the computer in 11 game single-elimination playoff action, or you can go head-to-head with a human opponent in action or coach mode.  There are 12 teams of real NFL players (circa 1988) to choose from, but don't look for official NFL team logos or mascots like Bears or Dolphins--Tecmo Bowl has the NFLPA but not the NFL license.****The play perspective is top-down and the screen scrolls horizontally.  Player graphics are large and colorful, which is made possible by limiting the number of players to nine per team.  Animated cut-scenes are shown following touchdowns and at half-time, and crowds are shown filling the endzone seats.****There are four plays to choose from on offense--usually two runs and two passes. The player takes control of the quarterback before the snap and then either hands off to the running back or works through his receiver progression from the top to the bottom of the screen.  Defense consists of trying to guess which offensive play the opponent will select and then taking control of one of the defensive players before the snap.  A very simple power meter system is used for kicking field goals, extra points, and punts.****There are no game or season stats and there is no way to save your season, but there is a password feature allowing you to resume tournament play where you left off.&lt;/story&gt; &lt;/game&gt;">
            <text:p>&lt;game name="Tecmo Bowl (USA)"&gt; &lt;year&gt;1991&lt;/year&gt; &lt;rating&gt;ESRB - E (Everyone)&lt;/rating&gt; &lt;title&gt;Tecmo Bowl &lt;/title&gt; &lt;pub&gt;Tecmo, Inc.&lt;/pub&gt; &lt;dev&gt;Tecmo, Ltd.&lt;/dev&gt; &lt;genre&gt;Sports/Football&lt;/genre&gt; &lt;score&gt;3.2&lt;/score&gt; &lt;player&gt;1-2 Players&lt;/player&gt; &lt;story&gt;The most popular American football game to hit the NES console, Tecmo Bowl pits the player vs. the computer in 11 game single-elimination playoff action, or you can go head-to-head with a human opponent in action or coach mode. <text:s/>There are 12 teams of real NFL players (circa 1988) to choose from, but don't look for official NFL team logos or mascots like Bears or Dolphins--Tecmo Bowl has the NFLPA but not the NFL license.****The play perspective is top-down and the screen scrolls horizontally. <text:s/>Player graphics are large and colorful, which is made possible by limiting the number of players to nine per team. <text:s/>Animated cut-scenes are shown following touchdowns and at half-time, and crowds are shown filling the endzone seats.****There are four plays to choose from on offense--usually two runs and two passes. The player takes control of the quarterback before the snap and then either hands off to the running back or works through his receiver progression from the top to the bottom of the screen. <text:s/>Defense consists of trying to guess which offensive play the opponent will select and then taking control of one of the defensive players before the snap. <text:s/>A very simple power meter system is used for kicking field goals, extra points, and punts.****There are no game or season stats and there is no way to save your season, but there is a password feature allowing you to resume tournament play where you left off.&lt;/story&gt; &lt;/game&gt;</text:p>
          </table:table-cell>
        </table:table-row>
        <table:table-row table:style-name="ro1">
          <table:table-cell office:value-type="string">
            <text:p>Teenage Mutant Ninja Turtles - Fall of the Foot Clan (USA)</text:p>
          </table:table-cell>
          <table:table-cell office:value-type="float" office:value="1990">
            <text:p>1990</text:p>
          </table:table-cell>
          <table:table-cell office:value-type="string">
            <text:p>ESRB - E (Everyone)</text:p>
          </table:table-cell>
          <table:table-cell office:value-type="string">
            <text:p>Teenage Mutant Ninja Turtles - Fall of the Foot Clan </text:p>
          </table:table-cell>
          <table:table-cell office:value-type="string">
            <text:p>Ultra Software Corporation</text:p>
          </table:table-cell>
          <table:table-cell office:value-type="string">
            <text:p>Konami Industry Co. Ltd.</text:p>
          </table:table-cell>
          <table:table-cell office:value-type="string">
            <text:p>Platform</text:p>
          </table:table-cell>
          <table:table-cell office:value-type="string">
            <text:p>3.5</text:p>
          </table:table-cell>
          <table:table-cell office:value-type="string">
            <text:p>1 Player</text:p>
          </table:table-cell>
          <table:table-cell office:value-type="string">
            <text:p>This game is the first in a series of Game Boy games by Konami based on the Teenage Mutant Ninja Turtles series of comic books, movies, cartoons, toys, etc.****The basic premise of the TMNT is this: Four turtles, living in a sewer in New York, are exposed to some radioactive goo. The goo turns them into humanoid creatures and gives them approximately human intelligence. Hence, they are "mutants." <text:s/>Also, they are teenage turtles, which means they all talk like surfers and like to eat pizza. <text:s/>An equally mutated, but apparently much older, rat named Splinter acts as the turtle's guardian. <text:s/>He trains the turtles to be ninjas, and to fight crime. <text:s/>He also gives the turtle's their names: Michaelangelo, Donatello, Raphael, and Leonardo.****In the game, the Turtles' TV reporter friend, April, is kidnapped by the evil samurai, Shredder. The turtles must rescue her and defeat Shredder. Gameplay consists of standard side-scrolling jump-and-attack action. Occasionally, hidden bonus games appear to give your turtle bonus health points.</text:p>
          </table:table-cell>
          <table:table-cell table:formula="of:=CONCATENATE(&quot;&lt;game name=&quot;;CHAR(34);[.A500];CHAR(34);&quot;&gt; &lt;year&gt;&quot;;[.B500];&quot;&lt;/year&gt; &lt;rating&gt;&quot;;[.C500];&quot;&lt;/rating&gt; &lt;title&gt;&quot;;[.D500];&quot;&lt;/title&gt; &lt;pub&gt;&quot;;[.E500];&quot;&lt;/pub&gt; &lt;dev&gt;&quot;;[.F500];&quot;&lt;/dev&gt; &lt;genre&gt;&quot;;[.G500];&quot;&lt;/genre&gt; &lt;score&gt;&quot;;[.H500];&quot;&lt;/score&gt; &lt;player&gt;&quot;;[.I500];&quot;&lt;/player&gt; &lt;story&gt;&quot;;[.J500];&quot;&lt;/story&gt; &lt;/game&gt;&quot;)" office:value-type="string" office:string-value="&lt;game name=&quot;Teenage Mutant Ninja Turtles - Fall of the Foot Clan (USA)&quot;&gt; &lt;year&gt;1990&lt;/year&gt; &lt;rating&gt;ESRB - E (Everyone)&lt;/rating&gt; &lt;title&gt;Teenage Mutant Ninja Turtles - Fall of the Foot Clan &lt;/title&gt; &lt;pub&gt;Ultra Software Corporation&lt;/pub&gt; &lt;dev&gt;Konami Industry Co. Ltd.&lt;/dev&gt; &lt;genre&gt;Platform&lt;/genre&gt; &lt;score&gt;3.5&lt;/score&gt; &lt;player&gt;1 Player&lt;/player&gt; &lt;story&gt;This game is the first in a series of Game Boy games by Konami based on the Teenage Mutant Ninja Turtles series of comic books, movies, cartoons, toys, etc.****The basic premise of the TMNT is this: Four turtles, living in a sewer in New York, are exposed to some radioactive goo. The goo turns them into humanoid creatures and gives them approximately human intelligence. Hence, they are &quot;mutants.&quot;  Also, they are teenage turtles, which means they all talk like surfers and like to eat pizza.  An equally mutated, but apparently much older, rat named Splinter acts as the turtle's guardian.  He trains the turtles to be ninjas, and to fight crime.  He also gives the turtle's their names: Michaelangelo, Donatello, Raphael, and Leonardo.****In the game, the Turtles' TV reporter friend, April, is kidnapped by the evil samurai, Shredder. The turtles must rescue her and defeat Shredder. Gameplay consists of standard side-scrolling jump-and-attack action. Occasionally, hidden bonus games appear to give your turtle bonus health points.&lt;/story&gt; &lt;/game&gt;">
            <text:p>&lt;game name="Teenage Mutant Ninja Turtles - Fall of the Foot Clan (USA)"&gt; &lt;year&gt;1990&lt;/year&gt; &lt;rating&gt;ESRB - E (Everyone)&lt;/rating&gt; &lt;title&gt;Teenage Mutant Ninja Turtles - Fall of the Foot Clan &lt;/title&gt; &lt;pub&gt;Ultra Software Corporation&lt;/pub&gt; &lt;dev&gt;Konami Industry Co. Ltd.&lt;/dev&gt; &lt;genre&gt;Platform&lt;/genre&gt; &lt;score&gt;3.5&lt;/score&gt; &lt;player&gt;1 Player&lt;/player&gt; &lt;story&gt;This game is the first in a series of Game Boy games by Konami based on the Teenage Mutant Ninja Turtles series of comic books, movies, cartoons, toys, etc.****The basic premise of the TMNT is this: Four turtles, living in a sewer in New York, are exposed to some radioactive goo. The goo turns them into humanoid creatures and gives them approximately human intelligence. Hence, they are "mutants." <text:s/>Also, they are teenage turtles, which means they all talk like surfers and like to eat pizza. <text:s/>An equally mutated, but apparently much older, rat named Splinter acts as the turtle's guardian. <text:s/>He trains the turtles to be ninjas, and to fight crime. <text:s/>He also gives the turtle's their names: Michaelangelo, Donatello, Raphael, and Leonardo.****In the game, the Turtles' TV reporter friend, April, is kidnapped by the evil samurai, Shredder. The turtles must rescue her and defeat Shredder. Gameplay consists of standard side-scrolling jump-and-attack action. Occasionally, hidden bonus games appear to give your turtle bonus health points.&lt;/story&gt; &lt;/game&gt;</text:p>
          </table:table-cell>
        </table:table-row>
        <table:table-row table:style-name="ro1">
          <table:table-cell office:value-type="string">
            <text:p>Teenage Mutant Ninja Turtles II - Back from the Sewers (USA)</text:p>
          </table:table-cell>
          <table:table-cell office:value-type="float" office:value="1991">
            <text:p>1991</text:p>
          </table:table-cell>
          <table:table-cell office:value-type="string">
            <text:p>ESRB - E (Everyone)</text:p>
          </table:table-cell>
          <table:table-cell office:value-type="string">
            <text:p>Teenage Mutant Ninja Turtles II - Back from the Sewers </text:p>
          </table:table-cell>
          <table:table-cell table:number-columns-repeated="2" office:value-type="string">
            <text:p>Konami Co., Ltd.</text:p>
          </table:table-cell>
          <table:table-cell office:value-type="string">
            <text:p>Action</text:p>
          </table:table-cell>
          <table:table-cell office:value-type="string">
            <text:p>3.7</text:p>
          </table:table-cell>
          <table:table-cell office:value-type="string">
            <text:p>1 Player</text:p>
          </table:table-cell>
          <table:table-cell office:value-type="string">
            <text:p>The second TMNT game for the Game Boy brings more of the same action that we saw in the first. <text:s/>The story is basically unchanged. <text:s/>Shredder and Krang have an evil plot to take over the world, and have kid-napped April. You have to guide the four turtles to rescue her and save the day.****Back from the Sewers features 6 side-scrolling levels. In between levels, you are treated to bonus games that allow you to increase your health meter or rescue captured turtles.****The music in the game is a surprisingly accurate rendition of the music found in the cartoon series. <text:s/>This is also one of the first Game Boy games to feature digitized speech.</text:p>
          </table:table-cell>
          <table:table-cell table:formula="of:=CONCATENATE(&quot;&lt;game name=&quot;;CHAR(34);[.A501];CHAR(34);&quot;&gt; &lt;year&gt;&quot;;[.B501];&quot;&lt;/year&gt; &lt;rating&gt;&quot;;[.C501];&quot;&lt;/rating&gt; &lt;title&gt;&quot;;[.D501];&quot;&lt;/title&gt; &lt;pub&gt;&quot;;[.E501];&quot;&lt;/pub&gt; &lt;dev&gt;&quot;;[.F501];&quot;&lt;/dev&gt; &lt;genre&gt;&quot;;[.G501];&quot;&lt;/genre&gt; &lt;score&gt;&quot;;[.H501];&quot;&lt;/score&gt; &lt;player&gt;&quot;;[.I501];&quot;&lt;/player&gt; &lt;story&gt;&quot;;[.J501];&quot;&lt;/story&gt; &lt;/game&gt;&quot;)" office:value-type="string" office:string-value="&lt;game name=&quot;Teenage Mutant Ninja Turtles II - Back from the Sewers (USA)&quot;&gt; &lt;year&gt;1991&lt;/year&gt; &lt;rating&gt;ESRB - E (Everyone)&lt;/rating&gt; &lt;title&gt;Teenage Mutant Ninja Turtles II - Back from the Sewers &lt;/title&gt; &lt;pub&gt;Konami Co., Ltd.&lt;/pub&gt; &lt;dev&gt;Konami Co., Ltd.&lt;/dev&gt; &lt;genre&gt;Action&lt;/genre&gt; &lt;score&gt;3.7&lt;/score&gt; &lt;player&gt;1 Player&lt;/player&gt; &lt;story&gt;The second TMNT game for the Game Boy brings more of the same action that we saw in the first.  The story is basically unchanged.  Shredder and Krang have an evil plot to take over the world, and have kid-napped April. You have to guide the four turtles to rescue her and save the day.****Back from the Sewers features 6 side-scrolling levels. In between levels, you are treated to bonus games that allow you to increase your health meter or rescue captured turtles.****The music in the game is a surprisingly accurate rendition of the music found in the cartoon series.  This is also one of the first Game Boy games to feature digitized speech.&lt;/story&gt; &lt;/game&gt;">
            <text:p>&lt;game name="Teenage Mutant Ninja Turtles II - Back from the Sewers (USA)"&gt; &lt;year&gt;1991&lt;/year&gt; &lt;rating&gt;ESRB - E (Everyone)&lt;/rating&gt; &lt;title&gt;Teenage Mutant Ninja Turtles II - Back from the Sewers &lt;/title&gt; &lt;pub&gt;Konami Co., Ltd.&lt;/pub&gt; &lt;dev&gt;Konami Co., Ltd.&lt;/dev&gt; &lt;genre&gt;Action&lt;/genre&gt; &lt;score&gt;3.7&lt;/score&gt; &lt;player&gt;1 Player&lt;/player&gt; &lt;story&gt;The second TMNT game for the Game Boy brings more of the same action that we saw in the first. <text:s/>The story is basically unchanged. <text:s/>Shredder and Krang have an evil plot to take over the world, and have kid-napped April. You have to guide the four turtles to rescue her and save the day.****Back from the Sewers features 6 side-scrolling levels. In between levels, you are treated to bonus games that allow you to increase your health meter or rescue captured turtles.****The music in the game is a surprisingly accurate rendition of the music found in the cartoon series. <text:s/>This is also one of the first Game Boy games to feature digitized speech.&lt;/story&gt; &lt;/game&gt;</text:p>
          </table:table-cell>
        </table:table-row>
        <table:table-row table:style-name="ro1">
          <table:table-cell office:value-type="string">
            <text:p>Teenage Mutant Ninja Turtles III - Radical Rescue (USA)</text:p>
          </table:table-cell>
          <table:table-cell office:value-type="float" office:value="1993">
            <text:p>1993</text:p>
          </table:table-cell>
          <table:table-cell office:value-type="string">
            <text:p>ESRB - E (Everyone)</text:p>
          </table:table-cell>
          <table:table-cell office:value-type="string">
            <text:p>Teenage Mutant Ninja Turtles III - Radical Rescue </text:p>
          </table:table-cell>
          <table:table-cell table:number-columns-repeated="2" office:value-type="string">
            <text:p>Konami Co., Ltd.</text:p>
          </table:table-cell>
          <table:table-cell office:value-type="string">
            <text:p>Action</text:p>
          </table:table-cell>
          <table:table-cell office:value-type="string">
            <text:p>3.5</text:p>
          </table:table-cell>
          <table:table-cell office:value-type="string">
            <text:p>1 Player</text:p>
          </table:table-cell>
          <table:table-cell office:value-type="string">
            <text:p>The third Ninja Turtle adventure on the Game Boy takes place one year after the events of the last game. Shredder has escaped from prison, and managed to capture turtle-friendly reporter April O'Neal yet again! Only this time, he manages to capture three of the turtles, Raphael, Donatello, and Leonardo, before the game even starts. So, you start out as Michaelangelo on a quest to rescue your pals and restore justice to the city.****Radical Rescue differs from the previous Ninja Turtle games greatly in terms of level structure. <text:s/>The linear levels have been replaced with one huge interconnected fortress. <text:s/>You progress through the game by finding the various bosses hidden within the fortress, defeating them, and then using the keys they leave behind to open up new rooms. <text:s/>When you happen to find one of the turtles that has been captured, they become a playable character.</text:p>
          </table:table-cell>
          <table:table-cell table:formula="of:=CONCATENATE(&quot;&lt;game name=&quot;;CHAR(34);[.A502];CHAR(34);&quot;&gt; &lt;year&gt;&quot;;[.B502];&quot;&lt;/year&gt; &lt;rating&gt;&quot;;[.C502];&quot;&lt;/rating&gt; &lt;title&gt;&quot;;[.D502];&quot;&lt;/title&gt; &lt;pub&gt;&quot;;[.E502];&quot;&lt;/pub&gt; &lt;dev&gt;&quot;;[.F502];&quot;&lt;/dev&gt; &lt;genre&gt;&quot;;[.G502];&quot;&lt;/genre&gt; &lt;score&gt;&quot;;[.H502];&quot;&lt;/score&gt; &lt;player&gt;&quot;;[.I502];&quot;&lt;/player&gt; &lt;story&gt;&quot;;[.J502];&quot;&lt;/story&gt; &lt;/game&gt;&quot;)" office:value-type="string" office:string-value="&lt;game name=&quot;Teenage Mutant Ninja Turtles III - Radical Rescue (USA)&quot;&gt; &lt;year&gt;1993&lt;/year&gt; &lt;rating&gt;ESRB - E (Everyone)&lt;/rating&gt; &lt;title&gt;Teenage Mutant Ninja Turtles III - Radical Rescue &lt;/title&gt; &lt;pub&gt;Konami Co., Ltd.&lt;/pub&gt; &lt;dev&gt;Konami Co., Ltd.&lt;/dev&gt; &lt;genre&gt;Action&lt;/genre&gt; &lt;score&gt;3.5&lt;/score&gt; &lt;player&gt;1 Player&lt;/player&gt; &lt;story&gt;The third Ninja Turtle adventure on the Game Boy takes place one year after the events of the last game. Shredder has escaped from prison, and managed to capture turtle-friendly reporter April O'Neal yet again! Only this time, he manages to capture three of the turtles, Raphael, Donatello, and Leonardo, before the game even starts. So, you start out as Michaelangelo on a quest to rescue your pals and restore justice to the city.****Radical Rescue differs from the previous Ninja Turtle games greatly in terms of level structure.  The linear levels have been replaced with one huge interconnected fortress.  You progress through the game by finding the various bosses hidden within the fortress, defeating them, and then using the keys they leave behind to open up new rooms.  When you happen to find one of the turtles that has been captured, they become a playable character.&lt;/story&gt; &lt;/game&gt;">
            <text:p>&lt;game name="Teenage Mutant Ninja Turtles III - Radical Rescue (USA)"&gt; &lt;year&gt;1993&lt;/year&gt; &lt;rating&gt;ESRB - E (Everyone)&lt;/rating&gt; &lt;title&gt;Teenage Mutant Ninja Turtles III - Radical Rescue &lt;/title&gt; &lt;pub&gt;Konami Co., Ltd.&lt;/pub&gt; &lt;dev&gt;Konami Co., Ltd.&lt;/dev&gt; &lt;genre&gt;Action&lt;/genre&gt; &lt;score&gt;3.5&lt;/score&gt; &lt;player&gt;1 Player&lt;/player&gt; &lt;story&gt;The third Ninja Turtle adventure on the Game Boy takes place one year after the events of the last game. Shredder has escaped from prison, and managed to capture turtle-friendly reporter April O'Neal yet again! Only this time, he manages to capture three of the turtles, Raphael, Donatello, and Leonardo, before the game even starts. So, you start out as Michaelangelo on a quest to rescue your pals and restore justice to the city.****Radical Rescue differs from the previous Ninja Turtle games greatly in terms of level structure. <text:s/>The linear levels have been replaced with one huge interconnected fortress. <text:s/>You progress through the game by finding the various bosses hidden within the fortress, defeating them, and then using the keys they leave behind to open up new rooms. <text:s/>When you happen to find one of the turtles that has been captured, they become a playable character.&lt;/story&gt; &lt;/game&gt;</text:p>
          </table:table-cell>
        </table:table-row>
        <table:table-row table:style-name="ro1">
          <table:table-cell office:value-type="string">
            <text:p>Tennis (World)</text:p>
          </table:table-cell>
          <table:table-cell office:value-type="float" office:value="1989">
            <text:p>1989</text:p>
          </table:table-cell>
          <table:table-cell office:value-type="string">
            <text:p>ESRB - E (Everyone)</text:p>
          </table:table-cell>
          <table:table-cell office:value-type="string">
            <text:p>Tennis </text:p>
          </table:table-cell>
          <table:table-cell table:number-columns-repeated="2" office:value-type="string">
            <text:p>Nintendo Co., Ltd.</text:p>
          </table:table-cell>
          <table:table-cell office:value-type="string">
            <text:p>Sports/Tennis</text:p>
          </table:table-cell>
          <table:table-cell office:value-type="string">
            <text:p>3.6</text:p>
          </table:table-cell>
          <table:table-cell office:value-type="string">
            <text:p>1-2 Players</text:p>
          </table:table-cell>
          <table:table-cell office:value-type="string">
            <text:p>Tennis is, as the name implies, Nintendo's version of the sport for the Game Boy. One player vs computer or two players will compete in tennis in a more or less standard suite of rules (scoring, sets etc.).****Players are controlled by the movement buttons, but while button A indicates a low hit, button B indicates a high one. You have the choice of four levels of computer AI, or two player via Game Boy link cable.</text:p>
          </table:table-cell>
          <table:table-cell table:formula="of:=CONCATENATE(&quot;&lt;game name=&quot;;CHAR(34);[.A503];CHAR(34);&quot;&gt; &lt;year&gt;&quot;;[.B503];&quot;&lt;/year&gt; &lt;rating&gt;&quot;;[.C503];&quot;&lt;/rating&gt; &lt;title&gt;&quot;;[.D503];&quot;&lt;/title&gt; &lt;pub&gt;&quot;;[.E503];&quot;&lt;/pub&gt; &lt;dev&gt;&quot;;[.F503];&quot;&lt;/dev&gt; &lt;genre&gt;&quot;;[.G503];&quot;&lt;/genre&gt; &lt;score&gt;&quot;;[.H503];&quot;&lt;/score&gt; &lt;player&gt;&quot;;[.I503];&quot;&lt;/player&gt; &lt;story&gt;&quot;;[.J503];&quot;&lt;/story&gt; &lt;/game&gt;&quot;)" office:value-type="string" office:string-value="&lt;game name=&quot;Tennis (World)&quot;&gt; &lt;year&gt;1989&lt;/year&gt; &lt;rating&gt;ESRB - E (Everyone)&lt;/rating&gt; &lt;title&gt;Tennis &lt;/title&gt; &lt;pub&gt;Nintendo Co., Ltd.&lt;/pub&gt; &lt;dev&gt;Nintendo Co., Ltd.&lt;/dev&gt; &lt;genre&gt;Sports/Tennis&lt;/genre&gt; &lt;score&gt;3.6&lt;/score&gt; &lt;player&gt;1-2 Players&lt;/player&gt; &lt;story&gt;Tennis is, as the name implies, Nintendo's version of the sport for the Game Boy. One player vs computer or two players will compete in tennis in a more or less standard suite of rules (scoring, sets etc.).****Players are controlled by the movement buttons, but while button A indicates a low hit, button B indicates a high one. You have the choice of four levels of computer AI, or two player via Game Boy link cable.&lt;/story&gt; &lt;/game&gt;">
            <text:p>&lt;game name="Tennis (World)"&gt; &lt;year&gt;1989&lt;/year&gt; &lt;rating&gt;ESRB - E (Everyone)&lt;/rating&gt; &lt;title&gt;Tennis &lt;/title&gt; &lt;pub&gt;Nintendo Co., Ltd.&lt;/pub&gt; &lt;dev&gt;Nintendo Co., Ltd.&lt;/dev&gt; &lt;genre&gt;Sports/Tennis&lt;/genre&gt; &lt;score&gt;3.6&lt;/score&gt; &lt;player&gt;1-2 Players&lt;/player&gt; &lt;story&gt;Tennis is, as the name implies, Nintendo's version of the sport for the Game Boy. One player vs computer or two players will compete in tennis in a more or less standard suite of rules (scoring, sets etc.).****Players are controlled by the movement buttons, but while button A indicates a low hit, button B indicates a high one. You have the choice of four levels of computer AI, or two player via Game Boy link cable.&lt;/story&gt; &lt;/game&gt;</text:p>
          </table:table-cell>
        </table:table-row>
        <table:table-row table:style-name="ro1">
          <table:table-cell office:value-type="string">
            <text:p>Terminator 2 - Judgment Day (USA, Europe)</text:p>
          </table:table-cell>
          <table:table-cell office:value-type="float" office:value="1992">
            <text:p>1992</text:p>
          </table:table-cell>
          <table:table-cell office:value-type="string">
            <text:p>ESRB - E (Everyone)</text:p>
          </table:table-cell>
          <table:table-cell office:value-type="string">
            <text:p>Terminator 2 - Judgment Day </text:p>
          </table:table-cell>
          <table:table-cell office:value-type="string">
            <text:p>LJN, Ltd.</text:p>
          </table:table-cell>
          <table:table-cell office:value-type="string">
            <text:p>Midway</text:p>
          </table:table-cell>
          <table:table-cell office:value-type="string">
            <text:p>Action</text:p>
          </table:table-cell>
          <table:table-cell office:value-type="string">
            <text:p>3.0</text:p>
          </table:table-cell>
          <table:table-cell office:value-type="string">
            <text:p>1 Player</text:p>
          </table:table-cell>
          <table:table-cell office:value-type="string">
            <text:p>Terminator 2: Judgement Day is a game based on the movie of the same name. <text:s/>The Game Boy version is unlike the console and computer versions of the game. <text:s/>The game takes place in two time periods: 2029, when the Terminators have taken over the world, and 1994, when John Connor is ten years old and his future self has reprogrammed a Terminator to protect him from a more advanced model.****In the early levels of the game, you play as the future John Connor - your objectives are to destroy generators to gain access to Skynet. <text:s/>Once inside, you must make your way through Skynet and obtain a Terminator yourself. <text:s/>These levels are played in a side-scrolling fashion. <text:s/>The next level is a difficult puzzle - you must reprogram the Terminator so that it will protect John Connor instead of killing him. <text:s/>You need to realign the wires so that power cells can reach their destinations and reset the program.****Once you pass this level, you take on the role of the Terminator in 1994. <text:s/>You must protect John Connor while on a motorbike being chased by the T-1000. <text:s/>Later levels include infiltrating Cyberdyne to obtain the previous Terminator's arm and chip, and the final showdown with the T-1000 at the steel mill.</text:p>
          </table:table-cell>
          <table:table-cell table:formula="of:=CONCATENATE(&quot;&lt;game name=&quot;;CHAR(34);[.A504];CHAR(34);&quot;&gt; &lt;year&gt;&quot;;[.B504];&quot;&lt;/year&gt; &lt;rating&gt;&quot;;[.C504];&quot;&lt;/rating&gt; &lt;title&gt;&quot;;[.D504];&quot;&lt;/title&gt; &lt;pub&gt;&quot;;[.E504];&quot;&lt;/pub&gt; &lt;dev&gt;&quot;;[.F504];&quot;&lt;/dev&gt; &lt;genre&gt;&quot;;[.G504];&quot;&lt;/genre&gt; &lt;score&gt;&quot;;[.H504];&quot;&lt;/score&gt; &lt;player&gt;&quot;;[.I504];&quot;&lt;/player&gt; &lt;story&gt;&quot;;[.J504];&quot;&lt;/story&gt; &lt;/game&gt;&quot;)" office:value-type="string" office:string-value="&lt;game name=&quot;Terminator 2 - Judgment Day (USA, Europe)&quot;&gt; &lt;year&gt;1992&lt;/year&gt; &lt;rating&gt;ESRB - E (Everyone)&lt;/rating&gt; &lt;title&gt;Terminator 2 - Judgment Day &lt;/title&gt; &lt;pub&gt;LJN, Ltd.&lt;/pub&gt; &lt;dev&gt;Midway&lt;/dev&gt; &lt;genre&gt;Action&lt;/genre&gt; &lt;score&gt;3.0&lt;/score&gt; &lt;player&gt;1 Player&lt;/player&gt; &lt;story&gt;Terminator 2: Judgement Day is a game based on the movie of the same name.  The Game Boy version is unlike the console and computer versions of the game.  The game takes place in two time periods: 2029, when the Terminators have taken over the world, and 1994, when John Connor is ten years old and his future self has reprogrammed a Terminator to protect him from a more advanced model.****In the early levels of the game, you play as the future John Connor - your objectives are to destroy generators to gain access to Skynet.  Once inside, you must make your way through Skynet and obtain a Terminator yourself.  These levels are played in a side-scrolling fashion.  The next level is a difficult puzzle - you must reprogram the Terminator so that it will protect John Connor instead of killing him.  You need to realign the wires so that power cells can reach their destinations and reset the program.****Once you pass this level, you take on the role of the Terminator in 1994.  You must protect John Connor while on a motorbike being chased by the T-1000.  Later levels include infiltrating Cyberdyne to obtain the previous Terminator's arm and chip, and the final showdown with the T-1000 at the steel mill.&lt;/story&gt; &lt;/game&gt;">
            <text:p>&lt;game name="Terminator 2 - Judgment Day (USA, Europe)"&gt; &lt;year&gt;1992&lt;/year&gt; &lt;rating&gt;ESRB - E (Everyone)&lt;/rating&gt; &lt;title&gt;Terminator 2 - Judgment Day &lt;/title&gt; &lt;pub&gt;LJN, Ltd.&lt;/pub&gt; &lt;dev&gt;Midway&lt;/dev&gt; &lt;genre&gt;Action&lt;/genre&gt; &lt;score&gt;3.0&lt;/score&gt; &lt;player&gt;1 Player&lt;/player&gt; &lt;story&gt;Terminator 2: Judgement Day is a game based on the movie of the same name. <text:s/>The Game Boy version is unlike the console and computer versions of the game. <text:s/>The game takes place in two time periods: 2029, when the Terminators have taken over the world, and 1994, when John Connor is ten years old and his future self has reprogrammed a Terminator to protect him from a more advanced model.****In the early levels of the game, you play as the future John Connor - your objectives are to destroy generators to gain access to Skynet. <text:s/>Once inside, you must make your way through Skynet and obtain a Terminator yourself. <text:s/>These levels are played in a side-scrolling fashion. <text:s/>The next level is a difficult puzzle - you must reprogram the Terminator so that it will protect John Connor instead of killing him. <text:s/>You need to realign the wires so that power cells can reach their destinations and reset the program.****Once you pass this level, you take on the role of the Terminator in 1994. <text:s/>You must protect John Connor while on a motorbike being chased by the T-1000. <text:s/>Later levels include infiltrating Cyberdyne to obtain the previous Terminator's arm and chip, and the final showdown with the T-1000 at the steel mill.&lt;/story&gt; &lt;/game&gt;</text:p>
          </table:table-cell>
        </table:table-row>
        <table:table-row table:style-name="ro1">
          <table:table-cell office:value-type="string">
            <text:p>Tesserae (USA)</text:p>
          </table:table-cell>
          <table:table-cell office:value-type="float" office:value="1993">
            <text:p>1993</text:p>
          </table:table-cell>
          <table:table-cell office:value-type="string">
            <text:p>ESRB - E (Everyone)</text:p>
          </table:table-cell>
          <table:table-cell office:value-type="string">
            <text:p>Tesserae </text:p>
          </table:table-cell>
          <table:table-cell office:value-type="string">
            <text:p>GameTek, Inc.</text:p>
          </table:table-cell>
          <table:table-cell office:value-type="string">
            <text:p>Eurocom Entertainment Software</text:p>
          </table:table-cell>
          <table:table-cell office:value-type="string">
            <text:p>Puzzle</text:p>
          </table:table-cell>
          <table:table-cell office:value-type="string">
            <text:p>3.1</text:p>
          </table:table-cell>
          <table:table-cell office:value-type="string">
            <text:p>1 Player</text:p>
          </table:table-cell>
          <table:table-cell office:value-type="string">
            <text:p>Tesserae is a 2-d combination of Rubic's Cube and the more advanced levels of Q-Bert. Simple yet colorful symbol graphics make for endless hours of gameplay... akin to how one can play MineSweeper or Tetris on end, this game got into your head. Gameplay consisted of "flipping" tesserae, or tiles, from squares over adjacent squares. The result would either create a complex tile, or cancel out, resulting in the deletion of a tile. The goal was to clear the board entirely. Higher levels were designated by added tile complexity, and larger board grid sizes.</text:p>
          </table:table-cell>
          <table:table-cell table:formula="of:=CONCATENATE(&quot;&lt;game name=&quot;;CHAR(34);[.A505];CHAR(34);&quot;&gt; &lt;year&gt;&quot;;[.B505];&quot;&lt;/year&gt; &lt;rating&gt;&quot;;[.C505];&quot;&lt;/rating&gt; &lt;title&gt;&quot;;[.D505];&quot;&lt;/title&gt; &lt;pub&gt;&quot;;[.E505];&quot;&lt;/pub&gt; &lt;dev&gt;&quot;;[.F505];&quot;&lt;/dev&gt; &lt;genre&gt;&quot;;[.G505];&quot;&lt;/genre&gt; &lt;score&gt;&quot;;[.H505];&quot;&lt;/score&gt; &lt;player&gt;&quot;;[.I505];&quot;&lt;/player&gt; &lt;story&gt;&quot;;[.J505];&quot;&lt;/story&gt; &lt;/game&gt;&quot;)" office:value-type="string" office:string-value="&lt;game name=&quot;Tesserae (USA)&quot;&gt; &lt;year&gt;1993&lt;/year&gt; &lt;rating&gt;ESRB - E (Everyone)&lt;/rating&gt; &lt;title&gt;Tesserae &lt;/title&gt; &lt;pub&gt;GameTek, Inc.&lt;/pub&gt; &lt;dev&gt;Eurocom Entertainment Software&lt;/dev&gt; &lt;genre&gt;Puzzle&lt;/genre&gt; &lt;score&gt;3.1&lt;/score&gt; &lt;player&gt;1 Player&lt;/player&gt; &lt;story&gt;Tesserae is a 2-d combination of Rubic's Cube and the more advanced levels of Q-Bert. Simple yet colorful symbol graphics make for endless hours of gameplay... akin to how one can play MineSweeper or Tetris on end, this game got into your head. Gameplay consisted of &quot;flipping&quot; tesserae, or tiles, from squares over adjacent squares. The result would either create a complex tile, or cancel out, resulting in the deletion of a tile. The goal was to clear the board entirely. Higher levels were designated by added tile complexity, and larger board grid sizes.&lt;/story&gt; &lt;/game&gt;">
            <text:p>&lt;game name="Tesserae (USA)"&gt; &lt;year&gt;1993&lt;/year&gt; &lt;rating&gt;ESRB - E (Everyone)&lt;/rating&gt; &lt;title&gt;Tesserae &lt;/title&gt; &lt;pub&gt;GameTek, Inc.&lt;/pub&gt; &lt;dev&gt;Eurocom Entertainment Software&lt;/dev&gt; &lt;genre&gt;Puzzle&lt;/genre&gt; &lt;score&gt;3.1&lt;/score&gt; &lt;player&gt;1 Player&lt;/player&gt; &lt;story&gt;Tesserae is a 2-d combination of Rubic's Cube and the more advanced levels of Q-Bert. Simple yet colorful symbol graphics make for endless hours of gameplay... akin to how one can play MineSweeper or Tetris on end, this game got into your head. Gameplay consisted of "flipping" tesserae, or tiles, from squares over adjacent squares. The result would either create a complex tile, or cancel out, resulting in the deletion of a tile. The goal was to clear the board entirely. Higher levels were designated by added tile complexity, and larger board grid sizes.&lt;/story&gt; &lt;/game&gt;</text:p>
          </table:table-cell>
        </table:table-row>
        <table:table-row table:style-name="ro1">
          <table:table-cell office:value-type="string">
            <text:p>Tetris (World) (Rev A)</text:p>
          </table:table-cell>
          <table:table-cell office:value-type="float" office:value="1989">
            <text:p>1989</text:p>
          </table:table-cell>
          <table:table-cell office:value-type="string">
            <text:p>ESRB - E (Everyone)</text:p>
          </table:table-cell>
          <table:table-cell office:value-type="string">
            <text:p>Tetris </text:p>
          </table:table-cell>
          <table:table-cell office:value-type="string">
            <text:p>Nintendo Co., Ltd.</text:p>
          </table:table-cell>
          <table:table-cell office:value-type="string">
            <text:p>Bullet-Proof Software, Inc.</text:p>
          </table:table-cell>
          <table:table-cell office:value-type="string">
            <text:p>Puzzle</text:p>
          </table:table-cell>
          <table:table-cell office:value-type="string">
            <text:p>4.1</text:p>
          </table:table-cell>
          <table:table-cell office:value-type="string">
            <text:p>1-2 Players</text:p>
          </table:table-cell>
          <table:table-cell office:value-type="string">
            <text:p>This version of Tetris is one of many conversions of the famous block-stacking game, and was included with the Game Boy upon its release in several territories. The goal is to place pieces made up of four tiles in a ten-by-twenty well, organizing them into complete rows, which then disappear. As rows are cleared, the pace of the game increases and the background changes, and the game ends if the stack reaches the top of the well.****The game is very similar to Nintendo's own NES version of the game, featuring the same "Type A" endless and "Type B" set-clear modes. The game also features a 2-player versus mode that can be played with two Game Boys, two copies of Tetris, and a Game Boy link cable. Clearing lines in this mode will cause the other player's stack to rise, with the goal being to make the other player lose.</text:p>
          </table:table-cell>
          <table:table-cell table:formula="of:=CONCATENATE(&quot;&lt;game name=&quot;;CHAR(34);[.A506];CHAR(34);&quot;&gt; &lt;year&gt;&quot;;[.B506];&quot;&lt;/year&gt; &lt;rating&gt;&quot;;[.C506];&quot;&lt;/rating&gt; &lt;title&gt;&quot;;[.D506];&quot;&lt;/title&gt; &lt;pub&gt;&quot;;[.E506];&quot;&lt;/pub&gt; &lt;dev&gt;&quot;;[.F506];&quot;&lt;/dev&gt; &lt;genre&gt;&quot;;[.G506];&quot;&lt;/genre&gt; &lt;score&gt;&quot;;[.H506];&quot;&lt;/score&gt; &lt;player&gt;&quot;;[.I506];&quot;&lt;/player&gt; &lt;story&gt;&quot;;[.J506];&quot;&lt;/story&gt; &lt;/game&gt;&quot;)" office:value-type="string" office:string-value="&lt;game name=&quot;Tetris (World) (Rev A)&quot;&gt; &lt;year&gt;1989&lt;/year&gt; &lt;rating&gt;ESRB - E (Everyone)&lt;/rating&gt; &lt;title&gt;Tetris &lt;/title&gt; &lt;pub&gt;Nintendo Co., Ltd.&lt;/pub&gt; &lt;dev&gt;Bullet-Proof Software, Inc.&lt;/dev&gt; &lt;genre&gt;Puzzle&lt;/genre&gt; &lt;score&gt;4.1&lt;/score&gt; &lt;player&gt;1-2 Players&lt;/player&gt; &lt;story&gt;This version of Tetris is one of many conversions of the famous block-stacking game, and was included with the Game Boy upon its release in several territories. The goal is to place pieces made up of four tiles in a ten-by-twenty well, organizing them into complete rows, which then disappear. As rows are cleared, the pace of the game increases and the background changes, and the game ends if the stack reaches the top of the well.****The game is very similar to Nintendo's own NES version of the game, featuring the same &quot;Type A&quot; endless and &quot;Type B&quot; set-clear modes. The game also features a 2-player versus mode that can be played with two Game Boys, two copies of Tetris, and a Game Boy link cable. Clearing lines in this mode will cause the other player's stack to rise, with the goal being to make the other player lose.&lt;/story&gt; &lt;/game&gt;">
            <text:p>&lt;game name="Tetris (World) (Rev A)"&gt; &lt;year&gt;1989&lt;/year&gt; &lt;rating&gt;ESRB - E (Everyone)&lt;/rating&gt; &lt;title&gt;Tetris &lt;/title&gt; &lt;pub&gt;Nintendo Co., Ltd.&lt;/pub&gt; &lt;dev&gt;Bullet-Proof Software, Inc.&lt;/dev&gt; &lt;genre&gt;Puzzle&lt;/genre&gt; &lt;score&gt;4.1&lt;/score&gt; &lt;player&gt;1-2 Players&lt;/player&gt; &lt;story&gt;This version of Tetris is one of many conversions of the famous block-stacking game, and was included with the Game Boy upon its release in several territories. The goal is to place pieces made up of four tiles in a ten-by-twenty well, organizing them into complete rows, which then disappear. As rows are cleared, the pace of the game increases and the background changes, and the game ends if the stack reaches the top of the well.****The game is very similar to Nintendo's own NES version of the game, featuring the same "Type A" endless and "Type B" set-clear modes. The game also features a 2-player versus mode that can be played with two Game Boys, two copies of Tetris, and a Game Boy link cable. Clearing lines in this mode will cause the other player's stack to rise, with the goal being to make the other player lose.&lt;/story&gt; &lt;/game&gt;</text:p>
          </table:table-cell>
        </table:table-row>
        <table:table-row table:style-name="ro1">
          <table:table-cell office:value-type="string">
            <text:p>Tetris 2 (USA, Europe)</text:p>
          </table:table-cell>
          <table:table-cell office:value-type="float" office:value="1993">
            <text:p>1993</text:p>
          </table:table-cell>
          <table:table-cell office:value-type="string">
            <text:p>ESRB - E (Everyone)</text:p>
          </table:table-cell>
          <table:table-cell office:value-type="string">
            <text:p>Tetris 2 </text:p>
          </table:table-cell>
          <table:table-cell office:value-type="string">
            <text:p>Nintendo of America Inc.</text:p>
          </table:table-cell>
          <table:table-cell office:value-type="string">
            <text:p>Tose Co., Ltd.</text:p>
          </table:table-cell>
          <table:table-cell office:value-type="string">
            <text:p>Puzzle</text:p>
          </table:table-cell>
          <table:table-cell office:value-type="string">
            <text:p>3.1</text:p>
          </table:table-cell>
          <table:table-cell office:value-type="string">
            <text:p>1-2 Players</text:p>
          </table:table-cell>
          <table:table-cell office:value-type="string">
            <text:p>Unlike the original Tetris, Tetris 2 has you clearing the field of blocks in a different way. Each play field starts with different colored dots (in this case black, gray and white), with one of each color flashing. The blocks are made up of the same three colors, and by matching blocks of the same color over the top or to the side of the dot will clear the dot and those blocks from the screen. If you clear a flashing dot, all the corresponding dots of the same color will be cleared. To complete the round just clear the dots, not the blocks themselves.</text:p>
          </table:table-cell>
          <table:table-cell table:formula="of:=CONCATENATE(&quot;&lt;game name=&quot;;CHAR(34);[.A507];CHAR(34);&quot;&gt; &lt;year&gt;&quot;;[.B507];&quot;&lt;/year&gt; &lt;rating&gt;&quot;;[.C507];&quot;&lt;/rating&gt; &lt;title&gt;&quot;;[.D507];&quot;&lt;/title&gt; &lt;pub&gt;&quot;;[.E507];&quot;&lt;/pub&gt; &lt;dev&gt;&quot;;[.F507];&quot;&lt;/dev&gt; &lt;genre&gt;&quot;;[.G507];&quot;&lt;/genre&gt; &lt;score&gt;&quot;;[.H507];&quot;&lt;/score&gt; &lt;player&gt;&quot;;[.I507];&quot;&lt;/player&gt; &lt;story&gt;&quot;;[.J507];&quot;&lt;/story&gt; &lt;/game&gt;&quot;)" office:value-type="string" office:string-value="&lt;game name=&quot;Tetris 2 (USA, Europe)&quot;&gt; &lt;year&gt;1993&lt;/year&gt; &lt;rating&gt;ESRB - E (Everyone)&lt;/rating&gt; &lt;title&gt;Tetris 2 &lt;/title&gt; &lt;pub&gt;Nintendo of America Inc.&lt;/pub&gt; &lt;dev&gt;Tose Co., Ltd.&lt;/dev&gt; &lt;genre&gt;Puzzle&lt;/genre&gt; &lt;score&gt;3.1&lt;/score&gt; &lt;player&gt;1-2 Players&lt;/player&gt; &lt;story&gt;Unlike the original Tetris, Tetris 2 has you clearing the field of blocks in a different way. Each play field starts with different colored dots (in this case black, gray and white), with one of each color flashing. The blocks are made up of the same three colors, and by matching blocks of the same color over the top or to the side of the dot will clear the dot and those blocks from the screen. If you clear a flashing dot, all the corresponding dots of the same color will be cleared. To complete the round just clear the dots, not the blocks themselves.&lt;/story&gt; &lt;/game&gt;">
            <text:p>&lt;game name="Tetris 2 (USA, Europe)"&gt; &lt;year&gt;1993&lt;/year&gt; &lt;rating&gt;ESRB - E (Everyone)&lt;/rating&gt; &lt;title&gt;Tetris 2 &lt;/title&gt; &lt;pub&gt;Nintendo of America Inc.&lt;/pub&gt; &lt;dev&gt;Tose Co., Ltd.&lt;/dev&gt; &lt;genre&gt;Puzzle&lt;/genre&gt; &lt;score&gt;3.1&lt;/score&gt; &lt;player&gt;1-2 Players&lt;/player&gt; &lt;story&gt;Unlike the original Tetris, Tetris 2 has you clearing the field of blocks in a different way. Each play field starts with different colored dots (in this case black, gray and white), with one of each color flashing. The blocks are made up of the same three colors, and by matching blocks of the same color over the top or to the side of the dot will clear the dot and those blocks from the screen. If you clear a flashing dot, all the corresponding dots of the same color will be cleared. To complete the round just clear the dots, not the blocks themselves.&lt;/story&gt; &lt;/game&gt;</text:p>
          </table:table-cell>
        </table:table-row>
        <table:table-row table:style-name="ro1">
          <table:table-cell office:value-type="string">
            <text:p>Tetris Attack (USA, Europe) (Rev A)</text:p>
          </table:table-cell>
          <table:table-cell office:value-type="float" office:value="1996">
            <text:p>1996</text:p>
          </table:table-cell>
          <table:table-cell office:value-type="string">
            <text:p>ESRB - E (Everyone)</text:p>
          </table:table-cell>
          <table:table-cell office:value-type="string">
            <text:p>Tetris Attack </text:p>
          </table:table-cell>
          <table:table-cell office:value-type="string">
            <text:p>Nintendo of America Inc.</text:p>
          </table:table-cell>
          <table:table-cell office:value-type="string">
            <text:p>Nintendo Co., Ltd.</text:p>
          </table:table-cell>
          <table:table-cell office:value-type="string">
            <text:p>Puzzle</text:p>
          </table:table-cell>
          <table:table-cell office:value-type="string">
            <text:p>3.7</text:p>
          </table:table-cell>
          <table:table-cell office:value-type="string">
            <text:p>1-2 Players</text:p>
          </table:table-cell>
          <table:table-cell office:value-type="string">
            <text:p>All is not well on Yoshi's Island! The devious king Bowser has cast a spell on the island's inhabitants, turning them into his mindless slaves. Only Yoshi has escaped its effects, and so he must set off to free his friends, and to defeat Bowser and break the spell.****Tetris Attack is a fact-paced action puzzler featuring the colorful cast of characters from Yoshi's Island. A stack of blocks continually rises from the bottom of the screen, and the player controls a cursor which can swap any two blocks horizontally. Make a row or column of three or more and they'll clear, potentially creating combos from new blocks falling to take their place. Combos will send large garbage blocks to your opponent, which must be eliminated by clearing a piece that is touching it, turning it into normal blocks.****The game offers a story mode against the computer, as well as a 2-player versus mode, an endless mode, a timed mode where a certain number of blocks must be cleared, and a puzzle mode where a set arrangement of blocks must be cleared in a specific number of moves. The game is based on the Japan-only title Panel de Pon.</text:p>
          </table:table-cell>
          <table:table-cell table:formula="of:=CONCATENATE(&quot;&lt;game name=&quot;;CHAR(34);[.A508];CHAR(34);&quot;&gt; &lt;year&gt;&quot;;[.B508];&quot;&lt;/year&gt; &lt;rating&gt;&quot;;[.C508];&quot;&lt;/rating&gt; &lt;title&gt;&quot;;[.D508];&quot;&lt;/title&gt; &lt;pub&gt;&quot;;[.E508];&quot;&lt;/pub&gt; &lt;dev&gt;&quot;;[.F508];&quot;&lt;/dev&gt; &lt;genre&gt;&quot;;[.G508];&quot;&lt;/genre&gt; &lt;score&gt;&quot;;[.H508];&quot;&lt;/score&gt; &lt;player&gt;&quot;;[.I508];&quot;&lt;/player&gt; &lt;story&gt;&quot;;[.J508];&quot;&lt;/story&gt; &lt;/game&gt;&quot;)" office:value-type="string" office:string-value="&lt;game name=&quot;Tetris Attack (USA, Europe) (Rev A)&quot;&gt; &lt;year&gt;1996&lt;/year&gt; &lt;rating&gt;ESRB - E (Everyone)&lt;/rating&gt; &lt;title&gt;Tetris Attack &lt;/title&gt; &lt;pub&gt;Nintendo of America Inc.&lt;/pub&gt; &lt;dev&gt;Nintendo Co., Ltd.&lt;/dev&gt; &lt;genre&gt;Puzzle&lt;/genre&gt; &lt;score&gt;3.7&lt;/score&gt; &lt;player&gt;1-2 Players&lt;/player&gt; &lt;story&gt;All is not well on Yoshi's Island! The devious king Bowser has cast a spell on the island's inhabitants, turning them into his mindless slaves. Only Yoshi has escaped its effects, and so he must set off to free his friends, and to defeat Bowser and break the spell.****Tetris Attack is a fact-paced action puzzler featuring the colorful cast of characters from Yoshi's Island. A stack of blocks continually rises from the bottom of the screen, and the player controls a cursor which can swap any two blocks horizontally. Make a row or column of three or more and they'll clear, potentially creating combos from new blocks falling to take their place. Combos will send large garbage blocks to your opponent, which must be eliminated by clearing a piece that is touching it, turning it into normal blocks.****The game offers a story mode against the computer, as well as a 2-player versus mode, an endless mode, a timed mode where a certain number of blocks must be cleared, and a puzzle mode where a set arrangement of blocks must be cleared in a specific number of moves. The game is based on the Japan-only title Panel de Pon.&lt;/story&gt; &lt;/game&gt;">
            <text:p>&lt;game name="Tetris Attack (USA, Europe) (Rev A)"&gt; &lt;year&gt;1996&lt;/year&gt; &lt;rating&gt;ESRB - E (Everyone)&lt;/rating&gt; &lt;title&gt;Tetris Attack &lt;/title&gt; &lt;pub&gt;Nintendo of America Inc.&lt;/pub&gt; &lt;dev&gt;Nintendo Co., Ltd.&lt;/dev&gt; &lt;genre&gt;Puzzle&lt;/genre&gt; &lt;score&gt;3.7&lt;/score&gt; &lt;player&gt;1-2 Players&lt;/player&gt; &lt;story&gt;All is not well on Yoshi's Island! The devious king Bowser has cast a spell on the island's inhabitants, turning them into his mindless slaves. Only Yoshi has escaped its effects, and so he must set off to free his friends, and to defeat Bowser and break the spell.****Tetris Attack is a fact-paced action puzzler featuring the colorful cast of characters from Yoshi's Island. A stack of blocks continually rises from the bottom of the screen, and the player controls a cursor which can swap any two blocks horizontally. Make a row or column of three or more and they'll clear, potentially creating combos from new blocks falling to take their place. Combos will send large garbage blocks to your opponent, which must be eliminated by clearing a piece that is touching it, turning it into normal blocks.****The game offers a story mode against the computer, as well as a 2-player versus mode, an endless mode, a timed mode where a certain number of blocks must be cleared, and a puzzle mode where a set arrangement of blocks must be cleared in a specific number of moves. The game is based on the Japan-only title Panel de Pon.&lt;/story&gt; &lt;/game&gt;</text:p>
          </table:table-cell>
        </table:table-row>
        <table:table-row table:style-name="ro1">
          <table:table-cell office:value-type="string">
            <text:p>Tetris Blast (USA, Europe)</text:p>
          </table:table-cell>
          <table:table-cell office:value-type="float" office:value="1996">
            <text:p>1996</text:p>
          </table:table-cell>
          <table:table-cell office:value-type="string">
            <text:p>ESRB - E (Everyone)</text:p>
          </table:table-cell>
          <table:table-cell office:value-type="string">
            <text:p>Tetris Blast </text:p>
          </table:table-cell>
          <table:table-cell office:value-type="string">
            <text:p>Nintendo of America Inc.</text:p>
          </table:table-cell>
          <table:table-cell office:value-type="string">
            <text:p>Bullet-Proof Software, Inc.</text:p>
          </table:table-cell>
          <table:table-cell office:value-type="string">
            <text:p>Puzzle</text:p>
          </table:table-cell>
          <table:table-cell office:value-type="string">
            <text:p>3.5</text:p>
          </table:table-cell>
          <table:table-cell office:value-type="string">
            <text:p>1-2 Players</text:p>
          </table:table-cell>
          <table:table-cell office:value-type="string">
            <text:p>In this version of Tetris, the basic 'clear the line of puzzle blocks' element is still here, but with an added twist: inside the many block shapes are bombs. By linking the bombs while clearing the play field as usual (creating a line of blocks), more of the field is cleared as the bombs explode. ****The usual gameplay modes are included, i.e. challenge, clear as many lines as possible, time trial, clear as many lines as possible before time runs out and 2 player battle.</text:p>
          </table:table-cell>
          <table:table-cell table:formula="of:=CONCATENATE(&quot;&lt;game name=&quot;;CHAR(34);[.A509];CHAR(34);&quot;&gt; &lt;year&gt;&quot;;[.B509];&quot;&lt;/year&gt; &lt;rating&gt;&quot;;[.C509];&quot;&lt;/rating&gt; &lt;title&gt;&quot;;[.D509];&quot;&lt;/title&gt; &lt;pub&gt;&quot;;[.E509];&quot;&lt;/pub&gt; &lt;dev&gt;&quot;;[.F509];&quot;&lt;/dev&gt; &lt;genre&gt;&quot;;[.G509];&quot;&lt;/genre&gt; &lt;score&gt;&quot;;[.H509];&quot;&lt;/score&gt; &lt;player&gt;&quot;;[.I509];&quot;&lt;/player&gt; &lt;story&gt;&quot;;[.J509];&quot;&lt;/story&gt; &lt;/game&gt;&quot;)" office:value-type="string" office:string-value="&lt;game name=&quot;Tetris Blast (USA, Europe)&quot;&gt; &lt;year&gt;1996&lt;/year&gt; &lt;rating&gt;ESRB - E (Everyone)&lt;/rating&gt; &lt;title&gt;Tetris Blast &lt;/title&gt; &lt;pub&gt;Nintendo of America Inc.&lt;/pub&gt; &lt;dev&gt;Bullet-Proof Software, Inc.&lt;/dev&gt; &lt;genre&gt;Puzzle&lt;/genre&gt; &lt;score&gt;3.5&lt;/score&gt; &lt;player&gt;1-2 Players&lt;/player&gt; &lt;story&gt;In this version of Tetris, the basic 'clear the line of puzzle blocks' element is still here, but with an added twist: inside the many block shapes are bombs. By linking the bombs while clearing the play field as usual (creating a line of blocks), more of the field is cleared as the bombs explode. ****The usual gameplay modes are included, i.e. challenge, clear as many lines as possible, time trial, clear as many lines as possible before time runs out and 2 player battle.&lt;/story&gt; &lt;/game&gt;">
            <text:p>&lt;game name="Tetris Blast (USA, Europe)"&gt; &lt;year&gt;1996&lt;/year&gt; &lt;rating&gt;ESRB - E (Everyone)&lt;/rating&gt; &lt;title&gt;Tetris Blast &lt;/title&gt; &lt;pub&gt;Nintendo of America Inc.&lt;/pub&gt; &lt;dev&gt;Bullet-Proof Software, Inc.&lt;/dev&gt; &lt;genre&gt;Puzzle&lt;/genre&gt; &lt;score&gt;3.5&lt;/score&gt; &lt;player&gt;1-2 Players&lt;/player&gt; &lt;story&gt;In this version of Tetris, the basic 'clear the line of puzzle blocks' element is still here, but with an added twist: inside the many block shapes are bombs. By linking the bombs while clearing the play field as usual (creating a line of blocks), more of the field is cleared as the bombs explode. ****The usual gameplay modes are included, i.e. challenge, clear as many lines as possible, time trial, clear as many lines as possible before time runs out and 2 player battle.&lt;/story&gt; &lt;/game&gt;</text:p>
          </table:table-cell>
        </table:table-row>
        <table:table-row table:style-name="ro1">
          <table:table-cell office:value-type="string">
            <text:p>Tetris Plus (USA, Europe)</text:p>
          </table:table-cell>
          <table:table-cell office:value-type="float" office:value="1997">
            <text:p>1997</text:p>
          </table:table-cell>
          <table:table-cell office:value-type="string">
            <text:p>ESRB - E (Everyone)</text:p>
          </table:table-cell>
          <table:table-cell office:value-type="string">
            <text:p>Tetris Plus </text:p>
          </table:table-cell>
          <table:table-cell table:number-columns-repeated="2" office:value-type="string">
            <text:p>Jaleco Ltd.</text:p>
          </table:table-cell>
          <table:table-cell office:value-type="string">
            <text:p>Puzzle</text:p>
          </table:table-cell>
          <table:table-cell office:value-type="string">
            <text:p>3.3</text:p>
          </table:table-cell>
          <table:table-cell office:value-type="string">
            <text:p>1-2 Players</text:p>
          </table:table-cell>
          <table:table-cell office:value-type="string">
            <text:p>This is yet another updated version of Tetris which was released for PlayStation, Saturn, and Game Boy. <text:s/>This version features Classic mode, Puzzle mode, Versus mode, and Edit mode. <text:s/>In Puzzle mode, you must save the professor who climbs his way to the top. <text:s/>In order to do that, you must clear the blocks away and bring him to the bottom. <text:s/>Versus mode brings you head to head with another player. <text:s/>Edit mode allows you to create and save your own custom levels.</text:p>
          </table:table-cell>
          <table:table-cell table:formula="of:=CONCATENATE(&quot;&lt;game name=&quot;;CHAR(34);[.A510];CHAR(34);&quot;&gt; &lt;year&gt;&quot;;[.B510];&quot;&lt;/year&gt; &lt;rating&gt;&quot;;[.C510];&quot;&lt;/rating&gt; &lt;title&gt;&quot;;[.D510];&quot;&lt;/title&gt; &lt;pub&gt;&quot;;[.E510];&quot;&lt;/pub&gt; &lt;dev&gt;&quot;;[.F510];&quot;&lt;/dev&gt; &lt;genre&gt;&quot;;[.G510];&quot;&lt;/genre&gt; &lt;score&gt;&quot;;[.H510];&quot;&lt;/score&gt; &lt;player&gt;&quot;;[.I510];&quot;&lt;/player&gt; &lt;story&gt;&quot;;[.J510];&quot;&lt;/story&gt; &lt;/game&gt;&quot;)" office:value-type="string" office:string-value="&lt;game name=&quot;Tetris Plus (USA, Europe)&quot;&gt; &lt;year&gt;1997&lt;/year&gt; &lt;rating&gt;ESRB - E (Everyone)&lt;/rating&gt; &lt;title&gt;Tetris Plus &lt;/title&gt; &lt;pub&gt;Jaleco Ltd.&lt;/pub&gt; &lt;dev&gt;Jaleco Ltd.&lt;/dev&gt; &lt;genre&gt;Puzzle&lt;/genre&gt; &lt;score&gt;3.3&lt;/score&gt; &lt;player&gt;1-2 Players&lt;/player&gt; &lt;story&gt;This is yet another updated version of Tetris which was released for PlayStation, Saturn, and Game Boy.  This version features Classic mode, Puzzle mode, Versus mode, and Edit mode.  In Puzzle mode, you must save the professor who climbs his way to the top.  In order to do that, you must clear the blocks away and bring him to the bottom.  Versus mode brings you head to head with another player.  Edit mode allows you to create and save your own custom levels.&lt;/story&gt; &lt;/game&gt;">
            <text:p>&lt;game name="Tetris Plus (USA, Europe)"&gt; &lt;year&gt;1997&lt;/year&gt; &lt;rating&gt;ESRB - E (Everyone)&lt;/rating&gt; &lt;title&gt;Tetris Plus &lt;/title&gt; &lt;pub&gt;Jaleco Ltd.&lt;/pub&gt; &lt;dev&gt;Jaleco Ltd.&lt;/dev&gt; &lt;genre&gt;Puzzle&lt;/genre&gt; &lt;score&gt;3.3&lt;/score&gt; &lt;player&gt;1-2 Players&lt;/player&gt; &lt;story&gt;This is yet another updated version of Tetris which was released for PlayStation, Saturn, and Game Boy. <text:s/>This version features Classic mode, Puzzle mode, Versus mode, and Edit mode. <text:s/>In Puzzle mode, you must save the professor who climbs his way to the top. <text:s/>In order to do that, you must clear the blocks away and bring him to the bottom. <text:s/>Versus mode brings you head to head with another player. <text:s/>Edit mode allows you to create and save your own custom levels.&lt;/story&gt; &lt;/game&gt;</text:p>
          </table:table-cell>
        </table:table-row>
        <table:table-row table:style-name="ro1">
          <table:table-cell office:value-type="string">
            <text:p>Tintin - Prisoners of the Sun (Europe)</text:p>
          </table:table-cell>
          <table:table-cell office:value-type="float" office:value="1995">
            <text:p>1995</text:p>
          </table:table-cell>
          <table:table-cell office:value-type="string">
            <text:p>ESRB - E (Everyone)</text:p>
          </table:table-cell>
          <table:table-cell office:value-type="string">
            <text:p>Tintin - Prisoners of the Sun </text:p>
          </table:table-cell>
          <table:table-cell table:number-columns-repeated="2" office:value-type="string">
            <text:p>Infogrames Europe SA</text:p>
          </table:table-cell>
          <table:table-cell office:value-type="string">
            <text:p>Platform</text:p>
          </table:table-cell>
          <table:table-cell office:value-type="string">
            <text:p>2.4</text:p>
          </table:table-cell>
          <table:table-cell office:value-type="string">
            <text:p>1 Player</text:p>
          </table:table-cell>
          <table:table-cell office:value-type="string">
            <text:p>The Adventures of Tintin: Prisoners of the Sun is based on the Belgian comic book of the same name. The basic plotline is the same: Professor Cuthbert Calculus gets kidnapped and the player, in the role of Tintin, needs to rescue him. The rest is more loosely adapted: in contrast to the comic, which is mostly based in Peru, this game offers many different locations all over the world. <text:s/>The gameplay itself is a typical platforming action: Tintin walks through the levels while avoiding the enemies. Pretty much everyone, e.g. little girls and security guards, is out to hurt Tintin who has no means of defending himself. This means the most important aspect is learning enemy placements, their patterns and how to avoid them. But he has to hurry because of the time limit. Required for success is the usage of the two playing plains: from the player's perspective in the foreground and further towards the background. Tintin can switch between the two at any time.</text:p>
          </table:table-cell>
          <table:table-cell table:formula="of:=CONCATENATE(&quot;&lt;game name=&quot;;CHAR(34);[.A511];CHAR(34);&quot;&gt; &lt;year&gt;&quot;;[.B511];&quot;&lt;/year&gt; &lt;rating&gt;&quot;;[.C511];&quot;&lt;/rating&gt; &lt;title&gt;&quot;;[.D511];&quot;&lt;/title&gt; &lt;pub&gt;&quot;;[.E511];&quot;&lt;/pub&gt; &lt;dev&gt;&quot;;[.F511];&quot;&lt;/dev&gt; &lt;genre&gt;&quot;;[.G511];&quot;&lt;/genre&gt; &lt;score&gt;&quot;;[.H511];&quot;&lt;/score&gt; &lt;player&gt;&quot;;[.I511];&quot;&lt;/player&gt; &lt;story&gt;&quot;;[.J511];&quot;&lt;/story&gt; &lt;/game&gt;&quot;)" office:value-type="string" office:string-value="&lt;game name=&quot;Tintin - Prisoners of the Sun (Europe)&quot;&gt; &lt;year&gt;1995&lt;/year&gt; &lt;rating&gt;ESRB - E (Everyone)&lt;/rating&gt; &lt;title&gt;Tintin - Prisoners of the Sun &lt;/title&gt; &lt;pub&gt;Infogrames Europe SA&lt;/pub&gt; &lt;dev&gt;Infogrames Europe SA&lt;/dev&gt; &lt;genre&gt;Platform&lt;/genre&gt; &lt;score&gt;2.4&lt;/score&gt; &lt;player&gt;1 Player&lt;/player&gt; &lt;story&gt;The Adventures of Tintin: Prisoners of the Sun is based on the Belgian comic book of the same name. The basic plotline is the same: Professor Cuthbert Calculus gets kidnapped and the player, in the role of Tintin, needs to rescue him. The rest is more loosely adapted: in contrast to the comic, which is mostly based in Peru, this game offers many different locations all over the world.  The gameplay itself is a typical platforming action: Tintin walks through the levels while avoiding the enemies. Pretty much everyone, e.g. little girls and security guards, is out to hurt Tintin who has no means of defending himself. This means the most important aspect is learning enemy placements, their patterns and how to avoid them. But he has to hurry because of the time limit. Required for success is the usage of the two playing plains: from the player's perspective in the foreground and further towards the background. Tintin can switch between the two at any time.&lt;/story&gt; &lt;/game&gt;">
            <text:p>&lt;game name="Tintin - Prisoners of the Sun (Europe)"&gt; &lt;year&gt;1995&lt;/year&gt; &lt;rating&gt;ESRB - E (Everyone)&lt;/rating&gt; &lt;title&gt;Tintin - Prisoners of the Sun &lt;/title&gt; &lt;pub&gt;Infogrames Europe SA&lt;/pub&gt; &lt;dev&gt;Infogrames Europe SA&lt;/dev&gt; &lt;genre&gt;Platform&lt;/genre&gt; &lt;score&gt;2.4&lt;/score&gt; &lt;player&gt;1 Player&lt;/player&gt; &lt;story&gt;The Adventures of Tintin: Prisoners of the Sun is based on the Belgian comic book of the same name. The basic plotline is the same: Professor Cuthbert Calculus gets kidnapped and the player, in the role of Tintin, needs to rescue him. The rest is more loosely adapted: in contrast to the comic, which is mostly based in Peru, this game offers many different locations all over the world. <text:s/>The gameplay itself is a typical platforming action: Tintin walks through the levels while avoiding the enemies. Pretty much everyone, e.g. little girls and security guards, is out to hurt Tintin who has no means of defending himself. This means the most important aspect is learning enemy placements, their patterns and how to avoid them. But he has to hurry because of the time limit. Required for success is the usage of the two playing plains: from the player's perspective in the foreground and further towards the background. Tintin can switch between the two at any time.&lt;/story&gt; &lt;/game&gt;</text:p>
          </table:table-cell>
        </table:table-row>
        <table:table-row table:style-name="ro1">
          <table:table-cell office:value-type="string">
            <text:p>Tintin in Tibet (Europe)</text:p>
          </table:table-cell>
          <table:table-cell office:value-type="float" office:value="1994">
            <text:p>1994</text:p>
          </table:table-cell>
          <table:table-cell office:value-type="string">
            <text:p>ESRB - E (Everyone)</text:p>
          </table:table-cell>
          <table:table-cell office:value-type="string">
            <text:p>Tintin in Tibet </text:p>
          </table:table-cell>
          <table:table-cell table:number-columns-repeated="2" office:value-type="string">
            <text:p>Infogrames Europe SA</text:p>
          </table:table-cell>
          <table:table-cell office:value-type="string">
            <text:p>Platform</text:p>
          </table:table-cell>
          <table:table-cell office:value-type="string">
            <text:p>3.5</text:p>
          </table:table-cell>
          <table:table-cell office:value-type="string">
            <text:p>1 Player</text:p>
          </table:table-cell>
          <table:table-cell office:value-type="string">
            <text:p>A platform game starring Tin Tin. Tintin in Tibet follows on the heel of Infograme's Asterix &amp; Obelix, with the same gameplay. Although the game will prove easy for the expert gamer, there are many levels to pass, each of which features new locations, enemies, and obstacles that serve to advance the storyline.</text:p>
          </table:table-cell>
          <table:table-cell table:formula="of:=CONCATENATE(&quot;&lt;game name=&quot;;CHAR(34);[.A512];CHAR(34);&quot;&gt; &lt;year&gt;&quot;;[.B512];&quot;&lt;/year&gt; &lt;rating&gt;&quot;;[.C512];&quot;&lt;/rating&gt; &lt;title&gt;&quot;;[.D512];&quot;&lt;/title&gt; &lt;pub&gt;&quot;;[.E512];&quot;&lt;/pub&gt; &lt;dev&gt;&quot;;[.F512];&quot;&lt;/dev&gt; &lt;genre&gt;&quot;;[.G512];&quot;&lt;/genre&gt; &lt;score&gt;&quot;;[.H512];&quot;&lt;/score&gt; &lt;player&gt;&quot;;[.I512];&quot;&lt;/player&gt; &lt;story&gt;&quot;;[.J512];&quot;&lt;/story&gt; &lt;/game&gt;&quot;)" office:value-type="string" office:string-value="&lt;game name=&quot;Tintin in Tibet (Europe)&quot;&gt; &lt;year&gt;1994&lt;/year&gt; &lt;rating&gt;ESRB - E (Everyone)&lt;/rating&gt; &lt;title&gt;Tintin in Tibet &lt;/title&gt; &lt;pub&gt;Infogrames Europe SA&lt;/pub&gt; &lt;dev&gt;Infogrames Europe SA&lt;/dev&gt; &lt;genre&gt;Platform&lt;/genre&gt; &lt;score&gt;3.5&lt;/score&gt; &lt;player&gt;1 Player&lt;/player&gt; &lt;story&gt;A platform game starring Tin Tin. Tintin in Tibet follows on the heel of Infograme's Asterix &amp; Obelix, with the same gameplay. Although the game will prove easy for the expert gamer, there are many levels to pass, each of which features new locations, enemies, and obstacles that serve to advance the storyline.&lt;/story&gt; &lt;/game&gt;">
            <text:p>&lt;game name="Tintin in Tibet (Europe)"&gt; &lt;year&gt;1994&lt;/year&gt; &lt;rating&gt;ESRB - E (Everyone)&lt;/rating&gt; &lt;title&gt;Tintin in Tibet &lt;/title&gt; &lt;pub&gt;Infogrames Europe SA&lt;/pub&gt; &lt;dev&gt;Infogrames Europe SA&lt;/dev&gt; &lt;genre&gt;Platform&lt;/genre&gt; &lt;score&gt;3.5&lt;/score&gt; &lt;player&gt;1 Player&lt;/player&gt; &lt;story&gt;A platform game starring Tin Tin. Tintin in Tibet follows on the heel of Infograme's Asterix &amp; Obelix, with the same gameplay. Although the game will prove easy for the expert gamer, there are many levels to pass, each of which features new locations, enemies, and obstacles that serve to advance the storyline.&lt;/story&gt; &lt;/game&gt;</text:p>
          </table:table-cell>
        </table:table-row>
        <table:table-row table:style-name="ro1">
          <table:table-cell office:value-type="string">
            <text:p>Tiny Toon Adventures - Babs' Big Break (USA, Europe)</text:p>
          </table:table-cell>
          <table:table-cell office:value-type="float" office:value="1992">
            <text:p>1992</text:p>
          </table:table-cell>
          <table:table-cell office:value-type="string">
            <text:p>ESRB - E (Everyone)</text:p>
          </table:table-cell>
          <table:table-cell office:value-type="string">
            <text:p>Tiny Toon Adventures - Babs' Big Break </text:p>
          </table:table-cell>
          <table:table-cell office:value-type="string">
            <text:p>Konami, Inc.</text:p>
          </table:table-cell>
          <table:table-cell office:value-type="string">
            <text:p>Konami Co., Ltd.</text:p>
          </table:table-cell>
          <table:table-cell office:value-type="string">
            <text:p>Platform</text:p>
          </table:table-cell>
          <table:table-cell office:value-type="string">
            <text:p>3.5</text:p>
          </table:table-cell>
          <table:table-cell office:value-type="string">
            <text:p>1 Player</text:p>
          </table:table-cell>
          <table:table-cell office:value-type="string">
            <text:p>Tiny Toon Adventures is based on an animated series of the same name. The Tiny Toons are kid versions of Warner Bros. famous cartoon characters.****Babs is an aspiring actress. She sets off one day to perfect her craft and make her way to the theater. Buster Bunny, and his friends Plucky and Hampton, notice that Babs is leaving and decide to follow her to the theater. Thus, the game starts, as you control Buster, Plucky, or Hampton as they follow Babs through 4 side-scrolling levels.</text:p>
          </table:table-cell>
          <table:table-cell table:formula="of:=CONCATENATE(&quot;&lt;game name=&quot;;CHAR(34);[.A513];CHAR(34);&quot;&gt; &lt;year&gt;&quot;;[.B513];&quot;&lt;/year&gt; &lt;rating&gt;&quot;;[.C513];&quot;&lt;/rating&gt; &lt;title&gt;&quot;;[.D513];&quot;&lt;/title&gt; &lt;pub&gt;&quot;;[.E513];&quot;&lt;/pub&gt; &lt;dev&gt;&quot;;[.F513];&quot;&lt;/dev&gt; &lt;genre&gt;&quot;;[.G513];&quot;&lt;/genre&gt; &lt;score&gt;&quot;;[.H513];&quot;&lt;/score&gt; &lt;player&gt;&quot;;[.I513];&quot;&lt;/player&gt; &lt;story&gt;&quot;;[.J513];&quot;&lt;/story&gt; &lt;/game&gt;&quot;)" office:value-type="string" office:string-value="&lt;game name=&quot;Tiny Toon Adventures - Babs' Big Break (USA, Europe)&quot;&gt; &lt;year&gt;1992&lt;/year&gt; &lt;rating&gt;ESRB - E (Everyone)&lt;/rating&gt; &lt;title&gt;Tiny Toon Adventures - Babs' Big Break &lt;/title&gt; &lt;pub&gt;Konami, Inc.&lt;/pub&gt; &lt;dev&gt;Konami Co., Ltd.&lt;/dev&gt; &lt;genre&gt;Platform&lt;/genre&gt; &lt;score&gt;3.5&lt;/score&gt; &lt;player&gt;1 Player&lt;/player&gt; &lt;story&gt;Tiny Toon Adventures is based on an animated series of the same name. The Tiny Toons are kid versions of Warner Bros. famous cartoon characters.****Babs is an aspiring actress. She sets off one day to perfect her craft and make her way to the theater. Buster Bunny, and his friends Plucky and Hampton, notice that Babs is leaving and decide to follow her to the theater. Thus, the game starts, as you control Buster, Plucky, or Hampton as they follow Babs through 4 side-scrolling levels.&lt;/story&gt; &lt;/game&gt;">
            <text:p>&lt;game name="Tiny Toon Adventures - Babs' Big Break (USA, Europe)"&gt; &lt;year&gt;1992&lt;/year&gt; &lt;rating&gt;ESRB - E (Everyone)&lt;/rating&gt; &lt;title&gt;Tiny Toon Adventures - Babs' Big Break &lt;/title&gt; &lt;pub&gt;Konami, Inc.&lt;/pub&gt; &lt;dev&gt;Konami Co., Ltd.&lt;/dev&gt; &lt;genre&gt;Platform&lt;/genre&gt; &lt;score&gt;3.5&lt;/score&gt; &lt;player&gt;1 Player&lt;/player&gt; &lt;story&gt;Tiny Toon Adventures is based on an animated series of the same name. The Tiny Toons are kid versions of Warner Bros. famous cartoon characters.****Babs is an aspiring actress. She sets off one day to perfect her craft and make her way to the theater. Buster Bunny, and his friends Plucky and Hampton, notice that Babs is leaving and decide to follow her to the theater. Thus, the game starts, as you control Buster, Plucky, or Hampton as they follow Babs through 4 side-scrolling levels.&lt;/story&gt; &lt;/game&gt;</text:p>
          </table:table-cell>
        </table:table-row>
        <table:table-row table:style-name="ro1">
          <table:table-cell office:value-type="string">
            <text:p>Tiny Toon Adventures - Montana's Movie Madness (USA, Europe)</text:p>
          </table:table-cell>
          <table:table-cell office:value-type="float" office:value="1993">
            <text:p>1993</text:p>
          </table:table-cell>
          <table:table-cell office:value-type="string">
            <text:p>ESRB - E (Everyone)</text:p>
          </table:table-cell>
          <table:table-cell office:value-type="string">
            <text:p>Tiny Toon Adventures - Montana's Movie Madness </text:p>
          </table:table-cell>
          <table:table-cell office:value-type="string">
            <text:p>Konami, Inc.</text:p>
          </table:table-cell>
          <table:table-cell office:value-type="string">
            <text:p>Konami Co., Ltd.</text:p>
          </table:table-cell>
          <table:table-cell office:value-type="string">
            <text:p>Platform</text:p>
          </table:table-cell>
          <table:table-cell office:value-type="string">
            <text:p>2.4</text:p>
          </table:table-cell>
          <table:table-cell office:value-type="string">
            <text:p>1 Player</text:p>
          </table:table-cell>
          <table:table-cell office:value-type="string">
            <text:p>A brand new movie theater has just opened up in Acme Acres! But, it's unfortunately owned by none other than resident spoiled rich brat of Acme Acres, Montana Max, and he's decided to run movies in which he's the hero, and Buster Bunny is his arch-nemesis! Of course, Buster can't sit too still on that, so he's going to try and enter the movies and change the plots so Montana can't win at his dirty scheme of ruining Buster's reputation!****It's all up to Buster! If he manages to change all four flicks Monty has cooked up, he can try to face Montana rabbit-to...well, spoiled kid, in a final showdown! Time to get rolling!</text:p>
          </table:table-cell>
          <table:table-cell table:formula="of:=CONCATENATE(&quot;&lt;game name=&quot;;CHAR(34);[.A514];CHAR(34);&quot;&gt; &lt;year&gt;&quot;;[.B514];&quot;&lt;/year&gt; &lt;rating&gt;&quot;;[.C514];&quot;&lt;/rating&gt; &lt;title&gt;&quot;;[.D514];&quot;&lt;/title&gt; &lt;pub&gt;&quot;;[.E514];&quot;&lt;/pub&gt; &lt;dev&gt;&quot;;[.F514];&quot;&lt;/dev&gt; &lt;genre&gt;&quot;;[.G514];&quot;&lt;/genre&gt; &lt;score&gt;&quot;;[.H514];&quot;&lt;/score&gt; &lt;player&gt;&quot;;[.I514];&quot;&lt;/player&gt; &lt;story&gt;&quot;;[.J514];&quot;&lt;/story&gt; &lt;/game&gt;&quot;)" office:value-type="string" office:string-value="&lt;game name=&quot;Tiny Toon Adventures - Montana's Movie Madness (USA, Europe)&quot;&gt; &lt;year&gt;1993&lt;/year&gt; &lt;rating&gt;ESRB - E (Everyone)&lt;/rating&gt; &lt;title&gt;Tiny Toon Adventures - Montana's Movie Madness &lt;/title&gt; &lt;pub&gt;Konami, Inc.&lt;/pub&gt; &lt;dev&gt;Konami Co., Ltd.&lt;/dev&gt; &lt;genre&gt;Platform&lt;/genre&gt; &lt;score&gt;2.4&lt;/score&gt; &lt;player&gt;1 Player&lt;/player&gt; &lt;story&gt;A brand new movie theater has just opened up in Acme Acres! But, it's unfortunately owned by none other than resident spoiled rich brat of Acme Acres, Montana Max, and he's decided to run movies in which he's the hero, and Buster Bunny is his arch-nemesis! Of course, Buster can't sit too still on that, so he's going to try and enter the movies and change the plots so Montana can't win at his dirty scheme of ruining Buster's reputation!****It's all up to Buster! If he manages to change all four flicks Monty has cooked up, he can try to face Montana rabbit-to...well, spoiled kid, in a final showdown! Time to get rolling!&lt;/story&gt; &lt;/game&gt;">
            <text:p>&lt;game name="Tiny Toon Adventures - Montana's Movie Madness (USA, Europe)"&gt; &lt;year&gt;1993&lt;/year&gt; &lt;rating&gt;ESRB - E (Everyone)&lt;/rating&gt; &lt;title&gt;Tiny Toon Adventures - Montana's Movie Madness &lt;/title&gt; &lt;pub&gt;Konami, Inc.&lt;/pub&gt; &lt;dev&gt;Konami Co., Ltd.&lt;/dev&gt; &lt;genre&gt;Platform&lt;/genre&gt; &lt;score&gt;2.4&lt;/score&gt; &lt;player&gt;1 Player&lt;/player&gt; &lt;story&gt;A brand new movie theater has just opened up in Acme Acres! But, it's unfortunately owned by none other than resident spoiled rich brat of Acme Acres, Montana Max, and he's decided to run movies in which he's the hero, and Buster Bunny is his arch-nemesis! Of course, Buster can't sit too still on that, so he's going to try and enter the movies and change the plots so Montana can't win at his dirty scheme of ruining Buster's reputation!****It's all up to Buster! If he manages to change all four flicks Monty has cooked up, he can try to face Montana rabbit-to...well, spoiled kid, in a final showdown! Time to get rolling!&lt;/story&gt; &lt;/game&gt;</text:p>
          </table:table-cell>
        </table:table-row>
        <table:table-row table:style-name="ro1">
          <table:table-cell office:value-type="string">
            <text:p>Tiny Toon Adventures - Wacky Sports (USA)</text:p>
          </table:table-cell>
          <table:table-cell office:value-type="float" office:value="1994">
            <text:p>1994</text:p>
          </table:table-cell>
          <table:table-cell office:value-type="string">
            <text:p>ESRB - E (Everyone)</text:p>
          </table:table-cell>
          <table:table-cell office:value-type="string">
            <text:p>Tiny Toon Adventures - Wacky Sports </text:p>
          </table:table-cell>
          <table:table-cell office:value-type="string">
            <text:p>Konami, Inc.</text:p>
          </table:table-cell>
          <table:table-cell office:value-type="string">
            <text:p>Konami Co., Ltd.</text:p>
          </table:table-cell>
          <table:table-cell office:value-type="string">
            <text:p>Sports</text:p>
          </table:table-cell>
          <table:table-cell office:value-type="string">
            <text:p>2.3</text:p>
          </table:table-cell>
          <table:table-cell office:value-type="string">
            <text:p>1-2 Players</text:p>
          </table:table-cell>
          <table:table-cell office:value-type="string">
            <text:p>The stars of the Tiny Toon Adventures animated series are the contestents in this multi-sport challenge. <text:s/>This title consists of a series of mini-games based loosely on popular sports.****Playing as either Babs or Buster Bunny, you will participate in the following sports: Baseball, American Football, Tennis, Soccer, Basketball, and Mini-Golf. <text:s/>In each of the contests, success is based on quick reactions and good timing. Two players can play, but only alternating, not simultaneously.****In addition to the sports games, there are two carnival games: A shooting gallery, and a catch-the-falling-object game.</text:p>
          </table:table-cell>
          <table:table-cell table:formula="of:=CONCATENATE(&quot;&lt;game name=&quot;;CHAR(34);[.A515];CHAR(34);&quot;&gt; &lt;year&gt;&quot;;[.B515];&quot;&lt;/year&gt; &lt;rating&gt;&quot;;[.C515];&quot;&lt;/rating&gt; &lt;title&gt;&quot;;[.D515];&quot;&lt;/title&gt; &lt;pub&gt;&quot;;[.E515];&quot;&lt;/pub&gt; &lt;dev&gt;&quot;;[.F515];&quot;&lt;/dev&gt; &lt;genre&gt;&quot;;[.G515];&quot;&lt;/genre&gt; &lt;score&gt;&quot;;[.H515];&quot;&lt;/score&gt; &lt;player&gt;&quot;;[.I515];&quot;&lt;/player&gt; &lt;story&gt;&quot;;[.J515];&quot;&lt;/story&gt; &lt;/game&gt;&quot;)" office:value-type="string" office:string-value="&lt;game name=&quot;Tiny Toon Adventures - Wacky Sports (USA)&quot;&gt; &lt;year&gt;1994&lt;/year&gt; &lt;rating&gt;ESRB - E (Everyone)&lt;/rating&gt; &lt;title&gt;Tiny Toon Adventures - Wacky Sports &lt;/title&gt; &lt;pub&gt;Konami, Inc.&lt;/pub&gt; &lt;dev&gt;Konami Co., Ltd.&lt;/dev&gt; &lt;genre&gt;Sports&lt;/genre&gt; &lt;score&gt;2.3&lt;/score&gt; &lt;player&gt;1-2 Players&lt;/player&gt; &lt;story&gt;The stars of the Tiny Toon Adventures animated series are the contestents in this multi-sport challenge.  This title consists of a series of mini-games based loosely on popular sports.****Playing as either Babs or Buster Bunny, you will participate in the following sports: Baseball, American Football, Tennis, Soccer, Basketball, and Mini-Golf.  In each of the contests, success is based on quick reactions and good timing. Two players can play, but only alternating, not simultaneously.****In addition to the sports games, there are two carnival games: A shooting gallery, and a catch-the-falling-object game.&lt;/story&gt; &lt;/game&gt;">
            <text:p>&lt;game name="Tiny Toon Adventures - Wacky Sports (USA)"&gt; &lt;year&gt;1994&lt;/year&gt; &lt;rating&gt;ESRB - E (Everyone)&lt;/rating&gt; &lt;title&gt;Tiny Toon Adventures - Wacky Sports &lt;/title&gt; &lt;pub&gt;Konami, Inc.&lt;/pub&gt; &lt;dev&gt;Konami Co., Ltd.&lt;/dev&gt; &lt;genre&gt;Sports&lt;/genre&gt; &lt;score&gt;2.3&lt;/score&gt; &lt;player&gt;1-2 Players&lt;/player&gt; &lt;story&gt;The stars of the Tiny Toon Adventures animated series are the contestents in this multi-sport challenge. <text:s/>This title consists of a series of mini-games based loosely on popular sports.****Playing as either Babs or Buster Bunny, you will participate in the following sports: Baseball, American Football, Tennis, Soccer, Basketball, and Mini-Golf. <text:s/>In each of the contests, success is based on quick reactions and good timing. Two players can play, but only alternating, not simultaneously.****In addition to the sports games, there are two carnival games: A shooting gallery, and a catch-the-falling-object game.&lt;/story&gt; &lt;/game&gt;</text:p>
          </table:table-cell>
        </table:table-row>
        <table:table-row table:style-name="ro1">
          <table:table-cell office:value-type="string">
            <text:p>Tip Off (Europe)</text:p>
          </table:table-cell>
          <table:table-cell office:value-type="float" office:value="1993">
            <text:p>1993</text:p>
          </table:table-cell>
          <table:table-cell office:value-type="string">
            <text:p>ESRB - E (Everyone)</text:p>
          </table:table-cell>
          <table:table-cell office:value-type="string">
            <text:p>Tip Off </text:p>
          </table:table-cell>
          <table:table-cell office:value-type="string">
            <text:p>Imagineer Co., Ltd.</text:p>
          </table:table-cell>
          <table:table-cell office:value-type="string">
            <text:p>Enigma Variations</text:p>
          </table:table-cell>
          <table:table-cell office:value-type="string">
            <text:p>Sports/Basketball</text:p>
          </table:table-cell>
          <table:table-cell office:value-type="string">
            <text:p>3.5</text:p>
          </table:table-cell>
          <table:table-cell office:value-type="string">
            <text:p>1 Player</text:p>
          </table:table-cell>
          <table:table-cell office:value-type="string">
            <text:p>After the success with Kick Off and its sequel, Anco tried their hand at basketball. This basketball game has like the Kick Off games a top down view and the action is quite pacey, a trademark for many football games of the day (Kick Off in particular). The teams in the game are British but you can edit them using the built-in utilities. ****The game also has a tactics designer and the option to change the kits of each team. You can play either single matches or a full league competition. Tip Off can be played by four players simultaneously, so can play co-op with a friend against the computer, or just compete against one or two other players.</text:p>
          </table:table-cell>
          <table:table-cell table:formula="of:=CONCATENATE(&quot;&lt;game name=&quot;;CHAR(34);[.A516];CHAR(34);&quot;&gt; &lt;year&gt;&quot;;[.B516];&quot;&lt;/year&gt; &lt;rating&gt;&quot;;[.C516];&quot;&lt;/rating&gt; &lt;title&gt;&quot;;[.D516];&quot;&lt;/title&gt; &lt;pub&gt;&quot;;[.E516];&quot;&lt;/pub&gt; &lt;dev&gt;&quot;;[.F516];&quot;&lt;/dev&gt; &lt;genre&gt;&quot;;[.G516];&quot;&lt;/genre&gt; &lt;score&gt;&quot;;[.H516];&quot;&lt;/score&gt; &lt;player&gt;&quot;;[.I516];&quot;&lt;/player&gt; &lt;story&gt;&quot;;[.J516];&quot;&lt;/story&gt; &lt;/game&gt;&quot;)" office:value-type="string" office:string-value="&lt;game name=&quot;Tip Off (Europe)&quot;&gt; &lt;year&gt;1993&lt;/year&gt; &lt;rating&gt;ESRB - E (Everyone)&lt;/rating&gt; &lt;title&gt;Tip Off &lt;/title&gt; &lt;pub&gt;Imagineer Co., Ltd.&lt;/pub&gt; &lt;dev&gt;Enigma Variations&lt;/dev&gt; &lt;genre&gt;Sports/Basketball&lt;/genre&gt; &lt;score&gt;3.5&lt;/score&gt; &lt;player&gt;1 Player&lt;/player&gt; &lt;story&gt;After the success with Kick Off and its sequel, Anco tried their hand at basketball. This basketball game has like the Kick Off games a top down view and the action is quite pacey, a trademark for many football games of the day (Kick Off in particular). The teams in the game are British but you can edit them using the built-in utilities. ****The game also has a tactics designer and the option to change the kits of each team. You can play either single matches or a full league competition. Tip Off can be played by four players simultaneously, so can play co-op with a friend against the computer, or just compete against one or two other players.&lt;/story&gt; &lt;/game&gt;">
            <text:p>&lt;game name="Tip Off (Europe)"&gt; &lt;year&gt;1993&lt;/year&gt; &lt;rating&gt;ESRB - E (Everyone)&lt;/rating&gt; &lt;title&gt;Tip Off &lt;/title&gt; &lt;pub&gt;Imagineer Co., Ltd.&lt;/pub&gt; &lt;dev&gt;Enigma Variations&lt;/dev&gt; &lt;genre&gt;Sports/Basketball&lt;/genre&gt; &lt;score&gt;3.5&lt;/score&gt; &lt;player&gt;1 Player&lt;/player&gt; &lt;story&gt;After the success with Kick Off and its sequel, Anco tried their hand at basketball. This basketball game has like the Kick Off games a top down view and the action is quite pacey, a trademark for many football games of the day (Kick Off in particular). The teams in the game are British but you can edit them using the built-in utilities. ****The game also has a tactics designer and the option to change the kits of each team. You can play either single matches or a full league competition. Tip Off can be played by four players simultaneously, so can play co-op with a friend against the computer, or just compete against one or two other players.&lt;/story&gt; &lt;/game&gt;</text:p>
          </table:table-cell>
        </table:table-row>
        <table:table-row table:style-name="ro1">
          <table:table-cell office:value-type="string">
            <text:p>Titus the Fox to Marrakech and Back (USA, Europe)</text:p>
          </table:table-cell>
          <table:table-cell office:value-type="float" office:value="1993">
            <text:p>1993</text:p>
          </table:table-cell>
          <table:table-cell office:value-type="string">
            <text:p>ESRB - E (Everyone)</text:p>
          </table:table-cell>
          <table:table-cell office:value-type="string">
            <text:p>Titus the Fox to Marrakech and Back </text:p>
          </table:table-cell>
          <table:table-cell table:number-columns-repeated="2" office:value-type="string">
            <text:p>Titus France SA</text:p>
          </table:table-cell>
          <table:table-cell office:value-type="string">
            <text:p>Platform</text:p>
          </table:table-cell>
          <table:table-cell office:value-type="string">
            <text:p>2.1</text:p>
          </table:table-cell>
          <table:table-cell office:value-type="string">
            <text:p>1-2 Players</text:p>
          </table:table-cell>
          <table:table-cell office:value-type="string">
            <text:p>In the international edition of Lagaf: Les Aventures de Moktar - Vol 1: La Zoubida, you play Titus' fox mascot. His beloved Suzy has been kidnapped on the other side of the Sahara desert, and to get her back he has to advance through 15 levels (with codes for each one) comprising of nearly 1000 screens of platform gameplay, scrolling in 8 directions. ****There are secret rooms to find, and bosses at the end of each level. The player can also interact with many parts of the background. Using available objects such as springs and crates correctly is often vital to progress. Alternate modes of transport such as Magic Carpets and Skateboards also make an appearance.</text:p>
          </table:table-cell>
          <table:table-cell table:formula="of:=CONCATENATE(&quot;&lt;game name=&quot;;CHAR(34);[.A517];CHAR(34);&quot;&gt; &lt;year&gt;&quot;;[.B517];&quot;&lt;/year&gt; &lt;rating&gt;&quot;;[.C517];&quot;&lt;/rating&gt; &lt;title&gt;&quot;;[.D517];&quot;&lt;/title&gt; &lt;pub&gt;&quot;;[.E517];&quot;&lt;/pub&gt; &lt;dev&gt;&quot;;[.F517];&quot;&lt;/dev&gt; &lt;genre&gt;&quot;;[.G517];&quot;&lt;/genre&gt; &lt;score&gt;&quot;;[.H517];&quot;&lt;/score&gt; &lt;player&gt;&quot;;[.I517];&quot;&lt;/player&gt; &lt;story&gt;&quot;;[.J517];&quot;&lt;/story&gt; &lt;/game&gt;&quot;)" office:value-type="string" office:string-value="&lt;game name=&quot;Titus the Fox to Marrakech and Back (USA, Europe)&quot;&gt; &lt;year&gt;1993&lt;/year&gt; &lt;rating&gt;ESRB - E (Everyone)&lt;/rating&gt; &lt;title&gt;Titus the Fox to Marrakech and Back &lt;/title&gt; &lt;pub&gt;Titus France SA&lt;/pub&gt; &lt;dev&gt;Titus France SA&lt;/dev&gt; &lt;genre&gt;Platform&lt;/genre&gt; &lt;score&gt;2.1&lt;/score&gt; &lt;player&gt;1-2 Players&lt;/player&gt; &lt;story&gt;In the international edition of Lagaf: Les Aventures de Moktar - Vol 1: La Zoubida, you play Titus' fox mascot. His beloved Suzy has been kidnapped on the other side of the Sahara desert, and to get her back he has to advance through 15 levels (with codes for each one) comprising of nearly 1000 screens of platform gameplay, scrolling in 8 directions. ****There are secret rooms to find, and bosses at the end of each level. The player can also interact with many parts of the background. Using available objects such as springs and crates correctly is often vital to progress. Alternate modes of transport such as Magic Carpets and Skateboards also make an appearance.&lt;/story&gt; &lt;/game&gt;">
            <text:p>&lt;game name="Titus the Fox to Marrakech and Back (USA, Europe)"&gt; &lt;year&gt;1993&lt;/year&gt; &lt;rating&gt;ESRB - E (Everyone)&lt;/rating&gt; &lt;title&gt;Titus the Fox to Marrakech and Back &lt;/title&gt; &lt;pub&gt;Titus France SA&lt;/pub&gt; &lt;dev&gt;Titus France SA&lt;/dev&gt; &lt;genre&gt;Platform&lt;/genre&gt; &lt;score&gt;2.1&lt;/score&gt; &lt;player&gt;1-2 Players&lt;/player&gt; &lt;story&gt;In the international edition of Lagaf: Les Aventures de Moktar - Vol 1: La Zoubida, you play Titus' fox mascot. His beloved Suzy has been kidnapped on the other side of the Sahara desert, and to get her back he has to advance through 15 levels (with codes for each one) comprising of nearly 1000 screens of platform gameplay, scrolling in 8 directions. ****There are secret rooms to find, and bosses at the end of each level. The player can also interact with many parts of the background. Using available objects such as springs and crates correctly is often vital to progress. Alternate modes of transport such as Magic Carpets and Skateboards also make an appearance.&lt;/story&gt; &lt;/game&gt;</text:p>
          </table:table-cell>
        </table:table-row>
        <table:table-row table:style-name="ro1">
          <table:table-cell office:value-type="string">
            <text:p>Tom &amp; Jerry (USA, Europe)</text:p>
          </table:table-cell>
          <table:table-cell office:value-type="float" office:value="1992">
            <text:p>1992</text:p>
          </table:table-cell>
          <table:table-cell office:value-type="string">
            <text:p>ESRB - E (Everyone)</text:p>
          </table:table-cell>
          <table:table-cell office:value-type="string">
            <text:p>Tom &amp; Jerry </text:p>
          </table:table-cell>
          <table:table-cell office:value-type="string">
            <text:p>Hi-Tech Expressions, Inc.</text:p>
          </table:table-cell>
          <table:table-cell office:value-type="string">
            <text:p>Beam Software Pty., Ltd.</text:p>
          </table:table-cell>
          <table:table-cell office:value-type="string">
            <text:p>Platform</text:p>
          </table:table-cell>
          <table:table-cell office:value-type="string">
            <text:p>3.0</text:p>
          </table:table-cell>
          <table:table-cell office:value-type="string">
            <text:p>1-2 Players</text:p>
          </table:table-cell>
          <table:table-cell office:value-type="string">
            <text:p>The Adventures of Tintin: Prisoners of the Sun is based on the Belgian comic book of the same name. The basic plotline is the same: Professor Cuthbert Calculus gets kidnapped and the player, in the role of Tintin, needs to rescue him. The rest is more loosely adapted: in contrast to the comic, which is mostly based in Peru, this game offers many different locations all over the world. <text:s/>The gameplay itself is a typical platforming action: Tintin walks through the levels while avoiding the enemies. Pretty much everyone, e.g. little girls and security guards, is out to hurt Tintin who has no means of defending himself. This means the most important aspect is learning enemy placements, their patterns and how to avoid them. But he has to hurry because of the time limit. Required for success is the usage of the two playing plains: from the player's perspective in the foreground and further towards the background. Tintin can switch between the two at any time.</text:p>
          </table:table-cell>
          <table:table-cell table:formula="of:=CONCATENATE(&quot;&lt;game name=&quot;;CHAR(34);[.A518];CHAR(34);&quot;&gt; &lt;year&gt;&quot;;[.B518];&quot;&lt;/year&gt; &lt;rating&gt;&quot;;[.C518];&quot;&lt;/rating&gt; &lt;title&gt;&quot;;[.D518];&quot;&lt;/title&gt; &lt;pub&gt;&quot;;[.E518];&quot;&lt;/pub&gt; &lt;dev&gt;&quot;;[.F518];&quot;&lt;/dev&gt; &lt;genre&gt;&quot;;[.G518];&quot;&lt;/genre&gt; &lt;score&gt;&quot;;[.H518];&quot;&lt;/score&gt; &lt;player&gt;&quot;;[.I518];&quot;&lt;/player&gt; &lt;story&gt;&quot;;[.J518];&quot;&lt;/story&gt; &lt;/game&gt;&quot;)" office:value-type="string" office:string-value="&lt;game name=&quot;Tom &amp; Jerry (USA, Europe)&quot;&gt; &lt;year&gt;1992&lt;/year&gt; &lt;rating&gt;ESRB - E (Everyone)&lt;/rating&gt; &lt;title&gt;Tom &amp; Jerry &lt;/title&gt; &lt;pub&gt;Hi-Tech Expressions, Inc.&lt;/pub&gt; &lt;dev&gt;Beam Software Pty., Ltd.&lt;/dev&gt; &lt;genre&gt;Platform&lt;/genre&gt; &lt;score&gt;3.0&lt;/score&gt; &lt;player&gt;1-2 Players&lt;/player&gt; &lt;story&gt;The Adventures of Tintin: Prisoners of the Sun is based on the Belgian comic book of the same name. The basic plotline is the same: Professor Cuthbert Calculus gets kidnapped and the player, in the role of Tintin, needs to rescue him. The rest is more loosely adapted: in contrast to the comic, which is mostly based in Peru, this game offers many different locations all over the world.  The gameplay itself is a typical platforming action: Tintin walks through the levels while avoiding the enemies. Pretty much everyone, e.g. little girls and security guards, is out to hurt Tintin who has no means of defending himself. This means the most important aspect is learning enemy placements, their patterns and how to avoid them. But he has to hurry because of the time limit. Required for success is the usage of the two playing plains: from the player's perspective in the foreground and further towards the background. Tintin can switch between the two at any time.&lt;/story&gt; &lt;/game&gt;">
            <text:p>&lt;game name="Tom &amp; Jerry (USA, Europe)"&gt; &lt;year&gt;1992&lt;/year&gt; &lt;rating&gt;ESRB - E (Everyone)&lt;/rating&gt; &lt;title&gt;Tom &amp; Jerry &lt;/title&gt; &lt;pub&gt;Hi-Tech Expressions, Inc.&lt;/pub&gt; &lt;dev&gt;Beam Software Pty., Ltd.&lt;/dev&gt; &lt;genre&gt;Platform&lt;/genre&gt; &lt;score&gt;3.0&lt;/score&gt; &lt;player&gt;1-2 Players&lt;/player&gt; &lt;story&gt;The Adventures of Tintin: Prisoners of the Sun is based on the Belgian comic book of the same name. The basic plotline is the same: Professor Cuthbert Calculus gets kidnapped and the player, in the role of Tintin, needs to rescue him. The rest is more loosely adapted: in contrast to the comic, which is mostly based in Peru, this game offers many different locations all over the world. <text:s/>The gameplay itself is a typical platforming action: Tintin walks through the levels while avoiding the enemies. Pretty much everyone, e.g. little girls and security guards, is out to hurt Tintin who has no means of defending himself. This means the most important aspect is learning enemy placements, their patterns and how to avoid them. But he has to hurry because of the time limit. Required for success is the usage of the two playing plains: from the player's perspective in the foreground and further towards the background. Tintin can switch between the two at any time.&lt;/story&gt; &lt;/game&gt;</text:p>
          </table:table-cell>
        </table:table-row>
        <table:table-row table:style-name="ro1">
          <table:table-cell office:value-type="string">
            <text:p>Tom and Jerry - Frantic Antics! (USA, Europe)</text:p>
          </table:table-cell>
          <table:table-cell office:value-type="float" office:value="1993">
            <text:p>1993</text:p>
          </table:table-cell>
          <table:table-cell office:value-type="string">
            <text:p>ESRB - E (Everyone)</text:p>
          </table:table-cell>
          <table:table-cell office:value-type="string">
            <text:p>Tom and Jerry - Frantic Antics! </text:p>
          </table:table-cell>
          <table:table-cell office:value-type="string">
            <text:p>Hi-Tech Expressions, Inc.</text:p>
          </table:table-cell>
          <table:table-cell office:value-type="string">
            <text:p>Beam Software Pty., Ltd.</text:p>
          </table:table-cell>
          <table:table-cell office:value-type="string">
            <text:p>Platform</text:p>
          </table:table-cell>
          <table:table-cell office:value-type="string">
            <text:p>3.7</text:p>
          </table:table-cell>
          <table:table-cell office:value-type="string">
            <text:p>1-2 Players</text:p>
          </table:table-cell>
          <table:table-cell office:value-type="string">
            <text:p>In Frantic Antics the player can either choose from Tom or Jerry and travel through ten levels of hostile enemies and various traps and pitfalls to save a runaway by the name of Robyn from her Aunty Figg and reunite her with her father. <text:s/>The gameplay is the standard platformer where the player dodges various obstacles and knocks out various enemies. <text:s/>Various power-ups include hearts that will give the player an extra life, stars to replenish their health and cheese, fish and pizza for extra bonus points. <text:s/>There is also a password feature that allows the player to pick up and play at their own leisure.</text:p>
          </table:table-cell>
          <table:table-cell table:formula="of:=CONCATENATE(&quot;&lt;game name=&quot;;CHAR(34);[.A519];CHAR(34);&quot;&gt; &lt;year&gt;&quot;;[.B519];&quot;&lt;/year&gt; &lt;rating&gt;&quot;;[.C519];&quot;&lt;/rating&gt; &lt;title&gt;&quot;;[.D519];&quot;&lt;/title&gt; &lt;pub&gt;&quot;;[.E519];&quot;&lt;/pub&gt; &lt;dev&gt;&quot;;[.F519];&quot;&lt;/dev&gt; &lt;genre&gt;&quot;;[.G519];&quot;&lt;/genre&gt; &lt;score&gt;&quot;;[.H519];&quot;&lt;/score&gt; &lt;player&gt;&quot;;[.I519];&quot;&lt;/player&gt; &lt;story&gt;&quot;;[.J519];&quot;&lt;/story&gt; &lt;/game&gt;&quot;)" office:value-type="string" office:string-value="&lt;game name=&quot;Tom and Jerry - Frantic Antics! (USA, Europe)&quot;&gt; &lt;year&gt;1993&lt;/year&gt; &lt;rating&gt;ESRB - E (Everyone)&lt;/rating&gt; &lt;title&gt;Tom and Jerry - Frantic Antics! &lt;/title&gt; &lt;pub&gt;Hi-Tech Expressions, Inc.&lt;/pub&gt; &lt;dev&gt;Beam Software Pty., Ltd.&lt;/dev&gt; &lt;genre&gt;Platform&lt;/genre&gt; &lt;score&gt;3.7&lt;/score&gt; &lt;player&gt;1-2 Players&lt;/player&gt; &lt;story&gt;In Frantic Antics the player can either choose from Tom or Jerry and travel through ten levels of hostile enemies and various traps and pitfalls to save a runaway by the name of Robyn from her Aunty Figg and reunite her with her father.  The gameplay is the standard platformer where the player dodges various obstacles and knocks out various enemies.  Various power-ups include hearts that will give the player an extra life, stars to replenish their health and cheese, fish and pizza for extra bonus points.  There is also a password feature that allows the player to pick up and play at their own leisure.&lt;/story&gt; &lt;/game&gt;">
            <text:p>&lt;game name="Tom and Jerry - Frantic Antics! (USA, Europe)"&gt; &lt;year&gt;1993&lt;/year&gt; &lt;rating&gt;ESRB - E (Everyone)&lt;/rating&gt; &lt;title&gt;Tom and Jerry - Frantic Antics! &lt;/title&gt; &lt;pub&gt;Hi-Tech Expressions, Inc.&lt;/pub&gt; &lt;dev&gt;Beam Software Pty., Ltd.&lt;/dev&gt; &lt;genre&gt;Platform&lt;/genre&gt; &lt;score&gt;3.7&lt;/score&gt; &lt;player&gt;1-2 Players&lt;/player&gt; &lt;story&gt;In Frantic Antics the player can either choose from Tom or Jerry and travel through ten levels of hostile enemies and various traps and pitfalls to save a runaway by the name of Robyn from her Aunty Figg and reunite her with her father. <text:s/>The gameplay is the standard platformer where the player dodges various obstacles and knocks out various enemies. <text:s/>Various power-ups include hearts that will give the player an extra life, stars to replenish their health and cheese, fish and pizza for extra bonus points. <text:s/>There is also a password feature that allows the player to pick up and play at their own leisure.&lt;/story&gt; &lt;/game&gt;</text:p>
          </table:table-cell>
        </table:table-row>
        <table:table-row table:style-name="ro1">
          <table:table-cell office:value-type="string">
            <text:p>Top Gun - Guts &amp; Glory (USA, Europe)</text:p>
          </table:table-cell>
          <table:table-cell office:value-type="float" office:value="1993">
            <text:p>1993</text:p>
          </table:table-cell>
          <table:table-cell office:value-type="string">
            <text:p>ESRB - E (Everyone)</text:p>
          </table:table-cell>
          <table:table-cell office:value-type="string">
            <text:p>Top Gun - Guts &amp; Glory </text:p>
          </table:table-cell>
          <table:table-cell office:value-type="string">
            <text:p>Konami, Inc.</text:p>
          </table:table-cell>
          <table:table-cell office:value-type="string">
            <text:p>Distinctive Software, Inc.</text:p>
          </table:table-cell>
          <table:table-cell office:value-type="string">
            <text:p>Flying</text:p>
          </table:table-cell>
          <table:table-cell office:value-type="string">
            <text:p>2.5</text:p>
          </table:table-cell>
          <table:table-cell office:value-type="string">
            <text:p>1 Player</text:p>
          </table:table-cell>
          <table:table-cell office:value-type="string">
            <text:p>Very loosely based on Top Gun movie, the player controls an aircraft through ten different levels, taking out enemy jet fighters and battleships using missiles and machine guns in the legendary F-14 Tomcat, F-117A Stealth, MiG-29 Fulcrum or F-16 Falcon. There are different game modes (Career, Air Combat and Bombing Run). Prior to each mission, players can determine the amount of heat seeking missiles, the difficulty levels and the control scheme. Progress is stored through passwords.</text:p>
          </table:table-cell>
          <table:table-cell table:formula="of:=CONCATENATE(&quot;&lt;game name=&quot;;CHAR(34);[.A520];CHAR(34);&quot;&gt; &lt;year&gt;&quot;;[.B520];&quot;&lt;/year&gt; &lt;rating&gt;&quot;;[.C520];&quot;&lt;/rating&gt; &lt;title&gt;&quot;;[.D520];&quot;&lt;/title&gt; &lt;pub&gt;&quot;;[.E520];&quot;&lt;/pub&gt; &lt;dev&gt;&quot;;[.F520];&quot;&lt;/dev&gt; &lt;genre&gt;&quot;;[.G520];&quot;&lt;/genre&gt; &lt;score&gt;&quot;;[.H520];&quot;&lt;/score&gt; &lt;player&gt;&quot;;[.I520];&quot;&lt;/player&gt; &lt;story&gt;&quot;;[.J520];&quot;&lt;/story&gt; &lt;/game&gt;&quot;)" office:value-type="string" office:string-value="&lt;game name=&quot;Top Gun - Guts &amp; Glory (USA, Europe)&quot;&gt; &lt;year&gt;1993&lt;/year&gt; &lt;rating&gt;ESRB - E (Everyone)&lt;/rating&gt; &lt;title&gt;Top Gun - Guts &amp; Glory &lt;/title&gt; &lt;pub&gt;Konami, Inc.&lt;/pub&gt; &lt;dev&gt;Distinctive Software, Inc.&lt;/dev&gt; &lt;genre&gt;Flying&lt;/genre&gt; &lt;score&gt;2.5&lt;/score&gt; &lt;player&gt;1 Player&lt;/player&gt; &lt;story&gt;Very loosely based on Top Gun movie, the player controls an aircraft through ten different levels, taking out enemy jet fighters and battleships using missiles and machine guns in the legendary F-14 Tomcat, F-117A Stealth, MiG-29 Fulcrum or F-16 Falcon. There are different game modes (Career, Air Combat and Bombing Run). Prior to each mission, players can determine the amount of heat seeking missiles, the difficulty levels and the control scheme. Progress is stored through passwords.&lt;/story&gt; &lt;/game&gt;">
            <text:p>&lt;game name="Top Gun - Guts &amp; Glory (USA, Europe)"&gt; &lt;year&gt;1993&lt;/year&gt; &lt;rating&gt;ESRB - E (Everyone)&lt;/rating&gt; &lt;title&gt;Top Gun - Guts &amp; Glory &lt;/title&gt; &lt;pub&gt;Konami, Inc.&lt;/pub&gt; &lt;dev&gt;Distinctive Software, Inc.&lt;/dev&gt; &lt;genre&gt;Flying&lt;/genre&gt; &lt;score&gt;2.5&lt;/score&gt; &lt;player&gt;1 Player&lt;/player&gt; &lt;story&gt;Very loosely based on Top Gun movie, the player controls an aircraft through ten different levels, taking out enemy jet fighters and battleships using missiles and machine guns in the legendary F-14 Tomcat, F-117A Stealth, MiG-29 Fulcrum or F-16 Falcon. There are different game modes (Career, Air Combat and Bombing Run). Prior to each mission, players can determine the amount of heat seeking missiles, the difficulty levels and the control scheme. Progress is stored through passwords.&lt;/story&gt; &lt;/game&gt;</text:p>
          </table:table-cell>
        </table:table-row>
        <table:table-row table:style-name="ro1">
          <table:table-cell office:value-type="string">
            <text:p>Top Rank Tennis (USA)</text:p>
          </table:table-cell>
          <table:table-cell office:value-type="float" office:value="1993">
            <text:p>1993</text:p>
          </table:table-cell>
          <table:table-cell office:value-type="string">
            <text:p>ESRB - E (Everyone)</text:p>
          </table:table-cell>
          <table:table-cell office:value-type="string">
            <text:p>Top Rank Tennis </text:p>
          </table:table-cell>
          <table:table-cell office:value-type="string">
            <text:p>Nintendo of Europe GmbH</text:p>
          </table:table-cell>
          <table:table-cell office:value-type="string">
            <text:p>Pax Softnica</text:p>
          </table:table-cell>
          <table:table-cell office:value-type="string">
            <text:p>Sports/Tennis</text:p>
          </table:table-cell>
          <table:table-cell office:value-type="string">
            <text:p>2.4</text:p>
          </table:table-cell>
          <table:table-cell office:value-type="string">
            <text:p>1-4 Players</text:p>
          </table:table-cell>
          <table:table-cell office:value-type="string">
            <text:p>Top Rank Tennis is a tennis game. Players can opt to play singles or doubles matches. There are only two game modes: Official or Practice. Normal tennis rules apply. Notably for a Game Boy title, the game's scoring is completely spoken out loud as well as other words such as "play" and "fault".****Player rankings are saved using battery backed RAM.****Multiplayer up to four players using the four player adapter is supported.</text:p>
          </table:table-cell>
          <table:table-cell table:formula="of:=CONCATENATE(&quot;&lt;game name=&quot;;CHAR(34);[.A521];CHAR(34);&quot;&gt; &lt;year&gt;&quot;;[.B521];&quot;&lt;/year&gt; &lt;rating&gt;&quot;;[.C521];&quot;&lt;/rating&gt; &lt;title&gt;&quot;;[.D521];&quot;&lt;/title&gt; &lt;pub&gt;&quot;;[.E521];&quot;&lt;/pub&gt; &lt;dev&gt;&quot;;[.F521];&quot;&lt;/dev&gt; &lt;genre&gt;&quot;;[.G521];&quot;&lt;/genre&gt; &lt;score&gt;&quot;;[.H521];&quot;&lt;/score&gt; &lt;player&gt;&quot;;[.I521];&quot;&lt;/player&gt; &lt;story&gt;&quot;;[.J521];&quot;&lt;/story&gt; &lt;/game&gt;&quot;)" office:value-type="string" office:string-value="&lt;game name=&quot;Top Rank Tennis (USA)&quot;&gt; &lt;year&gt;1993&lt;/year&gt; &lt;rating&gt;ESRB - E (Everyone)&lt;/rating&gt; &lt;title&gt;Top Rank Tennis &lt;/title&gt; &lt;pub&gt;Nintendo of Europe GmbH&lt;/pub&gt; &lt;dev&gt;Pax Softnica&lt;/dev&gt; &lt;genre&gt;Sports/Tennis&lt;/genre&gt; &lt;score&gt;2.4&lt;/score&gt; &lt;player&gt;1-4 Players&lt;/player&gt; &lt;story&gt;Top Rank Tennis is a tennis game. Players can opt to play singles or doubles matches. There are only two game modes: Official or Practice. Normal tennis rules apply. Notably for a Game Boy title, the game's scoring is completely spoken out loud as well as other words such as &quot;play&quot; and &quot;fault&quot;.****Player rankings are saved using battery backed RAM.****Multiplayer up to four players using the four player adapter is supported.&lt;/story&gt; &lt;/game&gt;">
            <text:p>&lt;game name="Top Rank Tennis (USA)"&gt; &lt;year&gt;1993&lt;/year&gt; &lt;rating&gt;ESRB - E (Everyone)&lt;/rating&gt; &lt;title&gt;Top Rank Tennis &lt;/title&gt; &lt;pub&gt;Nintendo of Europe GmbH&lt;/pub&gt; &lt;dev&gt;Pax Softnica&lt;/dev&gt; &lt;genre&gt;Sports/Tennis&lt;/genre&gt; &lt;score&gt;2.4&lt;/score&gt; &lt;player&gt;1-4 Players&lt;/player&gt; &lt;story&gt;Top Rank Tennis is a tennis game. Players can opt to play singles or doubles matches. There are only two game modes: Official or Practice. Normal tennis rules apply. Notably for a Game Boy title, the game's scoring is completely spoken out loud as well as other words such as "play" and "fault".****Player rankings are saved using battery backed RAM.****Multiplayer up to four players using the four player adapter is supported.&lt;/story&gt; &lt;/game&gt;</text:p>
          </table:table-cell>
        </table:table-row>
        <table:table-row table:style-name="ro1">
          <table:table-cell office:value-type="string">
            <text:p>Torpedo Range (USA)</text:p>
          </table:table-cell>
          <table:table-cell office:value-type="float" office:value="1996">
            <text:p>1996</text:p>
          </table:table-cell>
          <table:table-cell office:value-type="string">
            <text:p>ESRB - E (Everyone)</text:p>
          </table:table-cell>
          <table:table-cell office:value-type="string">
            <text:p>Torpedo Range </text:p>
          </table:table-cell>
          <table:table-cell office:value-type="string">
            <text:p>Romstar</text:p>
          </table:table-cell>
          <table:table-cell office:value-type="string">
            <text:p>Seta Corporation</text:p>
          </table:table-cell>
          <table:table-cell office:value-type="string">
            <text:p>Shoot-'Em-Up</text:p>
          </table:table-cell>
          <table:table-cell office:value-type="string">
            <text:p>3.8</text:p>
          </table:table-cell>
          <table:table-cell office:value-type="string">
            <text:p>1 Player</text:p>
          </table:table-cell>
          <table:table-cell office:value-type="string">
            <text:p>Torpedo Range is 2D shooter game for Game Boy. The player controls a submarine. Game has several modes - map (player goes to next mission in top-down perspective), shooter (player hunts for planes, ships and other submarines), and FPP shooter (player fires torpedoes to enemies, and destroys all resistance). Submarine has limited ammo, and some shields.</text:p>
          </table:table-cell>
          <table:table-cell table:formula="of:=CONCATENATE(&quot;&lt;game name=&quot;;CHAR(34);[.A522];CHAR(34);&quot;&gt; &lt;year&gt;&quot;;[.B522];&quot;&lt;/year&gt; &lt;rating&gt;&quot;;[.C522];&quot;&lt;/rating&gt; &lt;title&gt;&quot;;[.D522];&quot;&lt;/title&gt; &lt;pub&gt;&quot;;[.E522];&quot;&lt;/pub&gt; &lt;dev&gt;&quot;;[.F522];&quot;&lt;/dev&gt; &lt;genre&gt;&quot;;[.G522];&quot;&lt;/genre&gt; &lt;score&gt;&quot;;[.H522];&quot;&lt;/score&gt; &lt;player&gt;&quot;;[.I522];&quot;&lt;/player&gt; &lt;story&gt;&quot;;[.J522];&quot;&lt;/story&gt; &lt;/game&gt;&quot;)" office:value-type="string" office:string-value="&lt;game name=&quot;Torpedo Range (USA)&quot;&gt; &lt;year&gt;1996&lt;/year&gt; &lt;rating&gt;ESRB - E (Everyone)&lt;/rating&gt; &lt;title&gt;Torpedo Range &lt;/title&gt; &lt;pub&gt;Romstar&lt;/pub&gt; &lt;dev&gt;Seta Corporation&lt;/dev&gt; &lt;genre&gt;Shoot-'Em-Up&lt;/genre&gt; &lt;score&gt;3.8&lt;/score&gt; &lt;player&gt;1 Player&lt;/player&gt; &lt;story&gt;Torpedo Range is 2D shooter game for Game Boy. The player controls a submarine. Game has several modes - map (player goes to next mission in top-down perspective), shooter (player hunts for planes, ships and other submarines), and FPP shooter (player fires torpedoes to enemies, and destroys all resistance). Submarine has limited ammo, and some shields.&lt;/story&gt; &lt;/game&gt;">
            <text:p>&lt;game name="Torpedo Range (USA)"&gt; &lt;year&gt;1996&lt;/year&gt; &lt;rating&gt;ESRB - E (Everyone)&lt;/rating&gt; &lt;title&gt;Torpedo Range &lt;/title&gt; &lt;pub&gt;Romstar&lt;/pub&gt; &lt;dev&gt;Seta Corporation&lt;/dev&gt; &lt;genre&gt;Shoot-'Em-Up&lt;/genre&gt; &lt;score&gt;3.8&lt;/score&gt; &lt;player&gt;1 Player&lt;/player&gt; &lt;story&gt;Torpedo Range is 2D shooter game for Game Boy. The player controls a submarine. Game has several modes - map (player goes to next mission in top-down perspective), shooter (player hunts for planes, ships and other submarines), and FPP shooter (player fires torpedoes to enemies, and destroys all resistance). Submarine has limited ammo, and some shields.&lt;/story&gt; &lt;/game&gt;</text:p>
          </table:table-cell>
        </table:table-row>
        <table:table-row table:style-name="ro1">
          <table:table-cell office:value-type="string">
            <text:p>Total Carnage (USA, Europe)</text:p>
          </table:table-cell>
          <table:table-cell office:value-type="float" office:value="1994">
            <text:p>1994</text:p>
          </table:table-cell>
          <table:table-cell office:value-type="string">
            <text:p>ESRB - E (Everyone)</text:p>
          </table:table-cell>
          <table:table-cell office:value-type="string">
            <text:p>Total Carnage </text:p>
          </table:table-cell>
          <table:table-cell table:number-columns-repeated="2" office:value-type="string">
            <text:p>Malibu Games</text:p>
          </table:table-cell>
          <table:table-cell office:value-type="string">
            <text:p>Shooter</text:p>
          </table:table-cell>
          <table:table-cell office:value-type="string">
            <text:p>1.8</text:p>
          </table:table-cell>
          <table:table-cell office:value-type="string">
            <text:p>1 Player</text:p>
          </table:table-cell>
          <table:table-cell office:value-type="string">
            <text:p>The war of 1999 left the country of Kookistan in shambles. Naturally, a dictator named General Akhboob took control of the beleagured nation and began creating an army of radioactive mutants. With a virtually impenetrable stronghold, a bunch of hostages, and a legion of mutants under his command, the evil despot will stop at nothing but world domination. Only two men have the courage and idealistic naivete to take on Akhboob and his forces: Captain Carnage and Major Mayhem, also known as the Doomsday Squad. <text:s/>As Captain Carnage or Major Mayhem, it is up to you or you and a friend (in simultaneous action) to rescue the hostages while shooting hundreds of mutants bent on your destruction. As you walk and run forward, backward, left, right, and diagonally through 20 battlezones of nonstop action, you'll always have your machine gun by your side. Additional weapons which you can find along the way include grenade launchers, rocket launchers, plasma machine guns, flame throwers, spray-fire rifles, defensive blades, and an assortment of bombs.</text:p>
          </table:table-cell>
          <table:table-cell table:formula="of:=CONCATENATE(&quot;&lt;game name=&quot;;CHAR(34);[.A523];CHAR(34);&quot;&gt; &lt;year&gt;&quot;;[.B523];&quot;&lt;/year&gt; &lt;rating&gt;&quot;;[.C523];&quot;&lt;/rating&gt; &lt;title&gt;&quot;;[.D523];&quot;&lt;/title&gt; &lt;pub&gt;&quot;;[.E523];&quot;&lt;/pub&gt; &lt;dev&gt;&quot;;[.F523];&quot;&lt;/dev&gt; &lt;genre&gt;&quot;;[.G523];&quot;&lt;/genre&gt; &lt;score&gt;&quot;;[.H523];&quot;&lt;/score&gt; &lt;player&gt;&quot;;[.I523];&quot;&lt;/player&gt; &lt;story&gt;&quot;;[.J523];&quot;&lt;/story&gt; &lt;/game&gt;&quot;)" office:value-type="string" office:string-value="&lt;game name=&quot;Total Carnage (USA, Europe)&quot;&gt; &lt;year&gt;1994&lt;/year&gt; &lt;rating&gt;ESRB - E (Everyone)&lt;/rating&gt; &lt;title&gt;Total Carnage &lt;/title&gt; &lt;pub&gt;Malibu Games&lt;/pub&gt; &lt;dev&gt;Malibu Games&lt;/dev&gt; &lt;genre&gt;Shooter&lt;/genre&gt; &lt;score&gt;1.8&lt;/score&gt; &lt;player&gt;1 Player&lt;/player&gt; &lt;story&gt;The war of 1999 left the country of Kookistan in shambles. Naturally, a dictator named General Akhboob took control of the beleagured nation and began creating an army of radioactive mutants. With a virtually impenetrable stronghold, a bunch of hostages, and a legion of mutants under his command, the evil despot will stop at nothing but world domination. Only two men have the courage and idealistic naivete to take on Akhboob and his forces: Captain Carnage and Major Mayhem, also known as the Doomsday Squad.  As Captain Carnage or Major Mayhem, it is up to you or you and a friend (in simultaneous action) to rescue the hostages while shooting hundreds of mutants bent on your destruction. As you walk and run forward, backward, left, right, and diagonally through 20 battlezones of nonstop action, you'll always have your machine gun by your side. Additional weapons which you can find along the way include grenade launchers, rocket launchers, plasma machine guns, flame throwers, spray-fire rifles, defensive blades, and an assortment of bombs.&lt;/story&gt; &lt;/game&gt;">
            <text:p>&lt;game name="Total Carnage (USA, Europe)"&gt; &lt;year&gt;1994&lt;/year&gt; &lt;rating&gt;ESRB - E (Everyone)&lt;/rating&gt; &lt;title&gt;Total Carnage &lt;/title&gt; &lt;pub&gt;Malibu Games&lt;/pub&gt; &lt;dev&gt;Malibu Games&lt;/dev&gt; &lt;genre&gt;Shooter&lt;/genre&gt; &lt;score&gt;1.8&lt;/score&gt; &lt;player&gt;1 Player&lt;/player&gt; &lt;story&gt;The war of 1999 left the country of Kookistan in shambles. Naturally, a dictator named General Akhboob took control of the beleagured nation and began creating an army of radioactive mutants. With a virtually impenetrable stronghold, a bunch of hostages, and a legion of mutants under his command, the evil despot will stop at nothing but world domination. Only two men have the courage and idealistic naivete to take on Akhboob and his forces: Captain Carnage and Major Mayhem, also known as the Doomsday Squad. <text:s/>As Captain Carnage or Major Mayhem, it is up to you or you and a friend (in simultaneous action) to rescue the hostages while shooting hundreds of mutants bent on your destruction. As you walk and run forward, backward, left, right, and diagonally through 20 battlezones of nonstop action, you'll always have your machine gun by your side. Additional weapons which you can find along the way include grenade launchers, rocket launchers, plasma machine guns, flame throwers, spray-fire rifles, defensive blades, and an assortment of bombs.&lt;/story&gt; &lt;/game&gt;</text:p>
          </table:table-cell>
        </table:table-row>
        <table:table-row table:style-name="ro1">
          <table:table-cell office:value-type="string">
            <text:p>Toxic Crusaders (USA)</text:p>
          </table:table-cell>
          <table:table-cell office:value-type="float" office:value="1992">
            <text:p>1992</text:p>
          </table:table-cell>
          <table:table-cell office:value-type="string">
            <text:p>ESRB - E (Everyone)</text:p>
          </table:table-cell>
          <table:table-cell office:value-type="string">
            <text:p>Toxic Crusaders </text:p>
          </table:table-cell>
          <table:table-cell office:value-type="string">
            <text:p>Bandai America, Inc.</text:p>
          </table:table-cell>
          <table:table-cell office:value-type="string">
            <text:p>Realtime Associates, Inc.</text:p>
          </table:table-cell>
          <table:table-cell office:value-type="string">
            <text:p>Beat-'Em-Up</text:p>
          </table:table-cell>
          <table:table-cell office:value-type="string">
            <text:p>2.7</text:p>
          </table:table-cell>
          <table:table-cell office:value-type="string">
            <text:p>1 Player</text:p>
          </table:table-cell>
          <table:table-cell office:value-type="string">
            <text:p>Based on Troma's cartoon series of the same name, <text:s/>the Toxic Crusaders protect the city of Tromaville against the plots of the alien Dr. Killemoff and his Radiation Rangers. That is, until Killemoff captures all of the Toxic Crusaders save one. As Toxie, you must "mop up" Killemoff's forces through 6 levels and rescue his comrades before it's too late.****The game is action-oriented. Toxie's only abilities are to jump and to punch his way through enemies. He initially starts with a mop weapon, which can be easily lost.</text:p>
          </table:table-cell>
          <table:table-cell table:formula="of:=CONCATENATE(&quot;&lt;game name=&quot;;CHAR(34);[.A524];CHAR(34);&quot;&gt; &lt;year&gt;&quot;;[.B524];&quot;&lt;/year&gt; &lt;rating&gt;&quot;;[.C524];&quot;&lt;/rating&gt; &lt;title&gt;&quot;;[.D524];&quot;&lt;/title&gt; &lt;pub&gt;&quot;;[.E524];&quot;&lt;/pub&gt; &lt;dev&gt;&quot;;[.F524];&quot;&lt;/dev&gt; &lt;genre&gt;&quot;;[.G524];&quot;&lt;/genre&gt; &lt;score&gt;&quot;;[.H524];&quot;&lt;/score&gt; &lt;player&gt;&quot;;[.I524];&quot;&lt;/player&gt; &lt;story&gt;&quot;;[.J524];&quot;&lt;/story&gt; &lt;/game&gt;&quot;)" office:value-type="string" office:string-value="&lt;game name=&quot;Toxic Crusaders (USA)&quot;&gt; &lt;year&gt;1992&lt;/year&gt; &lt;rating&gt;ESRB - E (Everyone)&lt;/rating&gt; &lt;title&gt;Toxic Crusaders &lt;/title&gt; &lt;pub&gt;Bandai America, Inc.&lt;/pub&gt; &lt;dev&gt;Realtime Associates, Inc.&lt;/dev&gt; &lt;genre&gt;Beat-'Em-Up&lt;/genre&gt; &lt;score&gt;2.7&lt;/score&gt; &lt;player&gt;1 Player&lt;/player&gt; &lt;story&gt;Based on Troma's cartoon series of the same name,  the Toxic Crusaders protect the city of Tromaville against the plots of the alien Dr. Killemoff and his Radiation Rangers. That is, until Killemoff captures all of the Toxic Crusaders save one. As Toxie, you must &quot;mop up&quot; Killemoff's forces through 6 levels and rescue his comrades before it's too late.****The game is action-oriented. Toxie's only abilities are to jump and to punch his way through enemies. He initially starts with a mop weapon, which can be easily lost.&lt;/story&gt; &lt;/game&gt;">
            <text:p>&lt;game name="Toxic Crusaders (USA)"&gt; &lt;year&gt;1992&lt;/year&gt; &lt;rating&gt;ESRB - E (Everyone)&lt;/rating&gt; &lt;title&gt;Toxic Crusaders &lt;/title&gt; &lt;pub&gt;Bandai America, Inc.&lt;/pub&gt; &lt;dev&gt;Realtime Associates, Inc.&lt;/dev&gt; &lt;genre&gt;Beat-'Em-Up&lt;/genre&gt; &lt;score&gt;2.7&lt;/score&gt; &lt;player&gt;1 Player&lt;/player&gt; &lt;story&gt;Based on Troma's cartoon series of the same name, <text:s/>the Toxic Crusaders protect the city of Tromaville against the plots of the alien Dr. Killemoff and his Radiation Rangers. That is, until Killemoff captures all of the Toxic Crusaders save one. As Toxie, you must "mop up" Killemoff's forces through 6 levels and rescue his comrades before it's too late.****The game is action-oriented. Toxie's only abilities are to jump and to punch his way through enemies. He initially starts with a mop weapon, which can be easily lost.&lt;/story&gt; &lt;/game&gt;</text:p>
          </table:table-cell>
        </table:table-row>
        <table:table-row table:style-name="ro1">
          <table:table-cell office:value-type="string">
            <text:p>Toy Story (USA) (Rev A)</text:p>
          </table:table-cell>
          <table:table-cell office:value-type="float" office:value="1996">
            <text:p>1996</text:p>
          </table:table-cell>
          <table:table-cell office:value-type="string">
            <text:p>ESRB - E (Everyone)</text:p>
          </table:table-cell>
          <table:table-cell office:value-type="string">
            <text:p>Toy Story </text:p>
          </table:table-cell>
          <table:table-cell office:value-type="string">
            <text:p>THQ Inc.</text:p>
          </table:table-cell>
          <table:table-cell office:value-type="string">
            <text:p>Tiertex Design Studios</text:p>
          </table:table-cell>
          <table:table-cell office:value-type="string">
            <text:p>Platform</text:p>
          </table:table-cell>
          <table:table-cell office:value-type="string">
            <text:p>2.8</text:p>
          </table:table-cell>
          <table:table-cell office:value-type="string">
            <text:p>1 Player</text:p>
          </table:table-cell>
          <table:table-cell office:value-type="string">
            <text:p>This game is based on the movie "Toy Story". It sets you as the character of Woody as you jump, swing, and drive to the end of each level. Each level contains familar scenes from the movie. The gameplay consists of the platform\sidescrolling kind. You use Woody's pullstring to defeat enemies like sharks, Mr. Potatohead, and Ham. After each level, you are treated to still images from the movie.</text:p>
          </table:table-cell>
          <table:table-cell table:formula="of:=CONCATENATE(&quot;&lt;game name=&quot;;CHAR(34);[.A525];CHAR(34);&quot;&gt; &lt;year&gt;&quot;;[.B525];&quot;&lt;/year&gt; &lt;rating&gt;&quot;;[.C525];&quot;&lt;/rating&gt; &lt;title&gt;&quot;;[.D525];&quot;&lt;/title&gt; &lt;pub&gt;&quot;;[.E525];&quot;&lt;/pub&gt; &lt;dev&gt;&quot;;[.F525];&quot;&lt;/dev&gt; &lt;genre&gt;&quot;;[.G525];&quot;&lt;/genre&gt; &lt;score&gt;&quot;;[.H525];&quot;&lt;/score&gt; &lt;player&gt;&quot;;[.I525];&quot;&lt;/player&gt; &lt;story&gt;&quot;;[.J525];&quot;&lt;/story&gt; &lt;/game&gt;&quot;)" office:value-type="string" office:string-value="&lt;game name=&quot;Toy Story (USA) (Rev A)&quot;&gt; &lt;year&gt;1996&lt;/year&gt; &lt;rating&gt;ESRB - E (Everyone)&lt;/rating&gt; &lt;title&gt;Toy Story &lt;/title&gt; &lt;pub&gt;THQ Inc.&lt;/pub&gt; &lt;dev&gt;Tiertex Design Studios&lt;/dev&gt; &lt;genre&gt;Platform&lt;/genre&gt; &lt;score&gt;2.8&lt;/score&gt; &lt;player&gt;1 Player&lt;/player&gt; &lt;story&gt;This game is based on the movie &quot;Toy Story&quot;. It sets you as the character of Woody as you jump, swing, and drive to the end of each level. Each level contains familar scenes from the movie. The gameplay consists of the platform\sidescrolling kind. You use Woody's pullstring to defeat enemies like sharks, Mr. Potatohead, and Ham. After each level, you are treated to still images from the movie.&lt;/story&gt; &lt;/game&gt;">
            <text:p>&lt;game name="Toy Story (USA) (Rev A)"&gt; &lt;year&gt;1996&lt;/year&gt; &lt;rating&gt;ESRB - E (Everyone)&lt;/rating&gt; &lt;title&gt;Toy Story &lt;/title&gt; &lt;pub&gt;THQ Inc.&lt;/pub&gt; &lt;dev&gt;Tiertex Design Studios&lt;/dev&gt; &lt;genre&gt;Platform&lt;/genre&gt; &lt;score&gt;2.8&lt;/score&gt; &lt;player&gt;1 Player&lt;/player&gt; &lt;story&gt;This game is based on the movie "Toy Story". It sets you as the character of Woody as you jump, swing, and drive to the end of each level. Each level contains familar scenes from the movie. The gameplay consists of the platform\sidescrolling kind. You use Woody's pullstring to defeat enemies like sharks, Mr. Potatohead, and Ham. After each level, you are treated to still images from the movie.&lt;/story&gt; &lt;/game&gt;</text:p>
          </table:table-cell>
        </table:table-row>
        <table:table-row table:style-name="ro1">
          <table:table-cell office:value-type="string">
            <text:p>Track &amp; Field (USA, Europe)</text:p>
          </table:table-cell>
          <table:table-cell office:value-type="float" office:value="1992">
            <text:p>1992</text:p>
          </table:table-cell>
          <table:table-cell office:value-type="string">
            <text:p>ESRB - E (Everyone)</text:p>
          </table:table-cell>
          <table:table-cell office:value-type="string">
            <text:p>Track &amp; Field </text:p>
          </table:table-cell>
          <table:table-cell table:number-columns-repeated="2" office:value-type="string">
            <text:p>Konami Co., Ltd.</text:p>
          </table:table-cell>
          <table:table-cell office:value-type="string">
            <text:p>Sports/Track &amp; Field</text:p>
          </table:table-cell>
          <table:table-cell office:value-type="string">
            <text:p>3.8</text:p>
          </table:table-cell>
          <table:table-cell office:value-type="string">
            <text:p>1-2 Players</text:p>
          </table:table-cell>
          <table:table-cell office:value-type="string">
            <text:p>Track &amp; Field for the Game Boy released by Konami in 1992. It was released as 'Konamic Sports in Barcelona' in Japan. Not all are part of Track &amp; Field are athletics but all are olympic sports.****The Game Boy version features different events than the other versions of the game. There are 11 events in total: 100m Dash, Long Jump, Hammer Throw, 110m Hurdles, Javelin Throw, Weight Lifting, Archery, Triple Jump, Swimming, Discus Throw, Pole Vault. All require quick and timed arcade reflexes.****Game modes: 1-Event Mode (quick game), Competition (something like story mode) and Versus mode (link cable play with friend).</text:p>
          </table:table-cell>
          <table:table-cell table:formula="of:=CONCATENATE(&quot;&lt;game name=&quot;;CHAR(34);[.A526];CHAR(34);&quot;&gt; &lt;year&gt;&quot;;[.B526];&quot;&lt;/year&gt; &lt;rating&gt;&quot;;[.C526];&quot;&lt;/rating&gt; &lt;title&gt;&quot;;[.D526];&quot;&lt;/title&gt; &lt;pub&gt;&quot;;[.E526];&quot;&lt;/pub&gt; &lt;dev&gt;&quot;;[.F526];&quot;&lt;/dev&gt; &lt;genre&gt;&quot;;[.G526];&quot;&lt;/genre&gt; &lt;score&gt;&quot;;[.H526];&quot;&lt;/score&gt; &lt;player&gt;&quot;;[.I526];&quot;&lt;/player&gt; &lt;story&gt;&quot;;[.J526];&quot;&lt;/story&gt; &lt;/game&gt;&quot;)" office:value-type="string" office:string-value="&lt;game name=&quot;Track &amp; Field (USA, Europe)&quot;&gt; &lt;year&gt;1992&lt;/year&gt; &lt;rating&gt;ESRB - E (Everyone)&lt;/rating&gt; &lt;title&gt;Track &amp; Field &lt;/title&gt; &lt;pub&gt;Konami Co., Ltd.&lt;/pub&gt; &lt;dev&gt;Konami Co., Ltd.&lt;/dev&gt; &lt;genre&gt;Sports/Track &amp; Field&lt;/genre&gt; &lt;score&gt;3.8&lt;/score&gt; &lt;player&gt;1-2 Players&lt;/player&gt; &lt;story&gt;Track &amp; Field for the Game Boy released by Konami in 1992. It was released as 'Konamic Sports in Barcelona' in Japan. Not all are part of Track &amp; Field are athletics but all are olympic sports.****The Game Boy version features different events than the other versions of the game. There are 11 events in total: 100m Dash, Long Jump, Hammer Throw, 110m Hurdles, Javelin Throw, Weight Lifting, Archery, Triple Jump, Swimming, Discus Throw, Pole Vault. All require quick and timed arcade reflexes.****Game modes: 1-Event Mode (quick game), Competition (something like story mode) and Versus mode (link cable play with friend).&lt;/story&gt; &lt;/game&gt;">
            <text:p>&lt;game name="Track &amp; Field (USA, Europe)"&gt; &lt;year&gt;1992&lt;/year&gt; &lt;rating&gt;ESRB - E (Everyone)&lt;/rating&gt; &lt;title&gt;Track &amp; Field &lt;/title&gt; &lt;pub&gt;Konami Co., Ltd.&lt;/pub&gt; &lt;dev&gt;Konami Co., Ltd.&lt;/dev&gt; &lt;genre&gt;Sports/Track &amp; Field&lt;/genre&gt; &lt;score&gt;3.8&lt;/score&gt; &lt;player&gt;1-2 Players&lt;/player&gt; &lt;story&gt;Track &amp; Field for the Game Boy released by Konami in 1992. It was released as 'Konamic Sports in Barcelona' in Japan. Not all are part of Track &amp; Field are athletics but all are olympic sports.****The Game Boy version features different events than the other versions of the game. There are 11 events in total: 100m Dash, Long Jump, Hammer Throw, 110m Hurdles, Javelin Throw, Weight Lifting, Archery, Triple Jump, Swimming, Discus Throw, Pole Vault. All require quick and timed arcade reflexes.****Game modes: 1-Event Mode (quick game), Competition (something like story mode) and Versus mode (link cable play with friend).&lt;/story&gt; &lt;/game&gt;</text:p>
          </table:table-cell>
        </table:table-row>
        <table:table-row table:style-name="ro1">
          <table:table-cell office:value-type="string">
            <text:p>Track Meet (USA, Europe)</text:p>
          </table:table-cell>
          <table:table-cell office:value-type="float" office:value="1991">
            <text:p>1991</text:p>
          </table:table-cell>
          <table:table-cell office:value-type="string">
            <text:p>ESRB - E (Everyone)</text:p>
          </table:table-cell>
          <table:table-cell office:value-type="string">
            <text:p>Track Meet </text:p>
          </table:table-cell>
          <table:table-cell table:number-columns-repeated="2" office:value-type="string">
            <text:p>Interplay Productions, Inc.</text:p>
          </table:table-cell>
          <table:table-cell office:value-type="string">
            <text:p>Sports/Olympic</text:p>
          </table:table-cell>
          <table:table-cell office:value-type="string">
            <text:p>3.0</text:p>
          </table:table-cell>
          <table:table-cell office:value-type="string">
            <text:p>1-2 Players</text:p>
          </table:table-cell>
          <table:table-cell office:value-type="string">
            <text:p>Track Meet offers players seven different Olympic-style competitions to compete in. Competitions include a 100 meter sprint, Hurdles, Javelin Throw, Pole Vault, Long Jump, Discus Throw, and Weight Lifting. Players have to compete with five different competitors in each event in order to win the world championship. Each competitor has different strengths and weaknesses and each have their own way in how they compete in each event. Each event awards the player points based on how well they performed. The goal is to have more points then your opponent after all the events are completed. The game also lets the player practice each event and also offers a mode for two players to compete against each other through the Game Link cable.</text:p>
          </table:table-cell>
          <table:table-cell table:formula="of:=CONCATENATE(&quot;&lt;game name=&quot;;CHAR(34);[.A527];CHAR(34);&quot;&gt; &lt;year&gt;&quot;;[.B527];&quot;&lt;/year&gt; &lt;rating&gt;&quot;;[.C527];&quot;&lt;/rating&gt; &lt;title&gt;&quot;;[.D527];&quot;&lt;/title&gt; &lt;pub&gt;&quot;;[.E527];&quot;&lt;/pub&gt; &lt;dev&gt;&quot;;[.F527];&quot;&lt;/dev&gt; &lt;genre&gt;&quot;;[.G527];&quot;&lt;/genre&gt; &lt;score&gt;&quot;;[.H527];&quot;&lt;/score&gt; &lt;player&gt;&quot;;[.I527];&quot;&lt;/player&gt; &lt;story&gt;&quot;;[.J527];&quot;&lt;/story&gt; &lt;/game&gt;&quot;)" office:value-type="string" office:string-value="&lt;game name=&quot;Track Meet (USA, Europe)&quot;&gt; &lt;year&gt;1991&lt;/year&gt; &lt;rating&gt;ESRB - E (Everyone)&lt;/rating&gt; &lt;title&gt;Track Meet &lt;/title&gt; &lt;pub&gt;Interplay Productions, Inc.&lt;/pub&gt; &lt;dev&gt;Interplay Productions, Inc.&lt;/dev&gt; &lt;genre&gt;Sports/Olympic&lt;/genre&gt; &lt;score&gt;3.0&lt;/score&gt; &lt;player&gt;1-2 Players&lt;/player&gt; &lt;story&gt;Track Meet offers players seven different Olympic-style competitions to compete in. Competitions include a 100 meter sprint, Hurdles, Javelin Throw, Pole Vault, Long Jump, Discus Throw, and Weight Lifting. Players have to compete with five different competitors in each event in order to win the world championship. Each competitor has different strengths and weaknesses and each have their own way in how they compete in each event. Each event awards the player points based on how well they performed. The goal is to have more points then your opponent after all the events are completed. The game also lets the player practice each event and also offers a mode for two players to compete against each other through the Game Link cable.&lt;/story&gt; &lt;/game&gt;">
            <text:p>&lt;game name="Track Meet (USA, Europe)"&gt; &lt;year&gt;1991&lt;/year&gt; &lt;rating&gt;ESRB - E (Everyone)&lt;/rating&gt; &lt;title&gt;Track Meet &lt;/title&gt; &lt;pub&gt;Interplay Productions, Inc.&lt;/pub&gt; &lt;dev&gt;Interplay Productions, Inc.&lt;/dev&gt; &lt;genre&gt;Sports/Olympic&lt;/genre&gt; &lt;score&gt;3.0&lt;/score&gt; &lt;player&gt;1-2 Players&lt;/player&gt; &lt;story&gt;Track Meet offers players seven different Olympic-style competitions to compete in. Competitions include a 100 meter sprint, Hurdles, Javelin Throw, Pole Vault, Long Jump, Discus Throw, and Weight Lifting. Players have to compete with five different competitors in each event in order to win the world championship. Each competitor has different strengths and weaknesses and each have their own way in how they compete in each event. Each event awards the player points based on how well they performed. The goal is to have more points then your opponent after all the events are completed. The game also lets the player practice each event and also offers a mode for two players to compete against each other through the Game Link cable.&lt;/story&gt; &lt;/game&gt;</text:p>
          </table:table-cell>
        </table:table-row>
        <table:table-row table:style-name="ro1">
          <table:table-cell office:value-type="string">
            <text:p>Trax (USA, Europe)</text:p>
          </table:table-cell>
          <table:table-cell office:value-type="float" office:value="1991">
            <text:p>1991</text:p>
          </table:table-cell>
          <table:table-cell office:value-type="string">
            <text:p>ESRB - E (Everyone)</text:p>
          </table:table-cell>
          <table:table-cell office:value-type="string">
            <text:p>Trax </text:p>
          </table:table-cell>
          <table:table-cell table:number-columns-repeated="2" office:value-type="string">
            <text:p>HAL Laboratory, Inc.</text:p>
          </table:table-cell>
          <table:table-cell office:value-type="string">
            <text:p>Action</text:p>
          </table:table-cell>
          <table:table-cell office:value-type="string">
            <text:p>1.6</text:p>
          </table:table-cell>
          <table:table-cell office:value-type="string">
            <text:p>1-4 Players</text:p>
          </table:table-cell>
          <table:table-cell office:value-type="string">
            <text:p>Trax is a side scrolling shoot'em up game that put you in command of a tiny tank in some classic action levels. Pitting your tankmanship against a villainous tank master who is creating machine of destruction that has taken over the land. <text:s/>You can fire from multiple angles but due to the control limitations of the Game Boy, your vehicle can only turn his turret clockwise. <text:s/>There are a few power ups which increase your weapons like explosive cannonballs, multi-direction shots or anti-armor shells. The game also features some boss fights as you progress through the game's several different environments, forest, desert, cave, city, and tank factory.</text:p>
          </table:table-cell>
          <table:table-cell table:formula="of:=CONCATENATE(&quot;&lt;game name=&quot;;CHAR(34);[.A528];CHAR(34);&quot;&gt; &lt;year&gt;&quot;;[.B528];&quot;&lt;/year&gt; &lt;rating&gt;&quot;;[.C528];&quot;&lt;/rating&gt; &lt;title&gt;&quot;;[.D528];&quot;&lt;/title&gt; &lt;pub&gt;&quot;;[.E528];&quot;&lt;/pub&gt; &lt;dev&gt;&quot;;[.F528];&quot;&lt;/dev&gt; &lt;genre&gt;&quot;;[.G528];&quot;&lt;/genre&gt; &lt;score&gt;&quot;;[.H528];&quot;&lt;/score&gt; &lt;player&gt;&quot;;[.I528];&quot;&lt;/player&gt; &lt;story&gt;&quot;;[.J528];&quot;&lt;/story&gt; &lt;/game&gt;&quot;)" office:value-type="string" office:string-value="&lt;game name=&quot;Trax (USA, Europe)&quot;&gt; &lt;year&gt;1991&lt;/year&gt; &lt;rating&gt;ESRB - E (Everyone)&lt;/rating&gt; &lt;title&gt;Trax &lt;/title&gt; &lt;pub&gt;HAL Laboratory, Inc.&lt;/pub&gt; &lt;dev&gt;HAL Laboratory, Inc.&lt;/dev&gt; &lt;genre&gt;Action&lt;/genre&gt; &lt;score&gt;1.6&lt;/score&gt; &lt;player&gt;1-4 Players&lt;/player&gt; &lt;story&gt;Trax is a side scrolling shoot'em up game that put you in command of a tiny tank in some classic action levels. Pitting your tankmanship against a villainous tank master who is creating machine of destruction that has taken over the land.  You can fire from multiple angles but due to the control limitations of the Game Boy, your vehicle can only turn his turret clockwise.  There are a few power ups which increase your weapons like explosive cannonballs, multi-direction shots or anti-armor shells. The game also features some boss fights as you progress through the game's several different environments, forest, desert, cave, city, and tank factory.&lt;/story&gt; &lt;/game&gt;">
            <text:p>&lt;game name="Trax (USA, Europe)"&gt; &lt;year&gt;1991&lt;/year&gt; &lt;rating&gt;ESRB - E (Everyone)&lt;/rating&gt; &lt;title&gt;Trax &lt;/title&gt; &lt;pub&gt;HAL Laboratory, Inc.&lt;/pub&gt; &lt;dev&gt;HAL Laboratory, Inc.&lt;/dev&gt; &lt;genre&gt;Action&lt;/genre&gt; &lt;score&gt;1.6&lt;/score&gt; &lt;player&gt;1-4 Players&lt;/player&gt; &lt;story&gt;Trax is a side scrolling shoot'em up game that put you in command of a tiny tank in some classic action levels. Pitting your tankmanship against a villainous tank master who is creating machine of destruction that has taken over the land. <text:s/>You can fire from multiple angles but due to the control limitations of the Game Boy, your vehicle can only turn his turret clockwise. <text:s/>There are a few power ups which increase your weapons like explosive cannonballs, multi-direction shots or anti-armor shells. The game also features some boss fights as you progress through the game's several different environments, forest, desert, cave, city, and tank factory.&lt;/story&gt; &lt;/game&gt;</text:p>
          </table:table-cell>
        </table:table-row>
        <table:table-row table:style-name="ro1">
          <table:table-cell office:value-type="string">
            <text:p>Trip World (Europe)</text:p>
          </table:table-cell>
          <table:table-cell office:value-type="float" office:value="1992">
            <text:p>1992</text:p>
          </table:table-cell>
          <table:table-cell office:value-type="string">
            <text:p>ESRB - E (Everyone)</text:p>
          </table:table-cell>
          <table:table-cell office:value-type="string">
            <text:p>Trip World </text:p>
          </table:table-cell>
          <table:table-cell table:number-columns-repeated="2" office:value-type="string">
            <text:p>Sun Electronics Corp.</text:p>
          </table:table-cell>
          <table:table-cell office:value-type="string">
            <text:p>Platform</text:p>
          </table:table-cell>
          <table:table-cell office:value-type="string">
            <text:p>3.3</text:p>
          </table:table-cell>
          <table:table-cell office:value-type="string">
            <text:p>1 Player</text:p>
          </table:table-cell>
          <table:table-cell office:value-type="string">
            <text:p>Thanks to the Maita Flower, Trip World is at peace. It is being protected by an old Shabubu, a member of a race of bunny-like beings. The flower grows on the holy mountain known as Mount Dubious. However, one day the old Shabubu is attacked and the Maita Flower is stolen. Trip World becomes disarranged and its inhabitants don't stop quarreling with each other. But there is one hope in the form of the old Shabubu's grandson, Yacopu (also spelled Yakopoo).****The player controls Yacopu through five stages in this side-scrolling platformer. The young Shabubu's trademark ability is to shapeshift into different forms. In his normal form, he is able to walk and jump as well as to kick enemies, Yacopu's primary way of attacking. Unlike in many other platformers, many of the enemies don't harm you on contact and push your character around instead. However, certain foes might attack you after you damaged them, while others do so from the beginning.****At almost any time, the player can change to the flying or fish form. Flying Yacopu is able to reach places he wouldn't otherwise be able to, while the fishy hero is best suited for underwater areas. You also come across power-ups that temporarily give your character new powers, such as stunning enemies with seeds, bouncing around as a ball, or attacking with an extended tail. Beneath the mountain, settings in the game include a jungle, the ocean, and a castle. In each stages, you have to defeat a boss at the end. Eventually, you will encounter the one who stole the Maita Flower. The flower must be retrieved in order to save peace in Trip World.</text:p>
          </table:table-cell>
          <table:table-cell table:formula="of:=CONCATENATE(&quot;&lt;game name=&quot;;CHAR(34);[.A529];CHAR(34);&quot;&gt; &lt;year&gt;&quot;;[.B529];&quot;&lt;/year&gt; &lt;rating&gt;&quot;;[.C529];&quot;&lt;/rating&gt; &lt;title&gt;&quot;;[.D529];&quot;&lt;/title&gt; &lt;pub&gt;&quot;;[.E529];&quot;&lt;/pub&gt; &lt;dev&gt;&quot;;[.F529];&quot;&lt;/dev&gt; &lt;genre&gt;&quot;;[.G529];&quot;&lt;/genre&gt; &lt;score&gt;&quot;;[.H529];&quot;&lt;/score&gt; &lt;player&gt;&quot;;[.I529];&quot;&lt;/player&gt; &lt;story&gt;&quot;;[.J529];&quot;&lt;/story&gt; &lt;/game&gt;&quot;)" office:value-type="string" office:string-value="&lt;game name=&quot;Trip World (Europe)&quot;&gt; &lt;year&gt;1992&lt;/year&gt; &lt;rating&gt;ESRB - E (Everyone)&lt;/rating&gt; &lt;title&gt;Trip World &lt;/title&gt; &lt;pub&gt;Sun Electronics Corp.&lt;/pub&gt; &lt;dev&gt;Sun Electronics Corp.&lt;/dev&gt; &lt;genre&gt;Platform&lt;/genre&gt; &lt;score&gt;3.3&lt;/score&gt; &lt;player&gt;1 Player&lt;/player&gt; &lt;story&gt;Thanks to the Maita Flower, Trip World is at peace. It is being protected by an old Shabubu, a member of a race of bunny-like beings. The flower grows on the holy mountain known as Mount Dubious. However, one day the old Shabubu is attacked and the Maita Flower is stolen. Trip World becomes disarranged and its inhabitants don't stop quarreling with each other. But there is one hope in the form of the old Shabubu's grandson, Yacopu (also spelled Yakopoo).****The player controls Yacopu through five stages in this side-scrolling platformer. The young Shabubu's trademark ability is to shapeshift into different forms. In his normal form, he is able to walk and jump as well as to kick enemies, Yacopu's primary way of attacking. Unlike in many other platformers, many of the enemies don't harm you on contact and push your character around instead. However, certain foes might attack you after you damaged them, while others do so from the beginning.****At almost any time, the player can change to the flying or fish form. Flying Yacopu is able to reach places he wouldn't otherwise be able to, while the fishy hero is best suited for underwater areas. You also come across power-ups that temporarily give your character new powers, such as stunning enemies with seeds, bouncing around as a ball, or attacking with an extended tail. Beneath the mountain, settings in the game include a jungle, the ocean, and a castle. In each stages, you have to defeat a boss at the end. Eventually, you will encounter the one who stole the Maita Flower. The flower must be retrieved in order to save peace in Trip World.&lt;/story&gt; &lt;/game&gt;">
            <text:p>&lt;game name="Trip World (Europe)"&gt; &lt;year&gt;1992&lt;/year&gt; &lt;rating&gt;ESRB - E (Everyone)&lt;/rating&gt; &lt;title&gt;Trip World &lt;/title&gt; &lt;pub&gt;Sun Electronics Corp.&lt;/pub&gt; &lt;dev&gt;Sun Electronics Corp.&lt;/dev&gt; &lt;genre&gt;Platform&lt;/genre&gt; &lt;score&gt;3.3&lt;/score&gt; &lt;player&gt;1 Player&lt;/player&gt; &lt;story&gt;Thanks to the Maita Flower, Trip World is at peace. It is being protected by an old Shabubu, a member of a race of bunny-like beings. The flower grows on the holy mountain known as Mount Dubious. However, one day the old Shabubu is attacked and the Maita Flower is stolen. Trip World becomes disarranged and its inhabitants don't stop quarreling with each other. But there is one hope in the form of the old Shabubu's grandson, Yacopu (also spelled Yakopoo).****The player controls Yacopu through five stages in this side-scrolling platformer. The young Shabubu's trademark ability is to shapeshift into different forms. In his normal form, he is able to walk and jump as well as to kick enemies, Yacopu's primary way of attacking. Unlike in many other platformers, many of the enemies don't harm you on contact and push your character around instead. However, certain foes might attack you after you damaged them, while others do so from the beginning.****At almost any time, the player can change to the flying or fish form. Flying Yacopu is able to reach places he wouldn't otherwise be able to, while the fishy hero is best suited for underwater areas. You also come across power-ups that temporarily give your character new powers, such as stunning enemies with seeds, bouncing around as a ball, or attacking with an extended tail. Beneath the mountain, settings in the game include a jungle, the ocean, and a castle. In each stages, you have to defeat a boss at the end. Eventually, you will encounter the one who stole the Maita Flower. The flower must be retrieved in order to save peace in Trip World.&lt;/story&gt; &lt;/game&gt;</text:p>
          </table:table-cell>
        </table:table-row>
        <table:table-row table:style-name="ro1">
          <table:table-cell office:value-type="string">
            <text:p>True Lies (USA, Europe)</text:p>
          </table:table-cell>
          <table:table-cell office:value-type="float" office:value="1995">
            <text:p>1995</text:p>
          </table:table-cell>
          <table:table-cell office:value-type="string">
            <text:p>ESRB - E (Everyone)</text:p>
          </table:table-cell>
          <table:table-cell office:value-type="string">
            <text:p>True Lies </text:p>
          </table:table-cell>
          <table:table-cell office:value-type="string">
            <text:p>Acclaim Entertainment, Inc.</text:p>
          </table:table-cell>
          <table:table-cell office:value-type="string">
            <text:p>Beam Software Pty., Ltd.</text:p>
          </table:table-cell>
          <table:table-cell office:value-type="string">
            <text:p>Shooter</text:p>
          </table:table-cell>
          <table:table-cell office:value-type="string">
            <text:p>3.5</text:p>
          </table:table-cell>
          <table:table-cell office:value-type="string">
            <text:p>1 Player</text:p>
          </table:table-cell>
          <table:table-cell office:value-type="string">
            <text:p>Take charge of gun toting Arnie in this top down omni-scrolling action shooter. Arnie takes on the terrorists using a variety of weapons in all the locations from the movie of the same name.**In each location you have a mission such as retrieve data or capture a terrorist.This usually involves searching around for your goal while dispatching enemies and trying to minimise civilian casualties. The emphasis is on action and weapons, in particular Arnold's favourites: flame thrower and the uzi. He also has a diving roll to help him dodge the enemies bullets and come back guns blazing..</text:p>
          </table:table-cell>
          <table:table-cell table:formula="of:=CONCATENATE(&quot;&lt;game name=&quot;;CHAR(34);[.A530];CHAR(34);&quot;&gt; &lt;year&gt;&quot;;[.B530];&quot;&lt;/year&gt; &lt;rating&gt;&quot;;[.C530];&quot;&lt;/rating&gt; &lt;title&gt;&quot;;[.D530];&quot;&lt;/title&gt; &lt;pub&gt;&quot;;[.E530];&quot;&lt;/pub&gt; &lt;dev&gt;&quot;;[.F530];&quot;&lt;/dev&gt; &lt;genre&gt;&quot;;[.G530];&quot;&lt;/genre&gt; &lt;score&gt;&quot;;[.H530];&quot;&lt;/score&gt; &lt;player&gt;&quot;;[.I530];&quot;&lt;/player&gt; &lt;story&gt;&quot;;[.J530];&quot;&lt;/story&gt; &lt;/game&gt;&quot;)" office:value-type="string" office:string-value="&lt;game name=&quot;True Lies (USA, Europe)&quot;&gt; &lt;year&gt;1995&lt;/year&gt; &lt;rating&gt;ESRB - E (Everyone)&lt;/rating&gt; &lt;title&gt;True Lies &lt;/title&gt; &lt;pub&gt;Acclaim Entertainment, Inc.&lt;/pub&gt; &lt;dev&gt;Beam Software Pty., Ltd.&lt;/dev&gt; &lt;genre&gt;Shooter&lt;/genre&gt; &lt;score&gt;3.5&lt;/score&gt; &lt;player&gt;1 Player&lt;/player&gt; &lt;story&gt;Take charge of gun toting Arnie in this top down omni-scrolling action shooter. Arnie takes on the terrorists using a variety of weapons in all the locations from the movie of the same name.**In each location you have a mission such as retrieve data or capture a terrorist.This usually involves searching around for your goal while dispatching enemies and trying to minimise civilian casualties. The emphasis is on action and weapons, in particular Arnold's favourites: flame thrower and the uzi. He also has a diving roll to help him dodge the enemies bullets and come back guns blazing..&lt;/story&gt; &lt;/game&gt;">
            <text:p>&lt;game name="True Lies (USA, Europe)"&gt; &lt;year&gt;1995&lt;/year&gt; &lt;rating&gt;ESRB - E (Everyone)&lt;/rating&gt; &lt;title&gt;True Lies &lt;/title&gt; &lt;pub&gt;Acclaim Entertainment, Inc.&lt;/pub&gt; &lt;dev&gt;Beam Software Pty., Ltd.&lt;/dev&gt; &lt;genre&gt;Shooter&lt;/genre&gt; &lt;score&gt;3.5&lt;/score&gt; &lt;player&gt;1 Player&lt;/player&gt; &lt;story&gt;Take charge of gun toting Arnie in this top down omni-scrolling action shooter. Arnie takes on the terrorists using a variety of weapons in all the locations from the movie of the same name.**In each location you have a mission such as retrieve data or capture a terrorist.This usually involves searching around for your goal while dispatching enemies and trying to minimise civilian casualties. The emphasis is on action and weapons, in particular Arnold's favourites: flame thrower and the uzi. He also has a diving roll to help him dodge the enemies bullets and come back guns blazing..&lt;/story&gt; &lt;/game&gt;</text:p>
          </table:table-cell>
        </table:table-row>
        <table:table-row table:style-name="ro1">
          <table:table-cell office:value-type="string">
            <text:p>Tumble Pop (USA, Europe)</text:p>
          </table:table-cell>
          <table:table-cell office:value-type="float" office:value="1993">
            <text:p>1993</text:p>
          </table:table-cell>
          <table:table-cell office:value-type="string">
            <text:p>ESRB - E (Everyone)</text:p>
          </table:table-cell>
          <table:table-cell office:value-type="string">
            <text:p>Tumble Pop </text:p>
          </table:table-cell>
          <table:table-cell table:number-columns-repeated="2" office:value-type="string">
            <text:p>Data East Corporation</text:p>
          </table:table-cell>
          <table:table-cell office:value-type="string">
            <text:p>Action</text:p>
          </table:table-cell>
          <table:table-cell office:value-type="string">
            <text:p>1.4</text:p>
          </table:table-cell>
          <table:table-cell office:value-type="string">
            <text:p>1-2 Players</text:p>
          </table:table-cell>
          <table:table-cell office:value-type="string">
            <text:p>Tumble Pop is a platform game similar along the lines of Bubble Bobble. Your character has a vacuum cleaner attached to his backpack, and you must use it to suck up enemies into the backpack and shoot them back out before they break out. Enemies will often give out letters that spell out the word TUMBLEPOP. If the player collects all the letters, the current level is bypassed and a bonus game will be played where money, extra lives, and other items can be collected. After several levels, a boss needs to be defeated, and these bosses include a squid, man-eating plant, a genie, a fire creature, snow man, clown throwing bombs, robot, and a giant alien creature. A construction mode is available, so that you can create your own levels.</text:p>
          </table:table-cell>
          <table:table-cell table:formula="of:=CONCATENATE(&quot;&lt;game name=&quot;;CHAR(34);[.A531];CHAR(34);&quot;&gt; &lt;year&gt;&quot;;[.B531];&quot;&lt;/year&gt; &lt;rating&gt;&quot;;[.C531];&quot;&lt;/rating&gt; &lt;title&gt;&quot;;[.D531];&quot;&lt;/title&gt; &lt;pub&gt;&quot;;[.E531];&quot;&lt;/pub&gt; &lt;dev&gt;&quot;;[.F531];&quot;&lt;/dev&gt; &lt;genre&gt;&quot;;[.G531];&quot;&lt;/genre&gt; &lt;score&gt;&quot;;[.H531];&quot;&lt;/score&gt; &lt;player&gt;&quot;;[.I531];&quot;&lt;/player&gt; &lt;story&gt;&quot;;[.J531];&quot;&lt;/story&gt; &lt;/game&gt;&quot;)" office:value-type="string" office:string-value="&lt;game name=&quot;Tumble Pop (USA, Europe)&quot;&gt; &lt;year&gt;1993&lt;/year&gt; &lt;rating&gt;ESRB - E (Everyone)&lt;/rating&gt; &lt;title&gt;Tumble Pop &lt;/title&gt; &lt;pub&gt;Data East Corporation&lt;/pub&gt; &lt;dev&gt;Data East Corporation&lt;/dev&gt; &lt;genre&gt;Action&lt;/genre&gt; &lt;score&gt;1.4&lt;/score&gt; &lt;player&gt;1-2 Players&lt;/player&gt; &lt;story&gt;Tumble Pop is a platform game similar along the lines of Bubble Bobble. Your character has a vacuum cleaner attached to his backpack, and you must use it to suck up enemies into the backpack and shoot them back out before they break out. Enemies will often give out letters that spell out the word TUMBLEPOP. If the player collects all the letters, the current level is bypassed and a bonus game will be played where money, extra lives, and other items can be collected. After several levels, a boss needs to be defeated, and these bosses include a squid, man-eating plant, a genie, a fire creature, snow man, clown throwing bombs, robot, and a giant alien creature. A construction mode is available, so that you can create your own levels.&lt;/story&gt; &lt;/game&gt;">
            <text:p>&lt;game name="Tumble Pop (USA, Europe)"&gt; &lt;year&gt;1993&lt;/year&gt; &lt;rating&gt;ESRB - E (Everyone)&lt;/rating&gt; &lt;title&gt;Tumble Pop &lt;/title&gt; &lt;pub&gt;Data East Corporation&lt;/pub&gt; &lt;dev&gt;Data East Corporation&lt;/dev&gt; &lt;genre&gt;Action&lt;/genre&gt; &lt;score&gt;1.4&lt;/score&gt; &lt;player&gt;1-2 Players&lt;/player&gt; &lt;story&gt;Tumble Pop is a platform game similar along the lines of Bubble Bobble. Your character has a vacuum cleaner attached to his backpack, and you must use it to suck up enemies into the backpack and shoot them back out before they break out. Enemies will often give out letters that spell out the word TUMBLEPOP. If the player collects all the letters, the current level is bypassed and a bonus game will be played where money, extra lives, and other items can be collected. After several levels, a boss needs to be defeated, and these bosses include a squid, man-eating plant, a genie, a fire creature, snow man, clown throwing bombs, robot, and a giant alien creature. A construction mode is available, so that you can create your own levels.&lt;/story&gt; &lt;/game&gt;</text:p>
          </table:table-cell>
        </table:table-row>
        <table:table-row table:style-name="ro1">
          <table:table-cell office:value-type="string">
            <text:p>Turn and Burn (USA)</text:p>
          </table:table-cell>
          <table:table-cell office:value-type="float" office:value="1992">
            <text:p>1992</text:p>
          </table:table-cell>
          <table:table-cell office:value-type="string">
            <text:p>ESRB - E (Everyone)</text:p>
          </table:table-cell>
          <table:table-cell office:value-type="string">
            <text:p>Turn and Burn </text:p>
          </table:table-cell>
          <table:table-cell office:value-type="string">
            <text:p>Activision, Inc.</text:p>
          </table:table-cell>
          <table:table-cell office:value-type="string">
            <text:p>Imagineering Inc.</text:p>
          </table:table-cell>
          <table:table-cell office:value-type="string">
            <text:p>Flying</text:p>
          </table:table-cell>
          <table:table-cell office:value-type="string">
            <text:p>2.1</text:p>
          </table:table-cell>
          <table:table-cell office:value-type="string">
            <text:p>1 Player</text:p>
          </table:table-cell>
          <table:table-cell office:value-type="string">
            <text:p>In Turn and Burn: The F-14 Dogfight Simulator the player mans a F-14 combat fighter and has to solve various missions, e.g. destroying an enemy base or destroying all enemy aircraft in the area. However, despite the name this is more an action game than a simulation. So the player flies through the area and uses the weapon systems - cannons, missiles and ECM (electronic countermeasure to deflect enemy missiles) - to kill opposing forces. The game is played from a first-person view and the cockpit offers information like a radar and the fuel, which has to refilled when running out. This is handled in-flight. The missions, which begin with a starting and end with a landing sequence, are stringed together without plot.</text:p>
          </table:table-cell>
          <table:table-cell table:formula="of:=CONCATENATE(&quot;&lt;game name=&quot;;CHAR(34);[.A532];CHAR(34);&quot;&gt; &lt;year&gt;&quot;;[.B532];&quot;&lt;/year&gt; &lt;rating&gt;&quot;;[.C532];&quot;&lt;/rating&gt; &lt;title&gt;&quot;;[.D532];&quot;&lt;/title&gt; &lt;pub&gt;&quot;;[.E532];&quot;&lt;/pub&gt; &lt;dev&gt;&quot;;[.F532];&quot;&lt;/dev&gt; &lt;genre&gt;&quot;;[.G532];&quot;&lt;/genre&gt; &lt;score&gt;&quot;;[.H532];&quot;&lt;/score&gt; &lt;player&gt;&quot;;[.I532];&quot;&lt;/player&gt; &lt;story&gt;&quot;;[.J532];&quot;&lt;/story&gt; &lt;/game&gt;&quot;)" office:value-type="string" office:string-value="&lt;game name=&quot;Turn and Burn (USA)&quot;&gt; &lt;year&gt;1992&lt;/year&gt; &lt;rating&gt;ESRB - E (Everyone)&lt;/rating&gt; &lt;title&gt;Turn and Burn &lt;/title&gt; &lt;pub&gt;Activision, Inc.&lt;/pub&gt; &lt;dev&gt;Imagineering Inc.&lt;/dev&gt; &lt;genre&gt;Flying&lt;/genre&gt; &lt;score&gt;2.1&lt;/score&gt; &lt;player&gt;1 Player&lt;/player&gt; &lt;story&gt;In Turn and Burn: The F-14 Dogfight Simulator the player mans a F-14 combat fighter and has to solve various missions, e.g. destroying an enemy base or destroying all enemy aircraft in the area. However, despite the name this is more an action game than a simulation. So the player flies through the area and uses the weapon systems - cannons, missiles and ECM (electronic countermeasure to deflect enemy missiles) - to kill opposing forces. The game is played from a first-person view and the cockpit offers information like a radar and the fuel, which has to refilled when running out. This is handled in-flight. The missions, which begin with a starting and end with a landing sequence, are stringed together without plot.&lt;/story&gt; &lt;/game&gt;">
            <text:p>&lt;game name="Turn and Burn (USA)"&gt; &lt;year&gt;1992&lt;/year&gt; &lt;rating&gt;ESRB - E (Everyone)&lt;/rating&gt; &lt;title&gt;Turn and Burn &lt;/title&gt; &lt;pub&gt;Activision, Inc.&lt;/pub&gt; &lt;dev&gt;Imagineering Inc.&lt;/dev&gt; &lt;genre&gt;Flying&lt;/genre&gt; &lt;score&gt;2.1&lt;/score&gt; &lt;player&gt;1 Player&lt;/player&gt; &lt;story&gt;In Turn and Burn: The F-14 Dogfight Simulator the player mans a F-14 combat fighter and has to solve various missions, e.g. destroying an enemy base or destroying all enemy aircraft in the area. However, despite the name this is more an action game than a simulation. So the player flies through the area and uses the weapon systems - cannons, missiles and ECM (electronic countermeasure to deflect enemy missiles) - to kill opposing forces. The game is played from a first-person view and the cockpit offers information like a radar and the fuel, which has to refilled when running out. This is handled in-flight. The missions, which begin with a starting and end with a landing sequence, are stringed together without plot.&lt;/story&gt; &lt;/game&gt;</text:p>
          </table:table-cell>
        </table:table-row>
        <table:table-row table:style-name="ro1">
          <table:table-cell office:value-type="string">
            <text:p>Turok - Battle of the Bionosaurs (USA, Europe)</text:p>
          </table:table-cell>
          <table:table-cell office:value-type="float" office:value="1997">
            <text:p>1997</text:p>
          </table:table-cell>
          <table:table-cell office:value-type="string">
            <text:p>ESRB - E (Everyone)</text:p>
          </table:table-cell>
          <table:table-cell office:value-type="string">
            <text:p>Turok - Battle of the Bionosaurs </text:p>
          </table:table-cell>
          <table:table-cell office:value-type="string">
            <text:p>Acclaim Entertainment, Inc.</text:p>
          </table:table-cell>
          <table:table-cell office:value-type="string">
            <text:p>Bit Managers S.L.</text:p>
          </table:table-cell>
          <table:table-cell office:value-type="string">
            <text:p>Platform</text:p>
          </table:table-cell>
          <table:table-cell office:value-type="string">
            <text:p>2.8</text:p>
          </table:table-cell>
          <table:table-cell office:value-type="string">
            <text:p>1 Player</text:p>
          </table:table-cell>
          <table:table-cell office:value-type="string">
            <text:p>Battle of the Bionosaurs is a companion to its N64 and PC counterpart Turok: Dinosaur Hunter. As Turok you are tasked with battling dinosaurs, cyborgs and ruthless mercenaries to achieve ultimate victory over evil. You get a wide variety of weapons through the eight levels of battle and objectives. Use the weapons carefully as different adversaries react differently to each one. You get to explore large levels and use a password system to save your progress.</text:p>
          </table:table-cell>
          <table:table-cell table:formula="of:=CONCATENATE(&quot;&lt;game name=&quot;;CHAR(34);[.A533];CHAR(34);&quot;&gt; &lt;year&gt;&quot;;[.B533];&quot;&lt;/year&gt; &lt;rating&gt;&quot;;[.C533];&quot;&lt;/rating&gt; &lt;title&gt;&quot;;[.D533];&quot;&lt;/title&gt; &lt;pub&gt;&quot;;[.E533];&quot;&lt;/pub&gt; &lt;dev&gt;&quot;;[.F533];&quot;&lt;/dev&gt; &lt;genre&gt;&quot;;[.G533];&quot;&lt;/genre&gt; &lt;score&gt;&quot;;[.H533];&quot;&lt;/score&gt; &lt;player&gt;&quot;;[.I533];&quot;&lt;/player&gt; &lt;story&gt;&quot;;[.J533];&quot;&lt;/story&gt; &lt;/game&gt;&quot;)" office:value-type="string" office:string-value="&lt;game name=&quot;Turok - Battle of the Bionosaurs (USA, Europe)&quot;&gt; &lt;year&gt;1997&lt;/year&gt; &lt;rating&gt;ESRB - E (Everyone)&lt;/rating&gt; &lt;title&gt;Turok - Battle of the Bionosaurs &lt;/title&gt; &lt;pub&gt;Acclaim Entertainment, Inc.&lt;/pub&gt; &lt;dev&gt;Bit Managers S.L.&lt;/dev&gt; &lt;genre&gt;Platform&lt;/genre&gt; &lt;score&gt;2.8&lt;/score&gt; &lt;player&gt;1 Player&lt;/player&gt; &lt;story&gt;Battle of the Bionosaurs is a companion to its N64 and PC counterpart Turok: Dinosaur Hunter. As Turok you are tasked with battling dinosaurs, cyborgs and ruthless mercenaries to achieve ultimate victory over evil. You get a wide variety of weapons through the eight levels of battle and objectives. Use the weapons carefully as different adversaries react differently to each one. You get to explore large levels and use a password system to save your progress.&lt;/story&gt; &lt;/game&gt;">
            <text:p>&lt;game name="Turok - Battle of the Bionosaurs (USA, Europe)"&gt; &lt;year&gt;1997&lt;/year&gt; &lt;rating&gt;ESRB - E (Everyone)&lt;/rating&gt; &lt;title&gt;Turok - Battle of the Bionosaurs &lt;/title&gt; &lt;pub&gt;Acclaim Entertainment, Inc.&lt;/pub&gt; &lt;dev&gt;Bit Managers S.L.&lt;/dev&gt; &lt;genre&gt;Platform&lt;/genre&gt; &lt;score&gt;2.8&lt;/score&gt; &lt;player&gt;1 Player&lt;/player&gt; &lt;story&gt;Battle of the Bionosaurs is a companion to its N64 and PC counterpart Turok: Dinosaur Hunter. As Turok you are tasked with battling dinosaurs, cyborgs and ruthless mercenaries to achieve ultimate victory over evil. You get a wide variety of weapons through the eight levels of battle and objectives. Use the weapons carefully as different adversaries react differently to each one. You get to explore large levels and use a password system to save your progress.&lt;/story&gt; &lt;/game&gt;</text:p>
          </table:table-cell>
        </table:table-row>
        <table:table-row table:style-name="ro1">
          <table:table-cell office:value-type="string">
            <text:p>Turrican (USA, Europe)</text:p>
          </table:table-cell>
          <table:table-cell office:value-type="float" office:value="1991">
            <text:p>1991</text:p>
          </table:table-cell>
          <table:table-cell office:value-type="string">
            <text:p>ESRB - E (Everyone)</text:p>
          </table:table-cell>
          <table:table-cell office:value-type="string">
            <text:p>Turrican </text:p>
          </table:table-cell>
          <table:table-cell office:value-type="string">
            <text:p>Accolade, Inc.</text:p>
          </table:table-cell>
          <table:table-cell office:value-type="string">
            <text:p>Rainbow Arts Software GmbH</text:p>
          </table:table-cell>
          <table:table-cell office:value-type="string">
            <text:p>Platform</text:p>
          </table:table-cell>
          <table:table-cell office:value-type="string">
            <text:p>3.6</text:p>
          </table:table-cell>
          <table:table-cell office:value-type="string">
            <text:p>1 Player</text:p>
          </table:table-cell>
          <table:table-cell office:value-type="string">
            <text:p>Three-headed demon Morgul has been influencing people's dreams to create nightmares, but more recently these nightmares have become real. Only Turrican can save them in this fast paced side scrolling shoot-em up. It features 5 worlds and 13 levels of challenging gameplay.****Gameplay is conceptually simple: just jump, shoot and explore. However, this game puts a lot of emphasis on finding and using the 10 different weapons Turrican can collect.</text:p>
          </table:table-cell>
          <table:table-cell table:formula="of:=CONCATENATE(&quot;&lt;game name=&quot;;CHAR(34);[.A534];CHAR(34);&quot;&gt; &lt;year&gt;&quot;;[.B534];&quot;&lt;/year&gt; &lt;rating&gt;&quot;;[.C534];&quot;&lt;/rating&gt; &lt;title&gt;&quot;;[.D534];&quot;&lt;/title&gt; &lt;pub&gt;&quot;;[.E534];&quot;&lt;/pub&gt; &lt;dev&gt;&quot;;[.F534];&quot;&lt;/dev&gt; &lt;genre&gt;&quot;;[.G534];&quot;&lt;/genre&gt; &lt;score&gt;&quot;;[.H534];&quot;&lt;/score&gt; &lt;player&gt;&quot;;[.I534];&quot;&lt;/player&gt; &lt;story&gt;&quot;;[.J534];&quot;&lt;/story&gt; &lt;/game&gt;&quot;)" office:value-type="string" office:string-value="&lt;game name=&quot;Turrican (USA, Europe)&quot;&gt; &lt;year&gt;1991&lt;/year&gt; &lt;rating&gt;ESRB - E (Everyone)&lt;/rating&gt; &lt;title&gt;Turrican &lt;/title&gt; &lt;pub&gt;Accolade, Inc.&lt;/pub&gt; &lt;dev&gt;Rainbow Arts Software GmbH&lt;/dev&gt; &lt;genre&gt;Platform&lt;/genre&gt; &lt;score&gt;3.6&lt;/score&gt; &lt;player&gt;1 Player&lt;/player&gt; &lt;story&gt;Three-headed demon Morgul has been influencing people's dreams to create nightmares, but more recently these nightmares have become real. Only Turrican can save them in this fast paced side scrolling shoot-em up. It features 5 worlds and 13 levels of challenging gameplay.****Gameplay is conceptually simple: just jump, shoot and explore. However, this game puts a lot of emphasis on finding and using the 10 different weapons Turrican can collect.&lt;/story&gt; &lt;/game&gt;">
            <text:p>&lt;game name="Turrican (USA, Europe)"&gt; &lt;year&gt;1991&lt;/year&gt; &lt;rating&gt;ESRB - E (Everyone)&lt;/rating&gt; &lt;title&gt;Turrican &lt;/title&gt; &lt;pub&gt;Accolade, Inc.&lt;/pub&gt; &lt;dev&gt;Rainbow Arts Software GmbH&lt;/dev&gt; &lt;genre&gt;Platform&lt;/genre&gt; &lt;score&gt;3.6&lt;/score&gt; &lt;player&gt;1 Player&lt;/player&gt; &lt;story&gt;Three-headed demon Morgul has been influencing people's dreams to create nightmares, but more recently these nightmares have become real. Only Turrican can save them in this fast paced side scrolling shoot-em up. It features 5 worlds and 13 levels of challenging gameplay.****Gameplay is conceptually simple: just jump, shoot and explore. However, this game puts a lot of emphasis on finding and using the 10 different weapons Turrican can collect.&lt;/story&gt; &lt;/game&gt;</text:p>
          </table:table-cell>
        </table:table-row>
        <table:table-row table:style-name="ro1">
          <table:table-cell office:value-type="string">
            <text:p>Ultima - Runes of Virtue (USA)</text:p>
          </table:table-cell>
          <table:table-cell office:value-type="float" office:value="1992">
            <text:p>1992</text:p>
          </table:table-cell>
          <table:table-cell office:value-type="string">
            <text:p>ESRB - E (Everyone)</text:p>
          </table:table-cell>
          <table:table-cell office:value-type="string">
            <text:p>Ultima - Runes of Virtue </text:p>
          </table:table-cell>
          <table:table-cell office:value-type="string">
            <text:p>Pony Canyon, Inc.</text:p>
          </table:table-cell>
          <table:table-cell office:value-type="string">
            <text:p>ORIGIN Systems, Inc.</text:p>
          </table:table-cell>
          <table:table-cell office:value-type="string">
            <text:p>Role-Playing</text:p>
          </table:table-cell>
          <table:table-cell office:value-type="string">
            <text:p>2.8</text:p>
          </table:table-cell>
          <table:table-cell office:value-type="string">
            <text:p>1-2 Players</text:p>
          </table:table-cell>
          <table:table-cell office:value-type="string">
            <text:p>Runes Of Virtue is an action-RPG specifically made for the Game Boy. <text:s/>Taking place in the Ultima universe, your task is to gather the eight virtue rune stones from the eight dungeons which oppose the virtues. <text:s/>The Black Knight has stolen the virtues from the castle of Lord British, and it is your job to recover them.****Initially, you can choose between four characters. <text:s/>These characters are Shamino the ranger, Dupre the swordsman, Iolo the bard, and Mariah the mage. <text:s/>There are three modes of difficulty. <text:s/>Ultima vets will recognize many of the characters from the other Ultimas, including Sherry, Dr. Cat, and Chuckles.</text:p>
          </table:table-cell>
          <table:table-cell table:formula="of:=CONCATENATE(&quot;&lt;game name=&quot;;CHAR(34);[.A535];CHAR(34);&quot;&gt; &lt;year&gt;&quot;;[.B535];&quot;&lt;/year&gt; &lt;rating&gt;&quot;;[.C535];&quot;&lt;/rating&gt; &lt;title&gt;&quot;;[.D535];&quot;&lt;/title&gt; &lt;pub&gt;&quot;;[.E535];&quot;&lt;/pub&gt; &lt;dev&gt;&quot;;[.F535];&quot;&lt;/dev&gt; &lt;genre&gt;&quot;;[.G535];&quot;&lt;/genre&gt; &lt;score&gt;&quot;;[.H535];&quot;&lt;/score&gt; &lt;player&gt;&quot;;[.I535];&quot;&lt;/player&gt; &lt;story&gt;&quot;;[.J535];&quot;&lt;/story&gt; &lt;/game&gt;&quot;)" office:value-type="string" office:string-value="&lt;game name=&quot;Ultima - Runes of Virtue (USA)&quot;&gt; &lt;year&gt;1992&lt;/year&gt; &lt;rating&gt;ESRB - E (Everyone)&lt;/rating&gt; &lt;title&gt;Ultima - Runes of Virtue &lt;/title&gt; &lt;pub&gt;Pony Canyon, Inc.&lt;/pub&gt; &lt;dev&gt;ORIGIN Systems, Inc.&lt;/dev&gt; &lt;genre&gt;Role-Playing&lt;/genre&gt; &lt;score&gt;2.8&lt;/score&gt; &lt;player&gt;1-2 Players&lt;/player&gt; &lt;story&gt;Runes Of Virtue is an action-RPG specifically made for the Game Boy.  Taking place in the Ultima universe, your task is to gather the eight virtue rune stones from the eight dungeons which oppose the virtues.  The Black Knight has stolen the virtues from the castle of Lord British, and it is your job to recover them.****Initially, you can choose between four characters.  These characters are Shamino the ranger, Dupre the swordsman, Iolo the bard, and Mariah the mage.  There are three modes of difficulty.  Ultima vets will recognize many of the characters from the other Ultimas, including Sherry, Dr. Cat, and Chuckles.&lt;/story&gt; &lt;/game&gt;">
            <text:p>&lt;game name="Ultima - Runes of Virtue (USA)"&gt; &lt;year&gt;1992&lt;/year&gt; &lt;rating&gt;ESRB - E (Everyone)&lt;/rating&gt; &lt;title&gt;Ultima - Runes of Virtue &lt;/title&gt; &lt;pub&gt;Pony Canyon, Inc.&lt;/pub&gt; &lt;dev&gt;ORIGIN Systems, Inc.&lt;/dev&gt; &lt;genre&gt;Role-Playing&lt;/genre&gt; &lt;score&gt;2.8&lt;/score&gt; &lt;player&gt;1-2 Players&lt;/player&gt; &lt;story&gt;Runes Of Virtue is an action-RPG specifically made for the Game Boy. <text:s/>Taking place in the Ultima universe, your task is to gather the eight virtue rune stones from the eight dungeons which oppose the virtues. <text:s/>The Black Knight has stolen the virtues from the castle of Lord British, and it is your job to recover them.****Initially, you can choose between four characters. <text:s/>These characters are Shamino the ranger, Dupre the swordsman, Iolo the bard, and Mariah the mage. <text:s/>There are three modes of difficulty. <text:s/>Ultima vets will recognize many of the characters from the other Ultimas, including Sherry, Dr. Cat, and Chuckles.&lt;/story&gt; &lt;/game&gt;</text:p>
          </table:table-cell>
        </table:table-row>
        <table:table-row table:style-name="ro1">
          <table:table-cell office:value-type="string">
            <text:p>Ultima - Runes of Virtue II (USA)</text:p>
          </table:table-cell>
          <table:table-cell office:value-type="float" office:value="1994">
            <text:p>1994</text:p>
          </table:table-cell>
          <table:table-cell office:value-type="string">
            <text:p>ESRB - E (Everyone)</text:p>
          </table:table-cell>
          <table:table-cell office:value-type="string">
            <text:p>Ultima - Runes of Virtue II </text:p>
          </table:table-cell>
          <table:table-cell office:value-type="string">
            <text:p>Pony Canyon, Inc.</text:p>
          </table:table-cell>
          <table:table-cell office:value-type="string">
            <text:p>ORIGIN Systems, Inc.</text:p>
          </table:table-cell>
          <table:table-cell office:value-type="string">
            <text:p>Role-Playing</text:p>
          </table:table-cell>
          <table:table-cell office:value-type="string">
            <text:p>3.6</text:p>
          </table:table-cell>
          <table:table-cell office:value-type="string">
            <text:p>1-2 Players</text:p>
          </table:table-cell>
          <table:table-cell office:value-type="string">
            <text:p>Runes Of Virtue 2 is the sequel to Runes Of Virtue for the Game Boy. <text:s/>Released on the Super NES as well as the Game Boy, Runes Of Virtue 2 maintains the action-RPG gameplay as the original. <text:s/>In this game, the Black Knight kidnaps Lord Tholden, simply out of boredom. <text:s/>Lord British sends you, the Avatar, out to recover Tholden and return peace to Brittania.****As in the first Runes Of Virtue game you have the choice of selecting one of four characters. <text:s/>And again, there are three modes of difficulty.</text:p>
          </table:table-cell>
          <table:table-cell table:formula="of:=CONCATENATE(&quot;&lt;game name=&quot;;CHAR(34);[.A536];CHAR(34);&quot;&gt; &lt;year&gt;&quot;;[.B536];&quot;&lt;/year&gt; &lt;rating&gt;&quot;;[.C536];&quot;&lt;/rating&gt; &lt;title&gt;&quot;;[.D536];&quot;&lt;/title&gt; &lt;pub&gt;&quot;;[.E536];&quot;&lt;/pub&gt; &lt;dev&gt;&quot;;[.F536];&quot;&lt;/dev&gt; &lt;genre&gt;&quot;;[.G536];&quot;&lt;/genre&gt; &lt;score&gt;&quot;;[.H536];&quot;&lt;/score&gt; &lt;player&gt;&quot;;[.I536];&quot;&lt;/player&gt; &lt;story&gt;&quot;;[.J536];&quot;&lt;/story&gt; &lt;/game&gt;&quot;)" office:value-type="string" office:string-value="&lt;game name=&quot;Ultima - Runes of Virtue II (USA)&quot;&gt; &lt;year&gt;1994&lt;/year&gt; &lt;rating&gt;ESRB - E (Everyone)&lt;/rating&gt; &lt;title&gt;Ultima - Runes of Virtue II &lt;/title&gt; &lt;pub&gt;Pony Canyon, Inc.&lt;/pub&gt; &lt;dev&gt;ORIGIN Systems, Inc.&lt;/dev&gt; &lt;genre&gt;Role-Playing&lt;/genre&gt; &lt;score&gt;3.6&lt;/score&gt; &lt;player&gt;1-2 Players&lt;/player&gt; &lt;story&gt;Runes Of Virtue 2 is the sequel to Runes Of Virtue for the Game Boy.  Released on the Super NES as well as the Game Boy, Runes Of Virtue 2 maintains the action-RPG gameplay as the original.  In this game, the Black Knight kidnaps Lord Tholden, simply out of boredom.  Lord British sends you, the Avatar, out to recover Tholden and return peace to Brittania.****As in the first Runes Of Virtue game you have the choice of selecting one of four characters.  And again, there are three modes of difficulty.&lt;/story&gt; &lt;/game&gt;">
            <text:p>&lt;game name="Ultima - Runes of Virtue II (USA)"&gt; &lt;year&gt;1994&lt;/year&gt; &lt;rating&gt;ESRB - E (Everyone)&lt;/rating&gt; &lt;title&gt;Ultima - Runes of Virtue II &lt;/title&gt; &lt;pub&gt;Pony Canyon, Inc.&lt;/pub&gt; &lt;dev&gt;ORIGIN Systems, Inc.&lt;/dev&gt; &lt;genre&gt;Role-Playing&lt;/genre&gt; &lt;score&gt;3.6&lt;/score&gt; &lt;player&gt;1-2 Players&lt;/player&gt; &lt;story&gt;Runes Of Virtue 2 is the sequel to Runes Of Virtue for the Game Boy. <text:s/>Released on the Super NES as well as the Game Boy, Runes Of Virtue 2 maintains the action-RPG gameplay as the original. <text:s/>In this game, the Black Knight kidnaps Lord Tholden, simply out of boredom. <text:s/>Lord British sends you, the Avatar, out to recover Tholden and return peace to Brittania.****As in the first Runes Of Virtue game you have the choice of selecting one of four characters. <text:s/>And again, there are three modes of difficulty.&lt;/story&gt; &lt;/game&gt;</text:p>
          </table:table-cell>
        </table:table-row>
        <table:table-row table:style-name="ro1">
          <table:table-cell office:value-type="string">
            <text:p>Ultra Golf (USA)</text:p>
          </table:table-cell>
          <table:table-cell office:value-type="float" office:value="1992">
            <text:p>1992</text:p>
          </table:table-cell>
          <table:table-cell office:value-type="string">
            <text:p>ESRB - E (Everyone)</text:p>
          </table:table-cell>
          <table:table-cell office:value-type="string">
            <text:p>Ultra Golf </text:p>
          </table:table-cell>
          <table:table-cell table:number-columns-repeated="2" office:value-type="string">
            <text:p>Konami Co., Ltd.</text:p>
          </table:table-cell>
          <table:table-cell office:value-type="string">
            <text:p>Sports/Golf</text:p>
          </table:table-cell>
          <table:table-cell office:value-type="string">
            <text:p>3.2</text:p>
          </table:table-cell>
          <table:table-cell office:value-type="string">
            <text:p>1-2 Players</text:p>
          </table:table-cell>
          <table:table-cell office:value-type="string">
            <text:p>Ultra Golf is a golf game with two courses which can be either played in training or tournament mode. After inspecting the field from a overhead view, the shot is performed from a separate window. First the player gets to choose the direction and club and then the classic "two click" system comes into play: a symbol moves on a circle and its position after pressing the button influences the drift and strength of the shot. It is important to consider the wind direction.</text:p>
          </table:table-cell>
          <table:table-cell table:formula="of:=CONCATENATE(&quot;&lt;game name=&quot;;CHAR(34);[.A537];CHAR(34);&quot;&gt; &lt;year&gt;&quot;;[.B537];&quot;&lt;/year&gt; &lt;rating&gt;&quot;;[.C537];&quot;&lt;/rating&gt; &lt;title&gt;&quot;;[.D537];&quot;&lt;/title&gt; &lt;pub&gt;&quot;;[.E537];&quot;&lt;/pub&gt; &lt;dev&gt;&quot;;[.F537];&quot;&lt;/dev&gt; &lt;genre&gt;&quot;;[.G537];&quot;&lt;/genre&gt; &lt;score&gt;&quot;;[.H537];&quot;&lt;/score&gt; &lt;player&gt;&quot;;[.I537];&quot;&lt;/player&gt; &lt;story&gt;&quot;;[.J537];&quot;&lt;/story&gt; &lt;/game&gt;&quot;)" office:value-type="string" office:string-value="&lt;game name=&quot;Ultra Golf (USA)&quot;&gt; &lt;year&gt;1992&lt;/year&gt; &lt;rating&gt;ESRB - E (Everyone)&lt;/rating&gt; &lt;title&gt;Ultra Golf &lt;/title&gt; &lt;pub&gt;Konami Co., Ltd.&lt;/pub&gt; &lt;dev&gt;Konami Co., Ltd.&lt;/dev&gt; &lt;genre&gt;Sports/Golf&lt;/genre&gt; &lt;score&gt;3.2&lt;/score&gt; &lt;player&gt;1-2 Players&lt;/player&gt; &lt;story&gt;Ultra Golf is a golf game with two courses which can be either played in training or tournament mode. After inspecting the field from a overhead view, the shot is performed from a separate window. First the player gets to choose the direction and club and then the classic &quot;two click&quot; system comes into play: a symbol moves on a circle and its position after pressing the button influences the drift and strength of the shot. It is important to consider the wind direction.&lt;/story&gt; &lt;/game&gt;">
            <text:p>&lt;game name="Ultra Golf (USA)"&gt; &lt;year&gt;1992&lt;/year&gt; &lt;rating&gt;ESRB - E (Everyone)&lt;/rating&gt; &lt;title&gt;Ultra Golf &lt;/title&gt; &lt;pub&gt;Konami Co., Ltd.&lt;/pub&gt; &lt;dev&gt;Konami Co., Ltd.&lt;/dev&gt; &lt;genre&gt;Sports/Golf&lt;/genre&gt; &lt;score&gt;3.2&lt;/score&gt; &lt;player&gt;1-2 Players&lt;/player&gt; &lt;story&gt;Ultra Golf is a golf game with two courses which can be either played in training or tournament mode. After inspecting the field from a overhead view, the shot is performed from a separate window. First the player gets to choose the direction and club and then the classic "two click" system comes into play: a symbol moves on a circle and its position after pressing the button influences the drift and strength of the shot. It is important to consider the wind direction.&lt;/story&gt; &lt;/game&gt;</text:p>
          </table:table-cell>
        </table:table-row>
        <table:table-row table:style-name="ro1">
          <table:table-cell office:value-type="string">
            <text:p>Universal Soldier (USA, Europe)</text:p>
          </table:table-cell>
          <table:table-cell office:value-type="float" office:value="1992">
            <text:p>1992</text:p>
          </table:table-cell>
          <table:table-cell office:value-type="string">
            <text:p>ESRB - E (Everyone)</text:p>
          </table:table-cell>
          <table:table-cell office:value-type="string">
            <text:p>Universal Soldier </text:p>
          </table:table-cell>
          <table:table-cell office:value-type="string">
            <text:p>Accolade, Inc.</text:p>
          </table:table-cell>
          <table:table-cell office:value-type="string">
            <text:p>Code Monkeys Ltd., The</text:p>
          </table:table-cell>
          <table:table-cell office:value-type="string">
            <text:p>Platform</text:p>
          </table:table-cell>
          <table:table-cell office:value-type="string">
            <text:p>3.0</text:p>
          </table:table-cell>
          <table:table-cell office:value-type="string">
            <text:p>1 Player</text:p>
          </table:table-cell>
          <table:table-cell office:value-type="string">
            <text:p>Universal Soldier is the licensed video game based on the 1992 movie starring Jean-Claude Van Damme. <text:s/>You control Van Damme's character as he turns against his platoon and attempts to bring down the corrupt government organization that created him.****This game uses the Turrican engine. It's basically the same as Turrican, but with different graphics and levels.</text:p>
          </table:table-cell>
          <table:table-cell table:formula="of:=CONCATENATE(&quot;&lt;game name=&quot;;CHAR(34);[.A538];CHAR(34);&quot;&gt; &lt;year&gt;&quot;;[.B538];&quot;&lt;/year&gt; &lt;rating&gt;&quot;;[.C538];&quot;&lt;/rating&gt; &lt;title&gt;&quot;;[.D538];&quot;&lt;/title&gt; &lt;pub&gt;&quot;;[.E538];&quot;&lt;/pub&gt; &lt;dev&gt;&quot;;[.F538];&quot;&lt;/dev&gt; &lt;genre&gt;&quot;;[.G538];&quot;&lt;/genre&gt; &lt;score&gt;&quot;;[.H538];&quot;&lt;/score&gt; &lt;player&gt;&quot;;[.I538];&quot;&lt;/player&gt; &lt;story&gt;&quot;;[.J538];&quot;&lt;/story&gt; &lt;/game&gt;&quot;)" office:value-type="string" office:string-value="&lt;game name=&quot;Universal Soldier (USA, Europe)&quot;&gt; &lt;year&gt;1992&lt;/year&gt; &lt;rating&gt;ESRB - E (Everyone)&lt;/rating&gt; &lt;title&gt;Universal Soldier &lt;/title&gt; &lt;pub&gt;Accolade, Inc.&lt;/pub&gt; &lt;dev&gt;Code Monkeys Ltd., The&lt;/dev&gt; &lt;genre&gt;Platform&lt;/genre&gt; &lt;score&gt;3.0&lt;/score&gt; &lt;player&gt;1 Player&lt;/player&gt; &lt;story&gt;Universal Soldier is the licensed video game based on the 1992 movie starring Jean-Claude Van Damme.  You control Van Damme's character as he turns against his platoon and attempts to bring down the corrupt government organization that created him.****This game uses the Turrican engine. It's basically the same as Turrican, but with different graphics and levels.&lt;/story&gt; &lt;/game&gt;">
            <text:p>&lt;game name="Universal Soldier (USA, Europe)"&gt; &lt;year&gt;1992&lt;/year&gt; &lt;rating&gt;ESRB - E (Everyone)&lt;/rating&gt; &lt;title&gt;Universal Soldier &lt;/title&gt; &lt;pub&gt;Accolade, Inc.&lt;/pub&gt; &lt;dev&gt;Code Monkeys Ltd., The&lt;/dev&gt; &lt;genre&gt;Platform&lt;/genre&gt; &lt;score&gt;3.0&lt;/score&gt; &lt;player&gt;1 Player&lt;/player&gt; &lt;story&gt;Universal Soldier is the licensed video game based on the 1992 movie starring Jean-Claude Van Damme. <text:s/>You control Van Damme's character as he turns against his platoon and attempts to bring down the corrupt government organization that created him.****This game uses the Turrican engine. It's basically the same as Turrican, but with different graphics and levels.&lt;/story&gt; &lt;/game&gt;</text:p>
          </table:table-cell>
        </table:table-row>
        <table:table-row table:style-name="ro1">
          <table:table-cell office:value-type="string">
            <text:p>Urban Strike (USA, Europe)</text:p>
          </table:table-cell>
          <table:table-cell office:value-type="float" office:value="1996">
            <text:p>1996</text:p>
          </table:table-cell>
          <table:table-cell office:value-type="string">
            <text:p>ESRB - E (Everyone)</text:p>
          </table:table-cell>
          <table:table-cell office:value-type="string">
            <text:p>Urban Strike </text:p>
          </table:table-cell>
          <table:table-cell office:value-type="string">
            <text:p>Black Pearl Software</text:p>
          </table:table-cell>
          <table:table-cell office:value-type="string">
            <text:p>Electronic Arts, Inc.</text:p>
          </table:table-cell>
          <table:table-cell office:value-type="string">
            <text:p>Action</text:p>
          </table:table-cell>
          <table:table-cell office:value-type="string">
            <text:p>3.5</text:p>
          </table:table-cell>
          <table:table-cell office:value-type="string">
            <text:p>1 Player</text:p>
          </table:table-cell>
          <table:table-cell office:value-type="string">
            <text:p>Urban Strike is the third <text:s/>in EA's long running series of helicopter action games. <text:s/>An evil genius named H. R. Malone has started a cult and managed to gather millions of followers. <text:s/>Malone is using his influence and wealth to build a super weapon with which he will overthrow the government. <text:s/>You will once again suit up and take control of various types of helicopters to stop Malone's evil scheme.****Urban Strike is the first, and only, game in the Strike series to feature non-vehicular combat. <text:s/>In some levels you will leave your helicopter and proceed on foot.</text:p>
          </table:table-cell>
          <table:table-cell table:formula="of:=CONCATENATE(&quot;&lt;game name=&quot;;CHAR(34);[.A539];CHAR(34);&quot;&gt; &lt;year&gt;&quot;;[.B539];&quot;&lt;/year&gt; &lt;rating&gt;&quot;;[.C539];&quot;&lt;/rating&gt; &lt;title&gt;&quot;;[.D539];&quot;&lt;/title&gt; &lt;pub&gt;&quot;;[.E539];&quot;&lt;/pub&gt; &lt;dev&gt;&quot;;[.F539];&quot;&lt;/dev&gt; &lt;genre&gt;&quot;;[.G539];&quot;&lt;/genre&gt; &lt;score&gt;&quot;;[.H539];&quot;&lt;/score&gt; &lt;player&gt;&quot;;[.I539];&quot;&lt;/player&gt; &lt;story&gt;&quot;;[.J539];&quot;&lt;/story&gt; &lt;/game&gt;&quot;)" office:value-type="string" office:string-value="&lt;game name=&quot;Urban Strike (USA, Europe)&quot;&gt; &lt;year&gt;1996&lt;/year&gt; &lt;rating&gt;ESRB - E (Everyone)&lt;/rating&gt; &lt;title&gt;Urban Strike &lt;/title&gt; &lt;pub&gt;Black Pearl Software&lt;/pub&gt; &lt;dev&gt;Electronic Arts, Inc.&lt;/dev&gt; &lt;genre&gt;Action&lt;/genre&gt; &lt;score&gt;3.5&lt;/score&gt; &lt;player&gt;1 Player&lt;/player&gt; &lt;story&gt;Urban Strike is the third  in EA's long running series of helicopter action games.  An evil genius named H. R. Malone has started a cult and managed to gather millions of followers.  Malone is using his influence and wealth to build a super weapon with which he will overthrow the government.  You will once again suit up and take control of various types of helicopters to stop Malone's evil scheme.****Urban Strike is the first, and only, game in the Strike series to feature non-vehicular combat.  In some levels you will leave your helicopter and proceed on foot.&lt;/story&gt; &lt;/game&gt;">
            <text:p>&lt;game name="Urban Strike (USA, Europe)"&gt; &lt;year&gt;1996&lt;/year&gt; &lt;rating&gt;ESRB - E (Everyone)&lt;/rating&gt; &lt;title&gt;Urban Strike &lt;/title&gt; &lt;pub&gt;Black Pearl Software&lt;/pub&gt; &lt;dev&gt;Electronic Arts, Inc.&lt;/dev&gt; &lt;genre&gt;Action&lt;/genre&gt; &lt;score&gt;3.5&lt;/score&gt; &lt;player&gt;1 Player&lt;/player&gt; &lt;story&gt;Urban Strike is the third <text:s/>in EA's long running series of helicopter action games. <text:s/>An evil genius named H. R. Malone has started a cult and managed to gather millions of followers. <text:s/>Malone is using his influence and wealth to build a super weapon with which he will overthrow the government. <text:s/>You will once again suit up and take control of various types of helicopters to stop Malone's evil scheme.****Urban Strike is the first, and only, game in the Strike series to feature non-vehicular combat. <text:s/>In some levels you will leave your helicopter and proceed on foot.&lt;/story&gt; &lt;/game&gt;</text:p>
          </table:table-cell>
        </table:table-row>
        <table:table-row table:style-name="ro1">
          <table:table-cell office:value-type="string">
            <text:p>V-Rally - Championship Edition (Europe)</text:p>
          </table:table-cell>
          <table:table-cell office:value-type="float" office:value="1998">
            <text:p>1998</text:p>
          </table:table-cell>
          <table:table-cell office:value-type="string">
            <text:p>ESRB - E (Everyone)</text:p>
          </table:table-cell>
          <table:table-cell office:value-type="string">
            <text:p>V-Rally - Championship Edition </text:p>
          </table:table-cell>
          <table:table-cell office:value-type="string">
            <text:p>Ocean Software Ltd.</text:p>
          </table:table-cell>
          <table:table-cell office:value-type="string">
            <text:p>Velez &amp; Dubail</text:p>
          </table:table-cell>
          <table:table-cell office:value-type="string">
            <text:p>Driving</text:p>
          </table:table-cell>
          <table:table-cell office:value-type="string">
            <text:p>3.1</text:p>
          </table:table-cell>
          <table:table-cell office:value-type="string">
            <text:p>1 Player</text:p>
          </table:table-cell>
          <table:table-cell office:value-type="string">
            <text:p>The GameBoy version of the popular <text:s/>V-Rally series, includes 4 licensed cars and 20 racing tracks from different countries with varying weather conditions (raining on the English track, snow in Sweden etc.), and two game modes: Arcade and Championship.**In Arcade mode you race against the clock, and in Championship mode you race against other cars to get to the finish line first.****You see the car from behind in the usual early racing game style, with symbols popping up to warn about turns and obstacles on the road.</text:p>
          </table:table-cell>
          <table:table-cell table:formula="of:=CONCATENATE(&quot;&lt;game name=&quot;;CHAR(34);[.A540];CHAR(34);&quot;&gt; &lt;year&gt;&quot;;[.B540];&quot;&lt;/year&gt; &lt;rating&gt;&quot;;[.C540];&quot;&lt;/rating&gt; &lt;title&gt;&quot;;[.D540];&quot;&lt;/title&gt; &lt;pub&gt;&quot;;[.E540];&quot;&lt;/pub&gt; &lt;dev&gt;&quot;;[.F540];&quot;&lt;/dev&gt; &lt;genre&gt;&quot;;[.G540];&quot;&lt;/genre&gt; &lt;score&gt;&quot;;[.H540];&quot;&lt;/score&gt; &lt;player&gt;&quot;;[.I540];&quot;&lt;/player&gt; &lt;story&gt;&quot;;[.J540];&quot;&lt;/story&gt; &lt;/game&gt;&quot;)" office:value-type="string" office:string-value="&lt;game name=&quot;V-Rally - Championship Edition (Europe)&quot;&gt; &lt;year&gt;1998&lt;/year&gt; &lt;rating&gt;ESRB - E (Everyone)&lt;/rating&gt; &lt;title&gt;V-Rally - Championship Edition &lt;/title&gt; &lt;pub&gt;Ocean Software Ltd.&lt;/pub&gt; &lt;dev&gt;Velez &amp; Dubail&lt;/dev&gt; &lt;genre&gt;Driving&lt;/genre&gt; &lt;score&gt;3.1&lt;/score&gt; &lt;player&gt;1 Player&lt;/player&gt; &lt;story&gt;The GameBoy version of the popular  V-Rally series, includes 4 licensed cars and 20 racing tracks from different countries with varying weather conditions (raining on the English track, snow in Sweden etc.), and two game modes: Arcade and Championship.**In Arcade mode you race against the clock, and in Championship mode you race against other cars to get to the finish line first.****You see the car from behind in the usual early racing game style, with symbols popping up to warn about turns and obstacles on the road.&lt;/story&gt; &lt;/game&gt;">
            <text:p>&lt;game name="V-Rally - Championship Edition (Europe)"&gt; &lt;year&gt;1998&lt;/year&gt; &lt;rating&gt;ESRB - E (Everyone)&lt;/rating&gt; &lt;title&gt;V-Rally - Championship Edition &lt;/title&gt; &lt;pub&gt;Ocean Software Ltd.&lt;/pub&gt; &lt;dev&gt;Velez &amp; Dubail&lt;/dev&gt; &lt;genre&gt;Driving&lt;/genre&gt; &lt;score&gt;3.1&lt;/score&gt; &lt;player&gt;1 Player&lt;/player&gt; &lt;story&gt;The GameBoy version of the popular <text:s/>V-Rally series, includes 4 licensed cars and 20 racing tracks from different countries with varying weather conditions (raining on the English track, snow in Sweden etc.), and two game modes: Arcade and Championship.**In Arcade mode you race against the clock, and in Championship mode you race against other cars to get to the finish line first.****You see the car from behind in the usual early racing game style, with symbols popping up to warn about turns and obstacles on the road.&lt;/story&gt; &lt;/game&gt;</text:p>
          </table:table-cell>
        </table:table-row>
        <table:table-row table:style-name="ro1">
          <table:table-cell office:value-type="string">
            <text:p>Vegas Stakes (USA, Europe)</text:p>
          </table:table-cell>
          <table:table-cell office:value-type="float" office:value="1995">
            <text:p>1995</text:p>
          </table:table-cell>
          <table:table-cell office:value-type="string">
            <text:p>ESRB - E (Everyone)</text:p>
          </table:table-cell>
          <table:table-cell office:value-type="string">
            <text:p>Vegas Stakes </text:p>
          </table:table-cell>
          <table:table-cell office:value-type="string">
            <text:p>Nintendo of America Inc.</text:p>
          </table:table-cell>
          <table:table-cell office:value-type="string">
            <text:p>HAL Laboratory, Inc.</text:p>
          </table:table-cell>
          <table:table-cell office:value-type="string">
            <text:p>Casino</text:p>
          </table:table-cell>
          <table:table-cell office:value-type="string">
            <text:p>3.6</text:p>
          </table:table-cell>
          <table:table-cell office:value-type="string">
            <text:p>1 Player</text:p>
          </table:table-cell>
          <table:table-cell office:value-type="string">
            <text:p>Vegas Stakes is a handheld version of the console version and the sequel to Vegas Dream for the NES. <text:s/>The player starts out with $1,000 and can chose from a plethora of games like slot machines, blackjack, poker, craps and roulette.****There are four different casinos to choose from, unlocked by the players winnings, each with their own different betting structures and odds of winning. <text:s/>Players can meet people through these casinos and can make side bets through these people like horse races and boxing matches. Other events can occur as well, such as a parent asking for a donation to help pay for a child operation, the player makes the decision to contribute or ignore.</text:p>
          </table:table-cell>
          <table:table-cell table:formula="of:=CONCATENATE(&quot;&lt;game name=&quot;;CHAR(34);[.A541];CHAR(34);&quot;&gt; &lt;year&gt;&quot;;[.B541];&quot;&lt;/year&gt; &lt;rating&gt;&quot;;[.C541];&quot;&lt;/rating&gt; &lt;title&gt;&quot;;[.D541];&quot;&lt;/title&gt; &lt;pub&gt;&quot;;[.E541];&quot;&lt;/pub&gt; &lt;dev&gt;&quot;;[.F541];&quot;&lt;/dev&gt; &lt;genre&gt;&quot;;[.G541];&quot;&lt;/genre&gt; &lt;score&gt;&quot;;[.H541];&quot;&lt;/score&gt; &lt;player&gt;&quot;;[.I541];&quot;&lt;/player&gt; &lt;story&gt;&quot;;[.J541];&quot;&lt;/story&gt; &lt;/game&gt;&quot;)" office:value-type="string" office:string-value="&lt;game name=&quot;Vegas Stakes (USA, Europe)&quot;&gt; &lt;year&gt;1995&lt;/year&gt; &lt;rating&gt;ESRB - E (Everyone)&lt;/rating&gt; &lt;title&gt;Vegas Stakes &lt;/title&gt; &lt;pub&gt;Nintendo of America Inc.&lt;/pub&gt; &lt;dev&gt;HAL Laboratory, Inc.&lt;/dev&gt; &lt;genre&gt;Casino&lt;/genre&gt; &lt;score&gt;3.6&lt;/score&gt; &lt;player&gt;1 Player&lt;/player&gt; &lt;story&gt;Vegas Stakes is a handheld version of the console version and the sequel to Vegas Dream for the NES.  The player starts out with $1,000 and can chose from a plethora of games like slot machines, blackjack, poker, craps and roulette.****There are four different casinos to choose from, unlocked by the players winnings, each with their own different betting structures and odds of winning.  Players can meet people through these casinos and can make side bets through these people like horse races and boxing matches. Other events can occur as well, such as a parent asking for a donation to help pay for a child operation, the player makes the decision to contribute or ignore.&lt;/story&gt; &lt;/game&gt;">
            <text:p>&lt;game name="Vegas Stakes (USA, Europe)"&gt; &lt;year&gt;1995&lt;/year&gt; &lt;rating&gt;ESRB - E (Everyone)&lt;/rating&gt; &lt;title&gt;Vegas Stakes &lt;/title&gt; &lt;pub&gt;Nintendo of America Inc.&lt;/pub&gt; &lt;dev&gt;HAL Laboratory, Inc.&lt;/dev&gt; &lt;genre&gt;Casino&lt;/genre&gt; &lt;score&gt;3.6&lt;/score&gt; &lt;player&gt;1 Player&lt;/player&gt; &lt;story&gt;Vegas Stakes is a handheld version of the console version and the sequel to Vegas Dream for the NES. <text:s/>The player starts out with $1,000 and can chose from a plethora of games like slot machines, blackjack, poker, craps and roulette.****There are four different casinos to choose from, unlocked by the players winnings, each with their own different betting structures and odds of winning. <text:s/>Players can meet people through these casinos and can make side bets through these people like horse races and boxing matches. Other events can occur as well, such as a parent asking for a donation to help pay for a child operation, the player makes the decision to contribute or ignore.&lt;/story&gt; &lt;/game&gt;</text:p>
          </table:table-cell>
        </table:table-row>
        <table:table-row table:style-name="ro1">
          <table:table-cell office:value-type="string">
            <text:p>Wario Blast Featuring Bomberman! (USA, Europe)</text:p>
          </table:table-cell>
          <table:table-cell office:value-type="float" office:value="1994">
            <text:p>1994</text:p>
          </table:table-cell>
          <table:table-cell office:value-type="string">
            <text:p>ESRB - E (Everyone)</text:p>
          </table:table-cell>
          <table:table-cell office:value-type="string">
            <text:p>Wario Blast Featuring Bomberman! </text:p>
          </table:table-cell>
          <table:table-cell office:value-type="string">
            <text:p>Nintendo of America Inc.</text:p>
          </table:table-cell>
          <table:table-cell office:value-type="string">
            <text:p>Hudson Soft Company, Ltd.</text:p>
          </table:table-cell>
          <table:table-cell office:value-type="string">
            <text:p>Action</text:p>
          </table:table-cell>
          <table:table-cell office:value-type="string">
            <text:p>3.7</text:p>
          </table:table-cell>
          <table:table-cell office:value-type="string">
            <text:p>1-4 Players</text:p>
          </table:table-cell>
          <table:table-cell office:value-type="string">
            <text:p>This game is about the same style as the Bomberman Series. The principal game functions are that you, as either Wario or Bomberman walk around on a level and try to blow up your opponent.****By blowing up blocks that are blocking your way you can uncover power-ups, that can give you three abilities:**1) The bombs get a longer blast.**2) You can place more bombs at once.**3) You get invulnerable but are also unable to place bombs.****Every power-up except for the third one works during the entire round and can be increased by picking up more power-ups of the same type.****In the single-player game, you fight as Wario against different amounts of Bombermen, and at the forth course of every "world" you face a boss.****In multiplayer, you play as either Wario or Bomberman, and try to blow up your friend / enemy.</text:p>
          </table:table-cell>
          <table:table-cell table:formula="of:=CONCATENATE(&quot;&lt;game name=&quot;;CHAR(34);[.A542];CHAR(34);&quot;&gt; &lt;year&gt;&quot;;[.B542];&quot;&lt;/year&gt; &lt;rating&gt;&quot;;[.C542];&quot;&lt;/rating&gt; &lt;title&gt;&quot;;[.D542];&quot;&lt;/title&gt; &lt;pub&gt;&quot;;[.E542];&quot;&lt;/pub&gt; &lt;dev&gt;&quot;;[.F542];&quot;&lt;/dev&gt; &lt;genre&gt;&quot;;[.G542];&quot;&lt;/genre&gt; &lt;score&gt;&quot;;[.H542];&quot;&lt;/score&gt; &lt;player&gt;&quot;;[.I542];&quot;&lt;/player&gt; &lt;story&gt;&quot;;[.J542];&quot;&lt;/story&gt; &lt;/game&gt;&quot;)" office:value-type="string" office:string-value="&lt;game name=&quot;Wario Blast Featuring Bomberman! (USA, Europe)&quot;&gt; &lt;year&gt;1994&lt;/year&gt; &lt;rating&gt;ESRB - E (Everyone)&lt;/rating&gt; &lt;title&gt;Wario Blast Featuring Bomberman! &lt;/title&gt; &lt;pub&gt;Nintendo of America Inc.&lt;/pub&gt; &lt;dev&gt;Hudson Soft Company, Ltd.&lt;/dev&gt; &lt;genre&gt;Action&lt;/genre&gt; &lt;score&gt;3.7&lt;/score&gt; &lt;player&gt;1-4 Players&lt;/player&gt; &lt;story&gt;This game is about the same style as the Bomberman Series. The principal game functions are that you, as either Wario or Bomberman walk around on a level and try to blow up your opponent.****By blowing up blocks that are blocking your way you can uncover power-ups, that can give you three abilities:**1) The bombs get a longer blast.**2) You can place more bombs at once.**3) You get invulnerable but are also unable to place bombs.****Every power-up except for the third one works during the entire round and can be increased by picking up more power-ups of the same type.****In the single-player game, you fight as Wario against different amounts of Bombermen, and at the forth course of every &quot;world&quot; you face a boss.****In multiplayer, you play as either Wario or Bomberman, and try to blow up your friend / enemy.&lt;/story&gt; &lt;/game&gt;">
            <text:p>&lt;game name="Wario Blast Featuring Bomberman! (USA, Europe)"&gt; &lt;year&gt;1994&lt;/year&gt; &lt;rating&gt;ESRB - E (Everyone)&lt;/rating&gt; &lt;title&gt;Wario Blast Featuring Bomberman! &lt;/title&gt; &lt;pub&gt;Nintendo of America Inc.&lt;/pub&gt; &lt;dev&gt;Hudson Soft Company, Ltd.&lt;/dev&gt; &lt;genre&gt;Action&lt;/genre&gt; &lt;score&gt;3.7&lt;/score&gt; &lt;player&gt;1-4 Players&lt;/player&gt; &lt;story&gt;This game is about the same style as the Bomberman Series. The principal game functions are that you, as either Wario or Bomberman walk around on a level and try to blow up your opponent.****By blowing up blocks that are blocking your way you can uncover power-ups, that can give you three abilities:**1) The bombs get a longer blast.**2) You can place more bombs at once.**3) You get invulnerable but are also unable to place bombs.****Every power-up except for the third one works during the entire round and can be increased by picking up more power-ups of the same type.****In the single-player game, you fight as Wario against different amounts of Bombermen, and at the forth course of every "world" you face a boss.****In multiplayer, you play as either Wario or Bomberman, and try to blow up your friend / enemy.&lt;/story&gt; &lt;/game&gt;</text:p>
          </table:table-cell>
        </table:table-row>
        <table:table-row table:style-name="ro1">
          <table:table-cell office:value-type="string">
            <text:p>Wario Land - Super Mario Land 3 (World)</text:p>
          </table:table-cell>
          <table:table-cell office:value-type="float" office:value="1994">
            <text:p>1994</text:p>
          </table:table-cell>
          <table:table-cell office:value-type="string">
            <text:p>ESRB - E (Everyone)</text:p>
          </table:table-cell>
          <table:table-cell office:value-type="string">
            <text:p>Wario Land - Super Mario Land 3 </text:p>
          </table:table-cell>
          <table:table-cell office:value-type="string">
            <text:p>Nintendo Co., Ltd.</text:p>
          </table:table-cell>
          <table:table-cell office:value-type="string">
            <text:p>Nintendo R&amp;D1</text:p>
          </table:table-cell>
          <table:table-cell office:value-type="string">
            <text:p>Platform</text:p>
          </table:table-cell>
          <table:table-cell office:value-type="string">
            <text:p>4.0</text:p>
          </table:table-cell>
          <table:table-cell office:value-type="string">
            <text:p>1 Player</text:p>
          </table:table-cell>
          <table:table-cell office:value-type="string">
            <text:p>Wario, Mario's greedy rival from Super Mario Land 2: 6 Golden Coins, is more determined than ever to get a castle after being booted out of Mario's. <text:s/>He has heard that the pirates of Kitchen Island have a golden Statue of Princess Toadstool that's worth a king's ransom! <text:s/>Wario figures that if he swipes the Princess' statue for himself, as well as all the other loot the pirates have hoarded, he'll have more than enough cash for a castle that's even bigger and better than Mario's!****Wario Land: Super Mario Land 3 is different from previous games in the series in that you control the brutish and greedy Wario. <text:s/>Even when small, Wario can break most bricks with a punch, and some enemies are so weak to him that they'll just be pushed aside! <text:s/>Wario has a body slam attack that he can use to destroy enemies, and he can also pick them up and throw them at his foes. <text:s/>If that wasn't enough, there are three different power ups that Wario can find. The Bull Hat lets him plough through bricks in a single hit, ram his horns into the ceiling to hold onto it, and butt stomp to stun all enemies. <text:s/>The Jet Hat allows him to fly horizontally for a short period of time, and increases his jump height and speed. <text:s/>Finally, the Dragon Hat allows him to breathe a long stream of fire for a short period of time.****To suit Wario's greedy nature, the game revolves around money. <text:s/>Throughout the stages, you can earn coins by grabbing them floating in the air, punching them out of bricks, or by body slamming into foes and then collecting the coins they drop. <text:s/>You can also find hidden treasures buried deep within some levels by finding a key and then throwing it at the skull door to unlock it. <text:s/>Once Wario reaches the end of a level, he usually needs to pay a toll to get the end-of-level door to open. <text:s/>Pressing Up on the Control Pad and B pulls out a coin worth 10 coins, which you must throw at the door. <text:s/>Once the door opens, you can exit and the level is complete. <text:s/>Before you finish each level, you can choose to play a mini-game that doubles or halves the amount of coins you have, with a 50/50 chance. <text:s/>You get three tries, and can choose to leave whenever you wish...so don't get too greedy!</text:p>
          </table:table-cell>
          <table:table-cell table:formula="of:=CONCATENATE(&quot;&lt;game name=&quot;;CHAR(34);[.A543];CHAR(34);&quot;&gt; &lt;year&gt;&quot;;[.B543];&quot;&lt;/year&gt; &lt;rating&gt;&quot;;[.C543];&quot;&lt;/rating&gt; &lt;title&gt;&quot;;[.D543];&quot;&lt;/title&gt; &lt;pub&gt;&quot;;[.E543];&quot;&lt;/pub&gt; &lt;dev&gt;&quot;;[.F543];&quot;&lt;/dev&gt; &lt;genre&gt;&quot;;[.G543];&quot;&lt;/genre&gt; &lt;score&gt;&quot;;[.H543];&quot;&lt;/score&gt; &lt;player&gt;&quot;;[.I543];&quot;&lt;/player&gt; &lt;story&gt;&quot;;[.J543];&quot;&lt;/story&gt; &lt;/game&gt;&quot;)" office:value-type="string" office:string-value="&lt;game name=&quot;Wario Land - Super Mario Land 3 (World)&quot;&gt; &lt;year&gt;1994&lt;/year&gt; &lt;rating&gt;ESRB - E (Everyone)&lt;/rating&gt; &lt;title&gt;Wario Land - Super Mario Land 3 &lt;/title&gt; &lt;pub&gt;Nintendo Co., Ltd.&lt;/pub&gt; &lt;dev&gt;Nintendo R&amp;D1&lt;/dev&gt; &lt;genre&gt;Platform&lt;/genre&gt; &lt;score&gt;4.0&lt;/score&gt; &lt;player&gt;1 Player&lt;/player&gt; &lt;story&gt;Wario, Mario's greedy rival from Super Mario Land 2: 6 Golden Coins, is more determined than ever to get a castle after being booted out of Mario's.  He has heard that the pirates of Kitchen Island have a golden Statue of Princess Toadstool that's worth a king's ransom!  Wario figures that if he swipes the Princess' statue for himself, as well as all the other loot the pirates have hoarded, he'll have more than enough cash for a castle that's even bigger and better than Mario's!****Wario Land: Super Mario Land 3 is different from previous games in the series in that you control the brutish and greedy Wario.  Even when small, Wario can break most bricks with a punch, and some enemies are so weak to him that they'll just be pushed aside!  Wario has a body slam attack that he can use to destroy enemies, and he can also pick them up and throw them at his foes.  If that wasn't enough, there are three different power ups that Wario can find. The Bull Hat lets him plough through bricks in a single hit, ram his horns into the ceiling to hold onto it, and butt stomp to stun all enemies.  The Jet Hat allows him to fly horizontally for a short period of time, and increases his jump height and speed.  Finally, the Dragon Hat allows him to breathe a long stream of fire for a short period of time.****To suit Wario's greedy nature, the game revolves around money.  Throughout the stages, you can earn coins by grabbing them floating in the air, punching them out of bricks, or by body slamming into foes and then collecting the coins they drop.  You can also find hidden treasures buried deep within some levels by finding a key and then throwing it at the skull door to unlock it.  Once Wario reaches the end of a level, he usually needs to pay a toll to get the end-of-level door to open.  Pressing Up on the Control Pad and B pulls out a coin worth 10 coins, which you must throw at the door.  Once the door opens, you can exit and the level is complete.  Before you finish each level, you can choose to play a mini-game that doubles or halves the amount of coins you have, with a 50/50 chance.  You get three tries, and can choose to leave whenever you wish...so don't get too greedy!&lt;/story&gt; &lt;/game&gt;">
            <text:p>&lt;game name="Wario Land - Super Mario Land 3 (World)"&gt; &lt;year&gt;1994&lt;/year&gt; &lt;rating&gt;ESRB - E (Everyone)&lt;/rating&gt; &lt;title&gt;Wario Land - Super Mario Land 3 &lt;/title&gt; &lt;pub&gt;Nintendo Co., Ltd.&lt;/pub&gt; &lt;dev&gt;Nintendo R&amp;D1&lt;/dev&gt; &lt;genre&gt;Platform&lt;/genre&gt; &lt;score&gt;4.0&lt;/score&gt; &lt;player&gt;1 Player&lt;/player&gt; &lt;story&gt;Wario, Mario's greedy rival from Super Mario Land 2: 6 Golden Coins, is more determined than ever to get a castle after being booted out of Mario's. <text:s/>He has heard that the pirates of Kitchen Island have a golden Statue of Princess Toadstool that's worth a king's ransom! <text:s/>Wario figures that if he swipes the Princess' statue for himself, as well as all the other loot the pirates have hoarded, he'll have more than enough cash for a castle that's even bigger and better than Mario's!****Wario Land: Super Mario Land 3 is different from previous games in the series in that you control the brutish and greedy Wario. <text:s/>Even when small, Wario can break most bricks with a punch, and some enemies are so weak to him that they'll just be pushed aside! <text:s/>Wario has a body slam attack that he can use to destroy enemies, and he can also pick them up and throw them at his foes. <text:s/>If that wasn't enough, there are three different power ups that Wario can find. The Bull Hat lets him plough through bricks in a single hit, ram his horns into the ceiling to hold onto it, and butt stomp to stun all enemies. <text:s/>The Jet Hat allows him to fly horizontally for a short period of time, and increases his jump height and speed. <text:s/>Finally, the Dragon Hat allows him to breathe a long stream of fire for a short period of time.****To suit Wario's greedy nature, the game revolves around money. <text:s/>Throughout the stages, you can earn coins by grabbing them floating in the air, punching them out of bricks, or by body slamming into foes and then collecting the coins they drop. <text:s/>You can also find hidden treasures buried deep within some levels by finding a key and then throwing it at the skull door to unlock it. <text:s/>Once Wario reaches the end of a level, he usually needs to pay a toll to get the end-of-level door to open. <text:s/>Pressing Up on the Control Pad and B pulls out a coin worth 10 coins, which you must throw at the door. <text:s/>Once the door opens, you can exit and the level is complete. <text:s/>Before you finish each level, you can choose to play a mini-game that doubles or halves the amount of coins you have, with a 50/50 chance. <text:s/>You get three tries, and can choose to leave whenever you wish...so don't get too greedy!&lt;/story&gt; &lt;/game&gt;</text:p>
          </table:table-cell>
        </table:table-row>
        <table:table-row table:style-name="ro1">
          <table:table-cell office:value-type="string">
            <text:p>Wario Land II (USA, Europe)</text:p>
          </table:table-cell>
          <table:table-cell office:value-type="float" office:value="1998">
            <text:p>1998</text:p>
          </table:table-cell>
          <table:table-cell office:value-type="string">
            <text:p>ESRB - E (Everyone)</text:p>
          </table:table-cell>
          <table:table-cell office:value-type="string">
            <text:p>Wario Land II </text:p>
          </table:table-cell>
          <table:table-cell office:value-type="string">
            <text:p>Nintendo of America Inc.</text:p>
          </table:table-cell>
          <table:table-cell office:value-type="string">
            <text:p>Nintendo Co., Ltd.</text:p>
          </table:table-cell>
          <table:table-cell office:value-type="string">
            <text:p>Platform</text:p>
          </table:table-cell>
          <table:table-cell office:value-type="string">
            <text:p>3.8</text:p>
          </table:table-cell>
          <table:table-cell office:value-type="string">
            <text:p>1 Player</text:p>
          </table:table-cell>
          <table:table-cell office:value-type="string">
            <text:p>Seeking revenge on Wario after he stole their treasure in Wario Land: Super Mario Land 3, special agents from the Black Sugar Gang of Kitchen Island sneak into Wario's newly built castle, steal back the treasure, and leave the castle and the surrounding area a mess. As Wario, you must clean the place up and take back what you now call your own.****In a change from the original Wario Land, Wario is now immortal, to a certain point. Instead of dying when hit by an enemy, Wario loses the coins he collected along his travels in each level. And he can also turn into other Warios. For example, if he is hit by a bee, Wario puffs up into a giant ball of air, and floats up to the top of the level. Only when hit by a sharp object will he return to normal. There are other types, like Fire Wario and Zombie Wario, and each can have its advantages, like getting to other areas otherwise unreachable, or they can halt your progress.</text:p>
          </table:table-cell>
          <table:table-cell table:formula="of:=CONCATENATE(&quot;&lt;game name=&quot;;CHAR(34);[.A544];CHAR(34);&quot;&gt; &lt;year&gt;&quot;;[.B544];&quot;&lt;/year&gt; &lt;rating&gt;&quot;;[.C544];&quot;&lt;/rating&gt; &lt;title&gt;&quot;;[.D544];&quot;&lt;/title&gt; &lt;pub&gt;&quot;;[.E544];&quot;&lt;/pub&gt; &lt;dev&gt;&quot;;[.F544];&quot;&lt;/dev&gt; &lt;genre&gt;&quot;;[.G544];&quot;&lt;/genre&gt; &lt;score&gt;&quot;;[.H544];&quot;&lt;/score&gt; &lt;player&gt;&quot;;[.I544];&quot;&lt;/player&gt; &lt;story&gt;&quot;;[.J544];&quot;&lt;/story&gt; &lt;/game&gt;&quot;)" office:value-type="string" office:string-value="&lt;game name=&quot;Wario Land II (USA, Europe)&quot;&gt; &lt;year&gt;1998&lt;/year&gt; &lt;rating&gt;ESRB - E (Everyone)&lt;/rating&gt; &lt;title&gt;Wario Land II &lt;/title&gt; &lt;pub&gt;Nintendo of America Inc.&lt;/pub&gt; &lt;dev&gt;Nintendo Co., Ltd.&lt;/dev&gt; &lt;genre&gt;Platform&lt;/genre&gt; &lt;score&gt;3.8&lt;/score&gt; &lt;player&gt;1 Player&lt;/player&gt; &lt;story&gt;Seeking revenge on Wario after he stole their treasure in Wario Land: Super Mario Land 3, special agents from the Black Sugar Gang of Kitchen Island sneak into Wario's newly built castle, steal back the treasure, and leave the castle and the surrounding area a mess. As Wario, you must clean the place up and take back what you now call your own.****In a change from the original Wario Land, Wario is now immortal, to a certain point. Instead of dying when hit by an enemy, Wario loses the coins he collected along his travels in each level. And he can also turn into other Warios. For example, if he is hit by a bee, Wario puffs up into a giant ball of air, and floats up to the top of the level. Only when hit by a sharp object will he return to normal. There are other types, like Fire Wario and Zombie Wario, and each can have its advantages, like getting to other areas otherwise unreachable, or they can halt your progress.&lt;/story&gt; &lt;/game&gt;">
            <text:p>&lt;game name="Wario Land II (USA, Europe)"&gt; &lt;year&gt;1998&lt;/year&gt; &lt;rating&gt;ESRB - E (Everyone)&lt;/rating&gt; &lt;title&gt;Wario Land II &lt;/title&gt; &lt;pub&gt;Nintendo of America Inc.&lt;/pub&gt; &lt;dev&gt;Nintendo Co., Ltd.&lt;/dev&gt; &lt;genre&gt;Platform&lt;/genre&gt; &lt;score&gt;3.8&lt;/score&gt; &lt;player&gt;1 Player&lt;/player&gt; &lt;story&gt;Seeking revenge on Wario after he stole their treasure in Wario Land: Super Mario Land 3, special agents from the Black Sugar Gang of Kitchen Island sneak into Wario's newly built castle, steal back the treasure, and leave the castle and the surrounding area a mess. As Wario, you must clean the place up and take back what you now call your own.****In a change from the original Wario Land, Wario is now immortal, to a certain point. Instead of dying when hit by an enemy, Wario loses the coins he collected along his travels in each level. And he can also turn into other Warios. For example, if he is hit by a bee, Wario puffs up into a giant ball of air, and floats up to the top of the level. Only when hit by a sharp object will he return to normal. There are other types, like Fire Wario and Zombie Wario, and each can have its advantages, like getting to other areas otherwise unreachable, or they can halt your progress.&lt;/story&gt; &lt;/game&gt;</text:p>
          </table:table-cell>
        </table:table-row>
        <table:table-row table:style-name="ro1">
          <table:table-cell office:value-type="string">
            <text:p>Water World (Europe)</text:p>
          </table:table-cell>
          <table:table-cell office:value-type="float" office:value="1995">
            <text:p>1995</text:p>
          </table:table-cell>
          <table:table-cell office:value-type="string">
            <text:p>ESRB - E (Everyone)</text:p>
          </table:table-cell>
          <table:table-cell office:value-type="string">
            <text:p>Water World </text:p>
          </table:table-cell>
          <table:table-cell office:value-type="string">
            <text:p>Ocean Software Ltd.</text:p>
          </table:table-cell>
          <table:table-cell office:value-type="string">
            <text:p>Power and Magic Development</text:p>
          </table:table-cell>
          <table:table-cell office:value-type="string">
            <text:p>Action</text:p>
          </table:table-cell>
          <table:table-cell office:value-type="string">
            <text:p>1.7</text:p>
          </table:table-cell>
          <table:table-cell office:value-type="string">
            <text:p>1 Player</text:p>
          </table:table-cell>
          <table:table-cell office:value-type="string">
            <text:p>In half wrecked Atolls, the last remaining Atollers are waiting to be rescued. As the Mariner, your mission is to prevent Smokers from enslaving them. The Smokers most prized target is a little girl named Enola, who has a map to dry land tattooed on her back. In the game, Enola is the floating Atoller that flashes. If you are able to prevent Enola from being captured, at the end of the round the bonus multiplier will increase-quoted from instruction manual </text:p>
          </table:table-cell>
          <table:table-cell table:formula="of:=CONCATENATE(&quot;&lt;game name=&quot;;CHAR(34);[.A545];CHAR(34);&quot;&gt; &lt;year&gt;&quot;;[.B545];&quot;&lt;/year&gt; &lt;rating&gt;&quot;;[.C545];&quot;&lt;/rating&gt; &lt;title&gt;&quot;;[.D545];&quot;&lt;/title&gt; &lt;pub&gt;&quot;;[.E545];&quot;&lt;/pub&gt; &lt;dev&gt;&quot;;[.F545];&quot;&lt;/dev&gt; &lt;genre&gt;&quot;;[.G545];&quot;&lt;/genre&gt; &lt;score&gt;&quot;;[.H545];&quot;&lt;/score&gt; &lt;player&gt;&quot;;[.I545];&quot;&lt;/player&gt; &lt;story&gt;&quot;;[.J545];&quot;&lt;/story&gt; &lt;/game&gt;&quot;)" office:value-type="string" office:string-value="&lt;game name=&quot;Water World (Europe)&quot;&gt; &lt;year&gt;1995&lt;/year&gt; &lt;rating&gt;ESRB - E (Everyone)&lt;/rating&gt; &lt;title&gt;Water World &lt;/title&gt; &lt;pub&gt;Ocean Software Ltd.&lt;/pub&gt; &lt;dev&gt;Power and Magic Development&lt;/dev&gt; &lt;genre&gt;Action&lt;/genre&gt; &lt;score&gt;1.7&lt;/score&gt; &lt;player&gt;1 Player&lt;/player&gt; &lt;story&gt;In half wrecked Atolls, the last remaining Atollers are waiting to be rescued. As the Mariner, your mission is to prevent Smokers from enslaving them. The Smokers most prized target is a little girl named Enola, who has a map to dry land tattooed on her back. In the game, Enola is the floating Atoller that flashes. If you are able to prevent Enola from being captured, at the end of the round the bonus multiplier will increase-quoted from instruction manual &lt;/story&gt; &lt;/game&gt;">
            <text:p>&lt;game name="Water World (Europe)"&gt; &lt;year&gt;1995&lt;/year&gt; &lt;rating&gt;ESRB - E (Everyone)&lt;/rating&gt; &lt;title&gt;Water World &lt;/title&gt; &lt;pub&gt;Ocean Software Ltd.&lt;/pub&gt; &lt;dev&gt;Power and Magic Development&lt;/dev&gt; &lt;genre&gt;Action&lt;/genre&gt; &lt;score&gt;1.7&lt;/score&gt; &lt;player&gt;1 Player&lt;/player&gt; &lt;story&gt;In half wrecked Atolls, the last remaining Atollers are waiting to be rescued. As the Mariner, your mission is to prevent Smokers from enslaving them. The Smokers most prized target is a little girl named Enola, who has a map to dry land tattooed on her back. In the game, Enola is the floating Atoller that flashes. If you are able to prevent Enola from being captured, at the end of the round the bonus multiplier will increase-quoted from instruction manual &lt;/story&gt; &lt;/game&gt;</text:p>
          </table:table-cell>
        </table:table-row>
        <table:table-row table:style-name="ro1">
          <table:table-cell office:value-type="string">
            <text:p>Wave Race (USA, Europe)</text:p>
          </table:table-cell>
          <table:table-cell office:value-type="float" office:value="1992">
            <text:p>1992</text:p>
          </table:table-cell>
          <table:table-cell office:value-type="string">
            <text:p>ESRB - E (Everyone)</text:p>
          </table:table-cell>
          <table:table-cell office:value-type="string">
            <text:p>Wave Race </text:p>
          </table:table-cell>
          <table:table-cell office:value-type="string">
            <text:p>Nintendo of America Inc.</text:p>
          </table:table-cell>
          <table:table-cell office:value-type="string">
            <text:p>Pax Softnica</text:p>
          </table:table-cell>
          <table:table-cell office:value-type="string">
            <text:p>Water</text:p>
          </table:table-cell>
          <table:table-cell office:value-type="string">
            <text:p>3.2</text:p>
          </table:table-cell>
          <table:table-cell office:value-type="string">
            <text:p>1-4 Players</text:p>
          </table:table-cell>
          <table:table-cell office:value-type="string">
            <text:p>Wave Race for the Game Boy is an aquatic racing game. You control a personal water craft around courses that are marked out by buoys in the circuit mode. In the slalom mode, you must maneuver through several sets of gates floating on the water.****Gameplay is viewed from an overhead perspective. There are four racers in each race. They can be controlled either by human players or by very tough AI controlled players.</text:p>
          </table:table-cell>
          <table:table-cell table:formula="of:=CONCATENATE(&quot;&lt;game name=&quot;;CHAR(34);[.A546];CHAR(34);&quot;&gt; &lt;year&gt;&quot;;[.B546];&quot;&lt;/year&gt; &lt;rating&gt;&quot;;[.C546];&quot;&lt;/rating&gt; &lt;title&gt;&quot;;[.D546];&quot;&lt;/title&gt; &lt;pub&gt;&quot;;[.E546];&quot;&lt;/pub&gt; &lt;dev&gt;&quot;;[.F546];&quot;&lt;/dev&gt; &lt;genre&gt;&quot;;[.G546];&quot;&lt;/genre&gt; &lt;score&gt;&quot;;[.H546];&quot;&lt;/score&gt; &lt;player&gt;&quot;;[.I546];&quot;&lt;/player&gt; &lt;story&gt;&quot;;[.J546];&quot;&lt;/story&gt; &lt;/game&gt;&quot;)" office:value-type="string" office:string-value="&lt;game name=&quot;Wave Race (USA, Europe)&quot;&gt; &lt;year&gt;1992&lt;/year&gt; &lt;rating&gt;ESRB - E (Everyone)&lt;/rating&gt; &lt;title&gt;Wave Race &lt;/title&gt; &lt;pub&gt;Nintendo of America Inc.&lt;/pub&gt; &lt;dev&gt;Pax Softnica&lt;/dev&gt; &lt;genre&gt;Water&lt;/genre&gt; &lt;score&gt;3.2&lt;/score&gt; &lt;player&gt;1-4 Players&lt;/player&gt; &lt;story&gt;Wave Race for the Game Boy is an aquatic racing game. You control a personal water craft around courses that are marked out by buoys in the circuit mode. In the slalom mode, you must maneuver through several sets of gates floating on the water.****Gameplay is viewed from an overhead perspective. There are four racers in each race. They can be controlled either by human players or by very tough AI controlled players.&lt;/story&gt; &lt;/game&gt;">
            <text:p>&lt;game name="Wave Race (USA, Europe)"&gt; &lt;year&gt;1992&lt;/year&gt; &lt;rating&gt;ESRB - E (Everyone)&lt;/rating&gt; &lt;title&gt;Wave Race &lt;/title&gt; &lt;pub&gt;Nintendo of America Inc.&lt;/pub&gt; &lt;dev&gt;Pax Softnica&lt;/dev&gt; &lt;genre&gt;Water&lt;/genre&gt; &lt;score&gt;3.2&lt;/score&gt; &lt;player&gt;1-4 Players&lt;/player&gt; &lt;story&gt;Wave Race for the Game Boy is an aquatic racing game. You control a personal water craft around courses that are marked out by buoys in the circuit mode. In the slalom mode, you must maneuver through several sets of gates floating on the water.****Gameplay is viewed from an overhead perspective. There are four racers in each race. They can be controlled either by human players or by very tough AI controlled players.&lt;/story&gt; &lt;/game&gt;</text:p>
          </table:table-cell>
        </table:table-row>
        <table:table-row table:style-name="ro1">
          <table:table-cell office:value-type="string">
            <text:p>Wayne's World (USA)</text:p>
          </table:table-cell>
          <table:table-cell office:value-type="float" office:value="1993">
            <text:p>1993</text:p>
          </table:table-cell>
          <table:table-cell office:value-type="string">
            <text:p>ESRB - E (Everyone)</text:p>
          </table:table-cell>
          <table:table-cell office:value-type="string">
            <text:p>Wayne's World </text:p>
          </table:table-cell>
          <table:table-cell office:value-type="string">
            <text:p>THQ Inc.</text:p>
          </table:table-cell>
          <table:table-cell office:value-type="string">
            <text:p>Radical Entertainment Inc.</text:p>
          </table:table-cell>
          <table:table-cell office:value-type="string">
            <text:p>Action</text:p>
          </table:table-cell>
          <table:table-cell office:value-type="string">
            <text:p>2.8</text:p>
          </table:table-cell>
          <table:table-cell office:value-type="string">
            <text:p>1 Player</text:p>
          </table:table-cell>
          <table:table-cell office:value-type="string">
            <text:p>Wayne's World, Wayne's World! Party time! Excellent! Woo, woo, woo!****It's Friday, it's 10:30 and like usual, Wayne and Garth are presenting their TV show. First they start off by reading a top-10 list of the worst games they recently played at the arcade. Then Wayne accounts on how he and Garth were suddenly sucked into a video game, and Garth was kidnapped by the mysterious Zantar. "Weeuuu, weeuuu, weeuuu!" FLASHBACK, and now you're suddenly in control of Wayne as he must embark upon a quest to save his good pal Garth.****Not to be confused with the DOS license, this Wayne's World is a platform- style game. You must jump, fight and rock your way through 4 different levels which include Kramer's Music Store, Stan Mikita's Donut Store, Gas Works and Surburbia. Using Wayne's guitar as your sonic weapon, it's most excellent noise will bring death to various enemies. Will you save Garth from the evil purple clutches of Zantar? SCHWING!</text:p>
          </table:table-cell>
          <table:table-cell table:formula="of:=CONCATENATE(&quot;&lt;game name=&quot;;CHAR(34);[.A547];CHAR(34);&quot;&gt; &lt;year&gt;&quot;;[.B547];&quot;&lt;/year&gt; &lt;rating&gt;&quot;;[.C547];&quot;&lt;/rating&gt; &lt;title&gt;&quot;;[.D547];&quot;&lt;/title&gt; &lt;pub&gt;&quot;;[.E547];&quot;&lt;/pub&gt; &lt;dev&gt;&quot;;[.F547];&quot;&lt;/dev&gt; &lt;genre&gt;&quot;;[.G547];&quot;&lt;/genre&gt; &lt;score&gt;&quot;;[.H547];&quot;&lt;/score&gt; &lt;player&gt;&quot;;[.I547];&quot;&lt;/player&gt; &lt;story&gt;&quot;;[.J547];&quot;&lt;/story&gt; &lt;/game&gt;&quot;)" office:value-type="string" office:string-value="&lt;game name=&quot;Wayne's World (USA)&quot;&gt; &lt;year&gt;1993&lt;/year&gt; &lt;rating&gt;ESRB - E (Everyone)&lt;/rating&gt; &lt;title&gt;Wayne's World &lt;/title&gt; &lt;pub&gt;THQ Inc.&lt;/pub&gt; &lt;dev&gt;Radical Entertainment Inc.&lt;/dev&gt; &lt;genre&gt;Action&lt;/genre&gt; &lt;score&gt;2.8&lt;/score&gt; &lt;player&gt;1 Player&lt;/player&gt; &lt;story&gt;Wayne's World, Wayne's World! Party time! Excellent! Woo, woo, woo!****It's Friday, it's 10:30 and like usual, Wayne and Garth are presenting their TV show. First they start off by reading a top-10 list of the worst games they recently played at the arcade. Then Wayne accounts on how he and Garth were suddenly sucked into a video game, and Garth was kidnapped by the mysterious Zantar. &quot;Weeuuu, weeuuu, weeuuu!&quot; FLASHBACK, and now you're suddenly in control of Wayne as he must embark upon a quest to save his good pal Garth.****Not to be confused with the DOS license, this Wayne's World is a platform- style game. You must jump, fight and rock your way through 4 different levels which include Kramer's Music Store, Stan Mikita's Donut Store, Gas Works and Surburbia. Using Wayne's guitar as your sonic weapon, it's most excellent noise will bring death to various enemies. Will you save Garth from the evil purple clutches of Zantar? SCHWING!&lt;/story&gt; &lt;/game&gt;">
            <text:p>&lt;game name="Wayne's World (USA)"&gt; &lt;year&gt;1993&lt;/year&gt; &lt;rating&gt;ESRB - E (Everyone)&lt;/rating&gt; &lt;title&gt;Wayne's World &lt;/title&gt; &lt;pub&gt;THQ Inc.&lt;/pub&gt; &lt;dev&gt;Radical Entertainment Inc.&lt;/dev&gt; &lt;genre&gt;Action&lt;/genre&gt; &lt;score&gt;2.8&lt;/score&gt; &lt;player&gt;1 Player&lt;/player&gt; &lt;story&gt;Wayne's World, Wayne's World! Party time! Excellent! Woo, woo, woo!****It's Friday, it's 10:30 and like usual, Wayne and Garth are presenting their TV show. First they start off by reading a top-10 list of the worst games they recently played at the arcade. Then Wayne accounts on how he and Garth were suddenly sucked into a video game, and Garth was kidnapped by the mysterious Zantar. "Weeuuu, weeuuu, weeuuu!" FLASHBACK, and now you're suddenly in control of Wayne as he must embark upon a quest to save his good pal Garth.****Not to be confused with the DOS license, this Wayne's World is a platform- style game. You must jump, fight and rock your way through 4 different levels which include Kramer's Music Store, Stan Mikita's Donut Store, Gas Works and Surburbia. Using Wayne's guitar as your sonic weapon, it's most excellent noise will bring death to various enemies. Will you save Garth from the evil purple clutches of Zantar? SCHWING!&lt;/story&gt; &lt;/game&gt;</text:p>
          </table:table-cell>
        </table:table-row>
        <table:table-row table:style-name="ro1">
          <table:table-cell office:value-type="string">
            <text:p>WCW Main Event (USA, Europe)</text:p>
          </table:table-cell>
          <table:table-cell office:value-type="float" office:value="1994">
            <text:p>1994</text:p>
          </table:table-cell>
          <table:table-cell office:value-type="string">
            <text:p>ESRB - E (Everyone)</text:p>
          </table:table-cell>
          <table:table-cell office:value-type="string">
            <text:p>WCW Main Event </text:p>
          </table:table-cell>
          <table:table-cell office:value-type="string">
            <text:p>FCI, Inc</text:p>
          </table:table-cell>
          <table:table-cell office:value-type="string">
            <text:p>Beam Software Pty., Ltd.</text:p>
          </table:table-cell>
          <table:table-cell office:value-type="string">
            <text:p>Sports/Wrestling</text:p>
          </table:table-cell>
          <table:table-cell office:value-type="string">
            <text:p>3.7</text:p>
          </table:table-cell>
          <table:table-cell office:value-type="string">
            <text:p>1-2 Players</text:p>
          </table:table-cell>
          <table:table-cell office:value-type="string">
            <text:p>WCW: The Main Event is one of the many wrestling games produced back in the day, this one featuring the license of WCW (World Championship Wrestling) along with nine of it's top wrestlers, each with their own strengths, weaknesses and unique finishing maneuvers. <text:s/>These nine wrestlers consist of Rick Rude, Ron Simmons, Steve Austin, Sting, Dustin Rhodes, Johnny B. Badd, Big Van Vader and The Steiner Brothers (Rick &amp; Scott).****The gameplay is similar to the many others with a side scrolling look where players can either punch or kick their opponents or climb the ropes and perform a flying maneuver to decimate their opponents. <text:s/>Players also can use their signature move once it has become available to use against their opponent in an attempt to win the match.****Players can either compete in a single exhibition match or compete in an Elimination match where they face off against each wrestler in succession for a chance to become WCW World Heavyweight Champion. <text:s/>There is also two-player capabilities utilizing the Game Boy Link Cable.</text:p>
          </table:table-cell>
          <table:table-cell table:formula="of:=CONCATENATE(&quot;&lt;game name=&quot;;CHAR(34);[.A548];CHAR(34);&quot;&gt; &lt;year&gt;&quot;;[.B548];&quot;&lt;/year&gt; &lt;rating&gt;&quot;;[.C548];&quot;&lt;/rating&gt; &lt;title&gt;&quot;;[.D548];&quot;&lt;/title&gt; &lt;pub&gt;&quot;;[.E548];&quot;&lt;/pub&gt; &lt;dev&gt;&quot;;[.F548];&quot;&lt;/dev&gt; &lt;genre&gt;&quot;;[.G548];&quot;&lt;/genre&gt; &lt;score&gt;&quot;;[.H548];&quot;&lt;/score&gt; &lt;player&gt;&quot;;[.I548];&quot;&lt;/player&gt; &lt;story&gt;&quot;;[.J548];&quot;&lt;/story&gt; &lt;/game&gt;&quot;)" office:value-type="string" office:string-value="&lt;game name=&quot;WCW Main Event (USA, Europe)&quot;&gt; &lt;year&gt;1994&lt;/year&gt; &lt;rating&gt;ESRB - E (Everyone)&lt;/rating&gt; &lt;title&gt;WCW Main Event &lt;/title&gt; &lt;pub&gt;FCI, Inc&lt;/pub&gt; &lt;dev&gt;Beam Software Pty., Ltd.&lt;/dev&gt; &lt;genre&gt;Sports/Wrestling&lt;/genre&gt; &lt;score&gt;3.7&lt;/score&gt; &lt;player&gt;1-2 Players&lt;/player&gt; &lt;story&gt;WCW: The Main Event is one of the many wrestling games produced back in the day, this one featuring the license of WCW (World Championship Wrestling) along with nine of it's top wrestlers, each with their own strengths, weaknesses and unique finishing maneuvers.  These nine wrestlers consist of Rick Rude, Ron Simmons, Steve Austin, Sting, Dustin Rhodes, Johnny B. Badd, Big Van Vader and The Steiner Brothers (Rick &amp; Scott).****The gameplay is similar to the many others with a side scrolling look where players can either punch or kick their opponents or climb the ropes and perform a flying maneuver to decimate their opponents.  Players also can use their signature move once it has become available to use against their opponent in an attempt to win the match.****Players can either compete in a single exhibition match or compete in an Elimination match where they face off against each wrestler in succession for a chance to become WCW World Heavyweight Champion.  There is also two-player capabilities utilizing the Game Boy Link Cable.&lt;/story&gt; &lt;/game&gt;">
            <text:p>&lt;game name="WCW Main Event (USA, Europe)"&gt; &lt;year&gt;1994&lt;/year&gt; &lt;rating&gt;ESRB - E (Everyone)&lt;/rating&gt; &lt;title&gt;WCW Main Event &lt;/title&gt; &lt;pub&gt;FCI, Inc&lt;/pub&gt; &lt;dev&gt;Beam Software Pty., Ltd.&lt;/dev&gt; &lt;genre&gt;Sports/Wrestling&lt;/genre&gt; &lt;score&gt;3.7&lt;/score&gt; &lt;player&gt;1-2 Players&lt;/player&gt; &lt;story&gt;WCW: The Main Event is one of the many wrestling games produced back in the day, this one featuring the license of WCW (World Championship Wrestling) along with nine of it's top wrestlers, each with their own strengths, weaknesses and unique finishing maneuvers. <text:s/>These nine wrestlers consist of Rick Rude, Ron Simmons, Steve Austin, Sting, Dustin Rhodes, Johnny B. Badd, Big Van Vader and The Steiner Brothers (Rick &amp; Scott).****The gameplay is similar to the many others with a side scrolling look where players can either punch or kick their opponents or climb the ropes and perform a flying maneuver to decimate their opponents. <text:s/>Players also can use their signature move once it has become available to use against their opponent in an attempt to win the match.****Players can either compete in a single exhibition match or compete in an Elimination match where they face off against each wrestler in succession for a chance to become WCW World Heavyweight Champion. <text:s/>There is also two-player capabilities utilizing the Game Boy Link Cable.&lt;/story&gt; &lt;/game&gt;</text:p>
          </table:table-cell>
        </table:table-row>
        <table:table-row table:style-name="ro1">
          <table:table-cell office:value-type="string">
            <text:p>We're Back! - A Dinosaur's Story (USA, Europe)</text:p>
          </table:table-cell>
          <table:table-cell office:value-type="float" office:value="1993">
            <text:p>1993</text:p>
          </table:table-cell>
          <table:table-cell office:value-type="string">
            <text:p>ESRB - E (Everyone)</text:p>
          </table:table-cell>
          <table:table-cell office:value-type="string">
            <text:p>We're Back! - A Dinosaur's Story </text:p>
          </table:table-cell>
          <table:table-cell office:value-type="string">
            <text:p>Hi-Tech Expressions, Inc.</text:p>
          </table:table-cell>
          <table:table-cell office:value-type="string">
            <text:p>Beam Software Pty., Ltd.</text:p>
          </table:table-cell>
          <table:table-cell office:value-type="string">
            <text:p>Platform</text:p>
          </table:table-cell>
          <table:table-cell office:value-type="string">
            <text:p>3.2</text:p>
          </table:table-cell>
          <table:table-cell office:value-type="string">
            <text:p>1-2 Players</text:p>
          </table:table-cell>
          <table:table-cell office:value-type="string">
            <text:p>This version of We're Back far differs from its Genesis and SNES versions. <text:s/>The player takes control of Rex and must save his three dinosaur friends, Woog, Dweeb and Elsa, from Prof. Screweyes who has imprisoned them in his castle and it is up to Rex to save him. <text:s/>There are 16 levels in all, ranging from jungles and caves in prehistoric times, fighting off various bad guys such as pterosaurs and other dinosaurs while avoiding obstacles and pitfalls scattered throughout the levels. <text:s/>There are also power-ups to replenish health and obtain extra lives.</text:p>
          </table:table-cell>
          <table:table-cell table:formula="of:=CONCATENATE(&quot;&lt;game name=&quot;;CHAR(34);[.A549];CHAR(34);&quot;&gt; &lt;year&gt;&quot;;[.B549];&quot;&lt;/year&gt; &lt;rating&gt;&quot;;[.C549];&quot;&lt;/rating&gt; &lt;title&gt;&quot;;[.D549];&quot;&lt;/title&gt; &lt;pub&gt;&quot;;[.E549];&quot;&lt;/pub&gt; &lt;dev&gt;&quot;;[.F549];&quot;&lt;/dev&gt; &lt;genre&gt;&quot;;[.G549];&quot;&lt;/genre&gt; &lt;score&gt;&quot;;[.H549];&quot;&lt;/score&gt; &lt;player&gt;&quot;;[.I549];&quot;&lt;/player&gt; &lt;story&gt;&quot;;[.J549];&quot;&lt;/story&gt; &lt;/game&gt;&quot;)" office:value-type="string" office:string-value="&lt;game name=&quot;We're Back! - A Dinosaur's Story (USA, Europe)&quot;&gt; &lt;year&gt;1993&lt;/year&gt; &lt;rating&gt;ESRB - E (Everyone)&lt;/rating&gt; &lt;title&gt;We're Back! - A Dinosaur's Story &lt;/title&gt; &lt;pub&gt;Hi-Tech Expressions, Inc.&lt;/pub&gt; &lt;dev&gt;Beam Software Pty., Ltd.&lt;/dev&gt; &lt;genre&gt;Platform&lt;/genre&gt; &lt;score&gt;3.2&lt;/score&gt; &lt;player&gt;1-2 Players&lt;/player&gt; &lt;story&gt;This version of We're Back far differs from its Genesis and SNES versions.  The player takes control of Rex and must save his three dinosaur friends, Woog, Dweeb and Elsa, from Prof. Screweyes who has imprisoned them in his castle and it is up to Rex to save him.  There are 16 levels in all, ranging from jungles and caves in prehistoric times, fighting off various bad guys such as pterosaurs and other dinosaurs while avoiding obstacles and pitfalls scattered throughout the levels.  There are also power-ups to replenish health and obtain extra lives.&lt;/story&gt; &lt;/game&gt;">
            <text:p>&lt;game name="We're Back! - A Dinosaur's Story (USA, Europe)"&gt; &lt;year&gt;1993&lt;/year&gt; &lt;rating&gt;ESRB - E (Everyone)&lt;/rating&gt; &lt;title&gt;We're Back! - A Dinosaur's Story &lt;/title&gt; &lt;pub&gt;Hi-Tech Expressions, Inc.&lt;/pub&gt; &lt;dev&gt;Beam Software Pty., Ltd.&lt;/dev&gt; &lt;genre&gt;Platform&lt;/genre&gt; &lt;score&gt;3.2&lt;/score&gt; &lt;player&gt;1-2 Players&lt;/player&gt; &lt;story&gt;This version of We're Back far differs from its Genesis and SNES versions. <text:s/>The player takes control of Rex and must save his three dinosaur friends, Woog, Dweeb and Elsa, from Prof. Screweyes who has imprisoned them in his castle and it is up to Rex to save him. <text:s/>There are 16 levels in all, ranging from jungles and caves in prehistoric times, fighting off various bad guys such as pterosaurs and other dinosaurs while avoiding obstacles and pitfalls scattered throughout the levels. <text:s/>There are also power-ups to replenish health and obtain extra lives.&lt;/story&gt; &lt;/game&gt;</text:p>
          </table:table-cell>
        </table:table-row>
        <table:table-row table:style-name="ro1">
          <table:table-cell office:value-type="string">
            <text:p>Wheel of Fortune (USA)</text:p>
          </table:table-cell>
          <table:table-cell office:value-type="float" office:value="1990">
            <text:p>1990</text:p>
          </table:table-cell>
          <table:table-cell office:value-type="string">
            <text:p>ESRB - E (Everyone)</text:p>
          </table:table-cell>
          <table:table-cell office:value-type="string">
            <text:p>Wheel of Fortune </text:p>
          </table:table-cell>
          <table:table-cell table:number-columns-repeated="2" office:value-type="string">
            <text:p>GameTek, Inc.</text:p>
          </table:table-cell>
          <table:table-cell office:value-type="string">
            <text:p>Quiz</text:p>
          </table:table-cell>
          <table:table-cell office:value-type="string">
            <text:p>2.6</text:p>
          </table:table-cell>
          <table:table-cell office:value-type="string">
            <text:p>1 Player</text:p>
          </table:table-cell>
          <table:table-cell office:value-type="string">
            <text:p>Wheel of Fortune is based on the popular game show produced by Merv Griffin. <text:s/>The goal is the same as the game show, which is to guess missing letters to solve a puzzle which covers the same subjects as found on the show, such as place, person, thing, phrase, etc. Like the game show, the players spin the wheel, select consonants, buy vowels and hopefully, solve the mystery phrase. <text:s/>The wheel can be "spun" at different strengths by sliding a bar across a selector, and the chances of earning a free spin, losing a turn, and going bankrupt remain.****Game play is for up to two players taking turns, or for one player against the computer. <text:s/>Gameplay moves through three rounds, and a bonus round for a grand prize. <text:s/>Winning is accomplished, essentially, by earning the most money and winning the game by solving the phrases.****There is even a "sexy model" that animates out onto the "stage"--though the resemblance to Vanna White is minimal at best.</text:p>
          </table:table-cell>
          <table:table-cell table:formula="of:=CONCATENATE(&quot;&lt;game name=&quot;;CHAR(34);[.A550];CHAR(34);&quot;&gt; &lt;year&gt;&quot;;[.B550];&quot;&lt;/year&gt; &lt;rating&gt;&quot;;[.C550];&quot;&lt;/rating&gt; &lt;title&gt;&quot;;[.D550];&quot;&lt;/title&gt; &lt;pub&gt;&quot;;[.E550];&quot;&lt;/pub&gt; &lt;dev&gt;&quot;;[.F550];&quot;&lt;/dev&gt; &lt;genre&gt;&quot;;[.G550];&quot;&lt;/genre&gt; &lt;score&gt;&quot;;[.H550];&quot;&lt;/score&gt; &lt;player&gt;&quot;;[.I550];&quot;&lt;/player&gt; &lt;story&gt;&quot;;[.J550];&quot;&lt;/story&gt; &lt;/game&gt;&quot;)" office:value-type="string" office:string-value="&lt;game name=&quot;Wheel of Fortune (USA)&quot;&gt; &lt;year&gt;1990&lt;/year&gt; &lt;rating&gt;ESRB - E (Everyone)&lt;/rating&gt; &lt;title&gt;Wheel of Fortune &lt;/title&gt; &lt;pub&gt;GameTek, Inc.&lt;/pub&gt; &lt;dev&gt;GameTek, Inc.&lt;/dev&gt; &lt;genre&gt;Quiz&lt;/genre&gt; &lt;score&gt;2.6&lt;/score&gt; &lt;player&gt;1 Player&lt;/player&gt; &lt;story&gt;Wheel of Fortune is based on the popular game show produced by Merv Griffin.  The goal is the same as the game show, which is to guess missing letters to solve a puzzle which covers the same subjects as found on the show, such as place, person, thing, phrase, etc. Like the game show, the players spin the wheel, select consonants, buy vowels and hopefully, solve the mystery phrase.  The wheel can be &quot;spun&quot; at different strengths by sliding a bar across a selector, and the chances of earning a free spin, losing a turn, and going bankrupt remain.****Game play is for up to two players taking turns, or for one player against the computer.  Gameplay moves through three rounds, and a bonus round for a grand prize.  Winning is accomplished, essentially, by earning the most money and winning the game by solving the phrases.****There is even a &quot;sexy model&quot; that animates out onto the &quot;stage&quot;--though the resemblance to Vanna White is minimal at best.&lt;/story&gt; &lt;/game&gt;">
            <text:p>&lt;game name="Wheel of Fortune (USA)"&gt; &lt;year&gt;1990&lt;/year&gt; &lt;rating&gt;ESRB - E (Everyone)&lt;/rating&gt; &lt;title&gt;Wheel of Fortune &lt;/title&gt; &lt;pub&gt;GameTek, Inc.&lt;/pub&gt; &lt;dev&gt;GameTek, Inc.&lt;/dev&gt; &lt;genre&gt;Quiz&lt;/genre&gt; &lt;score&gt;2.6&lt;/score&gt; &lt;player&gt;1 Player&lt;/player&gt; &lt;story&gt;Wheel of Fortune is based on the popular game show produced by Merv Griffin. <text:s/>The goal is the same as the game show, which is to guess missing letters to solve a puzzle which covers the same subjects as found on the show, such as place, person, thing, phrase, etc. Like the game show, the players spin the wheel, select consonants, buy vowels and hopefully, solve the mystery phrase. <text:s/>The wheel can be "spun" at different strengths by sliding a bar across a selector, and the chances of earning a free spin, losing a turn, and going bankrupt remain.****Game play is for up to two players taking turns, or for one player against the computer. <text:s/>Gameplay moves through three rounds, and a bonus round for a grand prize. <text:s/>Winning is accomplished, essentially, by earning the most money and winning the game by solving the phrases.****There is even a "sexy model" that animates out onto the "stage"--though the resemblance to Vanna White is minimal at best.&lt;/story&gt; &lt;/game&gt;</text:p>
          </table:table-cell>
        </table:table-row>
        <table:table-row table:style-name="ro1">
          <table:table-cell office:value-type="string">
            <text:p>Who Framed Roger Rabbit (USA)</text:p>
          </table:table-cell>
          <table:table-cell office:value-type="float" office:value="1991">
            <text:p>1991</text:p>
          </table:table-cell>
          <table:table-cell office:value-type="string">
            <text:p>ESRB - E (Everyone)</text:p>
          </table:table-cell>
          <table:table-cell office:value-type="string">
            <text:p>Who Framed Roger Rabbit </text:p>
          </table:table-cell>
          <table:table-cell office:value-type="string">
            <text:p>Capcom U.S.A., Inc.</text:p>
          </table:table-cell>
          <table:table-cell office:value-type="string">
            <text:p>Capcom Co., Ltd.</text:p>
          </table:table-cell>
          <table:table-cell office:value-type="string">
            <text:p>Action</text:p>
          </table:table-cell>
          <table:table-cell office:value-type="string">
            <text:p>3.0</text:p>
          </table:table-cell>
          <table:table-cell office:value-type="string">
            <text:p>1 Player</text:p>
          </table:table-cell>
          <table:table-cell office:value-type="string">
            <text:p>Who Framed Roger Rabbit is based on the movie of the same name. Roger Rabbit lives in Toontown where cartoon characters like himself and real people live together. Roger has been framed for having murdered the suspected lover of his wife and now, with help of the private detective Eddie Valiant, he has to prove his innocence. <text:s/>This is an action game with puzzle solving elements. Roger Rabbit can move freely within Toontown (and some of its buildings) and the main gameplay consists of talking to people who give Roger clues about where to go next. He also has to collect and use a variety of items in order to progress. However, when walking around town he is attacked by enemies who reduce Roger's life bar if they hit him; there are also a few boss battles. A few (sparse) items can be used to dispatch enemies.</text:p>
          </table:table-cell>
          <table:table-cell table:formula="of:=CONCATENATE(&quot;&lt;game name=&quot;;CHAR(34);[.A551];CHAR(34);&quot;&gt; &lt;year&gt;&quot;;[.B551];&quot;&lt;/year&gt; &lt;rating&gt;&quot;;[.C551];&quot;&lt;/rating&gt; &lt;title&gt;&quot;;[.D551];&quot;&lt;/title&gt; &lt;pub&gt;&quot;;[.E551];&quot;&lt;/pub&gt; &lt;dev&gt;&quot;;[.F551];&quot;&lt;/dev&gt; &lt;genre&gt;&quot;;[.G551];&quot;&lt;/genre&gt; &lt;score&gt;&quot;;[.H551];&quot;&lt;/score&gt; &lt;player&gt;&quot;;[.I551];&quot;&lt;/player&gt; &lt;story&gt;&quot;;[.J551];&quot;&lt;/story&gt; &lt;/game&gt;&quot;)" office:value-type="string" office:string-value="&lt;game name=&quot;Who Framed Roger Rabbit (USA)&quot;&gt; &lt;year&gt;1991&lt;/year&gt; &lt;rating&gt;ESRB - E (Everyone)&lt;/rating&gt; &lt;title&gt;Who Framed Roger Rabbit &lt;/title&gt; &lt;pub&gt;Capcom U.S.A., Inc.&lt;/pub&gt; &lt;dev&gt;Capcom Co., Ltd.&lt;/dev&gt; &lt;genre&gt;Action&lt;/genre&gt; &lt;score&gt;3.0&lt;/score&gt; &lt;player&gt;1 Player&lt;/player&gt; &lt;story&gt;Who Framed Roger Rabbit is based on the movie of the same name. Roger Rabbit lives in Toontown where cartoon characters like himself and real people live together. Roger has been framed for having murdered the suspected lover of his wife and now, with help of the private detective Eddie Valiant, he has to prove his innocence.  This is an action game with puzzle solving elements. Roger Rabbit can move freely within Toontown (and some of its buildings) and the main gameplay consists of talking to people who give Roger clues about where to go next. He also has to collect and use a variety of items in order to progress. However, when walking around town he is attacked by enemies who reduce Roger's life bar if they hit him; there are also a few boss battles. A few (sparse) items can be used to dispatch enemies.&lt;/story&gt; &lt;/game&gt;">
            <text:p>&lt;game name="Who Framed Roger Rabbit (USA)"&gt; &lt;year&gt;1991&lt;/year&gt; &lt;rating&gt;ESRB - E (Everyone)&lt;/rating&gt; &lt;title&gt;Who Framed Roger Rabbit &lt;/title&gt; &lt;pub&gt;Capcom U.S.A., Inc.&lt;/pub&gt; &lt;dev&gt;Capcom Co., Ltd.&lt;/dev&gt; &lt;genre&gt;Action&lt;/genre&gt; &lt;score&gt;3.0&lt;/score&gt; &lt;player&gt;1 Player&lt;/player&gt; &lt;story&gt;Who Framed Roger Rabbit is based on the movie of the same name. Roger Rabbit lives in Toontown where cartoon characters like himself and real people live together. Roger has been framed for having murdered the suspected lover of his wife and now, with help of the private detective Eddie Valiant, he has to prove his innocence. <text:s/>This is an action game with puzzle solving elements. Roger Rabbit can move freely within Toontown (and some of its buildings) and the main gameplay consists of talking to people who give Roger clues about where to go next. He also has to collect and use a variety of items in order to progress. However, when walking around town he is attacked by enemies who reduce Roger's life bar if they hit him; there are also a few boss battles. A few (sparse) items can be used to dispatch enemies.&lt;/story&gt; &lt;/game&gt;</text:p>
          </table:table-cell>
        </table:table-row>
        <table:table-row table:style-name="ro1">
          <table:table-cell office:value-type="string">
            <text:p>Wild Snake (USA)</text:p>
          </table:table-cell>
          <table:table-cell office:value-type="float" office:value="1994">
            <text:p>1994</text:p>
          </table:table-cell>
          <table:table-cell office:value-type="string">
            <text:p>ESRB - E (Everyone)</text:p>
          </table:table-cell>
          <table:table-cell office:value-type="string">
            <text:p>Wild Snake </text:p>
          </table:table-cell>
          <table:table-cell office:value-type="string">
            <text:p>Spectrum Holobyte, Inc.</text:p>
          </table:table-cell>
          <table:table-cell office:value-type="string">
            <text:p>Bullet-Proof Software, Inc.</text:p>
          </table:table-cell>
          <table:table-cell office:value-type="string">
            <text:p>Puzzle</text:p>
          </table:table-cell>
          <table:table-cell office:value-type="string">
            <text:p>3.5</text:p>
          </table:table-cell>
          <table:table-cell office:value-type="string">
            <text:p>1-2 Players</text:p>
          </table:table-cell>
          <table:table-cell office:value-type="string">
            <text:p>WildSnake is a puzzle game in which the player must manage falling snakes in a <text:s/>confined space and keep the snakes from reaching the top of the space. Snakes fall and slither until they reach a resting spot on the floor of the space. A snake will destroy any other snakes of the same color and pattern that it touches with its head on the way down, which often has the chain effect of loosening the pile of snakes so that all the snakes slither into new positions, possibly eliminating even more snakes.****The game is played against a selection of backgrounds including desert, forest, water, or grass. Further, there are 7 game grids including the standard grid (a tall rectangle), X, plus, flask, Diabolo (an hourglass pattern), T-square, and obstacle (with a number of intermediate blocks).****The player starts out as a nestling and earns higher and higher distinctions taken from the snake realm (garter snake, water snake, boa, mambo, python, king cobra, etc.) as more snakes are cleared. Also, as the level increases. more types of snake patterns must be handled. Sometimes, there is a flashing red snake that eliminates the first snake it touches. Further, there is occasionally an unstoppable snake that barrels down to the bottom of the space, eliminating all snakes in its path.****The game can be played with 1 or 2 players in either easy, normal or hard mode. In the single player mode, the player can choose whether the preview showing the next snake will be shown. In 2-player mode, there is always a preview window. In fact, there is a queue of 3 snakes between the 2 player spaces from which the next snake is drawn. As a bonus during competition, multiple snake eliminations by one player result in obstacles appearing in the space of the opposing player.</text:p>
          </table:table-cell>
          <table:table-cell table:formula="of:=CONCATENATE(&quot;&lt;game name=&quot;;CHAR(34);[.A552];CHAR(34);&quot;&gt; &lt;year&gt;&quot;;[.B552];&quot;&lt;/year&gt; &lt;rating&gt;&quot;;[.C552];&quot;&lt;/rating&gt; &lt;title&gt;&quot;;[.D552];&quot;&lt;/title&gt; &lt;pub&gt;&quot;;[.E552];&quot;&lt;/pub&gt; &lt;dev&gt;&quot;;[.F552];&quot;&lt;/dev&gt; &lt;genre&gt;&quot;;[.G552];&quot;&lt;/genre&gt; &lt;score&gt;&quot;;[.H552];&quot;&lt;/score&gt; &lt;player&gt;&quot;;[.I552];&quot;&lt;/player&gt; &lt;story&gt;&quot;;[.J552];&quot;&lt;/story&gt; &lt;/game&gt;&quot;)" office:value-type="string" office:string-value="&lt;game name=&quot;Wild Snake (USA)&quot;&gt; &lt;year&gt;1994&lt;/year&gt; &lt;rating&gt;ESRB - E (Everyone)&lt;/rating&gt; &lt;title&gt;Wild Snake &lt;/title&gt; &lt;pub&gt;Spectrum Holobyte, Inc.&lt;/pub&gt; &lt;dev&gt;Bullet-Proof Software, Inc.&lt;/dev&gt; &lt;genre&gt;Puzzle&lt;/genre&gt; &lt;score&gt;3.5&lt;/score&gt; &lt;player&gt;1-2 Players&lt;/player&gt; &lt;story&gt;WildSnake is a puzzle game in which the player must manage falling snakes in a  confined space and keep the snakes from reaching the top of the space. Snakes fall and slither until they reach a resting spot on the floor of the space. A snake will destroy any other snakes of the same color and pattern that it touches with its head on the way down, which often has the chain effect of loosening the pile of snakes so that all the snakes slither into new positions, possibly eliminating even more snakes.****The game is played against a selection of backgrounds including desert, forest, water, or grass. Further, there are 7 game grids including the standard grid (a tall rectangle), X, plus, flask, Diabolo (an hourglass pattern), T-square, and obstacle (with a number of intermediate blocks).****The player starts out as a nestling and earns higher and higher distinctions taken from the snake realm (garter snake, water snake, boa, mambo, python, king cobra, etc.) as more snakes are cleared. Also, as the level increases. more types of snake patterns must be handled. Sometimes, there is a flashing red snake that eliminates the first snake it touches. Further, there is occasionally an unstoppable snake that barrels down to the bottom of the space, eliminating all snakes in its path.****The game can be played with 1 or 2 players in either easy, normal or hard mode. In the single player mode, the player can choose whether the preview showing the next snake will be shown. In 2-player mode, there is always a preview window. In fact, there is a queue of 3 snakes between the 2 player spaces from which the next snake is drawn. As a bonus during competition, multiple snake eliminations by one player result in obstacles appearing in the space of the opposing player.&lt;/story&gt; &lt;/game&gt;">
            <text:p>&lt;game name="Wild Snake (USA)"&gt; &lt;year&gt;1994&lt;/year&gt; &lt;rating&gt;ESRB - E (Everyone)&lt;/rating&gt; &lt;title&gt;Wild Snake &lt;/title&gt; &lt;pub&gt;Spectrum Holobyte, Inc.&lt;/pub&gt; &lt;dev&gt;Bullet-Proof Software, Inc.&lt;/dev&gt; &lt;genre&gt;Puzzle&lt;/genre&gt; &lt;score&gt;3.5&lt;/score&gt; &lt;player&gt;1-2 Players&lt;/player&gt; &lt;story&gt;WildSnake is a puzzle game in which the player must manage falling snakes in a <text:s/>confined space and keep the snakes from reaching the top of the space. Snakes fall and slither until they reach a resting spot on the floor of the space. A snake will destroy any other snakes of the same color and pattern that it touches with its head on the way down, which often has the chain effect of loosening the pile of snakes so that all the snakes slither into new positions, possibly eliminating even more snakes.****The game is played against a selection of backgrounds including desert, forest, water, or grass. Further, there are 7 game grids including the standard grid (a tall rectangle), X, plus, flask, Diabolo (an hourglass pattern), T-square, and obstacle (with a number of intermediate blocks).****The player starts out as a nestling and earns higher and higher distinctions taken from the snake realm (garter snake, water snake, boa, mambo, python, king cobra, etc.) as more snakes are cleared. Also, as the level increases. more types of snake patterns must be handled. Sometimes, there is a flashing red snake that eliminates the first snake it touches. Further, there is occasionally an unstoppable snake that barrels down to the bottom of the space, eliminating all snakes in its path.****The game can be played with 1 or 2 players in either easy, normal or hard mode. In the single player mode, the player can choose whether the preview showing the next snake will be shown. In 2-player mode, there is always a preview window. In fact, there is a queue of 3 snakes between the 2 player spaces from which the next snake is drawn. As a bonus during competition, multiple snake eliminations by one player result in obstacles appearing in the space of the opposing player.&lt;/story&gt; &lt;/game&gt;</text:p>
          </table:table-cell>
        </table:table-row>
        <table:table-row table:style-name="ro1">
          <table:table-cell office:value-type="string">
            <text:p>Wizards &amp; Warriors Chapter X - The Fortress of Fear (USA, Europe)</text:p>
          </table:table-cell>
          <table:table-cell office:value-type="float" office:value="1990">
            <text:p>1990</text:p>
          </table:table-cell>
          <table:table-cell office:value-type="string">
            <text:p>ESRB - E (Everyone)</text:p>
          </table:table-cell>
          <table:table-cell office:value-type="string">
            <text:p>Wizards &amp; Warriors Chapter X - The Fortress of Fear </text:p>
          </table:table-cell>
          <table:table-cell office:value-type="string">
            <text:p>Acclaim Entertainment, Inc.</text:p>
          </table:table-cell>
          <table:table-cell office:value-type="string">
            <text:p>Rare Ltd.</text:p>
          </table:table-cell>
          <table:table-cell office:value-type="string">
            <text:p>Platform</text:p>
          </table:table-cell>
          <table:table-cell office:value-type="string">
            <text:p>2.9</text:p>
          </table:table-cell>
          <table:table-cell office:value-type="string">
            <text:p>1 Player</text:p>
          </table:table-cell>
          <table:table-cell office:value-type="string">
            <text:p>In this installment of the Wizards &amp; Warriors series, players take on the role of the knight Kuros and must rescue the princess from the evil Wizard Malkil. **In various side-scrolling levels, Kuros must dodge obstacles such as arrows and flames as well as kill different enemies such as bats, spiders, warriors and skeletons. To damage his enemies, Kuros can use two different attacks: a fast stab attack and a strike that is slower, but has a better range. Various items that help Kuros on his quest, can be picked up throughout the levels: gems increase the player's score and grant extra lives, food replenishes some health, a spell of invincebility makes Kuros tempoarily invincible and keys are used to open treasure chests or doors. Kuros can also find additional equipment including a &amp;quot;Shield of Protection&amp;quot; that halves the damage he receives and the &amp;quot;Boots of Jumping&amp;quot; that let him jump higher and fall from high platforms without taking damage. Levels are divided into several sub-levels. At the last sub-level, a boss-fight awaits Kuros.</text:p>
          </table:table-cell>
          <table:table-cell table:formula="of:=CONCATENATE(&quot;&lt;game name=&quot;;CHAR(34);[.A553];CHAR(34);&quot;&gt; &lt;year&gt;&quot;;[.B553];&quot;&lt;/year&gt; &lt;rating&gt;&quot;;[.C553];&quot;&lt;/rating&gt; &lt;title&gt;&quot;;[.D553];&quot;&lt;/title&gt; &lt;pub&gt;&quot;;[.E553];&quot;&lt;/pub&gt; &lt;dev&gt;&quot;;[.F553];&quot;&lt;/dev&gt; &lt;genre&gt;&quot;;[.G553];&quot;&lt;/genre&gt; &lt;score&gt;&quot;;[.H553];&quot;&lt;/score&gt; &lt;player&gt;&quot;;[.I553];&quot;&lt;/player&gt; &lt;story&gt;&quot;;[.J553];&quot;&lt;/story&gt; &lt;/game&gt;&quot;)" office:value-type="string" office:string-value="&lt;game name=&quot;Wizards &amp; Warriors Chapter X - The Fortress of Fear (USA, Europe)&quot;&gt; &lt;year&gt;1990&lt;/year&gt; &lt;rating&gt;ESRB - E (Everyone)&lt;/rating&gt; &lt;title&gt;Wizards &amp; Warriors Chapter X - The Fortress of Fear &lt;/title&gt; &lt;pub&gt;Acclaim Entertainment, Inc.&lt;/pub&gt; &lt;dev&gt;Rare Ltd.&lt;/dev&gt; &lt;genre&gt;Platform&lt;/genre&gt; &lt;score&gt;2.9&lt;/score&gt; &lt;player&gt;1 Player&lt;/player&gt; &lt;story&gt;In this installment of the Wizards &amp; Warriors series, players take on the role of the knight Kuros and must rescue the princess from the evil Wizard Malkil. **In various side-scrolling levels, Kuros must dodge obstacles such as arrows and flames as well as kill different enemies such as bats, spiders, warriors and skeletons. To damage his enemies, Kuros can use two different attacks: a fast stab attack and a strike that is slower, but has a better range. Various items that help Kuros on his quest, can be picked up throughout the levels: gems increase the player's score and grant extra lives, food replenishes some health, a spell of invincebility makes Kuros tempoarily invincible and keys are used to open treasure chests or doors. Kuros can also find additional equipment including a &amp;quot;Shield of Protection&amp;quot; that halves the damage he receives and the &amp;quot;Boots of Jumping&amp;quot; that let him jump higher and fall from high platforms without taking damage. Levels are divided into several sub-levels. At the last sub-level, a boss-fight awaits Kuros.&lt;/story&gt; &lt;/game&gt;">
            <text:p>&lt;game name="Wizards &amp; Warriors Chapter X - The Fortress of Fear (USA, Europe)"&gt; &lt;year&gt;1990&lt;/year&gt; &lt;rating&gt;ESRB - E (Everyone)&lt;/rating&gt; &lt;title&gt;Wizards &amp; Warriors Chapter X - The Fortress of Fear &lt;/title&gt; &lt;pub&gt;Acclaim Entertainment, Inc.&lt;/pub&gt; &lt;dev&gt;Rare Ltd.&lt;/dev&gt; &lt;genre&gt;Platform&lt;/genre&gt; &lt;score&gt;2.9&lt;/score&gt; &lt;player&gt;1 Player&lt;/player&gt; &lt;story&gt;In this installment of the Wizards &amp; Warriors series, players take on the role of the knight Kuros and must rescue the princess from the evil Wizard Malkil. **In various side-scrolling levels, Kuros must dodge obstacles such as arrows and flames as well as kill different enemies such as bats, spiders, warriors and skeletons. To damage his enemies, Kuros can use two different attacks: a fast stab attack and a strike that is slower, but has a better range. Various items that help Kuros on his quest, can be picked up throughout the levels: gems increase the player's score and grant extra lives, food replenishes some health, a spell of invincebility makes Kuros tempoarily invincible and keys are used to open treasure chests or doors. Kuros can also find additional equipment including a &amp;quot;Shield of Protection&amp;quot; that halves the damage he receives and the &amp;quot;Boots of Jumping&amp;quot; that let him jump higher and fall from high platforms without taking damage. Levels are divided into several sub-levels. At the last sub-level, a boss-fight awaits Kuros.&lt;/story&gt; &lt;/game&gt;</text:p>
          </table:table-cell>
        </table:table-row>
        <table:table-row table:style-name="ro1">
          <table:table-cell office:value-type="string">
            <text:p>Wordtris (USA)</text:p>
          </table:table-cell>
          <table:table-cell office:value-type="float" office:value="1992">
            <text:p>1992</text:p>
          </table:table-cell>
          <table:table-cell office:value-type="string">
            <text:p>ESRB - E (Everyone)</text:p>
          </table:table-cell>
          <table:table-cell office:value-type="string">
            <text:p>Wordtris </text:p>
          </table:table-cell>
          <table:table-cell office:value-type="string">
            <text:p>Sphere, Inc.</text:p>
          </table:table-cell>
          <table:table-cell office:value-type="string">
            <text:p>Spectrum Holobyte, Inc.</text:p>
          </table:table-cell>
          <table:table-cell office:value-type="string">
            <text:p>Puzzle</text:p>
          </table:table-cell>
          <table:table-cell office:value-type="string">
            <text:p>2.8</text:p>
          </table:table-cell>
          <table:table-cell office:value-type="string">
            <text:p>1-4 Players</text:p>
          </table:table-cell>
          <table:table-cell office:value-type="string">
            <text:p>In the spirit of Tetris comes Wordtris. Falling letters must be placed in order to form words in order to clear them away. Occasionally bombs will fall which you may use to clear away a single letter or an entire stack of them, depending on the type of bomb. The larger the words you form, the higher points you receive. If you clear enough words without filling up the screen, you move on to the next level.</text:p>
          </table:table-cell>
          <table:table-cell table:formula="of:=CONCATENATE(&quot;&lt;game name=&quot;;CHAR(34);[.A554];CHAR(34);&quot;&gt; &lt;year&gt;&quot;;[.B554];&quot;&lt;/year&gt; &lt;rating&gt;&quot;;[.C554];&quot;&lt;/rating&gt; &lt;title&gt;&quot;;[.D554];&quot;&lt;/title&gt; &lt;pub&gt;&quot;;[.E554];&quot;&lt;/pub&gt; &lt;dev&gt;&quot;;[.F554];&quot;&lt;/dev&gt; &lt;genre&gt;&quot;;[.G554];&quot;&lt;/genre&gt; &lt;score&gt;&quot;;[.H554];&quot;&lt;/score&gt; &lt;player&gt;&quot;;[.I554];&quot;&lt;/player&gt; &lt;story&gt;&quot;;[.J554];&quot;&lt;/story&gt; &lt;/game&gt;&quot;)" office:value-type="string" office:string-value="&lt;game name=&quot;Wordtris (USA)&quot;&gt; &lt;year&gt;1992&lt;/year&gt; &lt;rating&gt;ESRB - E (Everyone)&lt;/rating&gt; &lt;title&gt;Wordtris &lt;/title&gt; &lt;pub&gt;Sphere, Inc.&lt;/pub&gt; &lt;dev&gt;Spectrum Holobyte, Inc.&lt;/dev&gt; &lt;genre&gt;Puzzle&lt;/genre&gt; &lt;score&gt;2.8&lt;/score&gt; &lt;player&gt;1-4 Players&lt;/player&gt; &lt;story&gt;In the spirit of Tetris comes Wordtris. Falling letters must be placed in order to form words in order to clear them away. Occasionally bombs will fall which you may use to clear away a single letter or an entire stack of them, depending on the type of bomb. The larger the words you form, the higher points you receive. If you clear enough words without filling up the screen, you move on to the next level.&lt;/story&gt; &lt;/game&gt;">
            <text:p>&lt;game name="Wordtris (USA)"&gt; &lt;year&gt;1992&lt;/year&gt; &lt;rating&gt;ESRB - E (Everyone)&lt;/rating&gt; &lt;title&gt;Wordtris &lt;/title&gt; &lt;pub&gt;Sphere, Inc.&lt;/pub&gt; &lt;dev&gt;Spectrum Holobyte, Inc.&lt;/dev&gt; &lt;genre&gt;Puzzle&lt;/genre&gt; &lt;score&gt;2.8&lt;/score&gt; &lt;player&gt;1-4 Players&lt;/player&gt; &lt;story&gt;In the spirit of Tetris comes Wordtris. Falling letters must be placed in order to form words in order to clear them away. Occasionally bombs will fall which you may use to clear away a single letter or an entire stack of them, depending on the type of bomb. The larger the words you form, the higher points you receive. If you clear enough words without filling up the screen, you move on to the next level.&lt;/story&gt; &lt;/game&gt;</text:p>
          </table:table-cell>
        </table:table-row>
        <table:table-row table:style-name="ro1">
          <table:table-cell office:value-type="string">
            <text:p>WordZap (USA)</text:p>
          </table:table-cell>
          <table:table-cell office:value-type="float" office:value="1992">
            <text:p>1992</text:p>
          </table:table-cell>
          <table:table-cell office:value-type="string">
            <text:p>ESRB - E (Everyone)</text:p>
          </table:table-cell>
          <table:table-cell office:value-type="string">
            <text:p>WordZap </text:p>
          </table:table-cell>
          <table:table-cell table:number-columns-repeated="2" office:value-type="string">
            <text:p>Jaleco Entertainment</text:p>
          </table:table-cell>
          <table:table-cell office:value-type="string">
            <text:p>Puzzle</text:p>
          </table:table-cell>
          <table:table-cell office:value-type="string">
            <text:p>1.9</text:p>
          </table:table-cell>
          <table:table-cell office:value-type="string">
            <text:p>1 Player</text:p>
          </table:table-cell>
          <table:table-cell office:value-type="string">
            <text:p>players can choose between 3, 4, or 5 letter words. They can also enable or disable hints, allow or disallow plural forms of words and even choose the level of vocabulary used in the game. Each round has a different theme attached to it (e.g., "Any Letter"). Players have a limited time to solve each round before it ends. They also have a choice between the conventional "WordZap" mode and the "WordHai" mode; which permits players to create 3-letter words from a set of 21 tiles. Removing a tile from the screen requires using it; opening up options for building new words. <text:s/>There is a built-in dictionary using a complete list of ten thousand English language words. Two players can compete against other using a Game Link.Only the "WordZap" mode is available for two-player play. All types of skill levels are accommodated in this game from novice players to experts. </text:p>
          </table:table-cell>
          <table:table-cell table:formula="of:=CONCATENATE(&quot;&lt;game name=&quot;;CHAR(34);[.A555];CHAR(34);&quot;&gt; &lt;year&gt;&quot;;[.B555];&quot;&lt;/year&gt; &lt;rating&gt;&quot;;[.C555];&quot;&lt;/rating&gt; &lt;title&gt;&quot;;[.D555];&quot;&lt;/title&gt; &lt;pub&gt;&quot;;[.E555];&quot;&lt;/pub&gt; &lt;dev&gt;&quot;;[.F555];&quot;&lt;/dev&gt; &lt;genre&gt;&quot;;[.G555];&quot;&lt;/genre&gt; &lt;score&gt;&quot;;[.H555];&quot;&lt;/score&gt; &lt;player&gt;&quot;;[.I555];&quot;&lt;/player&gt; &lt;story&gt;&quot;;[.J555];&quot;&lt;/story&gt; &lt;/game&gt;&quot;)" office:value-type="string" office:string-value="&lt;game name=&quot;WordZap (USA)&quot;&gt; &lt;year&gt;1992&lt;/year&gt; &lt;rating&gt;ESRB - E (Everyone)&lt;/rating&gt; &lt;title&gt;WordZap &lt;/title&gt; &lt;pub&gt;Jaleco Entertainment&lt;/pub&gt; &lt;dev&gt;Jaleco Entertainment&lt;/dev&gt; &lt;genre&gt;Puzzle&lt;/genre&gt; &lt;score&gt;1.9&lt;/score&gt; &lt;player&gt;1 Player&lt;/player&gt; &lt;story&gt;players can choose between 3, 4, or 5 letter words. They can also enable or disable hints, allow or disallow plural forms of words and even choose the level of vocabulary used in the game. Each round has a different theme attached to it (e.g., &quot;Any Letter&quot;). Players have a limited time to solve each round before it ends. They also have a choice between the conventional &quot;WordZap&quot; mode and the &quot;WordHai&quot; mode; which permits players to create 3-letter words from a set of 21 tiles. Removing a tile from the screen requires using it; opening up options for building new words.  There is a built-in dictionary using a complete list of ten thousand English language words. Two players can compete against other using a Game Link.Only the &quot;WordZap&quot; mode is available for two-player play. All types of skill levels are accommodated in this game from novice players to experts. &lt;/story&gt; &lt;/game&gt;">
            <text:p>&lt;game name="WordZap (USA)"&gt; &lt;year&gt;1992&lt;/year&gt; &lt;rating&gt;ESRB - E (Everyone)&lt;/rating&gt; &lt;title&gt;WordZap &lt;/title&gt; &lt;pub&gt;Jaleco Entertainment&lt;/pub&gt; &lt;dev&gt;Jaleco Entertainment&lt;/dev&gt; &lt;genre&gt;Puzzle&lt;/genre&gt; &lt;score&gt;1.9&lt;/score&gt; &lt;player&gt;1 Player&lt;/player&gt; &lt;story&gt;players can choose between 3, 4, or 5 letter words. They can also enable or disable hints, allow or disallow plural forms of words and even choose the level of vocabulary used in the game. Each round has a different theme attached to it (e.g., "Any Letter"). Players have a limited time to solve each round before it ends. They also have a choice between the conventional "WordZap" mode and the "WordHai" mode; which permits players to create 3-letter words from a set of 21 tiles. Removing a tile from the screen requires using it; opening up options for building new words. <text:s/>There is a built-in dictionary using a complete list of ten thousand English language words. Two players can compete against other using a Game Link.Only the "WordZap" mode is available for two-player play. All types of skill levels are accommodated in this game from novice players to experts. &lt;/story&gt; &lt;/game&gt;</text:p>
          </table:table-cell>
        </table:table-row>
        <table:table-row table:style-name="ro1">
          <table:table-cell office:value-type="string">
            <text:p>World Beach Volley - 1992 GB Cup (Europe)</text:p>
          </table:table-cell>
          <table:table-cell office:value-type="float" office:value="1992">
            <text:p>1992</text:p>
          </table:table-cell>
          <table:table-cell office:value-type="string">
            <text:p>ESRB - E (Everyone)</text:p>
          </table:table-cell>
          <table:table-cell office:value-type="string">
            <text:p>World Beach Volley - 1992 GB Cup </text:p>
          </table:table-cell>
          <table:table-cell office:value-type="string">
            <text:p>Taito</text:p>
          </table:table-cell>
          <table:table-cell office:value-type="string">
            <text:p>Graphic Research</text:p>
          </table:table-cell>
          <table:table-cell office:value-type="string">
            <text:p>Sports/Volleyball</text:p>
          </table:table-cell>
          <table:table-cell office:value-type="string">
            <text:p>3.1</text:p>
          </table:table-cell>
          <table:table-cell office:value-type="string">
            <text:p>1 Player</text:p>
          </table:table-cell>
          <table:table-cell office:value-type="string">
            <text:p>World Beach Volley - 1992 GB Cup is a volleyball game where you have to drop the ball in the opposing camp. <text:s/>The goal is to get the opponent to not be able to return this same ball in his own camp. <text:s/>The team that wins the exchange pimp a point</text:p>
          </table:table-cell>
          <table:table-cell table:formula="of:=CONCATENATE(&quot;&lt;game name=&quot;;CHAR(34);[.A556];CHAR(34);&quot;&gt; &lt;year&gt;&quot;;[.B556];&quot;&lt;/year&gt; &lt;rating&gt;&quot;;[.C556];&quot;&lt;/rating&gt; &lt;title&gt;&quot;;[.D556];&quot;&lt;/title&gt; &lt;pub&gt;&quot;;[.E556];&quot;&lt;/pub&gt; &lt;dev&gt;&quot;;[.F556];&quot;&lt;/dev&gt; &lt;genre&gt;&quot;;[.G556];&quot;&lt;/genre&gt; &lt;score&gt;&quot;;[.H556];&quot;&lt;/score&gt; &lt;player&gt;&quot;;[.I556];&quot;&lt;/player&gt; &lt;story&gt;&quot;;[.J556];&quot;&lt;/story&gt; &lt;/game&gt;&quot;)" office:value-type="string" office:string-value="&lt;game name=&quot;World Beach Volley - 1992 GB Cup (Europe)&quot;&gt; &lt;year&gt;1992&lt;/year&gt; &lt;rating&gt;ESRB - E (Everyone)&lt;/rating&gt; &lt;title&gt;World Beach Volley - 1992 GB Cup &lt;/title&gt; &lt;pub&gt;Taito&lt;/pub&gt; &lt;dev&gt;Graphic Research&lt;/dev&gt; &lt;genre&gt;Sports/Volleyball&lt;/genre&gt; &lt;score&gt;3.1&lt;/score&gt; &lt;player&gt;1 Player&lt;/player&gt; &lt;story&gt;World Beach Volley - 1992 GB Cup is a volleyball game where you have to drop the ball in the opposing camp.  The goal is to get the opponent to not be able to return this same ball in his own camp.  The team that wins the exchange pimp a point&lt;/story&gt; &lt;/game&gt;">
            <text:p>&lt;game name="World Beach Volley - 1992 GB Cup (Europe)"&gt; &lt;year&gt;1992&lt;/year&gt; &lt;rating&gt;ESRB - E (Everyone)&lt;/rating&gt; &lt;title&gt;World Beach Volley - 1992 GB Cup &lt;/title&gt; &lt;pub&gt;Taito&lt;/pub&gt; &lt;dev&gt;Graphic Research&lt;/dev&gt; &lt;genre&gt;Sports/Volleyball&lt;/genre&gt; &lt;score&gt;3.1&lt;/score&gt; &lt;player&gt;1 Player&lt;/player&gt; &lt;story&gt;World Beach Volley - 1992 GB Cup is a volleyball game where you have to drop the ball in the opposing camp. <text:s/>The goal is to get the opponent to not be able to return this same ball in his own camp. <text:s/>The team that wins the exchange pimp a point&lt;/story&gt; &lt;/game&gt;</text:p>
          </table:table-cell>
        </table:table-row>
        <table:table-row table:style-name="ro1">
          <table:table-cell office:value-type="string">
            <text:p>World Bowling (USA)</text:p>
          </table:table-cell>
          <table:table-cell office:value-type="float" office:value="1990">
            <text:p>1990</text:p>
          </table:table-cell>
          <table:table-cell office:value-type="string">
            <text:p>ESRB - E (Everyone)</text:p>
          </table:table-cell>
          <table:table-cell office:value-type="string">
            <text:p>World Bowling </text:p>
          </table:table-cell>
          <table:table-cell office:value-type="string">
            <text:p>Romstar Inc.</text:p>
          </table:table-cell>
          <table:table-cell office:value-type="string">
            <text:p>Athena Co., Ltd.</text:p>
          </table:table-cell>
          <table:table-cell office:value-type="string">
            <text:p>Sports/Bowling</text:p>
          </table:table-cell>
          <table:table-cell office:value-type="string">
            <text:p>2.7</text:p>
          </table:table-cell>
          <table:table-cell office:value-type="string">
            <text:p>1-2 Players</text:p>
          </table:table-cell>
          <table:table-cell office:value-type="string">
            <text:p>World Bowling is a bowling game in which the player has to beat bowling alleys from six different countries (England, China, Japan, Canada, France, USA). To win the game, all alleys have to be beaten in a row with an increasing points requirement (200 to 250) - if the score is missed once, it is back to the beginning. <text:s/>The player can set the weight of the bowling ball: a heavier ball has more power but this goes in turn with a loss of control. It also depends on the chosen player character: the male is better with heavy balls while the female character should use a lighter one. The throw itself is divided into three parts: character position on the alley, control and power. While the first is simply chosen by lining the character up, the latter two are reaction games: a marker goes from left to right (and vice versa) and the player has to hit the button when the marker reaches the desired point. A high value (i.e. the marker is right) in control means that the throw is straight while a high power determines the speed and strength.</text:p>
          </table:table-cell>
          <table:table-cell table:formula="of:=CONCATENATE(&quot;&lt;game name=&quot;;CHAR(34);[.A557];CHAR(34);&quot;&gt; &lt;year&gt;&quot;;[.B557];&quot;&lt;/year&gt; &lt;rating&gt;&quot;;[.C557];&quot;&lt;/rating&gt; &lt;title&gt;&quot;;[.D557];&quot;&lt;/title&gt; &lt;pub&gt;&quot;;[.E557];&quot;&lt;/pub&gt; &lt;dev&gt;&quot;;[.F557];&quot;&lt;/dev&gt; &lt;genre&gt;&quot;;[.G557];&quot;&lt;/genre&gt; &lt;score&gt;&quot;;[.H557];&quot;&lt;/score&gt; &lt;player&gt;&quot;;[.I557];&quot;&lt;/player&gt; &lt;story&gt;&quot;;[.J557];&quot;&lt;/story&gt; &lt;/game&gt;&quot;)" office:value-type="string" office:string-value="&lt;game name=&quot;World Bowling (USA)&quot;&gt; &lt;year&gt;1990&lt;/year&gt; &lt;rating&gt;ESRB - E (Everyone)&lt;/rating&gt; &lt;title&gt;World Bowling &lt;/title&gt; &lt;pub&gt;Romstar Inc.&lt;/pub&gt; &lt;dev&gt;Athena Co., Ltd.&lt;/dev&gt; &lt;genre&gt;Sports/Bowling&lt;/genre&gt; &lt;score&gt;2.7&lt;/score&gt; &lt;player&gt;1-2 Players&lt;/player&gt; &lt;story&gt;World Bowling is a bowling game in which the player has to beat bowling alleys from six different countries (England, China, Japan, Canada, France, USA). To win the game, all alleys have to be beaten in a row with an increasing points requirement (200 to 250) - if the score is missed once, it is back to the beginning.  The player can set the weight of the bowling ball: a heavier ball has more power but this goes in turn with a loss of control. It also depends on the chosen player character: the male is better with heavy balls while the female character should use a lighter one. The throw itself is divided into three parts: character position on the alley, control and power. While the first is simply chosen by lining the character up, the latter two are reaction games: a marker goes from left to right (and vice versa) and the player has to hit the button when the marker reaches the desired point. A high value (i.e. the marker is right) in control means that the throw is straight while a high power determines the speed and strength.&lt;/story&gt; &lt;/game&gt;">
            <text:p>&lt;game name="World Bowling (USA)"&gt; &lt;year&gt;1990&lt;/year&gt; &lt;rating&gt;ESRB - E (Everyone)&lt;/rating&gt; &lt;title&gt;World Bowling &lt;/title&gt; &lt;pub&gt;Romstar Inc.&lt;/pub&gt; &lt;dev&gt;Athena Co., Ltd.&lt;/dev&gt; &lt;genre&gt;Sports/Bowling&lt;/genre&gt; &lt;score&gt;2.7&lt;/score&gt; &lt;player&gt;1-2 Players&lt;/player&gt; &lt;story&gt;World Bowling is a bowling game in which the player has to beat bowling alleys from six different countries (England, China, Japan, Canada, France, USA). To win the game, all alleys have to be beaten in a row with an increasing points requirement (200 to 250) - if the score is missed once, it is back to the beginning. <text:s/>The player can set the weight of the bowling ball: a heavier ball has more power but this goes in turn with a loss of control. It also depends on the chosen player character: the male is better with heavy balls while the female character should use a lighter one. The throw itself is divided into three parts: character position on the alley, control and power. While the first is simply chosen by lining the character up, the latter two are reaction games: a marker goes from left to right (and vice versa) and the player has to hit the button when the marker reaches the desired point. A high value (i.e. the marker is right) in control means that the throw is straight while a high power determines the speed and strength.&lt;/story&gt; &lt;/game&gt;</text:p>
          </table:table-cell>
        </table:table-row>
        <table:table-row table:style-name="ro1">
          <table:table-cell office:value-type="string">
            <text:p>World Circuit Series (USA)</text:p>
          </table:table-cell>
          <table:table-cell office:value-type="float" office:value="1992">
            <text:p>1992</text:p>
          </table:table-cell>
          <table:table-cell office:value-type="string">
            <text:p>ESRB - E (Everyone)</text:p>
          </table:table-cell>
          <table:table-cell office:value-type="string">
            <text:p>World Circuit Series </text:p>
          </table:table-cell>
          <table:table-cell table:number-columns-repeated="2" office:value-type="string">
            <text:p>Konami Industry Co. Ltd.</text:p>
          </table:table-cell>
          <table:table-cell office:value-type="string">
            <text:p>Driving</text:p>
          </table:table-cell>
          <table:table-cell office:value-type="string">
            <text:p>3.8</text:p>
          </table:table-cell>
          <table:table-cell office:value-type="string">
            <text:p>1-4 Players</text:p>
          </table:table-cell>
          <table:table-cell office:value-type="string">
            <text:p>World Circuit Series is the first portable version of Konami's classic MSX top-down racer. It features three classes of open-wheel cars (which dub as difficulty levels), three game modes (practice, single race and championship) and 25 different tracks all around the world, with some of them only playable on the according championship, from the Japanese Formula 3 to the World F1 Grand Prix. On each class, tracks become longer (forcing pit stops), cars faster, and turns change from simple, low angle corners which require no more than a slight trajectory to elbow corners which require some skill to turn without losing speed. Controls are simple, with the directional button steering the car and the B button used to throttle the car and A to change between high and low gear.</text:p>
          </table:table-cell>
          <table:table-cell table:formula="of:=CONCATENATE(&quot;&lt;game name=&quot;;CHAR(34);[.A558];CHAR(34);&quot;&gt; &lt;year&gt;&quot;;[.B558];&quot;&lt;/year&gt; &lt;rating&gt;&quot;;[.C558];&quot;&lt;/rating&gt; &lt;title&gt;&quot;;[.D558];&quot;&lt;/title&gt; &lt;pub&gt;&quot;;[.E558];&quot;&lt;/pub&gt; &lt;dev&gt;&quot;;[.F558];&quot;&lt;/dev&gt; &lt;genre&gt;&quot;;[.G558];&quot;&lt;/genre&gt; &lt;score&gt;&quot;;[.H558];&quot;&lt;/score&gt; &lt;player&gt;&quot;;[.I558];&quot;&lt;/player&gt; &lt;story&gt;&quot;;[.J558];&quot;&lt;/story&gt; &lt;/game&gt;&quot;)" office:value-type="string" office:string-value="&lt;game name=&quot;World Circuit Series (USA)&quot;&gt; &lt;year&gt;1992&lt;/year&gt; &lt;rating&gt;ESRB - E (Everyone)&lt;/rating&gt; &lt;title&gt;World Circuit Series &lt;/title&gt; &lt;pub&gt;Konami Industry Co. Ltd.&lt;/pub&gt; &lt;dev&gt;Konami Industry Co. Ltd.&lt;/dev&gt; &lt;genre&gt;Driving&lt;/genre&gt; &lt;score&gt;3.8&lt;/score&gt; &lt;player&gt;1-4 Players&lt;/player&gt; &lt;story&gt;World Circuit Series is the first portable version of Konami's classic MSX top-down racer. It features three classes of open-wheel cars (which dub as difficulty levels), three game modes (practice, single race and championship) and 25 different tracks all around the world, with some of them only playable on the according championship, from the Japanese Formula 3 to the World F1 Grand Prix. On each class, tracks become longer (forcing pit stops), cars faster, and turns change from simple, low angle corners which require no more than a slight trajectory to elbow corners which require some skill to turn without losing speed. Controls are simple, with the directional button steering the car and the B button used to throttle the car and A to change between high and low gear.&lt;/story&gt; &lt;/game&gt;">
            <text:p>&lt;game name="World Circuit Series (USA)"&gt; &lt;year&gt;1992&lt;/year&gt; &lt;rating&gt;ESRB - E (Everyone)&lt;/rating&gt; &lt;title&gt;World Circuit Series &lt;/title&gt; &lt;pub&gt;Konami Industry Co. Ltd.&lt;/pub&gt; &lt;dev&gt;Konami Industry Co. Ltd.&lt;/dev&gt; &lt;genre&gt;Driving&lt;/genre&gt; &lt;score&gt;3.8&lt;/score&gt; &lt;player&gt;1-4 Players&lt;/player&gt; &lt;story&gt;World Circuit Series is the first portable version of Konami's classic MSX top-down racer. It features three classes of open-wheel cars (which dub as difficulty levels), three game modes (practice, single race and championship) and 25 different tracks all around the world, with some of them only playable on the according championship, from the Japanese Formula 3 to the World F1 Grand Prix. On each class, tracks become longer (forcing pit stops), cars faster, and turns change from simple, low angle corners which require no more than a slight trajectory to elbow corners which require some skill to turn without losing speed. Controls are simple, with the directional button steering the car and the B button used to throttle the car and A to change between high and low gear.&lt;/story&gt; &lt;/game&gt;</text:p>
          </table:table-cell>
        </table:table-row>
        <table:table-row table:style-name="ro1">
          <table:table-cell office:value-type="string">
            <text:p>World Cup 98 (USA, Europe)</text:p>
          </table:table-cell>
          <table:table-cell office:value-type="float" office:value="1998">
            <text:p>1998</text:p>
          </table:table-cell>
          <table:table-cell office:value-type="string">
            <text:p>ESRB - E (Everyone)</text:p>
          </table:table-cell>
          <table:table-cell office:value-type="string">
            <text:p>World Cup 98 </text:p>
          </table:table-cell>
          <table:table-cell office:value-type="string">
            <text:p>THQ Inc.</text:p>
          </table:table-cell>
          <table:table-cell office:value-type="string">
            <text:p>Tiertex Design Studios</text:p>
          </table:table-cell>
          <table:table-cell office:value-type="string">
            <text:p>Sports/Soccer</text:p>
          </table:table-cell>
          <table:table-cell office:value-type="string">
            <text:p>2.1</text:p>
          </table:table-cell>
          <table:table-cell office:value-type="string">
            <text:p>1 Player</text:p>
          </table:table-cell>
          <table:table-cell office:value-type="string">
            <text:p>The licensed game of the 1998 Football World Cup held in France from June 10 to July 12. Unlike the Windows, Playstation and Nintendo 64 versions of this title the Game Boy version does not feature official player names. Also this version of the game features a 2D isometric view instead of the 3D graphics of the previously mentioned titles. It uses the same engine and most graphics from the Game Boy version of FIFA 98: Road to World Cup.****The game focuses on simple controls, fast playing speed and lots of options.</text:p>
          </table:table-cell>
          <table:table-cell table:formula="of:=CONCATENATE(&quot;&lt;game name=&quot;;CHAR(34);[.A559];CHAR(34);&quot;&gt; &lt;year&gt;&quot;;[.B559];&quot;&lt;/year&gt; &lt;rating&gt;&quot;;[.C559];&quot;&lt;/rating&gt; &lt;title&gt;&quot;;[.D559];&quot;&lt;/title&gt; &lt;pub&gt;&quot;;[.E559];&quot;&lt;/pub&gt; &lt;dev&gt;&quot;;[.F559];&quot;&lt;/dev&gt; &lt;genre&gt;&quot;;[.G559];&quot;&lt;/genre&gt; &lt;score&gt;&quot;;[.H559];&quot;&lt;/score&gt; &lt;player&gt;&quot;;[.I559];&quot;&lt;/player&gt; &lt;story&gt;&quot;;[.J559];&quot;&lt;/story&gt; &lt;/game&gt;&quot;)" office:value-type="string" office:string-value="&lt;game name=&quot;World Cup 98 (USA, Europe)&quot;&gt; &lt;year&gt;1998&lt;/year&gt; &lt;rating&gt;ESRB - E (Everyone)&lt;/rating&gt; &lt;title&gt;World Cup 98 &lt;/title&gt; &lt;pub&gt;THQ Inc.&lt;/pub&gt; &lt;dev&gt;Tiertex Design Studios&lt;/dev&gt; &lt;genre&gt;Sports/Soccer&lt;/genre&gt; &lt;score&gt;2.1&lt;/score&gt; &lt;player&gt;1 Player&lt;/player&gt; &lt;story&gt;The licensed game of the 1998 Football World Cup held in France from June 10 to July 12. Unlike the Windows, Playstation and Nintendo 64 versions of this title the Game Boy version does not feature official player names. Also this version of the game features a 2D isometric view instead of the 3D graphics of the previously mentioned titles. It uses the same engine and most graphics from the Game Boy version of FIFA 98: Road to World Cup.****The game focuses on simple controls, fast playing speed and lots of options.&lt;/story&gt; &lt;/game&gt;">
            <text:p>&lt;game name="World Cup 98 (USA, Europe)"&gt; &lt;year&gt;1998&lt;/year&gt; &lt;rating&gt;ESRB - E (Everyone)&lt;/rating&gt; &lt;title&gt;World Cup 98 &lt;/title&gt; &lt;pub&gt;THQ Inc.&lt;/pub&gt; &lt;dev&gt;Tiertex Design Studios&lt;/dev&gt; &lt;genre&gt;Sports/Soccer&lt;/genre&gt; &lt;score&gt;2.1&lt;/score&gt; &lt;player&gt;1 Player&lt;/player&gt; &lt;story&gt;The licensed game of the 1998 Football World Cup held in France from June 10 to July 12. Unlike the Windows, Playstation and Nintendo 64 versions of this title the Game Boy version does not feature official player names. Also this version of the game features a 2D isometric view instead of the 3D graphics of the previously mentioned titles. It uses the same engine and most graphics from the Game Boy version of FIFA 98: Road to World Cup.****The game focuses on simple controls, fast playing speed and lots of options.&lt;/story&gt; &lt;/game&gt;</text:p>
          </table:table-cell>
        </table:table-row>
        <table:table-row table:style-name="ro1">
          <table:table-cell office:value-type="string">
            <text:p>World Cup USA '94 (Europe)</text:p>
          </table:table-cell>
          <table:table-cell office:value-type="float" office:value="1994">
            <text:p>1994</text:p>
          </table:table-cell>
          <table:table-cell office:value-type="string">
            <text:p>ESRB - E (Everyone)</text:p>
          </table:table-cell>
          <table:table-cell office:value-type="string">
            <text:p>World Cup USA '94 </text:p>
          </table:table-cell>
          <table:table-cell office:value-type="string">
            <text:p>U.S. Gold Ltd.</text:p>
          </table:table-cell>
          <table:table-cell office:value-type="string">
            <text:p>Tiertex Design Studios</text:p>
          </table:table-cell>
          <table:table-cell office:value-type="string">
            <text:p>Sports/Soccer</text:p>
          </table:table-cell>
          <table:table-cell office:value-type="string">
            <text:p>2.1</text:p>
          </table:table-cell>
          <table:table-cell office:value-type="string">
            <text:p>1 Player</text:p>
          </table:table-cell>
          <table:table-cell office:value-type="string">
            <text:p>For the third World Cup in succession, US Gold had the license to produce the official game. They entrusted Tiertex with the task, who produced a top-down game recreating the full tournament. As well as the 24 teams who qualified for the tournament, other significant footballing nations like England, France and Denmark could be drafted in. The presentation of the menus is largely icon-based, with the official mascot featuring prominently. Tackling is difficult and passing is easy, making for a flowing end-to-end style of play.</text:p>
          </table:table-cell>
          <table:table-cell table:formula="of:=CONCATENATE(&quot;&lt;game name=&quot;;CHAR(34);[.A560];CHAR(34);&quot;&gt; &lt;year&gt;&quot;;[.B560];&quot;&lt;/year&gt; &lt;rating&gt;&quot;;[.C560];&quot;&lt;/rating&gt; &lt;title&gt;&quot;;[.D560];&quot;&lt;/title&gt; &lt;pub&gt;&quot;;[.E560];&quot;&lt;/pub&gt; &lt;dev&gt;&quot;;[.F560];&quot;&lt;/dev&gt; &lt;genre&gt;&quot;;[.G560];&quot;&lt;/genre&gt; &lt;score&gt;&quot;;[.H560];&quot;&lt;/score&gt; &lt;player&gt;&quot;;[.I560];&quot;&lt;/player&gt; &lt;story&gt;&quot;;[.J560];&quot;&lt;/story&gt; &lt;/game&gt;&quot;)" office:value-type="string" office:string-value="&lt;game name=&quot;World Cup USA '94 (Europe)&quot;&gt; &lt;year&gt;1994&lt;/year&gt; &lt;rating&gt;ESRB - E (Everyone)&lt;/rating&gt; &lt;title&gt;World Cup USA '94 &lt;/title&gt; &lt;pub&gt;U.S. Gold Ltd.&lt;/pub&gt; &lt;dev&gt;Tiertex Design Studios&lt;/dev&gt; &lt;genre&gt;Sports/Soccer&lt;/genre&gt; &lt;score&gt;2.1&lt;/score&gt; &lt;player&gt;1 Player&lt;/player&gt; &lt;story&gt;For the third World Cup in succession, US Gold had the license to produce the official game. They entrusted Tiertex with the task, who produced a top-down game recreating the full tournament. As well as the 24 teams who qualified for the tournament, other significant footballing nations like England, France and Denmark could be drafted in. The presentation of the menus is largely icon-based, with the official mascot featuring prominently. Tackling is difficult and passing is easy, making for a flowing end-to-end style of play.&lt;/story&gt; &lt;/game&gt;">
            <text:p>&lt;game name="World Cup USA '94 (Europe)"&gt; &lt;year&gt;1994&lt;/year&gt; &lt;rating&gt;ESRB - E (Everyone)&lt;/rating&gt; &lt;title&gt;World Cup USA '94 &lt;/title&gt; &lt;pub&gt;U.S. Gold Ltd.&lt;/pub&gt; &lt;dev&gt;Tiertex Design Studios&lt;/dev&gt; &lt;genre&gt;Sports/Soccer&lt;/genre&gt; &lt;score&gt;2.1&lt;/score&gt; &lt;player&gt;1 Player&lt;/player&gt; &lt;story&gt;For the third World Cup in succession, US Gold had the license to produce the official game. They entrusted Tiertex with the task, who produced a top-down game recreating the full tournament. As well as the 24 teams who qualified for the tournament, other significant footballing nations like England, France and Denmark could be drafted in. The presentation of the menus is largely icon-based, with the official mascot featuring prominently. Tackling is difficult and passing is easy, making for a flowing end-to-end style of play.&lt;/story&gt; &lt;/game&gt;</text:p>
          </table:table-cell>
        </table:table-row>
        <table:table-row table:style-name="ro1">
          <table:table-cell office:value-type="string">
            <text:p>World Heroes 2 Jet (USA, Europe)</text:p>
          </table:table-cell>
          <table:table-cell office:value-type="float" office:value="1995">
            <text:p>1995</text:p>
          </table:table-cell>
          <table:table-cell office:value-type="string">
            <text:p>ESRB - E (Everyone)</text:p>
          </table:table-cell>
          <table:table-cell office:value-type="string">
            <text:p>World Heroes 2 Jet </text:p>
          </table:table-cell>
          <table:table-cell office:value-type="string">
            <text:p>Playmates Interactive Entertainment, Inc.</text:p>
          </table:table-cell>
          <table:table-cell office:value-type="string">
            <text:p>TAKARA Co., Ltd.</text:p>
          </table:table-cell>
          <table:table-cell office:value-type="string">
            <text:p>Fighter</text:p>
          </table:table-cell>
          <table:table-cell office:value-type="string">
            <text:p>3.9</text:p>
          </table:table-cell>
          <table:table-cell office:value-type="string">
            <text:p>1-2 Players</text:p>
          </table:table-cell>
          <table:table-cell office:value-type="string">
            <text:p>World Heroes 2 JET is the third game in the World Heroes series. A third tournament featuring warriors from all over the world (and different periods in time) has begun, and it's up to you to fight to the finish to find out who is organizing it.****The game is an upgrade / fine-tuning of World Heroes 2, and contains many new features:****1. Two new fighters, Jack and Ryofu, have been added to the game**2. Two all-new fighting modes have been added: "Entry to the Tournament" (story mode), and "The Forging of Warriors"**3. You can now dash towards or away from your opponent**4. If you and your enemy hit each other with an attack that has the same power, you'll freeze for a moment and push each other away**2. All new stages and music have also been included.****"Entry to the Tournament" features you fighting several elimination rounds against three different opponents; you have to win two out of three one-round matches to move on. "The Forging of Warriors" is a training mode where you can fight against four different enemies in order to hone your skills.</text:p>
          </table:table-cell>
          <table:table-cell table:formula="of:=CONCATENATE(&quot;&lt;game name=&quot;;CHAR(34);[.A561];CHAR(34);&quot;&gt; &lt;year&gt;&quot;;[.B561];&quot;&lt;/year&gt; &lt;rating&gt;&quot;;[.C561];&quot;&lt;/rating&gt; &lt;title&gt;&quot;;[.D561];&quot;&lt;/title&gt; &lt;pub&gt;&quot;;[.E561];&quot;&lt;/pub&gt; &lt;dev&gt;&quot;;[.F561];&quot;&lt;/dev&gt; &lt;genre&gt;&quot;;[.G561];&quot;&lt;/genre&gt; &lt;score&gt;&quot;;[.H561];&quot;&lt;/score&gt; &lt;player&gt;&quot;;[.I561];&quot;&lt;/player&gt; &lt;story&gt;&quot;;[.J561];&quot;&lt;/story&gt; &lt;/game&gt;&quot;)" office:value-type="string" office:string-value="&lt;game name=&quot;World Heroes 2 Jet (USA, Europe)&quot;&gt; &lt;year&gt;1995&lt;/year&gt; &lt;rating&gt;ESRB - E (Everyone)&lt;/rating&gt; &lt;title&gt;World Heroes 2 Jet &lt;/title&gt; &lt;pub&gt;Playmates Interactive Entertainment, Inc.&lt;/pub&gt; &lt;dev&gt;TAKARA Co., Ltd.&lt;/dev&gt; &lt;genre&gt;Fighter&lt;/genre&gt; &lt;score&gt;3.9&lt;/score&gt; &lt;player&gt;1-2 Players&lt;/player&gt; &lt;story&gt;World Heroes 2 JET is the third game in the World Heroes series. A third tournament featuring warriors from all over the world (and different periods in time) has begun, and it's up to you to fight to the finish to find out who is organizing it.****The game is an upgrade / fine-tuning of World Heroes 2, and contains many new features:****1. Two new fighters, Jack and Ryofu, have been added to the game**2. Two all-new fighting modes have been added: &quot;Entry to the Tournament&quot; (story mode), and &quot;The Forging of Warriors&quot;**3. You can now dash towards or away from your opponent**4. If you and your enemy hit each other with an attack that has the same power, you'll freeze for a moment and push each other away**2. All new stages and music have also been included.****&quot;Entry to the Tournament&quot; features you fighting several elimination rounds against three different opponents; you have to win two out of three one-round matches to move on. &quot;The Forging of Warriors&quot; is a training mode where you can fight against four different enemies in order to hone your skills.&lt;/story&gt; &lt;/game&gt;">
            <text:p>&lt;game name="World Heroes 2 Jet (USA, Europe)"&gt; &lt;year&gt;1995&lt;/year&gt; &lt;rating&gt;ESRB - E (Everyone)&lt;/rating&gt; &lt;title&gt;World Heroes 2 Jet &lt;/title&gt; &lt;pub&gt;Playmates Interactive Entertainment, Inc.&lt;/pub&gt; &lt;dev&gt;TAKARA Co., Ltd.&lt;/dev&gt; &lt;genre&gt;Fighter&lt;/genre&gt; &lt;score&gt;3.9&lt;/score&gt; &lt;player&gt;1-2 Players&lt;/player&gt; &lt;story&gt;World Heroes 2 JET is the third game in the World Heroes series. A third tournament featuring warriors from all over the world (and different periods in time) has begun, and it's up to you to fight to the finish to find out who is organizing it.****The game is an upgrade / fine-tuning of World Heroes 2, and contains many new features:****1. Two new fighters, Jack and Ryofu, have been added to the game**2. Two all-new fighting modes have been added: "Entry to the Tournament" (story mode), and "The Forging of Warriors"**3. You can now dash towards or away from your opponent**4. If you and your enemy hit each other with an attack that has the same power, you'll freeze for a moment and push each other away**2. All new stages and music have also been included.****"Entry to the Tournament" features you fighting several elimination rounds against three different opponents; you have to win two out of three one-round matches to move on. "The Forging of Warriors" is a training mode where you can fight against four different enemies in order to hone your skills.&lt;/story&gt; &lt;/game&gt;</text:p>
          </table:table-cell>
        </table:table-row>
        <table:table-row table:style-name="ro1">
          <table:table-cell office:value-type="string">
            <text:p>Worms (Europe)</text:p>
          </table:table-cell>
          <table:table-cell office:value-type="float" office:value="1995">
            <text:p>1995</text:p>
          </table:table-cell>
          <table:table-cell office:value-type="string">
            <text:p>ESRB - E (Everyone)</text:p>
          </table:table-cell>
          <table:table-cell office:value-type="string">
            <text:p>Worms </text:p>
          </table:table-cell>
          <table:table-cell office:value-type="string">
            <text:p>Ocean Software Ltd.</text:p>
          </table:table-cell>
          <table:table-cell office:value-type="string">
            <text:p>Team17 Software Limited</text:p>
          </table:table-cell>
          <table:table-cell office:value-type="string">
            <text:p>Strategy</text:p>
          </table:table-cell>
          <table:table-cell office:value-type="string">
            <text:p>3.5</text:p>
          </table:table-cell>
          <table:table-cell office:value-type="string">
            <text:p>1 Player</text:p>
          </table:table-cell>
          <table:table-cell office:value-type="string">
            <text:p>Worms is a turn-based strategy game. It features up to 4 teams of 4 worms, aiming to destroy the others on a generated terrain. Each worm has 100 hit points, and dies when his hit points fall to 0. Upon death, a worm explodes, causing damage to everyone around.****Gameplay is turn-based. Each turn, the player can control one specific worm from his team. The worm can crawl left and right or jump. However, there is a time limit to make a move; also, if the worm falls from a great height, it loses health and the turn ends immediately; and if a worm falls into water or offscreen, it dies. Each turn, a worm can also make a single attack: the player can aim up and down, choose a weapon and then fire it. After attacking, the turn ends. ****There's a lot of weapons available - the standard ones as bazookas (which is affected by the (random) wind settings and gravity) and grenades. The others include a Fire Punch, dynamite, air strikes, and utilities such as ropes and girders.****There are 10 styles of terrain, ranging from forests and deserts to Candy land and the moon (complete with affected gravity). Shots leave craters in the ground, and complex tunnels can be formed.</text:p>
          </table:table-cell>
          <table:table-cell table:formula="of:=CONCATENATE(&quot;&lt;game name=&quot;;CHAR(34);[.A562];CHAR(34);&quot;&gt; &lt;year&gt;&quot;;[.B562];&quot;&lt;/year&gt; &lt;rating&gt;&quot;;[.C562];&quot;&lt;/rating&gt; &lt;title&gt;&quot;;[.D562];&quot;&lt;/title&gt; &lt;pub&gt;&quot;;[.E562];&quot;&lt;/pub&gt; &lt;dev&gt;&quot;;[.F562];&quot;&lt;/dev&gt; &lt;genre&gt;&quot;;[.G562];&quot;&lt;/genre&gt; &lt;score&gt;&quot;;[.H562];&quot;&lt;/score&gt; &lt;player&gt;&quot;;[.I562];&quot;&lt;/player&gt; &lt;story&gt;&quot;;[.J562];&quot;&lt;/story&gt; &lt;/game&gt;&quot;)" office:value-type="string" office:string-value="&lt;game name=&quot;Worms (Europe)&quot;&gt; &lt;year&gt;1995&lt;/year&gt; &lt;rating&gt;ESRB - E (Everyone)&lt;/rating&gt; &lt;title&gt;Worms &lt;/title&gt; &lt;pub&gt;Ocean Software Ltd.&lt;/pub&gt; &lt;dev&gt;Team17 Software Limited&lt;/dev&gt; &lt;genre&gt;Strategy&lt;/genre&gt; &lt;score&gt;3.5&lt;/score&gt; &lt;player&gt;1 Player&lt;/player&gt; &lt;story&gt;Worms is a turn-based strategy game. It features up to 4 teams of 4 worms, aiming to destroy the others on a generated terrain. Each worm has 100 hit points, and dies when his hit points fall to 0. Upon death, a worm explodes, causing damage to everyone around.****Gameplay is turn-based. Each turn, the player can control one specific worm from his team. The worm can crawl left and right or jump. However, there is a time limit to make a move; also, if the worm falls from a great height, it loses health and the turn ends immediately; and if a worm falls into water or offscreen, it dies. Each turn, a worm can also make a single attack: the player can aim up and down, choose a weapon and then fire it. After attacking, the turn ends. ****There's a lot of weapons available - the standard ones as bazookas (which is affected by the (random) wind settings and gravity) and grenades. The others include a Fire Punch, dynamite, air strikes, and utilities such as ropes and girders.****There are 10 styles of terrain, ranging from forests and deserts to Candy land and the moon (complete with affected gravity). Shots leave craters in the ground, and complex tunnels can be formed.&lt;/story&gt; &lt;/game&gt;">
            <text:p>&lt;game name="Worms (Europe)"&gt; &lt;year&gt;1995&lt;/year&gt; &lt;rating&gt;ESRB - E (Everyone)&lt;/rating&gt; &lt;title&gt;Worms &lt;/title&gt; &lt;pub&gt;Ocean Software Ltd.&lt;/pub&gt; &lt;dev&gt;Team17 Software Limited&lt;/dev&gt; &lt;genre&gt;Strategy&lt;/genre&gt; &lt;score&gt;3.5&lt;/score&gt; &lt;player&gt;1 Player&lt;/player&gt; &lt;story&gt;Worms is a turn-based strategy game. It features up to 4 teams of 4 worms, aiming to destroy the others on a generated terrain. Each worm has 100 hit points, and dies when his hit points fall to 0. Upon death, a worm explodes, causing damage to everyone around.****Gameplay is turn-based. Each turn, the player can control one specific worm from his team. The worm can crawl left and right or jump. However, there is a time limit to make a move; also, if the worm falls from a great height, it loses health and the turn ends immediately; and if a worm falls into water or offscreen, it dies. Each turn, a worm can also make a single attack: the player can aim up and down, choose a weapon and then fire it. After attacking, the turn ends. ****There's a lot of weapons available - the standard ones as bazookas (which is affected by the (random) wind settings and gravity) and grenades. The others include a Fire Punch, dynamite, air strikes, and utilities such as ropes and girders.****There are 10 styles of terrain, ranging from forests and deserts to Candy land and the moon (complete with affected gravity). Shots leave craters in the ground, and complex tunnels can be formed.&lt;/story&gt; &lt;/game&gt;</text:p>
          </table:table-cell>
        </table:table-row>
        <table:table-row table:style-name="ro1">
          <table:table-cell office:value-type="string">
            <text:p>WWF King of the Ring (USA, Europe)</text:p>
          </table:table-cell>
          <table:table-cell office:value-type="float" office:value="1993">
            <text:p>1993</text:p>
          </table:table-cell>
          <table:table-cell office:value-type="string">
            <text:p>ESRB - E (Everyone)</text:p>
          </table:table-cell>
          <table:table-cell office:value-type="string">
            <text:p>WWF King of the Ring </text:p>
          </table:table-cell>
          <table:table-cell office:value-type="string">
            <text:p>LJN, Ltd.</text:p>
          </table:table-cell>
          <table:table-cell office:value-type="string">
            <text:p>Eastridge Technology</text:p>
          </table:table-cell>
          <table:table-cell office:value-type="string">
            <text:p>Sports/Wrestling</text:p>
          </table:table-cell>
          <table:table-cell office:value-type="string">
            <text:p>3.2</text:p>
          </table:table-cell>
          <table:table-cell office:value-type="string">
            <text:p>1 Player</text:p>
          </table:table-cell>
          <table:table-cell office:value-type="string">
            <text:p>WWF King of the Ring Another wrestling clone released back in the days with a little differences such as skill ratings which gives it a little bit of a strategic feel. There are nine wrestlers total - Hulk Hogan, Randy Savage, Lex Luger, the late Yokozuna, Razor Ramon, Bret Hart, Shawn Michaels, the late Mr. Perfect and in a twist a ninth wrestler the player can create with custom attributes. The game features one-on-one matches, championship matches, tag team matches and the King of the Ring tournament.</text:p>
          </table:table-cell>
          <table:table-cell table:formula="of:=CONCATENATE(&quot;&lt;game name=&quot;;CHAR(34);[.A563];CHAR(34);&quot;&gt; &lt;year&gt;&quot;;[.B563];&quot;&lt;/year&gt; &lt;rating&gt;&quot;;[.C563];&quot;&lt;/rating&gt; &lt;title&gt;&quot;;[.D563];&quot;&lt;/title&gt; &lt;pub&gt;&quot;;[.E563];&quot;&lt;/pub&gt; &lt;dev&gt;&quot;;[.F563];&quot;&lt;/dev&gt; &lt;genre&gt;&quot;;[.G563];&quot;&lt;/genre&gt; &lt;score&gt;&quot;;[.H563];&quot;&lt;/score&gt; &lt;player&gt;&quot;;[.I563];&quot;&lt;/player&gt; &lt;story&gt;&quot;;[.J563];&quot;&lt;/story&gt; &lt;/game&gt;&quot;)" office:value-type="string" office:string-value="&lt;game name=&quot;WWF King of the Ring (USA, Europe)&quot;&gt; &lt;year&gt;1993&lt;/year&gt; &lt;rating&gt;ESRB - E (Everyone)&lt;/rating&gt; &lt;title&gt;WWF King of the Ring &lt;/title&gt; &lt;pub&gt;LJN, Ltd.&lt;/pub&gt; &lt;dev&gt;Eastridge Technology&lt;/dev&gt; &lt;genre&gt;Sports/Wrestling&lt;/genre&gt; &lt;score&gt;3.2&lt;/score&gt; &lt;player&gt;1 Player&lt;/player&gt; &lt;story&gt;WWF King of the Ring Another wrestling clone released back in the days with a little differences such as skill ratings which gives it a little bit of a strategic feel. There are nine wrestlers total - Hulk Hogan, Randy Savage, Lex Luger, the late Yokozuna, Razor Ramon, Bret Hart, Shawn Michaels, the late Mr. Perfect and in a twist a ninth wrestler the player can create with custom attributes. The game features one-on-one matches, championship matches, tag team matches and the King of the Ring tournament.&lt;/story&gt; &lt;/game&gt;">
            <text:p>&lt;game name="WWF King of the Ring (USA, Europe)"&gt; &lt;year&gt;1993&lt;/year&gt; &lt;rating&gt;ESRB - E (Everyone)&lt;/rating&gt; &lt;title&gt;WWF King of the Ring &lt;/title&gt; &lt;pub&gt;LJN, Ltd.&lt;/pub&gt; &lt;dev&gt;Eastridge Technology&lt;/dev&gt; &lt;genre&gt;Sports/Wrestling&lt;/genre&gt; &lt;score&gt;3.2&lt;/score&gt; &lt;player&gt;1 Player&lt;/player&gt; &lt;story&gt;WWF King of the Ring Another wrestling clone released back in the days with a little differences such as skill ratings which gives it a little bit of a strategic feel. There are nine wrestlers total - Hulk Hogan, Randy Savage, Lex Luger, the late Yokozuna, Razor Ramon, Bret Hart, Shawn Michaels, the late Mr. Perfect and in a twist a ninth wrestler the player can create with custom attributes. The game features one-on-one matches, championship matches, tag team matches and the King of the Ring tournament.&lt;/story&gt; &lt;/game&gt;</text:p>
          </table:table-cell>
        </table:table-row>
        <table:table-row table:style-name="ro1">
          <table:table-cell office:value-type="string">
            <text:p>WWF Raw (USA, Europe)</text:p>
          </table:table-cell>
          <table:table-cell office:value-type="float" office:value="1994">
            <text:p>1994</text:p>
          </table:table-cell>
          <table:table-cell office:value-type="string">
            <text:p>ESRB - E (Everyone)</text:p>
          </table:table-cell>
          <table:table-cell office:value-type="string">
            <text:p>WWF Raw </text:p>
          </table:table-cell>
          <table:table-cell office:value-type="string">
            <text:p>LJN, Ltd.</text:p>
          </table:table-cell>
          <table:table-cell office:value-type="string">
            <text:p>Realtime Associates Seattle Division</text:p>
          </table:table-cell>
          <table:table-cell office:value-type="string">
            <text:p>Sports/Wrestling</text:p>
          </table:table-cell>
          <table:table-cell office:value-type="string">
            <text:p>1.8</text:p>
          </table:table-cell>
          <table:table-cell office:value-type="string">
            <text:p>1 Player</text:p>
          </table:table-cell>
          <table:table-cell office:value-type="string">
            <text:p>WWF Raw is a professional wrestling game featuring 10 superstars from the World Wrestling Federation. <text:s/>The wrestlers you can choose from include Bret "Hit Man" Hart, Bam Bam Bigelow, 1-2-3 Kid, Diesel, Doink, Lex Luger, Luna Vachon, Owen Hart, Razor Ramon, Shawn Michaels, Undertaker, and Yokozuna.****In this game, you attempt to pin your opponent to the mat by reducing his power meter until he can fight no more. <text:s/>There is a large number of moves to perform, including turnbuckle maneuvers and "illegal" acts such as hitting your opponent with a metal folding chair.****This game supports up to 4 simultaneous players, and has the following game modes: One-on-One, Tag Team, Bedlam, Survivor Series, Royal Rumble, Raw Endurance Match, and Rematch.</text:p>
          </table:table-cell>
          <table:table-cell table:formula="of:=CONCATENATE(&quot;&lt;game name=&quot;;CHAR(34);[.A564];CHAR(34);&quot;&gt; &lt;year&gt;&quot;;[.B564];&quot;&lt;/year&gt; &lt;rating&gt;&quot;;[.C564];&quot;&lt;/rating&gt; &lt;title&gt;&quot;;[.D564];&quot;&lt;/title&gt; &lt;pub&gt;&quot;;[.E564];&quot;&lt;/pub&gt; &lt;dev&gt;&quot;;[.F564];&quot;&lt;/dev&gt; &lt;genre&gt;&quot;;[.G564];&quot;&lt;/genre&gt; &lt;score&gt;&quot;;[.H564];&quot;&lt;/score&gt; &lt;player&gt;&quot;;[.I564];&quot;&lt;/player&gt; &lt;story&gt;&quot;;[.J564];&quot;&lt;/story&gt; &lt;/game&gt;&quot;)" office:value-type="string" office:string-value="&lt;game name=&quot;WWF Raw (USA, Europe)&quot;&gt; &lt;year&gt;1994&lt;/year&gt; &lt;rating&gt;ESRB - E (Everyone)&lt;/rating&gt; &lt;title&gt;WWF Raw &lt;/title&gt; &lt;pub&gt;LJN, Ltd.&lt;/pub&gt; &lt;dev&gt;Realtime Associates Seattle Division&lt;/dev&gt; &lt;genre&gt;Sports/Wrestling&lt;/genre&gt; &lt;score&gt;1.8&lt;/score&gt; &lt;player&gt;1 Player&lt;/player&gt; &lt;story&gt;WWF Raw is a professional wrestling game featuring 10 superstars from the World Wrestling Federation.  The wrestlers you can choose from include Bret &quot;Hit Man&quot; Hart, Bam Bam Bigelow, 1-2-3 Kid, Diesel, Doink, Lex Luger, Luna Vachon, Owen Hart, Razor Ramon, Shawn Michaels, Undertaker, and Yokozuna.****In this game, you attempt to pin your opponent to the mat by reducing his power meter until he can fight no more.  There is a large number of moves to perform, including turnbuckle maneuvers and &quot;illegal&quot; acts such as hitting your opponent with a metal folding chair.****This game supports up to 4 simultaneous players, and has the following game modes: One-on-One, Tag Team, Bedlam, Survivor Series, Royal Rumble, Raw Endurance Match, and Rematch.&lt;/story&gt; &lt;/game&gt;">
            <text:p>&lt;game name="WWF Raw (USA, Europe)"&gt; &lt;year&gt;1994&lt;/year&gt; &lt;rating&gt;ESRB - E (Everyone)&lt;/rating&gt; &lt;title&gt;WWF Raw &lt;/title&gt; &lt;pub&gt;LJN, Ltd.&lt;/pub&gt; &lt;dev&gt;Realtime Associates Seattle Division&lt;/dev&gt; &lt;genre&gt;Sports/Wrestling&lt;/genre&gt; &lt;score&gt;1.8&lt;/score&gt; &lt;player&gt;1 Player&lt;/player&gt; &lt;story&gt;WWF Raw is a professional wrestling game featuring 10 superstars from the World Wrestling Federation. <text:s/>The wrestlers you can choose from include Bret "Hit Man" Hart, Bam Bam Bigelow, 1-2-3 Kid, Diesel, Doink, Lex Luger, Luna Vachon, Owen Hart, Razor Ramon, Shawn Michaels, Undertaker, and Yokozuna.****In this game, you attempt to pin your opponent to the mat by reducing his power meter until he can fight no more. <text:s/>There is a large number of moves to perform, including turnbuckle maneuvers and "illegal" acts such as hitting your opponent with a metal folding chair.****This game supports up to 4 simultaneous players, and has the following game modes: One-on-One, Tag Team, Bedlam, Survivor Series, Royal Rumble, Raw Endurance Match, and Rematch.&lt;/story&gt; &lt;/game&gt;</text:p>
          </table:table-cell>
        </table:table-row>
        <table:table-row table:style-name="ro1">
          <table:table-cell office:value-type="string">
            <text:p>WWF Superstars (USA, Europe)</text:p>
          </table:table-cell>
          <table:table-cell office:value-type="float" office:value="1991">
            <text:p>1991</text:p>
          </table:table-cell>
          <table:table-cell office:value-type="string">
            <text:p>ESRB - E (Everyone)</text:p>
          </table:table-cell>
          <table:table-cell office:value-type="string">
            <text:p>WWF Superstars </text:p>
          </table:table-cell>
          <table:table-cell office:value-type="string">
            <text:p>LJN, Ltd.</text:p>
          </table:table-cell>
          <table:table-cell office:value-type="string">
            <text:p>Rare Ltd.</text:p>
          </table:table-cell>
          <table:table-cell office:value-type="string">
            <text:p>Sports/Wrestling</text:p>
          </table:table-cell>
          <table:table-cell office:value-type="string">
            <text:p>4.0</text:p>
          </table:table-cell>
          <table:table-cell office:value-type="string">
            <text:p>1-2 Players</text:p>
          </table:table-cell>
          <table:table-cell office:value-type="string">
            <text:p>WWF Superstars is a licensed wrestling game. Players can choose between five WWF superstars: Ultimate Warrior, Hulk Hogan, Macho King Randy Savage, Mr. Perfect and the Million Dollar Man to take on opponents in the ring. <text:s/>There are many moves that can be executed by all the wrestlers: body slam, suplex, clothes line, and others. In addition, there are signature moves unique to each superstar. Two players can compete against each other via the Game Boy Gamelink.</text:p>
          </table:table-cell>
          <table:table-cell table:formula="of:=CONCATENATE(&quot;&lt;game name=&quot;;CHAR(34);[.A565];CHAR(34);&quot;&gt; &lt;year&gt;&quot;;[.B565];&quot;&lt;/year&gt; &lt;rating&gt;&quot;;[.C565];&quot;&lt;/rating&gt; &lt;title&gt;&quot;;[.D565];&quot;&lt;/title&gt; &lt;pub&gt;&quot;;[.E565];&quot;&lt;/pub&gt; &lt;dev&gt;&quot;;[.F565];&quot;&lt;/dev&gt; &lt;genre&gt;&quot;;[.G565];&quot;&lt;/genre&gt; &lt;score&gt;&quot;;[.H565];&quot;&lt;/score&gt; &lt;player&gt;&quot;;[.I565];&quot;&lt;/player&gt; &lt;story&gt;&quot;;[.J565];&quot;&lt;/story&gt; &lt;/game&gt;&quot;)" office:value-type="string" office:string-value="&lt;game name=&quot;WWF Superstars (USA, Europe)&quot;&gt; &lt;year&gt;1991&lt;/year&gt; &lt;rating&gt;ESRB - E (Everyone)&lt;/rating&gt; &lt;title&gt;WWF Superstars &lt;/title&gt; &lt;pub&gt;LJN, Ltd.&lt;/pub&gt; &lt;dev&gt;Rare Ltd.&lt;/dev&gt; &lt;genre&gt;Sports/Wrestling&lt;/genre&gt; &lt;score&gt;4.0&lt;/score&gt; &lt;player&gt;1-2 Players&lt;/player&gt; &lt;story&gt;WWF Superstars is a licensed wrestling game. Players can choose between five WWF superstars: Ultimate Warrior, Hulk Hogan, Macho King Randy Savage, Mr. Perfect and the Million Dollar Man to take on opponents in the ring.  There are many moves that can be executed by all the wrestlers: body slam, suplex, clothes line, and others. In addition, there are signature moves unique to each superstar. Two players can compete against each other via the Game Boy Gamelink.&lt;/story&gt; &lt;/game&gt;">
            <text:p>&lt;game name="WWF Superstars (USA, Europe)"&gt; &lt;year&gt;1991&lt;/year&gt; &lt;rating&gt;ESRB - E (Everyone)&lt;/rating&gt; &lt;title&gt;WWF Superstars &lt;/title&gt; &lt;pub&gt;LJN, Ltd.&lt;/pub&gt; &lt;dev&gt;Rare Ltd.&lt;/dev&gt; &lt;genre&gt;Sports/Wrestling&lt;/genre&gt; &lt;score&gt;4.0&lt;/score&gt; &lt;player&gt;1-2 Players&lt;/player&gt; &lt;story&gt;WWF Superstars is a licensed wrestling game. Players can choose between five WWF superstars: Ultimate Warrior, Hulk Hogan, Macho King Randy Savage, Mr. Perfect and the Million Dollar Man to take on opponents in the ring. <text:s/>There are many moves that can be executed by all the wrestlers: body slam, suplex, clothes line, and others. In addition, there are signature moves unique to each superstar. Two players can compete against each other via the Game Boy Gamelink.&lt;/story&gt; &lt;/game&gt;</text:p>
          </table:table-cell>
        </table:table-row>
        <table:table-row table:style-name="ro1">
          <table:table-cell office:value-type="string">
            <text:p>WWF Superstars 2 (USA, Europe)</text:p>
          </table:table-cell>
          <table:table-cell office:value-type="float" office:value="1992">
            <text:p>1992</text:p>
          </table:table-cell>
          <table:table-cell office:value-type="string">
            <text:p>ESRB - E (Everyone)</text:p>
          </table:table-cell>
          <table:table-cell office:value-type="string">
            <text:p>WWF Superstars 2 </text:p>
          </table:table-cell>
          <table:table-cell office:value-type="string">
            <text:p>LJN, Ltd.</text:p>
          </table:table-cell>
          <table:table-cell office:value-type="string">
            <text:p>Sculptured Software, Inc.</text:p>
          </table:table-cell>
          <table:table-cell office:value-type="string">
            <text:p>Sports/Wrestling</text:p>
          </table:table-cell>
          <table:table-cell office:value-type="string">
            <text:p>2.9</text:p>
          </table:table-cell>
          <table:table-cell office:value-type="string">
            <text:p>1-2 Players</text:p>
          </table:table-cell>
          <table:table-cell office:value-type="string">
            <text:p>WWF Superstars is a licensed wrestling game. Player can <text:s/>choose between 5 WWF superstars: Ultimate Warrior, Hulk Hogan, Macho King Randy Savage, Mr. Perfect and the Million Dollar Man to take on opponents in the ring.****There are a lot of moves to choose from: body slam, suplex, clothes line and many more as well as signature moves for each of the superstars. Two players can compete against each other via the Game Boy Gamelink.</text:p>
          </table:table-cell>
          <table:table-cell table:formula="of:=CONCATENATE(&quot;&lt;game name=&quot;;CHAR(34);[.A566];CHAR(34);&quot;&gt; &lt;year&gt;&quot;;[.B566];&quot;&lt;/year&gt; &lt;rating&gt;&quot;;[.C566];&quot;&lt;/rating&gt; &lt;title&gt;&quot;;[.D566];&quot;&lt;/title&gt; &lt;pub&gt;&quot;;[.E566];&quot;&lt;/pub&gt; &lt;dev&gt;&quot;;[.F566];&quot;&lt;/dev&gt; &lt;genre&gt;&quot;;[.G566];&quot;&lt;/genre&gt; &lt;score&gt;&quot;;[.H566];&quot;&lt;/score&gt; &lt;player&gt;&quot;;[.I566];&quot;&lt;/player&gt; &lt;story&gt;&quot;;[.J566];&quot;&lt;/story&gt; &lt;/game&gt;&quot;)" office:value-type="string" office:string-value="&lt;game name=&quot;WWF Superstars 2 (USA, Europe)&quot;&gt; &lt;year&gt;1992&lt;/year&gt; &lt;rating&gt;ESRB - E (Everyone)&lt;/rating&gt; &lt;title&gt;WWF Superstars 2 &lt;/title&gt; &lt;pub&gt;LJN, Ltd.&lt;/pub&gt; &lt;dev&gt;Sculptured Software, Inc.&lt;/dev&gt; &lt;genre&gt;Sports/Wrestling&lt;/genre&gt; &lt;score&gt;2.9&lt;/score&gt; &lt;player&gt;1-2 Players&lt;/player&gt; &lt;story&gt;WWF Superstars is a licensed wrestling game. Player can  choose between 5 WWF superstars: Ultimate Warrior, Hulk Hogan, Macho King Randy Savage, Mr. Perfect and the Million Dollar Man to take on opponents in the ring.****There are a lot of moves to choose from: body slam, suplex, clothes line and many more as well as signature moves for each of the superstars. Two players can compete against each other via the Game Boy Gamelink.&lt;/story&gt; &lt;/game&gt;">
            <text:p>&lt;game name="WWF Superstars 2 (USA, Europe)"&gt; &lt;year&gt;1992&lt;/year&gt; &lt;rating&gt;ESRB - E (Everyone)&lt;/rating&gt; &lt;title&gt;WWF Superstars 2 &lt;/title&gt; &lt;pub&gt;LJN, Ltd.&lt;/pub&gt; &lt;dev&gt;Sculptured Software, Inc.&lt;/dev&gt; &lt;genre&gt;Sports/Wrestling&lt;/genre&gt; &lt;score&gt;2.9&lt;/score&gt; &lt;player&gt;1-2 Players&lt;/player&gt; &lt;story&gt;WWF Superstars is a licensed wrestling game. Player can <text:s/>choose between 5 WWF superstars: Ultimate Warrior, Hulk Hogan, Macho King Randy Savage, Mr. Perfect and the Million Dollar Man to take on opponents in the ring.****There are a lot of moves to choose from: body slam, suplex, clothes line and many more as well as signature moves for each of the superstars. Two players can compete against each other via the Game Boy Gamelink.&lt;/story&gt; &lt;/game&gt;</text:p>
          </table:table-cell>
        </table:table-row>
        <table:table-row table:style-name="ro1">
          <table:table-cell office:value-type="string">
            <text:p>WWF War Zone (USA, Europe)</text:p>
          </table:table-cell>
          <table:table-cell office:value-type="float" office:value="1998">
            <text:p>1998</text:p>
          </table:table-cell>
          <table:table-cell office:value-type="string">
            <text:p>ESRB - E (Everyone)</text:p>
          </table:table-cell>
          <table:table-cell office:value-type="string">
            <text:p>WWF War Zone </text:p>
          </table:table-cell>
          <table:table-cell office:value-type="string">
            <text:p>Acclaim Entertainment, Inc.</text:p>
          </table:table-cell>
          <table:table-cell office:value-type="string">
            <text:p>Crawfish Interactive Ltd.</text:p>
          </table:table-cell>
          <table:table-cell office:value-type="string">
            <text:p>Sports/Wrestling</text:p>
          </table:table-cell>
          <table:table-cell office:value-type="string">
            <text:p>2.5</text:p>
          </table:table-cell>
          <table:table-cell office:value-type="string">
            <text:p>1 Player</text:p>
          </table:table-cell>
          <table:table-cell office:value-type="string">
            <text:p>One of the first wrestling games for the Nintendo 64, and one of the many for the Playstation. The Playstation version has better, CD quality music, but has less features. One of the main attractions was that WWF's Steve Austin did a lot of voice acting for it, although the other wrestlers don't have nearly as much speech.****Features include custom player made wrestlers, as well as the real <text:s/>wrestlers, many different game types (single player, multiplayer, royal rumbles, cage matches, etc.), but the career mode is where the action is, and you can build up your wrestlers strengths, and earn him belts.</text:p>
          </table:table-cell>
          <table:table-cell table:formula="of:=CONCATENATE(&quot;&lt;game name=&quot;;CHAR(34);[.A567];CHAR(34);&quot;&gt; &lt;year&gt;&quot;;[.B567];&quot;&lt;/year&gt; &lt;rating&gt;&quot;;[.C567];&quot;&lt;/rating&gt; &lt;title&gt;&quot;;[.D567];&quot;&lt;/title&gt; &lt;pub&gt;&quot;;[.E567];&quot;&lt;/pub&gt; &lt;dev&gt;&quot;;[.F567];&quot;&lt;/dev&gt; &lt;genre&gt;&quot;;[.G567];&quot;&lt;/genre&gt; &lt;score&gt;&quot;;[.H567];&quot;&lt;/score&gt; &lt;player&gt;&quot;;[.I567];&quot;&lt;/player&gt; &lt;story&gt;&quot;;[.J567];&quot;&lt;/story&gt; &lt;/game&gt;&quot;)" office:value-type="string" office:string-value="&lt;game name=&quot;WWF War Zone (USA, Europe)&quot;&gt; &lt;year&gt;1998&lt;/year&gt; &lt;rating&gt;ESRB - E (Everyone)&lt;/rating&gt; &lt;title&gt;WWF War Zone &lt;/title&gt; &lt;pub&gt;Acclaim Entertainment, Inc.&lt;/pub&gt; &lt;dev&gt;Crawfish Interactive Ltd.&lt;/dev&gt; &lt;genre&gt;Sports/Wrestling&lt;/genre&gt; &lt;score&gt;2.5&lt;/score&gt; &lt;player&gt;1 Player&lt;/player&gt; &lt;story&gt;One of the first wrestling games for the Nintendo 64, and one of the many for the Playstation. The Playstation version has better, CD quality music, but has less features. One of the main attractions was that WWF's Steve Austin did a lot of voice acting for it, although the other wrestlers don't have nearly as much speech.****Features include custom player made wrestlers, as well as the real  wrestlers, many different game types (single player, multiplayer, royal rumbles, cage matches, etc.), but the career mode is where the action is, and you can build up your wrestlers strengths, and earn him belts.&lt;/story&gt; &lt;/game&gt;">
            <text:p>&lt;game name="WWF War Zone (USA, Europe)"&gt; &lt;year&gt;1998&lt;/year&gt; &lt;rating&gt;ESRB - E (Everyone)&lt;/rating&gt; &lt;title&gt;WWF War Zone &lt;/title&gt; &lt;pub&gt;Acclaim Entertainment, Inc.&lt;/pub&gt; &lt;dev&gt;Crawfish Interactive Ltd.&lt;/dev&gt; &lt;genre&gt;Sports/Wrestling&lt;/genre&gt; &lt;score&gt;2.5&lt;/score&gt; &lt;player&gt;1 Player&lt;/player&gt; &lt;story&gt;One of the first wrestling games for the Nintendo 64, and one of the many for the Playstation. The Playstation version has better, CD quality music, but has less features. One of the main attractions was that WWF's Steve Austin did a lot of voice acting for it, although the other wrestlers don't have nearly as much speech.****Features include custom player made wrestlers, as well as the real <text:s/>wrestlers, many different game types (single player, multiplayer, royal rumbles, cage matches, etc.), but the career mode is where the action is, and you can build up your wrestlers strengths, and earn him belts.&lt;/story&gt; &lt;/game&gt;</text:p>
          </table:table-cell>
        </table:table-row>
        <table:table-row table:style-name="ro1">
          <table:table-cell office:value-type="string">
            <text:p>Xenon 2 - Megablast (USA, Europe)</text:p>
          </table:table-cell>
          <table:table-cell office:value-type="float" office:value="1992">
            <text:p>1992</text:p>
          </table:table-cell>
          <table:table-cell office:value-type="string">
            <text:p>ESRB - E (Everyone)</text:p>
          </table:table-cell>
          <table:table-cell office:value-type="string">
            <text:p>Xenon 2 - Megablast </text:p>
          </table:table-cell>
          <table:table-cell office:value-type="string">
            <text:p>Mindscape, Inc.</text:p>
          </table:table-cell>
          <table:table-cell office:value-type="string">
            <text:p>Bitmap Brothers, The</text:p>
          </table:table-cell>
          <table:table-cell office:value-type="string">
            <text:p>Shoot-'Em-Up</text:p>
          </table:table-cell>
          <table:table-cell office:value-type="string">
            <text:p>2.7</text:p>
          </table:table-cell>
          <table:table-cell office:value-type="string">
            <text:p>1-2 Players</text:p>
          </table:table-cell>
          <table:table-cell office:value-type="string">
            <text:p>Xenon 2: Megablast is vertically scrolling space shooter, in which you have to pass several levels, filled with waves of enemies, that all end with a level boss creature. Each group of enemies you destroy grants you a cash reward and every once in a while you enter Colin's Bargain Basement, where you can use this cash to purchase upgrades for your ship like better weapons, speed &amp; health upgrades etc. Some upgrades can also be picked up during the levels.****The first part of the game has an organic feel to it, while the second part of the game features mechanical enemies. As there are some maze-like sections with dead-ends in the game, your spaceship <text:s/>scrolls backwards when you keep pressing the down key.****A typical Bitmap Brothers smash, the game is also famous for its soundtrack by British electronica group Bomb The Bass.</text:p>
          </table:table-cell>
          <table:table-cell table:formula="of:=CONCATENATE(&quot;&lt;game name=&quot;;CHAR(34);[.A568];CHAR(34);&quot;&gt; &lt;year&gt;&quot;;[.B568];&quot;&lt;/year&gt; &lt;rating&gt;&quot;;[.C568];&quot;&lt;/rating&gt; &lt;title&gt;&quot;;[.D568];&quot;&lt;/title&gt; &lt;pub&gt;&quot;;[.E568];&quot;&lt;/pub&gt; &lt;dev&gt;&quot;;[.F568];&quot;&lt;/dev&gt; &lt;genre&gt;&quot;;[.G568];&quot;&lt;/genre&gt; &lt;score&gt;&quot;;[.H568];&quot;&lt;/score&gt; &lt;player&gt;&quot;;[.I568];&quot;&lt;/player&gt; &lt;story&gt;&quot;;[.J568];&quot;&lt;/story&gt; &lt;/game&gt;&quot;)" office:value-type="string" office:string-value="&lt;game name=&quot;Xenon 2 - Megablast (USA, Europe)&quot;&gt; &lt;year&gt;1992&lt;/year&gt; &lt;rating&gt;ESRB - E (Everyone)&lt;/rating&gt; &lt;title&gt;Xenon 2 - Megablast &lt;/title&gt; &lt;pub&gt;Mindscape, Inc.&lt;/pub&gt; &lt;dev&gt;Bitmap Brothers, The&lt;/dev&gt; &lt;genre&gt;Shoot-'Em-Up&lt;/genre&gt; &lt;score&gt;2.7&lt;/score&gt; &lt;player&gt;1-2 Players&lt;/player&gt; &lt;story&gt;Xenon 2: Megablast is vertically scrolling space shooter, in which you have to pass several levels, filled with waves of enemies, that all end with a level boss creature. Each group of enemies you destroy grants you a cash reward and every once in a while you enter Colin's Bargain Basement, where you can use this cash to purchase upgrades for your ship like better weapons, speed &amp; health upgrades etc. Some upgrades can also be picked up during the levels.****The first part of the game has an organic feel to it, while the second part of the game features mechanical enemies. As there are some maze-like sections with dead-ends in the game, your spaceship  scrolls backwards when you keep pressing the down key.****A typical Bitmap Brothers smash, the game is also famous for its soundtrack by British electronica group Bomb The Bass.&lt;/story&gt; &lt;/game&gt;">
            <text:p>&lt;game name="Xenon 2 - Megablast (USA, Europe)"&gt; &lt;year&gt;1992&lt;/year&gt; &lt;rating&gt;ESRB - E (Everyone)&lt;/rating&gt; &lt;title&gt;Xenon 2 - Megablast &lt;/title&gt; &lt;pub&gt;Mindscape, Inc.&lt;/pub&gt; &lt;dev&gt;Bitmap Brothers, The&lt;/dev&gt; &lt;genre&gt;Shoot-'Em-Up&lt;/genre&gt; &lt;score&gt;2.7&lt;/score&gt; &lt;player&gt;1-2 Players&lt;/player&gt; &lt;story&gt;Xenon 2: Megablast is vertically scrolling space shooter, in which you have to pass several levels, filled with waves of enemies, that all end with a level boss creature. Each group of enemies you destroy grants you a cash reward and every once in a while you enter Colin's Bargain Basement, where you can use this cash to purchase upgrades for your ship like better weapons, speed &amp; health upgrades etc. Some upgrades can also be picked up during the levels.****The first part of the game has an organic feel to it, while the second part of the game features mechanical enemies. As there are some maze-like sections with dead-ends in the game, your spaceship <text:s/>scrolls backwards when you keep pressing the down key.****A typical Bitmap Brothers smash, the game is also famous for its soundtrack by British electronica group Bomb The Bass.&lt;/story&gt; &lt;/game&gt;</text:p>
          </table:table-cell>
        </table:table-row>
        <table:table-row table:style-name="ro1">
          <table:table-cell office:value-type="string">
            <text:p>XVII Olympic Winter Games, The - Lillehammer 1994 (USA)</text:p>
          </table:table-cell>
          <table:table-cell office:value-type="float" office:value="1994">
            <text:p>1994</text:p>
          </table:table-cell>
          <table:table-cell office:value-type="string">
            <text:p>ESRB - E (Everyone)</text:p>
          </table:table-cell>
          <table:table-cell office:value-type="string">
            <text:p>XVII Olympic Winter Games, The - Lillehammer 1994 </text:p>
          </table:table-cell>
          <table:table-cell office:value-type="string">
            <text:p>U.S. Gold</text:p>
          </table:table-cell>
          <table:table-cell office:value-type="string">
            <text:p>Unexpected Development</text:p>
          </table:table-cell>
          <table:table-cell office:value-type="string">
            <text:p>Sports/Olympic</text:p>
          </table:table-cell>
          <table:table-cell office:value-type="string">
            <text:p>3.5</text:p>
          </table:table-cell>
          <table:table-cell office:value-type="string">
            <text:p>1 Player</text:p>
          </table:table-cell>
          <table:table-cell office:value-type="string">
            <text:p>This is the officially licensed game for the Winter Olympics tournament of 1994 in Lillehammer, Norway. The player can practice in any event before the tournament. The game offers multiple modes with different events:****1. Full Olympics**All Downhill**No Downhill**First Half**Last Half****This version is different from the PC and console versions in how the events are graphically displayed and the various options that can be set for events (such as length).****Simulated are seven different types of sports: downhill skiing, biathlon, ski jumping, bob-sleighing, downhill slalom skiing, speed ice skating and aerial skiing. ****The events are presented in an isometric or side-scrolling view with the exception of bob-sleighing which uses an third person 3D view from just behind the sleigh.</text:p>
          </table:table-cell>
          <table:table-cell table:formula="of:=CONCATENATE(&quot;&lt;game name=&quot;;CHAR(34);[.A569];CHAR(34);&quot;&gt; &lt;year&gt;&quot;;[.B569];&quot;&lt;/year&gt; &lt;rating&gt;&quot;;[.C569];&quot;&lt;/rating&gt; &lt;title&gt;&quot;;[.D569];&quot;&lt;/title&gt; &lt;pub&gt;&quot;;[.E569];&quot;&lt;/pub&gt; &lt;dev&gt;&quot;;[.F569];&quot;&lt;/dev&gt; &lt;genre&gt;&quot;;[.G569];&quot;&lt;/genre&gt; &lt;score&gt;&quot;;[.H569];&quot;&lt;/score&gt; &lt;player&gt;&quot;;[.I569];&quot;&lt;/player&gt; &lt;story&gt;&quot;;[.J569];&quot;&lt;/story&gt; &lt;/game&gt;&quot;)" office:value-type="string" office:string-value="&lt;game name=&quot;XVII Olympic Winter Games, The - Lillehammer 1994 (USA)&quot;&gt; &lt;year&gt;1994&lt;/year&gt; &lt;rating&gt;ESRB - E (Everyone)&lt;/rating&gt; &lt;title&gt;XVII Olympic Winter Games, The - Lillehammer 1994 &lt;/title&gt; &lt;pub&gt;U.S. Gold&lt;/pub&gt; &lt;dev&gt;Unexpected Development&lt;/dev&gt; &lt;genre&gt;Sports/Olympic&lt;/genre&gt; &lt;score&gt;3.5&lt;/score&gt; &lt;player&gt;1 Player&lt;/player&gt; &lt;story&gt;This is the officially licensed game for the Winter Olympics tournament of 1994 in Lillehammer, Norway. The player can practice in any event before the tournament. The game offers multiple modes with different events:****1. Full Olympics**All Downhill**No Downhill**First Half**Last Half****This version is different from the PC and console versions in how the events are graphically displayed and the various options that can be set for events (such as length).****Simulated are seven different types of sports: downhill skiing, biathlon, ski jumping, bob-sleighing, downhill slalom skiing, speed ice skating and aerial skiing. ****The events are presented in an isometric or side-scrolling view with the exception of bob-sleighing which uses an third person 3D view from just behind the sleigh.&lt;/story&gt; &lt;/game&gt;">
            <text:p>&lt;game name="XVII Olympic Winter Games, The - Lillehammer 1994 (USA)"&gt; &lt;year&gt;1994&lt;/year&gt; &lt;rating&gt;ESRB - E (Everyone)&lt;/rating&gt; &lt;title&gt;XVII Olympic Winter Games, The - Lillehammer 1994 &lt;/title&gt; &lt;pub&gt;U.S. Gold&lt;/pub&gt; &lt;dev&gt;Unexpected Development&lt;/dev&gt; &lt;genre&gt;Sports/Olympic&lt;/genre&gt; &lt;score&gt;3.5&lt;/score&gt; &lt;player&gt;1 Player&lt;/player&gt; &lt;story&gt;This is the officially licensed game for the Winter Olympics tournament of 1994 in Lillehammer, Norway. The player can practice in any event before the tournament. The game offers multiple modes with different events:****1. Full Olympics**All Downhill**No Downhill**First Half**Last Half****This version is different from the PC and console versions in how the events are graphically displayed and the various options that can be set for events (such as length).****Simulated are seven different types of sports: downhill skiing, biathlon, ski jumping, bob-sleighing, downhill slalom skiing, speed ice skating and aerial skiing. ****The events are presented in an isometric or side-scrolling view with the exception of bob-sleighing which uses an third person 3D view from just behind the sleigh.&lt;/story&gt; &lt;/game&gt;</text:p>
          </table:table-cell>
        </table:table-row>
        <table:table-row table:style-name="ro1">
          <table:table-cell office:value-type="string">
            <text:p>Yogi Bear in Yogi Bear's Goldrush (USA)</text:p>
          </table:table-cell>
          <table:table-cell office:value-type="float" office:value="1994">
            <text:p>1994</text:p>
          </table:table-cell>
          <table:table-cell office:value-type="string">
            <text:p>ESRB - E (Everyone)</text:p>
          </table:table-cell>
          <table:table-cell office:value-type="string">
            <text:p>Yogi Bear in Yogi Bear's Goldrush </text:p>
          </table:table-cell>
          <table:table-cell office:value-type="string">
            <text:p>GameTek, Inc.</text:p>
          </table:table-cell>
          <table:table-cell office:value-type="string">
            <text:p>Twilight</text:p>
          </table:table-cell>
          <table:table-cell office:value-type="string">
            <text:p>Platform</text:p>
          </table:table-cell>
          <table:table-cell office:value-type="string">
            <text:p>3.2</text:p>
          </table:table-cell>
          <table:table-cell office:value-type="string">
            <text:p>1 Player</text:p>
          </table:table-cell>
          <table:table-cell office:value-type="string">
            <text:p>Jellystone National Park is in trouble and it is up to Yogi Bear to save the day. <text:s/>The money needed to keep the park up and running for the winter has been stolen by an evil ghost named Jake, determined to shut down the park and has hidden them in 12 safes throughout the park. <text:s/>The player must travel to six different locations to locate these safes (a forest, a pirate ship, the big city, an underground cavern, the old west and a final showdown with Jake).****The gameplay is fairly simply, using Yogi the player can travel from left to right and right to left on the screen and to kill certain enemies they must jump on them. <text:s/>Some enemies, however, can't be killed and must be avoided since Yogi has no weapons to harm them and avoid various pitfalls and hazards as well.****There are no true power-ups, instead there are picnic baskets scattered throughout the stage that when the player picks up a 100 of them will get an extra life. <text:s/>Likewise, there are icons labeled "1-UP" that will give the player and can pick items to refill their health. <text:s/>There are also hidden doors and areas that the player must find in order to locate the various safes. <text:s/>When the player enters these safes they must collect the 25 gold coins to get a bar of gold, collecting 12 of these gold bars will give Yogi the money needed to win the game.</text:p>
          </table:table-cell>
          <table:table-cell table:formula="of:=CONCATENATE(&quot;&lt;game name=&quot;;CHAR(34);[.A570];CHAR(34);&quot;&gt; &lt;year&gt;&quot;;[.B570];&quot;&lt;/year&gt; &lt;rating&gt;&quot;;[.C570];&quot;&lt;/rating&gt; &lt;title&gt;&quot;;[.D570];&quot;&lt;/title&gt; &lt;pub&gt;&quot;;[.E570];&quot;&lt;/pub&gt; &lt;dev&gt;&quot;;[.F570];&quot;&lt;/dev&gt; &lt;genre&gt;&quot;;[.G570];&quot;&lt;/genre&gt; &lt;score&gt;&quot;;[.H570];&quot;&lt;/score&gt; &lt;player&gt;&quot;;[.I570];&quot;&lt;/player&gt; &lt;story&gt;&quot;;[.J570];&quot;&lt;/story&gt; &lt;/game&gt;&quot;)" office:value-type="string" office:string-value="&lt;game name=&quot;Yogi Bear in Yogi Bear's Goldrush (USA)&quot;&gt; &lt;year&gt;1994&lt;/year&gt; &lt;rating&gt;ESRB - E (Everyone)&lt;/rating&gt; &lt;title&gt;Yogi Bear in Yogi Bear's Goldrush &lt;/title&gt; &lt;pub&gt;GameTek, Inc.&lt;/pub&gt; &lt;dev&gt;Twilight&lt;/dev&gt; &lt;genre&gt;Platform&lt;/genre&gt; &lt;score&gt;3.2&lt;/score&gt; &lt;player&gt;1 Player&lt;/player&gt; &lt;story&gt;Jellystone National Park is in trouble and it is up to Yogi Bear to save the day.  The money needed to keep the park up and running for the winter has been stolen by an evil ghost named Jake, determined to shut down the park and has hidden them in 12 safes throughout the park.  The player must travel to six different locations to locate these safes (a forest, a pirate ship, the big city, an underground cavern, the old west and a final showdown with Jake).****The gameplay is fairly simply, using Yogi the player can travel from left to right and right to left on the screen and to kill certain enemies they must jump on them.  Some enemies, however, can't be killed and must be avoided since Yogi has no weapons to harm them and avoid various pitfalls and hazards as well.****There are no true power-ups, instead there are picnic baskets scattered throughout the stage that when the player picks up a 100 of them will get an extra life.  Likewise, there are icons labeled &quot;1-UP&quot; that will give the player and can pick items to refill their health.  There are also hidden doors and areas that the player must find in order to locate the various safes.  When the player enters these safes they must collect the 25 gold coins to get a bar of gold, collecting 12 of these gold bars will give Yogi the money needed to win the game.&lt;/story&gt; &lt;/game&gt;">
            <text:p>&lt;game name="Yogi Bear in Yogi Bear's Goldrush (USA)"&gt; &lt;year&gt;1994&lt;/year&gt; &lt;rating&gt;ESRB - E (Everyone)&lt;/rating&gt; &lt;title&gt;Yogi Bear in Yogi Bear's Goldrush &lt;/title&gt; &lt;pub&gt;GameTek, Inc.&lt;/pub&gt; &lt;dev&gt;Twilight&lt;/dev&gt; &lt;genre&gt;Platform&lt;/genre&gt; &lt;score&gt;3.2&lt;/score&gt; &lt;player&gt;1 Player&lt;/player&gt; &lt;story&gt;Jellystone National Park is in trouble and it is up to Yogi Bear to save the day. <text:s/>The money needed to keep the park up and running for the winter has been stolen by an evil ghost named Jake, determined to shut down the park and has hidden them in 12 safes throughout the park. <text:s/>The player must travel to six different locations to locate these safes (a forest, a pirate ship, the big city, an underground cavern, the old west and a final showdown with Jake).****The gameplay is fairly simply, using Yogi the player can travel from left to right and right to left on the screen and to kill certain enemies they must jump on them. <text:s/>Some enemies, however, can't be killed and must be avoided since Yogi has no weapons to harm them and avoid various pitfalls and hazards as well.****There are no true power-ups, instead there are picnic baskets scattered throughout the stage that when the player picks up a 100 of them will get an extra life. <text:s/>Likewise, there are icons labeled "1-UP" that will give the player and can pick items to refill their health. <text:s/>There are also hidden doors and areas that the player must find in order to locate the various safes. <text:s/>When the player enters these safes they must collect the 25 gold coins to get a bar of gold, collecting 12 of these gold bars will give Yogi the money needed to win the game.&lt;/story&gt; &lt;/game&gt;</text:p>
          </table:table-cell>
        </table:table-row>
        <table:table-row table:style-name="ro1">
          <table:table-cell office:value-type="string">
            <text:p>Yoshi (USA)</text:p>
          </table:table-cell>
          <table:table-cell office:value-type="float" office:value="1992">
            <text:p>1992</text:p>
          </table:table-cell>
          <table:table-cell office:value-type="string">
            <text:p>ESRB - E (Everyone)</text:p>
          </table:table-cell>
          <table:table-cell office:value-type="string">
            <text:p>Yoshi </text:p>
          </table:table-cell>
          <table:table-cell office:value-type="string">
            <text:p>Nintendo Co., Ltd.</text:p>
          </table:table-cell>
          <table:table-cell office:value-type="string">
            <text:p>Game Freak, Inc.</text:p>
          </table:table-cell>
          <table:table-cell office:value-type="string">
            <text:p>Puzzle</text:p>
          </table:table-cell>
          <table:table-cell office:value-type="string">
            <text:p>3.3</text:p>
          </table:table-cell>
          <table:table-cell office:value-type="string">
            <text:p>1-2 Players</text:p>
          </table:table-cell>
          <table:table-cell office:value-type="string">
            <text:p>You have to help Mario cope with falling Goombas, Bloopers, Boo Buddies, and Piranha Plants. As they fall, catch them on trays. Switch and shuffle them to save the day. Stack two of a kind and they both disappear. Or capture a whole bunch between two eggshell halves. A different kind of Yoshi will appear depending on how many enemies are between the eggshell halves. There is a password feature to save your progress.</text:p>
          </table:table-cell>
          <table:table-cell table:formula="of:=CONCATENATE(&quot;&lt;game name=&quot;;CHAR(34);[.A571];CHAR(34);&quot;&gt; &lt;year&gt;&quot;;[.B571];&quot;&lt;/year&gt; &lt;rating&gt;&quot;;[.C571];&quot;&lt;/rating&gt; &lt;title&gt;&quot;;[.D571];&quot;&lt;/title&gt; &lt;pub&gt;&quot;;[.E571];&quot;&lt;/pub&gt; &lt;dev&gt;&quot;;[.F571];&quot;&lt;/dev&gt; &lt;genre&gt;&quot;;[.G571];&quot;&lt;/genre&gt; &lt;score&gt;&quot;;[.H571];&quot;&lt;/score&gt; &lt;player&gt;&quot;;[.I571];&quot;&lt;/player&gt; &lt;story&gt;&quot;;[.J571];&quot;&lt;/story&gt; &lt;/game&gt;&quot;)" office:value-type="string" office:string-value="&lt;game name=&quot;Yoshi (USA)&quot;&gt; &lt;year&gt;1992&lt;/year&gt; &lt;rating&gt;ESRB - E (Everyone)&lt;/rating&gt; &lt;title&gt;Yoshi &lt;/title&gt; &lt;pub&gt;Nintendo Co., Ltd.&lt;/pub&gt; &lt;dev&gt;Game Freak, Inc.&lt;/dev&gt; &lt;genre&gt;Puzzle&lt;/genre&gt; &lt;score&gt;3.3&lt;/score&gt; &lt;player&gt;1-2 Players&lt;/player&gt; &lt;story&gt;You have to help Mario cope with falling Goombas, Bloopers, Boo Buddies, and Piranha Plants. As they fall, catch them on trays. Switch and shuffle them to save the day. Stack two of a kind and they both disappear. Or capture a whole bunch between two eggshell halves. A different kind of Yoshi will appear depending on how many enemies are between the eggshell halves. There is a password feature to save your progress.&lt;/story&gt; &lt;/game&gt;">
            <text:p>&lt;game name="Yoshi (USA)"&gt; &lt;year&gt;1992&lt;/year&gt; &lt;rating&gt;ESRB - E (Everyone)&lt;/rating&gt; &lt;title&gt;Yoshi &lt;/title&gt; &lt;pub&gt;Nintendo Co., Ltd.&lt;/pub&gt; &lt;dev&gt;Game Freak, Inc.&lt;/dev&gt; &lt;genre&gt;Puzzle&lt;/genre&gt; &lt;score&gt;3.3&lt;/score&gt; &lt;player&gt;1-2 Players&lt;/player&gt; &lt;story&gt;You have to help Mario cope with falling Goombas, Bloopers, Boo Buddies, and Piranha Plants. As they fall, catch them on trays. Switch and shuffle them to save the day. Stack two of a kind and they both disappear. Or capture a whole bunch between two eggshell halves. A different kind of Yoshi will appear depending on how many enemies are between the eggshell halves. There is a password feature to save your progress.&lt;/story&gt; &lt;/game&gt;</text:p>
          </table:table-cell>
        </table:table-row>
        <table:table-row table:style-name="ro1">
          <table:table-cell office:value-type="string">
            <text:p>Yoshi's Cookie (USA, Europe)</text:p>
          </table:table-cell>
          <table:table-cell office:value-type="float" office:value="1993">
            <text:p>1993</text:p>
          </table:table-cell>
          <table:table-cell office:value-type="string">
            <text:p>ESRB - E (Everyone)</text:p>
          </table:table-cell>
          <table:table-cell office:value-type="string">
            <text:p>Yoshi's Cookie </text:p>
          </table:table-cell>
          <table:table-cell office:value-type="string">
            <text:p>Nintendo Co., Ltd.</text:p>
          </table:table-cell>
          <table:table-cell office:value-type="string">
            <text:p>Tose Co., Ltd.</text:p>
          </table:table-cell>
          <table:table-cell office:value-type="string">
            <text:p>Puzzle</text:p>
          </table:table-cell>
          <table:table-cell office:value-type="string">
            <text:p>3.6</text:p>
          </table:table-cell>
          <table:table-cell office:value-type="string">
            <text:p>1-4 Players</text:p>
          </table:table-cell>
          <table:table-cell office:value-type="string">
            <text:p>Yoshi's Cookie is a fast-paced puzzle game that can be enjoyed by everyone as it is easy to play, but challenging to complete. To play, you move the randomly placed cookies into rows and columns of cookies with similar patterns. When you successfully assemble a row or column of the same cookies, the line will disappear, and you can begin on a new row or column. The "Yoshi" cookie is very special in both the 1-player and the 2-player game. Since the Yoshi Cookie is the key to both games, you must use it wisely.</text:p>
          </table:table-cell>
          <table:table-cell table:formula="of:=CONCATENATE(&quot;&lt;game name=&quot;;CHAR(34);[.A572];CHAR(34);&quot;&gt; &lt;year&gt;&quot;;[.B572];&quot;&lt;/year&gt; &lt;rating&gt;&quot;;[.C572];&quot;&lt;/rating&gt; &lt;title&gt;&quot;;[.D572];&quot;&lt;/title&gt; &lt;pub&gt;&quot;;[.E572];&quot;&lt;/pub&gt; &lt;dev&gt;&quot;;[.F572];&quot;&lt;/dev&gt; &lt;genre&gt;&quot;;[.G572];&quot;&lt;/genre&gt; &lt;score&gt;&quot;;[.H572];&quot;&lt;/score&gt; &lt;player&gt;&quot;;[.I572];&quot;&lt;/player&gt; &lt;story&gt;&quot;;[.J572];&quot;&lt;/story&gt; &lt;/game&gt;&quot;)" office:value-type="string" office:string-value="&lt;game name=&quot;Yoshi's Cookie (USA, Europe)&quot;&gt; &lt;year&gt;1993&lt;/year&gt; &lt;rating&gt;ESRB - E (Everyone)&lt;/rating&gt; &lt;title&gt;Yoshi's Cookie &lt;/title&gt; &lt;pub&gt;Nintendo Co., Ltd.&lt;/pub&gt; &lt;dev&gt;Tose Co., Ltd.&lt;/dev&gt; &lt;genre&gt;Puzzle&lt;/genre&gt; &lt;score&gt;3.6&lt;/score&gt; &lt;player&gt;1-4 Players&lt;/player&gt; &lt;story&gt;Yoshi's Cookie is a fast-paced puzzle game that can be enjoyed by everyone as it is easy to play, but challenging to complete. To play, you move the randomly placed cookies into rows and columns of cookies with similar patterns. When you successfully assemble a row or column of the same cookies, the line will disappear, and you can begin on a new row or column. The &quot;Yoshi&quot; cookie is very special in both the 1-player and the 2-player game. Since the Yoshi Cookie is the key to both games, you must use it wisely.&lt;/story&gt; &lt;/game&gt;">
            <text:p>&lt;game name="Yoshi's Cookie (USA, Europe)"&gt; &lt;year&gt;1993&lt;/year&gt; &lt;rating&gt;ESRB - E (Everyone)&lt;/rating&gt; &lt;title&gt;Yoshi's Cookie &lt;/title&gt; &lt;pub&gt;Nintendo Co., Ltd.&lt;/pub&gt; &lt;dev&gt;Tose Co., Ltd.&lt;/dev&gt; &lt;genre&gt;Puzzle&lt;/genre&gt; &lt;score&gt;3.6&lt;/score&gt; &lt;player&gt;1-4 Players&lt;/player&gt; &lt;story&gt;Yoshi's Cookie is a fast-paced puzzle game that can be enjoyed by everyone as it is easy to play, but challenging to complete. To play, you move the randomly placed cookies into rows and columns of cookies with similar patterns. When you successfully assemble a row or column of the same cookies, the line will disappear, and you can begin on a new row or column. The "Yoshi" cookie is very special in both the 1-player and the 2-player game. Since the Yoshi Cookie is the key to both games, you must use it wisely.&lt;/story&gt; &lt;/game&gt;</text:p>
          </table:table-cell>
        </table:table-row>
        <table:table-row table:style-name="ro1">
          <table:table-cell office:value-type="string">
            <text:p>Zen - Intergalactic Ninja (USA)</text:p>
          </table:table-cell>
          <table:table-cell office:value-type="float" office:value="1993">
            <text:p>1993</text:p>
          </table:table-cell>
          <table:table-cell office:value-type="string">
            <text:p>ESRB - E (Everyone)</text:p>
          </table:table-cell>
          <table:table-cell office:value-type="string">
            <text:p>Zen - Intergalactic Ninja </text:p>
          </table:table-cell>
          <table:table-cell table:number-columns-repeated="2" office:value-type="string">
            <text:p>Konami Co., Ltd.</text:p>
          </table:table-cell>
          <table:table-cell office:value-type="string">
            <text:p>Platform</text:p>
          </table:table-cell>
          <table:table-cell office:value-type="string">
            <text:p>3.2</text:p>
          </table:table-cell>
          <table:table-cell office:value-type="string">
            <text:p>1 Player</text:p>
          </table:table-cell>
          <table:table-cell office:value-type="string">
            <text:p>Lord Contaminous is trying to destroy the Earth, so it's up to Zen, the intergalactic ninja, to save the day.****Gameplay consists of Zen going through various stages in order to defeat Lord Contaminous. The stages include the oil, smog, dust, and dam areas. These stages can be tackled in any order, before the final stage opens up.****Zen comes equipped with a photon stick he uses to defeat his enemies. He also has the ability to do a slide maneuver as well as a jumping kick. There are also items scattered throughout the stages such as one that can give Zen temporary invincibility or another that can refill a bit of Zen's depleted energy bar.</text:p>
          </table:table-cell>
          <table:table-cell table:formula="of:=CONCATENATE(&quot;&lt;game name=&quot;;CHAR(34);[.A573];CHAR(34);&quot;&gt; &lt;year&gt;&quot;;[.B573];&quot;&lt;/year&gt; &lt;rating&gt;&quot;;[.C573];&quot;&lt;/rating&gt; &lt;title&gt;&quot;;[.D573];&quot;&lt;/title&gt; &lt;pub&gt;&quot;;[.E573];&quot;&lt;/pub&gt; &lt;dev&gt;&quot;;[.F573];&quot;&lt;/dev&gt; &lt;genre&gt;&quot;;[.G573];&quot;&lt;/genre&gt; &lt;score&gt;&quot;;[.H573];&quot;&lt;/score&gt; &lt;player&gt;&quot;;[.I573];&quot;&lt;/player&gt; &lt;story&gt;&quot;;[.J573];&quot;&lt;/story&gt; &lt;/game&gt;&quot;)" office:value-type="string" office:string-value="&lt;game name=&quot;Zen - Intergalactic Ninja (USA)&quot;&gt; &lt;year&gt;1993&lt;/year&gt; &lt;rating&gt;ESRB - E (Everyone)&lt;/rating&gt; &lt;title&gt;Zen - Intergalactic Ninja &lt;/title&gt; &lt;pub&gt;Konami Co., Ltd.&lt;/pub&gt; &lt;dev&gt;Konami Co., Ltd.&lt;/dev&gt; &lt;genre&gt;Platform&lt;/genre&gt; &lt;score&gt;3.2&lt;/score&gt; &lt;player&gt;1 Player&lt;/player&gt; &lt;story&gt;Lord Contaminous is trying to destroy the Earth, so it's up to Zen, the intergalactic ninja, to save the day.****Gameplay consists of Zen going through various stages in order to defeat Lord Contaminous. The stages include the oil, smog, dust, and dam areas. These stages can be tackled in any order, before the final stage opens up.****Zen comes equipped with a photon stick he uses to defeat his enemies. He also has the ability to do a slide maneuver as well as a jumping kick. There are also items scattered throughout the stages such as one that can give Zen temporary invincibility or another that can refill a bit of Zen's depleted energy bar.&lt;/story&gt; &lt;/game&gt;">
            <text:p>&lt;game name="Zen - Intergalactic Ninja (USA)"&gt; &lt;year&gt;1993&lt;/year&gt; &lt;rating&gt;ESRB - E (Everyone)&lt;/rating&gt; &lt;title&gt;Zen - Intergalactic Ninja &lt;/title&gt; &lt;pub&gt;Konami Co., Ltd.&lt;/pub&gt; &lt;dev&gt;Konami Co., Ltd.&lt;/dev&gt; &lt;genre&gt;Platform&lt;/genre&gt; &lt;score&gt;3.2&lt;/score&gt; &lt;player&gt;1 Player&lt;/player&gt; &lt;story&gt;Lord Contaminous is trying to destroy the Earth, so it's up to Zen, the intergalactic ninja, to save the day.****Gameplay consists of Zen going through various stages in order to defeat Lord Contaminous. The stages include the oil, smog, dust, and dam areas. These stages can be tackled in any order, before the final stage opens up.****Zen comes equipped with a photon stick he uses to defeat his enemies. He also has the ability to do a slide maneuver as well as a jumping kick. There are also items scattered throughout the stages such as one that can give Zen temporary invincibility or another that can refill a bit of Zen's depleted energy bar.&lt;/story&gt; &lt;/game&gt;</text:p>
          </table:table-cell>
        </table:table-row>
        <table:table-row table:style-name="ro1">
          <table:table-cell office:value-type="string">
            <text:p>Zool (USA)</text:p>
          </table:table-cell>
          <table:table-cell office:value-type="float" office:value="1993">
            <text:p>1993</text:p>
          </table:table-cell>
          <table:table-cell office:value-type="string">
            <text:p>ESRB - E (Everyone)</text:p>
          </table:table-cell>
          <table:table-cell office:value-type="string">
            <text:p>Zool </text:p>
          </table:table-cell>
          <table:table-cell office:value-type="string">
            <text:p>GameTek, Inc.</text:p>
          </table:table-cell>
          <table:table-cell office:value-type="string">
            <text:p>Gremlin Graphics Software Ltd.</text:p>
          </table:table-cell>
          <table:table-cell office:value-type="string">
            <text:p>Platform</text:p>
          </table:table-cell>
          <table:table-cell office:value-type="string">
            <text:p>3.2</text:p>
          </table:table-cell>
          <table:table-cell office:value-type="string">
            <text:p>1 Player</text:p>
          </table:table-cell>
          <table:table-cell office:value-type="string">
            <text:p>His name is Zool. He is a Ninja in the 2345th dimension, 6 worlds each with 3 stages. ****In this platformer, you can run, jump, climb walls and shoot the enemies. In the levels are also some power-ups for Zool. There are life-spending hearts, smart bombs, shields, more powerful jump-skill and a twin Zool. This "twin" makes all your motions a few seconds after you do.****In the options you can change the difficulty and the game-speed two times, the continues and the background music (Rock or Funk).</text:p>
          </table:table-cell>
          <table:table-cell table:formula="of:=CONCATENATE(&quot;&lt;game name=&quot;;CHAR(34);[.A574];CHAR(34);&quot;&gt; &lt;year&gt;&quot;;[.B574];&quot;&lt;/year&gt; &lt;rating&gt;&quot;;[.C574];&quot;&lt;/rating&gt; &lt;title&gt;&quot;;[.D574];&quot;&lt;/title&gt; &lt;pub&gt;&quot;;[.E574];&quot;&lt;/pub&gt; &lt;dev&gt;&quot;;[.F574];&quot;&lt;/dev&gt; &lt;genre&gt;&quot;;[.G574];&quot;&lt;/genre&gt; &lt;score&gt;&quot;;[.H574];&quot;&lt;/score&gt; &lt;player&gt;&quot;;[.I574];&quot;&lt;/player&gt; &lt;story&gt;&quot;;[.J574];&quot;&lt;/story&gt; &lt;/game&gt;&quot;)" office:value-type="string" office:string-value="&lt;game name=&quot;Zool (USA)&quot;&gt; &lt;year&gt;1993&lt;/year&gt; &lt;rating&gt;ESRB - E (Everyone)&lt;/rating&gt; &lt;title&gt;Zool &lt;/title&gt; &lt;pub&gt;GameTek, Inc.&lt;/pub&gt; &lt;dev&gt;Gremlin Graphics Software Ltd.&lt;/dev&gt; &lt;genre&gt;Platform&lt;/genre&gt; &lt;score&gt;3.2&lt;/score&gt; &lt;player&gt;1 Player&lt;/player&gt; &lt;story&gt;His name is Zool. He is a Ninja in the 2345th dimension, 6 worlds each with 3 stages. ****In this platformer, you can run, jump, climb walls and shoot the enemies. In the levels are also some power-ups for Zool. There are life-spending hearts, smart bombs, shields, more powerful jump-skill and a twin Zool. This &quot;twin&quot; makes all your motions a few seconds after you do.****In the options you can change the difficulty and the game-speed two times, the continues and the background music (Rock or Funk).&lt;/story&gt; &lt;/game&gt;">
            <text:p>&lt;game name="Zool (USA)"&gt; &lt;year&gt;1993&lt;/year&gt; &lt;rating&gt;ESRB - E (Everyone)&lt;/rating&gt; &lt;title&gt;Zool &lt;/title&gt; &lt;pub&gt;GameTek, Inc.&lt;/pub&gt; &lt;dev&gt;Gremlin Graphics Software Ltd.&lt;/dev&gt; &lt;genre&gt;Platform&lt;/genre&gt; &lt;score&gt;3.2&lt;/score&gt; &lt;player&gt;1 Player&lt;/player&gt; &lt;story&gt;His name is Zool. He is a Ninja in the 2345th dimension, 6 worlds each with 3 stages. ****In this platformer, you can run, jump, climb walls and shoot the enemies. In the levels are also some power-ups for Zool. There are life-spending hearts, smart bombs, shields, more powerful jump-skill and a twin Zool. This "twin" makes all your motions a few seconds after you do.****In the options you can change the difficulty and the game-speed two times, the continues and the background music (Rock or Funk).&lt;/story&gt; &lt;/game&gt;</text:p>
          </table:table-cell>
        </table:table-row>
        <table:table-row table:style-name="ro1">
          <table:table-cell office:value-type="string">
            <text:p>Zoop (USA, Europe)</text:p>
          </table:table-cell>
          <table:table-cell office:value-type="float" office:value="1995">
            <text:p>1995</text:p>
          </table:table-cell>
          <table:table-cell office:value-type="string">
            <text:p>ESRB - E (Everyone)</text:p>
          </table:table-cell>
          <table:table-cell office:value-type="string">
            <text:p>Zoop </text:p>
          </table:table-cell>
          <table:table-cell office:value-type="string">
            <text:p>Viacom New Media</text:p>
          </table:table-cell>
          <table:table-cell office:value-type="string">
            <text:p>Hookstone Ltd.</text:p>
          </table:table-cell>
          <table:table-cell office:value-type="string">
            <text:p>Puzzle</text:p>
          </table:table-cell>
          <table:table-cell office:value-type="string">
            <text:p>3.2</text:p>
          </table:table-cell>
          <table:table-cell office:value-type="string">
            <text:p>1-2 Players</text:p>
          </table:table-cell>
          <table:table-cell office:value-type="string">
            <text:p>Fast-paced action-puzzle game where the player eliminates colored shapes that are approaching his alter ego, another colored shape, before they reach the top, ala Tetris.****In order to eliminate the other shapes, you must point your piece at it and 'fire'. If the shape is the same color as your piece, the shape is eliminated, as well as all of the shapes of the same color behind it, until your piece hits a piece of a different color. If the shape is of a different color, or it is hit when collecting a line of similar shapes, your piece exchanges colors with the shape.</text:p>
          </table:table-cell>
          <table:table-cell table:formula="of:=CONCATENATE(&quot;&lt;game name=&quot;;CHAR(34);[.A575];CHAR(34);&quot;&gt; &lt;year&gt;&quot;;[.B575];&quot;&lt;/year&gt; &lt;rating&gt;&quot;;[.C575];&quot;&lt;/rating&gt; &lt;title&gt;&quot;;[.D575];&quot;&lt;/title&gt; &lt;pub&gt;&quot;;[.E575];&quot;&lt;/pub&gt; &lt;dev&gt;&quot;;[.F575];&quot;&lt;/dev&gt; &lt;genre&gt;&quot;;[.G575];&quot;&lt;/genre&gt; &lt;score&gt;&quot;;[.H575];&quot;&lt;/score&gt; &lt;player&gt;&quot;;[.I575];&quot;&lt;/player&gt; &lt;story&gt;&quot;;[.J575];&quot;&lt;/story&gt; &lt;/game&gt;&quot;)" office:value-type="string" office:string-value="&lt;game name=&quot;Zoop (USA, Europe)&quot;&gt; &lt;year&gt;1995&lt;/year&gt; &lt;rating&gt;ESRB - E (Everyone)&lt;/rating&gt; &lt;title&gt;Zoop &lt;/title&gt; &lt;pub&gt;Viacom New Media&lt;/pub&gt; &lt;dev&gt;Hookstone Ltd.&lt;/dev&gt; &lt;genre&gt;Puzzle&lt;/genre&gt; &lt;score&gt;3.2&lt;/score&gt; &lt;player&gt;1-2 Players&lt;/player&gt; &lt;story&gt;Fast-paced action-puzzle game where the player eliminates colored shapes that are approaching his alter ego, another colored shape, before they reach the top, ala Tetris.****In order to eliminate the other shapes, you must point your piece at it and 'fire'. If the shape is the same color as your piece, the shape is eliminated, as well as all of the shapes of the same color behind it, until your piece hits a piece of a different color. If the shape is of a different color, or it is hit when collecting a line of similar shapes, your piece exchanges colors with the shape.&lt;/story&gt; &lt;/game&gt;">
            <text:p>&lt;game name="Zoop (USA, Europe)"&gt; &lt;year&gt;1995&lt;/year&gt; &lt;rating&gt;ESRB - E (Everyone)&lt;/rating&gt; &lt;title&gt;Zoop &lt;/title&gt; &lt;pub&gt;Viacom New Media&lt;/pub&gt; &lt;dev&gt;Hookstone Ltd.&lt;/dev&gt; &lt;genre&gt;Puzzle&lt;/genre&gt; &lt;score&gt;3.2&lt;/score&gt; &lt;player&gt;1-2 Players&lt;/player&gt; &lt;story&gt;Fast-paced action-puzzle game where the player eliminates colored shapes that are approaching his alter ego, another colored shape, before they reach the top, ala Tetris.****In order to eliminate the other shapes, you must point your piece at it and 'fire'. If the shape is the same color as your piece, the shape is eliminated, as well as all of the shapes of the same color behind it, until your piece hits a piece of a different color. If the shape is of a different color, or it is hit when collecting a line of similar shapes, your piece exchanges colors with the shape.&lt;/story&gt; &lt;/game&gt;</text:p>
          </table:table-cell>
        </table:table-row>
        <table:table-row table:style-name="ro1" table:number-rows-repeated="1048000">
          <table:table-cell table:number-columns-repeated="11"/>
        </table:table-row>
        <table:table-row table:style-name="ro1">
          <table:table-cell table:number-columns-repeated="11"/>
        </table:table-row>
      </table:table>
      <table:database-ranges>
        <table:database-range table:target-range-address="Sheet1.A1:Sheet1.AMI104857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3">23/03/2016</text:date>, <text:time>15:35: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23T15:35:44.02</dc:date>
    <meta:generator>OpenOffice/4.1.2$Win32 OpenOffice.org_project/412m3$Build-9782</meta:generator>
    <meta:editing-duration>PT10H35M24S</meta:editing-duration>
    <meta:editing-cycles>35</meta:editing-cycles>
    <meta:document-statistic meta:table-count="1" meta:cell-count="6325" meta:object-count="0"/>
  </office:meta>
</office:document-meta>
</file>